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 UI SemiCondensed Light" svg:font-family="'Noto Sans Devanagari UI SemiCondensed Light'" style:font-adornments="SemiCondensed Light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text-properties officeooo:rsid="03bb856d" officeooo:paragraph-rsid="03bb856d"/>
    </style:style>
    <style:style style:name="P2" style:family="paragraph" style:parent-style-name="Text_20_body">
      <style:paragraph-properties fo:text-align="center" style:justify-single-word="false"/>
      <style:text-properties officeooo:rsid="03bc5d48" officeooo:paragraph-rsid="03bc5d48"/>
    </style:style>
    <style:style style:name="P3" style:family="paragraph" style:parent-style-name="Text_20_body">
      <style:text-properties officeooo:rsid="03a83382" officeooo:paragraph-rsid="03aba2c5"/>
    </style:style>
    <style:style style:name="P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Text_20_body" style:list-style-name="L1">
      <style:text-properties officeooo:rsid="03a83382" officeooo:paragraph-rsid="03a83382"/>
    </style:style>
    <style:style style:name="P7" style:family="paragraph" style:parent-style-name="Math" style:list-style-name="L1">
      <style:paragraph-properties fo:text-align="center" style:justify-single-word="false"/>
    </style:style>
    <style:style style:name="P8" style:family="paragraph" style:parent-style-name="Text_20_body" style:list-style-name="L1">
      <style:text-properties officeooo:rsid="040a5740" officeooo:paragraph-rsid="040a5740"/>
    </style:style>
    <style:style style:name="P9" style:family="paragraph" style:parent-style-name="Text_20_body" style:list-style-name="L1">
      <style:text-properties officeooo:rsid="03a9b84a" officeooo:paragraph-rsid="03a9b84a"/>
    </style:style>
    <style:style style:name="P10" style:family="paragraph" style:parent-style-name="Text_20_body" style:list-style-name="L1">
      <style:text-properties officeooo:rsid="03a9b84a" officeooo:paragraph-rsid="040b024f"/>
    </style:style>
    <style:style style:name="P11" style:family="paragraph" style:parent-style-name="Heading_20_3">
      <style:text-properties officeooo:paragraph-rsid="03a7b792"/>
    </style:style>
    <style:style style:name="P12" style:family="paragraph" style:parent-style-name="Text_20_body" style:list-style-name="L2">
      <style:text-properties officeooo:rsid="03a83382" officeooo:paragraph-rsid="03a83382"/>
    </style:style>
    <style:style style:name="P13" style:family="paragraph" style:parent-style-name="Math" style:list-style-name="L2">
      <style:paragraph-properties fo:text-align="center" style:justify-single-word="false"/>
    </style:style>
    <style:style style:name="P14" style:family="paragraph" style:parent-style-name="Text_20_body" style:list-style-name="L2">
      <style:text-properties officeooo:rsid="03ab38d7" officeooo:paragraph-rsid="03ab38d7"/>
    </style:style>
    <style:style style:name="P15" style:family="paragraph" style:parent-style-name="Text_20_body" style:list-style-name="L2">
      <style:text-properties officeooo:rsid="03aba2c5" officeooo:paragraph-rsid="03aba2c5"/>
    </style:style>
    <style:style style:name="P16" style:family="paragraph" style:parent-style-name="Heading_20_2">
      <style:text-properties officeooo:paragraph-rsid="03a7b792"/>
    </style:style>
    <style:style style:name="P17" style:family="paragraph" style:parent-style-name="Text_20_body" style:list-style-name="L3">
      <style:text-properties officeooo:rsid="03aba2c5" officeooo:paragraph-rsid="03aba2c5"/>
    </style:style>
    <style:style style:name="P18" style:family="paragraph" style:parent-style-name="Math" style:list-style-name="L3">
      <style:paragraph-properties fo:text-align="center" style:justify-single-word="false"/>
    </style:style>
    <style:style style:name="P19" style:family="paragraph" style:parent-style-name="Text_20_body" style:list-style-name="L3">
      <style:text-properties officeooo:rsid="03abfb29" officeooo:paragraph-rsid="03e85e1b"/>
    </style:style>
    <style:style style:name="P20" style:family="paragraph" style:parent-style-name="Text_20_body" style:list-style-name="L3">
      <style:text-properties officeooo:rsid="03abfb29" officeooo:paragraph-rsid="03abfb29"/>
    </style:style>
    <style:style style:name="P21" style:family="paragraph" style:parent-style-name="Text_20_body" style:list-style-name="L3">
      <style:text-properties officeooo:rsid="03abfb29" officeooo:paragraph-rsid="03ad87d8"/>
    </style:style>
    <style:style style:name="P22" style:family="paragraph" style:parent-style-name="Text_20_body" style:list-style-name="L3">
      <style:text-properties officeooo:rsid="03ad87d8" officeooo:paragraph-rsid="03ad87d8"/>
    </style:style>
    <style:style style:name="P23" style:family="paragraph" style:parent-style-name="Text_20_body" style:list-style-name="L4">
      <style:text-properties officeooo:rsid="03af72d1" officeooo:paragraph-rsid="03af72d1"/>
    </style:style>
    <style:style style:name="P24" style:family="paragraph" style:parent-style-name="Math" style:list-style-name="L4">
      <style:paragraph-properties fo:text-align="center" style:justify-single-word="false"/>
    </style:style>
    <style:style style:name="P25" style:family="paragraph" style:parent-style-name="Text_20_body" style:list-style-name="L4">
      <style:text-properties officeooo:rsid="03af72d1" officeooo:paragraph-rsid="03e85e1b"/>
    </style:style>
    <style:style style:name="P26" style:family="paragraph" style:parent-style-name="Text_20_body" style:list-style-name="L4">
      <style:text-properties officeooo:paragraph-rsid="03af72d1"/>
    </style:style>
    <style:style style:name="P27" style:family="paragraph" style:parent-style-name="Text_20_body" style:list-style-name="L4">
      <style:text-properties officeooo:rsid="03afe22a" officeooo:paragraph-rsid="03afe22a"/>
    </style:style>
    <style:style style:name="P28" style:family="paragraph" style:parent-style-name="Text_20_body" style:list-style-name="L4">
      <style:text-properties officeooo:rsid="040a5740" officeooo:paragraph-rsid="040a5740"/>
    </style:style>
    <style:style style:name="P29" style:family="paragraph" style:parent-style-name="Text_20_body" style:list-style-name="L4">
      <style:text-properties officeooo:rsid="03afe22a" officeooo:paragraph-rsid="040a5740"/>
    </style:style>
    <style:style style:name="P30" style:family="paragraph" style:parent-style-name="Text_20_body" style:list-style-name="L4">
      <style:text-properties officeooo:rsid="03afe22a" officeooo:paragraph-rsid="03e3eda1"/>
    </style:style>
    <style:style style:name="P31" style:family="paragraph" style:parent-style-name="Text_20_body" style:list-style-name="L4">
      <style:text-properties officeooo:rsid="03b0e0e6" officeooo:paragraph-rsid="040a5740"/>
    </style:style>
    <style:style style:name="P32" style:family="paragraph" style:parent-style-name="Text_20_body" style:list-style-name="L4">
      <style:text-properties officeooo:rsid="03b0e0e6" officeooo:paragraph-rsid="03e3eda1"/>
    </style:style>
    <style:style style:name="P33" style:family="paragraph" style:parent-style-name="Text_20_body" style:list-style-name="L4">
      <style:text-properties officeooo:rsid="03b42f25" officeooo:paragraph-rsid="03b42f25"/>
    </style:style>
    <style:style style:name="P34" style:family="paragraph" style:parent-style-name="Heading_20_3">
      <style:text-properties officeooo:paragraph-rsid="040f94ca"/>
    </style:style>
    <style:style style:name="P35" style:family="paragraph" style:parent-style-name="Text_20_body" style:list-style-name="L5">
      <style:text-properties officeooo:rsid="03b5c1d7" officeooo:paragraph-rsid="03b5c1d7"/>
    </style:style>
    <style:style style:name="P36" style:family="paragraph" style:parent-style-name="Math" style:list-style-name="L5">
      <style:paragraph-properties fo:text-align="center" style:justify-single-word="false"/>
    </style:style>
    <style:style style:name="P37" style:family="paragraph" style:parent-style-name="Text_20_body" style:list-style-name="L5">
      <style:text-properties officeooo:rsid="03b66819" officeooo:paragraph-rsid="03b66819"/>
    </style:style>
    <style:style style:name="P38" style:family="paragraph" style:parent-style-name="Text_20_body" style:list-style-name="L6">
      <style:text-properties officeooo:rsid="03b825b3" officeooo:paragraph-rsid="03b825b3"/>
    </style:style>
    <style:style style:name="P39" style:family="paragraph" style:parent-style-name="Math" style:list-style-name="L6">
      <style:paragraph-properties fo:text-align="center" style:justify-single-word="false"/>
    </style:style>
    <style:style style:name="P40" style:family="paragraph" style:parent-style-name="Text_20_body" style:list-style-name="L6">
      <style:text-properties officeooo:rsid="03bae4c7" officeooo:paragraph-rsid="03bae4c7"/>
    </style:style>
    <style:style style:name="P41" style:family="paragraph" style:parent-style-name="Text_20_body" style:list-style-name="L6">
      <style:text-properties officeooo:rsid="03b95827" officeooo:paragraph-rsid="03b95827"/>
    </style:style>
    <style:style style:name="P42" style:family="paragraph" style:parent-style-name="Text_20_body" style:list-style-name="L6">
      <style:text-properties officeooo:rsid="03b95827" officeooo:paragraph-rsid="03bd2cab"/>
    </style:style>
    <style:style style:name="P43" style:family="paragraph" style:parent-style-name="Text_20_body" style:list-style-name="L6">
      <style:text-properties officeooo:rsid="03b95827" officeooo:paragraph-rsid="03bb856d"/>
    </style:style>
    <style:style style:name="P44" style:family="paragraph" style:parent-style-name="Text_20_body" style:list-style-name="L6">
      <style:text-properties officeooo:rsid="03e55f84" officeooo:paragraph-rsid="03e55f84"/>
    </style:style>
    <style:style style:name="P45" style:family="paragraph" style:parent-style-name="Text_20_body" style:list-style-name="L6">
      <style:text-properties officeooo:paragraph-rsid="03bae4c7"/>
    </style:style>
    <style:style style:name="P46" style:family="paragraph" style:parent-style-name="Text_20_body" style:list-style-name="L6">
      <style:text-properties officeooo:rsid="03bae4c7" officeooo:paragraph-rsid="03bda827"/>
    </style:style>
    <style:style style:name="P47" style:family="paragraph" style:parent-style-name="Text_20_body" style:list-style-name="L6">
      <style:text-properties officeooo:rsid="03bb856d" officeooo:paragraph-rsid="03bb856d"/>
    </style:style>
    <style:style style:name="P48" style:family="paragraph" style:parent-style-name="Text_20_body" style:list-style-name="L7">
      <style:text-properties officeooo:rsid="03be843b" officeooo:paragraph-rsid="03be843b"/>
    </style:style>
    <style:style style:name="P49" style:family="paragraph" style:parent-style-name="Math" style:list-style-name="L7">
      <style:paragraph-properties fo:text-align="center" style:justify-single-word="false"/>
    </style:style>
    <style:style style:name="P50" style:family="paragraph" style:parent-style-name="Text_20_body" style:list-style-name="L7">
      <style:text-properties officeooo:rsid="03be843b" officeooo:paragraph-rsid="03bf5e62"/>
    </style:style>
    <style:style style:name="P51" style:family="paragraph" style:parent-style-name="Text_20_body" style:list-style-name="L7">
      <style:text-properties officeooo:rsid="03bf5e62" officeooo:paragraph-rsid="03bf5e62"/>
    </style:style>
    <style:style style:name="P52" style:family="paragraph" style:parent-style-name="Text_20_body" style:list-style-name="L8">
      <style:text-properties officeooo:rsid="03bf6728" officeooo:paragraph-rsid="03bf6728"/>
    </style:style>
    <style:style style:name="P53" style:family="paragraph" style:parent-style-name="Math" style:list-style-name="L8">
      <style:paragraph-properties fo:text-align="center" style:justify-single-word="false"/>
    </style:style>
    <style:style style:name="P54" style:family="paragraph" style:parent-style-name="Text_20_body" style:list-style-name="L8">
      <style:text-properties officeooo:rsid="03c4f961" officeooo:paragraph-rsid="03c4f961"/>
    </style:style>
    <style:style style:name="P55" style:family="paragraph" style:parent-style-name="Text_20_body" style:list-style-name="L8">
      <style:text-properties officeooo:rsid="03c6cc5f" officeooo:paragraph-rsid="03eaaee1"/>
    </style:style>
    <style:style style:name="P56" style:family="paragraph" style:parent-style-name="Text_20_body" style:list-style-name="L8">
      <style:text-properties officeooo:rsid="03c6cc5f" officeooo:paragraph-rsid="03e85e1b"/>
    </style:style>
    <style:style style:name="P57" style:family="paragraph" style:parent-style-name="Text_20_body" style:list-style-name="L8">
      <style:text-properties officeooo:paragraph-rsid="03eaaee1"/>
    </style:style>
    <style:style style:name="P58" style:family="paragraph" style:parent-style-name="Text_20_body" style:list-style-name="L8">
      <style:text-properties officeooo:rsid="03eaaee1" officeooo:paragraph-rsid="03eaaee1"/>
    </style:style>
    <style:style style:name="P59" style:family="paragraph" style:parent-style-name="Text_20_body" style:list-style-name="L8">
      <style:text-properties officeooo:rsid="03c6cc5f" officeooo:paragraph-rsid="03e113b0"/>
    </style:style>
    <style:style style:name="P60" style:family="paragraph" style:parent-style-name="Text_20_body" style:list-style-name="L8">
      <style:text-properties officeooo:rsid="03c6cc5f" officeooo:paragraph-rsid="03e9d544"/>
    </style:style>
    <style:style style:name="P61" style:family="paragraph" style:parent-style-name="Text_20_body" style:list-style-name="L8">
      <style:text-properties officeooo:rsid="03e85e1b" officeooo:paragraph-rsid="03eaaee1"/>
    </style:style>
    <style:style style:name="P62" style:family="paragraph" style:parent-style-name="Text_20_body" style:list-style-name="L8">
      <style:text-properties officeooo:rsid="03ec2358" officeooo:paragraph-rsid="03ec2358"/>
    </style:style>
    <style:style style:name="P63" style:family="paragraph" style:parent-style-name="Text_20_body" style:list-style-name="L9">
      <style:text-properties officeooo:rsid="03ed67fd" officeooo:paragraph-rsid="03ed67fd"/>
    </style:style>
    <style:style style:name="P64" style:family="paragraph" style:parent-style-name="Math" style:list-style-name="L9">
      <style:paragraph-properties fo:text-align="center" style:justify-single-word="false"/>
    </style:style>
    <style:style style:name="P65" style:family="paragraph" style:parent-style-name="Text_20_body" style:list-style-name="L9">
      <style:text-properties officeooo:rsid="03ee8116" officeooo:paragraph-rsid="03ee8116"/>
    </style:style>
    <style:style style:name="P66" style:family="paragraph" style:parent-style-name="Text_20_body" style:list-style-name="L9">
      <style:text-properties officeooo:rsid="03ee8116" officeooo:paragraph-rsid="03f02156"/>
    </style:style>
    <style:style style:name="P67" style:family="paragraph" style:parent-style-name="Text_20_body" style:list-style-name="L9">
      <style:text-properties officeooo:rsid="03f09b99" officeooo:paragraph-rsid="0407e19c"/>
    </style:style>
    <style:style style:name="P68" style:family="paragraph" style:parent-style-name="Text_20_body" style:list-style-name="L9">
      <style:text-properties officeooo:rsid="03f09b99" officeooo:paragraph-rsid="03f09b99"/>
    </style:style>
    <style:style style:name="P69" style:family="paragraph" style:parent-style-name="Text_20_body" style:list-style-name="L10">
      <style:text-properties officeooo:rsid="03caee01" officeooo:paragraph-rsid="03caee01"/>
    </style:style>
    <style:style style:name="P70" style:family="paragraph" style:parent-style-name="Math" style:list-style-name="L10">
      <style:paragraph-properties fo:text-align="center" style:justify-single-word="false"/>
    </style:style>
    <style:style style:name="P71" style:family="paragraph" style:parent-style-name="Text_20_body" style:list-style-name="L10">
      <style:text-properties officeooo:rsid="03cbb506" officeooo:paragraph-rsid="03cbb506"/>
    </style:style>
    <style:style style:name="P72" style:family="paragraph" style:parent-style-name="Text_20_body" style:list-style-name="L10">
      <style:text-properties officeooo:rsid="03cbb506" officeooo:paragraph-rsid="03cd6488"/>
    </style:style>
    <style:style style:name="P73" style:family="paragraph" style:parent-style-name="Text_20_body" style:list-style-name="L10">
      <style:text-properties officeooo:rsid="03cee5ab" officeooo:paragraph-rsid="03cee5ab"/>
    </style:style>
    <style:style style:name="P74" style:family="paragraph" style:parent-style-name="Text_20_body" style:list-style-name="L11">
      <style:text-properties officeooo:rsid="03cee5ab" officeooo:paragraph-rsid="03cee5ab"/>
    </style:style>
    <style:style style:name="P75" style:family="paragraph" style:parent-style-name="Math" style:list-style-name="L11">
      <style:paragraph-properties fo:text-align="center" style:justify-single-word="false"/>
    </style:style>
    <style:style style:name="P76" style:family="paragraph" style:parent-style-name="Text_20_body" style:list-style-name="L11">
      <style:text-properties officeooo:rsid="03d137db" officeooo:paragraph-rsid="03d137db"/>
    </style:style>
    <style:style style:name="P77" style:family="paragraph" style:parent-style-name="Text_20_body" style:list-style-name="L11">
      <style:text-properties officeooo:rsid="03d22796" officeooo:paragraph-rsid="03d29fe5"/>
    </style:style>
    <style:style style:name="P78" style:family="paragraph" style:parent-style-name="Text_20_body" style:list-style-name="L11">
      <style:text-properties officeooo:rsid="03d137db" officeooo:paragraph-rsid="03d22796"/>
    </style:style>
    <style:style style:name="P79" style:family="paragraph" style:parent-style-name="Text_20_body" style:list-style-name="L11">
      <style:text-properties officeooo:rsid="03d137db" officeooo:paragraph-rsid="03d8b015"/>
    </style:style>
    <style:style style:name="P80" style:family="paragraph" style:parent-style-name="Text_20_body" style:list-style-name="L11">
      <style:text-properties officeooo:paragraph-rsid="03d22796"/>
    </style:style>
    <style:style style:name="P81" style:family="paragraph" style:parent-style-name="Text_20_body" style:list-style-name="L11">
      <style:text-properties officeooo:rsid="03d29fe5" officeooo:paragraph-rsid="03dad9e1"/>
    </style:style>
    <style:style style:name="P82" style:family="paragraph" style:parent-style-name="Text_20_body" style:list-style-name="L11">
      <style:text-properties officeooo:rsid="03d29fe5" officeooo:paragraph-rsid="03db9986"/>
    </style:style>
    <style:style style:name="P83" style:family="paragraph" style:parent-style-name="Text_20_body" style:list-style-name="L1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3d29fe5" officeooo:paragraph-rsid="03f30405"/>
    </style:style>
    <style:style style:name="P84" style:family="paragraph" style:parent-style-name="Text_20_body" style:list-style-name="L12">
      <style:text-properties officeooo:rsid="03d29fe5" officeooo:paragraph-rsid="03d29fe5"/>
    </style:style>
    <style:style style:name="P85" style:family="paragraph" style:parent-style-name="Math" style:list-style-name="L12">
      <style:paragraph-properties fo:text-align="center" style:justify-single-word="false"/>
    </style:style>
    <style:style style:name="P86" style:family="paragraph" style:parent-style-name="Text_20_body" style:list-style-name="L12">
      <style:text-properties officeooo:rsid="03d29fe5" officeooo:paragraph-rsid="03fad7b7"/>
    </style:style>
    <style:style style:name="P87" style:family="paragraph" style:parent-style-name="Text_20_body" style:list-style-name="L12">
      <style:text-properties officeooo:rsid="03d30a3d" officeooo:paragraph-rsid="03d30a3d"/>
    </style:style>
    <style:style style:name="P88" style:family="paragraph" style:parent-style-name="Text_20_body">
      <style:text-properties officeooo:rsid="03f56647" officeooo:paragraph-rsid="03f56647"/>
    </style:style>
    <style:style style:name="P89" style:family="paragraph" style:parent-style-name="Text_20_body" style:list-style-name="L13">
      <style:text-properties officeooo:rsid="03f56647" officeooo:paragraph-rsid="03f56647"/>
    </style:style>
    <style:style style:name="P90" style:family="paragraph" style:parent-style-name="Math" style:list-style-name="L13">
      <style:paragraph-properties fo:text-align="center" style:justify-single-word="false"/>
    </style:style>
    <style:style style:name="P91" style:family="paragraph" style:parent-style-name="Text_20_body" style:list-style-name="L13">
      <style:text-properties officeooo:rsid="03f56647" officeooo:paragraph-rsid="03f67fc5"/>
    </style:style>
    <style:style style:name="P92" style:family="paragraph" style:parent-style-name="Text_20_body" style:list-style-name="L13">
      <style:text-properties officeooo:rsid="03f67fc5" officeooo:paragraph-rsid="03f67fc5"/>
    </style:style>
    <style:style style:name="P93" style:family="paragraph" style:parent-style-name="Text_20_body" style:list-style-name="L13">
      <style:text-properties officeooo:paragraph-rsid="03f67fc5"/>
    </style:style>
    <style:style style:name="P94" style:family="paragraph" style:parent-style-name="Text_20_body" style:list-style-name="L14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3d347d6" officeooo:paragraph-rsid="03d347d6"/>
    </style:style>
    <style:style style:name="P95" style:family="paragraph" style:parent-style-name="Math" style:list-style-name="L14">
      <style:paragraph-properties fo:text-align="center" style:justify-single-word="false"/>
    </style:style>
    <style:style style:name="P96" style:family="paragraph" style:parent-style-name="Text_20_body" style:list-style-name="L14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3d3d0a4" officeooo:paragraph-rsid="03d3d0a4"/>
    </style:style>
    <style:style style:name="P97" style:family="paragraph" style:parent-style-name="Text_20_body" style:list-style-name="L15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3d347d6" officeooo:paragraph-rsid="03d58e6a"/>
    </style:style>
    <style:style style:name="P98" style:family="paragraph" style:parent-style-name="Math" style:list-style-name="L15">
      <style:paragraph-properties fo:text-align="center" style:justify-single-word="false"/>
    </style:style>
    <style:style style:name="P99" style:family="paragraph" style:parent-style-name="Text_20_body" style:list-style-name="L15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3d3d0a4" officeooo:paragraph-rsid="03d58e6a"/>
    </style:style>
    <style:style style:name="P100" style:family="paragraph" style:parent-style-name="Text_20_body" style:list-style-name="L16">
      <style:text-properties officeooo:rsid="03f84857" officeooo:paragraph-rsid="03f84857"/>
    </style:style>
    <style:style style:name="P101" style:family="paragraph" style:parent-style-name="Math" style:list-style-name="L16">
      <style:paragraph-properties fo:text-align="center" style:justify-single-word="false"/>
    </style:style>
    <style:style style:name="P102" style:family="paragraph" style:parent-style-name="Text_20_body" style:list-style-name="L16">
      <style:text-properties officeooo:rsid="03f85a08" officeooo:paragraph-rsid="03f85a08"/>
    </style:style>
    <style:style style:name="P103" style:family="paragraph" style:parent-style-name="Text_20_body" style:list-style-name="L16">
      <style:text-properties officeooo:rsid="03fc68da" officeooo:paragraph-rsid="03fe5792"/>
    </style:style>
    <style:style style:name="P104" style:family="paragraph" style:parent-style-name="Text_20_body" style:list-style-name="L16">
      <style:text-properties officeooo:rsid="03ffb8d7" officeooo:paragraph-rsid="03ffb8d7"/>
    </style:style>
    <style:style style:name="P105" style:family="paragraph" style:parent-style-name="Text_20_body" style:list-style-name="L16">
      <style:text-properties officeooo:rsid="0400e515" officeooo:paragraph-rsid="0400e515"/>
    </style:style>
    <style:style style:name="P106" style:family="paragraph" style:parent-style-name="Text_20_body" style:list-style-name="L16">
      <style:text-properties officeooo:paragraph-rsid="0400e515"/>
    </style:style>
    <style:style style:name="P107" style:family="paragraph" style:parent-style-name="Text_20_body" style:list-style-name="L16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400e515"/>
    </style:style>
    <style:style style:name="P108" style:family="paragraph" style:parent-style-name="Text_20_body" style:list-style-name="L16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400e515" officeooo:paragraph-rsid="0400e515"/>
    </style:style>
    <style:style style:name="P109" style:family="paragraph" style:parent-style-name="Text_20_body" style:list-style-name="L17">
      <style:text-properties officeooo:rsid="03d6ddc0" officeooo:paragraph-rsid="03d6ddc0"/>
    </style:style>
    <style:style style:name="P110" style:family="paragraph" style:parent-style-name="Math" style:list-style-name="L17">
      <style:paragraph-properties fo:text-align="center" style:justify-single-word="false"/>
    </style:style>
    <style:style style:name="P111" style:family="paragraph" style:parent-style-name="Text_20_body" style:list-style-name="L17">
      <style:text-properties officeooo:rsid="03d8b015" officeooo:paragraph-rsid="03d8b015"/>
    </style:style>
    <style:style style:name="P112" style:family="paragraph" style:parent-style-name="Text_20_body" style:list-style-name="L18">
      <style:text-properties officeooo:rsid="03d6ddc0" officeooo:paragraph-rsid="03d6ddc0"/>
    </style:style>
    <style:style style:name="P113" style:family="paragraph" style:parent-style-name="Math" style:list-style-name="L18">
      <style:paragraph-properties fo:text-align="center" style:justify-single-word="false"/>
    </style:style>
    <style:style style:name="P114" style:family="paragraph" style:parent-style-name="Text_20_body" style:list-style-name="L18">
      <style:text-properties officeooo:rsid="03d8b015" officeooo:paragraph-rsid="03d8b015"/>
    </style:style>
    <style:style style:name="P115" style:family="paragraph" style:parent-style-name="Text_20_body" style:list-style-name="L18">
      <style:text-properties officeooo:rsid="03d8b015" officeooo:paragraph-rsid="03fc68da"/>
    </style:style>
    <style:style style:name="P116" style:family="paragraph" style:parent-style-name="Text_20_body" style:list-style-name="L19">
      <style:text-properties officeooo:rsid="03d8b015" officeooo:paragraph-rsid="03d8b015"/>
    </style:style>
    <style:style style:name="P117" style:family="paragraph" style:parent-style-name="Math" style:list-style-name="L19">
      <style:paragraph-properties fo:text-align="center" style:justify-single-word="false"/>
    </style:style>
    <style:style style:name="P118" style:family="paragraph" style:parent-style-name="Heading_20_3">
      <style:text-properties officeooo:paragraph-rsid="03d8b015"/>
    </style:style>
    <style:style style:name="P119" style:family="paragraph" style:parent-style-name="Text_20_body" style:list-style-name="L20">
      <style:text-properties officeooo:rsid="03d8b015" officeooo:paragraph-rsid="03d8b015"/>
    </style:style>
    <style:style style:name="P120" style:family="paragraph" style:parent-style-name="Math" style:list-style-name="L20">
      <style:paragraph-properties fo:text-align="center" style:justify-single-word="false"/>
    </style:style>
    <style:style style:name="P121" style:family="paragraph" style:parent-style-name="Text_20_body" style:list-style-name="L20">
      <style:text-properties officeooo:rsid="03da8c36" officeooo:paragraph-rsid="03de6db8"/>
    </style:style>
    <style:style style:name="P122" style:family="paragraph" style:parent-style-name="Text_20_body" style:list-style-name="L21">
      <style:text-properties officeooo:rsid="03db9986" officeooo:paragraph-rsid="03db9986"/>
    </style:style>
    <style:style style:name="P123" style:family="paragraph" style:parent-style-name="Math" style:list-style-name="L21">
      <style:paragraph-properties fo:text-align="center" style:justify-single-word="false"/>
    </style:style>
    <style:style style:name="P124" style:family="paragraph" style:parent-style-name="Text_20_body" style:list-style-name="L21">
      <style:text-properties officeooo:rsid="03dc6d25" officeooo:paragraph-rsid="03dc6d25"/>
    </style:style>
    <style:style style:name="P125" style:family="paragraph" style:parent-style-name="Text_20_body" style:list-style-name="L22">
      <style:text-properties officeooo:rsid="03dccc5f" officeooo:paragraph-rsid="03dccc5f"/>
    </style:style>
    <style:style style:name="P126" style:family="paragraph" style:parent-style-name="Math" style:list-style-name="L22">
      <style:paragraph-properties fo:text-align="center" style:justify-single-word="false"/>
    </style:style>
    <style:style style:name="P127" style:family="paragraph" style:parent-style-name="Text_20_body" style:list-style-name="L22">
      <style:text-properties officeooo:rsid="0409de24" officeooo:paragraph-rsid="0409de24"/>
    </style:style>
    <style:style style:name="P128" style:family="paragraph" style:parent-style-name="Text_20_body" style:list-style-name="L22">
      <style:text-properties officeooo:rsid="0411c538" officeooo:paragraph-rsid="0411c538"/>
    </style:style>
    <style:style style:name="P129" style:family="paragraph" style:parent-style-name="Text_20_body" style:list-style-name="L23">
      <style:text-properties officeooo:rsid="03d8b015" officeooo:paragraph-rsid="03dccc5f"/>
    </style:style>
    <style:style style:name="P130" style:family="paragraph" style:parent-style-name="Math" style:list-style-name="L23">
      <style:paragraph-properties fo:text-align="center" style:justify-single-word="false"/>
    </style:style>
    <style:style style:name="P131" style:family="paragraph" style:parent-style-name="Text_20_body" style:list-style-name="L23">
      <style:text-properties officeooo:rsid="03da8c36" officeooo:paragraph-rsid="03de6db8"/>
    </style:style>
    <style:style style:name="P132" style:family="paragraph" style:parent-style-name="Text_20_body" style:list-style-name="L24">
      <style:text-properties officeooo:rsid="03e113b0" officeooo:paragraph-rsid="03e113b0"/>
    </style:style>
    <style:style style:name="P133" style:family="paragraph" style:parent-style-name="Math" style:list-style-name="L24">
      <style:paragraph-properties fo:text-align="center" style:justify-single-word="false"/>
    </style:style>
    <style:style style:name="P134" style:family="paragraph" style:parent-style-name="Text_20_body" style:list-style-name="L24">
      <style:text-properties officeooo:rsid="03e113b0" officeooo:paragraph-rsid="03f9ba7d"/>
    </style:style>
    <style:style style:name="P135" style:family="paragraph" style:parent-style-name="Text_20_body" style:list-style-name="L24">
      <style:text-properties officeooo:rsid="03f9ba7d" officeooo:paragraph-rsid="03f9ba7d"/>
    </style:style>
    <style:style style:name="P136" style:family="paragraph" style:parent-style-name="Text_20_body" style:list-style-name="L25">
      <style:text-properties officeooo:rsid="040f94ca" officeooo:paragraph-rsid="040f94ca"/>
    </style:style>
    <style:style style:name="P137" style:family="paragraph" style:parent-style-name="Math" style:list-style-name="L25">
      <style:paragraph-properties fo:text-align="center" style:justify-single-word="false"/>
    </style:style>
    <style:style style:name="P138" style:family="paragraph" style:parent-style-name="Text_20_body" style:list-style-name="L25">
      <style:text-properties officeooo:rsid="04104edc" officeooo:paragraph-rsid="04104edc"/>
    </style:style>
    <style:style style:name="P139" style:family="paragraph" style:parent-style-name="Text_20_body">
      <style:paragraph-properties fo:text-align="center" style:justify-single-word="false" fo:break-before="page"/>
      <style:text-properties fo:font-weight="bold" officeooo:rsid="040121ea" officeooo:paragraph-rsid="040121ea" style:font-weight-asian="bold" style:font-weight-complex="bold"/>
    </style:style>
    <style:style style:name="T1" style:family="text">
      <style:text-properties officeooo:rsid="04027e12"/>
    </style:style>
    <style:style style:name="T2" style:family="text">
      <style:text-properties officeooo:rsid="03a9b84a"/>
    </style:style>
    <style:style style:name="T3" style:family="text">
      <style:text-properties officeooo:rsid="040cefd4"/>
    </style:style>
    <style:style style:name="T4" style:family="text">
      <style:text-properties officeooo:rsid="03d8b015"/>
    </style:style>
    <style:style style:name="T5" style:family="text">
      <style:text-properties officeooo:rsid="040a5740"/>
    </style:style>
    <style:style style:name="T6" style:family="text">
      <style:text-properties officeooo:rsid="03ab38d7"/>
    </style:style>
    <style:style style:name="T7" style:family="text">
      <style:text-properties officeooo:rsid="040b02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3e85e1b"/>
    </style:style>
    <style:style style:name="T10" style:family="text">
      <style:text-properties fo:color="#c9211e" loext:opacity="100%"/>
    </style:style>
    <style:style style:name="T11" style:family="text">
      <style:text-properties officeooo:rsid="03b42c6d"/>
    </style:style>
    <style:style style:name="T12" style:family="text">
      <style:text-properties officeooo:rsid="03afe22a"/>
    </style:style>
    <style:style style:name="T13" style:family="text">
      <style:text-properties officeooo:rsid="03af72d1"/>
    </style:style>
    <style:style style:name="T14" style:family="text">
      <style:text-properties officeooo:rsid="03b0e0e6"/>
    </style:style>
    <style:style style:name="T15" style:family="text">
      <style:text-properties officeooo:rsid="03b42f25"/>
    </style:style>
    <style:style style:name="T16" style:family="text">
      <style:text-properties officeooo:rsid="03bda827"/>
    </style:style>
    <style:style style:name="T17" style:family="text">
      <style:text-properties officeooo:rsid="03bb856d"/>
    </style:style>
    <style:style style:name="T18" style:family="text">
      <style:text-properties officeooo:rsid="03bae4c7"/>
    </style:style>
    <style:style style:name="T19" style:family="text">
      <style:text-properties officeooo:rsid="03e55f84"/>
    </style:style>
    <style:style style:name="T20" style:family="text">
      <style:text-properties officeooo:rsid="03bd2cab"/>
    </style:style>
    <style:style style:name="T21" style:family="text">
      <style:text-properties fo:color="#c9211e" loext:opacity="100%" officeooo:rsid="03bae4c7"/>
    </style:style>
    <style:style style:name="T22" style:family="text">
      <style:text-properties officeooo:rsid="03bdcd7c"/>
    </style:style>
    <style:style style:name="T23" style:family="text">
      <style:text-properties fo:color="#c9211e" loext:opacity="100%" officeooo:rsid="03bdcd7c"/>
    </style:style>
    <style:style style:name="T24" style:family="text">
      <style:text-properties officeooo:rsid="03eaaee1"/>
    </style:style>
    <style:style style:name="T25" style:family="text">
      <style:text-properties officeooo:rsid="03c6cc5f"/>
    </style:style>
    <style:style style:name="T26" style:family="text">
      <style:text-properties officeooo:rsid="03f25a34"/>
    </style:style>
    <style:style style:name="T27" style:family="text">
      <style:text-properties officeooo:rsid="03e113b0"/>
    </style:style>
    <style:style style:name="T28" style:family="text">
      <style:text-properties officeooo:rsid="03e9d544"/>
    </style:style>
    <style:style style:name="T29" style:family="text">
      <style:text-properties officeooo:rsid="03e97992"/>
    </style:style>
    <style:style style:name="T30" style:family="text">
      <style:text-properties fo:color="#c9211e" loext:opacity="100%" officeooo:rsid="03e97992"/>
    </style:style>
    <style:style style:name="T31" style:family="text">
      <style:text-properties officeooo:rsid="03efe404"/>
    </style:style>
    <style:style style:name="T32" style:family="text">
      <style:text-properties fo:color="#c9211e" loext:opacity="100%" officeooo:rsid="03efe404"/>
    </style:style>
    <style:style style:name="T33" style:family="text">
      <style:text-properties officeooo:rsid="03cd6488"/>
    </style:style>
    <style:style style:name="T34" style:family="text">
      <style:text-properties officeooo:rsid="03cee5ab"/>
    </style:style>
    <style:style style:name="T35" style:family="text">
      <style:text-properties officeooo:rsid="03d29fe5"/>
    </style:style>
    <style:style style:name="T36" style:family="text">
      <style:text-properties officeooo:rsid="03d22796"/>
    </style:style>
    <style:style style:name="T37" style:family="text">
      <style:text-properties officeooo:rsid="03d137db"/>
    </style:style>
    <style:style style:name="T38" style:family="text">
      <style:text-properties officeooo:rsid="03db9986"/>
    </style:style>
    <style:style style:name="T39" style:family="text">
      <style:text-properties officeooo:rsid="03f30405"/>
    </style:style>
    <style:style style:name="T40" style:family="text">
      <style:text-properties officeooo:rsid="03f9915f"/>
    </style:style>
    <style:style style:name="T41" style:family="text">
      <style:text-properties officeooo:rsid="04086068"/>
    </style:style>
    <style:style style:name="T42" style:family="text">
      <style:text-properties officeooo:rsid="03f67fc5"/>
    </style:style>
    <style:style style:name="T43" style:family="text">
      <style:text-properties officeooo:rsid="03d58e6a"/>
    </style:style>
    <style:style style:name="T44" style:family="text">
      <style:text-properties officeooo:rsid="03fe5792"/>
    </style:style>
    <style:style style:name="T45" style:family="text">
      <style:text-properties officeooo:rsid="03ffb8d7"/>
    </style:style>
    <style:style style:name="T46" style:family="text">
      <style:text-properties officeooo:rsid="0400e515"/>
    </style:style>
    <style:style style:name="T47" style:family="text">
      <style:text-properties officeooo:rsid="03fc68da"/>
    </style:style>
    <style:style style:name="T48" style:family="text">
      <style:text-properties officeooo:rsid="03de6db8"/>
    </style:style>
    <style:style style:name="T49" style:family="text">
      <style:text-properties fo:font-weight="bold" officeooo:rsid="03de6db8" style:font-weight-asian="bold" style:font-weight-complex="bold"/>
    </style:style>
    <style:style style:name="T50" style:family="text">
      <style:text-properties officeooo:rsid="0411c538"/>
    </style:style>
    <style:style style:name="T51" style:family="text">
      <style:text-properties officeooo:rsid="03dccc5f"/>
    </style:style>
    <style:style style:name="T52" style:family="text">
      <style:text-properties officeooo:rsid="03a7b792"/>
    </style:style>
    <style:style style:name="T53" style:family="text">
      <style:text-properties officeooo:rsid="03f56647"/>
    </style:style>
    <style:style style:name="T54" style:family="text">
      <style:text-properties officeooo:rsid="03f9ba7d"/>
    </style:style>
    <style:style style:name="T55" style:family="text">
      <style:text-properties fo:font-weight="bold" officeooo:rsid="03f9ba7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‣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מתמטיקה בדידה – שיעורי בית 4</text:h>
      <text:h text:style-name="Heading_20_2" text:outline-level="2">מידע כללי</text:h>
      <text:p text:style-name="P1">מגיש: פרץ שחר</text:p>
      <text:p text:style-name="P1">מוגש עבור: שלום נטלי</text:p>
      <text:p text:style-name="P1">תאריך הגשה: 6.12.2023</text:p>
      <text:p text:style-name="P2"><text:span text:style-name="T1">~~</text:span>~ שיעורי בית 4 ~<text:span text:style-name="T1">~~</text:span></text:p>
      <text:h text:style-name="Heading_20_2" text:outline-level="2">שאלה 1 – הוכחת טענות כלליות של הכלה</text:h>
      <text:h text:style-name="Heading_20_3" text:outline-level="3">נתון</text:h>
      <text:p text:style-name="P3"><text:span text:style-name="T2">נתון שקיים</text:span> אוסף של קבוצות <draw:g text:anchor-type="as-char" svg:y="-0.1134in" draw:z-index="0" draw:name="Shape1" draw:style-name="gr1"><svg:title>TexMaths</svg:title><svg:desc>11§display§\{A_i \mid i \in I\}§svg§600§FALSE§</svg:desc><draw:path draw:style-name="gr2" draw:text-style-name="P4" svg:width="0.7331in" svg:height="0.1354in" svg:x="-0.0004in" svg:y="0.0071in" svg:viewBox="0 0 1863 345" svg:d="M0 0c622 0 1242 0 1863 0 0 115 0 230 0 345-621 0-1241 0-1863 0 0-115 0-230 0-345z"><text:p/></draw:path><draw:path draw:style-name="gr3" draw:text-style-name="P5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9-33-1-3-1-4-1-18 0-27 0-53 0-81 0-17-2-24-15-36-8-9-19-12-30-14 32-9 45-27 45-49 0-31 0-61 0-92z"><text:p/></draw:path><draw:path draw:style-name="gr3" draw:text-style-name="P5" svg:width="0.1039in" svg:height="0.1079in" svg:x="0.0732in" svg:y="0.0043in" svg:viewBox="0 0 265 275" svg:d="M56 230c-16 27-31 32-48 33-5 0-8 0-8 8 0 2 2 4 4 4 11 0 23-2 34-2 13 0 27 2 39 2 2 0 7 0 7-7 0-5-4-5-6-5-9-1-19-4-19-14 0-5 3-9 6-14 10-16 20-32 30-48 31 0 64 0 96 0 1 7 7 60 7 63 0 12-20 13-29 13-4 0-8 0-8 8 0 4 4 4 5 4 15 0 32-2 48-2 10 0 35 2 44 2 3 0 7 0 7-9 0-3-4-3-9-3-24 0-24-3-25-14-8-79-15-160-23-240-1-8-1-9-8-9-6 0-8 2-10 7-45 74-89 149-134 223zM102 175c26-43 51-86 76-128 5 42 8 85 12 128-29 0-58 0-88 0z"><text:p/></draw:path><draw:path draw:style-name="gr3" draw:text-style-name="P5" svg:width="0.0315in" svg:height="0.0709in" svg:x="0.187in" svg:y="0.0661in" svg:viewBox="0 0 81 181" svg:d="M75 10c0-4-3-10-11-10s-16 7-16 14c0 5 4 10 11 10 8 0 16-7 16-14zM20 146c-1 5-3 7-3 13 0 12 11 22 26 22 26 0 38-37 38-41 0-3-3-3-4-3-3 0-3 1-4 4-7 22-19 33-30 33-4 0-7-4-7-10 0-7 3-11 5-18 3-6 5-14 8-20 3-7 13-31 14-35 1-3 2-6 2-8 0-14-11-24-26-24-27 0-39 37-39 41 0 5 3 5 4 5 4 0 4-3 5-5 7-23 19-33 30-33 3 0 6 2 6 9s-2 11-9 27c-5 15-11 29-16 43z"><text:p/></draw:path><draw:path draw:style-name="gr3" draw:text-style-name="P5" svg:width="0.0055in" svg:height="0.1508in" svg:x="0.2929in" svg:y="0in" svg:viewBox="0 0 15 384" svg:d="M15 14c0-7 0-14-7-14-8 0-8 7-8 14 0 119 0 237 0 356 0 8 0 14 8 14 7 0 7-6 7-14 0-119 0-237 0-356z"><text:p/></draw:path><draw:path draw:style-name="gr3" draw:text-style-name="P5" svg:width="0.0398in" svg:height="0.1012in" svg:x="0.3638in" svg:y="0.0134in" svg:viewBox="0 0 102 258" svg:d="M98 14c0-7-5-14-14-14-10 0-20 10-20 21 0 7 4 13 14 13 9 0 20-9 20-20zM69 159c5-11 5-13 9-22 2-8 4-14 4-21 0-17-12-31-31-31-37 0-51 56-51 59 0 4 3 4 4 4 5 0 5-2 7-7 10-36 25-49 38-49 4 0 10 0 10 14 0 7-2 15-4 20-3 9-20 55-26 70-5 10-9 22-9 31 0 17 13 31 32 31 36 0 50-55 50-60 0-3-4-3-5-3-4 0-4 1-6 6-6 25-20 49-39 49-7 0-9-4-9-13 0-10 2-16 11-39 5-13 10-26 15-39z"><text:p/></draw:path><draw:path draw:style-name="gr3" draw:text-style-name="P5" svg:width="0.076in" svg:height="0.087in" svg:x="0.4661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0701in" svg:height="0.1031in" svg:x="0.6024in" svg:y="0.0098in" svg:viewBox="0 0 179 263" svg:d="M131 30c4-13 5-18 35-18 10 0 13 0 13-6s-4-6-6-6c-11 0-40 1-51 1-12 0-39-1-52-1-2 0-7 0-7 8 0 4 3 4 11 4 16 0 26 0 26 8 0 2 0 2 0 6-18 69-35 138-53 206-3 15-4 19-35 19-9 0-12 0-12 8 0 4 4 4 5 4 11 0 40-2 51-2 12 0 41 2 52 2 3 0 8 0 8-8 0-4-3-4-12-4-6 0-8 0-16-1-9-1-10-2-10-7 0-3 1-6 1-8 18-69 34-137 52-205z"><text:p/></draw:path><draw:path draw:style-name="gr3" draw:text-style-name="P5" svg:width="0.0535in" svg:height="0.1508in" svg:x="0.687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19 12 30 16-31 7-45 25-45 47 0 31 0 62 0 93z"><text:p/></draw:path></draw:g>. <text:span text:style-name="T2">תהי </text:span>קבוצה <draw:g text:anchor-type="as-char" svg:y="-0.1035in" draw:z-index="1" draw:name="Shape2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</text:p>
      <text:h text:style-name="Heading_20_3" text:outline-level="3">סעיף (א)</text:h>
      <text:list text:style-name="L1">
        <text:list-item>
          <text:p text:style-name="P6">צ.ל.:</text:p>
          <text:p text:style-name="P7"><draw:g text:anchor-type="as-char" svg:y="-0.2882in" draw:z-index="418" draw:name="Shape3" draw:style-name="gr1"><svg:title>TexMaths</svg:title><svg:desc>11§latex§\begin{alignat*}{5}
    &amp;(\forall i \in I. A_i \subseteq B) &amp;&amp;\implies \bigcup_{i \in I} A_i \subseteq B \\
    \iff &amp;(\forall i \in I. A_i \subseteq B) &amp;&amp;\implies \exists i \in I. A_i \susbeteq B
\end{align}§svg§600§FALSE§</svg:desc><draw:path draw:style-name="gr2" draw:text-style-name="P4" svg:width="2.4965in" svg:height="0.5598in" svg:x="0.0004in" svg:y="0.0083in" svg:viewBox="0 0 6342 1423" svg:d="M3171 1423c-1057 0-2114 0-3171 0 0-474 0-949 0-1423 2114 0 4228 0 6342 0 0 474 0 949 0 1423-1057 0-2114 0-3171 0z"><text:p/></draw:path><draw:path draw:style-name="gr3" draw:text-style-name="P5" svg:width="0.0346in" svg:height="0.152in" svg:x="0.3291in" svg:y="0.0307in" svg:viewBox="0 0 89 387" svg:d="M89 383c0-1 0-3-6-9-49-49-61-121-61-180 0-68 15-135 63-183 4-4 4-6 4-7 0-2-1-4-3-4-5 0-39 26-62 76-20 43-24 86-24 118 0 30 4 76 25 120 23 48 56 73 61 73 2 0 3-1 3-4z"><text:p/></draw:path><draw:path draw:style-name="gr3" draw:text-style-name="P5" svg:width="0.0843in" svg:height="0.1087in" svg:x="0.3732in" svg:y="0.0394in" svg:viewBox="0 0 215 277" svg:d="M212 14c3-3 3-4 3-6 0-4-4-8-8-8-6 0-8 4-9 9-11 28-21 57-32 86-39 0-78 0-118 0-11-29-20-58-31-86-3-6-5-9-9-9-5 0-8 4-8 8 0 1 0 2 2 6 32 85 64 170 96 254 2 5 4 9 9 9s7-4 9-9c31-84 64-169 96-254zM55 110c35 0 69 0 105 0-18 46-36 91-53 137-18-46-34-91-52-137z"><text:p/></draw:path><draw:path draw:style-name="gr3" draw:text-style-name="P5" svg:width="0.0398in" svg:height="0.1016in" svg:x="0.4622in" svg:y="0.0445in" svg:viewBox="0 0 102 259" svg:d="M99 13c0-8-5-13-14-13-11 0-21 10-21 20 0 7 5 14 14 14s21-9 21-21zM69 158c5-11 5-11 9-22 2-7 5-13 5-21 0-16-13-30-32-30-37 0-51 56-51 59s3 2 4 3c5 0 5 0 7-6 10-37 25-49 39-49 3 0 9 0 9 14 0 7-2 15-4 19-3 10-20 55-26 72-4 10-9 23-9 31 0 17 13 31 32 31 36 0 50-56 50-59 0-4-3-4-4-4-4 0-4 1-7 6-6 26-19 49-39 49-6 0-9-4-9-14 0-8 2-14 11-38 5-13 10-27 15-41z"><text:p/></draw:path><draw:path draw:style-name="gr3" draw:text-style-name="P5" svg:width="0.0756in" svg:height="0.0878in" svg:x="0.5654in" svg:y="0.0626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5" svg:width="0.0701in" svg:height="0.1035in" svg:x="0.7012in" svg:y="0.0409in" svg:viewBox="0 0 179 264" svg:d="M132 30c3-15 4-18 35-18 9 0 12 0 12-8 0-4-4-4-5-4-11 0-40 1-52 1-11 0-39-1-50-1-4 0-8 0-8 8 0 4 3 4 10 4 16 0 27 0 27 8 0 1 0 2-1 5-17 70-34 140-52 209-4 14-5 18-35 18-10 0-13 0-13 7 0 5 6 5 7 5 11 0 38-1 50-1 11 0 40 1 52 1 3 0 8 0 8-8 0-4-4-4-12-4-7 0-9 0-17-1-8 0-10-3-10-7 0-2 1-5 2-9 18-68 34-137 52-205z"><text:p/></draw:path><draw:path draw:style-name="gr3" draw:text-style-name="P5" svg:width="0.0157in" svg:height="0.0157in" svg:x="0.7882in" svg:y="0.1291in" svg:viewBox="0 0 41 41" svg:d="M41 20c0-11-10-20-21-20s-20 9-20 20 9 21 20 21 21-10 21-21z"><text:p/></draw:path><draw:path draw:style-name="gr3" draw:text-style-name="P5" svg:width="0.1039in" svg:height="0.1087in" svg:x="0.8224in" svg:y="0.0358in" svg:viewBox="0 0 265 277" svg:d="M56 233c-15 25-31 31-47 32-6 0-9 0-9 8 0 2 2 4 6 4 9 0 22-1 33-1 13 0 26 1 38 1 2 0 8 0 8-8 0-4-4-4-7-4-9-1-17-3-17-13 0-5 2-9 5-15 10-16 19-32 29-49 33 0 65 0 98 0 0 8 5 60 5 64 0 12-20 13-27 13-6 0-10 0-10 8 0 4 3 2 5 4 17 0 33-1 49-1 9 0 34 1 44 1 2 0 6 0 6-8 0-4-3-4-9-4-24 0-24-2-25-14-8-81-15-161-23-241-1-8-1-10-8-10-5 0-7 3-10 7-45 75-89 150-134 226zM102 176c26-43 51-85 76-128 5 43 9 85 13 128-29 0-59 0-89 0z"><text:p/></draw:path><draw:path draw:style-name="gr3" draw:text-style-name="P5" svg:width="0.0323in" svg:height="0.0709in" svg:x="0.9362in" svg:y="0.0972in" svg:viewBox="0 0 83 181" svg:d="M75 10c0-5-3-10-11-10-7 0-14 7-14 14 0 5 3 10 9 10 9 0 16-6 16-14zM20 147c-1 4-2 7-2 11 0 14 11 23 25 23 27 0 40-37 40-41s-4-3-5-4c-4 0-4 3-5 5-7 22-18 33-29 33-5 0-7-4-7-9 0-7 3-12 5-18 2-7 5-14 9-22 2-6 12-30 13-34 0-3 1-5 1-9 0-12-11-23-25-23-28 0-40 38-40 42 0 3 3 2 4 3 5 0 5-1 6-4 7-23 19-33 29-33 4 0 6 2 6 10 0 5-1 10-8 26-5 15-12 30-17 44z"><text:p/></draw:path><draw:path draw:style-name="gr3" draw:text-style-name="P5" svg:width="0.0929in" svg:height="0.1169in" svg:x="1.037in" svg:y="0.0484in" svg:viewBox="0 0 237 298" svg:d="M223 15c7 0 14 0 14-7 0-8-7-8-14-8-35 0-69 0-104 0-66 0-119 51-119 111 0 63 54 112 119 112 35 0 69 0 104 0 7 0 14 0 14-8 0-7-7-7-14-7-34 0-69 0-103 0-62 0-105-45-105-97s44-96 105-96c34 0 69 0 103 0zM22 283c-7 0-14 0-14 7 0 8 7 8 14 8 67 0 134 0 201 0 7 0 14 0 14-8 0-7-7-7-14-7-67 0-134 0-201 0z"><text:p/></draw:path><draw:path draw:style-name="gr3" draw:text-style-name="P5" svg:width="0.1083in" svg:height="0.1035in" svg:x="1.1913in" svg:y="0.0409in" svg:viewBox="0 0 276 264" svg:d="M45 234c-3 14-4 18-35 18-7 0-10 0-10 7 0 5 3 5 10 5 46 0 92 0 139 0 60 0 106-46 106-84 0-27-23-50-60-54 40-7 81-36 81-73 0-29-26-53-72-53-43 0-87 0-130 0-7 0-11 0-11 8 0 4 3 4 11 4 1 0 7 0 14 1 8 0 11 1 11 6 0 2-1 3-2 7-18 70-34 139-52 208zM103 122c8-32 17-64 25-96 3-13 4-14 21-14 16 0 33 0 49 0 34 0 43 23 43 40 0 34-34 70-80 70-19 0-39 0-58 0zM86 252c-5 0-6 0-8 0-4-1-5-1-5-5 0-1 0-2 2-8 9-37 17-72 26-108 24 0 50 0 74 0 36 0 44 28 44 45 0 38-34 76-80 76-18 0-36 0-53 0z"><text:p/></draw:path><draw:path draw:style-name="gr3" draw:text-style-name="P5" svg:width="0.035in" svg:height="0.152in" svg:x="1.3161in" svg:y="0.0307in" svg:viewBox="0 0 90 387" svg:d="M90 194c0-30-4-77-26-120-23-49-56-74-60-74-2 0-4 2-4 4 0 1 0 3 8 9 37 39 59 100 59 181 0 65-14 134-61 182-6 4-6 6-6 7 0 2 2 4 4 4 4 0 39-26 62-76 19-42 24-85 24-117z"><text:p/></draw:path><draw:path draw:style-name="gr3" draw:text-style-name="P5" svg:width="0.1004in" svg:height="0.035in" svg:x="1.4598in" svg:y="0.089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346in" svg:height="0.0831in" svg:x="1.5528in" svg:y="0.0654in" svg:viewBox="0 0 343 212" svg:d="M260 76c16 14 35 24 48 30-14 6-33 16-48 29-82 0-164 0-246 0-6 0-14 0-14 8s7 8 13 8c76 0 153 0 229 0-19 17-38 51-38 57 0 4 4 4 7 4 2 0 6 0 7-3 9-14 19-35 44-57 27-24 53-34 72-41 7-2 8-2 8-3 1 0 1-1 1-2 0-2 0-2 0-3l-1-1c-1 0-1 0-9-3-52-15-91-51-112-91-4-8-5-8-10-8-3 0-7 0-7 3 0 6 19 39 38 57-76 0-153 0-229 0-6 0-13 0-13 8s8 8 14 8c82 0 164 0 246 0z"><text:p/></draw:path><draw:path draw:style-name="gr3" draw:text-style-name="P5" svg:width="0.1516in" svg:height="0.2126in" svg:x="1.7988in" svg:y="0.0004in" svg:viewBox="0 0 386 541" svg:d="M353 355c0 88-75 154-160 154-87 0-161-66-161-154 0-111 0-222 0-333 0-6 0-22-15-22-17 0-17 16-17 22 0 111 0 223 0 334 0 100 84 185 193 185 107 0 193-85 193-185 0-111 0-223 0-334 0-6 0-22-16-22-17 0-17 16-17 22 0 111 0 222 0 333z"><text:p/></draw:path><draw:path draw:style-name="gr3" draw:text-style-name="P5" svg:width="0.0315in" svg:height="0.0709in" svg:x="1.7862in" svg:y="0.2563in" svg:viewBox="0 0 81 181" svg:d="M75 10c0-5-3-10-11-10s-16 7-16 14c0 5 5 11 11 11 8 0 16-7 16-15zM20 147c-1 4-2 7-2 11 0 14 10 23 25 23 27 0 38-37 38-40 0-5-3-5-4-5-3 0-3 3-4 5-7 22-19 33-29 33-5 0-7-4-7-9 0-7 2-12 4-18 3-7 6-14 9-22 3-6 12-30 13-34 1-2 2-5 2-9 0-12-11-23-25-23-28 0-40 38-40 42 0 3 3 3 4 3 4 0 5-1 5-4 8-23 20-33 30-33 4 0 6 2 6 10 0 5-2 10-9 26-5 15-11 30-16 44z"><text:p/></draw:path><draw:path draw:style-name="gr3" draw:text-style-name="P5" svg:width="0.0587in" svg:height="0.0689in" svg:x="1.8354in" svg:y="0.2654in" svg:viewBox="0 0 150 176" svg:d="M139 95c4 0 11 0 11-7s-6-7-11-7c-42 0-83 0-125 0 4-39 37-68 78-68 16 0 31 0 47 0 4 0 11 0 11-6 0-7-6-7-11-7-16 0-32 0-48 0-49 0-91 40-91 88 0 49 42 88 91 88 16 0 32 0 48 0 4 0 11 0 11-7 0-6-6-6-11-6-16 0-31 0-47 0-41 0-74-29-78-68 42 0 83 0 125 0z"><text:p/></draw:path><draw:path draw:style-name="gr3" draw:text-style-name="P5" svg:width="0.05in" svg:height="0.0724in" svg:x="1.913in" svg:y="0.2539in" svg:viewBox="0 0 128 185" svg:d="M95 21c2-9 2-11 23-11 6 0 10 0 10-7 0-2-3-3-5-3-5 0-12 0-18 0s-13 1-18 1c-7 0-12-1-19-1-6 0-13 0-18 0-3 0-6 0-6 5s2 5 9 5c3 0 5 0 10 0 5 1 7 1 7 4 0 1-1 4-1 6-12 47-24 95-36 143-2 9-3 12-23 12-8 0-10 0-10 5 1 1 0 5 4 5 8 0 29-1 37-1 6 0 12 0 18 0s13 1 19 1c1 0 6 0 6-7 0-3-4-3-9-3-3 0-6 0-11-1-7 0-7-1-7-4 0-1 0-2 1-6 12-47 25-96 37-143z"><text:p/></draw:path><draw:path draw:style-name="gr3" draw:text-style-name="P5" svg:width="0.1039in" svg:height="0.1087in" svg:x="1.9992in" svg:y="0.0358in" svg:viewBox="0 0 265 277" svg:d="M55 233c-15 25-31 31-47 32-5 0-8 0-8 8 0 2 1 4 4 4 11 0 24-1 33-1 14 0 27 1 39 1 3 0 8 0 8-8 0-4-4-4-6-4-10-1-19-3-19-13 0-5 3-9 6-15 10-16 20-32 30-49 32 0 65 0 96 0 2 8 6 60 6 64 0 12-20 13-28 13-5 0-8 0-8 8 0 4 4 4 5 4 16 0 32-1 49-1 8 0 33 1 42 1 3 0 8 0 8-8 0-4-4-4-9-4-24 0-24-2-25-14-8-81-16-161-24-241 0-8 0-10-7-10-6 0-7 3-11 7-45 75-89 150-134 226zM101 176c26-43 52-85 77-128 5 43 8 85 12 128-29 0-59 0-89 0z"><text:p/></draw:path><draw:path draw:style-name="gr3" draw:text-style-name="P5" svg:width="0.0323in" svg:height="0.0709in" svg:x="2.1126in" svg:y="0.0972in" svg:viewBox="0 0 83 181" svg:d="M75 10c0-5-2-10-10-10s-15 7-15 14c0 5 3 10 11 10 7 0 14-6 14-14zM20 147c-1 4-2 7-2 11 0 14 11 23 25 23 27 0 40-37 40-41s-4-4-5-4c-4 0-4 3-5 5-6 22-18 33-29 33-5 0-7-4-7-9 0-7 3-12 5-18 2-7 5-14 9-22 2-6 12-30 13-34 1-3 1-5 1-9 0-12-10-23-25-23-27 0-40 38-40 42 0 3 4 3 6 3 3 0 3-1 4-4 7-23 19-33 29-33 4 0 6 2 6 10 0 5-1 10-8 26-5 15-12 30-17 44z"><text:p/></draw:path><draw:path draw:style-name="gr3" draw:text-style-name="P5" svg:width="0.0921in" svg:height="0.1169in" svg:x="2.2134in" svg:y="0.0484in" svg:viewBox="0 0 235 298" svg:d="M222 15c7 0 13 0 13-7 0-8-6-8-13-8-35 0-69 0-104 0-66 0-118 51-118 111 0 63 53 112 118 112 35 0 69 0 104 0 7 0 13 0 13-8 0-7-6-7-13-7-34 0-69 0-103 0-61 0-104-45-104-97s44-96 104-96c34 0 69 0 103 0zM21 283c-7 0-13 0-13 7 0 8 6 8 13 8 67 0 134 0 201 0 7 0 13 0 13-8 0-7-6-7-13-7-67 0-134 0-201 0z"><text:p/></draw:path><draw:path draw:style-name="gr3" draw:text-style-name="P5" svg:width="0.1083in" svg:height="0.1035in" svg:x="2.3677in" svg:y="0.0409in" svg:viewBox="0 0 276 264" svg:d="M45 234c-3 14-4 18-34 18-7 0-11 0-11 7 0 5 3 5 11 5 46 0 91 0 138 0 60 0 106-46 106-84 0-27-22-50-60-54 40-7 81-36 81-73 0-29-25-53-71-53-44 0-87 0-131 0-7 0-11 0-11 8 0 4 3 4 11 4 1 0 9 0 14 1 8 0 11 1 11 6 0 2 0 3-1 7-18 70-35 139-53 208zM105 122c7-32 15-64 23-96 3-13 4-14 21-14 16 0 34 0 50 0 34 0 42 23 42 40 0 34-33 70-80 70-19 0-38 0-56 0zM87 252c-6 0-7 0-9 0-4-1-5-1-5-5 0-1 0-2 2-8 9-37 17-72 26-108 24 0 50 0 74 0 37 0 44 28 44 45 0 38-34 76-79 76-18 0-35 0-53 0z"><text:p/></draw:path><draw:path draw:style-name="gr3" draw:text-style-name="P5" svg:width="0.1346in" svg:height="0.0831in" svg:x="0.0012in" svg:y="0.4583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3" draw:text-style-name="P5" svg:width="0.1346in" svg:height="0.0831in" svg:x="0.128in" svg:y="0.4583in" svg:viewBox="0 0 343 212" svg:d="M260 76c16 14 36 24 48 30-13 6-32 16-48 29-82 0-164 0-246 0-6 0-14 0-14 8s8 8 14 8c76 0 152 0 228 0-19 17-38 51-38 57 0 4 5 4 7 4 4 0 6 0 8-3 8-14 19-35 44-57 26-24 52-34 73-41 6-2 6-2 7-3 0-1 0-1 0-2 0-2 0-2 0-3l-1-1c-1 0-1 0-9-2-51-16-90-51-112-92-4-8-4-8-10-8-2 0-7 0-7 3 0 6 19 40 38 57-76 0-152 0-228 0-6 0-14 0-14 8s8 8 14 8c82 0 164 0 246 0z"><text:p/></draw:path><draw:path draw:style-name="gr3" draw:text-style-name="P5" svg:width="0.0346in" svg:height="0.1516in" svg:x="0.3291in" svg:y="0.4244in" svg:viewBox="0 0 89 386" svg:d="M89 382c0-2 0-2-6-8-49-50-61-122-61-182 0-67 15-134 63-182 4-5 4-6 4-7 0-2-1-3-3-3-5 0-39 25-62 75-20 43-24 86-24 117s4 77 25 121c23 48 56 73 61 73 2 0 3-1 3-4z"><text:p/></draw:path><draw:path draw:style-name="gr3" draw:text-style-name="P5" svg:width="0.0843in" svg:height="0.1087in" svg:x="0.3732in" svg:y="0.4323in" svg:viewBox="0 0 215 277" svg:d="M212 15c3-4 3-5 3-7 0-4-4-8-8-8-6 0-8 4-9 9-11 28-21 57-32 86-39 0-78 0-118 0-11-29-20-58-31-86-3-6-5-9-9-9-5 0-8 4-8 8 0 1 0 2 2 7 32 85 64 169 96 253 2 6 4 9 9 9s7-4 9-9c31-84 64-168 96-253zM55 110c35 0 69 0 105 0-18 46-36 91-53 137-18-46-34-91-52-137z"><text:p/></draw:path><draw:path draw:style-name="gr3" draw:text-style-name="P5" svg:width="0.0398in" svg:height="0.1016in" svg:x="0.4622in" svg:y="0.4378in" svg:viewBox="0 0 102 259" svg:d="M99 13c0-8-5-13-14-13-11 0-21 10-21 20 0 7 5 14 14 14s21-9 21-21zM69 159c5-12 5-12 9-23 2-7 5-13 5-19 0-18-13-32-32-32-37 0-51 56-51 59s3 2 4 3c5 0 5 0 7-6 10-37 25-49 39-49 3 0 9 0 9 14 0 7-2 15-4 19-3 10-20 55-26 72-4 10-9 23-9 31 0 18 13 31 32 31 36 0 50-56 50-59 0-4-3-4-4-4-4 0-4 1-7 7-6 25-19 48-39 48-6 0-9-4-9-12 0-10 2-16 11-40 5-13 10-26 15-40z"><text:p/></draw:path><draw:path draw:style-name="gr3" draw:text-style-name="P5" svg:width="0.0756in" svg:height="0.0878in" svg:x="0.5654in" svg:y="0.4559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5" svg:width="0.0701in" svg:height="0.1035in" svg:x="0.7012in" svg:y="0.4343in" svg:viewBox="0 0 179 264" svg:d="M132 30c3-15 4-18 35-18 9 0 12 0 12-8 0-4-4-4-5-4-11 0-40 1-52 1-11 0-39-1-50-1-4 0-8 0-8 8 0 4 3 4 10 4 16 0 27 0 27 8 0 1 0 2-1 5-17 70-34 140-52 209-4 14-5 18-35 18-10 0-13 0-13 7 0 5 6 5 7 5 11 0 38-1 50-1 11 0 40 1 52 1 3 0 8 0 8-8 0-4-4-4-12-4-7 0-9 0-17-1-8 0-10-3-10-7 0-2 1-5 2-9 18-68 34-137 52-205z"><text:p/></draw:path><draw:path draw:style-name="gr3" draw:text-style-name="P5" svg:width="0.0157in" svg:height="0.0157in" svg:x="0.7882in" svg:y="0.522in" svg:viewBox="0 0 41 41" svg:d="M41 20c0-11-10-20-21-20s-20 8-20 20c0 11 9 21 20 21s21-9 21-21z"><text:p/></draw:path><draw:path draw:style-name="gr3" draw:text-style-name="P5" svg:width="0.1039in" svg:height="0.1087in" svg:x="0.8224in" svg:y="0.4291in" svg:viewBox="0 0 265 277" svg:d="M56 233c-15 25-31 31-47 32-6 0-9 0-9 8 0 2 2 4 6 4 9 0 22-1 33-1 13 0 26 1 38 1 2 0 8 0 8-8 0-4-4-4-7-4-9-1-17-3-17-13 0-5 2-9 5-15 10-16 19-32 29-49 33 0 65 0 98 0 0 8 5 60 5 64 0 12-20 13-27 13-6 0-10 0-10 8 0 4 3 2 5 4 17 0 33-1 49-1 9 0 34 1 44 1 2 0 6 0 6-8 0-4-3-4-9-4-24 0-24-2-25-14-8-81-15-161-23-241-1-8-1-10-8-10-5 0-7 3-10 7-45 75-89 150-134 226zM102 176c26-43 51-85 76-128 5 43 9 85 13 128-29 0-59 0-89 0z"><text:p/></draw:path><draw:path draw:style-name="gr3" draw:text-style-name="P5" svg:width="0.0323in" svg:height="0.0709in" svg:x="0.9362in" svg:y="0.4906in" svg:viewBox="0 0 83 181" svg:d="M75 10c0-5-3-10-11-10-7 0-14 7-14 14 0 5 3 11 9 11 9 0 16-7 16-15zM20 147c-1 4-2 7-2 11 0 14 11 23 25 23 27 0 40-37 40-41s-4-3-5-4c-4 0-4 3-5 5-7 22-18 33-29 33-5 0-7-4-7-9 0-7 3-12 5-18 2-7 5-14 9-22 2-6 12-30 13-34 0-2 1-5 1-9 0-12-11-23-25-23-28 0-40 38-40 42 0 3 3 2 4 3 5 0 5-1 6-4 7-23 19-33 29-33 4 0 6 2 6 10 0 5-1 10-8 26-5 15-12 30-17 44z"><text:p/></draw:path><draw:path draw:style-name="gr3" draw:text-style-name="P5" svg:width="0.0929in" svg:height="0.1169in" svg:x="1.037in" svg:y="0.4417in" svg:viewBox="0 0 237 298" svg:d="M223 15c7 0 14 0 14-7 0-8-7-8-14-8-35 0-69 0-104 0-66 0-119 51-119 111 0 63 54 112 119 112 35 0 69 0 104 0 7 0 14 0 14-8 0-7-7-7-14-7-34 0-69 0-103 0-62 0-105-45-105-97s44-96 105-96c34 0 69 0 103 0zM22 283c-7 0-14 0-14 7 0 8 7 8 14 8 67 0 134 0 201 0 7 0 14 0 14-8 0-7-7-7-14-7-67 0-134 0-201 0z"><text:p/></draw:path><draw:path draw:style-name="gr3" draw:text-style-name="P5" svg:width="0.1083in" svg:height="0.1035in" svg:x="1.1913in" svg:y="0.4343in" svg:viewBox="0 0 276 264" svg:d="M45 234c-3 14-4 18-35 18-7 0-10 0-10 7 0 5 3 5 10 5 46 0 92 0 139 0 60 0 106-45 106-84 0-27-23-50-60-54 40-7 81-36 81-72 0-29-26-54-72-54-43 0-87 0-130 0-7 0-11 0-11 8 0 4 3 4 11 4 1 0 7 0 14 1 8 0 11 1 11 6 0 2-1 3-2 7-18 70-34 139-52 208zM103 122c8-32 17-64 25-96 3-13 4-14 21-14 16 0 33 0 49 0 34 0 43 23 43 40 0 34-34 70-80 70-19 0-39 0-58 0zM86 252c-5 0-6 0-8 0-4-1-5-1-5-5 0-1 0-2 2-8 9-37 17-72 26-108 24 0 50 0 74 0 36 0 44 28 44 45 0 38-34 76-80 76-18 0-36 0-53 0z"><text:p/></draw:path><draw:path draw:style-name="gr3" draw:text-style-name="P5" svg:width="0.035in" svg:height="0.1516in" svg:x="1.3161in" svg:y="0.4244in" svg:viewBox="0 0 90 386" svg:d="M90 192c0-29-4-77-26-119-23-49-56-73-60-73-2 0-4 1-4 3 0 1 0 2 8 9 37 39 59 100 59 180 0 66-14 135-61 183-6 5-6 5-6 7s2 4 4 4c4 0 39-26 62-76 19-42 24-85 24-118z"><text:p/></draw:path><draw:path draw:style-name="gr3" draw:text-style-name="P5" svg:width="0.1004in" svg:height="0.035in" svg:x="1.4598in" svg:y="0.482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346in" svg:height="0.0831in" svg:x="1.5528in" svg:y="0.4583in" svg:viewBox="0 0 343 212" svg:d="M260 76c16 14 35 24 48 30-14 6-33 16-48 29-82 0-164 0-246 0-6 0-14 0-14 8s7 8 13 8c76 0 153 0 229 0-19 17-38 51-38 57 0 4 4 4 7 4 2 0 6 0 7-3 9-14 19-35 44-57 27-24 53-34 72-41 7-2 8-2 8-3 1 0 1-1 1-2 0-2 0-2 0-3l-1-1c-1 0-1 0-9-2-52-16-91-51-112-92-4-8-5-8-10-8-3 0-7 0-7 3 0 6 19 40 38 57-76 0-153 0-229 0-6 0-13 0-13 8s8 8 14 8c82 0 164 0 246 0z"><text:p/></draw:path><draw:path draw:style-name="gr3" draw:text-style-name="P5" svg:width="0.0673in" svg:height="0.1051in" svg:x="1.7898in" svg:y="0.4323in" svg:viewBox="0 0 172 268" svg:d="M172 14c0-13-1-14-14-14-48 0-96 0-145 0-6 0-13 0-13 8 0 7 7 7 13 7 48 0 96 0 143 0 0 38 0 74 0 111-46 0-91 0-137 0-7 0-13 0-13 8s6 8 13 8c46 0 91 0 137 0 0 37 0 73 0 111-47 0-95 0-143 0-6 0-13 0-13 8 0 7 7 7 13 7 49 0 97 0 145 0 13 0 14-1 14-14 0-80 0-159 0-240z"><text:p/></draw:path><draw:path draw:style-name="gr3" draw:text-style-name="P5" svg:width="0.0394in" svg:height="0.1016in" svg:x="1.8701in" svg:y="0.4378in" svg:viewBox="0 0 101 259" svg:d="M98 13c0-8-6-13-14-13-10 0-21 10-21 20 0 7 5 14 15 14 9 0 20-9 20-21zM69 159c5-12 5-12 8-23 3-7 6-13 6-19 0-18-13-32-32-32-37 0-51 56-51 59s3 3 4 3c4 0 5 0 7-6 10-37 25-49 39-49 3 0 9 0 9 14 0 7-3 15-4 19-3 10-21 55-26 72-5 10-9 23-9 31 0 18 13 31 31 31 36 0 50-56 50-59 0-4-3-4-4-4-3 0-3 1-6 7-6 25-19 48-39 48-7 0-9-4-9-12 0-10 2-16 11-40 5-13 10-26 15-40z"><text:p/></draw:path><draw:path draw:style-name="gr3" draw:text-style-name="P5" svg:width="0.076in" svg:height="0.0878in" svg:x="1.9728in" svg:y="0.4559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5" svg:width="0.0701in" svg:height="0.1035in" svg:x="2.1091in" svg:y="0.4343in" svg:viewBox="0 0 179 264" svg:d="M131 30c4-15 5-18 35-18 10 0 13 0 13-8 0-4-4-4-6-4-11 0-40 1-51 1-12 0-39-1-52-1-2 0-7 0-7 8 0 4 3 4 11 4 16 0 26 0 26 8 0 1 0 2 0 5-17 70-35 140-53 209-3 14-4 18-35 18-9 0-12 0-12 7 0 5 4 5 6 5 11 0 39-1 50-1 12 0 41 1 52 1 3 0 8 0 8-8 0-4-3-4-11-4s-9 0-17-1c-9 0-10-3-10-7 0-2 1-5 1-9 18-68 34-137 52-205z"><text:p/></draw:path><draw:path draw:style-name="gr3" draw:text-style-name="P5" svg:width="0.0157in" svg:height="0.0157in" svg:x="2.1957in" svg:y="0.522in" svg:viewBox="0 0 41 41" svg:d="M41 20c0-11-9-20-20-20s-21 8-21 20c0 11 10 21 21 21s20-9 20-21z"><text:p/></draw:path><draw:path draw:style-name="gr3" draw:text-style-name="P5" svg:width="0.1039in" svg:height="0.1087in" svg:x="2.2303in" svg:y="0.4291in" svg:viewBox="0 0 265 277" svg:d="M56 233c-16 25-31 31-48 32-5 0-8 0-8 8 0 2 2 4 4 4 11 0 24-1 35-1 12 0 26 1 38 1 2 0 8 0 8-8 0-4-5-4-7-4-9-1-19-3-19-13 0-5 3-9 6-15 10-16 20-32 30-49 32 0 65 0 96 0 2 8 7 60 7 64 0 12-20 13-27 13-6 0-10 0-10 8 0 4 4 4 5 4 16 0 33-1 49-1 9 0 34 1 44 1 2 0 6 0 6-8 0-4-4-4-9-4-24 0-24-2-25-14-8-81-15-161-23-241-1-8-1-10-8-10-6 0-7 3-10 7-45 75-89 150-134 226zM102 176c26-43 51-85 76-128 5 43 8 85 12 128-29 0-58 0-88 0z"><text:p/></draw:path><draw:path draw:style-name="gr3" draw:text-style-name="P5" svg:width="0.0315in" svg:height="0.0709in" svg:x="2.3445in" svg:y="0.4906in" svg:viewBox="0 0 81 181" svg:d="M75 10c0-5-3-10-11-10s-16 7-16 14c0 5 4 11 11 11 8 0 16-7 16-15zM20 147c-1 4-3 7-3 11 0 14 11 23 26 23 26 0 38-37 38-41s-3-4-4-4c-3 0-3 3-4 5-7 22-19 33-29 33-5 0-8-4-8-9 0-7 3-12 5-18 3-7 6-14 9-22 2-6 12-30 13-34 1-2 2-5 2-9 0-12-11-23-26-23-27 0-39 38-39 42 0 3 3 3 4 3 4 0 5-1 5-4 8-23 20-33 30-33 4 0 6 2 6 10 0 5-2 10-9 26-5 15-11 30-16 44z"><text:p/></draw:path><draw:path draw:style-name="gr3" draw:text-style-name="P5" svg:width="0.1083in" svg:height="0.1035in" svg:x="2.3965in" svg:y="0.4343in" svg:viewBox="0 0 276 264" svg:d="M45 234c-3 14-4 18-35 18-7 0-10 0-10 7 0 5 3 5 10 5 46 0 92 0 139 0 60 0 106-45 106-84 0-27-23-50-60-54 40-7 81-36 81-72 0-29-25-54-72-54-43 0-87 0-130 0-7 0-11 0-11 8 0 4 3 4 11 4 1 0 7 0 14 1 8 0 11 1 11 6 0 2-1 3-2 7-18 70-34 139-52 208zM103 122c8-32 17-64 25-96 3-13 4-14 21-14 16 0 34 0 50 0 33 0 42 23 42 40 0 34-33 70-80 70-19 0-39 0-58 0zM87 252c-6 0-7 0-9 0-4-1-5-1-5-5 0-1 0-2 2-8 9-37 17-72 26-108 24 0 50 0 74 0 36 0 44 28 44 45 0 38-34 76-80 76-18 0-34 0-52 0z"><text:p/></draw:path></draw:g></text:p>
        </text:list-item>
        <text:list-item>
          <text:p text:style-name="P8"><text:span text:style-name="T3">האמ"מ </text:span>נכון לפי הגדרת הכלה. </text:p>
        </text:list-item>
        <text:list-item>
          <text:p text:style-name="P9">נניח את <text:span text:style-name="T4">הרישא</text:span>, ונוכיח את הנגרר. </text:p>
        </text:list-item>
        <text:list-item>
          <text:p text:style-name="P10">אם <draw:g text:anchor-type="as-char" svg:y="-0.1035in" draw:z-index="2" draw:name="Shape4" draw:style-name="gr1"><svg:title>TexMaths</svg:title><svg:desc>11§display§I§svg§600§FALSE§</svg:desc><draw:path draw:style-name="gr2" draw:text-style-name="P4" svg:width="0.0591in" svg:height="0.0874in" svg:x="0.0024in" svg:y="0.0071in" svg:viewBox="0 0 151 223" svg:d="M0 0c51 0 100 0 151 0 0 74 0 149 0 223-51 0-100 0-151 0 0-74 0-149 0-223z"><text:p/></draw:path><draw:path draw:style-name="gr3" draw:text-style-name="P5" svg:width="0.0693in" svg:height="0.1031in" svg:x="-0.0004in" svg:y="0in" svg:viewBox="0 0 177 263" svg:d="M130 30c3-15 4-18 35-18 9 0 12 0 12-8 0-4-4-4-6-4-11 0-39 1-50 1-12 0-40-1-51-1-2 0-7 0-7 8 0 4 3 4 11 4 15 0 25 0 25 7 0 2 0 3-1 6-17 70-34 138-51 208-3 14-4 18-35 18-9 0-12 0-12 7 0 5 4 5 5 5 11 0 40-1 51-1 12 0 40 1 51 1 3 0 7 0 7-8 0-4-3-4-12-4-6 0-7 0-15-2-8 0-9-2-9-5s0-7 1-10c17-68 34-136 51-204z"><text:p/></draw:path></draw:g><text:s/>קבוצה ריקה, אז הטענה נכונה באופן ריק מתוך הגדרת קבוצה ריקה. <text:span text:style-name="T5">אחרת, </text:span><text:span text:style-name="T6">קיים </text:span><draw:g text:anchor-type="as-char" svg:y="-0.1035in" draw:z-index="3" draw:name="Shape5" draw:style-name="gr1"><svg:title>TexMaths</svg:title><svg:desc>11§display§i \in I§svg§600§FALSE§</svg:desc><draw:path draw:style-name="gr2" draw:text-style-name="P4" svg:width="0.2972in" svg:height="0.0933in" svg:x="0.0031in" svg:y="0.0063in" svg:viewBox="0 0 756 238" svg:d="M378 238c-126 0-252 0-378 0 0-79 0-159 0-238 252 0 504 0 756 0 0 79 0 159 0 238-126 0-253 0-378 0z"><text:p/></draw:path><draw:path draw:style-name="gr3" draw:text-style-name="P5" svg:width="0.0398in" svg:height="0.1012in" svg:x="-0.0004in" svg:y="0.0031in" svg:viewBox="0 0 102 258" svg:d="M99 14c0-7-6-14-14-14-11 0-21 10-21 21 0 6 5 13 14 13s21-9 21-20zM69 157c5-10 5-10 9-21 3-8 6-13 6-21 0-16-14-30-32-30-37 0-52 56-52 59s4 3 5 3c4 0 4 0 6-6 11-37 26-49 40-49 2 0 8 0 8 13 0 8-2 16-3 20-3 10-21 54-27 70-4 10-9 22-9 31 0 18 13 32 32 32 36 0 50-56 50-59 0-5-3-5-4-5-5 0-5 1-6 7-7 25-19 48-39 48-7 0-10-4-10-13s2-14 12-38c4-14 10-27 14-41z"><text:p/></draw:path><draw:path draw:style-name="gr3" draw:text-style-name="P5" svg:width="0.0752in" svg:height="0.0874in" svg:x="0.1028in" svg:y="0.0209in" svg:viewBox="0 0 192 223" svg:d="M179 120c7 0 13 0 13-8s-6-8-13-8c-55 0-109 0-164 0 5-51 50-89 104-89 19 0 39 0 60 0 7 0 13 0 13-7 0-8-6-8-13-8-21 0-41 0-60 0-66 0-119 51-119 112 0 60 53 111 119 111 19 0 39 0 60 0 7 0 13 0 13-8 0-7-6-7-13-7-21 0-41 0-60 0-54 0-99-38-104-88 55 0 109 0 164 0z"><text:p/></draw:path><draw:path draw:style-name="gr3" draw:text-style-name="P5" svg:width="0.0701in" svg:height="0.1028in" svg:x="0.2382in" svg:y="-0.0004in" svg:viewBox="0 0 179 262" svg:d="M132 30c3-14 4-18 35-18 9 0 12 0 12-8 0-4-4-4-5-4-12 0-41 1-52 1s-40-1-52-1c-2 0-7 0-7 8 0 4 4 4 11 4 16 0 27 0 27 8 0 1 0 2-1 5-18 69-35 137-53 207-3 14-4 18-35 18-9 0-12 0-12 8 0 4 4 4 5 4 13 0 40-1 51-1 12 0 41 1 53 1 2 0 7 0 7-7 0-5-3-5-12-5-6 0-8 0-16-1s-10-2-10-6 1-6 2-9c18-68 34-136 52-204z"><text:p/></draw:path></draw:g>, צ.ל. <draw:g text:anchor-type="as-char" svg:y="-0.1083in" draw:z-index="4" draw:name="Shape6" draw:style-name="gr1"><svg:title>TexMaths</svg:title><svg:desc>11§display§A_i \subseteq B§svg§600§FALSE§</svg:desc><draw:path draw:style-name="gr2" draw:text-style-name="P4" svg:width="0.4665in" svg:height="0.1157in" svg:x="0.0024in" svg:y="0.0075in" svg:viewBox="0 0 1186 295" svg:d="M593 295c-198 0-395 0-593 0 0-98 0-196 0-295 395 0 790 0 1186 0 0 99 0 197 0 295-197 0-396 0-593 0z"><text:p/></draw:path><draw:path draw:style-name="gr3" draw:text-style-name="P5" svg:width="0.1039in" svg:height="0.1079in" svg:x="-0.0004in" svg:y="-0.0004in" svg:viewBox="0 0 265 275" svg:d="M56 231c-15 25-31 30-47 31-5 0-9 0-9 8 0 2 2 5 6 5 11 0 22-2 33-2 13 0 26 2 38 2 2 0 8 0 8-8 0-5-4-5-7-5-9-1-17-3-17-13 0-4 2-8 5-14 10-16 20-33 30-49 32 0 65 0 97 0 0 7 5 60 5 63 0 12-20 13-27 13-6 0-9 0-9 8 0 5 3 3 4 5 17 0 33-2 49-2 10 0 34 2 44 2 2 0 6 0 6-8 0-5-3-5-8-5-25 0-25-2-26-14-8-79-15-159-23-238-1-8-1-10-8-10-5 0-7 3-10 7-45 74-89 149-134 224zM102 175c26-43 51-85 76-127 5 42 9 84 14 127-30 0-60 0-90 0z"><text:p/></draw:path><draw:path draw:style-name="gr3" draw:text-style-name="P5" svg:width="0.0315in" svg:height="0.0709in" svg:x="0.1138in" svg:y="0.0606in" svg:viewBox="0 0 81 181" svg:d="M75 10c0-5-3-10-11-10-7 0-14 7-14 14 0 6 3 11 9 11 8 0 16-7 16-15zM20 147c-1 3-2 7-2 11 0 13 11 23 25 23 27 0 38-37 38-42 0-3-2-2-3-3-4 0-4 2-5 5-7 22-19 33-29 33-5 0-7-4-7-10s2-11 5-17c2-8 5-15 8-22 3-6 13-31 14-34 0-2 1-5 1-9 0-12-11-23-25-23-28 0-40 38-40 42 0 3 3 3 4 3 5 0 5-1 6-4 7-23 19-33 29-33 4 0 6 2 6 10 0 5-1 10-9 26-5 15-11 29-16 44z"><text:p/></draw:path><draw:path draw:style-name="gr3" draw:text-style-name="P5" svg:width="0.0925in" svg:height="0.1165in" svg:x="0.2142in" svg:y="0.0118in" svg:viewBox="0 0 236 297" svg:d="M222 15c7 0 14 0 14-7 0-8-7-8-14-8-34 0-69 0-103 0-67 0-119 51-119 111 0 63 53 111 119 111 34 0 69 0 103 0 7 0 14 0 14-8s-7-8-14-8c-34 0-69 0-103 0-61 0-104-43-104-94 0-53 44-97 104-97 34 0 69 0 103 0zM21 281c-7 0-13 0-13 8s6 8 13 8c67 0 134 0 201 0 7 0 14 0 14-8s-7-8-14-8c-67 0-134 0-201 0z"><text:p/></draw:path><draw:path draw:style-name="gr3" draw:text-style-name="P5" svg:width="0.1083in" svg:height="0.1024in" svg:x="0.3681in" svg:y="0.0047in" svg:viewBox="0 0 276 261" svg:d="M46 232c-4 14-5 17-35 17-7 0-11 0-11 8 0 4 3 4 11 4 46 0 91 0 138 0 60 0 106-45 106-82 0-27-23-49-60-54 41-7 81-36 81-72 0-29-25-53-72-53-43 0-86 0-129 0-8 0-12 0-12 8 0 4 4 4 11 4 1 0 9 0 15 0 7 1 10 1 10 7 0 1 0 2-1 7-18 68-34 138-52 206zM105 122c7-32 15-64 23-96 3-13 4-14 21-14 16 0 34 0 50 0 33 0 42 22 42 40 0 33-33 70-80 70-19 0-38 0-56 0zM87 249c-6 0-7 0-9 0-3-1-5-1-5-4 0-1 0-2 2-9 9-35 17-71 26-106 25 0 50 0 74 0 37 0 44 28 44 45 0 37-34 74-79 74-18 0-35 0-53 0z"><text:p/></draw:path></draw:g>. נשים לב <text:span text:style-name="T6">שזה נגרר מהנתון שלנו </text:span><text:span text:style-name="T7">(שטוען טענה זו לכל </text:span><text:span text:style-name="T7"><draw:g text:anchor-type="as-char" svg:y="-0.102in" draw:z-index="419" draw:name="Shape7" draw:style-name="gr1"><svg:title>TexMaths</svg:title><svg:desc>11§display§i§svg§600§FALSE§</svg:desc><draw:path draw:style-name="gr2" draw:text-style-name="P4" svg:width="0.0276in" svg:height="0.0862in" svg:x="0.0039in" svg:y="0.0079in" svg:viewBox="0 0 71 220" svg:d="M36 220c-12 0-24 0-36 0 0-73 0-147 0-220 24 0 48 0 71 0 0 73 0 147 0 220-11 0-23 0-35 0z"><text:p/></draw:path><draw:path draw:style-name="gr3" draw:text-style-name="P5" svg:width="0.039in" svg:height="0.102in" svg:x="0.0004in" svg:y="0in" svg:viewBox="0 0 100 260" svg:d="M97 14c0-7-6-14-15-14-10 0-19 10-19 21 0 7 5 13 13 13 9 0 21-9 21-20zM68 159c4-12 4-12 8-22 3-8 5-13 5-20 0-18-12-32-30-32-37 0-51 56-51 60 0 2 3 1 4 2 5 0 5 0 7-6 10-36 25-47 38-47 4 0 10 0 10 12 0 8-3 17-4 20-3 10-21 54-26 71-5 10-9 23-9 31 0 18 13 32 31 32 35 0 49-57 49-60 0-4-3-4-4-4-5 0-5 1-6 7-8 25-20 48-38 48-7 0-9-3-9-12 0-10 2-16 11-40 4-13 9-27 14-40z"><text:p/></draw:path></draw:g></text:span><text:span text:style-name="T7">)</text:span><text:span text:style-name="T6">, כלומר הטענה נכונה</text:span>. <text:span text:style-name="T8">מש"ל</text:span> <draw:g text:anchor-type="as-char" svg:y="-0.1043in" draw:z-index="5" draw:name="Shape7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11" text:outline-level="3">סעיף (ב)</text:h>
      <text:list text:style-name="L2">
        <text:list-item>
          <text:p text:style-name="P12">צ.ל.:</text:p>
          <text:p text:style-name="P13"><draw:g text:anchor-type="as-char" svg:y="-0.1673in" draw:z-index="6" draw:name="Shape8" draw:style-name="gr1"><svg:title>TexMaths</svg:title><svg:desc>11§display§\big(\forall i \in I. B \subseteq A_i \big) \implies \Big( B \subseteq \bigcap_{i \in I} A_i \Big)§svg§600§FALSE§</svg:desc><draw:path draw:style-name="gr2" draw:text-style-name="P4" svg:width="2.3299in" svg:height="0.3484in" svg:x="-0.0004in" svg:y="0.0075in" svg:viewBox="0 0 5919 886" svg:d="M2960 886c-987 0-1973 0-2960 0 0-295 0-591 0-886 1973 0 3946 0 5919 0 0 295 0 591 0 886-987 0-1973 0-2959 0z"><text:p/></draw:path><draw:path draw:style-name="gr3" draw:text-style-name="P5" svg:width="0.039in" svg:height="0.1819in" svg:x="0.0154in" svg:y="0.0453in" svg:viewBox="0 0 100 463" svg:d="M100 460c0-2 0-2-1-3-18-20-44-51-61-114-8-35-12-74-12-111 0-101 25-173 71-222 3-4 3-4 3-6 0-4-2-4-4-4-6 0-27 24-32 30-40 46-64 115-64 202 0 55 9 132 59 197 5 6 30 34 37 34 2 0 4 0 4-3z"><text:p/></draw:path><draw:path draw:style-name="gr3" draw:text-style-name="P5" svg:width="0.0846in" svg:height="0.1083in" svg:x="0.0614in" svg:y="0.0689in" svg:viewBox="0 0 216 276" svg:d="M213 15c3-4 3-5 3-7 0-4-4-8-8-8-6 0-8 4-9 9-11 28-22 57-33 86-38 0-78 0-117 0-11-29-21-58-32-86-2-6-4-9-9-9-4 0-8 4-8 8 0 1 0 2 2 7 32 84 65 168 97 253 2 5 3 8 9 8 5 0 6-3 9-7 32-85 65-169 96-254zM55 110c35 0 70 0 106 0-18 45-36 90-53 137-18-47-35-92-53-137z"><text:p/></draw:path><draw:path draw:style-name="gr3" draw:text-style-name="P5" svg:width="0.0394in" svg:height="0.102in" svg:x="0.1508in" svg:y="0.0756in" svg:viewBox="0 0 101 260" svg:d="M98 13c0-7-6-13-14-13-10 0-21 10-21 20 0 8 5 14 15 14 9 0 20-9 20-21zM69 159c5-11 5-11 8-22 3-8 5-14 5-21 0-17-12-31-31-31-37 0-51 56-51 59 0 4 3 4 4 4 4 0 5 0 7-7 10-36 25-49 38-49 4 0 10 0 10 14 0 7-3 15-4 19-3 10-21 56-26 72-5 10-9 22-9 31 0 17 13 32 31 32 36 0 50-56 50-60s-3-4-4-4c-4 0-3 1-6 7-6 25-20 48-39 48-7 0-9-4-9-13s2-15 11-39c5-14 10-27 15-40z"><text:p/></draw:path><draw:path draw:style-name="gr3" draw:text-style-name="P5" svg:width="0.076in" svg:height="0.0882in" svg:x="0.2535in" svg:y="0.0929in" svg:viewBox="0 0 194 225" svg:d="M180 120c7 0 14 0 14-8 0-7-7-7-14-7-55 0-108 0-163 0 4-52 48-90 103-90 20 0 41 0 60 0 7 0 14 0 14-7 0-8-7-8-14-8-21 0-40 0-61 0-66 0-119 51-119 112 0 62 53 113 119 113 21 0 40 0 61 0 7 0 14 0 14-8s-7-8-14-8c-19 0-40 0-60 0-55 0-99-37-103-89 55 0 108 0 163 0z"><text:p/></draw:path><draw:path draw:style-name="gr3" draw:text-style-name="P5" svg:width="0.0701in" svg:height="0.1035in" svg:x="0.3898in" svg:y="0.0709in" svg:viewBox="0 0 179 264" svg:d="M131 30c4-15 5-18 35-18 10 0 13 0 13-8 0-4-4-4-6-4-11 0-40 1-51 1-12 0-40-1-52-1-2 0-7 0-7 8 0 4 3 4 11 4 16 0 26 0 26 8 0 1 0 2 0 5-18 70-35 139-53 208-3 15-4 19-35 19-9 0-12 0-12 8 0 4 4 4 5 4 11 0 40-1 51-1 12 0 41 1 52 1 3 0 7 0 7-8 0-4-2-4-10-4-7 0-9 0-17-1-9-1-10-2-10-7 0-3 1-5 1-8 18-70 34-138 52-206z"><text:p/></draw:path><draw:path draw:style-name="gr3" draw:text-style-name="P5" svg:width="0.0161in" svg:height="0.0157in" svg:x="0.4764in" svg:y="0.1587in" svg:viewBox="0 0 42 41" svg:d="M42 20c0-11-10-20-21-20s-21 9-21 20 10 21 21 21 21-10 21-21z"><text:p/></draw:path><draw:path draw:style-name="gr3" draw:text-style-name="P5" svg:width="0.1083in" svg:height="0.1035in" svg:x="0.5118in" svg:y="0.0709in" svg:viewBox="0 0 276 264" svg:d="M46 233c-4 16-4 19-35 19-7 0-11 0-11 8 0 4 4 4 11 4 46 0 91 0 137 0 62 0 107-46 107-83 0-28-22-51-59-56 39-6 80-35 80-71 0-29-25-54-71-54-43 0-87 0-130 0-8 0-11 0-11 8 0 4 3 4 11 4 4 0 8 0 14 1 7 0 10 1 10 6 0 2 0 3-1 7-18 70-34 138-52 207zM105 122c7-32 16-64 24-96 3-13 4-14 21-14 16 0 33 0 49 0 34 0 42 23 42 40 0 34-33 70-80 70-19 0-38 0-56 0zM87 252c-6 0-6 0-9 0-3-1-4-1-4-4 0-1 0-3 2-9 9-36 18-73 26-108 25 0 49 0 73 0 37 0 45 29 45 45 0 39-35 76-80 76-18 0-36 0-53 0z"><text:p/></draw:path><draw:path draw:style-name="gr3" draw:text-style-name="P5" svg:width="0.0921in" svg:height="0.1169in" svg:x="0.6839in" svg:y="0.0783in" svg:viewBox="0 0 235 298" svg:d="M222 15c7 0 13 0 13-7 0-8-6-8-13-8-35 0-69 0-104 0-66 0-118 51-118 111 0 62 53 112 118 112 35 0 69 0 104 0 7 0 13 0 13-7 0-8-6-8-13-8-34 0-69 0-103 0-61 0-104-45-104-97s44-96 104-96c34 0 69 0 103 0zM21 283c-7 0-13 0-13 8 0 7 6 7 13 7 67 0 134 0 201 0 7 0 13 0 13-7 0-8-6-8-13-8-67 0-134 0-201 0z"><text:p/></draw:path><draw:path draw:style-name="gr3" draw:text-style-name="P5" svg:width="0.1039in" svg:height="0.1083in" svg:x="0.8374in" svg:y="0.0665in" svg:viewBox="0 0 265 276" svg:d="M55 231c-15 27-30 32-47 33-5 0-8 0-8 8 0 2 1 4 4 4 11 0 23-1 33-1 14 0 27 1 40 1 2 0 7 0 7-7 0-5-4-5-6-5-9-1-19-4-19-13 0-6 3-9 6-14 10-17 20-33 30-50 32 0 65 0 96 0 2 8 7 61 7 64 0 12-21 13-29 13-5 0-8 0-8 8 0 4 4 4 5 4 16 0 32-1 49-1 8 0 34 1 42 1 4 0 8 0 8-7 0-5-4-5-9-5-24 0-24-3-25-14-8-80-16-161-24-241 0-8 0-9-7-9-6 0-7 2-10 6-45 74-90 150-135 225zM101 175c26-43 52-85 77-128 5 43 8 85 12 128-29 0-59 0-89 0z"><text:p/></draw:path><draw:path draw:style-name="gr3" draw:text-style-name="P5" svg:width="0.0319in" svg:height="0.0713in" svg:x="0.9508in" svg:y="0.1283in" svg:viewBox="0 0 82 182" svg:d="M76 10c0-4-3-10-11-10s-16 7-16 14c0 5 4 10 12 10 7 0 15-6 15-14zM20 148c-1 3-2 6-2 11 0 13 11 23 26 23 26 0 38-38 38-42 0-3-3-3-4-3-3 0-4 2-5 4-6 22-18 33-29 33-5 0-7-3-7-10 0-5 3-11 5-16 3-8 5-16 9-23 2-6 12-30 13-34 1-3 2-6 2-8 0-14-11-24-26-24-27 0-40 37-40 42 0 4 4 4 6 4 3 0 3-2 4-5 6-23 19-33 28-33 5 0 8 2 8 10 0 6-2 10-9 26-5 15-12 30-17 45z"><text:p/></draw:path><draw:path draw:style-name="gr3" draw:text-style-name="P5" svg:width="0.0394in" svg:height="0.1819in" svg:x="1.0031in" svg:y="0.0453in" svg:viewBox="0 0 101 463" svg:d="M101 232c0-55-10-132-60-198-4-4-29-34-35-34-3 0-6 1-6 4 0 2 1 3 2 5 19 20 44 50 61 112 8 35 12 75 12 111 0 39-3 78-13 116-16 54-39 86-58 107-4 3-4 4-4 5 0 3 3 3 6 3 5 0 26-23 30-28 40-48 65-117 65-203z"><text:p/></draw:path><draw:path draw:style-name="gr3" draw:text-style-name="P5" svg:width="0.1008in" svg:height="0.035in" svg:x="1.1594in" svg:y="0.118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346in" svg:height="0.0831in" svg:x="1.2516in" svg:y="0.0949in" svg:viewBox="0 0 343 212" svg:d="M260 76c16 14 36 24 48 30-13 6-33 16-48 29-82 0-164 0-246 0-6 0-14 0-14 8s8 8 14 8c76 0 152 0 228 0-19 17-38 52-38 57 0 4 5 4 7 4 3 0 6 0 7-3 9-15 20-35 44-58 27-23 53-33 74-40 6-2 6-2 7-3 0-1 0-1 0-2s0-1 0-3l-1-1c-1 0-1 0-9-3-51-15-90-51-112-91-4-8-4-8-10-8-2 0-7 0-7 3 0 6 19 39 38 58-76 0-152 0-228 0-6 0-14 0-14 7 0 8 8 8 14 8 82 0 164 0 246 0z"><text:p/></draw:path><draw:path draw:style-name="gr3" draw:text-style-name="P5" svg:width="0.0571in" svg:height="0.2732in" svg:x="1.5075in" svg:y="-0.0004in" svg:viewBox="0 0 146 695" svg:d="M129 690c1 0 4 5 5 5 2 0 6 0 8 0 1 0 4-1 4-5 0-1 0-2-1-3-14-14-35-35-59-78-41-74-57-169-57-261 0-172 49-272 116-340 1-2 1-2 1-4 0-4-2-4-6-4-6 0-7 0-10 3-36 32-78 86-105 168-16 50-25 112-25 177 0 91 16 194 77 283 11 15 25 31 25 32 4 4 9 11 12 13 5 5 10 10 15 14z"><text:p/></draw:path><draw:path draw:style-name="gr3" draw:text-style-name="P5" svg:width="0.1083in" svg:height="0.1035in" svg:x="1.5772in" svg:y="0.0709in" svg:viewBox="0 0 276 264" svg:d="M46 233c-4 16-5 19-35 19-7 0-11 0-11 8 0 4 3 4 11 4 46 0 91 0 138 0 61 0 106-46 106-83 0-28-22-51-59-56 39-6 80-35 80-71 0-29-25-54-71-54-43 0-87 0-130 0-8 0-12 0-12 8 0 4 4 4 11 4 1 0 8 0 15 1 7 0 10 1 10 6 0 2 0 3-1 7-18 70-34 138-52 207zM105 122c7-32 15-64 23-96 4-13 4-14 21-14 16 0 34 0 50 0 34 0 42 23 42 40 0 34-33 70-80 70-19 0-38 0-56 0zM87 252c-6 0-7 0-9 0-3-1-4-1-4-4 0-1 0-3 1-9 9-36 19-73 27-108 25 0 49 0 73 0 37 0 44 29 44 45 0 39-34 76-79 76-18 0-35 0-53 0z"><text:p/></draw:path><draw:path draw:style-name="gr3" draw:text-style-name="P5" svg:width="0.0925in" svg:height="0.1169in" svg:x="1.7488in" svg:y="0.0783in" svg:viewBox="0 0 236 298" svg:d="M223 15c7 0 13 0 13-7 0-8-6-8-13-8-35 0-69 0-104 0-66 0-119 51-119 111 0 62 54 112 119 112 35 0 69 0 104 0 7 0 13 0 13-7 0-8-6-8-13-8-34 0-69 0-103 0-62 0-105-45-105-97s44-96 105-96c34 0 69 0 103 0zM22 283c-7 0-14 0-14 8 0 7 7 7 14 7 67 0 134 0 201 0 7 0 13 0 13-7 0-8-6-8-13-8-67 0-134 0-201 0z"><text:p/></draw:path><draw:path draw:style-name="gr3" draw:text-style-name="P5" svg:width="0.1512in" svg:height="0.2126in" svg:x="1.9146in" svg:y="0.0299in" svg:viewBox="0 0 385 541" svg:d="M353 518c0 6 0 23 17 23 15 0 15-17 15-23 0-111 0-222 0-333 0-99-85-185-192-185-108 0-193 86-193 185 0 111 0 222 0 333 0 6 0 23 15 23 17 0 17-17 17-23 0-110 0-221 0-331 0-89 75-154 161-154 85 0 160 66 160 154 0 110 0 221 0 331z"><text:p/></draw:path><draw:path draw:style-name="gr3" draw:text-style-name="P5" svg:width="0.0315in" svg:height="0.0717in" svg:x="1.902in" svg:y="0.2854in" svg:viewBox="0 0 81 183" svg:d="M75 11c0-4-3-11-11-11s-16 8-16 15c0 5 4 10 11 10 8 0 16-7 16-14zM20 148c-1 4-3 7-3 12 0 12 11 23 26 23 26 0 38-38 38-42 0-3-3-3-4-3-3 0-3 1-4 4-7 22-19 33-30 33-4 0-7-3-7-10 0-6 3-11 5-17 3-7 5-15 9-21 2-7 12-32 13-35s2-6 2-8c0-14-11-23-26-23-27 0-39 36-39 40 0 5 3 5 4 5 4 0 4-3 5-5 8-23 19-33 30-33 3 0 6 2 6 9s-2 11-9 28c-5 14-11 28-16 43z"><text:p/></draw:path><draw:path draw:style-name="gr3" draw:text-style-name="P5" svg:width="0.0587in" svg:height="0.0693in" svg:x="1.9516in" svg:y="0.2945in" svg:viewBox="0 0 150 177" svg:d="M139 96c4 0 11 0 11-7 0-6-7-6-11-6-42 0-84 0-126 0 5-40 38-70 79-70 16 0 31 0 47 0 4 0 11 0 11-5 0-8-7-8-11-8-16 0-32 0-48 0-50 0-91 40-91 88 0 51 42 89 91 89 16 0 32 0 48 0 4 0 11 0 11-6 0-7-7-7-11-7-16 0-31 0-47 0-41 0-74-30-79-68 42 0 84 0 126 0z"><text:p/></draw:path><draw:path draw:style-name="gr3" draw:text-style-name="P5" svg:width="0.05in" svg:height="0.0724in" svg:x="2.0291in" svg:y="0.2831in" svg:viewBox="0 0 128 185" svg:d="M93 22c4-10 4-12 25-12 6 0 10 0 10-6 0-2-3-4-5-4-5 0-13 1-19 1-5 0-12 0-17 0-7 0-12 0-19 0-6 0-13-1-19-1-2 0-6 0-6 7 0 3 3 3 10 3 3 0 5 0 10 1 5 0 7 0 7 3s-1 4-1 6c-12 48-24 96-36 144-2 9-3 11-23 11-8 0-10 0-10 7 1 1 0 3 4 3 8 0 28-1 37-1 6 0 12 0 18 0s13 1 19 1c1 0 6 0 6-6 0-4-4-4-9-4-1 0-7 0-12 0-6-1-6-2-6-4 0-3 0-3 1-6 12-47 23-96 35-143z"><text:p/></draw:path><draw:path draw:style-name="gr3" draw:text-style-name="P5" svg:width="0.1039in" svg:height="0.1083in" svg:x="2.115in" svg:y="0.0665in" svg:viewBox="0 0 265 276" svg:d="M56 231c-15 27-31 32-47 33-5 0-9 0-9 8 0 2 2 4 5 4 10 0 22-1 33-1 14 0 27 1 39 1 2 0 8 0 8-7 0-5-4-5-7-5-9-1-18-4-18-13 0-6 3-9 6-14 10-17 19-33 29-50 33 0 64 0 97 0 0 8 6 61 6 64 0 12-20 13-28 13-5 0-8 0-8 8 0 4 3 2 4 4 17 0 33-1 48-1 10 0 35 1 45 1 2 0 6 0 6-7 0-5-3-5-9-5-23 0-23-3-25-14-8-80-15-161-23-241-1-8-1-9-8-9-5 0-8 2-10 6-45 74-89 150-134 225zM102 175c26-43 51-85 76-128 5 43 9 85 13 128-29 0-59 0-89 0z"><text:p/></draw:path><draw:path draw:style-name="gr3" draw:text-style-name="P5" svg:width="0.0319in" svg:height="0.0713in" svg:x="2.2287in" svg:y="0.1283in" svg:viewBox="0 0 82 182" svg:d="M75 10c0-4-3-10-11-10-7 0-15 7-15 14 0 5 4 10 12 10 7 0 14-6 14-14zM20 148c-1 3-2 6-2 11 0 13 11 23 25 23 27 0 39-38 39-42 0-3-3-2-4-3-4 0-4 2-5 4-7 22-18 33-29 33-5 0-7-3-7-10 0-5 3-11 5-16 2-8 5-16 9-23 2-6 12-30 13-34 0-3 1-6 1-8 0-14-11-24-25-24-28 0-40 37-40 42 0 4 3 2 4 4 5 0 5-2 6-5 7-23 19-33 29-33 4 0 6 2 6 10 0 6-1 10-8 26-5 15-12 30-17 45z"><text:p/></draw:path><draw:path draw:style-name="gr3" draw:text-style-name="P5" svg:width="0.0575in" svg:height="0.2732in" svg:x="2.2799in" svg:y="-0.0004in" svg:viewBox="0 0 147 695" svg:d="M147 348c0-111-26-229-102-316-5-7-20-21-28-30-4-2-5-2-9-2-5 0-8 0-8 4 0 2 1 3 2 4 13 14 34 35 58 77 42 75 58 169 58 263 0 166-47 268-116 339-1 1-2 2-2 3 0 5 3 5 8 5 4 0 5 0 9-4 37-32 78-86 105-167 17-52 25-114 25-176z"><text:p/></draw:path></draw:g></text:p>
        </text:list-item>
        <text:list-item>
          <text:p text:style-name="P14">נפשט:</text:p>
          <text:p text:style-name="P13"><text:soft-page-break/><draw:g text:anchor-type="as-char" svg:y="-0.5319in" draw:z-index="7" draw:name="Shape9" draw:style-name="gr1"><svg:title>TexMaths</svg:title><svg:desc>11§latex§\begin{align*}
    &amp;&amp;\big(\forall i \in I. B \subseteq A_i \big) &amp;\implies \Big( B \subseteq \bigcap_{i \in I} A_i \Big) \\
    \iff &amp;&amp;\big(\forall i \in I. \forall x \in B. x \in A_i \big) &amp;\implies \Big( \forall x \in B. x \in \bigcap_{i \in I} A_i  \Big)    &amp;&amp;\open \!\subseteq\! \text{ definition} \close \\
    \iff &amp;&amp;\big(\forall i \in I. \forall x \in B. x \in A_i \big) &amp;\implies \big( \forall x. \in B. \forall i \in I. x \in A_i \big)    &amp;&amp;\open F, \cup \text{ definitions} \close
\end{align}§svg§600§FALSE§</svg:desc><draw:path draw:style-name="gr2" draw:text-style-name="P4" svg:width="5.2783in" svg:height="1.0476in" svg:x="-0.0004in" svg:y="0.0079in" svg:viewBox="0 0 13408 2662" svg:d="M0 0c4469 0 8939 0 13408 0 0 888 0 1774 0 2662-4469 0-8939 0-13408 0 0-888 0-1774 0-2662z"><text:p/></draw:path><draw:path draw:style-name="gr3" draw:text-style-name="P5" svg:width="0.039in" svg:height="0.1823in" svg:x="0.9587in" svg:y="0.0453in" svg:viewBox="0 0 100 464" svg:d="M100 460c0-1 0-2-1-4-18-18-44-50-60-113-9-35-13-75-13-111 0-101 25-173 71-223 3-4 3-4 3-5 0-4-2-4-4-4-6 0-27 23-32 30-39 46-64 115-64 202 0 55 10 132 61 198 3 4 28 34 35 34 2 0 4 0 4-4z"><text:p/></draw:path><draw:path draw:style-name="gr3" draw:text-style-name="P5" svg:width="0.0846in" svg:height="0.1087in" svg:x="1.0047in" svg:y="0.0693in" svg:viewBox="0 0 216 277" svg:d="M213 15c3-4 3-5 3-7 0-4-4-8-8-8-6 0-8 4-9 9-11 28-21 57-32 86-39 0-78 0-117 0-11-29-21-58-32-86-3-6-5-9-10-9-4 0-8 4-8 8 0 1 0 2 3 7 32 85 64 169 96 253 2 6 4 9 9 9s6-4 9-9c32-84 65-168 96-253zM55 110c35 0 70 0 106 0-18 46-36 91-53 137-18-46-35-91-53-137z"><text:p/></draw:path><draw:path draw:style-name="gr3" draw:text-style-name="P5" svg:width="0.0398in" svg:height="0.102in" svg:x="1.0941in" svg:y="0.0744in" svg:viewBox="0 0 102 260" svg:d="M98 13c0-8-5-13-14-13-10 0-21 10-21 20 0 7 5 14 15 14 9 0 20-9 20-21zM69 158c5-11 5-11 8-22 3-7 6-13 6-21 0-16-13-30-32-30-37 0-51 56-51 59s3 3 4 3c5 0 5 0 7-6 10-37 25-49 39-49 3 0 9 0 9 14 0 7-2 15-4 19-3 10-21 55-26 72-5 10-9 23-9 31 0 18 13 32 32 32 36 0 50-57 50-60 0-4-4-4-5-4-3 0-3 1-6 7-6 25-19 48-39 48-7 0-9-4-9-13s2-15 11-39c5-13 10-27 15-41z"><text:p/></draw:path><draw:path draw:style-name="gr3" draw:text-style-name="P5" svg:width="0.0756in" svg:height="0.0878in" svg:x="1.1972in" svg:y="0.0929in" svg:viewBox="0 0 193 224" svg:d="M179 120c7 0 14 0 14-8s-7-8-14-8c-55 0-109 0-164 0 5-51 50-89 104-89 20 0 40 0 60 0 7 0 14 0 14-7 0-8-7-8-14-8-21 0-40 0-61 0-66 0-118 51-118 112 0 62 52 112 118 112 21 0 40 0 61 0 7 0 14 0 14-7 0-8-7-8-14-8-20 0-40 0-60 0-54 0-99-37-104-89 55 0 109 0 164 0z"><text:p/></draw:path><draw:path draw:style-name="gr3" draw:text-style-name="P5" svg:width="0.0701in" svg:height="0.1035in" svg:x="1.3331in" svg:y="0.0709in" svg:viewBox="0 0 179 264" svg:d="M132 30c3-15 4-18 35-18 9 0 12 0 12-8 0-4-4-4-5-4-12 0-41 1-52 1s-39-1-50-1c-4 0-9 0-9 8 0 4 4 4 11 4 16 0 27 0 27 8 0 1 0 2-1 5-17 70-35 140-53 209-3 15-4 18-35 18-9 0-12 0-12 8 0 4 4 4 6 4 12 0 39-1 51-1 11 0 40 1 52 1 2 0 8 0 8-8 0-4-4-4-12-4-7 0-9 0-17-1-8 0-10-2-10-7 0-2 1-5 2-9 18-68 34-137 52-205z"><text:p/></draw:path><draw:path draw:style-name="gr3" draw:text-style-name="P5" svg:width="0.0157in" svg:height="0.0157in" svg:x="1.4201in" svg:y="0.1591in" svg:viewBox="0 0 41 41" svg:d="M41 20c0-11-10-20-21-20s-20 8-20 20c0 11 9 21 20 21s21-9 21-21z"><text:p/></draw:path><draw:path draw:style-name="gr3" draw:text-style-name="P5" svg:width="0.1083in" svg:height="0.1035in" svg:x="1.4555in" svg:y="0.0709in" svg:viewBox="0 0 276 264" svg:d="M45 234c-3 15-4 18-35 18-7 0-10 0-10 8 0 4 3 4 10 4 46 0 92 0 139 0 60 0 106-46 106-84 0-27-23-50-60-54 40-7 81-36 81-72 0-29-26-54-72-54-43 0-87 0-130 0-8 0-11 0-11 8 0 4 3 4 11 4 1 0 7 0 14 1 7 0 11 1 11 6 0 2-1 3-2 7-18 70-34 139-52 208zM103 122c8-32 17-64 25-96 3-13 4-14 21-14 16 0 33 0 49 0 34 0 43 23 43 40 0 34-34 70-80 70-19 0-39 0-58 0zM86 252c-6 0-6 0-8 0-4-1-5-1-5-5 0-1 0-2 2-8 9-37 17-72 26-108 24 0 50 0 74 0 36 0 44 28 44 45 0 38-34 76-80 76-18 0-36 0-53 0z"><text:p/></draw:path><draw:path draw:style-name="gr3" draw:text-style-name="P5" svg:width="0.0929in" svg:height="0.1169in" svg:x="1.6272in" svg:y="0.0783in" svg:viewBox="0 0 237 298" svg:d="M222 15c7 0 15 0 15-7 0-8-8-8-15-8-34 0-69 0-103 0-67 0-119 51-119 111 0 63 53 112 119 112 34 0 69 0 103 0 7 0 15 0 15-7 0-8-8-8-15-8-34 0-69 0-103 0-61 0-104-45-104-97s44-96 104-96c34 0 69 0 103 0zM21 283c-7 0-13 0-13 7 0 8 6 8 13 8 67 0 134 0 201 0 7 0 15 0 15-8 0-7-8-7-15-7-67 0-134 0-201 0z"><text:p/></draw:path><draw:path draw:style-name="gr3" draw:text-style-name="P5" svg:width="0.1039in" svg:height="0.1087in" svg:x="1.7803in" svg:y="0.0665in" svg:viewBox="0 0 265 277" svg:d="M56 233c-15 25-31 31-48 32-5 0-8 0-8 8 0 2 2 4 6 4 9 0 21-1 32-1 13 0 27 1 39 1 2 0 8 0 8-8 0-4-5-4-7-4-9-1-19-3-19-13 0-5 4-9 6-14 10-17 20-33 30-50 31 0 65 0 96 0 2 8 7 61 7 64 0 12-20 13-28 13-5 0-9 0-9 8 0 4 4 4 5 4 16 0 33-1 49-1 9 0 34 1 44 1 2 0 6 0 6-8 0-4-3-4-9-4-24 0-24-2-25-14-8-81-15-161-23-241-1-8-1-10-8-10-6 0-7 3-10 7-45 75-89 150-134 226zM102 176c26-43 51-85 76-128 5 43 8 85 12 128-29 0-58 0-88 0z"><text:p/></draw:path><draw:path draw:style-name="gr3" draw:text-style-name="P5" svg:width="0.0315in" svg:height="0.0709in" svg:x="1.8945in" svg:y="0.1272in" svg:viewBox="0 0 81 181" svg:d="M75 10c0-5-4-10-11-10-8 0-16 7-16 14 0 5 5 10 11 10 8 0 16-6 16-14zM20 147c-1 4-2 7-2 11 0 14 10 23 25 23 27 0 38-37 38-41s-3-4-4-4c-3 0-3 3-4 5-7 22-19 33-29 33-6 0-7-4-7-9 0-7 2-12 4-18 3-7 6-14 8-22 4-6 13-30 14-34 1-2 2-5 2-9 0-12-11-23-26-23-27 0-39 38-39 42 0 3 3 3 4 3 4 0 5-1 5-4 8-23 20-33 30-33 4 0 6 2 6 10 0 5-2 10-9 26-5 15-11 30-16 44z"><text:p/></draw:path><draw:path draw:style-name="gr3" draw:text-style-name="P5" svg:width="0.039in" svg:height="0.1823in" svg:x="1.9469in" svg:y="0.0453in" svg:viewBox="0 0 100 464" svg:d="M100 232c0-55-9-132-59-198-5-4-30-34-37-34-2 0-4 1-4 4 0 1 0 3 2 4 19 21 44 51 60 113 8 35 12 75 12 111 0 39-4 78-14 117-14 54-37 84-57 105-3 5-3 5-3 6 0 3 2 4 4 4 6 0 28-24 32-30 40-46 64-116 64-202z"><text:p/></draw:path><draw:path draw:style-name="gr3" draw:text-style-name="P5" svg:width="0.1008in" svg:height="0.035in" svg:x="2.1028in" svg:y="0.119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346in" svg:height="0.0831in" svg:x="2.1957in" svg:y="0.0953in" svg:viewBox="0 0 343 212" svg:d="M259 76c16 14 36 24 49 30-14 6-33 16-49 29-82 0-164 0-246 0-6 0-13 0-13 8s7 8 13 8c76 0 153 0 229 0-19 17-40 51-40 57 0 4 6 4 8 4 3 0 6 0 8-3 8-14 18-35 44-57 26-24 53-34 72-41 7-2 7-2 8-3 1 0 1-1 1-2 0-2 0-2-1-3l-1-1c-2-1-1 0-8-2-52-16-91-52-113-92-4-8-4-8-10-8-2 0-8 0-8 3 0 6 20 40 40 57-76 0-153 0-229 0-6 0-13 0-13 8s7 8 13 8c82 0 164 0 246 0z"><text:p/></draw:path><draw:path draw:style-name="gr3" draw:text-style-name="P5" svg:width="0.0575in" svg:height="0.2732in" svg:x="2.4512in" svg:y="0in" svg:viewBox="0 0 147 695" svg:d="M130 691c1 0 3 2 4 4 4 0 6 0 9 0 1 0 4 0 4-4 0-1-1-2-2-4-13-13-34-35-58-77-42-74-57-170-57-262 0-172 48-273 116-341 1-2 1-2 1-3 0-4-3-4-7-4-5 0-6 0-9 3-38 32-78 85-106 167-16 51-25 113-25 178 0 91 16 194 78 284 10 15 17 20 24 31 5 5 9 11 12 13 6 5 10 9 16 15z"><text:p/></draw:path><draw:path draw:style-name="gr3" draw:text-style-name="P5" svg:width="0.1083in" svg:height="0.1035in" svg:x="2.5213in" svg:y="0.0709in" svg:viewBox="0 0 276 264" svg:d="M45 234c-3 15-4 18-35 18-7 0-10 0-10 8 0 4 3 4 10 4 46 0 92 0 138 0 61 0 107-46 107-84 0-27-23-50-60-54 40-7 81-36 81-72 0-29-26-54-72-54-43 0-87 0-130 0-8 0-11 0-11 8 0 4 3 4 11 4 4 0 7 0 14 1 7 0 11 1 11 6 0 2-1 3-2 7-18 70-34 139-52 208zM103 122c8-32 17-64 25-96 3-13 4-14 20-14 17 0 33 0 50 0 34 0 43 23 43 40 0 34-34 70-82 70-18 0-37 0-56 0zM86 252c-6 0-6 0-8 0-4-1-5-1-5-5 0-1 0-2 2-8 9-37 17-72 26-108 24 0 49 0 73 0 37 0 45 28 45 45 0 38-34 76-80 76-18 0-36 0-53 0z"><text:p/></draw:path><draw:path draw:style-name="gr3" draw:text-style-name="P5" svg:width="0.0925in" svg:height="0.1169in" svg:x="2.6925in" svg:y="0.0783in" svg:viewBox="0 0 236 298" svg:d="M222 15c7 0 14 0 14-7 0-8-7-8-14-8-34 0-69 0-103 0-67 0-119 51-119 111 0 63 53 112 119 112 34 0 69 0 103 0 7 0 14 0 14-7 0-8-7-8-14-8-34 0-69 0-103 0-61 0-104-45-104-97s44-96 104-96c34 0 69 0 103 0zM21 283c-7 0-13 0-13 7 0 8 6 8 13 8 67 0 134 0 201 0 7 0 14 0 14-8 0-7-7-7-14-7-67 0-134 0-201 0z"><text:p/></draw:path><draw:path draw:style-name="gr3" draw:text-style-name="P5" svg:width="0.1516in" svg:height="0.2126in" svg:x="2.8579in" svg:y="0.0311in" svg:viewBox="0 0 386 541" svg:d="M354 520c0 5 0 21 16 21s16-15 16-21c0-112 0-223 0-335 0-99-85-185-192-185-109 0-194 86-194 185 0 112 0 223 0 335 0 5 0 21 17 21 15 0 15-15 15-21 0-111 0-222 0-333 0-89 75-155 162-155 85 0 160 66 160 155 0 111 0 222 0 333z"><text:p/></draw:path><draw:path draw:style-name="gr3" draw:text-style-name="P5" svg:width="0.0319in" svg:height="0.0709in" svg:x="2.8453in" svg:y="0.2862in" svg:viewBox="0 0 82 181" svg:d="M75 10c0-5-4-10-11-10s-15 7-15 14c0 5 4 11 11 11 8 0 15-7 15-15zM20 147c-1 4-2 7-2 11 0 14 11 23 25 23 27 0 39-37 39-40 0-5-3-5-4-5-4 0-4 3-5 6-7 21-18 32-29 32-6 0-7-4-7-9 0-7 3-12 5-18 2-7 5-14 9-22 2-6 12-30 13-34 0-2 1-5 1-9 0-12-11-23-25-23-28 0-40 38-40 42 0 3 3 2 4 3 5 0 5-1 6-4 6-23 19-33 28-33 5 0 7 2 7 10 0 5-1 10-8 26-5 15-12 30-17 44z"><text:p/></draw:path><draw:path draw:style-name="gr3" draw:text-style-name="P5" svg:width="0.0587in" svg:height="0.0689in" svg:x="2.8953in" svg:y="0.2953in" svg:viewBox="0 0 150 176" svg:d="M139 95c4 0 11 0 11-7s-7-7-11-7c-42 0-84 0-126 0 5-39 37-68 79-68 16 0 31 0 47 0 4 0 11 0 11-6 0-7-7-7-11-7-16 0-32 0-48 0-50 0-91 40-91 88 0 49 41 88 91 88 16 0 32 0 48 0 4 0 11 0 11-7 0-6-7-6-11-6-16 0-31 0-47 0-42 0-74-29-79-68 42 0 84 0 126 0z"><text:p/></draw:path><draw:path draw:style-name="gr3" draw:text-style-name="P5" svg:width="0.05in" svg:height="0.0724in" svg:x="2.9724in" svg:y="0.2839in" svg:viewBox="0 0 128 185" svg:d="M95 21c2-9 3-11 23-11 6 0 10 0 10-7 0-2-1-3-5-3-5 0-12 0-17 0-7 0-13 1-19 1-7 0-12-1-19-1-5 0-12 0-19 0-1 0-5 0-5 5s3 5 9 5c3 0 5 0 10 0 5 1 7 1 7 4 0 1 0 4-1 6-12 47-24 95-36 143-2 9-2 12-23 12-7 0-10 0-10 5 1 1 0 5 4 5 8 0 29-1 37-1 6 0 12 0 18 0 7 0 14 1 19 1 2 0 6 0 6-7 0-3-4-3-8-3-1 0-7 0-12-1-7 0-7-1-7-4 0-1 0-2 1-6 12-47 25-96 37-143z"><text:p/></draw:path><draw:path draw:style-name="gr3" draw:text-style-name="P5" svg:width="0.1039in" svg:height="0.1087in" svg:x="3.0583in" svg:y="0.0665in" svg:viewBox="0 0 265 277" svg:d="M56 233c-15 25-31 31-48 32-5 0-8 0-8 8 0 2 2 4 6 4 9 0 22-1 33-1 12 0 26 1 38 1 2 0 8 0 8-8 0-4-5-4-7-4-9-1-19-3-19-13 0-5 4-9 6-14 10-17 20-33 30-50 32 0 65 0 96 0 2 8 7 61 7 64 0 12-20 13-28 13-5 0-9 0-9 8 0 4 4 4 5 4 16 0 33-1 49-1 9 0 34 1 44 1 2 0 6 0 6-8 0-4-3-4-9-4-24 0-24-2-25-14-8-81-15-161-23-241-1-8-1-10-8-10-6 0-7 3-10 7-45 75-89 150-134 226zM102 176c26-43 51-85 76-128 5 43 8 85 12 128-29 0-58 0-88 0z"><text:p/></draw:path><draw:path draw:style-name="gr3" draw:text-style-name="P5" svg:width="0.0315in" svg:height="0.0709in" svg:x="3.1724in" svg:y="0.1272in" svg:viewBox="0 0 81 181" svg:d="M75 10c0-5-4-10-11-10-8 0-16 7-16 14 0 5 5 10 11 10 8 0 16-6 16-14zM20 147c-1 4-2 7-2 11 0 14 10 23 25 23 27 0 38-37 38-41s-3-4-4-4c-3 0-3 3-4 5-7 22-19 33-29 33-6 0-8-4-8-9 0-7 3-12 5-18 3-7 6-14 8-22 4-6 13-30 14-34 1-2 2-5 2-9 0-12-11-23-26-23-27 0-39 38-39 42 0 3 3 3 4 3 4 0 5-1 5-4 8-23 20-33 30-33 4 0 6 2 6 10 0 5-2 10-9 26-5 15-11 30-16 44z"><text:p/></draw:path><draw:path draw:style-name="gr3" draw:text-style-name="P5" svg:width="0.0571in" svg:height="0.2732in" svg:x="3.2236in" svg:y="0in" svg:viewBox="0 0 146 695" svg:d="M146 348c0-112-25-229-101-316-5-7-20-22-30-30-2-2-3-2-7-2-5 0-8 0-8 4 0 1 1 3 2 4 13 13 34 35 59 77 41 74 57 169 57 263 0 167-46 269-117 341 0 0-1 1-1 2 0 4 3 4 8 4 4 0 5 0 8-3 37-32 79-86 105-167 18-53 25-116 25-177z"><text:p/></draw:path><draw:path draw:style-name="gr3" draw:text-style-name="P5" svg:width="0.1346in" svg:height="0.0835in" svg:x="0.0004in" svg:y="0.535in" svg:viewBox="0 0 343 213" svg:d="M329 152c7 0 14 0 14-8s-7-8-14-8c-81 0-164 0-245 0-17-14-37-24-49-29 13-7 33-17 49-30 81 0 164 0 245 0 7 0 14 0 14-8 0-7-7-7-14-7-76 0-152 0-228 0 19-18 39-52 39-58 0-4-6-4-8-4-3 0-6 0-7 3-8 16-19 35-45 59-26 23-51 34-72 39-7 2-7 2-8 3 0 2 0 2 0 3s0 1 0 2l1 1c1 0 1 1 9 3 52 16 90 51 112 92 5 7 5 8 10 8 2 0 8 0 8-4 0-6-20-39-39-57 76 0 152 0 228 0z"><text:p/></draw:path><draw:path draw:style-name="gr3" draw:text-style-name="P5" svg:width="0.1346in" svg:height="0.0835in" svg:x="0.1272in" svg:y="0.535in" svg:viewBox="0 0 343 213" svg:d="M260 77c16 14 36 24 48 30-13 6-33 16-48 29-82 0-164 0-246 0-6 0-14 0-14 8s8 8 13 8c76 0 153 0 229 0-19 17-38 51-38 57 0 4 5 4 7 4 4 0 6 0 7-3 9-15 20-35 44-57 27-24 53-34 74-41 5-2 6-2 7-3 0-1 0-1 0-2s0-1 0-3l-1-1c-1 0-1 0-9-3-51-15-90-51-112-91-4-8-4-9-10-9-2 0-7 0-7 4 0 6 19 39 38 58-76 0-153 0-229 0-5 0-13 0-13 7 0 8 8 8 14 8 82 0 164 0 246 0z"><text:p/></draw:path><draw:path draw:style-name="gr3" draw:text-style-name="P5" svg:width="0.039in" svg:height="0.1819in" svg:x="0.4886in" svg:y="0.4862in" svg:viewBox="0 0 100 463" svg:d="M100 460c0-1 0-2-1-4-18-18-44-50-60-113-9-35-13-75-13-111 0-101 25-173 71-223 3-4 3-4 3-5 0-4-2-4-4-4-6 0-27 23-32 30-39 46-64 115-64 202 0 55 10 132 61 198 3 4 28 33 35 33 2 0 4 0 4-3z"><text:p/></draw:path><draw:path draw:style-name="gr3" draw:text-style-name="P5" svg:width="0.0846in" svg:height="0.1087in" svg:x="0.535in" svg:y="0.5098in" svg:viewBox="0 0 216 277" svg:d="M213 14c3-3 3-4 3-6 0-4-4-8-8-8-6 0-8 4-9 9-11 28-21 56-32 84-39 0-78 0-117 0-11-28-21-56-32-84-3-6-5-9-10-9-4 0-8 4-8 8 0 1 0 2 3 6 32 85 64 170 96 254 2 5 4 9 9 9s6-4 9-9c32-84 64-169 96-254zM55 110c35 0 70 0 106 0-18 46-36 91-53 137-18-46-35-91-53-137z"><text:p/></draw:path><draw:path draw:style-name="gr3" draw:text-style-name="P5" svg:width="0.0398in" svg:height="0.102in" svg:x="0.624in" svg:y="0.5154in" svg:viewBox="0 0 102 260" svg:d="M98 13c0-8-4-13-14-13s-21 10-21 20c0 7 5 14 15 14 9 0 20-9 20-21zM69 158c5-11 5-11 8-22 3-7 6-13 6-21 0-16-13-30-32-30-37 0-51 56-51 59s3 3 4 3c5 0 5 0 7-6 10-37 25-49 39-49 3 0 9 0 9 14 0 7-3 15-4 19-3 10-21 55-26 72-5 10-9 23-9 31 0 17 13 32 32 32 36 0 50-57 50-60 0-4-4-4-5-4-3 0-3 1-6 6-6 26-19 49-39 49-7 0-9-5-9-13 0-9 2-15 11-39 5-13 10-27 15-41z"><text:p/></draw:path><draw:path draw:style-name="gr3" draw:text-style-name="P5" svg:width="0.076in" svg:height="0.0878in" svg:x="0.7268in" svg:y="0.5331in" svg:viewBox="0 0 194 224" svg:d="M180 120c7 0 14 0 14-8s-7-8-14-8c-55 0-108 0-163 0 4-51 49-89 103-89 20 0 41 0 60 0 7 0 14 0 14-7 0-8-7-8-14-8-21 0-40 0-61 0-66 0-119 51-119 112 0 62 53 112 119 112 21 0 40 0 61 0 7 0 14 0 14-7 0-8-7-8-14-8-19 0-40 0-60 0-54 0-99-37-103-89 55 0 108 0 163 0z"><text:p/></draw:path><draw:path draw:style-name="gr3" draw:text-style-name="P5" svg:width="0.0701in" svg:height="0.1035in" svg:x="0.8634in" svg:y="0.5118in" svg:viewBox="0 0 179 264" svg:d="M132 30c3-15 4-18 35-18 9 0 12 0 12-8 0-4-4-4-5-4-12 0-41 1-52 1s-39-1-52-1c-2 0-7 0-7 8 0 4 4 4 11 4 16 0 27 0 27 8 0 1 0 2-1 5-17 70-35 139-53 208-3 14-4 19-35 19-9 0-12 0-12 8 0 4 4 4 6 4 12 0 39-1 50-1 12 0 41 1 53 1 2 0 8 0 8-8 0-4-4-4-12-4-7 0-9 0-17-1-8 0-10-2-10-7 0-3 1-5 2-9 18-68 34-137 52-205z"><text:p/></draw:path><draw:path draw:style-name="gr3" draw:text-style-name="P5" svg:width="0.0157in" svg:height="0.0157in" svg:x="0.9504in" svg:y="0.5992in" svg:viewBox="0 0 41 41" svg:d="M41 20c0-11-10-20-21-20s-20 9-20 20 9 21 20 21 21-10 21-21z"><text:p/></draw:path><draw:path draw:style-name="gr3" draw:text-style-name="P5" svg:width="0.0839in" svg:height="0.1087in" svg:x="0.9791in" svg:y="0.5098in" svg:viewBox="0 0 214 277" svg:d="M213 14c1-3 1-4 1-6 0-4-3-8-7-8-5 0-7 4-9 9-11 28-21 56-32 84-40 0-78 0-118 0-11-28-21-56-32-84-2-6-4-9-8-9-5 0-8 4-8 8 0 1 0 2 2 6 32 85 65 170 97 254 1 5 3 9 9 9 5 0 6-4 7-9 33-84 65-169 98-254zM55 110c35 0 69 0 104 0-17 46-34 91-51 137-18-46-35-91-53-137z"><text:p/></draw:path><draw:path draw:style-name="gr3" draw:text-style-name="P5" svg:width="0.0752in" svg:height="0.0685in" svg:x="1.0681in" svg:y="0.548in" svg:viewBox="0 0 192 175" svg:d="M119 54c2-10 11-46 37-46 2 0 11 0 20 5-11 2-19 11-19 21 0 6 5 13 15 13 8 0 20-6 20-22 0-20-21-25-35-25-23 0-36 20-40 29-10-26-31-29-42-29-41 0-63 49-63 59 0 4 3 3 5 4 3 0 4 0 5-5 13-40 39-50 52-50 7 0 21 4 21 26 0 12-7 37-21 91-7 25-20 41-37 41-2 0-11 0-19-5 10-2 18-10 18-21 0-10-8-14-14-14-12 0-22 10-22 24 0 17 20 25 36 25 27 0 40-28 41-30 4 14 19 30 42 30 39 0 61-51 61-60 0-4-3-4-4-4-3 0-4 2-4 4-14 42-40 51-52 51-15 0-21-12-21-25 0-9 2-18 7-34 4-18 8-36 13-53z"><text:p/></draw:path><draw:path draw:style-name="gr3" draw:text-style-name="P5" svg:width="0.0752in" svg:height="0.0878in" svg:x="1.2059in" svg:y="0.5331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5" svg:width="0.1083in" svg:height="0.1035in" svg:x="1.3429in" svg:y="0.5118in" svg:viewBox="0 0 276 264" svg:d="M46 233c-4 16-4 19-35 19-7 0-11 0-11 8 0 4 3 4 11 4 46 0 91 0 138 0 61 0 106-46 106-84 0-27-22-50-59-55 39-6 80-35 80-72 0-29-25-53-71-53-43 0-87 0-130 0-8 0-11 0-11 8 0 4 3 4 10 4 1 0 9 0 15 1 7 0 10 1 10 6 0 2 0 3-1 7-18 70-34 138-52 207zM105 122c7-32 16-64 24-96 3-13 3-14 21-14 16 0 33 0 49 0 34 0 42 23 42 40 0 34-33 70-80 70-19 0-38 0-56 0zM87 252c-6 0-7 0-9 0-3-1-4-1-4-5 0-1 0-2 1-8 9-37 18-72 27-108 24 0 49 0 73 0 37 0 45 28 45 45 0 38-35 76-80 76-18 0-35 0-53 0z"><text:p/></draw:path><draw:path draw:style-name="gr3" draw:text-style-name="P5" svg:width="0.0157in" svg:height="0.0157in" svg:x="1.4728in" svg:y="0.5992in" svg:viewBox="0 0 41 41" svg:d="M41 20c0-11-9-20-20-20-12 0-21 9-21 20s9 21 21 21c11 0 20-10 20-21z"><text:p/></draw:path><draw:path draw:style-name="gr3" draw:text-style-name="P5" svg:width="0.0752in" svg:height="0.0685in" svg:x="1.5067in" svg:y="0.548in" svg:viewBox="0 0 192 175" svg:d="M118 54c2-10 11-46 37-46 2 0 12 0 20 5-11 2-19 11-19 21 0 6 5 13 16 13 7 0 20-6 20-22 0-20-23-25-36-25-23 0-36 20-41 29-9-26-30-29-41-29-41 0-63 49-63 59 0 4 4 4 6 4s3 0 4-5c13-40 38-50 52-50 7 0 20 4 20 26 0 12-6 37-20 91-6 25-20 41-37 41-2 0-11 0-19-5 9-2 18-10 18-21 0-10-9-14-14-14-12 0-21 10-21 24 0 17 19 25 36 25 26 0 39-28 40-30 5 14 19 30 42 30 40 0 62-51 62-60 0-4-4-4-5-4-3 0-3 2-4 4-14 42-40 51-52 51-16 0-21-12-21-25 0-9 2-18 7-34 4-18 8-36 13-53z"><text:p/></draw:path><draw:path draw:style-name="gr3" draw:text-style-name="P5" svg:width="0.076in" svg:height="0.0878in" svg:x="1.6441in" svg:y="0.5331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5" svg:width="0.1039in" svg:height="0.1087in" svg:x="1.7803in" svg:y="0.5075in" svg:viewBox="0 0 265 277" svg:d="M56 232c-15 26-31 32-48 33-5 0-8 0-8 8 0 2 2 4 6 4 9 0 21-1 32-1 13 0 27 1 39 1 2 0 8 0 8-8 0-4-5-4-7-4-9-1-19-4-19-13 0-6 4-9 6-14 10-17 20-33 30-50 31 0 65 0 96 0 2 8 7 61 7 64 0 12-20 13-28 13-5 0-9 0-9 8 0 4 4 4 5 4 17 0 33-1 49-1 9 0 34 1 44 1 2 0 6 0 6-8 0-4-3-4-9-4-24 0-24-2-25-14-8-81-15-161-23-241-1-8-1-10-8-10-6 0-7 3-10 7-45 74-89 150-134 225zM102 176c26-43 51-85 76-128 5 43 8 85 12 128-29 0-58 0-88 0z"><text:p/></draw:path><draw:path draw:style-name="gr3" draw:text-style-name="P5" svg:width="0.0315in" svg:height="0.0709in" svg:x="1.8945in" svg:y="0.5677in" svg:viewBox="0 0 81 181" svg:d="M75 10c0-5-4-10-11-10-8 0-16 7-16 14 0 5 5 10 11 10 8 0 16-6 16-14zM20 147c-1 4-2 7-2 11 0 14 10 23 25 23 27 0 38-37 38-41s-3-4-4-4c-3 0-3 3-4 5-7 22-19 33-29 33-6 0-7-4-7-9 0-7 2-12 4-18 3-7 6-14 8-22 4-6 13-30 14-34 1-3 2-6 2-9 0-13-11-23-26-23-27 0-39 38-39 42 0 3 3 3 4 3 4 0 5-1 5-4 8-23 20-33 30-33 4 0 6 2 6 10 0 5-2 10-9 26-5 15-11 30-16 44z"><text:p/></draw:path><draw:path draw:style-name="gr3" draw:text-style-name="P5" svg:width="0.039in" svg:height="0.1819in" svg:x="1.9469in" svg:y="0.4862in" svg:viewBox="0 0 100 463" svg:d="M100 232c0-55-9-132-59-198-5-4-30-34-37-34-2 0-4 1-4 4 0 1 0 3 2 4 19 21 44 51 60 113 8 35 12 75 12 111 0 39-4 78-14 116-14 55-37 85-57 106-3 5-3 5-3 6 0 3 2 3 4 3 6 0 28-23 32-29 40-46 64-116 64-202z"><text:p/></draw:path><draw:path draw:style-name="gr3" draw:text-style-name="P5" svg:width="0.1008in" svg:height="0.035in" svg:x="2.1028in" svg:y="0.559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346in" svg:height="0.0835in" svg:x="2.1957in" svg:y="0.535in" svg:viewBox="0 0 343 213" svg:d="M259 77c16 14 36 24 49 30-14 6-33 16-49 29-82 0-164 0-246 0-6 0-13 0-13 8s7 8 13 8c76 0 153 0 229 0-19 17-40 51-40 57 0 4 6 4 8 4 3 0 6 0 8-3 8-15 18-35 44-57 26-24 53-34 72-41 7-2 7-2 8-3 1 0 1-1 1-2s0-1-1-3l-1-1c-2-1-1 0-8-3-52-15-91-51-113-91-4-8-4-9-10-9-2 0-8 0-8 4 0 6 20 39 40 58-76 0-153 0-229 0-6 0-13 0-13 7 0 8 7 8 13 8 82 0 164 0 246 0z"><text:p/></draw:path><draw:path draw:style-name="gr3" draw:text-style-name="P5" svg:width="0.0575in" svg:height="0.2732in" svg:x="2.4512in" svg:y="0.4409in" svg:viewBox="0 0 147 695" svg:d="M130 691c1 0 3 2 4 4 4 0 6 0 9 0 1 0 4-1 4-4 0-1-1-2-2-4-13-13-34-35-58-77-42-74-57-170-57-262 0-172 48-273 116-341 1-2 1-3 1-4 0-3-3-3-7-3-5 0-6 0-9 3-38 32-78 85-106 166-16 52-25 114-25 179 0 91 16 194 78 284 10 15 17 20 24 31 5 5 9 11 12 13 6 5 10 9 16 15z"><text:p/></draw:path><draw:path draw:style-name="gr3" draw:text-style-name="P5" svg:width="0.0843in" svg:height="0.1087in" svg:x="2.515in" svg:y="0.5098in" svg:viewBox="0 0 215 277" svg:d="M212 14c2-3 3-4 3-6 0-4-4-8-8-8-5 0-7 4-9 9-11 28-21 56-32 84-40 0-78 0-118 0-11-28-20-56-31-84-3-6-5-9-9-9-5 0-8 4-8 8 0 1 0 2 2 6 32 85 64 170 96 254 2 5 4 9 10 9 4 0 6-4 8-9 31-84 64-169 96-254zM55 110c35 0 69 0 105 0-18 46-35 91-52 137-18-46-35-91-53-137z"><text:p/></draw:path><draw:path draw:style-name="gr3" draw:text-style-name="P5" svg:width="0.0756in" svg:height="0.0685in" svg:x="2.6035in" svg:y="0.548in" svg:viewBox="0 0 193 175" svg:d="M118 54c3-10 12-46 38-46 2 0 11 0 20 5-11 2-19 11-19 21 0 6 5 13 15 13 8 0 21-6 21-22 0-20-22-25-36-25-23 0-36 20-40 29-10-26-31-29-42-29-41 0-63 49-63 59 0 4 3 3 5 4 3 0 4 0 5-5 13-40 39-50 52-50 7 0 21 4 21 26 0 12-7 37-21 91-7 25-20 41-37 41-2 0-12 0-19-5 10-2 18-10 18-21 0-10-8-14-14-14-12 0-22 10-22 24 0 17 20 25 36 25 27 0 40-28 41-30 4 14 19 30 42 30 39 0 61-51 61-60 0-4-3-4-4-4-3 0-4 2-4 4-14 42-40 51-52 51-15 0-21-12-21-25 0-9 2-18 7-34 4-18 7-36 12-53z"><text:p/></draw:path><draw:path draw:style-name="gr3" draw:text-style-name="P5" svg:width="0.0752in" svg:height="0.0878in" svg:x="2.7409in" svg:y="0.5331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5" svg:width="0.1083in" svg:height="0.1035in" svg:x="2.8783in" svg:y="0.5118in" svg:viewBox="0 0 276 264" svg:d="M46 233c-4 16-5 19-35 19-7 0-11 0-11 8 0 4 3 4 11 4 46 0 91 0 138 0 61 0 106-46 106-84 0-27-22-50-59-55 39-6 80-35 80-72 0-29-25-53-71-53-43 0-87 0-130 0-8 0-12 0-12 8 0 4 4 4 11 4 1 0 9 0 15 1 7 0 10 1 10 6 0 2 0 3-1 7-18 70-34 138-52 207zM105 122c7-32 16-64 24-96 3-13 3-14 21-14 16 0 33 0 49 0 34 0 42 23 42 40 0 34-33 70-80 70-19 0-38 0-56 0zM87 252c-6 0-7 0-9 0-3-1-4-1-4-5 0-1 0-2 1-8 9-37 19-72 27-108 25 0 49 0 73 0 37 0 44 28 44 45 0 38-34 76-79 76-18 0-35 0-53 0z"><text:p/></draw:path><draw:path draw:style-name="gr3" draw:text-style-name="P5" svg:width="0.0157in" svg:height="0.0157in" svg:x="3.0083in" svg:y="0.5992in" svg:viewBox="0 0 41 41" svg:d="M41 20c0-11-10-20-21-20-12 0-20 9-20 20s8 21 20 21c11 0 21-10 21-21z"><text:p/></draw:path><draw:path draw:style-name="gr3" draw:text-style-name="P5" svg:width="0.0752in" svg:height="0.0685in" svg:x="3.0417in" svg:y="0.548in" svg:viewBox="0 0 192 175" svg:d="M119 54c2-10 11-46 37-46 2 0 12 0 20 5-11 2-19 11-19 21 0 6 5 13 15 13 8 0 20-6 20-22 0-20-22-25-35-25-23 0-36 20-40 29-10-26-31-29-42-29-41 0-63 49-63 59 0 4 4 4 6 4s3 0 4-5c13-40 38-50 52-50 7 0 21 4 21 26 0 12-7 37-21 91-6 25-20 41-37 41-2 0-11 0-19-5 9-2 18-10 18-21 0-10-9-14-14-14-12 0-22 10-22 24 0 17 20 25 36 25 27 0 40-28 41-30 5 14 19 30 42 30 40 0 62-51 62-60 0-4-4-4-5-4-3 0-4 2-4 4-14 42-40 51-52 51-16 0-21-12-21-25 0-9 2-18 7-34 4-18 8-36 13-53z"><text:p/></draw:path><draw:path draw:style-name="gr3" draw:text-style-name="P5" svg:width="0.076in" svg:height="0.0878in" svg:x="3.1791in" svg:y="0.5331in" svg:viewBox="0 0 194 224" svg:d="M179 120c7 0 15 0 15-8s-8-8-15-8c-55 0-109 0-164 0 6-51 50-89 104-89 20 0 40 0 60 0 7 0 15 0 15-7 0-8-8-8-15-8-20 0-40 0-60 0-66 0-119 51-119 112 0 62 53 112 119 112 20 0 40 0 60 0 7 0 15 0 15-7 0-8-8-8-15-8-20 0-40 0-60 0-54 0-98-37-104-89 55 0 109 0 164 0z"><text:p/></draw:path><draw:path draw:style-name="gr3" draw:text-style-name="P5" svg:width="0.1516in" svg:height="0.2126in" svg:x="3.328in" svg:y="0.4713in" svg:viewBox="0 0 386 541" svg:d="M354 520c0 5 0 21 16 21s16-15 16-21c0-112 0-223 0-335 0-100-85-185-192-185-109 0-194 85-194 185 0 112 0 223 0 335 0 5 0 21 17 21 15 0 15-15 15-21 0-111 0-223 0-334 0-88 75-154 162-154 85 0 160 66 160 154 0 111 0 223 0 334z"><text:p/></draw:path><draw:path draw:style-name="gr3" draw:text-style-name="P5" svg:width="0.0319in" svg:height="0.0709in" svg:x="3.3154in" svg:y="0.7264in" svg:viewBox="0 0 82 181" svg:d="M75 10c0-5-3-10-11-10-7 0-15 7-15 14 0 5 4 10 11 10 8 0 15-6 15-14zM20 147c-1 4-2 7-2 11 0 14 11 23 25 23 27 0 39-37 39-41s-3-4-4-4c-4 0-4 3-5 5-7 22-18 33-29 33-6 0-7-4-7-9 0-7 3-12 5-18 2-7 5-14 9-22 2-6 12-30 13-34 0-3 1-5 1-9 0-12-11-23-25-23-27 0-40 38-40 42 0 3 3 2 4 3 5 0 5-1 6-4 6-23 19-33 28-33 5 0 7 2 7 10 0 5-1 10-8 26-5 15-12 30-17 44z"><text:p/></draw:path><draw:path draw:style-name="gr3" draw:text-style-name="P5" svg:width="0.0587in" svg:height="0.0689in" svg:x="3.365in" svg:y="0.7358in" svg:viewBox="0 0 150 176" svg:d="M139 95c4 0 11 0 11-7s-7-7-11-7c-42 0-84 0-126 0 5-39 37-68 79-68 16 0 31 0 47 0 4 0 11 0 11-6 0-7-7-7-11-7-16 0-32 0-48 0-50 0-91 40-91 88 0 49 42 88 91 88 16 0 32 0 48 0 4 0 11 0 11-7 0-6-7-6-11-6-16 0-31 0-47 0-42 0-74-29-79-68 42 0 84 0 126 0z"><text:p/></draw:path><draw:path draw:style-name="gr3" draw:text-style-name="P5" svg:width="0.05in" svg:height="0.0724in" svg:x="3.4421in" svg:y="0.7244in" svg:viewBox="0 0 128 185" svg:d="M95 21c2-9 3-11 23-11 6 0 10 0 10-7 0-2-1-3-5-3-5 0-12 0-17 0-7 0-13 1-19 1-7 0-12-1-19-1-5 0-12 0-19 0-1 0-5 0-5 5s3 5 9 5c3 0 5 0 11 0 4 1 6 1 6 3s0 5-1 7c-12 47-24 95-36 143-2 9-2 12-23 12-7 0-10 0-10 5 1 1 0 5 4 5 9 0 29-1 37-1 6 0 12 0 18 0 7 0 14 1 19 1 2 0 6 0 6-7 0-3-4-3-8-3-1 0-7 0-12-1-7 0-7-1-7-4 0-1 0-2 1-6 12-47 24-96 37-143z"><text:p/></draw:path><draw:path draw:style-name="gr3" draw:text-style-name="P5" svg:width="0.1039in" svg:height="0.1087in" svg:x="3.5283in" svg:y="0.5075in" svg:viewBox="0 0 265 277" svg:d="M56 232c-15 26-31 32-48 33-5 0-8 0-8 8 0 2 2 4 6 4 9 0 22-1 33-1 12 0 26 1 38 1 2 0 8 0 8-8 0-4-5-4-7-4-9-1-19-4-19-13 0-6 4-9 6-14 10-17 20-33 30-50 31 0 65 0 96 0 2 8 7 61 7 64 0 12-20 13-27 13-6 0-10 0-10 8 0 4 4 4 5 4 17 0 33-1 49-1 9 0 34 1 44 1 2 0 6 0 6-8 0-4-3-4-9-4-24 0-24-2-25-14-8-81-15-161-23-241-1-8-1-10-8-10-6 0-7 3-10 7-45 74-89 150-134 225zM102 176c26-43 51-85 76-128 5 43 8 85 12 128-29 0-58 0-88 0z"><text:p/></draw:path><draw:path draw:style-name="gr3" draw:text-style-name="P5" svg:width="0.0315in" svg:height="0.0709in" svg:x="3.6421in" svg:y="0.5677in" svg:viewBox="0 0 81 181" svg:d="M75 10c0-5-4-10-11-10-8 0-16 7-16 14 0 5 5 10 11 10 8 0 16-6 16-14zM20 147c-1 4-2 7-2 11 0 14 10 23 25 23 27 0 38-37 38-41s-3-4-4-4c-3 0-3 3-4 5-7 22-19 33-29 33-6 0-7-4-7-9 0-7 2-12 4-18 3-7 6-14 8-22 4-6 13-30 14-34 1-3 2-6 2-9 0-13-11-23-26-23-27 0-39 38-39 42 0 3 3 3 4 3 4 0 5-1 5-4 7-23 20-33 30-33 4 0 6 2 6 10 0 5-2 10-9 26-5 15-11 30-16 44z"><text:p/></draw:path><draw:path draw:style-name="gr3" draw:text-style-name="P5" svg:width="0.0571in" svg:height="0.2732in" svg:x="3.6933in" svg:y="0.4409in" svg:viewBox="0 0 146 695" svg:d="M146 348c0-112-25-229-101-316-5-7-20-22-30-30-2-2-3-2-7-2-5 0-8 0-8 3 0 2 1 4 2 5 13 13 34 35 59 77 41 74 57 169 57 263 0 167-46 269-117 341 0 0-1 1-1 2 0 4 3 4 8 4 4 0 5 0 8-3 37-32 79-86 105-167 18-53 25-116 25-177z"><text:p/></draw:path><draw:path draw:style-name="gr3" draw:text-style-name="P5" svg:width="0.0394in" svg:height="0.1819in" svg:x="4.1854in" svg:y="0.4862in" svg:viewBox="0 0 101 463" svg:d="M101 460c0-1-1-2-1-4-18-18-44-50-60-113-9-35-13-75-13-111 0-101 25-173 71-223 3-4 3-4 3-5 0-4-3-4-4-4-6 0-27 23-32 30-40 46-65 115-65 202 0 55 10 132 60 198 5 4 30 33 37 33 1 0 4 0 4-3z"><text:p/></draw:path><draw:path draw:style-name="gr3" draw:text-style-name="P5" svg:width="0.0929in" svg:height="0.1173in" svg:x="4.2614in" svg:y="0.5193in" svg:viewBox="0 0 237 299" svg:d="M223 16c7 0 14 0 14-8s-7-8-14-8c-35 0-69 0-104 0-66 0-119 51-119 112 0 63 54 112 119 112 35 0 69 0 104 0 7 0 14 0 14-7 0-8-7-8-14-8-34 0-69 0-103 0-62 0-105-45-105-97s44-96 105-96c34 0 69 0 103 0zM22 284c-7 0-14 0-14 7 0 8 7 8 14 8 67 0 134 0 201 0 7 0 14 0 14-8 0-7-7-7-14-7-67 0-134 0-201 0z"><text:p/></draw:path><draw:path draw:style-name="gr3" draw:text-style-name="P5" svg:width="0.0744in" svg:height="0.1071in" svg:x="4.4406in" svg:y="0.5098in" svg:viewBox="0 0 190 273" svg:d="M133 247c0 9 0 17 0 26 19-1 39-4 57-5 0-4 0-7 0-12-27 0-31-2-31-22 0-78 0-156 0-234-18 1-36 3-54 4 0 5 0 8 0 12 26 0 29 3 29 22 0 28 0 55 0 83-11-13-27-23-48-23-46 0-86 37-86 87 0 49 37 88 81 88 26 0 42-13 52-26zM133 143c0 26 0 53 0 79 0 8 0 8-4 14-11 19-29 28-45 28-18 0-32-10-41-24-10-17-11-39-11-54 0-14 0-38 12-55 8-12 22-25 43-25 14 0 30 6 42 23 4 6 4 7 4 14z"><text:p/></draw:path><draw:path draw:style-name="gr3" draw:text-style-name="P5" svg:width="0.0587in" svg:height="0.0693in" svg:x="4.524in" svg:y="0.5472in" svg:viewBox="0 0 150 177" svg:d="M32 75c2-57 35-67 48-67 40 0 44 52 44 67-30 0-61 0-92 0zM32 84c36 0 71 0 108 0 9 0 10 0 10-9 0-38-21-75-70-75-45 0-80 40-80 88 0 52 41 89 85 89 47 0 65-43 65-51 0-3-4-4-6-4-3 0-4 2-4 6-15 39-49 39-53 39-19 0-34-12-44-26-11-18-11-44-11-57z"><text:p/></draw:path><draw:path draw:style-name="gr3" draw:text-style-name="P5" svg:width="0.0752in" svg:height="0.1071in" svg:x="4.5913in" svg:y="0.5083in" svg:viewBox="0 0 192 273" svg:d="M117 118c17 0 20 5 20 21 0 35 0 69 0 104 0 18-4 18-30 18 0 4 0 7 0 12 13 0 33-1 43-1 9 0 28 1 42 1 0-5 0-8 0-12-25 0-29 0-29-18 0-47 0-95 0-142-17 1-32 2-49 3-6 2-6 2-7 2-3 0-1 0-7 0-15 0-31 0-46 0 0-15 0-29 0-43 0-39 34-54 57-54 12 0 26 3 34 13-16 0-19 11-19 18 0 12 10 17 18 17 9 0 18-6 18-17 0-24-21-40-50-40-36 0-82 20-82 62 0 14 0 29 0 44-10 0-20 0-30 0 0 4 0 7 0 12 10 0 20 0 30 0 0 41 0 83 0 125 0 18-5 18-30 18 0 4 0 7 0 12 13 0 33-1 43-1s29 1 43 1c0-5 0-8 0-12-27 0-30 0-30-18 0-42 0-84 0-125 20 0 41 0 61 0z"><text:p/></draw:path><draw:path draw:style-name="gr3" draw:text-style-name="P5" svg:width="0.076in" svg:height="0.0665in" svg:x="4.6768in" svg:y="0.548in" svg:viewBox="0 0 194 170" svg:d="M30 37c0 34 0 70 0 104 0 17-5 17-30 17 0 5 0 8 0 12 13 0 33-1 43-1s31 1 44 1c0-4 0-7 0-12-26 0-31 0-31-17 0-23 0-48 0-71 0-40 28-62 53-62 24 0 28 21 28 43 0 29 0 60 0 90 0 17-4 17-30 17 0 5 0 8 0 12 14 0 33-1 44-1 10 0 29 1 43 1 0-4 0-7 0-12-20 0-30 0-30-12 0-24 0-49 0-73 0-33 0-46-12-59-6-6-18-14-41-14-29 0-46 16-57 40 0-14 0-27 0-40-18 1-36 2-54 3 0 5 0 8 0 12 26 0 30 4 30 22z"><text:p/></draw:path><draw:path draw:style-name="gr3" draw:text-style-name="P5" svg:width="0.0319in" svg:height="0.1012in" svg:x="4.7614in" svg:y="0.5138in" svg:viewBox="0 0 82 258" svg:d="M56 88c-18 1-36 2-54 3 0 5 0 8 0 12 24 0 29 3 29 22 0 34 0 70 0 104 0 17-5 17-31 17 0 5 0 8 0 12 12 0 33-1 43-1 13 0 26 1 39 1 0-4 0-7 0-12-25 0-26-2-26-16 0-47 0-95 0-142zM57 20c0-12-10-20-20-20-12 0-20 10-20 20 0 11 8 21 20 21 10 0 20-8 20-21z"><text:p/></draw:path><draw:path draw:style-name="gr3" draw:text-style-name="P5" svg:width="0.0472in" svg:height="0.0949in" svg:x="4.8016in" svg:y="0.522in" svg:viewBox="0 0 121 242" svg:d="M59 82c19 0 37 0 55 0 0-4 0-7 0-12-18 0-36 0-55 0 0-23 0-47 0-70-3 0-6 0-10 0 0 32-12 73-49 75 0 2 0 5 0 7 11 0 22 0 33 0 0 36 0 72 0 107 0 49 35 53 49 53 28 0 39-28 39-53 0-8 0-14 0-22-3 0-7 0-10 0 0 8 0 14 0 22 0 29-11 43-25 43-27 0-27-35-27-42 0-36 0-71 0-108z"><text:p/></draw:path><draw:path draw:style-name="gr3" draw:text-style-name="P5" svg:width="0.0327in" svg:height="0.1012in" svg:x="4.8626in" svg:y="0.5138in" svg:viewBox="0 0 84 258" svg:d="M56 88c-18 1-36 2-54 3 0 5 0 8 0 12 25 0 29 3 29 22 0 34 0 70 0 104 0 17-5 17-31 17 0 5 0 8 0 12 13 0 34-1 43-1 13 0 27 1 41 1 0-4 0-7 0-12-27 0-28-2-28-16 0-47 0-95 0-142zM57 20c0-12-9-20-20-20-12 0-20 10-20 20 0 11 8 21 20 21 11 0 20-8 20-21z"><text:p/></draw:path><draw:path draw:style-name="gr3" draw:text-style-name="P5" svg:width="0.0673in" svg:height="0.0693in" svg:x="4.9043in" svg:y="0.5472in" svg:viewBox="0 0 172 177" svg:d="M172 90c0-49-39-90-86-90-49 0-86 42-86 90 0 50 41 87 86 87 46 0 86-38 86-87zM86 167c-17 0-33-8-44-26-10-17-10-40-10-54 0-16 0-36 10-53 10-18 28-26 44-26s34 8 44 25c10 16 10 40 10 54s0 35-9 52-25 28-45 28z"><text:p/></draw:path><draw:path draw:style-name="gr3" draw:text-style-name="P5" svg:width="0.0764in" svg:height="0.0665in" svg:x="4.9807in" svg:y="0.548in" svg:viewBox="0 0 195 170" svg:d="M31 37c0 34 0 70 0 104 0 17-5 17-31 17 0 5 0 8 0 12 14 0 34-1 44-1s31 1 43 1c0-4 0-7 0-12-25 0-30 0-30-17 0-23 0-48 0-71 0-40 28-62 53-62 24 0 29 21 29 43 0 29 0 60 0 90 0 17-5 17-31 17 0 5 0 8 0 12 13 0 33-1 44-1 10 0 30 1 43 1 0-4 0-7 0-12-20 0-30 0-30-12 0-24 0-49 0-73 0-33 0-46-12-59-6-6-19-14-41-14-28 0-46 16-57 40 0-14 0-27 0-40-19 1-36 2-55 3 0 5 0 8 0 12 28 0 31 4 31 22z"><text:p/></draw:path><draw:path draw:style-name="gr3" draw:text-style-name="P5" svg:width="0.0394in" svg:height="0.1819in" svg:x="5.0673in" svg:y="0.4862in" svg:viewBox="0 0 101 463" svg:d="M101 232c0-55-10-132-60-198-5-4-30-34-37-34-2 0-4 1-4 4 0 1 1 3 2 4 19 21 44 51 60 113 8 35 12 75 12 111 0 39-4 78-13 116-15 55-38 85-58 106-3 5-3 5-3 6 0 3 2 3 4 3 6 0 28-23 32-29 40-46 65-116 65-202z"><text:p/></draw:path><draw:path draw:style-name="gr3" draw:text-style-name="P5" svg:width="0.1346in" svg:height="0.0831in" svg:x="0.0004in" svg:y="0.9311in" svg:viewBox="0 0 343 212" svg:d="M329 152c7 0 14 0 14-8s-7-8-14-8c-81 0-164 0-245 0-17-14-37-24-49-29 13-7 33-17 49-30 81 0 164 0 245 0 7 0 14 0 14-8 0-7-7-7-14-7-76 0-152 0-228 0 19-19 39-53 39-58 0-4-6-4-8-4-3 0-6 0-7 3-8 15-19 35-45 57-26 25-51 35-72 40-7 2-7 3-8 3 0 1 0 3 0 4s0 1 0 2h1c1 1 1 1 9 3 52 16 90 51 112 93 5 7 5 7 10 7 2 0 8 0 8-4 0-5-20-39-39-56 76 0 152 0 228 0z"><text:p/></draw:path><draw:path draw:style-name="gr3" draw:text-style-name="P5" svg:width="0.1346in" svg:height="0.0831in" svg:x="0.1272in" svg:y="0.9311in" svg:viewBox="0 0 343 212" svg:d="M260 77c16 13 36 23 48 30-13 5-33 15-48 29-82 0-164 0-246 0-6 0-14 0-14 8s8 8 13 8c76 0 153 0 229 0-19 17-38 51-38 56 0 4 5 4 7 4 4 0 6 0 7-3 9-14 20-35 44-57 27-23 53-34 74-40 5-2 6-3 7-3 0-1 0-1 0-2s0-3 0-4h-1c-1-1-1-1-9-3-51-15-90-51-112-92-4-8-4-8-10-8-2 0-7 0-7 4 0 5 19 39 38 58-76 0-153 0-229 0-5 0-13 0-13 7 0 8 8 8 14 8 82 0 164 0 246 0z"><text:p/></draw:path><draw:path draw:style-name="gr3" draw:text-style-name="P5" svg:width="0.039in" svg:height="0.1819in" svg:x="0.4886in" svg:y="0.8811in" svg:viewBox="0 0 100 463" svg:d="M100 459c0-1 0-3-1-4-18-18-44-49-60-113-9-35-13-75-13-110 0-102 25-173 71-223 3-4 3-5 3-6 0-3-2-3-4-3-6 0-27 23-32 29-39 47-64 116-64 202 0 55 10 133 61 198 3 4 28 34 35 34 2 0 4 0 4-4z"><text:p/></draw:path><draw:path draw:style-name="gr3" draw:text-style-name="P5" svg:width="0.0846in" svg:height="0.1083in" svg:x="0.535in" svg:y="0.9051in" svg:viewBox="0 0 216 276" svg:d="M213 14c3-4 3-5 3-6 0-5-4-8-8-8-6 0-8 4-9 9-11 28-21 56-32 84-39 0-78 0-117 0-11-28-21-56-32-84-3-6-5-9-10-9-4 0-8 3-8 8 1 2 0 1 3 6 32 85 64 169 96 253 2 6 4 9 9 9s6-4 9-8c32-84 64-169 96-254zM55 109c35 0 70 0 106 0-18 46-36 91-53 137-18-46-35-91-53-137z"><text:p/></draw:path><draw:path draw:style-name="gr3" draw:text-style-name="P5" svg:width="0.0398in" svg:height="0.102in" svg:x="0.624in" svg:y="0.9098in" svg:viewBox="0 0 102 260" svg:d="M98 14c0-7-4-14-14-14s-21 10-21 21c0 8 5 13 15 13 9 0 20-9 20-20zM69 159c5-11 5-12 8-22 3-7 6-13 6-20 0-18-13-32-32-32-37 0-51 56-51 59 0 4 3 4 4 4 5 0 5-1 7-7 10-37 25-48 39-48 3 0 9 0 9 13 0 8-3 16-4 19-3 11-21 55-26 72-5 11-9 23-9 31 0 18 13 32 32 32 36 0 50-57 50-60s-4-3-5-3c-3 0-3 1-6 6-6 25-19 49-39 49-7 0-9-5-9-13 0-10 2-16 11-39 5-13 10-27 15-41z"><text:p/></draw:path><draw:path draw:style-name="gr3" draw:text-style-name="P5" svg:width="0.076in" svg:height="0.0874in" svg:x="0.7268in" svg:y="0.9283in" svg:viewBox="0 0 194 223" svg:d="M180 120c7 0 14 0 14-8s-7-8-14-8c-55 0-108 0-163 0 4-51 49-89 103-89 20 0 41 0 60 0 7 0 14 0 14-7 0-8-7-8-14-8-21 0-40 0-61 0-66 0-119 49-119 112 0 62 53 111 119 111 21 0 40 0 61 0 7 0 14 0 14-7 0-8-7-8-14-8-19 0-40 0-60 0-54 0-99-36-103-88 55 0 108 0 163 0z"><text:p/></draw:path><draw:path draw:style-name="gr3" draw:text-style-name="P5" svg:width="0.0701in" svg:height="0.1031in" svg:x="0.8634in" svg:y="0.9067in" svg:viewBox="0 0 179 263" svg:d="M132 30c3-15 4-19 35-19 9 0 12 0 12-7 0-4-4-4-5-4-12 0-41 1-52 1s-39-1-52-1c-2 0-7 0-7 8 0 3 4 3 11 3 16 0 27 0 27 8 0 2 0 3-1 6-17 70-35 139-53 208-3 14-4 19-35 19-9 0-12 0-12 8 0 3 4 3 6 3 12 0 39-1 50-1 12 0 41 1 53 1 2 0 8 0 8-7 0-4-4-4-12-4-7 0-9 0-17-1s-10-2-10-7c0-3 1-6 2-9 18-68 34-137 52-205z"><text:p/></draw:path><draw:path draw:style-name="gr3" draw:text-style-name="P5" svg:width="0.0157in" svg:height="0.0157in" svg:x="0.9504in" svg:y="0.9941in" svg:viewBox="0 0 41 41" svg:d="M41 21c0-11-10-21-21-21s-20 10-20 21 9 20 20 20 21-9 21-20z"><text:p/></draw:path><draw:path draw:style-name="gr3" draw:text-style-name="P5" svg:width="0.0839in" svg:height="0.1083in" svg:x="0.9791in" svg:y="0.9051in" svg:viewBox="0 0 214 276" svg:d="M213 14c1-4 1-5 1-6 0-5-3-8-7-8-5 0-7 4-9 9-11 28-21 56-32 84-40 0-78 0-118 0-11-28-21-56-32-84-2-6-4-9-8-9-5 0-8 3-8 8 1 2 0 1 2 6 32 85 65 169 97 253 1 6 3 9 9 9 5 0 6-4 7-8 33-84 65-169 98-254zM55 109c35 0 69 0 104 0-17 46-34 91-51 137-18-46-35-91-53-137z"><text:p/></draw:path><draw:path draw:style-name="gr3" draw:text-style-name="P5" svg:width="0.0752in" svg:height="0.0685in" svg:x="1.0681in" svg:y="0.9429in" svg:viewBox="0 0 192 175" svg:d="M119 54c2-10 11-45 37-45 2 0 11 0 20 4-11 2-19 12-19 21 0 7 5 14 15 14 8 0 20-7 20-23 0-20-21-25-35-25-23 0-36 21-40 30-10-26-31-30-42-30-41 0-63 49-63 59 0 5 3 4 5 5 3 0 4-1 5-5 13-40 39-50 52-50 7 0 21 3 21 25 0 12-7 39-21 92-7 25-20 41-37 41-2 0-11 0-19-5 10-3 18-10 18-21 0-10-8-13-14-13-12 0-22 9-22 22 0 17 20 25 36 25 27 0 40-27 41-29 4 15 19 29 42 29 39 0 61-50 61-60 0-3-3-3-4-3-3 0-4 1-4 5-14 40-40 50-52 50-15 0-21-13-21-26 0-8 2-17 7-34 4-18 8-36 13-53z"><text:p/></draw:path><draw:path draw:style-name="gr3" draw:text-style-name="P5" svg:width="0.0752in" svg:height="0.0874in" svg:x="1.2059in" svg:y="0.9283in" svg:viewBox="0 0 192 223" svg:d="M179 120c7 0 13 0 13-8s-6-8-13-8c-55 0-109 0-164 0 5-51 50-89 104-89 20 0 40 0 60 0 7 0 13 0 13-7 0-8-6-8-13-8-20 0-40 0-60 0-66 0-119 49-119 112 0 62 53 111 119 111 20 0 40 0 60 0 7 0 13 0 13-7 0-8-6-8-13-8-20 0-40 0-60 0-54 0-99-36-104-88 55 0 109 0 164 0z"><text:p/></draw:path><draw:path draw:style-name="gr3" draw:text-style-name="P5" svg:width="0.1083in" svg:height="0.1031in" svg:x="1.3429in" svg:y="0.9067in" svg:viewBox="0 0 276 263" svg:d="M46 233c-4 16-4 19-35 19-7 0-11 0-11 8 0 3 3 3 11 3 46 0 91 0 138 0 61 0 106-45 106-83 0-28-22-50-59-55 39-7 80-36 80-72 0-29-25-53-71-53-43 0-87 0-130 0-8 0-11 0-11 8 0 3 3 3 10 3 1 0 9 0 15 1 7 1 10 1 10 7 0 1 0 2-1 6-18 70-34 139-52 208zM105 122c7-32 16-64 24-96 3-14 3-15 21-15 16 0 33 0 49 0 34 0 42 23 42 41 0 33-33 70-80 70-19 0-38 0-56 0zM87 252c-6 0-7 0-9-1-3 0-4-1-4-4 0-1 0-2 1-8 9-37 18-72 27-108 24 0 49 0 73 0 37 0 45 28 45 45 0 37-35 76-80 76-18 0-35 0-53 0z"><text:p/></draw:path><draw:path draw:style-name="gr3" draw:text-style-name="P5" svg:width="0.0157in" svg:height="0.0157in" svg:x="1.4728in" svg:y="0.9941in" svg:viewBox="0 0 41 41" svg:d="M41 21c0-11-9-21-20-21-12 0-21 10-21 21s9 20 21 20c11 0 20-9 20-20z"><text:p/></draw:path><draw:path draw:style-name="gr3" draw:text-style-name="P5" svg:width="0.0752in" svg:height="0.0685in" svg:x="1.5067in" svg:y="0.9429in" svg:viewBox="0 0 192 175" svg:d="M118 54c2-10 11-45 37-45 2 0 12 0 20 4-11 2-19 12-19 21 0 7 5 14 16 14 7 0 20-7 20-23 0-20-23-25-36-25-23 0-36 21-41 30-9-26-30-30-41-30-41 0-63 49-63 59 0 5 4 5 6 5s3-1 4-5c13-40 38-50 52-50 7 0 20 3 20 25 0 12-6 39-20 92-6 25-20 41-37 41-2 0-11 0-19-5 9-3 18-10 18-21 0-10-9-13-14-13-12 0-21 9-21 22 0 17 19 25 36 25 26 0 39-27 40-29 5 15 19 29 42 29 40 0 62-50 62-60 0-3-4-3-5-3-3 0-3 1-4 5-14 40-40 50-52 50-16 0-21-13-21-26 0-8 2-17 7-34 4-18 8-36 13-53z"><text:p/></draw:path><draw:path draw:style-name="gr3" draw:text-style-name="P5" svg:width="0.076in" svg:height="0.0874in" svg:x="1.6441in" svg:y="0.9283in" svg:viewBox="0 0 194 223" svg:d="M179 120c7 0 15 0 15-8s-8-8-15-8c-55 0-109 0-164 0 6-51 50-89 105-89 20 0 39 0 59 0 7 0 15 0 15-7 0-8-8-8-15-8-20 0-40 0-60 0-66 0-119 49-119 112 0 62 53 111 119 111 20 0 40 0 60 0 7 0 15 0 15-7 0-8-8-8-15-8-20 0-39 0-59 0-55 0-99-36-105-88 55 0 109 0 164 0z"><text:p/></draw:path><draw:path draw:style-name="gr3" draw:text-style-name="P5" svg:width="0.1039in" svg:height="0.1083in" svg:x="1.7803in" svg:y="0.902in" svg:viewBox="0 0 265 276" svg:d="M56 232c-15 26-31 31-48 33-5 0-8 0-8 8 0 2 2 3 6 3 9 0 21-1 32-1 13 0 27 1 39 1 2 0 8 0 8-7 0-4-5-4-7-4-9-1-19-4-19-14 0-5 4-9 6-15 10-16 20-33 30-49 31 0 65 0 96 0 2 9 7 60 7 65 0 11-20 13-28 13-5 0-9 0-9 8 0 3 4 3 5 3 17 0 33-1 49-1 9 0 34 1 44 1 2 0 6 0 6-8 0-3-3-3-9-3-24 0-24-3-25-14-8-81-15-162-23-242-1-8-1-9-8-9-6 0-7 2-10 7-45 74-89 150-134 225zM102 175c26-43 51-85 76-128 5 43 8 85 12 128-29 0-58 0-88 0z"><text:p/></draw:path><draw:path draw:style-name="gr3" draw:text-style-name="P5" svg:width="0.0315in" svg:height="0.0717in" svg:x="1.8945in" svg:y="0.9626in" svg:viewBox="0 0 81 183" svg:d="M75 10c0-5-4-10-11-10-8 0-16 7-16 15 0 5 5 10 11 10 8 0 16-7 16-15zM20 147c-1 5-2 7-2 12 0 13 10 24 25 24 27 0 38-38 38-42s-3-4-4-4c-3 0-3 2-4 5-7 22-19 33-29 33-6 0-7-5-7-10 0-7 2-11 4-18 3-6 6-14 8-21 4-6 13-31 14-35 1-2 2-5 2-7 0-14-11-24-26-24-27 0-39 37-39 41 0 3 3 3 4 3 4 0 5-1 5-3 8-24 20-33 30-33 4 0 6 2 6 9s-2 11-9 27c-5 15-11 29-16 43z"><text:p/></draw:path><draw:path draw:style-name="gr3" draw:text-style-name="P5" svg:width="0.039in" svg:height="0.1819in" svg:x="1.9469in" svg:y="0.8811in" svg:viewBox="0 0 100 463" svg:d="M100 232c0-55-9-133-59-198-5-4-30-34-37-34-2 0-4 1-4 3s0 4 2 5c19 19 44 51 60 112 8 35 12 76 12 111 0 40-4 79-14 117-14 53-37 84-57 106-3 4-2 2-3 5 0 3 2 4 4 4 6 0 28-23 32-29 40-47 64-116 64-202z"><text:p/></draw:path><draw:path draw:style-name="gr3" draw:text-style-name="P5" svg:width="0.1008in" svg:height="0.035in" svg:x="2.1028in" svg:y="0.9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346in" svg:height="0.0831in" svg:x="2.1957in" svg:y="0.9311in" svg:viewBox="0 0 343 212" svg:d="M259 77c16 13 36 23 49 30-14 5-33 15-49 29-82 0-164 0-246 0-6 0-13 0-13 8s7 8 13 8c76 0 153 0 229 0-19 17-40 51-40 56 0 4 6 4 8 4 3 0 6 0 8-3 8-14 18-35 44-57 26-23 53-34 72-40 7-2 7-3 8-3 1-1 1-1 1-2s0-3-1-4h-1c0-1-1-1-8-3-52-15-91-51-113-92-4-8-4-8-10-8-2 0-8 0-8 4 0 5 20 39 40 58-76 0-153 0-229 0-6 0-13 0-13 7 0 8 7 8 13 8 82 0 164 0 246 0z"><text:p/></draw:path><draw:path draw:style-name="gr3" draw:text-style-name="P5" svg:width="0.0394in" svg:height="0.1819in" svg:x="2.4469in" svg:y="0.8811in" svg:viewBox="0 0 101 463" svg:d="M101 459c0-1-1-3-1-4-17-18-44-49-60-113-9-35-12-75-12-110 0-102 24-173 70-223 3-4 3-5 3-6 0-3-3-3-4-3-6 0-27 23-32 29-40 47-65 116-65 202 0 55 10 133 61 198 4 4 29 34 36 34 1 0 4 0 4-4z"><text:p/></draw:path><draw:path draw:style-name="gr3" draw:text-style-name="P5" svg:width="0.0843in" svg:height="0.1083in" svg:x="2.4937in" svg:y="0.9051in" svg:viewBox="0 0 215 276" svg:d="M213 14c2-4 2-5 2-6 0-5-3-8-8-8s-7 4-9 9c-11 28-21 56-32 84-39 0-78 0-118 0-11-28-20-56-31-84-3-6-4-9-9-9-4 0-8 3-8 8 1 2 0 1 2 6 32 85 65 169 97 253 1 6 3 9 9 9 5 0 6-4 7-8 33-84 65-169 98-254zM55 109c35 0 70 0 106 0-18 46-36 91-53 137-18-46-35-91-53-137z"><text:p/></draw:path><draw:path draw:style-name="gr3" draw:text-style-name="P5" svg:width="0.0752in" svg:height="0.0685in" svg:x="2.5827in" svg:y="0.9429in" svg:viewBox="0 0 192 175" svg:d="M119 54c2-10 11-45 37-45 2 0 12 0 20 4-11 2-19 12-19 21 0 7 5 14 16 14 7 0 19-7 19-23 0-20-22-25-35-25-23 0-36 21-40 30-10-26-31-30-42-30-41 0-63 49-63 59 0 5 5 5 6 5 2 0 3-1 4-5 13-40 39-50 52-50 7 0 21 3 21 25 0 12-7 39-21 92-6 25-20 41-37 41-2 0-11 0-19-5 10-3 18-10 18-21 0-10-9-13-14-13-12 0-22 9-22 22 0 17 20 25 37 25 26 0 39-27 40-29 6 15 19 29 42 29 40 0 62-50 62-60 0-3-4-3-5-3-3 0-3 1-4 5-14 40-40 50-52 50-16 0-21-13-21-26 0-8 2-17 7-34 4-18 8-36 13-53z"><text:p/></draw:path><draw:path draw:style-name="gr3" draw:text-style-name="P5" svg:width="0.0161in" svg:height="0.0157in" svg:x="2.678in" svg:y="0.9941in" svg:viewBox="0 0 42 41" svg:d="M42 21c0-11-10-21-21-21s-21 10-21 21 10 20 21 20 21-9 21-20z"><text:p/></draw:path><draw:path draw:style-name="gr3" draw:text-style-name="P5" svg:width="0.0756in" svg:height="0.0874in" svg:x="2.7622in" svg:y="0.9283in" svg:viewBox="0 0 193 223" svg:d="M179 120c7 0 14 0 14-8s-7-8-14-8c-55 0-109 0-164 0 5-51 50-89 104-89 20 0 41 0 60 0 7 0 14 0 14-7 0-8-7-8-14-8-21 0-40 0-61 0-66 0-118 49-118 112 0 62 52 111 118 111 21 0 40 0 61 0 7 0 14 0 14-7 0-8-7-8-14-8-19 0-40 0-60 0-54 0-99-36-104-88 55 0 109 0 164 0z"><text:p/></draw:path><draw:path draw:style-name="gr3" draw:text-style-name="P5" svg:width="0.1083in" svg:height="0.1031in" svg:x="2.8996in" svg:y="0.9067in" svg:viewBox="0 0 276 263" svg:d="M45 233c-3 16-4 19-34 19-7 0-11 0-11 8 0 3 3 3 11 3 46 0 91 0 137 0 61 0 107-45 107-83 0-28-22-50-60-55 40-7 81-36 81-72 0-29-25-53-71-53-44 0-87 0-131 0-7 0-11 0-11 8 0 3 3 3 11 3 1 0 8 0 15 1s10 1 10 7c0 1 0 2-1 6-18 70-35 139-53 208zM105 122c7-32 15-64 23-96 4-14 4-15 20-15 17 0 35 0 51 0 34 0 42 23 42 41 0 33-33 70-80 70-19 0-38 0-56 0zM87 252c-6 0-7 0-9-1-4 0-5-1-5-4 0-1 0-2 2-8 9-37 17-72 26-108 24 0 50 0 74 0 37 0 44 28 44 45 0 37-34 76-79 76-18 0-36 0-53 0z"><text:p/></draw:path><draw:path draw:style-name="gr3" draw:text-style-name="P5" svg:width="0.0157in" svg:height="0.0157in" svg:x="3.0295in" svg:y="0.9941in" svg:viewBox="0 0 41 41" svg:d="M41 21c0-11-10-21-21-21s-20 10-20 21 9 20 20 20 21-9 21-20z"><text:p/></draw:path><draw:path draw:style-name="gr3" draw:text-style-name="P5" svg:width="0.0843in" svg:height="0.1083in" svg:x="3.0583in" svg:y="0.9051in" svg:viewBox="0 0 215 276" svg:d="M213 14c2-4 2-5 2-6 0-5-3-8-8-8s-7 4-9 9c-11 28-21 56-32 84-39 0-78 0-118 0-11-28-20-56-31-84-3-6-4-9-9-9-4 0-8 3-8 8 1 2 0 1 2 6 32 85 65 169 97 253 1 6 3 9 9 9 5 0 6-4 9-8 32-84 65-169 96-254zM55 109c35 0 70 0 106 0-18 46-36 91-53 137-18-46-35-91-53-137z"><text:p/></draw:path><draw:path draw:style-name="gr3" draw:text-style-name="P5" svg:width="0.0394in" svg:height="0.102in" svg:x="3.1476in" svg:y="0.9098in" svg:viewBox="0 0 101 260" svg:d="M98 14c0-7-6-14-14-14-10 0-21 10-21 21 0 8 5 13 14 13 10 0 21-9 21-20zM68 159c6-11 6-12 9-22 3-7 6-13 6-20 0-18-14-32-32-32-37 0-51 56-51 59 0 4 3 4 4 4 4 0 5-1 6-7 11-37 26-48 40-48 3 0 9 0 9 13 0 8-3 16-4 19-3 11-21 55-26 72-5 11-10 23-10 31 0 18 13 32 32 32 36 0 50-57 50-60s-3-3-4-3c-3 0-3 1-6 6-7 25-19 49-39 49-7 0-9-5-9-13 0-10 2-16 11-39 4-13 10-27 14-41z"><text:p/></draw:path><draw:path draw:style-name="gr3" draw:text-style-name="P5" svg:width="0.076in" svg:height="0.0874in" svg:x="3.2504in" svg:y="0.9283in" svg:viewBox="0 0 194 223" svg:d="M180 120c7 0 14 0 14-8s-7-8-14-8c-55 0-108 0-163 0 4-51 48-89 103-89 20 0 41 0 60 0 7 0 14 0 14-7 0-8-7-8-14-8-21 0-40 0-61 0-66 0-119 49-119 112 0 62 53 111 119 111 21 0 40 0 61 0 7 0 14 0 14-7 0-8-7-8-14-8-19 0-40 0-60 0-55 0-99-36-103-88 55 0 108 0 163 0z"><text:p/></draw:path><draw:path draw:style-name="gr3" draw:text-style-name="P5" svg:width="0.0701in" svg:height="0.1031in" svg:x="3.3866in" svg:y="0.9067in" svg:viewBox="0 0 179 263" svg:d="M131 30c3-15 5-19 35-19 10 0 13 0 13-7 0-4-4-4-6-4-11 0-40 1-51 1-12 0-39-1-52-1-2 0-7 0-7 8 0 3 3 3 11 3 16 0 26 0 26 8 0 2 0 3 0 6-17 70-35 139-53 208-3 14-4 19-35 19-9 0-12 0-12 8 0 3 4 3 6 3 11 0 39-1 50-1 12 0 41 1 52 1 3 0 7 0 7-7 0-4-3-4-10-4-8 0-9 0-17-1-9-1-10-2-10-7 0-3 1-6 1-9 18-68 34-137 52-205z"><text:p/></draw:path><draw:path draw:style-name="gr3" draw:text-style-name="P5" svg:width="0.0157in" svg:height="0.0157in" svg:x="3.4732in" svg:y="0.9941in" svg:viewBox="0 0 41 41" svg:d="M41 21c0-11-9-21-20-21s-21 10-21 21 10 20 21 20 20-9 20-20z"><text:p/></draw:path><draw:path draw:style-name="gr3" draw:text-style-name="P5" svg:width="0.0756in" svg:height="0.0685in" svg:x="3.5071in" svg:y="0.9429in" svg:viewBox="0 0 193 175" svg:d="M118 54c2-10 11-45 38-45 2 0 11 0 19 4-11 2-19 12-19 21 0 7 5 14 16 14 8 0 21-7 21-23 0-20-24-25-37-25-22 0-36 21-41 30-9-26-30-30-41-30-40 0-62 49-62 59 0 5 3 5 4 5 4 0 5-1 5-5 13-40 40-50 53-50 6 0 21 3 21 25 0 12-7 39-21 92-7 25-20 41-38 41-2 0-11 0-18-5 8-3 17-10 17-21 0-10-9-13-14-13-11 0-21 9-21 22 0 17 19 25 36 25 26 0 40-27 41-29 4 15 19 29 42 29 39 0 61-50 61-60 0-3-3-3-4-3-3 0-4 1-6 5-12 40-38 50-51 50-15 0-21-13-21-26 0-8 2-17 7-34 4-18 8-36 13-53z"><text:p/></draw:path><draw:path draw:style-name="gr3" draw:text-style-name="P5" svg:width="0.076in" svg:height="0.0874in" svg:x="3.6445in" svg:y="0.9283in" svg:viewBox="0 0 194 223" svg:d="M180 120c7 0 14 0 14-8s-7-8-14-8c-55 0-109 0-164 0 5-51 49-89 104-89 20 0 41 0 60 0 7 0 14 0 14-7 0-8-7-8-14-8-21 0-40 0-61 0-66 0-119 49-119 112 0 62 53 111 119 111 21 0 40 0 61 0 7 0 14 0 14-7 0-8-7-8-14-8-19 0-40 0-60 0-55 0-99-36-104-88 55 0 109 0 164 0z"><text:p/></draw:path><draw:path draw:style-name="gr3" draw:text-style-name="P5" svg:width="0.1039in" svg:height="0.1083in" svg:x="3.7807in" svg:y="0.902in" svg:viewBox="0 0 265 276" svg:d="M56 232c-15 26-31 31-47 33-6 0-9 0-9 8 0 2 2 3 6 3 9 0 21-1 32-1 14 0 27 1 39 1 2 0 8 0 8-7 0-4-4-4-7-4-9-1-17-4-17-14 0-5 2-9 5-15 10-16 19-33 29-49 33 0 64 0 97 0 0 9 6 60 6 65 0 11-20 13-28 13-5 0-9 0-9 8 0 3 3 2 5 3 17 0 33-1 49-1 9 0 34 1 44 1 2 0 6 0 6-8 0-3-3-3-9-3-24 0-24-3-25-14-8-81-15-162-23-242-1-8-1-9-8-9-5 0-7 2-10 7-45 74-89 150-134 225zM102 175c26-43 51-85 76-128 5 43 8 85 12 128-29 0-58 0-88 0z"><text:p/></draw:path><draw:path draw:style-name="gr3" draw:text-style-name="P5" svg:width="0.0319in" svg:height="0.0717in" svg:x="3.8949in" svg:y="0.9626in" svg:viewBox="0 0 82 183" svg:d="M75 10c0-5-4-10-11-10s-15 7-15 15c0 5 4 10 10 10 9 0 16-7 16-15zM20 147c-1 5-2 7-2 12 0 13 11 24 25 24 27 0 39-38 39-42s-3-2-4-4c-4 0-4 2-5 5-7 22-18 33-29 33-6 0-7-5-7-10 0-7 2-11 5-18 2-6 5-14 9-21 2-6 12-31 13-35 0-2 1-5 1-7 0-14-11-24-25-24-28 0-40 37-40 41 0 3 3 2 4 3 5 0 5-1 6-3 7-24 19-33 28-33 5 0 7 2 7 9s-1 11-8 27c-5 15-12 29-17 43z"><text:p/></draw:path><draw:path draw:style-name="gr3" draw:text-style-name="P5" svg:width="0.0394in" svg:height="0.1819in" svg:x="3.9472in" svg:y="0.8811in" svg:viewBox="0 0 101 463" svg:d="M101 232c0-55-10-133-60-198-5-4-29-34-37-34-2 0-4 1-4 3s1 4 2 5c19 19 44 51 60 112 8 35 12 76 12 111 0 40-4 79-14 117-14 53-37 84-57 106-3 4-2 2-3 5 0 3 2 4 4 4 6 0 28-23 32-29 40-47 65-116 65-202z"><text:p/></draw:path><draw:path draw:style-name="gr3" draw:text-style-name="P5" svg:width="0.0394in" svg:height="0.1819in" svg:x="4.1854in" svg:y="0.8811in" svg:viewBox="0 0 101 463" svg:d="M101 459c0-1-1-3-1-4-18-18-44-49-60-113-9-35-13-75-13-110 0-102 25-173 71-223 3-4 3-5 3-6 0-3-3-3-4-3-6 0-27 23-32 29-40 47-65 116-65 202 0 55 10 133 60 198 5 4 30 34 37 34 1 0 4 0 4-4z"><text:p/></draw:path><draw:path draw:style-name="gr3" draw:text-style-name="P5" svg:width="0.1079in" svg:height="0.1028in" svg:x="4.2378in" svg:y="0.9071in" svg:viewBox="0 0 275 262" svg:d="M103 136c12 0 26 0 38 0 28 0 32 7 32 18 0 3 0 8-4 19 0 2-1 3-1 4 0 3 3 4 6 4s3-1 5-7c7-28 15-56 21-84 1-4 1-5 1-6 0-2-1-5-4-5-4 0-4 2-6 9-8 30-17 36-50 36-12 0-23 0-35 0 8-33 16-65 25-98 3-13 3-15 21-15 16 0 34 0 50 0 48 0 58 13 58 43 0 9 0 11-3 21 0 5 0 5 0 6 0 3 2 6 5 6 4 0 4-3 5-10 2-22 6-45 8-67 1-10-1-10-11-10-63 0-126 0-189 0-8 0-11 0-11 8 0 3 3 3 11 3 14 0 24 0 24 8 0 1 0 2-1 8-18 69-34 137-52 205-3 15-4 19-35 19-7 0-11 0-11 6 0 5 6 5 7 5 11 0 39-1 50-1 13 0 45 1 57 1 5 0 9 0 9-7 0-3-1-3-2-4-1 0-2 0-11 0s-11 0-20-1c-12-1-13-4-13-8 0-1 0-3 2-9 8-32 17-65 24-97z"><text:p/></draw:path><draw:path draw:style-name="gr3" draw:text-style-name="P5" svg:width="0.0173in" svg:height="0.0449in" svg:x="4.3472in" svg:y="0.9941in" svg:viewBox="0 0 45 115" svg:d="M45 41c0-26-10-41-24-41-13 0-21 10-21 21 0 10 8 20 21 20 4 0 9-1 13-5 1-1 1-1 2-1 0 2 0 0 0 6 0 28-13 51-25 65-4 4-4 4-4 5 0 3 1 4 3 4 4 0 35-29 35-74z"><text:p/></draw:path><draw:path draw:style-name="gr3" draw:text-style-name="P5" svg:width="0.0846in" svg:height="0.0941in" svg:x="4.4102in" svg:y="0.9193in" svg:viewBox="0 0 216 240" svg:d="M216 14c0-6 0-14-8-14s-8 8-8 14c0 46 0 94 0 140 0 58-64 70-92 70-18 0-42-3-63-16-30-19-30-44-30-54 0-46 0-94 0-140 0-6 0-14-7-14-8 0-8 8-8 14 0 48 0 95 0 142 0 58 59 84 108 84 50 0 108-27 108-84 0-47 0-94 0-142z"><text:p/></draw:path><draw:path draw:style-name="gr3" draw:text-style-name="P5" svg:width="0.0748in" svg:height="0.1067in" svg:x="4.5591in" svg:y="0.9051in" svg:viewBox="0 0 191 272" svg:d="M134 246c0 9 0 17 0 26 19-1 39-4 57-5 0-3 0-7 0-11-27 0-30-3-30-22 0-78 0-156 0-234-19 1-37 3-55 4 0 4 0 8 0 11 26 0 29 4 29 22 0 28 0 56 0 84-11-14-27-24-48-24-46 0-87 38-87 88 0 49 38 87 82 87 25 0 42-14 52-26zM134 143c0 26 0 53 0 79 0 7 0 8-4 14-11 19-29 28-45 28-18 0-32-11-41-25-10-16-11-38-11-54 0-15 0-38 11-55 9-12 23-24 44-24 13 0 30 5 42 23 4 6 4 7 4 14z"><text:p/></draw:path><draw:path draw:style-name="gr3" draw:text-style-name="P5" svg:width="0.0587in" svg:height="0.0693in" svg:x="4.6429in" svg:y="0.9429in" svg:viewBox="0 0 150 177" svg:d="M32 76c2-57 35-67 48-67 40 0 43 51 43 67-31 0-60 0-91 0zM32 84c36 0 71 0 108 0 7 0 10 0 10-8 0-39-21-76-70-76-45 0-80 40-80 88 0 52 40 89 85 89 47 0 65-43 65-49 0-5-4-6-6-6-3 0-4 3-5 6-14 39-49 39-52 39-20 0-35-11-44-25-11-19-11-44-11-58z"><text:p/></draw:path><draw:path draw:style-name="gr3" draw:text-style-name="P5" svg:width="0.076in" svg:height="0.1067in" svg:x="4.7102in" svg:y="0.9031in" svg:viewBox="0 0 194 272" svg:d="M118 118c17 0 20 4 20 21 0 35 0 69 0 104 0 18-4 18-30 18 0 3 0 7 0 11 13 0 33-1 43-1s28 1 43 1c0-4 0-8 0-11-26 0-30 0-30-18 0-47 0-95 0-142-17 1-33 2-50 3-5 0-4 2-6 2-1 0-1 0-7 0-15 0-31 0-46 0 0-15 0-30 0-44 0-38 33-53 57-53 12 0 26 3 33 12-15 1-17 12-17 17 0 14 10 18 17 18 9 0 18-5 18-18 0-22-21-38-50-38-36 0-82 20-82 62 0 14 0 29 0 44-10 0-21 0-31 0 0 4 0 7 0 12 10 0 21 0 31 0 0 41 0 83 0 125 0 18-5 18-30 18 0 3 0 7 0 11 12 0 33-1 43-1s29 1 43 1c0-4 0-8 0-11-26 0-31 0-31-18 0-42 0-84 0-125 21 0 41 0 62 0z"><text:p/></draw:path><draw:path draw:style-name="gr3" draw:text-style-name="P5" svg:width="0.0764in" svg:height="0.0665in" svg:x="4.7957in" svg:y="0.9429in" svg:viewBox="0 0 195 170" svg:d="M31 38c0 35 0 70 0 104 0 17-5 17-31 17 0 4 0 8 0 11 14 0 34-1 44-1s30 1 43 1c0-3 0-7 0-11-25 0-30 0-30-17 0-24 0-47 0-72 0-39 28-61 52-61 25 0 29 21 29 43 0 29 0 60 0 90 0 17-4 17-30 17 0 4 0 8 0 11 13 0 33-1 44-1 10 0 30 1 43 1 0-3 0-7 0-11-20 0-30 0-30-12 0-24 0-49 0-73 0-33 0-45-12-60-6-6-19-14-41-14-28 0-46 16-57 41 0-14 0-28 0-41-19 1-36 3-55 4 0 5 0 8 0 12 28 0 31 3 31 22z"><text:p/></draw:path><draw:path draw:style-name="gr3" draw:text-style-name="P5" svg:width="0.0319in" svg:height="0.1012in" svg:x="4.8803in" svg:y="0.9083in" svg:viewBox="0 0 82 258" svg:d="M56 88c-19 1-36 3-55 4 0 5 0 8 0 12 25 0 29 3 29 21 0 36 0 70 0 105 0 17-5 17-30 17 0 4 0 8 0 11 12 0 33-1 43-1 13 0 26 1 39 1 0-3 0-7 0-11-25 0-26-2-26-17 0-47 0-95 0-142zM57 21c0-12-10-21-21-21-12 0-19 11-19 21 0 11 7 21 19 21 11 0 21-9 21-21z"><text:p/></draw:path><draw:path draw:style-name="gr3" draw:text-style-name="P5" svg:width="0.0472in" svg:height="0.0949in" svg:x="4.9205in" svg:y="0.9165in" svg:viewBox="0 0 121 242" svg:d="M59 84c19 0 37 0 55 0 0-5 0-8 0-13-18 0-36 0-55 0 0-24 0-47 0-71-3 0-6 0-9 0 0 32-13 74-50 75 0 3 0 5 0 9 11 0 22 0 33 0 0 35 0 71 0 106 0 48 35 52 49 52 28 0 39-28 39-52 0-7 0-14 0-22-3 0-7 0-10 0 0 7 0 15 0 21 0 29-12 43-26 43-26 0-26-34-26-41 0-36 0-71 0-107z"><text:p/></draw:path><draw:path draw:style-name="gr3" draw:text-style-name="P5" svg:width="0.0319in" svg:height="0.1012in" svg:x="4.9819in" svg:y="0.9083in" svg:viewBox="0 0 82 258" svg:d="M56 88c-18 1-36 3-54 4 0 5 0 8 0 12 24 0 29 3 29 21 0 36 0 70 0 105 0 17-5 17-31 17 0 4 0 8 0 11 12 0 33-1 43-1 13 0 26 1 39 1 0-3 0-7 0-11-25 0-26-2-26-17 0-47 0-95 0-142zM57 21c0-12-10-21-20-21-12 0-21 11-21 21 0 11 9 21 21 21 10 0 20-9 20-21z"><text:p/></draw:path><draw:path draw:style-name="gr3" draw:text-style-name="P5" svg:width="0.0673in" svg:height="0.0693in" svg:x="5.0232in" svg:y="0.9429in" svg:viewBox="0 0 172 177" svg:d="M172 90c0-49-39-90-86-90-49 0-86 42-86 90 0 51 41 87 86 87 46 0 86-37 86-87zM86 167c-17 0-33-8-44-25-10-17-10-41-10-55s0-35 10-53 28-25 44-25 32 9 43 25c10 17 11 39 11 53s0 35-9 53c-9 16-25 27-45 27z"><text:p/></draw:path><draw:path draw:style-name="gr3" draw:text-style-name="P5" svg:width="0.0764in" svg:height="0.0665in" svg:x="5.1in" svg:y="0.9429in" svg:viewBox="0 0 195 170" svg:d="M31 38c0 35 0 70 0 104 0 17-5 17-31 17 0 4 0 8 0 11 14 0 33-1 44-1 10 0 30 1 43 1 0-3 0-7 0-11-25 0-30 0-30-17 0-24 0-47 0-72 0-39 28-61 52-61s29 21 29 43c0 29 0 60 0 90 0 17-5 17-30 17 0 4 0 8 0 11 13 0 33-1 44-1 10 0 30 1 43 1 0-3 0-7 0-11-20 0-30 0-30-12 0-24 0-49 0-73 0-33 0-45-12-60-6-6-19-14-41-14-28 0-46 16-57 41 0-14 0-28 0-41-19 1-36 3-55 4 0 5 0 8 0 12 28 0 31 3 31 22z"><text:p/></draw:path><draw:path draw:style-name="gr3" draw:text-style-name="P5" svg:width="0.0496in" svg:height="0.0693in" svg:x="5.1846in" svg:y="0.9429in" svg:viewBox="0 0 127 177" svg:d="M67 98c9 2 41 8 41 36 0 20-13 35-44 35-32 0-46-22-54-55-1-5-1-6-6-6-4 0-4 2-4 9 0 17 0 34 0 51 0 7 0 9 4 9 2 0 3 0 9-8 1 0 1-1 8-8 18 16 35 16 43 16 45 0 63-25 63-54 0-20-13-32-17-36-13-12-27-16-44-19-22-4-47-9-47-32 0-13 10-28 43-28 43 0 44 34 45 46 0 3 3 2 4 3 6 0 6-1 6-9 0-13 0-26 0-39 0-6 0-9-5-9-2 0-2 0-7 4-2 3-6 6-7 7-14-11-31-11-36-11-48 0-62 26-62 47 0 15 5 24 16 33 13 10 24 12 51 18z"><text:p/></draw:path><draw:path draw:style-name="gr3" draw:text-style-name="P5" svg:width="0.0394in" svg:height="0.1819in" svg:x="5.2465in" svg:y="0.8811in" svg:viewBox="0 0 101 463" svg:d="M101 232c0-55-10-133-60-198-4-4-29-34-37-34-1 0-4 1-4 3s1 4 2 5c19 19 44 51 61 112 9 35 12 76 12 111 0 40-4 79-15 117-14 53-37 84-57 106-3 4-2 2-3 5 0 3 3 4 4 4 7 0 28-23 32-29 40-47 65-116 65-202z"><text:p/></draw:path></draw:g></text:p>
        </text:list-item>
        <text:list-item>
          <text:p text:style-name="P15">מתוך העובדה שניתן להחליף את סדר כמתי ה"לכל", שתי הטענות שקולות, בפרט הגרירה בין אגף שמאל לימין. <text:span text:style-name="T8">מש"ל</text:span> <draw:g text:anchor-type="as-char" svg:y="-0.1043in" draw:z-index="8" draw:name="Shape10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16" text:outline-level="2" text:is-list-header="true">שאלה 2 – פישוט קבוצות והוכחה של הפישוט</text:h>
      <text:h text:style-name="P11" text:outline-level="3" text:is-list-header="true">סעיף (א)</text:h>
      <text:list text:style-name="L3">
        <text:list-item>
          <text:p text:style-name="P17">צ.ל.:</text:p>
          <text:p text:style-name="P18"><draw:g text:anchor-type="as-char" svg:y="-0.1457in" draw:z-index="16" draw:name="Shape11" draw:style-name="gr1"><svg:title>TexMaths</svg:title><svg:desc>11§display§A := \bigcup_{m \in \Z} (m, m + 1) = \R \setminus \Z§svg§600§FALSE§</svg:desc><draw:path draw:style-name="gr2" draw:text-style-name="P4" svg:width="1.8728in" svg:height="0.3185in" svg:x="0.002in" svg:y="0.0079in" svg:viewBox="0 0 4758 810" svg:d="M2380 810c-794 0-1587 0-2380 0 0-270 0-540 0-810 1586 0 3172 0 4758 0 0 270 0 540 0 810-793 0-1586 0-2378 0z"><text:p/></draw:path><draw:path draw:style-name="gr3" draw:text-style-name="P5" svg:width="0.1039in" svg:height="0.1087in" svg:x="-0.0004in" svg:y="0.0354in" svg:viewBox="0 0 265 277" svg:d="M55 232c-15 27-31 32-47 33-5 0-8 0-8 8 0 2 1 4 4 4 11 0 22-2 33-2 14 0 27 2 39 2 3 0 8 0 8-7 0-5-4-5-6-5-10-1-19-4-19-14 0-4 3-9 6-14 10-17 20-33 30-50 32 0 65 0 96 0 2 9 6 62 6 65 0 12-20 13-28 13-5 0-8 0-8 8 0 4 4 4 5 4 16 0 32-2 49-2 8 0 33 2 42 2 3 0 8 0 8-8 0-4-4-4-10-4-23 0-23-3-24-14-8-80-16-161-24-241 0-8 0-10-7-10-6 0-7 3-11 7-45 74-89 149-134 225zM101 176c26-43 52-85 77-128 5 43 8 85 12 128-29 0-59 0-89 0z"><text:p/></draw:path><draw:path draw:style-name="gr3" draw:text-style-name="P5" svg:width="0.0157in" svg:height="0.0654in" svg:x="0.1638in" svg:y="0.0787in" svg:viewBox="0 0 41 167" svg:d="M41 21c0-11-10-21-21-21s-20 10-20 21 9 20 20 20 21-9 21-20zM41 146c0-11-10-21-21-21s-20 10-20 21 9 21 20 21 21-10 21-21z"><text:p/></draw:path><draw:path draw:style-name="gr3" draw:text-style-name="P5" svg:width="0.1004in" svg:height="0.035in" svg:x="0.2016in" svg:y="0.09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512in" svg:height="0.2118in" svg:x="0.4083in" svg:y="0in" svg:viewBox="0 0 385 539" svg:d="M353 354c0 88-75 153-160 153-86 0-161-66-161-153 0-111 0-221 0-332 0-5 0-22-17-22-15 0-15 17-15 22 0 111 0 222 0 335 0 98 85 182 193 182 107 0 192-84 192-182 0-113 0-224 0-335 0-5 0-22-15-22-17 0-17 17-17 22 0 111 0 221 0 332z"><text:p/></draw:path><draw:path draw:style-name="gr3" draw:text-style-name="P5" svg:width="0.0976in" svg:height="0.0476in" svg:x="0.3583in" svg:y="0.2811in" svg:viewBox="0 0 249 122" svg:d="M106 97c-3 5-5 14-5 16 0 6 6 9 10 9 5 0 9-4 10-6 1-3 3-11 6-17 1-5 3-18 5-24 1-7 3-12 4-19 4-11 4-12 9-20 9-13 22-28 43-28 16 0 17 12 17 18 0 17-12 47-17 58-3 7-4 10-4 14 0 14 12 24 26 24 27 0 39-37 39-42 0-3-4-3-5-3-3 0-3 1-4 4-7 22-19 33-29 33-6 0-7-4-7-9 0-7 2-10 6-22 3-8 14-37 14-52 0-5 0-16-9-24-5-4-13-7-26-7-24 0-39 15-47 28-2-24-22-28-35-28-23 0-39 13-46 24-3-18-18-24-29-24-12 0-19 8-22 14-6 10-10 26-10 27 0 4 4 4 6 4 3 0 3-1 5-9 4-15 9-28 20-28 6 0 9 5 9 13 0 4-3 14-5 22s-4 19-5 24c-4 12-6 23-9 35-1 4-3 10-3 11 0 6 5 9 10 9 4 0 7-4 9-6 3-3 5-11 6-17 1-5 4-18 5-24 3-7 4-12 5-19 3-11 4-13 12-24s20-24 41-24c15 0 15 13 15 18 0 7-1 10-4 26-4 15-8 29-11 45z"><text:p/></draw:path><draw:path draw:style-name="gr3" draw:text-style-name="P5" svg:width="0.0587in" svg:height="0.0693in" svg:x="0.4732in" svg:y="0.2646in" svg:viewBox="0 0 150 177" svg:d="M139 96c4 0 11 0 11-7 0-6-7-6-11-6-42 0-84 0-126 0 5-40 38-70 79-70 16 0 31 0 47 0 4 0 11 0 11-5 0-8-7-8-11-8-16 0-32 0-48 0-50 0-91 40-91 88 0 51 42 89 91 89 16 0 32 0 48 0 4 0 11 0 11-6 0-7-7-7-11-7-16 0-31 0-47 0-41 0-74-30-79-68 42 0 84 0 126 0z"><text:p/></draw:path><draw:path draw:style-name="gr3" draw:text-style-name="P5" svg:width="0.0646in" svg:height="0.0724in" svg:x="0.5465in" svg:y="0.2547in" svg:viewBox="0 0 165 185" svg:d="M154 10c2-3 2-4 2-6 0-4-3-4-9-4-40 0-82 0-123 0-9 0-9 1-10 8-1 12-3 24-4 36 0 1 0 2 0 3 0 5 3 6 4 6 3 0 5-2 5-5 1-6 4-17 21-28 15-10 34-11 43-11 7 0 14 0 22 0-35 55-68 111-102 166-3 3-3 4-3 6 0 4 4 4 10 4 46 0 92 0 139 0 7 0 7 0 8-8 3-17 6-35 8-53 0-3-2-5-4-5-5 0-5 3-6 9-4 22-25 48-64 48-13 0-25 0-38 0 34-55 67-111 101-166zM23 9c5 0 10 0 14 0v1c-6 3-12 9-15 12 0-4 1-9 1-13zM116 9c8 0 18 0 27 0-34 56-67 111-101 167-10 0-19 0-29 0 34-56 68-111 103-167zM130 175c8-4 15-10 21-18 0 6-1 9-2 19-7 0-13 0-19 0 0-1 0-1 0-1z"><text:p/></draw:path><draw:path draw:style-name="gr3" draw:text-style-name="P5" svg:width="0.035in" svg:height="0.1516in" svg:x="0.6295in" svg:y="0.0311in" svg:viewBox="0 0 90 386" svg:d="M90 383c0-1 0-2-6-9-49-48-61-122-61-180 0-67 14-135 62-183 5-4 5-5 5-7 0-3-2-4-4-4-3 0-39 26-62 76-18 42-24 85-24 118 0 29 4 77 26 120 24 47 57 72 60 72 2 0 4-1 4-3z"><text:p/></draw:path><draw:path draw:style-name="gr3" draw:text-style-name="P5" svg:width="0.1244in" svg:height="0.0685in" svg:x="0.678in" svg:y="0.0783in" svg:viewBox="0 0 317 175" svg:d="M23 149c-1 5-3 14-3 16 0 7 5 10 11 10 4 0 12-2 14-10 0-1 6-20 8-29 3-12 5-23 9-35 2-9 4-16 6-26 1-6 5-18 5-19 5-12 26-47 62-47 18 0 21 14 21 27 0 9-2 20-5 32-4 16-8 30-11 45-2 10-6 19-8 29-1 8-4 21-4 23 0 7 5 10 11 10 12 0 14-9 17-22 6-21 20-78 23-92 1-6 21-52 64-52 17 0 21 13 21 27 0 22-16 66-24 86-3 10-6 14-6 22 0 18 15 31 32 31 37 0 51-56 51-59 0-4-3-4-5-4-4 0-4 1-5 7-7 21-19 48-40 48-6 0-10-4-10-13 0-10 5-19 8-27 7-20 23-63 23-85 0-25-15-42-44-42s-49 18-64 37c0-4-1-17-12-26-10-9-22-11-32-11-34 0-52 25-59 34-2-22-19-34-36-34-18 0-26 15-29 22-6 14-12 36-12 37 0 5 4 5 6 5 3 0 3 0 6-9 7-27 14-46 28-46 6 0 12 3 12 17 0 9-1 14-7 33-8 30-14 60-22 90z"><text:p/></draw:path><draw:path draw:style-name="gr3" draw:text-style-name="P5" svg:width="0.0173in" svg:height="0.0453in" svg:x="0.8205in" svg:y="0.1287in" svg:viewBox="0 0 45 116" svg:d="M45 41c0-26-10-41-24-41-13 0-21 10-21 21 0 10 8 21 21 21 4 0 9-2 13-6 1-1 1-1 2-1 0 2 0 0 0 6 0 28-13 51-26 65-3 4-3 4-3 5 0 3 1 5 3 5 4 0 35-30 35-75z"><text:p/></draw:path><draw:path draw:style-name="gr3" draw:text-style-name="P5" svg:width="0.1244in" svg:height="0.0685in" svg:x="0.8795in" svg:y="0.0783in" svg:viewBox="0 0 317 175" svg:d="M23 149c-1 5-3 14-3 16 0 7 5 10 11 10 4 0 11-2 14-10 0-1 5-20 7-29 3-12 5-23 9-35 2-9 4-16 6-26 2-6 5-18 6-19 5-12 26-47 62-47 18 0 21 14 21 27 0 9-2 20-5 32-4 16-8 30-11 45-2 10-6 19-8 29-2 8-5 21-5 23 0 7 5 10 11 10 12 0 14-9 17-22 6-21 20-78 23-92 1-6 22-52 64-52 17 0 21 13 21 27 0 22-15 66-23 86-5 10-6 14-6 22 0 18 14 31 32 31 37 0 51-56 51-59 0-4-3-4-5-4-4 0-4 1-6 7-6 21-18 48-39 48-6 0-10-4-10-13 0-10 4-19 7-27 8-20 24-63 24-85 0-25-16-42-45-42-30 0-48 18-63 37 0-4-1-17-12-26-10-9-22-11-32-11-35 0-53 25-60 34-1-22-18-34-35-34-18 0-26 15-29 22-6 14-12 36-12 37 0 5 3 4 4 5 5 0 5 0 7-9 7-27 14-46 29-46 6 0 12 3 12 17 0 9-1 14-7 33-8 30-14 60-22 90z"><text:p/></draw:path><draw:path draw:style-name="gr3" draw:text-style-name="P5" svg:width="0.1008in" svg:height="0.1012in" svg:x="1.0504in" svg:y="0.0575in" svg:viewBox="0 0 257 258" svg:d="M136 136c37 0 72 0 108 0 6 0 13 0 13-7 0-8-7-8-13-8-36 0-71 0-108 0 0-36 0-71 0-108 0-5 0-13-7-13-8 0-8 8-8 13 0 37 0 72 0 108-36 0-71 0-108 0-5 0-13 0-13 8 0 7 8 7 13 7 37 0 72 0 108 0 0 36 0 72 0 108 0 6 0 14 8 14 7 0 7-8 7-14 0-36 0-72 0-108z"><text:p/></draw:path><draw:path draw:style-name="gr3" draw:text-style-name="P5" svg:width="0.05in" svg:height="0.1012in" svg:x="1.2079in" svg:y="0.0433in" svg:viewBox="0 0 128 258" svg:d="M79 10c0-9 0-10-9-10-24 24-58 24-70 24 0 5 0 8 0 12 8 0 31 0 51-10 0 68 0 134 0 201 0 13-1 18-37 18-4 0-7 0-12 0 0 4 0 8 0 13 15-3 48-3 63-3s49 0 63 3c0-5 0-9 0-13-5 0-8 0-12 0-36 0-37-4-37-18 0-73 0-144 0-217z"><text:p/></draw:path><draw:path draw:style-name="gr3" draw:text-style-name="P5" svg:width="0.0346in" svg:height="0.1516in" svg:x="1.2791in" svg:y="0.0311in" svg:viewBox="0 0 89 386" svg:d="M89 194c0-31-4-77-25-121-23-48-56-73-61-73-2 0-3 2-3 4s0 3 7 9c38 39 60 99 60 181 0 66-14 134-63 182-4 5-4 6-4 7 0 2 1 3 3 3 5 0 39-26 62-75 20-42 24-85 24-117z"><text:p/></draw:path><draw:path draw:style-name="gr3" draw:text-style-name="P5" svg:width="0.1008in" svg:height="0.035in" svg:x="1.3803in" svg:y="0.0902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43in" svg:height="0.1039in" svg:x="1.5346in" svg:y="0.0402in" svg:viewBox="0 0 266 265" svg:d="M98 143c4 0 9 0 13 0 20 30 39 60 58 90 5 6 14 21 18 27 2 5 4 5 13 5 18 0 35 0 53 0 7 0 13 0 13-7 0-4-2-6-6-7-15-3-33-29-42-41-3-3-22-29-49-71 35-6 69-20 69-66 0-54-58-73-103-73-40 0-81 0-122 0-6 0-13 0-13 7 0 6 8 6 11 6 22 0 24 4 24 22 0 65 0 129 0 194 0 20-2 22-24 22-3 0-11 0-11 7s7 7 13 7c35 0 72 0 107 0 7 0 12 0 12-7s-7-7-11-7c-22 0-23-3-23-22 0-29 0-57 0-86zM173 124c10-14 12-34 12-51 0-19-3-39-16-55 17 3 54 15 54 55 0 25-11 44-50 51zM98 34c0-8 0-21 24-21 32 0 49 15 49 60 0 49-13 57-73 57 0-32 0-64 0-96zM45 251c3-7 3-18 3-21 0-65 0-130 0-195 0-4 0-14-3-22 14 0 30 0 44 0-4 7-4 15-4 20 0 66 0 131 0 197 0 3 0 14 2 21-14 0-28 0-42 0zM128 143c2 0 4 0 7 0 6 0 15-1 20-2 6 10 47 78 79 110-12 0-25 0-37 0-23-36-46-73-69-108z"><text:p/></draw:path><draw:path draw:style-name="gr3" draw:text-style-name="P5" svg:width="0.0591in" svg:height="0.1516in" svg:x="1.6846in" svg:y="0.0311in" svg:viewBox="0 0 151 386" svg:d="M133 378c2 5 5 8 10 8 3 0 8-3 8-7 0-1 0-1-2-6-44-121-88-242-132-363-3-7-5-10-9-10-5 0-8 4-8 8 0 1 0 2 2 6 44 121 87 242 131 364z"><text:p/></draw:path><draw:path draw:style-name="gr3" draw:text-style-name="P5" svg:width="0.0921in" svg:height="0.1039in" svg:x="1.7902in" svg:y="0.0402in" svg:viewBox="0 0 235 265" svg:d="M220 14c3-5 3-5 3-7 0-7-5-7-13-7-59 0-118 0-177 0-12 0-12 1-13 11-2 18-3 35-6 53 0 1-1 3-1 4 0 6 5 8 7 8 4 0 6-3 6-6 3-9 6-26 29-41 22-14 50-16 63-16 10 0 21 0 31 0-49 79-97 159-146 238-3 4-3 5-3 7 0 7 7 7 13 7 66 0 132 0 198 0 12 0 12-1 13-11 4-25 8-50 11-76 0-4-3-7-6-7-6 0-7 4-8 12-6 32-37 68-92 68-18 0-37 0-54 0 48-79 97-157 145-237zM33 13c7 0 14 0 21 0v1c-11 6-19 12-23 17 1-6 1-12 2-18zM165 13c13 0 26 0 40 0-49 79-98 159-147 238-13 0-26 0-39 0 48-79 98-159 146-238zM185 251c11-7 21-14 31-25-1 7-3 12-5 25-9 0-17 0-26 0z"><text:p/></draw:path></draw:g></text:p>
        </text:list-item>
        <text:list-item>
          <text:p text:style-name="P19">לפי הגדרת חיסור קבוצות, <draw:g text:anchor-type="as-char" svg:y="-0.1134in" draw:z-index="258" draw:name="Shape12" draw:style-name="gr1"><svg:title>TexMaths</svg:title><svg:desc>11§display§x \in \R \setminus \Z \iff x \in \R \land x \not\in \Z§svg§600§FALSE§</svg:desc><draw:path draw:style-name="gr2" draw:text-style-name="P4" svg:width="1.9815in" svg:height="0.1354in" svg:x="0.0039in" svg:y="0.0071in" svg:viewBox="0 0 5034 345" svg:d="M0 0c1678 0 3356 0 5034 0 0 115 0 230 0 345-1678 0-3356 0-5034 0 0-115 0-230 0-345z"><text:p/></draw:path><draw:path draw:style-name="gr3" draw:text-style-name="P5" svg:width="0.0756in" svg:height="0.0681in" svg:x="0.0004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3" draw:text-style-name="P5" svg:width="0.0756in" svg:height="0.087in" svg:x="0.1382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5" svg:width="0.1039in" svg:height="0.1031in" svg:x="0.2717in" svg:y="0.0098in" svg:viewBox="0 0 265 263" svg:d="M97 143c4 0 10 0 14 0 20 30 39 58 58 88 4 6 14 21 18 27 2 5 3 5 12 5 18 0 36 0 54 0 7 0 12 0 12-8 0-3-2-5-5-6-15-3-33-29-43-41-2-3-22-27-48-69 35-7 68-21 68-67 0-53-57-72-103-72-40 0-80 0-121 0-6 0-13 0-13 7 0 6 8 6 10 6 22 0 24 2 24 22 0 64 0 128 0 192 0 20-2 22-24 22-2 0-10 0-10 6 0 8 7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8 143c2-1 3-1 6-1 6 0 15-1 20-2 7 10 48 77 80 109-12 0-25 0-37 0-23-35-46-71-69-106z"><text:p/></draw:path><draw:path draw:style-name="gr3" draw:text-style-name="P5" svg:width="0.0591in" svg:height="0.1508in" svg:x="0.4209in" svg:y="0in" svg:viewBox="0 0 151 384" svg:d="M134 375c2 5 5 9 9 9s8-3 8-7c0-2 0-2-2-7-44-120-88-241-132-361-3-7-4-9-9-9-4 0-8 3-8 8 0 1 0 1 2 6 44 120 88 241 132 361z"><text:p/></draw:path><draw:path draw:style-name="gr3" draw:text-style-name="P5" svg:width="0.0917in" svg:height="0.1031in" svg:x="0.5272in" svg:y="0.0098in" svg:viewBox="0 0 234 263" svg:d="M219 13c3-4 3-5 3-6 0-7-5-7-12-7-59 0-118 0-177 0-12 0-12 1-13 11-2 18-5 34-7 52 0 1 0 3 0 5 0 6 5 7 7 7 3 0 5-2 6-6 2-8 6-26 29-40 22-15 50-16 63-16 10 0 21 0 31 0-49 78-97 158-146 236-3 4-3 5-3 6 0 8 6 8 13 8 66 0 132 0 198 0 11 0 11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3" draw:text-style-name="P5" svg:width="0.1346in" svg:height="0.0823in" svg:x="0.7173in" svg:y="0.0335in" svg:viewBox="0 0 343 210" svg:d="M330 151c7 0 13 0 13-8s-6-8-14-8c-81 0-164 0-245 0-16-14-36-24-49-29 15-7 33-17 49-30 81 0 164 0 245 0 8 0 14 0 14-8 0-7-6-7-13-7-76 0-153 0-229 0 19-18 39-52 39-57 0-4-5-4-7-4-3 0-6 0-8 3-7 15-18 34-44 58-26 23-52 33-72 39-7 2-8 2-8 3-1 0-1 2-1 3s0 1 0 2c0 0 1 0 1 1 1 0 2 0 9 3 53 16 91 50 112 91 5 7 6 7 11 7 2 0 7 0 7-4 0-5-20-38-39-55 76 0 153 0 229 0z"><text:p/></draw:path><draw:path draw:style-name="gr3" draw:text-style-name="P5" svg:width="0.1346in" svg:height="0.0823in" svg:x="0.8441in" svg:y="0.0335in" svg:viewBox="0 0 343 210" svg:d="M259 76c16 14 36 24 49 30-14 6-33 16-49 29-82 0-164 0-246 0-6 0-13 0-13 8s7 8 13 8c76 0 152 0 228 0-18 17-39 50-39 55 0 4 6 4 8 4 3 0 6 0 8-3 8-14 19-33 44-56 26-23 53-34 72-40 7-2 7-2 8-3 1 0 1-1 1-2s0-1-1-3c0-1-1-1-1-1-1 0-1-1-9-3-51-15-90-49-112-91-4-8-4-8-10-8-2 0-8 0-8 4 0 5 20 39 39 57-76 0-152 0-228 0-6 0-13 0-13 7 0 8 7 8 13 8 82 0 164 0 246 0z"><text:p/></draw:path><draw:path draw:style-name="gr3" draw:text-style-name="P5" svg:width="0.0756in" svg:height="0.0681in" svg:x="1.0764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5" svg:width="0.076in" svg:height="0.087in" svg:x="1.21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1039in" svg:height="0.1031in" svg:x="1.3472in" svg:y="0.0098in" svg:viewBox="0 0 265 263" svg:d="M97 143c4 0 10 0 14 0 20 30 39 58 58 88 4 6 14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6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2 0-25 0-37 0-23-35-47-71-70-106z"><text:p/></draw:path><draw:path draw:style-name="gr3" draw:text-style-name="P5" svg:width="0.0846in" svg:height="0.0933in" svg:x="1.4969in" svg:y="0.0217in" svg:viewBox="0 0 216 238" svg:d="M117 9c-4-7-6-9-9-9-6 0-7 3-9 9-32 71-64 143-96 213-2 6-3 6-3 8 0 5 3 8 8 8 3 0 6-1 9-8 30-67 60-135 91-204 30 69 60 137 90 204 4 8 8 8 10 8 3 0 8-3 8-8-1-1 0-1-4-5-32-72-63-145-95-216z"><text:p/></draw:path><draw:path draw:style-name="gr3" draw:text-style-name="P5" svg:width="0.0756in" svg:height="0.0681in" svg:x="1.628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3-50 63-59 0-4-5-4-6-4-3 0-4 1-4 5-14 40-40 50-52 50-15 0-21-13-21-25 0-9 2-18 7-34 4-18 8-35 13-53z"><text:p/></draw:path><draw:path draw:style-name="gr3" draw:text-style-name="P5" svg:width="0.0756in" svg:height="0.1406in" svg:x="1.7744in" svg:y="0.0043in" svg:viewBox="0 0 193 358" svg:d="M189 15c4-5 4-6 4-7 0-4-3-8-8-8s-6 2-9 8c-58 111-115 223-174 334-2 6-2 7-2 8 0 3 2 8 8 8 4 0 5-2 7-8 59-111 116-223 174-335z"><text:p/></draw:path><draw:path draw:style-name="gr3" draw:text-style-name="P5" svg:width="0.076in" svg:height="0.087in" svg:x="1.7657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5" svg:width="0.0921in" svg:height="0.1031in" svg:x="1.9008in" svg:y="0.0098in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/draw:g>. </text:p>
        </text:list-item>
        <text:list-item>
          <text:p text:style-name="P17">נוכיח באמצעות הכלה דו כיוונית:</text:p>
          <text:list>
            <text:list-item>
              <text:p text:style-name="P20">יהי <draw:g text:anchor-type="as-char" svg:y="-0.1075in" draw:z-index="9" draw:name="Shape13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כלומר, קיים <draw:g text:anchor-type="as-char" svg:y="-0.1035in" draw:z-index="10" draw:name="Shape14" draw:style-name="gr1"><svg:title>TexMaths</svg:title><svg:desc>11§display§m \in \Z§svg§600§FALSE§</svg:desc><draw:path draw:style-name="gr2" draw:text-style-name="P4" svg:width="0.4in" svg:height="0.0933in" svg:x="0.0031in" svg:y="0.0063in" svg:viewBox="0 0 1017 238" svg:d="M508 238c-169 0-339 0-508 0 0-79 0-159 0-238 339 0 678 0 1017 0 0 79 0 159 0 238-170 0-339 0-509 0z"><text:p/></draw:path><draw:path draw:style-name="gr3" draw:text-style-name="P5" svg:width="0.1244in" svg:height="0.0677in" svg:x="-0.0004in" svg:y="0.0354in" svg:viewBox="0 0 317 173" svg:d="M23 147c-1 6-3 13-3 15 0 8 5 11 11 11 4 0 12-3 14-11 0-1 6-17 8-27 3-12 5-23 9-34 2-9 4-18 5-26 2-7 6-18 6-19 5-12 26-47 62-47 18 0 21 14 21 26 0 10-2 21-5 32-4 14-8 30-11 45-2 10-6 20-8 30-1 7-4 18-4 20 0 8 4 11 11 11 12 0 14-9 17-20 5-22 19-78 23-94 1-4 21-50 64-50 17 0 20 13 20 26 0 22-15 66-23 87-3 9-6 13-6 21 0 16 14 30 32 30 37 0 51-54 51-58s-3-4-4-4c-5 0-5 1-7 8-6 19-18 46-39 46-6 0-10-5-10-12 0-9 4-19 8-27 7-21 23-62 23-84 0-26-15-42-44-42s-49 18-64 37c0-4-1-17-12-27-10-8-22-10-32-10-34 0-52 25-59 34-2-22-19-34-36-34-18 0-26 15-29 22-6 13-12 36-12 37 0 5 4 5 6 5 3 0 3-1 6-9 7-28 14-46 28-46 6 0 12 3 12 17 0 8-1 12-7 32-8 30-14 59-22 89z"><text:p/></draw:path><draw:path draw:style-name="gr3" draw:text-style-name="P5" svg:width="0.076in" svg:height="0.087in" svg:x="0.1839in" svg:y="0.0209in" svg:viewBox="0 0 194 222" svg:d="M179 119c7 0 15 0 15-8s-8-8-15-8c-55 0-109 0-164 0 6-51 50-88 105-88 20 0 40 0 59 0 7 0 15 0 15-7 0-8-8-8-15-8-19 0-40 0-60 0-66 0-119 49-119 111 0 60 53 111 119 111 20 0 41 0 60 0 7 0 15 0 15-8s-8-8-15-8c-19 0-39 0-59 0-55 0-99-37-105-87 55 0 109 0 164 0z"><text:p/></draw:path><draw:path draw:style-name="gr3" draw:text-style-name="P5" svg:width="0.0921in" svg:height="0.1028in" svg:x="0.3185in" svg:y="-0.0004in" svg:viewBox="0 0 235 262" svg:d="M220 14c3-5 3-5 3-7 0-7-5-7-13-7-58 0-118 0-176 0-13 0-13 1-14 11-2 18-3 35-6 53 0 1-1 2-1 4 0 6 5 8 8 8s5-4 7-7c1-9 4-25 28-40 22-15 49-16 62-16 11 0 21 0 32 0-49 78-97 157-146 235-4 6-4 6-4 8 0 6 7 6 13 6 66 0 132 0 198 0 12 0 12-1 13-11 4-25 7-50 11-75 0-5-3-7-6-7-6 0-7 3-8 11-6 32-37 69-91 69-19 0-36 0-55 0 48-78 97-157 145-235zM33 13c7 0 14 0 21 0v1c-11 6-18 12-23 17 1-6 1-12 2-18zM165 13c13 0 26 0 40 0-49 79-98 157-147 236-13 0-25 0-38 0 48-79 97-157 145-236zM185 248c11-5 21-14 31-25-1 8-3 12-5 26-9 0-17 0-26 0z"><text:p/></draw:path></draw:g><text:s/>כך ש־<draw:g text:anchor-type="as-char" svg:y="-0.1134in" draw:z-index="11" draw:name="Shape15" draw:style-name="gr1"><svg:title>TexMaths</svg:title><svg:desc>11§display§x \in (m, m + 1)§svg§600§FALSE§</svg:desc><draw:path draw:style-name="gr2" draw:text-style-name="P4" svg:width="0.9571in" svg:height="0.1358in" svg:x="0.0031in" svg:y="0.0071in" svg:viewBox="0 0 2432 346" svg:d="M1217 346c-406 0-811 0-1217 0 0-116 0-230 0-346 811 0 1621 0 2432 0 0 116 0 230 0 346-405 0-810 0-1215 0z"><text:p/></draw:path><draw:path draw:style-name="gr3" draw:text-style-name="P5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35in" svg:height="0.1512in" svg:x="0.283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1244in" svg:height="0.0685in" svg:x="0.3319in" svg:y="0.0453in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5" svg:width="0.0173in" svg:height="0.0453in" svg:x="0.4744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244in" svg:height="0.0685in" svg:x="0.5331in" svg:y="0.0453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5" svg:width="0.1008in" svg:height="0.1in" svg:x="0.7043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0.8618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35in" svg:height="0.1512in" svg:x="0.9327in" svg:y="0in" svg:viewBox="0 0 90 385" svg:d="M90 193c0-30-4-76-25-120-23-48-57-73-61-73-2 0-4 2-4 4s0 2 8 9c37 38 59 99 59 180 0 65-14 133-61 181-6 6-6 6-6 7 0 2 2 4 4 4 4 0 39-26 62-76 20-41 24-84 24-116z"><text:p/></draw:path></draw:g> (מתוך הגדרת איחוד מוכלל). לפי הגדרת קטע פתוח, <draw:g text:anchor-type="as-char" svg:y="-0.1035in" draw:z-index="12" draw:name="Shape16" draw:style-name="gr1"><svg:title>TexMaths</svg:title><svg:desc>11§display§x \in \R \land m &lt; x &lt; m + 1§svg§600§FALSE§</svg:desc><draw:path draw:style-name="gr2" draw:text-style-name="P4" svg:width="1.5453in" svg:height="0.1in" svg:x="0.0031in" svg:y="0.0063in" svg:viewBox="0 0 3926 255" svg:d="M1964 255c-655 0-1309 0-1964 0 0-85 0-170 0-255 1309 0 2617 0 3926 0 0 85 0 170 0 255-654 0-1309 0-1962 0z"><text:p/></draw:path><draw:path draw:style-name="gr3" draw:text-style-name="P5" svg:width="0.0756in" svg:height="0.0681in" svg:x="-0.0004in" svg:y="0.0354in" svg:viewBox="0 0 193 174" svg:d="M119 54c2-10 11-45 37-45 2 0 12 0 20 4-11 2-19 12-19 21 0 7 5 14 15 14 8 0 21-7 21-23 0-20-22-25-36-25-23 0-36 21-40 30-10-26-31-30-42-30-41 0-63 49-63 59 0 5 5 5 6 5 2 0 3-1 4-5 13-40 39-50 52-50 7 0 21 3 21 25 0 12-7 39-21 92-6 23-20 39-37 39-2 0-11 0-19-5 10-1 18-9 18-19 0-11-8-15-14-15-12 0-22 10-22 23 0 17 20 25 36 25 27 0 40-27 41-29 6 14 19 29 42 29 39 0 61-49 61-59 0-4-3-4-4-4-3 0-4 2-4 4-14 42-40 50-52 50-15 0-21-11-21-24 0-9 2-18 7-34 4-18 8-36 13-53z"><text:p/></draw:path><draw:path draw:style-name="gr3" draw:text-style-name="P5" svg:width="0.0756in" svg:height="0.087in" svg:x="0.1374in" svg:y="0.0209in" svg:viewBox="0 0 193 222" svg:d="M179 119c7 0 14 0 14-8s-7-8-14-8c-55 0-109 0-164 0 5-51 50-88 104-88 20 0 41 0 60 0 7 0 14 0 14-7 0-8-7-8-14-8-19 0-40 0-60 0-66 0-119 49-119 111 0 60 53 111 119 111 20 0 41 0 60 0 7 0 14 0 14-8 0-7-7-7-14-7-19 0-40 0-60 0-54 0-99-38-104-88 55 0 109 0 164 0z"><text:p/></draw:path><draw:path draw:style-name="gr3" draw:text-style-name="P5" svg:width="0.1039in" svg:height="0.1031in" svg:x="0.2709in" svg:y="-0.0004in" svg:viewBox="0 0 265 263" svg:d="M98 143c4 0 9 0 13 0 20 28 39 58 58 88 4 6 14 21 18 27 2 5 3 5 12 5 18 0 36 0 54 0 7 0 12 0 12-7 0-3-2-7-5-7-15-3-33-28-43-41-2-4-22-29-48-70 35-5 68-20 68-65 0-54-57-73-103-73-40 0-80 0-121 0-6 0-13 0-13 7 0 6 8 6 11 6 22 0 23 3 23 22 0 64 0 129 0 192 0 19-1 22-23 22-3 0-11 0-11 7s7 7 13 7c35 0 71 0 106 0 8 0 13 0 13-7s-7-7-11-7c-22 0-23-3-23-22 0-28 0-57 0-84zM172 124c11-14 12-35 12-51 0-19-2-39-15-55 16 3 54 15 54 55 0 24-11 43-51 51zM98 34c0-8 0-21 23-21 33 0 50 14 50 60 0 49-13 57-73 57 0-32 0-64 0-96zM45 249c3-7 3-18 3-22 0-63 0-128 0-192 0-4 0-14-3-22 14 0 30 0 44 0-5 7-5 14-5 20 0 65 0 130 0 194 0 5 0 15 3 22-14 0-28 0-42 0zM128 143c2 0 3-1 6-1 7 0 15 0 21-1 6 8 47 77 79 108-12 0-25 0-37 0-23-35-46-71-69-106z"><text:p/></draw:path><draw:path draw:style-name="gr3" draw:text-style-name="P5" svg:width="0.0843in" svg:height="0.0925in" svg:x="0.4205in" svg:y="0.013in" svg:viewBox="0 0 215 236" svg:d="M116 8c-3-7-6-8-9-8-5 0-6 2-8 8-32 71-65 143-97 214-2 4-2 5-2 7 0 4 3 7 8 7 2 0 5 0 9-7 29-67 60-136 90-203 31 67 60 136 91 203 3 7 7 7 9 7 4 0 8-3 8-7-2-2 0-2-3-6-32-71-65-144-96-215z"><text:p/></draw:path><draw:path draw:style-name="gr3" draw:text-style-name="P5" svg:width="0.124in" svg:height="0.0681in" svg:x="0.552in" svg:y="0.0354in" svg:viewBox="0 0 316 174" svg:d="M22 147c-1 6-3 15-3 16 0 6 5 11 11 11 5 0 12-4 14-11 1 0 6-18 8-28 3-12 5-24 9-35 2-8 4-17 6-25 1-7 5-18 5-19 6-12 26-47 63-47 17 0 21 14 21 26 0 10-3 21-6 32-4 14-7 30-10 45-2 10-6 20-8 30-2 7-5 20-5 21 0 6 5 11 11 11 12 0 14-10 17-21 6-22 20-78 23-94 1-4 22-50 64-50 17 0 21 13 21 26 0 22-17 66-24 87-4 9-5 13-5 21 0 17 14 31 31 31 36 0 51-55 51-59s-4-4-5-4c-3 0-3 1-5 8-6 19-19 46-40 46-6 0-9-3-9-12s4-19 7-27c8-21 23-62 23-84 0-26-15-42-44-42-28 0-48 18-63 37-1-4-2-17-12-27-10-8-22-10-32-10-35 0-53 25-60 34-2-22-19-34-35-34-19 0-26 15-29 22-8 13-12 36-12 37 0 5 3 5 4 5 4 0 5-1 7-9 7-28 14-46 29-46 5 0 11 3 11 17 0 8-1 12-6 32-8 30-15 60-23 89z"><text:p/></draw:path><draw:path draw:style-name="gr3" draw:text-style-name="P5" svg:width="0.0921in" svg:height="0.087in" svg:x="0.7358in" svg:y="0.0209in" svg:viewBox="0 0 235 222" svg:d="M229 16c4-3 6-4 6-8 0-5-3-8-7-8-1 0-1 0-7 2-71 34-143 67-214 101-4 1-7 2-7 8 0 4 3 7 7 9 71 33 143 66 214 99 6 3 6 3 7 3 4 0 7-3 7-8 0-4-2-6-6-9-68-31-135-62-204-94 69-32 136-63 204-95z"><text:p/></draw:path><draw:path draw:style-name="gr3" draw:text-style-name="P5" svg:width="0.0756in" svg:height="0.0681in" svg:x="0.8878in" svg:y="0.0354in" svg:viewBox="0 0 193 174" svg:d="M118 54c2-10 11-45 38-45 1 0 11 0 19 4-11 2-19 12-19 21 0 7 5 14 16 14 7 0 21-7 21-23 0-20-24-25-37-25-22 0-36 21-40 30-10-26-31-30-42-30-40 0-62 49-62 59 0 5 3 5 5 5 3 0 4-1 4-5 13-40 38-50 52-50 7 0 21 3 21 25 0 12-7 39-21 92-6 23-20 39-37 39-2 0-11 0-19-5 9-1 18-9 18-19 0-11-9-15-14-15-12 0-21 10-21 23 0 17 19 25 36 25 26 0 39-27 41-29 4 14 18 29 41 29 40 0 62-49 62-59 0-4-3-4-5-4-3 0-3 2-4 4-14 42-40 50-52 50-16 0-21-11-21-24 0-9 2-18 7-34 4-18 8-36 13-53z"><text:p/></draw:path><draw:path draw:style-name="gr3" draw:text-style-name="P5" svg:width="0.0929in" svg:height="0.087in" svg:x="1.0252in" svg:y="0.0209in" svg:viewBox="0 0 237 222" svg:d="M229 16c4-3 8-4 8-8 0-5-5-8-8-8-1 0-2 0-8 2-71 34-142 67-213 101-5 1-8 2-8 8 0 4 3 7 8 9 71 33 142 66 213 99 6 3 7 3 8 3 3 0 8-3 8-8 0-4-4-6-8-9-67-31-135-62-203-94 68-32 136-63 203-95z"><text:p/></draw:path><draw:path draw:style-name="gr3" draw:text-style-name="P5" svg:width="0.1244in" svg:height="0.0681in" svg:x="1.1776in" svg:y="0.0354in" svg:viewBox="0 0 317 174" svg:d="M23 147c-1 6-4 15-4 16 0 6 5 11 12 11 4 0 11-4 14-11 0 0 5-18 7-28 3-12 5-24 9-35 2-8 4-17 6-25 1-7 5-18 6-19 5-12 25-47 62-47 18 0 21 14 21 26 0 10-3 21-5 32-4 14-8 30-11 45-2 10-6 20-8 30-2 7-5 20-5 21 0 6 5 11 11 11 12 0 14-10 17-21 6-22 20-78 23-94 1-4 22-50 64-50 17 0 21 13 21 26 0 22-17 66-24 87-4 9-5 13-5 21 0 17 14 31 32 31 37 0 51-55 51-59s-5-4-6-4c-3 0-3 1-5 8-6 19-18 46-40 46-6 0-9-3-9-12s4-19 7-27c8-21 24-62 24-84 0-26-16-42-45-42-30 0-48 18-63 37 0-4-1-17-12-27-10-8-22-10-32-10-35 0-53 25-60 34-2-22-18-34-35-34-18 0-26 15-29 22-8 13-12 36-12 37 0 5 3 5 4 5 5 0 5-1 7-9 7-28 14-46 29-46 5 0 12 3 12 17 0 8-1 12-7 32-8 30-14 60-22 89z"><text:p/></draw:path><draw:path draw:style-name="gr3" draw:text-style-name="P5" svg:width="0.1008in" svg:height="0.1in" svg:x="1.3492in" svg:y="0.0154in" svg:viewBox="0 0 257 255" svg:d="M136 135c37 0 72 0 108 0 6 0 13 0 13-8 0-7-7-7-13-7-36 0-71 0-108 0 0-37 0-72 0-108 0-5 0-12-7-12-8 0-8 7-8 12 0 36 0 71 0 108-36 0-71 0-108 0-5 0-13 0-13 7 0 8 8 8 13 8 37 0 72 0 108 0 0 35 0 72 0 107 0 5 0 13 8 13 7 0 7-8 7-13 0-35 0-72 0-107z"><text:p/></draw:path><draw:path draw:style-name="gr3" draw:text-style-name="P5" svg:width="0.05in" svg:height="0.1in" svg:x="1.5063in" svg:y="0.0028in" svg:viewBox="0 0 128 255" svg:d="M79 10c0-9 0-10-9-10-24 24-58 24-70 24 0 5 0 8 0 12 8 0 31 0 51-10 0 66 0 132 0 198 0 14-1 19-37 19-4 0-7 0-12 0 0 4 0 9 0 12 13-1 48-1 63-1s48 0 63 1c0-3 0-8 0-12-5 0-8 0-12 0-36 0-37-5-37-19 0-71 0-143 0-214z"><text:p/></draw:path></draw:g>. משום שבין שני שלמים <text:span text:style-name="T9">בהפרש 1 </text:span>אין שום מספר שלם נוסף, אז <draw:g text:anchor-type="as-char" svg:y="-0.1102in" draw:z-index="18" draw:name="Shape17" draw:style-name="gr1"><svg:title>TexMaths</svg:title><svg:desc>11§display§x \not\in \Z§svg§600§FALSE§</svg:desc><draw:path draw:style-name="gr2" draw:text-style-name="P4" svg:width="0.3524in" svg:height="0.1256in" svg:x="0.0031in" svg:y="0.0079in" svg:viewBox="0 0 896 320" svg:d="M449 320c-150 0-300 0-449 0 0-107 0-213 0-320 299 0 598 0 896 0 0 107 0 213 0 320-149 0-298 0-447 0z"><text:p/></draw:path><draw:path draw:style-name="gr3" draw:text-style-name="P5" svg:width="0.0752in" svg:height="0.0685in" svg:x="-0.0004in" svg:y="0.0429in" svg:viewBox="0 0 192 175" svg:d="M118 54c3-10 12-45 38-45 2 0 11 0 20 4-11 2-19 12-19 21 0 7 4 15 14 15 9 0 21-8 21-24 0-19-23-25-36-25-22 0-35 21-40 30-9-26-30-30-41-30-41 0-63 50-63 60 0 4 3 3 4 4 4 0 5-1 6-4 13-41 38-51 52-51 7 0 20 3 20 25 0 12-6 39-20 93-7 24-20 40-37 40-2 0-11 0-19-5 9-2 18-10 18-21s-9-13-14-13c-12 0-22 10-22 22 0 18 20 25 36 25 27 0 40-27 41-29 4 14 19 29 42 29 39 0 61-49 61-59 0-5-3-5-4-5-4 0-5 3-6 5-12 42-38 51-50 51-16 0-21-13-21-26 0-9 2-16 5-34 5-18 9-35 14-53z"><text:p/></draw:path><draw:path draw:style-name="gr3" draw:text-style-name="P5" svg:width="0.0752in" svg:height="0.1413in" svg:x="0.1453in" svg:y="0in" svg:viewBox="0 0 192 360" svg:d="M189 15c3-5 3-6 3-7 0-2-2-8-7-8s-6 2-9 8c-57 112-116 224-173 336-3 6-3 7-3 8 0 3 2 8 8 8 4 0 5-3 8-8 58-113 116-224 173-337z"><text:p/></draw:path><draw:path draw:style-name="gr3" draw:text-style-name="P5" svg:width="0.0756in" svg:height="0.0874in" svg:x="0.1366in" svg:y="0.0283in" svg:viewBox="0 0 193 223" svg:d="M180 120c6 0 13 0 13-7 0-9-7-9-13-9-55 0-109 0-164 0 5-51 49-89 104-89 20 0 40 0 60 0 6 0 13 0 13-7 0-8-7-8-13-8-21 0-40 0-61 0-66 0-119 50-119 113 0 61 53 110 119 110 21 0 40 0 61 0 6 0 13 0 13-8s-7-8-13-8c-20 0-40 0-60 0-55 0-99-36-104-87 55 0 109 0 164 0z"><text:p/></draw:path><draw:path draw:style-name="gr3" draw:text-style-name="P5" svg:width="0.0921in" svg:height="0.1035in" svg:x="0.2713in" svg:y="0.0051in" svg:viewBox="0 0 235 264" svg:d="M220 14c3-5 3-6 3-7 0-7-5-7-13-7-58 0-118 0-176 0-13 0-13 1-14 11-2 18-4 35-6 53 0 1-1 2-1 4 0 6 5 8 8 8s5-3 6-6c2-9 5-26 29-41 22-15 48-16 62-16 11 0 20 0 31 0-48 79-96 158-145 236-4 6-4 7-4 8 0 7 7 7 13 7 66 0 132 0 198 0 12 0 12-1 13-11 3-26 7-51 11-75 0-5-3-7-7-7-5 0-6 3-7 11-7 31-38 68-91 68-19 0-37 0-55 0 48-78 96-157 145-236zM33 13c7 0 14 0 21 0v1c-11 6-18 12-22 17 0-6 1-12 1-18zM165 13c13 0 26 0 39 0-48 80-97 159-146 237-13 0-25 0-38 0 48-78 96-157 145-237zM186 249c10-5 19-14 29-25-1 8-2 12-4 26-9 0-18 0-25 0z"><text:p/></draw:path></draw:g>. לסיכום, הוכח ש־<draw:g text:anchor-type="as-char" svg:y="-0.1102in" draw:z-index="19" draw:name="Shape18" draw:style-name="gr1"><svg:title>TexMaths</svg:title><svg:desc>11§display§x \in \R \land x \not\in \Z§svg§600§FALSE§</svg:desc><draw:path draw:style-name="gr2" draw:text-style-name="P4" svg:width="0.9051in" svg:height="0.1256in" svg:x="0.0031in" svg:y="0.0079in" svg:viewBox="0 0 2300 320" svg:d="M1151 320c-384 0-767 0-1151 0 0-107 0-213 0-320 767 0 1533 0 2300 0 0 107 0 213 0 320-383 0-767 0-1149 0z"><text:p/></draw:path><draw:path draw:style-name="gr3" draw:text-style-name="P5" svg:width="0.0756in" svg:height="0.0685in" svg:x="-0.0004in" svg:y="0.0429in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3-14-13c-12 0-22 10-22 22 0 18 20 25 36 25 27 0 40-27 41-29 6 14 19 29 42 29 39 0 61-49 61-59 0-5-3-5-4-5-3 0-4 3-4 5-14 42-40 51-52 51-15 0-21-13-21-26 0-9 2-16 7-34 4-18 8-35 13-53z"><text:p/></draw:path><draw:path draw:style-name="gr3" draw:text-style-name="P5" svg:width="0.0752in" svg:height="0.0874in" svg:x="0.1374in" svg:y="0.0283in" svg:viewBox="0 0 192 223" svg:d="M179 120c7 0 13 0 13-7 0-9-6-9-13-9-55 0-109 0-164 0 5-51 50-89 104-89 20 0 40 0 60 0 7 0 13 0 13-7 0-8-6-8-13-8-20 0-40 0-60 0-67 0-119 50-119 113 0 61 52 110 119 110 20 0 40 0 60 0 7 0 13 0 13-8s-6-8-13-8c-20 0-40 0-60 0-54 0-99-36-104-87 55 0 109 0 164 0z"><text:p/></draw:path><draw:path draw:style-name="gr3" draw:text-style-name="P5" svg:width="0.1039in" svg:height="0.1035in" svg:x="0.2709in" svg:y="0.0051in" svg:viewBox="0 0 265 264" svg:d="M97 143c4 0 10 0 14 0 20 30 39 59 58 89 4 6 14 22 18 27 2 5 3 5 12 5 18 0 36 0 54 0 7 0 12 0 12-7 0-3-2-5-5-7-15-3-33-28-43-40-3-5-22-29-48-71 34-6 67-21 67-66 0-54-56-73-102-73-41 0-80 0-121 0-6 0-13 0-13 7 0 6 8 6 10 6 22 0 24 4 24 22 0 64 0 129 0 193 0 19-2 22-24 22-2 0-10 0-10 7s7 7 13 7c35 0 71 0 106 0 6 0 13 0 13-7s-7-7-11-7c-22 0-24-3-24-22 0-28 0-56 0-85zM172 125c11-15 12-36 12-52 0-19-3-39-15-55 16 3 54 15 54 55 0 24-12 44-51 52zM97 34c0-8 0-21 24-21 33 0 49 15 49 60 0 49-12 57-73 57 0-32 0-64 0-96zM45 250c2-6 2-17 2-21 0-64 0-129 0-194 0-4 0-14-2-22 14 0 30 0 44 0-5 7-5 15-5 20 0 65 0 131 0 196 0 4 0 15 3 21-14 0-28 0-42 0zM127 143c3 0 4-1 7-1 6 0 14 0 20-1 7 9 48 77 80 109-12 0-25 0-37 0-23-35-47-71-70-107z"><text:p/></draw:path><draw:path draw:style-name="gr3" draw:text-style-name="P5" svg:width="0.0846in" svg:height="0.0933in" svg:x="0.4201in" svg:y="0.0193in" svg:viewBox="0 0 216 238" svg:d="M117 8c-4-7-6-8-9-8-6 0-7 2-9 8-32 71-64 143-96 215-2 4-3 5-3 8 0 4 4 7 8 7 3 0 6-1 9-9 30-67 60-135 91-203 31 68 60 136 91 203 3 9 7 9 9 9 4 0 8-3 8-7 0-2 0-3-3-7-31-72-64-145-96-216z"><text:p/></draw:path><draw:path draw:style-name="gr3" draw:text-style-name="P5" svg:width="0.0756in" svg:height="0.0685in" svg:x="0.5508in" svg:y="0.0429in" svg:viewBox="0 0 193 175" svg:d="M119 54c2-10 11-45 37-45 2 0 12 0 20 4-11 2-19 12-19 21 0 7 5 15 15 15 8 0 21-8 21-24 0-19-23-25-36-25-23 0-36 21-40 30-10-26-31-30-42-30-41 0-63 50-63 60 0 4 4 4 6 4s3-1 4-4c13-41 39-51 52-51 7 0 21 3 21 25 0 12-7 39-21 93-6 24-20 40-37 40-2 0-11 0-19-5 9-2 18-10 18-21s-8-13-14-13c-12 0-22 10-22 22 0 18 20 25 36 25 27 0 40-27 41-29 6 14 19 29 42 29 39 0 62-49 62-59 0-5-4-5-5-5-3 0-4 3-4 5-14 42-40 51-52 51-16 0-21-13-21-26 0-9 2-16 7-34 4-18 8-35 13-53z"><text:p/></draw:path><draw:path draw:style-name="gr3" draw:text-style-name="P5" svg:width="0.076in" svg:height="0.1413in" svg:x="0.6969in" svg:y="0in" svg:viewBox="0 0 194 360" svg:d="M190 15c4-5 4-6 4-7 0-2-3-8-8-8-6 0-7 2-9 8-58 112-115 224-174 336-3 6-3 7-3 8 0 3 3 8 8 8s6-3 8-8c59-113 116-224 174-337z"><text:p/></draw:path><draw:path draw:style-name="gr3" draw:text-style-name="P5" svg:width="0.0752in" svg:height="0.0874in" svg:x="0.6886in" svg:y="0.0283in" svg:viewBox="0 0 192 223" svg:d="M179 120c7 0 13 0 13-7 0-9-6-9-13-9-55 0-109 0-164 0 5-51 50-89 104-89 20 0 41 0 60 0 7 0 13 0 13-7 0-8-6-8-13-8-19 0-40 0-60 0-66 0-119 50-119 113 0 61 53 110 119 110 20 0 41 0 60 0 7 0 13 0 13-8s-6-8-13-8c-19 0-40 0-60 0-54 0-99-36-104-87 55 0 109 0 164 0z"><text:p/></draw:path><draw:path draw:style-name="gr3" draw:text-style-name="P5" svg:width="0.0921in" svg:height="0.1035in" svg:x="0.8236in" svg:y="0.0051in" svg:viewBox="0 0 235 264" svg:d="M220 14c3-5 3-6 3-7 0-7-5-7-13-7-59 0-118 0-177 0-12 0-12 1-13 11-2 18-4 35-6 53 0 1-1 2-1 4 0 6 5 8 7 8 4 0 6-3 6-6 3-9 6-26 29-41 22-15 49-16 63-16 10 0 21 0 30 0-48 79-96 158-145 236-3 6-3 7-3 8 0 7 7 7 13 7 66 0 132 0 198 0 12 0 12-1 13-11 4-26 8-51 11-75 0-5-3-7-6-7-6 0-7 3-8 11-7 31-37 68-91 68-19 0-37 0-55 0 48-78 97-157 145-236zM33 13c7 0 14 0 21 0v1c-11 6-18 12-23 17 1-6 1-12 2-18zM165 13c13 0 26 0 40 0-49 80-98 159-147 237-13 0-26 0-39 0 48-78 98-157 146-237zM185 249c11-5 21-14 31-25-2 8-3 12-5 26-9 0-17 0-26 0z"><text:p/></draw:path></draw:g>, כדרוש. </text:p>
            </text:list-item>
            <text:list-item>
              <text:p text:style-name="P21">יהי <draw:g text:anchor-type="as-char" svg:y="-0.1134in" draw:z-index="17" draw:name="Shape19" draw:style-name="gr1"><svg:title>TexMaths</svg:title><svg:desc>11§display§x \in \R \setminus \Z§svg§600§FALSE§</svg:desc><draw:path draw:style-name="gr2" draw:text-style-name="P4" svg:width="0.6067in" svg:height="0.1358in" svg:x="0.0031in" svg:y="0.0071in" svg:viewBox="0 0 1542 346" svg:d="M772 346c-257 0-515 0-772 0 0-116 0-230 0-346 514 0 1029 0 1542 0 0 116 0 230 0 346-256 0-513 0-770 0z"><text:p/></draw:path><draw:path draw:style-name="gr3" draw:text-style-name="P5" svg:width="0.0756in" svg:height="0.0685in" svg:x="-0.0004in" svg:y="0.0453in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1039in" svg:height="0.1031in" svg:x="0.2709in" svg:y="0.0098in" svg:viewBox="0 0 265 263" svg:d="M97 143c4 0 10 0 14 0 20 30 39 60 58 88 4 7 14 22 17 28 3 4 4 4 13 4 18 0 35 0 53 0 8 0 13 0 13-6 0-4-2-6-5-7-15-3-33-29-43-41-2-3-22-28-48-70 35-6 68-21 68-66 0-54-58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4 250c3-7 3-18 3-21 0-64 0-129 0-194 0-4 0-14-3-22 15 0 30 0 45 0-5 7-5 15-5 20 0 65 0 131 0 196 0 3 0 14 3 21-14 0-29 0-43 0zM127 143c3 0 4-1 7-1 6 0 15 0 20-1 6 9 47 77 80 109-12 0-25 0-37 0-23-35-47-72-70-107z"><text:p/></draw:path><draw:path draw:style-name="gr3" draw:text-style-name="P5" svg:width="0.0591in" svg:height="0.1512in" svg:x="0.4197in" svg:y="0in" svg:viewBox="0 0 151 385" svg:d="M134 375c1 6 4 10 9 10 4 0 8-3 8-7 0-1 0-3-2-7-44-120-88-241-132-361-3-7-4-10-9-10s-8 3-8 8c0 1 0 2 2 6 44 120 88 241 132 361z"><text:p/></draw:path><draw:path draw:style-name="gr3" draw:text-style-name="P5" svg:width="0.0921in" svg:height="0.1031in" svg:x="0.5256in" svg:y="0.0098in" svg:viewBox="0 0 235 263" svg:d="M220 14c3-5 3-6 3-7 0-7-5-7-13-7-59 0-118 0-177 0-12 0-12 1-13 11-2 18-3 34-6 52 0 2-1 3-1 5 0 6 5 8 8 8s5-3 5-7c3-8 6-25 29-40s50-16 63-16c10 0 21 0 31 0-49 79-97 159-146 237-3 4-3 5-3 7 0 6 7 6 13 6 66 0 132 0 198 0 12 0 12-1 13-11 4-25 8-49 11-75 0-4-3-6-6-6-6 0-7 3-8 11-6 30-37 68-91 68-19 0-36 0-55 0 48-78 97-158 145-236zM33 13c7 0 14 0 21 0v1c-11 6-18 12-23 17 1-6 1-12 2-18zM165 13c13 0 26 0 40 0-49 79-98 159-147 237-13 0-26 0-39 0 48-78 98-158 146-237zM185 250c11-7 21-15 31-26-1 7-3 12-5 26-9 0-17 0-26 0z"><text:p/></draw:path></draw:g>. נוכיח <draw:g text:anchor-type="as-char" svg:y="-0.1075in" draw:z-index="13" draw:name="Shape20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</text:p>
              <text:list>
                <text:list-item>
                  <text:p text:style-name="P21">נבחר <draw:g text:anchor-type="as-char" svg:y="-0.1134in" draw:z-index="14" draw:name="Shape21" draw:style-name="gr1"><svg:title>TexMaths</svg:title><svg:desc>11§display§m = \lfloor x \rfloor§svg§600§FALSE§</svg:desc><draw:path draw:style-name="gr2" draw:text-style-name="P4" svg:width="0.5154in" svg:height="0.1354in" svg:x="0.0031in" svg:y="0.0071in" svg:viewBox="0 0 1310 345" svg:d="M0 0c437 0 873 0 1310 0 0 115 0 230 0 345-437 0-873 0-1310 0 0-115 0-230 0-345z"><text:p/></draw:path><draw:path draw:style-name="gr3" draw:text-style-name="P5" svg:width="0.1244in" svg:height="0.0681in" svg:x="-0.0004in" svg:y="0.0453in" svg:viewBox="0 0 317 174" svg:d="M23 148c-1 5-3 14-3 16 0 7 5 10 11 10 4 0 11-2 14-10 0-1 5-20 8-29 2-12 5-24 8-35 2-9 5-16 6-25 2-7 6-18 6-20 5-12 26-47 62-47 18 0 21 14 21 27 0 10-2 21-5 32-4 14-8 30-11 45-2 9-6 19-8 29-1 8-5 21-5 23 0 7 5 10 12 10 11 0 14-9 16-22 6-21 20-77 23-93 2-4 22-51 64-51 18 0 21 13 21 27 0 22-15 66-23 86-5 10-6 14-6 22 0 18 14 31 32 31 37 0 51-56 51-59 0-4-4-4-5-4-4 0-4 1-6 7-6 21-18 48-39 48-6 0-10-4-10-13 0-10 4-19 7-27 8-20 24-63 24-85 0-24-16-41-45-41-30 0-48 17-63 37 0-5-1-18-12-27-10-8-22-10-32-10-34 0-53 24-60 33-1-22-18-33-35-33-18 0-26 14-29 22-6 13-12 36-12 37 0 4 3 3 4 4 5 0 5 0 7-9 7-28 14-46 29-46 6 0 12 3 12 18 0 8-1 13-7 32-8 30-14 60-22 90z"><text:p/></draw:path><draw:path draw:style-name="gr3" draw:text-style-name="P5" svg:width="0.1004in" svg:height="0.035in" svg:x="0.179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374in" svg:height="0.1508in" svg:x="0.3579in" svg:y="0in" svg:viewBox="0 0 96 384" svg:d="M81 384c7 0 15 0 15-7 0-8-8-8-15-8-22 0-44 0-66 0 0-118 0-237 0-355 0-7 0-14-7-14-8 0-8 8-8 14 0 119 0 237 0 356 0 13 1 14 13 14 23 0 45 0 68 0z"><text:p/></draw:path><draw:path draw:style-name="gr3" draw:text-style-name="P5" svg:width="0.0752in" svg:height="0.0681in" svg:x="0.4031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1 50-14 0-21-13-21-25 0-9 2-18 6-34 5-18 9-35 14-53z"><text:p/></draw:path><draw:path draw:style-name="gr3" draw:text-style-name="P5" svg:width="0.0374in" svg:height="0.1508in" svg:x="0.489in" svg:y="0in" svg:viewBox="0 0 96 384" svg:d="M96 14c0-7 0-14-8-14s-8 8-8 14c0 118 0 237 0 355-22 0-44 0-66 0-6 0-14 0-14 8 0 7 8 7 14 7 23 0 45 0 68 0 13 0 14-1 14-14 0-119 0-237 0-356z"><text:p/></draw:path></draw:g>, כלומר <draw:g text:anchor-type="as-char" svg:y="-0.1134in" draw:z-index="15" draw:name="Shape22" draw:style-name="gr1"><svg:title>TexMaths</svg:title><svg:desc>11§display§x \in [m, m + 1]§svg§600§FALSE§</svg:desc><draw:path draw:style-name="gr2" draw:text-style-name="P4" svg:width="0.9201in" svg:height="0.1358in" svg:x="0.0031in" svg:y="0.0071in" svg:viewBox="0 0 2338 346" svg:d="M1169 346c-390 0-780 0-1169 0 0-116 0-230 0-346 779 0 1559 0 2338 0 0 116 0 230 0 346-390 0-779 0-1169 0z"><text:p/></draw:path><draw:path draw:style-name="gr3" draw:text-style-name="P5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5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3" draw:text-style-name="P5" svg:width="0.1244in" svg:height="0.0685in" svg:x="0.315in" svg:y="0.0453in" svg:viewBox="0 0 317 175" svg:d="M23 148c-1 6-3 15-3 17 0 7 5 10 11 10 4 0 11-3 14-11 0-1 5-19 8-29 2-12 5-23 8-34 2-9 4-17 6-26 2-7 5-18 6-19 5-12 26-47 62-47 18 0 21 14 21 26 0 10-2 21-5 33-4 15-8 29-11 44-2 10-6 20-8 30-2 8-5 21-5 23 0 7 5 10 12 10 11 0 14-10 16-22 6-22 20-78 23-92 1-6 22-52 64-52 17 0 21 13 21 26 0 22-15 66-23 87-5 9-6 13-6 21 0 19 14 32 32 32 37 0 51-56 51-59 0-4-3-4-5-4-4 0-4 1-6 7-6 20-18 47-39 47-6 0-10-3-10-12 0-10 4-19 7-27 8-20 24-63 24-85 0-25-16-42-45-42-30 0-48 18-63 37 0-4-1-17-12-27-10-8-22-10-32-10-34 0-53 25-60 34-1-22-18-34-35-34-18 0-26 15-29 22-6 13-12 36-12 37 0 5 3 4 4 5 5 0 5-1 7-9 7-27 14-46 29-46 6 0 12 3 12 17 0 8-1 13-7 32-8 30-14 60-22 90z"><text:p/></draw:path><draw:path draw:style-name="gr3" draw:text-style-name="P5" svg:width="0.0173in" svg:height="0.0453in" svg:x="0.4575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124in" svg:height="0.0685in" svg:x="0.5157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9-46 5 0 11 3 11 17 0 8-1 13-6 32-8 30-15 60-23 90z"><text:p/></draw:path><draw:path draw:style-name="gr3" draw:text-style-name="P5" svg:width="0.1004in" svg:height="0.1in" svg:x="0.6874in" svg:y="0.0252in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3" draw:text-style-name="P5" svg:width="0.0496in" svg:height="0.1in" svg:x="0.8445in" svg:y="0.013in" svg:viewBox="0 0 127 255" svg:d="M79 10c0-10 0-10-10-10-23 24-57 24-69 24 0 5 0 8 0 12 8 0 30 0 51-10 0 66 0 133 0 199 0 14-1 18-37 18-4 0-7 0-12 0 0 5 0 9 0 12 13-1 48-1 63-1s48 0 62 1c0-3 0-7 0-12-5 0-8 0-13 0-34 0-35-4-35-18 0-72 0-144 0-215z"><text:p/></draw:path><draw:path draw:style-name="gr3" draw:text-style-name="P5" svg:width="0.0205in" svg:height="0.1512in" svg:x="0.9106in" svg:y="0in" svg:viewBox="0 0 53 385" svg:d="M53 0c-18 0-35 0-53 0 0 6 0 10 0 15 12 0 25 0 37 0 0 118 0 237 0 355-12 0-25 0-37 0 0 5 0 10 0 15 18 0 35 0 53 0 0-128 0-256 0-385z"><text:p/></draw:path></draw:g>. </text:p>
                </text:list-item>
                <text:list-item>
                  <text:p text:style-name="P22">נניח בשלילה ש־<draw:g text:anchor-type="as-char" svg:y="-0.0681in" draw:z-index="20" draw:name="Shape23" draw:style-name="gr1"><svg:title>TexMaths</svg:title><svg:desc>11§display§m = x§svg§600§FALSE§</svg:desc><draw:path draw:style-name="gr2" draw:text-style-name="P4" svg:width="0.4in" svg:height="0.052in" svg:x="0.0031in" svg:y="0.0071in" svg:viewBox="0 0 1017 133" svg:d="M0 0c339 0 678 0 1017 0 0 44 0 89 0 133-339 0-678 0-1017 0 0-44 0-89 0-133z"><text:p/></draw:path><draw:path draw:style-name="gr3" draw:text-style-name="P5" svg:width="0.1244in" svg:height="0.0677in" svg:x="-0.0004in" svg:y="0in" svg:viewBox="0 0 317 173" svg:d="M23 146c-1 6-3 15-3 17 0 7 5 10 11 10 4 0 11-3 14-11 2-10 5-19 8-29 2-11 5-22 8-34 2-9 4-15 6-24 2-7 5-18 6-20 5-12 26-46 62-46 18 0 21 14 21 26 0 10-2 21-5 32-4 14-8 29-11 43-2 10-6 20-8 30-2 8-5 21-5 23 0 7 5 10 11 10 12 0 14-10 17-22 6-21 20-76 23-92 1-4 22-50 64-50 17 0 21 13 21 26 0 22-17 65-24 85-4 10-5 13-5 21 0 19 14 32 32 32 37 0 51-56 51-60 0-3-4-3-6-3-3 0-3 1-5 7-6 21-18 47-40 47-6 0-9-3-9-12 0-10 4-19 7-28 8-19 24-61 24-83 0-24-16-41-45-41-30 0-48 17-63 37 0-5-1-18-12-27-10-8-22-10-32-10-35 0-53 24-60 33-1-22-18-33-35-33-18 0-26 15-29 22-6 13-12 36-12 37 0 4 3 3 4 4 5 0 5 0 7-9 7-28 14-45 29-45 6 0 12 2 12 17 0 8-1 13-7 32-8 29-14 59-22 88z"><text:p/></draw:path><draw:path draw:style-name="gr3" draw:text-style-name="P5" svg:width="0.1008in" svg:height="0.0346in" svg:x="0.1795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5" svg:width="0.0756in" svg:height="0.0677in" svg:x="0.3354in" svg:y="0in" svg:viewBox="0 0 193 173" svg:d="M118 54c2-10 11-45 38-45 2 0 11 0 20 4-11 2-19 12-19 21 0 7 5 13 15 13 8 0 21-6 21-22 0-19-24-25-37-25-22 0-35 20-39 30-10-27-31-30-42-30-41 0-63 50-63 59 0 4 3 3 5 4 3 0 4 0 5-5 13-40 39-49 52-49 7 0 21 3 21 25 0 12-7 38-21 90-7 25-20 40-37 40-3 0-12 0-19-4 10-3 18-10 18-21 0-10-8-13-14-13-12 0-22 9-22 22 0 17 20 25 36 25 26 0 40-27 41-30 4 14 19 30 42 30 39 0 61-50 61-60 0-3-3-3-4-3-3 0-4 1-5 5-13 40-39 49-51 49-15 0-22-12-22-25 0-8 2-17 7-33 4-18 8-34 13-52z"><text:p/></draw:path></draw:g>. לפי זאת, אמ"מ <text:s/><draw:g text:anchor-type="as-char" svg:y="-0.1134in" draw:z-index="21" draw:name="Shape24" draw:style-name="gr1"><svg:title>TexMaths</svg:title><svg:desc>11§display§\lfloor x \rfloor = x§svg§600§FALSE§</svg:desc><draw:path draw:style-name="gr2" draw:text-style-name="P4" svg:width="0.4886in" svg:height="0.1354in" svg:x="-0.0004in" svg:y="0.0071in" svg:viewBox="0 0 1242 345" svg:d="M0 0c414 0 828 0 1242 0 0 115 0 230 0 345-414 0-828 0-1242 0 0-115 0-230 0-345z"><text:p/></draw:path><draw:path draw:style-name="gr3" draw:text-style-name="P5" svg:width="0.0374in" svg:height="0.1508in" svg:x="0.0181in" svg:y="0in" svg:viewBox="0 0 96 384" svg:d="M82 384c6 0 14 0 14-7 0-8-8-8-14-8-22 0-45 0-67 0 0-118 0-237 0-355 0-7 0-14-7-14-8 0-8 8-8 14 0 119 0 237 0 356 0 13 2 14 14 14 23 0 45 0 68 0z"><text:p/></draw:path><draw:path draw:style-name="gr3" draw:text-style-name="P5" svg:width="0.0752in" svg:height="0.0681in" svg:x="0.0638in" svg:y="0.0453in" svg:viewBox="0 0 192 174" svg:d="M118 54c2-10 12-46 38-46 2 0 11 0 20 5-11 2-19 12-19 21 0 7 5 13 15 13 8 0 20-6 20-22 0-19-23-25-36-25-22 0-35 20-39 29-10-26-31-29-42-29-41 0-63 50-63 59 0 4 3 3 4 4 4 0 5-1 6-5 13-40 39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5" svg:width="0.0374in" svg:height="0.1508in" svg:x="0.1496in" svg:y="0in" svg:viewBox="0 0 96 384" svg:d="M96 14c0-7 0-14-8-14s-8 8-8 14c0 118 0 237 0 355-22 0-44 0-66 0-6 0-14 0-14 8 0 7 8 7 14 7 23 0 45 0 68 0 13 0 14-1 14-14 0-119 0-237 0-356z"><text:p/></draw:path><draw:path draw:style-name="gr3" draw:text-style-name="P5" svg:width="0.1004in" svg:height="0.035in" svg:x="0.2642in" svg:y="0.057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5" svg:width="0.0752in" svg:height="0.0681in" svg:x="0.4205in" svg:y="0.0453in" svg:viewBox="0 0 192 174" svg:d="M118 54c2-10 11-46 38-46 2 0 11 0 20 5-11 2-19 12-19 21 0 7 5 13 15 13 8 0 20-6 20-22 0-19-23-25-36-25-22 0-35 20-41 29-8-26-29-29-40-29-41 0-63 50-63 59 0 4 3 3 4 4 4 0 5-1 6-5 13-40 39-50 52-50 7 0 21 4 21 26 0 12-7 38-21 92-7 24-20 40-38 40-2 0-11 0-18-5 10-2 17-10 17-21 0-10-8-13-14-13-11 0-21 10-21 22 0 17 20 25 36 25 26 0 40-26 41-29 4 15 19 29 42 29 39 0 61-50 61-59 0-4-3-4-4-4-3 0-4 1-6 5-12 40-38 50-50 50-15 0-22-13-22-25 0-9 2-18 7-34 4-18 8-35 13-53z"><text:p/></draw:path></draw:g><text:s/>כלומר אמ"מ <draw:g text:anchor-type="as-char" svg:y="-0.1035in" draw:z-index="22" draw:name="Shape25" draw:style-name="gr1"><svg:title>TexMaths</svg:title><svg:desc>11§display§x \in \Z§svg§600§FALSE§</svg:desc><draw:path draw:style-name="gr2" draw:text-style-name="P4" svg:width="0.3524in" svg:height="0.0933in" svg:x="0.0031in" svg:y="0.0063in" svg:viewBox="0 0 896 238" svg:d="M449 238c-150 0-300 0-449 0 0-79 0-159 0-238 299 0 598 0 896 0 0 79 0 159 0 238-149 0-298 0-447 0z"><text:p/></draw:path><draw:path draw:style-name="gr3" draw:text-style-name="P5" svg:width="0.0752in" svg:height="0.0677in" svg:x="-0.0004in" svg:y="0.0354in" svg:viewBox="0 0 192 173" svg:d="M118 54c3-10 12-45 38-45 2 0 11 0 20 4-11 2-19 12-19 21 0 7 4 14 14 14 9 0 21-7 21-23 0-20-23-25-36-25-22 0-35 21-40 30-9-26-30-30-41-30-41 0-63 49-63 59 0 5 3 2 4 5 4 0 5-1 6-5 13-40 38-50 52-50 7 0 20 3 20 25 0 12-6 38-20 92-7 23-20 39-37 39-2 0-11 0-19-6 9-1 18-9 18-18 0-11-9-15-14-15-12 0-22 10-22 23 0 17 20 24 36 24 27 0 40-26 41-28 4 13 19 28 42 28 39 0 61-48 61-58 0-4-3-4-4-4-4 0-5 2-6 4-12 41-38 50-50 50-16 0-21-11-21-24 0-9 2-17 5-35 5-17 9-35 14-52z"><text:p/></draw:path><draw:path draw:style-name="gr3" draw:text-style-name="P5" svg:width="0.0756in" svg:height="0.087in" svg:x="0.1366in" svg:y="0.0209in" svg:viewBox="0 0 193 222" svg:d="M180 119c6 0 13 0 13-8s-7-8-13-8c-55 0-109 0-164 0 5-51 49-88 104-88 20 0 40 0 60 0 6 0 13 0 13-7 0-8-7-8-13-8-21 0-40 0-61 0-66 0-119 49-119 111 0 60 53 111 119 111 21 0 40 0 61 0 6 0 13 0 13-8s-7-8-13-8c-20 0-40 0-60 0-55 0-99-37-104-87 55 0 109 0 164 0z"><text:p/></draw:path><draw:path draw:style-name="gr3" draw:text-style-name="P5" svg:width="0.0921in" svg:height="0.1028in" svg:x="0.2713in" svg:y="-0.0004in" svg:viewBox="0 0 235 262" svg:d="M220 14c3-5 3-5 3-7 0-7-5-7-13-7-58 0-118 0-176 0-13 0-13 1-14 11-2 18-4 35-6 53 0 1-1 2-1 4 0 6 5 8 8 8s5-4 6-7c2-9 5-25 29-40 22-15 48-16 62-16 11 0 20 0 31 0-48 78-96 157-145 235-4 6-4 6-4 8 0 6 7 6 13 6 66 0 132 0 198 0 12 0 12-1 13-11 3-25 7-50 11-75 0-5-3-7-7-7-5 0-6 3-7 11-7 32-38 69-91 69-19 0-37 0-55 0 48-78 96-157 145-235zM33 13c7 0 14 0 21 0v1c-11 6-18 12-22 17 0-6 1-12 1-18zM165 13c13 0 26 0 39 0-48 79-97 157-146 236-13 0-25 0-38 0 48-79 96-157 145-236zM186 248c10-5 19-14 29-25-1 8-2 12-4 26-9 0-18 0-25 0z"><text:p/></draw:path></draw:g>, ב<text:span text:style-name="T10">סתירה</text:span> להגדרתו. לפי זאת ש־<draw:g text:anchor-type="as-char" svg:y="-0.1102in" draw:z-index="23" draw:name="Shape26" draw:style-name="gr1"><svg:title>TexMaths</svg:title><svg:desc>11§display§x \not\in \Z§svg§600§FALSE§</svg:desc><draw:path draw:style-name="gr2" draw:text-style-name="P4" svg:width="0.3524in" svg:height="0.1256in" svg:x="0.0031in" svg:y="0.0079in" svg:viewBox="0 0 896 320" svg:d="M449 320c-150 0-300 0-449 0 0-107 0-213 0-320 299 0 598 0 896 0 0 107 0 213 0 320-149 0-298 0-447 0z"><text:p/></draw:path><draw:path draw:style-name="gr3" draw:text-style-name="P5" svg:width="0.0752in" svg:height="0.0685in" svg:x="-0.0004in" svg:y="0.0429in" svg:viewBox="0 0 192 175" svg:d="M118 54c3-10 12-45 38-45 2 0 11 0 20 4-11 2-19 12-19 21 0 7 4 15 14 15 9 0 21-8 21-24 0-19-23-25-36-25-22 0-35 21-40 30-9-26-30-30-41-30-41 0-63 50-63 60 0 4 3 3 4 4 4 0 5-1 6-4 13-41 38-51 52-51 7 0 20 3 20 25 0 12-6 39-20 93-7 24-20 40-37 40-2 0-11 0-19-5 9-2 18-10 18-21s-9-13-14-13c-12 0-22 10-22 22 0 18 20 25 36 25 27 0 40-27 41-29 4 14 19 29 42 29 39 0 61-49 61-59 0-5-3-5-4-5-4 0-5 3-6 5-12 42-38 51-50 51-16 0-21-13-21-26 0-9 2-16 5-34 5-18 9-35 14-53z"><text:p/></draw:path><draw:path draw:style-name="gr3" draw:text-style-name="P5" svg:width="0.0752in" svg:height="0.1413in" svg:x="0.1453in" svg:y="0in" svg:viewBox="0 0 192 360" svg:d="M189 15c3-5 3-6 3-7 0-2-2-8-7-8s-6 2-9 8c-57 112-116 224-173 336-3 6-3 7-3 8 0 3 2 8 8 8 4 0 5-3 8-8 58-113 116-224 173-337z"><text:p/></draw:path><draw:path draw:style-name="gr3" draw:text-style-name="P5" svg:width="0.0756in" svg:height="0.0874in" svg:x="0.1366in" svg:y="0.0283in" svg:viewBox="0 0 193 223" svg:d="M180 120c6 0 13 0 13-7 0-9-7-9-13-9-55 0-109 0-164 0 5-51 49-89 104-89 20 0 40 0 60 0 6 0 13 0 13-7 0-8-7-8-13-8-21 0-40 0-61 0-66 0-119 50-119 113 0 61 53 110 119 110 21 0 40 0 61 0 6 0 13 0 13-8s-7-8-13-8c-20 0-40 0-60 0-55 0-99-36-104-87 55 0 109 0 164 0z"><text:p/></draw:path><draw:path draw:style-name="gr3" draw:text-style-name="P5" svg:width="0.0921in" svg:height="0.1035in" svg:x="0.2713in" svg:y="0.0051in" svg:viewBox="0 0 235 264" svg:d="M220 14c3-5 3-6 3-7 0-7-5-7-13-7-58 0-118 0-176 0-13 0-13 1-14 11-2 18-4 35-6 53 0 1-1 2-1 4 0 6 5 8 8 8s5-3 6-6c2-9 5-26 29-41 22-15 48-16 62-16 11 0 20 0 31 0-48 79-96 158-145 236-4 6-4 7-4 8 0 7 7 7 13 7 66 0 132 0 198 0 12 0 12-1 13-11 3-26 7-51 11-75 0-5-3-7-7-7-5 0-6 3-7 11-7 31-38 68-91 68-19 0-37 0-55 0 48-78 96-157 145-236zM33 13c7 0 14 0 21 0v1c-11 6-18 12-22 17 0-6 1-12 1-18zM165 13c13 0 26 0 39 0-48 80-97 159-146 237-13 0-25 0-38 0 48-78 96-157 145-237zM186 249c10-5 19-14 29-25-1 8-2 12-4 26-9 0-18 0-25 0z"><text:p/></draw:path></draw:g>, גם כן <draw:g text:anchor-type="as-char" svg:y="-0.1102in" draw:z-index="24" draw:name="Shape27" draw:style-name="gr1"><svg:title>TexMaths</svg:title><svg:desc>11§display§x + 1 \not\in \Z§svg§600§FALSE§</svg:desc><draw:path draw:style-name="gr2" draw:text-style-name="P4" svg:width="0.615in" svg:height="0.1256in" svg:x="0.0031in" svg:y="0.0075in" svg:viewBox="0 0 1563 320" svg:d="M0 0c521 0 1042 0 1563 0 0 107 0 213 0 320-521 0-1042 0-1563 0 0-107 0-213 0-320z"><text:p/></draw:path><draw:path draw:style-name="gr3" draw:text-style-name="P5" svg:width="0.0756in" svg:height="0.0685in" svg:x="-0.0004in" svg:y="0.0429in" svg:viewBox="0 0 193 175" svg:d="M118 54c2-10 11-45 38-45 2 0 11 0 20 4-11 2-19 12-19 21 0 7 5 15 15 15 8 0 21-8 21-24 0-19-24-25-37-25-22 0-35 21-39 30-10-26-31-30-42-30-41 0-63 50-63 60 0 4 3 2 5 4 3 0 4-1 5-4 13-41 39-51 52-51 7 0 21 3 21 25 0 12-7 39-21 93-7 24-20 40-37 40-3 0-12 0-19-5 10-2 17-10 17-21s-8-13-14-13c-11 0-21 10-21 22 0 18 20 25 36 25 26 0 40-26 41-29 4 14 19 29 42 29 39 0 61-49 61-59 0-4-3-4-4-4-3 0-4 2-5 4-13 42-39 51-51 51-15 0-22-13-22-26 0-9 2-16 7-34 4-18 8-35 13-53z"><text:p/></draw:path><draw:path draw:style-name="gr3" draw:text-style-name="P5" svg:width="0.1008in" svg:height="0.1004in" svg:x="0.1244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3" draw:text-style-name="P5" svg:width="0.05in" svg:height="0.1004in" svg:x="0.2815in" svg:y="0.0075in" svg:viewBox="0 0 128 256" svg:d="M79 10c0-10 0-10-9-10-24 24-58 24-70 24 0 5 0 8 0 12 8 0 31 0 51-10 0 67 0 133 0 199 0 14-2 19-37 19-4 0-7 0-12 0 0 4 0 9 0 12 14-1 47-1 63-1 15 0 49 0 63 1 0-3 0-8 0-12-5 0-8 0-12 0-36 0-37-5-37-19 0-72 0-143 0-215z"><text:p/></draw:path><draw:path draw:style-name="gr3" draw:text-style-name="P5" svg:width="0.0756in" svg:height="0.1409in" svg:x="0.4071in" svg:y="0in" svg:viewBox="0 0 193 359" svg:d="M189 15c3-5 4-6 4-7 0-2-3-8-8-8s-6 2-9 8c-57 112-115 224-173 336-3 6-3 7-3 8 0 3 2 7 8 7 4 0 5-2 9-7 57-113 115-224 172-337z"><text:p/></draw:path><draw:path draw:style-name="gr3" draw:text-style-name="P5" svg:width="0.076in" svg:height="0.0874in" svg:x="0.3984in" svg:y="0.0283in" svg:viewBox="0 0 194 223" svg:d="M179 120c7 0 15 0 15-8s-8-8-15-8c-54 0-109 0-162 0 4-52 48-89 103-89 20 0 39 0 59 0 7 0 15 0 15-7 0-8-8-8-15-8-20 0-40 0-60 0-66 0-119 50-119 112s53 111 119 111c20 0 40 0 60 0 7 0 15 0 15-8s-8-8-15-8c-20 0-39 0-59 0-55 0-99-35-103-87 53 0 108 0 162 0z"><text:p/></draw:path><draw:path draw:style-name="gr3" draw:text-style-name="P5" svg:width="0.0921in" svg:height="0.1035in" svg:x="0.5335in" svg:y="0.0047in" svg:viewBox="0 0 235 264" svg:d="M220 14c3-5 3-6 3-7 0-7-5-7-12-7-59 0-117 0-177 0-13 0-13 1-14 11-2 18-3 34-6 52 0 1-1 3-1 5 0 6 5 8 8 8s5-3 7-7c1-8 4-25 28-40 22-15 49-16 62-16 11 0 21 0 32 0-49 80-97 159-146 237-4 5-4 6-4 7 0 7 7 7 13 7 66 0 133 0 199 0 11 0 11 0 14-11 3-26 6-51 9-75 0-5-3-7-6-7-6 0-7 3-8 10-6 32-36 69-91 69-19 0-36 0-55 0 48-78 97-157 145-236zM33 13c7 0 14 0 21 0v1c-11 6-18 12-22 17 0-6 1-12 1-18zM165 13c13 0 26 0 40 0-49 80-97 159-146 237-13 0-26 0-39 0 48-78 97-157 145-237zM186 250c11-6 21-15 30-26-1 8-3 12-4 26-8 0-17 0-26 0z"><text:p/></draw:path></draw:g>. </text:p>
                </text:list-item>
                <text:list-item>
                  <text:p text:style-name="P22">נסיק, <draw:g text:anchor-type="as-char" svg:y="-0.1134in" draw:z-index="25" draw:name="Shape28" draw:style-name="gr1"><svg:title>TexMaths</svg:title><svg:desc>11§display§x \in (m, m + 1)§svg§600§FALSE§</svg:desc><draw:path draw:style-name="gr2" draw:text-style-name="P4" svg:width="0.9571in" svg:height="0.1358in" svg:x="0.0031in" svg:y="0.0071in" svg:viewBox="0 0 2432 346" svg:d="M1217 346c-406 0-811 0-1217 0 0-116 0-230 0-346 811 0 1621 0 2432 0 0 116 0 230 0 346-405 0-810 0-1215 0z"><text:p/></draw:path><draw:path draw:style-name="gr3" draw:text-style-name="P5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35in" svg:height="0.1512in" svg:x="0.283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1244in" svg:height="0.0685in" svg:x="0.3319in" svg:y="0.0453in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5" svg:width="0.0173in" svg:height="0.0453in" svg:x="0.4744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244in" svg:height="0.0685in" svg:x="0.5331in" svg:y="0.0453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5" svg:width="0.1008in" svg:height="0.1in" svg:x="0.7043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0.8618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35in" svg:height="0.1512in" svg:x="0.9327in" svg:y="0in" svg:viewBox="0 0 90 385" svg:d="M90 193c0-30-4-76-25-120-23-48-57-73-61-73-2 0-4 2-4 4s0 2 8 9c37 38 59 99 59 180 0 65-14 133-61 181-6 6-6 6-6 7 0 2 2 4 4 4 4 0 39-26 62-76 20-41 24-84 24-116z"><text:p/></draw:path></draw:g>. לסיכום, קיים <draw:g text:anchor-type="as-char" svg:y="-0.1035in" draw:z-index="26" draw:name="Shape29" draw:style-name="gr1"><svg:title>TexMaths</svg:title><svg:desc>11§display§m \in \Z§svg§600§FALSE§</svg:desc><draw:path draw:style-name="gr2" draw:text-style-name="P4" svg:width="0.4in" svg:height="0.0933in" svg:x="0.0031in" svg:y="0.0063in" svg:viewBox="0 0 1017 238" svg:d="M508 238c-169 0-339 0-508 0 0-79 0-159 0-238 339 0 678 0 1017 0 0 79 0 159 0 238-170 0-339 0-509 0z"><text:p/></draw:path><draw:path draw:style-name="gr3" draw:text-style-name="P5" svg:width="0.1244in" svg:height="0.0677in" svg:x="-0.0004in" svg:y="0.0354in" svg:viewBox="0 0 317 173" svg:d="M23 147c-1 6-3 13-3 15 0 8 5 11 11 11 4 0 12-3 14-11 0-1 6-17 8-27 3-12 5-23 9-34 2-9 4-18 5-26 2-7 6-18 6-19 5-12 26-47 62-47 18 0 21 14 21 26 0 10-2 21-5 32-4 14-8 30-11 45-2 10-6 20-8 30-1 7-4 18-4 20 0 8 4 11 11 11 12 0 14-9 17-20 5-22 19-78 23-94 1-4 21-50 64-50 17 0 20 13 20 26 0 22-15 66-23 87-3 9-6 13-6 21 0 16 14 30 32 30 37 0 51-54 51-58s-3-4-4-4c-5 0-5 1-7 8-6 19-18 46-39 46-6 0-10-5-10-12 0-9 4-19 8-27 7-21 23-62 23-84 0-26-15-42-44-42s-49 18-64 37c0-4-1-17-12-27-10-8-22-10-32-10-34 0-52 25-59 34-2-22-19-34-36-34-18 0-26 15-29 22-6 13-12 36-12 37 0 5 4 5 6 5 3 0 3-1 6-9 7-28 14-46 28-46 6 0 12 3 12 17 0 8-1 12-7 32-8 30-14 59-22 89z"><text:p/></draw:path><draw:path draw:style-name="gr3" draw:text-style-name="P5" svg:width="0.076in" svg:height="0.087in" svg:x="0.1839in" svg:y="0.0209in" svg:viewBox="0 0 194 222" svg:d="M179 119c7 0 15 0 15-8s-8-8-15-8c-55 0-109 0-164 0 6-51 50-88 105-88 20 0 40 0 59 0 7 0 15 0 15-7 0-8-8-8-15-8-19 0-40 0-60 0-66 0-119 49-119 111 0 60 53 111 119 111 20 0 41 0 60 0 7 0 15 0 15-8s-8-8-15-8c-19 0-39 0-59 0-55 0-99-37-105-87 55 0 109 0 164 0z"><text:p/></draw:path><draw:path draw:style-name="gr3" draw:text-style-name="P5" svg:width="0.0921in" svg:height="0.1028in" svg:x="0.3185in" svg:y="-0.0004in" svg:viewBox="0 0 235 262" svg:d="M220 14c3-5 3-5 3-7 0-7-5-7-13-7-58 0-118 0-176 0-13 0-13 1-14 11-2 18-3 35-6 53 0 1-1 2-1 4 0 6 5 8 8 8s5-4 7-7c1-9 4-25 28-40 22-15 49-16 62-16 11 0 21 0 32 0-49 78-97 157-146 235-4 6-4 6-4 8 0 6 7 6 13 6 66 0 132 0 198 0 12 0 12-1 13-11 4-25 7-50 11-75 0-5-3-7-6-7-6 0-7 3-8 11-6 32-37 69-91 69-19 0-36 0-55 0 48-78 97-157 145-235zM33 13c7 0 14 0 21 0v1c-11 6-18 12-23 17 1-6 1-12 2-18zM165 13c13 0 26 0 40 0-49 79-98 157-147 236-13 0-25 0-38 0 48-79 97-157 145-236zM185 248c11-5 21-14 31-25-1 8-3 12-5 26-9 0-17 0-26 0z"><text:p/></draw:path></draw:g><text:s/>כך ש־<draw:g text:anchor-type="as-char" svg:y="-0.1134in" draw:z-index="27" draw:name="Shape30" draw:style-name="gr1"><svg:title>TexMaths</svg:title><svg:desc>11§display§x \in (m, m + 1)§svg§600§FALSE§</svg:desc><draw:path draw:style-name="gr2" draw:text-style-name="P4" svg:width="0.9571in" svg:height="0.1358in" svg:x="0.0031in" svg:y="0.0071in" svg:viewBox="0 0 2432 346" svg:d="M1217 346c-406 0-811 0-1217 0 0-116 0-230 0-346 811 0 1621 0 2432 0 0 116 0 230 0 346-405 0-810 0-1215 0z"><text:p/></draw:path><draw:path draw:style-name="gr3" draw:text-style-name="P5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35in" svg:height="0.1512in" svg:x="0.283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1244in" svg:height="0.0685in" svg:x="0.3319in" svg:y="0.0453in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5" svg:width="0.0173in" svg:height="0.0453in" svg:x="0.4744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244in" svg:height="0.0685in" svg:x="0.5331in" svg:y="0.0453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5" svg:width="0.1008in" svg:height="0.1in" svg:x="0.7043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0.8618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35in" svg:height="0.1512in" svg:x="0.9327in" svg:y="0in" svg:viewBox="0 0 90 385" svg:d="M90 193c0-30-4-76-25-120-23-48-57-73-61-73-2 0-4 2-4 4s0 2 8 9c37 38 59 99 59 180 0 65-14 133-61 181-6 6-6 6-6 7 0 2 2 4 4 4 4 0 39-26 62-76 20-41 24-84 24-116z"><text:p/></draw:path></draw:g>, כדרוש. </text:p>
                </text:list-item>
              </text:list>
            </text:list-item>
          </text:list>
        </text:list-item>
        <text:list-item>
          <text:p text:style-name="P22"><text:span text:style-name="T8">מש"ל</text:span> <draw:g text:anchor-type="as-char" svg:y="-0.1043in" draw:z-index="28" draw:name="Shape31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11" text:outline-level="3" text:is-list-header="true">סעיף (ב)</text:h>
      <text:list text:style-name="L4">
        <text:list-item>
          <text:p text:style-name="P23">צ.ל.:</text:p>
          <text:p text:style-name="P24"><draw:g text:anchor-type="as-char" svg:y="-0.2346in" draw:z-index="411" draw:name="Shape32" draw:style-name="gr1"><svg:title>TexMaths</svg:title><svg:desc>11§display§A := \bigcup_{k = 2}^{\infty} \left[ \frac{1}{k}, 1 - \frac{1}{k} \right] = (0, 1)§svg§600§FALSE§</svg:desc><draw:path draw:style-name="gr2" draw:text-style-name="P4" svg:width="1.8469in" svg:height="0.4043in" svg:x="0.0028in" svg:y="0.0083in" svg:viewBox="0 0 4692 1028" svg:d="M2346 1028c-782 0-1564 0-2346 0 0-343 0-685 0-1028 1564 0 3128 0 4692 0 0 343 0 685 0 1028-782 0-1564 0-2346 0z"><text:p/></draw:path><draw:path draw:style-name="gr3" draw:text-style-name="P5" svg:width="0.1039in" svg:height="0.1083in" svg:x="0.0004in" svg:y="0.1291in" svg:viewBox="0 0 265 276" svg:d="M55 232c-15 25-31 31-47 32-5 1-8 1-8 8 0 2 1 4 4 4 11 0 22-1 33-1 14 0 27 1 39 1 3 0 8 0 8-7 0-4-4-5-6-5-10 0-19-3-19-13 0-5 3-9 6-15 10-16 20-33 30-49 31 0 64 0 96 0 1 9 6 60 6 65 0 11-20 12-28 12-5 0-8 0-8 8 0 4 4 4 5 4 15 0 32-1 48-1 9 0 33 1 43 1 3 0 8 0 8-8 0-4-4-4-10-4-23 0-23-2-24-13-8-81-17-162-24-242 0-8 0-9-7-9-6 0-8 2-11 7-45 74-89 150-134 225zM101 175c25-43 52-85 77-128 5 43 8 85 12 128-29 0-59 0-89 0z"><text:p/></draw:path><draw:path draw:style-name="gr3" draw:text-style-name="P5" svg:width="0.0157in" svg:height="0.065in" svg:x="0.1646in" svg:y="0.172in" svg:viewBox="0 0 41 166" svg:d="M41 21c0-12-10-21-21-21s-20 9-20 21c0 11 9 20 20 20s21-9 21-20zM41 146c0-12-10-21-21-21s-20 9-20 21c0 11 9 20 20 20s21-9 21-20z"><text:p/></draw:path><draw:path draw:style-name="gr3" draw:text-style-name="P5" svg:width="0.1004in" svg:height="0.0354in" svg:x="0.2024in" svg:y="0.1819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1043in" svg:height="0.0476in" svg:x="0.4122in" svg:y="0.0004in" svg:viewBox="0 0 266 122" svg:d="M136 45c-14-16-18-21-29-28-17-13-34-17-49-17-34 0-58 29-58 62 0 30 23 60 57 60 38 0 64-31 74-45 14 17 19 21 28 29 17 12 35 16 50 16 33 0 57-28 57-61 0-31-23-61-57-61-37 0-64 31-73 45zM144 55c11-18 35-44 68-44 28 0 46 23 46 50 0 25-20 46-45 46s-43-20-69-52zM122 67c-11 18-34 45-67 45-28 0-47-25-47-50 0-27 21-47 46-47s43 20 68 52z"><text:p/></draw:path><draw:path draw:style-name="gr3" draw:text-style-name="P5" svg:width="0.1516in" svg:height="0.2122in" svg:x="0.389in" svg:y="0.0933in" svg:viewBox="0 0 386 540" svg:d="M353 354c0 88-75 154-161 154s-160-66-160-154c0-111 0-222 0-333 0-5 0-21-16-21s-16 15-16 21c0 112 0 223 0 335 0 99 84 184 192 184s194-85 194-184c0-112 0-223 0-335 0-5 0-21-16-21-17 0-17 15-17 21 0 111 0 222 0 333z"><text:p/></draw:path><draw:path draw:style-name="gr3" draw:text-style-name="P5" svg:width="0.052in" svg:height="0.0744in" svg:x="0.3622in" svg:y="0.3465in" svg:viewBox="0 0 133 190" svg:d="M65 8c0-1 1-4 1-5s-1-3-4-3c-6 0-28 2-36 2-2 1-5 1-5 7 0 3 3 3 6 3 14 0 14 2 14 4 0 3 0 4-1 6-13 52-26 102-38 154-2 4-2 4-2 5 0 5 3 9 10 9 6 0 11-5 12-12 1-1 12-48 13-52 20 3 35 8 35 22 0 2 0 3-1 6-1 4-1 5-1 8 0 19 16 28 29 28 26 0 23-27 34-42 0-3-3-3-5-3-3 0-3 1-4 7-3 11-11 31-24 31-8 0-10-7-10-15 0-4 0-5 2-12 0-1 1-5 1-9 0-23-33-27-44-28 8-5 18-13 23-18 14-13 27-25 42-25 3 0 7 1 9 3-11 2-13 11-13 16s4 10 10 10c7 0 15-6 15-18 0-9-7-19-21-19-15 0-28 11-43 24-11 10-20 19-31 23 9-36 18-71 27-107z"><text:p/></draw:path><draw:path draw:style-name="gr3" draw:text-style-name="P5" svg:width="0.078in" svg:height="0.0283in" svg:x="0.4287in" svg:y="0.3787in" svg:viewBox="0 0 199 73" svg:d="M189 13c5 0 10 0 10-6 0-7-5-7-10-7-59 0-119 0-178 0-4 0-11 0-11 7 0 6 7 6 11 6 59 0 119 0 178 0zM189 73c5 0 10 0 10-7s-5-7-10-7c-59 0-119 0-178 0-4 0-11 0-11 7s7 7 11 7c59 0 119 0 178 0z"><text:p/></draw:path><draw:path draw:style-name="gr3" draw:text-style-name="P5" svg:width="0.0469in" svg:height="0.0701in" svg:x="0.5213in" svg:y="0.3488in" svg:viewBox="0 0 120 179" svg:d="M120 131c-3 0-6 0-9 0-1 5-3 22-8 24-2 1-23 1-26 1-17 0-33 0-50 0 29-24 38-32 54-45 20-15 39-33 39-58 0-33-29-53-63-53s-57 24-57 48c0 15 12 16 14 16 7 0 16-5 16-14 0-5-3-15-17-15 9-20 27-25 40-25 27 0 40 21 40 43 0 23-16 42-25 52-22 22-43 42-65 64-3 3-3 3-3 10 37 0 75 0 112 0 2-16 6-32 8-48z"><text:p/></draw:path><draw:path draw:style-name="gr3" draw:text-style-name="P5" svg:width="0.0398in" svg:height="0.3638in" svg:x="0.6386in" svg:y="0.0173in" svg:viewBox="0 0 102 925" svg:d="M0 925c34 0 68 0 102 0 0-6 0-13 0-21-26 0-54 0-80 0 0-294 0-588 0-882 26 0 54 0 80 0 0-8 0-14 0-22-34 0-68 0-102 0 0 308 0 617 0 925z"><text:p/></draw:path><draw:path draw:style-name="gr3" draw:text-style-name="P5" svg:width="0.05in" svg:height="0.1008in" svg:x="0.7173in" svg:y="0.0339in" svg:viewBox="0 0 128 257" svg:d="M79 10c0-9 0-10-9-10-24 25-58 25-70 25 0 4 0 8 0 11 8 0 30 0 51-10 0 68 0 134 0 201 0 14-2 18-37 18-4 0-7 0-12 0 0 4 0 8 0 12 13-1 47-1 63-1 15 0 48 0 63 1 0-4 0-8 0-12-5 0-9 0-14 0-34 0-35-4-35-18 0-73 0-144 0-217z"><text:p/></draw:path><draw:path draw:style-name="gr3" draw:text-style-name="P5" svg:width="0.0835in" svg:height="0.0063in" svg:x="0.6992in" svg:y="0.1965in" svg:viewBox="0 0 213 17" svg:d="M107 17c-36 0-72 0-107 0 0-6 0-11 0-17 71 0 142 0 213 0 0 6 0 11 0 17-35 0-71 0-106 0z"><text:p/></draw:path><draw:path draw:style-name="gr3" draw:text-style-name="P5" svg:width="0.0685in" svg:height="0.1071in" svg:x="0.7079in" svg:y="0.2354in" svg:viewBox="0 0 175 273" svg:d="M89 4c-2-1 0-4-5-4-9 0-37 3-47 4-3 0-7 1-7 8 0 4 3 4 8 4 19 0 20 4 20 7 0 2-1 6-1 8-19 73-37 148-56 222-1 5-1 7-1 9 0 9 8 11 11 11 4 0 11-4 13-9 1-3 19-75 21-84 13 1 45 7 45 32 0 4 0 5-1 9s-1 9-1 13c0 23 15 39 35 39 12 0 22-7 31-21 10-17 9-27 13-39 0-4-3-4-4-4-4 0-5 2-6 8-7 27-16 47-33 47-7 0-13-4-13-18 0-6 2-15 3-22 3-6 3-7 3-12 0-25-26-36-58-40 12-7 25-19 33-29 19-20 37-36 55-36 3 0 3 0 4 0 4 1 5 1 8 3l2 1c-19 1-22 17-22 21 0 7 4 13 14 13 11 0 22-7 22-23 0-12-9-24-27-24-11 0-28 3-57 34-12 14-27 30-43 35 14-54 28-109 41-163z"><text:p/></draw:path><draw:path draw:style-name="gr3" draw:text-style-name="P5" svg:width="0.0173in" svg:height="0.0453in" svg:x="0.815in" svg:y="0.2209in" svg:viewBox="0 0 45 116" svg:d="M45 41c0-26-10-41-25-41-12 0-20 10-20 21 0 10 8 20 20 20 4 0 10-1 13-5 2-1 1-1 2-1s1 0 1 6c0 28-13 51-26 64-5 4-5 5-5 6 0 3 3 5 5 5 4 0 35-30 35-75z"><text:p/></draw:path><draw:path draw:style-name="gr3" draw:text-style-name="P5" svg:width="0.05in" svg:height="0.1008in" svg:x="0.8831in" svg:y="0.1358in" svg:viewBox="0 0 128 257" svg:d="M79 11c0-10 0-11-9-11-24 25-58 25-70 25 0 5 0 8 0 12 8 0 31 0 51-10 0 68 0 134 0 201 0 13-2 17-37 17-4 0-7 0-12 0 0 4 0 8 0 12 13-1 47-1 63-1 15 0 48 0 63 1 0-4 0-8 0-12-5 0-8 0-13 0-35 0-36-4-36-17 0-73 0-144 0-217z"><text:p/></draw:path><draw:path draw:style-name="gr3" draw:text-style-name="P5" svg:width="0.0925in" svg:height="0.0063in" svg:x="0.9913in" svg:y="0.1965in" svg:viewBox="0 0 236 17" svg:d="M223 17c7 0 13-2 13-9 0-8-6-8-13-8-69 0-139 0-209 0-6 0-14 0-14 8 0 7 8 9 14 9 70 0 140 0 209 0z"><text:p/></draw:path><draw:path draw:style-name="gr3" draw:text-style-name="P5" svg:width="0.05in" svg:height="0.1008in" svg:x="1.1665in" svg:y="0.0339in" svg:viewBox="0 0 128 257" svg:d="M79 10c0-9 0-10-9-10-24 25-57 25-70 25 0 4 0 8 0 11 8 0 31 0 51-10 0 68 0 134 0 201 0 14-2 18-36 18-4 0-8 0-13 0 0 4 0 8 0 12 14-1 47-1 63-1 15 0 49 0 63 1 0-4 0-8 0-12-5 0-8 0-13 0-35 0-36-4-36-18 0-73 0-144 0-217z"><text:p/></draw:path><draw:path draw:style-name="gr3" draw:text-style-name="P5" svg:width="0.0835in" svg:height="0.0063in" svg:x="1.1492in" svg:y="0.1965in" svg:viewBox="0 0 213 17" svg:d="M107 17c-36 0-72 0-107 0 0-6 0-11 0-17 71 0 142 0 213 0 0 6 0 11 0 17-35 0-71 0-106 0z"><text:p/></draw:path><draw:path draw:style-name="gr3" draw:text-style-name="P5" svg:width="0.0685in" svg:height="0.1071in" svg:x="1.1575in" svg:y="0.2354in" svg:viewBox="0 0 175 273" svg:d="M90 4c-2-1 0-4-5-4-9 0-38 3-48 4-3 0-6 1-6 8 0 4 3 4 9 4 18 0 19 4 19 7 0 2-1 6-1 8-18 73-37 148-56 222-2 5-2 7-2 9 0 9 8 11 11 11 5 0 11-4 13-9 2-3 20-75 22-84 13 1 45 7 45 32 0 4 0 5-1 9s-2 9-2 13c0 23 15 39 36 39 11 0 22-7 30-21 10-17 10-27 14-39 0-4-3-4-4-4-5 0-5 2-6 8-7 27-16 47-34 47-6 0-12-4-12-18 0-6 2-15 3-22 2-6 2-7 2-12 0-25-25-36-58-40 12-7 25-19 34-29 18-20 37-36 55-36 3 0 3 0 4 0 4 1 5 1 7 3 2 0 2 0 3 1-19 1-22 17-22 21 0 7 4 13 14 13s21-7 21-23c0-12-9-24-27-24-9 0-28 3-56 34-13 14-27 30-43 35 14-54 28-109 41-163z"><text:p/></draw:path><draw:path draw:style-name="gr3" draw:text-style-name="P5" svg:width="0.0394in" svg:height="0.3638in" svg:x="1.2535in" svg:y="0.0173in" svg:viewBox="0 0 101 925" svg:d="M80 904c-26 0-54 0-80 0 0 8 0 15 0 21 34 0 67 0 101 0 0-308 0-617 0-925-34 0-67 0-101 0 0 8 0 14 0 22 26 0 54 0 80 0 0 294 0 588 0 882z"><text:p/></draw:path><draw:path draw:style-name="gr3" draw:text-style-name="P5" svg:width="0.1004in" svg:height="0.0354in" svg:x="1.3827in" svg:y="0.1819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0346in" svg:height="0.1516in" svg:x="1.55in" svg:y="0.1232in" svg:viewBox="0 0 89 386" svg:d="M89 382c0-1 0-1-7-8-48-48-60-122-60-182 0-67 15-134 63-182 4-5 4-4 4-6 0-3-1-4-3-4-5 0-39 26-62 75-20 43-24 86-24 117s4 77 25 121c23 48 56 73 61 73 2 0 3-1 3-4z"><text:p/></draw:path><draw:path draw:style-name="gr3" draw:text-style-name="P5" svg:width="0.0638in" svg:height="0.1043in" svg:x="1.5996in" svg:y="0.1358in" svg:viewBox="0 0 163 266" svg:d="M163 134c0-31-1-61-16-90-17-37-49-44-65-44-24 0-51 11-68 46-12 27-14 57-14 88 0 29 2 64 18 94 16 31 45 38 63 38 21 0 51-8 67-45 14-26 15-56 15-87zM81 257c-15 0-37-10-45-46-3-23-3-59-3-81 0-26 0-51 2-72 8-46 36-49 46-49 14 0 39 7 47 45 3 22 3 52 3 76 0 28 0 55-5 79-5 37-27 48-45 48z"><text:p/></draw:path><draw:path draw:style-name="gr3" draw:text-style-name="P5" svg:width="0.0173in" svg:height="0.0453in" svg:x="1.6835in" svg:y="0.2209in" svg:viewBox="0 0 45 116" svg:d="M45 41c0-26-10-41-25-41-12 0-20 10-20 21 0 10 8 20 20 20 4 0 10-1 13-5 2-1 1-1 2-1s1 0 1 6c0 28-13 51-26 64-5 4-5 5-5 6 0 3 3 5 5 5 4 0 35-30 35-75z"><text:p/></draw:path><draw:path draw:style-name="gr3" draw:text-style-name="P5" svg:width="0.05in" svg:height="0.1008in" svg:x="1.7512in" svg:y="0.1358in" svg:viewBox="0 0 128 257" svg:d="M79 11c0-10 0-11-9-11-24 25-58 25-70 25 0 5 0 8 0 12 8 0 31 0 51-10 0 68 0 134 0 201 0 13-2 17-37 17-4 0-7 0-12 0 0 4 0 8 0 12 13-1 47-1 63-1 15 0 48 0 63 1 0-4 0-8 0-12-5 0-8 0-13 0-35 0-36-4-36-17 0-73 0-144 0-217z"><text:p/></draw:path><draw:path draw:style-name="gr3" draw:text-style-name="P5" svg:width="0.035in" svg:height="0.1516in" svg:x="1.8224in" svg:y="0.1232in" svg:viewBox="0 0 90 386" svg:d="M90 192c0-29-4-75-25-119-24-48-57-73-61-73-2 0-4 1-4 4 0 2 0 2 8 9 37 38 59 99 59 179 0 68-14 135-62 183-5 6-5 6-5 7 0 3 2 4 4 4 4 0 39-26 62-75 20-43 24-86 24-119z"><text:p/></draw:path></draw:g></text:p>
        </text:list-item>
        <text:list-item>
          <text:p text:style-name="P25">נשים לב ש־<draw:g text:anchor-type="as-char" svg:y="-0.1134in" draw:z-index="256" draw:name="Shape33" draw:style-name="gr1"><svg:title>TexMaths</svg:title><svg:desc>11§display§x \in (0, 1) = x \in \R \land 0 &lt; x &lt; 1§svg§600§FALSE§</svg:desc><draw:path draw:style-name="gr2" draw:text-style-name="P4" svg:width="1.9823in" svg:height="0.1354in" svg:x="0.0039in" svg:y="0.0071in" svg:viewBox="0 0 5036 345" svg:d="M0 0c1679 0 3357 0 5036 0 0 115 0 230 0 345-1679 0-3357 0-5036 0 0-115 0-230 0-345z"><text:p/></draw:path><draw:path draw:style-name="gr3" draw:text-style-name="P5" svg:width="0.0752in" svg:height="0.0681in" svg:x="0.0004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10-2 18-10 18-21 0-10-8-13-14-13-12 0-22 10-22 22 0 17 20 25 36 25 26 0 40-26 41-29 4 15 19 29 42 29 39 0 61-50 61-59 0-4-3-4-4-4-3 0-4 1-4 5-14 40-40 50-52 50-16 0-22-13-22-25 0-9 3-18 7-34 4-18 8-35 13-53z"><text:p/></draw:path><draw:path draw:style-name="gr3" draw:text-style-name="P5" svg:width="0.0752in" svg:height="0.087in" svg:x="0.1382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5" svg:width="0.035in" svg:height="0.1508in" svg:x="0.2843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5" svg:width="0.0638in" svg:height="0.1035in" svg:x="0.3343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5" svg:width="0.0173in" svg:height="0.0453in" svg:x="0.4173in" svg:y="0.0972in" svg:viewBox="0 0 45 116" svg:d="M45 41c0-26-10-41-25-41-12 0-20 10-20 21 0 10 8 21 20 21 5 0 10-2 14-6 1-1 1-1 2-1 0 2 0 0 0 6 0 28-13 51-26 65-5 3-4 4-4 5 0 4 2 5 4 5 4 0 35-30 35-75z"><text:p/></draw:path><draw:path draw:style-name="gr3" draw:text-style-name="P5" svg:width="0.05in" svg:height="0.1008in" svg:x="0.4854in" svg:y="0.0126in" svg:viewBox="0 0 128 257" svg:d="M79 10c0-9 0-10-9-10-24 25-58 25-70 25 0 5 0 8 0 12 8 0 31 0 51-9 0 66 0 132 0 198 0 13-1 18-37 18-4 0-7 0-12 0 0 5 0 9 0 13 14-3 48-3 63-3s49 0 63 3c0-4 0-8 0-13-5 0-8 0-13 0-35 0-36-4-36-18 0-72 0-145 0-216z"><text:p/></draw:path><draw:path draw:style-name="gr3" draw:text-style-name="P5" svg:width="0.0346in" svg:height="0.1508in" svg:x="0.557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8in" svg:height="0.035in" svg:x="0.6579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752in" svg:height="0.0681in" svg:x="0.8146in" svg:y="0.0453in" svg:viewBox="0 0 192 174" svg:d="M118 54c2-10 11-46 38-46 2 0 11 0 19 5-10 2-18 12-18 21 0 7 4 13 15 13 8 0 20-6 20-22 0-19-23-25-36-25-22 0-35 20-40 29-9-26-30-29-42-29-40 0-62 50-62 59 0 4 3 4 4 4 4 0 5-1 6-5 13-40 38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3" draw:text-style-name="P5" svg:width="0.076in" svg:height="0.087in" svg:x="0.952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1039in" svg:height="0.1031in" svg:x="1.0854in" svg:y="0.0098in" svg:viewBox="0 0 265 263" svg:d="M97 143c4 0 10 0 14 0 20 30 39 58 58 88 4 6 12 21 17 27 3 5 4 5 13 5 18 0 35 0 53 0 8 0 13 0 13-8 0-3-2-5-5-6-15-3-33-29-43-41-3-3-22-27-48-69 34-7 67-21 67-67 0-53-57-72-102-72-40 0-80 0-121 0-8 0-13 0-13 7 0 6 7 6 10 6 22 0 24 2 24 22 0 64 0 128 0 192 0 20-2 22-24 22-3 0-10 0-10 6 0 8 5 8 13 8 35 0 71 0 106 0 6 0 12 0 12-8 0-6-7-6-10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7 143c3-1 4-1 7-1 6 0 14-1 20-2 5 10 47 77 80 109-13 0-25 0-38 0-23-35-46-71-69-106z"><text:p/></draw:path><draw:path draw:style-name="gr3" draw:text-style-name="P5" svg:width="0.0846in" svg:height="0.0933in" svg:x="1.2346in" svg:y="0.0217in" svg:viewBox="0 0 216 238" svg:d="M117 9c-4-7-6-9-9-9-6 0-7 3-9 9-32 71-64 143-96 213-2 6-3 6-3 8 0 5 3 8 8 8 3 0 5-1 9-8 30-67 60-135 91-204 30 69 60 137 90 204 4 8 8 8 10 8 3 0 8-3 8-8-1-1 0-1-4-5-32-72-63-145-95-216z"><text:p/></draw:path><draw:path draw:style-name="gr3" draw:text-style-name="P5" svg:width="0.0638in" svg:height="0.1035in" svg:x="1.3677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5 36-27 49-45 49z"><text:p/></draw:path><draw:path draw:style-name="gr3" draw:text-style-name="P5" svg:width="0.0921in" svg:height="0.087in" svg:x="1.4929in" svg:y="0.0307in" svg:viewBox="0 0 235 222" svg:d="M229 17c4-3 6-6 6-9 0-5-3-8-7-8-1 0-1 0-7 3-71 33-143 66-214 100-5 3-7 5-7 9 0 5 2 7 7 9 71 33 143 66 214 99 6 2 6 2 7 2 4 0 7-3 7-7s-2-6-6-8c-68-31-135-63-204-95 69-32 136-64 204-95z"><text:p/></draw:path><draw:path draw:style-name="gr3" draw:text-style-name="P5" svg:width="0.0752in" svg:height="0.0681in" svg:x="1.6453in" svg:y="0.0453in" svg:viewBox="0 0 192 174" svg:d="M118 54c2-10 11-46 38-46 1 0 11 0 19 5-11 2-19 12-19 21 0 7 5 13 16 13 7 0 20-6 20-22 0-19-23-25-36-25-22 0-36 20-41 29-9-26-30-29-41-29-40 0-62 50-62 59 0 4 3 4 5 4 3 0 4-1 4-5 13-40 38-50 52-50 7 0 21 4 21 26 0 12-7 38-21 92-6 24-20 40-37 40-2 0-11 0-19-5 9-2 18-10 18-21 0-10-9-13-14-13-12 0-21 10-21 22 0 17 19 25 36 25 26 0 39-26 41-29 4 15 18 29 41 29 40 0 62-50 62-59 0-4-3-4-5-4-3 0-3 1-5 5-13 40-39 50-51 50-16 0-21-13-21-25 0-9 2-18 7-34 4-18 8-35 13-53z"><text:p/></draw:path><draw:path draw:style-name="gr3" draw:text-style-name="P5" svg:width="0.0925in" svg:height="0.087in" svg:x="1.7827in" svg:y="0.0307in" svg:viewBox="0 0 236 222" svg:d="M229 17c4-3 7-6 7-9 0-5-3-8-7-8-1 0-2 0-8 3-71 33-142 66-213 100-5 3-8 5-8 9 0 5 3 7 8 9 71 33 142 66 213 99 6 2 7 2 8 2 4 0 7-3 7-7s-3-6-7-8c-67-31-136-63-203-95 67-32 136-64 203-95z"><text:p/></draw:path><draw:path draw:style-name="gr3" draw:text-style-name="P5" svg:width="0.05in" svg:height="0.1008in" svg:x="1.9441in" svg:y="0.0126in" svg:viewBox="0 0 128 257" svg:d="M79 10c0-9 0-10-9-10-24 25-58 25-70 25 0 5 0 8 0 12 8 0 31 0 51-9 0 66 0 132 0 198 0 13-2 18-37 18-4 0-7 0-12 0 0 5 0 9 0 13 13-3 47-3 63-3 15 0 49 0 63 3 0-4 0-8 0-13-5 0-8 0-12 0-36 0-37-4-37-18 0-72 0-145 0-216z"><text:p/></draw:path></draw:g>, ולהיפך, לפי הגדרת קטע פתוח. אשתמש בזהות הזו במהלך ההוכחה. </text:p>
        </text:list-item>
        <text:list-item>
          <text:p text:style-name="P25"><text:soft-page-break/>נבחין כי משום ש־<draw:g text:anchor-type="as-char" svg:y="-0.1047in" draw:z-index="44" draw:name="Shape34" draw:style-name="gr1"><svg:title>TexMaths</svg:title><svg:desc>11§display§k &gt; 2§svg§600§FALSE§</svg:desc><draw:path draw:style-name="gr2" draw:text-style-name="P4" svg:width="0.3386in" svg:height="0.0953in" svg:x="-0.0004in" svg:y="0.0079in" svg:viewBox="0 0 861 243" svg:d="M431 243c-144 0-287 0-431 0 0-81 0-162 0-243 287 0 574 0 861 0 0 81 0 162 0 243-143 0-287 0-430 0z"><text:p/></draw:path><draw:path draw:style-name="gr3" draw:text-style-name="P5" svg:width="0.0685in" svg:height="0.1063in" svg:x="0.0004in" svg:y="0in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8 28-16 48-33 48-7 0-13-5-13-18 0-7 2-15 3-22 3-7 3-8 3-12 0-26-26-37-58-41 11-7 25-18 33-27 19-21 37-37 55-37 2 0 2 0 4 0 4 1 5 1 8 3 0 0 0 1 1 2-18 2-22 16-22 20 0 7 5 15 15 15s22-9 22-25c0-11-10-24-27-24-11 0-28 3-57 34-13 15-27 29-43 36 14-54 28-109 41-163z"><text:p/></draw:path><draw:path draw:style-name="gr3" draw:text-style-name="P5" svg:width="0.0921in" svg:height="0.0874in" svg:x="0.1307in" svg:y="0.0232in" svg:viewBox="0 0 235 223" svg:d="M229 120c3-2 6-4 6-9s-3-6-6-7c-72-34-143-68-215-102-5-2-5-2-6-2-5 0-8 3-8 8 0 3 1 5 7 9 68 32 135 62 203 94-68 32-135 63-203 95-6 4-7 6-7 9 0 5 3 8 8 8 1 0 1 0 6-3 72-34 143-67 215-100z"><text:p/></draw:path><draw:path draw:style-name="gr3" draw:text-style-name="P5" svg:width="0.0602in" svg:height="0.1004in" svg:x="0.2858in" svg:y="0.0047in" svg:viewBox="0 0 154 256" svg:d="M30 226c13-13 27-26 40-40 61-51 84-72 84-111 0-44-35-75-83-75-42 0-71 35-71 70 0 22 19 22 20 22 6 0 21-5 21-21 0-10-8-20-21-20-4 0-5 0-6 0 9-25 30-39 53-39 35 0 52 31 52 63 0 31-20 61-41 84-24 27-49 55-74 83-4 4-4 4-4 14 47 0 96 0 143 0 3-22 8-44 11-67-3 0-7 0-10 0-2 11-4 28-9 34-2 3-27 3-36 3-23 0-46 0-69 0z"><text:p/></draw:path></draw:g> <text:span text:style-name="T11">אמ"מ</text:span> <draw:g text:anchor-type="as-char" svg:y="-0.1299in" draw:z-index="255" draw:name="Shape35" draw:style-name="gr1"><svg:title>TexMaths</svg:title><svg:desc>11§display§0 &lt; \tfrac{1}{k} \le 0.5§svg§600§FALSE§</svg:desc><draw:path draw:style-name="gr2" draw:text-style-name="P4" svg:width="0.7555in" svg:height="0.1673in" svg:x="0.0024in" svg:y="0.0071in" svg:viewBox="0 0 1920 426" svg:d="M0 0c640 0 1280 0 1920 0 0 142 0 284 0 426-640 0-1280 0-1920 0 0-142 0-284 0-426z"><text:p/></draw:path><draw:path draw:style-name="gr3" draw:text-style-name="P5" svg:width="0.0638in" svg:height="0.1035in" svg:x="0.0004in" svg:y="0.0291in" svg:viewBox="0 0 163 264" svg:d="M163 134c0-31-2-61-16-90-18-37-49-44-66-44-23 0-51 11-67 46-13 27-14 57-14 88 0 29 1 63 18 93 16 29 44 37 62 37 21 0 51-8 68-43 13-26 15-57 15-87zM80 256c-14 0-37-10-44-46-4-23-4-58-4-81 0-25 0-50 3-71 7-46 36-49 45-49 13 0 39 6 46 45 4 22 4 50 4 75 0 29 0 56-4 80-6 35-28 47-46 47z"><text:p/></draw:path><draw:path draw:style-name="gr3" draw:text-style-name="P5" svg:width="0.0925in" svg:height="0.0874in" svg:x="0.1252in" svg:y="0.048in" svg:viewBox="0 0 236 223" svg:d="M229 15c5-2 7-4 7-7 0-5-3-8-7-8-1 0-2 0-7 2-71 33-143 67-214 100-5 2-8 5-8 9 0 5 3 7 8 9 71 33 143 66 214 100 5 3 6 3 7 3 4 0 7-3 7-7 0-5-2-7-7-9-67-32-136-64-203-96 67-32 136-64 203-96z"><text:p/></draw:path><draw:path draw:style-name="gr3" draw:text-style-name="P5" svg:width="0.0382in" svg:height="0.0701in" svg:x="0.3067in" svg:y="0in" svg:viewBox="0 0 98 179" svg:d="M60 8c0-8 0-8-7-8-18 17-42 18-53 18 0 3 0 6 0 9 7 0 24 0 38-7 0 46 0 91 0 137 0 9 0 12-26 12-3 0-8 0-11 0 0 4 0 7 0 10 6 0 39-1 48-1s43 1 49 1c0-3 0-6 0-10-3 0-7 0-10 0-28 0-28-3-28-12 0-50 0-100 0-149z"><text:p/></draw:path><draw:path draw:style-name="gr3" draw:text-style-name="P5" svg:width="0.0665in" svg:height="0.0055in" svg:x="0.2913in" svg:y="0.0894in" svg:viewBox="0 0 170 15" svg:d="M0 0c57 0 113 0 170 0 0 6 0 10 0 15-57 0-113 0-170 0 0-5 0-9 0-15z"><text:p/></draw:path><draw:path draw:style-name="gr3" draw:text-style-name="P5" svg:width="0.052in" svg:height="0.0744in" svg:x="0.2996in" svg:y="0.1083in" svg:viewBox="0 0 133 190" svg:d="M64 9c0-1 1-4 1-5s-1-4-5-4c-5 0-27 2-34 3-2 0-6 0-6 6 0 4 4 4 7 4 14 0 14 2 14 5 0 1-1 3-1 5-14 51-26 101-39 153-1 4-1 3-1 5 0 5 3 9 9 9 7 0 11-5 12-11 1-1 12-48 13-53 20 3 35 8 35 22 0 2 0 4-1 6-1 4-1 6-1 9 0 19 17 27 29 27 26 0 35-40 35-42 0-3-3-2-5-3-4 0-4 2-5 7-3 12-11 31-24 31-7 0-9-7-9-15 0-4 0-4 1-12 0-3 1-5 1-8 0-24-32-28-44-28 9-6 19-14 23-18 13-13 28-26 42-26 3 0 8 1 10 3-12 2-14 12-14 16 0 6 4 9 11 9 6 0 15-5 15-16 0-10-7-20-21-20-15 0-30 11-44 24-11 11-20 19-31 25 9-37 18-72 27-108z"><text:p/></draw:path><draw:path draw:style-name="gr3" draw:text-style-name="P5" svg:width="0.0925in" svg:height="0.1165in" svg:x="0.4311in" svg:y="0.0335in" svg:viewBox="0 0 236 297" svg:d="M229 17c4-3 7-5 7-9 0-5-3-8-7-8-2 0-6 1-7 2-71 33-143 67-214 100-7 4-8 7-8 10s2 6 8 8c71 33 143 66 214 100 5 3 6 3 7 3 4 0 7-3 7-7s-1-6-7-9c-67-32-136-64-203-95 67-32 136-64 203-95zM223 297c7 0 13 0 13-8 0-7-7-7-14-7-69 0-138 0-208 0-5 0-14 0-14 7 0 8 8 8 14 8 70 0 140 0 209 0z"><text:p/></draw:path><draw:path draw:style-name="gr3" draw:text-style-name="P5" svg:width="0.0638in" svg:height="0.1035in" svg:x="0.5854in" svg:y="0.0291in" svg:viewBox="0 0 163 264" svg:d="M163 134c0-31-2-61-16-90-18-37-49-44-66-44-23 0-51 11-67 46-13 27-14 57-14 88 0 29 1 63 18 93 16 29 44 37 63 37 20 0 50-8 67-43 13-26 15-57 15-87zM81 256c-15 0-38-10-45-46-4-23-4-58-4-81 0-25 0-50 3-71 7-46 36-49 46-49 12 0 38 6 45 45 4 22 4 50 4 75 0 29 0 56-4 80-6 35-28 47-45 47z"><text:p/></draw:path><draw:path draw:style-name="gr3" draw:text-style-name="P5" svg:width="0.0157in" svg:height="0.0157in" svg:x="0.6685in" svg:y="0.1138in" svg:viewBox="0 0 41 41" svg:d="M41 20c0-11-9-20-20-20-12 0-21 9-21 20s9 21 21 21c11 0 20-10 20-21z"><text:p/></draw:path><draw:path draw:style-name="gr3" draw:text-style-name="P5" svg:width="0.0602in" svg:height="0.1035in" svg:x="0.7055in" svg:y="0.0291in" svg:viewBox="0 0 154 264" svg:d="M154 179c0-45-32-83-74-83-18 0-35 5-48 18 0-25 0-49 0-74 8 2 20 5 32 5 48 0 75-35 75-41 0-2-2-4-4-4-1 0-1 0-3 1-8 4-26 12-53 12-15 0-33-3-52-11-2-1-3-1-4-1-3 0-3 3-3 9 0 38 0 76 0 114 0 7 0 10 5 10 2 0 4-1 5-3 4-7 18-28 50-28 20 0 30 18 32 26 7 14 8 28 8 48 0 13 0 36-10 53-9 14-23 24-41 24-28 0-50-21-57-43 1 1 2 1 7 1 13 0 19-10 19-18 0-9-6-19-19-19-6 0-19 2-19 20 0 33 26 69 69 69 45 0 85-35 85-85z"><text:p/></draw:path></draw:g><text:s/>(זאת <text:span text:style-name="T12">ומכיוון ש־</text:span><draw:g text:anchor-type="as-char" svg:y="-0.1299in" draw:z-index="45" draw:name="Shape36" draw:style-name="gr1"><svg:title>TexMaths</svg:title><svg:desc>11§display§f(x) = \tfrac{1}{x}§svg§600§FALSE§</svg:desc><draw:path draw:style-name="gr2" draw:text-style-name="P4" svg:width="0.5697in" svg:height="0.1673in" svg:x="-0.0004in" svg:y="0.0071in" svg:viewBox="0 0 1448 426" svg:d="M0 0c483 0 965 0 1448 0 0 142 0 284 0 426-483 0-965 0-1448 0 0-142 0-284 0-426z"><text:p/></draw:path><draw:path draw:style-name="gr3" draw:text-style-name="P5" svg:width="0.0756in" svg:height="0.1374in" svg:x="0in" svg:y="0.0236in" svg:viewBox="0 0 193 350" svg:d="M121 118c11 0 22 0 33 0 8 0 12 0 12-8 0-4-4-4-11-4-11 0-21 0-32 0 2-16 6-30 8-44 2-9 8-36 10-41 3-7 10-13 17-13 3 0 13 0 19 7-16 1-20 15-20 21 0 9 7 13 15 13 10 0 21-8 21-23 0-17-18-26-35-26-13 0-37 7-48 45-2 8-3 12-13 61-9 0-18 0-27 0-7 0-12 0-12 6s4 6 11 6c9 0 17 0 26 0-10 50-19 101-29 150-7 38-13 73-34 73-1 0-11 0-18-7 18-2 21-15 21-20 0-9-6-15-14-15-10 0-21 9-21 23 0 18 17 28 32 28 22 0 37-23 44-38 12-24 21-71 22-73 8-40 15-81 23-121z"><text:p/></draw:path><draw:path draw:style-name="gr3" draw:text-style-name="P5" svg:width="0.035in" svg:height="0.1508in" svg:x="0.0976in" svg:y="0.0165in" svg:viewBox="0 0 90 384" svg:d="M90 381c0-1 0-3-6-9-49-49-61-121-61-179 0-68 14-135 62-183 5-5 5-5 5-6 0-3-1-4-4-4s-39 26-61 75c-19 43-25 86-25 118 0 29 4 75 26 118 24 49 57 73 60 73s4-1 4-3z"><text:p/></draw:path><draw:path draw:style-name="gr3" draw:text-style-name="P5" svg:width="0.0756in" svg:height="0.0685in" svg:x="0.1461in" svg:y="0.0634in" svg:viewBox="0 0 193 175" svg:d="M119 54c2-10 11-45 37-45 2 0 11 0 20 4-11 2-19 12-19 21 0 7 5 13 15 13 8 0 21-6 21-22 0-20-22-25-36-25-23 0-36 20-40 30-10-27-31-30-42-30-41 0-63 50-63 59 0 4 5 4 6 4 2 0 3 0 4-4 13-41 39-50 52-50 7 0 21 3 21 25 0 12-7 38-21 91-6 25-20 41-37 41-2 0-11 0-19-5 10-1 18-10 18-21 0-10-8-13-14-13-12 0-22 9-22 22 0 18 20 26 36 26 27 0 40-28 41-30 6 15 19 30 42 30 39 0 61-51 61-60 0-4-3-4-4-4-3 0-4 2-4 4-14 41-40 51-52 51-15 0-21-12-21-25 0-9 2-18 7-34 4-18 8-36 13-53z"><text:p/></draw:path><draw:path draw:style-name="gr3" draw:text-style-name="P5" svg:width="0.0346in" svg:height="0.1508in" svg:x="0.2374in" svg:y="0.0165in" svg:viewBox="0 0 89 384" svg:d="M89 193c0-30-3-78-25-120-23-48-56-73-61-73-2 0-3 1-3 4 0 1 0 2 8 9 37 38 59 99 59 180 0 64-14 133-61 181-6 4-6 6-6 7 0 2 1 3 3 3 5 0 40-25 62-75 20-43 24-83 24-116z"><text:p/></draw:path><draw:path draw:style-name="gr3" draw:text-style-name="P5" svg:width="0.1004in" svg:height="0.035in" svg:x="0.3386in" svg:y="0.0744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5" svg:width="0.0386in" svg:height="0.0701in" svg:x="0.5244in" svg:y="0in" svg:viewBox="0 0 99 179" svg:d="M62 8c0-8-1-8-9-8-17 17-42 18-53 18 0 3 0 6 0 9 7 0 24 1 40-7 0 46 0 91 0 137 0 9 0 12-28 12-3 0-6 0-10 0 0 4 0 7 0 10 5 0 39-1 49-1 7 0 41 1 48 1 0-3 0-6 0-10-3 0-8 0-11 0-26 0-26-3-26-12 0-50 0-100 0-149z"><text:p/></draw:path><draw:path draw:style-name="gr3" draw:text-style-name="P5" svg:width="0.0685in" svg:height="0.0055in" svg:x="0.5087in" svg:y="0.0894in" svg:viewBox="0 0 175 15" svg:d="M0 0c58 0 117 0 175 0 0 6 0 10 0 15-58 0-117 0-175 0 0-5 0-9 0-15z"><text:p/></draw:path><draw:path draw:style-name="gr3" draw:text-style-name="P5" svg:width="0.0563in" svg:height="0.0476in" svg:x="0.5138in" svg:y="0.135in" svg:viewBox="0 0 144 122" svg:d="M54 91c-2 9-12 23-25 23-1 0-9 0-15-3 11-3 11-13 11-15 0-6-4-10-10-10-7 0-15 6-15 16 0 13 14 20 28 20 13 0 24-8 30-19 7 15 21 19 32 19 31 0 48-34 48-42 0-3-4-3-5-3-3 0-3 2-4 4-6 19-22 33-38 33-11 0-16-6-16-17 0-7 6-31 14-62 6-21 18-27 27-27 1 0 8 0 14 4-9 2-12 10-12 14 0 7 4 10 11 10 5 0 15-4 15-16 0-15-17-20-27-20-15 0-26 10-31 20-5-11-18-20-33-20-30 0-47 34-47 42 0 3 3 2 4 3 4 0 4-1 5-4 7-21 25-33 38-33 9 0 15 5 15 17 0 6-2 20-5 29-4 12-6 24-9 37z"><text:p/></draw:path></draw:g> חח"ע עבור <draw:g text:anchor-type="as-char" svg:y="-0.1008in" draw:z-index="46" draw:name="Shape37" draw:style-name="gr1"><svg:title>TexMaths</svg:title><svg:desc>11§display§x &gt; 0§svg§600§FALSE§</svg:desc><draw:path draw:style-name="gr2" draw:text-style-name="P4" svg:width="0.3433in" svg:height="0.0909in" svg:x="0.0031in" svg:y="0.0063in" svg:viewBox="0 0 873 232" svg:d="M436 232c-146 0-291 0-436 0 0-77 0-155 0-232 291 0 581 0 873 0 0 77 0 155 0 232-145 0-292 0-437 0z"><text:p/></draw:path><draw:path draw:style-name="gr3" draw:text-style-name="P5" svg:width="0.0752in" svg:height="0.0681in" svg:x="-0.0004in" svg:y="0.0327in" svg:viewBox="0 0 192 174" svg:d="M119 54c2-10 11-46 37-46 2 0 11 0 20 5-11 2-19 12-19 21 0 7 5 13 14 13s21-6 21-22c0-20-22-25-35-25-23 0-36 20-40 29-10-26-31-29-42-29-41 0-63 49-63 59 0 4 4 4 6 4s3 0 4-5c13-40 38-50 52-50 7 0 21 4 21 26 0 12-7 37-21 91-6 25-20 40-37 40-2 0-11 0-19-6 9-1 18-8 18-19 0-10-9-14-14-14-12 0-22 10-22 23 0 17 20 25 36 25 27 0 40-27 41-29 5 13 19 29 42 29 39 0 61-50 61-59 0-4-3-4-4-4-3 0-5 2-5 4-13 40-39 50-51 50-16 0-21-12-21-24 0-9 2-18 7-34 4-18 8-36 13-53z"><text:p/></draw:path><draw:path draw:style-name="gr3" draw:text-style-name="P5" svg:width="0.0921in" svg:height="0.0874in" svg:x="0.1374in" svg:y="0.0181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2906in" svg:y="-0.0004in" svg:viewBox="0 0 163 264" svg:d="M163 134c0-32-3-63-16-91-17-36-49-43-66-43-23 0-51 10-67 46-12 27-14 56-14 88 0 28 1 62 18 91 16 31 44 39 63 39 21 0 50-8 67-44 12-26 15-57 15-86zM81 256c-15 0-38-10-45-47-4-23-4-58-4-80 0-24 0-50 3-71 8-46 36-49 46-49 12 0 38 6 45 45 5 22 5 51 5 75 0 28 0 54-5 79-6 36-28 48-45 48z"><text:p/></draw:path></draw:g>). <text:span text:style-name="T12">שורה זו תוגדר כטענה (1). </text:span></text:p>
        </text:list-item>
        <text:list-item>
          <text:p text:style-name="P23">נוכיח באמצעות הכלה דו כיוונית:</text:p>
          <text:list>
            <text:list-item>
              <text:p text:style-name="P25">נניח <draw:g text:anchor-type="as-char" svg:y="-0.1075in" draw:z-index="29" draw:name="Shape38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ונוכיח <draw:g text:anchor-type="as-char" svg:y="-0.1134in" draw:z-index="257" draw:name="Shape39" draw:style-name="gr1"><svg:title>TexMaths</svg:title><svg:desc>11§display§x \in (0, 1)§svg§600§FALSE§</svg:desc><draw:path draw:style-name="gr2" draw:text-style-name="P4" svg:width="0.5791in" svg:height="0.1358in" svg:x="0.0039in" svg:y="0.0071in" svg:viewBox="0 0 1472 346" svg:d="M737 346c-247 0-492 0-737 0 0-116 0-230 0-346 490 0 982 0 1472 0 0 116 0 230 0 346-245 0-490 0-735 0z"><text:p/></draw:path><draw:path draw:style-name="gr3" draw:text-style-name="P5" svg:width="0.0752in" svg:height="0.0685in" svg:x="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52in" svg:height="0.087in" svg:x="0.1382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035in" svg:height="0.1512in" svg:x="0.2839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634in" svg:height="0.1035in" svg:x="0.3339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5" svg:width="0.0173in" svg:height="0.0453in" svg:x="0.416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in" svg:height="0.1in" svg:x="0.48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35in" svg:height="0.1512in" svg:x="0.5559in" svg:y="0in" svg:viewBox="0 0 90 385" svg:d="M90 193c0-30-4-76-25-120-23-48-57-73-61-73-2 0-4 2-4 4s0 2 8 9c37 38 59 99 59 180 0 65-14 133-62 181-5 6-5 6-5 7 0 2 2 4 4 4 4 0 39-26 62-76 20-41 24-84 24-116z"><text:p/></draw:path></draw:g>;</text:p>
              <text:list>
                <text:list-item>
                  <text:p text:style-name="P23">לפי הגדרת איחוד מוכלל, קיים <draw:g text:anchor-type="as-char" svg:y="-0.1047in" draw:z-index="30" draw:name="Shape40" draw:style-name="gr1"><svg:title>TexMaths</svg:title><svg:desc>11§display§k &gt; 2§svg§600§FALSE§</svg:desc><draw:path draw:style-name="gr2" draw:text-style-name="P4" svg:width="0.3386in" svg:height="0.0953in" svg:x="-0.0004in" svg:y="0.0079in" svg:viewBox="0 0 861 243" svg:d="M431 243c-144 0-287 0-431 0 0-81 0-162 0-243 287 0 574 0 861 0 0 81 0 162 0 243-143 0-287 0-430 0z"><text:p/></draw:path><draw:path draw:style-name="gr3" draw:text-style-name="P5" svg:width="0.0685in" svg:height="0.1063in" svg:x="0.0004in" svg:y="0in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8 28-16 48-33 48-7 0-13-5-13-18 0-7 2-15 3-22 3-7 3-8 3-12 0-26-26-37-58-41 11-7 25-18 33-27 19-21 37-37 55-37 2 0 2 0 4 0 4 1 5 1 8 3 0 0 0 1 1 2-18 2-22 16-22 20 0 7 5 15 15 15s22-9 22-25c0-11-10-24-27-24-11 0-28 3-57 34-13 15-27 29-43 36 14-54 28-109 41-163z"><text:p/></draw:path><draw:path draw:style-name="gr3" draw:text-style-name="P5" svg:width="0.0921in" svg:height="0.0874in" svg:x="0.1307in" svg:y="0.0232in" svg:viewBox="0 0 235 223" svg:d="M229 120c3-2 6-4 6-9s-3-6-6-7c-72-34-143-68-215-102-5-2-5-2-6-2-5 0-8 3-8 8 0 3 1 5 7 9 68 32 135 62 203 94-68 32-135 63-203 95-6 4-7 6-7 9 0 5 3 8 8 8 1 0 1 0 6-3 72-34 143-67 215-100z"><text:p/></draw:path><draw:path draw:style-name="gr3" draw:text-style-name="P5" svg:width="0.0602in" svg:height="0.1004in" svg:x="0.2858in" svg:y="0.0047in" svg:viewBox="0 0 154 256" svg:d="M30 226c13-13 27-26 40-40 61-51 84-72 84-111 0-44-35-75-83-75-42 0-71 35-71 70 0 22 19 22 20 22 6 0 21-5 21-21 0-10-8-20-21-20-4 0-5 0-6 0 9-25 30-39 53-39 35 0 52 31 52 63 0 31-20 61-41 84-24 27-49 55-74 83-4 4-4 4-4 14 47 0 96 0 143 0 3-22 8-44 11-67-3 0-7 0-10 0-2 11-4 28-9 34-2 3-27 3-36 3-23 0-46 0-69 0z"><text:p/></draw:path></draw:g><text:s/>כך ש־<draw:g text:anchor-type="as-char" svg:y="-0.1299in" draw:z-index="31" draw:name="Shape41" draw:style-name="gr1"><svg:title>TexMaths</svg:title><svg:desc>11§display§x \in [\tfrac{1}{k}, 1 - \tfrac{1}{k}]§svg§600§FALSE§</svg:desc><draw:path draw:style-name="gr2" draw:text-style-name="P4" svg:width="0.8602in" svg:height="0.1673in" svg:x="0.0031in" svg:y="0.0071in" svg:viewBox="0 0 2186 426" svg:d="M0 0c728 0 1457 0 2186 0 0 142 0 284 0 426-729 0-1458 0-2186 0 0-142 0-284 0-426z"><text:p/></draw:path><draw:path draw:style-name="gr3" draw:text-style-name="P5" svg:width="0.0752in" svg:height="0.0685in" svg:x="-0.0004in" svg:y="0.0634in" svg:viewBox="0 0 192 175" svg:d="M118 54c2-10 12-45 38-45 2 0 11 0 20 4-11 2-19 12-19 21 0 7 5 13 15 13 8 0 20-6 20-22 0-20-23-25-36-25-22 0-35 20-39 30-10-27-31-30-42-30-41 0-63 50-63 59 0 4 3 3 4 4 4 0 5 0 6-4 13-41 38-50 52-50 7 0 21 3 21 25 0 12-7 38-21 91-7 25-20 41-37 41-3 0-12 0-19-5 9-1 18-10 18-21 0-10-9-13-14-13-12 0-22 9-22 22 0 18 20 26 36 26 26 0 40-28 41-30 4 15 19 30 42 30 39 0 61-51 61-60 0-4-3-4-4-4-3 0-4 2-6 4-12 41-38 51-50 51-16 0-22-12-22-25 0-9 3-18 6-34 5-18 9-36 14-53z"><text:p/></draw:path><draw:path draw:style-name="gr3" draw:text-style-name="P5" svg:width="0.0752in" svg:height="0.0874in" svg:x="0.1374in" svg:y="0.048in" svg:viewBox="0 0 192 223" svg:d="M179 119c7 0 13 0 13-8s-6-8-13-8c-55 0-109 0-164 0 5-51 50-88 104-88 20 0 40 0 60 0 7 0 13 0 13-7 0-8-6-8-13-8-21 0-40 0-61 0-66 0-118 50-118 111 0 62 52 112 118 112 21 0 40 0 61 0 7 0 13 0 13-7 0-8-6-8-13-8-20 0-40 0-60 0-54 0-99-37-104-89 55 0 109 0 164 0z"><text:p/></draw:path><draw:path draw:style-name="gr3" draw:text-style-name="P5" svg:width="0.0205in" svg:height="0.1508in" svg:x="0.2862in" svg:y="0.0165in" svg:viewBox="0 0 53 384" svg:d="M53 384c0-4 0-10 0-15-12 0-26 0-38 0 0-118 0-236 0-354 12 0 26 0 38 0 0-5 0-9 0-15-18 0-35 0-53 0 0 128 0 256 0 384 18 0 35 0 53 0z"><text:p/></draw:path><draw:path draw:style-name="gr3" draw:text-style-name="P5" svg:width="0.0386in" svg:height="0.0701in" svg:x="0.3433in" svg:y="0in" svg:viewBox="0 0 99 179" svg:d="M62 8c0-8-2-8-8-8-18 17-43 18-54 18 0 3 0 6 0 9 7 0 24 1 40-7 0 46 0 91 0 137 0 9 0 12-28 12-3 0-7 0-10 0 0 4 0 7 0 10 5 0 39-1 49-1 7 0 41 1 48 1 0-3 0-6 0-10-3 0-7 0-10 0-27 0-27-3-27-12 0-50 0-100 0-149z"><text:p/></draw:path><draw:path draw:style-name="gr3" draw:text-style-name="P5" svg:width="0.0665in" svg:height="0.0055in" svg:x="0.3287in" svg:y="0.0894in" svg:viewBox="0 0 170 15" svg:d="M0 0c57 0 113 0 170 0 0 6 0 10 0 15-57 0-113 0-170 0 0-5 0-9 0-15z"><text:p/></draw:path><draw:path draw:style-name="gr3" draw:text-style-name="P5" svg:width="0.052in" svg:height="0.0744in" svg:x="0.3366in" svg:y="0.1083in" svg:viewBox="0 0 133 190" svg:d="M65 9c0-1 1-4 1-5s-1-4-4-4c-6 0-28 2-36 3-2 0-5 0-5 6 0 4 3 4 6 4 14 0 14 2 14 5 0 1 0 3-1 5-13 51-26 101-38 153-2 4-1 3-2 5 0 5 3 9 10 9 6 0 11-5 12-11 1-1 12-48 13-52 20 2 35 7 35 21 0 2 0 4-1 6-1 4-1 5-1 9 0 18 16 27 29 27 26 0 34-40 34-42 0-3-3-3-5-3-3 0-3 2-4 7-3 12-11 31-24 31-8 0-10-7-10-15 0-4 0-4 2-12 0-3 1-5 1-8 0-24-33-28-44-28 8-6 18-14 23-18 14-13 27-26 42-26 3 0 7 1 9 3-11 2-14 12-14 16 0 6 5 9 11 9 7 0 15-5 15-16 0-10-7-20-21-20-15 0-28 11-43 24-11 11-20 19-31 25 9-37 18-72 27-108z"><text:p/></draw:path><draw:path draw:style-name="gr3" draw:text-style-name="P5" svg:width="0.0173in" svg:height="0.0445in" svg:x="0.4276in" svg:y="0.1138in" svg:viewBox="0 0 45 114" svg:d="M45 40c0-26-10-40-25-40-12 0-20 9-20 20s8 21 20 21c4 0 10-2 13-6 2-1 1-1 2-1s1 0 1 6c0 28-13 51-26 65-5 4-5 4-5 6s3 3 5 3c4 0 35-29 35-74z"><text:p/></draw:path><draw:path draw:style-name="gr3" draw:text-style-name="P5" svg:width="0.05in" svg:height="0.1004in" svg:x="0.4949in" svg:y="0.0291in" svg:viewBox="0 0 128 256" svg:d="M79 11c0-10 0-11-9-11-24 25-58 25-70 25 0 5 0 8 0 12 8 0 31 0 51-10 0 66 0 133 0 200 0 13-2 17-37 17-4 0-7 0-12 0 0 5 0 9 0 12 13-1 47-1 63-1 15 0 48 0 63 1 0-3 0-7 0-12-5 0-9 0-14 0-34 0-35-4-35-17 0-73 0-145 0-216z"><text:p/></draw:path><draw:path draw:style-name="gr3" draw:text-style-name="P5" svg:width="0.0925in" svg:height="0.0055in" svg:x="0.6039in" svg:y="0.0894in" svg:viewBox="0 0 236 15" svg:d="M223 15c7 0 13 0 13-7 0-8-6-8-13-8-69 0-139 0-209 0-6 0-14 0-14 8 0 7 8 7 14 7 70 0 140 0 209 0z"><text:p/></draw:path><draw:path draw:style-name="gr3" draw:text-style-name="P5" svg:width="0.0386in" svg:height="0.0701in" svg:x="0.7764in" svg:y="0in" svg:viewBox="0 0 99 179" svg:d="M62 8c0-8-2-8-9-8-17 17-42 18-53 18 0 3 0 6 0 9 7 0 24 1 40-7 0 46 0 91 0 137 0 9 0 12-28 12-3 0-7 0-10 0 0 4 0 7 0 10 5 0 39-1 49-1 7 0 41 1 48 1 0-3 0-6 0-10-3 0-8 0-11 0-26 0-26-3-26-12 0-50 0-100 0-149z"><text:p/></draw:path><draw:path draw:style-name="gr3" draw:text-style-name="P5" svg:width="0.0665in" svg:height="0.0055in" svg:x="0.7618in" svg:y="0.0894in" svg:viewBox="0 0 170 15" svg:d="M0 0c57 0 113 0 170 0 0 6 0 10 0 15-57 0-113 0-170 0 0-5 0-9 0-15z"><text:p/></draw:path><draw:path draw:style-name="gr3" draw:text-style-name="P5" svg:width="0.052in" svg:height="0.0744in" svg:x="0.7697in" svg:y="0.1083in" svg:viewBox="0 0 133 190" svg:d="M65 9c0-1 1-4 1-5s-1-4-4-4c-6 0-29 2-36 3-2 0-5 0-5 6 0 4 3 4 6 4 14 0 14 2 14 5 0 1 0 3-1 5-14 51-26 101-39 153-1 4-1 3-1 5 0 5 3 9 10 9 6 0 10-5 12-11 0-1 12-48 13-52 19 2 34 7 34 21 0 2 0 4 0 6-1 4-1 5-1 9 0 18 16 27 29 27 26 0 34-40 34-42 0-3-3-3-5-3-3 0-3 2-5 7-3 12-10 31-23 31-8 0-10-7-10-15 0-4 0-4 2-12 0-3 1-5 1-8 0-24-33-28-44-28 8-6 18-14 22-18 15-13 28-26 43-26 3 0 7 1 9 3-12 2-14 12-14 16 0 6 4 9 11 9s15-5 15-16c0-10-7-20-21-20-15 0-30 11-43 24-11 11-21 19-32 25 9-37 19-72 28-108z"><text:p/></draw:path><draw:path draw:style-name="gr3" draw:text-style-name="P5" svg:width="0.0205in" svg:height="0.1508in" svg:x="0.8504in" svg:y="0.0165in" svg:viewBox="0 0 53 384" svg:d="M53 0c-18 0-35 0-53 0 0 6 0 10 0 15 12 0 25 0 37 0 0 118 0 236 0 354-12 0-25 0-37 0 0 5 0 11 0 15 18 0 35 0 53 0 0-128 0-256 0-384z"><text:p/></draw:path></draw:g>. נניח בשלילה ש־<draw:g text:anchor-type="as-char" svg:y="-0.1134in" draw:z-index="36" draw:name="Shape42" draw:style-name="gr1"><svg:title>TexMaths</svg:title><svg:desc>11§display§x \not\in (0, 1)§svg§600§FALSE§</svg:desc><draw:path draw:style-name="gr2" draw:text-style-name="P4" svg:width="0.5791in" svg:height="0.1358in" svg:x="0.0031in" svg:y="0.0071in" svg:viewBox="0 0 1472 346" svg:d="M737 346c-247 0-492 0-737 0 0-116 0-230 0-346 490 0 982 0 1472 0 0 116 0 230 0 346-245 0-490 0-735 0z"><text:p/></draw:path><draw:path draw:style-name="gr3" draw:text-style-name="P5" svg:width="0.0752in" svg:height="0.0685in" svg:x="-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6in" svg:height="0.1409in" svg:x="0.1457in" svg:y="0.0043in" svg:viewBox="0 0 194 359" svg:d="M190 15c4-5 4-6 4-7 0-2-3-8-8-8-6 0-7 2-9 8-58 112-115 223-174 336-3 5-3 6-3 7 0 4 3 8 8 8s6-2 8-8c59-112 116-223 174-336z"><text:p/></draw:path><draw:path draw:style-name="gr3" draw:text-style-name="P5" svg:width="0.0752in" svg:height="0.087in" svg:x="0.1374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035in" svg:height="0.1512in" svg:x="0.283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634in" svg:height="0.1035in" svg:x="0.3331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5" svg:width="0.0173in" svg:height="0.0453in" svg:x="0.4161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in" svg:height="0.1in" svg:x="0.484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35in" svg:height="0.1512in" svg:x="0.5551in" svg:y="0in" svg:viewBox="0 0 90 385" svg:d="M90 193c0-30-4-76-25-120-23-48-57-73-61-73-2 0-4 2-4 4s0 2 8 9c37 38 59 99 59 180 0 65-14 133-62 181-5 6-5 6-5 7 0 2 2 4 4 4 4 0 39-26 62-76 20-41 24-84 24-116z"><text:p/></draw:path></draw:g>. </text:p>
                </text:list-item>
                <text:list-item>
                  <text:p text:style-name="P23">נפלג למקרים:</text:p>
                  <text:list>
                    <text:list-item>
                      <text:p text:style-name="P23">אם <draw:g text:anchor-type="as-char" svg:y="-0.1008in" draw:z-index="32" draw:name="Shape45" draw:style-name="gr1"><svg:title>TexMaths</svg:title><svg:desc>11§display§x &lt; 0§svg§600§FALSE§</svg:desc><draw:path draw:style-name="gr2" draw:text-style-name="P4" svg:width="0.3433in" svg:height="0.0909in" svg:x="0.0031in" svg:y="0.0063in" svg:viewBox="0 0 873 232" svg:d="M436 232c-146 0-291 0-436 0 0-77 0-155 0-232 291 0 581 0 873 0 0 77 0 155 0 232-145 0-292 0-437 0z"><text:p/></draw:path><draw:path draw:style-name="gr3" draw:text-style-name="P5" svg:width="0.0752in" svg:height="0.0681in" svg:x="-0.0004in" svg:y="0.0327in" svg:viewBox="0 0 192 174" svg:d="M119 54c2-10 11-46 37-46 2 0 11 0 20 5-11 2-19 12-19 21 0 7 5 13 14 13s21-6 21-22c0-20-22-25-35-25-23 0-36 20-40 29-10-26-31-29-42-29-41 0-63 49-63 59 0 4 4 4 6 4s3 0 4-5c13-40 38-50 52-50 7 0 21 4 21 26 0 12-7 37-21 91-6 25-20 40-37 40-2 0-11 0-19-6 9-1 18-8 18-19 0-10-9-14-14-14-12 0-22 10-22 23 0 17 20 25 36 25 27 0 40-27 41-29 5 13 19 29 42 29 39 0 61-50 61-59 0-4-3-4-4-4-3 0-5 2-5 4-13 40-39 50-51 50-16 0-21-12-21-24 0-9 2-18 7-34 4-18 8-36 13-53z"><text:p/></draw:path><draw:path draw:style-name="gr3" draw:text-style-name="P5" svg:width="0.0921in" svg:height="0.0874in" svg:x="0.1374in" svg:y="0.0181in" svg:viewBox="0 0 235 223" svg:d="M229 16c4-2 6-5 6-8 0-5-3-8-7-8-2 0-3 0-7 3-72 33-143 66-214 100-5 3-7 5-7 9 0 5 2 7 7 9 71 33 142 66 214 99 4 3 5 3 7 3 4 0 7-3 7-7 0-5-2-7-6-9-69-32-136-63-204-95 68-32 135-64 204-96z"><text:p/></draw:path><draw:path draw:style-name="gr3" draw:text-style-name="P5" svg:width="0.0638in" svg:height="0.1035in" svg:x="0.2906in" svg:y="-0.0004in" svg:viewBox="0 0 163 264" svg:d="M163 134c0-32-3-63-16-91-17-36-49-43-66-43-23 0-51 10-67 46-12 27-14 56-14 88 0 28 1 62 18 91 16 31 44 39 63 39 21 0 50-8 67-44 12-26 15-57 15-86zM81 256c-15 0-38-10-45-47-4-23-4-58-4-80 0-24 0-50 3-71 8-46 36-49 46-49 12 0 38 6 45 45 5 22 5 51 5 75 0 28 0 54-5 79-6 36-28 48-45 48z"><text:p/></draw:path></draw:g>, נתבונן ב־<draw:g text:anchor-type="as-char" svg:y="-0.1134in" draw:z-index="33" draw:name="Shape46" draw:style-name="gr1"><svg:title>TexMaths</svg:title><svg:desc>11§display§n = |x|§svg§600§FALSE§</svg:desc><draw:path draw:style-name="gr2" draw:text-style-name="P4" svg:width="0.4311in" svg:height="0.1358in" svg:x="0.0031in" svg:y="0.0071in" svg:viewBox="0 0 1096 346" svg:d="M549 346c-184 0-366 0-549 0 0-116 0-230 0-346 365 0 731 0 1096 0 0 116 0 230 0 346-183 0-365 0-547 0z"><text:p/></draw:path><draw:path draw:style-name="gr3" draw:text-style-name="P5" svg:width="0.0823in" svg:height="0.0685in" svg:x="-0.0004in" svg:y="0.0453in" svg:viewBox="0 0 210 175" svg:d="M23 148c-1 6-3 15-3 17 0 7 5 10 11 10 4 0 12-3 14-11 0-1 6-19 8-29 2-12 5-23 8-34 3-9 5-17 6-26 2-7 6-18 6-19 5-12 26-47 62-47 18 0 21 14 21 26 0 24-18 74-25 91-3 8-3 13-3 17 0 19 13 32 32 32 36 0 50-56 50-59 0-4-4-4-5-4-4 0-4 1-6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5" svg:width="0.1004in" svg:height="0.0354in" svg:x="0.1374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5" svg:width="0.0055in" svg:height="0.1512in" svg:x="0.3071in" svg:y="0in" svg:viewBox="0 0 15 385" svg:d="M15 14c0-6 0-14-7-14-8 0-8 8-8 14 0 119 0 238 0 357 0 7 0 14 8 14 7 0 7-7 7-14 0-119 0-238 0-357z"><text:p/></draw:path><draw:path draw:style-name="gr3" draw:text-style-name="P5" svg:width="0.0748in" svg:height="0.0685in" svg:x="0.3358in" svg:y="0.0453in" svg:viewBox="0 0 191 175" svg:d="M118 54c2-10 11-45 37-45 2 0 12 0 20 4-11 2-19 12-19 21 0 7 5 14 15 14 8 0 20-7 20-23 0-19-22-25-35-25-23 0-36 21-40 30-10-26-31-30-42-30-41 0-63 50-63 59 0 5 4 5 6 5s4-1 4-5c13-40 38-50 52-50 7 0 21 3 21 25 0 12-7 39-21 93-6 24-20 39-37 39-2 0-11 0-19-4 9-2 18-10 18-21s-9-13-14-13c-12 0-21 10-21 22 0 17 19 25 36 25 26 0 39-27 40-30 5 15 19 30 42 30 39 0 61-49 61-59 0-4-3-4-4-4-3 0-4 1-4 4-14 41-40 50-52 50-16 0-21-12-21-25 0-9 2-17 7-34 4-18 8-35 13-53z"><text:p/></draw:path><draw:path draw:style-name="gr3" draw:text-style-name="P5" svg:width="0.0055in" svg:height="0.1512in" svg:x="0.4362in" svg:y="0in" svg:viewBox="0 0 15 385" svg:d="M15 14c0-6 0-14-7-14-8 0-8 8-8 14 0 119 0 238 0 357 0 7 0 14 8 14 7 0 7-7 7-14 0-119 0-238 0-357z"><text:p/></draw:path></draw:g>. לכן <draw:g text:anchor-type="as-char" svg:y="-0.1299in" draw:z-index="34" draw:name="Shape47" draw:style-name="gr1"><svg:title>TexMaths</svg:title><svg:desc>11§display§\tfrac{1}{k} \le -n§svg§600§FALSE§</svg:desc><draw:path draw:style-name="gr2" draw:text-style-name="P4" svg:width="0.4772in" svg:height="0.1673in" svg:x="0.0079in" svg:y="0.0071in" svg:viewBox="0 0 1213 426" svg:d="M0 0c404 0 809 0 1213 0 0 142 0 284 0 426-404 0-809 0-1213 0 0-142 0-284 0-426z"><text:p/></draw:path><draw:path draw:style-name="gr3" draw:text-style-name="P5" svg:width="0.0386in" svg:height="0.0701in" svg:x="0.0146in" svg:y="0in" svg:viewBox="0 0 99 179" svg:d="M62 8c0-8-1-8-8-8-18 17-43 18-54 18 0 3 0 6 0 9 7 0 25 1 40-7 0 46 0 91 0 137 0 9 0 12-28 12-3 0-6 0-10 0 0 4 0 7 0 10 6 0 39-1 49-1 7 0 41 1 48 1 0-3 0-6 0-10-3 0-7 0-10 0-27 0-27-3-27-12 0-50 0-100 0-149z"><text:p/></draw:path><draw:path draw:style-name="gr3" draw:text-style-name="P5" svg:width="0.0669in" svg:height="0.0055in" svg:x="0in" svg:y="0.0894in" svg:viewBox="0 0 171 15" svg:d="M0 0c57 0 113 0 171 0 0 6 0 10 0 15-58 0-114 0-171 0 0-5 0-9 0-15z"><text:p/></draw:path><draw:path draw:style-name="gr3" draw:text-style-name="P5" svg:width="0.052in" svg:height="0.0744in" svg:x="0.0079in" svg:y="0.1083in" svg:viewBox="0 0 133 190" svg:d="M65 9c0-1 1-4 1-5s-1-4-4-4c-6 0-28 2-34 3-3 0-7 0-7 6 0 4 4 4 8 4 12 0 12 2 12 5 0 1 0 3-1 5-12 51-26 101-38 153-2 4-1 3-2 5 0 5 3 9 10 9s11-5 12-11c1-1 12-48 13-53 20 3 35 8 35 22 0 2 0 4-1 6-1 4-1 5-1 9 0 18 16 27 29 27 26 0 34-40 34-42 0-3-3-3-4-3-4 0-4 2-5 7-3 12-11 31-24 31-8 0-10-7-10-15 0-4 0-4 2-12 0-3 1-5 1-8 0-24-32-28-44-28 8-6 18-14 23-18 14-13 27-26 42-26 4 0 7 1 9 3-11 2-13 12-13 16 0 6 4 9 10 9 7 0 15-5 15-16 0-10-6-20-21-20s-28 11-43 24c-11 11-19 19-30 25 8-37 17-72 26-108z"><text:p/></draw:path><draw:path draw:style-name="gr3" draw:text-style-name="P5" svg:width="0.0929in" svg:height="0.1165in" svg:x="0.1406in" svg:y="0.0335in" svg:viewBox="0 0 237 297" svg:d="M229 16c4-2 8-4 8-8 0-5-4-8-9-8-1 0-5 1-7 2-71 33-142 67-213 100-7 4-8 7-8 10s2 6 8 8c71 33 142 66 213 100 6 3 6 3 7 3 4 0 9-3 9-7s-3-6-9-9c-67-32-134-64-202-95 68-32 136-64 203-96zM222 297c7 0 15 0 15-8 0-7-9-7-15-7-69 0-138 0-208 0-6 0-14 0-14 7 0 8 7 8 13 8 70 0 140 0 209 0z"><text:p/></draw:path><draw:path draw:style-name="gr3" draw:text-style-name="P5" svg:width="0.0925in" svg:height="0.0055in" svg:x="0.3008in" svg:y="0.0894in" svg:viewBox="0 0 236 15" svg:d="M222 15c7 0 14 0 14-7 0-8-7-8-14-8-69 0-139 0-209 0-6 0-13 0-13 8 0 7 7 7 13 7 70 0 140 0 209 0z"><text:p/></draw:path><draw:path draw:style-name="gr3" draw:text-style-name="P5" svg:width="0.0819in" svg:height="0.0685in" svg:x="0.411in" svg:y="0.0634in" svg:viewBox="0 0 209 175" svg:d="M22 147c-1 6-3 15-3 17 0 7 5 11 11 11 5 0 12-3 14-11 1-1 6-19 8-29 3-12 5-24 9-35 2-8 4-16 6-25 1-7 5-18 5-20 6-12 26-46 63-46 17 0 21 14 21 26 0 24-20 74-25 90-3 9-4 14-4 18 0 18 14 32 32 32 36 0 50-57 50-60 0-4-3-4-4-4-5 0-5 1-6 7-9 26-21 48-39 48-7 0-10-4-10-13s3-19 7-28c7-19 24-62 24-84 0-26-17-41-45-41-35 0-53 24-60 33-2-21-18-33-35-33-19 0-26 15-30 22-5 13-11 35-11 37 0 4 3 4 4 4 4 0 5 0 7-9 7-28 14-45 29-45 7 0 11 4 11 17 0 8-1 13-6 32-8 30-15 60-23 89z"><text:p/></draw:path></draw:g>, <text:span text:style-name="T12">בניגוד לטענה (1). </text:span></text:p>
                    </text:list-item>
                    <text:list-item>
                      <text:p text:style-name="P26"><text:span text:style-name="T13">אם </text:span><text:span text:style-name="T13"><draw:g text:anchor-type="as-char" svg:y="-0.1008in" draw:z-index="35" draw:name="Shape48" draw:style-name="gr1"><svg:title>TexMaths</svg:title><svg:desc>11§display§x &gt; 1§svg§600§FALSE§</svg:desc><draw:path draw:style-name="gr2" draw:text-style-name="P4" svg:width="0.3366in" svg:height="0.0909in" svg:x="0.0031in" svg:y="0.0063in" svg:viewBox="0 0 856 232" svg:d="M428 232c-142 0-285 0-428 0 0-77 0-155 0-232 286 0 570 0 856 0 0 77 0 155 0 232-143 0-286 0-428 0z"><text:p/></draw:path><draw:path draw:style-name="gr3" draw:text-style-name="P5" svg:width="0.0752in" svg:height="0.0681in" svg:x="-0.0004in" svg:y="0.0327in" svg:viewBox="0 0 192 174" svg:d="M118 54c3-10 12-46 38-46 2 0 11 0 20 5-11 2-19 12-19 21 0 7 5 13 14 13s21-6 21-22c0-20-23-25-35-25-23 0-36 20-41 29-9-26-30-29-41-29-41 0-63 49-63 59 0 4 3 3 4 4 4 0 5 0 6-5 13-40 38-50 52-50 7 0 20 4 20 26 0 12-6 37-20 91-7 25-20 40-37 40-2 0-11 0-19-6 9-1 18-8 18-19 0-10-9-14-14-14-12 0-22 10-22 23 0 17 20 25 36 25 27 0 40-27 41-29 4 13 19 29 42 29 39 0 61-50 61-58 0-5-3-5-4-5-4 0-5 2-5 5-13 39-39 49-51 49-16 0-21-12-21-24 0-9 2-18 5-34 5-18 9-36 14-53z"><text:p/></draw:path><draw:path draw:style-name="gr3" draw:text-style-name="P5" svg:width="0.0925in" svg:height="0.0874in" svg:x="0.1366in" svg:y="0.0181in" svg:viewBox="0 0 236 223" svg:d="M229 121c4-2 7-4 7-9 0-4-3-6-7-9-72-34-142-67-214-100-5-3-6-3-7-3-4 0-8 4-8 8s2 6 8 8c67 32 135 64 202 96-67 32-135 63-202 95-6 3-8 5-8 9s4 7 8 7c1 0 2 0 7-3 72-33 142-66 214-99z"><text:p/></draw:path><draw:path draw:style-name="gr3" draw:text-style-name="P5" svg:width="0.0496in" svg:height="0.1004in" svg:x="0.2976in" svg:y="-0.0004in" svg:viewBox="0 0 127 256" svg:d="M79 10c0-9 0-10-9-10-24 25-58 25-70 25 0 5 0 8 0 12 8 0 31 0 51-11 0 66 0 134 0 200 0 14-2 18-37 18-4 0-7 0-12 0 0 5 0 8 0 12 13-1 47-1 63-1 15 0 49 0 62 1 0-4 0-7 0-12-4 0-7 0-12 0-35 0-36-4-36-18 0-72 0-145 0-216z"><text:p/></draw:path></draw:g></text:span><text:span text:style-name="T13">, אז </text:span><text:span text:style-name="T13"><draw:g text:anchor-type="as-char" svg:y="-0.1299in" draw:z-index="37" draw:name="Shape49" draw:style-name="gr1"><svg:title>TexMaths</svg:title><svg:desc>11§display§1 - \tfrac{1}{k} &gt; x§svg§600§FALSE§</svg:desc><draw:path draw:style-name="gr2" draw:text-style-name="P4" svg:width="0.6323in" svg:height="0.1673in" svg:x="-0.0004in" svg:y="0.0071in" svg:viewBox="0 0 1607 426" svg:d="M0 0c536 0 1072 0 1607 0 0 142 0 284 0 426-535 0-1071 0-1607 0 0-142 0-284 0-426z"><text:p/></draw:path><draw:path draw:style-name="gr3" draw:text-style-name="P5" svg:width="0.05in" svg:height="0.1004in" svg:x="0.0051in" svg:y="0.0291in" svg:viewBox="0 0 128 256" svg:d="M79 11c0-10 0-11-9-11-24 25-57 25-70 25 0 5 0 8 0 12 8 0 31 0 51-10 0 66 0 132 0 200 0 13-1 17-36 17-4 0-8 0-13 0 0 5 0 9 0 12 15-1 48-1 63-1s49 0 63 1c0-3 0-7 0-12-5 0-8 0-12 0-36 0-37-4-37-17 0-73 0-145 0-216z"><text:p/></draw:path><draw:path draw:style-name="gr3" draw:text-style-name="P5" svg:width="0.0921in" svg:height="0.0055in" svg:x="0.1146in" svg:y="0.0894in" svg:viewBox="0 0 235 15" svg:d="M222 15c7 0 13 0 13-7 0-8-6-8-13-8-69 0-139 0-209 0-6 0-13 0-13 8 0 7 7 7 13 7 70 0 140 0 209 0z"><text:p/></draw:path><draw:path draw:style-name="gr3" draw:text-style-name="P5" svg:width="0.0382in" svg:height="0.0701in" svg:x="0.2874in" svg:y="0in" svg:viewBox="0 0 98 179" svg:d="M61 8c0-8 0-8-8-8-18 17-42 18-53 18 0 3 0 6 0 9 6 0 24 1 39-7 0 46 0 91 0 137 0 9 0 12-27 12-3 0-8 0-11 0 0 4 0 7 0 10 6 0 39-1 49-1 8 0 42 1 48 1 0-3 0-6 0-10-3 0-7 0-10 0-27 0-27-3-27-12 0-50 0-100 0-149z"><text:p/></draw:path><draw:path draw:style-name="gr3" draw:text-style-name="P5" svg:width="0.0669in" svg:height="0.0055in" svg:x="0.272in" svg:y="0.0894in" svg:viewBox="0 0 171 15" svg:d="M0 0c57 0 113 0 171 0 0 6 0 10 0 15-58 0-114 0-171 0 0-5 0-9 0-15z"><text:p/></draw:path><draw:path draw:style-name="gr3" draw:text-style-name="P5" svg:width="0.052in" svg:height="0.0744in" svg:x="0.2803in" svg:y="0.1083in" svg:viewBox="0 0 133 190" svg:d="M64 9c0-1 1-4 1-5s-1-4-4-4c-6 0-28 2-35 3-2 0-6 0-6 6 0 4 4 4 8 4 12 0 12 2 12 5 0 1 0 3-1 5-13 51-26 101-38 153-1 4-1 3-1 5 0 5 3 9 9 9 8 0 11-5 12-11 1-1 12-48 13-52 20 2 35 7 35 21 0 2 0 4-1 6-1 4-1 5-1 9 0 18 17 27 29 27 26 0 35-40 35-42 0-3-3-2-4-3-5 0-5 2-6 7-3 12-11 31-24 31-8 0-10-7-10-15 0-4 0-4 2-12 0-3 1-5 1-8 0-24-32-28-44-28 8-6 19-14 23-18 14-13 28-26 42-26 3 0 7 1 9 3-11 2-13 12-13 16 0 6 4 9 11 9 6 0 15-5 15-16 0-10-6-20-21-20s-29 11-44 24c-11 11-20 19-31 25 9-37 18-72 27-108z"><text:p/></draw:path><draw:path draw:style-name="gr3" draw:text-style-name="P5" svg:width="0.0929in" svg:height="0.0874in" svg:x="0.4122in" svg:y="0.048in" svg:viewBox="0 0 237 223" svg:d="M229 120c4-2 8-4 8-9 0-4-4-6-8-9-72-33-142-67-214-100-5-2-6-2-7-2-5 0-8 3-8 8 0 3 2 5 8 7 67 32 135 64 202 96-67 32-135 64-202 96-6 3-8 5-8 9s3 7 8 7c1 0 2 0 7-3 72-34 142-67 214-100z"><text:p/></draw:path><draw:path draw:style-name="gr3" draw:text-style-name="P5" svg:width="0.0756in" svg:height="0.0685in" svg:x="0.5646in" svg:y="0.0634in" svg:viewBox="0 0 193 175" svg:d="M118 54c2-10 11-45 38-45 2 0 11 0 20 4-11 2-19 12-19 21 0 7 5 13 15 13 8 0 21-6 21-22 0-20-24-25-37-25-22 0-35 20-40 30-9-27-30-30-41-30-41 0-63 50-63 59 0 4 3 4 5 4 3 0 4 0 5-4 13-41 39-50 52-50 6 0 21 3 21 25 0 12-7 38-21 91-7 25-20 41-38 41-2 0-11 0-18-5 10-1 17-10 17-21 0-10-7-13-14-13-11 0-21 9-21 21 0 19 20 27 36 27 26 0 40-28 41-30 4 14 19 30 42 30 39 0 61-51 61-59 0-5-3-5-4-5-3 0-4 2-5 5-13 40-39 50-51 50-15 0-22-12-22-25 0-9 2-18 7-34 4-18 8-36 13-53z"><text:p/></draw:path></draw:g></text:span><text:span text:style-name="T13">. זאת </text:span><text:span text:style-name="T12">בניגוד לטענה (1). </text:span></text:p>
                    </text:list-item>
                    <text:list-item>
                      <text:p text:style-name="P27">אם <draw:g text:anchor-type="as-char" svg:y="-0.1043in" draw:z-index="38" draw:name="Shape50" draw:style-name="gr1"><svg:title>TexMaths</svg:title><svg:desc>11§display§x = 0§svg§600§FALSE§</svg:desc><draw:path draw:style-name="gr2" draw:text-style-name="P4" svg:width="0.3429in" svg:height="0.0882in" svg:x="0.0031in" svg:y="0.0071in" svg:viewBox="0 0 872 225" svg:d="M0 0c290 0 581 0 872 0 0 75 0 150 0 225-291 0-582 0-872 0 0-75 0-150 0-225z"><text:p/></draw:path><draw:path draw:style-name="gr3" draw:text-style-name="P5" svg:width="0.0752in" svg:height="0.0681in" svg:x="-0.0004in" svg:y="0.0335in" svg:viewBox="0 0 192 174" svg:d="M118 55c2-11 11-46 38-46 2 0 11 0 20 5-11 1-19 11-19 21 0 6 5 14 14 14s21-7 21-23c0-20-23-26-36-26-22 0-35 21-41 30-8-26-29-30-40-30-41 0-63 51-63 60 0 4 3 2 4 4 4 0 5-1 6-4 13-41 38-51 52-51 7 0 21 3 21 26 0 12-7 38-21 92-7 23-20 38-37 38-3 0-12 0-19-4 9-2 17-10 17-21 0-9-8-12-14-12-11 0-21 9-21 21 0 18 20 25 36 25 26 0 40-26 41-28 4 13 19 28 42 28 39 0 61-48 61-58 0-3-3-3-4-3-3 0-5 1-6 4-12 40-38 48-50 48-16 0-22-12-22-25 0-7 2-15 6-33 5-18 9-35 14-52z"><text:p/></draw:path><draw:path draw:style-name="gr3" draw:text-style-name="P5" svg:width="0.1004in" svg:height="0.035in" svg:x="0.1331in" svg:y="0.0453in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" draw:text-style-name="P5" svg:width="0.0638in" svg:height="0.1039in" svg:x="0.2902in" svg:y="0in" svg:viewBox="0 0 163 265" svg:d="M163 133c0-30-3-61-16-90-17-36-49-43-66-43-23 0-50 10-67 46-12 27-14 57-14 87 0 28 2 63 18 93 16 31 45 39 63 39 21 0 51-8 67-46 12-26 15-56 15-86zM81 256c-15 0-37-9-45-46-4-24-4-59-4-81 0-24 0-51 3-71 8-46 36-49 46-49 14 0 39 6 45 45 5 21 5 51 5 75 0 28 0 54-5 79-5 37-27 48-45 48z"><text:p/></draw:path></draw:g><text:s/><text:span text:style-name="T5">אז </text:span><draw:g text:anchor-type="as-char" svg:y="-0.1299in" draw:z-index="39" draw:name="Shape51" draw:style-name="gr1"><svg:title>TexMaths</svg:title><svg:desc>11§display§\tfrac{1}{k} = 0§svg§600§FALSE§</svg:desc><draw:path draw:style-name="gr2" draw:text-style-name="P4" svg:width="0.3417in" svg:height="0.1673in" svg:x="0.0079in" svg:y="0.0071in" svg:viewBox="0 0 869 426" svg:d="M0 0c289 0 580 0 869 0 0 142 0 284 0 426-289 0-580 0-869 0 0-142 0-284 0-426z"><text:p/></draw:path><draw:path draw:style-name="gr3" draw:text-style-name="P5" svg:width="0.0386in" svg:height="0.0701in" svg:x="0.0146in" svg:y="0in" svg:viewBox="0 0 99 179" svg:d="M62 8c0-8-1-8-8-8-18 17-43 18-54 18 0 3 0 6 0 9 7 0 25 0 40-7 0 46 0 91 0 137 0 9 0 12-28 12-3 0-6 0-10 0 0 4 0 7 0 10 6 0 39-1 49-1 7 0 41 1 48 1 0-3 0-6 0-10-3 0-7 0-10 0-27 0-27-3-27-12 0-50 0-100 0-149z"><text:p/></draw:path><draw:path draw:style-name="gr3" draw:text-style-name="P5" svg:width="0.0669in" svg:height="0.0055in" svg:x="0in" svg:y="0.0894in" svg:viewBox="0 0 171 15" svg:d="M0 0c57 0 113 0 171 0 0 6 0 10 0 15-58 0-114 0-171 0 0-5 0-9 0-15z"><text:p/></draw:path><draw:path draw:style-name="gr3" draw:text-style-name="P5" svg:width="0.052in" svg:height="0.0744in" svg:x="0.0079in" svg:y="0.1083in" svg:viewBox="0 0 133 190" svg:d="M65 9c0-1 1-4 1-5s-1-4-4-4c-6 0-28 2-34 3-3 0-7 0-7 6 0 4 4 4 8 4 12 0 12 2 12 5 0 1 0 3-1 5-12 51-26 101-38 153-2 4-1 3-2 5 0 5 3 9 10 9s11-5 12-11c1-1 12-48 13-53 20 3 35 8 35 22 0 2 0 4-1 6-1 4-1 6-1 9 0 19 16 27 29 27 26 0 34-40 34-42 0-3-3-3-4-3-4 0-4 2-5 7-3 12-11 31-24 31-8 0-10-7-10-15 0-4 0-4 2-12 0-3 1-5 1-8 0-24-32-28-44-28 8-6 18-14 23-18 14-13 27-26 42-26 4 0 7 1 9 3-11 2-13 12-13 16 0 6 4 9 10 9 7 0 15-5 15-16 0-10-6-20-21-20s-28 11-43 24c-11 11-19 19-30 25 8-37 17-72 26-108z"><text:p/></draw:path><draw:path draw:style-name="gr3" draw:text-style-name="P5" svg:width="0.1004in" svg:height="0.035in" svg:x="0.1366in" svg:y="0.0744in" svg:viewBox="0 0 256 90" svg:d="M243 15c6 0 13 0 13-7 0-8-7-8-13-8-77 0-154 0-231 0-5 0-12 0-12 8 0 7 7 7 12 7 77 0 154 0 231 0zM243 90c6 0 13 0 13-8 0-7-7-7-13-7-77 0-154 0-231 0-5 0-12 0-12 7 0 8 7 8 12 8 77 0 154 0 231 0z"><text:p/></draw:path><draw:path draw:style-name="gr3" draw:text-style-name="P5" svg:width="0.0638in" svg:height="0.1035in" svg:x="0.2937in" svg:y="0.0291in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, וזה עומד בניגוד לטענה <text:span text:style-name="T14">(</text:span>1<text:span text:style-name="T14">)</text:span>. </text:p>
                    </text:list-item>
                    <text:list-item>
                      <text:p text:style-name="P28">אם <draw:g text:anchor-type="as-char" svg:y="-0.102in" draw:z-index="412" draw:name="Shape43" draw:style-name="gr1"><svg:title>TexMaths</svg:title><svg:desc>11§display§x = 1§svg§600§FALSE§</svg:desc><draw:path draw:style-name="gr2" draw:text-style-name="P4" svg:width="0.3366in" svg:height="0.0858in" svg:x="0.0039in" svg:y="0.0075in" svg:viewBox="0 0 856 219" svg:d="M0 0c286 0 570 0 856 0 0 73 0 146 0 219-286 0-570 0-856 0 0-73 0-146 0-219z"><text:p/></draw:path><draw:path draw:style-name="gr3" draw:text-style-name="P5" svg:width="0.0752in" svg:height="0.0677in" svg:x="0.0004in" svg:y="0.0339in" svg:viewBox="0 0 192 173" svg:d="M118 54c2-10 11-45 38-45 2 0 11 0 20 5-11 1-19 11-19 21 0 6 5 13 14 13s21-6 21-22c0-21-23-26-36-26-22 0-35 21-40 30-9-26-30-30-41-30-41 0-63 50-63 59 0 5 3 2 4 5 4 0 5-1 6-5 13-40 38-50 52-50 7 0 20 3 20 26 0 11-6 37-20 91-7 23-20 39-37 39-3 0-12 0-19-5 9-2 17-10 17-21 0-10-8-12-14-12-11 0-21 9-21 21 0 18 20 25 36 25 26 0 40-27 41-29 4 14 19 29 42 29 39 0 61-48 61-58 0-3-3-3-4-3-4 0-5 1-6 3-12 41-38 50-50 50-16 0-22-13-22-26 0-8 2-15 6-33 5-17 9-35 14-52z"><text:p/></draw:path><draw:path draw:style-name="gr3" draw:text-style-name="P5" svg:width="0.1004in" svg:height="0.035in" svg:x="0.1339in" svg:y="0.0457in" svg:viewBox="0 0 256 90" svg:d="M243 15c6 0 13 0 13-7 0-8-7-8-12-8-78 0-155 0-232 0-4 0-12 0-12 8 0 7 8 7 13 7 77 0 153 0 230 0zM244 90c5 0 12 0 12-8 0-7-7-7-13-7-77 0-153 0-230 0-5 0-13 0-13 7 0 8 8 8 12 8 77 0 154 0 232 0z"><text:p/></draw:path><draw:path draw:style-name="gr3" draw:text-style-name="P5" svg:width="0.0496in" svg:height="0.1in" svg:x="0.2984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<text:s/>אז <draw:g text:anchor-type="as-char" svg:y="-0.1299in" draw:z-index="413" draw:name="Shape44" draw:style-name="gr1"><svg:title>TexMaths</svg:title><svg:desc>11§display§1 &lt; 1 - \tfrac{1}{k}§svg§600§FALSE§</svg:desc><draw:path draw:style-name="gr2" draw:text-style-name="P4" svg:width="0.6098in" svg:height="0.1673in" svg:x="0.0004in" svg:y="0.0071in" svg:viewBox="0 0 1550 426" svg:d="M0 0c517 0 1033 0 1550 0 0 142 0 284 0 426-517 0-1033 0-1550 0 0-142 0-284 0-426z"><text:p/></draw:path><draw:path draw:style-name="gr3" draw:text-style-name="P5" svg:width="0.05in" svg:height="0.1004in" svg:x="0.0059in" svg:y="0.0291in" svg:viewBox="0 0 128 256" svg:d="M79 11c0-10 0-11-9-11-24 25-58 25-70 25 0 5 0 8 0 12 8 0 31 0 51-10 0 66 0 133 0 200 0 13-1 17-36 17-4 0-8 0-13 0 0 5 0 9 0 12 15-1 48-1 63-1s49 0 63 1c0-3 0-7 0-12-5 0-8 0-12 0-36 0-37-4-37-17 0-73 0-144 0-216z"><text:p/></draw:path><draw:path draw:style-name="gr3" draw:text-style-name="P5" svg:width="0.0929in" svg:height="0.0874in" svg:x="0.1236in" svg:y="0.048in" svg:viewBox="0 0 237 223" svg:d="M229 15c4-2 8-4 8-7 0-5-4-8-8-8-1 0-2 0-7 2-71 33-143 67-214 100-5 2-8 5-8 9 0 5 3 7 8 9 71 33 143 66 214 100 5 3 6 3 7 3 4 0 8-3 8-7 0-5-4-7-8-9-67-32-135-64-203-96 68-32 136-64 203-96z"><text:p/></draw:path><draw:path draw:style-name="gr3" draw:text-style-name="P5" svg:width="0.05in" svg:height="0.1004in" svg:x="0.285in" svg:y="0.0291in" svg:viewBox="0 0 128 256" svg:d="M79 11c0-10 0-11-9-11-24 25-58 25-70 25 0 5 0 8 0 12 8 0 31 0 51-10 0 66 0 133 0 200 0 13-1 17-37 17-4 0-7 0-12 0 0 5 0 9 0 12 13-1 48-1 63-1s49 0 63 1c0-3 0-7 0-12-5 0-8 0-12 0-36 0-37-4-37-17 0-73 0-144 0-216z"><text:p/></draw:path><draw:path draw:style-name="gr3" draw:text-style-name="P5" svg:width="0.0921in" svg:height="0.0055in" svg:x="0.3937in" svg:y="0.0894in" svg:viewBox="0 0 235 15" svg:d="M222 15c7 0 13 0 13-7 0-8-6-8-13-8-69 0-139 0-209 0-6 0-13 0-13 8 0 7 7 7 13 7 70 0 140 0 209 0z"><text:p/></draw:path><draw:path draw:style-name="gr3" draw:text-style-name="P5" svg:width="0.0386in" svg:height="0.0701in" svg:x="0.5661in" svg:y="0in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3" draw:text-style-name="P5" svg:width="0.0669in" svg:height="0.0055in" svg:x="0.5516in" svg:y="0.0894in" svg:viewBox="0 0 171 15" svg:d="M0 0c57 0 113 0 171 0 0 6 0 10 0 15-58 0-114 0-171 0 0-5 0-9 0-15z"><text:p/></draw:path><draw:path draw:style-name="gr3" draw:text-style-name="P5" svg:width="0.052in" svg:height="0.0744in" svg:x="0.5591in" svg:y="0.1083in" svg:viewBox="0 0 133 190" svg:d="M65 9c0-1 1-4 1-5s-1-4-4-4c-6 0-29 2-36 3-2 0-5 0-5 6 0 4 3 4 7 4 13 0 13 2 13 5 0 1 0 3-1 5-14 51-26 101-39 153-1 4-1 3-1 5 0 5 3 9 10 9s10-5 12-11c0-1 12-48 13-53 19 3 34 8 34 22 0 2 0 4 0 6-1 4-1 6-1 9 0 19 16 27 29 27 26 0 34-40 34-42 0-3-3-3-4-3-4 0-4 2-6 7-3 12-10 31-23 31-8 0-10-7-10-15 0-4 0-4 2-12 0-3 1-5 1-8 0-24-33-28-44-28 8-6 18-14 22-18 15-13 28-26 43-26 4 0 7 1 9 3-11 2-14 12-14 16 0 6 4 9 11 9s15-5 15-16c0-10-6-20-21-20s-29 11-43 24c-11 11-21 19-32 25 9-37 19-72 28-108z"><text:p/></draw:path></draw:g>, כלומר <draw:g text:anchor-type="as-char" svg:y="-0.1299in" draw:z-index="414" draw:name="Shape52" draw:style-name="gr1"><svg:title>TexMaths</svg:title><svg:desc>11§display§1 + \tfrac{1}{k} &lt; 1§svg§600§FALSE§</svg:desc><draw:path draw:style-name="gr2" draw:text-style-name="P4" svg:width="0.6161in" svg:height="0.1673in" svg:x="0.0004in" svg:y="0.0071in" svg:viewBox="0 0 1566 426" svg:d="M0 0c522 0 1044 0 1566 0 0 142 0 284 0 426-522 0-1044 0-1566 0 0-142 0-284 0-426z"><text:p/></draw:path><draw:path draw:style-name="gr3" draw:text-style-name="P5" svg:width="0.05in" svg:height="0.1004in" svg:x="0.0059in" svg:y="0.0291in" svg:viewBox="0 0 128 256" svg:d="M79 11c0-10 0-11-9-11-24 25-57 25-70 25 0 5 0 8 0 12 8 0 31 0 51-10 0 66 0 133 0 200 0 13-1 17-36 17-4 0-8 0-13 0 0 5 0 9 0 12 15-1 48-1 63-1s49 0 63 1c0-3 0-7 0-12-5 0-8 0-12 0-36 0-37-4-37-17 0-73 0-144 0-216z"><text:p/></draw:path><draw:path draw:style-name="gr3" draw:text-style-name="P5" svg:width="0.1008in" svg:height="0.1in" svg:x="0.111in" svg:y="0.0421in" svg:viewBox="0 0 257 255" svg:d="M136 135c37 0 72 0 108 0 6 0 13 0 13-7 0-8-7-8-13-8-36 0-71 0-108 0 0-36 0-72 0-108 0-5 0-12-7-12-8 0-8 7-8 12 0 36 0 72 0 108-36 0-71 0-108 0-5 0-13 0-13 8 0 7 8 7 13 7 37 0 72 0 108 0 0 36 0 72 0 107 0 6 0 13 8 13 7 0 7-7 7-13 0-35 0-71 0-107z"><text:p/></draw:path><draw:path draw:style-name="gr3" draw:text-style-name="P5" svg:width="0.0382in" svg:height="0.0701in" svg:x="0.2882in" svg:y="0in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3" draw:text-style-name="P5" svg:width="0.0669in" svg:height="0.0055in" svg:x="0.2728in" svg:y="0.0894in" svg:viewBox="0 0 171 15" svg:d="M0 0c57 0 113 0 171 0 0 6 0 10 0 15-58 0-114 0-171 0 0-5 0-9 0-15z"><text:p/></draw:path><draw:path draw:style-name="gr3" draw:text-style-name="P5" svg:width="0.0516in" svg:height="0.0744in" svg:x="0.2811in" svg:y="0.1083in" svg:viewBox="0 0 132 190" svg:d="M64 9c0-1 1-4 1-5s-1-4-4-4c-6 0-28 2-35 3-2 0-6 0-6 6 0 4 4 4 8 4 12 0 12 2 12 5 0 1 0 3-1 5-13 51-26 101-38 153-1 4-1 3-1 5 0 5 2 9 9 9 8 0 11-5 12-11 1-1 12-48 13-53 20 3 35 8 35 22 0 2 0 4-1 6-1 4-1 6-1 9 0 19 16 27 29 27 26 0 35-40 35-42 0-3-3-2-4-3-5 0-5 2-6 7-3 12-11 31-24 31-8 0-10-7-10-15 0-4 0-4 2-12 0-3 1-5 1-8 0-24-32-28-44-28 8-6 19-14 23-18 14-13 28-26 42-26 3 0 7 1 9 3-11 2-13 12-13 16 0 6 4 9 10 9 7 0 15-5 15-16 0-10-5-20-20-20s-29 11-44 24c-11 11-20 19-31 25 9-37 18-72 27-108z"><text:p/></draw:path><draw:path draw:style-name="gr3" draw:text-style-name="P5" svg:width="0.0929in" svg:height="0.0874in" svg:x="0.413in" svg:y="0.048in" svg:viewBox="0 0 237 223" svg:d="M229 15c4-2 8-4 8-7 0-5-4-8-8-8-1 0-2 0-8 2-71 33-142 67-213 100-5 2-8 5-8 9 0 5 3 7 8 9 71 33 142 66 213 100 6 3 7 3 8 3 4 0 8-3 8-7 0-5-4-7-8-9-67-32-135-64-203-96 68-32 136-64 203-96z"><text:p/></draw:path><draw:path draw:style-name="gr3" draw:text-style-name="P5" svg:width="0.05in" svg:height="0.1004in" svg:x="0.5744in" svg:y="0.0291in" svg:viewBox="0 0 128 256" svg:d="M79 11c0-10 0-11-9-11-24 25-58 25-70 25 0 5 0 8 0 12 8 0 31 0 51-10 0 66 0 133 0 200 0 13-1 17-37 17-4 0-7 0-12 0 0 5 0 9 0 12 13-1 48-1 63-1s49 0 63 1c0-3 0-7 0-12-5 0-8 0-12 0-36 0-37-4-37-17 0-73 0-144 0-216z"><text:p/></draw:path></draw:g>, נחסר 1 משני האגפים. נקבל <draw:g text:anchor-type="as-char" svg:y="-0.1299in" draw:z-index="415" draw:name="Shape53" draw:style-name="gr1"><svg:title>TexMaths</svg:title><svg:desc>11§display§\tfrac{1}{k} &lt; 0§svg§600§FALSE§</svg:desc><draw:path draw:style-name="gr2" draw:text-style-name="P4" svg:width="0.3417in" svg:height="0.1673in" svg:x="0.0079in" svg:y="0.0071in" svg:viewBox="0 0 869 426" svg:d="M0 0c289 0 580 0 869 0 0 142 0 284 0 426-289 0-580 0-869 0 0-142 0-284 0-426z"><text:p/></draw:path><draw:path draw:style-name="gr3" draw:text-style-name="P5" svg:width="0.0386in" svg:height="0.0701in" svg:x="0.0146in" svg:y="0in" svg:viewBox="0 0 99 179" svg:d="M62 8c0-8-1-8-8-8-18 17-43 18-54 18 0 3 0 6 0 9 7 0 25 0 40-7 0 46 0 91 0 137 0 9 0 12-28 12-3 0-6 0-10 0 0 4 0 7 0 10 6 0 39-1 49-1 7 0 41 1 48 1 0-3 0-6 0-10-3 0-7 0-10 0-27 0-27-3-27-12 0-50 0-100 0-149z"><text:p/></draw:path><draw:path draw:style-name="gr3" draw:text-style-name="P5" svg:width="0.0669in" svg:height="0.0055in" svg:x="0in" svg:y="0.0894in" svg:viewBox="0 0 171 15" svg:d="M0 0c57 0 113 0 171 0 0 6 0 10 0 15-58 0-114 0-171 0 0-5 0-9 0-15z"><text:p/></draw:path><draw:path draw:style-name="gr3" draw:text-style-name="P5" svg:width="0.052in" svg:height="0.0744in" svg:x="0.0079in" svg:y="0.1083in" svg:viewBox="0 0 133 190" svg:d="M65 9c0-1 1-4 1-5s-1-4-4-4c-6 0-28 2-34 3-3 0-7 0-7 6 0 4 4 4 8 4 12 0 12 2 12 5 0 1 0 3-1 5-12 51-26 101-38 153-2 4-1 3-2 5 0 5 3 9 10 9s11-5 12-11c1-1 12-48 13-53 20 3 35 8 35 22 0 2 0 4-1 6-1 4-1 6-1 9 0 19 16 27 29 27 26 0 34-40 34-42 0-3-3-3-4-3-4 0-4 2-5 7-3 12-11 31-24 31-8 0-10-7-10-15 0-4 0-4 2-12 0-3 1-5 1-8 0-24-32-28-44-28 8-6 18-14 23-18 14-13 27-26 42-26 4 0 7 1 9 3-11 2-13 12-13 16 0 6 4 9 10 9 7 0 15-5 15-16 0-10-6-20-21-20s-28 11-43 24c-11 11-19 19-30 25 8-37 17-72 26-108z"><text:p/></draw:path><draw:path draw:style-name="gr3" draw:text-style-name="P5" svg:width="0.0929in" svg:height="0.0874in" svg:x="0.1406in" svg:y="0.048in" svg:viewBox="0 0 237 223" svg:d="M229 15c4-2 8-4 8-7 0-5-5-8-8-8-2 0-2 0-8 2-71 33-142 67-213 100-5 2-8 5-8 9 0 5 3 7 8 9 71 33 142 66 213 100 6 3 6 3 8 3 3 0 8-3 8-7 0-5-4-7-8-9-68-32-135-64-203-96 68-32 135-64 203-96z"><text:p/></draw:path><draw:path draw:style-name="gr3" draw:text-style-name="P5" svg:width="0.0638in" svg:height="0.1035in" svg:x="0.2937in" svg:y="0.0291in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, זאת בניגוד לטענה (1). </text:p>
                    </text:list-item>
                  </text:list>
                </text:list-item>
              </text:list>
            </text:list-item>
            <text:list-item>
              <text:p text:style-name="P29">נניח <draw:g text:anchor-type="as-char" svg:y="-0.1134in" draw:z-index="416" draw:name="Shape54" draw:style-name="gr1"><svg:title>TexMaths</svg:title><svg:desc>11§display§x \in (0, 1)§svg§600§FALSE§</svg:desc><draw:path draw:style-name="gr2" draw:text-style-name="P4" svg:width="0.5791in" svg:height="0.1358in" svg:x="0.0039in" svg:y="0.0071in" svg:viewBox="0 0 1472 346" svg:d="M737 346c-247 0-492 0-737 0 0-116 0-230 0-346 490 0 982 0 1472 0 0 116 0 230 0 346-245 0-490 0-735 0z"><text:p/></draw:path><draw:path draw:style-name="gr3" draw:text-style-name="P5" svg:width="0.0752in" svg:height="0.0685in" svg:x="0.0004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52in" svg:height="0.087in" svg:x="0.1382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035in" svg:height="0.1512in" svg:x="0.2839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634in" svg:height="0.1035in" svg:x="0.3339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5" svg:width="0.0173in" svg:height="0.0453in" svg:x="0.416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in" svg:height="0.1in" svg:x="0.48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35in" svg:height="0.1512in" svg:x="0.5559in" svg:y="0in" svg:viewBox="0 0 90 385" svg:d="M90 193c0-30-4-76-25-120-23-48-57-73-61-73-2 0-4 2-4 4s0 2 8 9c37 38 59 99 59 180 0 65-14 133-62 181-5 6-5 6-5 7 0 2 2 4 4 4 4 0 39-26 62-76 20-41 24-84 24-116z"><text:p/></draw:path></draw:g>, ונוכיח <draw:g text:anchor-type="as-char" svg:y="-0.1075in" draw:z-index="40" draw:name="Shape53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;</text:p>
              <text:list>
                <text:list-item>
                  <text:p text:style-name="P30">נבחר <draw:g text:anchor-type="as-char" svg:y="-0.1299in" draw:z-index="41" draw:name="Shape54" draw:style-name="gr1"><svg:title>TexMaths</svg:title><svg:desc>11§display§k = \tfrac{1}{x}§svg§600§FALSE§</svg:desc><draw:path draw:style-name="gr2" draw:text-style-name="P4" svg:width="0.3575in" svg:height="0.1673in" svg:x="-0.0004in" svg:y="0.0071in" svg:viewBox="0 0 909 426" svg:d="M0 0c303 0 606 0 909 0 0 142 0 284 0 426-303 0-606 0-909 0 0-142 0-284 0-426z"><text:p/></draw:path><draw:path draw:style-name="gr3" draw:text-style-name="P5" svg:width="0.0685in" svg:height="0.1063in" svg:x="0in" svg:y="0.0252in" svg:viewBox="0 0 175 271" svg:d="M90 3c-2-1 0-3-5-3-9 0-38 2-48 3-2 0-6 1-6 8 0 4 3 4 9 4 18 0 19 4 19 7 0 2-1 5-1 8-18 73-37 147-56 221-2 5-2 6-2 9 0 8 8 11 11 11 6 0 11-5 13-9 2-3 20-74 22-83 13 1 45 7 45 32 0 4 0 5-1 9s-2 9-2 13c0 22 15 38 36 38 11 0 22-7 30-21 10-17 9-26 14-38 0-4-3-4-4-4-4 0-4 2-6 7-7 27-16 47-34 47-6 0-12-5-12-19 0-7 1-14 4-20 1-6 1-8 1-12 0-25-25-36-58-40 13-7 25-19 35-29 17-20 36-36 55-36 2 0 2 0 3 0 4 1 4 1 8 3 1 0 1 0 2 1-19 1-22 16-22 21 0 6 4 13 14 13s21-8 21-23c0-12-9-24-26-24-10 0-29 3-57 34-13 14-27 30-42 35 13-55 27-109 40-163z"><text:p/></draw:path><draw:path draw:style-name="gr3" draw:text-style-name="P5" svg:width="0.1004in" svg:height="0.035in" svg:x="0.1268in" svg:y="0.0744in" svg:viewBox="0 0 256 90" svg:d="M243 15c7 0 13 0 13-7 0-8-6-8-12-8-78 0-155 0-232 0-4 0-12 0-12 8 0 7 8 7 13 7 77 0 153 0 230 0zM244 90c6 0 12 0 12-8 0-7-6-7-13-7-77 0-153 0-230 0-5 0-13 0-13 7 0 8 8 8 12 8 77 0 154 0 232 0z"><text:p/></draw:path><draw:path draw:style-name="gr3" draw:text-style-name="P5" svg:width="0.0386in" svg:height="0.0701in" svg:x="0.3122in" svg:y="0in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3" draw:text-style-name="P5" svg:width="0.0685in" svg:height="0.0055in" svg:x="0.2965in" svg:y="0.0894in" svg:viewBox="0 0 175 15" svg:d="M0 0c58 0 117 0 175 0 0 6 0 10 0 15-58 0-117 0-175 0 0-5 0-9 0-15z"><text:p/></draw:path><draw:path draw:style-name="gr3" draw:text-style-name="P5" svg:width="0.0563in" svg:height="0.0476in" svg:x="0.3016in" svg:y="0.135in" svg:viewBox="0 0 144 122" svg:d="M54 91c-2 9-12 23-25 23-1 0-9 0-15-3 11-3 11-13 11-15 0-6-4-10-10-10-7 0-15 6-15 16 0 13 14 20 28 20 13 0 24-8 30-19 7 15 21 19 32 19 31 0 48-34 48-42 0-3-4-3-5-3-3 0-3 2-4 4-6 19-22 33-38 33-11 0-16-6-16-17 0-7 6-31 14-62 6-21 18-27 27-27 1 0 8 0 14 4-9 2-12 10-12 14 0 7 4 10 11 10 5 0 15-4 15-16 0-15-17-20-27-20-15 0-26 10-31 20-5-11-18-20-32-20-31 0-48 34-48 42 0 3 3 2 4 3 4 0 4-1 5-4 7-21 25-33 38-33 9 0 16 5 16 17 0 6-3 20-6 29-4 12-6 24-9 37z"><text:p/></draw:path></draw:g>. משום ש־<draw:g text:anchor-type="as-char" svg:y="-0.1008in" draw:z-index="42" draw:name="Shape55" draw:style-name="gr1"><svg:title>TexMaths</svg:title><svg:desc>11§display§x &gt; 0§svg§600§FALSE§</svg:desc><draw:path draw:style-name="gr2" draw:text-style-name="P4" svg:width="0.3433in" svg:height="0.0909in" svg:x="0.0031in" svg:y="0.0063in" svg:viewBox="0 0 873 232" svg:d="M436 232c-146 0-291 0-436 0 0-77 0-155 0-232 291 0 581 0 873 0 0 77 0 155 0 232-145 0-292 0-437 0z"><text:p/></draw:path><draw:path draw:style-name="gr3" draw:text-style-name="P5" svg:width="0.0752in" svg:height="0.0681in" svg:x="-0.0004in" svg:y="0.0327in" svg:viewBox="0 0 192 174" svg:d="M119 54c2-10 11-46 37-46 2 0 11 0 20 5-11 2-19 12-19 21 0 7 5 13 14 13s21-6 21-22c0-19-22-25-35-25-23 0-36 20-40 29-10-26-31-29-42-29-41 0-63 50-63 59 0 4 4 4 6 4s3 0 4-5c13-40 38-50 52-50 7 0 21 4 21 26 0 12-7 38-21 91-6 25-20 40-37 40-2 0-11 0-19-5 9-2 18-9 18-20 0-10-9-13-14-13-12 0-22 9-22 22 0 17 20 25 36 25 27 0 40-27 41-29 5 13 19 29 42 29 39 0 61-50 61-58 0-5-3-5-4-5-3 0-5 2-5 5-13 39-39 49-51 49-16 0-21-12-21-24 0-9 2-18 7-34 4-18 8-35 13-53z"><text:p/></draw:path><draw:path draw:style-name="gr3" draw:text-style-name="P5" svg:width="0.0921in" svg:height="0.0874in" svg:x="0.1374in" svg:y="0.0181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2906in" svg:y="-0.0004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, אז <draw:g text:anchor-type="as-char" svg:y="-0.1299in" draw:z-index="43" draw:name="Shape56" draw:style-name="gr1"><svg:title>TexMaths</svg:title><svg:desc>11§display§\tfrac{1}{k} &lt; x§svg§600§FALSE§</svg:desc><draw:path draw:style-name="gr2" draw:text-style-name="P4" svg:width="0.3516in" svg:height="0.1673in" svg:x="0.0079in" svg:y="0.0071in" svg:viewBox="0 0 894 426" svg:d="M0 0c298 0 596 0 894 0 0 142 0 284 0 426-298 0-596 0-894 0 0-142 0-284 0-426z"><text:p/></draw:path><draw:path draw:style-name="gr3" draw:text-style-name="P5" svg:width="0.0386in" svg:height="0.0701in" svg:x="0.0146in" svg:y="0in" svg:viewBox="0 0 99 179" svg:d="M62 8c0-8-2-8-8-8-18 17-43 18-54 18 0 3 0 6 0 9 7 0 24 0 40-7 0 46 0 91 0 137 0 9 0 12-28 12-3 0-7 0-10 0 0 4 0 7 0 10 6 0 39-1 49-1 7 0 41 1 48 1 0-3 0-6 0-10-3 0-8 0-11 0-26 0-26-3-26-12 0-50 0-100 0-149z"><text:p/></draw:path><draw:path draw:style-name="gr3" draw:text-style-name="P5" svg:width="0.0665in" svg:height="0.0055in" svg:x="0in" svg:y="0.0894in" svg:viewBox="0 0 170 15" svg:d="M0 0c57 0 113 0 170 0 0 6 0 10 0 15-57 0-113 0-170 0 0-5 0-9 0-15z"><text:p/></draw:path><draw:path draw:style-name="gr3" draw:text-style-name="P5" svg:width="0.052in" svg:height="0.0744in" svg:x="0.0079in" svg:y="0.1083in" svg:viewBox="0 0 133 190" svg:d="M65 9c0-1 1-4 1-5s-1-4-4-4c-6 0-28 2-36 3-1 0-5 0-5 6 0 4 4 4 6 4 14 0 14 2 14 5 0 1 0 3-1 5-13 51-26 101-38 153-2 4-1 3-2 5 0 5 3 9 10 9 6 0 11-5 12-11 1-1 12-48 13-53 20 3 35 8 35 22 0 2 0 4-1 6-1 4-1 6-1 9 0 19 16 27 29 27 26 0 34-40 34-42 0-3-3-3-5-3-3 0-3 2-5 7-2 12-10 31-23 31-8 0-10-7-10-15 0-4 0-4 2-12 0-3 1-5 1-8 0-24-33-28-44-28 8-6 18-14 23-18 14-13 27-26 42-26 3 0 7 1 9 3-11 2-14 12-14 16 0 6 5 9 11 9 7 0 15-5 15-16 0-10-7-20-21-20-15 0-28 11-43 24-11 11-20 19-31 25 9-37 18-72 27-108z"><text:p/></draw:path><draw:path draw:style-name="gr3" draw:text-style-name="P5" svg:width="0.0921in" svg:height="0.0874in" svg:x="0.1402in" svg:y="0.048in" svg:viewBox="0 0 235 223" svg:d="M229 15c4-2 6-4 6-7 0-5-3-8-7-8-1 0-3 0-7 2-71 33-143 67-214 100-4 2-7 5-7 9 0 5 3 7 7 9 71 33 143 66 214 100 4 3 6 3 7 3 4 0 7-3 7-7 0-5-2-7-6-9-68-32-136-64-204-96 68-32 136-64 204-96z"><text:p/></draw:path><draw:path draw:style-name="gr3" draw:text-style-name="P5" svg:width="0.0752in" svg:height="0.0685in" svg:x="0.2917in" svg:y="0.0634in" svg:viewBox="0 0 192 175" svg:d="M118 54c2-10 11-45 38-45 2 0 11 0 20 4-11 2-19 12-19 21 0 7 5 13 15 13 8 0 20-6 20-22 0-20-23-25-36-25-22 0-35 20-39 30-10-27-31-30-42-30-41 0-63 49-63 59 0 4 3 3 4 4 4 0 5 0 6-4 13-41 38-50 52-50 7 0 21 3 21 25 0 12-7 37-21 91-7 25-20 41-37 41-3 0-12 0-19-5 9-2 18-10 18-21 0-10-9-14-14-14-12 0-22 10-22 22 0 19 20 27 36 27 26 0 40-28 41-30 4 14 19 30 42 30 39 0 61-51 61-60 0-4-3-4-4-4-3 0-4 2-6 4-12 41-38 51-50 51-16 0-22-12-22-25 0-9 2-18 6-34 5-18 9-36 14-53z"><text:p/></draw:path></draw:g>. נניח בשלילה <draw:g text:anchor-type="as-char" svg:y="-0.1299in" draw:z-index="251" draw:name="Shape57" draw:style-name="gr1"><svg:title>TexMaths</svg:title><svg:desc>11§display§x &gt; 1 - \tfrac{1}{k}§svg§600§FALSE§</svg:desc><draw:path draw:style-name="gr2" draw:text-style-name="P4" svg:width="0.6209in" svg:height="0.1673in" svg:x="0.0031in" svg:y="0.0071in" svg:viewBox="0 0 1578 426" svg:d="M0 0c526 0 1052 0 1578 0 0 142 0 284 0 426-526 0-1052 0-1578 0 0-142 0-284 0-426z"><text:p/></draw:path><draw:path draw:style-name="gr3" draw:text-style-name="P5" svg:width="0.0756in" svg:height="0.0685in" svg:x="-0.0004in" svg:y="0.0634in" svg:viewBox="0 0 193 175" svg:d="M118 54c2-10 11-45 38-45 2 0 11 0 20 4-11 2-19 12-19 21 0 7 5 13 15 13 8 0 21-6 21-22 0-19-24-25-37-25-22 0-35 20-39 30-10-27-31-30-42-30-41 0-63 50-63 59 0 4 3 3 5 4 3 0 4 0 5-4 13-41 39-50 52-50 7 0 21 3 21 25 0 12-7 37-21 91-7 25-20 41-37 41-3 0-12 0-19-5 10-2 17-10 17-21 0-10-7-14-14-14-11 0-21 10-21 22 0 19 20 27 36 27 26 0 40-28 41-30 4 14 19 30 42 30 39 0 61-51 61-60 0-4-3-4-4-4-3 0-4 2-5 4-13 41-39 51-51 51-15 0-22-12-22-25 0-9 2-18 7-34 4-18 8-36 13-53z"><text:p/></draw:path><draw:path draw:style-name="gr3" draw:text-style-name="P5" svg:width="0.0929in" svg:height="0.0874in" svg:x="0.137in" svg:y="0.048in" svg:viewBox="0 0 237 223" svg:d="M229 120c4-2 8-4 8-9 0-4-4-7-8-9-72-33-142-67-214-100-5-2-6-2-7-2-4 0-8 3-8 8 0 3 2 5 8 7 67 32 135 64 202 96-67 32-135 64-202 96-6 3-8 5-8 9s4 7 8 7c1 0 2 0 7-3 72-34 142-67 214-100z"><text:p/></draw:path><draw:path draw:style-name="gr3" draw:text-style-name="P5" svg:width="0.05in" svg:height="0.1004in" svg:x="0.2984in" svg:y="0.0291in" svg:viewBox="0 0 128 256" svg:d="M79 11c0-10 0-11-9-11-24 25-58 25-70 25 0 5 0 8 0 12 8 0 31 0 51-10 0 66 0 133 0 200 0 13-1 17-37 17-4 0-7 0-12 0 0 5 0 9 0 12 15-1 48-1 63-1s49 0 63 1c0-3 0-7 0-12-5 0-8 0-12 0-36 0-37-4-37-17 0-73 0-144 0-216z"><text:p/></draw:path><draw:path draw:style-name="gr3" draw:text-style-name="P5" svg:width="0.0921in" svg:height="0.0055in" svg:x="0.4075in" svg:y="0.0894in" svg:viewBox="0 0 235 15" svg:d="M222 15c7 0 13 0 13-7 0-8-6-8-13-8-69 0-139 0-209 0-6 0-13 0-13 8 0 7 7 7 13 7 70 0 140 0 209 0z"><text:p/></draw:path><draw:path draw:style-name="gr3" draw:text-style-name="P5" svg:width="0.0386in" svg:height="0.0701in" svg:x="0.5799in" svg:y="0in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3" draw:text-style-name="P5" svg:width="0.0669in" svg:height="0.0055in" svg:x="0.565in" svg:y="0.0894in" svg:viewBox="0 0 171 15" svg:d="M0 0c57 0 113 0 171 0 0 6 0 10 0 15-58 0-114 0-171 0 0-5 0-9 0-15z"><text:p/></draw:path><draw:path draw:style-name="gr3" draw:text-style-name="P5" svg:width="0.052in" svg:height="0.0744in" svg:x="0.5728in" svg:y="0.1083in" svg:viewBox="0 0 133 190" svg:d="M65 9c0-1 1-4 1-5s-1-4-4-4c-6 0-29 2-36 3-2 0-5 0-5 6 0 4 3 4 7 4 13 0 13 2 13 5 0 1 0 3-1 5-14 51-26 101-39 153-1 4-1 3-1 5 0 5 3 9 10 9s10-5 12-11c0-1 12-48 13-53 19 3 34 8 34 22 0 2 0 4 0 6-1 4-1 6-1 9 0 19 16 27 29 27 26 0 34-40 34-42 0-3-3-3-4-3-4 0-4 2-6 7-3 12-10 31-23 31-8 0-10-7-10-15 0-4 0-4 2-12 0-3 1-5 1-8 0-24-33-28-44-28 8-6 18-14 22-18 15-13 28-26 43-26 4 0 7 1 9 3-11 2-14 12-14 16 0 6 4 9 11 9s15-5 15-16c0-10-6-20-21-20s-29 11-43 24c-11 11-21 19-32 25 9-37 19-72 28-108z"><text:p/></draw:path></draw:g>;</text:p>
                  <text:list>
                    <text:list-item>
                      <text:p text:style-name="P27">מתוך ההנחה בשלילה:</text:p>
                      <text:p text:style-name="P24"><draw:g text:anchor-type="as-char" svg:y="-0.3075in" draw:z-index="250" draw:name="Shape58" draw:style-name="gr1"><svg:title>TexMaths</svg:title><svg:desc>11§latex§\begin{align*}
    x &amp;&gt; 1 - \tfrac{1}{k} \\
    x + \tfrac{1}{k} &amp;&gt; 1 \\
    x + x &amp;&gt; 1
\end{align}§svg§600§FALSE§</svg:desc><draw:path draw:style-name="gr2" draw:text-style-name="P4" svg:width="0.911in" svg:height="0.5996in" svg:x="0.0031in" svg:y="0.0079in" svg:viewBox="0 0 2315 1524" svg:d="M1159 1524c-387 0-773 0-1159 0 0-508 0-1016 0-1524 771 0 1544 0 2315 0 0 508 0 1016 0 1524-385 0-771 0-1156 0z"><text:p/></draw:path><draw:path draw:style-name="gr3" draw:text-style-name="P5" svg:width="0.0756in" svg:height="0.0685in" svg:x="0.2894in" svg:y="0.0642in" svg:viewBox="0 0 193 175" svg:d="M119 54c2-10 11-46 37-46 2 0 11 0 20 5-11 2-19 11-19 21 0 6 5 13 15 13 8 0 21-6 21-22 0-21-22-25-36-25-23 0-36 20-40 29-10-26-31-29-42-29-41 0-63 50-63 59 0 4 3 3 5 4 3 0 4-1 5-5 13-40 39-50 52-50 7 0 21 3 21 26 0 12-7 38-21 91-7 25-20 41-37 41-2 0-11 0-19-5 10-1 18-10 18-21 0-10-8-13-14-13-12 0-22 9-22 23 0 17 20 25 36 25 27 0 40-28 41-30 4 15 19 30 42 30 39 0 61-51 61-59 0-5-3-5-4-5-3 0-4 1-4 5-14 41-40 50-52 50-15 0-21-12-21-25 0-9 2-18 7-34 4-18 8-35 13-53z"><text:p/></draw:path><draw:path draw:style-name="gr3" draw:text-style-name="P5" svg:width="0.0921in" svg:height="0.0882in" svg:x="0.4272in" svg:y="0.0488in" svg:viewBox="0 0 235 225" svg:d="M229 121c4-2 6-4 6-9 0-4-2-6-6-9-72-33-143-67-215-100-5-3-5-3-6-3-5 0-8 3-8 8 0 3 1 5 7 9 68 31 135 63 203 95-68 32-135 64-203 96-6 3-7 6-7 9 0 4 3 8 8 8 1 0 1 0 6-4 72-33 143-67 215-100z"><text:p/></draw:path><draw:path draw:style-name="gr3" draw:text-style-name="P5" svg:width="0.05in" svg:height="0.1012in" svg:x="0.5882in" svg:y="0.0311in" svg:viewBox="0 0 128 258" svg:d="M79 10c0-9 0-10-9-10-24 24-58 24-70 24 0 5 0 8 0 12 8 0 30 0 51-10 0 68 0 134 0 201 0 14-1 18-37 18-4 0-7 0-12 0 0 5 0 8 0 13 13-2 48-2 63-2s48 0 63 2c0-5 0-8 0-13-5 0-9 0-14 0-34 0-35-4-35-18 0-73 0-144 0-217z"><text:p/></draw:path><draw:path draw:style-name="gr3" draw:text-style-name="P5" svg:width="0.0929in" svg:height="0.0055in" svg:x="0.6972in" svg:y="0.0902in" svg:viewBox="0 0 237 15" svg:d="M223 15c7 0 14 0 14-7 0-8-7-8-14-8-69 0-139 0-209 0-6 0-14 0-14 8 0 7 8 7 14 7 70 0 140 0 209 0z"><text:p/></draw:path><draw:path draw:style-name="gr3" draw:text-style-name="P5" svg:width="0.0382in" svg:height="0.0709in" svg:x="0.8701in" svg:y="0in" svg:viewBox="0 0 98 181" svg:d="M62 8c0-8-1-8-9-8-18 18-42 18-53 18 0 3 0 6 0 10 7 0 24 0 40-8 0 46 0 91 0 137 0 9 0 14-28 14-3 0-6 0-10 0 0 3 0 6 0 10 5-2 38-2 48-2 8 0 42 0 48 2 0-4 0-7 0-10-3 0-7 0-10 0-26 0-26-5-26-14 0-49 0-100 0-149z"><text:p/></draw:path><draw:path draw:style-name="gr3" draw:text-style-name="P5" svg:width="0.0673in" svg:height="0.0055in" svg:x="0.8547in" svg:y="0.0902in" svg:viewBox="0 0 172 15" svg:d="M86 15c-29 0-57 0-86 0 0-5 0-9 0-15 57 0 114 0 172 0 0 6 0 10 0 15-29 0-58 0-86 0z"><text:p/></draw:path><draw:path draw:style-name="gr3" draw:text-style-name="P5" svg:width="0.052in" svg:height="0.0744in" svg:x="0.863in" svg:y="0.1091in" svg:viewBox="0 0 133 190" svg:d="M64 9c1-1 1-3 1-5 0-1-1-4-3-4-6 0-29 2-36 3-2 0-5 0-5 6 0 4 3 4 7 4 13 0 13 2 13 5 0 1-1 3-1 5-14 51-26 102-39 153-1 6-1 6-1 7 0 3 3 7 9 7 8 0 11-4 13-11 0-1 12-48 13-52 19 2 34 8 34 23 0 1 0 2 0 4-1 4-1 6-1 9 0 20 16 27 29 27 26 0 23-27 34-40 0-4-3-4-4-4-4 0-5 1-6 7-3 11-10 31-24 31-7 0-9-8-9-15 0-4 0-5 1-12 1-1 2-5 2-8 0-25-33-28-44-29 8-4 18-14 22-18 15-13 28-26 43-26 4 0 7 1 9 4-12 1-14 11-14 15 0 6 4 10 11 10s15-6 15-17c0-9-6-19-21-19s-29 11-43 23c-12 11-21 20-32 25 9-37 18-72 27-108z"><text:p/></draw:path><draw:path draw:style-name="gr3" draw:text-style-name="P5" svg:width="0.0756in" svg:height="0.0689in" svg:x="-0.0004in" svg:y="0.3075in" svg:viewBox="0 0 193 176" svg:d="M119 55c2-11 11-46 37-46 2 0 12 0 20 5-11 1-19 11-19 21 0 6 5 13 15 13 8 0 21-6 21-22 0-20-22-26-36-26-23 0-36 21-40 30-10-26-31-30-42-30-41 0-63 51-63 59 0 5 5 5 6 5 2 0 3-1 4-5 13-40 39-50 52-50 7 0 21 3 21 26 0 12-7 38-21 92-6 24-20 40-37 40-2 0-11 0-19-5 10-2 18-10 18-21 0-10-8-13-14-13-12 0-22 10-22 22 0 17 20 26 36 26 27 0 40-27 41-30 6 15 19 30 42 30 39 0 61-51 61-60 0-4-3-4-4-4-3 0-4 1-4 5-14 40-40 50-52 50-15 0-21-12-21-25 0-9 2-18 7-34 4-18 8-35 13-53z"><text:p/></draw:path><draw:path draw:style-name="gr3" draw:text-style-name="P5" svg:width="0.1004in" svg:height="0.1012in" svg:x="0.1248in" svg:y="0.2866in" svg:viewBox="0 0 256 258" svg:d="M136 136c37 0 72 0 108 0 6 0 12 0 12-7 0-8-6-8-12-8-36 0-71 0-108 0 0-36 0-73 0-109 0-4 0-12-7-12-8 0-8 8-8 12 0 36 0 73 0 109-36 0-73 0-109 0-5 0-12 0-12 8 0 7 7 7 12 7 36 0 73 0 109 0 0 37 0 72 0 108 0 6 0 14 8 14 7 0 7-8 7-14 0-36 0-71 0-108z"><text:p/></draw:path><draw:path draw:style-name="gr3" draw:text-style-name="P5" svg:width="0.0382in" svg:height="0.0701in" svg:x="0.3016in" svg:y="0.2457in" svg:viewBox="0 0 98 179" svg:d="M62 8c0-8-1-8-9-8-18 18-42 18-53 18 0 3 0 6 0 10 7 0 24 0 40-8 0 46 0 91 0 137 0 9 0 12-28 12-3 0-6 0-10 0 0 4 0 7 0 10 5 0 38-1 48-1 8 0 42 1 48 1 0-3 0-6 0-10-3 0-7 0-10 0-26 0-26-3-26-12 0-49 0-100 0-149z"><text:p/></draw:path><draw:path draw:style-name="gr3" draw:text-style-name="P5" svg:width="0.0669in" svg:height="0.0055in" svg:x="0.287in" svg:y="0.3339in" svg:viewBox="0 0 171 15" svg:d="M85 15c-29 0-56 0-85 0 0-5 0-9 0-15 57 0 113 0 171 0 0 6 0 10 0 15-29 0-58 0-86 0z"><text:p/></draw:path><draw:path draw:style-name="gr3" draw:text-style-name="P5" svg:width="0.052in" svg:height="0.0744in" svg:x="0.2945in" svg:y="0.3547in" svg:viewBox="0 0 133 190" svg:d="M64 9c1-1 1-3 1-5s-1-4-3-4c-6 0-29 2-36 3-2 0-5 0-5 6 0 4 3 4 7 4 13 0 13 1 13 4 0 2-1 4-1 6-14 51-26 102-39 153-1 5-1 3-1 6 0 4 3 8 9 8 8 0 11-5 13-11 0-1 12-48 13-52 19 2 34 8 34 22 0 2 0 3 0 5-1 4-1 6-1 9 0 19 16 27 29 27 26 0 23-27 34-40 0-5-3-5-4-5-4 0-5 2-6 7-3 12-10 31-24 31-7 0-9-7-9-14 0-5 0-5 1-12 1-1 2-5 2-8 0-25-33-28-44-29 8-6 18-14 22-18 15-13 28-26 43-26 4 0 7 1 9 3-12 2-14 12-14 16 0 6 4 10 11 10s15-6 15-17c0-10-6-20-21-20s-29 11-43 24c-12 11-21 19-32 25 9-37 18-72 27-108z"><text:p/></draw:path><draw:path draw:style-name="gr3" draw:text-style-name="P5" svg:width="0.0921in" svg:height="0.0882in" svg:x="0.4272in" svg:y="0.2933in" svg:viewBox="0 0 235 225" svg:d="M229 121c4-2 6-4 6-9 0-4-2-6-6-9-72-34-143-67-215-101-5-2-5-2-6-2-5 0-8 3-8 8 0 3 1 5 7 9 68 31 135 63 203 95-68 32-135 64-203 96-6 2-7 6-7 9 0 4 3 8 8 8 1 0 1 0 6-4 72-33 143-67 215-100z"><text:p/></draw:path><draw:path draw:style-name="gr3" draw:text-style-name="P5" svg:width="0.05in" svg:height="0.1012in" svg:x="0.5882in" svg:y="0.2736in" svg:viewBox="0 0 128 258" svg:d="M79 10c0-10 0-10-9-10-24 24-58 24-70 24 0 5 0 8 0 12 8 0 30 0 51-10 0 68 0 134 0 201 0 14-1 18-37 18-4 0-7 0-12 0 0 5 0 8 0 13 13-2 48-2 63-2s48 0 63 2c0-5 0-8 0-13-5 0-9 0-14 0-34 0-35-4-35-18 0-73 0-144 0-217z"><text:p/></draw:path><draw:path draw:style-name="gr3" draw:text-style-name="P5" svg:width="0.0756in" svg:height="0.0685in" svg:x="0.0165in" svg:y="0.5354in" svg:viewBox="0 0 193 175" svg:d="M118 55c2-11 12-46 38-46 2 0 11 0 20 5-11 1-19 11-19 21 0 6 5 13 15 13 8 0 21-6 21-22 0-20-24-26-37-26-22 0-35 21-39 30-10-26-31-30-42-30-41 0-63 51-63 59 0 5 3 4 5 5 3 0 4-1 5-5 13-40 39-50 52-50 7 0 21 3 21 26 0 11-7 38-21 92-7 24-20 40-37 40-3 0-12 0-19-5 10-2 18-10 18-21 0-10-8-13-14-13-12 0-22 10-22 22 0 17 20 25 36 25 26 0 40-26 41-29 4 15 19 29 42 29 39 0 61-50 61-59 0-4-3-4-4-4-3 0-4 1-5 5-13 40-39 50-51 50-15 0-22-12-22-25 0-9 3-18 7-34 4-18 8-35 13-53z"><text:p/></draw:path><draw:path draw:style-name="gr3" draw:text-style-name="P5" svg:width="0.1004in" svg:height="0.1012in" svg:x="0.1417in" svg:y="0.5142in" svg:viewBox="0 0 256 258" svg:d="M136 136c37 0 72 0 108 0 5 0 12 0 12-7 0-8-7-8-12-8-36 0-71 0-108 0 0-36 0-73 0-109 0-5 0-12-7-12-8 0-8 7-8 12 0 36 0 73 0 109-36 0-73 0-109 0-5 0-12 0-12 8 0 7 7 7 12 7 36 0 73 0 109 0 0 37 0 72 0 108 0 6 0 14 8 14 7 0 7-8 7-14 0-36 0-71 0-108z"><text:p/></draw:path><draw:path draw:style-name="gr3" draw:text-style-name="P5" svg:width="0.0756in" svg:height="0.0685in" svg:x="0.2894in" svg:y="0.5354in" svg:viewBox="0 0 193 175" svg:d="M119 55c2-11 11-46 37-46 2 0 11 0 20 5-11 1-19 11-19 21 0 6 5 13 15 13 8 0 21-6 21-22 0-20-22-26-36-26-23 0-36 21-40 30-10-26-31-30-42-30-41 0-63 51-63 59 0 5 3 4 5 5 3 0 4-1 5-5 13-40 39-50 52-50 7 0 21 3 21 26 0 11-7 38-21 92-7 24-20 40-37 40-2 0-11 0-19-5 10-2 18-10 18-21 0-10-8-13-14-13-12 0-22 10-22 22 0 17 20 25 36 25 27 0 40-26 41-29 4 15 19 29 42 29 39 0 61-50 61-59 0-4-3-4-4-4-3 0-4 1-4 5-14 40-40 50-52 50-15 0-21-12-21-25 0-9 2-18 7-34 4-18 8-35 13-53z"><text:p/></draw:path><draw:path draw:style-name="gr3" draw:text-style-name="P5" svg:width="0.0921in" svg:height="0.0882in" svg:x="0.4272in" svg:y="0.5209in" svg:viewBox="0 0 235 225" svg:d="M229 121c4-2 6-4 6-9 0-4-2-6-6-9-72-34-143-67-215-101-5-2-5-2-6-2-5 0-8 3-8 8 0 3 1 5 7 9 68 31 135 63 203 95-68 32-135 64-203 96-6 2-7 4-7 9 0 4 3 8 8 8 1 0 1 0 6-4 72-33 143-67 215-100z"><text:p/></draw:path><draw:path draw:style-name="gr3" draw:text-style-name="P5" svg:width="0.05in" svg:height="0.1012in" svg:x="0.5882in" svg:y="0.502in" svg:viewBox="0 0 128 258" svg:d="M79 10c0-10 0-10-9-10-24 24-58 24-70 24 0 5 0 8 0 12 8 0 30 0 51-10 0 68 0 134 0 201 0 14-1 18-37 18-4 0-7 0-12 0 0 5 0 8 0 13 13-2 48-2 63-2s48 0 63 2c0-5 0-8 0-13-5 0-9 0-14 0-34 0-35-4-35-18 0-73 0-144 0-217z"><text:p/></draw:path></draw:g></text:p>
                    </text:list-item>
                    <text:list-item>
                      <text:p text:style-name="P31">אשר לא נכון לכל <draw:g text:anchor-type="as-char" svg:y="-0.1134in" draw:z-index="417" draw:name="Shape59" draw:style-name="gr1"><svg:title>TexMaths</svg:title><svg:desc>11§display§x \in (0, 1)§svg§600§FALSE§</svg:desc><draw:path draw:style-name="gr2" draw:text-style-name="P4" svg:width="0.5791in" svg:height="0.1358in" svg:x="0.0039in" svg:y="0.0071in" svg:viewBox="0 0 1472 346" svg:d="M737 346c-247 0-492 0-737 0 0-116 0-230 0-346 490 0 982 0 1472 0 0 116 0 230 0 346-245 0-490 0-735 0z"><text:p/></draw:path><draw:path draw:style-name="gr3" draw:text-style-name="P5" svg:width="0.0752in" svg:height="0.0685in" svg:x="0.0004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52in" svg:height="0.087in" svg:x="0.1382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035in" svg:height="0.1512in" svg:x="0.2839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634in" svg:height="0.1035in" svg:x="0.3339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5" svg:width="0.0173in" svg:height="0.0453in" svg:x="0.416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in" svg:height="0.1in" svg:x="0.48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35in" svg:height="0.1512in" svg:x="0.5559in" svg:y="0in" svg:viewBox="0 0 90 385" svg:d="M90 193c0-30-4-76-25-120-23-48-57-73-61-73-2 0-4 2-4 4s0 2 8 9c37 38 59 99 59 180 0 65-14 133-62 181-5 6-5 6-5 7 0 2 2 4 4 4 4 0 39-26 62-76 20-41 24-84 24-116z"><text:p/></draw:path></draw:g>, כי הוא לא מתקיים עבור <draw:g text:anchor-type="as-char" svg:y="-0.1047in" draw:z-index="47" draw:name="Shape60" draw:style-name="gr1"><svg:title>TexMaths</svg:title><svg:desc>11§display§x = 0.75§svg§600§FALSE§</svg:desc><draw:path draw:style-name="gr2" draw:text-style-name="P4" svg:width="0.5362in" svg:height="0.0894in" svg:x="0.0031in" svg:y="0.0079in" svg:viewBox="0 0 1363 228" svg:d="M682 228c-228 0-454 0-682 0 0-76 0-152 0-228 454 0 909 0 1363 0 0 76 0 152 0 228-226 0-454 0-681 0z"><text:p/></draw:path><draw:path draw:style-name="gr3" draw:text-style-name="P5" svg:width="0.0756in" svg:height="0.0677in" svg:x="-0.0004in" svg:y="0.0354in" svg:viewBox="0 0 193 173" svg:d="M119 54c2-10 11-45 37-45 2 0 11 0 20 4-11 2-19 12-19 21 0 6 5 14 15 14 8 0 21-8 21-23 0-20-22-25-36-25-23 0-36 21-40 30-10-26-31-30-42-30-41 0-63 49-63 59 0 4 5 4 6 4 2 0 3-1 4-4 13-40 39-50 52-50 7 0 21 3 21 25 0 12-7 38-21 92-6 23-20 38-37 38-2 0-11 0-19-4 10-2 18-10 18-20 0-11-8-14-14-14-12 0-22 11-22 23 0 16 20 24 36 24 27 0 40-26 41-29 6 14 19 29 42 29 39 0 61-48 61-58 0-4-3-4-4-4-3 0-4 2-4 4-14 40-40 49-52 49-15 0-21-12-21-24 0-9 2-16 7-34 4-17 8-35 13-52z"><text:p/></draw:path><draw:path draw:style-name="gr3" draw:text-style-name="P5" svg:width="0.1008in" svg:height="0.035in" svg:x="0.1331in" svg:y="0.0465in" svg:viewBox="0 0 257 90" svg:d="M244 15c6 0 13 0 13-7 0-8-7-8-13-8-77 0-154 0-231 0-5 0-13 0-13 8 0 7 8 7 13 7 77 0 154 0 231 0zM244 90c6 0 13 0 13-8s-7-8-13-8c-77 0-154 0-231 0-5 0-13 0-13 8s8 8 13 8c77 0 154 0 231 0z"><text:p/></draw:path><draw:path draw:style-name="gr3" draw:text-style-name="P5" svg:width="0.0638in" svg:height="0.1031in" svg:x="0.2909in" svg:y="0.002in" svg:viewBox="0 0 163 263" svg:d="M163 132c0-30-2-61-16-89-17-38-49-43-66-43-23 0-51 10-67 45-12 27-14 57-14 87 0 28 1 63 18 91 16 32 45 40 63 40 21 0 50-9 68-45 12-27 14-56 14-86zM81 254c-15 0-38-10-45-46-4-23-4-59-4-80 0-25 0-50 3-71 8-45 37-49 46-49 13 0 39 7 46 45 4 21 4 51 4 75 0 27 0 54-4 78-6 37-28 48-46 48z"><text:p/></draw:path><draw:path draw:style-name="gr3" draw:text-style-name="P5" svg:width="0.0157in" svg:height="0.0154in" svg:x="0.374in" svg:y="0.0866in" svg:viewBox="0 0 41 40" svg:d="M41 21c0-12-9-21-20-21s-21 9-21 21c0 11 10 19 21 19s20-8 20-19z"><text:p/></draw:path><draw:path draw:style-name="gr3" draw:text-style-name="P5" svg:width="0.065in" svg:height="0.1047in" svg:x="0.4118in" svg:y="0in" svg:viewBox="0 0 166 267" svg:d="M163 26c3-5 3-5 3-14-32 0-63 0-94 0-47 0-48-4-50-12-3 0-5 0-9 0-4 26-9 53-13 79 3 0 7 0 10 0 1-6 4-30 10-35 2-2 33-2 37-2 27 0 54 0 81 0-5 6-36 48-44 61-35 50-48 104-48 143 0 3-1 21 18 21 17 0 19-18 19-21 0-6 0-13 0-19 0-22 1-43 3-64 2-9 8-40 24-65 18-24 35-48 53-72z"><text:p/></draw:path><draw:path draw:style-name="gr3" draw:text-style-name="P5" svg:width="0.0602in" svg:height="0.1031in" svg:x="0.487in" svg:y="0.002in" svg:viewBox="0 0 154 263" svg:d="M154 177c0-45-32-83-74-83-18 0-35 7-49 20 0-25 0-51 0-76 8 4 21 6 33 6 47 0 75-35 75-40 0-3-1-4-4-4-1 0-1 0-3 1-8 3-26 11-53 11-15 0-33-3-51-11-4-1-4-1-5-1-3 0-3 3-3 9 0 38 0 75 0 114 0 6 0 9 4 9s5-1 6-3c4-5 18-26 49-26 21 0 30 17 33 24 7 14 8 28 8 47 0 13 0 36-10 52-9 16-23 26-41 26-28 0-50-21-57-43 1 0 2 0 7 0 12 0 18-9 18-19 0-8-6-18-18-18-6 0-19 3-19 21 0 32 26 70 69 70 45 0 85-38 85-86z"><text:p/></draw:path></draw:g>. </text:p>
                    </text:list-item>
                  </text:list>
                </text:list-item>
                <text:list-item>
                  <text:p text:style-name="P32">נסכם: קיים <draw:g text:anchor-type="as-char" svg:y="-0.1063in" draw:z-index="48" draw:name="Shape61" draw:style-name="gr1"><svg:title>TexMaths</svg:title><svg:desc>11§display§k§svg§600§FALSE§</svg:desc><draw:path draw:style-name="gr2" draw:text-style-name="P4" svg:width="0.0606in" svg:height="0.0906in" svg:x="-0.0004in" svg:y="0.0071in" svg:viewBox="0 0 155 231" svg:d="M0 0c52 0 103 0 155 0 0 77 0 154 0 231-52 0-103 0-155 0 0-77 0-154 0-231z"><text:p/></draw:path><draw:path draw:style-name="gr3" draw:text-style-name="P5" svg:width="0.0681in" svg:height="0.1063in" svg:x="0in" svg:y="0in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2-6 2-7 2-12 0-24-24-36-57-39 13-8 25-20 33-29 18-20 36-36 54-36 4 0 4 0 5 0 4 1 4 1 7 3 1 1 1 1 1 2-17 1-22 16-22 20 0 5 5 13 16 13 10 0 21-8 21-23 0-11-9-24-27-24-11 0-28 3-55 34-13 13-28 29-43 35 14-54 27-108 41-162z"><text:p/></draw:path></draw:g><text:s/>כך ש־<draw:g text:anchor-type="as-char" svg:y="-0.1299in" draw:z-index="249" draw:name="Shape62" draw:style-name="gr1"><svg:title>TexMaths</svg:title><svg:desc>11§display§\tfrac{1}{k} \le x \le 1 - \tfrac{1}{k}§svg§600§FALSE§</svg:desc><draw:path draw:style-name="gr2" draw:text-style-name="P4" svg:width="0.9091in" svg:height="0.1673in" svg:x="0.0079in" svg:y="0.0071in" svg:viewBox="0 0 2310 426" svg:d="M0 0c770 0 1540 0 2310 0 0 142 0 284 0 426-770 0-1540 0-2310 0 0-142 0-284 0-426z"><text:p/></draw:path><draw:path draw:style-name="gr3" draw:text-style-name="P5" svg:width="0.0386in" svg:height="0.0701in" svg:x="0.0146in" svg:y="0in" svg:viewBox="0 0 99 179" svg:d="M62 8c0-8-2-8-8-8-18 17-42 18-54 18 0 3 0 6 0 9 7 0 25 0 40-7 0 46 0 91 0 137 0 9 0 12-28 12-3 0-7 0-10 0 0 4 0 7 0 10 6 0 39-1 49-1 8 0 42 1 48 1 0-3 0-6 0-10-3 0-7 0-10 0-27 0-27-3-27-12 0-50 0-100 0-149z"><text:p/></draw:path><draw:path draw:style-name="gr3" draw:text-style-name="P5" svg:width="0.0665in" svg:height="0.0055in" svg:x="0in" svg:y="0.0894in" svg:viewBox="0 0 170 15" svg:d="M0 0c57 0 113 0 170 0 0 6 0 10 0 15-57 0-113 0-170 0 0-5 0-9 0-15z"><text:p/></draw:path><draw:path draw:style-name="gr3" draw:text-style-name="P5" svg:width="0.052in" svg:height="0.0744in" svg:x="0.0079in" svg:y="0.1083in" svg:viewBox="0 0 133 190" svg:d="M65 9c0-1 1-4 1-5s-1-4-4-4c-6 0-28 2-35 3-2 0-6 0-6 6 0 4 4 4 8 4 12 0 12 2 12 5 0 1 0 3-1 5-13 51-26 101-38 153-2 4-1 3-2 5 0 5 3 9 10 9 6 0 11-5 12-11 1-1 12-48 13-53 20 3 35 8 35 22 0 2 0 4-1 6-1 4-1 6-1 9 0 19 16 27 29 27 26 0 34-40 34-42 0-3-2-2-3-3-5 0-5 2-6 7-3 12-11 31-24 31-8 0-10-7-10-15 0-4 0-4 2-12 0-3 1-5 1-8 0-24-32-28-44-28 8-6 18-14 23-18 14-13 27-26 42-26 3 0 7 1 9 3-11 2-13 12-13 16 0 6 4 9 10 9 7 0 15-5 15-16 0-10-5-20-21-20-15 0-28 11-43 24-11 11-20 19-31 25 9-37 18-72 27-108z"><text:p/></draw:path><draw:path draw:style-name="gr3" draw:text-style-name="P5" svg:width="0.0925in" svg:height="0.1165in" svg:x="0.1402in" svg:y="0.0335in" svg:viewBox="0 0 236 297" svg:d="M229 17c4-3 7-5 7-9 0-5-3-8-7-8-2 0-6 1-8 2-71 33-142 67-213 100-7 4-8 7-8 10 0 4 2 6 8 8 71 33 142 66 213 100 6 3 7 3 8 3 4 0 7-3 7-7s-2-6-8-9c-67-32-135-64-202-95 67-32 136-64 203-95zM222 297c7 0 14 0 14-8 0-7-8-7-14-7-69 0-138 0-208 0-6 0-14 0-14 7 0 8 7 8 13 8 69 0 140 0 209 0z"><text:p/></draw:path><draw:path draw:style-name="gr3" draw:text-style-name="P5" svg:width="0.0752in" svg:height="0.0685in" svg:x="0.2929in" svg:y="0.0634in" svg:viewBox="0 0 192 175" svg:d="M118 54c2-10 11-45 38-45 2 0 11 0 19 4-11 2-19 12-19 21 0 7 5 13 16 13 8 0 20-6 20-22 0-19-23-25-36-25-22 0-36 20-41 30-9-27-30-30-41-30-40 0-62 49-62 59 0 4 3 4 4 4 4 0 5 0 6-4 12-41 38-50 52-50 6 0 21 3 21 25 0 12-7 37-21 91-7 25-20 41-38 41-2 0-11 0-18-5 8-2 17-10 17-21 0-10-9-14-14-14-11 0-21 10-21 22 0 19 19 27 36 27 26 0 40-28 41-30 4 14 19 30 42 30 39 0 61-51 61-60 0-4-3-4-4-4-3 0-4 2-6 4-12 41-38 51-51 51-15 0-21-12-21-25 0-9 2-18 6-34 5-18 9-36 14-53z"><text:p/></draw:path><draw:path draw:style-name="gr3" draw:text-style-name="P5" svg:width="0.0925in" svg:height="0.1165in" svg:x="0.4299in" svg:y="0.0335in" svg:viewBox="0 0 236 297" svg:d="M229 17c4-3 7-5 7-9 0-5-3-8-7-8-2 0-6 1-8 2-71 33-142 67-213 100-7 4-8 7-8 10 0 4 2 6 8 8 71 33 142 66 213 100 6 3 7 3 8 3 4 0 7-3 7-7s-2-6-8-9c-67-32-135-64-202-95 67-32 136-64 203-95zM222 297c7 0 14 0 14-8 0-7-8-7-14-7-69 0-138 0-208 0-5 0-14 0-14 7 0 8 7 8 13 8 69 0 140 0 209 0z"><text:p/></draw:path><draw:path draw:style-name="gr3" draw:text-style-name="P5" svg:width="0.05in" svg:height="0.1004in" svg:x="0.5909in" svg:y="0.0291in" svg:viewBox="0 0 128 256" svg:d="M79 11c0-10 0-11-9-11-24 25-58 25-70 25 0 5 0 8 0 12 8 0 31 0 51-10 0 66 0 133 0 200 0 13-2 17-37 17-4 0-7 0-12 0 0 5 0 9 0 12 13-1 47-1 63-1 15 0 49 0 63 1 0-3 0-7 0-12-5 0-8 0-13 0-35 0-36-4-36-17 0-73 0-144 0-216z"><text:p/></draw:path><draw:path draw:style-name="gr3" draw:text-style-name="P5" svg:width="0.0921in" svg:height="0.0055in" svg:x="0.7004in" svg:y="0.0894in" svg:viewBox="0 0 235 15" svg:d="M222 15c7 0 13 0 13-7 0-8-6-8-13-8-69 0-140 0-209 0-6 0-13 0-13 8 0 7 7 7 13 7 69 0 140 0 209 0z"><text:p/></draw:path><draw:path draw:style-name="gr3" draw:text-style-name="P5" svg:width="0.0386in" svg:height="0.0701in" svg:x="0.8724in" svg:y="0in" svg:viewBox="0 0 99 179" svg:d="M62 8c0-8-2-8-9-8-17 17-42 18-53 18 0 3 0 6 0 9 7 0 24 0 40-7 0 46 0 91 0 137 0 9 0 12-28 12-3 0-7 0-10 0 0 4 0 7 0 10 5 0 39-1 49-1 7 0 41 1 48 1 0-3 0-6 0-10-3 0-8 0-11 0-26 0-26-3-26-12 0-50 0-100 0-149z"><text:p/></draw:path><draw:path draw:style-name="gr3" draw:text-style-name="P5" svg:width="0.0665in" svg:height="0.0055in" svg:x="0.8579in" svg:y="0.0894in" svg:viewBox="0 0 170 15" svg:d="M0 0c57 0 113 0 170 0 0 6 0 10 0 15-57 0-113 0-170 0 0-5 0-9 0-15z"><text:p/></draw:path><draw:path draw:style-name="gr3" draw:text-style-name="P5" svg:width="0.052in" svg:height="0.0744in" svg:x="0.8657in" svg:y="0.1083in" svg:viewBox="0 0 133 190" svg:d="M65 9c0-1 1-4 1-5s-1-4-4-4c-6 0-29 2-36 3-2 0-5 0-5 6 0 4 3 4 6 4 14 0 14 2 14 5 0 1 0 3-1 5-14 51-26 101-39 153-1 4-1 3-1 5 0 5 3 9 10 9 6 0 10-5 12-11 0-1 12-48 13-53 19 3 34 8 34 22 0 2 0 4 0 6-1 4-1 6-1 9 0 19 16 27 29 27 26 0 34-40 34-42 0-3-3-3-5-3-3 0-3 2-5 7-3 12-10 31-23 31-8 0-10-7-10-15 0-4 0-4 2-12 0-3 1-5 1-8 0-24-33-28-44-28 8-6 18-14 22-18 15-13 28-26 43-26 3 0 7 1 9 3-11 2-14 12-14 16 0 6 4 9 11 9s15-5 15-16c0-10-7-20-21-20-15 0-30 11-43 24-11 11-21 19-32 25 9-37 19-72 28-108z"><text:p/></draw:path></draw:g>. <text:span text:style-name="T11">לפי טענה (1) </text:span><text:span text:style-name="T11"><draw:g text:anchor-type="as-char" svg:y="-0.1047in" draw:z-index="49" draw:name="Shape63" draw:style-name="gr1"><svg:title>TexMaths</svg:title><svg:desc>11§display§k &gt; 2§svg§600§FALSE§</svg:desc><draw:path draw:style-name="gr2" draw:text-style-name="P4" svg:width="0.3386in" svg:height="0.0953in" svg:x="-0.0004in" svg:y="0.0079in" svg:viewBox="0 0 861 243" svg:d="M431 243c-144 0-287 0-431 0 0-81 0-162 0-243 287 0 574 0 861 0 0 81 0 162 0 243-143 0-287 0-430 0z"><text:p/></draw:path><draw:path draw:style-name="gr3" draw:text-style-name="P5" svg:width="0.0685in" svg:height="0.1063in" svg:x="0.0004in" svg:y="0in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8 28-16 48-33 48-7 0-13-5-13-18 0-7 2-15 3-22 3-7 3-8 3-12 0-26-26-37-58-41 11-7 25-18 33-27 19-21 37-37 55-37 2 0 2 0 4 0 4 1 5 1 8 3 0 0 0 1 1 2-18 2-22 16-22 20 0 7 5 15 15 15s22-9 22-25c0-11-10-24-27-24-11 0-28 3-57 34-13 15-27 29-43 36 14-54 28-109 41-163z"><text:p/></draw:path><draw:path draw:style-name="gr3" draw:text-style-name="P5" svg:width="0.0921in" svg:height="0.0874in" svg:x="0.1307in" svg:y="0.0232in" svg:viewBox="0 0 235 223" svg:d="M229 120c3-2 6-4 6-9s-3-6-6-7c-72-34-143-68-215-102-5-2-5-2-6-2-5 0-8 3-8 8 0 3 1 5 7 9 68 32 135 62 203 94-68 32-135 63-203 95-6 4-7 6-7 9 0 5 3 8 8 8 1 0 1 0 6-3 72-34 143-67 215-100z"><text:p/></draw:path><draw:path draw:style-name="gr3" draw:text-style-name="P5" svg:width="0.0602in" svg:height="0.1004in" svg:x="0.2858in" svg:y="0.0047in" svg:viewBox="0 0 154 256" svg:d="M30 226c13-13 27-26 40-40 61-51 84-72 84-111 0-44-35-75-83-75-42 0-71 35-71 70 0 22 19 22 20 22 6 0 21-5 21-21 0-10-8-20-21-20-4 0-5 0-6 0 9-25 30-39 53-39 35 0 52 31 52 63 0 31-20 61-41 84-24 27-49 55-74 83-4 4-4 4-4 14 47 0 96 0 143 0 3-22 8-44 11-67-3 0-7 0-10 0-2 11-4 28-9 34-2 3-27 3-36 3-23 0-46 0-69 0z"><text:p/></draw:path></draw:g></text:span><text:span text:style-name="T11">, </text:span><text:span text:style-name="T15">כדרוש. </text:span></text:p>
                </text:list-item>
              </text:list>
            </text:list-item>
          </text:list>
        </text:list-item>
        <text:list-item>
          <text:p text:style-name="P33"><text:span text:style-name="T8">מש"ל</text:span> <draw:g text:anchor-type="as-char" svg:y="-0.1043in" draw:z-index="50" draw:name="Shape64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34" text:outline-level="3">סעיף (ג)</text:h>
      <text:list text:style-name="L5">
        <text:list-item>
          <text:p text:style-name="P35">צ.ל.:</text:p>
          <text:p text:style-name="P36"><draw:g text:anchor-type="as-char" svg:y="-0.1465in" draw:z-index="52" draw:name="Shape65" draw:style-name="gr1"><svg:title>TexMaths</svg:title><svg:desc>11§display§\forall \vepsi &gt; 0. A := \bigcup_{q \in \Q} (q - \vepsi, q + \vepsi) = \R§svg§600§FALSE§</svg:desc><draw:path draw:style-name="gr2" draw:text-style-name="P4" svg:width="2.2008in" svg:height="0.3307in" svg:x="0.0075in" svg:y="0.0075in" svg:viewBox="0 0 5591 841" svg:d="M2796 841c-933 0-1864 0-2796 0 0-280 0-561 0-841 1863 0 3728 0 5591 0 0 280 0 561 0 841-932 0-1863 0-2795 0z"><text:p/></draw:path><draw:path draw:style-name="gr3" draw:text-style-name="P5" svg:width="0.0846in" svg:height="0.1083in" svg:x="-0.0004in" svg:y="0.0402in" svg:viewBox="0 0 216 276" svg:d="M213 14c3-4 3-4 3-6 0-4-4-8-8-8-6 0-8 4-10 9-11 28-21 56-32 84-38 0-78 0-117 0-11-28-22-56-33-84-1-6-3-9-8-9-4 0-8 4-8 8 0 1 0 1 2 6 32 85 65 168 97 253 2 6 3 9 9 9 5 0 6-5 9-8 31-84 64-169 96-254zM55 109c35 0 70 0 106 0-18 45-36 91-53 137-18-46-35-92-53-137z"><text:p/></draw:path><draw:path draw:style-name="gr3" draw:text-style-name="P5" svg:width="0.0606in" svg:height="0.0713in" svg:x="0.0886in" svg:y="0.0756in" svg:viewBox="0 0 155 182" svg:d="M44 87c13 5 24 5 33 5 10 0 32 0 32-12 0-10-14-11-29-11-7 0-22 1-36 8-9-4-15-12-15-22 0-24 38-37 72-37 7 0 21 0 36 11 5 2 5 3 8 3 5 0 10-6 10-10 0-8-23-22-49-22-46 0-86 25-86 55 0 16 13 26 15 27-23 13-35 35-35 52 0 25 22 48 63 48 50 0 72-34 72-39 0-2-2-3-4-3s-3 1-3 2c-6 9-16 23-62 23-23 0-56-6-56-33 0-13 11-34 34-45zM57 81c9-2 17-3 23-3 10 0 11 1 19 2-7 4-7 4-22 4-9 0-13 0-20-3z"><text:p/></draw:path><draw:path draw:style-name="gr3" draw:text-style-name="P5" svg:width="0.0925in" svg:height="0.0878in" svg:x="0.2102in" svg:y="0.0618in" svg:viewBox="0 0 236 224" svg:d="M229 121c4-2 7-4 7-9 0-4-3-6-7-9-72-33-143-67-215-100-4-3-5-3-6-3-5 0-8 3-8 8 0 3 2 5 8 8 67 32 135 64 202 96-67 32-135 64-202 96-6 2-8 4-8 9 0 3 3 7 8 7 1 0 2 0 6-3 72-34 143-67 215-100z"><text:p/></draw:path><draw:path draw:style-name="gr3" draw:text-style-name="P5" svg:width="0.0634in" svg:height="0.1039in" svg:x="0.3642in" svg:y="0.0429in" svg:viewBox="0 0 162 265" svg:d="M162 133c0-31-1-62-16-90-17-38-49-43-65-43-23 0-51 10-67 46-13 27-14 56-14 87 0 30 1 64 16 93 17 31 46 39 64 39 21 0 51-8 67-44 14-28 15-57 15-88zM80 257c-14 0-37-10-44-47-4-23-4-58-4-81 0-25 0-51 3-72 7-45 36-48 45-48 13 0 39 6 46 45 4 21 4 50 4 75 0 28 0 55-5 80-5 36-27 48-45 48z"><text:p/></draw:path><draw:path draw:style-name="gr3" draw:text-style-name="P5" svg:width="0.0157in" svg:height="0.0161in" svg:x="0.4472in" svg:y="0.1283in" svg:viewBox="0 0 41 42" svg:d="M41 21c0-11-10-21-21-21-12 0-20 10-20 21s8 21 20 21c11 0 21-10 21-21z"><text:p/></draw:path><draw:path draw:style-name="gr3" draw:text-style-name="P5" svg:width="0.1039in" svg:height="0.1087in" svg:x="0.4815in" svg:y="0.035in" svg:viewBox="0 0 265 277" svg:d="M56 232c-15 26-31 32-47 33-5 0-9 0-9 8 0 2 2 4 5 4 10 0 22-2 33-2 14 0 27 2 39 2 2 0 8 0 8-8 0-4-4-4-7-4-9-1-18-5-18-14 0-5 3-9 6-15 10-16 20-33 30-49 32 0 65 0 96 0 0 9 6 61 6 65 0 12-20 13-28 13-5 0-8 0-8 8 0 4 4 4 5 4 16 0 32-2 47-2 10 0 35 2 44 2 3 0 7 0 7-9 0-3-3-3-9-3-23 0-23-3-24-14-8-81-16-161-24-241-1-8-1-10-8-10-5 0-8 3-10 7-45 74-89 149-134 225zM102 176c26-43 51-85 76-128 5 43 9 85 13 128-29 0-59 0-89 0z"><text:p/></draw:path><draw:path draw:style-name="gr3" draw:text-style-name="P5" svg:width="0.0157in" svg:height="0.0654in" svg:x="0.6461in" svg:y="0.0783in" svg:viewBox="0 0 41 167" svg:d="M41 21c0-11-10-21-21-21s-20 10-20 21 9 20 20 20 21-9 21-20zM41 146c0-11-10-21-21-21s-20 10-20 21 9 21 20 21 21-10 21-21z"><text:p/></draw:path><draw:path draw:style-name="gr3" draw:text-style-name="P5" svg:width="0.1004in" svg:height="0.035in" svg:x="0.6839in" svg:y="0.088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516in" svg:height="0.2118in" svg:x="0.8717in" svg:y="-0.0004in" svg:viewBox="0 0 386 539" svg:d="M354 354c0 89-75 153-160 153-87 0-161-65-161-153 0-111 0-221 0-332 0-6 0-22-17-22-16 0-16 16-16 22 0 111 0 222 0 334 0 99 85 183 194 183 107 0 192-84 192-183 0-112 0-223 0-334 0-6 0-22-15-22-17 0-17 16-17 22 0 111 0 221 0 332z"><text:p/></draw:path><draw:path draw:style-name="gr3" draw:text-style-name="P5" svg:width="0.0476in" svg:height="0.0669in" svg:x="0.8425in" svg:y="0.2787in" svg:viewBox="0 0 122 171" svg:d="M121 8c0-1 1-3 1-5 0-1-1-3-4-3s-14 9-19 18c-3-6-12-18-30-18-34 0-69 37-69 77 0 26 18 45 41 45 15 0 28-10 34-15 0 1-9 35-10 39-3 14-5 16-21 16-3 0-7 0-7 5 0 2 1 4 4 4 10 0 19-1 28-1s21 1 29 1c3 0 5-1 5-6 0-3-3-3-6-3-7 0-13 0-13-4 0-1 0-1 1-5 12-49 24-97 36-145zM80 85c-1 4-1 5-5 10-10 12-23 19-33 19s-20-7-20-26c0-14 8-44 14-55 12-22 26-25 33-25 20 0 24 21 24 23 0 1 0 3-1 4-4 17-7 33-12 50z"><text:p/></draw:path><draw:path draw:style-name="gr3" draw:text-style-name="P5" svg:width="0.0587in" svg:height="0.0693in" svg:x="0.9071in" svg:y="0.2642in" svg:viewBox="0 0 150 177" svg:d="M139 96c4 0 11 0 11-7s-7-7-11-7c-42 0-84 0-126 0 5-39 38-69 79-69 16 0 31 0 47 0 4 0 11 0 11-5 0-8-7-8-11-8-16 0-32 0-48 0-50 0-91 40-91 89s42 88 91 88c16 0 32 0 48 0 4 0 11 0 11-7 0-6-7-6-11-6-16 0-31 0-47 0-41 0-74-30-79-68 42 0 84 0 126 0z"><text:p/></draw:path><draw:path draw:style-name="gr3" draw:text-style-name="P5" svg:width="0.0752in" svg:height="0.0937in" svg:x="0.9811in" svg:y="0.252in" svg:viewBox="0 0 192 239" svg:d="M120 192c38-7 72-37 72-94 0-68-47-98-96-98-50 0-96 31-96 98 0 57 34 86 66 93 12 28 40 48 73 48 14 0 28-3 42-8 5-2 8-3 8-7 0-3-2-4-4-4-1 0-1 0-4 0-7 2-9 2-14 2-25 0-41-15-47-30zM59 18c-16 18-21 50-21 80 0 26 4 60 21 81-18-8-49-28-49-81 0-55 33-75 48-82zM134 16c18 8 49 29 49 82 0 55-33 75-50 81 17-20 21-52 21-81 0-27-3-61-21-80zM96 186c-43 0-49-57-49-88 0-32 6-88 49-88 44 0 49 57 49 88 0 32-5 88-49 88zM78 195c8 1 12 0 18 1 2 0 7 0 15-1 7 17 20 27 33 33 3 1 2 0 3 1 0 1-4 1-8 1-24 0-47-11-61-35z"><text:p/></draw:path><draw:path draw:style-name="gr3" draw:text-style-name="P5" svg:width="0.0346in" svg:height="0.1516in" svg:x="1.0752in" svg:y="0.0311in" svg:viewBox="0 0 89 386" svg:d="M89 382c0-1 0-2-7-8-47-49-60-122-60-181 0-67 15-134 63-182 4-4 4-6 4-7 0-3-1-4-3-4-5 0-39 26-62 76-20 42-24 84-24 117 0 30 4 77 25 120 23 48 56 73 61 73 2 0 3-1 3-4z"><text:p/></draw:path><draw:path draw:style-name="gr3" draw:text-style-name="P5" svg:width="0.0622in" svg:height="0.0965in" svg:x="1.1252in" svg:y="0.0783in" svg:viewBox="0 0 159 246" svg:d="M159 4c0-1-1-3-4-3-4 0-20 15-26 26-9-20-23-27-36-27-46 0-93 57-93 113 0 39 23 62 51 62 16 0 31-9 46-23-4 14-17 66-18 69-3 11-6 12-27 13-6 0-10 0-10 8 2 1 0 4 5 4 12 0 27-1 39-1 13 0 27 1 39 1 3 0 8 0 8-7 0-5-4-5-10-5-19 0-19-3-19-6s0-5 2-9c17-72 36-143 53-215zM52 167c-23 0-25-30-25-36 0-19 11-61 18-77 12-29 32-45 48-45 25 0 30 32 30 34s-21 87-22 88c-5 11-27 36-49 36z"><text:p/></draw:path><draw:path draw:style-name="gr3" draw:text-style-name="P5" svg:width="0.0925in" svg:height="0.0055in" svg:x="1.2386in" svg:y="0.1047in" svg:viewBox="0 0 236 15" svg:d="M223 15c7 0 13 0 13-7 0-8-6-8-13-8-69 0-139 0-209 0-6 0-14 0-14 8 0 7 8 7 14 7 70 0 140 0 209 0z"><text:p/></draw:path><draw:path draw:style-name="gr3" draw:text-style-name="P5" svg:width="0.0606in" svg:height="0.0713in" svg:x="1.3823in" svg:y="0.0756in" svg:viewBox="0 0 155 182" svg:d="M44 87c13 5 24 5 33 5 11 0 32 0 32-12 0-10-13-11-29-11-7 0-21 1-35 8-9-4-15-12-15-22 0-24 37-37 72-37 6 0 20 0 35 11 5 2 6 3 8 3 6 0 10-6 10-10 0-8-23-22-49-22-44 0-86 25-86 55 0 16 13 26 15 27-23 13-35 35-35 52 0 25 22 48 63 48 51 0 72-34 72-39 0-2-2-3-4-3-1 0-2 1-3 2-6 9-16 23-62 23-23 0-56-6-56-33 0-13 11-34 34-45zM57 81c9-2 17-3 23-3 10 0 11 1 19 2-6 4-7 4-22 4-8 0-12 0-20-3z"><text:p/></draw:path><draw:path draw:style-name="gr3" draw:text-style-name="P5" svg:width="0.0173in" svg:height="0.0449in" svg:x="1.4626in" svg:y="0.1283in" svg:viewBox="0 0 45 115" svg:d="M45 41c0-26-10-41-25-41-12 0-20 10-20 21 0 10 8 21 20 21 5 0 10-2 14-6 1-1 1-1 1-1 1 0 1 0 1 6 0 28-13 51-26 65-5 4-5 4-5 5 0 3 3 4 5 4 4 0 35-29 35-74z"><text:p/></draw:path><draw:path draw:style-name="gr3" draw:text-style-name="P5" svg:width="0.0622in" svg:height="0.0965in" svg:x="1.5232in" svg:y="0.0783in" svg:viewBox="0 0 159 246" svg:d="M159 4c0-1-1-3-4-3-4 0-20 15-26 26-9-20-23-27-37-27-45 0-92 57-92 113 0 39 23 62 51 62 16 0 31-9 46-23-5 14-17 66-18 69-3 11-6 12-27 13-6 0-10 0-10 8 2 1 0 4 5 4 12 0 27-1 39-1 13 0 27 1 39 1 3 0 8 0 8-7 0-5-4-5-10-5-19 0-19-3-19-6s0-5 2-9c17-72 36-143 53-215zM52 167c-23 0-25-30-25-36 0-19 11-61 18-77 12-29 32-45 47-45 26 0 31 32 31 34s-21 87-22 88c-5 11-27 36-49 36z"><text:p/></draw:path><draw:path draw:style-name="gr3" draw:text-style-name="P5" svg:width="0.1008in" svg:height="0.1008in" svg:x="1.6327in" svg:y="0.0555in" svg:viewBox="0 0 257 257" svg:d="M136 136c37 0 72 0 108 0 6 0 13 0 13-7 0-8-7-8-13-8-36 0-71 0-108 0 0-36 0-72 0-108 0-5 0-13-7-13-8 0-8 8-8 13 0 36 0 72 0 108-36 0-72 0-108 0-5 0-13 0-13 8 0 7 8 7 13 7 36 0 72 0 108 0 0 35 0 72 0 108 0 5 0 13 8 13 7 0 7-8 7-13 0-36 0-73 0-108z"><text:p/></draw:path><draw:path draw:style-name="gr3" draw:text-style-name="P5" svg:width="0.0606in" svg:height="0.0713in" svg:x="1.7803in" svg:y="0.0756in" svg:viewBox="0 0 155 182" svg:d="M44 87c13 5 24 5 33 5 11 0 32 0 32-12 0-10-13-11-29-11-7 0-21 1-35 8-9-4-15-12-15-22 0-24 37-37 72-37 6 0 20 0 35 11 5 2 6 3 8 3 6 0 10-6 10-10 0-8-23-22-49-22-44 0-86 25-86 55 0 16 13 26 15 27-23 13-35 35-35 52 0 25 22 48 63 48 51 0 72-34 72-39 0-2-2-3-4-3-1 0-2 1-3 2-6 9-16 23-62 23-23 0-56-6-56-33 0-13 11-34 34-45zM57 81c9-2 17-3 23-3 10 0 11 1 19 2-6 4-7 4-22 4-8 0-12 0-20-3z"><text:p/></draw:path><draw:path draw:style-name="gr3" draw:text-style-name="P5" svg:width="0.0346in" svg:height="0.1516in" svg:x="1.8563in" svg:y="0.0311in" svg:viewBox="0 0 89 386" svg:d="M89 193c0-30-4-76-25-120-23-48-56-73-61-73-2 0-3 2-3 4 0 1 0 3 7 9 38 39 60 99 60 180 0 66-14 135-63 183-4 4-4 5-4 6 0 3 1 4 3 4 5 0 39-27 62-75 20-43 24-86 24-118z"><text:p/></draw:path><draw:path draw:style-name="gr3" draw:text-style-name="P5" svg:width="0.1004in" svg:height="0.035in" svg:x="1.9575in" svg:y="0.0882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1043in" svg:height="0.1039in" svg:x="2.1118in" svg:y="0.0402in" svg:viewBox="0 0 266 265" svg:d="M98 143c4 0 10 0 14 0 19 30 39 59 57 90 5 6 14 21 18 26 3 6 4 6 13 6 18 0 35 0 53 0 8 0 13 0 13-8 0-3-2-5-5-6-15-4-34-29-43-41-4-3-22-30-49-72 36-5 69-19 69-65 0-54-58-73-103-73-40 0-81 0-122 0-6 0-13 0-13 7 0 6 8 6 11 6 22 0 24 3 24 22 0 65 0 129 0 194 0 19-2 22-24 22-3 0-11 0-11 6 0 8 7 8 13 8 35 0 72 0 107 0 6 0 12 0 12-8 0-6-7-6-11-6-22 0-23-4-23-22 0-29 0-58 0-86zM173 124c11-14 12-34 12-51 0-19-2-39-16-55 17 3 54 15 54 55 0 25-11 44-50 51zM98 34c0-8 0-21 24-21 33 0 48 14 48 60 0 49-12 57-72 57 0-32 0-64 0-96zM45 251c3-7 3-18 3-21 0-65 0-130 0-195 0-4 0-14-3-22 14 0 30 0 44 0-4 7-4 14-4 20 0 66 0 131 0 197 0 3 0 14 2 21-14 0-28 0-42 0zM128 143c2 0 4 0 7 0 6 0 15-1 20-2 6 10 47 78 79 110-12 0-25 0-37 0-23-37-46-73-69-108z"><text:p/></draw:path></draw:g></text:p>
        </text:list-item>
        <text:list-item>
          <text:p text:style-name="P37">נוכיח. יהי <draw:g text:anchor-type="as-char" svg:y="-0.1008in" draw:z-index="56" draw:name="Shape66" draw:style-name="gr1"><svg:title>TexMaths</svg:title><svg:desc>11§display§\vepsi &gt; 0§svg§600§FALSE§</svg:desc><draw:path draw:style-name="gr2" draw:text-style-name="P4" svg:width="0.3272in" svg:height="0.0909in" svg:x="0.0035in" svg:y="0.0063in" svg:viewBox="0 0 832 232" svg:d="M417 232c-140 0-279 0-417 0 0-77 0-155 0-232 277 0 555 0 832 0 0 77 0 155 0 232-138 0-277 0-415 0z"><text:p/></draw:path><draw:path draw:style-name="gr3" draw:text-style-name="P5" svg:width="0.061in" svg:height="0.0713in" svg:x="-0.0004in" svg:y="0.0323in" svg:viewBox="0 0 156 182" svg:d="M45 87c12 5 24 5 33 5 10 0 31 0 31-12 0-8-13-10-28-10-8 0-22 0-36 7-9-4-15-11-15-22 0-23 37-37 72-37 7 0 20 0 35 11 5 3 6 3 8 3 6 0 11-4 11-10 0-8-24-22-49-22-45 0-87 25-87 55 0 17 14 26 15 27-22 14-35 35-35 52 0 24 22 48 64 48 50 0 72-32 72-39 0-2-2-3-4-3s-3 1-5 2c-5 9-14 22-60 22-24 0-57-6-57-32 0-13 11-33 35-45zM57 82c9-3 18-4 24-4 10 0 11 1 18 3-6 3-7 3-21 3-9 0-13 0-21-2z"><text:p/></draw:path><draw:path draw:style-name="gr3" draw:text-style-name="P5" svg:width="0.0921in" svg:height="0.0874in" svg:x="0.1217in" svg:y="0.0181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2748in" svg:y="-0.0004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5 36-28 48-45 48z"><text:p/></draw:path></draw:g>, <draw:g text:anchor-type="as-char" svg:y="-0.1035in" draw:z-index="66" draw:name="Shape67" draw:style-name="gr1"><svg:title>TexMaths</svg:title><svg:desc>11§display§\vepsi \in \R§svg§600§FALSE§</svg:desc><draw:path draw:style-name="gr2" draw:text-style-name="P4" svg:width="0.3472in" svg:height="0.0933in" svg:x="0.0035in" svg:y="0.0071in" svg:viewBox="0 0 883 238" svg:d="M0 0c295 0 589 0 883 0 0 79 0 159 0 238-294 0-588 0-883 0 0-79 0-159 0-238z"><text:p/></draw:path><draw:path draw:style-name="gr3" draw:text-style-name="P5" svg:width="0.061in" svg:height="0.0713in" svg:x="-0.0004in" svg:y="0.035in" svg:viewBox="0 0 156 182" svg:d="M45 87c12 5 23 5 33 5s31 0 31-11c0-10-13-11-28-11-8 0-22 1-36 8-9-6-15-12-15-23 0-23 37-37 72-37 6 0 20 0 36 11 4 3 5 4 7 4 6 0 11-6 11-11 0-7-24-22-50-22-44 0-86 26-86 55 0 16 14 26 15 27-23 14-35 34-35 53 0 23 22 47 63 47 51 0 72-34 72-39 0-2-1-4-3-4s-3 2-4 3c-6 8-15 23-61 23-24 0-57-7-57-33 0-12 11-33 35-45zM57 82c9-3 18-3 24-3 9 0 11 0 18 2-6 2-7 4-21 4-9 0-13 0-21-3z"><text:p/></draw:path><draw:path draw:style-name="gr3" draw:text-style-name="P5" svg:width="0.0752in" svg:height="0.087in" svg:x="0.1217in" svg:y="0.0217in" svg:viewBox="0 0 192 222" svg:d="M179 119c7 0 13 0 13-8s-6-8-13-8c-55 0-109 0-164 0 5-51 50-88 104-88 20 0 39 0 60 0 7 0 13 0 13-7 0-8-6-8-13-8-21 0-40 0-61 0-66 0-118 49-118 111 0 60 52 111 118 111 21 0 40 0 61 0 7 0 13 0 13-8s-6-8-13-8c-21 0-40 0-60 0-54 0-99-37-104-87 55 0 109 0 164 0z"><text:p/></draw:path><draw:path draw:style-name="gr3" draw:text-style-name="P5" svg:width="0.1039in" svg:height="0.1028in" svg:x="0.2547in" svg:y="0in" svg:viewBox="0 0 265 262" svg:d="M97 142c4 0 10 0 14 0 20 29 39 59 58 89 4 6 12 22 17 27 3 4 4 4 13 4 18 0 35 0 53 0 8 0 13 0 13-6 0-3-2-7-5-7-15-3-33-28-43-40-3-5-22-30-48-71 34-5 67-21 67-66 0-53-57-72-102-72-41 0-80 0-121 0-8 0-13 0-13 7 0 6 7 6 10 6 22 0 24 3 24 22 0 64 0 129 0 192 0 19-2 22-24 22-3 0-10 0-10 7 0 6 5 6 13 6 35 0 71 0 106 0 6 0 12 0 12-6 0-7-7-7-10-7-22 0-24-3-24-22 0-28 0-57 0-85zM172 124c11-14 12-35 12-52 0-18-3-39-15-54 16 3 54 15 54 54 0 25-12 44-51 52zM97 34c0-8 0-21 24-21 33 0 49 14 49 59 0 50-12 58-73 58 0-32 0-64 0-96zM44 249c3-7 3-17 3-22 0-63 0-128 0-192 0-4 0-14-3-22 14 0 30 0 44 0-4 7-4 14-4 20 0 65 0 129 0 194 0 5 0 15 3 22-14 0-29 0-43 0zM127 142c3 0 4-1 7-1 6 0 14 0 20-2 5 9 47 78 80 110-13 0-26 0-38 0-23-35-46-71-69-107z"><text:p/></draw:path></draw:g>;</text:p>
        </text:list-item>
        <text:list-item>
          <text:p text:style-name="P37">נוכיח באמצעות הכלה דו־כיוונית:</text:p>
          <text:list>
            <text:list-item>
              <text:p text:style-name="P37">יהי <draw:g text:anchor-type="as-char" svg:y="-0.1035in" draw:z-index="51" draw:name="Shape68" draw:style-name="gr1"><svg:title>TexMaths</svg:title><svg:desc>11§display§x \in \R§svg§600§FALSE§</svg:desc><draw:path draw:style-name="gr2" draw:text-style-name="P4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5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5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. נוכיח <draw:g text:anchor-type="as-char" svg:y="-0.1075in" draw:z-index="53" draw:name="Shape69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בחר <draw:g text:anchor-type="as-char" svg:y="-0.0661in" draw:z-index="54" draw:name="Shape70" draw:style-name="gr1"><svg:title>TexMaths</svg:title><svg:desc>11§display§q = x§svg§600§FALSE§</svg:desc><draw:path draw:style-name="gr2" draw:text-style-name="P4" svg:width="0.3398in" svg:height="0.0799in" svg:x="0.0016in" svg:y="0.0071in" svg:viewBox="0 0 864 204" svg:d="M0 0c288 0 576 0 864 0 0 68 0 136 0 204-288 0-576 0-864 0 0-68 0-136 0-204z"><text:p/></draw:path><draw:path draw:style-name="gr3" draw:text-style-name="P5" svg:width="0.0626in" svg:height="0.0953in" svg:x="-0.0004in" svg:y="0in" svg:viewBox="0 0 160 243" svg:d="M160 4c0-2-2-4-5-4-4 0-20 15-26 27-8-20-23-27-35-27-47 0-94 57-94 113 0 36 23 60 51 60 16 0 32-10 46-23-3 13-17 65-18 69-3 10-6 12-27 12-6 0-9 0-9 8 1 1 0 4 4 4 12 0 27-1 39-1 13 0 27 1 39 1 3 0 8 0 8-8 0-4-4-4-10-4-18 0-18-2-18-5 0-4 0-6 1-9 17-71 36-141 54-213zM52 164c-23 0-24-29-24-36 0-17 11-59 17-75 12-29 32-44 49-44 24 0 29 30 29 34 0 2-21 84-22 86-5 11-27 35-49 35z"><text:p/></draw:path><draw:path draw:style-name="gr3" draw:text-style-name="P5" svg:width="0.1012in" svg:height="0.035in" svg:x="0.1177in" svg:y="0.0098in" svg:viewBox="0 0 258 90" svg:d="M244 15c6 0 14 0 14-7 0-8-8-8-14-8-77 0-154 0-231 0-5 0-13 0-13 8 0 7 8 7 13 7 77 0 154 0 231 0zM244 90c6 0 14 0 14-8s-8-8-14-8c-77 0-154 0-231 0-5 0-13 0-13 8s8 8 13 8c77 0 154 0 231 0z"><text:p/></draw:path><draw:path draw:style-name="gr3" draw:text-style-name="P5" svg:width="0.0756in" svg:height="0.0677in" svg:x="0.2736in" svg:y="0in" svg:viewBox="0 0 193 173" svg:d="M118 54c2-10 11-45 38-45 2 0 11 0 20 4-11 2-19 12-19 21 0 7 5 13 15 13 9 0 21-6 21-22 0-20-23-25-37-25-22 0-35 21-39 30-10-26-31-30-42-30-41 0-63 49-63 59 0 5 3 2 5 5 3 0 4-2 5-5 13-41 39-50 52-50 7 0 21 3 21 25 0 12-7 38-21 91-7 23-20 39-37 39-3 0-12 0-19-4 10-2 18-11 18-21 0-11-8-14-14-14-12 0-22 10-22 23 0 17 20 25 36 25 26 0 40-27 41-30 4 15 19 30 42 30 39 0 62-49 62-58 0-4-4-4-5-4-3 0-4 2-5 4-13 41-39 49-51 49-15 0-22-12-22-25 0-9 2-16 7-33 4-17 8-35 13-52z"><text:p/></draw:path></draw:g>. <draw:g text:anchor-type="as-char" svg:y="-0.0882in" draw:z-index="55" draw:name="Shape71" draw:style-name="gr1"><svg:title>TexMaths</svg:title><svg:desc>11§display§q - \vepsi &lt; x &lt; q + \vepsi§svg§600§FALSE§</svg:desc><draw:path draw:style-name="gr2" draw:text-style-name="P4" svg:width="1.1311in" svg:height="0.1016in" svg:x="0.0016in" svg:y="0.0079in" svg:viewBox="0 0 2874 259" svg:d="M0 0c958 0 1916 0 2874 0 0 86 0 173 0 259-958 0-1916 0-2874 0 0-86 0-173 0-259z"><text:p/></draw:path><draw:path draw:style-name="gr3" draw:text-style-name="P5" svg:width="0.0622in" svg:height="0.0961in" svg:x="-0.0004in" svg:y="0.0213in" svg:viewBox="0 0 159 245" svg:d="M159 4c0-1-1-3-4-3-4 0-20 16-26 27-8-21-23-28-36-28-46 0-93 57-93 114 0 36 23 60 51 60 17 0 31-8 46-23-4 13-17 65-18 70-3 10-6 12-27 12-6 0-9 0-9 8 1 2 0 4 4 4 13 0 27-1 39-1 13 0 27 1 40 1 2 0 7 0 7-8 0-4-4-4-10-4-19 0-19-2-19-6 0-3 2-5 2-8 17-71 36-143 53-215zM52 166c-23 0-25-29-25-36 0-17 11-60 18-76 12-29 32-45 48-45 26 0 30 31 30 34 0 2-21 87-22 88-5 11-27 35-49 35z"><text:p/></draw:path><draw:path draw:style-name="gr3" draw:text-style-name="P5" svg:width="0.0921in" svg:height="0.0055in" svg:x="0.1134in" svg:y="0.0476in" svg:viewBox="0 0 235 15" svg:d="M222 15c7 0 13 0 13-7 0-8-6-8-13-8-69 0-140 0-209 0-6 0-13 0-13 8 0 7 7 7 13 7 69 0 140 0 209 0z"><text:p/></draw:path><draw:path draw:style-name="gr3" draw:text-style-name="P5" svg:width="0.061in" svg:height="0.0713in" svg:x="0.2567in" svg:y="0.0201in" svg:viewBox="0 0 156 182" svg:d="M44 87c13 6 24 6 34 6s31 0 31-12c0-10-13-11-29-11-7 0-21 1-35 7-9-4-15-12-15-22 0-24 37-37 72-37 6 0 20 0 35 10 5 3 6 4 8 4 6 0 11-6 11-11 0-7-24-21-50-21-44 0-86 25-86 55 0 17 14 26 15 27-23 13-35 35-35 53 0 23 22 47 63 47 51 0 72-33 72-38 0-3-1-5-4-5-1 0-2 2-3 3-6 8-15 22-62 22-23 0-56-6-56-32 0-13 11-34 34-45zM57 82c9-4 17-4 23-4 10 0 12 0 19 3-6 2-7 3-21 3-9 0-13 0-21-2z"><text:p/></draw:path><draw:path draw:style-name="gr3" draw:text-style-name="P5" svg:width="0.0925in" svg:height="0.0874in" svg:x="0.3783in" svg:y="0.0067in" svg:viewBox="0 0 236 223" svg:d="M229 17c5-3 7-5 7-9 0-5-3-8-7-8-1 0-2 0-7 3-71 33-143 67-214 101-5 2-8 3-8 9 0 4 3 6 8 7 71 33 143 68 214 101 5 2 6 2 7 2 4 0 7-3 7-8 0-4-2-6-7-9-67-30-136-62-203-93 67-32 136-64 203-96z"><text:p/></draw:path><draw:path draw:style-name="gr3" draw:text-style-name="P5" svg:width="0.0752in" svg:height="0.0681in" svg:x="0.5311in" svg:y="0.0213in" svg:viewBox="0 0 192 174" svg:d="M119 54c2-10 11-45 37-45 2 0 11 0 20 5-11 1-19 11-19 21 0 6 5 14 15 14 8 0 20-8 20-24 0-19-22-25-35-25-23 0-36 21-40 30-10-26-31-30-42-30-41 0-63 51-63 60 0 4 3 2 4 4 4 0 5-1 6-4 13-41 38-51 52-51 7 0 21 3 21 26 0 11-7 38-21 92-7 23-20 39-37 39-2 0-11 0-19-5 9-2 18-10 18-20 0-11-9-13-14-13-12 0-22 10-22 22 0 17 20 24 36 24 27 0 40-26 41-28 4 13 19 28 42 28 39 0 61-48 61-58 0-3-3-3-4-3-3 0-4 1-4 3-14 41-40 50-52 50-16 0-21-13-21-25 0-9 2-16 7-34 4-18 8-35 13-53z"><text:p/></draw:path><draw:path draw:style-name="gr3" draw:text-style-name="P5" svg:width="0.0921in" svg:height="0.0874in" svg:x="0.6681in" svg:y="0.0067in" svg:viewBox="0 0 235 223" svg:d="M229 17c4-3 6-5 6-9 0-5-3-8-7-8-1 0-1 0-7 3-71 33-143 67-214 101-4 2-7 3-7 9 0 4 3 6 7 7 71 33 143 68 214 101 6 2 6 2 7 2 4 0 7-3 7-8 0-4-2-6-6-9-68-30-136-62-204-93 68-32 136-64 204-96z"><text:p/></draw:path><draw:path draw:style-name="gr3" draw:text-style-name="P5" svg:width="0.0622in" svg:height="0.0961in" svg:x="0.822in" svg:y="0.0213in" svg:viewBox="0 0 159 245" svg:d="M159 4c0-1-1-3-3-3-4 0-20 16-26 27-9-21-24-28-37-28-45 0-93 57-93 114 0 36 23 60 52 60 16 0 32-8 45-23-4 13-16 65-18 70-2 10-5 12-27 12-5 0-9 0-9 8 2 2 0 4 5 4 12 0 26-1 39-1s26 1 39 1c3 0 7 0 7-8 0-4-3-4-10-4-19 0-19-2-19-6 0-3 2-5 3-8 17-71 35-143 52-215zM53 166c-23 0-26-29-26-36 0-17 13-60 19-76 11-29 32-45 47-45 26 0 31 31 31 34 0 2-21 87-22 88-6 11-27 35-49 35z"><text:p/></draw:path><draw:path draw:style-name="gr3" draw:text-style-name="P5" svg:width="0.1004in" svg:height="0.1004in" svg:x="0.9319in" svg:y="0in" svg:viewBox="0 0 256 256" svg:d="M136 137c37 0 72 0 108 0 6 0 12 0 12-8s-6-8-12-8c-36 0-71 0-108 0 0-36 0-71 0-108 0-5 0-13-7-13-8 0-8 8-8 13 0 37 0 72 0 108-36 0-73 0-109 0-5 0-12 0-12 8s7 8 12 8c36 0 73 0 109 0 0 35 0 72 0 107 0 4 0 12 8 12 7 0 7-8 7-12 0-35 0-72 0-107z"><text:p/></draw:path><draw:path draw:style-name="gr3" draw:text-style-name="P5" svg:width="0.061in" svg:height="0.0713in" svg:x="1.0791in" svg:y="0.0201in" svg:viewBox="0 0 156 182" svg:d="M45 87c12 6 24 6 33 6 10 0 31 0 31-12 0-10-13-11-28-11-8 0-22 1-36 7-9-4-15-12-15-22 0-24 38-37 72-37 7 0 20 0 35 10 5 3 6 4 9 4 5 0 10-6 10-11 0-7-23-21-49-21-45 0-87 25-87 55 0 17 14 26 15 27-22 13-35 35-35 53 0 23 22 47 64 47 50 0 72-33 72-38 0-3-2-5-4-5s-3 2-4 3c-6 8-15 22-61 22-24 0-56-6-56-32 0-13 10-34 34-45zM57 82c9-4 18-4 24-4 10 0 11 0 18 3-6 2-7 3-21 3-9 0-13 0-21-2z"><text:p/></draw:path></draw:g>, משום ש־<draw:g text:anchor-type="as-char" svg:y="-0.1008in" draw:z-index="57" draw:name="Shape72" draw:style-name="gr1"><svg:title>TexMaths</svg:title><svg:desc>11§display§\vepsi &gt; 0§svg§600§FALSE§</svg:desc><draw:path draw:style-name="gr2" draw:text-style-name="P4" svg:width="0.3272in" svg:height="0.0909in" svg:x="0.0035in" svg:y="0.0063in" svg:viewBox="0 0 832 232" svg:d="M417 232c-140 0-279 0-417 0 0-77 0-155 0-232 277 0 555 0 832 0 0 77 0 155 0 232-138 0-277 0-415 0z"><text:p/></draw:path><draw:path draw:style-name="gr3" draw:text-style-name="P5" svg:width="0.061in" svg:height="0.0713in" svg:x="-0.0004in" svg:y="0.0323in" svg:viewBox="0 0 156 182" svg:d="M45 87c12 5 24 5 33 5 10 0 31 0 31-12 0-8-13-10-28-10-8 0-22 0-36 7-9-4-15-11-15-22 0-23 37-37 72-37 7 0 20 0 35 11 5 3 6 3 8 3 6 0 11-4 11-10 0-8-24-22-49-22-45 0-87 25-87 55 0 17 14 26 15 27-22 14-35 35-35 52 0 24 22 48 64 48 50 0 72-32 72-39 0-2-2-3-4-3s-3 1-5 2c-5 9-14 22-60 22-24 0-57-6-57-32 0-13 11-33 35-45zM57 82c9-3 18-4 24-4 10 0 11 1 18 3-6 3-7 3-21 3-9 0-13 0-21-2z"><text:p/></draw:path><draw:path draw:style-name="gr3" draw:text-style-name="P5" svg:width="0.0921in" svg:height="0.0874in" svg:x="0.1217in" svg:y="0.0181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2748in" svg:y="-0.0004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5 36-28 48-45 48z"><text:p/></draw:path></draw:g>, כדרוש. </text:p>
            </text:list-item>
            <text:list-item>
              <text:p text:style-name="P37">יהי <draw:g text:anchor-type="as-char" svg:y="-0.1075in" draw:z-index="58" draw:name="Shape73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וכיח <draw:g text:anchor-type="as-char" svg:y="-0.1035in" draw:z-index="59" draw:name="Shape74" draw:style-name="gr1"><svg:title>TexMaths</svg:title><svg:desc>11§display§x \in \R§svg§600§FALSE§</svg:desc><draw:path draw:style-name="gr2" draw:text-style-name="P4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5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5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. מתוך הגדרת איחוד מוכלל, קיים <draw:g text:anchor-type="as-char" svg:y="-0.0661in" draw:z-index="60" draw:name="Shape75" draw:style-name="gr1"><svg:title>TexMaths</svg:title><svg:desc>11§display§q§svg§600§FALSE§</svg:desc><draw:path draw:style-name="gr2" draw:text-style-name="P4" svg:width="0.052in" svg:height="0.0799in" svg:x="0.0016in" svg:y="0.0071in" svg:viewBox="0 0 133 204" svg:d="M67 204c-23 0-45 0-67 0 0-68 0-136 0-204 44 0 89 0 133 0 0 68 0 136 0 204-22 0-44 0-66 0z"><text:p/></draw:path><draw:path draw:style-name="gr3" draw:text-style-name="P5" svg:width="0.0614in" svg:height="0.0953in" svg:x="-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text:s/>כך ש־<draw:g text:anchor-type="as-char" svg:y="-0.1134in" draw:z-index="61" draw:name="Shape76" draw:style-name="gr1"><svg:title>TexMaths</svg:title><svg:desc>11§display§x \in (q - \vepsi, q + \vepsi)§svg§600§FALSE§</svg:desc><draw:path draw:style-name="gr2" draw:text-style-name="P4" svg:width="1.0878in" svg:height="0.1358in" svg:x="0.0031in" svg:y="0.0071in" svg:viewBox="0 0 2764 346" svg:d="M1383 346c-461 0-922 0-1383 0 0-116 0-230 0-346 922 0 1843 0 2764 0 0 116 0 230 0 346-460 0-921 0-1381 0z"><text:p/></draw:path><draw:path draw:style-name="gr3" draw:text-style-name="P5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35in" svg:height="0.1512in" svg:x="0.2835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5" svg:width="0.0626in" svg:height="0.0957in" svg:x="0.3335in" svg:y="0.0453in" svg:viewBox="0 0 160 244" svg:d="M160 4c0-1-2-3-5-3-4 0-20 16-26 27-8-21-23-28-35-28-47 0-94 57-94 113 0 38 23 62 51 62 16 0 32-9 46-23-3 13-17 65-18 68-3 11-6 12-27 12-6 0-9 0-9 8 0 1 0 4 4 4 12 0 27-1 39-1 13 0 27 1 41 1 1 0 6 0 6-7 0-5-4-5-10-5-18 0-18-2-18-5s1-6 1-9c17-70 36-142 54-214zM52 166c-23 0-24-29-24-36 0-18 11-61 17-76 12-29 32-45 49-45 25 0 29 31 29 34 0 2-21 87-22 88-5 11-27 35-49 35z"><text:p/></draw:path><draw:path draw:style-name="gr3" draw:text-style-name="P5" svg:width="0.0921in" svg:height="0.0063in" svg:x="0.4476in" svg:y="0.0717in" svg:viewBox="0 0 235 17" svg:d="M222 17c7 0 13-2 13-9 0-8-6-8-13-8-69 0-139 0-209 0-6 0-13 0-13 8 0 7 7 9 13 9 70 0 140 0 209 0z"><text:p/></draw:path><draw:path draw:style-name="gr3" draw:text-style-name="P5" svg:width="0.0606in" svg:height="0.072in" svg:x="0.5906in" svg:y="0.0449in" svg:viewBox="0 0 155 184" svg:d="M44 88c13 4 24 4 33 4 11 0 32 0 32-11 0-9-13-11-29-11-7 0-21 2-35 8-9-4-15-12-15-23 0-23 37-37 72-37 6 0 20 0 36 11 4 3 4 4 7 4 6 0 10-5 10-11 0-7-23-22-49-22-44 0-86 26-86 55 0 18 13 26 15 28-23 13-35 35-35 52 0 25 22 49 63 49 50 0 72-34 72-40 0-2-2-4-4-4-1 0-3 2-3 3-6 9-16 23-62 23-23 0-56-6-56-33 0-13 11-34 34-45zM57 83c9-4 17-4 23-4 10 0 11 0 19 2-5 3-7 4-22 4-8 0-12 0-20-2z"><text:p/></draw:path><draw:path draw:style-name="gr3" draw:text-style-name="P5" svg:width="0.0173in" svg:height="0.0453in" svg:x="0.6705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18in" svg:height="0.0957in" svg:x="0.7311in" svg:y="0.0453in" svg:viewBox="0 0 158 244" svg:d="M158 4c0-1-1-3-3-3-4 0-20 16-26 27-9-21-23-28-37-28-45 0-92 57-92 113 0 38 22 62 51 62 16 0 32-9 46-23-5 13-17 65-18 68-3 11-6 12-28 12-5 0-9 0-9 8 0 1 0 4 5 4 12 0 26-1 39-1s27 1 39 1c3 0 8 0 8-7 0-5-4-5-11-5-17 0-17-2-17-5s0-6 1-9c17-70 35-142 52-214zM52 166c-23 0-24-29-24-36 0-18 11-61 17-76 12-29 32-45 47-45 26 0 31 31 31 34 0 2-21 87-22 88-6 11-27 35-49 35z"><text:p/></draw:path><draw:path draw:style-name="gr3" draw:text-style-name="P5" svg:width="0.1004in" svg:height="0.1in" svg:x="0.8406in" svg:y="0.0252in" svg:viewBox="0 0 256 255" svg:d="M136 137c37 0 72 0 108 0 6 0 12-2 12-9 0-9-6-8-12-8-36 0-71 0-108 0 0-36 0-72 0-108 0-5 0-12-7-12-8 0-8 7-8 12 0 36 0 72 0 108-36 0-73 0-109 0-4 0-12-1-12 8 0 7 8 9 12 9 36 0 73 0 109 0 0 35 0 71 0 106 0 6 0 12 8 12 7 0 7-6 7-12 0-35 0-71 0-106z"><text:p/></draw:path><draw:path draw:style-name="gr3" draw:text-style-name="P5" svg:width="0.0606in" svg:height="0.072in" svg:x="0.9886in" svg:y="0.0449in" svg:viewBox="0 0 155 184" svg:d="M44 88c13 4 24 4 33 4 10 0 32 0 32-11 0-9-14-11-29-11-7 0-22 2-36 8-9-4-15-12-15-23 0-23 38-37 72-37 7 0 21 0 37 11 3 3 4 4 7 4 5 0 10-5 10-11 0-7-23-22-49-22-45 0-87 26-87 55 0 18 14 26 16 28-23 13-35 35-35 52 0 25 22 49 63 49 50 0 72-34 72-40 0-2-2-4-4-4s-3 2-3 3c-6 9-16 23-62 23-23 0-56-6-56-33 0-13 11-34 34-45zM57 83c9-4 17-4 23-4 10 0 11 0 19 2-7 3-7 4-22 4-9 0-13 0-20-2z"><text:p/></draw:path><draw:path draw:style-name="gr3" draw:text-style-name="P5" svg:width="0.035in" svg:height="0.1512in" svg:x="1.0638in" svg:y="0in" svg:viewBox="0 0 90 385" svg:d="M90 193c0-30-4-76-25-120-23-48-57-73-61-73-2 0-4 2-4 4s0 2 8 9c37 38 59 99 59 180 0 65-14 133-61 181-6 6-6 6-6 7 0 2 2 4 4 4 4 0 39-26 62-76 20-41 24-84 24-116z"><text:p/></draw:path></draw:g>. משום ש־<draw:g text:anchor-type="as-char" svg:y="-0.1008in" draw:z-index="62" draw:name="Shape77" draw:style-name="gr1"><svg:title>TexMaths</svg:title><svg:desc>11§display§\vepsi &gt; 0§svg§600§FALSE§</svg:desc><draw:path draw:style-name="gr2" draw:text-style-name="P4" svg:width="0.3272in" svg:height="0.0909in" svg:x="0.0035in" svg:y="0.0063in" svg:viewBox="0 0 832 232" svg:d="M417 232c-140 0-279 0-417 0 0-77 0-155 0-232 277 0 555 0 832 0 0 77 0 155 0 232-138 0-277 0-415 0z"><text:p/></draw:path><draw:path draw:style-name="gr3" draw:text-style-name="P5" svg:width="0.061in" svg:height="0.0713in" svg:x="-0.0004in" svg:y="0.0323in" svg:viewBox="0 0 156 182" svg:d="M45 87c12 5 24 5 33 5 10 0 31 0 31-12 0-8-13-10-28-10-8 0-22 0-36 7-9-4-15-11-15-22 0-23 37-37 72-37 7 0 20 0 35 11 5 3 6 3 8 3 6 0 11-4 11-10 0-8-24-22-49-22-45 0-87 25-87 55 0 17 14 26 15 27-22 14-35 35-35 52 0 24 22 48 64 48 50 0 72-32 72-39 0-2-2-3-4-3s-3 1-5 2c-5 9-14 22-60 22-24 0-57-6-57-32 0-13 11-33 35-45zM57 82c9-3 18-4 24-4 10 0 11 1 18 3-6 3-7 3-21 3-9 0-13 0-21-2z"><text:p/></draw:path><draw:path draw:style-name="gr3" draw:text-style-name="P5" svg:width="0.0921in" svg:height="0.0874in" svg:x="0.1217in" svg:y="0.0181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2748in" svg:y="-0.0004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5 36-28 48-45 48z"><text:p/></draw:path></draw:g>, אזי <draw:g text:anchor-type="as-char" svg:y="-0.0882in" draw:z-index="63" draw:name="Shape78" draw:style-name="gr1"><svg:title>TexMaths</svg:title><svg:desc>11§display§q - \vepsi &lt; q + \vepsi§svg§600§FALSE§</svg:desc><draw:path draw:style-name="gr2" draw:text-style-name="P4" svg:width="0.8413in" svg:height="0.1016in" svg:x="0.0016in" svg:y="0.0079in" svg:viewBox="0 0 2138 259" svg:d="M0 0c713 0 1425 0 2138 0 0 86 0 173 0 259-713 0-1425 0-2138 0 0-86 0-173 0-259z"><text:p/></draw:path><draw:path draw:style-name="gr3" draw:text-style-name="P5" svg:width="0.0626in" svg:height="0.0961in" svg:x="-0.0004in" svg:y="0.0213in" svg:viewBox="0 0 160 245" svg:d="M160 4c0-1-2-3-5-3-4 0-20 16-26 27-8-21-23-28-35-28-47 0-94 57-94 114 0 36 23 60 51 60 17 0 32-8 46-23-3 13-17 65-18 70-3 10-6 12-27 12-6 0-9 0-9 8 1 2 0 4 4 4 12 0 27-1 39-1 13 0 27 1 41 1 1 0 6 0 6-8 0-4-4-4-10-4-18 0-18-2-18-6 0-3 1-5 1-8 17-71 36-143 54-215zM52 166c-23 0-24-29-24-36 0-17 11-60 17-76 12-29 32-45 49-45 25 0 29 31 29 34 0 2-21 87-22 88-5 11-27 35-49 35z"><text:p/></draw:path><draw:path draw:style-name="gr3" draw:text-style-name="P5" svg:width="0.0925in" svg:height="0.0055in" svg:x="0.1138in" svg:y="0.0476in" svg:viewBox="0 0 236 15" svg:d="M222 15c7 0 14 0 14-7 0-8-7-8-14-8-69 0-139 0-209 0-6 0-13 0-13 8 0 7 7 7 13 7 70 0 140 0 209 0z"><text:p/></draw:path><draw:path draw:style-name="gr3" draw:text-style-name="P5" svg:width="0.0606in" svg:height="0.0713in" svg:x="0.2571in" svg:y="0.0201in" svg:viewBox="0 0 155 182" svg:d="M44 87c13 6 24 6 33 6 10 0 32 0 32-12 0-10-13-11-29-11-7 0-21 1-35 7-10-4-16-12-16-22 0-24 38-37 72-37 7 0 21 0 37 10 4 3 4 4 7 4 5 0 10-6 10-11 0-7-23-21-49-21-44 0-86 25-86 55 0 17 13 26 15 27-23 13-35 35-35 53 0 23 22 47 63 47 50 0 72-33 72-38 0-3-2-5-4-5s-3 2-3 3c-6 8-16 22-62 22-23 0-56-6-56-32 0-13 11-34 34-45zM57 82c9-4 17-4 23-4 10 0 11 0 19 3-7 2-7 3-22 3-8 0-13 0-20-2z"><text:p/></draw:path><draw:path draw:style-name="gr3" draw:text-style-name="P5" svg:width="0.0929in" svg:height="0.0874in" svg:x="0.3787in" svg:y="0.0067in" svg:viewBox="0 0 237 223" svg:d="M229 17c4-3 8-5 8-9 0-5-4-8-8-8-1 0-2 0-8 3-71 33-142 67-213 101-5 2-8 3-8 9 0 4 3 6 8 7 71 33 142 68 213 101 6 2 7 2 8 2 4 0 8-3 8-8 0-4-4-6-8-9-67-30-135-62-203-93 68-32 136-64 203-96z"><text:p/></draw:path><draw:path draw:style-name="gr3" draw:text-style-name="P5" svg:width="0.0618in" svg:height="0.0961in" svg:x="0.5327in" svg:y="0.0213in" svg:viewBox="0 0 158 245" svg:d="M158 4c0-1-1-3-3-3-4 0-20 16-26 27-9-21-23-28-37-28-45 0-92 57-92 114 0 36 22 60 51 60 16 0 32-8 46-23-5 13-17 65-18 70-3 10-6 12-28 12-5 0-9 0-9 8 2 2 0 4 5 4 12 0 26-1 39-1s27 1 39 1c3 0 8 0 8-8 0-4-4-4-11-4-17 0-17-2-17-6 0-3 0-5 1-8 17-71 35-143 52-215zM52 166c-23 0-24-29-24-36 0-17 11-60 17-76 12-29 32-45 47-45 26 0 31 31 31 34 0 2-21 87-22 88-6 11-27 35-49 35z"><text:p/></draw:path><draw:path draw:style-name="gr3" draw:text-style-name="P5" svg:width="0.1004in" svg:height="0.1004in" svg:x="0.6421in" svg:y="0in" svg:viewBox="0 0 256 256" svg:d="M136 137c37 0 72 0 108 0 6 0 12 0 12-8s-6-8-12-8c-36 0-71 0-108 0 0-36 0-71 0-108 0-5 0-13-7-13-8 0-8 8-8 13 0 37 0 72 0 108-36 0-73 0-109 0-5 0-12 0-12 8s7 8 12 8c36 0 73 0 109 0 0 35 0 72 0 107 0 4 0 12 8 12 7 0 7-8 7-12 0-35 0-72 0-107z"><text:p/></draw:path><draw:path draw:style-name="gr3" draw:text-style-name="P5" svg:width="0.061in" svg:height="0.0713in" svg:x="0.7894in" svg:y="0.0201in" svg:viewBox="0 0 156 182" svg:d="M45 87c12 6 24 6 33 6 10 0 32 0 32-12 0-10-14-11-29-11-8 0-22 1-36 7-9-4-15-12-15-22 0-24 38-37 72-37 7 0 20 0 36 10 4 3 5 4 8 4 5 0 10-6 10-11 0-7-23-21-49-21-45 0-87 25-87 55 0 17 14 26 15 27-22 13-35 35-35 53 0 23 22 47 64 47 50 0 72-33 72-38 0-3-2-5-4-5s-3 2-4 3c-6 8-15 22-61 22-24 0-56-6-56-32 0-13 10-34 34-45zM57 82c10-4 18-4 24-4 10 0 11 0 18 3-5 2-7 3-21 3-9 0-13 0-21-2z"><text:p/></draw:path></draw:g>. משום ש־<draw:g text:anchor-type="as-char" svg:y="-0.1075in" draw:z-index="64" draw:name="Shape79" draw:style-name="gr1"><svg:title>TexMaths</svg:title><svg:desc>11§display§\Q \subseteq \R§svg§600§FALSE§</svg:desc><draw:path draw:style-name="gr2" draw:text-style-name="P4" svg:width="0.4114in" svg:height="0.1177in" svg:x="0.0024in" svg:y="0.0075in" svg:viewBox="0 0 1046 300" svg:d="M0 0c349 0 697 0 1046 0 0 100 0 200 0 300-349 0-697 0-1046 0 0-100 0-200 0-300z"><text:p/></draw:path><draw:path draw:style-name="gr3" draw:text-style-name="P5" svg:width="0.1079in" svg:height="0.1335in" svg:x="-0.0004in" svg:y="0in" svg:viewBox="0 0 275 340" svg:d="M172 275c53-13 103-56 103-135 0-98-69-140-138-140-71 0-137 44-137 139 0 82 49 121 95 133 17 40 56 68 103 68 20 0 41-4 60-11 7-4 11-5 11-10s-3-7-6-7c-1 0-1 0-3 1-11 2-16 2-22 2-36 0-58-22-66-40zM84 24c-24 28-30 73-30 115 0 37 4 85 30 116-27-10-71-41-71-115 0-79 47-108 71-116zM190 24c27 9 71 40 71 115 0 78-48 107-71 116 23-29 30-74 30-115 0-39-4-86-30-116zM137 265c-62 0-70-82-70-125 0-46 8-127 70-127s70 82 70 126c0 45-8 126-70 126zM111 276c11 2 25 2 26 2 2 0 10 0 21-1 10 24 29 38 48 46 4 2 2 1 4 2 0 1-7 1-12 1-33 0-66-15-87-50z"><text:p/></draw:path><draw:path draw:style-name="gr3" draw:text-style-name="P5" svg:width="0.0921in" svg:height="0.1165in" svg:x="0.1677in" svg:y="0.0102in" svg:viewBox="0 0 235 297" svg:d="M222 15c7 0 13 0 13-7 0-8-6-8-13-8-35 0-69 0-103 0-67 0-119 51-119 111 0 61 53 111 119 111 34 0 68 0 103 0 7 0 13 0 13-8s-6-8-13-8c-35 0-69 0-103 0-61 0-104-44-104-95s44-96 104-96c34 0 68 0 103 0zM21 281c-7 0-13 0-13 8s6 8 13 8c67 0 134 0 201 0 7 0 13 0 13-8s-6-8-13-8c-67 0-134 0-201 0z"><text:p/></draw:path><draw:path draw:style-name="gr3" draw:text-style-name="P5" svg:width="0.1039in" svg:height="0.1028in" svg:x="0.3173in" svg:y="0.0028in" svg:viewBox="0 0 265 262" svg:d="M97 142c4 0 10 0 14 0 20 30 39 60 58 90 4 5 14 21 17 26 3 4 4 4 13 4 18 0 35 0 53 0 8 0 13 0 13-6 0-3-2-6-5-7-15-3-33-28-43-41-3-3-22-29-48-69 34-7 67-21 67-67 0-54-57-72-102-72-41 0-80 0-121 0-8 0-13 0-13 7 0 6 7 6 10 6 22 0 24 2 24 22 0 64 0 128 0 192 0 20-2 22-24 22-3 0-10 0-10 7 0 6 5 6 13 6 35 0 71 0 106 0 6 0 13 0 13-6 0-7-7-7-11-7-22 0-24-3-24-22 0-28 0-56 0-85zM172 124c11-15 12-35 12-52 0-18-3-39-15-54 16 3 54 15 54 54 0 25-12 45-51 52zM97 34c0-9 0-21 24-21 33 0 49 13 49 59 0 50-12 57-73 57 0-32 0-64 0-95zM45 249c2-6 2-17 2-21 0-64 0-129 0-194 0-3 0-14-2-21 14 0 30 0 44 0-5 6-5 13-5 20 0 65 0 130 0 195 0 4 0 15 3 21-14 0-28 0-42 0zM126 142c4 0 5 0 8 0 6 0 14-1 20-2 7 10 47 77 80 109-13 0-25 0-37 0-23-35-47-71-71-107z"><text:p/></draw:path></draw:g> אז <draw:g text:anchor-type="as-char" svg:y="-0.1043in" draw:z-index="65" draw:name="Shape80" draw:style-name="gr1"><svg:title>TexMaths</svg:title><svg:desc>11§display§q \in \R§svg§600§FALSE§</svg:desc><draw:path draw:style-name="gr2" draw:text-style-name="P4" svg:width="0.35in" svg:height="0.1173in" svg:x="0.0016in" svg:y="0.0071in" svg:viewBox="0 0 890 299" svg:d="M445 299c-148 0-297 0-445 0 0-99 0-200 0-299 297 0 593 0 890 0 0 99 0 200 0 299-149 0-297 0-445 0z"><text:p/></draw:path><draw:path draw:style-name="gr3" draw:text-style-name="P5" svg:width="0.0622in" svg:height="0.0961in" svg:x="-0.0004in" svg:y="0.0362in" svg:viewBox="0 0 159 245" svg:d="M159 4c0-1-1-3-4-3s-19 16-25 27c-9-21-24-28-37-28-46 0-93 57-93 114 0 37 23 61 52 61 16 0 30-9 45-23-4 14-17 64-18 68-3 11-5 13-27 13-6 0-9 0-9 8 1 2 0 4 4 4 13 0 27-1 40-1s26 1 39 1c3 0 7 0 7-8 0-4-3-4-10-4-19 0-19-2-19-7 0-2 2-4 3-8 17-70 35-142 52-214zM53 167c-23 0-26-30-26-37 0-19 11-60 18-76 12-29 33-45 48-45 26 0 31 31 31 34 0 2-22 86-23 88-5 11-27 36-48 36z"><text:p/></draw:path><draw:path draw:style-name="gr3" draw:text-style-name="P5" svg:width="0.076in" svg:height="0.0874in" svg:x="0.1217in" svg:y="0.0217in" svg:viewBox="0 0 194 223" svg:d="M180 119c7 0 14 0 14-8 0-7-7-7-14-7-55 0-109 0-164 0 5-51 49-89 104-89 20 0 39 0 60 0 7 0 14 0 14-7 0-8-7-8-14-8-21 0-40 0-61 0-66 0-119 50-119 111 0 62 53 112 119 112 21 0 40 0 61 0 7 0 14 0 14-8s-7-8-14-8c-21 0-40 0-60 0-55 0-99-36-104-88 55 0 109 0 164 0z"><text:p/></draw:path><draw:path draw:style-name="gr3" draw:text-style-name="P5" svg:width="0.1043in" svg:height="0.1035in" svg:x="0.2547in" svg:y="0in" svg:viewBox="0 0 266 264" svg:d="M98 143c4 0 10 0 14 0 19 30 39 59 57 89 5 6 14 21 18 27 3 5 4 5 13 5 18 0 35 0 53 0 8 0 13 0 13-7 0-3-2-7-5-7-15-3-34-28-43-40-4-5-22-29-49-71 36-5 69-21 69-66 0-54-58-73-103-73-40 0-81 0-122 0-6 0-13 0-13 7 0 6 8 6 11 6 22 0 24 4 24 22 0 64 0 129 0 193 0 19-2 22-24 22-3 0-11 0-11 7s7 7 13 7c35 0 72 0 107 0 6 0 12 0 12-7s-7-7-11-7c-22 0-23-3-23-22 0-28 0-56 0-85zM173 125c11-15 12-36 12-52 0-19-2-39-16-55 17 3 54 15 54 55 0 24-11 44-50 52zM98 34c0-8 0-21 24-21 33 0 48 15 48 60 0 49-12 57-72 57 0-32 0-64 0-96zM45 250c3-7 3-17 3-22 0-64 0-129 0-193 0-4 0-14-3-22 14 0 30 0 44 0-4 7-4 15-4 20 0 65 0 130 0 195 0 5 0 15 3 22-14 0-29 0-43 0zM128 143c3 0 4-1 7-1 6 0 15 0 20-1 6 9 47 77 79 109-13 0-25 0-37 0-23-35-46-71-69-107z"><text:p/></draw:path></draw:g>. כמו כן, נתון <draw:g text:anchor-type="as-char" svg:y="-0.1035in" draw:z-index="67" draw:name="Shape81" draw:style-name="gr1"><svg:title>TexMaths</svg:title><svg:desc>11§display§\vepsi \in \R§svg§600§FALSE§</svg:desc><draw:path draw:style-name="gr2" draw:text-style-name="P4" svg:width="0.3472in" svg:height="0.0933in" svg:x="0.0035in" svg:y="0.0071in" svg:viewBox="0 0 883 238" svg:d="M0 0c295 0 589 0 883 0 0 79 0 159 0 238-294 0-588 0-883 0 0-79 0-159 0-238z"><text:p/></draw:path><draw:path draw:style-name="gr3" draw:text-style-name="P5" svg:width="0.061in" svg:height="0.0713in" svg:x="-0.0004in" svg:y="0.035in" svg:viewBox="0 0 156 182" svg:d="M45 87c12 5 23 5 33 5s31 0 31-11c0-10-13-11-28-11-8 0-22 1-36 8-9-6-15-12-15-23 0-23 37-37 72-37 6 0 20 0 36 11 4 3 5 4 7 4 6 0 11-6 11-11 0-7-24-22-50-22-44 0-86 26-86 55 0 16 14 26 15 27-23 14-35 34-35 53 0 23 22 47 63 47 51 0 72-34 72-39 0-2-1-4-3-4s-3 2-4 3c-6 8-15 23-61 23-24 0-57-7-57-33 0-12 11-33 35-45zM57 82c9-3 18-3 24-3 9 0 11 0 18 2-6 2-7 4-21 4-9 0-13 0-21-3z"><text:p/></draw:path><draw:path draw:style-name="gr3" draw:text-style-name="P5" svg:width="0.0752in" svg:height="0.087in" svg:x="0.1217in" svg:y="0.0217in" svg:viewBox="0 0 192 222" svg:d="M179 119c7 0 13 0 13-8s-6-8-13-8c-55 0-109 0-164 0 5-51 50-88 104-88 20 0 39 0 60 0 7 0 13 0 13-7 0-8-6-8-13-8-21 0-40 0-61 0-66 0-118 49-118 111 0 60 52 111 118 111 21 0 40 0 61 0 7 0 13 0 13-8s-6-8-13-8c-21 0-40 0-60 0-54 0-99-37-104-87 55 0 109 0 164 0z"><text:p/></draw:path><draw:path draw:style-name="gr3" draw:text-style-name="P5" svg:width="0.1039in" svg:height="0.1028in" svg:x="0.2547in" svg:y="0in" svg:viewBox="0 0 265 262" svg:d="M97 142c4 0 10 0 14 0 20 29 39 59 58 89 4 6 12 22 17 27 3 4 4 4 13 4 18 0 35 0 53 0 8 0 13 0 13-6 0-3-2-7-5-7-15-3-33-28-43-40-2-5-22-30-48-71 34-5 67-21 67-66 0-53-57-72-102-72-41 0-80 0-121 0-8 0-13 0-13 7 0 6 7 6 10 6 22 0 24 3 24 22 0 64 0 129 0 192 0 19-2 22-24 22-3 0-10 0-10 7 0 6 5 6 13 6 35 0 71 0 106 0 6 0 12 0 12-6 0-7-7-7-10-7-22 0-24-3-24-22 0-28 0-57 0-85zM172 124c11-14 12-35 12-52 0-18-3-39-15-54 16 3 54 15 54 54 0 25-12 44-51 52zM97 34c0-8 0-21 24-21 33 0 49 14 49 59 0 50-12 58-73 58 0-32 0-64 0-96zM44 249c3-7 3-17 3-22 0-63 0-128 0-192 0-4 0-14-3-22 14 0 30 0 44 0-4 7-4 14-4 20 0 65 0 129 0 194 0 5 0 15 3 22-14 0-29 0-43 0zM127 142c3 0 4-1 7-1 6 0 15 0 20-2 6 9 47 78 80 110-13 0-26 0-38 0-23-35-46-71-69-107z"><text:p/></draw:path></draw:g>. ידוע שחיבור ממשיים ממשי, וכמו כן ידוע שההופכי למספר ממשי הוא ממשי, כלומר חיסור ממשיים או ממשי גם כן, לכן <draw:g text:anchor-type="as-char" svg:y="-0.1043in" draw:z-index="68" draw:name="Shape82" draw:style-name="gr1"><svg:title>TexMaths</svg:title><svg:desc>11§display§q - \vepsi, q + \vpesi \in \R§svg§600§FALSE§</svg:desc><draw:path draw:style-name="gr2" draw:text-style-name="P4" svg:width="0.8657in" svg:height="0.1173in" svg:x="0.0016in" svg:y="0.0071in" svg:viewBox="0 0 2200 299" svg:d="M0 0c733 0 1467 0 2200 0 0 99 0 200 0 299-733 0-1467 0-2200 0 0-99 0-200 0-299z"><text:p/></draw:path><draw:path draw:style-name="gr3" draw:text-style-name="P5" svg:width="0.0622in" svg:height="0.0961in" svg:x="-0.0004in" svg:y="0.0362in" svg:viewBox="0 0 159 245" svg:d="M159 4c0-1-1-4-4-4-4 0-20 17-26 28-8-21-23-28-36-28-46 0-93 57-93 114 0 37 23 60 51 60 17 0 31-8 46-22-4 14-17 64-18 69-3 10-6 12-27 12-6 0-9 0-9 8 1 2 0 4 4 4 13 0 27-1 39-1 13 0 27 1 40 1 2 0 7 0 7-8 0-4-4-4-10-4-19 0-19-2-19-6 0-3 2-5 2-9 17-70 36-142 53-214zM52 167c-23 0-25-30-25-37 0-19 11-60 18-76 12-29 32-45 48-45 26 0 30 31 30 34 0 2-21 87-22 88-5 11-27 36-49 36z"><text:p/></draw:path><draw:path draw:style-name="gr3" draw:text-style-name="P5" svg:width="0.0921in" svg:height="0.0055in" svg:x="0.1134in" svg:y="0.063in" svg:viewBox="0 0 235 15" svg:d="M222 15c7 0 13 0 13-7 0-8-6-8-13-8-69 0-140 0-209 0-6 0-13 0-13 8 0 7 7 7 13 7 69 0 140 0 209 0z"><text:p/></draw:path><draw:path draw:style-name="gr3" draw:text-style-name="P5" svg:width="0.061in" svg:height="0.0717in" svg:x="0.2567in" svg:y="0.0354in" svg:viewBox="0 0 156 183" svg:d="M44 87c13 6 24 6 34 6s31 0 31-11c0-10-13-11-29-11-7 0-21 1-35 7-9-4-15-12-15-23 0-23 37-37 72-37 6 0 20 0 35 11 5 3 6 4 8 4 6 0 11-5 11-11 0-7-24-22-50-22-44 0-86 26-86 55 0 17 14 27 15 28-23 13-35 34-35 53 0 24 22 47 63 47 51 0 72-33 72-38 0-3-1-5-4-5-1 0-2 2-3 3-6 9-15 24-62 24-23 0-56-7-56-35 0-12 11-33 34-45zM57 83c9-4 17-4 23-4 10 0 12 0 19 3-6 2-7 3-21 3-9 0-13 0-21-2z"><text:p/></draw:path><draw:path draw:style-name="gr3" draw:text-style-name="P5" svg:width="0.0173in" svg:height="0.0453in" svg:x="0.337in" svg:y="0.0862in" svg:viewBox="0 0 45 116" svg:d="M45 41c0-26-10-41-24-41-13 0-21 10-21 20 0 11 8 21 21 21 4 0 9-1 13-6 1 0 1-1 2-1 0 2 0 1 0 7 0 29-13 51-26 64-5 3-3 5-3 6 0 3 1 5 3 5 4 0 35-30 35-75z"><text:p/></draw:path><draw:path draw:style-name="gr3" draw:text-style-name="P5" svg:width="0.0622in" svg:height="0.0961in" svg:x="0.3976in" svg:y="0.0362in" svg:viewBox="0 0 159 245" svg:d="M159 4c0-1-1-4-4-4-4 0-20 17-26 28-8-21-23-28-36-28-46 0-93 57-93 114 0 37 23 60 51 60 16 0 31-8 46-22-4 14-17 64-18 69-3 10-6 12-27 12-6 0-9 0-9 8 1 2 0 4 4 4 12 0 27-1 39-1 13 0 27 1 39 1 3 0 8 0 8-8 0-4-4-4-10-4-19 0-19-2-19-6 0-3 0-5 2-9 17-70 36-142 53-214zM52 167c-23 0-25-30-25-37 0-19 11-60 18-76 12-29 32-45 48-45 25 0 30 31 30 34 0 2-21 87-22 88-5 11-27 36-49 36z"><text:p/></draw:path><draw:path draw:style-name="gr3" draw:text-style-name="P5" svg:width="0.1008in" svg:height="0.1004in" svg:x="0.4728in" svg:y="0.0157in" svg:viewBox="0 0 257 256" svg:d="M136 136c37 0 72 0 108 0 6 0 13 0 13-8s-7-8-13-8c-36 0-71 0-108 0 0-36 0-71 0-108 0-5 0-12-7-12-8 0-8 7-8 12 0 37 0 72 0 108-36 0-72 0-108 0-5 0-13 0-13 8s8 8 13 8c36 0 72 0 108 0 0 35 0 71 0 108 0 4 0 12 8 12 7 0 7-8 7-12 0-37 0-73 0-108z"><text:p/></draw:path><draw:path draw:style-name="gr3" draw:text-style-name="P5" svg:width="0.076in" svg:height="0.0874in" svg:x="0.6374in" svg:y="0.0217in" svg:viewBox="0 0 194 223" svg:d="M180 119c7 0 14 0 14-8 0-7-7-7-14-7-55 0-109 0-164 0 5-52 49-89 104-89 20 0 41 0 60 0 7 0 14 0 14-7 0-8-7-8-14-8-21 0-40 0-61 0-66 0-119 50-119 111s53 112 119 112c21 0 40 0 61 0 7 0 14 0 14-8s-7-8-14-8c-19 0-40 0-60 0-55 0-99-37-104-88 55 0 109 0 164 0z"><text:p/></draw:path><draw:path draw:style-name="gr3" draw:text-style-name="P5" svg:width="0.1039in" svg:height="0.1035in" svg:x="0.7709in" svg:y="0in" svg:viewBox="0 0 265 264" svg:d="M97 143c4 0 10 0 14 0 20 29 39 59 58 89 4 6 12 22 17 27 3 5 4 5 13 5 18 0 35 0 53 0 7 0 13 0 13-7 0-3-2-7-6-7-14-3-33-28-42-40-3-5-22-30-48-71 34-5 67-21 67-66 0-54-57-73-102-73-41 0-80 0-121 0-8 0-13 0-13 7 0 6 7 6 10 6 22 0 24 4 24 22 0 64 0 129 0 193 0 19-2 22-24 22-3 0-10 0-10 7s5 7 13 7c35 0 71 0 106 0 6 0 12 0 12-7s-7-7-10-7c-22 0-24-3-24-22 0-28 0-57 0-85zM172 125c11-15 12-36 12-52 0-19-3-40-15-55 16 3 54 15 54 55 0 24-12 44-51 52zM97 34c0-8 0-21 24-21 33 0 49 15 49 60 0 49-12 57-73 57 0-32 0-64 0-96zM44 250c3-7 3-17 3-22 0-64 0-129 0-193 0-4 0-14-3-22 14 0 30 0 44 0-4 7-4 15-4 20 0 65 0 130 0 195 0 5 0 15 3 22-14 0-29 0-43 0zM126 143c4 0 5-1 8-1 6 0 14 0 20-1 5 9 47 77 80 109-13 0-25 0-38 0-23-35-46-71-70-107z"><text:p/></draw:path></draw:g>. עכשיו <text:soft-page-break/>נוכל להכיל את צפיפות הממשיים על הקטע <draw:g text:anchor-type="as-char" svg:y="-0.1134in" draw:z-index="69" draw:name="Shape83" draw:style-name="gr1"><svg:title>TexMaths</svg:title><svg:desc>11§display§(q - \vpesi, q + \vepsi)§svg§600§FALSE§</svg:desc><draw:path draw:style-name="gr2" draw:text-style-name="P4" svg:width="0.6764in" svg:height="0.1354in" svg:x="-0.0004in" svg:y="0.0071in" svg:viewBox="0 0 1719 345" svg:d="M0 0c573 0 1146 0 1719 0 0 115 0 230 0 345-573 0-1146 0-1719 0 0-115 0-230 0-345z"><text:p/></draw:path><draw:path draw:style-name="gr3" draw:text-style-name="P5" svg:width="0.0346in" svg:height="0.1508in" svg:x="0.0071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5" svg:width="0.0618in" svg:height="0.0953in" svg:x="0.0575in" svg:y="0.0453in" svg:viewBox="0 0 158 243" svg:d="M158 4c0-2-1-4-3-4-4 0-20 15-26 26-9-20-24-26-37-26-45 0-92 57-92 112 0 39 22 62 51 62 16 0 32-9 45-23-4 14-16 65-17 68-3 11-6 12-28 13-5 0-9 0-9 8 2 1 0 3 5 3 12 0 26-1 39-1s27 1 39 1c3 0 7 0 7-7 0-4-3-4-10-4-19 0-19-3-19-6 0-4 2-6 3-9 17-71 35-142 52-213zM52 166c-23 0-24-29-24-36 0-19 11-61 17-77 12-29 32-45 47-45 26 0 31 32 31 34s-21 87-22 88c-6 11-27 36-49 36z"><text:p/></draw:path><draw:path draw:style-name="gr3" draw:text-style-name="P5" svg:width="0.0929in" svg:height="0.0055in" svg:x="0.137in" svg:y="0.0717in" svg:viewBox="0 0 237 15" svg:d="M222 15c7 0 15 0 15-7 0-8-8-8-15-8-69 0-139 0-209 0-6 0-13 0-13 8 0 7 7 7 13 7 70 0 140 0 209 0z"><text:p/></draw:path><draw:path draw:style-name="gr3" draw:text-style-name="P5" svg:width="0.0173in" svg:height="0.0453in" svg:x="0.2559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5" svg:width="0.0626in" svg:height="0.0953in" svg:x="0.3165in" svg:y="0.0453in" svg:viewBox="0 0 160 243" svg:d="M160 4c0-2-2-4-5-4s-20 15-25 26c-9-20-24-26-36-26-47 0-94 57-94 112 0 39 23 62 52 62 16 0 31-9 45-23-3 14-17 65-18 68-3 11-5 12-27 13-6 0-9 0-9 8 1 1 0 3 4 3 14 0 27-1 40-1 12 0 26 1 40 1 1 0 6 0 6-7 0-4-3-4-10-4-18 0-18-3-18-6 0-4 1-6 1-9 17-71 36-142 54-213zM53 166c-23 0-25-29-25-36 0-19 11-61 17-77 12-29 32-45 49-45 25 0 30 32 30 34s-22 87-23 88c-5 11-27 36-48 36z"><text:p/></draw:path><draw:path draw:style-name="gr3" draw:text-style-name="P5" svg:width="0.1012in" svg:height="0.1008in" svg:x="0.4256in" svg:y="0.0252in" svg:viewBox="0 0 258 257" svg:d="M136 137c37 0 72 0 108 0 6 0 14 0 14-8s-8-8-14-8c-36 0-71 0-108 0 0-36 0-71 0-108 0-5 0-13-7-13-8 0-8 8-8 13 0 37 0 72 0 108-36 0-71 0-108 0-5 0-13 0-13 8s8 8 13 8c37 0 72 0 108 0 0 35 0 71 0 106 0 6 0 14 8 14 7 0 7-8 7-14 0-35 0-71 0-106z"><text:p/></draw:path><draw:path draw:style-name="gr3" draw:text-style-name="P5" svg:width="0.0606in" svg:height="0.0717in" svg:x="0.5732in" svg:y="0.0453in" svg:viewBox="0 0 155 183" svg:d="M44 87c13 5 24 5 33 5 11 0 32 0 32-12 0-8-13-10-29-10-7 0-21 0-35 7-9-4-15-12-15-22 0-23 37-37 72-37 6 0 20 0 36 11 4 3 4 3 7 3 5 0 10-4 10-10 0-8-23-22-49-22-44 0-86 25-86 55 0 17 13 26 15 28-23 12-35 34-35 51 0 26 22 49 63 49 50 0 72-34 72-40 0-2-2-3-4-3-1 0-3 1-3 2-6 9-16 23-62 23-23 0-56-5-56-33 0-13 11-33 34-45zM57 81c9-2 17-3 23-3 10 0 11 1 19 2-5 4-7 4-22 4-8 0-12 0-20-3z"><text:p/></draw:path><draw:path draw:style-name="gr3" draw:text-style-name="P5" svg:width="0.0346in" svg:height="0.1508in" svg:x="0.6492in" svg:y="0in" svg:viewBox="0 0 89 384" svg:d="M89 193c0-30-4-77-25-120-23-48-56-73-61-73-2 0-3 1-3 3 0 3 0 3 7 10 38 38 60 99 60 180 0 65-14 132-63 181-4 5-4 5-4 6 0 3 1 4 3 4 5 0 39-26 62-75 20-43 24-85 24-116z"><text:p/></draw:path></draw:g>, ולטעון כי אם איבר בקטע הזה אמ"מ הוא ממשי (בכך הוכחנו כי קיים איבר בקטע הזה, וכי אין זה קטע ריק). משום שצ.ל. <draw:g text:anchor-type="as-char" svg:y="-0.1035in" draw:z-index="70" draw:name="Shape84" draw:style-name="gr1"><svg:title>TexMaths</svg:title><svg:desc>11§display§x \in \R§svg§600§FALSE§</svg:desc><draw:path draw:style-name="gr2" draw:text-style-name="P4" svg:width="0.3634in" svg:height="0.0933in" svg:x="0.0031in" svg:y="0.0063in" svg:viewBox="0 0 924 238" svg:d="M462 238c-154 0-308 0-462 0 0-79 0-159 0-238 308 0 616 0 924 0 0 79 0 159 0 238-154 0-308 0-462 0z"><text:p/></draw:path><draw:path draw:style-name="gr3" draw:text-style-name="P5" svg:width="0.0752in" svg:height="0.0677in" svg:x="-0.0004in" svg:y="0.035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5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text:s/>ונתון ש־<draw:g text:anchor-type="as-char" svg:y="-0.0681in" draw:z-index="71" draw:name="Shape85" draw:style-name="gr1"><svg:title>TexMaths</svg:title><svg:desc>11§display§x§svg§600§FALSE§</svg:desc><draw:path draw:style-name="gr2" draw:text-style-name="P4" svg:width="0.0634in" svg:height="0.052in" svg:x="0.0031in" svg:y="0.0071in" svg:viewBox="0 0 162 133" svg:d="M0 0c54 0 108 0 162 0 0 44 0 89 0 133-54 0-108 0-162 0 0-44 0-89 0-133z"><text:p/></draw:path><draw:path draw:style-name="gr3" draw:text-style-name="P5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 בקטע זה, הדבר אשר צ.ל. פסוק אמת, כדרוש. </text:p>
            </text:list-item>
          </text:list>
        </text:list-item>
      </text:list>
      <text:h text:style-name="Heading_20_3" text:outline-level="3">סעיף (ד)</text:h>
      <text:list text:style-name="L6">
        <text:list-item>
          <text:p text:style-name="P38">צ.ל.:</text:p>
          <text:p text:style-name="P39"><draw:g text:anchor-type="as-char" svg:y="-0.1465in" draw:z-index="72" draw:name="Shape86" draw:style-name="gr1"><svg:title>TexMaths</svg:title><svg:desc>11§display§A := \bigcap_{x \in (1, 10^3)} [1, x] = \{1\}§svg§600§FALSE§</svg:desc><draw:path draw:style-name="gr2" draw:text-style-name="P4" svg:width="1.602in" svg:height="0.3433in" svg:x="0.002in" svg:y="0.0075in" svg:viewBox="0 0 4070 873" svg:d="M2036 873c-679 0-1357 0-2036 0 0-291 0-581 0-873 1356 0 2714 0 4070 0 0 292 0 582 0 873-678 0-1356 0-2034 0z"><text:p/></draw:path><draw:path draw:style-name="gr3" draw:text-style-name="P5" svg:width="0.1039in" svg:height="0.1087in" svg:x="-0.0004in" svg:y="0.035in" svg:viewBox="0 0 265 277" svg:d="M55 232c-15 27-31 32-47 33-5 0-8 0-8 8 0 2 1 4 4 4 11 0 22-1 33-1 14 0 27 1 39 1 3 0 8 0 8-7 0-5-4-5-6-5-10-1-19-4-19-13 0-6 3-10 6-14 10-17 20-33 30-50 32 0 65 0 96 0 2 8 6 61 6 64 0 12-20 13-28 13-5 0-8 0-8 8 0 4 4 4 5 4 16 0 32-1 49-1 8 0 33 1 42 1 3 0 8 0 8-7 0-5-4-5-10-5-23 0-23-3-24-14-8-81-16-161-24-241 0-8 0-10-7-10-6 0-7 3-11 7-45 74-89 150-134 225zM101 176c26-43 52-85 77-128 5 43 8 85 12 128-29 0-59 0-89 0z"><text:p/></draw:path><draw:path draw:style-name="gr3" draw:text-style-name="P5" svg:width="0.0157in" svg:height="0.0654in" svg:x="0.1638in" svg:y="0.0783in" svg:viewBox="0 0 41 167" svg:d="M41 21c0-11-10-21-21-21s-20 10-20 21 9 21 20 21 21-10 21-21zM41 146c0-11-10-20-21-20s-20 9-20 20 9 21 20 21 21-10 21-21z"><text:p/></draw:path><draw:path draw:style-name="gr3" draw:text-style-name="P5" svg:width="0.1004in" svg:height="0.035in" svg:x="0.2016in" svg:y="0.088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516in" svg:height="0.2122in" svg:x="0.5394in" svg:y="-0.0004in" svg:viewBox="0 0 386 540" svg:d="M353 518c0 6 0 22 17 22 16 0 16-16 16-22 0-111 0-222 0-333 0-100-86-185-193-185-109 0-193 85-193 185 0 111 0 222 0 333 0 6 0 22 15 22 17 0 17-16 17-22 0-110 0-221 0-332 0-88 74-154 161-154 85 0 160 66 160 154 0 111 0 222 0 332z"><text:p/></draw:path><draw:path draw:style-name="gr3" draw:text-style-name="P5" svg:width="0.0563in" svg:height="0.0476in" svg:x="0.3587in" svg:y="0.2854in" svg:viewBox="0 0 144 122" svg:d="M54 91c-2 9-11 23-25 23-1 0-9 0-15-3 11-3 12-13 12-15 0-6-5-10-11-10-7 0-15 6-15 16 0 13 14 20 29 20 12 0 23-8 29-19 7 15 21 19 32 19 32 0 49-34 49-42 0-3-4-2-5-3-4 0-4 1-5 4-6 19-22 33-38 33-11 0-16-6-16-17 0-7 6-32 14-62 6-21 18-27 26-27 2 0 9 0 15 4-8 2-11 10-11 14 0 6 3 10 10 10 5 0 15-5 15-16 0-16-16-20-27-20-15 0-25 9-31 20-5-11-18-20-32-20-31 0-48 33-48 42 0 3 4 3 5 3 3 0 3-1 4-4 7-21 25-33 38-33 9 0 16 5 16 17 0 6-3 20-6 29-4 12-6 25-9 37z"><text:p/></draw:path><draw:path draw:style-name="gr3" draw:text-style-name="P5" svg:width="0.0587in" svg:height="0.0689in" svg:x="0.4339in" svg:y="0.2713in" svg:viewBox="0 0 150 176" svg:d="M139 95c4 0 11 0 11-7s-7-7-11-7c-42 0-84 0-126 0 5-39 38-68 79-68 16 0 31 0 47 0 4 0 11 0 11-6 0-7-7-7-11-7-16 0-32 0-48 0-50 0-91 40-91 88 0 50 42 88 91 88 16 0 32 0 48 0 4 0 11 0 11-7 0-6-7-6-11-6-16 0-31 0-47 0-41 0-74-29-79-68 42 0 84 0 126 0z"><text:p/></draw:path><draw:path draw:style-name="gr3" draw:text-style-name="P5" svg:width="0.0272in" svg:height="0.1063in" svg:x="0.5169in" svg:y="0.2524in" svg:viewBox="0 0 70 271" svg:d="M65 0c-52 36-65 93-65 135 0 39 11 97 65 136 2 0 5 0 5-4 0-2-1-2-3-4-35-32-48-78-48-128 0-72 27-109 49-128 1-2 2-3 2-4 0-3-3-3-5-3z"><text:p/></draw:path><draw:path draw:style-name="gr3" draw:text-style-name="P5" svg:width="0.0386in" svg:height="0.0705in" svg:x="0.5634in" svg:y="0.2614in" svg:viewBox="0 0 99 180" svg:d="M62 8c0-7-1-8-9-8-17 18-42 18-53 18 0 3 0 6 0 10 7 0 24 0 40-8 0 46 0 91 0 137 0 10 0 14-28 14-3 0-7 0-10 0 0 3 0 6 0 9 5-1 39-1 49-1 7 0 41 0 48 1 0-3 0-6 0-9-3 0-8 0-11 0-26 0-26-4-26-14 0-49 0-100 0-149z"><text:p/></draw:path><draw:path draw:style-name="gr3" draw:text-style-name="P5" svg:width="0.013in" svg:height="0.0327in" svg:x="0.6244in" svg:y="0.3201in" svg:viewBox="0 0 34 84" svg:d="M26 27c0 15-2 32-20 50-2 1-3 1-3 3 0 1 3 4 5 4 3 0 26-22 26-54 0-17-7-30-19-30-8 0-15 8-15 15 0 9 7 17 15 17 7 0 8-3 11-5z"><text:p/></draw:path><draw:path draw:style-name="gr3" draw:text-style-name="P5" svg:width="0.0382in" svg:height="0.0705in" svg:x="0.6606in" svg:y="0.2614in" svg:viewBox="0 0 98 180" svg:d="M60 8c0-7 1-8-7-8-18 18-42 18-53 18 0 3 0 6 0 10 7 0 24 0 38-8 0 46 0 91 0 137 0 10 1 14-26 14-3 0-8 0-11 0 0 3 0 6 0 9 6-1 39-1 48-1s43 0 49 1c0-3 0-6 0-9-3 0-7 0-10 0-28 0-28-4-28-14 0-49 0-100 0-149z"><text:p/></draw:path><draw:path draw:style-name="gr3" draw:text-style-name="P5" svg:width="0.0488in" svg:height="0.0728in" svg:x="0.715in" svg:y="0.2614in" svg:viewBox="0 0 125 186" svg:d="M125 94c0-30-3-51-16-70-8-13-25-24-46-24-63 0-63 74-63 94 0 18 0 92 63 92 62 0 62-73 62-92zM63 178c-13 0-30-7-34-29-5-17-5-39-5-59s0-40 5-55c5-22 23-27 34-27 14 0 28 9 33 25 4 14 4 34 4 57 0 20 0 40-3 57-6 25-23 31-34 31z"><text:p/></draw:path><draw:path draw:style-name="gr3" draw:text-style-name="P5" svg:width="0.039in" svg:height="0.052in" svg:x="0.776in" svg:y="0.252in" svg:viewBox="0 0 100 133" svg:d="M48 65c18 0 30 11 30 31 0 19-12 29-30 29-2 0-25 0-35-10 9-1 11-7 11-12 0-6-5-11-12-11-6 0-12 4-12 13 0 19 23 28 49 28 32 0 51-19 51-37 0-17-13-30-35-34 23-8 29-23 29-33 0-17-20-29-45-29-23 0-42 11-42 27 0 10 7 13 11 13 5 0 11-5 11-11 0-5-3-10-9-11 8-9 25-10 29-10 15 0 25 7 25 21 0 11-8 28-28 29-5 0-6 0-12 0-2 0-4 1-4 4s2 3 5 3c5 0 9 0 13 0z"><text:p/></draw:path><draw:path draw:style-name="gr3" draw:text-style-name="P5" svg:width="0.0268in" svg:height="0.1063in" svg:x="0.8366in" svg:y="0.2524in" svg:viewBox="0 0 69 271" svg:d="M4 0c-1 0-4 0-4 3 0 1 0 2 2 5 23 21 50 58 50 127 0 56-18 99-48 126-4 4-4 5-4 6s0 4 3 4c4 0 29-18 46-52 13-23 20-52 20-84 0-37-11-96-65-135z"><text:p/></draw:path><draw:path draw:style-name="gr3" draw:text-style-name="P5" svg:width="0.0209in" svg:height="0.1516in" svg:x="0.8945in" svg:y="0.0311in" svg:viewBox="0 0 54 386" svg:d="M54 386c0-5 0-11 0-15-13 0-25 0-39 0 0-119 0-237 0-356 14 0 26 0 39 0 0-5 0-9 0-15-18 0-36 0-54 0 0 129 0 257 0 386 18 0 36 0 54 0z"><text:p/></draw:path><draw:path draw:style-name="gr3" draw:text-style-name="P5" svg:width="0.05in" svg:height="0.1008in" svg:x="0.9327in" svg:y="0.0429in" svg:viewBox="0 0 128 257" svg:d="M79 10c0-9 0-10-9-10-24 24-58 24-70 24 0 5 0 8 0 12 8 0 31 0 51-10 0 68 0 134 0 201 0 14-1 18-37 18-4 0-7 0-12 0 0 4 0 8 0 12 13-1 48-1 63-1s48 0 63 1c0-4 0-8 0-12-5 0-8 0-13 0-35 0-36-4-36-18 0-73 0-145 0-217z"><text:p/></draw:path><draw:path draw:style-name="gr3" draw:text-style-name="P5" svg:width="0.0177in" svg:height="0.0445in" svg:x="1.0079in" svg:y="0.1283in" svg:viewBox="0 0 46 114" svg:d="M46 40c0-26-10-40-25-40-12 0-21 9-21 20s9 21 21 21c4 0 10-3 13-6 1-1 1-1 2-1s1 0 1 6c0 28-13 51-26 65-4 4-4 5-4 6 0 2 2 3 4 3 3 0 35-29 35-74z"><text:p/></draw:path><draw:path draw:style-name="gr3" draw:text-style-name="P5" svg:width="0.0756in" svg:height="0.0685in" svg:x="1.0673in" svg:y="0.0783in" svg:viewBox="0 0 193 175" svg:d="M118 54c2-10 11-46 38-46 1 0 11 0 19 5-11 2-19 11-19 21 0 6 5 13 16 13 7 0 21-6 21-22 0-21-24-25-37-25-22 0-36 20-40 29-10-26-31-29-42-29-40 0-62 50-62 59 0 4 3 4 5 4 3 0 4-1 4-5 13-40 38-50 52-50 7 0 21 3 21 26 0 12-7 38-21 91-6 25-20 41-37 41-2 0-11 0-19-5 9-1 18-10 18-21 0-10-9-14-14-14-12 0-21 10-21 22 0 19 19 27 36 27 26 0 39-28 41-30 4 15 18 30 41 30 40 0 62-51 62-59 0-5-3-5-5-5-3 0-3 1-4 5-14 40-40 50-52 50-16 0-21-12-21-25 0-9 2-18 7-34 4-18 8-35 13-53z"><text:p/></draw:path><draw:path draw:style-name="gr3" draw:text-style-name="P5" svg:width="0.0205in" svg:height="0.1516in" svg:x="1.1528in" svg:y="0.0311in" svg:viewBox="0 0 53 386" svg:d="M53 0c-18 0-35 0-53 0 0 6 0 10 0 15 12 0 25 0 37 0 0 119 0 237 0 356-12 0-25 0-37 0 0 4 0 10 0 15 18 0 35 0 53 0 0-129 0-257 0-386z"><text:p/></draw:path><draw:path draw:style-name="gr3" draw:text-style-name="P5" svg:width="0.1008in" svg:height="0.035in" svg:x="1.2425in" svg:y="0.088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16in" svg:x="1.4059in" svg:y="0.0311in" svg:viewBox="0 0 136 386" svg:d="M81 52c0-16 10-40 52-43 2 0 3-2 3-5 0-4-2-4-6-4-39 0-74 20-75 48 0 30 0 59 0 88 0 16 0 28-15 41-14 11-28 12-37 12-2 0-3 2-3 5s2 3 6 4c25 1 44 15 48 34 1 5 1 6 1 19 0 25 0 50 0 77 0 16 0 28 19 43 15 12 40 15 56 15 4 0 6 0 6-3 0-5-2-5-5-5-24-2-44-14-49-34-1-3-1-4-1-17 0-28 0-55 0-82 0-17-3-24-15-36-9-9-20-12-31-15 32-9 46-27 46-50 0-31 0-61 0-92z"><text:p/></draw:path><draw:path draw:style-name="gr3" draw:text-style-name="P5" svg:width="0.05in" svg:height="0.1008in" svg:x="1.4843in" svg:y="0.0429in" svg:viewBox="0 0 128 257" svg:d="M79 10c0-9 0-10-9-10-24 24-57 24-70 24 0 5 0 8 0 12 8 0 31 0 51-10 0 68 0 134 0 201 0 14-1 18-36 18-4 0-8 0-13 0 0 4 0 8 0 12 14-1 48-1 63-1s49 0 63 1c0-4 0-8 0-12-5 0-8 0-13 0-35 0-36-4-36-18 0-73 0-145 0-217z"><text:p/></draw:path><draw:path draw:style-name="gr3" draw:text-style-name="P5" svg:width="0.0535in" svg:height="0.1516in" svg:x="1.5579in" svg:y="0.0311in" svg:viewBox="0 0 137 386" svg:d="M56 336c0 15-11 39-53 42-2 0-3 3-3 5 0 3 4 3 8 3 37 0 73-19 73-47 0-30 0-60 0-88 0-16 0-28 16-41 14-11 28-12 37-12 1-1 3-2 3-4 0-5-2-5-6-5-25-1-44-15-49-34-1-4-1-5-1-19 0-25 0-51 0-77 0-16 0-28-18-42-16-13-42-17-55-17-4 0-8 0-8 4 0 5 2 5 7 5 24 2 43 14 48 34 1 3 1 4 1 18 0 27 0 53 0 81 0 18 2 24 16 36 7 9 18 12 29 16-32 8-45 26-45 49 0 31 0 62 0 93z"><text:p/></draw:path></draw:g></text:p>
        </text:list-item>
        <text:list-item>
          <text:p text:style-name="P40">בכל קונט<text:span text:style-name="T16">ק</text:span>סט, נכנה את הקטע <draw:g text:anchor-type="as-char" svg:y="-0.1134in" draw:z-index="81" draw:name="Shape87" draw:style-name="gr1"><svg:title>TexMaths</svg:title><svg:desc>11§display§[1, x]§svg§600§FALSE§</svg:desc><draw:path draw:style-name="gr2" draw:text-style-name="P4" svg:width="0.2807in" svg:height="0.1358in" svg:x="-0.0004in" svg:y="0.0071in" svg:viewBox="0 0 714 346" svg:d="M358 346c-120 0-239 0-358 0 0-116 0-230 0-346 238 0 477 0 714 0 0 116 0 230 0 346-119 0-237 0-356 0z"><text:p/></draw:path><draw:path draw:style-name="gr3" draw:text-style-name="P5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3" draw:text-style-name="P5" svg:width="0.05in" svg:height="0.1in" svg:x="0.0476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177in" svg:height="0.0453in" svg:x="0.1232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5" svg:width="0.0756in" svg:height="0.0685in" svg:x="0.1815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205in" svg:height="0.1512in" svg:x="0.2677in" svg:y="0in" svg:viewBox="0 0 53 385" svg:d="M53 0c-18 0-35 0-53 0 0 6 0 10 0 15 12 0 25 0 37 0 0 118 0 237 0 355-12 0-25 0-37 0 0 5 0 10 0 15 18 0 35 0 53 0 0-128 0-256 0-385z"><text:p/></draw:path></draw:g><text:s/>בתור <draw:g text:anchor-type="as-char" svg:y="-0.1035in" draw:z-index="82" draw:name="Shape88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</text:p>
        </text:list-item>
        <text:list-item>
          <text:p text:style-name="P41">נוכיח בהכלה דו כיוונית;</text:p>
          <text:list>
            <text:list-item>
              <text:p text:style-name="P42">יהי <draw:g text:anchor-type="as-char" svg:y="-0.102in" draw:z-index="75" draw:name="Shape89" draw:style-name="gr1"><svg:title>TexMaths</svg:title><svg:desc>11§display§t = 1§svg§600§FALSE§</svg:desc><draw:path draw:style-name="gr2" draw:text-style-name="P4" svg:width="0.3047in" svg:height="0.0858in" svg:x="0.0039in" svg:y="0.0075in" svg:viewBox="0 0 775 219" svg:d="M0 0c258 0 516 0 775 0 0 73 0 146 0 219-259 0-517 0-775 0 0-73 0-146 0-219z"><text:p/></draw:path><draw:path draw:style-name="gr3" draw:text-style-name="P5" svg:width="0.0465in" svg:height="0.0957in" svg:x="-0.0004in" svg:y="0.0059in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5" svg:width="0.1004in" svg:height="0.035in" svg:x="0.1016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in" svg:x="0.2665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. נוכיח <draw:g text:anchor-type="as-char" svg:y="-0.1075in" draw:z-index="76" draw:name="Shape90" draw:style-name="gr1"><svg:title>TexMaths</svg:title><svg:desc>11§display§t \in A§svg§600§FALSE§</svg:desc><draw:path draw:style-name="gr2" draw:text-style-name="P4" svg:width="0.3339in" svg:height="0.0984in" svg:x="0.0039in" svg:y="0.0079in" svg:viewBox="0 0 849 251" svg:d="M425 251c-141 0-283 0-425 0 0-84 0-167 0-251 283 0 566 0 849 0 0 84 0 167 0 251-141 0-283 0-424 0z"><text:p/></draw:path><draw:path draw:style-name="gr3" draw:text-style-name="P5" svg:width="0.0465in" svg:height="0.0957in" svg:x="-0.0004in" svg:y="0.0142in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3" draw:text-style-name="P5" svg:width="0.0752in" svg:height="0.087in" svg:x="0.1063in" svg:y="0.0283in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3" draw:text-style-name="P5" svg:width="0.1039in" svg:height="0.1079in" svg:x="0.2417in" svg:y="0in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יהי <draw:g text:anchor-type="as-char" svg:y="-0.1008in" draw:z-index="92" draw:name="Shape91" draw:style-name="gr1"><svg:title>TexMaths</svg:title><svg:desc>11§display§x &gt; 1§svg§600§FALSE§</svg:desc><draw:path draw:style-name="gr2" draw:text-style-name="P4" svg:width="0.3366in" svg:height="0.0909in" svg:x="0.0031in" svg:y="0.0063in" svg:viewBox="0 0 856 232" svg:d="M428 232c-142 0-285 0-428 0 0-77 0-155 0-232 286 0 570 0 856 0 0 77 0 155 0 232-143 0-286 0-428 0z"><text:p/></draw:path><draw:path draw:style-name="gr3" draw:text-style-name="P5" svg:width="0.0752in" svg:height="0.0681in" svg:x="-0.0004in" svg:y="0.0327in" svg:viewBox="0 0 192 174" svg:d="M118 54c3-10 12-46 38-46 2 0 11 0 20 5-11 2-19 12-19 21 0 7 5 13 14 13s21-6 21-22c0-19-23-25-35-25-23 0-36 20-41 29-9-26-30-29-41-29-41 0-63 50-63 59 0 4 3 3 4 4 4 0 5 0 6-5 13-40 38-50 52-50 7 0 20 4 20 26 0 12-6 38-20 91-7 25-20 40-37 40-2 0-11 0-19-5 9-2 18-9 18-20 0-10-9-13-14-13-12 0-22 9-22 22 0 17 20 25 36 25 27 0 40-27 41-29 4 13 19 29 42 29 39 0 61-50 61-58 0-5-3-5-4-5-4 0-5 2-5 5-13 39-39 49-51 49-16 0-21-12-21-24 0-9 2-18 5-34 5-18 9-35 14-53z"><text:p/></draw:path><draw:path draw:style-name="gr3" draw:text-style-name="P5" svg:width="0.0925in" svg:height="0.0874in" svg:x="0.1366in" svg:y="0.0181in" svg:viewBox="0 0 236 223" svg:d="M229 121c4-2 7-4 7-9 0-4-3-6-7-9-72-34-142-67-214-100-5-3-6-3-7-3-4 0-8 4-8 8s2 6 8 8c67 32 135 64 202 96-67 32-135 63-202 95-6 3-8 5-8 9s4 7 8 7c1 0 2 0 7-3 72-33 142-66 214-99z"><text:p/></draw:path><draw:path draw:style-name="gr3" draw:text-style-name="P5" svg:width="0.0496in" svg:height="0.1004in" svg:x="0.2976in" svg:y="-0.0004in" svg:viewBox="0 0 127 256" svg:d="M79 10c0-9 0-10-9-10-24 25-58 25-70 25 0 5 0 8 0 12 8 0 31 0 51-11 0 66 0 134 0 200 0 14-2 18-37 18-4 0-7 0-12 0 0 5 0 8 0 12 13-1 47-1 63-1 15 0 49 0 62 1 0-4 0-7 0-12-4 0-7 0-12 0-35 0-36-4-36-18 0-72 0-145 0-216z"><text:p/></draw:path></draw:g>. נתבונן בקטע הסגור <draw:g text:anchor-type="as-char" svg:y="-0.1035in" draw:z-index="84" draw:name="Shape92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לפי הגדרת קטע סגור, <draw:g text:anchor-type="as-char" svg:y="-0.1008in" draw:z-index="73" draw:name="Shape93" draw:style-name="gr1"><svg:title>TexMaths</svg:title><svg:desc>11§display§1§svg§600§FALSE§</svg:desc><draw:path draw:style-name="gr2" draw:text-style-name="P4" svg:width="0.0476in" svg:height="0.0843in" svg:x="-0.0004in" svg:y="0.0071in" svg:viewBox="0 0 122 215" svg:d="M0 0c41 0 81 0 122 0 0 71 0 144 0 215-41 0-81 0-122 0 0-71 0-144 0-215z"><text:p/></draw:path><draw:path draw:style-name="gr3" draw:text-style-name="P5" svg:width="0.0488in" svg:height="0.1in" svg:x="0.0059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text:s/>נמצא בו <text:span text:style-name="T17">(כל עוד הקטע הסגור מוגדר, והוא מוגדר לכל </text:span><text:span text:style-name="T17"><draw:g text:anchor-type="as-char" svg:y="-0.1008in" draw:z-index="90" draw:name="Shape94" draw:style-name="gr1"><svg:title>TexMaths</svg:title><svg:desc>11§display§t &gt; 1§svg§600§FALSE§</svg:desc><draw:path draw:style-name="gr2" draw:text-style-name="P4" svg:width="0.3047in" svg:height="0.0906in" svg:x="0.0039in" svg:y="0.0071in" svg:viewBox="0 0 775 231" svg:d="M0 0c258 0 516 0 775 0 0 77 0 154 0 231-259 0-517 0-775 0 0-77 0-154 0-231z"><text:p/></draw:path><draw:path draw:style-name="gr3" draw:text-style-name="P5" svg:width="0.0465in" svg:height="0.0957in" svg:x="-0.0004in" svg:y="0.0063in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3" draw:text-style-name="P5" svg:width="0.0925in" svg:height="0.087in" svg:x="0.1055in" svg:y="0.0189in" svg:viewBox="0 0 236 222" svg:d="M229 120c4-2 7-3 7-8s-3-6-7-9c-72-34-142-67-214-100-5-3-5-3-7-3-4 0-8 3-8 8 0 3 2 5 8 9 67 31 134 63 202 95-68 31-135 63-202 94-6 3-8 5-8 9s4 7 8 7c2 0 2 0 7-2 72-33 142-67 214-100z"><text:p/></draw:path><draw:path draw:style-name="gr3" draw:text-style-name="P5" svg:width="0.0496in" svg:height="0.1in" svg:x="0.2665in" svg:y="0in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/text:span><text:span text:style-name="T17">)</text:span>, כדרוש. </text:p>
            </text:list-item>
            <text:list-item>
              <text:p text:style-name="P43">יהי <draw:g text:anchor-type="as-char" svg:y="-0.1075in" draw:z-index="77" draw:name="Shape95" draw:style-name="gr1"><svg:title>TexMaths</svg:title><svg:desc>11§display§t \in A§svg§600§FALSE§</svg:desc><draw:path draw:style-name="gr2" draw:text-style-name="P4" svg:width="0.3339in" svg:height="0.0984in" svg:x="0.0039in" svg:y="0.0079in" svg:viewBox="0 0 849 251" svg:d="M425 251c-141 0-283 0-425 0 0-84 0-167 0-251 283 0 566 0 849 0 0 84 0 167 0 251-141 0-283 0-424 0z"><text:p/></draw:path><draw:path draw:style-name="gr3" draw:text-style-name="P5" svg:width="0.0465in" svg:height="0.0957in" svg:x="-0.0004in" svg:y="0.0142in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3" draw:text-style-name="P5" svg:width="0.0752in" svg:height="0.087in" svg:x="0.1063in" svg:y="0.0283in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3" draw:text-style-name="P5" svg:width="0.1039in" svg:height="0.1079in" svg:x="0.2417in" svg:y="0in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נוכיח <draw:g text:anchor-type="as-char" svg:y="-0.102in" draw:z-index="78" draw:name="Shape96" draw:style-name="gr1"><svg:title>TexMaths</svg:title><svg:desc>11§display§t = 1§svg§600§FALSE§</svg:desc><draw:path draw:style-name="gr2" draw:text-style-name="P4" svg:width="0.3047in" svg:height="0.0858in" svg:x="0.0039in" svg:y="0.0075in" svg:viewBox="0 0 775 219" svg:d="M0 0c258 0 516 0 775 0 0 73 0 146 0 219-259 0-517 0-775 0 0-73 0-146 0-219z"><text:p/></draw:path><draw:path draw:style-name="gr3" draw:text-style-name="P5" svg:width="0.0465in" svg:height="0.0957in" svg:x="-0.0004in" svg:y="0.0059in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5" svg:width="0.1004in" svg:height="0.035in" svg:x="0.1016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in" svg:x="0.2665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. <text:span text:style-name="T18">מתוך הנתון, לכל </text:span><text:span text:style-name="T18"><draw:g text:anchor-type="as-char" svg:y="-0.1327in" draw:z-index="74" draw:name="Shape97" draw:style-name="gr1"><svg:title>TexMaths</svg:title><svg:desc>11§display§x \in (1, 10^3)§svg§600§FALSE§</svg:desc><draw:path draw:style-name="gr2" draw:text-style-name="P4" svg:width="0.7236in" svg:height="0.1555in" svg:x="0.0031in" svg:y="0.0075in" svg:viewBox="0 0 1839 396" svg:d="M919 396c-306 0-612 0-919 0 0-132 0-264 0-396 613 0 1226 0 1839 0 0 132 0 264 0 396-307 0-614 0-920 0z"><text:p/></draw:path><draw:path draw:style-name="gr3" draw:text-style-name="P5" svg:width="0.0752in" svg:height="0.0685in" svg:x="-0.0004in" svg:y="0.0661in" svg:viewBox="0 0 192 175" svg:d="M119 54c2-10 11-45 37-45 2 0 11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1-49 61-59 0-5-3-5-4-5-3 0-4 3-4 5-14 42-40 51-52 51-16 0-21-13-21-26 0-9 2-16 7-34 4-18 8-35 13-53z"><text:p/></draw:path><draw:path draw:style-name="gr3" draw:text-style-name="P5" svg:width="0.0752in" svg:height="0.0878in" svg:x="0.1374in" svg:y="0.0512in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5" svg:width="0.0346in" svg:height="0.1516in" svg:x="0.2835in" svg:y="0.0193in" svg:viewBox="0 0 89 386" svg:d="M89 382c0-2 0-2-7-8-47-50-60-123-60-181 0-67 15-135 63-183 4-4 4-4 4-6 0-3-1-4-3-4-5 0-39 26-62 75-20 43-24 86-24 118 0 31 4 76 25 120 23 48 56 73 61 73 2 0 3-1 3-4z"><text:p/></draw:path><draw:path draw:style-name="gr3" draw:text-style-name="P5" svg:width="0.05in" svg:height="0.1008in" svg:x="0.3409in" svg:y="0.0319in" svg:viewBox="0 0 128 257" svg:d="M79 11c0-10 0-11-9-11-24 25-58 25-70 25 0 5 0 8 0 12 8 0 31 0 51-9 0 66 0 132 0 199 0 13-2 18-37 18-4 0-7 0-12 0 0 4 0 9 0 12 13-1 47-1 63-1 15 0 49 0 63 1 0-3 0-8 0-12-5 0-8 0-13 0-35 0-36-5-36-18 0-73 0-144 0-216z"><text:p/></draw:path><draw:path draw:style-name="gr3" draw:text-style-name="P5" svg:width="0.0173in" svg:height="0.0453in" svg:x="0.4161in" svg:y="0.1169in" svg:viewBox="0 0 45 116" svg:d="M45 41c0-26-10-41-25-41-12 0-20 10-20 21 0 10 8 20 20 20 4 0 10-1 14-5 1-1 1-1 1-2 1 0 1 1 1 7 0 28-13 52-26 64-5 4-5 5-5 6 0 3 3 5 5 5 4 0 35-30 35-75z"><text:p/></draw:path><draw:path draw:style-name="gr3" draw:text-style-name="P5" svg:width="0.05in" svg:height="0.1008in" svg:x="0.4843in" svg:y="0.0319in" svg:viewBox="0 0 128 257" svg:d="M79 11c0-10 0-11-9-11-24 25-58 25-70 25 0 5 0 8 0 12 8 0 31 0 51-9 0 66 0 132 0 199 0 13-2 18-37 18-4 0-7 0-12 0 0 4 0 9 0 12 13-1 47-1 63-1 15 0 48 0 63 1 0-3 0-8 0-12-5 0-9 0-14 0-34 0-35-5-35-18 0-73 0-144 0-216z"><text:p/></draw:path><draw:path draw:style-name="gr3" draw:text-style-name="P5" svg:width="0.0638in" svg:height="0.1043in" svg:x="0.5528in" svg:y="0.0319in" svg:viewBox="0 0 163 266" svg:d="M163 135c0-31-2-62-16-91-18-37-49-44-66-44-23 0-51 11-67 46-12 27-14 58-14 89 0 28 1 63 18 92 16 31 44 39 63 39 21 0 50-9 67-44 13-27 15-57 15-87zM81 257c-15 0-38-10-45-45-4-23-4-60-4-82 0-25 0-51 3-72 7-46 36-49 46-49 12 0 38 6 45 45 5 22 5 52 5 76 0 29 0 55-5 80-6 36-28 47-45 47z"><text:p/></draw:path><draw:path draw:style-name="gr3" draw:text-style-name="P5" svg:width="0.0484in" svg:height="0.0724in" svg:x="0.6283in" svg:y="-0.0004in" svg:viewBox="0 0 124 185" svg:d="M59 89c21 0 37 15 37 44 0 34-20 43-36 43-11 0-35-2-46-18 13 0 16-9 16-16s-7-14-15-14c-7 0-15 4-15 15 0 26 29 42 60 42 38 0 64-25 64-52 0-21-17-43-47-48 29-11 38-31 38-48 0-20-24-37-53-37-30 0-53 14-53 36 0 9 5 15 13 15 9 0 14-7 14-14 0-8-5-14-14-14 10-12 29-15 38-15 13 0 30 6 30 29 0 12-4 25-11 32-9 11-16 11-31 13-6 0-6 0-7 1-1 0-4 0-4 3s3 3 8 3c4 0 10 0 14 0z"><text:p/></draw:path><draw:path draw:style-name="gr3" draw:text-style-name="P5" svg:width="0.035in" svg:height="0.1516in" svg:x="0.6992in" svg:y="0.0193in" svg:viewBox="0 0 90 386" svg:d="M90 193c0-30-4-76-25-120-23-48-57-73-61-73-2 0-4 1-4 4 0 2 0 2 8 9 37 38 59 99 59 180 0 65-14 133-62 182-5 5-5 5-5 7s2 4 4 4c4 0 39-27 62-76 20-42 24-84 24-117z"><text:p/></draw:path></draw:g></text:span><text:span text:style-name="T18"><text:s/>ידוע </text:span><text:span text:style-name="T18"><draw:g text:anchor-type="as-char" svg:y="-0.1035in" draw:z-index="83" draw:name="Shape98" draw:style-name="gr1"><svg:title>TexMaths</svg:title><svg:desc>11§display§t \in B§svg§600§FALSE§</svg:desc><draw:path draw:style-name="gr2" draw:text-style-name="P4" svg:width="0.3394in" svg:height="0.0933in" svg:x="0.0039in" svg:y="0.0063in" svg:viewBox="0 0 863 238" svg:d="M432 238c-144 0-288 0-432 0 0-79 0-159 0-238 288 0 575 0 863 0 0 79 0 159 0 238-144 0-288 0-431 0z"><text:p/></draw:path><draw:path draw:style-name="gr3" draw:text-style-name="P5" svg:width="0.0465in" svg:height="0.0961in" svg:x="-0.0004in" svg:y="0.0083in" svg:viewBox="0 0 119 245" svg:d="M72 87c12 0 24 0 36 0 8 0 11 0 11-8 0-3-3-3-11-3-11 0-23 0-34 0 14-55 16-63 16-65 0-7-4-11-11-11-1 0-12 1-15 14-6 21-10 41-16 62-12 0-24 0-36 0-8 0-12 0-12 6 0 5 3 5 11 5 11 0 23 0 34 0-27 108-30 115-30 122 0 20 16 36 37 36 38 0 60-57 60-59 0-5-2-5-4-5-3 0-3 1-6 6-16 39-37 49-50 49-8 0-12-5-12-18 0-9 1-12 3-18 10-38 19-76 29-113z"><text:p/></draw:path><draw:path draw:style-name="gr3" draw:text-style-name="P5" svg:width="0.0756in" svg:height="0.0874in" svg:x="0.1063in" svg:y="0.0209in" svg:viewBox="0 0 193 223" svg:d="M179 120c7 0 14 0 14-8s-7-8-14-8c-55 0-109 0-164 0 5-51 50-89 104-89 20 0 39 0 60 0 7 0 14 0 14-7 0-8-7-8-14-8-21 0-40 0-60 0-66 0-119 51-119 112 0 60 53 111 119 111 20 0 39 0 60 0 7 0 14 0 14-8 0-7-7-7-14-7-21 0-40 0-60 0-54 0-99-38-104-88 55 0 109 0 164 0z"><text:p/></draw:path><draw:path draw:style-name="gr3" draw:text-style-name="P5" svg:width="0.1083in" svg:height="0.1028in" svg:x="0.2429in" svg:y="-0.0004in" svg:viewBox="0 0 276 262" svg:d="M45 232c-3 15-4 18-34 18-7 0-11 0-11 8 0 4 3 4 11 4 46 0 91 0 137 0 61 0 107-46 107-83 0-26-23-49-60-53 40-7 81-36 81-72 0-29-25-54-73-54-44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18">.</text:span><text:span text:style-name="T17">נוכיח ש־</text:span><text:span text:style-name="T17"><draw:g text:anchor-type="as-char" svg:y="-0.102in" draw:z-index="89" draw:name="Shape99" draw:style-name="gr1"><svg:title>TexMaths</svg:title><svg:desc>11§display§t = 1§svg§600§FALSE§</svg:desc><draw:path draw:style-name="gr2" draw:text-style-name="P4" svg:width="0.3047in" svg:height="0.0858in" svg:x="0.0039in" svg:y="0.0075in" svg:viewBox="0 0 775 219" svg:d="M0 0c258 0 516 0 775 0 0 73 0 146 0 219-259 0-517 0-775 0 0-73 0-146 0-219z"><text:p/></draw:path><draw:path draw:style-name="gr3" draw:text-style-name="P5" svg:width="0.0465in" svg:height="0.0957in" svg:x="-0.0004in" svg:y="0.0059in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5" svg:width="0.1004in" svg:height="0.035in" svg:x="0.1016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in" svg:x="0.2665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</text:span><text:span text:style-name="T17"> הוא היחיד שייתכן</text:span><text:span text:style-name="T18">:</text:span></text:p>
              <text:list>
                <text:list-item>
                  <text:p text:style-name="P40"><text:span text:style-name="T19">קיום: </text:span>אם <draw:g text:anchor-type="as-char" svg:y="-0.102in" draw:z-index="79" draw:name="Shape100" draw:style-name="gr1"><svg:title>TexMaths</svg:title><svg:desc>11§display§t = 1§svg§600§FALSE§</svg:desc><draw:path draw:style-name="gr2" draw:text-style-name="P4" svg:width="0.3047in" svg:height="0.0858in" svg:x="0.0039in" svg:y="0.0075in" svg:viewBox="0 0 775 219" svg:d="M0 0c258 0 516 0 775 0 0 73 0 146 0 219-259 0-517 0-775 0 0-73 0-146 0-219z"><text:p/></draw:path><draw:path draw:style-name="gr3" draw:text-style-name="P5" svg:width="0.0465in" svg:height="0.0957in" svg:x="-0.0004in" svg:y="0.0059in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5" svg:width="0.1004in" svg:height="0.035in" svg:x="0.1016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in" svg:x="0.2665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, אז הכל מתקיים <text:span text:style-name="T20">לפי ההכלה הקודמת שהוכחה</text:span>, כדרוש. </text:p>
                </text:list-item>
                <text:list-item>
                  <text:p text:style-name="P44">יחידות: נניח בשלילה <text:s/><draw:g text:anchor-type="as-char" svg:y="-0.1102in" draw:z-index="252" draw:name="Shape101" draw:style-name="gr1"><svg:title>TexMaths</svg:title><svg:desc>11§display§t \neq 1§svg§600§FALSE§</svg:desc><draw:path draw:style-name="gr2" draw:text-style-name="P4" svg:width="0.3047in" svg:height="0.1256in" svg:x="0.0047in" svg:y="0.0075in" svg:viewBox="0 0 775 320" svg:d="M0 0c258 0 516 0 775 0 0 107 0 213 0 320-259 0-517 0-775 0 0-107 0-213 0-320z"><text:p/></draw:path><draw:path draw:style-name="gr3" draw:text-style-name="P5" svg:width="0.0465in" svg:height="0.0961in" svg:x="0.0004in" svg:y="0.0138in" svg:viewBox="0 0 119 245" svg:d="M70 87c12 0 24 0 37 0 7 0 12 0 12-8 0-4-5-4-11-4-11 0-23 0-34 0 14-55 16-63 16-65 0-7-5-10-12-10-1 0-12 0-15 13-5 21-10 41-15 62-12 0-24 0-36 0-8 0-12 0-12 8 0 4 3 4 11 4 11 0 23 0 34 0-27 109-30 115-30 123 0 20 15 35 36 35 39 0 61-56 61-60 0-3-3-3-4-3-4 0-4 1-6 4-16 41-37 50-50 50-8 0-12-4-12-18 0-8 1-12 2-18 10-38 18-75 28-113z"><text:p/></draw:path><draw:path draw:style-name="gr3" draw:text-style-name="P5" svg:width="0.0752in" svg:height="0.1409in" svg:x="0.115in" svg:y="0in" svg:viewBox="0 0 192 359" svg:d="M189 15c3-5 3-6 3-7 0-2-2-8-7-8s-6 2-8 8c-58 112-115 224-174 336-3 6-3 7-3 8 0 3 3 7 8 7 4 0 5-2 8-7 58-113 116-224 173-337z"><text:p/></draw:path><draw:path draw:style-name="gr3" draw:text-style-name="P5" svg:width="0.1004in" svg:height="0.0358in" svg:x="0.1024in" svg:y="0.0528in" svg:viewBox="0 0 256 92" svg:d="M244 15c5 0 12 0 12-7 0-8-7-8-12-8-77 0-154 0-231 0-5 0-13 0-13 8 0 7 8 7 13 7 77 0 154 0 231 0zM244 92c5 0 12 0 12-8s-7-8-12-8c-77 0-154 0-231 0-5 0-13 0-13 8s8 8 13 8c77 0 154 0 231 0z"><text:p/></draw:path><draw:path draw:style-name="gr3" draw:text-style-name="P5" svg:width="0.0496in" svg:height="0.1004in" svg:x="0.2673in" svg:y="0.0075in" svg:viewBox="0 0 127 256" svg:d="M79 10c0-10 0-10-9-10-24 24-58 24-70 24 0 5 0 8 0 12 8 0 31 0 51-10 0 67 0 133 0 199 0 14-2 19-37 19-4 0-7 0-12 0 0 4 0 9 0 12 14-1 47-1 63-1 15 0 49 0 62 1 0-3 0-8 0-12-4 0-7 0-12 0-35 0-36-5-36-19 0-72 0-143 0-215z"><text:p/></draw:path></draw:g>. מכך, נגרר אשר <draw:g text:anchor-type="as-char" svg:y="-0.1008in" draw:z-index="253" draw:name="Shape102" draw:style-name="gr1"><svg:title>TexMaths</svg:title><svg:desc>11§display§t &lt; 1 \lor t &gt; 1§svg§600§FALSE§</svg:desc><draw:path draw:style-name="gr2" draw:text-style-name="P4" svg:width="0.8079in" svg:height="0.0909in" svg:x="0.0047in" svg:y="0.0071in" svg:viewBox="0 0 2053 232" svg:d="M1027 232c-343 0-685 0-1027 0 0-77 0-155 0-232 684 0 1369 0 2053 0 0 77 0 155 0 232-342 0-684 0-1026 0z"><text:p/></draw:path><draw:path draw:style-name="gr3" draw:text-style-name="P5" svg:width="0.0465in" svg:height="0.0961in" svg:x="0.0004in" svg:y="0.0067in" svg:viewBox="0 0 119 245" svg:d="M71 87c13 0 25 0 37 0 7 0 11 0 11-8 0-3-4-3-11-3-11 0-23 0-34 0 14-55 16-63 16-65 0-7-4-11-11-11-1 0-12 1-15 14-6 21-10 41-16 62-12 0-24 0-36 0-8 0-12 0-12 6 0 5 3 5 11 5 11 0 23 0 34 0-27 109-30 115-30 122 0 21 16 36 37 36 39 0 61-57 61-59 0-5-3-5-5-5-4 0-4 2-6 6-16 40-37 49-50 49-8 0-12-5-12-17 0-10 1-12 3-19 10-37 19-76 28-113z"><text:p/></draw:path><draw:path draw:style-name="gr3" draw:text-style-name="P5" svg:width="0.0921in" svg:height="0.0874in" svg:x="0.1071in" svg:y="0.0189in" svg:viewBox="0 0 235 223" svg:d="M229 17c4-3 6-6 6-9 0-5-3-8-7-8-1 0-1 0-7 3-71 33-143 66-214 100-4 3-7 5-7 9 0 5 3 7 7 9 71 33 143 66 214 99 6 3 6 3 7 3 4 0 7-3 7-7 0-5-2-7-6-9-68-32-136-63-204-95 68-32 136-64 204-95z"><text:p/></draw:path><draw:path draw:style-name="gr3" draw:text-style-name="P5" svg:width="0.05in" svg:height="0.1004in" svg:x="0.2685in" svg:y="0.0004in" svg:viewBox="0 0 128 256" svg:d="M79 10c0-9 0-10-9-10-24 25-58 25-70 25 0 5 0 8 0 12 8 0 30 0 51-11 0 66 0 134 0 200 0 14-2 18-37 18-4 0-7 0-12 0 0 5 0 8 0 12 13-1 47-1 63-1 15 0 48 0 63 1 0-4 0-7 0-12-5 0-9 0-14 0-34 0-35-4-35-18 0-72 0-145 0-216z"><text:p/></draw:path><draw:path draw:style-name="gr3" draw:text-style-name="P5" svg:width="0.0846in" svg:height="0.0933in" svg:x="0.3728in" svg:y="0.0102in" svg:viewBox="0 0 216 238" svg:d="M212 15c2-4 4-5 4-7 0-5-4-8-8-8-5 0-7 3-9 9-31 67-60 135-91 202-30-67-61-135-90-203-4-7-7-8-10-8-4 0-8 3-8 8 0 1 0 1 3 6 32 72 64 144 96 216 3 7 5 8 9 8 5 0 6-3 9-8 31-72 63-143 95-215z"><text:p/></draw:path><draw:path draw:style-name="gr3" draw:text-style-name="P5" svg:width="0.0465in" svg:height="0.0961in" svg:x="0.5028in" svg:y="0.0067in" svg:viewBox="0 0 119 245" svg:d="M71 87c13 0 25 0 37 0 7 0 11 0 11-8 0-3-4-3-11-3-11 0-22 0-33 0 13-55 15-63 15-65 0-7-4-11-11-11-1 0-12 1-15 14-6 21-10 41-16 62-12 0-24 0-36 0-8 0-12 0-12 6 0 5 3 5 11 5 11 0 23 0 34 0-27 109-29 115-29 122 0 21 15 36 36 36 39 0 61-57 61-59 0-5-3-5-5-5-4 0-4 2-6 6-16 40-37 49-49 49-9 0-12-5-12-17 0-10 0-12 2-19 10-37 19-76 28-113z"><text:p/></draw:path><draw:path draw:style-name="gr3" draw:text-style-name="P5" svg:width="0.0925in" svg:height="0.0874in" svg:x="0.6091in" svg:y="0.0189in" svg:viewBox="0 0 236 223" svg:d="M229 121c4-2 7-4 7-9 0-4-3-6-7-9-72-34-143-67-215-100-4-3-5-3-6-3-5 0-8 4-8 8s2 6 8 9c67 31 135 63 202 95-67 32-135 63-202 95-6 3-8 5-8 9s3 7 8 7c1 0 2 0 6-3 72-33 143-66 215-99z"><text:p/></draw:path><draw:path draw:style-name="gr3" draw:text-style-name="P5" svg:width="0.05in" svg:height="0.1004in" svg:x="0.7705in" svg:y="0.0004in" svg:viewBox="0 0 128 256" svg:d="M79 10c0-9 0-10-9-10-24 25-58 25-70 25 0 5 0 8 0 12 8 0 31 0 51-11 0 66 0 134 0 200 0 14-2 18-37 18-4 0-7 0-12 0 0 5 0 8 0 12 13-1 47-1 63-1 15 0 48 0 63 1 0-4 0-7 0-12-5 0-8 0-13 0-35 0-36-4-36-18 0-72 0-145 0-216z"><text:p/></draw:path></draw:g>. נפרק למקרים:</text:p>
                  <text:list>
                    <text:list-item>
                      <text:p text:style-name="P45"><text:span text:style-name="T18">אם </text:span><text:span text:style-name="T18"><draw:g text:anchor-type="as-char" svg:y="-0.1008in" draw:z-index="80" draw:name="Shape101" draw:style-name="gr1"><svg:title>TexMaths</svg:title><svg:desc>11§display§t &lt; 1§svg§600§FALSE§</svg:desc><draw:path draw:style-name="gr2" draw:text-style-name="P4" svg:width="0.3047in" svg:height="0.0906in" svg:x="0.0039in" svg:y="0.0071in" svg:viewBox="0 0 775 231" svg:d="M0 0c258 0 516 0 775 0 0 77 0 154 0 231-259 0-517 0-775 0 0-77 0-154 0-231z"><text:p/></draw:path><draw:path draw:style-name="gr3" draw:text-style-name="P5" svg:width="0.0465in" svg:height="0.0957in" svg:x="-0.0004in" svg:y="0.0063in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3" draw:text-style-name="P5" svg:width="0.0925in" svg:height="0.087in" svg:x="0.1055in" svg:y="0.0189in" svg:viewBox="0 0 236 222" svg:d="M229 17c5-3 7-5 7-9 0-5-3-8-7-8-2 0-3 0-7 3-71 33-143 66-214 100-5 3-8 4-8 9s3 6 8 8c71 33 143 67 214 100 4 2 5 2 7 2 4 0 7-3 7-7 0-5-2-7-7-9-69-31-136-63-203-94 67-32 134-64 203-95z"><text:p/></draw:path><draw:path draw:style-name="gr3" draw:text-style-name="P5" svg:width="0.0496in" svg:height="0.1in" svg:x="0.2665in" svg:y="0in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/text:span><text:span text:style-name="T18">, אז הקטע </text:span><text:span text:style-name="T18"><draw:g text:anchor-type="as-char" svg:y="-0.1035in" draw:z-index="85" draw:name="Shape102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18"><text:s/>הוא </text:span><text:span text:style-name="T18"><draw:g text:anchor-type="as-char" svg:y="-0.1193in" draw:z-index="86" draw:name="Shape103" draw:style-name="gr1"><svg:title>TexMaths</svg:title><svg:desc>11§display§\emptyset§svg§600§FALSE§</svg:desc><draw:path draw:style-name="gr2" draw:text-style-name="P4" svg:width="0.052in" svg:height="0.1126in" svg:x="0.0004in" svg:y="0.0075in" svg:viewBox="0 0 133 287" svg:d="M0 0c44 0 89 0 133 0 0 96 0 192 0 287-44 0-89 0-133 0 0-95 0-191 0-287z"><text:p/></draw:path><draw:path draw:style-name="gr3" draw:text-style-name="P5" svg:width="0.0606in" svg:height="0.1283in" svg:x="-0.0004in" svg:y="0in" svg:viewBox="0 0 155 327" svg:d="M131 8c0-5-3-8-8-8-6 0-7 4-10 12-4 16 0 2-4 18-4-2-18-8-31-8-22 0-46 11-60 41-16 32-18 66-18 101 0 24 0 94 34 123-9 30-9 31-9 32 0 5 4 8 8 8 5 0 7-4 9-12 4-15 1-2 5-18 9 6 21 8 31 8 42 0 59-36 66-54 10-27 11-59 11-87 0-27 0-91-33-124 3-11 7-21 9-32zM39 270c-13-27-13-74-13-110 0-31 0-58 6-83 7-35 30-47 46-47 8 0 17 2 28 11-22 76-45 153-67 229zM117 56c13 23 13 67 13 104 0 27 0 56-6 82-6 40-26 55-46 55-9 0-17-3-27-12 22-76 44-153 66-229z"><text:p/></draw:path></draw:g></text:span><text:span text:style-name="T18">, ב</text:span><text:span text:style-name="T21">סתירה</text:span><text:span text:style-name="T18"> לכך ש־</text:span><text:span text:style-name="T18"><draw:g text:anchor-type="as-char" svg:y="-0.0953in" draw:z-index="87" draw:name="Shape104" draw:style-name="gr1"><svg:title>TexMaths</svg:title><svg:desc>11§display§t§svg§600§FALSE§</svg:desc><draw:path draw:style-name="gr2" draw:text-style-name="P4" svg:width="0.0335in" svg:height="0.0799in" svg:x="0.0039in" svg:y="0.0071in" svg:viewBox="0 0 86 204" svg:d="M43 204c-14 0-29 0-43 0 0-68 0-136 0-204 29 0 57 0 86 0 0 68 0 136 0 204-14 0-29 0-43 0z"><text:p/></draw:path><draw:path draw:style-name="gr3" draw:text-style-name="P5" svg:width="0.0457in" svg:height="0.0953in" svg:x="-0.0004in" svg:y="0in" svg:viewBox="0 0 117 243" svg:d="M70 87c11 0 24 0 35 0 7 0 12 0 12-8 0-4-5-4-11-4-11 0-22 0-32 0 12-54 14-62 14-64 0-7-4-11-10-11-1 0-12 1-15 14-6 20-11 40-16 61-12 0-23 0-35 0-8 0-12 0-12 7 0 5 3 5 11 5 11 0 22 0 33 0-27 107-29 114-29 121 0 21 15 35 36 35 38 0 59-56 59-59s-2-3-4-3c-4 0-4 1-6 4-16 41-35 50-48 50-9 0-12-5-12-18 0-9 1-12 2-19 9-37 19-74 28-111z"><text:p/></draw:path></draw:g></text:span><text:span text:style-name="T18"> קיים בו. </text:span></text:p>
                    </text:list-item>
                    <text:list-item>
                      <text:p text:style-name="P46">אם <draw:g text:anchor-type="as-char" svg:y="-0.1008in" draw:z-index="88" draw:name="Shape105" draw:style-name="gr1"><svg:title>TexMaths</svg:title><svg:desc>11§display§t &gt; 1§svg§600§FALSE§</svg:desc><draw:path draw:style-name="gr2" draw:text-style-name="P4" svg:width="0.3047in" svg:height="0.0906in" svg:x="0.0039in" svg:y="0.0071in" svg:viewBox="0 0 775 231" svg:d="M0 0c258 0 516 0 775 0 0 77 0 154 0 231-259 0-517 0-775 0 0-77 0-154 0-231z"><text:p/></draw:path><draw:path draw:style-name="gr3" draw:text-style-name="P5" svg:width="0.0465in" svg:height="0.0957in" svg:x="-0.0004in" svg:y="0.0063in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3" draw:text-style-name="P5" svg:width="0.0925in" svg:height="0.087in" svg:x="0.1055in" svg:y="0.0189in" svg:viewBox="0 0 236 222" svg:d="M229 120c4-2 7-3 7-8s-3-6-7-9c-72-34-142-67-214-100-5-3-5-3-7-3-4 0-8 3-8 8 0 3 2 5 8 9 67 31 134 63 202 95-68 31-135 63-202 94-6 3-8 5-8 9s4 7 8 7c2 0 2 0 7-2 72-33 142-67 214-100z"><text:p/></draw:path><draw:path draw:style-name="gr3" draw:text-style-name="P5" svg:width="0.0496in" svg:height="0.1in" svg:x="0.2665in" svg:y="0in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text:s/>אז מתוך ההנחה שלנו <draw:g text:anchor-type="as-char" svg:y="-0.1134in" draw:z-index="93" draw:name="Shape106" draw:style-name="gr1"><svg:title>TexMaths</svg:title><svg:desc>11§display§t \in B = [1, x]§svg§600§FALSE§</svg:desc><draw:path draw:style-name="gr2" draw:text-style-name="P4" svg:width="0.8472in" svg:height="0.1358in" svg:x="0.0039in" svg:y="0.0071in" svg:viewBox="0 0 2153 346" svg:d="M1078 346c-360 0-718 0-1078 0 0-116 0-230 0-346 718 0 1435 0 2153 0 0 116 0 230 0 346-359 0-717 0-1075 0z"><text:p/></draw:path><draw:path draw:style-name="gr3" draw:text-style-name="P5" svg:width="0.0465in" svg:height="0.0957in" svg:x="-0.0004in" svg:y="0.0189in" svg:viewBox="0 0 119 244" svg:d="M71 87c13 0 25 0 37 0 7 0 11 0 11-8 0-4-4-4-11-4-11 0-23 0-34 0 14-55 16-63 16-65 0-7-4-10-11-10-1 0-12 0-15 13-6 21-10 41-16 62-12 0-24 0-36 0-8 0-12 0-12 8 0 4 3 4 11 4 11 0 23 0 34 0-27 109-30 116-30 122 0 21 16 35 37 35 38 0 61-55 61-58s-3-3-5-3c-4 0-4 1-6 4-16 40-37 49-50 49-8 0-12-5-12-18 0-9 1-11 3-18 10-38 19-76 28-113z"><text:p/></draw:path><draw:path draw:style-name="gr3" draw:text-style-name="P5" svg:width="0.0752in" svg:height="0.087in" svg:x="0.1063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1083in" svg:height="0.1028in" svg:x="0.2433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5" svg:width="0.1004in" svg:height="0.0354in" svg:x="0.41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205in" svg:height="0.1512in" svg:x="0.5803in" svg:y="0in" svg:viewBox="0 0 53 385" svg:d="M53 385c0-5 0-10 0-15-12 0-26 0-38 0 0-118 0-237 0-355 12 0 26 0 38 0 0-5 0-9 0-15-18 0-35 0-53 0 0 129 0 257 0 385 18 0 35 0 53 0z"><text:p/></draw:path><draw:path draw:style-name="gr3" draw:text-style-name="P5" svg:width="0.05in" svg:height="0.1in" svg:x="0.6181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5" svg:width="0.0173in" svg:height="0.0453in" svg:x="0.693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752in" svg:height="0.0685in" svg:x="0.7524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5" svg:width="0.0205in" svg:height="0.1512in" svg:x="0.8386in" svg:y="0in" svg:viewBox="0 0 53 385" svg:d="M53 0c-18 0-35 0-53 0 0 6 0 10 0 15 12 0 25 0 37 0 0 118 0 237 0 355-12 0-25 0-37 0 0 5 0 10 0 15 18 0 35 0 53 0 0-128 0-256 0-385z"><text:p/></draw:path></draw:g><text:s/><text:span text:style-name="T16">אז נניח בשלילה שזה נכון: מתוך ההנחה בשלילה, </text:span><text:span text:style-name="T16"><draw:g text:anchor-type="as-char" svg:y="-0.1008in" draw:z-index="96" draw:name="Shape107" draw:style-name="gr1"><svg:title>TexMaths</svg:title><svg:desc>11§display§1 &lt; t &lt; x§svg§600§FALSE§</svg:desc><draw:path draw:style-name="gr2" draw:text-style-name="P4" svg:width="0.6008in" svg:height="0.0909in" svg:x="-0.0004in" svg:y="0.0063in" svg:viewBox="0 0 1527 232" svg:d="M764 232c-256 0-510 0-764 0 0-77 0-155 0-232 509 0 1018 0 1527 0 0 77 0 155 0 232-254 0-509 0-763 0z"><text:p/></draw:path><draw:path draw:style-name="gr3" draw:text-style-name="P5" svg:width="0.05in" svg:height="0.1004in" svg:x="0.0051in" svg:y="-0.0004in" svg:viewBox="0 0 128 256" svg:d="M80 10c0-9 0-10-10-10-23 25-57 25-70 25 0 5 0 8 0 12 9 0 31 0 52-11 0 66 0 134 0 200 0 14-2 18-37 18-4 0-7 0-12 0 0 5 0 8 0 12 14-1 47-1 63-1 15 0 48 0 62 1 0-4 0-7 0-12-5 0-8 0-12 0-35 0-36-4-36-18 0-72 0-145 0-216z"><text:p/></draw:path><draw:path draw:style-name="gr3" draw:text-style-name="P5" svg:width="0.0921in" svg:height="0.0874in" svg:x="0.1232in" svg:y="0.0181in" svg:viewBox="0 0 235 223" svg:d="M229 16c4-2 6-5 6-8 0-5-3-8-7-8-1 0-1 0-7 3-71 33-143 66-214 100-5 3-7 5-7 9 0 5 2 7 7 9 71 33 143 66 214 99 6 3 6 3 7 3 4 0 7-3 7-7 0-5-2-7-6-9-68-32-135-63-204-95 69-32 136-64 204-96z"><text:p/></draw:path><draw:path draw:style-name="gr3" draw:text-style-name="P5" svg:width="0.0465in" svg:height="0.0961in" svg:x="0.2744in" svg:y="0.0059in" svg:viewBox="0 0 119 245" svg:d="M72 87c12 0 24 0 36 0 8 0 11 0 11-8 0-3-3-3-11-3-11 0-22 0-33 0 13-55 15-63 15-65 0-7-4-11-11-11-1 0-12 1-15 14-6 21-10 41-16 62-12 0-24 0-36 0-8 0-12 0-12 6 0 5 3 5 11 5 11 0 23 0 34 0-27 109-30 115-30 122 0 21 16 36 37 36 39 0 61-57 61-59 0-5-3-4-5-4-3 0-3 1-6 5-16 40-37 50-50 50-8 0-11-6-11-18 0-10 0-12 2-19 10-37 19-76 29-113z"><text:p/></draw:path><draw:path draw:style-name="gr3" draw:text-style-name="P5" svg:width="0.0929in" svg:height="0.0874in" svg:x="0.3803in" svg:y="0.0181in" svg:viewBox="0 0 237 223" svg:d="M229 16c4-2 8-5 8-8 0-5-5-8-8-8-1 0-2 0-8 3-71 33-142 66-213 100-5 3-8 5-8 9 0 5 3 7 8 9 71 33 142 66 213 99 6 3 7 3 8 3 3 0 8-3 8-7 0-5-4-7-8-9-68-32-135-63-204-95 69-32 136-64 204-96z"><text:p/></draw:path><draw:path draw:style-name="gr3" draw:text-style-name="P5" svg:width="0.0756in" svg:height="0.0681in" svg:x="0.5331in" svg:y="0.0327in" svg:viewBox="0 0 193 174" svg:d="M118 54c2-10 11-46 38-46 2 0 11 0 19 5-11 2-19 12-19 21 0 7 5 13 16 13 8 0 21-6 21-22 0-19-24-25-37-25-22 0-36 20-40 29-10-26-31-29-42-29-40 0-62 50-62 59 0 4 3 4 5 4 3 0 4 0 4-5 13-40 40-50 53-50 6 0 21 4 21 26 0 12-7 38-21 91-7 25-20 40-38 40-2 0-11 0-18-5 8-2 17-9 17-20 0-10-9-13-14-13-11 0-21 9-21 22 0 17 19 25 36 25 26 0 40-27 41-29 4 13 19 29 42 29 39 0 61-50 61-58 0-5-3-5-4-5-3 0-4 2-5 5-13 39-39 49-52 49-14 0-21-12-21-24 0-9 2-18 7-34 4-18 8-35 13-53z"><text:p/></draw:path></draw:g></text:span><text:span text:style-name="T16"><text:s/></text:span><text:span text:style-name="T22">(נגדיר "הטענה")</text:span><text:span text:style-name="T16">. </text:span><text:span text:style-name="T22">נתבונן ב־</text:span><text:span text:style-name="T22"><draw:g text:anchor-type="as-char" svg:y="-0.0681in" draw:z-index="95" draw:name="Shape108" draw:style-name="gr1"><svg:title>TexMaths</svg:title><svg:desc>11§display§x§svg§600§FALSE§</svg:desc><draw:path draw:style-name="gr2" draw:text-style-name="P4" svg:width="0.0634in" svg:height="0.052in" svg:x="0.0031in" svg:y="0.0071in" svg:viewBox="0 0 162 133" svg:d="M0 0c54 0 108 0 162 0 0 44 0 89 0 133-54 0-108 0-162 0 0-44 0-89 0-133z"><text:p/></draw:path><draw:path draw:style-name="gr3" draw:text-style-name="P5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22"> המקים </text:span><text:span text:style-name="T22"><draw:g text:anchor-type="as-char" svg:y="-0.1008in" draw:z-index="94" draw:name="Shape109" draw:style-name="gr1"><svg:title>TexMaths</svg:title><svg:desc>11§display§1 &lt; x &lt; t§svg§600§FALSE§</svg:desc><draw:path draw:style-name="gr2" draw:text-style-name="P4" svg:width="0.6024in" svg:height="0.0909in" svg:x="-0.0004in" svg:y="0.0063in" svg:viewBox="0 0 1531 232" svg:d="M767 232c-257 0-512 0-767 0 0-77 0-155 0-232 510 0 1021 0 1531 0 0 77 0 155 0 232-255 0-510 0-764 0z"><text:p/></draw:path><draw:path draw:style-name="gr3" draw:text-style-name="P5" svg:width="0.05in" svg:height="0.1004in" svg:x="0.0051in" svg:y="-0.0004in" svg:viewBox="0 0 128 256" svg:d="M79 10c0-9 0-10-9-10-23 25-57 25-70 25 0 5 0 8 0 12 8 0 31 0 51-11 0 66 0 134 0 200 0 14-1 18-36 18-4 0-7 0-12 0 0 5 0 8 0 12 14-1 45-1 62-1 15 0 49 0 63 1 0-4 0-7 0-12-5 0-8 0-12 0-35 0-37-4-37-18 0-72 0-145 0-216z"><text:p/></draw:path><draw:path draw:style-name="gr3" draw:text-style-name="P5" svg:width="0.0929in" svg:height="0.0874in" svg:x="0.1228in" svg:y="0.0181in" svg:viewBox="0 0 237 223" svg:d="M229 16c5-2 8-5 8-8 0-5-4-8-8-8-1 0-2 0-7 3-71 33-143 66-214 100-5 3-8 5-8 9 0 5 3 7 8 9 71 33 143 66 214 99 5 3 6 3 7 3 4 0 8-3 8-7 0-5-3-7-8-9-67-32-135-63-203-95 68-32 136-64 203-96z"><text:p/></draw:path><draw:path draw:style-name="gr3" draw:text-style-name="P5" svg:width="0.0756in" svg:height="0.0681in" svg:x="0.2752in" svg:y="0.0327in" svg:viewBox="0 0 193 174" svg:d="M118 54c2-10 11-46 38-46 2 0 11 0 20 5-11 2-19 12-19 21 0 7 5 13 15 13 8 0 21-6 21-22 0-19-24-25-37-25-22 0-35 20-39 29-10-26-31-29-42-29-41 0-63 50-63 59 0 4 3 3 5 4 3 0 4 0 5-5 13-40 39-50 52-50 7 0 21 4 21 26 0 12-7 38-21 91-7 25-20 40-37 40-3 0-12 0-19-5 10-2 17-9 17-20 0-10-7-13-14-13-11 0-21 9-21 22 0 17 20 25 36 25 26 0 40-27 41-29 4 13 19 29 42 29 39 0 61-50 61-58 0-5-3-5-4-5-3 0-4 2-5 5-13 39-39 49-51 49-15 0-22-12-22-24 0-9 2-18 7-34 4-18 8-35 13-53z"><text:p/></draw:path><draw:path draw:style-name="gr3" draw:text-style-name="P5" svg:width="0.0929in" svg:height="0.0874in" svg:x="0.4118in" svg:y="0.0181in" svg:viewBox="0 0 237 223" svg:d="M229 16c4-2 8-5 8-8 0-5-4-8-8-8-1 0-2 0-7 3-71 33-143 66-214 100-5 3-8 5-8 9 0 5 3 7 8 9 71 33 143 66 214 99 5 3 6 3 7 3 4 0 8-3 8-7 0-5-4-7-8-9-67-32-135-63-203-95 68-32 136-64 203-96z"><text:p/></draw:path><draw:path draw:style-name="gr3" draw:text-style-name="P5" svg:width="0.0465in" svg:height="0.0961in" svg:x="0.5638in" svg:y="0.0059in" svg:viewBox="0 0 119 245" svg:d="M70 87c13 0 25 0 37 0 7 0 12 0 12-8 0-3-5-3-11-3-11 0-23 0-34 0 14-55 15-63 15-65 0-7-4-11-11-11-1 0-12 1-15 14-5 21-10 41-15 62-12 0-24 0-36 0-9 0-12 0-12 6 0 5 3 5 11 5 11 0 23 0 34 0-28 109-30 115-30 122 0 21 15 36 36 36 39 0 61-57 61-59 0-5-3-4-4-4-3 0-5 1-6 5-16 40-37 50-50 50-8 0-12-6-12-18 0-10 1-12 2-19 10-37 19-76 28-113z"><text:p/></draw:path></draw:g></text:span><text:span text:style-name="T22">, אשר קיים מתוך צפיפות הממשיים. קיומו עומד ב</text:span><text:span text:style-name="T23">סתירה</text:span><text:span text:style-name="T22"> לכך שהטענה מתקיימת לכל </text:span><text:span text:style-name="T22"><draw:g text:anchor-type="as-char" svg:y="-0.1327in" draw:z-index="97" draw:name="Shape110" draw:style-name="gr1"><svg:title>TexMaths</svg:title><svg:desc>11§display§x \in (1, 10^3)§svg§600§FALSE§</svg:desc><draw:path draw:style-name="gr2" draw:text-style-name="P4" svg:width="0.7236in" svg:height="0.1555in" svg:x="0.0031in" svg:y="0.0075in" svg:viewBox="0 0 1839 396" svg:d="M919 396c-306 0-612 0-919 0 0-132 0-264 0-396 613 0 1226 0 1839 0 0 132 0 264 0 396-307 0-614 0-920 0z"><text:p/></draw:path><draw:path draw:style-name="gr3" draw:text-style-name="P5" svg:width="0.0752in" svg:height="0.0685in" svg:x="-0.0004in" svg:y="0.0661in" svg:viewBox="0 0 192 175" svg:d="M119 54c2-10 11-45 37-45 2 0 11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1-49 61-59 0-5-3-5-4-5-3 0-4 3-4 5-14 42-40 51-52 51-16 0-21-13-21-26 0-9 2-16 7-34 4-18 8-35 13-53z"><text:p/></draw:path><draw:path draw:style-name="gr3" draw:text-style-name="P5" svg:width="0.0752in" svg:height="0.0878in" svg:x="0.1374in" svg:y="0.0512in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5" svg:width="0.0346in" svg:height="0.1516in" svg:x="0.2835in" svg:y="0.0193in" svg:viewBox="0 0 89 386" svg:d="M89 382c0-2 0-2-7-8-47-50-60-123-60-181 0-67 15-135 63-183 4-4 4-4 4-6 0-3-1-4-3-4-5 0-39 26-62 75-20 43-24 86-24 118 0 31 4 76 25 120 23 48 56 73 61 73 2 0 3-1 3-4z"><text:p/></draw:path><draw:path draw:style-name="gr3" draw:text-style-name="P5" svg:width="0.05in" svg:height="0.1008in" svg:x="0.3409in" svg:y="0.0319in" svg:viewBox="0 0 128 257" svg:d="M79 11c0-10 0-11-9-11-24 25-58 25-70 25 0 5 0 8 0 12 8 0 31 0 51-9 0 66 0 132 0 199 0 13-2 18-37 18-4 0-7 0-12 0 0 4 0 9 0 12 13-1 47-1 63-1 15 0 49 0 63 1 0-3 0-8 0-12-5 0-8 0-13 0-35 0-36-5-36-18 0-73 0-144 0-216z"><text:p/></draw:path><draw:path draw:style-name="gr3" draw:text-style-name="P5" svg:width="0.0173in" svg:height="0.0453in" svg:x="0.4161in" svg:y="0.1169in" svg:viewBox="0 0 45 116" svg:d="M45 41c0-26-10-41-25-41-12 0-20 10-20 21 0 10 8 20 20 20 4 0 10-1 14-5 1-1 1-1 1-2 1 0 1 1 1 7 0 28-13 52-26 64-5 4-5 5-5 6 0 3 3 5 5 5 4 0 35-30 35-75z"><text:p/></draw:path><draw:path draw:style-name="gr3" draw:text-style-name="P5" svg:width="0.05in" svg:height="0.1008in" svg:x="0.4843in" svg:y="0.0319in" svg:viewBox="0 0 128 257" svg:d="M79 11c0-10 0-11-9-11-24 25-58 25-70 25 0 5 0 8 0 12 8 0 31 0 51-9 0 66 0 132 0 199 0 13-2 18-37 18-4 0-7 0-12 0 0 4 0 9 0 12 13-1 47-1 63-1 15 0 48 0 63 1 0-3 0-8 0-12-5 0-9 0-14 0-34 0-35-5-35-18 0-73 0-144 0-216z"><text:p/></draw:path><draw:path draw:style-name="gr3" draw:text-style-name="P5" svg:width="0.0638in" svg:height="0.1043in" svg:x="0.5528in" svg:y="0.0319in" svg:viewBox="0 0 163 266" svg:d="M163 135c0-31-2-62-16-91-18-37-49-44-66-44-23 0-51 11-67 46-12 27-14 58-14 89 0 28 1 63 18 92 16 31 44 39 63 39 21 0 50-9 67-44 13-27 15-57 15-87zM81 257c-15 0-38-10-45-45-4-23-4-60-4-82 0-25 0-51 3-72 7-46 36-49 46-49 12 0 38 6 45 45 5 22 5 52 5 76 0 29 0 55-5 80-6 36-28 47-45 47z"><text:p/></draw:path><draw:path draw:style-name="gr3" draw:text-style-name="P5" svg:width="0.0484in" svg:height="0.0724in" svg:x="0.6283in" svg:y="-0.0004in" svg:viewBox="0 0 124 185" svg:d="M59 89c21 0 37 15 37 44 0 34-20 43-36 43-11 0-35-2-46-18 13 0 16-9 16-16s-7-14-15-14c-7 0-15 4-15 15 0 26 29 42 60 42 38 0 64-25 64-52 0-21-17-43-47-48 29-11 38-31 38-48 0-20-24-37-53-37-30 0-53 14-53 36 0 9 5 15 13 15 9 0 14-7 14-14 0-8-5-14-14-14 10-12 29-15 38-15 13 0 30 6 30 29 0 12-4 25-11 32-9 11-16 11-31 13-6 0-6 0-7 1-1 0-4 0-4 3s3 3 8 3c4 0 10 0 14 0z"><text:p/></draw:path><draw:path draw:style-name="gr3" draw:text-style-name="P5" svg:width="0.035in" svg:height="0.1516in" svg:x="0.6992in" svg:y="0.0193in" svg:viewBox="0 0 90 386" svg:d="M90 193c0-30-4-76-25-120-23-48-57-73-61-73-2 0-4 1-4 4 0 2 0 2 8 9 37 38 59 99 59 180 0 65-14 133-62 182-5 5-5 5-5 7s2 4 4 4c4 0 39-27 62-76 20-42 24-84 24-117z"><text:p/></draw:path></draw:g></text:span><text:span text:style-name="T22">, משמע </text:span><text:span text:style-name="T22"><draw:g text:anchor-type="as-char" svg:y="-0.1134in" draw:z-index="98" draw:name="Shape111" draw:style-name="gr1"><svg:title>TexMaths</svg:title><svg:desc>11§display§\lnot(t &gt; 1)§svg§600§FALSE§</svg:desc><draw:path draw:style-name="gr2" draw:text-style-name="P4" svg:width="0.5217in" svg:height="0.1354in" svg:x="-0.0004in" svg:y="0.0071in" svg:viewBox="0 0 1326 345" svg:d="M0 0c442 0 884 0 1326 0 0 115 0 230 0 345-442 0-884 0-1326 0 0-115 0-230 0-345z"><text:p/></draw:path><draw:path draw:style-name="gr3" draw:text-style-name="P5" svg:width="0.0846in" svg:height="0.0398in" svg:x="0in" svg:y="0.0598in" svg:viewBox="0 0 216 102" svg:d="M216 13c0-12-2-13-15-13-62 0-124 0-187 0-6 0-14 0-14 8 0 7 8 7 14 7 62 0 125 0 186 0 0 25 0 49 0 74 0 7 0 13 8 13s8-6 8-13c0-25 0-50 0-76z"><text:p/></draw:path><draw:path draw:style-name="gr3" draw:text-style-name="P5" svg:width="0.0346in" svg:height="0.1508in" svg:x="0.108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5" svg:width="0.0465in" svg:height="0.0957in" svg:x="0.1559in" svg:y="0.0189in" svg:viewBox="0 0 119 244" svg:d="M70 88c12 0 25 0 37 0 7 0 12 0 12-9 0-3-5-3-11-3-11 0-23 0-34 0 14-55 15-63 15-65 0-7-4-11-11-11-1 0-12 1-15 14-6 21-10 41-16 62-12 0-24 0-36 0-8 0-11 0-11 7 0 5 3 5 11 5 11 0 23 0 34 0-29 108-30 115-30 121 0 21 15 35 36 35 39 0 61-55 61-58s-3-3-4-3c-4 0-5 1-6 5-17 39-37 49-50 49-8 0-12-6-12-18 0-10 1-12 2-19 10-37 18-74 28-112z"><text:p/></draw:path><draw:path draw:style-name="gr3" draw:text-style-name="P5" svg:width="0.0925in" svg:height="0.087in" svg:x="0.2614in" svg:y="0.0307in" svg:viewBox="0 0 236 222" svg:d="M229 121c4-2 7-4 7-9 0-4-3-6-7-9-72-34-142-67-214-100-5-3-6-3-7-3-5 0-8 4-8 8s2 6 8 9c67 31 135 63 202 95-67 32-135 64-202 95-6 2-8 4-8 8s3 7 8 7c1 0 2 0 7-2 72-33 142-66 214-99z"><text:p/></draw:path><draw:path draw:style-name="gr3" draw:text-style-name="P5" svg:width="0.05in" svg:height="0.1008in" svg:x="0.4232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3" draw:text-style-name="P5" svg:width="0.0346in" svg:height="0.1508in" svg:x="0.494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2">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8">מש"ל</text:span> <draw:g text:anchor-type="as-char" svg:y="-0.1043in" draw:z-index="91" draw:name="Shape112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(ה)</text:h>
      <text:list text:style-name="L7">
        <text:list-item>
          <text:p text:style-name="P48">צ.ל.:</text:p>
          <text:p text:style-name="P49"><draw:g text:anchor-type="as-char" svg:y="-0.1465in" draw:z-index="100" draw:name="Shape113" draw:style-name="gr1"><svg:title>TexMaths</svg:title><svg:desc>11§display§A := \bigcap_{x \in [0, 1]} [x, x+1] = \{1\}§svg§600§FALSE§</svg:desc><draw:path draw:style-name="gr2" draw:text-style-name="P4" svg:width="1.7287in" svg:height="0.3433in" svg:x="0.002in" svg:y="0.0075in" svg:viewBox="0 0 4392 873" svg:d="M2197 873c-733 0-1464 0-2197 0 0-291 0-581 0-873 1464 0 2928 0 4392 0 0 292 0 582 0 873-732 0-1463 0-2195 0z"><text:p/></draw:path><draw:path draw:style-name="gr3" draw:text-style-name="P5" svg:width="0.1039in" svg:height="0.1087in" svg:x="-0.0004in" svg:y="0.035in" svg:viewBox="0 0 265 277" svg:d="M55 232c-15 27-31 32-47 33-5 0-8 0-8 8 0 2 1 4 4 4 11 0 22-1 33-1 14 0 27 1 39 1 3 0 8 0 8-7 0-5-4-5-7-5-9-1-18-4-18-14 0-5 3-9 6-14 10-17 20-33 30-49 32 0 65 0 96 0 0 8 6 61 6 64 0 12-20 13-28 13-5 0-8 0-8 8 0 4 4 4 5 4 16 0 32-1 49-1 8 0 33 1 42 1 3 0 8 0 8-7 0-5-4-5-10-5-23 0-23-3-24-14-8-81-16-161-24-241-1-8-1-10-7-10s-9 3-11 7c-45 74-89 150-134 225zM101 176c26-43 51-85 76-128 5 43 9 85 13 128-29 0-59 0-89 0z"><text:p/></draw:path><draw:path draw:style-name="gr3" draw:text-style-name="P5" svg:width="0.0157in" svg:height="0.0654in" svg:x="0.1638in" svg:y="0.0783in" svg:viewBox="0 0 41 167" svg:d="M41 21c0-11-10-21-21-21s-20 10-20 21 9 21 20 21 21-10 21-21zM41 146c0-11-10-21-21-21s-20 10-20 21 9 21 20 21 21-10 21-21z"><text:p/></draw:path><draw:path draw:style-name="gr3" draw:text-style-name="P5" svg:width="0.1004in" svg:height="0.035in" svg:x="0.2016in" svg:y="0.088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512in" svg:height="0.2122in" svg:x="0.4661in" svg:y="-0.0004in" svg:viewBox="0 0 385 540" svg:d="M353 518c0 6 0 22 17 22 15 0 15-16 15-22 0-111 0-222 0-333 0-100-85-185-192-185-109 0-193 85-193 185 0 111 0 222 0 333 0 6 0 22 15 22 17 0 17-16 17-22 0-110 0-221 0-332 0-88 74-154 161-154 85 0 160 66 160 154 0 111 0 222 0 332z"><text:p/></draw:path><draw:path draw:style-name="gr3" draw:text-style-name="P5" svg:width="0.0563in" svg:height="0.0476in" svg:x="0.3587in" svg:y="0.2854in" svg:viewBox="0 0 144 122" svg:d="M54 90c-2 10-12 24-25 24-1 0-9 0-15-3 11-4 11-14 11-15 0-6-4-10-10-10-7 0-15 6-15 16 0 13 14 20 28 20 13 0 24-8 30-20 7 15 21 20 32 20 31 0 48-34 48-42 0-3-3-2-4-3-4 0-4 1-5 4-6 19-22 33-38 33-11 0-16-7-16-17 0-7 6-32 14-62 6-21 18-27 27-27 1 0 8 0 14 3-9 3-11 10-11 15 0 6 3 10 10 10 5 0 15-5 15-16 0-16-17-20-27-20-15 0-26 9-31 19-5-11-18-19-33-19-30 0-47 33-47 42 0 3 3 2 4 3 4 0 4-1 5-4 7-22 25-33 38-33 9 0 16 4 16 17 0 6-3 19-6 29-4 12-6 24-9 36z"><text:p/></draw:path><draw:path draw:style-name="gr3" draw:text-style-name="P5" svg:width="0.0587in" svg:height="0.0689in" svg:x="0.4343in" svg:y="0.2713in" svg:viewBox="0 0 150 176" svg:d="M139 95c4 0 11 0 11-7s-7-7-11-7c-42 0-84 0-126 0 5-39 37-68 79-68 16 0 31 0 47 0 4 0 11 0 11-6 0-7-7-7-11-7-16 0-32 0-48 0-50 0-91 39-91 88 0 50 42 88 91 88 16 0 32 0 48 0 4 0 11 0 11-7 0-6-7-6-11-6-16 0-31 0-47 0-42 0-74-30-79-68 42 0 84 0 126 0z"><text:p/></draw:path><draw:path draw:style-name="gr3" draw:text-style-name="P5" svg:width="0.0161in" svg:height="0.1063in" svg:x="0.5189in" svg:y="0.2524in" svg:viewBox="0 0 42 271" svg:d="M42 271c0-5 0-9 0-14-10 0-19 0-29 0 0-81 0-162 0-244 10 0 19 0 29 0 0-4 0-9 0-13-14 0-28 0-42 0 0 90 0 180 0 271 14 0 28 0 42 0z"><text:p/></draw:path><draw:path draw:style-name="gr3" draw:text-style-name="P5" svg:width="0.0488in" svg:height="0.0724in" svg:x="0.5445in" svg:y="0.2614in" svg:viewBox="0 0 125 185" svg:d="M125 94c0-30-3-51-16-71-8-12-25-23-46-23-63 0-63 74-63 94 0 19 0 91 63 91 62 0 62-72 62-91zM63 177c-13 0-30-6-34-28-5-17-5-39-5-59s0-40 5-55c5-22 23-27 34-27 14 0 28 9 33 24 4 15 4 34 4 58 0 20 0 40-3 57-6 25-23 30-34 30z"><text:p/></draw:path><draw:path draw:style-name="gr3" draw:text-style-name="P5" svg:width="0.013in" svg:height="0.0327in" svg:x="0.6118in" svg:y="0.3201in" svg:viewBox="0 0 34 84" svg:d="M26 26c0 16-3 33-20 50-2 1-3 2-3 3 0 2 3 5 4 5 4 0 27-22 27-54 0-17-6-30-19-30-9 0-15 8-15 15 0 9 6 16 15 16 7 0 8-3 11-5z"><text:p/></draw:path><draw:path draw:style-name="gr3" draw:text-style-name="P5" svg:width="0.0386in" svg:height="0.0701in" svg:x="0.6472in" svg:y="0.2614in" svg:viewBox="0 0 99 179" svg:d="M62 8c0-8-1-8-9-8-17 18-42 18-53 18 0 3 0 6 0 10 7 0 24 0 40-8 0 46 0 91 0 137 0 9 0 14-28 14-3 0-6 0-10 0 0 2 0 5 0 8 5 0 39-1 49-1 7 0 41 1 48 1 0-3 0-6 0-8-3 0-8 0-11 0-26 0-26-5-26-14 0-49 0-100 0-149z"><text:p/></draw:path><draw:path draw:style-name="gr3" draw:text-style-name="P5" svg:width="0.0161in" svg:height="0.1063in" svg:x="0.6996in" svg:y="0.2524in" svg:viewBox="0 0 42 271" svg:d="M42 0c-14 0-28 0-42 0 0 4 0 9 0 13 10 0 19 0 29 0 0 82 0 163 0 244-10 0-19 0-29 0 0 5 0 9 0 14 14 0 28 0 42 0 0-91 0-181 0-271z"><text:p/></draw:path><draw:path draw:style-name="gr3" draw:text-style-name="P5" svg:width="0.0209in" svg:height="0.1516in" svg:x="0.7484in" svg:y="0.0311in" svg:viewBox="0 0 54 386" svg:d="M54 386c0-5 0-11 0-15-12 0-25 0-37 0 0-119 0-237 0-356 12 0 25 0 37 0 0-5 0-9 0-15-18 0-36 0-54 0 0 129 0 257 0 386 18 0 36 0 54 0z"><text:p/></draw:path><draw:path draw:style-name="gr3" draw:text-style-name="P5" svg:width="0.0756in" svg:height="0.0685in" svg:x="0.7776in" svg:y="0.0783in" svg:viewBox="0 0 193 175" svg:d="M118 55c2-10 11-46 38-46 1 0 11 0 19 5-11 3-19 11-19 21 0 6 5 13 16 13 8 0 21-6 21-22 0-21-24-26-37-26-22 0-36 21-40 30-10-26-31-30-42-30-40 0-62 51-62 61 0 3 3 3 5 3 3 0 4-1 4-5 13-40 40-50 53-50 6 0 21 3 21 26 0 12-7 38-21 92-7 24-20 40-38 40-2 0-11 0-18-5 8-2 17-10 17-21 0-10-9-13-14-13-11 0-21 9-21 22 0 17 19 25 36 25 26 0 40-27 41-29 4 15 19 29 42 29 39 0 61-50 61-59 0-4-3-4-4-4-4 0-4 1-5 5-14 40-39 50-52 50-14 0-21-12-21-25 0-9 2-18 7-34 4-18 8-35 13-53z"><text:p/></draw:path><draw:path draw:style-name="gr3" draw:text-style-name="P5" svg:width="0.0173in" svg:height="0.0453in" svg:x="0.8728in" svg:y="0.1283in" svg:viewBox="0 0 45 116" svg:d="M45 41c0-26-10-41-25-41-12 0-20 10-20 21 0 10 8 21 20 21 4 0 10-2 14-6 1-1 1-1 1-1 1 0 1 0 1 6 0 28-13 51-26 65-4 4-4 4-4 5 0 3 2 5 4 5 4 0 35-30 35-75z"><text:p/></draw:path><draw:path draw:style-name="gr3" draw:text-style-name="P5" svg:width="0.0756in" svg:height="0.0685in" svg:x="0.9319in" svg:y="0.0783in" svg:viewBox="0 0 193 175" svg:d="M118 55c2-10 11-46 38-46 1 0 11 0 19 5-11 3-19 11-19 21 0 6 5 13 16 13 7 0 21-6 21-22 0-21-24-26-37-26-22 0-36 21-40 30-10-26-31-30-42-30-40 0-62 51-62 61 0 3 3 3 5 3 3 0 4-1 4-5 13-40 40-50 52-50 7 0 21 3 21 26 0 12-7 38-21 92-6 24-19 40-37 40-2 0-11 0-18-5 8-2 17-10 17-21 0-10-9-13-14-13-11 0-21 9-21 22 0 17 19 25 36 25 26 0 40-27 41-29 4 15 19 29 42 29 39 0 61-50 61-59 0-4-3-4-4-4-4 0-4 1-5 5-14 40-39 50-52 50-14 0-21-12-21-25 0-9 2-18 7-34 4-18 8-35 13-53z"><text:p/></draw:path><draw:path draw:style-name="gr3" draw:text-style-name="P5" svg:width="0.1008in" svg:height="0.1008in" svg:x="1.0567in" svg:y="0.0555in" svg:viewBox="0 0 257 257" svg:d="M136 136c37 0 72 0 108 0 6 0 13 0 13-7 0-8-7-8-13-8-36 0-71 0-108 0 0-36 0-72 0-108 0-5 0-13-7-13-8 0-8 8-8 13 0 36 0 72 0 108-36 0-71 0-108 0-5 0-13 0-13 8 0 7 8 7 13 7 37 0 72 0 108 0 0 36 0 72 0 108 0 6 0 13 8 13 7 0 7-7 7-13 0-36 0-72 0-108z"><text:p/></draw:path><draw:path draw:style-name="gr3" draw:text-style-name="P5" svg:width="0.05in" svg:height="0.1008in" svg:x="1.2138in" svg:y="0.0429in" svg:viewBox="0 0 128 257" svg:d="M79 10c0-9 0-10-9-10-24 24-58 24-70 24 0 5 0 8 0 12 8 0 31 0 51-10 0 68 0 134 0 201 0 14-1 18-37 18-4 0-7 0-12 0 0 4 0 8 0 12 13-1 48-1 63-1s49 0 63 1c0-4 0-8 0-12-5 0-8 0-12 0-36 0-37-4-37-18 0-73 0-145 0-217z"><text:p/></draw:path><draw:path draw:style-name="gr3" draw:text-style-name="P5" svg:width="0.0205in" svg:height="0.1516in" svg:x="1.2795in" svg:y="0.0311in" svg:viewBox="0 0 53 386" svg:d="M53 0c-18 0-35 0-53 0 0 6 0 10 0 15 12 0 25 0 37 0 0 119 0 237 0 356-12 0-25 0-37 0 0 4 0 10 0 15 18 0 35 0 53 0 0-129 0-257 0-386z"><text:p/></draw:path><draw:path draw:style-name="gr3" draw:text-style-name="P5" svg:width="0.1008in" svg:height="0.035in" svg:x="1.3693in" svg:y="0.088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16in" svg:x="1.5327in" svg:y="0.0311in" svg:viewBox="0 0 136 386" svg:d="M81 52c0-16 10-40 52-43 2 0 3-2 3-5 0-4-2-4-6-4-39 0-74 20-75 48 0 30 0 59 0 88 0 16 0 28-15 41-14 11-28 12-37 12-2 0-3 2-3 5s2 3 6 4c26 1 44 15 48 34 1 5 1 6 1 19 0 25 0 50 0 77 0 15 0 28 19 43 15 11 40 15 56 15 4 0 6 0 6-4s-2-4-5-4c-24-2-44-14-48-34-2-3-2-4-2-17 0-28 0-55 0-82 0-17-3-24-15-36-9-9-20-12-31-15 32-9 46-27 46-50 0-31 0-61 0-92z"><text:p/></draw:path><draw:path draw:style-name="gr3" draw:text-style-name="P5" svg:width="0.05in" svg:height="0.1008in" svg:x="1.611in" svg:y="0.0429in" svg:viewBox="0 0 128 257" svg:d="M79 10c0-9 0-10-9-10-23 24-57 24-70 24 0 5 0 8 0 12 8 0 31 0 51-10 0 68 0 134 0 201 0 14-1 18-36 18-4 0-8 0-13 0 0 4 0 8 0 12 15-1 48-1 63-1s49 0 63 1c0-4 0-8 0-12-5 0-8 0-12 0-36 0-37-4-37-18 0-73 0-145 0-217z"><text:p/></draw:path><draw:path draw:style-name="gr3" draw:text-style-name="P5" svg:width="0.0539in" svg:height="0.1516in" svg:x="1.6846in" svg:y="0.0311in" svg:viewBox="0 0 138 386" svg:d="M56 336c0 15-10 39-53 42-2 0-3 2-3 4 0 4 4 4 8 4 37 0 73-19 73-48 0-30 0-60 0-88 0-15 0-27 16-40 14-11 28-12 37-12 1-1 4-2 4-4 0-5-3-5-7-5-25-1-44-15-48-34-2-4-2-5-2-19 0-25 0-51 0-77 0-16 0-28-18-42-16-13-42-17-55-17-4 0-8 0-8 4 0 5 2 5 7 5 24 2 43 14 48 34 1 3 1 4 1 18 0 27 0 53 0 81 0 18 2 24 16 36 7 9 18 12 29 16-32 8-45 26-45 48 0 31 0 62 0 94z"><text:p/></draw:path></draw:g><text:tab/></text:p>
        </text:list-item>
        <text:list-item>
          <text:p text:style-name="P50">בכל קונטקסט, נסמן <draw:g text:anchor-type="as-char" svg:y="-0.1134in" draw:z-index="99" draw:name="Shape114" draw:style-name="gr1"><svg:title>TexMaths</svg:title><svg:desc>11§display§B := [x, x + 1]§svg§600§FALSE§</svg:desc><draw:path draw:style-name="gr2" draw:text-style-name="P4" svg:width="0.922in" svg:height="0.1358in" svg:x="0.0008in" svg:y="0.0071in" svg:viewBox="0 0 2343 346" svg:d="M1173 346c-392 0-782 0-1173 0 0-116 0-230 0-346 781 0 1562 0 2343 0 0 116 0 230 0 346-390 0-781 0-1170 0z"><text:p/></draw:path><draw:path draw:style-name="gr3" draw:text-style-name="P5" svg:width="0.1083in" svg:height="0.1028in" svg:x="-0.0004in" svg:y="0.0098in" svg:viewBox="0 0 276 262" svg:d="M45 232c-3 15-4 18-35 18-7 0-10 0-10 8 0 4 3 4 10 4 46 0 92 0 139 0 60 0 106-45 106-83 0-27-23-49-60-53 40-8 81-37 81-73 0-29-25-53-72-53-43 0-87 0-130 0-7 0-11 0-11 8 0 4 3 4 11 4 1 0 7 0 14 0 8 1 11 1 11 7 0 1 0 2-1 7-18 69-35 138-53 206zM103 122c8-32 17-64 25-96 3-13 4-14 21-14 16 0 34 0 50 0 33 0 42 22 42 40 0 34-33 70-80 70-19 0-39 0-58 0zM87 250c-6 0-7 0-9 0-4 0-5-1-5-4 0-2 0-2 2-9 9-36 17-71 26-106 24 0 50 0 74 0 37 0 44 28 44 45 0 36-34 74-80 74-18 0-34 0-52 0z"><text:p/></draw:path><draw:path draw:style-name="gr3" draw:text-style-name="P5" svg:width="0.0157in" svg:height="0.065in" svg:x="0.1717in" svg:y="0.048in" svg:viewBox="0 0 41 166" svg:d="M41 21c0-12-9-21-20-21s-21 9-21 21c0 11 10 20 21 20s20-9 20-20zM41 146c0-12-9-20-20-20s-21 8-21 20c0 11 10 20 21 20s20-9 20-20z"><text:p/></draw:path><draw:path draw:style-name="gr3" draw:text-style-name="P5" svg:width="0.1008in" svg:height="0.0354in" svg:x="0.20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205in" svg:height="0.1512in" svg:x="0.3795in" svg:y="0in" svg:viewBox="0 0 53 385" svg:d="M53 385c0-5 0-10 0-15-12 0-25 0-38 0 0-118 0-237 0-355 13 0 26 0 38 0 0-5 0-9 0-15-18 0-35 0-53 0 0 129 0 257 0 385 18 0 35 0 53 0z"><text:p/></draw:path><draw:path draw:style-name="gr3" draw:text-style-name="P5" svg:width="0.0756in" svg:height="0.0685in" svg:x="0.4083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5" svg:width="0.0173in" svg:height="0.0453in" svg:x="0.5035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756in" svg:height="0.0685in" svg:x="0.5622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3-14-13c-12 0-22 10-22 22 0 17 20 25 36 25 26 0 40-27 41-30 4 15 19 30 42 30 39 0 61-49 61-59 0-4-3-4-4-4-3 0-4 1-5 4-13 41-39 50-51 50-15 0-22-12-22-25 0-9 3-17 7-34 4-18 8-35 13-53z"><text:p/></draw:path><draw:path draw:style-name="gr3" draw:text-style-name="P5" svg:width="0.1004in" svg:height="0.1in" svg:x="0.6874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5" svg:width="0.0496in" svg:height="0.1in" svg:x="0.8445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" draw:text-style-name="P5" svg:width="0.0205in" svg:height="0.1512in" svg:x="0.9106in" svg:y="0in" svg:viewBox="0 0 53 385" svg:d="M53 0c-18 0-35 0-53 0 0 6 0 10 0 15 12 0 25 0 37 0 0 118 0 237 0 355-12 0-25 0-37 0 0 5 0 10 0 15 18 0 35 0 53 0 0-128 0-256 0-385z"><text:p/></draw:path></draw:g>.</text:p>
        </text:list-item>
        <text:list-item>
          <text:p text:style-name="P48">נוכיח באמצעות הכלה דו־כיוונית. </text:p>
          <text:list>
            <text:list-item>
              <text:p text:style-name="P51">יהי <draw:g text:anchor-type="as-char" svg:y="-0.1134in" draw:z-index="101" draw:name="Shape115" draw:style-name="gr1"><svg:title>TexMaths</svg:title><svg:desc>11§display§t \in \{1\} \iff t = 1§svg§600§FALSE§</svg:desc><draw:path draw:style-name="gr2" draw:text-style-name="P4" svg:width="1.2217in" svg:height="0.1354in" svg:x="0.0039in" svg:y="0.0071in" svg:viewBox="0 0 3104 345" svg:d="M0 0c1035 0 2070 0 3104 0 0 115 0 230 0 345-1034 0-2069 0-3104 0 0-115 0-230 0-345z"><text:p/></draw:path><draw:path draw:style-name="gr3" draw:text-style-name="P5" svg:width="0.0465in" svg:height="0.0957in" svg:x="-0.0004in" svg:y="0.0189in" svg:viewBox="0 0 119 244" svg:d="M70 88c12 0 25 0 37 0 7 0 12 0 12-9 0-3-5-3-11-3-11 0-23 0-34 0 14-55 16-63 16-65 0-7-5-11-12-11-1 0-11 1-15 14-5 21-10 41-15 62-12 0-24 0-36 0-8 0-12 0-12 7 0 5 3 5 11 5 11 0 23 0 34 0-27 108-30 115-30 121 0 21 15 35 36 35 39 0 61-55 61-58s-3-3-4-3c-4 0-4 1-6 5-16 39-37 49-50 49-8 0-12-6-12-18 0-10 1-12 2-19 10-37 18-74 28-112z"><text:p/></draw:path><draw:path draw:style-name="gr3" draw:text-style-name="P5" svg:width="0.0752in" svg:height="0.087in" svg:x="0.1063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5" svg:width="0.0531in" svg:height="0.1508in" svg:x="0.248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5-1-44-13-49-33-1-3-1-4-1-18 0-27 0-53 0-81 0-17-3-24-15-36-9-9-20-12-31-14 32-9 46-27 46-49 0-31 0-61 0-92z"><text:p/></draw:path><draw:path draw:style-name="gr3" draw:text-style-name="P5" svg:width="0.05in" svg:height="0.1008in" svg:x="0.3264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3" draw:text-style-name="P5" svg:width="0.0535in" svg:height="0.1508in" svg:x="0.4in" svg:y="0in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3" draw:text-style-name="P5" svg:width="0.1346in" svg:height="0.0823in" svg:x="0.5583in" svg:y="0.0335in" svg:viewBox="0 0 343 210" svg:d="M330 151c6 0 13 0 13-8s-7-8-14-8c-82 0-164 0-245 0-17-14-36-24-49-29 14-7 33-17 49-30 81 0 163 0 245 0 7 0 14 0 14-8 0-7-7-7-13-7-76 0-153 0-229 0 19-18 39-52 39-57 0-4-5-4-7-4-3 0-7 0-8 3-8 15-18 34-44 58-26 23-52 33-72 39-7 2-8 2-8 3-1 0-1 2-1 3s0 1 0 2c0 0 1 0 1 1 1 0 1 0 9 3 53 16 91 50 112 91 4 7 6 7 11 7 2 0 7 0 7-4 0-5-20-38-39-55 76 0 153 0 229 0z"><text:p/></draw:path><draw:path draw:style-name="gr3" draw:text-style-name="P5" svg:width="0.1346in" svg:height="0.0823in" svg:x="0.6843in" svg:y="0.0335in" svg:viewBox="0 0 343 210" svg:d="M260 76c16 14 36 24 48 30-13 6-32 16-48 29-82 0-164 0-246 0-6 0-14 0-14 8s8 8 14 8c76 0 152 0 228 0-19 17-39 50-39 55 0 4 6 4 8 4 3 0 6 0 8-3 8-14 19-33 44-56 26-23 51-34 72-40 7-2 7-2 8-3 0-1 0-1 0-2s0-1 0-3c0-1-1-1-1-1-1 0-1-1-9-3-51-15-90-49-112-91-4-8-4-8-10-8-2 0-8 0-8 4 0 5 20 39 39 57-76 0-152 0-228 0-6 0-14 0-14 7 0 8 8 8 14 8 82 0 164 0 246 0z"><text:p/></draw:path><draw:path draw:style-name="gr3" draw:text-style-name="P5" svg:width="0.0461in" svg:height="0.0957in" svg:x="0.9161in" svg:y="0.0189in" svg:viewBox="0 0 118 244" svg:d="M70 88c12 0 25 0 37 0 7 0 11 0 11-9 0-3-4-3-10-3-11 0-23 0-34 0 13-55 15-63 15-65 0-7-4-11-11-11-1 0-12 1-15 14-6 21-10 41-16 62-12 0-24 0-36 0-8 0-11 0-11 7 0 5 2 5 10 5 11 0 23 0 34 0-28 108-29 115-29 121 0 21 15 35 36 35 39 0 61-55 61-58s-3-3-4-3c-5 0-5 1-7 5-16 39-36 49-49 49-9 0-12-6-12-18 0-10 1-12 2-19 10-37 18-74 28-112z"><text:p/></draw:path><draw:path draw:style-name="gr3" draw:text-style-name="P5" svg:width="0.1004in" svg:height="0.035in" svg:x="1.018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in" svg:height="0.1008in" svg:x="1.1839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. נוכיח <draw:g text:anchor-type="as-char" svg:y="-0.1075in" draw:z-index="102" draw:name="Shape116" draw:style-name="gr1"><svg:title>TexMaths</svg:title><svg:desc>11§display§t \in A§svg§600§FALSE§</svg:desc><draw:path draw:style-name="gr2" draw:text-style-name="P4" svg:width="0.3339in" svg:height="0.0984in" svg:x="0.0039in" svg:y="0.0079in" svg:viewBox="0 0 849 251" svg:d="M425 251c-141 0-283 0-425 0 0-84 0-167 0-251 283 0 566 0 849 0 0 84 0 167 0 251-141 0-283 0-424 0z"><text:p/></draw:path><draw:path draw:style-name="gr3" draw:text-style-name="P5" svg:width="0.0465in" svg:height="0.0957in" svg:x="-0.0004in" svg:y="0.0142in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3" draw:text-style-name="P5" svg:width="0.0752in" svg:height="0.087in" svg:x="0.1063in" svg:y="0.0283in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3" draw:text-style-name="P5" svg:width="0.1039in" svg:height="0.1079in" svg:x="0.2417in" svg:y="0in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יהי <draw:g text:anchor-type="as-char" svg:y="-0.1134in" draw:z-index="103" draw:name="Shape117" draw:style-name="gr1"><svg:title>TexMaths</svg:title><svg:desc>11§display§x \in [0, 1]§svg§600§FALSE§</svg:desc><draw:path draw:style-name="gr2" draw:text-style-name="P4" svg:width="0.5429in" svg:height="0.1358in" svg:x="0.0031in" svg:y="0.0071in" svg:viewBox="0 0 1380 346" svg:d="M691 346c-231 0-461 0-691 0 0-116 0-230 0-346 460 0 920 0 1380 0 0 116 0 230 0 346-230 0-460 0-689 0z"><text:p/></draw:path><draw:path draw:style-name="gr3" draw:text-style-name="P5" svg:width="0.0756in" svg:height="0.0685in" svg:x="-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5" svg:width="0.0756in" svg:height="0.087in" svg:x="0.1374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5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3" draw:text-style-name="P5" svg:width="0.0638in" svg:height="0.1035in" svg:x="0.3161in" svg:y="0.013in" svg:viewBox="0 0 163 264" svg:d="M163 133c0-31-2-61-16-90-17-37-49-43-66-43-23 0-50 10-67 45-12 28-14 57-14 88 0 29 2 64 18 92 16 32 45 39 63 39 21 0 51-7 68-45 12-25 14-55 14-86zM81 255c-15 0-37-9-45-46-3-22-3-58-3-80 0-26 0-51 2-72 8-45 37-49 46-49 14 0 39 7 47 45 3 22 3 52 3 76 0 28 0 55-4 79-6 36-28 47-46 47z"><text:p/></draw:path><draw:path draw:style-name="gr3" draw:text-style-name="P5" svg:width="0.0177in" svg:height="0.0453in" svg:x="0.3992in" svg:y="0.0972in" svg:viewBox="0 0 46 116" svg:d="M46 41c0-26-10-41-25-41-12 0-21 10-21 21 0 10 9 20 21 20 4 0 10-1 13-5 1-1 1-1 2-1 0 2 1 0 1 6 0 28-13 51-26 64-4 4-4 5-4 6 0 2 2 5 4 5 3 0 35-30 35-75z"><text:p/></draw:path><draw:path draw:style-name="gr3" draw:text-style-name="P5" svg:width="0.0496in" svg:height="0.1in" svg:x="0.4677in" svg:y="0.013in" svg:viewBox="0 0 127 255" svg:d="M79 10c0-10 0-10-9-10-24 24-58 24-70 24 0 5 0 8 0 12 8 0 30 0 51-10 0 66 0 133 0 199 0 14-1 18-37 18-4 0-7 0-12 0 0 5 0 9 0 12 13-1 48-1 63-1s48 0 62 1c0-3 0-7 0-12-5 0-8 0-13 0-34 0-35-4-35-18 0-72 0-144 0-215z"><text:p/></draw:path><draw:path draw:style-name="gr3" draw:text-style-name="P5" svg:width="0.0205in" svg:height="0.1512in" svg:x="0.5335in" svg:y="0in" svg:viewBox="0 0 53 385" svg:d="M53 0c-18 0-35 0-53 0 0 6 0 10 0 15 12 0 25 0 37 0 0 118 0 237 0 355-12 0-25 0-37 0 0 5 0 10 0 15 18 0 35 0 53 0 0-128 0-256 0-385z"><text:p/></draw:path></draw:g>. נוכיח <draw:g text:anchor-type="as-char" svg:y="-0.1134in" draw:z-index="115" draw:name="Shape118" draw:style-name="gr1"><svg:title>TexMaths</svg:title><svg:desc>11§display§t \in [x, x + 1]§svg§600§FALSE§</svg:desc><draw:path draw:style-name="gr2" draw:text-style-name="P4" svg:width="0.7949in" svg:height="0.1358in" svg:x="0.0039in" svg:y="0.0071in" svg:viewBox="0 0 2020 346" svg:d="M1011 346c-338 0-674 0-1011 0 0-116 0-230 0-346 673 0 1347 0 2020 0 0 116 0 230 0 346-336 0-673 0-1009 0z"><text:p/></draw:path><draw:path draw:style-name="gr3" draw:text-style-name="P5" svg:width="0.0465in" svg:height="0.0957in" svg:x="-0.0004in" svg:y="0.0189in" svg:viewBox="0 0 119 244" svg:d="M72 87c12 0 24 0 36 0 8 0 11 0 11-8 0-4-3-4-11-4-11 0-23 0-34 0 14-55 16-63 16-65 0-7-4-10-11-10-1 0-12 0-15 13-6 21-10 41-16 62-12 0-24 0-36 0-8 0-12 0-12 8 0 4 3 4 11 4 11 0 23 0 34 0-27 109-30 116-30 122 0 21 16 35 37 35 39 0 61-55 61-58s-3-3-5-3c-3 0-3 1-6 4-16 40-37 49-50 49-8 0-12-5-12-18 0-9 1-11 3-18 10-38 19-76 29-113z"><text:p/></draw:path><draw:path draw:style-name="gr3" draw:text-style-name="P5" svg:width="0.076in" svg:height="0.087in" svg:x="0.1063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5" svg:width="0.0205in" svg:height="0.1512in" svg:x="0.2551in" svg:y="0in" svg:viewBox="0 0 53 385" svg:d="M53 385c0-5 0-10 0-15-12 0-25 0-38 0 0-118 0-237 0-355 13 0 26 0 38 0 0-5 0-9 0-15-18 0-35 0-53 0 0 129 0 257 0 385 18 0 35 0 53 0z"><text:p/></draw:path><draw:path draw:style-name="gr3" draw:text-style-name="P5" svg:width="0.0756in" svg:height="0.0685in" svg:x="0.2839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5" svg:width="0.0173in" svg:height="0.0453in" svg:x="0.3795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5" svg:width="0.0756in" svg:height="0.0685in" svg:x="0.4382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5" svg:width="0.1004in" svg:height="0.1in" svg:x="0.5634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5" svg:width="0.0496in" svg:height="0.1in" svg:x="0.7205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" draw:text-style-name="P5" svg:width="0.0205in" svg:height="0.1512in" svg:x="0.7862in" svg:y="0in" svg:viewBox="0 0 53 385" svg:d="M53 0c-18 0-35 0-53 0 0 6 0 10 0 15 12 0 25 0 37 0 0 118 0 237 0 355-12 0-25 0-37 0 0 5 0 10 0 15 18 0 35 0 53 0 0-128 0-256 0-385z"><text:p/></draw:path></draw:g>, אמ"מ צ.ל. <draw:g text:anchor-type="as-char" svg:y="-0.1in" draw:z-index="116" draw:name="Shape119" draw:style-name="gr1"><svg:title>TexMaths</svg:title><svg:desc>11§display§x \le 1 \le x + 1§svg§600§FALSE§</svg:desc><draw:path draw:style-name="gr2" draw:text-style-name="P4" svg:width="0.8894in" svg:height="0.1055in" svg:x="0.0031in" svg:y="0.0079in" svg:viewBox="0 0 2260 269" svg:d="M0 0c754 0 1506 0 2260 0 0 89 0 179 0 269-754 0-1506 0-2260 0 0-90 0-180 0-269z"><text:p/></draw:path><draw:path draw:style-name="gr3" draw:text-style-name="P5" svg:width="0.0756in" svg:height="0.0681in" svg:x="-0.0004in" svg:y="0.0339in" svg:viewBox="0 0 193 174" svg:d="M118 54c2-10 12-45 38-45 2 0 11 0 20 5-11 1-19 11-19 21 0 6 5 13 15 13 8 0 21-7 21-23 0-19-24-25-37-25-22 0-35 21-39 30-10-26-31-30-42-30-41 0-63 51-63 59 0 5 3 3 5 5 3 0 4-1 5-5 13-40 39-50 52-50 7 0 21 3 21 26 0 11-7 38-21 92-7 24-20 38-37 38-3 0-12 0-19-4 10-3 18-9 18-20s-8-13-14-13c-12 0-22 10-22 22 0 16 20 24 36 24 26 0 40-27 41-29 4 13 19 29 42 29 39 0 61-49 61-58 0-4-3-4-4-4-3 0-4 1-5 4-13 40-39 49-51 49-15 0-22-11-22-24 0-9 3-17 7-34 4-18 8-35 13-53z"><text:p/></draw:path><draw:path draw:style-name="gr3" draw:text-style-name="P5" svg:width="0.0921in" svg:height="0.1165in" svg:x="0.1374in" svg:y="0.0043in" svg:viewBox="0 0 235 297" svg:d="M229 17c3-3 6-4 6-9 0-4-3-8-7-8-2 0-6 2-7 3-71 33-142 66-213 100-7 4-8 6-8 9 0 4 2 7 8 9 71 33 142 66 213 99 5 2 6 2 7 2 4 0 7-3 7-7s-1-6-7-9c-67-31-136-63-203-94 69-32 136-64 204-95zM222 297c7 0 13 0 13-8 0-7-7-7-13-7-69 0-139 0-209 0-5 0-13 0-13 7 0 8 7 8 13 8 70 0 140 0 209 0z"><text:p/></draw:path><draw:path draw:style-name="gr3" draw:text-style-name="P5" svg:width="0.05in" svg:height="0.1in" svg:x="0.2988in" svg:y="0in" svg:viewBox="0 0 128 255" svg:d="M79 10c0-9 0-10-9-10-24 24-58 24-70 24 0 5 0 8 0 12 8 0 30 0 51-10 0 66 0 132 0 199 0 14-1 18-37 18-4 0-7 0-12 0 0 5 0 9 0 12 13-1 48-1 63-1s48 0 63 1c0-3 0-7 0-12-5 0-9 0-14 0-34 0-35-4-35-18 0-72 0-144 0-215z"><text:p/></draw:path><draw:path draw:style-name="gr3" draw:text-style-name="P5" svg:width="0.0921in" svg:height="0.1165in" svg:x="0.4161in" svg:y="0.0043in" svg:viewBox="0 0 235 297" svg:d="M229 17c4-3 6-4 6-9 0-4-2-8-7-8-1 0-5 2-7 3-71 33-142 66-213 100-7 4-8 6-8 9 0 4 2 7 8 9 71 33 142 66 213 99 6 2 6 2 7 2 4 0 7-3 7-7s-1-6-7-9c-67-31-136-63-203-94 69-32 136-64 204-95zM222 297c7 0 13 0 13-8 0-7-7-7-13-7-69 0-139 0-209 0-5 0-13 0-13 7 0 8 7 8 13 8 70 0 140 0 209 0z"><text:p/></draw:path><draw:path draw:style-name="gr3" draw:text-style-name="P5" svg:width="0.0756in" svg:height="0.0681in" svg:x="0.5685in" svg:y="0.0339in" svg:viewBox="0 0 193 174" svg:d="M118 54c2-10 11-45 38-45 1 0 11 0 19 5-11 1-19 11-19 21 0 6 5 13 16 13 7 0 21-7 21-23 0-19-24-25-37-25-22 0-36 21-40 30-10-26-31-30-42-30-40 0-62 51-62 59 0 5 3 5 5 5 3 0 4-1 4-5 13-40 40-50 52-50 7 0 21 3 21 26 0 11-7 38-21 92-6 24-19 38-37 38-2 0-11 0-18-4 8-3 17-9 17-20s-9-13-14-13c-12 0-21 10-21 22 0 16 19 24 36 24 26 0 40-27 41-29 4 13 18 29 42 29 39 0 61-49 61-58 0-4-3-4-4-4-4 0-4 1-5 4-14 40-39 49-52 49-14 0-21-11-21-24 0-9 2-17 7-34 4-18 8-35 13-53z"><text:p/></draw:path><draw:path draw:style-name="gr3" draw:text-style-name="P5" svg:width="0.1008in" svg:height="0.1in" svg:x="0.6929in" svg:y="0.0126in" svg:viewBox="0 0 257 255" svg:d="M136 136c37 0 72 0 108 0 6 0 13 0 13-7 0-8-7-8-13-8-36 0-71 0-108 0 0-36 0-71 0-108 0-5 0-13-7-13-8 0-8 8-8 13 0 37 0 72 0 108-36 0-71 0-108 0-5 0-13 0-13 8 0 7 8 7 13 7 37 0 72 0 108 0 0 36 0 72 0 107 0 5 0 12 8 12 7 0 7-7 7-12 0-35 0-71 0-107z"><text:p/></draw:path><draw:path draw:style-name="gr3" draw:text-style-name="P5" svg:width="0.05in" svg:height="0.1in" svg:x="0.8504in" svg:y="0in" svg:viewBox="0 0 128 255" svg:d="M79 10c0-9 0-10-9-10-24 24-58 24-70 24 0 5 0 8 0 12 8 0 31 0 51-10 0 66 0 132 0 199 0 14-1 18-37 18-4 0-7 0-12 0 0 5 0 9 0 12 13-1 48-1 63-1s49 0 63 1c0-3 0-7 0-12-5 0-8 0-12 0-36 0-37-4-37-18 0-72 0-144 0-215z"><text:p/></draw:path></draw:g>. ידוע אשר <draw:g text:anchor-type="as-char" svg:y="-0.1in" draw:z-index="118" draw:name="Shape120" draw:style-name="gr1"><svg:title>TexMaths</svg:title><svg:desc>11§display§0 \le x \le 1§svg§600§FALSE§</svg:desc><draw:path draw:style-name="gr2" draw:text-style-name="P4" svg:width="0.6157in" svg:height="0.1055in" svg:x="0.0016in" svg:y="0.0079in" svg:viewBox="0 0 1565 269" svg:d="M0 0c521 0 1044 0 1565 0 0 89 0 179 0 269-521 0-1044 0-1565 0 0-90 0-180 0-269z"><text:p/></draw:path><draw:path draw:style-name="gr3" draw:text-style-name="P5" svg:width="0.0638in" svg:height="0.1035in" svg:x="-0.0004in" svg:y="0in" svg:viewBox="0 0 163 264" svg:d="M163 133c0-31-2-61-16-90-18-36-49-43-66-43-23 0-51 10-67 46-13 27-14 56-14 87 0 28 1 63 18 92 16 31 44 39 62 39 21 0 51-9 69-45 12-26 14-56 14-86zM80 255c-14 0-37-10-44-46-4-23-4-57-4-80 0-26 0-51 3-72 7-45 37-48 45-48 14 0 39 6 47 45 3 21 3 51 3 75 0 27 0 54-3 78-7 37-29 48-47 48z"><text:p/></draw:path><draw:path draw:style-name="gr3" draw:text-style-name="P5" svg:width="0.0929in" svg:height="0.1165in" svg:x="0.1244in" svg:y="0.0043in" svg:viewBox="0 0 237 297" svg:d="M229 17c4-3 8-4 8-9 0-4-4-8-8-8-2 0-6 2-7 3-71 33-143 66-214 100-7 4-8 6-8 9 0 4 2 7 8 9 71 33 143 66 214 99 5 2 6 2 7 2 4 0 8-3 8-7s-3-6-8-9c-67-31-135-63-203-94 68-32 136-64 203-95zM223 297c7 0 14 0 14-8 0-7-8-7-15-7-69 0-138 0-208 0-5 0-14 0-14 7 0 8 8 8 14 8 70 0 140 0 209 0z"><text:p/></draw:path><draw:path draw:style-name="gr3" draw:text-style-name="P5" svg:width="0.0756in" svg:height="0.0681in" svg:x="0.2768in" svg:y="0.0339in" svg:viewBox="0 0 193 174" svg:d="M118 54c2-10 11-45 38-45 2 0 11 0 19 5-10 1-18 11-18 21 0 6 4 13 15 13 8 0 21-7 21-23 0-19-24-25-37-25-22 0-35 21-40 30-9-26-30-30-42-30-40 0-62 51-62 59 0 5 3 5 5 5 3 0 4-1 5-5 13-40 39-50 52-50 6 0 21 3 21 26 0 11-7 38-21 92-7 24-20 38-38 38-2 0-11 0-18-4 10-3 17-9 17-20s-7-13-14-13c-11 0-21 10-21 22 0 16 20 24 36 24 26 0 40-27 41-29 4 13 19 29 42 29 39 0 61-49 61-58 0-4-3-4-4-4-3 0-4 1-5 4-13 40-39 49-51 49-15 0-22-11-22-24 0-9 2-17 7-34 4-18 8-35 13-53z"><text:p/></draw:path><draw:path draw:style-name="gr3" draw:text-style-name="P5" svg:width="0.0929in" svg:height="0.1165in" svg:x="0.4138in" svg:y="0.0043in" svg:viewBox="0 0 237 297" svg:d="M229 17c4-3 8-4 8-9 0-4-4-8-8-8-2 0-6 2-7 3-71 33-143 66-214 100-7 4-8 6-8 9 0 4 2 7 8 9 71 33 143 66 214 99 5 2 6 2 7 2 4 0 8-3 8-7s-3-6-9-9c-67-31-134-63-202-94 68-32 136-64 203-95zM223 297c7 0 14 0 14-8 0-7-9-7-15-7-69 0-138 0-208 0-5 0-14 0-14 7 0 8 8 8 14 8 70 0 140 0 209 0z"><text:p/></draw:path><draw:path draw:style-name="gr3" draw:text-style-name="P5" svg:width="0.05in" svg:height="0.1in" svg:x="0.5752in" svg:y="0in" svg:viewBox="0 0 128 255" svg:d="M79 10c0-9 0-10-9-10-24 24-58 24-70 24 0 5 0 8 0 12 8 0 31 0 51-10 0 66 0 132 0 199 0 14-1 18-37 18-4 0-7 0-12 0 0 5 0 9 0 12 15-1 48-1 63-1s49 0 63 1c0-3 0-7 0-12-5 0-8 0-12 0-36 0-37-4-37-18 0-72 0-144 0-215z"><text:p/></draw:path></draw:g>, לפיכך <draw:g text:anchor-type="as-char" svg:y="-0.1in" draw:z-index="119" draw:name="Shape121" draw:style-name="gr1"><svg:title>TexMaths</svg:title><svg:desc>11§display§x \le 1§svg§600§FALSE§</svg:desc><draw:path draw:style-name="gr2" draw:text-style-name="P4" svg:width="0.3366in" svg:height="0.1055in" svg:x="0.0031in" svg:y="0.0079in" svg:viewBox="0 0 856 269" svg:d="M0 0c286 0 570 0 856 0 0 89 0 179 0 269-286 0-570 0-856 0 0-90 0-180 0-269z"><text:p/></draw:path><draw:path draw:style-name="gr3" draw:text-style-name="P5" svg:width="0.0752in" svg:height="0.0681in" svg:x="-0.0004in" svg:y="0.0339in" svg:viewBox="0 0 192 174" svg:d="M118 54c2-10 11-45 38-45 2 0 11 0 20 5-11 1-19 11-19 21 0 6 5 13 14 13s21-7 21-23c0-19-23-25-36-25-22 0-35 21-40 30-9-26-30-30-41-30-41 0-63 51-63 59 0 5 3 3 4 5 4 0 5-1 6-5 13-40 38-50 52-50 7 0 20 3 20 26 0 11-6 38-20 92-7 24-20 38-37 38-3 0-12 0-19-4 9-3 17-9 17-20s-8-13-14-13c-11 0-21 10-21 22 0 16 20 24 36 24 26 0 40-27 41-29 4 13 19 29 42 29 39 0 61-49 61-58 0-4-3-4-4-4-4 0-5 1-6 4-12 40-38 49-50 49-16 0-22-11-22-24 0-9 2-17 6-34 5-18 9-35 14-53z"><text:p/></draw:path><draw:path draw:style-name="gr3" draw:text-style-name="P5" svg:width="0.0925in" svg:height="0.1165in" svg:x="0.1366in" svg:y="0.0043in" svg:viewBox="0 0 236 297" svg:d="M229 17c4-3 7-4 7-9 0-4-3-8-7-8-3 0-6 2-7 3-71 33-143 66-214 100-7 4-8 6-8 9 0 4 2 7 8 9 71 33 143 66 214 99 4 2 5 2 7 2 4 0 7-3 7-7s-1-6-7-9c-69-31-136-63-203-94 67-32 134-64 203-95zM223 297c7 0 13 0 13-8 0-7-7-7-14-7-69 0-139 0-208 0-5 0-14 0-14 7 0 8 8 8 14 8 69 0 139 0 209 0z"><text:p/></draw:path><draw:path draw:style-name="gr3" draw:text-style-name="P5" svg:width="0.0496in" svg:height="0.1in" svg:x="0.2976in" svg:y="0in" svg:viewBox="0 0 127 255" svg:d="M79 10c0-9 0-10-9-10-24 24-58 24-70 24 0 5 0 8 0 12 8 0 31 0 51-10 0 66 0 132 0 199 0 14-2 18-37 18-4 0-7 0-12 0 0 5 0 9 0 12 14-1 47-1 63-1 15 0 49 0 62 1 0-3 0-7 0-12-4 0-7 0-12 0-35 0-36-4-36-18 0-72 0-144 0-215z"><text:p/></draw:path></draw:g><text:s/>וכמו כן <draw:g text:anchor-type="as-char" svg:y="-0.1in" draw:z-index="120" draw:name="Shape122" draw:style-name="gr1"><svg:title>TexMaths</svg:title><svg:desc>11§display§x \ge 0§svg§600§FALSE§</svg:desc><draw:path draw:style-name="gr2" draw:text-style-name="P4" svg:width="0.3429in" svg:height="0.1055in" svg:x="0.0031in" svg:y="0.0079in" svg:viewBox="0 0 872 269" svg:d="M0 0c290 0 581 0 872 0 0 89 0 179 0 269-291 0-582 0-872 0 0-90 0-180 0-269z"><text:p/></draw:path><draw:path draw:style-name="gr3" draw:text-style-name="P5" svg:width="0.0752in" svg:height="0.0681in" svg:x="-0.0004in" svg:y="0.0339in" svg:viewBox="0 0 192 174" svg:d="M118 54c2-10 11-45 38-45 2 0 11 0 20 5-11 1-19 11-19 21 0 6 5 13 14 13s21-7 21-23c0-19-23-25-36-25-22 0-35 21-41 30-8-26-29-30-40-30-41 0-63 51-63 59 0 5 3 3 4 5 4 0 5-1 6-5 13-40 38-50 52-50 7 0 21 3 21 26 0 11-7 38-21 92-7 24-20 38-37 38-3 0-12 0-19-4 9-3 17-9 17-20s-8-13-14-13c-11 0-21 10-21 22 0 16 20 24 36 24 26 0 40-27 41-29 4 13 19 29 42 29 39 0 61-49 61-58 0-4-3-4-4-4-3 0-5 1-6 4-12 40-38 49-50 49-16 0-22-11-22-24 0-9 2-17 6-34 5-18 9-35 14-53z"><text:p/></draw:path><draw:path draw:style-name="gr3" draw:text-style-name="P5" svg:width="0.0925in" svg:height="0.1165in" svg:x="0.137in" svg:y="0.0043in" svg:viewBox="0 0 236 297" svg:d="M229 121c5-2 7-5 7-9s-2-6-7-9c-72-34-142-67-214-100-5-3-6-3-7-3-5 0-8 4-8 8 0 5 3 6 8 9 67 31 135 63 202 95-67 31-134 63-201 94-8 3-9 6-9 9 0 4 3 7 8 7 1 0 2 0 7-2 72-33 142-66 214-99zM222 297c7 0 14 0 14-8 0-7-8-7-14-7-69 0-138 0-208 0-5 0-14 0-14 7 0 8 8 8 13 8 69 0 139 0 209 0z"><text:p/></draw:path><draw:path draw:style-name="gr3" draw:text-style-name="P5" svg:width="0.0638in" svg:height="0.1035in" svg:x="0.2902in" svg:y="0in" svg:viewBox="0 0 163 264" svg:d="M163 133c0-31-3-61-16-90-17-36-49-43-66-43-23 0-50 10-67 46-12 27-14 56-14 87 0 28 2 63 18 92 16 31 45 39 63 39 21 0 51-9 67-45 12-26 15-56 15-86zM81 255c-15 0-37-10-45-46-4-23-4-57-4-80 0-26 0-51 3-72 8-45 36-48 46-48 14 0 39 6 45 45 5 21 5 51 5 75 0 27 0 54-5 78-5 37-27 48-45 48z"><text:p/></draw:path></draw:g>. נוסיף <draw:g text:anchor-type="as-char" svg:y="-0.1008in" draw:z-index="117" draw:name="Shape123" draw:style-name="gr1"><svg:title>TexMaths</svg:title><svg:desc>11§display§1§svg§600§FALSE§</svg:desc><draw:path draw:style-name="gr2" draw:text-style-name="P4" svg:width="0.0476in" svg:height="0.0843in" svg:x="-0.0004in" svg:y="0.0071in" svg:viewBox="0 0 122 215" svg:d="M0 0c41 0 81 0 122 0 0 71 0 144 0 215-41 0-81 0-122 0 0-71 0-144 0-215z"><text:p/></draw:path><draw:path draw:style-name="gr3" draw:text-style-name="P5" svg:width="0.0488in" svg:height="0.1in" svg:x="0.0059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text:s/>לאי־שיוויון השני מביניהם, ונקבל <draw:g text:anchor-type="as-char" svg:y="-0.1in" draw:z-index="121" draw:name="Shape124" draw:style-name="gr1"><svg:title>TexMaths</svg:title><svg:desc>11§display§x  + 1 \ge 1§svg§600§FALSE§</svg:desc><draw:path draw:style-name="gr2" draw:text-style-name="P4" svg:width="0.5992in" svg:height="0.1055in" svg:x="0.0031in" svg:y="0.0079in" svg:viewBox="0 0 1523 269" svg:d="M0 0c507 0 1015 0 1523 0 0 89 0 179 0 269-508 0-1016 0-1523 0 0-90 0-180 0-269z"><text:p/></draw:path><draw:path draw:style-name="gr3" draw:text-style-name="P5" svg:width="0.0756in" svg:height="0.0681in" svg:x="-0.0004in" svg:y="0.0339in" svg:viewBox="0 0 193 174" svg:d="M118 54c2-10 11-45 38-45 2 0 11 0 20 5-11 1-19 11-19 21 0 6 5 13 15 13 8 0 21-7 21-23 0-19-24-25-37-25-22 0-35 21-39 30-10-26-31-30-42-30-41 0-63 51-63 59 0 5 3 3 5 5 3 0 4-1 5-5 13-40 39-50 52-50 7 0 21 3 21 26 0 11-7 38-21 92-7 24-20 38-37 38-3 0-12 0-19-4 10-3 17-9 17-20s-7-13-13-13c-12 0-22 10-22 22 0 16 20 24 36 24 26 0 40-27 41-29 4 13 19 29 42 29 39 0 61-49 61-58 0-4-3-4-4-4-3 0-4 1-5 4-13 40-39 49-51 49-15 0-22-11-22-24 0-9 2-17 7-34 4-18 8-35 13-53z"><text:p/></draw:path><draw:path draw:style-name="gr3" draw:text-style-name="P5" svg:width="0.1008in" svg:height="0.1in" svg:x="0.1244in" svg:y="0.0126in" svg:viewBox="0 0 257 255" svg:d="M136 136c37 0 72 0 108 0 6 0 13 0 13-7 0-8-7-8-13-8-36 0-71 0-108 0 0-36 0-71 0-108 0-5 0-13-7-13-8 0-8 8-8 13 0 37 0 72 0 108-36 0-71 0-108 0-5 0-13 0-13 8 0 7 8 7 13 7 37 0 72 0 108 0 0 36 0 72 0 107 0 5 0 12 8 12 7 0 7-7 7-12 0-35 0-71 0-107z"><text:p/></draw:path><draw:path draw:style-name="gr3" draw:text-style-name="P5" svg:width="0.05in" svg:height="0.1in" svg:x="0.2815in" svg:y="0in" svg:viewBox="0 0 128 255" svg:d="M79 10c0-9 0-10-9-10-24 24-58 24-70 24 0 5 0 8 0 12 8 0 31 0 51-10 0 66 0 132 0 199 0 14-1 18-36 18-4 0-8 0-13 0 0 5 0 9 0 12 15-1 48-1 63-1s49 0 63 1c0-3 0-7 0-12-5 0-8 0-12 0-36 0-37-4-37-18 0-72 0-144 0-215z"><text:p/></draw:path><draw:path draw:style-name="gr3" draw:text-style-name="P5" svg:width="0.0929in" svg:height="0.1165in" svg:x="0.3984in" svg:y="0.0043in" svg:viewBox="0 0 237 297" svg:d="M229 121c5-2 8-5 8-9s-3-6-8-9c-72-34-142-67-214-100-5-3-6-3-7-3-5 0-8 4-8 8 0 5 3 6 8 9 67 31 135 63 202 95-67 31-134 63-201 94-8 3-9 6-9 9 0 4 3 7 8 7 1 0 2 0 7-2 72-33 142-66 214-99zM223 297c7 0 14 0 14-8 0-7-9-7-15-7-69 0-138 0-208 0-5 0-14 0-14 7 0 8 8 8 14 8 70 0 140 0 209 0z"><text:p/></draw:path><draw:path draw:style-name="gr3" draw:text-style-name="P5" svg:width="0.05in" svg:height="0.1in" svg:x="0.5602in" svg:y="0in" svg:viewBox="0 0 128 255" svg:d="M79 10c0-9 0-10-9-10-24 24-58 24-70 24 0 5 0 8 0 12 8 0 31 0 51-10 0 66 0 132 0 199 0 14-1 18-37 18-4 0-7 0-12 0 0 5 0 9 0 12 15-1 48-1 63-1s49 0 63 1c0-3 0-7 0-12-5 0-8 0-12 0-36 0-37-4-37-18 0-72 0-144 0-215z"><text:p/></draw:path></draw:g>. סה"כ קיבלנו <draw:g text:anchor-type="as-char" svg:y="-0.1in" draw:z-index="122" draw:name="Shape125" draw:style-name="gr1"><svg:title>TexMaths</svg:title><svg:desc>11§display§x \le 1 \le x + 1§svg§600§FALSE§</svg:desc><draw:path draw:style-name="gr2" draw:text-style-name="P4" svg:width="0.8894in" svg:height="0.1055in" svg:x="0.0031in" svg:y="0.0079in" svg:viewBox="0 0 2260 269" svg:d="M0 0c754 0 1506 0 2260 0 0 89 0 179 0 269-754 0-1506 0-2260 0 0-90 0-180 0-269z"><text:p/></draw:path><draw:path draw:style-name="gr3" draw:text-style-name="P5" svg:width="0.0756in" svg:height="0.0681in" svg:x="-0.0004in" svg:y="0.0339in" svg:viewBox="0 0 193 174" svg:d="M118 54c2-10 12-45 38-45 2 0 11 0 20 5-11 1-19 11-19 21 0 6 5 13 15 13 8 0 21-7 21-23 0-19-24-25-37-25-22 0-35 21-39 30-10-26-31-30-42-30-41 0-63 51-63 59 0 5 3 3 5 5 3 0 4-1 5-5 13-40 39-50 52-50 7 0 21 3 21 26 0 11-7 38-21 92-7 24-20 38-37 38-3 0-12 0-19-4 10-3 18-9 18-20s-8-13-14-13c-12 0-22 10-22 22 0 16 20 24 36 24 26 0 40-27 41-29 4 13 19 29 42 29 39 0 61-49 61-58 0-4-3-4-4-4-3 0-4 1-5 4-13 40-39 49-51 49-15 0-22-11-22-24 0-9 3-17 7-34 4-18 8-35 13-53z"><text:p/></draw:path><draw:path draw:style-name="gr3" draw:text-style-name="P5" svg:width="0.0921in" svg:height="0.1165in" svg:x="0.1374in" svg:y="0.0043in" svg:viewBox="0 0 235 297" svg:d="M229 17c3-3 6-4 6-9 0-4-3-8-7-8-2 0-6 2-7 3-71 33-142 66-213 100-7 4-8 6-8 9 0 4 2 7 8 9 71 33 142 66 213 99 5 2 6 2 7 2 4 0 7-3 7-7s-1-6-7-9c-67-31-136-63-203-94 69-32 136-64 204-95zM222 297c7 0 13 0 13-8 0-7-7-7-13-7-69 0-139 0-209 0-5 0-13 0-13 7 0 8 7 8 13 8 70 0 140 0 209 0z"><text:p/></draw:path><draw:path draw:style-name="gr3" draw:text-style-name="P5" svg:width="0.05in" svg:height="0.1in" svg:x="0.2988in" svg:y="0in" svg:viewBox="0 0 128 255" svg:d="M79 10c0-9 0-10-9-10-24 24-58 24-70 24 0 5 0 8 0 12 8 0 30 0 51-10 0 66 0 132 0 199 0 14-1 18-37 18-4 0-7 0-12 0 0 5 0 9 0 12 13-1 48-1 63-1s48 0 63 1c0-3 0-7 0-12-5 0-9 0-14 0-34 0-35-4-35-18 0-72 0-144 0-215z"><text:p/></draw:path><draw:path draw:style-name="gr3" draw:text-style-name="P5" svg:width="0.0921in" svg:height="0.1165in" svg:x="0.4161in" svg:y="0.0043in" svg:viewBox="0 0 235 297" svg:d="M229 17c4-3 6-4 6-9 0-4-2-8-7-8-1 0-5 2-7 3-71 33-142 66-213 100-7 4-8 6-8 9 0 4 2 7 8 9 71 33 142 66 213 99 6 2 6 2 7 2 4 0 7-3 7-7s-1-6-7-9c-67-31-136-63-203-94 69-32 136-64 204-95zM222 297c7 0 13 0 13-8 0-7-7-7-13-7-69 0-139 0-209 0-5 0-13 0-13 7 0 8 7 8 13 8 70 0 140 0 209 0z"><text:p/></draw:path><draw:path draw:style-name="gr3" draw:text-style-name="P5" svg:width="0.0756in" svg:height="0.0681in" svg:x="0.5685in" svg:y="0.0339in" svg:viewBox="0 0 193 174" svg:d="M118 54c2-10 11-45 38-45 1 0 11 0 19 5-11 1-19 11-19 21 0 6 5 13 16 13 7 0 21-7 21-23 0-19-24-25-37-25-22 0-36 21-40 30-10-26-31-30-42-30-40 0-62 51-62 59 0 5 3 5 5 5 3 0 4-1 4-5 13-40 40-50 52-50 7 0 21 3 21 26 0 11-7 38-21 92-6 24-19 38-37 38-2 0-11 0-18-4 8-3 17-9 17-20s-9-13-14-13c-12 0-21 10-21 22 0 16 19 24 36 24 26 0 40-27 41-29 4 13 18 29 42 29 39 0 61-49 61-58 0-4-3-4-4-4-4 0-4 1-5 4-14 40-39 49-52 49-14 0-21-11-21-24 0-9 2-17 7-34 4-18 8-35 13-53z"><text:p/></draw:path><draw:path draw:style-name="gr3" draw:text-style-name="P5" svg:width="0.1008in" svg:height="0.1in" svg:x="0.6929in" svg:y="0.0126in" svg:viewBox="0 0 257 255" svg:d="M136 136c37 0 72 0 108 0 6 0 13 0 13-7 0-8-7-8-13-8-36 0-71 0-108 0 0-36 0-71 0-108 0-5 0-13-7-13-8 0-8 8-8 13 0 37 0 72 0 108-36 0-71 0-108 0-5 0-13 0-13 8 0 7 8 7 13 7 37 0 72 0 108 0 0 36 0 72 0 107 0 5 0 12 8 12 7 0 7-7 7-12 0-35 0-71 0-107z"><text:p/></draw:path><draw:path draw:style-name="gr3" draw:text-style-name="P5" svg:width="0.05in" svg:height="0.1in" svg:x="0.8504in" svg:y="0in" svg:viewBox="0 0 128 255" svg:d="M79 10c0-9 0-10-9-10-24 24-58 24-70 24 0 5 0 8 0 12 8 0 31 0 51-10 0 66 0 132 0 199 0 14-1 18-37 18-4 0-7 0-12 0 0 5 0 9 0 12 13-1 48-1 63-1s49 0 63 1c0-3 0-7 0-12-5 0-8 0-12 0-36 0-37-4-37-18 0-72 0-144 0-215z"><text:p/></draw:path></draw:g>, כדרוש. </text:p>
            </text:list-item>
            <text:list-item>
              <text:p text:style-name="P51">יהי <draw:g text:anchor-type="as-char" svg:y="-0.1075in" draw:z-index="104" draw:name="Shape126" draw:style-name="gr1"><svg:title>TexMaths</svg:title><svg:desc>11§display§t \in A§svg§600§FALSE§</svg:desc><draw:path draw:style-name="gr2" draw:text-style-name="P4" svg:width="0.3339in" svg:height="0.0984in" svg:x="0.0039in" svg:y="0.0079in" svg:viewBox="0 0 849 251" svg:d="M425 251c-141 0-283 0-425 0 0-84 0-167 0-251 283 0 566 0 849 0 0 84 0 167 0 251-141 0-283 0-424 0z"><text:p/></draw:path><draw:path draw:style-name="gr3" draw:text-style-name="P5" svg:width="0.0465in" svg:height="0.0957in" svg:x="-0.0004in" svg:y="0.0142in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3" draw:text-style-name="P5" svg:width="0.0752in" svg:height="0.087in" svg:x="0.1063in" svg:y="0.0283in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3" draw:text-style-name="P5" svg:width="0.1039in" svg:height="0.1079in" svg:x="0.2417in" svg:y="0in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נוכיח <draw:g text:anchor-type="as-char" svg:y="-0.102in" draw:z-index="105" draw:name="Shape127" draw:style-name="gr1"><svg:title>TexMaths</svg:title><svg:desc>11§display§t = 1§svg§600§FALSE§</svg:desc><draw:path draw:style-name="gr2" draw:text-style-name="P4" svg:width="0.3047in" svg:height="0.0858in" svg:x="0.0039in" svg:y="0.0075in" svg:viewBox="0 0 775 219" svg:d="M0 0c258 0 516 0 775 0 0 73 0 146 0 219-259 0-517 0-775 0 0-73 0-146 0-219z"><text:p/></draw:path><draw:path draw:style-name="gr3" draw:text-style-name="P5" svg:width="0.0465in" svg:height="0.0957in" svg:x="-0.0004in" svg:y="0.0059in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5" svg:width="0.1004in" svg:height="0.035in" svg:x="0.1016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in" svg:x="0.2665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. ניקח את שני מקרה הקצה של <draw:g text:anchor-type="as-char" svg:y="-0.1134in" draw:z-index="106" draw:name="Shape128" draw:style-name="gr1"><svg:title>TexMaths</svg:title><svg:desc>11§display§[0, 1]§svg§600§FALSE§</svg:desc><draw:path draw:style-name="gr2" draw:text-style-name="P4" svg:width="0.2697in" svg:height="0.1358in" svg:x="-0.0004in" svg:y="0.0071in" svg:viewBox="0 0 686 346" svg:d="M343 346c-114 0-229 0-343 0 0-116 0-230 0-346 229 0 457 0 686 0 0 116 0 230 0 346-115 0-229 0-343 0z"><text:p/></draw:path><draw:path draw:style-name="gr3" draw:text-style-name="P5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3" draw:text-style-name="P5" svg:width="0.0638in" svg:height="0.1035in" svg:x="0.0398in" svg:y="0.013in" svg:viewBox="0 0 163 264" svg:d="M163 133c0-31-1-61-16-90-17-37-49-43-65-43-24 0-51 10-68 45-12 28-14 57-14 88 0 29 2 64 18 92 16 32 45 39 63 39 21 0 51-7 67-45 14-25 15-55 15-86zM81 255c-15 0-37-9-45-46-3-22-3-58-3-80 0-26 0-51 2-72 8-45 36-49 46-49 14 0 39 7 46 45 4 22 4 52 4 76 0 28 0 55-5 79-5 36-27 47-45 47z"><text:p/></draw:path><draw:path draw:style-name="gr3" draw:text-style-name="P5" svg:width="0.0173in" svg:height="0.0453in" svg:x="0.1232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5" svg:width="0.0496in" svg:height="0.1in" svg:x="0.1909in" svg:y="0.013in" svg:viewBox="0 0 127 255" svg:d="M79 10c0-10 0-10-9-10-24 24-58 24-70 24 0 5 0 8 0 12 8 0 30 0 51-10 0 66 0 133 0 199 0 14-2 18-37 18-4 0-7 0-12 0 0 5 0 9 0 12 13-1 47-1 63-1 15 0 48 0 62 1 0-3 0-7 0-12-4 0-8 0-13 0-34 0-35-4-35-18 0-72 0-144 0-215z"><text:p/></draw:path><draw:path draw:style-name="gr3" draw:text-style-name="P5" svg:width="0.0205in" svg:height="0.1512in" svg:x="0.2567in" svg:y="0in" svg:viewBox="0 0 53 385" svg:d="M53 0c-18 0-35 0-53 0 0 6 0 10 0 15 12 0 25 0 37 0 0 118 0 237 0 355-12 0-25 0-37 0 0 5 0 10 0 15 18 0 35 0 53 0 0-128 0-256 0-385z"><text:p/></draw:path></draw:g><text:s/>(זה חוקי כי <draw:g text:anchor-type="as-char" svg:y="-0.1134in" draw:z-index="107" draw:name="Shape129" draw:style-name="gr1"><svg:title>TexMaths</svg:title><svg:desc>11§display§f(x) = x, g(x) = x + 1§svg§600§FALSE§</svg:desc><draw:path draw:style-name="gr2" draw:text-style-name="P4" svg:width="1.4602in" svg:height="0.1358in" svg:x="-0.0004in" svg:y="0.0071in" svg:viewBox="0 0 3710 346" svg:d="M1856 346c-620 0-1238 0-1856 0 0-116 0-230 0-346 1236 0 2474 0 3710 0 0 116 0 230 0 346-618 0-1236 0-1854 0z"><text:p/></draw:path><draw:path draw:style-name="gr3" draw:text-style-name="P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5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5" svg:width="0.0752in" svg:height="0.0685in" svg:x="0.146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5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0354in" svg:x="0.33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52in" svg:height="0.0685in" svg:x="0.4957in" svg:y="0.0453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5913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3in" svg:height="0.0976in" svg:x="0.648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5" svg:width="0.0346in" svg:height="0.1512in" svg:x="0.738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0752in" svg:height="0.0685in" svg:x="0.787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5" svg:width="0.035in" svg:height="0.1512in" svg:x="0.878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5" svg:width="0.1008in" svg:height="0.0354in" svg:x="0.97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0685in" svg:x="1.1358in" svg:y="0.0453in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5" svg:width="0.1008in" svg:height="0.1in" svg:x="1.2606in" svg:y="0.0252in" svg:viewBox="0 0 257 255" svg:d="M136 137c37 0 72 0 108 0 6 0 13-2 13-9 0-9-7-8-13-8-36 0-71 0-108 0 0-36 0-72 0-108 0-5 0-12-7-12-8 0-8 7-8 12 0 36 0 72 0 108-36 0-73 0-109 0-4 0-12-1-12 8 0 7 8 9 12 9 36 0 73 0 109 0 0 35 0 71 0 106 0 6 0 12 8 12 7 0 7-6 7-12 0-35 0-71 0-106z"><text:p/></draw:path><draw:path draw:style-name="gr3" draw:text-style-name="P5" svg:width="0.05in" svg:height="0.1in" svg:x="1.4177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text:s/>ליניארים) עבור <draw:g text:anchor-type="as-char" svg:y="-0.1043in" draw:z-index="108" draw:name="Shape130" draw:style-name="gr1"><svg:title>TexMaths</svg:title><svg:desc>11§display§x = 0§svg§600§FALSE§</svg:desc><draw:path draw:style-name="gr2" draw:text-style-name="P4" svg:width="0.3429in" svg:height="0.0882in" svg:x="0.0031in" svg:y="0.0071in" svg:viewBox="0 0 872 225" svg:d="M0 0c290 0 581 0 872 0 0 75 0 150 0 225-291 0-582 0-872 0 0-75 0-150 0-225z"><text:p/></draw:path><draw:path draw:style-name="gr3" draw:text-style-name="P5" svg:width="0.0752in" svg:height="0.0681in" svg:x="-0.0004in" svg:y="0.0335in" svg:viewBox="0 0 192 174" svg:d="M118 55c2-11 11-46 38-46 2 0 11 0 20 5-11 1-19 11-19 21 0 6 5 14 14 14s21-7 21-23c0-20-23-26-36-26-22 0-35 21-41 30-8-26-29-30-40-30-41 0-63 51-63 60 0 4 3 2 4 4 4 0 5-1 6-4 13-41 38-51 52-51 7 0 21 3 21 26 0 12-7 38-21 92-7 23-20 38-37 38-3 0-12 0-19-4 9-2 17-10 17-21 0-9-8-12-14-12-11 0-21 9-21 21 0 18 20 25 36 25 26 0 40-26 41-28 4 13 19 28 42 28 39 0 61-48 61-58 0-3-3-3-4-3-3 0-5 1-6 4-12 40-38 48-50 48-16 0-22-12-22-25 0-7 2-15 6-33 5-18 9-35 14-52z"><text:p/></draw:path><draw:path draw:style-name="gr3" draw:text-style-name="P5" svg:width="0.1004in" svg:height="0.035in" svg:x="0.1331in" svg:y="0.0453in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" draw:text-style-name="P5" svg:width="0.0638in" svg:height="0.1039in" svg:x="0.2902in" svg:y="0in" svg:viewBox="0 0 163 265" svg:d="M163 133c0-30-3-61-16-90-17-36-49-43-66-43-23 0-50 10-67 46-12 27-14 57-14 87 0 28 2 63 18 93 16 31 45 39 63 39 21 0 51-8 67-46 12-26 15-56 15-86zM81 256c-15 0-37-9-45-46-4-24-4-59-4-81 0-24 0-51 3-71 8-46 36-49 46-49 14 0 39 6 45 45 5 21 5 51 5 75 0 28 0 54-5 79-5 37-27 48-45 48z"><text:p/></draw:path></draw:g>, <draw:g text:anchor-type="as-char" svg:y="-0.1134in" draw:z-index="109" draw:name="Shape131" draw:style-name="gr1"><svg:title>TexMaths</svg:title><svg:desc>11§display§t \in [0, 1]§svg§600§FALSE§</svg:desc><draw:path draw:style-name="gr2" draw:text-style-name="P4" svg:width="0.511in" svg:height="0.1354in" svg:x="0.0039in" svg:y="0.0071in" svg:viewBox="0 0 1299 345" svg:d="M0 0c433 0 866 0 1299 0 0 115 0 230 0 345-433 0-866 0-1299 0 0-115 0-230 0-345z"><text:p/></draw:path><draw:path draw:style-name="gr3" draw:text-style-name="P5" svg:width="0.0465in" svg:height="0.0957in" svg:x="-0.0004in" svg:y="0.0189in" svg:viewBox="0 0 119 244" svg:d="M70 88c13 0 25 0 37 0 7 0 12 0 12-9 0-3-5-3-11-3-11 0-23 0-34 0 14-55 16-63 16-65 0-7-5-11-12-11-1 0-12 1-15 14-5 21-10 41-15 62-12 0-24 0-36 0-8 0-12 0-12 7 0 5 3 5 11 5 11 0 23 0 34 0-27 108-30 115-30 121 0 21 15 35 36 35 39 0 61-55 61-58s-3-3-4-3c-3 0-3 1-6 5-16 39-37 49-50 49-8 0-12-6-12-18 0-10 1-12 2-19 10-37 19-74 28-112z"><text:p/></draw:path><draw:path draw:style-name="gr3" draw:text-style-name="P5" svg:width="0.0756in" svg:height="0.087in" svg:x="0.1063in" svg:y="0.0307in" svg:viewBox="0 0 193 222" svg:d="M179 120c7 0 14 0 14-8 0-7-7-7-14-7-55 0-109 0-164 0 5-52 50-88 104-88 20 0 41 0 60 0 7 0 14-2 14-9 0-8-7-8-14-8-20 0-40 0-61 0-66 0-118 51-118 112 0 62 52 110 118 110 21 0 41 0 61 0 7 0 14 0 14-7 0-8-7-7-14-7-19 0-40 0-60 0-54 0-99-36-104-88 55 0 109 0 164 0z"><text:p/></draw:path><draw:path draw:style-name="gr3" draw:text-style-name="P5" svg:width="0.0205in" svg:height="0.1508in" svg:x="0.2555in" svg:y="0in" svg:viewBox="0 0 53 384" svg:d="M53 384c0-5 0-10 0-15-12 0-25 0-38 0 0-118 0-236 0-354 13 0 26 0 38 0 0-5 0-9 0-15-18 0-35 0-53 0 0 128 0 257 0 384 18 0 35 0 53 0z"><text:p/></draw:path><draw:path draw:style-name="gr3" draw:text-style-name="P5" svg:width="0.0638in" svg:height="0.1035in" svg:x="0.285in" svg:y="0.0126in" svg:viewBox="0 0 163 264" svg:d="M163 133c0-30-1-61-15-89-18-37-50-44-65-44-25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5" svg:width="0.0173in" svg:height="0.0453in" svg:x="0.3685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5in" svg:height="0.1008in" svg:x="0.4366in" svg:y="0.0126in" svg:viewBox="0 0 128 257" svg:d="M79 10c0-9 0-10-9-10-24 25-58 25-70 25 0 5 0 8 0 12 8 0 31 0 51-9 0 66 0 132 0 198 0 13-1 18-37 18-4 0-7 0-12 0 0 5 0 9 0 13 13-3 48-3 63-3s48 0 63 3c0-4 0-8 0-13-5 0-9 0-14 0-34 0-35-4-35-18 0-72 0-145 0-216z"><text:p/></draw:path><draw:path draw:style-name="gr3" draw:text-style-name="P5" svg:width="0.0205in" svg:height="0.1508in" svg:x="0.5024in" svg:y="0in" svg:viewBox="0 0 53 384" svg:d="M53 0c-18 0-35 0-53 0 0 6 0 10 0 15 12 0 25 0 37 0 0 118 0 236 0 354-12 0-25 0-37 0 0 5 0 10 0 15 18 0 35 0 53 0 0-127 0-256 0-384z"><text:p/></draw:path></draw:g><text:s/>כלומר <draw:g text:anchor-type="as-char" svg:y="-0.1in" draw:z-index="110" draw:name="Shape132" draw:style-name="gr1"><svg:title>TexMaths</svg:title><svg:desc>11§display§t \le 1§svg§600§FALSE§</svg:desc><draw:path draw:style-name="gr2" draw:text-style-name="P4" svg:width="0.3047in" svg:height="0.1055in" svg:x="0.0039in" svg:y="0.0079in" svg:viewBox="0 0 775 269" svg:d="M0 0c258 0 516 0 775 0 0 89 0 179 0 269-259 0-517 0-775 0 0-90 0-180 0-269z"><text:p/></draw:path><draw:path draw:style-name="gr3" draw:text-style-name="P5" svg:width="0.0465in" svg:height="0.0957in" svg:x="-0.0004in" svg:y="0.0059in" svg:viewBox="0 0 119 244" svg:d="M70 87c12 0 24 0 37 0 7 0 12 0 12-8 0-4-5-4-11-4-11 0-23 0-34 0 14-54 16-62 16-65 0-7-5-10-12-10-1 0-12 0-15 14-5 20-10 40-15 61-12 0-24 0-36 0-8 0-12 0-12 8 0 4 3 4 11 4 11 0 23 0 34 0-27 108-30 114-30 122 0 21 15 35 36 35 39 0 61-56 61-59s-3-3-4-3c-4 0-4 1-6 4-16 41-37 50-50 50-8 0-12-5-12-18 0-9 1-12 2-19 10-37 18-75 28-112z"><text:p/></draw:path><draw:path draw:style-name="gr3" draw:text-style-name="P5" svg:width="0.0925in" svg:height="0.1165in" svg:x="0.1055in" svg:y="0.0043in" svg:viewBox="0 0 236 297" svg:d="M229 17c4-3 7-4 7-9 0-4-3-8-7-8-3 0-6 2-7 3-71 33-143 66-214 100-7 4-8 6-8 9 0 4 3 7 8 9 71 33 143 66 214 99 4 2 5 2 7 2 4 0 7-3 7-7s-1-6-7-9c-69-31-136-63-203-94 67-32 134-64 203-95zM223 297c7 0 13 0 13-8 0-7-7-7-14-7-69 0-138 0-208 0-5 0-14 0-14 7 0 8 8 8 14 8 70 0 139 0 209 0z"><text:p/></draw:path><draw:path draw:style-name="gr3" draw:text-style-name="P5" svg:width="0.0496in" svg:height="0.1in" svg:x="0.2665in" svg:y="0in" svg:viewBox="0 0 127 255" svg:d="M79 10c0-9 0-10-9-10-24 24-58 24-70 24 0 5 0 8 0 12 8 0 31 0 51-10 0 66 0 132 0 199 0 14-2 18-37 18-4 0-7 0-12 0 0 5 0 9 0 12 14-1 47-1 63-1 15 0 49 0 62 1 0-3 0-7 0-12-4 0-7 0-12 0-35 0-36-4-36-18 0-72 0-144 0-215z"><text:p/></draw:path></draw:g>. עבור <draw:g text:anchor-type="as-char" svg:y="-0.102in" draw:z-index="111" draw:name="Shape133" draw:style-name="gr1"><svg:title>TexMaths</svg:title><svg:desc>11§display§x = 1§svg§600§FALSE§</svg:desc><draw:path draw:style-name="gr2" draw:text-style-name="P4" svg:width="0.3366in" svg:height="0.0858in" svg:x="0.0031in" svg:y="0.0075in" svg:viewBox="0 0 856 219" svg:d="M0 0c286 0 570 0 856 0 0 73 0 146 0 219-286 0-570 0-856 0 0-73 0-146 0-219z"><text:p/></draw:path><draw:path draw:style-name="gr3" draw:text-style-name="P5" svg:width="0.0752in" svg:height="0.0677in" svg:x="-0.0004in" svg:y="0.0339in" svg:viewBox="0 0 192 173" svg:d="M118 54c2-10 11-45 38-45 2 0 11 0 20 5-11 1-19 11-19 21 0 6 5 13 14 13s21-6 21-22c0-21-23-26-36-26-22 0-35 21-40 30-9-26-30-30-41-30-41 0-63 50-63 59 0 5 3 2 4 5 4 0 5-1 6-5 13-40 38-50 52-50 7 0 20 3 20 26 0 11-6 37-20 91-7 23-20 39-37 39-3 0-12 0-19-5 9-2 17-10 17-21 0-10-8-12-14-12-11 0-21 9-21 21 0 18 20 25 36 25 26 0 40-27 41-29 4 14 19 29 42 29 39 0 61-48 61-58 0-3-3-3-4-3-4 0-5 1-6 3-12 41-38 50-50 50-16 0-22-13-22-26 0-8 2-15 6-33 5-17 9-35 14-52z"><text:p/></draw:path><draw:path draw:style-name="gr3" draw:text-style-name="P5" svg:width="0.1004in" svg:height="0.035in" svg:x="0.1331in" svg:y="0.0457in" svg:viewBox="0 0 256 90" svg:d="M243 15c6 0 13 0 13-7 0-8-7-8-12-8-78 0-155 0-232 0-4 0-12 0-12 8 0 7 8 7 13 7 77 0 153 0 230 0zM244 90c5 0 12 0 12-8 0-7-7-7-13-7-77 0-153 0-230 0-5 0-13 0-13 7 0 8 8 8 12 8 77 0 154 0 232 0z"><text:p/></draw:path><draw:path draw:style-name="gr3" draw:text-style-name="P5" svg:width="0.0496in" svg:height="0.1in" svg:x="0.2976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, מתקיים <draw:g text:anchor-type="as-char" svg:y="-0.1134in" draw:z-index="112" draw:name="Shape134" draw:style-name="gr1"><svg:title>TexMaths</svg:title><svg:desc>11§display§t \in [1, 0]§svg§600§FALSE§</svg:desc><draw:path draw:style-name="gr2" draw:text-style-name="P4" svg:width="0.511in" svg:height="0.1354in" svg:x="0.0039in" svg:y="0.0071in" svg:viewBox="0 0 1299 345" svg:d="M0 0c433 0 866 0 1299 0 0 115 0 230 0 345-433 0-866 0-1299 0 0-115 0-230 0-345z"><text:p/></draw:path><draw:path draw:style-name="gr3" draw:text-style-name="P5" svg:width="0.0465in" svg:height="0.0957in" svg:x="-0.0004in" svg:y="0.0189in" svg:viewBox="0 0 119 244" svg:d="M70 88c13 0 25 0 37 0 7 0 12 0 12-9 0-3-5-3-11-3-11 0-23 0-34 0 14-55 16-63 16-65 0-7-5-11-12-11-1 0-12 1-15 14-5 21-10 41-15 62-12 0-24 0-36 0-8 0-12 0-12 7 0 5 3 5 11 5 11 0 23 0 34 0-27 108-30 115-30 121 0 21 15 35 36 35 39 0 61-55 61-58s-3-3-4-3c-3 0-3 1-6 5-16 39-37 49-50 49-8 0-12-6-12-18 0-10 1-12 2-19 10-37 19-74 28-112z"><text:p/></draw:path><draw:path draw:style-name="gr3" draw:text-style-name="P5" svg:width="0.0756in" svg:height="0.087in" svg:x="0.1063in" svg:y="0.0307in" svg:viewBox="0 0 193 222" svg:d="M179 120c7 0 14 0 14-8 0-7-7-7-14-7-55 0-109 0-164 0 5-52 50-88 104-88 20 0 41 0 60 0 7 0 14-2 14-9 0-8-7-8-14-8-20 0-40 0-61 0-66 0-118 51-118 112 0 62 52 110 118 110 21 0 41 0 61 0 7 0 14 0 14-7 0-8-7-7-14-7-19 0-40 0-60 0-54 0-99-36-104-88 55 0 109 0 164 0z"><text:p/></draw:path><draw:path draw:style-name="gr3" draw:text-style-name="P5" svg:width="0.0205in" svg:height="0.1508in" svg:x="0.2555in" svg:y="0in" svg:viewBox="0 0 53 384" svg:d="M53 384c0-5 0-10 0-15-12 0-25 0-38 0 0-118 0-236 0-354 13 0 26 0 38 0 0-5 0-9 0-15-18 0-35 0-53 0 0 128 0 257 0 384 18 0 35 0 53 0z"><text:p/></draw:path><draw:path draw:style-name="gr3" draw:text-style-name="P5" svg:width="0.05in" svg:height="0.1008in" svg:x="0.2925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5" svg:width="0.0173in" svg:height="0.0453in" svg:x="0.3685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638in" svg:height="0.1035in" svg:x="0.4287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5" svg:width="0.0205in" svg:height="0.1508in" svg:x="0.5024in" svg:y="0in" svg:viewBox="0 0 53 384" svg:d="M53 0c-18 0-35 0-53 0 0 6 0 10 0 15 12 0 25 0 37 0 0 118 0 236 0 354-12 0-25 0-37 0 0 5 0 10 0 15 18 0 35 0 53 0 0-127 0-256 0-384z"><text:p/></draw:path></draw:g><text:s/>משמע <draw:g text:anchor-type="as-char" svg:y="-0.1in" draw:z-index="113" draw:name="Shape135" draw:style-name="gr1"><svg:title>TexMaths</svg:title><svg:desc>11§display§t \ge 1§svg§600§FALSE§</svg:desc><draw:path draw:style-name="gr2" draw:text-style-name="P4" svg:width="0.3047in" svg:height="0.1055in" svg:x="0.0039in" svg:y="0.0079in" svg:viewBox="0 0 775 269" svg:d="M0 0c258 0 516 0 775 0 0 89 0 179 0 269-259 0-517 0-775 0 0-90 0-180 0-269z"><text:p/></draw:path><draw:path draw:style-name="gr3" draw:text-style-name="P5" svg:width="0.0465in" svg:height="0.0957in" svg:x="-0.0004in" svg:y="0.0059in" svg:viewBox="0 0 119 244" svg:d="M70 87c12 0 24 0 37 0 7 0 12 0 12-8 0-4-5-4-11-4-11 0-23 0-34 0 14-54 16-62 16-65 0-7-5-10-12-10-1 0-12 0-15 14-5 20-10 40-15 61-12 0-24 0-36 0-8 0-12 0-12 8 0 4 3 4 11 4 11 0 23 0 34 0-27 108-30 114-30 122 0 21 15 35 36 35 39 0 61-56 61-59s-3-3-4-3c-4 0-4 1-6 4-16 41-37 50-50 50-8 0-12-5-12-18 0-9 1-12 2-19 10-37 18-75 28-112z"><text:p/></draw:path><draw:path draw:style-name="gr3" draw:text-style-name="P5" svg:width="0.0925in" svg:height="0.1165in" svg:x="0.1055in" svg:y="0.0043in" svg:viewBox="0 0 236 297" svg:d="M229 121c5-2 7-5 7-9s-1-6-7-9c-72-34-142-67-214-100-4-3-6-3-7-3-5 0-8 4-8 8 0 5 3 6 8 9 67 31 134 63 202 95-67 31-134 63-201 94-8 3-9 6-9 9 0 4 4 7 8 7 2 0 2 0 7-2 72-33 142-66 214-99zM223 297c7 0 13 0 13-8 0-7-7-7-14-7-69 0-138 0-208 0-5 0-14 0-14 7 0 8 8 8 14 8 70 0 139 0 209 0z"><text:p/></draw:path><draw:path draw:style-name="gr3" draw:text-style-name="P5" svg:width="0.0496in" svg:height="0.1in" svg:x="0.2665in" svg:y="0in" svg:viewBox="0 0 127 255" svg:d="M79 10c0-9 0-10-9-10-24 24-58 24-70 24 0 5 0 8 0 12 8 0 31 0 51-10 0 66 0 132 0 199 0 14-2 18-37 18-4 0-7 0-12 0 0 5 0 9 0 12 14-1 47-1 63-1 15 0 49 0 62 1 0-3 0-7 0-12-4 0-7 0-12 0-35 0-36-4-36-18 0-72 0-144 0-215z"><text:p/></draw:path></draw:g>. לפי חסמים אלו, <draw:g text:anchor-type="as-char" svg:y="-0.102in" draw:z-index="114" draw:name="Shape136" draw:style-name="gr1"><svg:title>TexMaths</svg:title><svg:desc>11§display§t = 1§svg§600§FALSE§</svg:desc><draw:path draw:style-name="gr2" draw:text-style-name="P4" svg:width="0.3047in" svg:height="0.0858in" svg:x="0.0039in" svg:y="0.0075in" svg:viewBox="0 0 775 219" svg:d="M0 0c258 0 516 0 775 0 0 73 0 146 0 219-259 0-517 0-775 0 0-73 0-146 0-219z"><text:p/></draw:path><draw:path draw:style-name="gr3" draw:text-style-name="P5" svg:width="0.0465in" svg:height="0.0957in" svg:x="-0.0004in" svg:y="0.0059in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5" svg:width="0.1004in" svg:height="0.035in" svg:x="0.1016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in" svg:x="0.2665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, כדרוש. </text:p>
            </text:list-item>
          </text:list>
        </text:list-item>
      </text:list>
      <text:h text:style-name="Heading_20_3" text:outline-level="3"><text:soft-page-break/>סעיף (ו)</text:h>
      <text:list text:style-name="L8">
        <text:list-item>
          <text:p text:style-name="P52">צ.ל.:</text:p>
          <text:p text:style-name="P53"><draw:g text:anchor-type="as-char" svg:y="-0.2575in" draw:z-index="259" draw:name="Shape137" draw:style-name="gr1"><svg:title>TexMaths</svg:title><svg:desc>11§display§\bigcup_{q \in \Q} \Bigg( \bigcap_{n \in \N_+} \Big(q - \tfrac{2}{n}, q + \tfrac{2}{n} \Big) \Bigg)  = \Q§svg§600§FALSE§</svg:desc><draw:path draw:style-name="gr2" draw:text-style-name="P4" svg:width="2.1531in" svg:height="0.4598in" svg:x="0.0016in" svg:y="0.0079in" svg:viewBox="0 0 5470 1169" svg:d="M2736 1169c-912 0-1824 0-2736 0 0-389 0-780 0-1169 1824 0 3646 0 5470 0 0 389 0 780 0 1169-912 0-1824 0-2734 0z"><text:p/></draw:path><draw:path draw:style-name="gr3" draw:text-style-name="P5" svg:width="0.1516in" svg:height="0.2122in" svg:x="0.0303in" svg:y="0.122in" svg:viewBox="0 0 386 540" svg:d="M353 354c0 89-75 154-161 154s-160-66-160-154c0-111 0-222 0-333 0-5 0-21-16-21s-16 15-16 21c0 112 0 223 0 335 0 99 84 184 192 184s194-85 194-184c0-112 0-223 0-335 0-5 0-21-16-21-17 0-17 15-17 21 0 111 0 222 0 333z"><text:p/></draw:path><draw:path draw:style-name="gr3" draw:text-style-name="P5" svg:width="0.0476in" svg:height="0.0673in" svg:x="0.0004in" svg:y="0.402in" svg:viewBox="0 0 122 172" svg:d="M121 8c1-1 1-3 1-5 0-1-1-3-3-3-4 0-15 9-20 18-2-6-12-18-29-18-35 0-70 38-70 77 0 26 18 45 41 45 15 0 28-10 34-15 0 1-9 35-9 39-4 16-4 16-21 16-3 0-8 0-8 6 0 1 1 4 5 4 9 0 17-2 27-2 9 0 21 2 30 2 2 0 5-2 5-6s-4-4-7-4c-6 0-13 0-13-4 0-2 0-1 1-5 12-49 24-97 36-145zM80 85c-1 5-1 5-4 10-11 12-23 19-34 19-10 0-20-6-20-26 0-14 8-44 14-55 12-21 27-25 34-25 19 0 25 21 25 23 0 1-2 3-2 4-4 17-8 33-13 50z"><text:p/></draw:path><draw:path draw:style-name="gr3" draw:text-style-name="P5" svg:width="0.0587in" svg:height="0.0689in" svg:x="0.065in" svg:y="0.387in" svg:viewBox="0 0 150 176" svg:d="M140 95c4 0 10 0 10-7s-6-7-10-7c-42 0-84 0-126 0 4-39 37-68 79-68 16 0 31 0 47 0 4 0 10 0 10-6 0-7-6-7-10-7-16 0-32 0-48 0-50 0-92 38-92 88 0 49 42 88 92 88 16 0 32 0 48 0 4 0 10 0 10-7 0-6-6-6-10-6-16 0-31 0-47 0-42 0-75-30-79-68 42 0 84 0 126 0z"><text:p/></draw:path><draw:path draw:style-name="gr3" draw:text-style-name="P5" svg:width="0.0752in" svg:height="0.0937in" svg:x="0.139in" svg:y="0.3724in" svg:viewBox="0 0 192 239" svg:d="M121 194c37-9 71-39 71-96 0-68-47-98-95-98-50 0-97 32-97 98 0 58 35 86 67 93 12 29 39 48 73 48 13 0 28-3 41-8 6-2 8-3 8-7 0-3-2-4-4-4-1 0-1 0-2 0-8 2-11 2-16 2-25 0-41-15-46-28zM59 18c-16 18-21 50-21 80 0 26 4 60 21 81-18-6-49-28-49-81 0-55 33-75 49-80zM134 18c19 6 50 27 50 80 0 55-34 75-50 81 17-20 21-51 21-81 0-27-3-60-21-80zM97 186c-44 0-49-57-49-88 0-32 6-88 49-88 44 0 48 57 48 88 0 33-5 88-48 88zM79 195c8 1 12 1 18 1 1 0 6 0 14-1 8 17 20 27 34 33 2 1 1 0 2 1 0 1-4 1-7 1-23 0-48-11-61-35z"><text:p/></draw:path><draw:path draw:style-name="gr3" draw:text-style-name="P5" svg:width="0.0787in" svg:height="0.4551in" svg:x="0.2799in" svg:y="0in" svg:viewBox="0 0 201 1157" svg:d="M201 1152c0-1 0-1-2-4-37-44-68-94-91-147-51-119-71-257-71-422 0-164 19-309 76-435 23-49 52-95 87-136 0-1 1-3 1-4 0-4-3-4-9-4s-6 0-6 1c-1 0-24 23-55 66-67 95-101 208-119 323-9 63-12 126-12 188 0 144 19 292 80 424 28 58 64 111 103 151 3 4 3 4 9 4 7 0 9 0 9-5z"><text:p/></draw:path><draw:path draw:style-name="gr3" draw:text-style-name="P5" svg:width="0.1512in" svg:height="0.2122in" svg:x="0.4736in" svg:y="0.122in" svg:viewBox="0 0 385 540" svg:d="M353 519c0 5 0 21 17 21 15 0 15-16 15-21 0-112 0-224 0-335 0-99-85-184-193-184-107 0-192 85-192 184 0 111 0 223 0 335 0 5 0 21 15 21 17 0 17-16 17-21 0-111 0-222 0-333 0-88 75-154 160-154 86 0 161 66 161 154 0 111 0 222 0 333z"><text:p/></draw:path><draw:path draw:style-name="gr3" draw:text-style-name="P5" svg:width="0.065in" svg:height="0.0476in" svg:x="0.3945in" svg:y="0.402in" svg:viewBox="0 0 166 122" svg:d="M21 102c-1 4-3 10-3 11 0 6 5 9 9 9 5 0 8-4 10-7 3-3 5-11 6-16 1-4 4-18 5-24 3-6 4-12 5-18 3-11 4-13 12-25 8-10 20-24 41-24 15 0 15 13 15 18 0 17-11 47-15 58-4 7-5 11-5 15 0 14 12 23 25 23 28 0 40-37 40-42 0-3-3-3-4-3-5 0-5 2-6 4-6 22-17 33-28 33-6 0-7-3-7-10 0-5 1-8 7-22 2-7 14-36 14-51 0-27-21-31-35-31-23 0-39 14-47 24-2-19-17-24-28-24-12 0-19 9-22 14-6 10-10 26-10 28 0 3 4 3 5 3 4 0 4-1 6-9 4-15 9-28 20-28 6 0 9 5 9 13 0 5-3 14-5 22-2 6-4 19-5 24-4 12-6 23-9 35z"><text:p/></draw:path><draw:path draw:style-name="gr3" draw:text-style-name="P5" svg:width="0.0587in" svg:height="0.0689in" svg:x="0.4764in" svg:y="0.387in" svg:viewBox="0 0 150 176" svg:d="M139 95c4 0 11 0 11-7s-6-7-11-7c-42 0-84 0-126 0 5-39 38-68 79-68 16 0 31 0 47 0 4 0 11 0 11-6 0-7-6-7-11-7-16 0-32 0-48 0-49 0-91 38-91 88 0 49 42 88 91 88 16 0 32 0 48 0 4 0 11 0 11-7 0-6-6-6-11-6-16 0-31 0-47 0-41 0-74-30-79-68 42 0 84 0 126 0z"><text:p/></draw:path><draw:path draw:style-name="gr3" draw:text-style-name="P5" svg:width="0.072in" svg:height="0.0744in" svg:x="0.5496in" svg:y="0.3756in" svg:viewBox="0 0 184 190" svg:d="M35 16c-3-3-3-4-5-6 11 0 21 0 32 0 30 41 60 81 91 122 0 13 0 26 0 40-40-52-78-104-118-156zM35 32c39 52 78 102 117 154 2 3 4 4 5 4 5 0 5-4 5-9 0-50 0-102 0-152 0-16 3-19 15-19 1 0 7-1 7-6 0-4-5-4-10-4-13 0-26 0-39 0-5 0-10 0-10 4 0 6 6 6 8 6 15 0 18 5 18 20 0 28 0 56 0 84-28-37-54-73-82-111-3-3-3-3-10-3-15 0-32 0-47 0-4 0-9 0-9 4 0 5 5 6 6 6 7 0 13 4 15 8-1 2-1 3-1 6 0 44 0 88 0 132 0 14-1 20-15 20-4 0-8 0-8 4 0 5 4 5 9 5 14 0 28 0 43 0 4 0 8 0 8-5 0-4-4-4-8-4-15 0-17-7-17-20 0-42 0-82 0-124z"><text:p/></draw:path><draw:path draw:style-name="gr3" draw:text-style-name="P5" svg:width="0.063in" svg:height="0.0634in" svg:x="0.6315in" svg:y="0.4118in" svg:viewBox="0 0 161 162" svg:d="M86 87c22 0 45 0 67 0 2 0 8 0 8-6 0-5-6-5-8-5-22 0-45 0-67 0 0-22 0-45 0-67 0-4 0-9-6-9-5 0-5 5-5 9 0 22 0 45 0 67-22 0-45 0-67 0-4 0-8 0-8 5 0 6 4 6 8 6 22 0 45 0 67 0 0 22 0 45 0 67 0 2 0 8 5 8 6 0 6-6 6-8 0-22 0-45 0-67z"><text:p/></draw:path><draw:path draw:style-name="gr3" draw:text-style-name="P5" svg:width="0.0571in" svg:height="0.2724in" svg:x="0.7626in" svg:y="0.0925in" svg:viewBox="0 0 146 693" svg:d="M129 688c1 1 3 4 4 5 3 0 6 0 9 0 1 0 4 0 4-4 0-2-1-2-1-3-14-14-35-35-59-77-42-74-57-169-57-262 0-171 49-272 116-340 1-2 1-3 1-4 0-3-2-3-7-3s-6 0-9 3c-37 31-78 85-105 166-16 52-25 114-25 177 0 93 16 196 77 284 10 15 24 31 24 32 5 4 10 10 13 13 5 5 10 9 15 13z"><text:p/></draw:path><draw:path draw:style-name="gr3" draw:text-style-name="P5" svg:width="0.0622in" svg:height="0.0965in" svg:x="0.8319in" svg:y="0.1984in" svg:viewBox="0 0 159 246" svg:d="M159 4c0-1-1-3-4-3s-19 15-25 26c-9-20-24-27-37-27-46 0-93 57-93 113 0 39 23 62 52 62 16 0 30-9 45-23-4 14-17 66-18 69-3 11-5 12-27 13-6 0-9 0-9 8 1 1 0 4 4 4 13 0 27-1 40-1s26 1 39 1c3 0 7 0 7-7 0-5-3-5-10-5-19 0-19-3-19-6s2-5 3-9c17-72 35-143 52-215zM53 167c-23 0-26-30-26-36 0-19 11-61 18-77 12-29 33-45 48-45 26 0 31 32 31 34s-22 87-23 88c-5 11-27 36-48 36z"><text:p/></draw:path><draw:path draw:style-name="gr3" draw:text-style-name="P5" svg:width="0.0925in" svg:height="0.0055in" svg:x="0.9457in" svg:y="0.2256in" svg:viewBox="0 0 236 15" svg:d="M222 15c7 0 14 0 14-7 0-8-7-8-14-8-69 0-140 0-209 0-6 0-13 0-13 8 0 7 7 7 13 7 69 0 140 0 209 0z"><text:p/></draw:path><draw:path draw:style-name="gr3" draw:text-style-name="P5" svg:width="0.0465in" svg:height="0.0701in" svg:x="1.1173in" svg:y="0.1354in" svg:viewBox="0 0 119 179" svg:d="M119 131c-4 0-6 0-9 0-1 5-3 21-7 24-2 1-23 1-27 1-17 0-33 0-50 0 29-24 38-32 54-45 20-15 39-33 39-58 0-33-29-53-63-53s-56 24-56 48c0 15 11 16 14 16 7 0 15-5 15-15 0-5-3-14-17-14 9-20 28-25 40-25 27 0 40 21 40 43 0 23-16 42-25 51-22 22-43 43-65 65-2 3-2 3-2 10 37 0 74 0 111 0 2-16 6-32 8-48z"><text:p/></draw:path><draw:path draw:style-name="gr3" draw:text-style-name="P5" svg:width="0.0748in" svg:height="0.0055in" svg:x="1.1031in" svg:y="0.2256in" svg:viewBox="0 0 191 15" svg:d="M96 15c-32 0-64 0-96 0 0-5 0-10 0-15 64 0 128 0 191 0 0 5 0 10 0 15-32 0-63 0-95 0z"><text:p/></draw:path><draw:path draw:style-name="gr3" draw:text-style-name="P5" svg:width="0.0646in" svg:height="0.0476in" svg:x="1.1083in" svg:y="0.2709in" svg:viewBox="0 0 165 122" svg:d="M20 102c-1 4-2 10-2 11 0 7 4 9 8 9 6 0 10-3 11-5 1-4 4-11 5-18 1-4 4-18 6-24 1-6 4-12 5-18 3-11 3-13 11-24 7-11 21-25 40-25 16 0 17 14 17 18 0 17-12 47-17 59-3 7-4 10-4 14 0 14 12 23 26 23 27 0 39-37 39-42 0-3-3-3-4-3-4 0-4 2-5 4-6 22-19 33-30 33-5 0-6-3-6-8 0-7 2-10 6-22 4-9 15-38 15-53 0-27-21-31-35-31-22 0-38 14-47 25-1-18-17-25-28-25s-18 9-21 14c-7 11-10 27-10 28 0 3 3 3 4 3 4 0 5-1 6-8 4-16 10-29 20-29 7 0 10 5 10 13 0 5-4 15-5 23-2 7-5 18-6 24-4 11-6 23-9 34z"><text:p/></draw:path><draw:path draw:style-name="gr3" draw:text-style-name="P5" svg:width="0.0177in" svg:height="0.0449in" svg:x="1.2094in" svg:y="0.2492in" svg:viewBox="0 0 46 115" svg:d="M46 41c0-26-10-41-25-41-13 0-21 10-21 21 0 10 8 21 21 21 4 0 10-2 13-6 1-1 1-1 2-1 0 2 1 0 1 6 0 28-14 51-26 65-4 4-4 4-4 5 0 3 2 4 4 4 3 0 35-29 35-74z"><text:p/></draw:path><draw:path draw:style-name="gr3" draw:text-style-name="P5" svg:width="0.0622in" svg:height="0.0965in" svg:x="1.2701in" svg:y="0.1984in" svg:viewBox="0 0 159 246" svg:d="M159 4c0-1-1-3-3-3-4 0-20 15-26 26-9-20-24-27-37-27-45 0-93 57-93 113 0 39 23 62 52 62 16 0 32-9 45-23-4 14-16 66-18 69-2 11-5 12-27 13-5 0-9 0-9 8 2 1 0 4 5 4 12 0 26-1 39-1s26 1 39 1c3 0 7 0 7-7 0-5-3-5-10-5-19 0-19-3-19-6s2-5 3-9c17-72 35-143 52-215zM53 167c-23 0-26-30-26-36 0-19 13-61 19-77 11-29 32-45 47-45 26 0 31 32 31 34s-21 87-23 88c-5 11-26 36-48 36z"><text:p/></draw:path><draw:path draw:style-name="gr3" draw:text-style-name="P5" svg:width="0.1004in" svg:height="0.1008in" svg:x="1.3803in" svg:y="0.1783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5" svg:width="0.0469in" svg:height="0.0701in" svg:x="1.5559in" svg:y="0.1354in" svg:viewBox="0 0 120 179" svg:d="M120 131c-3 0-7 0-10 0-1 5-3 21-7 24-2 1-23 1-27 1-17 0-33 0-50 0 29-24 39-32 54-45 21-15 40-33 40-58 0-33-30-53-64-53s-56 24-56 48c0 15 11 16 14 16 7 0 15-5 15-15 0-5-3-14-17-14 9-20 28-25 40-25 27 0 41 21 41 43 0 23-17 42-25 51-22 22-44 43-66 65-2 3-2 3-2 10 37 0 74 0 111 0 3-16 6-32 9-48z"><text:p/></draw:path><draw:path draw:style-name="gr3" draw:text-style-name="P5" svg:width="0.0744in" svg:height="0.0055in" svg:x="1.5421in" svg:y="0.2256in" svg:viewBox="0 0 190 15" svg:d="M95 15c-32 0-63 0-95 0 0-5 0-10 0-15 64 0 126 0 190 0 0 5 0 10 0 15-32 0-64 0-95 0z"><text:p/></draw:path><draw:path draw:style-name="gr3" draw:text-style-name="P5" svg:width="0.0646in" svg:height="0.0476in" svg:x="1.5469in" svg:y="0.2709in" svg:viewBox="0 0 165 122" svg:d="M21 102c-1 4-3 10-3 11 0 7 4 9 8 9 6 0 10-3 11-5 1-4 4-11 5-18 2-4 4-18 6-24 1-6 4-12 5-18 3-11 3-13 11-24 7-11 21-25 40-25 17 0 17 14 17 18 0 17-12 47-17 59-2 7-3 10-3 14 0 14 11 23 25 23 28 0 39-37 39-42 0-3-3-3-4-3-4 0-4 2-5 4-6 22-17 33-28 33-6 0-7-3-7-8 0-7 1-10 5-22 4-9 15-38 15-53 0-27-21-31-35-31-22 0-38 14-46 25-2-18-18-25-29-25s-18 9-21 14c-6 11-10 27-10 28 0 3 3 2 4 3 5 0 5-1 7-8 3-16 9-29 20-29 6 0 9 5 9 13 0 5-3 15-5 23-2 7-4 18-6 24-3 11-6 23-8 34z"><text:p/></draw:path><draw:path draw:style-name="gr3" draw:text-style-name="P5" svg:width="0.0575in" svg:height="0.2724in" svg:x="1.6409in" svg:y="0.0925in" svg:viewBox="0 0 147 693" svg:d="M147 346c0-110-26-227-102-314-5-7-20-22-30-30-2-2-3-2-7-2-5 0-8 0-8 3 0 2 1 4 2 5 13 13 34 34 58 77 42 73 58 169 58 261 0 169-47 271-117 340 0 1-1 2-1 3 0 4 3 4 8 4 4 0 5 0 8-3 38-31 79-84 105-166 18-52 26-115 26-178z"><text:p/></draw:path><draw:path draw:style-name="gr3" draw:text-style-name="P5" svg:width="0.0787in" svg:height="0.4551in" svg:x="1.7315in" svg:y="0in" svg:viewBox="0 0 201 1157" svg:d="M201 579c0-145-17-292-79-424-27-58-65-111-103-152-4-2-4-3-10-3s-9 0-9 4c0 1 2 4 2 5 38 45 68 94 91 147 51 119 71 256 71 422 0 164-19 308-76 435-22 49-52 94-86 136-1 1-2 2-2 3 0 5 3 5 9 5 5 0 6 0 7-1 18-22 25-23 54-66 67-95 102-208 119-324 9-61 12-125 12-187z"><text:p/></draw:path><draw:path draw:style-name="gr3" draw:text-style-name="P5" svg:width="0.1004in" svg:height="0.035in" svg:x="1.8976in" svg:y="0.210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079in" svg:height="0.1339in" svg:x="2.0547in" svg:y="0.1587in" svg:viewBox="0 0 275 341" svg:d="M172 276c53-11 103-55 103-136 0-97-68-140-138-140-71 0-137 45-137 140 0 82 49 122 95 134 17 39 56 67 103 67 20 0 41-3 60-11 8-3 11-5 11-9s-3-8-6-8c-1 0-1 0-3 1-11 4-16 4-22 4-36 0-58-23-66-42zM84 25c-24 27-30 73-30 115 0 38 4 85 31 116-28-10-72-40-72-116 0-78 47-107 71-116zM191 24c26 10 70 41 70 116 0 79-48 107-71 116 24-28 30-73 30-116 0-38-4-86-30-115zM137 266c-62 0-70-82-70-126 0-47 8-126 70-126 63 0 70 82 70 126 0 46-8 126-70 126zM111 277c11 2 25 2 26 2 2 0 10 0 21-1 10 24 29 40 48 47 4 2 3 0 4 2 0 1-7 1-12 1-33 0-66-16-87-51z"><text:p/></draw:path></draw:g></text:p>
        </text:list-item>
        <text:list-item>
          <text:p text:style-name="P54">ראשית, נוכיח:</text:p>
          <text:p text:style-name="P53"><draw:g text:anchor-type="as-char" svg:y="-0.1681in" draw:z-index="254" draw:name="Shape138" draw:style-name="gr1"><svg:title>TexMaths</svg:title><svg:desc>11§display§\forall q \in \Q. A:= \bigcap_{n \in \N_+} \Big(q - \tfrac{2}{n}, q + \tfrac{2}{n} \Big) = \{q\}§svg§600§FALSE§</svg:desc><draw:path draw:style-name="gr2" draw:text-style-name="P4" svg:width="2.602in" svg:height="0.3685in" svg:x="0.0079in" svg:y="0.0071in" svg:viewBox="0 0 6610 937" svg:d="M0 0c2203 0 4407 0 6610 0 0 312 0 624 0 937-2203 0-4407 0-6610 0 0-313 0-625 0-937z"><text:p/></draw:path><draw:path draw:style-name="gr3" draw:text-style-name="P5" svg:width="0.0843in" svg:height="0.1083in" svg:x="0in" svg:y="0.0689in" svg:viewBox="0 0 215 276" svg:d="M213 14c2-3 2-4 2-6 0-4-3-8-8-8s-7 4-9 9c-11 28-21 56-32 84-39 0-78 0-118 0-11-28-20-56-31-84-3-6-4-9-9-9-4 0-8 4-8 8 0 1 0 2 2 6 32 85 65 169 97 253 1 6 3 9 9 9 5 0 6-3 8-8 33-84 64-169 97-254zM55 109c35 0 69 0 105 0-18 46-35 91-52 137-18-46-35-91-53-137z"><text:p/></draw:path><draw:path draw:style-name="gr3" draw:text-style-name="P5" svg:width="0.0626in" svg:height="0.0961in" svg:x="0.0906in" svg:y="0.1071in" svg:viewBox="0 0 160 245" svg:d="M160 3c0-1-2-3-4-3-4 0-20 15-26 26-9-21-24-26-36-26-46 0-94 57-94 112 0 39 23 63 52 63 16 0 31-10 45-23-3 13-17 65-18 68-2 11-5 13-27 13-6 0-9 0-9 8 2 1 0 4 5 4 13 0 26-1 39-1s26 1 40 1c2 0 6 0 6-8 0-4-3-4-10-4-18 0-18-3-18-7 0-2 1-4 2-7 17-72 35-144 53-216zM53 166c-23 0-25-30-25-36 0-19 11-61 17-77 12-29 33-45 49-45 25 0 30 32 30 34s-22 87-23 89c-5 10-27 35-48 35z"><text:p/></draw:path><draw:path draw:style-name="gr3" draw:text-style-name="P5" svg:width="0.076in" svg:height="0.0878in" svg:x="0.2126in" svg:y="0.0925in" svg:viewBox="0 0 194 224" svg:d="M180 120c7 0 14 0 14-8s-7-8-14-8c-55 0-108 0-163 0 4-51 49-89 103-89 20 0 41 0 60 0 7 0 14 0 14-7 0-8-7-8-14-8-20 0-40 0-61 0-66 0-119 51-119 112 0 62 53 112 119 112 21 0 41 0 61 0 7 0 14 0 14-7 0-8-7-8-14-8-19 0-40 0-60 0-54 0-99-37-103-89 55 0 108 0 163 0z"><text:p/></draw:path><draw:path draw:style-name="gr3" draw:text-style-name="P5" svg:width="0.1079in" svg:height="0.1339in" svg:x="0.3492in" svg:y="0.0681in" svg:viewBox="0 0 275 341" svg:d="M172 275c55-11 103-55 103-135 0-98-68-140-137-140-71 0-138 44-138 139 0 82 50 122 95 134 17 39 56 68 103 68 20 0 41-5 62-12 6-2 10-5 10-9s-4-7-7-7c-1 0-1 0-3 0-11 4-16 4-21 4-37 0-59-23-67-42zM84 24c-23 28-30 73-30 115 0 38 5 86 31 116-27-10-72-41-72-115 0-80 49-108 71-117zM191 23c26 10 71 41 71 116 0 79-49 107-72 116 25-29 30-74 30-115 0-39-4-87-30-116zM138 265c-63 0-70-81-70-125 0-47 8-127 70-127s69 82 69 126c0 46-8 126-69 126zM112 277c11 1 17 0 26 1 2 0 9 0 20-1 10 24 29 40 48 47 4 1 4 1 4 3-4 0-6 0-12 0-32 0-66-16-86-50z"><text:p/></draw:path><draw:path draw:style-name="gr3" draw:text-style-name="P5" svg:width="0.0157in" svg:height="0.0161in" svg:x="0.4756in" svg:y="0.1587in" svg:viewBox="0 0 41 42" svg:d="M41 21c0-11-10-21-21-21-12 0-20 10-20 21s8 21 20 21c11 0 21-10 21-21z"><text:p/></draw:path><draw:path draw:style-name="gr3" draw:text-style-name="P5" svg:width="0.1039in" svg:height="0.1087in" svg:x="0.5098in" svg:y="0.0657in" svg:viewBox="0 0 265 277" svg:d="M56 232c-15 26-31 32-47 33-5 0-9 0-9 8 0 2 2 4 6 4 9 0 22-1 33-1 13 0 26 1 38 1 2 0 8 0 8-8 0-4-4-4-7-4-9-1-17-4-17-13 0-6 2-10 5-15 10-16 20-33 30-49 32 0 65 0 97 0 0 8 5 60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3" draw:text-style-name="P5" svg:width="0.0157in" svg:height="0.0654in" svg:x="0.6744in" svg:y="0.1091in" svg:viewBox="0 0 41 167" svg:d="M41 21c0-11-10-21-21-21s-20 10-20 21 9 21 20 21 21-10 21-21zM41 146c0-11-10-21-21-21s-20 10-20 21 9 21 20 21 21-10 21-21z"><text:p/></draw:path><draw:path draw:style-name="gr3" draw:text-style-name="P5" svg:width="0.1004in" svg:height="0.035in" svg:x="0.7122in" svg:y="0.118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512in" svg:height="0.2122in" svg:x="0.948in" svg:y="0.0303in" svg:viewBox="0 0 385 540" svg:d="M353 518c0 5 0 22 17 22 15 0 15-17 15-22 0-111 0-222 0-333 0-100-85-185-192-185-108 0-193 85-193 185 0 111 0 222 0 333 0 5 0 22 15 22 17 0 17-17 17-22 0-110 0-221 0-332 0-88 75-154 161-154 85 0 160 66 160 154 0 111 0 222 0 332z"><text:p/></draw:path><draw:path draw:style-name="gr3" draw:text-style-name="P5" svg:width="0.065in" svg:height="0.0476in" svg:x="0.8689in" svg:y="0.3094in" svg:viewBox="0 0 166 122" svg:d="M21 102c-1 4-3 10-3 11 0 7 5 9 10 9 4 0 7-3 9-5 2-4 5-11 6-18 1-4 4-18 5-24 3-6 4-12 5-18 3-11 4-13 12-24s20-25 41-25c15 0 15 14 15 18 0 17-11 47-15 59-4 7-5 10-5 14 0 14 12 23 26 23 27 0 39-37 39-42 0-3-3-2-4-3-5 0-5 2-6 4-6 22-17 33-28 33-6 0-7-3-7-8 0-7 1-10 7-22 2-9 14-38 14-53 0-27-21-31-35-31-23 0-39 14-46 25-3-18-18-25-29-25-12 0-19 9-22 14-6 11-10 27-10 28 0 3 4 3 6 3 3 0 3-1 5-8 4-16 9-29 20-29 6 0 9 5 9 13 0 5-3 15-5 23-2 7-4 18-5 24-4 11-6 23-9 34z"><text:p/></draw:path><draw:path draw:style-name="gr3" draw:text-style-name="P5" svg:width="0.0587in" svg:height="0.0689in" svg:x="0.9508in" svg:y="0.2953in" svg:viewBox="0 0 150 176" svg:d="M139 95c4 0 11 0 11-7s-7-7-11-7c-42 0-84 0-126 0 5-39 38-68 79-68 16 0 31 0 47 0 4 0 11 0 11-6 0-7-7-7-11-7-16 0-32 0-48 0-50 0-91 40-91 88 0 49 42 88 91 88 16 0 32 0 48 0 4 0 11 0 11-7 0-6-7-6-11-6-16 0-31 0-47 0-41 0-74-29-79-68 42 0 84 0 126 0z"><text:p/></draw:path><draw:path draw:style-name="gr3" draw:text-style-name="P5" svg:width="0.072in" svg:height="0.0744in" svg:x="1.024in" svg:y="0.2835in" svg:viewBox="0 0 184 190" svg:d="M35 16c-3-3-3-4-5-6 11 0 21 0 32 0 30 41 60 82 91 123 0 13 0 25 0 39-40-52-78-104-118-156zM35 32c39 52 78 103 117 155 2 3 3 3 5 3 5 0 5-4 5-9 0-50 0-102 0-152 0-15 3-19 15-19 1 0 7 0 7-5s-5-5-10-5c-13 0-25 0-39 0-5 0-10 0-10 5s6 5 8 5c16 0 18 5 18 20 0 28 0 56 0 84-28-36-54-73-82-110-3-4-3-4-10-4-15 0-31 0-47 0-4 0-9 0-9 5 0 4 5 5 6 5 8 1 12 5 15 8-1 2-1 3-1 6 0 44 0 88 0 132 0 14-2 20-15 20-4 0-8 0-8 4 0 6 4 6 9 6 14 0 28 0 43 0 4 0 9 0 9-6 0-4-5-4-9-4-15 0-17-6-17-20 0-42 0-82 0-124z"><text:p/></draw:path><draw:path draw:style-name="gr3" draw:text-style-name="P5" svg:width="0.063in" svg:height="0.063in" svg:x="1.1059in" svg:y="0.3213in" svg:viewBox="0 0 161 161" svg:d="M86 86c22 0 45 0 67 0 2 0 8 0 8-6 0-5-6-5-8-5-22 0-45 0-67 0 0-22 0-45 0-67 0-4 0-8-6-8-5 0-5 4-5 8 0 22 0 45 0 67-22 0-45 0-67 0-4 0-8 0-8 5 0 6 4 6 8 6 22 0 45 0 67 0 0 22 0 45 0 67 0 2 0 8 5 8 6 0 6-6 6-8 0-22 0-45 0-67z"><text:p/></draw:path><draw:path draw:style-name="gr3" draw:text-style-name="P5" svg:width="0.0571in" svg:height="0.2728in" svg:x="1.237in" svg:y="0in" svg:viewBox="0 0 146 694" svg:d="M129 689c1 0 3 4 4 5 3 0 6 0 9 0 1 0 4-1 4-5 0-1-1-2-1-3-14-14-35-35-59-78-42-74-57-168-57-261 0-171 49-272 116-340 1-2 1-2 1-3 0-4-2-4-7-4s-6 0-9 3c-36 32-78 85-105 166-16 52-25 114-25 178 0 92 17 194 77 283 10 15 24 31 24 32 5 4 10 11 13 13 5 6 10 10 15 14z"><text:p/></draw:path><draw:path draw:style-name="gr3" draw:text-style-name="P5" svg:width="0.0626in" svg:height="0.0961in" svg:x="1.3063in" svg:y="0.1071in" svg:viewBox="0 0 160 245" svg:d="M160 3c0-1-2-3-5-3s-19 15-25 26c-9-21-24-26-36-26-47 0-94 57-94 112 0 39 23 63 52 63 16 0 31-10 45-23-3 13-17 65-18 68-3 11-5 13-27 13-6 0-9 0-9 8 1 1 0 4 4 4 14 0 27-1 40-1s26 1 40 1c2 0 6 0 6-8 0-4-3-4-10-4-18 0-18-3-18-7 0-2 1-4 1-7 17-72 36-144 54-216zM53 166c-23 0-25-30-25-36 0-19 11-61 17-77 12-29 32-45 49-45 25 0 30 32 30 34s-22 87-23 89c-5 10-27 35-48 35z"><text:p/></draw:path><draw:path draw:style-name="gr3" draw:text-style-name="P5" svg:width="0.0929in" svg:height="0.0055in" svg:x="1.4197in" svg:y="0.1335in" svg:viewBox="0 0 237 15" svg:d="M222 15c7 0 15 0 15-7 0-8-8-8-15-8-69 0-139 0-209 0-6 0-13 0-13 8 0 7 7 7 13 7 70 0 140 0 209 0z"><text:p/></draw:path><draw:path draw:style-name="gr3" draw:text-style-name="P5" svg:width="0.0465in" svg:height="0.0701in" svg:x="1.5917in" svg:y="0.0441in" svg:viewBox="0 0 119 179" svg:d="M119 131c-3 0-6 0-9 0-1 5-3 22-7 24-2 2-23 2-27 2-17 0-33 0-50 0 29-25 38-33 54-46 20-15 39-32 39-58 0-32-29-53-63-53s-56 24-56 48c0 15 11 16 14 16 7 0 15-5 15-15 0-4-3-14-17-14 9-19 28-25 40-25 27 0 40 21 40 43 0 24-16 43-25 51-22 22-43 43-65 65-2 3-2 4-2 10 37 0 74 0 111 0 2-16 6-32 8-48z"><text:p/></draw:path><draw:path draw:style-name="gr3" draw:text-style-name="P5" svg:width="0.0748in" svg:height="0.0055in" svg:x="1.5776in" svg:y="0.1335in" svg:viewBox="0 0 191 15" svg:d="M0 0c64 0 128 0 191 0 0 5 0 10 0 15-63 0-127 0-191 0 0-5 0-10 0-15z"><text:p/></draw:path><draw:path draw:style-name="gr3" draw:text-style-name="P5" svg:width="0.0646in" svg:height="0.0476in" svg:x="1.5827in" svg:y="0.1799in" svg:viewBox="0 0 165 122" svg:d="M20 102c-1 4-1 8-2 11 0 7 4 9 8 9 6 0 10-3 11-5 2-3 4-11 5-17 1-5 4-18 6-25 2-6 4-11 5-18 3-11 3-13 11-24s21-25 41-25c15 0 16 14 16 18 0 17-12 48-16 59-4 7-5 10-5 14 0 14 12 23 27 23 26 0 38-37 38-41s-3-4-4-4c-4 0-4 2-5 5-6 21-18 32-29 32-6 0-7-3-7-8 0-7 2-10 7-22 3-9 14-38 14-53 0-26-21-31-35-31-22 0-38 14-47 25-1-18-17-25-28-25s-18 9-21 15c-7 10-10 26-10 27 0 3 3 3 4 3 4 0 5-1 6-8 4-16 10-29 20-29 7 0 10 6 10 13 0 5-3 15-5 23-2 7-5 18-6 24-4 11-6 23-9 34z"><text:p/></draw:path><draw:path draw:style-name="gr3" draw:text-style-name="P5" svg:width="0.0177in" svg:height="0.0449in" svg:x="1.6839in" svg:y="0.1587in" svg:viewBox="0 0 46 115" svg:d="M46 41c0-26-10-41-25-41-13 0-21 10-21 21s8 21 21 21c4 0 10-2 13-6 1-1 1-1 2-1 0 2 1 0 1 6 0 28-14 51-26 65-4 4-4 5-4 6 0 2 2 3 4 3 3 0 35-29 35-74z"><text:p/></draw:path><draw:path draw:style-name="gr3" draw:text-style-name="P5" svg:width="0.0626in" svg:height="0.0961in" svg:x="1.7445in" svg:y="0.1071in" svg:viewBox="0 0 160 245" svg:d="M160 3c0-1-2-3-4-3-4 0-20 15-26 26-9-21-24-26-36-26-46 0-94 57-94 112 0 39 23 63 52 63 16 0 32-10 45-23-3 13-17 65-18 68-2 11-5 13-27 13-5 0-9 0-9 8 2 1 0 4 5 4 13 0 26-1 39-1s26 1 40 1c2 0 6 0 6-8 0-4-3-4-10-4-18 0-18-3-18-7 0-2 1-4 2-7 17-72 35-144 53-216zM53 166c-23 0-25-30-25-36 0-19 12-61 18-77 11-29 32-45 48-45 25 0 30 32 30 34s-21 87-23 89c-5 10-26 35-48 35z"><text:p/></draw:path><draw:path draw:style-name="gr3" draw:text-style-name="P5" svg:width="0.1004in" svg:height="0.1008in" svg:x="1.8547in" svg:y="0.0862in" svg:viewBox="0 0 256 257" svg:d="M136 136c37 0 72 0 108 0 6 0 12 0 12-7 0-8-6-8-12-8-36 0-71 0-108 0 0-36 0-72 0-108 0-5 0-13-7-13-8 0-8 8-8 13 0 36 0 72 0 108-36 0-73 0-109 0-5 0-12 0-12 8 0 7 7 7 12 7 36 0 73 0 109 0 0 36 0 72 0 108 0 6 0 13 8 13 7 0 7-7 7-13 0-36 0-72 0-108z"><text:p/></draw:path><draw:path draw:style-name="gr3" draw:text-style-name="P5" svg:width="0.0469in" svg:height="0.0701in" svg:x="2.0303in" svg:y="0.0441in" svg:viewBox="0 0 120 179" svg:d="M120 131c-3 0-7 0-10 0-1 5-3 22-7 24-2 2-23 2-27 2-17 0-33 0-50 0 29-25 39-33 54-46 21-15 40-32 40-58 0-32-30-53-64-53s-56 24-56 48c0 15 11 16 14 16 7 0 15-5 15-15 0-4-3-14-17-14 9-19 28-25 40-25 27 0 42 21 42 43 0 24-18 43-26 51-22 22-44 43-66 65-2 3-2 4-2 10 37 0 74 0 111 0 3-16 6-32 9-48z"><text:p/></draw:path><draw:path draw:style-name="gr3" draw:text-style-name="P5" svg:width="0.0748in" svg:height="0.0055in" svg:x="2.0161in" svg:y="0.1335in" svg:viewBox="0 0 191 15" svg:d="M0 0c64 0 128 0 191 0 0 5 0 10 0 15-63 0-127 0-191 0 0-5 0-10 0-15z"><text:p/></draw:path><draw:path draw:style-name="gr3" draw:text-style-name="P5" svg:width="0.0646in" svg:height="0.0476in" svg:x="2.0213in" svg:y="0.1799in" svg:viewBox="0 0 165 122" svg:d="M20 102c0 4-1 8-2 11 0 7 4 9 8 9 6 0 10-3 11-5 2-3 4-11 5-17 2-5 4-18 6-25 2-6 4-11 5-18 3-11 3-13 11-24s21-25 41-25c16 0 16 14 16 18 0 17-12 48-16 59-3 7-4 10-4 14 0 14 11 23 26 23 27 0 38-37 38-41s-3-4-4-4c-4 0-4 2-5 5-6 21-18 32-28 32-7 0-7-3-7-8 0-7 1-10 6-22 3-9 14-38 14-53 0-26-21-31-35-31-22 0-38 14-45 25-3-18-19-25-30-25s-18 9-21 15c-7 10-10 26-10 27 0 3 3 3 4 3 5 0 5-1 7-8 3-16 9-29 20-29 6 0 9 6 9 13 0 5-3 15-5 23-2 7-4 18-6 24-4 11-6 23-9 34z"><text:p/></draw:path><draw:path draw:style-name="gr3" draw:text-style-name="P5" svg:width="0.0575in" svg:height="0.2728in" svg:x="2.1154in" svg:y="0in" svg:viewBox="0 0 147 694" svg:d="M147 347c0-111-26-228-102-315-5-7-20-22-30-30-2-2-3-2-7-2-5 0-8 0-8 4 0 1 1 3 2 4 13 13 34 35 59 77 41 74 57 169 57 262 0 166-46 269-117 339 0 1-1 2-1 3 0 5 3 5 8 5 4 0 5 0 9-4 37-31 78-85 104-167 18-51 26-114 26-176z"><text:p/></draw:path><draw:path draw:style-name="gr3" draw:text-style-name="P5" svg:width="0.1004in" svg:height="0.035in" svg:x="2.2516in" svg:y="0.1189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539in" svg:height="0.1516in" svg:x="2.4146in" svg:y="0.0598in" svg:viewBox="0 0 138 386" svg:d="M81 52c0-16 10-40 53-43 1 0 4-2 4-5 0-4-4-4-8-4-39 0-74 20-74 48 0 30 0 59 0 88 0 16 0 28-15 41-15 11-29 12-38 12-2 0-3 2-3 4 0 4 2 4 7 5 25 1 44 15 48 34 1 4 1 5 1 19 0 25 0 50 0 77 0 16 0 28 19 42 14 13 39 16 55 16 4 0 8 0 8-3 0-5-3-5-7-5-24-2-43-14-48-34-2-3-2-4-2-17 0-28 0-55 0-82 0-17-3-24-15-36-8-9-19-12-30-16 32-8 45-26 45-49 0-31 0-62 0-92z"><text:p/></draw:path><draw:path draw:style-name="gr3" draw:text-style-name="P5" svg:width="0.0618in" svg:height="0.0961in" svg:x="2.4862in" svg:y="0.1071in" svg:viewBox="0 0 158 245" svg:d="M158 3c0-1-1-3-3-3-4 0-20 15-26 26-9-21-24-26-37-26-45 0-92 57-92 112 0 39 22 63 51 63 16 0 32-10 45-23-4 13-16 65-17 68-3 11-6 13-28 13-5 0-9 0-9 8 2 1 0 4 5 4 12 0 26-1 39-1s26 1 39 1c3 0 7 0 7-8 0-4-3-4-10-4-19 0-19-3-19-7 0-2 2-4 3-7 17-72 35-144 52-216zM52 166c-23 0-26-30-26-36 0-19 13-61 19-77 12-29 32-45 47-45 26 0 31 32 31 34s-21 87-22 89c-6 10-27 35-49 35z"><text:p/></draw:path><draw:path draw:style-name="gr3" draw:text-style-name="P5" svg:width="0.0539in" svg:height="0.1516in" svg:x="2.5642in" svg:y="0.0598in" svg:viewBox="0 0 138 386" svg:d="M56 335c0 16-10 40-53 43-1 0-3 2-3 5s4 3 8 3c37 0 73-19 73-47 0-30 0-60 0-88 0-16 0-28 16-41 14-11 28-12 37-12 2-1 4-2 4-5 0-4-3-4-7-4-25-1-44-15-48-34-2-4-2-5-2-19 0-25 0-51 0-77 0-16 0-28-17-43-17-12-43-16-56-16-4 0-8 0-8 4 0 5 2 5 7 5 24 2 43 14 48 34 1 3 1 4 1 17 0 28 0 54 0 82 0 17 3 24 16 36 7 9 18 12 29 15-31 9-45 27-45 50 0 31 0 62 0 92z"><text:p/></draw:path></draw:g></text:p>
          <text:list>
            <text:list-item>
              <text:p text:style-name="P55">יהי <draw:g text:anchor-type="as-char" svg:y="-0.1063in" draw:z-index="124" draw:name="Shape139" draw:style-name="gr1"><svg:title>TexMaths</svg:title><svg:desc>11§display§q \in \Q§svg§600§FALSE§</svg:desc><draw:path draw:style-name="gr2" draw:text-style-name="P4" svg:width="0.3559in" svg:height="0.1201in" svg:x="0.0016in" svg:y="0.0063in" svg:viewBox="0 0 905 306" svg:d="M453 306c-152 0-302 0-453 0 0-102 0-204 0-306 301 0 604 0 905 0 0 102 0 204 0 306-150 0-301 0-452 0z"><text:p/></draw:path><draw:path draw:style-name="gr3" draw:text-style-name="P5" svg:width="0.0626in" svg:height="0.0957in" svg:x="-0.0004in" svg:y="0.0398in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3" draw:text-style-name="P5" svg:width="0.076in" svg:height="0.087in" svg:x="0.1217in" svg:y="0.0248in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3" draw:text-style-name="P5" svg:width="0.1079in" svg:height="0.1335in" svg:x="0.2575in" svg:y="-0.0004in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. נוכיח באמצעות הכלה דו כיוונית <text:span text:style-name="T24">שהחיתוך המוכלל הפנימי שווה לקבוצה </text:span><text:span text:style-name="T24"><draw:g text:anchor-type="as-char" svg:y="-0.1134in" draw:z-index="290" draw:name="Shape140" draw:style-name="gr1"><svg:title>TexMaths</svg:title><svg:desc>11§display§\{q\}§svg§600§FALSE§</svg:desc><draw:path draw:style-name="gr2" draw:text-style-name="P4" svg:width="0.1972in" svg:height="0.1358in" svg:x="0.0004in" svg:y="0.0071in" svg:viewBox="0 0 502 346" svg:d="M252 346c-84 0-168 0-252 0 0-116 0-230 0-346 168 0 334 0 502 0 0 116 0 230 0 346-83 0-166 0-250 0z"><text:p/></draw:path><draw:path draw:style-name="gr3" draw:text-style-name="P5" svg:width="0.0535in" svg:height="0.1512in" svg:x="0.0035in" svg:y="0in" svg:viewBox="0 0 137 385" svg:d="M82 52c0-16 10-41 52-43 2 0 3-2 3-5 0-4-3-4-8-4-38 0-73 20-73 48 0 29 0 59 0 89 0 15 0 27-15 39-14 12-29 12-37 13-2 0-4 1-4 4 0 4 3 4 7 4 25 2 43 14 48 34 1 4 1 5 1 19 0 25 0 51 0 76 0 16 0 29 19 43 15 12 40 16 54 16 5 0 8 0 8-4s-2-4-6-4c-25-2-43-15-48-33-1-5-1-5-1-19 0-27 0-54 0-82 0-17-3-24-16-35-8-8-19-12-30-15 32-9 46-27 46-49 0-31 0-61 0-92z"><text:p/></draw:path><draw:path draw:style-name="gr3" draw:text-style-name="P5" svg:width="0.0618in" svg:height="0.0957in" svg:x="0.0748in" svg:y="0.0453in" svg:viewBox="0 0 158 244" svg:d="M158 4c0-1-1-3-3-3-5 0-20 16-27 27-8-21-23-28-36-28-45 0-92 57-92 113 0 38 22 62 50 62 17 0 32-9 45-23-3 13-15 65-16 68-3 11-7 12-29 12-4 0-8 0-8 8 0 1 0 4 5 4 12 0 25-1 39-1 13 0 27 1 39 1 2 0 7 0 7-7 0-5-4-5-10-5-19 0-19-2-19-5s1-6 2-9c18-70 35-142 53-214zM52 166c-23 0-25-29-25-36 0-18 11-61 18-76 12-29 32-45 47-45 25 0 31 31 31 34 0 2-21 87-22 88-7 11-28 35-49 35z"><text:p/></draw:path><draw:path draw:style-name="gr3" draw:text-style-name="P5" svg:width="0.0535in" svg:height="0.1512in" svg:x="0.152in" svg:y="0in" svg:viewBox="0 0 137 385" svg:d="M56 334c0 15-10 40-53 43-1 0-3 2-3 4 0 4 4 4 8 4 37 0 73-18 73-48 0-29 0-58 0-88 0-16 0-28 16-40 14-11 28-11 37-12 1 0 3-1 3-4 0-4-2-4-6-4-26-2-44-15-49-35-1-3-1-4-1-19 0-25 0-50 0-76 0-16 0-28-18-42-16-13-42-17-55-17-4 0-8 0-8 4 0 5 2 5 7 5 24 1 42 14 48 33 1 4 1 4 1 19 0 26 0 54 0 81 0 18 3 24 15 36 8 8 19 12 30 15-32 10-45 26-45 48 0 31 0 62 0 93z"><text:p/></draw:path></draw:g></text:span>. </text:p>
              <text:list>
                <text:list-item>
                  <text:p text:style-name="P56">יהי <draw:g text:anchor-type="as-char" svg:y="-0.1138in" draw:z-index="260" draw:name="Shape141" draw:style-name="gr1"><svg:title>TexMaths</svg:title><svg:desc>11§display§x \in \{q\}§svg§600§FALSE§</svg:desc><draw:path draw:style-name="gr2" draw:text-style-name="P4" svg:width="0.4717in" svg:height="0.1362in" svg:x="0.0035in" svg:y="0.0079in" svg:viewBox="0 0 1199 347" svg:d="M600 347c-200 0-400 0-600 0 0-116 0-231 0-347 400 0 800 0 1199 0 0 116 0 231 0 347-199 0-399 0-599 0z"><text:p/></draw:path><draw:path draw:style-name="gr3" draw:text-style-name="P5" svg:width="0.0756in" svg:height="0.0685in" svg:x="0in" svg:y="0.0469in" svg:viewBox="0 0 193 175" svg:d="M118 54c3-10 12-45 38-45 3 0 11 0 20 4-11 2-19 12-19 21 0 7 5 14 15 14 9 0 21-7 21-23 0-19-22-25-36-25-23 0-36 21-40 30-10-26-31-30-42-30-41 0-63 50-63 59 0 5 3 4 5 5 3 0 4-1 5-5 13-40 39-50 52-50 7 0 21 3 21 25 0 12-7 39-21 93-7 24-20 39-37 39-2 0-11 0-19-4 10-2 18-10 18-21s-8-13-14-13c-12 0-22 10-22 22 0 17 20 25 36 25 27 0 40-28 41-30 4 15 19 30 42 30 40 0 62-50 62-59 0-4-4-4-5-4-3 0-4 1-4 4-13 41-40 50-52 50-15 0-21-12-21-25 0-9 2-17 7-34 4-18 7-35 12-53z"><text:p/></draw:path><draw:path draw:style-name="gr3" draw:text-style-name="P5" svg:width="0.0756in" svg:height="0.0874in" svg:x="0.1378in" svg:y="0.0319in" svg:viewBox="0 0 193 223" svg:d="M180 120c6 0 13 0 13-9 0-8-7-8-13-8-56 0-110 0-165 0 5-50 50-88 104-88 20 0 41 0 61 0 6 0 13 0 13-7 0-8-7-8-13-8-21 0-41 0-62 0-66 0-118 50-118 111 0 63 52 112 118 112 21 0 41 0 62 0 6 0 13 0 13-7 0-8-7-8-13-8-20 0-41 0-61 0-54 0-99-37-104-88 55 0 109 0 165 0z"><text:p/></draw:path><draw:path draw:style-name="gr3" draw:text-style-name="P5" svg:width="0.0539in" svg:height="0.1516in" svg:x="0.2795in" svg:y="0in" svg:viewBox="0 0 138 386" svg:d="M81 52c0-16 10-41 53-43 3 0 4-2 4-5 0-4-4-4-8-4-39 0-74 20-74 48 0 30 0 59 0 88 0 16 0 28-15 40s-29 12-38 13c-1 0-3 1-3 4 0 4 2 4 7 4 25 2 44 15 48 35 1 4 1 5 1 19 0 25 0 51 0 76 0 16 0 28 19 43 14 12 41 16 55 16 4 0 8 0 8-4 0-5-3-5-7-5-24-1-43-14-48-33-2-4-2-4-2-18 0-28 0-54 0-82 0-17-2-24-15-36-8-8-19-12-30-15 32-9 45-27 45-49 0-31 0-61 0-92z"><text:p/></draw:path><draw:path draw:style-name="gr3" draw:text-style-name="P5" svg:width="0.0622in" svg:height="0.0961in" svg:x="0.3512in" svg:y="0.0469in" svg:viewBox="0 0 159 245" svg:d="M159 4c0-1-2-3-4-3-4 0-20 16-26 27-9-21-24-28-36-28-46 0-93 57-93 113 0 38 22 62 51 62 16 0 32-9 45-23-3 13-16 66-17 69-3 11-6 12-28 12-5 0-9 0-9 8 0 1 0 4 5 4 12 0 26-1 39-1s26 1 40 1c2 0 6 0 6-7 0-5-3-5-10-5-18 0-18-2-18-5s1-6 2-9c17-72 35-143 53-215zM52 166c-23 0-24-30-24-36 0-18 11-61 17-76 12-29 32-45 48-45 25 0 30 31 30 34 0 2-21 87-22 88-6 11-27 35-49 35z"><text:p/></draw:path><draw:path draw:style-name="gr3" draw:text-style-name="P5" svg:width="0.0539in" svg:height="0.1516in" svg:x="0.4291in" svg:y="0in" svg:viewBox="0 0 138 386" svg:d="M56 335c0 15-10 40-53 42-1 0-3 3-3 5 0 4 4 4 8 4 37 0 73-18 73-48s0-58 0-88c0-16 0-28 16-40 14-12 29-12 37-13 1 0 4-1 4-4 0-4-3-4-7-4-25-2-44-15-48-35-2-3-2-4-2-19 0-25 0-50 0-76 0-16 0-28-18-42-16-13-42-17-55-17-4 0-8 0-8 4 0 5 2 5 7 5 24 1 43 14 48 33 1 4 1 4 1 19 0 27 0 53 0 81 0 18 3 24 16 36 7 8 18 12 29 15-32 9-45 27-45 49 0 31 0 62 0 93z"><text:p/></draw:path></draw:g><text:s/><text:span text:style-name="T9">(נעבוד עם </text:span><text:span text:style-name="T9"><draw:g text:anchor-type="as-char" svg:y="-0.0661in" draw:z-index="261" draw:name="Shape142" draw:style-name="gr1"><svg:title>TexMaths</svg:title><svg:desc>11§display§q§svg§600§FALSE§</svg:desc><draw:path draw:style-name="gr2" draw:text-style-name="P4" svg:width="0.052in" svg:height="0.0799in" svg:x="0.0024in" svg:y="0.0071in" svg:viewBox="0 0 133 204" svg:d="M67 204c-23 0-45 0-67 0 0-68 0-136 0-204 44 0 89 0 133 0 0 68 0 136 0 204-22 0-44 0-66 0z"><text:p/></draw:path><draw:path draw:style-name="gr3" draw:text-style-name="P5" svg:width="0.0614in" svg:height="0.0953in" svg:x="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9"><text:s/>לצורך הנוחות). יהי </text:span><draw:g text:anchor-type="as-char" svg:y="-0.1035in" draw:z-index="123" draw:name="Shape143" draw:style-name="gr1"><svg:title>TexMaths</svg:title><svg:desc>11§display§n \in \N_+§svg§600§FALSE§</svg:desc><draw:path draw:style-name="gr2" draw:text-style-name="P4" svg:width="0.4571in" svg:height="0.1224in" svg:x="0.0031in" svg:y="0.0071in" svg:viewBox="0 0 1162 312" svg:d="M0 0c388 0 774 0 1162 0 0 104 0 208 0 312-388 0-774 0-1162 0 0-104 0-208 0-312z"><text:p/></draw:path><draw:path draw:style-name="gr3" draw:text-style-name="P5" svg:width="0.0823in" svg:height="0.0681in" svg:x="-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. צ.ל. <draw:g text:anchor-type="as-char" svg:y="-0.1299in" draw:z-index="126" draw:name="Shape144" draw:style-name="gr1"><svg:title>TexMaths</svg:title><svg:desc>11§display§q \in (q - \tfrac{2}{n}, q + \tfrac{2}{n})§svg§600§FALSE§</svg:desc><draw:path draw:style-name="gr2" draw:text-style-name="P4" svg:width="1.1563in" svg:height="0.1673in" svg:x="0.0016in" svg:y="0.0071in" svg:viewBox="0 0 2938 426" svg:d="M0 0c979 0 1958 0 2938 0 0 142 0 284 0 426-980 0-1959 0-2938 0 0-142 0-284 0-426z"><text:p/></draw:path><draw:path draw:style-name="gr3" draw:text-style-name="P5" svg:width="0.0626in" svg:height="0.0957in" svg:x="-0.0004in" svg:y="0.0634in" svg:viewBox="0 0 160 244" svg:d="M160 4c0-2-2-4-5-4-4 0-20 15-26 26-8-19-23-26-35-26-47 0-94 57-94 113 0 38 23 62 51 62 17 0 32-10 46-23-3 13-17 65-18 68-3 11-6 12-27 13-6 0-9 0-9 7 1 2 0 4 4 4 14 0 27-1 39-1 13 0 27 1 41 1 1 0 6 0 6-8 0-3-4-3-10-3-18 0-18-3-18-6s1-5 1-8c17-72 36-143 54-215zM52 166c-23 0-24-30-24-36 0-19 11-61 17-77 12-29 32-44 49-44 25 0 29 31 29 33 0 3-21 87-22 89-5 10-27 35-49 35z"><text:p/></draw:path><draw:path draw:style-name="gr3" draw:text-style-name="P5" svg:width="0.076in" svg:height="0.0874in" svg:x="0.1217in" svg:y="0.048in" svg:viewBox="0 0 194 223" svg:d="M180 119c7 0 14 0 14-8s-7-8-14-8c-55 0-108 0-163 0 4-51 48-88 103-88 20 0 41 0 60 0 7 0 14 0 14-7 0-8-7-8-14-8-20 0-40 0-61 0-66 0-119 49-119 111s53 112 119 112c21 0 41 0 61 0 7 0 14 0 14-7 0-8-7-8-14-8-19 0-40 0-60 0-55 0-99-38-103-89 55 0 108 0 163 0z"><text:p/></draw:path><draw:path draw:style-name="gr3" draw:text-style-name="P5" svg:width="0.0346in" svg:height="0.1508in" svg:x="0.2681in" svg:y="0.0165in" svg:viewBox="0 0 89 384" svg:d="M89 381c0-1 0-3-6-9-49-49-61-121-61-180 0-67 14-134 63-182 4-5 4-5 4-6 0-3-1-4-3-4-5 0-39 26-62 75-20 43-24 86-24 117 0 30 4 76 25 119 23 49 56 73 61 73 2 0 3-1 3-3z"><text:p/></draw:path><draw:path draw:style-name="gr3" draw:text-style-name="P5" svg:width="0.0618in" svg:height="0.0957in" svg:x="0.3185in" svg:y="0.0634in" svg:viewBox="0 0 158 244" svg:d="M158 4c0-2-1-4-3-4-4 0-20 15-26 26-9-19-24-26-37-26-45 0-92 57-92 113 0 38 22 62 51 62 16 0 32-10 45-23-4 13-16 65-17 68-3 11-6 12-28 13-5 0-9 0-9 7 2 2 0 4 5 4 12 0 26-1 39-1s27 1 39 1c3 0 7 0 7-8 0-3-3-3-10-3-19 0-19-3-19-6s2-5 3-8c17-72 35-143 52-215zM52 166c-23 0-24-30-24-36 0-19 11-61 17-77 12-29 32-44 47-44 26 0 31 31 31 33 0 3-21 87-22 89-6 10-27 35-49 35z"><text:p/></draw:path><draw:path draw:style-name="gr3" draw:text-style-name="P5" svg:width="0.0929in" svg:height="0.0055in" svg:x="0.4319in" svg:y="0.0894in" svg:viewBox="0 0 237 15" svg:d="M223 15c7 0 14 0 14-7 0-8-7-8-14-8-69 0-139 0-209 0-6 0-14 0-14 8 0 7 8 7 14 7 70 0 140 0 209 0z"><text:p/></draw:path><draw:path draw:style-name="gr3" draw:text-style-name="P5" svg:width="0.0469in" svg:height="0.0701in" svg:x="0.6035in" svg:y="0in" svg:viewBox="0 0 120 179" svg:d="M120 130c-3 0-7 0-10 0-1 6-3 22-7 25-2 1-23 1-27 1-17 0-33 0-50 0 29-25 39-33 54-45 21-16 40-33 40-58 0-33-29-53-64-53-33 0-56 23-56 48 0 14 11 16 14 16 7 0 15-6 15-14 0-6-3-15-17-15 9-20 28-25 40-25 27 0 42 21 42 43 0 23-18 42-26 52-22 20-44 41-66 63-2 2-2 4-2 11 37 0 74 0 111 0 3-16 6-33 9-49z"><text:p/></draw:path><draw:path draw:style-name="gr3" draw:text-style-name="P5" svg:width="0.0744in" svg:height="0.0055in" svg:x="0.5898in" svg:y="0.0894in" svg:viewBox="0 0 190 15" svg:d="M0 0c64 0 127 0 190 0 0 6 0 10 0 15-63 0-126 0-190 0 0-5 0-9 0-15z"><text:p/></draw:path><draw:path draw:style-name="gr3" draw:text-style-name="P5" svg:width="0.0646in" svg:height="0.0476in" svg:x="0.5945in" svg:y="0.135in" svg:viewBox="0 0 165 122" svg:d="M21 102c-1 4-3 10-3 11 0 7 5 9 8 9 6 0 10-3 11-5 2-4 4-11 5-18 2-4 4-18 6-24s4-11 5-18c3-11 3-13 11-24s21-25 41-25c16 0 16 14 16 18 0 17-12 47-16 59-3 7-4 10-4 14 0 14 11 23 26 23 27 0 38-37 38-42 0-3-3-3-4-3-4 0-4 2-5 4-6 22-17 33-28 33-6 0-7-3-7-8 0-7 1-10 6-22 3-9 14-38 14-53 0-26-21-31-35-31-22 0-38 14-45 25-3-18-19-25-30-25s-18 9-21 15c-6 10-10 26-10 27 0 3 3 2 4 3 5 0 5-1 7-8 3-16 9-29 20-29 6 0 9 6 9 13 0 5-3 15-5 23-2 7-4 18-6 24-3 11-6 22-8 34z"><text:p/></draw:path><draw:path draw:style-name="gr3" draw:text-style-name="P5" svg:width="0.0173in" svg:height="0.0445in" svg:x="0.6961in" svg:y="0.1138in" svg:viewBox="0 0 45 114" svg:d="M45 40c0-26-10-40-25-40-12 0-20 9-20 20s8 21 20 21c4 0 10-2 14-6 1-1 1-1 1-1 1 0 1 0 1 6 0 28-13 51-26 65-4 4-4 4-4 6s2 3 4 3c4 0 35-29 35-74z"><text:p/></draw:path><draw:path draw:style-name="gr3" draw:text-style-name="P5" svg:width="0.0618in" svg:height="0.0957in" svg:x="0.7567in" svg:y="0.0634in" svg:viewBox="0 0 158 244" svg:d="M158 4c0-2-1-4-3-4-4 0-20 15-26 26-9-19-23-26-37-26-45 0-92 57-92 113 0 38 22 62 51 62 16 0 32-10 45-23-4 13-16 65-17 68-3 11-6 12-28 13-5 0-9 0-9 7 2 2 0 4 5 4 12 0 26-1 39-1s27 1 39 1c3 0 7 0 7-8 0-3-3-3-10-3-19 0-19-3-19-6s2-5 3-8c17-72 35-143 52-215zM52 166c-23 0-24-30-24-36 0-19 11-61 17-77 12-29 32-44 47-44 26 0 31 31 31 33 0 3-21 87-22 89-6 10-27 35-49 35z"><text:p/></draw:path><draw:path draw:style-name="gr3" draw:text-style-name="P5" svg:width="0.1004in" svg:height="0.1in" svg:x="0.8665in" svg:y="0.0421in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3" draw:text-style-name="P5" svg:width="0.0469in" svg:height="0.0701in" svg:x="1.0421in" svg:y="0in" svg:viewBox="0 0 120 179" svg:d="M120 130c-3 0-7 0-10 0 0 6-3 22-7 25-2 1-23 1-26 1-16 0-34 0-51 0 29-25 39-33 54-45 21-16 40-33 40-58 0-33-29-53-64-53-33 0-56 23-56 48 0 14 11 16 14 16 7 0 15-6 15-14 0-6-3-15-17-15 9-20 28-25 40-25 27 0 42 21 42 43 0 23-17 42-26 52-22 20-44 41-66 63-2 2-2 4-2 11 37 0 74 0 111 0 3-16 6-33 9-49z"><text:p/></draw:path><draw:path draw:style-name="gr3" draw:text-style-name="P5" svg:width="0.0744in" svg:height="0.0055in" svg:x="1.0283in" svg:y="0.0894in" svg:viewBox="0 0 190 15" svg:d="M0 0c64 0 127 0 190 0 0 6 0 10 0 15-63 0-126 0-190 0 0-5 0-9 0-15z"><text:p/></draw:path><draw:path draw:style-name="gr3" draw:text-style-name="P5" svg:width="0.0646in" svg:height="0.0476in" svg:x="1.0331in" svg:y="0.135in" svg:viewBox="0 0 165 122" svg:d="M21 102c-1 4-3 10-3 11 0 7 5 9 10 9 4 0 8-3 9-5 2-4 4-11 6-18 1-4 3-18 5-24s4-11 5-18c3-11 3-13 11-24s21-25 41-25c16 0 16 14 16 18 0 17-12 47-16 59-3 7-4 10-4 14 0 14 11 23 26 23 27 0 38-37 38-42 0-3-2-2-3-3-5 0-5 2-6 4-6 22-17 33-28 33-6 0-7-3-7-8 0-7 1-10 6-22 3-9 14-38 14-53 0-26-21-31-35-31-22 0-38 14-45 25-3-18-18-25-30-25-11 0-18 9-21 15-6 10-10 26-10 27 0 3 3 2 4 3 5 0 5-1 7-8 3-16 9-29 20-29 6 0 9 6 9 13 0 5-3 15-5 23-2 7-4 18-6 24-3 11-6 22-8 34z"><text:p/></draw:path><draw:path draw:style-name="gr3" draw:text-style-name="P5" svg:width="0.035in" svg:height="0.1508in" svg:x="1.1303in" svg:y="0.0165in" svg:viewBox="0 0 90 384" svg:d="M90 192c0-29-4-77-25-119-23-48-56-73-61-73-2 0-4 1-4 4 0 1 0 1 8 9 38 38 60 99 60 179 0 65-14 134-62 182-6 4-6 6-6 7 0 2 2 3 4 3 5 0 39-25 62-75 20-43 24-84 24-117z"><text:p/></draw:path></draw:g>. </text:p>
                  <text:list>
                    <text:list-item>
                      <text:p text:style-name="P57"><text:span text:style-name="T24">נוכיח אשר </text:span><text:span text:style-name="T25"><draw:g text:anchor-type="as-char" svg:y="-0.1299in" draw:z-index="125" draw:name="Shape145" draw:style-name="gr1"><svg:title>TexMaths</svg:title><svg:desc>11§display§\tfrac{2}{n} &gt; 0§svg§600§FALSE§</svg:desc><draw:path draw:style-name="gr2" draw:text-style-name="P4" svg:width="0.3496in" svg:height="0.1673in" svg:x="0.0079in" svg:y="0.0071in" svg:viewBox="0 0 889 426" svg:d="M0 0c296 0 593 0 889 0 0 142 0 284 0 426-296 0-593 0-889 0 0-142 0-284 0-426z"><text:p/></draw:path><draw:path draw:style-name="gr3" draw:text-style-name="P5" svg:width="0.0469in" svg:height="0.0701in" svg:x="0.0138in" svg:y="0in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3" draw:text-style-name="P5" svg:width="0.0744in" svg:height="0.0055in" svg:x="0in" svg:y="0.0894in" svg:viewBox="0 0 190 15" svg:d="M0 0c64 0 127 0 190 0 0 6 0 10 0 15-63 0-126 0-190 0 0-5 0-9 0-15z"><text:p/></draw:path><draw:path draw:style-name="gr3" draw:text-style-name="P5" svg:width="0.0646in" svg:height="0.0476in" svg:x="0.0051in" svg:y="0.135in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5-21-31-35-31-23 0-39 14-47 25-2-18-17-25-28-25-12 0-18 9-22 15-6 10-9 26-9 27 0 3 3 3 4 3 4 0 4-1 6-8 4-16 9-29 20-29 6 0 9 6 9 13 0 5-4 15-5 23-2 7-4 18-5 24-4 11-6 22-9 34z"><text:p/></draw:path><draw:path draw:style-name="gr3" draw:text-style-name="P5" svg:width="0.0929in" svg:height="0.0874in" svg:x="0.148in" svg:y="0.048in" svg:viewBox="0 0 237 223" svg:d="M229 120c4-2 8-5 8-9s-4-7-8-9c-72-33-142-67-214-100-5-2-6-2-7-2-5 0-8 3-8 8 0 3 2 5 8 7 67 32 135 64 202 96-67 32-135 64-202 96-6 3-8 5-8 9s3 7 8 7c1 0 2 0 7-3 72-34 142-67 214-100z"><text:p/></draw:path><draw:path draw:style-name="gr3" draw:text-style-name="P5" svg:width="0.0638in" svg:height="0.1035in" svg:x="0.3016in" svg:y="0.0291in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</text:span><text:span text:style-name="T25">:</text:span></text:p>
                      <text:list>
                        <text:list-item>
                          <text:p text:style-name="P58">חילוק שני מספרים גדולים מ־<draw:g text:anchor-type="as-char" svg:y="-0.1043in" draw:z-index="282" draw:name="Shape146" draw:style-name="gr1"><svg:title>TexMaths</svg:title><svg:desc>11§display§0§svg§600§FALSE§</svg:desc><draw:path draw:style-name="gr2" draw:text-style-name="P4" svg:width="0.0539in" svg:height="0.0882in" svg:x="0.0024in" svg:y="0.0071in" svg:viewBox="0 0 138 225" svg:d="M0 0c46 0 92 0 138 0 0 75 0 150 0 225-46 0-92 0-138 0 0-75 0-150 0-225z"><text:p/></draw:path><draw:path draw:style-name="gr3" draw:text-style-name="P5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 (כדוגמת <draw:g text:anchor-type="as-char" svg:y="-0.1008in" draw:z-index="283" draw:name="Shape147" draw:style-name="gr1"><svg:title>TexMaths</svg:title><svg:desc>11§display§2§svg§600§FALSE§</svg:desc><draw:path draw:style-name="gr2" draw:text-style-name="P4" svg:width="0.0516in" svg:height="0.0843in" svg:x="0.0008in" svg:y="0.0071in" svg:viewBox="0 0 132 215" svg:d="M0 0c44 0 88 0 132 0 0 71 0 144 0 215-44 0-88 0-132 0 0-71 0-144 0-215z"><text:p/></draw:path><draw:path draw:style-name="gr3" draw:text-style-name="P5" svg:width="0.0598in" svg:height="0.1in" svg:x="0.0004in" svg:y="0in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text:s/>ו־<draw:g text:anchor-type="as-char" svg:y="-0.0681in" draw:z-index="284" draw:name="Shape148" draw:style-name="gr1"><svg:title>TexMaths</svg:title><svg:desc>11§display§n§svg§600§FALSE§</svg:desc><draw:path draw:style-name="gr2" draw:text-style-name="P4" svg:width="0.0705in" svg:height="0.052in" svg:x="0.0039in" svg:y="0.0071in" svg:viewBox="0 0 180 133" svg:d="M0 0c60 0 120 0 180 0 0 44 0 89 0 133-60 0-120 0-180 0 0-44 0-89 0-133z"><text:p/></draw:path><draw:path draw:style-name="gr3" draw:text-style-name="P5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) הוא גדול מ־0, ומכך נגרר <draw:g text:anchor-type="as-char" svg:y="-0.1299in" draw:z-index="285" draw:name="Shape149" draw:style-name="gr1"><svg:title>TexMaths</svg:title><svg:desc>11§display§\tfrac{2}{n} \ge 0§svg§600§FALSE§</svg:desc><draw:path draw:style-name="gr2" draw:text-style-name="P4" svg:width="0.3496in" svg:height="0.1673in" svg:x="0.0079in" svg:y="0.0071in" svg:viewBox="0 0 889 426" svg:d="M0 0c296 0 593 0 889 0 0 142 0 284 0 426-296 0-593 0-889 0 0-142 0-284 0-426z"><text:p/></draw:path><draw:path draw:style-name="gr3" draw:text-style-name="P5" svg:width="0.0469in" svg:height="0.0701in" svg:x="0.0138in" svg:y="0in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3" draw:text-style-name="P5" svg:width="0.0744in" svg:height="0.0055in" svg:x="0in" svg:y="0.0894in" svg:viewBox="0 0 190 15" svg:d="M0 0c64 0 127 0 190 0 0 6 0 10 0 15-63 0-126 0-190 0 0-5 0-9 0-15z"><text:p/></draw:path><draw:path draw:style-name="gr3" draw:text-style-name="P5" svg:width="0.0646in" svg:height="0.0476in" svg:x="0.0051in" svg:y="0.135in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5-21-31-35-31-23 0-39 14-47 25-2-18-17-25-28-25-12 0-18 9-22 15-6 10-9 26-9 27 0 3 3 3 4 3 4 0 4-1 6-8 4-16 9-29 20-29 6 0 9 6 9 13 0 5-4 15-5 23-2 7-4 18-5 24-4 11-6 22-9 34z"><text:p/></draw:path><draw:path draw:style-name="gr3" draw:text-style-name="P5" svg:width="0.0929in" svg:height="0.1165in" svg:x="0.148in" svg:y="0.0335in" svg:viewBox="0 0 237 297" svg:d="M229 120c5-2 8-5 8-8 0-4-3-6-8-10-72-33-142-67-214-100-5-2-6-2-7-2-5 0-8 3-8 8 0 4 3 6 8 8 67 32 135 63 202 95-67 32-134 64-201 96-8 3-9 6-9 9 0 4 3 7 8 7 1 0 2 0 7-3 72-34 142-67 214-100zM222 297c7 0 15 0 15-8 0-7-9-7-15-7-69 0-138 0-208 0-5 0-14 0-14 7 0 8 8 8 14 8 70 0 139 0 208 0z"><text:p/></draw:path><draw:path draw:style-name="gr3" draw:text-style-name="P5" svg:width="0.0638in" svg:height="0.1035in" svg:x="0.3016in" svg:y="0.0291in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. </text:p>
                        </text:list-item>
                        <text:list-item>
                          <text:p text:style-name="P58">נוכיח <draw:g text:anchor-type="as-char" svg:y="-0.1299in" draw:z-index="286" draw:name="Shape150" draw:style-name="gr1"><svg:title>TexMaths</svg:title><svg:desc>11§display§\tfrac{2}{n} \neq 0§svg§600§FALSE§</svg:desc><draw:path draw:style-name="gr2" draw:text-style-name="P4" svg:width="0.3496in" svg:height="0.1673in" svg:x="0.0079in" svg:y="0.0071in" svg:viewBox="0 0 889 426" svg:d="M0 0c296 0 593 0 889 0 0 142 0 284 0 426-296 0-593 0-889 0 0-142 0-284 0-426z"><text:p/></draw:path><draw:path draw:style-name="gr3" draw:text-style-name="P5" svg:width="0.0469in" svg:height="0.0701in" svg:x="0.0138in" svg:y="0in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3" draw:text-style-name="P5" svg:width="0.0744in" svg:height="0.0055in" svg:x="0in" svg:y="0.0894in" svg:viewBox="0 0 190 15" svg:d="M0 0c64 0 127 0 190 0 0 6 0 10 0 15-63 0-126 0-190 0 0-5 0-9 0-15z"><text:p/></draw:path><draw:path draw:style-name="gr3" draw:text-style-name="P5" svg:width="0.0646in" svg:height="0.0476in" svg:x="0.0051in" svg:y="0.135in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6-21-31-35-31-23 0-39 14-47 25-2-18-17-25-28-25-12 0-18 9-22 15-6 10-9 26-9 27 0 3 3 3 4 3 4 0 4-1 6-8 4-16 9-29 20-29 6 0 9 6 9 13 0 5-4 15-5 23-2 7-4 18-5 24-4 11-6 22-9 34z"><text:p/></draw:path><draw:path draw:style-name="gr3" draw:text-style-name="P5" svg:width="0.0756in" svg:height="0.1402in" svg:x="0.1567in" svg:y="0.0217in" svg:viewBox="0 0 193 357" svg:d="M189 15c4-5 4-6 4-7 0-4-3-8-8-8s-6 2-9 8c-57 112-115 224-173 335-3 6-3 6-3 7 0 3 2 7 8 7 4 0 5-2 9-7 57-111 115-223 172-335z"><text:p/></draw:path><draw:path draw:style-name="gr3" draw:text-style-name="P5" svg:width="0.1004in" svg:height="0.035in" svg:x="0.1441in" svg:y="0.0744in" svg:viewBox="0 0 256 90" svg:d="M243 15c6 0 13 0 13-7 0-8-7-8-12-8-78 0-155 0-232 0-5 0-12 0-12 8 0 7 7 7 13 7 77 0 153 0 230 0zM244 90c5 0 12 0 12-8 0-7-7-7-13-7-77 0-153 0-230 0-6 0-13 0-13 7 0 8 7 8 12 8 77 0 154 0 232 0z"><text:p/></draw:path><draw:path draw:style-name="gr3" draw:text-style-name="P5" svg:width="0.0638in" svg:height="0.1035in" svg:x="0.3016in" svg:y="0.0291in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. לצורך מטרה זו, נניח בשלילה <draw:g text:anchor-type="as-char" svg:y="-0.1299in" draw:z-index="287" draw:name="Shape151" draw:style-name="gr1"><svg:title>TexMaths</svg:title><svg:desc>11§display§\tfrac{2}{n} = 0§svg§600§FALSE§</svg:desc><draw:path draw:style-name="gr2" draw:text-style-name="P4" svg:width="0.3496in" svg:height="0.1673in" svg:x="0.0079in" svg:y="0.0071in" svg:viewBox="0 0 889 426" svg:d="M0 0c296 0 593 0 889 0 0 142 0 284 0 426-296 0-593 0-889 0 0-142 0-284 0-426z"><text:p/></draw:path><draw:path draw:style-name="gr3" draw:text-style-name="P5" svg:width="0.0469in" svg:height="0.0701in" svg:x="0.0138in" svg:y="0in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3" draw:text-style-name="P5" svg:width="0.0744in" svg:height="0.0055in" svg:x="0in" svg:y="0.0894in" svg:viewBox="0 0 190 15" svg:d="M0 0c64 0 127 0 190 0 0 6 0 10 0 15-63 0-126 0-190 0 0-5 0-9 0-15z"><text:p/></draw:path><draw:path draw:style-name="gr3" draw:text-style-name="P5" svg:width="0.0646in" svg:height="0.0476in" svg:x="0.0051in" svg:y="0.135in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6-21-31-35-31-23 0-39 14-47 25-2-18-17-25-28-25-12 0-18 9-22 15-6 10-9 26-9 27 0 3 3 3 4 3 4 0 4-1 6-8 4-16 9-29 20-29 6 0 9 6 9 13 0 5-4 15-5 23-2 7-4 18-5 24-4 11-6 22-9 34z"><text:p/></draw:path><draw:path draw:style-name="gr3" draw:text-style-name="P5" svg:width="0.1004in" svg:height="0.035in" svg:x="0.1441in" svg:y="0.0744in" svg:viewBox="0 0 256 90" svg:d="M243 15c6 0 13 0 13-7 0-8-7-8-12-8-78 0-155 0-232 0-5 0-12 0-12 8 0 7 7 7 13 7 77 0 153 0 230 0zM244 90c5 0 12 0 12-8 0-7-7-7-13-7-77 0-153 0-230 0-6 0-13 0-13 7 0 8 7 8 12 8 77 0 154 0 232 0z"><text:p/></draw:path><draw:path draw:style-name="gr3" draw:text-style-name="P5" svg:width="0.0638in" svg:height="0.1035in" svg:x="0.3016in" svg:y="0.0291in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. נכפיל את המשוואה ב־<draw:g text:anchor-type="as-char" svg:y="-0.0681in" draw:z-index="288" draw:name="Shape152" draw:style-name="gr1"><svg:title>TexMaths</svg:title><svg:desc>11§display§n§svg§600§FALSE§</svg:desc><draw:path draw:style-name="gr2" draw:text-style-name="P4" svg:width="0.0705in" svg:height="0.052in" svg:x="0.0039in" svg:y="0.0071in" svg:viewBox="0 0 180 133" svg:d="M0 0c60 0 120 0 180 0 0 44 0 89 0 133-60 0-120 0-180 0 0-44 0-89 0-133z"><text:p/></draw:path><draw:path draw:style-name="gr3" draw:text-style-name="P5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נקבל <draw:g text:anchor-type="as-char" svg:y="-0.1043in" draw:z-index="289" draw:name="Shape153" draw:style-name="gr1"><svg:title>TexMaths</svg:title><svg:desc>11§display§2 = 0§svg§600§FALSE§</svg:desc><draw:path draw:style-name="gr2" draw:text-style-name="P4" svg:width="0.3327in" svg:height="0.0882in" svg:x="0.0004in" svg:y="0.0071in" svg:viewBox="0 0 846 225" svg:d="M0 0c282 0 564 0 846 0 0 75 0 150 0 225-282 0-564 0-846 0 0-75 0-150 0-225z"><text:p/></draw:path><draw:path draw:style-name="gr3" draw:text-style-name="P5" svg:width="0.0602in" svg:height="0.1004in" svg:x="0.0004in" svg:y="0in" svg:viewBox="0 0 154 256" svg:d="M30 226c13-13 27-26 40-40 61-53 84-72 84-111 0-44-35-75-82-75-43 0-72 35-72 69 0 23 19 23 20 23 6 0 20-5 20-21 0-10-7-20-20-20-3 0-5 0-6 1 9-26 30-40 53-40 35 0 52 31 52 63 0 31-20 61-41 84-25 27-49 55-75 83-3 4-3 5-3 14 47 0 96 0 143 0 3-22 7-44 11-67-3 0-6 0-10 0-2 12-4 28-9 35-2 2-28 2-36 2-23 0-46 0-69 0z"><text:p/></draw:path><draw:path draw:style-name="gr3" draw:text-style-name="P5" svg:width="0.1008in" svg:height="0.035in" svg:x="0.1197in" svg:y="0.0453in" svg:viewBox="0 0 257 90" svg:d="M243 15c6 0 14 0 14-7 0-8-8-8-13-8-78 0-155 0-232 0-5 0-12 0-12 8 0 7 7 7 13 7 77 0 153 0 230 0zM244 90c5 0 13 0 13-7 0-8-8-8-14-8-77 0-153 0-230 0-6 0-13 0-13 8 0 7 7 7 12 7 77 0 154 0 232 0z"><text:p/></draw:path><draw:path draw:style-name="gr3" draw:text-style-name="P5" svg:width="0.0638in" svg:height="0.1039in" svg:x="0.2772in" svg:y="0in" svg:viewBox="0 0 163 265" svg:d="M163 133c0-30-2-61-15-90-18-36-50-43-67-43-23 0-50 10-67 46-12 27-14 57-14 87 0 28 2 63 18 93 16 31 45 39 63 39 21 0 51-8 68-46 12-26 14-56 14-86zM81 256c-15 0-37-9-45-46-4-24-4-59-4-81 0-24 0-51 3-71 8-46 37-49 46-49 14 0 39 6 46 45 4 21 4 51 4 75 0 28 0 54-4 79-6 37-28 48-46 48z"><text:p/></draw:path></draw:g>, <text:span text:style-name="T26">ו</text:span>זו <text:span text:style-name="T10">סתירה</text:span>. </text:p>
                        </text:list-item>
                      </text:list>
                    </text:list-item>
                    <text:list-item>
                      <text:p text:style-name="P57"><text:span text:style-name="T24">נוכיח את החסמים על </text:span><text:span text:style-name="T27"><draw:g text:anchor-type="as-char" svg:y="-0.0661in" draw:z-index="248" draw:name="Shape147" draw:style-name="gr1"><svg:title>TexMaths</svg:title><svg:desc>11§display§q§svg§600§FALSE§</svg:desc><draw:path draw:style-name="gr2" draw:text-style-name="P4" svg:width="0.052in" svg:height="0.0799in" svg:x="0.0024in" svg:y="0.0071in" svg:viewBox="0 0 133 204" svg:d="M67 204c-23 0-45 0-67 0 0-68 0-136 0-204 44 0 89 0 133 0 0 68 0 136 0 204-22 0-44 0-66 0z"><text:p/></draw:path><draw:path draw:style-name="gr3" draw:text-style-name="P5" svg:width="0.0614in" svg:height="0.0953in" svg:x="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27">:</text:span></text:p>
                      <text:list>
                        <text:list-item>
                          <text:p text:style-name="P59">אם <draw:g text:anchor-type="as-char" svg:y="-0.1299in" draw:z-index="246" draw:name="Shape148" draw:style-name="gr1"><svg:title>TexMaths</svg:title><svg:desc>11§display§q &gt; q - \tfrac{2}{n}§svg§600§FALSE§</svg:desc><draw:path draw:style-name="gr2" draw:text-style-name="P4" svg:width="0.613in" svg:height="0.1673in" svg:x="0.0024in" svg:y="0.0071in" svg:viewBox="0 0 1558 426" svg:d="M0 0c520 0 1038 0 1558 0 0 142 0 284 0 426-520 0-1038 0-1558 0 0-142 0-284 0-426z"><text:p/></draw:path><draw:path draw:style-name="gr3" draw:text-style-name="P5" svg:width="0.0626in" svg:height="0.0957in" svg:x="0.0004in" svg:y="0.0634in" svg:viewBox="0 0 160 244" svg:d="M160 4c0-2-1-4-5-4s-20 15-26 26c-8-19-23-26-35-26-47 0-94 57-94 113 0 38 23 62 51 62 17 0 32-10 46-23-3 13-17 65-18 68-3 11-6 12-27 13-6 0-9 0-9 7 1 2 0 4 4 4 12 0 27-1 39-1 13 0 27 1 41 1 1 0 6 0 6-8 0-3-4-3-10-3-18 0-18-3-18-6s1-5 1-8c17-72 36-143 54-215zM52 166c-23 0-24-30-24-36 0-19 11-61 17-77 12-29 32-44 49-44 25 0 29 31 29 33 0 3-21 87-22 89-5 10-27 35-49 35z"><text:p/></draw:path><draw:path draw:style-name="gr3" draw:text-style-name="P5" svg:width="0.0929in" svg:height="0.0874in" svg:x="0.1228in" svg:y="0.048in" svg:viewBox="0 0 237 223" svg:d="M229 120c4-2 8-5 8-9s-4-7-8-9c-72-33-143-67-215-100-4-2-5-2-6-2-5 0-8 3-8 8 0 3 2 5 8 7 67 32 135 64 202 96-67 32-135 64-202 96-6 3-8 5-8 9s3 7 8 7c1 0 2 0 6-3 72-34 143-67 215-100z"><text:p/></draw:path><draw:path draw:style-name="gr3" draw:text-style-name="P5" svg:width="0.0622in" svg:height="0.0957in" svg:x="0.2768in" svg:y="0.0634in" svg:viewBox="0 0 159 244" svg:d="M159 4c0-2-2-4-4-4-4 0-20 15-26 26-9-19-23-26-37-26-45 0-92 57-92 113 0 38 22 62 51 62 16 0 32-10 45-23-4 13-16 65-17 68-3 11-6 12-28 13-5 0-9 0-9 7 2 2 0 4 5 4 12 0 26-1 39-1s27 1 39 1c3 0 7 0 7-8 0-3-3-3-10-3-17 0-17-3-17-6s0-5 1-8c17-72 35-143 53-215zM52 166c-23 0-24-30-24-36 0-19 11-61 17-77 12-29 32-44 47-44 26 0 31 31 31 33 0 3-21 87-22 89-6 10-27 35-49 35z"><text:p/></draw:path><draw:path draw:style-name="gr3" draw:text-style-name="P5" svg:width="0.0929in" svg:height="0.0055in" svg:x="0.3902in" svg:y="0.0894in" svg:viewBox="0 0 237 15" svg:d="M222 15c7 0 15 0 15-7 0-8-8-8-15-8-69 0-139 0-209 0-5 0-13 0-13 8 0 7 8 7 13 7 70 0 140 0 209 0z"><text:p/></draw:path><draw:path draw:style-name="gr3" draw:text-style-name="P5" svg:width="0.0465in" svg:height="0.0701in" svg:x="0.5622in" svg:y="0in" svg:viewBox="0 0 119 179" svg:d="M119 130c-3 0-6 0-9 0-1 6-3 22-7 25-2 1-23 1-27 1-17 0-33 0-50 0 29-25 38-33 54-45 20-16 39-33 39-58 0-33-29-53-63-53s-56 23-56 48c0 14 11 16 14 16 7 0 15-6 15-14 0-6-3-15-17-15 9-20 28-25 40-25 27 0 42 21 42 43 0 23-18 42-27 51-22 21-43 42-65 64-2 2-2 4-2 11 37 0 74 0 111 0 2-16 6-33 8-49z"><text:p/></draw:path><draw:path draw:style-name="gr3" draw:text-style-name="P5" svg:width="0.0752in" svg:height="0.0055in" svg:x="0.5476in" svg:y="0.0894in" svg:viewBox="0 0 192 15" svg:d="M0 0c64 0 128 0 192 0 0 6 0 10 0 15-64 0-128 0-192 0 0-5 0-9 0-15z"><text:p/></draw:path><draw:path draw:style-name="gr3" draw:text-style-name="P5" svg:width="0.0646in" svg:height="0.0476in" svg:x="0.5531in" svg:y="0.135in" svg:viewBox="0 0 165 122" svg:d="M20 102c-1 4-2 10-2 11 0 7 4 9 8 9 6 0 10-3 11-5 2-4 4-11 5-18 2-4 4-18 6-24s4-11 5-18c3-11 3-13 11-24s21-25 41-25c15 0 16 14 16 18 0 17-12 47-16 59-4 7-5 10-5 14 0 14 12 23 27 23 26 0 38-37 38-42 0-3-3-3-4-3-4 0-4 2-5 4-6 22-18 33-29 33-6 0-7-3-7-8 0-7 2-10 7-22 3-9 14-38 14-53 0-26-21-31-35-31-22 0-38 14-45 25-3-18-19-25-30-25s-18 9-21 15c-7 10-10 26-10 27 0 3 3 3 4 3 5 0 5-1 7-8 3-16 9-29 19-29 7 0 10 6 10 13 0 5-4 15-5 23-2 7-5 18-6 24-4 11-6 22-9 34z"><text:p/></draw:path></draw:g>, אשר פסוק אמת כי <draw:g text:anchor-type="as-char" svg:y="-0.1047in" draw:z-index="127" draw:name="Shape148" draw:style-name="gr1"><svg:title>TexMaths</svg:title><svg:desc>11§display§\forall r_1. \forall r_2 &gt; 0. r_1 - r_2 &lt; r_1§svg§600§FALSE§</svg:desc><draw:path draw:style-name="gr2" draw:text-style-name="P4" svg:width="1.572in" svg:height="0.1118in" svg:x="0.0075in" svg:y="0.0079in" svg:viewBox="0 0 3994 285" svg:d="M1998 285c-667 0-1332 0-1998 0 0-94 0-190 0-285 1331 0 2663 0 3994 0 0 95 0 191 0 285-665 0-1331 0-1996 0z"><text:p/></draw:path><draw:path draw:style-name="gr3" draw:text-style-name="P5" svg:width="0.0846in" svg:height="0.1079in" svg:x="-0.0004in" svg:y="0in" svg:viewBox="0 0 216 275" svg:d="M213 14c3-3 3-4 3-6 0-4-4-8-8-8-6 0-8 4-10 9-11 28-21 56-32 85-38 0-78 0-116 0-11-29-22-57-33-85-2-6-4-9-9-9-4 0-8 4-8 8 0 1 0 2 2 6 32 84 65 169 97 253 2 5 3 8 9 8 5 0 6-4 9-7 32-85 65-169 96-254zM55 109c35 0 70 0 106 0-18 45-36 92-53 137-18-45-35-92-53-137z"><text:p/></draw:path><draw:path draw:style-name="gr3" draw:text-style-name="P5" svg:width="0.0614in" svg:height="0.0685in" svg:x="0.089in" svg:y="0.0382in" svg:viewBox="0 0 157 175" svg:d="M22 149c-1 5-3 14-3 16 0 7 5 10 11 10 5 0 12-3 14-11 1-1 14-54 15-60 4-14 11-40 14-51 1-5 12-23 21-31 3-3 14-13 30-13 11 0 11 3 17 4-11 2-20 12-20 22 0 6 3 13 14 13 10 0 22-8 22-23 0-13-13-25-33-25-24 0-41 20-48 30-3-17-18-30-35-30-19 0-26 15-29 22-8 13-12 36-12 37 0 5 3 5 4 5 4 0 5 0 7-9 7-27 14-46 28-46 6 0 12 3 12 17 0 9-1 13-6 33-8 30-15 60-23 90z"><text:p/></draw:path><draw:path draw:style-name="gr3" draw:text-style-name="P5" svg:width="0.0382in" svg:height="0.0697in" svg:x="0.1646in" svg:y="0.0575in" svg:viewBox="0 0 98 178" svg:d="M61 8c0-8 0-8-8-8-18 17-42 18-53 18 0 3 0 6 0 10 7 0 24 0 39-8 0 45 0 91 0 138 0 8 0 12-27 12-3 0-6 0-10 0 0 3 0 6 0 8 5 0 38-1 48-1 8 0 42 1 48 1 0-2 0-5 0-8-3 0-7 0-10 0-27 0-27-4-27-12 0-51 0-101 0-150z"><text:p/></draw:path><draw:path draw:style-name="gr3" draw:text-style-name="P5" svg:width="0.0157in" svg:height="0.0157in" svg:x="0.2343in" svg:y="0.0902in" svg:viewBox="0 0 41 41" svg:d="M41 21c0-11-10-21-21-21-12 0-20 10-20 21s8 20 20 20c11 0 21-9 21-20z"><text:p/></draw:path><draw:path draw:style-name="gr3" draw:text-style-name="P5" svg:width="0.0846in" svg:height="0.1079in" svg:x="0.2634in" svg:y="0in" svg:viewBox="0 0 216 275" svg:d="M213 14c3-3 3-4 3-6 0-4-4-8-8-8-6 0-8 4-9 9-11 28-22 56-33 85-38 0-78 0-116 0-11-29-22-57-33-85-2-6-4-9-9-9-4 0-8 4-8 8 0 1 0 2 2 6 32 84 65 169 97 253 2 5 3 8 9 8 5 0 6-4 9-7 32-85 65-169 96-254zM55 109c35 0 70 0 106 0-18 45-36 92-53 137-18-45-35-92-53-137z"><text:p/></draw:path><draw:path draw:style-name="gr3" draw:text-style-name="P5" svg:width="0.0614in" svg:height="0.0685in" svg:x="0.3528in" svg:y="0.0382in" svg:viewBox="0 0 157 175" svg:d="M22 149c-1 5-3 14-3 16 0 7 5 10 11 10 5 0 12-3 14-11 1-1 14-54 15-60 4-14 11-40 14-51 1-5 12-23 21-31 3-3 14-13 31-13 10 0 10 3 16 4-11 2-20 12-20 22 0 6 3 13 14 13 10 0 22-8 22-23 0-13-13-25-32-25-25 0-42 20-49 30-3-17-18-30-35-30-19 0-26 15-29 22-8 13-12 36-12 37 0 5 3 5 4 5 4 0 5 0 7-9 7-27 14-46 29-46 5 0 11 3 11 17 0 9-1 13-6 33-8 30-15 60-23 90z"><text:p/></draw:path><draw:path draw:style-name="gr3" draw:text-style-name="P5" svg:width="0.0465in" svg:height="0.0697in" svg:x="0.4236in" svg:y="0.0575in" svg:viewBox="0 0 119 178" svg:d="M119 130c-3 0-6 0-9 0-1 7-3 22-8 25-1 1-22 1-26 1-17 0-33 0-50 0 29-25 38-33 54-45 20-16 39-33 39-58 0-33-29-53-63-53s-56 23-56 48c0 14 11 16 14 16 6 0 15-6 15-14 0-6-3-15-17-15 9-20 27-25 40-25 27 0 40 21 40 43 0 23-16 42-25 52-22 21-43 42-65 64-2 2-2 3-2 9 37 0 74 0 111 0 2-15 6-31 8-48z"><text:p/></draw:path><draw:path draw:style-name="gr3" draw:text-style-name="P5" svg:width="0.0929in" svg:height="0.0874in" svg:x="0.5398in" svg:y="0.0232in" svg:viewBox="0 0 237 223" svg:d="M229 120c4-1 8-3 8-8 0-4-4-6-8-8-72-35-142-68-214-101-5-3-5-3-7-3-4 0-8 3-8 8 0 3 2 5 8 9 68 31 135 63 203 95-68 32-135 64-203 95-6 2-8 5-8 8 0 4 4 8 8 8 2 0 2 0 7-3 72-33 142-67 214-100z"><text:p/></draw:path><draw:path draw:style-name="gr3" draw:text-style-name="P5" svg:width="0.0638in" svg:height="0.1035in" svg:x="0.6941in" svg:y="0.0047in" svg:viewBox="0 0 163 264" svg:d="M163 133c0-31-2-61-16-90-17-36-49-43-66-43-23 0-51 10-67 46-12 27-14 56-14 87 0 29 1 63 18 93 16 31 44 38 63 38 21 0 50-7 68-45 12-26 14-55 14-86zM81 256c-15 0-38-9-45-47-4-23-4-57-4-80 0-24 0-51 3-71 8-46 37-49 46-49 13 0 38 6 46 45 4 21 4 51 4 75 0 29 0 54-4 78-6 38-29 49-46 49z"><text:p/></draw:path><draw:path draw:style-name="gr3" draw:text-style-name="P5" svg:width="0.0157in" svg:height="0.0157in" svg:x="0.7772in" svg:y="0.0902in" svg:viewBox="0 0 41 41" svg:d="M41 21c0-11-9-21-20-21s-21 10-21 21 10 20 21 20 20-9 20-20z"><text:p/></draw:path><draw:path draw:style-name="gr3" draw:text-style-name="P5" svg:width="0.0614in" svg:height="0.0685in" svg:x="0.8106in" svg:y="0.0382in" svg:viewBox="0 0 157 175" svg:d="M22 149c-1 5-3 14-3 16 0 7 5 10 11 10 5 0 12-3 14-11 1-1 14-54 17-60 2-14 9-40 12-51 1-5 12-23 21-31 3-3 14-13 31-13 10 0 10 3 16 4-11 2-20 12-20 22 0 6 3 13 14 13 10 0 22-8 22-23 0-13-13-25-32-25-25 0-42 20-49 30-3-17-18-30-35-30-19 0-26 15-29 22-8 13-12 36-12 37 0 5 3 5 4 5 4 0 5 0 7-9 7-27 14-46 29-46 6 0 11 3 11 17 0 9-1 13-6 33-8 30-15 60-23 90z"><text:p/></draw:path><draw:path draw:style-name="gr3" draw:text-style-name="P5" svg:width="0.0382in" svg:height="0.0697in" svg:x="0.8862in" svg:y="0.0575in" svg:viewBox="0 0 98 178" svg:d="M61 8c0-8 0-8-8-8-18 17-42 18-53 18 0 3 0 6 0 10 7 0 24 0 40-8 0 45 0 91 0 138 0 8 0 12-28 12-3 0-6 0-10 0 0 3 0 6 0 8 5 0 38-1 48-1 8 0 42 1 48 1 0-2 0-5 0-8-3 0-7 0-10 0-27 0-27-4-27-12 0-51 0-101 0-150z"><text:p/></draw:path><draw:path draw:style-name="gr3" draw:text-style-name="P5" svg:width="0.0929in" svg:height="0.0055in" svg:x="0.9894in" svg:y="0.0642in" svg:viewBox="0 0 237 15" svg:d="M222 15c7 0 15 0 15-7 0-8-8-8-15-8-69 0-139 0-209 0-6 0-13 0-13 8 0 7 7 7 13 7 70 0 140 0 209 0z"><text:p/></draw:path><draw:path draw:style-name="gr3" draw:text-style-name="P5" svg:width="0.0614in" svg:height="0.0685in" svg:x="1.1331in" svg:y="0.0382in" svg:viewBox="0 0 157 175" svg:d="M23 149c-1 5-3 14-3 16 0 7 5 10 11 10 4 0 12-3 14-11 1-1 14-54 16-60 3-14 9-40 12-51 2-5 13-23 22-31 3-3 14-13 30-13 10 0 11 3 17 4-12 2-20 12-20 22 0 6 3 13 14 13 10 0 21-8 21-23 0-13-12-25-32-25-25 0-41 20-49 30-3-17-17-30-35-30s-26 15-29 22c-6 13-12 36-12 37 0 5 4 5 6 5 3 0 3 0 6-9 7-27 14-46 28-46 6 0 12 3 12 17 0 9-1 13-7 33-8 30-14 60-22 90z"><text:p/></draw:path><draw:path draw:style-name="gr3" draw:text-style-name="P5" svg:width="0.0469in" svg:height="0.0697in" svg:x="1.2043in" svg:y="0.0575in" svg:viewBox="0 0 120 178" svg:d="M120 130c-3 0-6 0-9 0-1 7-4 22-8 25-2 1-23 1-26 1-16 0-33 0-49 0 27-25 37-33 53-45 20-16 39-33 39-58 0-33-29-53-64-53-33 0-56 23-56 48 0 14 12 16 14 16 7 0 15-6 15-14 0-6-1-15-16-15 8-20 27-25 40-25 26 0 41 21 41 43 0 23-17 42-26 52-22 21-43 42-65 64-3 2-3 3-3 9 37 0 75 0 112 0 2-15 6-31 8-48z"><text:p/></draw:path><draw:path draw:style-name="gr3" draw:text-style-name="P5" svg:width="0.0929in" svg:height="0.0874in" svg:x="1.3205in" svg:y="0.0232in" svg:viewBox="0 0 237 223" svg:d="M229 17c4-3 8-5 8-9 0-5-4-8-8-8-1 0-2 0-8 3-71 33-142 66-213 101-5 2-8 4-8 8 0 5 3 7 8 8 71 33 142 67 213 100 6 3 7 3 8 3 4 0 8-4 8-8 0-5-4-6-8-8-67-31-135-63-203-95 68-32 136-64 203-95z"><text:p/></draw:path><draw:path draw:style-name="gr3" draw:text-style-name="P5" svg:width="0.0614in" svg:height="0.0685in" svg:x="1.4732in" svg:y="0.0382in" svg:viewBox="0 0 157 175" svg:d="M23 149c-1 5-3 14-3 16 0 7 5 10 11 10 4 0 11-3 14-11 1-1 13-54 16-60 3-14 9-40 12-51 2-5 12-23 22-31 3-3 14-13 30-13 10 0 16 4 17 4-12 2-21 12-21 22 0 6 4 13 15 13 10 0 21-8 21-23 0-13-12-25-32-25-25 0-41 20-49 30-3-17-18-30-35-30-18 0-26 15-29 22-6 13-12 36-12 37 0 5 3 3 4 5 5 0 5 0 7-9 7-27 14-46 29-46 6 0 12 3 12 17 0 9-1 13-7 33-8 30-14 60-22 90z"><text:p/></draw:path><draw:path draw:style-name="gr3" draw:text-style-name="P5" svg:width="0.0386in" svg:height="0.0697in" svg:x="1.5488in" svg:y="0.0575in" svg:viewBox="0 0 99 178" svg:d="M62 8c0-8-1-8-9-8-17 17-42 18-53 18 0 3 0 6 0 10 7 0 24 0 40-8 0 45 0 91 0 138 0 8 0 12-28 12-3 0-6 0-10 0 0 3 0 6 0 8 5 0 39-1 49-1 7 0 41 1 48 1 0-2 0-5 0-8-3 0-8 0-11 0-26 0-26-4-26-12 0-51 0-101 0-150z"><text:p/></draw:path></draw:g>. </text:p>
                        </text:list-item>
                        <text:list-item>
                          <text:p text:style-name="P59">אם <draw:g text:anchor-type="as-char" svg:y="-0.1299in" draw:z-index="247" draw:name="Shape149" draw:style-name="gr1"><svg:title>TexMaths</svg:title><svg:desc>11§display§q &lt; q + \tfrac{2}{n}§svg§600§FALSE§</svg:desc><draw:path draw:style-name="gr2" draw:text-style-name="P4" svg:width="0.613in" svg:height="0.1673in" svg:x="0.0024in" svg:y="0.0071in" svg:viewBox="0 0 1558 426" svg:d="M0 0c520 0 1038 0 1558 0 0 142 0 284 0 426-520 0-1038 0-1558 0 0-142 0-284 0-426z"><text:p/></draw:path><draw:path draw:style-name="gr3" draw:text-style-name="P5" svg:width="0.0626in" svg:height="0.0957in" svg:x="0.0004in" svg:y="0.0634in" svg:viewBox="0 0 160 244" svg:d="M160 4c0-2-1-4-5-4s-20 15-26 26c-8-19-23-26-35-26-47 0-94 57-94 113 0 38 23 62 51 62 17 0 32-10 46-23-3 13-17 65-18 68-3 11-6 12-27 13-6 0-9 0-9 7 1 2 0 4 4 4 12 0 27-1 39-1 13 0 27 1 41 1 1 0 6 0 6-8 0-3-4-3-10-3-18 0-18-3-18-6s1-5 1-8c17-72 36-143 54-215zM52 166c-23 0-24-30-24-36 0-19 11-61 17-77 12-29 32-44 49-44 25 0 29 31 29 33 0 3-21 87-22 89-5 10-27 35-49 35z"><text:p/></draw:path><draw:path draw:style-name="gr3" draw:text-style-name="P5" svg:width="0.0929in" svg:height="0.0874in" svg:x="0.1228in" svg:y="0.048in" svg:viewBox="0 0 237 223" svg:d="M229 15c4-2 8-4 8-7 0-5-5-8-8-8-1 0-2 0-8 2-71 33-142 67-213 100-5 2-8 5-8 9s3 7 8 9c71 33 142 66 213 100 6 3 7 3 8 3 3 0 8-3 8-7 0-5-4-7-8-9-67-32-135-64-203-96 68-32 136-64 203-96z"><text:p/></draw:path><draw:path draw:style-name="gr3" draw:text-style-name="P5" svg:width="0.0622in" svg:height="0.0957in" svg:x="0.2768in" svg:y="0.0634in" svg:viewBox="0 0 159 244" svg:d="M159 4c0-2-2-4-4-4-4 0-20 15-26 26-9-19-23-26-37-26-45 0-92 57-92 113 0 38 22 62 51 62 16 0 32-10 45-23-4 13-16 65-17 68-3 11-6 12-28 13-5 0-9 0-9 7 2 2 0 4 5 4 12 0 26-1 39-1s27 1 39 1c3 0 7 0 7-8 0-3-3-3-10-3-17 0-17-3-17-6s0-5 1-8c17-72 35-143 53-215zM52 166c-23 0-24-30-24-36 0-19 11-61 17-77 12-29 32-44 47-44 26 0 31 31 31 33 0 3-21 87-22 89-6 10-27 35-49 35z"><text:p/></draw:path><draw:path draw:style-name="gr3" draw:text-style-name="P5" svg:width="0.1004in" svg:height="0.1in" svg:x="0.3862in" svg:y="0.0421in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3" draw:text-style-name="P5" svg:width="0.0465in" svg:height="0.0701in" svg:x="0.5622in" svg:y="0in" svg:viewBox="0 0 119 179" svg:d="M119 130c-3 0-6 0-9 0-1 6-3 22-7 25-2 1-23 1-27 1-17 0-33 0-50 0 29-25 38-33 54-45 20-16 39-33 39-58 0-33-29-53-63-53s-56 23-56 48c0 14 11 16 14 16 7 0 15-6 15-14 0-6-3-15-17-15 9-20 28-25 40-25 27 0 42 21 42 43 0 23-18 42-27 52-22 20-43 41-65 63-2 2-2 4-2 11 37 0 74 0 111 0 2-16 6-33 8-49z"><text:p/></draw:path><draw:path draw:style-name="gr3" draw:text-style-name="P5" svg:width="0.0752in" svg:height="0.0055in" svg:x="0.5476in" svg:y="0.0894in" svg:viewBox="0 0 192 15" svg:d="M0 0c64 0 128 0 192 0 0 6 0 10 0 15-64 0-128 0-192 0 0-5 0-9 0-15z"><text:p/></draw:path><draw:path draw:style-name="gr3" draw:text-style-name="P5" svg:width="0.0646in" svg:height="0.0476in" svg:x="0.5531in" svg:y="0.135in" svg:viewBox="0 0 165 122" svg:d="M20 102c-1 4-2 10-2 11 0 7 4 9 8 9 6 0 10-3 11-5 2-4 4-11 5-18 2-4 4-18 6-24s4-11 5-18c3-11 3-13 11-24s21-25 41-25c15 0 16 14 16 18 0 17-12 47-16 59-4 7-5 10-5 14 0 14 12 23 27 23 26 0 38-37 38-42 0-3-3-3-4-3-4 0-4 2-5 4-6 22-18 33-29 33-6 0-7-3-7-8 0-7 2-10 7-22 3-9 14-38 14-53 0-26-21-31-35-31-22 0-38 14-45 25-3-18-19-25-30-25s-18 9-21 15c-7 10-10 26-10 27 0 3 3 3 4 3 5 0 5-1 7-8 3-16 9-29 19-29 7 0 10 6 10 13 0 5-4 15-5 23-2 7-5 18-6 24-4 11-6 22-9 34z"><text:p/></draw:path></draw:g>, <text:span text:style-name="T27">אשר מהווה</text:span> פסוק אמת באופן דומה.</text:p>
                        </text:list-item>
                      </text:list>
                    </text:list-item>
                  </text:list>
                </text:list-item>
                <text:list-item>
                  <text:p text:style-name="P60">יהי <draw:g text:anchor-type="as-char" svg:y="-0.1035in" draw:z-index="264" draw:name="Shape154" draw:style-name="gr1"><svg:title>TexMaths</svg:title><svg:desc>11§display§n \in \N_+§svg§600§FALSE§</svg:desc><draw:path draw:style-name="gr2" draw:text-style-name="P4" svg:width="0.4571in" svg:height="0.1224in" svg:x="0.0039in" svg:y="0.0071in" svg:viewBox="0 0 1162 312" svg:d="M0 0c388 0 774 0 1162 0 0 104 0 208 0 312-388 0-774 0-1162 0 0-104 0-208 0-312z"><text:p/></draw:path><draw:path draw:style-name="gr3" draw:text-style-name="P5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, <text:span text:style-name="T28">ויהי</text:span> <draw:g text:anchor-type="as-char" svg:y="-0.1299in" draw:z-index="262" draw:name="Shape155" draw:style-name="gr1"><svg:title>TexMaths</svg:title><svg:desc>11§display§x \in  (q - \tfrac{2}{n}, q + \tfrac{2}{n})§svg§600§FALSE§</svg:desc><draw:path draw:style-name="gr2" draw:text-style-name="P4" svg:width="1.1697in" svg:height="0.1673in" svg:x="0.0039in" svg:y="0.0071in" svg:viewBox="0 0 2972 426" svg:d="M0 0c990 0 1982 0 2972 0 0 142 0 284 0 426-990 0-1982 0-2972 0 0-142 0-284 0-426z"><text:p/></draw:path><draw:path draw:style-name="gr3" draw:text-style-name="P5" svg:width="0.0756in" svg:height="0.0685in" svg:x="0.0004in" svg:y="0.0634in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3" draw:text-style-name="P5" svg:width="0.0756in" svg:height="0.0874in" svg:x="0.1382in" svg:y="0.048in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3" draw:text-style-name="P5" svg:width="0.0346in" svg:height="0.1508in" svg:x="0.2843in" svg:y="0.0165in" svg:viewBox="0 0 89 384" svg:d="M89 381c0-1 0-3-6-9-48-49-61-121-61-180 0-67 15-134 63-182 4-5 4-5 4-6 0-3-1-4-3-4-5 0-39 26-62 75-20 43-24 86-24 117 0 30 4 76 25 119 23 49 56 73 61 73 2 0 3-1 3-3z"><text:p/></draw:path><draw:path draw:style-name="gr3" draw:text-style-name="P5" svg:width="0.0626in" svg:height="0.0957in" svg:x="0.3343in" svg:y="0.0634in" svg:viewBox="0 0 160 244" svg:d="M160 4c0-2-2-4-5-4-4 0-20 15-26 26-9-19-23-26-37-26-45 0-92 57-92 113 0 38 23 62 51 62 16 0 32-10 46-23-5 13-17 65-18 68-3 11-6 12-27 13-6 0-10 0-10 7 2 2 0 4 5 4 12 0 27-1 39-1 13 0 27 1 39 1 3 0 8 0 8-8 0-3-4-3-10-3-18 0-18-3-18-6s0-5 1-8c17-72 36-143 54-215zM52 166c-23 0-24-30-24-36 0-19 11-61 17-77 12-29 32-44 47-44 26 0 31 31 31 33 0 3-21 87-22 89-5 10-27 35-49 35z"><text:p/></draw:path><draw:path draw:style-name="gr3" draw:text-style-name="P5" svg:width="0.0929in" svg:height="0.0055in" svg:x="0.448in" svg:y="0.0894in" svg:viewBox="0 0 237 15" svg:d="M223 15c7 0 14 0 14-7 0-8-7-8-14-8-69 0-139 0-209 0-6 0-14 0-14 8 0 7 8 7 14 7 70 0 140 0 209 0z"><text:p/></draw:path><draw:path draw:style-name="gr3" draw:text-style-name="P5" svg:width="0.0469in" svg:height="0.0701in" svg:x="0.6193in" svg:y="0in" svg:viewBox="0 0 120 179" svg:d="M120 130c-3 0-7 0-10 0 0 6-3 22-7 25-2 1-23 1-26 1-16 0-34 0-51 0 29-25 39-33 55-45 20-16 39-33 39-58 0-33-29-53-64-53-33 0-56 23-56 48 0 14 12 16 14 16 7 0 15-6 15-14 0-6-3-15-16-15 8-20 27-25 40-25 26 0 41 21 41 43 0 23-17 42-26 52-22 20-43 41-65 63-3 2-3 4-3 11 37 0 74 0 111 0 3-16 6-33 9-49z"><text:p/></draw:path><draw:path draw:style-name="gr3" draw:text-style-name="P5" svg:width="0.0744in" svg:height="0.0055in" svg:x="0.6055in" svg:y="0.0894in" svg:viewBox="0 0 190 15" svg:d="M0 0c64 0 127 0 190 0 0 6 0 10 0 15-63 0-126 0-190 0 0-5 0-9 0-15z"><text:p/></draw:path><draw:path draw:style-name="gr3" draw:text-style-name="P5" svg:width="0.065in" svg:height="0.0476in" svg:x="0.6102in" svg:y="0.135in" svg:viewBox="0 0 166 122" svg:d="M21 102c-1 4-3 10-3 11 0 7 5 9 10 9 4 0 8-3 9-5 2-4 4-11 6-18 1-4 4-18 5-24 3-6 4-11 5-18 3-11 3-13 12-24 7-11 20-25 40-25 16 0 16 14 16 18 0 17-12 47-16 59-3 7-4 10-4 14 0 14 12 23 26 23 27 0 39-37 39-42 0-3-3-2-4-3-5 0-5 2-6 4-6 22-17 33-28 33-6 0-7-3-7-8 0-7 1-10 6-22 3-9 14-38 14-53 0-26-21-31-35-31-22 0-38 14-45 25-3-18-18-25-29-25-12 0-19 9-22 15-6 10-10 26-10 27 0 3 3 2 4 3 5 0 5-1 7-8 4-16 9-29 20-29 6 0 9 6 9 13 0 5-3 15-5 23-2 7-4 18-5 24-4 11-6 22-9 34z"><text:p/></draw:path><draw:path draw:style-name="gr3" draw:text-style-name="P5" svg:width="0.0173in" svg:height="0.0445in" svg:x="0.7122in" svg:y="0.1138in" svg:viewBox="0 0 45 114" svg:d="M45 40c0-26-10-40-25-40-12 0-20 9-20 20s8 21 20 21c5 0 10-2 14-6 1-1 1-1 1-1 1 0 1 0 1 6 0 28-13 51-26 65-4 4-4 4-4 6s2 3 4 3c4 0 35-29 35-74z"><text:p/></draw:path><draw:path draw:style-name="gr3" draw:text-style-name="P5" svg:width="0.0618in" svg:height="0.0957in" svg:x="0.7728in" svg:y="0.0634in" svg:viewBox="0 0 158 244" svg:d="M158 4c0-2-1-4-3-4-4 0-20 15-26 26-9-19-23-26-37-26-45 0-92 57-92 113 0 38 22 62 51 62 16 0 32-10 46-23-5 13-17 65-18 68-3 11-6 12-28 13-5 0-9 0-9 7 2 2 0 4 5 4 12 0 26-1 39-1s27 1 39 1c3 0 8 0 8-8 0-3-4-3-11-3-17 0-17-3-17-6s0-5 1-8c17-72 35-143 52-215zM52 166c-23 0-24-30-24-36 0-19 11-61 17-77 12-29 32-44 47-44 26 0 31 31 31 33 0 3-21 87-22 89-5 10-27 35-49 35z"><text:p/></draw:path><draw:path draw:style-name="gr3" draw:text-style-name="P5" svg:width="0.1004in" svg:height="0.1in" svg:x="0.8823in" svg:y="0.0421in" svg:viewBox="0 0 256 255" svg:d="M136 135c37 0 72 0 108 0 6 0 12 0 12-7 0-8-6-8-12-8-36 0-71 0-108 0 0-36 0-72 0-108 0-5 0-12-7-12-8 0-8 7-8 12 0 36 0 72 0 108-36 0-73 0-109 0-4 0-12 0-12 8 0 7 8 7 12 7 36 0 73 0 109 0 0 35 0 72 0 107 0 6 0 13 8 13 7 0 7-7 7-13 0-35 0-72 0-107z"><text:p/></draw:path><draw:path draw:style-name="gr3" draw:text-style-name="P5" svg:width="0.0469in" svg:height="0.0701in" svg:x="1.0583in" svg:y="0in" svg:viewBox="0 0 120 179" svg:d="M120 130c-3 0-7 0-10 0 0 6-3 22-7 25-2 1-23 1-26 1-16 0-34 0-51 0 29-25 39-33 54-45 21-16 40-33 40-58 0-33-29-53-64-53-33 0-56 23-56 48 0 14 12 16 14 16 7 0 15-6 15-14 0-6-3-15-16-15 8-20 27-25 39-25 27 0 42 21 42 43 0 23-17 42-26 52-22 20-44 41-66 63-2 2-2 4-2 11 37 0 74 0 111 0 3-16 6-33 9-49z"><text:p/></draw:path><draw:path draw:style-name="gr3" draw:text-style-name="P5" svg:width="0.0744in" svg:height="0.0055in" svg:x="1.0445in" svg:y="0.0894in" svg:viewBox="0 0 190 15" svg:d="M0 0c64 0 127 0 190 0 0 6 0 10 0 15-63 0-126 0-190 0 0-5 0-9 0-15z"><text:p/></draw:path><draw:path draw:style-name="gr3" draw:text-style-name="P5" svg:width="0.0646in" svg:height="0.0476in" svg:x="1.0492in" svg:y="0.135in" svg:viewBox="0 0 165 122" svg:d="M21 102c-1 4-3 10-3 11 0 7 5 9 10 9 4 0 8-3 9-5 2-4 4-11 6-18 1-4 4-18 5-24 2-6 4-11 5-18 3-11 3-13 11-24s21-25 41-25c16 0 16 14 16 18 0 17-12 47-16 59-3 7-4 10-4 14 0 14 12 23 26 23 27 0 38-37 38-42 0-3-2-2-3-3-5 0-5 2-6 4-6 22-17 33-28 33-6 0-7-3-7-8 0-7 1-10 6-22 3-9 14-38 14-53 0-26-21-31-35-31-22 0-38 14-45 25-3-18-18-25-30-25-11 0-18 9-21 15-6 10-10 26-10 27 0 3 3 2 4 3 5 0 5-1 7-8 3-16 9-29 20-29 6 0 9 6 9 13 0 5-3 15-5 23-2 7-4 18-5 24-4 11-6 22-9 34z"><text:p/></draw:path><draw:path draw:style-name="gr3" draw:text-style-name="P5" svg:width="0.035in" svg:height="0.1508in" svg:x="1.1461in" svg:y="0.0165in" svg:viewBox="0 0 90 384" svg:d="M90 192c0-29-4-77-25-119-23-48-56-73-61-73-2 0-4 1-4 4 0 1 0 1 8 9 38 38 60 99 60 179 0 65-14 134-62 182-6 4-6 6-6 7 0 2 2 3 4 3 5 0 39-25 62-75 20-43 24-84 24-117z"><text:p/></draw:path></draw:g>, <text:span text:style-name="T28">נוכיח </text:span><text:span text:style-name="T28"><draw:g text:anchor-type="as-char" svg:y="-0.1138in" draw:z-index="263" draw:name="Shape156" draw:style-name="gr1"><svg:title>TexMaths</svg:title><svg:desc>11§display§x \in \{q\}§svg§600§FALSE§</svg:desc><draw:path draw:style-name="gr2" draw:text-style-name="P4" svg:width="0.4717in" svg:height="0.1362in" svg:x="0.0035in" svg:y="0.0079in" svg:viewBox="0 0 1199 347" svg:d="M600 347c-200 0-400 0-600 0 0-116 0-231 0-347 400 0 800 0 1199 0 0 116 0 231 0 347-199 0-399 0-599 0z"><text:p/></draw:path><draw:path draw:style-name="gr3" draw:text-style-name="P5" svg:width="0.0756in" svg:height="0.0685in" svg:x="0in" svg:y="0.0469in" svg:viewBox="0 0 193 175" svg:d="M118 54c3-10 12-45 38-45 3 0 11 0 20 4-11 2-19 12-19 21 0 7 5 14 15 14 9 0 21-7 21-23 0-19-22-25-36-25-23 0-36 21-40 30-10-26-31-30-42-30-41 0-63 50-63 59 0 5 3 4 5 5 3 0 4-1 5-5 13-40 39-50 52-50 7 0 21 3 21 25 0 12-7 39-21 93-7 24-20 39-37 39-2 0-11 0-19-4 10-2 18-10 18-21s-8-13-14-13c-12 0-22 10-22 22 0 17 20 25 36 25 27 0 40-28 41-30 4 15 19 30 42 30 40 0 62-50 62-59 0-4-4-4-5-4-3 0-4 1-4 4-13 41-40 50-52 50-15 0-21-12-21-25 0-9 2-17 7-34 4-18 7-35 12-53z"><text:p/></draw:path><draw:path draw:style-name="gr3" draw:text-style-name="P5" svg:width="0.0756in" svg:height="0.0874in" svg:x="0.1378in" svg:y="0.0319in" svg:viewBox="0 0 193 223" svg:d="M180 120c6 0 13 0 13-9 0-8-7-8-13-8-56 0-110 0-165 0 5-50 50-88 104-88 20 0 41 0 61 0 6 0 13 0 13-7 0-8-7-8-13-8-21 0-41 0-62 0-66 0-118 50-118 111 0 63 52 112 118 112 21 0 41 0 62 0 6 0 13 0 13-7 0-8-7-8-13-8-20 0-41 0-61 0-54 0-99-37-104-88 55 0 109 0 165 0z"><text:p/></draw:path><draw:path draw:style-name="gr3" draw:text-style-name="P5" svg:width="0.0539in" svg:height="0.1516in" svg:x="0.2795in" svg:y="0in" svg:viewBox="0 0 138 386" svg:d="M81 52c0-16 10-41 53-43 3 0 4-2 4-5 0-4-4-4-8-4-39 0-74 20-74 48 0 30 0 59 0 88 0 16 0 28-15 40s-29 12-38 13c-1 0-3 1-3 4 0 4 2 4 7 4 25 2 44 15 48 35 1 4 1 5 1 19 0 25 0 51 0 76 0 16 0 28 19 43 14 12 41 16 55 16 4 0 8 0 8-4 0-5-3-5-7-5-24-1-43-14-48-33-2-4-2-4-2-18 0-28 0-54 0-82 0-17-2-24-15-36-8-8-19-12-30-15 32-9 45-27 45-49 0-31 0-61 0-92z"><text:p/></draw:path><draw:path draw:style-name="gr3" draw:text-style-name="P5" svg:width="0.0622in" svg:height="0.0961in" svg:x="0.3512in" svg:y="0.0469in" svg:viewBox="0 0 159 245" svg:d="M159 4c0-1-2-3-4-3-4 0-20 16-26 27-9-21-24-28-36-28-46 0-93 57-93 113 0 38 22 62 51 62 16 0 32-9 45-23-3 13-16 66-17 69-3 11-6 12-28 12-5 0-9 0-9 8 0 1 0 4 5 4 12 0 26-1 39-1s26 1 40 1c2 0 6 0 6-7 0-5-3-5-10-5-18 0-18-2-18-5s1-6 2-9c17-72 35-143 53-215zM52 166c-23 0-24-30-24-36 0-18 11-61 17-76 12-29 32-45 48-45 25 0 30 31 30 34 0 2-21 87-22 88-6 11-27 35-49 35z"><text:p/></draw:path><draw:path draw:style-name="gr3" draw:text-style-name="P5" svg:width="0.0539in" svg:height="0.1516in" svg:x="0.4291in" svg:y="0in" svg:viewBox="0 0 138 386" svg:d="M56 335c0 15-10 40-53 42-1 0-3 3-3 5 0 4 4 4 8 4 37 0 73-18 73-48s0-58 0-88c0-16 0-28 16-40 14-12 29-12 37-13 1 0 4-1 4-4 0-4-3-4-7-4-25-2-44-15-48-35-2-3-2-4-2-19 0-25 0-50 0-76 0-16 0-28-18-42-16-13-42-17-55-17-4 0-8 0-8 4 0 5 2 5 7 5 24 1 43 14 48 33 1 4 1 4 1 19 0 27 0 53 0 81 0 18 3 24 16 36 7 8 18 12 29 15-32 9-45 27-45 49 0 31 0 62 0 93z"><text:p/></draw:path></draw:g></text:span>. <text:span text:style-name="T24">לשם כך, </text:span><text:span text:style-name="T27">נניח בשלילה שקיים </text:span><text:span text:style-name="T9">מספר </text:span><text:span text:style-name="T9"><draw:g text:anchor-type="as-char" svg:y="-0.0681in" draw:z-index="266" draw:name="Shape157" draw:style-name="gr1"><svg:title>TexMaths</svg:title><svg:desc>11§display§r§svg§600§FALSE§</svg:desc><draw:path draw:style-name="gr2" draw:text-style-name="P4" svg:width="0.0504in" svg:height="0.052in" svg:x="0.0035in" svg:y="0.0071in" svg:viewBox="0 0 129 133" svg:d="M0 0c43 0 86 0 129 0 0 44 0 89 0 133-43 0-86 0-129 0 0-44 0-89 0-133z"><text:p/></draw:path><draw:path draw:style-name="gr3" draw:text-style-name="P5" svg:width="0.0606in" svg:height="0.0677in" svg:x="0.0004in" svg:y="0in" svg:viewBox="0 0 155 173" svg:d="M23 146c-1 6-3 15-3 17 0 7 4 10 11 10 4 0 11-3 14-11 0-1 13-54 14-61 4-12 11-38 14-48 1-6 11-23 19-32 4-2 15-12 31-12 10 0 16 4 17 4-12 2-20 11-20 21 0 7 4 13 14 13 11 0 21-8 21-22s-12-25-32-25c-25 0-41 19-48 30-2-18-17-30-34-30-18 0-26 15-29 22-7 13-12 36-12 37 0 4 3 3 4 4 5 0 5 0 7-9 7-28 14-45 29-45 6 0 11 2 11 17 0 8-2 13-6 32-8 29-15 59-22 88z"><text:p/></draw:path></draw:g></text:span><text:span text:style-name="T9">,</text:span><text:span text:style-name="T27"> שאינו </text:span><text:span text:style-name="T27"><draw:g text:anchor-type="as-char" svg:y="-0.0661in" draw:z-index="267" draw:name="Shape150" draw:style-name="gr1"><svg:title>TexMaths</svg:title><svg:desc>11§display§q§svg§600§FALSE§</svg:desc><draw:path draw:style-name="gr2" draw:text-style-name="P4" svg:width="0.052in" svg:height="0.0799in" svg:x="0.0024in" svg:y="0.0071in" svg:viewBox="0 0 133 204" svg:d="M67 204c-23 0-45 0-67 0 0-68 0-136 0-204 44 0 89 0 133 0 0 68 0 136 0 204-22 0-44 0-66 0z"><text:p/></draw:path><draw:path draw:style-name="gr3" draw:text-style-name="P5" svg:width="0.0614in" svg:height="0.0953in" svg:x="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27">, שנמצא בטווח הזה, כלומר </text:span><text:span text:style-name="T27"><draw:g text:anchor-type="as-char" svg:y="-0.1299in" draw:z-index="268" draw:name="Shape158" draw:style-name="gr1"><svg:title>TexMaths</svg:title><svg:desc>11§display§q - \tfrac{2}{n} &lt; r &lt; q + \tfrac{2}{n} \land r \neq q§svg§600§FALSE§</svg:desc><draw:path draw:style-name="gr2" draw:text-style-name="P4" svg:width="1.7177in" svg:height="0.1673in" svg:x="0.0024in" svg:y="0.0071in" svg:viewBox="0 0 4364 426" svg:d="M0 0c1455 0 2909 0 4364 0 0 142 0 284 0 426-1455 0-2909 0-4364 0 0-142 0-284 0-426z"><text:p/></draw:path><draw:path draw:style-name="gr3" draw:text-style-name="P5" svg:width="0.0622in" svg:height="0.0957in" svg:x="0.0004in" svg:y="0.0634in" svg:viewBox="0 0 159 244" svg:d="M159 4c0-2-1-4-4-4-4 0-20 15-26 26-8-19-23-26-36-26-46 0-93 57-93 113 0 38 23 62 51 62 17 0 31-10 46-23-4 13-17 65-18 68-3 11-6 12-27 13-6 0-9 0-9 7 1 2 0 4 4 4 13 0 27-1 39-1 13 0 27 1 40 1 2 0 7 0 7-8 0-3-4-3-10-3-19 0-19-3-19-6s2-5 2-8c17-72 36-143 53-215zM52 166c-23 0-25-30-25-36 0-19 11-61 18-77 12-29 32-44 48-44 26 0 30 31 30 33 0 3-21 87-22 89-5 10-27 35-49 35z"><text:p/></draw:path><draw:path draw:style-name="gr3" draw:text-style-name="P5" svg:width="0.0921in" svg:height="0.0055in" svg:x="0.1142in" svg:y="0.0894in" svg:viewBox="0 0 235 15" svg:d="M222 15c7 0 13 0 13-7 0-8-6-8-13-8-69 0-140 0-209 0-6 0-13 0-13 8 0 7 7 7 13 7 69 0 140 0 209 0z"><text:p/></draw:path><draw:path draw:style-name="gr3" draw:text-style-name="P5" svg:width="0.0469in" svg:height="0.0701in" svg:x="0.2858in" svg:y="0in" svg:viewBox="0 0 120 179" svg:d="M120 130c-3 0-6 0-9 0-1 6-3 22-8 25-2 1-23 1-26 1-17 0-33 0-50 0 29-25 38-33 54-45 20-16 39-33 39-58 0-33-29-53-63-53s-57 23-57 48c0 14 12 16 14 16 7 0 15-6 15-14 0-6-2-15-16-15 9-20 27-25 40-25 26 0 40 21 40 43 0 23-16 42-25 52-22 20-43 41-65 63-3 2-3 4-3 11 37 0 75 0 112 0 2-16 6-33 8-49z"><text:p/></draw:path><draw:path draw:style-name="gr3" draw:text-style-name="P5" svg:width="0.0748in" svg:height="0.0055in" svg:x="0.272in" svg:y="0.0894in" svg:viewBox="0 0 191 15" svg:d="M0 0c64 0 128 0 191 0 0 6 0 10 0 15-63 0-127 0-191 0 0-5 0-9 0-15z"><text:p/></draw:path><draw:path draw:style-name="gr3" draw:text-style-name="P5" svg:width="0.0646in" svg:height="0.0476in" svg:x="0.2772in" svg:y="0.135in" svg:viewBox="0 0 165 122" svg:d="M20 102c-1 4-2 10-2 11 0 7 4 9 8 9 5 0 9-3 11-5 3-4 4-11 5-18 1-4 4-18 5-24 2-6 4-11 6-18 2-11 3-13 11-24 7-11 20-25 40-25 16 0 16 14 16 18 0 17-11 47-16 59-3 7-4 10-4 14 0 14 12 23 25 23 28 0 40-37 40-42 0-3-3-3-4-3-4 0-5 2-6 4-5 22-18 33-29 33-5 0-6-3-6-8 0-7 1-10 6-22 4-9 15-38 15-53 0-25-21-31-35-31-24 0-38 14-47 25-2-18-17-25-28-25-12 0-18 9-22 15-6 10-9 26-9 27 0 3 3 3 4 3 4 0 4-1 6-8 4-16 10-29 20-29 7 0 8 6 8 13 0 5-3 15-4 23-2 7-4 18-5 24-4 11-6 22-9 34z"><text:p/></draw:path><draw:path draw:style-name="gr3" draw:text-style-name="P5" svg:width="0.0921in" svg:height="0.0874in" svg:x="0.4205in" svg:y="0.048in" svg:viewBox="0 0 235 223" svg:d="M229 15c4-2 6-4 6-7 0-5-3-8-7-8-1 0-1 0-7 2-71 33-143 67-214 100-5 2-7 5-7 9s2 7 7 9c71 33 143 66 214 100 6 3 6 3 7 3 4 0 7-3 7-7 0-5-2-7-6-9-68-32-136-64-204-96 68-32 136-64 204-96z"><text:p/></draw:path><draw:path draw:style-name="gr3" draw:text-style-name="P5" svg:width="0.0614in" svg:height="0.0685in" svg:x="0.5728in" svg:y="0.0634in" svg:viewBox="0 0 157 175" svg:d="M22 147c-1 6-3 15-3 17 0 6 5 11 11 11 5 0 12-3 14-11 1-2 14-54 15-62 4-12 11-39 14-49 1-6 12-23 20-32 4-2 15-12 31-12 11 0 11 3 17 4-11 2-20 11-20 21 0 7 3 13 14 13 10 0 22-8 22-22s-13-25-33-25c-24 0-42 19-49 30-2-18-17-30-35-30s-25 15-29 22c-7 13-11 36-11 37 0 4 3 4 4 4 4 0 5 0 7-9 7-28 14-45 27-45 7 0 13 2 13 17 0 8-2 12-6 32-8 30-15 60-23 89z"><text:p/></draw:path><draw:path draw:style-name="gr3" draw:text-style-name="P5" svg:width="0.0925in" svg:height="0.0874in" svg:x="0.6961in" svg:y="0.048in" svg:viewBox="0 0 236 223" svg:d="M229 15c5-2 7-4 7-7 0-5-3-8-7-8-1 0-2 0-7 2-71 33-143 67-214 100-5 2-8 5-8 9s3 7 8 9c71 33 143 66 214 100 5 3 6 3 7 3 4 0 7-3 7-7 0-5-2-7-7-9-67-32-136-64-203-96 67-32 136-64 203-96z"><text:p/></draw:path><draw:path draw:style-name="gr3" draw:text-style-name="P5" svg:width="0.0622in" svg:height="0.0957in" svg:x="0.85in" svg:y="0.0634in" svg:viewBox="0 0 159 244" svg:d="M159 4c0-2-1-4-4-4s-19 15-25 26c-9-19-24-26-37-26-46 0-93 57-93 113 0 38 23 62 52 62 16 0 30-10 45-23-4 13-17 65-18 68-3 11-5 12-27 13-6 0-9 0-9 7 1 2 0 4 4 4 13 0 27-1 40-1 12 0 26 1 39 1 2 0 7 0 7-8 0-3-3-3-10-3-19 0-19-3-19-6s2-5 2-8c17-72 36-143 53-215zM53 166c-23 0-26-30-26-36 0-19 11-61 18-77 12-29 32-44 48-44 26 0 31 31 31 33 0 3-22 87-23 89-5 10-27 35-48 35z"><text:p/></draw:path><draw:path draw:style-name="gr3" draw:text-style-name="P5" svg:width="0.1008in" svg:height="0.1in" svg:x="0.9591in" svg:y="0.0421in" svg:viewBox="0 0 257 255" svg:d="M136 135c37 0 72 0 108 0 6 0 13 0 13-7 0-8-7-8-13-8-36 0-71 0-108 0 0-36 0-72 0-108 0-5 0-12-7-12-8 0-8 7-8 12 0 36 0 72 0 108-36 0-72 0-108 0-5 0-13 0-13 8 0 7 8 7 13 7 36 0 72 0 108 0 0 35 0 72 0 107 0 6 0 13 8 13 7 0 7-7 7-13 0-35 0-72 0-107z"><text:p/></draw:path><draw:path draw:style-name="gr3" draw:text-style-name="P5" svg:width="0.0469in" svg:height="0.0701in" svg:x="1.135in" svg:y="0in" svg:viewBox="0 0 120 179" svg:d="M120 130c-3 0-6 0-9 0-1 6-3 22-8 25-2 1-22 1-26 1-17 0-33 0-50 0 29-25 38-33 54-45 20-16 39-33 39-58 0-33-29-53-63-53s-57 23-57 48c0 14 12 16 15 16 6 0 15-6 15-14 0-6-3-15-17-15 9-20 27-25 40-25 27 0 40 21 40 43 0 23-16 42-25 52-22 20-43 41-65 63-3 2-3 4-3 11 37 0 75 0 112 0 2-16 6-33 8-49z"><text:p/></draw:path><draw:path draw:style-name="gr3" draw:text-style-name="P5" svg:width="0.0748in" svg:height="0.0055in" svg:x="1.1213in" svg:y="0.0894in" svg:viewBox="0 0 191 15" svg:d="M0 0c64 0 128 0 191 0 0 6 0 10 0 15-63 0-127 0-191 0 0-5 0-9 0-15z"><text:p/></draw:path><draw:path draw:style-name="gr3" draw:text-style-name="P5" svg:width="0.0646in" svg:height="0.0476in" svg:x="1.1264in" svg:y="0.135in" svg:viewBox="0 0 165 122" svg:d="M20 102c-1 4-2 10-2 11 0 7 4 9 8 9 6 0 9-3 11-5 3-4 4-11 5-18 1-4 4-18 6-24 1-6 3-11 5-18 2-11 3-13 11-24 7-11 20-25 40-25 16 0 16 14 16 18 0 17-11 47-16 59-3 7-4 10-4 14 0 14 12 23 26 23 27 0 39-37 39-42 0-3-3-3-4-3-4 0-5 2-6 4-5 22-18 33-29 33-5 0-6-3-6-8 0-7 1-10 6-22 4-9 15-38 15-53 0-25-21-31-35-31-22 0-38 14-47 25-1-18-17-25-28-25-12 0-18 9-21 15-7 10-10 26-10 27 0 3 3 3 4 3 4 0 5-1 6-8 4-16 10-29 20-29 7 0 8 6 8 13 0 5-3 15-4 23-2 7-4 18-5 24-4 11-6 22-9 34z"><text:p/></draw:path><draw:path draw:style-name="gr3" draw:text-style-name="P5" svg:width="0.0846in" svg:height="0.0933in" svg:x="1.2567in" svg:y="0.0394in" svg:viewBox="0 0 216 238" svg:d="M117 9c-4-7-6-9-9-9-5 0-7 3-9 9-32 71-64 143-96 214-2 6-3 7-3 8 0 3 4 7 8 7 3 0 6 0 10-7 29-68 60-136 90-205 31 69 60 137 91 205 3 7 7 7 9 7 4 0 8-4 8-7-2-2 0-1-3-6-32-72-65-145-96-216z"><text:p/></draw:path><draw:path draw:style-name="gr3" draw:text-style-name="P5" svg:width="0.0614in" svg:height="0.0685in" svg:x="1.3882in" svg:y="0.0634in" svg:viewBox="0 0 157 175" svg:d="M22 147c-1 6-3 15-3 17 0 6 5 11 11 11 5 0 12-3 14-11 1-2 14-54 15-62 4-12 11-39 14-49 1-6 12-23 20-32 4-2 15-12 31-12 11 0 11 3 17 4-11 2-20 11-20 21 0 7 3 13 14 13 10 0 22-8 22-22s-13-25-33-25c-24 0-42 19-49 30-2-18-17-30-34-30-19 0-26 15-29 22-8 13-12 36-12 37 0 4 3 4 4 4 4 0 5 0 7-9 7-28 14-45 27-45 7 0 13 2 13 17 0 8-2 12-6 32-8 30-15 60-23 89z"><text:p/></draw:path><draw:path draw:style-name="gr3" draw:text-style-name="P5" svg:width="0.0752in" svg:height="0.1402in" svg:x="1.5201in" svg:y="0.0217in" svg:viewBox="0 0 192 357" svg:d="M190 15c2-5 2-6 2-7 0-4-2-8-7-8s-6 2-8 8c-58 112-115 224-174 335-3 6-3 6-3 7 0 3 3 7 8 7 4 0 5-2 8-7 59-111 116-224 174-335z"><text:p/></draw:path><draw:path draw:style-name="gr3" draw:text-style-name="P5" svg:width="0.1008in" svg:height="0.035in" svg:x="1.5075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22in" svg:height="0.0957in" svg:x="1.6654in" svg:y="0.0634in" svg:viewBox="0 0 159 244" svg:d="M159 4c0-2-1-4-4-4s-19 15-25 26c-9-19-24-26-37-26-46 0-93 57-93 113 0 38 23 62 52 62 16 0 30-10 45-23-4 13-17 65-18 68-3 11-5 12-27 13-6 0-9 0-9 7 1 2 0 4 4 4 13 0 27-1 40-1s26 1 39 1c3 0 7 0 7-8 0-3-3-3-10-3-19 0-19-3-19-6s2-5 3-8c17-72 35-143 52-215zM53 166c-23 0-26-30-26-36 0-19 11-61 18-77 12-29 33-44 48-44 26 0 31 31 31 33 0 3-22 87-23 89-5 10-27 35-48 35z"><text:p/></draw:path></draw:g></text:span><text:span text:style-name="T27">. </text:span><text:span text:style-name="T9">נפלג לשני מקרים: </text:span><text:span text:style-name="T9"><draw:g text:anchor-type="as-char" svg:y="-0.0811in" draw:z-index="269" draw:name="Shape159" draw:style-name="gr1"><svg:title>TexMaths</svg:title><svg:desc>11§display§q &gt; r§svg§600§FALSE§</svg:desc><draw:path draw:style-name="gr2" draw:text-style-name="P4" svg:width="0.3252in" svg:height="0.0953in" svg:x="0.0024in" svg:y="0.0075in" svg:viewBox="0 0 827 243" svg:d="M0 0c276 0 551 0 827 0 0 81 0 162 0 243-276 0-551 0-827 0 0-81 0-162 0-243z"><text:p/></draw:path><draw:path draw:style-name="gr3" draw:text-style-name="P5" svg:width="0.0622in" svg:height="0.0961in" svg:x="0.0004in" svg:y="0.0146in" svg:viewBox="0 0 159 245" svg:d="M159 4c0-1-1-3-4-3-5 0-20 16-27 27-7-21-23-28-35-28-46 0-93 57-93 114 0 36 23 60 51 60 16 0 31-8 46-23-4 13-17 65-18 70-3 10-7 12-27 12-6 0-9 0-9 8 1 1 0 4 4 4 12 0 27-1 39-1 13 0 27 1 39 1 2 0 8 0 8-8 0-4-5-4-10-4-19 0-19-2-19-6 0-3 0-5 1-9 18-71 37-142 54-214zM52 166c-23 0-25-29-25-36 0-17 11-60 18-76 12-29 32-45 48-45 24 0 30 31 30 34 0 2-21 87-22 88-5 11-27 35-49 35z"><text:p/></draw:path><draw:path draw:style-name="gr3" draw:text-style-name="P5" svg:width="0.0921in" svg:height="0.0874in" svg:x="0.1224in" svg:y="0in" svg:viewBox="0 0 235 223" svg:d="M228 120c4-2 7-3 7-7 0-6-3-7-7-9-71-34-142-68-214-102-4-2-5-2-6-2-5 0-8 3-8 8 0 3 2 5 7 9 68 32 135 64 203 96-68 30-135 62-203 93-5 4-7 6-7 9 0 5 3 8 8 8 1 0 2 0 6-2 72-33 143-68 214-101z"><text:p/></draw:path><draw:path draw:style-name="gr3" draw:text-style-name="P5" svg:width="0.0614in" svg:height="0.0681in" svg:x="0.2736in" svg:y="0.0146in" svg:viewBox="0 0 157 174" svg:d="M23 147c-1 6-3 15-3 16 0 8 5 11 11 11 4 0 11-3 14-11 1-1 14-53 15-59 4-14 10-40 12-51 3-4 13-23 22-31 4-3 15-13 31-13 10 0 16 4 17 4-12 2-21 11-21 21 0 7 4 15 15 15 10 0 21-9 21-24 0-13-12-25-32-25-25 0-42 19-49 30-4-17-17-30-35-30s-26 15-29 22c-7 13-12 36-12 38 0 4 3 2 4 4 5 0 5-1 7-9 7-27 14-46 29-46 6 0 12 3 12 17 0 8-1 13-7 34-8 28-14 58-22 87z"><text:p/></draw:path></draw:g></text:span><text:span text:style-name="T9"><text:s/>ו־</text:span><text:span text:style-name="T9"><draw:g text:anchor-type="as-char" svg:y="-0.0811in" draw:z-index="270" draw:name="Shape160" draw:style-name="gr1"><svg:title>TexMaths</svg:title><svg:desc>11§display§r &gt; q§svg§600§FALSE§</svg:desc><draw:path draw:style-name="gr2" draw:text-style-name="P4" svg:width="0.3276in" svg:height="0.0953in" svg:x="0.0039in" svg:y="0.0079in" svg:viewBox="0 0 833 243" svg:d="M418 243c-140 0-278 0-418 0 0-81 0-162 0-243 278 0 555 0 833 0 0 81 0 162 0 243-138 0-277 0-415 0z"><text:p/></draw:path><draw:path draw:style-name="gr3" draw:text-style-name="P5" svg:width="0.0614in" svg:height="0.0681in" svg:x="0.0004in" svg:y="0.0146in" svg:viewBox="0 0 157 174" svg:d="M23 148c-1 6-3 14-3 15 0 8 5 11 11 11 4 0 12-3 14-11 1-1 14-53 15-59 4-14 10-40 13-51 2-4 13-23 22-31 3-3 14-13 30-13 10 0 16 4 17 4-12 2-20 11-20 22 0 6 3 14 14 14 10 0 21-9 21-24 0-13-12-25-32-25-25 0-41 20-49 30-3-17-17-30-35-30s-26 15-29 22c-7 13-12 36-12 38 0 4 4 4 5 4 4 0 4-1 7-9 7-27 14-46 28-46 6 0 12 3 12 17 0 9-1 13-7 34-8 28-14 58-22 88z"><text:p/></draw:path><draw:path draw:style-name="gr3" draw:text-style-name="P5" svg:width="0.0921in" svg:height="0.0874in" svg:x="0.1236in" svg:y="0in" svg:viewBox="0 0 235 223" svg:d="M229 120c3-1 6-3 6-7 0-6-3-7-6-9-72-34-143-68-215-101-4-3-5-3-6-3-5 0-8 3-8 8 0 3 2 5 8 9 67 32 135 64 202 96-67 30-135 62-202 93-6 4-8 6-8 9 0 5 3 8 8 8 1 0 2 0 6-2 72-33 143-68 215-101z"><text:p/></draw:path><draw:path draw:style-name="gr3" draw:text-style-name="P5" svg:width="0.0622in" svg:height="0.0961in" svg:x="0.2768in" svg:y="0.0146in" svg:viewBox="0 0 159 245" svg:d="M159 4c0-1-1-3-4-3-4 0-20 16-26 27-8-21-23-28-36-28-46 0-93 57-93 114 0 37 23 60 52 60 16 0 30-10 45-22-4 12-17 64-18 68-3 11-5 13-27 13-6 0-9 0-9 8 1 2 0 4 4 4 13 0 27-1 39-1 13 0 27 1 40 1 1 0 7 0 7-8 0-4-4-4-10-4-19 0-19-2-19-7 0-2 2-4 2-8 17-70 36-142 53-214zM53 166c-23 0-26-29-26-36 0-19 11-60 18-76 12-29 32-45 48-45 26 0 31 31 31 34 0 2-22 87-23 88-5 11-27 35-48 35z"><text:p/></draw:path></draw:g></text:span><text:span text:style-name="T9">;</text:span></text:p>
                  <text:list>
                    <text:list-item>
                      <text:p text:style-name="P61">נניח <draw:g text:anchor-type="as-char" svg:y="-0.0811in" draw:z-index="271" draw:name="Shape161" draw:style-name="gr1"><svg:title>TexMaths</svg:title><svg:desc>11§display§q &gt; r§svg§600§FALSE§</svg:desc><draw:path draw:style-name="gr2" draw:text-style-name="P4" svg:width="0.3252in" svg:height="0.0953in" svg:x="0.0024in" svg:y="0.0075in" svg:viewBox="0 0 827 243" svg:d="M0 0c276 0 551 0 827 0 0 81 0 162 0 243-276 0-551 0-827 0 0-81 0-162 0-243z"><text:p/></draw:path><draw:path draw:style-name="gr3" draw:text-style-name="P5" svg:width="0.0622in" svg:height="0.0961in" svg:x="0.0004in" svg:y="0.0146in" svg:viewBox="0 0 159 245" svg:d="M159 4c0-1-1-3-4-3-5 0-20 16-27 27-7-21-23-28-35-28-46 0-93 57-93 114 0 36 23 60 51 60 16 0 31-8 46-23-4 13-17 65-18 70-3 10-7 12-27 12-6 0-9 0-9 8 1 1 0 4 4 4 12 0 27-1 39-1 13 0 27 1 39 1 2 0 8 0 8-8 0-4-5-4-10-4-19 0-19-2-19-6 0-3 0-5 1-9 18-71 37-142 54-214zM52 166c-23 0-25-29-25-36 0-17 11-60 18-76 12-29 32-45 48-45 24 0 30 31 30 34 0 2-21 87-22 88-5 11-27 35-49 35z"><text:p/></draw:path><draw:path draw:style-name="gr3" draw:text-style-name="P5" svg:width="0.0921in" svg:height="0.0874in" svg:x="0.1224in" svg:y="0in" svg:viewBox="0 0 235 223" svg:d="M228 120c4-2 7-3 7-7 0-6-3-7-7-9-71-34-142-68-214-102-4-2-5-2-6-2-5 0-8 3-8 8 0 3 2 5 7 9 68 32 135 64 203 96-68 30-135 62-203 93-5 4-7 6-7 9 0 5 3 8 8 8 1 0 2 0 6-2 72-33 143-68 214-101z"><text:p/></draw:path><draw:path draw:style-name="gr3" draw:text-style-name="P5" svg:width="0.0614in" svg:height="0.0681in" svg:x="0.2736in" svg:y="0.0146in" svg:viewBox="0 0 157 174" svg:d="M23 147c-1 6-3 15-3 16 0 8 5 11 11 11 4 0 11-3 14-11 1-1 14-53 15-59 4-14 10-40 12-51 3-4 13-23 22-31 4-3 15-13 31-13 10 0 16 4 17 4-12 2-21 11-21 21 0 7 4 15 15 15 10 0 21-9 21-24 0-13-12-25-32-25-25 0-42 19-49 30-4-17-17-30-35-30s-26 15-29 22c-7 13-12 36-12 38 0 4 3 2 4 4 5 0 5-1 7-9 7-27 14-46 29-46 6 0 12 3 12 17 0 8-1 13-7 34-8 28-14 58-22 87z"><text:p/></draw:path></draw:g>. לפני ההנחה, לכל <draw:g text:anchor-type="as-char" svg:y="-0.1035in" draw:z-index="272" draw:name="Shape162" draw:style-name="gr1"><svg:title>TexMaths</svg:title><svg:desc>11§display§n \in \N_+§svg§600§FALSE§</svg:desc><draw:path draw:style-name="gr2" draw:text-style-name="P4" svg:width="0.4571in" svg:height="0.1224in" svg:x="0.0039in" svg:y="0.0071in" svg:viewBox="0 0 1162 312" svg:d="M0 0c388 0 774 0 1162 0 0 104 0 208 0 312-388 0-774 0-1162 0 0-104 0-208 0-312z"><text:p/></draw:path><draw:path draw:style-name="gr3" draw:text-style-name="P5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text:s/>מתקיים <draw:g text:anchor-type="as-char" svg:y="-0.1299in" draw:z-index="273" draw:name="Shape163" draw:style-name="gr1"><svg:title>TexMaths</svg:title><svg:desc>11§display§q - \tfrac{2}{n} &lt; r &lt; q§svg§600§FALSE§</svg:desc><draw:path draw:style-name="gr2" draw:text-style-name="P4" svg:width="0.9024in" svg:height="0.1673in" svg:x="0.0024in" svg:y="0.0071in" svg:viewBox="0 0 2293 426" svg:d="M0 0c765 0 1529 0 2293 0 0 142 0 284 0 426-764 0-1528 0-2293 0 0-142 0-284 0-426z"><text:p/></draw:path><draw:path draw:style-name="gr3" draw:text-style-name="P5" svg:width="0.0626in" svg:height="0.0957in" svg:x="0.0004in" svg:y="0.0634in" svg:viewBox="0 0 160 244" svg:d="M160 4c0-2-2-4-5-4-4 0-20 15-26 26-8-19-23-26-35-26-47 0-94 57-94 113 0 38 23 62 51 62 17 0 32-10 46-23-3 13-17 65-18 68-3 11-6 12-27 13-6 0-9 0-9 7 1 2 0 4 4 4 14 0 27-1 39-1 13 0 27 1 41 1 1 0 6 0 6-8 0-3-4-3-10-3-18 0-18-3-18-6s1-5 1-8c17-72 36-143 54-215zM52 166c-23 0-24-30-24-36 0-19 11-61 17-77 12-29 32-44 49-44 25 0 29 31 29 33 0 3-21 87-22 89-5 10-27 35-49 35z"><text:p/></draw:path><draw:path draw:style-name="gr3" draw:text-style-name="P5" svg:width="0.0925in" svg:height="0.0055in" svg:x="0.1146in" svg:y="0.0894in" svg:viewBox="0 0 236 15" svg:d="M222 15c7 0 14 0 14-7 0-8-7-8-14-8-69 0-139 0-209 0-6 0-13 0-13 8 0 7 7 7 13 7 70 0 140 0 209 0z"><text:p/></draw:path><draw:path draw:style-name="gr3" draw:text-style-name="P5" svg:width="0.0469in" svg:height="0.0701in" svg:x="0.2858in" svg:y="0in" svg:viewBox="0 0 120 179" svg:d="M120 130c-3 0-6 0-9 0-1 6-3 22-8 25-2 1-23 1-26 1-16 0-33 0-49 0 28-25 37-33 53-45 20-16 39-33 39-58 0-33-29-53-63-53s-57 23-57 48c0 14 12 16 14 16 7 0 15-6 15-14 0-6-1-15-16-15 9-20 27-25 40-25 26 0 41 21 41 43 0 23-17 42-26 52-22 20-43 41-65 63-3 2-3 4-3 11 37 0 75 0 112 0 2-16 6-33 8-49z"><text:p/></draw:path><draw:path draw:style-name="gr3" draw:text-style-name="P5" svg:width="0.0748in" svg:height="0.0055in" svg:x="0.272in" svg:y="0.0894in" svg:viewBox="0 0 191 15" svg:d="M0 0c64 0 128 0 191 0 0 6 0 10 0 15-63 0-127 0-191 0 0-5 0-9 0-15z"><text:p/></draw:path><draw:path draw:style-name="gr3" draw:text-style-name="P5" svg:width="0.0646in" svg:height="0.0476in" svg:x="0.2772in" svg:y="0.135in" svg:viewBox="0 0 165 122" svg:d="M20 102c-1 4-2 10-2 11 0 7 4 9 8 9 5 0 9-3 11-5 3-4 4-11 5-18 1-4 4-18 5-24 3-6 4-11 6-18 2-11 3-13 11-24s20-25 41-25c15 0 15 14 15 18 0 17-11 47-15 59-4 7-5 10-5 14 0 14 12 23 25 23 28 0 40-37 40-42 0-3-3-3-4-3-4 0-5 2-6 4-5 22-17 33-28 33-6 0-7-3-7-8 0-7 1-10 7-22 3-9 14-38 14-53 0-26-21-31-35-31-23 0-38 14-47 25-1-18-17-25-28-25-12 0-18 9-22 15-6 10-9 26-9 27 0 3 3 3 4 3 4 0 5-1 6-8 4-16 10-29 20-29 7 0 9 6 9 13 0 5-4 15-5 23-2 7-4 18-5 24-4 11-6 22-9 34z"><text:p/></draw:path><draw:path draw:style-name="gr3" draw:text-style-name="P5" svg:width="0.0925in" svg:height="0.0874in" svg:x="0.4209in" svg:y="0.048in" svg:viewBox="0 0 236 223" svg:d="M229 15c4-2 7-4 7-7 0-5-4-8-8-8-1 0-1 0-7 2-71 33-143 67-214 100-4 2-7 5-7 9s3 7 7 9c71 33 143 66 214 100 6 3 6 3 7 3 4 0 8-3 8-7 0-5-3-7-7-9-68-32-135-64-204-96 69-32 136-64 204-96z"><text:p/></draw:path><draw:path draw:style-name="gr3" draw:text-style-name="P5" svg:width="0.0614in" svg:height="0.0685in" svg:x="0.5728in" svg:y="0.0634in" svg:viewBox="0 0 157 175" svg:d="M22 147c-1 6-3 15-3 17 0 6 5 11 11 11 5 0 12-3 14-11 1-2 14-54 15-62 4-12 11-39 14-49 1-6 12-23 21-32 3-2 14-12 30-12 11 0 11 3 17 4-11 2-20 11-20 21 0 7 3 13 14 13 10 0 22-8 22-22s-13-25-33-25c-24 0-41 19-49 30-2-18-17-30-35-30s-25 15-29 22c-7 13-11 36-11 37 0 4 3 4 4 4 4 0 5 0 7-9 7-28 14-45 28-45 6 0 12 2 12 17 0 8-1 13-6 32-8 30-15 60-23 89z"><text:p/></draw:path><draw:path draw:style-name="gr3" draw:text-style-name="P5" svg:width="0.0929in" svg:height="0.0874in" svg:x="0.6957in" svg:y="0.048in" svg:viewBox="0 0 237 223" svg:d="M229 15c5-2 8-4 8-7 0-5-4-8-8-8-1 0-2 0-7 2-71 33-143 67-214 100-5 2-8 5-8 9s3 7 8 9c71 33 143 66 214 100 5 3 6 3 7 3 4 0 8-3 8-7 0-5-3-7-8-9-67-32-135-64-203-96 68-32 136-64 203-96z"><text:p/></draw:path><draw:path draw:style-name="gr3" draw:text-style-name="P5" svg:width="0.0626in" svg:height="0.0957in" svg:x="0.85in" svg:y="0.0634in" svg:viewBox="0 0 160 244" svg:d="M160 4c0-2-2-4-5-4s-19 15-25 26c-9-19-24-26-36-26-47 0-94 57-94 113 0 38 23 62 52 62 16 0 31-10 45-23-3 13-17 65-18 68-3 11-5 12-27 13-6 0-9 0-9 7 1 2 0 4 4 4 14 0 27-1 40-1s26 1 40 1c2 0 6 0 6-8 0-3-3-3-10-3-18 0-18-3-18-6s1-5 2-8c17-72 35-143 53-215zM53 166c-23 0-25-30-25-36 0-19 11-61 17-77 12-29 33-44 49-44 25 0 30 31 30 33 0 3-22 87-23 89-5 10-27 35-48 35z"><text:p/></draw:path></draw:g>. נעביר אגפים ונקבל <draw:g text:anchor-type="as-char" svg:y="-0.1in" draw:z-index="274" draw:name="Shape164" draw:style-name="gr1"><svg:title>TexMaths</svg:title><svg:desc>11§display§0 &lt; q - r§svg§600§FALSE§</svg:desc><draw:path draw:style-name="gr2" draw:text-style-name="P4" svg:width="0.5882in" svg:height="0.1138in" svg:x="0.0024in" svg:y="0.0079in" svg:viewBox="0 0 1495 290" svg:d="M0 0c498 0 996 0 1495 0 0 97 0 194 0 290-499 0-997 0-1495 0 0-96 0-193 0-290z"><text:p/></draw:path><draw:path draw:style-name="gr3" draw:text-style-name="P5" svg:width="0.0638in" svg:height="0.1035in" svg:x="0.0004in" svg:y="0in" svg:viewBox="0 0 163 264" svg:d="M163 133c0-31-2-62-16-90-18-36-49-43-66-43-23 0-51 10-67 46-13 27-14 56-14 87 0 29 1 63 18 91 16 32 44 40 62 40 21 0 51-9 68-45 13-26 15-55 15-86zM80 255c-14 0-37-10-44-46-4-23-4-57-4-80 0-25 0-51 3-71 7-46 36-49 45-49 13 0 39 6 46 45 4 21 4 50 4 75 0 28 0 54-4 78-6 37-28 48-46 48z"><text:p/></draw:path><draw:path draw:style-name="gr3" draw:text-style-name="P5" svg:width="0.0925in" svg:height="0.087in" svg:x="0.1252in" svg:y="0.0189in" svg:viewBox="0 0 236 222" svg:d="M229 17c5-3 7-5 7-9 0-5-3-8-7-8-1 0-2 0-7 3-71 33-143 66-214 100-5 3-8 4-8 9s3 7 8 8c71 33 143 67 214 100 5 2 6 2 7 2 4 0 7-3 7-7 0-5-2-6-7-9-67-31-136-63-203-94 67-32 136-64 203-95z"><text:p/></draw:path><draw:path draw:style-name="gr3" draw:text-style-name="P5" svg:width="0.0622in" svg:height="0.0957in" svg:x="0.2791in" svg:y="0.0339in" svg:viewBox="0 0 159 244" svg:d="M159 4c0-1-1-3-4-3-4 0-20 15-26 26-8-20-23-27-36-27-46 0-93 57-93 113 0 38 23 61 51 61 17 0 31-9 46-22-4 13-17 64-18 68-3 10-6 12-27 12-6 0-9 0-9 8 0 1 0 4 4 4 13 0 27-1 39-1 13 0 27 1 40 1 2 0 7 0 7-8 0-4-4-4-10-4-19 0-19-2-19-5 0-4 2-6 2-9 17-71 36-142 53-214zM53 166c-24 0-26-30-26-36 0-18 11-61 18-76 12-29 32-45 48-45 26 0 31 31 31 34 0 2-22 87-23 88-5 11-27 35-48 35z"><text:p/></draw:path><draw:path draw:style-name="gr3" draw:text-style-name="P5" svg:width="0.0921in" svg:height="0.0055in" svg:x="0.3929in" svg:y="0.0602in" svg:viewBox="0 0 235 15" svg:d="M222 15c7 0 13 0 13-7 0-8-6-8-13-8-69 0-140 0-209 0-6 0-13 0-13 8 0 7 7 7 13 7 69 0 140 0 209 0z"><text:p/></draw:path><draw:path draw:style-name="gr3" draw:text-style-name="P5" svg:width="0.0614in" svg:height="0.0681in" svg:x="0.5366in" svg:y="0.0339in" svg:viewBox="0 0 157 174" svg:d="M23 147c-1 7-3 16-3 18 0 6 5 9 11 9 4 0 11-4 14-10 0-1 13-54 15-61 4-13 10-39 13-50 1-5 12-23 22-31 3-3 14-13 30-13 10 0 16 4 17 4-12 2-21 11-21 22 0 6 4 13 15 13 10 0 21-8 21-23 0-13-12-25-32-25-25 0-41 20-49 30-3-17-18-30-35-30-18 0-26 15-29 22-7 13-12 36-12 37 0 5 3 3 4 5 5 0 5-1 7-9 7-28 14-46 29-46 6 0 12 3 12 17 0 9-1 13-7 33-8 29-14 59-22 88z"><text:p/></draw:path></draw:g>. נוכל להחיל את תכונת ארכימדס על <draw:g text:anchor-type="as-char" svg:y="-0.0717in" draw:z-index="275" draw:name="Shape165" draw:style-name="gr1"><svg:title>TexMaths</svg:title><svg:desc>11§display§q - r§svg§600§FALSE§</svg:desc><draw:path draw:style-name="gr2" draw:text-style-name="P4" svg:width="0.3094in" svg:height="0.0799in" svg:x="0.0024in" svg:y="0.0071in" svg:viewBox="0 0 787 204" svg:d="M394 204c-132 0-263 0-394 0 0-68 0-136 0-204 262 0 525 0 787 0 0 68 0 136 0 204-131 0-262 0-393 0z"><text:p/></draw:path><draw:path draw:style-name="gr3" draw:text-style-name="P5" svg:width="0.0626in" svg:height="0.0953in" svg:x="0.0004in" svg:y="0in" svg:viewBox="0 0 160 243" svg:d="M160 4c0-1-1-3-5-3-3 0-19 15-25 26-9-20-24-27-36-27-47 0-94 57-94 113 0 36 23 60 52 60 16 0 31-10 45-23-3 13-17 65-18 68-3 11-5 13-27 13-6 0-9 0-9 8 1 1 0 4 4 4 14 0 27-1 40-1 12 0 26 1 40 1 1 0 6 0 6-7 0-5-3-5-10-5-18 0-18-2-18-6 0-3 1-5 1-8 17-71 36-141 54-213zM53 164c-23 0-25-28-25-35 0-18 11-60 17-76 12-28 32-44 49-44 25 0 30 30 30 34 0 2-22 85-23 87-5 10-27 34-48 34z"><text:p/></draw:path><draw:path draw:style-name="gr3" draw:text-style-name="P5" svg:width="0.0925in" svg:height="0.0055in" svg:x="0.1146in" svg:y="0.0252in" svg:viewBox="0 0 236 15" svg:d="M222 15c7 0 14 0 14-7 0-8-7-8-14-8-70 0-139 0-209 0-6 0-13 0-13 8 0 7 7 7 13 7 70 0 139 0 209 0z"><text:p/></draw:path><draw:path draw:style-name="gr3" draw:text-style-name="P5" svg:width="0.0614in" svg:height="0.0677in" svg:x="0.2579in" svg:y="0in" svg:viewBox="0 0 157 173" svg:d="M23 146c-1 6-4 15-4 16 0 8 5 11 12 11 4 0 11-3 14-11 0-1 13-52 16-59 2-13 9-39 12-50 1-5 12-23 22-32 2-2 14-12 30-12 10 0 10 3 16 4-11 2-20 11-20 21 0 7 3 14 14 14 10 0 22-9 22-23 0-13-12-25-32-25-25 0-42 19-49 30-3-18-18-30-35-30-18 0-26 15-29 22-8 13-12 36-12 37 0 5 3 5 4 5 5 0 5-2 7-9 7-28 14-46 29-46 6 0 12 3 12 17 0 8-1 12-7 32-8 30-14 59-22 88z"><text:p/></draw:path></draw:g>, ולקבל שקיים <draw:g text:anchor-type="as-char" svg:y="-0.1035in" draw:z-index="276" draw:name="Shape166" draw:style-name="gr1"><svg:title>TexMaths</svg:title><svg:desc>11§display§m \in \N_+§svg§600§FALSE§</svg:desc><draw:path draw:style-name="gr2" draw:text-style-name="P4" svg:width="0.4988in" svg:height="0.1224in" svg:x="0.0039in" svg:y="0.0071in" svg:viewBox="0 0 1268 312" svg:d="M0 0c423 0 845 0 1268 0 0 104 0 208 0 312-423 0-845 0-1268 0 0-104 0-208 0-312z"><text:p/></draw:path><draw:path draw:style-name="gr3" draw:text-style-name="P5" svg:width="0.1244in" svg:height="0.0681in" svg:x="0.0004in" svg:y="0.0362in" svg:viewBox="0 0 317 174" svg:d="M23 147c-1 6-3 15-3 17 0 6 5 10 11 10 4 0 11-2 14-10 0-1 5-19 8-29 2-12 5-24 8-35 2-8 5-16 6-25 2-7 5-18 6-20 5-11 26-46 62-46 18 0 21 14 21 26 0 10-2 21-5 32-4 14-8 30-11 45-2 9-6 19-8 29-2 7-5 21-5 23 0 6 5 10 12 10 11 0 14-9 16-21 6-22 20-78 23-94 1-4 22-50 64-50 17 0 21 13 21 26 0 22-15 66-23 87-5 9-6 13-6 21 0 18 14 31 32 31 37 0 51-56 51-59 0-4-3-4-4-4-5 0-5 1-7 7-6 21-18 48-40 48-6 0-8-4-8-13 0-10 3-19 6-28 8-19 24-62 24-84 0-25-16-41-45-41-30 0-48 16-63 37 0-5-1-18-12-27-10-8-22-10-32-10-34 0-53 24-60 33-1-21-18-33-35-33-18 0-26 15-29 22-6 13-12 36-12 37 0 4 3 3 4 4 5 0 5 0 7-9 7-28 14-45 29-45 6 0 12 3 12 17 0 8-1 12-7 32-8 30-14 60-22 89z"><text:p/></draw:path><draw:path draw:style-name="gr3" draw:text-style-name="P5" svg:width="0.0756in" svg:height="0.087in" svg:x="0.1846in" svg:y="0.0217in" svg:viewBox="0 0 193 222" svg:d="M179 119c7 0 14 0 14-8s-7-8-14-8c-55 0-109 0-164 0 6-51 50-88 104-88 20 0 41 0 60 0 7 0 14 0 14-7 0-8-7-8-14-8-19 0-40 0-60 0-66 0-119 49-119 111s53 111 119 111c20 0 41 0 60 0 7 0 14 0 14-8 0-7-7-7-14-7-19 0-40 0-60 0-54 0-98-37-104-88 55 0 109 0 164 0z"><text:p/></draw:path><draw:path draw:style-name="gr3" draw:text-style-name="P5" svg:width="0.1028in" svg:height="0.1055in" svg:x="0.3189in" svg:y="0in" svg:viewBox="0 0 262 269" svg:d="M34 34c0 63 0 125 0 187 0 21-3 27-23 27-4 0-11 2-11 7 0 8 7 8 13 8 20 0 40 0 60 0 7 0 13 0 13-8 0-5-7-7-11-7-22 0-25-7-25-28 0-58 0-117 0-175 56 73 111 146 167 219 3 4 5 5 7 5 7 0 7-5 7-12 0-72 0-144 0-216 0-22 4-27 22-28 2 0 9 0 9-6 0-7-6-7-13-7-19 0-38 0-56 0-7 0-14 0-14 7 0 6 7 6 11 6 22 1 26 9 26 29 0 39 0 80 0 121-39-53-78-105-117-158-4-5-5-5-14-5-22 0-45 0-67 0-7 0-14 0-14 7 0 6 7 6 9 6 10 1 18 8 21 12 0 4 0 5 0 9zM218 243c-56-73-112-146-168-220-4-5-4-5-8-10 15 0 31 0 46 0 43 58 87 117 130 174 0 19 0 37 0 56z"><text:p/></draw:path><draw:path draw:style-name="gr3" draw:text-style-name="P5" svg:width="0.078in" svg:height="0.0772in" svg:x="0.4323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text:s/>המקיים <draw:g text:anchor-type="as-char" svg:y="-0.1299in" draw:z-index="277" draw:name="Shape167" draw:style-name="gr1"><svg:title>TexMaths</svg:title><svg:desc>11§display§\tfrac{2}{m} &lt; q - r§svg§600§FALSE§</svg:desc><draw:path draw:style-name="gr2" draw:text-style-name="P4" svg:width="0.6382in" svg:height="0.1673in" svg:x="0.0079in" svg:y="0.0071in" svg:viewBox="0 0 1622 426" svg:d="M0 0c540 0 1082 0 1622 0 0 142 0 284 0 426-540 0-1082 0-1622 0 0-142 0-284 0-426z"><text:p/></draw:path><draw:path draw:style-name="gr3" draw:text-style-name="P5" svg:width="0.0469in" svg:height="0.0701in" svg:x="0.0303in" svg:y="0in" svg:viewBox="0 0 120 179" svg:d="M120 130c-3 0-7 0-10 0 0 6-3 22-7 25-2 1-23 1-26 1-16 0-34 0-51 0 29-25 39-33 55-45 20-16 39-33 39-58 0-33-29-53-64-53-33 0-56 23-56 48 0 14 12 16 14 16 7 0 15-6 15-14 0-6-3-15-16-15 8-20 27-25 40-25 26 0 41 21 41 43 0 23-17 42-26 52-22 20-43 41-65 63-3 2-3 4-3 11 37 0 74 0 111 0 3-16 6-33 9-49z"><text:p/></draw:path><draw:path draw:style-name="gr3" draw:text-style-name="P5" svg:width="0.1075in" svg:height="0.0055in" svg:x="0in" svg:y="0.0894in" svg:viewBox="0 0 274 15" svg:d="M0 0c91 0 183 0 274 0 0 6 0 10 0 15-91 0-183 0-274 0 0-5 0-9 0-15z"><text:p/></draw:path><draw:path draw:style-name="gr3" draw:text-style-name="P5" svg:width="0.0972in" svg:height="0.0476in" svg:x="0.0051in" svg:y="0.135in" svg:viewBox="0 0 248 122" svg:d="M105 98c-3 5-5 14-5 15 0 7 6 9 10 9s9-3 10-5c1-4 3-11 5-18 2-4 5-18 6-24s3-11 4-18c4-12 4-12 9-21 9-13 22-28 43-28 15 0 17 13 17 18 0 17-13 47-17 59-3 7-4 10-4 14 0 14 12 23 26 23 27 0 39-37 39-42 0-3-4-3-5-3-3 0-3 2-4 4-7 22-19 33-29 33-6 0-8-3-8-8 0-7 3-10 7-22 3-9 14-38 14-53 0-5 0-16-10-23-4-4-12-8-25-8-24 0-39 16-47 27-2-23-22-27-35-27-23 0-39 14-47 25-2-18-17-25-28-25-12 0-18 9-22 15-6 10-9 26-9 27 0 3 3 3 4 3 4 0 4-1 6-8 4-16 9-29 20-29 6 0 9 6 9 13 0 5-4 15-5 23-2 7-4 18-5 24-4 11-6 22-9 34-1 4-2 10-2 11 0 7 4 9 8 9 5 0 8-3 10-5 1-4 5-11 6-18 1-4 4-18 5-24 3-6 4-11 5-18 3-11 4-13 12-24s20-25 41-25c15 0 15 14 15 18 0 8-1 11-4 26-4 15-8 31-11 46z"><text:p/></draw:path><draw:path draw:style-name="gr3" draw:text-style-name="P5" svg:width="0.0921in" svg:height="0.0874in" svg:x="0.1811in" svg:y="0.048in" svg:viewBox="0 0 235 223" svg:d="M229 15c4-2 6-4 6-7 0-5-3-8-7-8-1 0-1 0-7 2-71 33-142 67-213 100-5 2-8 5-8 9s3 7 8 9c71 33 142 66 213 100 6 3 6 3 7 3 4 0 7-3 7-7 0-5-2-7-6-9-68-32-135-64-204-96 69-32 136-64 204-96z"><text:p/></draw:path><draw:path draw:style-name="gr3" draw:text-style-name="P5" svg:width="0.0626in" svg:height="0.0957in" svg:x="0.3346in" svg:y="0.0634in" svg:viewBox="0 0 160 244" svg:d="M160 4c0-2-2-4-4-4-4 0-20 15-26 26-9-19-24-26-36-26-46 0-94 57-94 113 0 38 23 62 52 62 16 0 32-10 45-23-3 13-16 65-18 68-2 11-5 12-27 13-5 0-9 0-9 7 2 2 0 4 5 4 13 0 26-1 39-1s26 1 40 1c2 0 6 0 6-8 0-3-3-3-10-3-18 0-18-3-18-6s1-5 2-8c17-72 35-143 53-215zM53 166c-23 0-25-30-25-36 0-19 12-61 18-77 11-29 32-44 48-44 25 0 30 31 30 33 0 3-21 87-23 89-5 10-26 35-48 35z"><text:p/></draw:path><draw:path draw:style-name="gr3" draw:text-style-name="P5" svg:width="0.0921in" svg:height="0.0055in" svg:x="0.4484in" svg:y="0.0894in" svg:viewBox="0 0 235 15" svg:d="M222 15c7 0 13 0 13-7 0-8-6-8-13-8-69 0-139 0-209 0-6 0-13 0-13 8 0 7 7 7 13 7 70 0 140 0 209 0z"><text:p/></draw:path><draw:path draw:style-name="gr3" draw:text-style-name="P5" svg:width="0.0614in" svg:height="0.0685in" svg:x="0.5921in" svg:y="0.0634in" svg:viewBox="0 0 157 175" svg:d="M23 147c-1 6-3 15-3 17 0 6 5 11 11 11 4 0 11-3 14-11 1-2 13-54 16-62 3-12 9-39 12-49 2-6 12-23 22-32 3-2 14-12 30-12 10 0 16 4 17 4-12 2-21 11-21 21 0 7 4 13 15 13 10 0 21-8 21-22s-12-25-32-25c-25 0-41 19-49 30-3-18-18-30-35-30-18 0-26 15-29 22-6 13-12 36-12 37 0 4 3 3 4 4 5 0 5 0 7-9 7-28 14-45 29-45 6 0 12 2 12 17 0 8-1 12-7 32-8 30-14 60-22 89z"><text:p/></draw:path></draw:g><text:s/>(נכון לאחר הרחבת השבר ב־2). <text:span text:style-name="T29">נעביר אגפים ונקבל </text:span><text:span text:style-name="T29"><draw:g text:anchor-type="as-char" svg:y="-0.1299in" draw:z-index="278" draw:name="Shape168" draw:style-name="gr1"><svg:title>TexMaths</svg:title><svg:desc>11§display§r &lt; q - \tfrac{2}{m}§svg§600§FALSE§</svg:desc><draw:path draw:style-name="gr2" draw:text-style-name="P4" svg:width="0.6449in" svg:height="0.1673in" svg:x="0.0039in" svg:y="0.0071in" svg:viewBox="0 0 1639 426" svg:d="M0 0c547 0 1092 0 1639 0 0 142 0 284 0 426-547 0-1092 0-1639 0 0-142 0-284 0-426z"><text:p/></draw:path><draw:path draw:style-name="gr3" draw:text-style-name="P5" svg:width="0.0614in" svg:height="0.0685in" svg:x="0.0004in" svg:y="0.0634in" svg:viewBox="0 0 157 175" svg:d="M23 147c-1 6-3 15-3 17 0 6 5 11 11 11 4 0 11-3 14-11 1-2 14-54 16-62 3-12 9-39 12-49 2-6 12-23 22-32 3-2 14-12 30-12 10 0 16 4 17 4-12 2-20 11-20 21 0 7 3 13 14 13 10 0 21-8 21-22s-12-25-32-25c-25 0-41 19-49 30-3-18-17-30-35-30s-26 15-29 22c-6 13-12 36-12 37 0 4 3 3 4 4 5 0 5 0 7-9 7-28 14-45 29-45 6 0 12 2 12 17 0 8-1 12-7 32-8 30-14 60-22 89z"><text:p/></draw:path><draw:path draw:style-name="gr3" draw:text-style-name="P5" svg:width="0.0929in" svg:height="0.0874in" svg:x="0.124in" svg:y="0.048in" svg:viewBox="0 0 237 223" svg:d="M229 15c4-2 8-4 8-7 0-5-4-8-8-8-1 0-2 0-8 2-71 33-142 67-213 100-5 2-8 5-8 9s3 7 8 9c71 33 142 66 213 100 6 3 7 3 8 3 4 0 8-3 8-7 0-5-4-7-8-9-67-32-135-64-203-96 68-32 136-64 203-96z"><text:p/></draw:path><draw:path draw:style-name="gr3" draw:text-style-name="P5" svg:width="0.0618in" svg:height="0.0957in" svg:x="0.278in" svg:y="0.0634in" svg:viewBox="0 0 158 244" svg:d="M158 4c0-2-1-4-3-4-4 0-20 15-26 26-9-19-23-26-37-26-45 0-92 57-92 113 0 38 22 62 51 62 16 0 32-10 46-23-5 13-17 65-18 68-3 11-6 12-28 13-5 0-9 0-9 7 2 2 0 4 5 4 12 0 27-1 39-1 13 0 27 1 39 1 3 0 8 0 8-8 0-3-4-3-11-3-17 0-17-3-17-6s0-5 1-8c17-72 35-143 52-215zM52 166c-23 0-24-30-24-36 0-19 11-61 17-77 12-29 32-44 47-44 26 0 31 31 31 33 0 3-21 87-22 89-5 10-27 35-49 35z"><text:p/></draw:path><draw:path draw:style-name="gr3" draw:text-style-name="P5" svg:width="0.0929in" svg:height="0.0055in" svg:x="0.3909in" svg:y="0.0894in" svg:viewBox="0 0 237 15" svg:d="M223 15c7 0 14 0 14-7 0-8-7-8-14-8-69 0-139 0-209 0-6 0-14 0-14 8 0 7 8 7 14 7 70 0 140 0 209 0z"><text:p/></draw:path><draw:path draw:style-name="gr3" draw:text-style-name="P5" svg:width="0.0469in" svg:height="0.0701in" svg:x="0.5795in" svg:y="0in" svg:viewBox="0 0 120 179" svg:d="M120 130c-3 0-7 0-10 0-1 6-3 22-7 25-2 1-23 1-27 1-17 0-33 0-50 0 29-25 39-33 54-45 21-16 40-33 40-58 0-33-30-53-64-53s-56 23-56 48c0 14 11 16 14 16 7 0 15-6 15-14 0-6-3-15-17-15 9-20 28-25 40-25 27 0 42 21 42 43 0 23-18 42-26 52-22 20-44 41-66 63-2 2-2 4-2 11 37 0 74 0 111 0 3-16 6-33 9-49z"><text:p/></draw:path><draw:path draw:style-name="gr3" draw:text-style-name="P5" svg:width="0.1075in" svg:height="0.0055in" svg:x="0.5492in" svg:y="0.0894in" svg:viewBox="0 0 274 15" svg:d="M0 0c91 0 183 0 274 0 0 6 0 10 0 15-91 0-183 0-274 0 0-5 0-9 0-15z"><text:p/></draw:path><draw:path draw:style-name="gr3" draw:text-style-name="P5" svg:width="0.0976in" svg:height="0.0476in" svg:x="0.5539in" svg:y="0.135in" svg:viewBox="0 0 249 122" svg:d="M105 98c-2 5-4 14-4 15 0 7 5 9 9 9 6 0 10-3 11-5 1-4 3-11 4-18 3-4 5-18 7-24 1-6 3-11 4-18 4-12 4-12 9-21 8-13 22-28 43-28 16 0 16 13 16 18 0 17-11 47-16 59-3 7-4 10-4 14 0 14 12 23 26 23 27 0 39-37 39-42 0-3-4-3-5-3-3 0-4 2-5 4-6 22-18 33-29 33-5 0-6-3-6-8 0-7 1-10 6-22 3-9 14-38 14-53 0-5 0-16-9-23-5-4-14-8-26-8-24 0-39 16-48 27-2-23-21-27-35-27-22 0-38 14-45 25-3-18-18-25-29-25-12 0-19 9-22 15-6 10-10 26-10 27 0 3 3 2 4 3 5 0 5-1 7-8 4-16 9-29 20-29 6 0 9 6 9 13 0 5-3 15-5 23-2 7-4 18-5 24-4 11-6 22-9 34-1 4-3 10-3 11 0 7 5 9 10 9 4 0 8-3 9-5 2-4 4-11 6-18 1-4 4-18 5-24 3-6 4-11 5-18 3-11 3-13 12-24 7-11 20-25 40-25 16 0 16 14 16 18 0 8-1 11-4 26-5 15-8 31-12 46z"><text:p/></draw:path></draw:g></text:span><text:span text:style-name="T29">, </text:span><text:span text:style-name="T30">סתירה</text:span><text:span text:style-name="T29"> להנחה שלנו שטוענת שלכל </text:span><text:span text:style-name="T29"><draw:g text:anchor-type="as-char" svg:y="-0.0681in" draw:z-index="279" draw:name="Shape169" draw:style-name="gr1"><svg:title>TexMaths</svg:title><svg:desc>11§display§n§svg§600§FALSE§</svg:desc><draw:path draw:style-name="gr2" draw:text-style-name="P4" svg:width="0.0705in" svg:height="0.052in" svg:x="0.0039in" svg:y="0.0071in" svg:viewBox="0 0 180 133" svg:d="M0 0c60 0 120 0 180 0 0 44 0 89 0 133-60 0-120 0-180 0 0-44 0-89 0-133z"><text:p/></draw:path><draw:path draw:style-name="gr3" draw:text-style-name="P5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9"><text:s/>טבעי (בפרט </text:span><text:span text:style-name="T29"><draw:g text:anchor-type="as-char" svg:y="-0.0681in" draw:z-index="280" draw:name="Shape170" draw:style-name="gr1"><svg:title>TexMaths</svg:title><svg:desc>11§display§m§svg§600§FALSE§</svg:desc><draw:path draw:style-name="gr2" draw:text-style-name="P4" svg:width="0.1126in" svg:height="0.052in" svg:x="0.0039in" svg:y="0.0071in" svg:viewBox="0 0 287 133" svg:d="M0 0c96 0 191 0 287 0 0 44 0 89 0 133-96 0-191 0-287 0 0-44 0-89 0-133z"><text:p/></draw:path><draw:path draw:style-name="gr3" draw:text-style-name="P5" svg:width="0.124in" svg:height="0.0677in" svg:x="0.0004in" svg:y="0in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</text:span><text:span text:style-name="T29">) </text:span><text:span text:style-name="T29"><draw:g text:anchor-type="as-char" svg:y="-0.1299in" draw:z-index="281" draw:name="Shape171" draw:style-name="gr1"><svg:title>TexMaths</svg:title><svg:desc>11§display§r &gt; q - \tfrac{2}{n}§svg§600§FALSE§</svg:desc><draw:path draw:style-name="gr2" draw:text-style-name="P4" svg:width="0.6114in" svg:height="0.1673in" svg:x="0.0039in" svg:y="0.0071in" svg:viewBox="0 0 1554 426" svg:d="M0 0c518 0 1037 0 1554 0 0 142 0 284 0 426-517 0-1036 0-1554 0 0-142 0-284 0-426z"><text:p/></draw:path><draw:path draw:style-name="gr3" draw:text-style-name="P5" svg:width="0.0614in" svg:height="0.0685in" svg:x="0.0004in" svg:y="0.0634in" svg:viewBox="0 0 157 175" svg:d="M23 147c-1 6-3 15-3 17 0 6 5 11 11 11 4 0 11-3 14-11 1-2 14-54 15-62 4-12 10-39 13-49 2-6 12-23 22-32 3-2 14-12 30-12 10 0 16 4 17 4-12 2-21 11-21 21 0 7 4 13 15 13 10 0 21-9 21-22 0-14-12-25-32-25-25 0-41 19-49 30-3-18-17-30-35-30s-26 15-29 22c-7 13-12 36-12 37 0 4 3 3 4 4 5 0 5 0 7-9 7-28 14-45 29-45 6 0 12 2 12 17 0 8-1 12-7 32-8 30-14 60-22 89z"><text:p/></draw:path><draw:path draw:style-name="gr3" draw:text-style-name="P5" svg:width="0.0925in" svg:height="0.0874in" svg:x="0.1236in" svg:y="0.048in" svg:viewBox="0 0 236 223" svg:d="M229 120c4-2 7-5 7-9s-3-7-7-9c-72-33-143-67-215-100-4-2-5-2-6-2-5 0-8 3-8 8 0 3 2 5 8 7 67 32 135 64 202 96-67 32-135 64-202 96-6 3-8 5-8 9s3 7 8 7c1 0 2 0 6-3 72-34 143-67 215-100z"><text:p/></draw:path><draw:path draw:style-name="gr3" draw:text-style-name="P5" svg:width="0.0618in" svg:height="0.0957in" svg:x="0.278in" svg:y="0.0634in" svg:viewBox="0 0 158 244" svg:d="M158 4c0-2-1-4-3-4-4 0-20 15-26 26-9-19-25-26-37-26-45 0-92 57-92 113 0 38 22 62 51 62 16 0 31-10 45-23-4 13-16 65-17 68-3 11-6 12-28 13-5 0-9 0-9 7 2 2 0 4 5 4 12 0 26-1 39-1s26 1 39 1c3 0 7 0 7-8 0-3-3-3-10-3-19 0-19-3-19-6s1-5 3-8c17-72 35-143 52-215zM52 166c-23 0-25-30-25-36 0-19 11-61 18-77 12-29 32-44 47-44 26 0 31 31 31 33 0 3-21 87-22 89-6 10-27 35-49 35z"><text:p/></draw:path><draw:path draw:style-name="gr3" draw:text-style-name="P5" svg:width="0.0925in" svg:height="0.0055in" svg:x="0.3909in" svg:y="0.0894in" svg:viewBox="0 0 236 15" svg:d="M222 15c7 0 14 0 14-7 0-8-7-8-14-8-69 0-140 0-209 0-6 0-13 0-13 8 0 7 7 7 13 7 69 0 140 0 209 0z"><text:p/></draw:path><draw:path draw:style-name="gr3" draw:text-style-name="P5" svg:width="0.0465in" svg:height="0.0701in" svg:x="0.5626in" svg:y="0in" svg:viewBox="0 0 119 179" svg:d="M119 130c-4 0-6 0-9 0-1 6-3 22-7 25-2 1-23 1-27 1-17 0-33 0-50 0 29-25 38-33 54-45 20-16 39-33 39-58 0-33-29-53-63-53s-56 23-56 48c0 14 11 16 14 16 7 0 15-6 15-14 0-6-3-15-17-15 9-20 28-25 40-25 27 0 40 21 40 43 0 23-16 42-25 51-22 21-43 42-65 64-2 2-2 4-2 11 37 0 74 0 111 0 2-16 6-33 8-49z"><text:p/></draw:path><draw:path draw:style-name="gr3" draw:text-style-name="P5" svg:width="0.0748in" svg:height="0.0055in" svg:x="0.5484in" svg:y="0.0894in" svg:viewBox="0 0 191 15" svg:d="M0 0c64 0 128 0 191 0 0 6 0 10 0 15-63 0-127 0-191 0 0-5 0-9 0-15z"><text:p/></draw:path><draw:path draw:style-name="gr3" draw:text-style-name="P5" svg:width="0.0646in" svg:height="0.0476in" svg:x="0.5535in" svg:y="0.135in" svg:viewBox="0 0 165 122" svg:d="M20 102c-1 4-2 10-2 11 0 7 4 9 8 9 6 0 10-3 11-5 1-4 4-11 5-18 2-4 4-18 6-24 1-6 4-11 5-18 3-11 3-13 11-24 7-11 21-25 40-25 16 0 17 14 17 18 0 17-12 47-17 59-3 7-4 10-4 14 0 14 12 23 26 23 27 0 39-37 39-42 0-3-3-3-5-3-3 0-3 2-4 4-7 22-19 33-30 33-5 0-6-3-6-8 0-7 2-10 6-22 4-9 15-38 15-53 0-26-21-31-35-31-22 0-38 14-46 25-2-18-18-25-29-25s-18 9-21 15c-7 10-10 26-10 27 0 3 3 3 4 3 5 0 5-1 7-8 3-16 9-29 19-29 7 0 10 6 10 13 0 5-4 15-5 23-2 7-5 18-6 24-4 11-6 22-9 34z"><text:p/></draw:path></draw:g></text:span><text:span text:style-name="T29">. </text:span></text:p>
                    </text:list-item>
                    <text:list-item>
                      <text:p text:style-name="P61">נניח <draw:g text:anchor-type="as-char" svg:y="-0.0811in" draw:z-index="265" draw:name="Shape172" draw:style-name="gr1"><svg:title>TexMaths</svg:title><svg:desc>11§display§q &lt; r§svg§600§FALSE§</svg:desc><draw:path draw:style-name="gr2" draw:text-style-name="P4" svg:width="0.3252in" svg:height="0.0953in" svg:x="0.0024in" svg:y="0.0075in" svg:viewBox="0 0 827 243" svg:d="M0 0c276 0 551 0 827 0 0 81 0 162 0 243-276 0-551 0-827 0 0-81 0-162 0-243z"><text:p/></draw:path><draw:path draw:style-name="gr3" draw:text-style-name="P5" svg:width="0.0622in" svg:height="0.0961in" svg:x="0.0004in" svg:y="0.0146in" svg:viewBox="0 0 159 245" svg:d="M159 4c0-1-1-3-4-3-5 0-20 16-27 27-7-21-23-28-35-28-46 0-93 57-93 114 0 36 23 60 51 60 16 0 31-8 46-23-4 13-17 65-18 70-3 10-7 12-27 12-6 0-9 0-9 8 1 1 0 4 4 4 12 0 27-1 39-1 13 0 27 1 39 1 2 0 8 0 8-8 0-4-5-4-10-4-19 0-19-2-19-6 0-3 0-5 1-9 18-71 37-142 54-214zM52 166c-23 0-25-29-25-36 0-17 11-60 18-76 12-29 32-45 48-45 24 0 30 31 30 34 0 2-21 87-22 88-5 11-27 35-49 35z"><text:p/></draw:path><draw:path draw:style-name="gr3" draw:text-style-name="P5" svg:width="0.0921in" svg:height="0.0874in" svg:x="0.1224in" svg:y="0in" svg:viewBox="0 0 235 223" svg:d="M228 17c5-3 7-5 7-9 0-5-3-8-8-8-1 0-2 0-6 2-72 34-143 68-214 102-4 2-7 3-7 9 0 4 3 5 7 7 71 33 142 68 214 101 4 2 5 2 6 2 5 0 8-3 8-8 0-4-2-6-7-9-68-31-135-63-203-93 68-32 135-64 203-96z"><text:p/></draw:path><draw:path draw:style-name="gr3" draw:text-style-name="P5" svg:width="0.0614in" svg:height="0.0681in" svg:x="0.2736in" svg:y="0.0146in" svg:viewBox="0 0 157 174" svg:d="M23 147c-1 6-3 15-3 16 0 8 5 11 11 11 4 0 11-3 14-11 1-1 14-53 15-59 4-14 10-40 12-51 3-4 13-23 22-31 4-3 15-13 31-13 10 0 16 4 17 4-12 2-21 11-21 21 0 7 4 15 15 15 10 0 21-9 21-24 0-13-12-25-32-25-25 0-42 19-49 30-4-17-17-30-35-30s-26 15-29 22c-7 13-12 36-12 38 0 4 3 2 4 4 5 0 5-1 7-9 7-27 14-46 29-46 6 0 12 3 12 17 0 8-1 13-7 34-8 28-14 58-22 87z"><text:p/></draw:path></draw:g>, ונוכיח באופן דומה כאשר ההבדל היחיד<text:span text:style-name="T29">י</text:span> הוא כיוון האי־שיוויון. </text:p>
                    </text:list-item>
                  </text:list>
                </text:list-item>
              </text:list>
            </text:list-item>
            <text:list-item>
              <text:p text:style-name="P62">קיבלנו את האיחוד המוכלל הבא:</text:p>
              <text:p text:style-name="P53"><draw:g text:anchor-type="as-char" svg:y="-0.1465in" draw:z-index="296" draw:name="Shape173" draw:style-name="gr1"><svg:title>TexMaths</svg:title><svg:desc>11§display§A := \bigcup_{q \in \Q} (\{q\}) = \Q§svg§600§FALSE§</svg:desc><draw:path draw:style-name="gr2" draw:text-style-name="P4" svg:width="1.2276in" svg:height="0.3307in" svg:x="0.0028in" svg:y="0.0083in" svg:viewBox="0 0 3119 841" svg:d="M1560 841c-521 0-1040 0-1560 0 0-280 0-561 0-841 1040 0 2079 0 3119 0 0 280 0 561 0 841-520 0-1040 0-1559 0z"><text:p/></draw:path><draw:path draw:style-name="gr3" draw:text-style-name="P5" svg:width="0.1035in" svg:height="0.1087in" svg:x="0.0004in" svg:y="0.0358in" svg:viewBox="0 0 264 277" svg:d="M55 232c-15 26-31 32-47 33-5 0-8 0-8 8 0 2 1 4 4 4 11 0 22-2 33-2 14 0 27 2 39 2 3 0 8 0 8-8 0-4-4-4-7-4-9-1-18-5-18-14 0-5 3-9 6-15 10-16 20-33 30-49 32 0 65 0 96 0 0 9 6 61 6 65 0 12-20 13-28 13-5 0-8 0-8 8 0 4 4 4 5 4 16 0 32-2 47-2 10 0 35 2 44 2 3 0 7 0 7-9 0-3-3-3-9-3-23 0-23-3-24-14-8-81-16-161-24-241-1-8-1-10-8-10-5 0-8 3-10 7-45 74-89 149-134 225zM101 176c26-43 51-85 76-128 5 43 9 85 13 128-29 0-59 0-89 0z"><text:p/></draw:path><draw:path draw:style-name="gr3" draw:text-style-name="P5" svg:width="0.0161in" svg:height="0.0654in" svg:x="0.1642in" svg:y="0.0791in" svg:viewBox="0 0 42 167" svg:d="M42 21c0-11-10-21-21-21s-21 10-21 21 10 20 21 20 21-9 21-20zM42 146c0-11-10-21-21-21s-21 10-21 21 10 21 21 21 21-10 21-21z"><text:p/></draw:path><draw:path draw:style-name="gr3" draw:text-style-name="P5" svg:width="0.1004in" svg:height="0.035in" svg:x="0.2024in" svg:y="0.089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5" svg:width="0.1516in" svg:height="0.2118in" svg:x="0.3902in" svg:y="0.0004in" svg:viewBox="0 0 386 539" svg:d="M354 354c0 89-75 153-160 153-87 0-162-65-162-153 0-111 0-221 0-332 0-6 0-22-15-22-17 0-17 16-17 22 0 111 0 222 0 334 0 99 85 183 194 183 107 0 192-84 192-183 0-112 0-223 0-334 0-6 0-22-16-22s-16 16-16 22c0 111 0 221 0 332z"><text:p/></draw:path><draw:path draw:style-name="gr3" draw:text-style-name="P5" svg:width="0.0472in" svg:height="0.0669in" svg:x="0.3606in" svg:y="0.2795in" svg:viewBox="0 0 121 171" svg:d="M121 8c0-1 0-3 0-5 0-1-1-3-3-3-3 0-15 9-20 18-2-6-11-18-29-18-34 0-69 37-69 77 0 26 18 45 41 45 15 0 27-10 34-15 0 1-9 35-10 39-4 14-4 16-21 16-3 0-7 0-7 5 0 2 2 4 4 4 9 0 18-1 28-1 9 0 21 1 29 1 2 0 5-1 5-6 0-3-3-3-6-3-7 0-13 0-13-4 0-1 0-1 1-5 12-49 24-97 36-145zM80 85c-2 4-2 5-5 10-10 12-23 19-33 19-11 0-20-7-20-26 0-14 8-44 13-55 13-22 27-25 34-25 19 0 24 21 24 23 0 1-1 3-1 4-4 17-7 33-12 50z"><text:p/></draw:path><draw:path draw:style-name="gr3" draw:text-style-name="P5" svg:width="0.0587in" svg:height="0.0693in" svg:x="0.4252in" svg:y="0.265in" svg:viewBox="0 0 150 177" svg:d="M139 96c4 0 11 0 11-7s-7-7-11-7c-42 0-84 0-126 0 5-39 38-69 79-69 16 0 31 0 47 0 4 0 11 0 11-5 0-8-7-8-11-8-16 0-32 0-48 0-50 0-91 40-91 89s42 88 91 88c16 0 32 0 48 0 4 0 11 0 11-7 0-6-7-6-11-6-16 0-31 0-47 0-41 0-74-30-79-68 42 0 84 0 126 0z"><text:p/></draw:path><draw:path draw:style-name="gr3" draw:text-style-name="P5" svg:width="0.0756in" svg:height="0.0937in" svg:x="0.4992in" svg:y="0.252in" svg:viewBox="0 0 193 239" svg:d="M120 192c38-7 73-37 73-94 0-68-49-98-97-98-50 0-96 31-96 98 0 57 34 86 66 93 12 28 40 48 73 48 13 0 28-3 43-8 4-2 7-3 7-7 0-3-3-4-5-4-1 0 0 0-2 0-8 2-11 2-16 2-24 0-39-15-46-30zM58 18c-16 18-21 50-21 80 0 26 4 60 21 81-17-8-49-28-49-81 0-55 34-75 49-82zM133 16c19 8 50 29 50 82 0 55-33 75-50 81 17-20 21-52 21-81 0-27-3-61-21-80zM96 186c-44 0-49-57-49-88 0-32 6-88 49-88 44 0 48 57 48 88 0 32-4 88-48 88zM78 195c8 1 12 0 18 1 1 0 7 0 14-1 8 17 21 27 34 33 2 1 2 0 3 1 0 1-5 1-8 1-23 0-47-11-61-35z"><text:p/></draw:path><draw:path draw:style-name="gr3" draw:text-style-name="P5" svg:width="0.0346in" svg:height="0.1516in" svg:x="0.5937in" svg:y="0.0315in" svg:viewBox="0 0 89 386" svg:d="M89 382c0-1 0-2-7-8-48-49-60-122-60-181 0-67 14-134 62-182 5-4 5-6 5-7 0-3-1-4-3-4-5 0-40 26-62 76-20 42-24 84-24 117 0 30 3 77 25 120 23 48 56 73 61 73 2 0 3-1 3-4z"><text:p/></draw:path><draw:path draw:style-name="gr3" draw:text-style-name="P5" svg:width="0.0531in" svg:height="0.1516in" svg:x="0.6484in" svg:y="0.0315in" svg:viewBox="0 0 136 386" svg:d="M81 52c0-16 10-40 52-43 2 0 3-2 3-5 0-4-2-4-6-4-39 0-74 20-75 48 0 30 0 59 0 88 0 16 0 28-15 41-14 11-28 12-37 12-2 0-3 2-3 4 0 4 2 4 5 5 26 1 44 15 49 34 1 4 1 4 1 19 0 25 0 50 0 77 0 15 0 28 19 42 15 11 40 16 56 16 4 0 6 0 6-5 0-3-2-3-5-3-24-2-44-14-49-34-1-3-1-4-1-19 0-27 0-54 0-80 0-17-3-25-15-37-9-9-20-11-31-15 32-8 46-26 46-49 0-31 0-62 0-92z"><text:p/></draw:path><draw:path draw:style-name="gr3" draw:text-style-name="P5" svg:width="0.0626in" svg:height="0.0965in" svg:x="0.7193in" svg:y="0.0783in" svg:viewBox="0 0 160 246" svg:d="M160 4c0-1-2-3-5-3-4 0-20 15-26 26-8-20-23-27-36-27-46 0-93 57-93 113 0 39 23 62 51 62 17 0 32-9 46-23-3 14-17 66-18 69-3 11-6 12-27 13-6 0-9 0-9 8 1 1 0 4 4 4 14 0 27-1 39-1 13 0 27 1 41 1 1 0 6 0 6-7 0-5-4-5-10-5-18 0-18-3-18-6s1-5 1-9c17-72 36-143 54-215zM52 167c-23 0-24-30-24-36 0-19 10-61 17-77 12-29 32-45 48-45 26 0 30 32 30 34s-21 87-22 88c-5 11-27 36-49 36z"><text:p/></draw:path><draw:path draw:style-name="gr3" draw:text-style-name="P5" svg:width="0.0531in" svg:height="0.1516in" svg:x="0.7976in" svg:y="0.0315in" svg:viewBox="0 0 136 386" svg:d="M55 335c0 16-10 40-52 43-2 0-3 1-3 3 0 5 4 5 8 5 37 0 73-19 73-49 0-29 0-59 0-87 0-15 0-28 16-40 13-11 28-12 36-12 2-1 3-2 3-5 0-4-2-4-5-4-25-1-44-15-48-34-2-4-2-6-2-19 0-25 0-51 0-77 0-16 0-28-18-43-16-12-42-16-55-16-4 0-8 0-8 4 0 5 2 5 6 5 24 2 44 14 48 34 1 3 1 3 1 17 0 28 0 54 0 82 0 17 3 24 15 36 9 8 20 12 31 15-32 9-46 27-46 49 0 31 0 61 0 93z"><text:p/></draw:path><draw:path draw:style-name="gr3" draw:text-style-name="P5" svg:width="0.035in" svg:height="0.1516in" svg:x="0.8713in" svg:y="0.0315in" svg:viewBox="0 0 90 386" svg:d="M90 193c0-30-4-76-26-120-23-48-56-73-60-73-2 0-4 2-4 4 0 1 0 3 8 9 37 39 59 99 59 180 0 66-14 135-61 183-6 4-6 5-6 6 0 3 2 4 4 4 4 0 39-27 61-75 20-43 25-86 25-118z"><text:p/></draw:path><draw:path draw:style-name="gr3" draw:text-style-name="P5" svg:width="0.1008in" svg:height="0.035in" svg:x="0.9728in" svg:y="0.0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079in" svg:height="0.1335in" svg:x="1.1299in" svg:y="0.0382in" svg:viewBox="0 0 275 340" svg:d="M172 275c55-12 103-55 103-135 0-98-68-140-137-140-72 0-138 44-138 138 0 83 50 122 95 135 17 39 56 67 103 67 20 0 41-4 61-11 7-4 10-5 10-9 0-5-3-8-6-8-1 0-1 0-3 1-11 4-16 4-22 4-36 0-58-24-66-42zM84 24c-23 28-30 73-30 114 0 39 4 86 31 117-28-10-72-41-72-115 0-80 49-108 71-117zM191 23c26 10 70 41 70 115 0 80-48 108-71 117 25-29 30-74 30-115 0-39-4-87-30-116zM138 265c-63 0-71-81-71-125 0-48 9-127 71-127s69 82 69 125c0 47-8 127-69 127zM112 276c10 2 24 2 26 2 1 0 9 0 20-1 10 24 29 40 48 47 4 1 3 0 4 1 0 1-7 1-12 1-33 0-66-15-86-50z"><text:p/></draw:path></draw:g></text:p>
            </text:list-item>
            <text:list-item>
              <text:p text:style-name="P62">נוכיח בהכלה דו־כיוונית.</text:p>
              <text:list>
                <text:list-item>
                  <text:p text:style-name="P62">יהי <draw:g text:anchor-type="as-char" svg:y="-0.1075in" draw:z-index="291" draw:name="Shape174" draw:style-name="gr1"><svg:title>TexMaths</svg:title><svg:desc>11§display§x \in \Q§svg§600§FALSE§</svg:desc><draw:path draw:style-name="gr2" draw:text-style-name="P4" svg:width="0.3697in" svg:height="0.1177in" svg:x="0.0039in" svg:y="0.0075in" svg:viewBox="0 0 940 300" svg:d="M0 0c314 0 626 0 940 0 0 100 0 200 0 300-314 0-626 0-940 0 0-100 0-200 0-300z"><text:p/></draw:path><draw:path draw:style-name="gr3" draw:text-style-name="P5" svg:width="0.0756in" svg:height="0.0677in" svg:x="0.0004in" svg:y="0.0402in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3" draw:text-style-name="P5" svg:width="0.076in" svg:height="0.0874in" svg:x="0.1378in" svg:y="0.0256in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3" draw:text-style-name="P5" svg:width="0.1079in" svg:height="0.1335in" svg:x="0.2732in" svg:y="0in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. צ.ל. קיים <draw:g text:anchor-type="as-char" svg:y="-0.1063in" draw:z-index="292" draw:name="Shape175" draw:style-name="gr1"><svg:title>TexMaths</svg:title><svg:desc>11§display§q \in \Q. q = x§svg§600§FALSE§</svg:desc><draw:path draw:style-name="gr2" draw:text-style-name="P4" svg:width="0.7602in" svg:height="0.1201in" svg:x="0.0024in" svg:y="0.0071in" svg:viewBox="0 0 1932 306" svg:d="M967 306c-322 0-645 0-967 0 0-102 0-204 0-306 644 0 1288 0 1932 0 0 102 0 204 0 306-321 0-644 0-965 0z"><text:p/></draw:path><draw:path draw:style-name="gr3" draw:text-style-name="P5" svg:width="0.0626in" svg:height="0.0957in" svg:x="0.0004in" svg:y="0.0406in" svg:viewBox="0 0 160 244" svg:d="M160 4c0-2-2-4-5-4s-19 15-25 28c-9-21-24-28-36-28-47 0-94 57-94 113 0 38 23 62 52 62 16 0 31-10 45-23-3 13-17 64-18 67-3 11-5 13-27 13-6 0-9 0-9 8 1 2 0 4 4 4 14 0 27-1 40-1s26 1 40 1c2 0 6 0 6-7 0-5-3-5-10-5-18 0-18-3-18-6 0-2 1-5 2-8 17-70 35-142 53-214zM53 166c-23 0-25-29-25-36 0-19 11-61 17-77 12-29 33-44 49-44 25 0 30 31 30 34 0 2-22 86-23 88-5 11-27 35-48 35z"><text:p/></draw:path><draw:path draw:style-name="gr3" draw:text-style-name="P5" svg:width="0.076in" svg:height="0.087in" svg:x="0.1224in" svg:y="0.0256in" svg:viewBox="0 0 194 222" svg:d="M180 119c7 0 14 0 14-8 0-7-7-7-14-7-55 0-108 0-163 0 4-52 48-89 103-89 20 0 41 0 60 0 7 0 14 0 14-7 0-8-7-8-14-8-20 0-40 0-61 0-66 0-119 50-119 111 0 62 53 111 119 111 21 0 41 0 61 0 7 0 14 0 14-7 0-8-7-8-14-8-19 0-40 0-60 0-55 0-99-36-103-88 55 0 108 0 163 0z"><text:p/></draw:path><draw:path draw:style-name="gr3" draw:text-style-name="P5" svg:width="0.1079in" svg:height="0.1335in" svg:x="0.2591in" svg:y="0.0004in" svg:viewBox="0 0 275 340" svg:d="M172 274c54-11 103-54 103-134 0-97-68-140-137-140-72 0-138 44-138 140 0 81 50 120 95 132 17 40 56 68 103 68 20 0 41-4 61-12 7-2 11-4 11-9 0-4-4-6-7-6-1 0-1 0-3 0-11 3-16 3-22 3-36 0-58-22-66-42zM84 24c-23 28-30 73-30 116 0 37 4 85 31 114-28-10-72-40-72-114 0-78 48-107 71-116zM190 24c27 10 71 41 71 116 0 77-48 106-71 114 25-27 30-71 30-114 0-38-4-86-30-116zM138 264c-63 0-71-80-71-124 0-46 8-127 71-127 62 0 69 83 69 127 0 46-8 124-69 124zM111 276c11 1 25 1 27 1 1 0 9 0 20-1 10 26 29 40 48 48 4 1 4 1 4 2-4 0-6 0-12 0-33 0-66-15-87-50z"><text:p/></draw:path><draw:path draw:style-name="gr3" draw:text-style-name="P5" svg:width="0.0161in" svg:height="0.0157in" svg:x="0.3846in" svg:y="0.0909in" svg:viewBox="0 0 42 41" svg:d="M42 20c0-11-10-20-21-20s-21 9-21 20 10 21 21 21 21-10 21-21z"><text:p/></draw:path><draw:path draw:style-name="gr3" draw:text-style-name="P5" svg:width="0.0626in" svg:height="0.0957in" svg:x="0.4201in" svg:y="0.0406in" svg:viewBox="0 0 160 244" svg:d="M160 4c0-2-2-4-5-4-4 0-20 15-26 28-9-21-23-28-35-28-47 0-94 57-94 113 0 38 23 62 51 62 16 0 32-10 46-23-3 13-17 64-18 67-3 11-6 13-27 13-6 0-9 0-9 8 1 2 0 4 4 4 12 0 27-1 39-1 13 0 27 1 39 1 3 0 8 0 8-7 0-5-4-5-10-5-18 0-18-3-18-6 0-2 0-5 1-8 17-70 36-142 54-214zM52 166c-23 0-24-29-24-36 0-19 11-61 17-77 12-29 32-44 49-44 24 0 29 31 29 34 0 2-21 86-22 88-5 11-27 35-49 35z"><text:p/></draw:path><draw:path draw:style-name="gr3" draw:text-style-name="P5" svg:width="0.1004in" svg:height="0.035in" svg:x="0.5386in" svg:y="0.0516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5" svg:width="0.0756in" svg:height="0.0685in" svg:x="0.6949in" svg:y="0.0406in" svg:viewBox="0 0 193 175" svg:d="M118 54c2-10 11-45 38-45 2 0 11 0 19 4-11 2-19 12-19 21 0 7 5 13 16 13 8 0 21-6 21-22 0-19-24-25-37-25-22 0-36 21-40 30-10-27-31-30-42-30-40 0-62 50-62 59 0 4 3 4 5 4 3 0 4 0 5-4 12-41 39-50 52-50 6 0 21 3 21 25 0 12-7 38-21 93-7 23-20 39-38 39-2 0-11 0-18-5 8-1 17-10 17-20 0-11-9-14-14-14-11 0-21 10-21 23 0 17 19 25 36 25 26 0 40-27 41-30 4 15 19 30 42 30 39 0 61-51 61-59 0-5-3-5-4-5-3 0-4 2-5 5-13 41-39 50-52 50-14 0-21-12-21-25 0-9 2-18 7-34 4-18 8-35 13-53z"><text:p/></draw:path></draw:g>. נבחר <draw:g text:anchor-type="as-char" svg:y="-0.0661in" draw:z-index="293" draw:name="Shape176" draw:style-name="gr1"><svg:title>TexMaths</svg:title><svg:desc>11§display§q = x§svg§600§FALSE§</svg:desc><draw:path draw:style-name="gr2" draw:text-style-name="P4" svg:width="0.3398in" svg:height="0.0799in" svg:x="0.0024in" svg:y="0.0071in" svg:viewBox="0 0 864 204" svg:d="M0 0c288 0 576 0 864 0 0 68 0 136 0 204-288 0-576 0-864 0 0-68 0-136 0-204z"><text:p/></draw:path><draw:path draw:style-name="gr3" draw:text-style-name="P5" svg:width="0.0626in" svg:height="0.0953in" svg:x="0.0004in" svg:y="0in" svg:viewBox="0 0 160 243" svg:d="M160 4c0-2-2-4-5-4-4 0-20 15-26 27-8-20-23-27-35-27-47 0-94 57-94 113 0 36 23 60 51 60 16 0 32-10 46-23-3 13-17 65-18 69-3 10-6 12-27 12-6 0-9 0-9 8 1 1 0 4 4 4 12 0 27-1 39-1 13 0 27 1 39 1 3 0 8 0 8-8 0-4-4-4-10-4-18 0-18-2-18-5 0-4 0-6 1-9 17-71 36-141 54-213zM52 164c-23 0-24-29-24-36 0-17 11-59 17-75 12-29 32-44 49-44 24 0 29 30 29 34 0 2-21 84-22 86-5 11-27 35-49 35z"><text:p/></draw:path><draw:path draw:style-name="gr3" draw:text-style-name="P5" svg:width="0.1012in" svg:height="0.035in" svg:x="0.1185in" svg:y="0.0098in" svg:viewBox="0 0 258 90" svg:d="M244 15c6 0 14 0 14-7 0-8-8-8-14-8-77 0-154 0-231 0-5 0-13 0-13 8 0 7 8 7 13 7 77 0 154 0 231 0zM244 90c6 0 14 0 14-8s-8-8-14-8c-77 0-154 0-231 0-5 0-13 0-13 8s8 8 13 8c77 0 154 0 231 0z"><text:p/></draw:path><draw:path draw:style-name="gr3" draw:text-style-name="P5" svg:width="0.0756in" svg:height="0.0677in" svg:x="0.2744in" svg:y="0in" svg:viewBox="0 0 193 173" svg:d="M118 54c2-10 11-45 38-45 2 0 11 0 20 4-11 2-19 12-19 21 0 7 5 13 15 13 9 0 21-6 21-22 0-20-23-25-37-25-22 0-35 21-39 30-10-26-31-30-42-30-41 0-63 49-63 59 0 5 3 2 5 5 3 0 4-2 5-5 13-41 39-50 52-50 7 0 21 3 21 25 0 12-7 38-21 91-7 23-20 39-37 39-3 0-12 0-19-4 10-2 18-11 18-21 0-11-8-14-14-14-12 0-22 10-22 23 0 17 20 25 36 25 26 0 40-27 41-30 4 15 19 30 42 30 39 0 62-49 62-58 0-4-4-4-5-4-3 0-4 2-5 4-13 41-39 49-51 49-15 0-22-12-22-25 0-9 2-16 7-33 4-17 8-35 13-52z"><text:p/></draw:path></draw:g>, ומשום שנתון <draw:g text:anchor-type="as-char" svg:y="-0.1075in" draw:z-index="294" draw:name="Shape177" draw:style-name="gr1"><svg:title>TexMaths</svg:title><svg:desc>11§display§x \in \Q§svg§600§FALSE§</svg:desc><draw:path draw:style-name="gr2" draw:text-style-name="P4" svg:width="0.3697in" svg:height="0.1177in" svg:x="0.0039in" svg:y="0.0075in" svg:viewBox="0 0 940 300" svg:d="M0 0c314 0 626 0 940 0 0 100 0 200 0 300-314 0-626 0-940 0 0-100 0-200 0-300z"><text:p/></draw:path><draw:path draw:style-name="gr3" draw:text-style-name="P5" svg:width="0.0756in" svg:height="0.0677in" svg:x="0.0004in" svg:y="0.0402in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3" draw:text-style-name="P5" svg:width="0.076in" svg:height="0.0874in" svg:x="0.1378in" svg:y="0.0256in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3" draw:text-style-name="P5" svg:width="0.1079in" svg:height="0.1335in" svg:x="0.2732in" svg:y="0in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<text:s/>אז <draw:g text:anchor-type="as-char" svg:y="-0.1063in" draw:z-index="295" draw:name="Shape178" draw:style-name="gr1"><svg:title>TexMaths</svg:title><svg:desc>11§display§q \in \Q \land q = x§svg§600§FALSE§</svg:desc><draw:path draw:style-name="gr2" draw:text-style-name="P4" svg:width="0.8866in" svg:height="0.1201in" svg:x="0.0024in" svg:y="0.0071in" svg:viewBox="0 0 2253 306" svg:d="M1127 306c-376 0-751 0-1127 0 0-102 0-204 0-306 751 0 1502 0 2253 0 0 102 0 204 0 306-375 0-751 0-1126 0z"><text:p/></draw:path><draw:path draw:style-name="gr3" draw:text-style-name="P5" svg:width="0.0622in" svg:height="0.0957in" svg:x="0.0004in" svg:y="0.0406in" svg:viewBox="0 0 159 244" svg:d="M159 4c0-2-1-4-3-4-4 0-20 15-26 28-9-21-24-28-37-28-46 0-93 57-93 113 0 38 23 62 52 62 16 0 30-10 45-23-4 13-17 64-18 67-3 11-5 13-27 13-6 0-9 0-9 8 1 2 0 4 4 4 13 0 27-1 40-1s26 1 39 1c3 0 7 0 7-7 0-5-3-5-10-5-19 0-19-3-19-6 0-2 2-5 3-8 17-70 35-142 52-214zM53 166c-23 0-26-29-26-36 0-19 11-61 18-77 12-29 33-44 48-44 26 0 31 31 31 34 0 2-22 86-23 88-5 11-27 35-48 35z"><text:p/></draw:path><draw:path draw:style-name="gr3" draw:text-style-name="P5" svg:width="0.076in" svg:height="0.087in" svg:x="0.1224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5" svg:width="0.1079in" svg:height="0.1335in" svg:x="0.2591in" svg:y="0.0004in" svg:viewBox="0 0 275 340" svg:d="M172 274c55-11 103-54 103-134 0-97-68-140-138-140-71 0-137 44-137 140 0 81 49 120 95 132 17 40 56 68 103 68 20 0 41-4 60-12 8-2 11-4 11-9 0-4-3-6-6-6-1 0-1 0-3 0-11 3-16 3-22 3-36 0-58-22-66-42zM84 24c-24 28-30 73-30 116 0 37 4 85 31 114-28-10-72-40-72-114 0-78 49-107 71-116zM191 24c26 10 71 41 71 116 0 77-49 106-72 114 24-27 30-71 30-114 0-38-4-86-30-116zM137 264c-62 0-69-80-69-124 0-46 8-127 69-127 63 0 70 83 70 127 0 46-8 124-70 124zM112 276c10 1 24 1 25 1 3 0 10 0 21-1 10 26 29 40 48 48 4 1 4 1 4 2-4 0-7 0-12 0-33 0-66-15-86-50z"><text:p/></draw:path><draw:path draw:style-name="gr3" draw:text-style-name="P5" svg:width="0.0839in" svg:height="0.0937in" svg:x="0.4142in" svg:y="0.0165in" svg:viewBox="0 0 214 239" svg:d="M115 9c-2-7-4-9-8-9-5 0-6 3-8 9-32 71-65 143-97 215-2 4-2 5-2 7 0 4 3 8 8 8 2 0 5-1 8-9 30-67 61-135 91-202 30 67 60 135 91 202 3 9 8 9 9 9 4 0 7-4 7-8 0-1 0-2-2-6-32-72-65-145-97-216z"><text:p/></draw:path><draw:path draw:style-name="gr3" draw:text-style-name="P5" svg:width="0.0622in" svg:height="0.0957in" svg:x="0.5469in" svg:y="0.0406in" svg:viewBox="0 0 159 244" svg:d="M159 4c0-2-2-4-4-4-4 0-20 15-26 28-9-21-23-28-37-28-45 0-92 57-92 113 0 38 23 62 51 62 16 0 31-10 46-23-5 13-17 64-18 67-3 11-6 13-27 13-6 0-10 0-10 8 2 2 0 4 5 4 12 0 27-1 39-1 13 0 27 1 39 1 3 0 8 0 8-7 0-5-4-5-10-5-19 0-19-3-19-6 0-2 0-5 2-8 17-70 36-142 53-214zM52 166c-23 0-25-29-25-36 0-19 11-61 18-77 12-29 32-44 47-44 26 0 31 31 31 34 0 2-21 86-22 88-5 11-27 35-49 35z"><text:p/></draw:path><draw:path draw:style-name="gr3" draw:text-style-name="P5" svg:width="0.1008in" svg:height="0.035in" svg:x="0.6646in" svg:y="0.051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2in" svg:height="0.0685in" svg:x="0.8213in" svg:y="0.0406in" svg:viewBox="0 0 192 175" svg:d="M118 54c2-10 11-45 38-45 2 0 11 0 19 4-11 2-19 12-19 21 0 7 5 13 16 13 8 0 20-6 20-22 0-19-23-25-36-25-22 0-36 21-41 30-9-27-30-30-41-30-40 0-62 50-62 59 0 4 3 4 4 4 4 0 5 0 5-4 13-41 39-50 53-50 6 0 21 3 21 25 0 12-7 38-21 93-7 23-20 39-38 39-2 0-11 0-18-5 8-1 17-10 17-20 0-11-9-14-14-14-11 0-21 10-21 23 0 17 19 25 36 25 26 0 40-27 41-30 4 15 19 30 42 30 39 0 61-51 61-59 0-5-3-5-4-5-3 0-4 2-6 5-12 41-38 50-51 50-15 0-21-12-21-25 0-9 2-18 6-34 5-18 9-35 14-53z"><text:p/></draw:path></draw:g>, כדרוש. </text:p>
                </text:list-item>
                <text:list-item>
                  <text:p text:style-name="P62">יהי <draw:g text:anchor-type="as-char" svg:y="-0.1075in" draw:z-index="297" draw:name="Shape179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כלומר קיים <draw:g text:anchor-type="as-char" svg:y="-0.1063in" draw:z-index="299" draw:name="Shape180" draw:style-name="gr1"><svg:title>TexMaths</svg:title><svg:desc>11§display§q \in \Q§svg§600§FALSE§</svg:desc><draw:path draw:style-name="gr2" draw:text-style-name="P4" svg:width="0.3559in" svg:height="0.1201in" svg:x="0.0024in" svg:y="0.0071in" svg:viewBox="0 0 905 306" svg:d="M453 306c-152 0-302 0-453 0 0-102 0-204 0-306 301 0 604 0 905 0 0 102 0 204 0 306-150 0-301 0-452 0z"><text:p/></draw:path><draw:path draw:style-name="gr3" draw:text-style-name="P5" svg:width="0.0626in" svg:height="0.0957in" svg:x="0.0004in" svg:y="0.0406in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3" draw:text-style-name="P5" svg:width="0.076in" svg:height="0.087in" svg:x="0.1224in" svg:y="0.0256in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3" draw:text-style-name="P5" svg:width="0.1079in" svg:height="0.1335in" svg:x="0.2583in" svg:y="0.0004in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<text:s/>המקיים <draw:g text:anchor-type="as-char" svg:y="-0.0661in" draw:z-index="298" draw:name="Shape181" draw:style-name="gr1"><svg:title>TexMaths</svg:title><svg:desc>11§display§q = x§svg§600§FALSE§</svg:desc><draw:path draw:style-name="gr2" draw:text-style-name="P4" svg:width="0.3398in" svg:height="0.0799in" svg:x="0.0024in" svg:y="0.0071in" svg:viewBox="0 0 864 204" svg:d="M0 0c288 0 576 0 864 0 0 68 0 136 0 204-288 0-576 0-864 0 0-68 0-136 0-204z"><text:p/></draw:path><draw:path draw:style-name="gr3" draw:text-style-name="P5" svg:width="0.0626in" svg:height="0.0953in" svg:x="0.0004in" svg:y="0in" svg:viewBox="0 0 160 243" svg:d="M160 4c0-2-2-4-5-4-4 0-20 15-26 27-8-20-23-27-35-27-47 0-94 57-94 113 0 36 23 60 51 60 16 0 32-10 46-23-3 13-17 65-18 69-3 10-6 12-27 12-6 0-9 0-9 8 1 1 0 4 4 4 12 0 27-1 39-1 13 0 27 1 39 1 3 0 8 0 8-8 0-4-4-4-10-4-18 0-18-2-18-5 0-4 0-6 1-9 17-71 36-141 54-213zM52 164c-23 0-24-29-24-36 0-17 11-59 17-75 12-29 32-44 49-44 24 0 29 30 29 34 0 2-21 84-22 86-5 11-27 35-49 35z"><text:p/></draw:path><draw:path draw:style-name="gr3" draw:text-style-name="P5" svg:width="0.1012in" svg:height="0.035in" svg:x="0.1185in" svg:y="0.0098in" svg:viewBox="0 0 258 90" svg:d="M244 15c6 0 14 0 14-7 0-8-8-8-14-8-77 0-154 0-231 0-5 0-13 0-13 8 0 7 8 7 13 7 77 0 154 0 231 0zM244 90c6 0 14 0 14-8s-8-8-14-8c-77 0-154 0-231 0-5 0-13 0-13 8s8 8 13 8c77 0 154 0 231 0z"><text:p/></draw:path><draw:path draw:style-name="gr3" draw:text-style-name="P5" svg:width="0.0756in" svg:height="0.0677in" svg:x="0.2744in" svg:y="0in" svg:viewBox="0 0 193 173" svg:d="M118 54c2-10 11-45 38-45 2 0 11 0 20 4-11 2-19 12-19 21 0 7 5 13 15 13 9 0 21-6 21-22 0-20-23-25-37-25-22 0-35 21-39 30-10-26-31-30-42-30-41 0-63 49-63 59 0 5 3 2 5 5 3 0 4-2 5-5 13-41 39-50 52-50 7 0 21 3 21 25 0 12-7 38-21 91-7 23-20 39-37 39-3 0-12 0-19-4 10-2 18-11 18-21 0-11-8-14-14-14-12 0-22 10-22 23 0 17 20 25 36 25 26 0 40-27 41-30 4 15 19 30 42 30 39 0 62-49 62-58 0-4-4-4-5-4-3 0-4 2-5 4-13 41-39 49-51 49-15 0-22-12-22-25 0-9 2-16 7-33 4-17 8-35 13-52z"><text:p/></draw:path></draw:g>. מזה נסיק <draw:g text:anchor-type="as-char" svg:y="-0.1075in" draw:z-index="300" draw:name="Shape182" draw:style-name="gr1"><svg:title>TexMaths</svg:title><svg:desc>11§display§x \in \Q§svg§600§FALSE§</svg:desc><draw:path draw:style-name="gr2" draw:text-style-name="P4" svg:width="0.3697in" svg:height="0.1177in" svg:x="0.0039in" svg:y="0.0075in" svg:viewBox="0 0 940 300" svg:d="M0 0c314 0 626 0 940 0 0 100 0 200 0 300-314 0-626 0-940 0 0-100 0-200 0-300z"><text:p/></draw:path><draw:path draw:style-name="gr3" draw:text-style-name="P5" svg:width="0.0756in" svg:height="0.0677in" svg:x="0.0004in" svg:y="0.0402in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3" draw:text-style-name="P5" svg:width="0.076in" svg:height="0.0874in" svg:x="0.1378in" svg:y="0.0256in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3" draw:text-style-name="P5" svg:width="0.1079in" svg:height="0.1335in" svg:x="0.2732in" svg:y="0in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, כדרוש.</text:p>
                </text:list-item>
              </text:list>
            </text:list-item>
            <text:list-item>
              <text:p text:style-name="P62">הוכחנו את כל אשר דרוש. <text:span text:style-name="T8">מש"ל</text:span> <draw:g text:anchor-type="as-char" svg:y="-0.1043in" draw:z-index="301" draw:name="Shape183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Heading_20_3" text:outline-level="3"><text:soft-page-break/>סעיף (ז)</text:h>
      <text:list text:style-name="L9">
        <text:list-item>
          <text:p text:style-name="P63">צ.ל.:</text:p>
          <text:p text:style-name="P64"><draw:g text:anchor-type="as-char" svg:y="-0.2575in" draw:z-index="321" draw:name="Shape184" draw:style-name="gr1"><svg:title>TexMaths</svg:title><svg:desc>11§display§\bigcup_{z \in \Q} \Bigg( \bigcap_{n \in \N_+} \Big(z, z + \tfrac{2}{n} \Big) \Bigg) = \emptyset§svg§600§FALSE§</svg:desc><draw:path draw:style-name="gr2" draw:text-style-name="P4" svg:width="1.822in" svg:height="0.4598in" svg:x="0.0016in" svg:y="0.0079in" svg:viewBox="0 0 4629 1169" svg:d="M2316 1169c-773 0-1544 0-2316 0 0-389 0-780 0-1169 1543 0 3086 0 4629 0 0 389 0 780 0 1169-771 0-1542 0-2313 0z"><text:p/></draw:path><draw:path draw:style-name="gr3" draw:text-style-name="P5" svg:width="0.1516in" svg:height="0.2122in" svg:x="0.0315in" svg:y="0.122in" svg:viewBox="0 0 386 540" svg:d="M354 354c0 89-75 154-160 154-87 0-162-66-162-154 0-111 0-222 0-333 0-5 0-21-15-21-17 0-17 15-17 21 0 112 0 223 0 335 0 99 85 184 194 184 107 0 192-85 192-184 0-112 0-223 0-335 0-5 0-21-16-21s-16 15-16 21c0 111 0 222 0 333z"><text:p/></draw:path><draw:path draw:style-name="gr3" draw:text-style-name="P5" svg:width="0.0484in" svg:height="0.0476in" svg:x="0.0004in" svg:y="0.402in" svg:viewBox="0 0 124 122" svg:d="M30 96c6-8 11-12 34-31 5-5 26-21 34-29 16-16 26-29 26-33 0-3-3-3-4-3-2 0-3 1-4 2-9 13-15 17-21 17-4 0-7 0-16-8-9-9-14-11-21-11-22 0-36 23-36 32 0 2 2 3 4 3 4 0 5-1 6-4 3-9 19-10 23-10 7 0 13 2 17 2 15 3 17 3 24 3-8 8-12 12-38 33-22 17-28 23-34 29-16 16-24 29-24 31 0 3 3 3 4 3 4 0 4-1 6-3 7-10 15-17 24-17 3 0 8 1 16 8 7 8 13 12 22 12 28 0 47-33 47-42 0-3-3-3-5-3-3 0-4 1-5 3-6 15-21 21-34 21-7 0-13-2-20-3-12-2-14-2-20-2-2 0-4 0-5 0z"><text:p/></draw:path><draw:path draw:style-name="gr3" draw:text-style-name="P5" svg:width="0.0587in" svg:height="0.0689in" svg:x="0.0681in" svg:y="0.387in" svg:viewBox="0 0 150 176" svg:d="M139 95c4 0 11 0 11-7s-6-7-11-7c-42 0-84 0-126 0 5-39 38-68 79-68 16 0 31 0 47 0 4 0 11 0 11-6 0-7-6-7-11-7-16 0-32 0-48 0-49 0-91 38-91 88 0 49 42 88 91 88 16 0 32 0 48 0 4 0 11 0 11-7 0-6-6-6-11-6-16 0-31 0-47 0-41 0-74-30-79-68 42 0 84 0 126 0z"><text:p/></draw:path><draw:path draw:style-name="gr3" draw:text-style-name="P5" svg:width="0.0756in" svg:height="0.0937in" svg:x="0.1421in" svg:y="0.3724in" svg:viewBox="0 0 193 239" svg:d="M121 194c37-9 72-39 72-96 0-68-48-98-96-98-50 0-97 32-97 98 0 58 35 86 67 93 12 29 39 48 72 48 14 0 28-3 43-8 5-2 7-3 7-7 0-3-2-4-4-4-1 0-1 0-3 0-8 2-10 2-15 2-25 0-40-15-46-28zM59 18c-16 18-20 50-20 80 0 26 3 60 20 81-18-6-49-28-49-81 0-55 33-75 48-80zM134 18c18 6 50 27 50 80 0 55-34 75-51 81 18-20 22-51 22-81 0-27-3-60-21-80zM97 186c-44 0-50-57-50-88 0-32 6-88 50-88 43 0 48 57 48 88 0 33-5 88-48 88zM78 195c8 1 18 1 19 1s6 0 14-1c8 17 20 27 33 33 3 1 2 0 3 1 0 1-4 1-8 1-22 0-47-11-61-35z"><text:p/></draw:path><draw:path draw:style-name="gr3" draw:text-style-name="P5" svg:width="0.0787in" svg:height="0.4551in" svg:x="0.2827in" svg:y="0in" svg:viewBox="0 0 201 1157" svg:d="M201 1152c0-1 0-1-2-4-37-44-68-94-91-147-51-119-71-257-71-422 0-164 19-309 76-435 22-49 52-95 86-136 1-1 2-3 2-4 0-4-3-4-8-4-6 0-7 0-8 1-18 22-24 23-54 66-67 95-101 208-119 323-9 63-12 126-12 188 0 144 18 292 79 424 28 58 65 111 104 151 3 4 3 4 10 4 5 0 8 0 8-5z"><text:p/></draw:path><draw:path draw:style-name="gr3" draw:text-style-name="P5" svg:width="0.1516in" svg:height="0.2122in" svg:x="0.4764in" svg:y="0.122in" svg:viewBox="0 0 386 540" svg:d="M354 519c0 5 0 21 16 21s16-16 16-21c0-112 0-224 0-335 0-99-85-184-192-184-109 0-194 85-194 184 0 111 0 223 0 335 0 5 0 21 17 21 16 0 16-16 16-21 0-111 0-222 0-333 0-88 74-154 161-154 85 0 160 66 160 154 0 111 0 222 0 333z"><text:p/></draw:path><draw:path draw:style-name="gr3" draw:text-style-name="P5" svg:width="0.0646in" svg:height="0.0476in" svg:x="0.3976in" svg:y="0.402in" svg:viewBox="0 0 165 122" svg:d="M21 102c-1 4-3 10-3 11 0 6 5 9 8 9 6 0 10-4 11-7 2-3 4-11 6-16 1-4 3-18 5-24s4-12 5-18c3-11 3-13 11-25 8-10 21-24 41-24 16 0 16 13 16 18 0 17-12 47-16 58-3 7-4 11-4 15 0 14 11 23 26 23 27 0 38-37 38-42 0-3-3-3-4-3-4 0-4 2-5 4-6 22-17 33-28 33-6 0-7-3-7-10 0-5 1-8 6-22 3-7 14-36 14-51 0-27-21-31-35-31-22 0-38 14-45 24-3-19-18-24-30-24-11 0-18 9-21 14-6 10-10 26-10 28 0 3 3 2 4 3 5 0 5-1 7-9 3-15 9-28 20-28 6 0 9 5 9 13 0 5-3 14-5 22-2 6-4 19-6 24-3 12-6 23-8 35z"><text:p/></draw:path><draw:path draw:style-name="gr3" draw:text-style-name="P5" svg:width="0.0587in" svg:height="0.0689in" svg:x="0.4795in" svg:y="0.387in" svg:viewBox="0 0 150 176" svg:d="M139 95c4 0 11 0 11-7s-7-7-11-7c-42 0-84 0-126 0 5-39 38-68 79-68 16 0 31 0 47 0 4 0 11 0 11-6 0-7-7-7-11-7-16 0-32 0-48 0-50 0-91 38-91 88 0 49 42 88 91 88 16 0 32 0 48 0 4 0 11 0 11-7 0-6-7-6-11-6-16 0-31 0-47 0-41 0-74-30-79-68 42 0 84 0 126 0z"><text:p/></draw:path><draw:path draw:style-name="gr3" draw:text-style-name="P5" svg:width="0.0717in" svg:height="0.0744in" svg:x="0.5528in" svg:y="0.3756in" svg:viewBox="0 0 183 190" svg:d="M35 16c-3-3-3-4-6-6 11 0 22 0 33 0 30 41 60 81 91 122 0 13 0 26 0 40-40-52-78-104-118-156zM35 32c39 52 78 102 117 154 2 3 3 4 5 4 5 0 5-4 5-9 0-50 0-102 0-152 0-16 2-19 15-19 1 0 6-1 6-6 0-4-4-4-9-4-13 0-27 0-40 0-4 0-9 0-9 4 0 6 5 6 8 6 16 0 18 5 18 20 0 28 0 56 0 84-28-37-54-73-82-111-3-3-4-3-10-3-15 0-31 0-47 0-5 0-9 0-9 4 0 5 4 6 6 6 8 0 12 4 15 8-1 2-1 3-1 6 0 44 0 88 0 132 0 14-2 20-15 20-4 0-8 0-8 4 0 5 4 5 9 5 14 0 27 0 42 0 5 0 8 0 8-5 0-4-4-4-7-4-15 0-17-7-17-20 0-42 0-82 0-124z"><text:p/></draw:path><draw:path draw:style-name="gr3" draw:text-style-name="P5" svg:width="0.0634in" svg:height="0.0634in" svg:x="0.6343in" svg:y="0.4118in" svg:viewBox="0 0 162 162" svg:d="M87 87c22 0 45 0 67 0 2 0 8 0 8-6 0-5-6-5-8-5-22 0-45 0-67 0 0-22 0-45 0-67 0-4 0-9-6-9-5 0-5 5-5 9 0 22 0 45 0 67-23 0-45 0-68 0-2 0-8 0-8 5 0 6 6 6 8 6 23 0 45 0 68 0 0 22 0 45 0 67 0 2 0 8 5 8 6 0 6-6 6-8 0-22 0-45 0-67z"><text:p/></draw:path><draw:path draw:style-name="gr3" draw:text-style-name="P5" svg:width="0.0575in" svg:height="0.2724in" svg:x="0.7654in" svg:y="0.0925in" svg:viewBox="0 0 147 693" svg:d="M130 688c1 1 3 4 4 5 4 0 6 0 9 0 1 0 4 0 4-4 0-2-1-2-2-3-13-14-34-35-58-77-42-74-57-169-57-262 0-171 48-272 116-340 1-2 1-3 1-4 0-3-3-3-7-3-5 0-6 0-9 3-37 31-78 85-106 166-16 52-25 114-25 177 0 93 17 196 78 284 10 15 24 31 24 32 5 4 9 10 12 13 6 5 10 9 16 13z"><text:p/></draw:path><draw:path draw:style-name="gr3" draw:text-style-name="P5" svg:width="0.0642in" svg:height="0.0685in" svg:x="0.8354in" svg:y="0.1984in" svg:viewBox="0 0 164 175" svg:d="M35 139c21-22 32-32 45-44 14-11 25-21 39-35 36-36 45-55 45-56 0-4-3-4-4-4-3 0-4 1-6 4-12 19-20 26-29 26s-14-7-19-14c-8-8-15-16-28-16-28 0-46 36-46 44 0 2 1 4 4 4 4 0 5-2 6-4 6-18 30-18 32-18 9 0 16 3 25 6 15 5 20 5 30 5-15 18-48 45-54 51-12 11-23 22-35 33-27 25-40 47-40 51 0 3 3 2 4 3 4 0 5 0 7-5 9-13 20-24 33-24 9 0 12 4 22 15 7 8 13 14 25 14 38 0 61-49 61-60 0-1-2-3-5-3-4 0-4 2-5 5-9 25-34 33-47 33-8 0-15-3-22-6-14-4-20-7-28-7-1 0-6 0-10 2z"><text:p/></draw:path><draw:path draw:style-name="gr3" draw:text-style-name="P5" svg:width="0.0173in" svg:height="0.0449in" svg:x="0.9193in" svg:y="0.2492in" svg:viewBox="0 0 45 115" svg:d="M45 41c0-26-10-41-24-41-13 0-21 10-21 21 0 10 8 21 21 21 4 0 9-2 13-6 1-1 1-1 2-1 0 2 0 0 0 6 0 28-13 51-26 65-3 4-3 4-3 5 0 3 1 4 3 4 4 0 35-29 35-74z"><text:p/></draw:path><draw:path draw:style-name="gr3" draw:text-style-name="P5" svg:width="0.0642in" svg:height="0.0685in" svg:x="0.9803in" svg:y="0.1984in" svg:viewBox="0 0 164 175" svg:d="M35 139c21-22 32-32 45-44 14-11 25-21 39-35 36-36 45-55 45-56 0-4-3-4-4-4-3 0-4 1-6 4-12 19-20 26-29 26s-14-7-19-14c-8-8-15-16-28-16-28 0-46 36-46 44 0 2 1 4 4 4 4 0 5-2 6-4 6-18 30-18 33-18 8 0 15 3 24 6 15 5 20 5 30 5-15 18-46 45-54 51-12 11-23 22-35 33-27 25-40 47-40 51 0 3 3 2 4 3 4 0 5 0 7-5 9-13 21-24 33-24 9 0 12 4 22 15 7 8 13 14 25 14 38 0 61-49 61-60 0-1-2-3-5-3-4 0-4 2-5 5-9 25-34 33-47 33-8 0-15-3-22-6-14-4-19-7-28-7-1 0-6 0-10 2z"><text:p/></draw:path><draw:path draw:style-name="gr3" draw:text-style-name="P5" svg:width="0.1004in" svg:height="0.1008in" svg:x="1.0937in" svg:y="0.1783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5" svg:width="0.0469in" svg:height="0.0701in" svg:x="1.2697in" svg:y="0.1354in" svg:viewBox="0 0 120 179" svg:d="M120 131c-3 0-7 0-10 0-1 5-3 21-7 24-2 1-23 1-27 1-17 0-33 0-50 0 29-24 39-32 54-45 21-15 40-33 40-58 0-33-30-53-64-53s-56 24-56 48c0 15 11 16 14 16 7 0 15-5 15-15 0-5-3-14-17-14 9-20 28-25 40-25 27 0 42 21 42 43 0 23-18 42-26 51-22 22-44 43-66 65-2 3-2 3-2 10 37 0 74 0 111 0 3-16 6-32 9-48z"><text:p/></draw:path><draw:path draw:style-name="gr3" draw:text-style-name="P5" svg:width="0.0748in" svg:height="0.0055in" svg:x="1.2551in" svg:y="0.2256in" svg:viewBox="0 0 191 15" svg:d="M96 15c-32 0-64 0-96 0 0-5 0-10 0-15 64 0 128 0 191 0 0 5 0 10 0 15-31 0-63 0-95 0z"><text:p/></draw:path><draw:path draw:style-name="gr3" draw:text-style-name="P5" svg:width="0.0646in" svg:height="0.0476in" svg:x="1.2602in" svg:y="0.2709in" svg:viewBox="0 0 165 122" svg:d="M20 102c-1 4-2 10-2 11 0 7 4 9 8 9 6 0 10-3 11-5 2-4 4-11 5-18 2-4 4-18 6-24s4-12 5-18c3-11 3-13 11-24s21-25 41-25c15 0 16 14 16 18 0 17-12 47-16 59-3 7-4 10-4 14 0 14 11 23 26 23 27 0 38-37 38-42 0-3-3-3-4-3-4 0-4 2-5 4-6 22-18 33-28 33-7 0-8-3-8-8 0-7 2-10 7-22 3-9 14-38 14-53 0-27-21-31-35-31-22 0-38 14-45 25-3-18-19-25-30-25s-18 9-21 14c-7 11-10 27-10 28 0 3 3 3 4 3 5 0 5-1 7-8 3-16 9-29 20-29 6 0 9 5 9 13 0 5-4 15-5 23-2 7-4 18-6 24-4 11-6 23-9 34z"><text:p/></draw:path><draw:path draw:style-name="gr3" draw:text-style-name="P5" svg:width="0.0575in" svg:height="0.2724in" svg:x="1.3543in" svg:y="0.0925in" svg:viewBox="0 0 147 693" svg:d="M147 346c0-110-26-227-102-314-5-7-20-22-30-30-2-2-3-2-7-2-5 0-8 0-8 3 0 2 1 4 2 5 13 13 34 34 59 77 41 73 57 169 57 261 0 169-46 271-117 340 0 1-1 2-1 3 0 4 3 4 8 4 4 0 5 0 9-3 36-31 78-84 104-166 18-52 26-115 26-178z"><text:p/></draw:path><draw:path draw:style-name="gr3" draw:text-style-name="P5" svg:width="0.0787in" svg:height="0.4551in" svg:x="1.4449in" svg:y="0in" svg:viewBox="0 0 201 1157" svg:d="M201 579c0-145-17-292-79-424-27-58-65-111-103-152-4-2-4-3-10-3s-9 0-9 4c0 1 2 4 2 5 38 45 68 94 92 147 50 119 70 256 70 422 0 164-19 308-76 435-22 49-52 94-86 136-1 1-2 2-2 3 0 5 3 5 9 5 5 0 6 0 8-1 17-22 24-23 53-66 68-95 102-208 119-324 9-61 12-125 12-187z"><text:p/></draw:path><draw:path draw:style-name="gr3" draw:text-style-name="P5" svg:width="0.1004in" svg:height="0.035in" svg:x="1.6114in" svg:y="0.210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614in" svg:height="0.1287in" svg:x="1.7701in" svg:y="0.1488in" svg:viewBox="0 0 157 328" svg:d="M132 8c0-5-3-8-8-8s-6 3-8 12c-5 15-2 2-6 18-4-4-16-9-31-9-22 0-47 12-61 42-16 30-18 66-18 101 0 25 0 94 34 124-9 30-9 31-9 32 0 4 4 8 8 8 6 0 7-5 9-12 5-16 1-3 5-18 9 4 21 8 31 8 44 0 61-37 68-55 10-27 11-59 11-87 0-29 0-93-34-124 4-11 6-21 9-32zM40 270c-14-26-14-73-14-111 0-30 0-57 6-82 8-36 30-47 47-47 8 0 18 2 28 11-22 77-45 153-67 229zM119 56c12 22 12 67 12 103 0 29 0 58-4 83-7 41-28 56-49 56-9 0-17-3-27-12 23-77 45-153 68-230z"><text:p/></draw:path></draw:g></text:p>
        </text:list-item>
        <text:list-item>
          <text:p text:style-name="P65">דבר ראשון, נוכיח את הטענה הבאה עבור כל <draw:g text:anchor-type="as-char" svg:y="-0.0681in" draw:z-index="306" draw:name="Shape185" draw:style-name="gr1"><svg:title>TexMaths</svg:title><svg:desc>11§display§z§svg§600§FALSE§</svg:desc><draw:path draw:style-name="gr2" draw:text-style-name="P4" svg:width="0.0539in" svg:height="0.052in" svg:x="0.0016in" svg:y="0.0071in" svg:viewBox="0 0 138 133" svg:d="M0 0c46 0 92 0 138 0 0 44 0 89 0 133-46 0-92 0-138 0 0-44 0-89 0-133z"><text:p/></draw:path><draw:path draw:style-name="gr3" draw:text-style-name="P5" svg:width="0.063in" svg:height="0.0677in" svg:x="0.0004in" svg:y="0in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:</text:p>
          <text:p text:style-name="P64"><draw:g text:anchor-type="as-char" svg:y="-0.1681in" draw:z-index="302" draw:name="Shape186" draw:style-name="gr1"><svg:title>TexMaths</svg:title><svg:desc>11§display§A := \bigcap_{n \in \N_+} \Big(z, z + \tfrac{2}{n} \Big) = \emptyset§svg§600§FALSE§</svg:desc><draw:path draw:style-name="gr2" draw:text-style-name="P4" svg:width="1.6622in" svg:height="0.3685in" svg:x="0.0028in" svg:y="0.0071in" svg:viewBox="0 0 4223 937" svg:d="M2112 937c-704 0-1408 0-2112 0 0-313 0-625 0-937 1408 0 2815 0 4223 0 0 312 0 624 0 937-704 0-1408 0-2111 0z"><text:p/></draw:path><draw:path draw:style-name="gr3" draw:text-style-name="P5" svg:width="0.1039in" svg:height="0.1087in" svg:x="0.0004in" svg:y="0.0661in" svg:viewBox="0 0 265 277" svg:d="M55 232c-15 26-31 32-47 33-5 0-8 0-8 8 0 2 1 4 4 4 11 0 22-1 33-1 14 0 27 1 39 1 3 0 8 0 8-8 0-4-4-4-6-4-10-1-19-4-19-13 0-6 3-9 6-15 10-16 20-33 30-49 32 0 65 0 96 0 2 8 6 60 6 64 0 12-20 13-28 13-5 0-8 0-8 8 0 4 4 4 5 4 16 0 32-1 49-1 8 0 33 1 42 1 3 0 8 0 8-8 0-4-4-4-10-4-23 0-23-3-24-14-8-81-16-161-24-241 0-8 0-10-7-10-6 0-7 3-11 7-45 74-89 150-134 225zM101 176c26-43 52-85 77-128 5 43 8 85 12 128-29 0-59 0-89 0z"><text:p/></draw:path><draw:path draw:style-name="gr3" draw:text-style-name="P5" svg:width="0.0157in" svg:height="0.0654in" svg:x="0.1646in" svg:y="0.1094in" svg:viewBox="0 0 41 167" svg:d="M41 21c0-11-10-21-21-21s-20 10-20 21 9 21 20 21 21-10 21-21zM41 146c0-11-10-20-21-20s-20 9-20 20 9 21 20 21 21-10 21-21z"><text:p/></draw:path><draw:path draw:style-name="gr3" draw:text-style-name="P5" svg:width="0.1004in" svg:height="0.035in" svg:x="0.2024in" svg:y="0.118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512in" svg:height="0.2122in" svg:x="0.4382in" svg:y="0.0307in" svg:viewBox="0 0 385 540" svg:d="M353 518c0 5 0 22 17 22 15 0 15-17 15-22 0-111 0-222 0-333 0-99-85-185-192-185-109 0-193 86-193 185 0 111 0 222 0 333 0 5 0 22 15 22 17 0 17-17 17-22 0-110 0-221 0-331 0-89 75-154 161-154 85 0 160 66 160 154 0 110 0 221 0 331z"><text:p/></draw:path><draw:path draw:style-name="gr3" draw:text-style-name="P5" svg:width="0.065in" svg:height="0.0476in" svg:x="0.3591in" svg:y="0.3098in" svg:viewBox="0 0 166 122" svg:d="M21 102c-1 4-3 10-3 11 0 6 5 9 10 9 4 0 7-4 9-7 3-3 5-11 6-16 1-4 4-18 5-24 3-6 4-12 5-18 3-11 4-13 12-24s20-25 41-25c15 0 15 13 15 18 0 17-11 47-15 58-4 7-5 11-5 15 0 14 12 23 26 23 27 0 39-37 39-42 0-3-3-3-4-3-5 0-5 2-6 4-6 22-17 33-28 33-6 0-7-3-7-10 0-5 1-8 7-22 3-7 14-36 14-51 0-27-21-31-35-31-23 0-39 14-46 24-3-19-18-24-29-24-12 0-18 9-22 14-6 10-10 26-10 28 0 3 4 3 6 3 3 0 3-1 5-9 4-15 9-28 20-28 6 0 9 5 9 13 0 5-3 14-5 22-2 6-4 19-5 24-4 12-6 23-9 35z"><text:p/></draw:path><draw:path draw:style-name="gr3" draw:text-style-name="P5" svg:width="0.0587in" svg:height="0.0689in" svg:x="0.4409in" svg:y="0.2953in" svg:viewBox="0 0 150 176" svg:d="M139 95c4 0 11 0 11-7s-6-7-11-7c-42 0-84 0-126 0 5-39 38-68 79-68 16 0 31 0 47 0 4 0 11 0 11-6 0-7-6-7-11-7-16 0-32 0-48 0-49 0-91 40-91 88 0 49 42 88 91 88 16 0 32 0 48 0 4 0 11 0 11-7 0-6-6-6-11-6-16 0-31 0-47 0-41 0-74-29-79-68 42 0 84 0 126 0z"><text:p/></draw:path><draw:path draw:style-name="gr3" draw:text-style-name="P5" svg:width="0.072in" svg:height="0.0744in" svg:x="0.5142in" svg:y="0.2835in" svg:viewBox="0 0 184 190" svg:d="M35 16c-3-3-3-4-5-6 11 0 21 0 32 0 30 41 60 82 91 123 0 13 0 25 0 39-40-52-78-104-118-156zM35 32c39 52 78 102 117 154 2 3 4 4 5 4 5 0 5-4 5-9 0-50 0-102 0-152 0-16 3-19 15-19 1 0 7 0 7-5s-5-5-9-5c-13 0-26 0-40 0-5 0-10 0-10 5s6 5 8 5c16 0 18 5 18 20 0 28 0 56 0 84-28-36-54-73-82-110-3-4-3-4-10-4-15 0-31 0-47 0-4 0-9 0-9 5 0 4 5 5 6 5 8 0 13 4 15 8 0 2 0 3 0 6 0 44 0 88 0 132 0 14-2 20-16 20-4 0-8 0-8 4 0 5 4 5 9 5 14 0 28 0 43 0 4 0 9 0 9-5 0-4-5-4-9-4-15 0-17-7-17-20 0-42 0-82 0-124z"><text:p/></draw:path><draw:path draw:style-name="gr3" draw:text-style-name="P5" svg:width="0.063in" svg:height="0.0634in" svg:x="0.5961in" svg:y="0.3213in" svg:viewBox="0 0 161 162" svg:d="M86 87c22 0 45 0 67 0 2 0 8 0 8-6 0-5-6-5-8-5-22 0-45 0-67 0 0-22 0-45 0-67 0-4 0-9-6-9-5 0-5 5-5 9 0 22 0 45 0 67-22 0-45 0-67 0-4 0-8 0-8 5 0 6 4 6 8 6 22 0 45 0 67 0 0 22 0 45 0 67 0 2 0 8 5 8 6 0 6-6 6-8 0-22 0-45 0-67z"><text:p/></draw:path><draw:path draw:style-name="gr3" draw:text-style-name="P5" svg:width="0.0571in" svg:height="0.2724in" svg:x="0.7272in" svg:y="0.0004in" svg:viewBox="0 0 146 693" svg:d="M129 689c1 0 3 3 4 4 3 0 6 0 9 0 1 0 4 0 4-4 0-1-1-2-1-3-14-14-35-35-59-78-42-74-57-168-57-261 0-171 49-271 116-339 1-3 1-3 1-4 0-4-2-4-7-4s-6 0-9 3c-36 32-78 86-105 167-16 51-25 113-25 177 0 92 17 194 77 283 10 15 24 31 24 32 5 4 10 11 13 13 5 6 10 10 15 14z"><text:p/></draw:path><draw:path draw:style-name="gr3" draw:text-style-name="P5" svg:width="0.0642in" svg:height="0.0685in" svg:x="0.7969in" svg:y="0.1071in" svg:viewBox="0 0 164 175" svg:d="M35 139c21-24 32-33 46-44 0-2 24-21 38-36 37-36 45-54 45-56 0-3-3-3-4-3-3 0-4 0-6 3-11 19-20 26-29 26s-14-6-19-13c-8-8-15-16-27-16-29 0-47 35-47 44 0 1 1 3 4 3 4 0 5-1 6-3 8-19 30-19 33-19 8 0 15 4 24 6 15 6 20 6 30 6-15 17-46 44-54 51-12 11-23 21-35 32-26 26-40 48-40 50 0 5 3 3 4 5 4 0 5-1 7-6 9-13 21-24 33-24 9 0 13 3 22 16 7 7 14 14 25 14 39 0 61-50 61-60 0-2-1-4-5-4-3 0-4 2-5 6-9 24-34 31-46 31-8 0-16-2-23-4-14-5-19-7-28-7-3 0-6 0-10 2z"><text:p/></draw:path><draw:path draw:style-name="gr3" draw:text-style-name="P5" svg:width="0.0173in" svg:height="0.0445in" svg:x="0.8803in" svg:y="0.1594in" svg:viewBox="0 0 45 114" svg:d="M45 40c0-26-9-40-24-40-13 0-21 9-21 20s8 21 21 21c4 0 10-3 13-6 1-1 1-1 2-1 0 2 1 0 1 6 0 28-14 51-26 64-4 5-4 6-4 7 0 2 2 3 3 3 4 0 35-29 35-74z"><text:p/></draw:path><draw:path draw:style-name="gr3" draw:text-style-name="P5" svg:width="0.0642in" svg:height="0.0685in" svg:x="0.9417in" svg:y="0.1071in" svg:viewBox="0 0 164 175" svg:d="M35 139c21-24 32-33 46-44 0-2 25-21 38-36 37-36 45-54 45-56 0-3-3-3-4-3-3 0-4 0-6 3-11 19-20 26-29 26s-14-6-19-13c-8-8-15-16-27-16-29 0-47 35-47 44 0 1 0 3 4 3s5-1 6-3c8-19 30-19 33-19 8 0 15 4 24 6 15 6 20 6 30 6-15 17-46 44-54 51-11 11-23 21-34 32-27 26-41 48-41 50 0 5 4 5 6 5s3-1 5-6c9-13 21-24 33-24 9 0 13 3 22 16 7 7 14 14 25 14 39 0 61-50 61-60 0-2-1-4-5-4-3 0-4 2-5 6-9 24-34 31-46 31-8 0-16-2-23-4-14-5-19-7-28-7-3 0-6 0-10 2z"><text:p/></draw:path><draw:path draw:style-name="gr3" draw:text-style-name="P5" svg:width="0.1008in" svg:height="0.1008in" svg:x="1.0551in" svg:y="0.0862in" svg:viewBox="0 0 257 257" svg:d="M136 136c37 0 72 0 108 0 6 0 13 0 13-7 0-8-7-8-13-8-36 0-71 0-108 0 0-36 0-72 0-108 0-5 0-13-7-13-8 0-8 8-8 13 0 36 0 72 0 108-36 0-73 0-109 0-4 0-12 0-12 8 0 7 8 7 12 7 36 0 73 0 109 0 0 36 0 72 0 108 0 6 0 13 8 13 7 0 7-7 7-13 0-36 0-72 0-108z"><text:p/></draw:path><draw:path draw:style-name="gr3" draw:text-style-name="P5" svg:width="0.0469in" svg:height="0.0705in" svg:x="1.2307in" svg:y="0.0445in" svg:viewBox="0 0 120 180" svg:d="M120 131c-3 0-7 0-10 0 0 5-3 22-7 24-2 2-23 2-26 2-16 0-34 0-51 0 29-25 39-33 55-46 20-15 39-32 39-58 0-32-29-53-64-53-33 0-56 24-56 48 0 15 12 16 14 16 7 0 15-5 15-15 0-4-3-14-16-14 8-19 27-25 39-25 27 0 42 21 42 43 0 24-17 43-26 53-22 20-44 42-66 63-2 3-2 4-2 11 37 0 74 0 111 0 3-16 6-33 9-49z"><text:p/></draw:path><draw:path draw:style-name="gr3" draw:text-style-name="P5" svg:width="0.0744in" svg:height="0.0055in" svg:x="1.2169in" svg:y="0.1335in" svg:viewBox="0 0 190 15" svg:d="M96 15c-32 0-64 0-96 0 0-5 0-10 0-15 64 0 127 0 190 0 0 5 0 10 0 15-32 0-62 0-94 0z"><text:p/></draw:path><draw:path draw:style-name="gr3" draw:text-style-name="P5" svg:width="0.065in" svg:height="0.0476in" svg:x="1.2217in" svg:y="0.1807in" svg:viewBox="0 0 166 122" svg:d="M21 102c-1 4-2 8-3 11 0 7 5 9 10 9 4 0 8-3 9-5 2-3 4-11 6-17 1-5 4-18 5-25 3-6 4-11 5-18 3-11 3-13 12-24 7-11 20-25 40-25 16 0 16 14 16 18 0 17-12 47-16 59-3 7-4 10-4 14 0 14 12 23 26 23 27 0 39-37 39-41s-3-3-4-4c-5 0-5 2-6 5-6 21-17 32-28 32-6 0-7-3-7-8 0-7 1-10 6-22 3-9 14-38 14-53 0-26-21-31-35-31-22 0-38 14-45 25-3-18-18-25-29-25-12 0-19 9-22 15-6 10-10 26-10 27 0 3 3 2 4 3 5 0 5-1 7-8 4-16 9-29 20-29 6 0 9 6 9 13 0 5-3 15-5 23-2 7-4 18-5 24-4 11-6 23-9 34z"><text:p/></draw:path><draw:path draw:style-name="gr3" draw:text-style-name="P5" svg:width="0.0575in" svg:height="0.2724in" svg:x="1.3157in" svg:y="0.0004in" svg:viewBox="0 0 147 693" svg:d="M147 347c0-111-26-228-102-315-5-7-20-21-28-30-4-2-5-2-9-2-5 0-8 0-8 4 0 1 1 3 2 4 13 14 34 35 59 77 41 74 57 169 57 262 0 166-46 269-116 339-1 1-2 2-2 3 0 4 3 4 8 4 4 0 5 0 9-3 37-31 78-85 105-167 17-51 25-114 25-176z"><text:p/></draw:path><draw:path draw:style-name="gr3" draw:text-style-name="P5" svg:width="0.1004in" svg:height="0.035in" svg:x="1.4524in" svg:y="0.118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614in" svg:height="0.1287in" svg:x="1.611in" svg:y="0.0575in" svg:viewBox="0 0 157 328" svg:d="M132 8c0-5-3-8-8-8s-6 4-8 12c-5 15-2 2-6 18-4-3-16-9-31-9-22 0-47 12-61 42-16 30-18 66-18 102 0 24 0 93 34 123-9 30-9 31-9 32 0 4 4 8 8 8 6 0 7-4 9-12 5-16 1-3 5-18 9 5 21 8 31 8 44 0 61-37 68-54 10-28 11-60 11-87 0-29 0-94-34-125 4-11 6-21 9-32zM40 270c-14-26-14-73-14-111 0-30 0-57 6-82 8-35 30-47 47-47 8 0 18 2 28 11-22 77-45 152-67 229zM119 56c12 22 12 67 12 103 0 29 0 58-4 84-7 40-28 55-49 55-9 0-17-3-27-11 23-77 45-154 68-231z"><text:p/></draw:path></draw:g></text:p>
        </text:list-item>
        <text:list-item>
          <text:p text:style-name="P65">נוכיח בהכלה דו־כיוונית;</text:p>
          <text:list>
            <text:list-item>
              <text:p text:style-name="P66">נניח <draw:g text:anchor-type="as-char" svg:y="-0.1075in" draw:z-index="303" draw:name="Shape187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נוכיח <draw:g text:anchor-type="as-char" svg:y="-0.1193in" draw:z-index="304" draw:name="Shape188" draw:style-name="gr1"><svg:title>TexMaths</svg:title><svg:desc>11§display§x \in \emptyset§svg§600§FALSE§</svg:desc><draw:path draw:style-name="gr2" draw:text-style-name="P4" svg:width="0.3248in" svg:height="0.1126in" svg:x="0.0039in" svg:y="0.0075in" svg:viewBox="0 0 826 287" svg:d="M0 0c275 0 551 0 826 0 0 96 0 192 0 287-275 0-551 0-826 0 0-95 0-191 0-287z"><text:p/></draw:path><draw:path draw:style-name="gr3" draw:text-style-name="P5" svg:width="0.0752in" svg:height="0.0681in" svg:x="0.0004in" svg:y="0.05in" svg:viewBox="0 0 192 174" svg:d="M118 54c2-10 11-46 38-46 2 0 11 0 19 5-10 2-18 11-18 21 0 7 4 13 15 13 8 0 20-6 20-22 0-19-23-25-36-25-22 0-35 20-40 29-9-26-30-29-41-29-41 0-63 50-63 59 0 4 3 3 4 4 4 0 5-1 6-5 13-40 38-50 52-50 7 0 21 4 21 26 0 12-7 38-21 92-7 24-20 39-37 39-3 0-12 0-19-4 10-2 17-10 17-21 0-10-8-13-14-13-11 0-21 10-21 22 0 16 20 25 36 25 26 0 40-26 41-29 4 15 19 29 42 29 39 0 61-50 61-58 0-5-3-5-4-5-3 0-4 1-5 5-13 40-39 49-51 49-16 0-22-11-22-24 0-9 2-18 7-34 4-18 8-35 13-53z"><text:p/></draw:path><draw:path draw:style-name="gr3" draw:text-style-name="P5" svg:width="0.076in" svg:height="0.0878in" svg:x="0.1378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5" svg:width="0.061in" svg:height="0.1283in" svg:x="0.2756in" svg:y="0in" svg:viewBox="0 0 156 327" svg:d="M132 8c0-5-3-8-8-8-6 0-7 4-10 12-4 16-1 2-4 18-5-2-18-8-32-8-22 0-47 11-62 41-14 32-16 66-16 101 0 24 0 94 33 123-9 30-9 31-9 32 0 5 3 8 8 8 6 0 8-4 10-12 4-15 0-2 4-18 10 6 21 8 32 8 43 0 61-36 67-54 10-27 11-59 11-87 0-27 0-91-34-124 3-11 7-21 10-32zM39 270c-14-27-14-74-14-110 0-31 0-58 6-83 8-35 29-47 47-47 8 0 18 2 28 11-22 76-45 153-67 229zM118 56c12 23 12 67 12 104 0 27 0 56-5 82-6 40-27 55-47 55-9 0-19-3-27-12 22-76 45-153 67-229z"><text:p/></draw:path></draw:g><text:s/>(כלומר, שזה <text:span text:style-name="T10">סתירה</text:span> לפי הגדרת קבוצה ריקה, משמע <draw:g text:anchor-type="as-char" svg:y="-0.0681in" draw:z-index="309" draw:name="Shape189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אינו קיים). מתוך הנתון, יהי <draw:g text:anchor-type="as-char" svg:y="-0.1035in" draw:z-index="305" draw:name="Shape190" draw:style-name="gr1"><svg:title>TexMaths</svg:title><svg:desc>11§display§n \in \N_+§svg§600§FALSE§</svg:desc><draw:path draw:style-name="gr2" draw:text-style-name="P4" svg:width="0.4571in" svg:height="0.1224in" svg:x="0.0039in" svg:y="0.0071in" svg:viewBox="0 0 1162 312" svg:d="M0 0c388 0 774 0 1162 0 0 104 0 208 0 312-388 0-774 0-1162 0 0-104 0-208 0-312z"><text:p/></draw:path><draw:path draw:style-name="gr3" draw:text-style-name="P5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, <draw:g text:anchor-type="as-char" svg:y="-0.1299in" draw:z-index="307" draw:name="Shape191" draw:style-name="gr1"><svg:title>TexMaths</svg:title><svg:desc>11§display§z &lt; x &lt; z+ \tfrac{2}{n}§svg§600§FALSE§</svg:desc><draw:path draw:style-name="gr2" draw:text-style-name="P4" svg:width="0.9102in" svg:height="0.1673in" svg:x="0.0016in" svg:y="0.0071in" svg:viewBox="0 0 2313 426" svg:d="M0 0c771 0 1542 0 2313 0 0 142 0 284 0 426-771 0-1542 0-2313 0 0-142 0-284 0-426z"><text:p/></draw:path><draw:path draw:style-name="gr3" draw:text-style-name="P5" svg:width="0.0642in" svg:height="0.0685in" svg:x="0.0004in" svg:y="0.0634in" svg:viewBox="0 0 164 175" svg:d="M35 139c21-24 32-32 46-44 0-1 23-21 38-36 36-35 45-54 45-56 0-3-3-3-5-3s-3 1-5 4c-12 19-20 25-29 25-10 0-14-6-19-12-8-9-15-17-28-17-29 0-46 35-46 44 0 2 1 4 4 4 4 0 5-2 6-4 6-18 29-19 33-19 7 0 15 4 24 7 15 5 20 5 30 5-15 17-47 44-54 51-12 10-23 21-35 32-27 26-40 48-40 50 0 5 3 3 4 5 4 0 5-1 7-6 9-13 21-24 33-24 9 0 12 4 22 16 7 7 13 14 25 14 38 0 61-50 61-60 0-2-2-4-5-4-4 0-4 2-5 6-9 24-34 32-46 32-9 0-16-3-23-5-14-5-19-6-28-6-1 0-7-1-10 1z"><text:p/></draw:path><draw:path draw:style-name="gr3" draw:text-style-name="P5" svg:width="0.0921in" svg:height="0.0874in" svg:x="0.1264in" svg:y="0.048in" svg:viewBox="0 0 235 223" svg:d="M228 15c5-2 7-4 7-7 0-5-3-8-7-8-1 0-3 0-7 2-71 33-143 67-214 100-5 2-7 5-7 9s2 7 7 9c71 33 143 66 214 100 4 3 6 3 7 3 4 0 7-3 7-7 0-5-2-7-7-9-67-32-136-64-203-96 67-32 136-64 203-96z"><text:p/></draw:path><draw:path draw:style-name="gr3" draw:text-style-name="P5" svg:width="0.0752in" svg:height="0.0685in" svg:x="0.2783in" svg:y="0.0634in" svg:viewBox="0 0 192 175" svg:d="M118 54c3-10 12-45 38-45 2 0 11 0 20 4-11 2-19 12-19 21 0 7 5 13 15 13 8 0 20-6 20-22 0-19-23-25-35-25-23 0-36 20-40 30-10-27-31-30-42-30-41 0-63 50-63 59 0 4 3 3 4 4 4 0 5 0 6-4 13-41 38-50 52-50 7 0 21 3 21 25 0 12-7 38-21 91-7 25-20 41-37 41-2 0-12 0-19-5 9-1 18-10 18-21 0-10-9-14-14-14-12 0-22 10-22 23 0 18 20 26 36 26 26 0 40-28 41-30 4 15 19 30 42 30 39 0 61-51 61-60 0-4-3-4-4-4-3 0-4 2-4 4-14 41-40 51-52 51-16 0-22-12-22-25 0-9 3-18 6-34 5-18 9-36 14-53z"><text:p/></draw:path><draw:path draw:style-name="gr3" draw:text-style-name="P5" svg:width="0.0921in" svg:height="0.0874in" svg:x="0.4161in" svg:y="0.048in" svg:viewBox="0 0 235 223" svg:d="M228 15c5-2 7-4 7-7 0-5-3-8-7-8-1 0-3 0-7 2-71 33-143 67-214 100-5 2-7 5-7 9s2 7 7 9c71 33 143 66 214 100 4 3 6 3 7 3 4 0 7-3 7-7 0-5-2-7-7-9-67-32-136-64-203-96 67-32 136-64 203-96z"><text:p/></draw:path><draw:path draw:style-name="gr3" draw:text-style-name="P5" svg:width="0.0642in" svg:height="0.0685in" svg:x="0.5697in" svg:y="0.0634in" svg:viewBox="0 0 164 175" svg:d="M35 139c21-24 32-32 46-44 0-1 23-21 38-36 36-35 45-54 45-56 0-3-3-3-5-3s-3 1-5 4c-11 19-20 25-29 25-10 0-14-6-19-12-8-9-15-17-27-17-30 0-47 35-47 44 0 2 1 4 4 4 4 0 5-2 6-4 7-18 29-19 33-19 7 0 15 4 24 7 15 5 20 5 30 5-15 17-47 44-54 51-12 10-23 21-35 32-26 26-40 48-40 50 0 5 3 3 4 5 4 0 5-1 7-6 9-13 21-24 33-24 9 0 13 4 22 16 7 7 14 14 25 14 39 0 61-50 61-60 0-2-1-4-5-4-3 0-4 2-5 6-9 24-34 32-46 32-8 0-16-3-23-5-14-5-19-6-28-6-3 0-7-1-10 1z"><text:p/></draw:path><draw:path draw:style-name="gr3" draw:text-style-name="P5" svg:width="0.1004in" svg:height="0.1in" svg:x="0.6831in" svg:y="0.0421in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3" draw:text-style-name="P5" svg:width="0.0465in" svg:height="0.0701in" svg:x="0.8591in" svg:y="0in" svg:viewBox="0 0 119 179" svg:d="M119 130c-4 0-6 0-9 0-1 6-3 22-7 25-2 1-23 1-27 1-17 0-33 0-50 0 29-25 38-33 54-45 20-16 39-33 39-58 0-33-29-53-63-53s-56 23-56 48c0 14 11 16 14 16 7 0 15-6 15-14 0-6-3-15-17-15 9-20 28-25 40-25 27 0 40 21 40 43 0 23-16 42-25 52-22 20-43 41-65 63-2 2-2 4-2 11 37 0 74 0 111 0 2-16 6-33 8-49z"><text:p/></draw:path><draw:path draw:style-name="gr3" draw:text-style-name="P5" svg:width="0.0748in" svg:height="0.0055in" svg:x="0.8449in" svg:y="0.0894in" svg:viewBox="0 0 191 15" svg:d="M0 0c64 0 128 0 191 0 0 6 0 10 0 15-63 0-127 0-191 0 0-5 0-9 0-15z"><text:p/></draw:path><draw:path draw:style-name="gr3" draw:text-style-name="P5" svg:width="0.0646in" svg:height="0.0476in" svg:x="0.85in" svg:y="0.135in" svg:viewBox="0 0 165 122" svg:d="M20 102c-1 4-2 10-2 11 0 7 4 9 8 9 6 0 10-3 11-5 1-4 4-11 5-18 2-4 4-18 6-24 1-6 4-11 5-18 3-11 3-13 11-24 7-11 21-25 40-25 16 0 17 14 17 18 0 17-12 47-17 59-3 7-4 10-4 14 0 14 12 23 26 23 27 0 39-37 39-42 0-3-3-3-4-3-4 0-4 2-5 4-6 22-19 33-30 33-5 0-6-3-6-8 0-7 2-10 6-22 4-9 15-38 15-53 0-25-21-31-35-31-22 0-38 14-46 25-2-18-18-25-29-25s-18 9-21 15c-7 10-10 26-10 27 0 3 3 3 4 3 5 0 5-1 7-8 3-16 9-29 19-29 7 0 10 6 10 13 0 5-4 15-5 23-2 7-5 18-6 24-4 11-6 22-9 34z"><text:p/></draw:path></draw:g>. נניח בשלילה שזה נכון (כלומר, <draw:g text:anchor-type="as-char" svg:y="-0.0681in" draw:z-index="308" draw:name="Shape192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קיים) ונוכיח שהוא לא קיים:</text:p>
              <text:p text:style-name="P66"><text:span text:style-name="T31">נעביר אגפים. נקבל </text:span><text:span text:style-name="T31"><draw:g text:anchor-type="as-char" svg:y="-0.0953in" draw:z-index="311" draw:name="Shape193" draw:style-name="gr1"><svg:title>TexMaths</svg:title><svg:desc>11§display§x - z &gt; 0§svg§600§FALSE§</svg:desc><draw:path draw:style-name="gr2" draw:text-style-name="P4" svg:width="0.6067in" svg:height="0.0909in" svg:x="0.0039in" svg:y="0.0071in" svg:viewBox="0 0 1542 232" svg:d="M771 232c-257 0-514 0-771 0 0-77 0-155 0-232 514 0 1029 0 1542 0 0 77 0 155 0 232-257 0-514 0-771 0z"><text:p/></draw:path><draw:path draw:style-name="gr3" draw:text-style-name="P5" svg:width="0.0756in" svg:height="0.0681in" svg:x="0.0004in" svg:y="0.0335in" svg:viewBox="0 0 193 174" svg:d="M119 54c2-10 11-46 37-46 2 0 11 0 20 5-11 2-19 12-19 21 0 7 5 13 15 13 8 0 21-6 21-22 0-20-22-25-36-25-23 0-36 20-40 29-10-26-31-29-42-29-41 0-63 49-63 59 0 4 5 4 6 4 2 0 3 0 4-5 13-40 39-50 52-50 7 0 21 4 21 26 0 12-7 37-21 91-6 25-20 40-37 40-2 0-11 0-19-5 10-2 18-9 18-20 0-10-8-14-14-14-12 0-22 10-22 22 0 18 20 26 36 26 27 0 40-27 41-29 6 13 19 29 42 29 39 0 61-50 61-59 0-4-3-4-4-4-3 0-4 2-4 4-14 40-40 50-52 50-15 0-21-12-21-24 0-9 2-18 7-34 4-18 8-36 13-53z"><text:p/></draw:path><draw:path draw:style-name="gr3" draw:text-style-name="P5" svg:width="0.0929in" svg:height="0.0055in" svg:x="0.1295in" svg:y="0.0594in" svg:viewBox="0 0 237 15" svg:d="M222 15c7 0 15 0 15-7 0-8-8-8-15-8-69 0-139 0-209 0-6 0-13 0-13 8 0 7 7 7 13 7 70 0 140 0 209 0z"><text:p/></draw:path><draw:path draw:style-name="gr3" draw:text-style-name="P5" svg:width="0.0642in" svg:height="0.0681in" svg:x="0.2756in" svg:y="0.0335in" svg:viewBox="0 0 164 174" svg:d="M35 139c21-24 32-32 46-44 0-2 24-21 38-36 36-35 45-54 45-56 0-3-3-3-4-3-3 0-4 0-6 4-11 18-20 25-29 25s-14-6-19-13c-8-8-15-16-27-16-29 0-47 35-47 44 0 1 1 4 4 4 4 0 5-2 6-4 8-18 30-19 33-19 8 0 15 4 24 7 15 5 20 5 30 5-15 17-46 44-54 51-12 10-23 21-35 32-26 26-40 47-40 49 0 5 4 5 6 5s3-1 5-6c9-13 21-23 33-23 9 0 13 4 22 15 7 7 14 14 25 14 39 0 61-49 61-59 0-2-1-4-5-4-3 0-4 2-5 6-9 24-34 31-46 31-8 0-16-2-23-4-14-5-19-7-28-7-3 0-6 0-10 2z"><text:p/></draw:path><draw:path draw:style-name="gr3" draw:text-style-name="P5" svg:width="0.0921in" svg:height="0.0874in" svg:x="0.4012in" svg:y="0.0189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5547in" svg:y="0in" svg:viewBox="0 0 163 264" svg:d="M163 134c0-32-2-63-16-91-17-36-49-43-66-43-23 0-51 10-67 46-12 27-14 56-14 88 0 28 1 62 18 92 16 30 44 38 63 38 21 0 50-8 68-44 12-26 14-57 14-86zM81 256c-15 0-38-10-45-47-4-23-4-58-4-80 0-24 0-50 3-71 8-46 37-49 46-49 13 0 38 6 46 45 4 22 4 51 4 75 0 28 0 54-4 79-7 36-29 48-46 48z"><text:p/></draw:path></draw:g></text:span><text:span text:style-name="T31">. נסיק, שלפי תכונת ארכימדס, קיים מספר טבעי </text:span><text:span text:style-name="T31"><draw:g text:anchor-type="as-char" svg:y="-0.0661in" draw:z-index="310" draw:name="Shape194" draw:style-name="gr1"><svg:title>TexMaths</svg:title><svg:desc>11§display§m_1§svg§600§FALSE§</svg:desc><draw:path draw:style-name="gr2" draw:text-style-name="P4" svg:width="0.1669in" svg:height="0.074in" svg:x="0.0039in" svg:y="0.0071in" svg:viewBox="0 0 425 189" svg:d="M213 189c-71 0-142 0-213 0 0-63 0-126 0-189 142 0 283 0 425 0 0 63 0 126 0 189-70 0-142 0-212 0z"><text:p/></draw:path><draw:path draw:style-name="gr3" draw:text-style-name="P5" svg:width="0.1232in" svg:height="0.0681in" svg:x="0.0004in" svg:y="0in" svg:viewBox="0 0 314 174" svg:d="M23 148c-1 5-3 14-3 16 0 7 5 10 11 10 4 0 12-3 14-11 2-9 6-19 8-28 2-12 5-23 7-34 3-8 6-17 7-26 2-7 5-18 5-19 6-12 27-47 63-47 18 0 21 14 21 26 0 10-3 21-6 33-4 15-7 29-11 44-3 10-5 19-7 29-2 8-6 21-6 23 0 7 6 10 11 10 12 0 15-10 18-22 5-22 20-77 23-91 1-6 22-52 64-52 15 0 19 13 19 26 0 22-15 66-23 87-3 8-4 13-4 20 0 19 13 32 30 32 36 0 50-55 50-58 0-4-3-4-4-4-4 0-4 2-6 7-5 19-18 46-39 46-7 0-9-3-9-12 0-10 3-18 6-26 8-20 24-63 24-85 0-25-16-42-43-42-29 0-49 18-63 37 0-4-1-17-12-27-10-8-22-10-32-10-35 0-54 25-60 34-1-22-18-34-35-34-18 0-26 15-29 22-7 13-12 36-12 38 0 4 4 4 5 4 4 0 4-1 7-9 6-27 13-46 28-46 6 0 12 3 12 17 0 8-1 13-7 34-8 29-14 59-22 88z"><text:p/></draw:path><draw:path draw:style-name="gr3" draw:text-style-name="P5" svg:width="0.0382in" svg:height="0.0701in" svg:x="0.1406in" svg:y="0.0189in" svg:viewBox="0 0 98 179" svg:d="M60 8c0-8-1-8-7-8-18 17-42 18-53 18 0 3 0 5 0 8 5 0 24 0 38-7 0 46 0 92 0 138 0 8 0 12-26 12-3 0-8 0-11 0 0 3 0 6 0 10 6 0 39-1 48-1s42 1 49 1c0-4 0-7 0-10-5 0-8 0-11 0-27 0-27-4-27-12 0-50 0-100 0-149z"><text:p/></draw:path></draw:g></text:span><text:span text:style-name="T31"><text:s/>כך ש־</text:span><text:span text:style-name="T31"><draw:g text:anchor-type="as-char" svg:y="-0.1299in" draw:z-index="312" draw:name="Shape195" draw:style-name="gr1"><svg:title>TexMaths</svg:title><svg:desc>11§display§\tfrac{1}{m_1} &lt; x - z§svg§600§FALSE§</svg:desc><draw:path draw:style-name="gr2" draw:text-style-name="P4" svg:width="0.7161in" svg:height="0.1815in" svg:x="0.0079in" svg:y="0.0071in" svg:viewBox="0 0 1820 462" svg:d="M0 0c606 0 1214 0 1820 0 0 154 0 308 0 462-606 0-1214 0-1820 0 0-154 0-308 0-462z"><text:p/></draw:path><draw:path draw:style-name="gr3" draw:text-style-name="P5" svg:width="0.0382in" svg:height="0.0701in" svg:x="0.065in" svg:y="0in" svg:viewBox="0 0 98 179" svg:d="M62 8c0-8-1-8-9-8-18 17-42 18-53 18 0 3 0 6 0 10 7 0 24 0 40-8 0 46 0 91 0 137 0 9 0 12-28 12-3 0-6 0-10 0 0 4 0 7 0 10 5 0 38-1 48-1 8 0 42 1 48 1 0-3 0-6 0-10-3 0-7 0-10 0-26 0-26-3-26-12 0-50 0-100 0-149z"><text:p/></draw:path><draw:path draw:style-name="gr3" draw:text-style-name="P5" svg:width="0.1669in" svg:height="0.0055in" svg:x="0in" svg:y="0.0894in" svg:viewBox="0 0 425 15" svg:d="M0 0c142 0 283 0 425 0 0 6 0 10 0 15-142 0-283 0-425 0 0-5 0-9 0-15z"><text:p/></draw:path><draw:path draw:style-name="gr3" draw:text-style-name="P5" svg:width="0.0972in" svg:height="0.0472in" svg:x="0.0051in" svg:y="0.1358in" svg:viewBox="0 0 248 121" svg:d="M105 97c-3 5-5 14-5 16 0 6 6 8 10 8s9-3 10-5c1-3 3-11 5-17 2-5 5-18 6-24 2-7 3-12 4-19 4-11 4-12 9-20 9-13 22-28 43-28 15 0 17 12 17 18 0 16-13 47-17 58-3 7-3 10-3 14 0 14 11 23 25 23 26 0 39-36 39-41 0-3-4-3-5-3-3 0-3 1-4 4-7 21-19 33-29 33-6 0-8-4-8-9 0-7 3-10 7-22 3-9 14-38 14-52 0-5 0-17-10-24-4-4-12-7-25-7-24 0-38 15-47 26-2-22-22-26-35-26-23 0-38 13-47 24-2-18-17-24-28-24-12 0-18 8-22 14-6 10-9 26-9 27 0 3 3 3 4 3 4 0 4 0 6-8 4-15 10-28 20-28 6 0 9 5 9 13 0 4-4 14-5 22-2 8-4 19-5 24-4 11-6 22-9 34-1 5-2 11-2 12 0 6 4 8 8 8 5 0 8-3 10-5 1-3 5-11 6-17 1-5 4-18 5-24 3-7 4-12 6-19 2-11 3-13 11-24s20-24 41-24c15 0 15 13 15 18 0 7-1 10-4 26-4 15-8 29-11 45z"><text:p/></draw:path><draw:path draw:style-name="gr3" draw:text-style-name="P5" svg:width="0.0311in" svg:height="0.0504in" svg:x="0.1185in" svg:y="0.1469in" svg:viewBox="0 0 80 129" svg:d="M50 6c0-6 0-6-7-6-14 12-35 12-40 12-1 0-2 0-3 0 0 3 0 6 0 9 1 0 2 0 3 0 5 0 18 0 29-6 0 32 0 65 0 97 0 6 0 8-21 8-3 0-5 0-9 0 0 2 0 5 0 9 10-1 28-1 39-1s28 0 39 1c0-4 0-7 0-9-3 0-6 0-10 0-20 0-20-2-20-8 0-35 0-71 0-106z"><text:p/></draw:path><draw:path draw:style-name="gr3" draw:text-style-name="P5" svg:width="0.0929in" svg:height="0.0874in" svg:x="0.2406in" svg:y="0.048in" svg:viewBox="0 0 237 223" svg:d="M229 15c4-2 8-3 8-7 0-5-4-8-8-8-1 0-2 0-7 2-71 34-143 67-214 101-5 2-8 3-8 8s3 7 8 9c71 33 143 67 214 101 5 2 6 2 7 2 4 0 8-3 8-7 0-5-4-7-8-9-67-32-135-64-203-96 68-32 136-64 203-96z"><text:p/></draw:path><draw:path draw:style-name="gr3" draw:text-style-name="P5" svg:width="0.0756in" svg:height="0.0685in" svg:x="0.3925in" svg:y="0.0634in" svg:viewBox="0 0 193 175" svg:d="M118 54c2-10 11-45 38-45 2 0 11 0 20 4-11 2-19 12-19 21 0 7 5 14 15 14 8 0 21-7 21-23 0-19-24-25-37-25-22 0-35 21-40 30-9-26-30-30-42-30-40 0-62 50-62 59 0 5 3 5 5 5 3 0 4-1 5-5 13-40 39-50 52-50 6 0 21 3 21 25 0 12-7 39-21 93-7 23-20 39-38 39-2 0-11 0-18-4 10-2 17-11 17-21 0-11-7-14-14-14-11 0-21 11-21 23 0 17 20 25 36 25 26 0 40-28 41-30 4 15 19 30 42 30 39 0 61-50 61-59 0-5-3-5-4-5-3 0-4 2-5 5-13 41-39 50-51 50-15 0-22-12-22-25 0-9 2-17 7-34 4-18 8-35 13-53z"><text:p/></draw:path><draw:path draw:style-name="gr3" draw:text-style-name="P5" svg:width="0.0921in" svg:height="0.0055in" svg:x="0.5217in" svg:y="0.0894in" svg:viewBox="0 0 235 15" svg:d="M222 15c7 0 13 0 13-7 0-8-6-8-13-8-69 0-139 0-209 0-6 0-13 0-13 8 0 7 7 7 13 7 70 0 140 0 209 0z"><text:p/></draw:path><draw:path draw:style-name="gr3" draw:text-style-name="P5" svg:width="0.0642in" svg:height="0.0685in" svg:x="0.6673in" svg:y="0.0634in" svg:viewBox="0 0 164 175" svg:d="M35 139c21-22 32-32 45-44 14-12 25-21 39-36 36-35 45-53 45-55 0-4-3-4-4-4-3 0-4 1-6 4-12 19-20 25-29 25s-14-6-19-12c-8-9-15-17-28-17-28 0-46 36-46 44 0 2 1 4 4 4 4 0 5-2 6-4 6-18 30-18 33-18 8 0 15 3 24 6 15 5 20 5 30 5-15 17-46 44-54 51-12 10-23 21-35 32-27 26-40 48-40 51 0 4 3 2 4 4 4 0 5-1 7-6 9-13 21-23 33-23 9 0 12 4 22 15 7 7 13 14 25 14 38 0 61-50 61-59 0-3-2-5-5-5-4 0-4 2-5 6-9 25-34 32-47 32-8 0-15-3-22-5-14-5-19-6-28-6-1 0-6 0-10 1z"><text:p/></draw:path></draw:g></text:span><text:span text:style-name="T31">. נעביר אגפים ונקבל </text:span><text:span text:style-name="T31"><draw:g text:anchor-type="as-char" svg:y="-0.1299in" draw:z-index="314" draw:name="Shape196" draw:style-name="gr1"><svg:title>TexMaths</svg:title><svg:desc>11§display§z + \tfrac{1}{m_1} &lt; x§svg§600§FALSE§</svg:desc><draw:path draw:style-name="gr2" draw:text-style-name="P4" svg:width="0.7343in" svg:height="0.1815in" svg:x="0.0016in" svg:y="0.0071in" svg:viewBox="0 0 1866 462" svg:d="M0 0c622 0 1244 0 1866 0 0 154 0 308 0 462-622 0-1244 0-1866 0 0-154 0-308 0-462z"><text:p/></draw:path><draw:path draw:style-name="gr3" draw:text-style-name="P5" svg:width="0.0642in" svg:height="0.0685in" svg:x="0.0004in" svg:y="0.0634in" svg:viewBox="0 0 164 175" svg:d="M35 139c21-22 32-32 46-44 13-12 24-21 38-36 36-35 45-53 45-55 0-4-3-4-4-4-3 0-4 1-6 4-12 19-20 25-29 25s-14-6-19-12c-8-9-15-17-28-17-28 0-46 36-46 44 0 2 1 4 4 4 4 0 5-2 6-4 6-18 30-18 33-18 8 0 15 3 24 6 15 5 20 5 30 5-15 17-46 44-54 51-12 10-23 21-35 32-27 26-40 48-40 51 0 4 3 2 4 4 4 0 5-1 7-6 9-13 21-23 33-23 9 0 12 4 22 15 7 7 13 14 25 14 38 0 61-50 61-59 0-3-2-5-4-5-5 0-5 2-6 6-9 25-34 32-46 32-9 0-16-3-23-5-14-5-19-6-28-6-1 0-6 0-10 1z"><text:p/></draw:path><draw:path draw:style-name="gr3" draw:text-style-name="P5" svg:width="0.1012in" svg:height="0.1in" svg:x="0.1134in" svg:y="0.0421in" svg:viewBox="0 0 258 255" svg:d="M137 135c36 0 71 0 107 0 6 0 14 0 14-7 0-8-8-8-14-8-36 0-71 0-107 0 0-36 0-72 0-108 0-5 0-12-8-12s-8 7-8 12c0 36 0 72 0 108-36 0-71 0-108 0-5 0-13 0-13 8 0 7 8 7 13 7 37 0 72 0 108 0 0 37 0 73 0 109 0 5 0 11 8 11s8-6 8-11c0-36 0-72 0-109z"><text:p/></draw:path><draw:path draw:style-name="gr3" draw:text-style-name="P5" svg:width="0.0386in" svg:height="0.0701in" svg:x="0.3406in" svg:y="0in" svg:viewBox="0 0 99 179" svg:d="M62 8c0-8-1-8-9-8-17 17-42 18-53 18 0 3 0 6 0 10 7 0 24 0 40-8 0 46 0 91 0 137 0 9 0 12-28 12-3 0-6 0-10 0 0 4 0 7 0 10 5 0 39-1 49-1 7 0 41 1 48 1 0-3 0-6 0-10-3 0-8 0-11 0-26 0-26-3-26-12 0-50 0-100 0-149z"><text:p/></draw:path><draw:path draw:style-name="gr3" draw:text-style-name="P5" svg:width="0.1669in" svg:height="0.0055in" svg:x="0.2756in" svg:y="0.0894in" svg:viewBox="0 0 425 15" svg:d="M0 0c142 0 283 0 425 0 0 6 0 10 0 15-142 0-283 0-425 0 0-5 0-9 0-15z"><text:p/></draw:path><draw:path draw:style-name="gr3" draw:text-style-name="P5" svg:width="0.0972in" svg:height="0.0472in" svg:x="0.2807in" svg:y="0.1358in" svg:viewBox="0 0 248 121" svg:d="M105 97c-2 5-5 14-5 16 0 6 6 8 10 8s8-3 10-5c1-3 4-11 5-17 2-5 5-18 6-24 2-7 3-12 4-19 4-11 4-12 9-20 9-13 22-28 43-28 16 0 17 12 17 18 0 16-12 47-17 58-2 7-3 10-3 14 0 14 11 23 25 23 28 0 39-36 39-41 0-3-4-3-5-3-3 0-3 1-4 4-7 21-18 33-29 33-5 0-6-4-6-9 0-7 1-10 5-22 3-9 14-38 14-52 0-5 0-17-9-24-5-4-13-7-26-7-24 0-38 15-47 26-2-22-22-26-35-26-23 0-38 13-47 24-1-18-17-24-28-24-12 0-18 8-21 14-7 10-10 26-10 27 0 3 3 3 4 3 4 0 5 0 6-8 4-15 10-28 20-28 7 0 9 5 9 13 0 4-4 14-5 22-2 8-4 19-5 24-4 11-6 22-9 34-1 5-2 11-2 12 0 6 4 8 8 8 6 0 9-3 11-5 2-3 4-11 5-17 1-5 4-18 5-24 3-7 4-12 6-19 2-11 3-13 11-24s20-24 41-24c15 0 15 13 15 18 0 7 0 10-4 26-4 15-8 29-11 45z"><text:p/></draw:path><draw:path draw:style-name="gr3" draw:text-style-name="P5" svg:width="0.0307in" svg:height="0.0504in" svg:x="0.3945in" svg:y="0.1469in" svg:viewBox="0 0 79 129" svg:d="M48 6c0-6 0-6-6-6-13 12-35 12-39 12-1 0-2 0-3 0 0 3 0 6 0 9 1 0 2 0 3 0 5 0 17 0 28-6 0 32 0 65 0 97 0 6 0 8-20 8-3 0-7 0-10 0 0 2 0 5 0 9 10-1 28-1 39-1s28 0 39 1c0-4 0-7 0-9-3 0-6 0-10 0-21 0-21-2-21-8 0-35 0-71 0-106z"><text:p/></draw:path><draw:path draw:style-name="gr3" draw:text-style-name="P5" svg:width="0.0929in" svg:height="0.0874in" svg:x="0.5157in" svg:y="0.048in" svg:viewBox="0 0 237 223" svg:d="M229 15c4-2 8-3 8-7 0-5-4-8-8-8-1 0-2 0-7 2-71 34-143 67-214 101-5 2-8 3-8 8s3 7 8 9c71 33 143 67 214 101 5 2 6 2 7 2 4 0 8-3 8-7 0-5-4-7-8-9-67-32-135-64-203-96 68-32 136-64 203-96z"><text:p/></draw:path><draw:path draw:style-name="gr3" draw:text-style-name="P5" svg:width="0.0756in" svg:height="0.0685in" svg:x="0.6685in" svg:y="0.0634in" svg:viewBox="0 0 193 175" svg:d="M118 54c2-10 11-45 38-45 3 0 11 0 20 4-11 2-19 12-19 21 0 7 5 14 15 14 9 0 21-7 21-23 0-19-23-25-37-25-22 0-35 21-40 30-9-26-30-30-41-30-41 0-63 50-63 59 0 5 3 5 5 5 3 0 4-1 5-5 13-40 39-50 52-50 6 0 21 3 21 25 0 12-7 39-21 93-7 23-20 39-38 39-2 0-11 0-18-4 10-2 17-11 17-21 0-11-7-14-14-14-11 0-21 11-21 23 0 17 20 25 36 25 26 0 40-28 41-30 4 15 19 30 42 30 40 0 62-50 62-59 0-5-4-5-5-5-3 0-4 2-5 5-12 41-39 50-51 50-15 0-22-12-22-25 0-9 2-17 7-34 4-18 8-35 13-53z"><text:p/></draw:path></draw:g></text:span><text:span text:style-name="T31">. נסמן </text:span><text:span text:style-name="T31"><draw:g text:anchor-type="as-char" svg:y="-0.1008in" draw:z-index="313" draw:name="Shape197" draw:style-name="gr1"><svg:title>TexMaths</svg:title><svg:desc>11§display§m_2 = 2m_1§svg§600§FALSE§</svg:desc><draw:path draw:style-name="gr2" draw:text-style-name="P4" svg:width="0.6492in" svg:height="0.1083in" svg:x="0.0035in" svg:y="0.0071in" svg:viewBox="0 0 1650 276" svg:d="M0 0c550 0 1099 0 1650 0 0 92 0 185 0 276-551 0-1100 0-1650 0 0-91 0-184 0-276z"><text:p/></draw:path><draw:path draw:style-name="gr3" draw:text-style-name="P5" svg:width="0.1244in" svg:height="0.0685in" svg:x="0in" svg:y="0.0335in" svg:viewBox="0 0 317 175" svg:d="M23 148c-1 6-3 14-3 17 0 6 5 10 11 10 4 0 11-4 14-11 2-9 6-19 8-28 2-12 5-23 8-35 2-9 5-17 6-26 2-6 6-19 6-20 5-12 26-47 62-47 18 0 21 14 21 27 0 10-2 20-5 32-4 16-8 30-11 46-2 10-6 18-8 28-1 8-5 21-5 24 0 6 5 10 12 10 12 0 14-9 16-23 6-21 20-77 24-92 1-6 21-52 63-52 18 0 21 13 21 27 0 22-15 67-23 87-3 9-6 14-6 22 0 17 14 31 32 31 37 0 51-57 51-60s-3-3-4-3c-5 0-5 1-7 6-6 21-18 49-39 49-6 0-9-5-9-13 0-10 3-19 7-28 7-20 23-63 23-85 0-26-14-41-44-41-28 0-49 17-64 38 0-6-1-19-12-28-10-9-22-10-32-10-34 0-53 24-60 33-1-22-18-33-35-33-18 0-26 14-29 21-6 14-12 36-12 38 0 4 3 3 4 4 5 0 5 0 7-9 7-27 14-46 29-46 6 0 12 3 12 17 0 9-1 14-7 34-8 29-14 59-22 89z"><text:p/></draw:path><draw:path draw:style-name="gr3" draw:text-style-name="P5" svg:width="0.0469in" svg:height="0.0705in" svg:x="0.1362in" svg:y="0.0535in" svg:viewBox="0 0 120 180" svg:d="M120 130c-3 0-7 0-10 0 0 7-3 22-7 26-2 1-23 1-26 1-16 0-34 0-51 0 29-26 39-33 55-45 20-17 39-34 39-59 0-33-29-53-64-53-33 0-56 23-56 49 0 14 12 15 14 15 7 0 15-4 15-14 0-6-3-15-16-15 8-20 27-25 39-25 27 0 42 21 42 43 0 23-17 42-26 52-22 21-44 43-66 64-2 3-2 3-2 11 37 0 74 0 111 0 3-16 6-33 9-50z"><text:p/></draw:path><draw:path draw:style-name="gr3" draw:text-style-name="P5" svg:width="0.1012in" svg:height="0.0354in" svg:x="0.2484in" svg:y="0.0453in" svg:viewBox="0 0 258 91" svg:d="M244 15c6 0 14 0 14-7 0-8-8-8-14-8-77 0-154 0-231 0-5 0-13 0-13 8 0 7 8 7 13 7 77 0 154 0 231 0zM244 91c6 0 14 0 14-8s-8-8-14-8c-77 0-154 0-231 0-5 0-13 0-13 8s8 8 13 8c77 0 154 0 231 0z"><text:p/></draw:path><draw:path draw:style-name="gr3" draw:text-style-name="P5" svg:width="0.0602in" svg:height="0.1008in" svg:x="0.4083in" svg:y="0in" svg:viewBox="0 0 154 257" svg:d="M30 228c13-14 27-27 40-40 61-53 84-74 84-113 0-44-34-75-81-75-44 0-73 35-73 70 0 22 20 22 21 22 7 0 20-5 20-21 0-10-7-20-21-20-2 0-3 0-5 1 9-25 30-40 52-40 35 0 52 31 52 63 0 31-19 62-41 85-24 28-49 55-74 83-4 5-4 6-4 14 47 0 96 0 143 0 3-22 8-45 11-67-3 0-7 0-10 0-1 12-4 29-8 35-3 3-28 3-37 3-23 0-46 0-69 0z"><text:p/></draw:path><draw:path draw:style-name="gr3" draw:text-style-name="P5" svg:width="0.1244in" svg:height="0.0685in" svg:x="0.4811in" svg:y="0.0335in" svg:viewBox="0 0 317 175" svg:d="M23 148c-1 6-3 14-3 17 0 6 5 10 11 10 4 0 12-4 14-11 2-9 6-19 8-28 3-12 5-23 9-35 2-9 4-17 6-26 1-6 5-19 5-20 5-12 26-47 62-47 18 0 21 14 21 27 0 10-2 20-5 32-4 16-8 30-11 46-2 10-6 18-8 28-1 8-4 21-4 24 0 6 5 10 11 10 12 0 14-9 17-23 6-21 20-77 23-92 1-6 21-52 64-52 17 0 21 13 21 27 0 22-16 67-24 87-3 9-6 14-6 22 0 17 15 31 32 31 37 0 51-57 51-60s-3-3-4-3c-5 0-5 1-6 6-7 21-19 49-40 49-6 0-9-5-9-13 0-10 4-19 7-28 7-20 23-63 23-85 0-26-14-41-44-41-28 0-49 17-64 38 0-6-1-19-12-28-10-9-22-10-32-10-34 0-52 24-59 33-2-22-19-33-36-33-18 0-26 14-29 21-6 14-12 36-12 38 0 4 4 4 6 4 3 0 3 0 6-9 7-27 14-46 28-46 6 0 12 3 12 17 0 9-1 14-7 34-8 29-14 59-22 89z"><text:p/></draw:path><draw:path draw:style-name="gr3" draw:text-style-name="P5" svg:width="0.0386in" svg:height="0.0705in" svg:x="0.6217in" svg:y="0.0535in" svg:viewBox="0 0 99 180" svg:d="M62 8c0-8 0-8-8-8-18 18-42 18-54 18 0 3 0 6 0 10 7 0 25 0 40-8 0 46 0 92 0 138 0 9 0 12-27 12-3 0-7 0-11 0 0 3 0 7 0 10 6 0 39-1 49-1 8 0 43 1 48 1 0-3 0-7 0-10-3 0-7 0-10 0-27 0-27-3-27-12 0-50 0-101 0-150z"><text:p/></draw:path></draw:g></text:span><text:span text:style-name="T31">. ידוע </text:span><text:span text:style-name="T31"><draw:g text:anchor-type="as-char" svg:y="-0.1035in" draw:z-index="316" draw:name="Shape198" draw:style-name="gr1"><svg:title>TexMaths</svg:title><svg:desc>11§display§m_2 \in \N_+§svg§600§FALSE§</svg:desc><draw:path draw:style-name="gr2" draw:text-style-name="P4" svg:width="0.5673in" svg:height="0.1224in" svg:x="0.0039in" svg:y="0.0071in" svg:viewBox="0 0 1442 312" svg:d="M0 0c481 0 961 0 1442 0 0 104 0 208 0 312-481 0-961 0-1442 0 0-104 0-208 0-312z"><text:p/></draw:path><draw:path draw:style-name="gr3" draw:text-style-name="P5" svg:width="0.1244in" svg:height="0.0681in" svg:x="0.0004in" svg:y="0.0362in" svg:viewBox="0 0 317 174" svg:d="M23 147c-1 6-3 15-3 17 0 6 5 10 11 10 4 0 11-2 14-10 0-1 5-19 8-29 2-12 5-24 8-35 2-8 5-16 6-25 2-7 6-18 6-20 5-11 26-46 62-46 18 0 21 14 21 26 0 10-2 21-5 32-4 14-8 30-11 45-2 9-6 19-8 29-1 7-5 21-5 23 0 6 5 10 12 10 11 0 14-9 16-21 6-22 20-78 23-94 2-4 22-50 64-50 17 0 21 13 21 26 0 22-15 66-23 87-5 9-6 13-6 21 0 18 14 31 32 31 37 0 51-56 51-59 0-4-3-4-4-4-5 0-5 1-7 7-6 21-18 48-39 48-6 0-10-4-10-13 0-10 4-19 7-28 8-19 24-62 24-84 0-25-16-41-45-41-30 0-48 16-63 37 0-5-1-18-12-27-10-8-22-10-32-10-34 0-53 24-60 33-1-21-18-33-35-33-18 0-26 15-29 22-6 13-12 36-12 37 0 4 3 3 4 4 5 0 5 0 7-9 7-28 14-45 29-45 6 0 12 3 12 17 0 8-1 12-7 32-8 30-14 60-22 89z"><text:p/></draw:path><draw:path draw:style-name="gr3" draw:text-style-name="P5" svg:width="0.0469in" svg:height="0.0693in" svg:x="0.1366in" svg:y="0.0563in" svg:viewBox="0 0 120 177" svg:d="M120 130c-3 0-7 0-10 0-1 5-3 21-7 24-2 1-23 1-27 1-17 0-33 0-50 0 29-24 39-32 54-45 21-15 40-32 40-58 0-32-30-52-64-52-33 0-56 23-56 47 0 15 11 16 14 16 7 0 15-5 15-15 0-4-3-14-17-14 9-19 28-25 40-25 27 0 42 21 42 43 0 24-18 41-26 51-22 21-44 43-66 65-2 2-2 2-2 9 37 0 74 0 111 0 3-15 6-32 9-47z"><text:p/></draw:path><draw:path draw:style-name="gr3" draw:text-style-name="P5" svg:width="0.0756in" svg:height="0.087in" svg:x="0.2531in" svg:y="0.0217in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3" draw:text-style-name="P5" svg:width="0.1028in" svg:height="0.1055in" svg:x="0.3874in" svg:y="0in" svg:viewBox="0 0 262 269" svg:d="M34 34c0 63 0 125 0 187 0 21-3 27-23 27-4 0-11 2-11 7 0 8 7 8 13 8 20 0 40 0 60 0 7 0 13 0 13-8 0-5-7-7-12-7-21 0-24-7-24-28 0-58 0-117 0-175 56 73 111 146 167 219 3 4 5 5 7 5 7 0 7-5 7-12 0-72 0-144 0-216 0-22 4-27 22-28 2 0 9 0 9-6 0-7-7-7-13-7-19 0-38 0-56 0-7 0-14 0-14 7 0 6 7 6 11 6 22 1 26 9 26 29 0 39 0 80 0 121-39-53-78-105-117-158-4-5-5-5-14-5-22 0-45 0-67 0-8 0-14 0-14 7 0 6 6 6 9 6 10 1 18 8 21 12 0 4 0 5 0 9zM218 243c-56-73-112-146-168-220-4-5-4-5-8-10 15 0 31 0 46 0 43 58 87 117 130 174 0 19 0 37 0 56z"><text:p/></draw:path><draw:path draw:style-name="gr3" draw:text-style-name="P5" svg:width="0.078in" svg:height="0.0772in" svg:x="0.500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31">, כי כפל טבעיים טבעי גם הוא. נרחיב את השבר ונקבל </text:span><text:span text:style-name="T31"><draw:g text:anchor-type="as-char" svg:y="-0.1299in" draw:z-index="315" draw:name="Shape199" draw:style-name="gr1"><svg:title>TexMaths</svg:title><svg:desc>11§display§z + \tfrac{2}{m_2} &lt; x§svg§600§FALSE§</svg:desc><draw:path draw:style-name="gr2" draw:text-style-name="P4" svg:width="0.7343in" svg:height="0.1815in" svg:x="0.0016in" svg:y="0.0071in" svg:viewBox="0 0 1866 462" svg:d="M0 0c622 0 1244 0 1866 0 0 154 0 308 0 462-622 0-1244 0-1866 0 0-154 0-308 0-462z"><text:p/></draw:path><draw:path draw:style-name="gr3" draw:text-style-name="P5" svg:width="0.0642in" svg:height="0.0685in" svg:x="0.0004in" svg:y="0.0634in" svg:viewBox="0 0 164 175" svg:d="M35 139c21-22 32-32 46-44 13-12 24-21 38-36 36-35 45-53 45-55 0-4-3-4-4-4-3 0-4 1-6 4-12 19-20 25-29 25s-14-6-19-12c-8-9-15-17-28-17-28 0-46 36-46 44 0 2 1 4 4 4 4 0 5-2 6-4 6-18 30-18 33-18 8 0 15 3 24 6 15 5 20 5 30 5-15 17-46 44-54 51-12 10-23 21-35 32-27 26-40 48-40 51 0 4 3 2 4 4 4 0 5-1 7-6 9-13 21-23 33-23 9 0 12 4 22 15 7 7 13 14 25 14 38 0 61-50 61-59 0-3-2-5-4-5-5 0-5 2-6 6-9 25-34 32-46 32-9 0-16-3-23-5-14-5-19-6-28-6-1 0-6 0-10 1z"><text:p/></draw:path><draw:path draw:style-name="gr3" draw:text-style-name="P5" svg:width="0.1012in" svg:height="0.1in" svg:x="0.1134in" svg:y="0.0421in" svg:viewBox="0 0 258 255" svg:d="M137 135c36 0 71 0 107 0 6 0 14 0 14-7 0-8-8-8-14-8-36 0-71 0-107 0 0-36 0-72 0-108 0-5 0-12-8-12s-8 7-8 12c0 36 0 72 0 108-36 0-71 0-108 0-5 0-13 0-13 8 0 7 8 7 13 7 37 0 72 0 108 0 0 37 0 73 0 109 0 5 0 11 8 11s8-6 8-11c0-36 0-72 0-109z"><text:p/></draw:path><draw:path draw:style-name="gr3" draw:text-style-name="P5" svg:width="0.0465in" svg:height="0.0701in" svg:x="0.3358in" svg:y="0in" svg:viewBox="0 0 119 179" svg:d="M119 130c-3 0-6 0-9 0-1 6-3 22-7 25-2 1-23 1-27 1-17 0-33 0-50 0 29-25 39-33 54-45 21-16 39-33 39-58 0-33-29-53-63-53s-56 23-56 48c0 14 11 16 14 16 7 0 15-5 15-14 0-6-3-15-17-15 9-20 28-25 40-25 27 0 42 21 42 43 0 23-18 42-26 52-22 20-44 41-66 63-2 4-2 4-2 11 37 0 74 0 111 0 2-16 6-33 8-49z"><text:p/></draw:path><draw:path draw:style-name="gr3" draw:text-style-name="P5" svg:width="0.1669in" svg:height="0.0055in" svg:x="0.2756in" svg:y="0.0894in" svg:viewBox="0 0 425 15" svg:d="M0 0c142 0 283 0 425 0 0 6 0 10 0 15-142 0-283 0-425 0 0-5 0-9 0-15z"><text:p/></draw:path><draw:path draw:style-name="gr3" draw:text-style-name="P5" svg:width="0.0972in" svg:height="0.0472in" svg:x="0.2807in" svg:y="0.1358in" svg:viewBox="0 0 248 121" svg:d="M105 97c-2 5-5 14-5 16 0 6 6 8 10 8s8-3 10-5c1-3 4-11 5-17 2-5 5-18 6-24 2-7 3-12 4-19 4-11 4-12 9-20 9-13 22-28 43-28 16 0 17 12 17 18 0 16-12 47-17 58-2 7-3 10-3 14 0 14 11 23 25 23 28 0 39-36 39-41 0-3-4-3-5-3-3 0-3 1-4 4-7 21-18 33-29 33-5 0-6-4-6-9 0-7 1-10 5-22 3-9 14-38 14-52 0-5 0-17-9-24-5-4-13-7-26-7-24 0-38 15-47 26-2-22-22-26-35-26-23 0-38 13-47 24-1-18-17-24-28-24-12 0-18 8-21 14-7 10-10 26-10 27 0 3 3 3 4 3 4 0 5 0 6-8 4-15 10-28 20-28 7 0 9 5 9 13 0 4-4 14-5 22-2 8-4 19-5 24-4 11-6 22-9 34-1 5-2 11-2 12 0 6 4 8 8 8 6 0 9-3 11-5 2-3 4-11 5-17 1-5 4-18 5-24 3-7 4-12 6-19 2-11 3-13 11-24s20-24 41-24c15 0 15 13 15 18 0 7 0 10-4 26-4 15-8 29-11 45z"><text:p/></draw:path><draw:path draw:style-name="gr3" draw:text-style-name="P5" svg:width="0.0378in" svg:height="0.0504in" svg:x="0.3902in" svg:y="0.1469in" svg:viewBox="0 0 97 129" svg:d="M97 91c-3 0-6 0-9 0 0 4-2 16-5 18-2 1-18 1-20 1-13 0-26 0-39 0 13-9 28-20 39-27 17-13 34-24 34-44 0-25-23-39-52-39-25 0-45 15-45 34 0 10 9 12 12 12 5 0 11-3 11-12 0-6-5-10-11-11 6-9 17-14 30-14 19 0 34 11 34 30 0 16-11 28-26 41-16 14-32 27-48 40-1 2-1 2-2 3 0 1 0 4 0 6 30 0 61 0 90 0 2-13 5-26 7-38z"><text:p/></draw:path><draw:path draw:style-name="gr3" draw:text-style-name="P5" svg:width="0.0929in" svg:height="0.0874in" svg:x="0.5157in" svg:y="0.048in" svg:viewBox="0 0 237 223" svg:d="M229 15c4-2 8-3 8-7 0-5-4-8-8-8-1 0-2 0-7 2-71 34-143 67-214 101-5 2-8 3-8 8s3 7 8 9c71 33 143 67 214 101 5 2 6 2 7 2 4 0 8-3 8-7 0-5-4-7-8-9-67-32-135-64-203-96 68-32 136-64 203-96z"><text:p/></draw:path><draw:path draw:style-name="gr3" draw:text-style-name="P5" svg:width="0.0756in" svg:height="0.0685in" svg:x="0.6685in" svg:y="0.0634in" svg:viewBox="0 0 193 175" svg:d="M118 54c2-10 11-45 38-45 3 0 11 0 20 4-11 2-19 12-19 21 0 7 5 14 15 14 9 0 21-7 21-23 0-19-23-25-37-25-22 0-35 21-40 30-9-26-30-30-41-30-41 0-63 50-63 59 0 5 3 5 5 5 3 0 4-1 5-5 13-40 39-50 52-50 6 0 21 3 21 25 0 12-7 39-21 93-7 23-20 39-38 39-2 0-11 0-18-4 10-2 17-11 17-21 0-11-7-14-14-14-11 0-21 11-21 23 0 17 20 25 36 25 26 0 40-28 41-30 4 15 19 30 42 30 40 0 62-50 62-59 0-5-4-5-5-5-3 0-4 2-5 5-12 41-39 50-51 50-15 0-22-12-22-25 0-9 2-17 7-34 4-18 8-35 13-53z"><text:p/></draw:path></draw:g></text:span><text:span text:style-name="T31">. זו </text:span><text:span text:style-name="T32">סתירה</text:span><text:span text:style-name="T31"> להנחת השלילה, כי נתון שלכל </text:span><text:span text:style-name="T31"><draw:g text:anchor-type="as-char" svg:y="-0.1035in" draw:z-index="317" draw:name="Shape200" draw:style-name="gr1"><svg:title>TexMaths</svg:title><svg:desc>11§display§n \in \N_+§svg§600§FALSE§</svg:desc><draw:path draw:style-name="gr2" draw:text-style-name="P4" svg:width="0.4571in" svg:height="0.1224in" svg:x="0.0039in" svg:y="0.0071in" svg:viewBox="0 0 1162 312" svg:d="M0 0c388 0 774 0 1162 0 0 104 0 208 0 312-388 0-774 0-1162 0 0-104 0-208 0-312z"><text:p/></draw:path><draw:path draw:style-name="gr3" draw:text-style-name="P5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31"><text:s/>(בפרט </text:span><text:span text:style-name="T31"><draw:g text:anchor-type="as-char" svg:y="-0.0661in" draw:z-index="318" draw:name="Shape201" draw:style-name="gr1"><svg:title>TexMaths</svg:title><svg:desc>11§display§m_2§svg§600§FALSE§</svg:desc><draw:path draw:style-name="gr2" draw:text-style-name="P4" svg:width="0.1709in" svg:height="0.074in" svg:x="0.0039in" svg:y="0.0071in" svg:viewBox="0 0 435 189" svg:d="M218 189c-73 0-145 0-218 0 0-63 0-126 0-189 145 0 290 0 435 0 0 63 0 126 0 189-73 0-145 0-217 0z"><text:p/></draw:path><draw:path draw:style-name="gr3" draw:text-style-name="P5" svg:width="0.1236in" svg:height="0.0681in" svg:x="0.0004in" svg:y="0in" svg:viewBox="0 0 315 174" svg:d="M23 148c-1 5-3 14-3 16 0 7 5 10 11 10 4 0 12-3 14-11 2-9 6-19 8-28 2-12 5-23 8-34 2-8 5-17 6-26 2-7 6-18 6-19 5-12 26-47 62-47 18 0 21 14 21 26 0 10-3 21-5 33-5 15-8 29-11 44-3 10-6 19-8 29-2 8-5 21-5 23 0 7 5 10 11 10 12 0 14-10 17-22 6-22 20-77 23-91 1-6 22-52 64-52 16 0 20 13 20 26 0 22-15 66-23 87-3 8-5 13-5 20 0 19 14 32 30 32 37 0 51-55 51-58 0-4-3-4-5-4-3 0-3 2-5 7-6 19-19 46-40 46-6 0-9-3-9-12 0-10 4-18 7-26 8-20 23-63 23-85 0-25-15-42-43-42s-48 18-62 37c0-4-2-17-13-27-9-8-22-10-31-10-35 0-54 25-61 34-1-22-18-34-35-34-18 0-26 15-29 22-6 13-12 36-12 38 0 4 4 4 6 4 3 0 3-1 6-9 6-27 13-46 28-46 6 0 12 3 12 17 0 8-1 13-7 34-8 29-14 59-22 88z"><text:p/></draw:path><draw:path draw:style-name="gr3" draw:text-style-name="P5" svg:width="0.0469in" svg:height="0.0701in" svg:x="0.1358in" svg:y="0.0189in" svg:viewBox="0 0 120 179" svg:d="M120 129c-3 0-7 0-10 0 0 7-3 22-7 24-2 2-23 2-26 2-16 0-33 0-49 0 27-25 37-32 53-44 20-16 39-33 39-58 0-33-29-53-64-53-33 0-56 23-56 49 0 13 12 14 14 14 7 0 15-5 15-14 0-5-1-15-16-15 9-19 27-24 40-24 26 0 41 21 41 43 0 23-17 42-26 52-22 21-43 42-65 63-3 2-3 3-3 11 37 0 74 0 111 0 2-17 6-33 9-50z"><text:p/></draw:path></draw:g></text:span><text:span text:style-name="T31">) </text:span><text:span text:style-name="T31"><draw:g text:anchor-type="as-char" svg:y="-0.1299in" draw:z-index="319" draw:name="Shape202" draw:style-name="gr1"><svg:title>TexMaths</svg:title><svg:desc>11§display§x &gt; z + \tfrac{2}{n}§svg§600§FALSE§</svg:desc><draw:path draw:style-name="gr2" draw:text-style-name="P4" svg:width="0.6303in" svg:height="0.1673in" svg:x="0.0039in" svg:y="0.0071in" svg:viewBox="0 0 1602 426" svg:d="M0 0c534 0 1068 0 1602 0 0 142 0 284 0 426-534 0-1068 0-1602 0 0-142 0-284 0-426z"><text:p/></draw:path><draw:path draw:style-name="gr3" draw:text-style-name="P5" svg:width="0.0752in" svg:height="0.0685in" svg:x="0.0004in" svg:y="0.0634in" svg:viewBox="0 0 192 175" svg:d="M118 54c2-10 12-45 38-45 2 0 11 0 20 4-11 2-19 12-19 21 0 7 5 13 15 13 8 0 20-6 20-22 0-19-23-25-36-25-22 0-35 20-39 30-10-27-31-30-42-30-41 0-63 50-63 59 0 4 3 3 4 4 4 0 5 0 6-4 13-41 39-50 52-50 7 0 21 3 21 25 0 12-7 38-21 91-7 25-20 41-37 41-3 0-12 0-19-5 10-1 18-10 18-21 0-10-8-14-14-14-12 0-22 10-22 23 0 18 20 26 36 26 26 0 40-28 41-30 4 15 19 30 42 30 39 0 61-51 61-60 0-4-3-4-4-4-3 0-4 2-5 4-13 41-39 51-51 51-16 0-22-12-22-25 0-9 3-18 7-34 4-18 8-36 13-53z"><text:p/></draw:path><draw:path draw:style-name="gr3" draw:text-style-name="P5" svg:width="0.0929in" svg:height="0.0874in" svg:x="0.1378in" svg:y="0.048in" svg:viewBox="0 0 237 223" svg:d="M229 120c4-2 8-5 8-9s-4-7-8-9c-72-33-142-67-214-100-5-2-5-2-6-2-5 0-9 3-9 8 0 3 2 5 8 7 68 32 135 64 203 96-68 32-135 64-203 96-6 3-8 5-8 9s4 7 9 7c1 0 1 0 6-3 72-34 142-67 214-100z"><text:p/></draw:path><draw:path draw:style-name="gr3" draw:text-style-name="P5" svg:width="0.0642in" svg:height="0.0685in" svg:x="0.2925in" svg:y="0.0634in" svg:viewBox="0 0 164 175" svg:d="M35 139c21-24 32-32 46-44 0-1 23-21 38-36 36-35 45-54 45-56 0-3-3-3-5-3s-3 1-5 4c-12 19-20 25-29 25-10 0-14-6-19-12-8-9-15-17-27-17-30 0-47 35-47 44 0 2 1 4 4 4 4 0 5-2 6-4 6-18 29-19 33-19 7 0 15 4 24 7 15 5 20 5 30 5-15 17-47 44-54 51-12 10-23 21-35 32-27 26-40 48-40 50 0 5 3 3 4 5 4 0 5-1 7-6 9-13 21-24 33-24 9 0 12 4 22 16 7 7 14 14 25 14 39 0 61-50 61-60 0-2-2-4-5-4s-4 2-5 6c-9 24-34 32-46 32-8 0-16-3-23-5-14-5-19-6-28-6-3 0-7-1-10 1z"><text:p/></draw:path><draw:path draw:style-name="gr3" draw:text-style-name="P5" svg:width="0.1004in" svg:height="0.1in" svg:x="0.4055in" svg:y="0.0421in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3" draw:text-style-name="P5" svg:width="0.0465in" svg:height="0.0701in" svg:x="0.5811in" svg:y="0in" svg:viewBox="0 0 119 179" svg:d="M119 130c-3 0-6 0-9 0-1 6-3 22-7 25-2 1-23 1-27 1-17 0-33 0-50 0 29-25 38-33 54-45 20-16 39-33 39-58 0-33-29-53-63-53s-56 23-56 48c0 14 11 16 14 16 7 0 15-6 15-14 0-6-3-15-17-15 9-20 28-25 40-25 27 0 40 21 40 43 0 23-16 42-25 52-22 20-43 41-65 63-2 2-2 4-2 11 37 0 74 0 111 0 2-16 6-33 8-49z"><text:p/></draw:path><draw:path draw:style-name="gr3" draw:text-style-name="P5" svg:width="0.0748in" svg:height="0.0055in" svg:x="0.5669in" svg:y="0.0894in" svg:viewBox="0 0 191 15" svg:d="M0 0c64 0 128 0 191 0 0 6 0 10 0 15-63 0-127 0-191 0 0-5 0-9 0-15z"><text:p/></draw:path><draw:path draw:style-name="gr3" draw:text-style-name="P5" svg:width="0.0646in" svg:height="0.0476in" svg:x="0.572in" svg:y="0.135in" svg:viewBox="0 0 165 122" svg:d="M20 102c-1 4-2 10-2 11 0 7 4 9 8 9 6 0 10-3 11-5 1-4 4-11 5-18 2-4 4-18 6-24s4-11 5-18c3-11 3-13 11-24 7-11 21-25 41-25 15 0 16 14 16 18 0 17-12 47-16 59-4 7-5 10-5 14 0 14 12 23 27 23 26 0 38-37 38-42 0-3-3-3-4-3-4 0-4 2-5 4-6 22-18 33-29 33-6 0-7-3-7-8 0-7 2-10 7-22 3-9 14-38 14-53 0-25-21-31-35-31-22 0-38 14-46 25-2-18-18-25-29-25s-18 9-21 15c-7 10-10 26-10 27 0 3 3 3 4 3 5 0 5-1 7-8 3-16 9-29 19-29 7 0 10 6 10 13 0 5-4 15-5 23-2 7-5 18-6 24-4 11-6 22-9 34z"><text:p/></draw:path></draw:g></text:span><text:span text:style-name="T31">. </text:span></text:p>
            </text:list-item>
            <text:list-item>
              <text:p text:style-name="P67">עתה, נרצה להוכיח <draw:g text:anchor-type="as-char" svg:y="-0.1193in" draw:z-index="320" draw:name="Shape203" draw:style-name="gr1"><svg:title>TexMaths</svg:title><svg:desc>11§display§\forall x. x \in \emptyset \implies x \in x \in A§svg§600§FALSE§</svg:desc><draw:path draw:style-name="gr2" draw:text-style-name="P4" svg:width="1.6157in" svg:height="0.1126in" svg:x="0.0079in" svg:y="0.0075in" svg:viewBox="0 0 4105 287" svg:d="M0 0c1368 0 2737 0 4105 0 0 96 0 192 0 287-1368 0-2737 0-4105 0 0-95 0-191 0-287z"><text:p/></draw:path><draw:path draw:style-name="gr3" draw:text-style-name="P5" svg:width="0.0839in" svg:height="0.1079in" svg:x="0in" svg:y="0.0114in" svg:viewBox="0 0 214 275" svg:d="M213 15c1-4 1-5 1-7 0-4-2-8-7-8s-7 6-9 9c-11 28-21 57-32 86-40 0-78 0-118 0-11-29-21-58-32-86-2-5-3-9-8-9-4 0-8 4-8 8 0 1 0 2 2 7 32 84 65 168 97 251 1 6 3 9 9 9 5 0 6-3 7-7 33-84 65-169 98-253zM55 110c35 0 69 0 104 0-17 45-34 90-51 136-18-46-35-91-53-136z"><text:p/></draw:path><draw:path draw:style-name="gr3" draw:text-style-name="P5" svg:width="0.0752in" svg:height="0.0681in" svg:x="0.0886in" svg:y="0.05in" svg:viewBox="0 0 192 174" svg:d="M119 54c2-10 11-46 37-46 2 0 12 0 20 5-11 2-19 11-19 21 0 7 5 13 15 13 8 0 20-6 20-22 0-19-22-25-35-25-23 0-36 20-40 29-10-26-31-29-42-29-41 0-63 50-63 59 0 4 4 4 6 4s3-1 4-5c13-40 38-50 52-50 7 0 21 4 21 26 0 12-7 38-21 92-6 24-20 39-37 39-2 0-11 0-19-4 9-2 18-10 18-21 0-10-9-13-14-13-12 0-22 10-22 22 0 16 20 25 36 25 27 0 40-26 41-29 5 15 19 29 42 29 39 0 61-50 61-58 0-5-3-5-4-5-3 0-4 1-4 5-14 40-40 49-52 49-16 0-21-11-21-24 0-9 2-18 7-34 4-18 8-35 13-53z"><text:p/></draw:path><draw:path draw:style-name="gr3" draw:text-style-name="P5" svg:width="0.0157in" svg:height="0.0161in" svg:x="0.1843in" svg:y="0.102in" svg:viewBox="0 0 41 42" svg:d="M41 21c0-11-9-21-20-21s-21 10-21 21 10 21 21 21 20-10 20-21z"><text:p/></draw:path><draw:path draw:style-name="gr3" draw:text-style-name="P5" svg:width="0.0752in" svg:height="0.0681in" svg:x="0.2181in" svg:y="0.05in" svg:viewBox="0 0 192 174" svg:d="M118 54c2-10 11-46 38-46 2 0 11 0 19 5-10 2-19 11-19 21 0 7 5 13 16 13 8 0 20-6 20-22 0-19-23-25-36-25-22 0-36 20-41 29-9-26-30-29-41-29-40 0-62 50-62 59 0 4 3 4 4 4 4 0 5-1 6-5 12-40 38-50 52-50 6 0 21 4 21 26 0 12-7 38-21 92-7 24-20 39-38 39-2 0-11 0-18-4 8-2 17-10 17-21 0-10-9-13-14-13-11 0-21 10-21 22 0 16 19 25 36 25 26 0 40-26 41-29 4 15 19 29 42 29 39 0 61-50 61-58 0-5-3-5-4-5-3 0-4 1-6 5-12 40-38 49-51 49-15 0-21-11-21-24 0-9 2-18 6-34 5-18 9-35 14-53z"><text:p/></draw:path><draw:path draw:style-name="gr3" draw:text-style-name="P5" svg:width="0.076in" svg:height="0.0878in" svg:x="0.3555in" svg:y="0.035in" svg:viewBox="0 0 194 224" svg:d="M180 120c7 0 14 0 14-8 0-7-7-7-14-7-55 0-109 0-164 0 5-52 49-90 104-90 20 0 41 0 60 0 7 0 14 0 14-7 0-8-7-8-14-8-21 0-40 0-61 0-66 0-119 51-119 112s53 112 119 112c21 0 40 0 61 0 7 0 14 0 14-8s-7-8-14-8c-19 0-40 0-60 0-55 0-99-37-104-88 55 0 109 0 164 0z"><text:p/></draw:path><draw:path draw:style-name="gr3" draw:text-style-name="P5" svg:width="0.0614in" svg:height="0.1283in" svg:x="0.4937in" svg:y="0in" svg:viewBox="0 0 157 327" svg:d="M132 8c0-5-3-8-8-8s-6 4-9 12c-4 16-1 2-5 18-4-2-17-8-31-8-22 0-47 11-61 41-16 32-18 66-18 101 0 24 0 94 34 123-9 30-9 31-9 32 0 5 4 8 8 8 5 0 7-4 9-12 5-15 1-2 5-18 9 6 21 8 31 8 44 0 61-36 68-54 10-27 11-59 11-87 0-27 0-91-34-124 3-11 6-21 9-32zM40 270c-14-27-14-74-14-110 0-31 0-58 6-83 8-35 30-47 47-47 8 0 18 2 28 11-22 76-45 153-67 229zM119 56c12 23 12 67 12 104 0 27 0 56-5 82-6 40-27 55-48 55-9 0-18-3-27-12 23-76 45-153 68-229z"><text:p/></draw:path><draw:path draw:style-name="gr3" draw:text-style-name="P5" svg:width="0.1008in" svg:height="0.035in" svg:x="0.6555in" svg:y="0.0614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346in" svg:height="0.0823in" svg:x="0.7484in" svg:y="0.0374in" svg:viewBox="0 0 343 210" svg:d="M260 76c15 14 35 24 48 30-14 6-33 16-48 29-82 0-164 0-246 0-6 0-14 0-14 8s7 8 13 8c76 0 153 0 229 0-19 16-39 51-39 56 0 3 5 3 7 3 3 0 7 0 8-2 7-15 18-35 44-57 26-23 53-33 72-40 7-2 7-2 8-3 1 0 1-1 1-2s0-1 0-2c-1-2-1-2-2-2-2-1-1 0-8-3-53-15-91-51-113-91-3-8-4-8-10-8-2 0-7 0-7 3 0 6 20 40 39 58-76 0-153 0-229 0-6 0-13 0-13 7 0 8 8 8 14 8 82 0 164 0 246 0z"><text:p/></draw:path><draw:path draw:style-name="gr3" draw:text-style-name="P5" svg:width="0.0752in" svg:height="0.0681in" svg:x="0.9807in" svg:y="0.05in" svg:viewBox="0 0 192 174" svg:d="M118 54c3-10 12-46 38-46 2 0 11 0 20 5-11 2-19 11-19 21 0 7 5 13 15 13 8 0 20-6 20-22 0-19-22-25-35-25-23 0-36 20-40 29-10-26-31-29-42-29-41 0-63 50-63 59 0 4 3 3 4 4 4 0 5-1 6-5 13-40 38-50 52-50 7 0 21 4 21 26 0 12-7 38-21 92-7 24-20 39-37 39-2 0-12 0-19-4 9-2 18-10 18-21 0-10-9-13-14-13-12 0-22 10-22 22 0 16 20 25 36 25 27 0 40-26 41-29 4 15 19 29 42 29 39 0 61-50 61-58 0-5-3-5-4-5-3 0-4 1-4 5-14 40-40 49-52 49-16 0-21-11-21-24 0-9 2-18 7-34 4-18 7-35 12-53z"><text:p/></draw:path><draw:path draw:style-name="gr3" draw:text-style-name="P5" svg:width="0.0752in" svg:height="0.0878in" svg:x="1.1181in" svg:y="0.035in" svg:viewBox="0 0 192 224" svg:d="M179 120c7 0 13 0 13-8 0-7-6-7-13-7-55 0-109 0-164 0 5-52 50-90 104-90 20 0 40 0 60 0 7 0 13 0 13-7 0-8-6-8-13-8-20 0-40 0-60 0-67 0-119 51-119 112s52 112 119 112c20 0 40 0 60 0 7 0 13 0 13-8s-6-8-13-8c-20 0-40 0-60 0-54 0-99-37-104-88 55 0 109 0 164 0z"><text:p/></draw:path><draw:path draw:style-name="gr3" draw:text-style-name="P5" svg:width="0.0752in" svg:height="0.0681in" svg:x="1.2539in" svg:y="0.05in" svg:viewBox="0 0 192 174" svg:d="M118 54c2-10 11-46 38-46 1 0 11 0 19 5-11 2-19 11-19 21 0 7 5 13 16 13 7 0 20-6 20-22 0-19-23-25-36-25-22 0-36 20-41 29-9-26-30-29-41-29-41 0-63 50-63 59 0 4 4 4 5 4 3 0 5-1 5-5 13-40 38-50 52-50 7 0 20 4 20 26 0 12-6 38-20 92-6 24-20 39-37 39-2 0-11 0-20-4 10-2 19-10 19-21 0-10-9-13-14-13-12 0-21 10-21 22 0 16 19 25 36 25 26 0 39-26 40-29 5 15 19 29 42 29 40 0 62-50 62-58 0-5-3-5-5-5-3 0-3 1-5 5-13 40-39 49-51 49-16 0-21-11-21-24 0-9 2-18 6-34 5-18 9-35 14-53z"><text:p/></draw:path><draw:path draw:style-name="gr3" draw:text-style-name="P5" svg:width="0.076in" svg:height="0.0878in" svg:x="1.3909in" svg:y="0.035in" svg:viewBox="0 0 194 224" svg:d="M179 120c7 0 15 0 15-8 0-7-8-7-15-7-55 0-109 0-164 0 6-52 50-90 105-90 20 0 39 0 59 0 7 0 15 0 15-7 0-8-8-8-15-8-20 0-40 0-60 0-66 0-119 51-119 112s53 112 119 112c20 0 40 0 60 0 7 0 15 0 15-8s-8-8-15-8c-20 0-39 0-59 0-55 0-99-37-105-88 55 0 109 0 164 0z"><text:p/></draw:path><draw:path draw:style-name="gr3" draw:text-style-name="P5" svg:width="0.1039in" svg:height="0.1079in" svg:x="1.5276in" svg:y="0.0087in" svg:viewBox="0 0 265 275" svg:d="M56 230c-16 27-31 32-48 33-5 0-8 0-8 8 0 2 2 4 5 4 10 0 22-1 33-1 13 0 27 1 39 1 2 0 8 0 8-7 0-5-5-5-7-5-9-1-19-4-19-13 0-6 4-10 6-14 10-17 20-33 30-50 31 0 64 0 96 0 1 8 7 61 7 64 0 12-20 13-28 13-5 0-9 0-9 8 0 4 4 4 5 4 15 0 33-1 48-1 10 0 35 1 44 1 3 0 7 0 7-7 0-5-4-5-9-5-24 0-24-3-25-14-8-81-15-160-23-240-1-8-1-9-8-9-6 0-8 2-10 7-45 74-89 149-134 223zM102 174c26-42 51-85 76-127 5 42 8 85 12 127-29 0-58 0-88 0z"><text:p/></draw:path></draw:g>. זה נכון באופן ריק לפי הגדרת קבוצה ריקה <draw:g text:anchor-type="as-char" svg:y="-0.1193in" draw:z-index="409" draw:name="Shape204" draw:style-name="gr1"><svg:title>TexMaths</svg:title><svg:desc>11§display§x \in \emptyset \iff F§svg§600§FALSE§</svg:desc><draw:path draw:style-name="gr2" draw:text-style-name="P4" svg:width="0.8949in" svg:height="0.1126in" svg:x="0.0031in" svg:y="0.0075in" svg:viewBox="0 0 2274 287" svg:d="M0 0c758 0 1516 0 2274 0 0 96 0 192 0 287-758 0-1516 0-2274 0 0-95 0-191 0-287z"><text:p/></draw:path><draw:path draw:style-name="gr3" draw:text-style-name="P5" svg:width="0.0756in" svg:height="0.0681in" svg:x="-0.0004in" svg:y="0.05in" svg:viewBox="0 0 193 174" svg:d="M118 54c2-10 12-46 38-46 2 0 11 0 20 5-11 2-19 11-19 21 0 7 5 13 15 13 8 0 21-6 21-22 0-19-24-25-37-25-22 0-35 20-39 29-10-26-31-29-42-29-41 0-63 50-63 59 0 4 3 3 5 4 3 0 4-1 5-5 13-40 39-50 52-50 7 0 21 4 21 26 0 12-7 38-21 92-7 24-20 39-37 39-3 0-12 0-19-4 10-2 18-10 18-21 0-10-8-13-14-13-12 0-22 10-22 22 0 16 20 25 36 25 26 0 40-26 41-29 4 15 19 29 42 29 39 0 61-50 61-58 0-5-3-5-4-5-3 0-4 1-5 5-13 40-39 49-51 49-15 0-22-11-22-24 0-9 3-18 7-34 4-18 8-35 13-53z"><text:p/></draw:path><draw:path draw:style-name="gr3" draw:text-style-name="P5" svg:width="0.0756in" svg:height="0.0878in" svg:x="0.1374in" svg:y="0.035in" svg:viewBox="0 0 193 224" svg:d="M179 120c7 0 14 0 14-8 0-7-7-7-14-7-55 0-109 0-164 0 5-52 50-90 104-90 20 0 41 0 60 0 7 0 14 0 14-7 0-8-7-8-14-8-21 0-40 0-61 0-66 0-118 51-118 112s52 112 118 112c21 0 40 0 61 0 7 0 14 0 14-8s-7-8-14-8c-19 0-40 0-60 0-54 0-99-37-104-88 55 0 109 0 164 0z"><text:p/></draw:path><draw:path draw:style-name="gr3" draw:text-style-name="P5" svg:width="0.061in" svg:height="0.1283in" svg:x="0.2756in" svg:y="0in" svg:viewBox="0 0 156 327" svg:d="M131 8c0-5-2-8-8-8-5 0-6 4-9 12-4 16-1 2-5 18-4-2-17-8-31-8-22 0-47 11-61 41-16 32-17 66-17 101 0 24 0 94 33 123-9 30-9 31-9 32 0 5 4 8 8 8 5 0 7-4 10-12 4-15 0-2 4-18 10 6 21 8 32 8 43 0 60-36 67-54 10-27 11-59 11-87 0-27 0-91-34-124 3-11 6-21 9-32zM39 270c-14-27-14-74-14-110 0-31 0-58 6-83 8-35 30-47 47-47 8 0 18 2 28 11-22 76-45 153-67 229zM118 56c12 23 12 67 12 104 0 27 0 56-5 82-6 40-27 55-47 55-9 0-19-3-27-12 22-76 45-153 67-229z"><text:p/></draw:path><draw:path draw:style-name="gr3" draw:text-style-name="P5" svg:width="0.1346in" svg:height="0.0823in" svg:x="0.4378in" svg:y="0.0374in" svg:viewBox="0 0 343 210" svg:d="M329 151c7 0 14 0 14-8s-7-8-14-8c-81 0-164 0-245 0-17-14-37-24-49-29 13-7 32-17 49-30 81 0 164 0 245 0 7 0 14 0 14-8 0-7-7-7-14-7-76 0-152 0-228 0 19-18 39-52 39-58 0-3-6-3-8-3-3 0-5 0-8 2-7 16-18 35-44 59-26 23-51 33-72 39-7 2-7 2-8 4 0 0 0 1 0 2s0 1 0 2c0 0 1 0 1 1 1 0 1 1 9 3 52 16 90 51 112 91 5 7 5 7 10 7 2 0 8 0 8-3 0-5-20-39-39-56 76 0 152 0 228 0z"><text:p/></draw:path><draw:path draw:style-name="gr3" draw:text-style-name="P5" svg:width="0.1346in" svg:height="0.0823in" svg:x="0.5638in" svg:y="0.0374in" svg:viewBox="0 0 343 210" svg:d="M260 76c16 14 35 24 48 30-14 6-33 16-48 29-82 0-164 0-246 0-6 0-14 0-14 8s7 8 13 8c76 0 153 0 229 0-19 16-38 51-38 56 0 3 4 3 6 3 3 0 7 0 8-2 9-15 19-35 44-57 26-23 53-33 73-40 6-2 7-2 7-3 1 0 1-1 1-2s0-1 0-2c0-2-1-2-1-2-1 0-1 0-9-3-52-15-91-51-112-91-4-8-5-8-11-8-2 0-6 0-6 3 0 6 19 40 38 58-76 0-153 0-229 0-6 0-13 0-13 7 0 8 8 8 14 8 82 0 164 0 246 0z"><text:p/></draw:path><draw:path draw:style-name="gr3" draw:text-style-name="P5" svg:width="0.1075in" svg:height="0.1028in" svg:x="0.798in" svg:y="0.0138in" svg:viewBox="0 0 274 262" svg:d="M102 138c12 0 26 0 38 0 28 0 32 5 32 16 0 3 0 8-4 19 0 1-1 3-1 4 0 2 2 5 6 5 3 0 3-1 5-9 7-28 15-55 21-83 1-4 1-4 1-5s-1-5-4-5c-5 0-5 3-6 8-8 31-17 38-50 38-12 0-23 0-35 0 8-33 16-67 25-98 3-14 3-16 21-16 16 0 34 0 50 0 48 0 58 13 58 43 0 9 0 10-3 21 0 4 0 5 0 7s1 4 5 4 4-2 5-10c2-22 6-44 8-66 1-11-1-11-11-11-63 0-127 0-189 0-8 0-11 0-11 8 0 4 3 4 11 4 14 0 24 0 24 7 0 2 0 3-1 10-18 67-34 135-52 202-3 16-4 19-35 19-7 0-10 0-10 7 0 5 4 5 6 5 11 0 39-1 50-1 13 0 45 1 58 1 4 0 8 0 8-8 0-3-1-2-2-4-1 0-2 0-11 0s-11 0-20-1c-12-1-13-2-13-8 0-1 0-3 2-9 8-32 17-64 24-94z"><text:p/></draw:path></draw:g>.</text:p>
            </text:list-item>
          </text:list>
        </text:list-item>
        <text:list-item>
          <text:p text:style-name="P68">עתה, נציב את אשר פישטנו בטענה שצ.ל.:</text:p>
          <text:p text:style-name="P64"><draw:g text:anchor-type="as-char" svg:y="-0.1457in" draw:z-index="323" draw:name="Shape205" draw:style-name="gr1"><svg:title>TexMaths</svg:title><svg:desc>11§display§B := \bigcup_{z \in \Z} (\emptyset) = \emptyset§svg§600§FALSE§</svg:desc><draw:path draw:style-name="gr2" draw:text-style-name="P4" svg:width="1.0339in" svg:height="0.3185in" svg:x="0.0016in" svg:y="0.0079in" svg:viewBox="0 0 2627 810" svg:d="M1314 810c-438 0-876 0-1314 0 0-270 0-540 0-810 876 0 1751 0 2627 0 0 270 0 540 0 810-438 0-876 0-1313 0z"><text:p/></draw:path><draw:path draw:style-name="gr3" draw:text-style-name="P5" svg:width="0.1083in" svg:height="0.1035in" svg:x="0.0004in" svg:y="0.0406in" svg:viewBox="0 0 276 264" svg:d="M45 233c-3 16-4 19-35 19-7 0-10 0-10 8 0 4 3 4 10 4 46 0 92 0 139 0 60 0 106-46 106-83 0-29-23-51-60-56 40-6 81-35 81-72 0-29-25-53-72-53-43 0-87 0-130 0-7 0-11 0-11 8 0 4 3 4 11 4 1 0 7 0 14 0 8 1 11 2 11 7 0 1 0 3-2 7-18 70-34 138-52 207zM103 122c8-32 17-64 25-96 3-13 4-14 21-14 16 0 34 0 50 0 33 0 42 22 42 40 0 34-33 70-80 70-19 0-39 0-58 0zM87 252c-6 0-7 0-9-1-4 0-5 0-5-3 0-1 0-3 2-9 9-36 17-73 26-108 24 0 50 0 74 0 36 0 44 29 44 45 0 39-34 76-80 76-18 0-34 0-52 0z"><text:p/></draw:path><draw:path draw:style-name="gr3" draw:text-style-name="P5" svg:width="0.0157in" svg:height="0.0654in" svg:x="0.1724in" svg:y="0.0787in" svg:viewBox="0 0 41 167" svg:d="M41 21c0-11-9-21-20-21s-21 10-21 21 10 20 21 20 20-9 20-20zM41 146c0-11-9-21-20-21s-21 10-21 21 10 21 21 21 20-10 20-21z"><text:p/></draw:path><draw:path draw:style-name="gr3" draw:text-style-name="P5" svg:width="0.1008in" svg:height="0.035in" svg:x="0.2102in" svg:y="0.08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512in" svg:height="0.2118in" svg:x="0.3941in" svg:y="0in" svg:viewBox="0 0 385 539" svg:d="M353 354c0 88-75 153-160 153-87 0-161-66-161-153 0-111 0-221 0-332 0-5 0-22-17-22-15 0-15 17-15 22 0 111 0 222 0 335 0 98 84 182 193 182 107 0 192-84 192-182 0-113 0-224 0-335 0-5 0-22-15-22-17 0-17 17-17 22 0 111 0 221 0 332z"><text:p/></draw:path><draw:path draw:style-name="gr3" draw:text-style-name="P5" svg:width="0.0484in" svg:height="0.0476in" svg:x="0.3685in" svg:y="0.2807in" svg:viewBox="0 0 124 122" svg:d="M30 96c6-8 11-13 34-31 5-4 26-21 34-29 16-16 26-29 26-33 0-3-3-3-4-3-2 0-3 0-4 2-9 13-15 17-21 17-4 0-7 0-16-8-9-9-14-11-21-11-22 0-36 23-36 32 0 2 2 3 4 3 4 0 5-1 6-4 3-10 19-10 23-10 7 0 13 1 17 2 15 3 17 3 24 3-8 8-12 13-38 33-22 17-28 24-34 29-16 17-24 28-24 31s3 3 4 3c4 0 4-1 6-3 7-10 15-17 24-17 3 0 8 0 16 8 7 8 13 12 22 12 28 0 47-33 47-42 0-3-3-4-5-4-3 0-4 2-5 4-6 15-21 20-34 20-7 0-13-1-20-2-12-3-14-3-20-3-2 0-4 0-5 1z"><text:p/></draw:path><draw:path draw:style-name="gr3" draw:text-style-name="P5" svg:width="0.0587in" svg:height="0.0693in" svg:x="0.4362in" svg:y="0.2646in" svg:viewBox="0 0 150 177" svg:d="M139 96c4 0 11 0 11-7 0-6-7-6-11-6-42 0-84 0-126 0 5-40 38-70 79-70 16 0 31 0 47 0 4 0 11 0 11-5 0-8-7-8-11-8-16 0-32 0-48 0-50 0-91 40-91 88 0 51 42 89 91 89 16 0 32 0 48 0 4 0 11 0 11-6 0-7-7-7-11-7-16 0-31 0-47 0-41 0-74-30-79-68 42 0 84 0 126 0z"><text:p/></draw:path><draw:path draw:style-name="gr3" draw:text-style-name="P5" svg:width="0.0642in" svg:height="0.0724in" svg:x="0.5098in" svg:y="0.2547in" svg:viewBox="0 0 164 185" svg:d="M153 10c3-3 3-4 3-6 0-4-4-4-10-4-40 0-82 0-123 0-9 0-9 1-10 8-1 12-2 24-3 36 0 1-1 2-1 3 0 5 3 6 5 6 3 0 4-2 5-5 1-6 3-17 20-28 15-10 34-11 42-11s15 0 22 0c-34 55-67 111-101 166-2 3-2 4-2 6 0 4 4 4 9 4 46 0 92 0 138 0 9 0 9 0 10-8 3-17 5-35 7-53 0-3-2-5-4-5-5 0-5 3-6 9-4 22-25 48-64 48-13 0-25 0-38 0 34-55 67-111 101-166zM23 9c5 0 10 0 14 0v1c-7 3-13 9-16 12 1-4 1-9 2-13zM114 9c10 0 19 0 29 0-34 56-68 111-102 167-9 0-19 0-28 0 34-56 67-111 101-167zM130 175c6-4 14-10 20-18 0 6-1 9-3 19-5 0-12 0-17 0 0-1 0-1 0-1z"><text:p/></draw:path><draw:path draw:style-name="gr3" draw:text-style-name="P5" svg:width="0.0346in" svg:height="0.1516in" svg:x="0.5925in" svg:y="0.0311in" svg:viewBox="0 0 89 386" svg:d="M89 383c0-1 0-2-6-9-49-48-61-122-61-180 0-67 14-135 62-183 5-4 5-5 5-7 0-3-1-4-3-4-5 0-40 26-62 76-20 42-24 85-24 118 0 29 3 77 25 120 23 47 56 72 61 72 2 0 3-1 3-3z"><text:p/></draw:path><draw:path draw:style-name="gr3" draw:text-style-name="P5" svg:width="0.061in" svg:height="0.1287in" svg:x="0.6437in" svg:y="0.0283in" svg:viewBox="0 0 156 328" svg:d="M132 8c0-5-3-8-8-8-6 0-7 4-10 12-4 16 0 2-4 18-5-2-18-9-32-9-22 0-47 12-61 42-15 31-17 66-17 101 0 25 0 95 33 124-9 30-9 31-9 32 0 5 4 8 8 8 7 0 8-4 10-12 4-16 1-2 4-18 10 5 21 8 32 8 43 0 61-36 67-55 10-26 11-58 11-87 0-28 0-92-33-124 4-11 6-21 9-32zM39 271c-14-27-14-74-14-111 0-31 0-58 6-83 8-35 30-47 47-47 8 0 18 2 28 11-22 77-45 153-67 230zM118 56c13 22 13 67 13 104 0 28 0 57-6 82-6 41-27 56-47 56-9 0-19-3-27-12 22-77 45-153 67-230z"><text:p/></draw:path><draw:path draw:style-name="gr3" draw:text-style-name="P5" svg:width="0.035in" svg:height="0.1516in" svg:x="0.7213in" svg:y="0.0311in" svg:viewBox="0 0 90 386" svg:d="M90 194c0-31-4-77-26-121-23-48-56-73-60-73-3 0-4 2-4 4s0 3 8 9c37 39 59 99 59 181 0 66-14 134-61 182-6 5-6 6-6 7 0 2 1 3 4 3 4 0 39-26 61-75 20-42 25-85 25-117z"><text:p/></draw:path><draw:path draw:style-name="gr3" draw:text-style-name="P5" svg:width="0.1004in" svg:height="0.035in" svg:x="0.8228in" svg:y="0.0898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5" svg:width="0.061in" svg:height="0.1287in" svg:x="0.9823in" svg:y="0.0283in" svg:viewBox="0 0 156 328" svg:d="M131 8c0-5-3-8-8-8s-6 4-9 12c-4 16-1 2-5 18-4-2-17-9-31-9-22 0-47 12-61 42-16 31-17 66-17 101 0 25 0 95 33 124-9 30-9 31-9 32 0 5 4 8 8 8 5 0 7-4 9-12 5-16 1-2 5-18 9 5 21 8 31 8 44 0 61-36 68-55 10-26 11-58 11-87 0-28 0-92-34-124 3-11 6-21 9-32zM39 271c-14-27-14-74-14-111 0-31 0-58 6-83 8-35 30-47 47-47 8 0 18 2 28 11-22 77-45 153-67 230zM118 56c12 22 12 67 12 104 0 28 0 57-5 82-6 41-27 56-48 56-9 0-18-3-26-12 22-77 45-153 67-230z"><text:p/></draw:path></draw:g></text:p>
        </text:list-item>
        <text:list-item>
          <text:p text:style-name="P68"><text:s/>נוכיח באמצעות הכלה דו כיוונית:</text:p>
          <text:list>
            <text:list-item>
              <text:p text:style-name="P68">נניח <draw:g text:anchor-type="as-char" svg:y="-0.1193in" draw:z-index="322" draw:name="Shape206" draw:style-name="gr1"><svg:title>TexMaths</svg:title><svg:desc>11§display§x \in \emptyset§svg§600§FALSE§</svg:desc><draw:path draw:style-name="gr2" draw:text-style-name="P4" svg:width="0.3248in" svg:height="0.1126in" svg:x="0.0039in" svg:y="0.0075in" svg:viewBox="0 0 826 287" svg:d="M0 0c275 0 551 0 826 0 0 96 0 192 0 287-275 0-551 0-826 0 0-95 0-191 0-287z"><text:p/></draw:path><draw:path draw:style-name="gr3" draw:text-style-name="P5" svg:width="0.0752in" svg:height="0.0681in" svg:x="0.0004in" svg:y="0.05in" svg:viewBox="0 0 192 174" svg:d="M118 54c2-10 11-46 38-46 2 0 11 0 19 5-10 2-18 11-18 21 0 7 4 13 15 13 8 0 20-6 20-22 0-19-23-25-36-25-22 0-35 20-40 29-9-26-30-29-41-29-41 0-63 50-63 59 0 4 3 3 4 4 4 0 5-1 6-5 13-40 39-50 52-50 7 0 21 4 21 26 0 12-7 38-21 92-7 24-20 39-37 39-3 0-12 0-19-4 10-2 17-10 17-21 0-10-8-13-14-13-11 0-21 10-21 22 0 16 20 25 36 25 26 0 40-26 41-29 4 15 19 29 42 29 39 0 61-50 61-58 0-5-3-5-4-5-3 0-4 1-5 5-13 40-39 49-51 49-16 0-22-11-22-24 0-9 2-18 7-34 4-18 8-35 13-53z"><text:p/></draw:path><draw:path draw:style-name="gr3" draw:text-style-name="P5" svg:width="0.076in" svg:height="0.0878in" svg:x="0.1378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5" svg:width="0.061in" svg:height="0.1283in" svg:x="0.2756in" svg:y="0in" svg:viewBox="0 0 156 327" svg:d="M132 8c0-5-3-8-8-8-6 0-7 4-10 12-4 16-1 2-4 18-5-2-18-8-32-8-22 0-47 11-62 41-14 32-16 66-16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ונוכיח משהו כללי. זה נכון באופן ריק לפי הגדרת קבוצה ריקה. </text:p>
            </text:list-item>
            <text:list-item>
              <text:p text:style-name="P68">נניח <draw:g text:anchor-type="as-char" svg:y="-0.1035in" draw:z-index="324" draw:name="Shape207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6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. ונוכיח משהו כללי. לפיכך, <draw:g text:anchor-type="as-char" svg:y="-0.1193in" draw:z-index="325" draw:name="Shape208" draw:style-name="gr1"><svg:title>TexMaths</svg:title><svg:desc>11§display§\exists z. x \in \emptyset§svg§600§FALSE§</svg:desc><draw:path draw:style-name="gr2" draw:text-style-name="P4" svg:width="0.5291in" svg:height="0.1126in" svg:x="0.0004in" svg:y="0.0075in" svg:viewBox="0 0 1345 287" svg:d="M0 0c449 0 896 0 1345 0 0 96 0 192 0 287-449 0-896 0-1345 0 0-95 0-191 0-287z"><text:p/></draw:path><draw:path draw:style-name="gr3" draw:text-style-name="P5" svg:width="0.0677in" svg:height="0.1051in" svg:x="0.0008in" svg:y="0.0114in" svg:viewBox="0 0 173 268" svg:d="M173 14c0-13-1-14-15-14-48 0-95 0-144 0-6 0-14 0-14 8 0 7 8 7 14 7 48 0 96 0 143 0 0 38 0 74 0 112-46 0-91 0-137 0-7 0-15 0-15 7 0 8 8 8 15 8 46 0 91 0 137 0 0 36 0 74 0 110-47 0-95 0-143 0-6 0-14 0-14 8s8 8 14 8c49 0 96 0 144 0 14 0 15-2 15-15 0-79 0-159 0-239z"><text:p/></draw:path><draw:path draw:style-name="gr3" draw:text-style-name="P5" svg:width="0.0642in" svg:height="0.0681in" svg:x="0.0835in" svg:y="0.05in" svg:viewBox="0 0 164 174" svg:d="M35 139c21-23 32-33 46-44 0-1 23-21 38-36 36-36 45-53 45-56s-3-3-5-3-3 0-5 4c-12 18-20 25-29 25-10 0-14-6-19-12-8-9-15-17-28-17-29 0-46 35-46 44 0 1 1 4 4 4 4 0 5-2 6-4 6-18 29-19 33-19 7 0 15 4 24 6 15 6 20 6 30 6-15 17-47 44-54 51-12 10-23 21-35 32-27 26-40 47-40 50 0 4 3 3 4 4 4 0 5-1 7-6 9-12 21-23 33-23 9 0 12 4 22 16 7 6 14 13 25 13 38 0 61-48 61-58 0-3-2-5-5-5-4 0-4 2-5 6-9 24-34 32-46 32-8 0-16-3-23-6-14-4-19-5-28-5-3 0-7 0-10 1z"><text:p/></draw:path><draw:path draw:style-name="gr3" draw:text-style-name="P5" svg:width="0.0157in" svg:height="0.0161in" svg:x="0.1677in" svg:y="0.102in" svg:viewBox="0 0 41 42" svg:d="M41 21c0-11-9-21-20-21-12 0-21 10-21 21s9 21 21 21c11 0 20-10 20-21z"><text:p/></draw:path><draw:path draw:style-name="gr3" draw:text-style-name="P5" svg:width="0.0748in" svg:height="0.0681in" svg:x="0.2012in" svg:y="0.05in" svg:viewBox="0 0 191 174" svg:d="M118 54c2-10 11-46 37-46 2 0 12 0 20 5-11 2-19 11-19 21 0 7 5 13 14 13s21-6 21-22c0-19-22-25-35-25-23 0-36 20-41 29-9-26-30-29-41-29-41 0-63 50-63 59 0 4 4 4 5 4 3 0 5-1 5-5 13-40 38-50 52-50 7 0 20 4 20 26 0 12-6 38-20 92-6 24-20 39-37 39-2 0-11 0-20-4 10-2 19-10 19-21 0-10-9-13-14-13-12 0-21 10-21 22 0 16 19 25 36 25 26 0 39-26 40-29 5 15 19 29 42 29 40 0 62-50 62-58 0-5-4-5-5-5-3 0-5 1-5 5-13 40-39 49-51 49-16 0-21-11-21-24 0-9 2-18 6-34 5-18 9-35 14-53z"><text:p/></draw:path><draw:path draw:style-name="gr3" draw:text-style-name="P5" svg:width="0.0752in" svg:height="0.0878in" svg:x="0.3382in" svg:y="0.035in" svg:viewBox="0 0 192 224" svg:d="M179 120c7 0 13 0 13-8 0-7-6-7-13-7-55 0-109 0-164 0 5-52 50-90 104-90 20 0 40 0 60 0 7 0 13 0 13-7 0-8-6-8-13-8-20 0-40 0-60 0-66 0-119 51-119 112s53 112 119 112c20 0 40 0 60 0 7 0 13 0 13-8s-6-8-13-8c-20 0-40 0-60 0-54 0-99-37-104-88 55 0 109 0 164 0z"><text:p/></draw:path><draw:path draw:style-name="gr3" draw:text-style-name="P5" svg:width="0.061in" svg:height="0.1283in" svg:x="0.4764in" svg:y="0in" svg:viewBox="0 0 156 327" svg:d="M132 8c0-5-3-8-8-8-6 0-7 4-10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. מכיוון ששום דבר לא קשור ב־<draw:g text:anchor-type="as-char" svg:y="-0.0681in" draw:z-index="326" draw:name="Shape209" draw:style-name="gr1"><svg:title>TexMaths</svg:title><svg:desc>11§display§z§svg§600§FALSE§</svg:desc><draw:path draw:style-name="gr2" draw:text-style-name="P4" svg:width="0.0539in" svg:height="0.052in" svg:x="0.0016in" svg:y="0.0071in" svg:viewBox="0 0 138 133" svg:d="M0 0c46 0 92 0 138 0 0 44 0 89 0 133-46 0-92 0-138 0 0-44 0-89 0-133z"><text:p/></draw:path><draw:path draw:style-name="gr3" draw:text-style-name="P5" svg:width="0.063in" svg:height="0.0677in" svg:x="0.0004in" svg:y="0in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 אפשר להיפתר מהכמת, וקיבלנו <draw:g text:anchor-type="as-char" svg:y="-0.1193in" draw:z-index="327" draw:name="Shape210" draw:style-name="gr1"><svg:title>TexMaths</svg:title><svg:desc>11§display§x \in \emptyset§svg§600§FALSE§</svg:desc><draw:path draw:style-name="gr2" draw:text-style-name="P4" svg:width="0.3248in" svg:height="0.1126in" svg:x="0.0039in" svg:y="0.0075in" svg:viewBox="0 0 826 287" svg:d="M0 0c275 0 551 0 826 0 0 96 0 192 0 287-275 0-551 0-826 0 0-95 0-191 0-287z"><text:p/></draw:path><draw:path draw:style-name="gr3" draw:text-style-name="P5" svg:width="0.0752in" svg:height="0.0681in" svg:x="0.0004in" svg:y="0.05in" svg:viewBox="0 0 192 174" svg:d="M118 54c2-10 11-46 38-46 2 0 11 0 19 5-10 2-18 11-18 21 0 7 4 13 15 13 8 0 20-6 20-22 0-19-23-25-36-25-22 0-35 20-40 29-9-26-30-29-41-29-41 0-63 50-63 59 0 4 3 3 4 4 4 0 5-1 6-5 13-40 38-50 52-50 7 0 21 4 21 26 0 12-7 38-21 92-7 24-20 39-37 39-3 0-12 0-19-4 10-2 17-10 17-21 0-10-8-13-14-13-11 0-21 10-21 22 0 16 20 25 36 25 26 0 40-26 41-29 4 15 19 29 42 29 39 0 61-50 61-58 0-5-3-5-4-5-3 0-4 1-5 5-13 40-39 49-51 49-16 0-22-11-22-24 0-9 2-18 7-34 4-18 8-35 13-53z"><text:p/></draw:path><draw:path draw:style-name="gr3" draw:text-style-name="P5" svg:width="0.076in" svg:height="0.0878in" svg:x="0.1378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5" svg:width="0.061in" svg:height="0.1283in" svg:x="0.2756in" svg:y="0in" svg:viewBox="0 0 156 327" svg:d="M132 8c0-5-3-8-8-8-6 0-7 4-10 12-4 16-1 2-4 18-5-2-18-8-32-8-22 0-47 11-62 41-14 32-16 66-16 101 0 24 0 94 33 123-9 30-9 31-9 32 0 5 3 8 8 8 6 0 8-4 10-12 4-15 0-2 4-18 10 6 21 8 32 8 43 0 61-36 67-54 10-27 11-59 11-87 0-27 0-91-34-124 3-11 7-21 10-32zM39 270c-14-27-14-74-14-110 0-31 0-58 6-83 8-35 29-47 47-47 8 0 18 2 28 11-22 76-45 153-67 229zM118 56c12 23 12 67 12 104 0 27 0 56-5 82-6 40-27 55-47 55-9 0-19-3-27-12 22-76 45-153 67-229z"><text:p/></draw:path></draw:g><text:s/>ולכן הטענה נונה באופן ריק גם כן. </text:p>
            </text:list-item>
          </text:list>
        </text:list-item>
        <text:list-item>
          <text:p text:style-name="P68">הוכחנו את השיוויון, כדרוש. <text:span text:style-name="T8">מש"ל</text:span> <draw:g text:anchor-type="as-char" svg:y="-0.1043in" draw:z-index="328" draw:name="Shape211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11" text:outline-level="3">סעיף (ח)</text:h>
      <text:list text:style-name="L10">
        <text:list-item>
          <text:p text:style-name="P69">צ.ל.:</text:p>
          <text:p text:style-name="P70"><draw:g text:anchor-type="as-char" svg:y="-0.1457in" draw:z-index="140" draw:name="Shape156" draw:style-name="gr1"><svg:title>TexMaths</svg:title><svg:desc>11§display§A := \bigcup_{n \in \N} \big\{m \in \N \mid m \le n \big\} = \N§svg§600§FALSE§</svg:desc><draw:path draw:style-name="gr2" draw:text-style-name="P4" svg:width="2.074in" svg:height="0.3185in" svg:x="0.002in" svg:y="0.0079in" svg:viewBox="0 0 5269 810" svg:d="M2635 810c-879 0-1757 0-2635 0 0-270 0-540 0-810 1757 0 3513 0 5269 0 0 270 0 540 0 810-878 0-1756 0-2634 0z"><text:p/></draw:path><draw:path draw:style-name="gr3" draw:text-style-name="P5" svg:width="0.1039in" svg:height="0.1087in" svg:x="-0.0004in" svg:y="0.0354in" svg:viewBox="0 0 265 277" svg:d="M55 232c-15 27-31 32-47 33-5 0-8 0-8 8 0 2 1 4 4 4 11 0 22-2 33-2 14 0 27 2 39 2 3 0 8 0 8-7 0-5-4-5-6-5-10-1-19-4-19-14 0-4 3-9 6-14 10-17 20-33 30-50 32 0 65 0 96 0 2 9 6 62 6 65 0 12-20 13-28 13-5 0-8 0-8 8 0 4 4 4 5 4 16 0 32-2 49-2 8 0 33 2 42 2 3 0 8 0 8-8 0-4-4-4-10-4-23 0-23-3-24-14-8-80-16-161-24-241 0-8 0-10-7-10-6 0-7 3-11 7-45 74-89 149-134 225zM101 176c26-43 52-85 77-128 5 43 8 85 12 128-29 0-59 0-89 0z"><text:p/></draw:path><draw:path draw:style-name="gr3" draw:text-style-name="P5" svg:width="0.0157in" svg:height="0.0654in" svg:x="0.1638in" svg:y="0.0787in" svg:viewBox="0 0 41 167" svg:d="M41 21c0-11-10-21-21-21s-20 10-20 21 9 20 20 20 21-9 21-20zM41 146c0-11-10-21-21-21s-20 10-20 21 9 21 20 21 21-10 21-21z"><text:p/></draw:path><draw:path draw:style-name="gr3" draw:text-style-name="P5" svg:width="0.1004in" svg:height="0.035in" svg:x="0.2016in" svg:y="0.09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512in" svg:height="0.2118in" svg:x="0.3945in" svg:y="0in" svg:viewBox="0 0 385 539" svg:d="M353 354c0 88-75 153-160 153-86 0-161-66-161-153 0-111 0-221 0-332 0-5 0-22-17-22-15 0-15 17-15 22 0 111 0 222 0 335 0 98 85 182 193 182 107 0 192-84 192-182 0-113 0-224 0-335 0-5 0-22-15-22-17 0-17 17-17 22 0 111 0 221 0 332z"><text:p/></draw:path><draw:path draw:style-name="gr3" draw:text-style-name="P5" svg:width="0.065in" svg:height="0.0476in" svg:x="0.3583in" svg:y="0.2811in" svg:viewBox="0 0 166 122" svg:d="M21 102c-1 4-3 10-3 11 0 6 5 9 10 9 4 0 7-4 9-6 3-3 5-11 6-17 1-5 4-18 5-24 3-7 4-12 5-19 3-11 4-13 12-24s20-24 41-24c15 0 15 13 15 18 0 17-11 47-15 58-4 7-5 10-5 14 0 14 12 24 26 24 27 0 39-37 39-42 0-3-3-3-4-3-5 0-5 1-6 4-6 22-17 33-28 33-6 0-7-4-7-9 0-7 1-10 7-22 3-8 14-37 14-52 0-27-21-31-35-31-23 0-39 13-46 24-3-18-18-24-29-24-12 0-19 8-22 14-6 10-10 26-10 27 0 4 4 4 6 4 3 0 3-1 5-9 4-15 9-28 20-28 6 0 9 5 9 13 0 4-3 14-5 22s-4 19-5 24c-4 12-6 23-9 35z"><text:p/></draw:path><draw:path draw:style-name="gr3" draw:text-style-name="P5" svg:width="0.0587in" svg:height="0.0693in" svg:x="0.4402in" svg:y="0.2646in" svg:viewBox="0 0 150 177" svg:d="M139 96c4 0 11 0 11-7 0-6-6-6-11-6-42 0-84 0-126 0 5-40 38-70 79-70 16 0 31 0 47 0 4 0 11 0 11-5 0-8-6-8-11-8-16 0-32 0-48 0-49 0-91 40-91 88 0 51 42 89 91 89 16 0 32 0 48 0 4 0 11 0 11-6 0-7-6-7-11-7-16 0-31 0-47 0-41 0-74-30-79-68 42 0 84 0 126 0z"><text:p/></draw:path><draw:path draw:style-name="gr3" draw:text-style-name="P5" svg:width="0.072in" svg:height="0.0744in" svg:x="0.5134in" svg:y="0.2547in" svg:viewBox="0 0 184 190" svg:d="M35 15c-3-3-3-3-5-6 11 0 21 0 32 0 30 41 60 82 91 123 0 13 0 26 0 40-40-52-78-105-118-157zM35 32c39 52 78 102 117 154 2 3 4 4 5 4 5 0 5-4 5-8 0-51 0-103 0-153 0-16 3-19 15-20 1 0 7 0 7-5 0-4-5-4-10-4-13 0-25 0-39 0-5 0-10 0-10 4 0 5 6 5 8 5 16 1 18 6 18 21 0 28 0 56 0 84-28-37-54-73-82-111-3-3-3-3-10-3-15 0-31 0-47 0-4 0-9 0-9 4 0 5 5 5 6 5 8 1 13 5 15 9-1 2-1 3-1 6 0 44 0 88 0 132 0 15-1 19-15 20-4 0-8 0-8 5 0 4 4 4 9 4 14 0 28 0 43 0 4 0 9 0 9-4 0-5-5-5-9-5-15-1-17-6-17-21 0-41 0-82 0-123z"><text:p/></draw:path><draw:path draw:style-name="gr3" draw:text-style-name="P5" svg:width="0.0539in" svg:height="0.1815in" svg:x="0.6303in" svg:y="0.0165in" svg:viewBox="0 0 138 462" svg:d="M55 170c0 27-13 41-52 57-2 1-3 2-3 4 0 3 1 5 3 6 52 21 52 41 52 62 0 36 0 71 0 107 1 10 7 24 24 35 19 14 50 21 53 21 4 0 6-1 6-5s-2-4-7-6c-11-4-42-15-47-38-1-5-1-6-1-20 0-32 0-64 0-95 0-20 0-48-64-66 64-20 64-46 64-67 0-32 0-63 0-95 0-22 0-41 51-60 4-1 4-3 4-4 0-4-2-6-6-6-2 0-57 13-70 39-7 11-7 14-7 30 0 33 0 67 0 101z"><text:p/></draw:path><draw:path draw:style-name="gr3" draw:text-style-name="P5" svg:width="0.1244in" svg:height="0.0685in" svg:x="0.7059in" svg:y="0.0783in" svg:viewBox="0 0 317 175" svg:d="M23 149c-1 5-3 14-3 16 0 7 5 10 11 10 4 0 12-2 14-10 0-1 6-20 8-29 2-12 5-23 8-35 3-9 5-16 6-26 2-6 6-18 6-19 5-12 26-47 62-47 18 0 21 14 21 27 0 9-2 20-5 32-4 16-8 30-11 45-2 10-6 19-8 29-1 8-4 21-4 23 0 7 4 10 11 10 12 0 14-9 17-22 5-21 19-78 23-92 1-6 21-52 64-52 17 0 21 13 21 27 0 22-16 66-24 86-3 10-6 14-6 22 0 18 15 31 32 31 37 0 51-56 51-59 0-4-3-4-5-4-4 0-4 1-5 7-7 21-19 48-40 48-6 0-10-4-10-13 0-10 4-19 8-27 7-20 23-63 23-85 0-25-15-42-44-42s-49 18-64 37c0-4-1-17-12-26-10-9-22-11-32-11-34 0-53 25-59 34-2-22-19-34-36-34-18 0-26 15-29 22-6 14-12 36-12 37 0 5 4 5 6 5 3 0 3 0 5-9 7-27 14-46 29-46 6 0 12 3 12 17 0 9-1 14-7 33-8 30-14 60-22 90z"><text:p/></draw:path><draw:path draw:style-name="gr3" draw:text-style-name="P5" svg:width="0.076in" svg:height="0.0882in" svg:x="0.8902in" svg:y="0.0638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5" svg:width="0.1028in" svg:height="0.1067in" svg:x="1.0252in" svg:y="0.0402in" svg:viewBox="0 0 262 272" svg:d="M33 35c0 63 0 126 0 188 0 21-2 28-22 28-4 0-11 1-11 7 0 7 7 7 13 7 20 0 40 0 60 0 7 0 13 0 13-7 0-6-7-7-12-7-21 0-24-8-24-29 0-59 0-117 0-176 56 74 111 147 167 220 3 5 5 6 7 6 7 0 7-6 7-12 0-74 0-147 0-219 0-21 4-27 22-28 2 0 9 0 9-6 0-7-7-7-13-7-19 0-38 0-56 0-7 0-14 0-14 7 0 6 7 6 11 6 22 1 26 9 26 29 0 41 0 80 0 121-40-53-78-105-118-157-3-6-4-6-13-6-22 0-45 0-67 0-8 0-14 0-14 7 0 6 6 6 8 6 11 2 19 8 22 12-1 4-1 5-1 10zM218 245c-56-74-112-148-168-222-4-4-4-5-8-10 15 0 31 0 46 0 43 59 87 118 130 176 0 19 0 38 0 56z"><text:p/></draw:path><draw:path draw:style-name="gr3" draw:text-style-name="P5" svg:width="0.0055in" svg:height="0.1516in" svg:x="1.1909in" svg:y="0.0311in" svg:viewBox="0 0 15 386" svg:d="M15 14c0-6 0-14-7-14-8 0-8 8-8 14 0 120 0 239 0 359 0 7 0 13 8 13 7 0 7-6 7-13 0-120 0-239 0-359z"><text:p/></draw:path><draw:path draw:style-name="gr3" draw:text-style-name="P5" svg:width="0.1244in" svg:height="0.0685in" svg:x="1.2622in" svg:y="0.0783in" svg:viewBox="0 0 317 175" svg:d="M23 149c-1 5-4 14-4 16 0 7 5 10 12 10 4 0 11-2 14-10 0-1 5-20 7-29 3-12 5-23 9-35 2-9 4-16 6-26 1-6 5-18 6-19 5-12 25-47 62-47 18 0 21 14 21 27 0 9-3 20-5 32-4 16-8 30-11 45-2 10-6 19-8 29-2 8-5 21-5 23 0 7 5 10 11 10 12 0 14-9 17-22 6-21 20-78 23-92 1-6 22-52 64-52 17 0 21 13 21 27 0 22-17 66-24 86-4 10-5 14-5 22 0 18 14 31 32 31 37 0 51-56 51-59 0-4-5-4-6-4-3 0-3 1-5 7-6 21-18 48-40 48-6 0-9-4-9-13 0-10 4-19 7-27 8-20 24-63 24-85 0-25-16-42-45-42-30 0-48 18-63 37 0-4-1-17-12-26-10-9-22-11-32-11-35 0-53 25-60 34-2-22-18-34-35-34-18 0-26 15-29 22-8 14-12 36-12 37 0 5 3 5 4 5 5 0 5 0 7-9 7-27 14-46 29-46 5 0 12 3 12 17 0 9-1 14-7 33-8 30-14 60-22 90z"><text:p/></draw:path><draw:path draw:style-name="gr3" draw:text-style-name="P5" svg:width="0.0929in" svg:height="0.1173in" svg:x="1.4461in" svg:y="0.0484in" svg:viewBox="0 0 237 299" svg:d="M229 17c4-3 8-4 8-9 0-4-4-8-8-8-2 0-6 2-8 2-71 34-142 67-213 101-7 4-8 6-8 9 0 4 2 7 8 9 71 33 142 66 213 100 6 4 7 4 8 4 4 0 8-5 8-9s-3-6-9-9c-67-32-134-63-202-95 68-32 136-64 203-95zM222 299c7 0 15 0 15-7 0-8-9-8-15-8-69 0-138 0-208 0-6 0-14 0-14 8 0 7 7 7 13 7 70 0 140 0 209 0z"><text:p/></draw:path><draw:path draw:style-name="gr3" draw:text-style-name="P5" svg:width="0.0819in" svg:height="0.0685in" svg:x="1.5988in" svg:y="0.0783in" svg:viewBox="0 0 209 175" svg:d="M23 149c-1 5-4 14-4 16 0 7 5 10 12 10 4 0 11-2 14-10 0-1 5-20 7-29 3-12 5-23 9-35 2-9 4-16 6-26 1-6 5-18 6-19 5-12 26-47 62-47 18 0 21 14 21 27 0 23-18 73-25 89-3 10-3 15-3 19 0 18 13 31 30 31 37 0 51-56 51-59 0-4-3-4-4-4-4 0-4 1-6 7-8 26-21 48-39 48-7 0-9-4-9-13 0-10 3-19 6-27 8-20 23-63 23-85 0-27-16-42-44-42-35 0-53 25-60 34-2-22-18-34-35-34-18 0-26 15-30 22-5 13-11 36-11 37 0 5 3 5 4 5 5 0 5 0 7-9 7-27 14-46 29-46 7 0 12 5 12 17 0 9-1 14-7 33-8 30-14 60-22 90z"><text:p/></draw:path><draw:path draw:style-name="gr3" draw:text-style-name="P5" svg:width="0.0539in" svg:height="0.1815in" svg:x="1.7028in" svg:y="0.0165in" svg:viewBox="0 0 138 462" svg:d="M83 294c0-13 0-36 49-56 6-2 6-2 6-7-2-1 0-3-3-3-52-21-52-42-52-64 0-35 0-72 0-107-2-21-18-33-25-36-16-12-48-21-52-21-5 0-6 2-6 6 0 3 2 4 6 4 50 20 50 38 50 60 0 32 0 63 0 95 0 21 0 47 63 66-63 21-63 44-63 67 0 31 0 63 0 95 0 21 0 41-49 58-5 2-7 2-7 6 0 3 1 5 6 5 23-11 51-10 69-34 8-11 8-20 8-34 0-34 0-67 0-100z"><text:p/></draw:path><draw:path draw:style-name="gr3" draw:text-style-name="P5" svg:width="0.1008in" svg:height="0.035in" svg:x="1.8252in" svg:y="0.0902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028in" svg:height="0.1067in" svg:x="1.9811in" svg:y="0.0402in" svg:viewBox="0 0 262 272" svg:d="M33 35c0 63 0 126 0 188 0 21-2 28-22 28-4 0-11 1-11 7 0 7 7 7 13 7 20 0 40 0 60 0 7 0 13 0 13-7 0-6-7-7-12-7-21 0-24-8-24-29 0-59 0-117 0-176 56 74 111 147 167 220 3 5 5 6 7 6 7 0 7-6 7-12 0-74 0-147 0-219 0-21 4-27 22-28 2 0 9 0 9-6 0-7-6-7-13-7-19 0-38 0-56 0-7 0-14 0-14 7 0 6 7 6 11 6 22 1 26 9 26 29 0 41 0 80 0 121-40-53-78-105-118-157-3-6-4-6-13-6-22 0-45 0-67 0-8 0-14 0-14 7 0 6 6 6 8 6 11 2 19 8 22 12-1 4-1 5-1 10zM218 245c-56-74-112-148-168-222-4-4-4-5-8-10 15 0 31 0 46 0 43 59 87 118 130 176 0 19 0 38 0 56z"><text:p/></draw:path></draw:g></text:p>
        </text:list-item>
        <text:list-item>
          <text:p text:style-name="P71">עם תלות בכמת בקונטקסט המתאים, <draw:g text:anchor-type="as-char" svg:y="-0.1283in" draw:z-index="128" draw:name="Shape157" draw:style-name="gr1"><svg:title>TexMaths</svg:title><svg:desc>11§display§B := \big\{m \in \N \mid m \le n \big\}§svg§600§FALSE§</svg:desc><draw:path draw:style-name="gr2" draw:text-style-name="P4" svg:width="1.4969in" svg:height="0.1661in" svg:x="0.0008in" svg:y="0.0079in" svg:viewBox="0 0 3803 423" svg:d="M1903 423c-635 0-1269 0-1903 0 0-141 0-282 0-423 1268 0 2535 0 3803 0 0 141 0 282 0 423-634 0-1268 0-1900 0z"><text:p/></draw:path><draw:path draw:style-name="gr3" draw:text-style-name="P5" svg:width="0.1083in" svg:height="0.1028in" svg:x="-0.0004in" svg:y="0.026in" svg:viewBox="0 0 276 262" svg:d="M45 233c-3 15-4 17-35 17-7 0-10 0-10 9 0 3 3 3 10 3 46 0 92 0 139 0 60 0 106-44 106-81 0-29-22-51-60-56 40-7 81-35 81-72 0-29-25-53-71-53-44 0-87 0-131 0-7 0-11 0-11 8 0 4 3 4 11 4 1 0 7 0 14 0 8 1 11 1 11 7 0 1 0 2-1 7-18 69-35 138-53 207zM105 122c7-32 15-64 23-96 3-13 4-14 21-14 16 0 34 0 50 0 34 0 42 22 42 40 0 34-33 70-80 70-19 0-38 0-56 0zM87 250c-6 0-7 0-9 0-4 0-5-1-5-3s0-2 2-8c9-36 17-73 26-108 24 0 50 0 74 0 37 0 44 29 44 45 0 38-34 74-80 74-18 0-34 0-52 0z"><text:p/></draw:path><draw:path draw:style-name="gr3" draw:text-style-name="P5" svg:width="0.0157in" svg:height="0.065in" svg:x="0.1717in" svg:y="0.0642in" svg:viewBox="0 0 41 166" svg:d="M41 21c0-11-9-21-20-21s-21 10-21 21 10 20 21 20 20-9 20-20zM41 146c0-11-9-21-20-21s-21 10-21 21 10 20 21 20 20-9 20-20z"><text:p/></draw:path><draw:path draw:style-name="gr3" draw:text-style-name="P5" svg:width="0.1012in" svg:height="0.035in" svg:x="0.2094in" svg:y="0.0736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539in" svg:height="0.1815in" svg:x="0.3787in" svg:y="0in" svg:viewBox="0 0 138 462" svg:d="M56 170c0 27-13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3" draw:text-style-name="P5" svg:width="0.124in" svg:height="0.0685in" svg:x="0.4551in" svg:y="0.0618in" svg:viewBox="0 0 316 175" svg:d="M22 149c-1 5-3 14-3 16 0 7 5 10 11 10 5 0 12-3 14-11 1 0 6-19 8-29 3-12 5-23 9-34 2-9 4-17 6-26 1-7 5-18 5-19 6-12 26-47 63-47 17 0 21 14 21 27 0 9-3 20-6 32-4 15-7 29-10 44-4 10-6 20-9 30-1 8-4 21-4 23 0 7 5 10 11 10 12 0 14-10 17-22 6-21 20-78 23-92 1-6 22-52 64-52 17 0 21 13 21 27 0 22-16 66-24 86-4 10-5 13-5 21 0 19 14 32 31 32 37 0 51-56 51-59 0-4-3-4-5-4-3 0-3 1-5 7-6 21-19 48-40 48-6 0-8-4-8-13 0-10 3-19 6-27 8-20 23-63 23-85 0-25-15-42-44-42-28 0-48 18-63 37-1-4-2-17-12-27-10-8-23-10-32-10-35 0-53 25-60 34-2-22-19-34-35-34-19 0-26 15-29 22-8 14-12 36-12 37 0 5 3 5 4 5 4 0 5 0 7-9 7-27 14-46 28-46 6 0 12 3 12 17 0 9-1 13-6 33-8 30-15 60-23 90z"><text:p/></draw:path><draw:path draw:style-name="gr3" draw:text-style-name="P5" svg:width="0.0756in" svg:height="0.0874in" svg:x="0.639in" svg:y="0.0472in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3" draw:text-style-name="P5" svg:width="0.1028in" svg:height="0.1063in" svg:x="0.7736in" svg:y="0.0256in" svg:viewBox="0 0 262 271" svg:d="M34 35c0 63 0 126 0 188 0 20-3 27-23 27-4 0-11 0-11 6 0 7 7 7 13 7 20 0 41 0 61 0 6 0 12 0 12-7 0-6-6-6-11-6-22 0-24-8-24-28 0-59 0-119 0-177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4c-56-73-111-147-167-221-5-4-5-5-9-10 15 0 31 0 46 0 43 59 87 117 130 176 0 18 0 37 0 55z"><text:p/></draw:path><draw:path draw:style-name="gr3" draw:text-style-name="P5" svg:width="0.0055in" svg:height="0.1512in" svg:x="0.9402in" svg:y="0.0165in" svg:viewBox="0 0 15 385" svg:d="M15 14c0-6 0-14-7-14-8 0-8 8-8 14 0 119 0 238 0 357 0 8 0 14 8 14 7 0 7-6 7-14 0-119 0-238 0-357z"><text:p/></draw:path><draw:path draw:style-name="gr3" draw:text-style-name="P5" svg:width="0.1244in" svg:height="0.0685in" svg:x="1.011in" svg:y="0.0618in" svg:viewBox="0 0 317 175" svg:d="M23 149c-1 5-3 14-3 16 0 7 5 10 11 10 4 0 12-3 14-11 2-10 6-19 8-29 2-12 5-23 8-34 3-9 5-17 6-26 2-7 6-18 6-19 5-12 26-47 62-47 18 0 21 14 21 27 0 9-2 20-5 32-4 15-8 29-11 44-2 10-6 20-8 30-1 8-5 21-5 23 0 7 5 10 12 10 12 0 14-10 16-22 6-21 20-78 24-92 1-6 21-52 64-52 17 0 21 13 21 27 0 22-16 66-24 86-3 10-6 13-6 21 0 19 14 32 32 32 37 0 51-56 51-59 0-4-3-4-4-4-5 0-5 1-6 7-7 21-19 48-40 48-6 0-9-4-9-13 0-10 3-19 7-27 7-20 23-63 23-85 0-25-15-42-44-42s-49 18-64 37c0-4-1-17-12-27-10-8-22-10-32-10-34 0-53 25-60 34-1-22-18-34-35-34-18 0-26 15-29 22-6 14-12 36-12 37 0 5 3 4 4 5 5 0 5 0 7-9 7-27 14-46 29-46 6 0 12 3 12 17 0 9-1 13-7 33-8 30-14 60-22 90z"><text:p/></draw:path><draw:path draw:style-name="gr3" draw:text-style-name="P5" svg:width="0.0929in" svg:height="0.1165in" svg:x="1.1949in" svg:y="0.0323in" svg:viewBox="0 0 237 297" svg:d="M229 17c4-3 8-5 8-9 0-5-4-8-8-8-2 0-6 2-7 2-71 34-143 67-214 101-7 4-8 6-8 9 0 4 2 7 8 9 71 33 143 66 214 100 5 2 6 2 7 2 4 0 8-3 8-7s-2-6-8-9c-67-32-135-64-203-95 68-32 136-64 203-95zM223 297c7 0 14 0 14-7 0-8-8-8-15-8-69 0-138 0-208 0-5 0-14 0-14 8 0 7 8 7 14 7 70 0 140 0 209 0z"><text:p/></draw:path><draw:path draw:style-name="gr3" draw:text-style-name="P5" svg:width="0.0823in" svg:height="0.0685in" svg:x="1.3476in" svg:y="0.0618in" svg:viewBox="0 0 210 175" svg:d="M23 149c-1 5-3 14-3 16 0 7 5 10 11 10 4 0 12-3 14-11 2-10 6-19 8-29 2-12 5-23 8-34 3-9 5-17 6-26 2-7 6-18 6-19 5-12 26-47 62-47 18 0 21 14 21 27 0 23-18 73-25 89-3 9-3 15-3 18 0 19 13 32 32 32 36 0 50-56 50-59 0-4-3-4-5-4-4 0-4 1-6 7-8 26-20 48-39 48-7 0-9-4-9-13 0-10 3-19 6-27 8-21 25-63 25-85 0-27-17-42-46-42-34 0-53 25-60 34-1-22-18-34-35-34-18 0-26 15-29 22-6 13-12 36-12 37 0 5 3 4 4 5 5 0 5 0 7-9 7-27 14-46 29-46 7 0 12 5 12 17 0 9-1 13-7 33-8 30-14 60-22 90z"><text:p/></draw:path><draw:path draw:style-name="gr3" draw:text-style-name="P5" svg:width="0.0539in" svg:height="0.1815in" svg:x="1.452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. </text:p>
        </text:list-item>
        <text:list-item>
          <text:p text:style-name="P71">נוכיח בעזרת הכלה דו־כיוונית;</text:p>
          <text:list>
            <text:list-item>
              <text:p text:style-name="P72"><text:soft-page-break/>יהי <draw:g text:anchor-type="as-char" svg:y="-0.1035in" draw:z-index="129" draw:name="Shape158" draw:style-name="gr1"><svg:title>TexMaths</svg:title><svg:desc>11§display§x \in \N§svg§600§FALSE§</svg:desc><draw:path draw:style-name="gr2" draw:text-style-name="P4" svg:width="0.3634in" svg:height="0.0933in" svg:x="0.0031in" svg:y="0.0063in" svg:viewBox="0 0 924 238" svg:d="M463 238c-155 0-309 0-463 0 0-79 0-159 0-238 308 0 616 0 924 0 0 79 0 159 0 238-154 0-308 0-461 0z"><text:p/></draw:path><draw:path draw:style-name="gr3" draw:text-style-name="P5" svg:width="0.0752in" svg:height="0.0677in" svg:x="-0.0004in" svg:y="0.0354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5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28in" svg:height="0.1055in" svg:x="0.2717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. נוכיח <text:span text:style-name="T33">שקיים </text:span><text:span text:style-name="T33"><draw:g text:anchor-type="as-char" svg:y="-0.0681in" draw:z-index="131" draw:name="Shape159" draw:style-name="gr1"><svg:title>TexMaths</svg:title><svg:desc>11§display§n§svg§600§FALSE§</svg:desc><draw:path draw:style-name="gr2" draw:text-style-name="P4" svg:width="0.0705in" svg:height="0.052in" svg:x="0.0031in" svg:y="0.0071in" svg:viewBox="0 0 180 133" svg:d="M0 0c60 0 120 0 180 0 0 44 0 89 0 133-60 0-120 0-180 0 0-44 0-89 0-133z"><text:p/></draw:path><draw:path draw:style-name="gr3" draw:text-style-name="P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3"><text:s/>עבורו </text:span><draw:g text:anchor-type="as-char" svg:y="-0.1035in" draw:z-index="130" draw:name="Shape160" draw:style-name="gr1"><svg:title>TexMaths</svg:title><svg:desc>11§display§x \in B§svg§600§FALSE§</svg:desc><draw:path draw:style-name="gr2" draw:text-style-name="P4" svg:width="0.3717in" svg:height="0.0933in" svg:x="0.0031in" svg:y="0.0063in" svg:viewBox="0 0 945 238" svg:d="M473 238c-158 0-316 0-473 0 0-79 0-159 0-238 315 0 630 0 945 0 0 79 0 159 0 238-158 0-315 0-472 0z"><text:p/></draw:path><draw:path draw:style-name="gr3" draw:text-style-name="P5" svg:width="0.0752in" svg:height="0.0677in" svg:x="-0.0004in" svg:y="0.0354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74in" svg:y="0.0209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in" svg:y="-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. <text:span text:style-name="T33">מתוך עקרון ההפרדה, צ.ל. קיים </text:span><text:span text:style-name="T33"><draw:g text:anchor-type="as-char" svg:y="-0.0681in" draw:z-index="132" draw:name="Shape161" draw:style-name="gr1"><svg:title>TexMaths</svg:title><svg:desc>11§display§n§svg§600§FALSE§</svg:desc><draw:path draw:style-name="gr2" draw:text-style-name="P4" svg:width="0.0705in" svg:height="0.052in" svg:x="0.0031in" svg:y="0.0071in" svg:viewBox="0 0 180 133" svg:d="M0 0c60 0 120 0 180 0 0 44 0 89 0 133-60 0-120 0-180 0 0-44 0-89 0-133z"><text:p/></draw:path><draw:path draw:style-name="gr3" draw:text-style-name="P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3"><text:s text:c="2"/>עבורו <text:s/></text:span><text:span text:style-name="T33"><draw:g text:anchor-type="as-char" svg:y="-0.1043in" draw:z-index="135" draw:name="Shape162" draw:style-name="gr1"><svg:title>TexMaths</svg:title><svg:desc>11§display§x \in \N \land x \le n§svg§600§FALSE§</svg:desc><draw:path draw:style-name="gr2" draw:text-style-name="P4" svg:width="0.9122in" svg:height="0.1087in" svg:x="0.0031in" svg:y="0.0071in" svg:viewBox="0 0 2318 277" svg:d="M0 0c772 0 1546 0 2318 0 0 93 0 184 0 277-772 0-1546 0-2318 0 0-93 0-184 0-277z"><text:p/></draw:path><draw:path draw:style-name="gr3" draw:text-style-name="P5" svg:width="0.0756in" svg:height="0.0681in" svg:x="-0.0004in" svg:y="0.0362in" svg:viewBox="0 0 193 174" svg:d="M118 54c2-10 12-45 38-45 2 0 11 0 20 4-11 2-19 12-19 21 0 7 5 15 15 15 8 0 21-8 21-24 0-19-24-25-37-25-22 0-35 21-39 30-10-26-31-30-42-30-41 0-63 50-63 60 0 4 3 2 5 4 3 0 4-1 5-4 13-41 39-51 52-51 7 0 21 3 21 25 0 12-7 39-21 93-7 23-20 39-37 39-3 0-12 0-19-5 10-2 18-10 18-20 0-11-8-14-14-14-12 0-22 11-22 23 0 17 20 24 36 24 26 0 40-26 41-28 4 13 19 28 42 28 39 0 61-48 61-58 0-4-3-4-4-4-3 0-4 2-5 4-13 42-39 50-51 50-15 0-22-11-22-25 0-8 3-16 7-34s8-35 13-53z"><text:p/></draw:path><draw:path draw:style-name="gr3" draw:text-style-name="P5" svg:width="0.0756in" svg:height="0.0874in" svg:x="0.1374in" svg:y="0.0217in" svg:viewBox="0 0 193 223" svg:d="M179 119c7 0 14 0 14-7 0-8-7-8-14-8-55 0-109 0-164 0 5-52 50-89 104-89 20 0 41 0 60 0 7 0 14 0 14-7 0-8-7-8-14-8-21 0-40 0-61 0-66 0-118 50-118 112 0 60 52 111 118 111 21 0 40 0 61 0 7 0 14 0 14-8 0-7-7-7-14-7-19 0-40 0-60 0-54 0-99-38-104-89 55 0 109 0 164 0z"><text:p/></draw:path><draw:path draw:style-name="gr3" draw:text-style-name="P5" svg:width="0.1028in" svg:height="0.1067in" svg:x="0.272in" svg:y="0in" svg:viewBox="0 0 262 272" svg:d="M34 35c0 63 0 125 0 188 0 20-3 27-23 28-4 0-11 0-11 6 0 7 7 7 13 7 20 0 40 0 60 0 7 0 13 0 13-7 0-6-7-6-12-6-21-1-24-9-24-29 0-59 0-118 0-177 56 73 111 147 167 220 3 6 5 7 7 7 7 0 7-7 7-14 0-72 0-144 0-217 0-21 4-27 22-28 2 0 9 0 9-6 0-7-6-7-13-7-19 0-38 0-56 0-7 0-14 0-14 7 0 6 7 6 11 6 22 1 26 9 26 29 0 40 0 81 0 120-39-52-78-105-117-156-4-6-5-6-14-6-22 0-45 0-67 0-8 0-14 0-14 7 0 6 6 6 9 6 10 1 18 8 21 12 0 4 0 5 0 10zM218 244c-56-74-112-147-168-221-4-5-4-5-8-10 15 0 31 0 46 0 43 59 87 117 130 176 0 19 0 37 0 55z"><text:p/></draw:path><draw:path draw:style-name="gr3" draw:text-style-name="P5" svg:width="0.0846in" svg:height="0.0941in" svg:x="0.4201in" svg:y="0.0134in" svg:viewBox="0 0 216 240" svg:d="M117 9c-4-7-6-9-9-9-6 0-7 3-9 9-32 72-64 143-96 215-2 5-3 6-3 8 0 4 3 8 8 8 3 0 6-1 9-9 30-68 60-136 91-203 30 67 60 135 90 203 4 9 8 9 10 9 3 0 8-4 8-8 0-1 0-2-4-7-32-72-63-144-95-216z"><text:p/></draw:path><draw:path draw:style-name="gr3" draw:text-style-name="P5" svg:width="0.0756in" svg:height="0.0681in" svg:x="0.5512in" svg:y="0.0362in" svg:viewBox="0 0 193 174" svg:d="M119 54c2-10 11-45 37-45 2 0 12 0 20 4-11 2-19 12-19 21 0 7 5 15 15 15 8 0 21-8 21-24 0-19-22-25-36-25-23 0-36 21-40 30-10-26-31-30-42-30-41 0-63 50-63 60 0 4 5 4 6 4 2 0 3-1 4-4 13-41 39-51 52-51 7 0 21 3 21 25 0 12-7 39-21 93-6 23-20 39-37 39-2 0-11 0-19-5 10-2 18-10 18-20 0-11-8-14-14-14-12 0-22 11-22 23 0 17 20 24 36 24 27 0 40-26 41-28 6 13 19 28 42 28 39 0 61-48 61-58 0-4-3-4-4-4-3 0-4 2-4 4-14 42-40 50-52 50-15 0-21-11-21-25 0-8 2-16 7-34 4-18 8-35 13-53z"><text:p/></draw:path><draw:path draw:style-name="gr3" draw:text-style-name="P5" svg:width="0.0921in" svg:height="0.1169in" svg:x="0.6886in" svg:y="0.0071in" svg:viewBox="0 0 235 298" svg:d="M229 17c4-3 6-5 6-9 0-5-2-8-7-8-1 0-6 2-7 2-71 34-142 68-213 102-7 3-8 5-8 9 0 3 2 5 8 7 71 33 142 68 213 101 6 2 6 2 7 2 4 0 7-3 7-8 0-3-1-5-7-8-67-31-136-63-203-94 69-32 136-64 204-96zM222 298c7 0 13 0 13-8 0-7-7-7-13-7-69 0-139 0-209 0-5 0-13 0-13 7 0 8 7 8 13 8 70 0 140 0 209 0z"><text:p/></draw:path><draw:path draw:style-name="gr3" draw:text-style-name="P5" svg:width="0.0819in" svg:height="0.0681in" svg:x="0.8413in" svg:y="0.0362in" svg:viewBox="0 0 209 174" svg:d="M22 148c-1 7-3 14-3 15 0 8 5 11 11 11 5 0 12-3 14-11 1-1 6-17 8-27 3-12 5-23 9-34 2-9 4-18 6-27 1-7 5-18 5-19 6-12 26-47 63-47 17 0 21 14 21 26 0 25-20 74-25 91-3 9-4 13-4 18 0 17 13 30 31 30 37 0 51-55 51-58 0-4-3-4-4-4-5 0-5 1-6 7-9 27-21 47-39 47-7 0-10-4-10-11 0-10 3-20 7-28 7-21 23-63 23-85 0-27-16-42-44-42-35 0-53 25-60 34-2-22-19-34-36-34-19 0-25 15-29 22-5 13-11 37-11 38 0 4 3 4 4 4 4 0 5-1 7-9 7-27 14-46 28-46 7 0 12 4 12 18 0 7-1 12-6 32-8 29-15 59-23 89z"><text:p/></draw:path></draw:g></text:span><text:span text:style-name="T33">. נתבונן ב־</text:span><text:span text:style-name="T33"><draw:g text:anchor-type="as-char" svg:y="-0.1in" draw:z-index="133" draw:name="Shape163" draw:style-name="gr1"><svg:title>TexMaths</svg:title><svg:desc>11§display§n = x + 1§svg§600§FALSE§</svg:desc><draw:path draw:style-name="gr2" draw:text-style-name="P4" svg:width="0.6142in" svg:height="0.0972in" svg:x="0.0031in" svg:y="0.0079in" svg:viewBox="0 0 1561 248" svg:d="M0 0c520 0 1041 0 1561 0 0 83 0 165 0 248-520 0-1041 0-1561 0 0-83 0-165 0-248z"><text:p/></draw:path><draw:path draw:style-name="gr3" draw:text-style-name="P5" svg:width="0.0823in" svg:height="0.0681in" svg:x="-0.0004in" svg:y="0.0339in" svg:viewBox="0 0 210 174" svg:d="M23 146c-1 7-3 16-3 17 0 8 5 11 11 11 4 0 11-3 14-11 0-1 5-19 8-28 2-12 5-23 8-34 2-8 5-17 6-26 2-7 5-18 6-19 5-12 26-47 62-47 18 0 21 14 21 27 0 23-18 73-25 90-3 8-3 13-3 17 0 18 13 31 32 31 36 0 50-55 50-58 0-5-4-5-5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5" svg:width="0.1008in" svg:height="0.0346in" svg:x="0.1374in" svg:y="0.0457in" svg:viewBox="0 0 257 89" svg:d="M244 15c6 0 13 0 13-7 0-8-7-8-13-8-77 0-154 0-231 0-5 0-13 0-13 8 0 7 8 7 13 7 77 0 154 0 231 0zM244 89c6 0 13 0 13-8 0-7-7-7-13-7-77 0-154 0-231 0-5 0-13 0-13 7 0 8 8 8 13 8 77 0 154 0 231 0z"><text:p/></draw:path><draw:path draw:style-name="gr3" draw:text-style-name="P5" svg:width="0.0756in" svg:height="0.0681in" svg:x="0.2937in" svg:y="0.0339in" svg:viewBox="0 0 193 174" svg:d="M118 54c2-10 11-45 38-45 2 0 11 0 20 5-11 1-19 11-19 20 0 7 5 14 15 14 8 0 21-7 21-23 0-19-24-25-37-25-22 0-35 21-39 30-10-26-31-30-42-30-41 0-63 50-63 59 0 5 3 3 5 5 3 0 4-1 5-5 13-40 39-50 52-50 7 0 21 3 21 25 0 12-7 39-21 93-7 22-20 38-37 38-3 0-12 0-19-4 10-2 17-11 17-20 0-11-7-14-14-14-11 0-21 11-21 22 0 17 20 25 36 25 26 0 40-28 41-30 4 15 19 30 42 30 39 0 61-48 61-58 0-5-3-5-4-5-3 0-4 2-5 5-13 40-39 49-51 49-15 0-22-12-22-24 0-9 2-17 7-34 4-18 8-35 13-53z"><text:p/></draw:path><draw:path draw:style-name="gr3" draw:text-style-name="P5" svg:width="0.1008in" svg:height="0.1004in" svg:x="0.4181in" svg:y="0.0126in" svg:viewBox="0 0 257 256" svg:d="M136 137c37 0 72 0 108 0 6 0 13 0 13-8s-7-8-13-8c-36 0-71 0-108 0 0-36 0-73 0-108 0-5 0-13-7-13-8 0-8 8-8 13 0 35 0 72 0 108-36 0-71 0-108 0-5 0-13 0-13 8s8 8 13 8c37 0 72 0 108 0 0 35 0 70 0 105 0 6 0 14 8 14 7 0 7-8 7-14 0-35 0-70 0-105z"><text:p/></draw:path><draw:path draw:style-name="gr3" draw:text-style-name="P5" svg:width="0.05in" svg:height="0.1004in" svg:x="0.5752in" svg:y="0in" svg:viewBox="0 0 128 256" svg:d="M79 10c0-9 0-10-9-10-24 24-58 24-70 24 0 5 0 8 0 12 8 0 31 0 51-10 0 67 0 133 0 199 0 14-1 18-37 18-4 0-7 0-12 0 0 5 0 8 0 13 15-2 48-2 63-2s49 0 63 2c0-5 0-8 0-13-5 0-8 0-12 0-36 0-37-4-37-18 0-72 0-144 0-215z"><text:p/></draw:path></draw:g></text:span><text:span text:style-name="T33">. </text:span><text:span text:style-name="T33"><draw:g text:anchor-type="as-char" svg:y="-0.1035in" draw:z-index="134" draw:name="Shape164" draw:style-name="gr1"><svg:title>TexMaths</svg:title><svg:desc>11§display§n \in \N§svg§600§FALSE§</svg:desc><draw:path draw:style-name="gr2" draw:text-style-name="P4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5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5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5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3"><text:s/>כי חיבור ממשיים ממשי. </text:span><text:span text:style-name="T34">לפיכך, </text:span><text:span text:style-name="T34"><draw:g text:anchor-type="as-char" svg:y="-0.0811in" draw:z-index="136" draw:name="Shape165" draw:style-name="gr1"><svg:title>TexMaths</svg:title><svg:desc>11§display§x &lt; n§svg§600§FALSE§</svg:desc><draw:path draw:style-name="gr2" draw:text-style-name="P4" svg:width="0.3606in" svg:height="0.0713in" svg:x="0.0031in" svg:y="0.0079in" svg:viewBox="0 0 917 182" svg:d="M459 182c-153 0-306 0-459 0 0-60 0-122 0-182 306 0 611 0 917 0 0 60 0 122 0 182-153 0-306 0-458 0z"><text:p/></draw:path><draw:path draw:style-name="gr3" draw:text-style-name="P5" svg:width="0.0756in" svg:height="0.0677in" svg:x="-0.0004in" svg:y="0.0146in" svg:viewBox="0 0 193 173" svg:d="M119 54c2-10 11-45 37-45 2 0 11 0 20 5-11 1-19 11-19 21 0 6 5 13 15 13 9 0 21-7 21-23 0-20-22-25-36-25-23 0-36 21-40 30-10-26-31-30-42-30-41 0-63 49-63 59 0 5 5 5 6 5 2 0 3-2 4-5 13-40 39-50 52-50 7 0 21 3 21 26 0 11-7 37-21 91-6 22-20 38-37 38-2 0-11 0-19-5 10-1 18-10 18-20 0-11-8-13-14-13-12 0-22 9-22 22 0 18 20 25 36 25 27 0 40-27 41-29 6 14 19 29 42 29 39 0 62-48 62-58 0-4-4-4-5-4-3 0-4 2-4 4-14 41-40 49-52 49-15 0-21-12-21-25 0-9 2-15 7-33 4-17 8-35 13-52z"><text:p/></draw:path><draw:path draw:style-name="gr3" draw:text-style-name="P5" svg:width="0.0925in" svg:height="0.0866in" svg:x="0.1374in" svg:y="0in" svg:viewBox="0 0 236 221" svg:d="M229 16c4-2 7-4 7-8 0-5-4-8-8-8-1 0-2 0-7 3-71 33-143 66-214 100-5 2-7 3-7 9 0 4 2 5 7 8 71 32 143 65 214 98 5 3 6 3 7 3 4 0 8-3 8-7 0-5-3-7-7-9-68-31-135-62-204-93 69-32 136-64 204-96z"><text:p/></draw:path><draw:path draw:style-name="gr3" draw:text-style-name="P5" svg:width="0.0823in" svg:height="0.0677in" svg:x="0.289in" svg:y="0.0146in" svg:viewBox="0 0 210 173" svg:d="M23 146c-1 5-3 15-3 16 0 8 5 11 11 11 4 0 12-3 14-11 1-1 6-18 8-28 3-11 5-22 9-33 2-9 4-18 6-26 1-7 5-18 5-19 5-12 26-47 62-47 18 0 21 14 21 27 0 23-18 73-25 89-3 8-3 12-3 16 0 18 13 32 32 32 36 0 50-55 50-58 0-4-3-4-4-4-5 0-5 1-7 7-7 25-20 46-39 46-6 0-9-3-9-13 0-8 3-18 6-25 8-21 25-62 25-84 0-27-17-42-46-42-34 0-52 25-59 34-2-22-19-34-36-34-18 0-26 15-29 22-6 13-12 36-12 37 0 5 4 5 6 5 3 0 3-2 6-9 7-28 14-46 28-46 7 0 12 5 12 17 0 9-1 12-6 33-7 29-15 58-23 87z"><text:p/></draw:path></draw:g></text:span><text:span text:style-name="T34"><text:s/>ומכאן נגרר </text:span><text:span text:style-name="T34"><draw:g text:anchor-type="as-char" svg:y="-0.0965in" draw:z-index="137" draw:name="Shape166" draw:style-name="gr1"><svg:title>TexMaths</svg:title><svg:desc>11§display§x \le n§svg§600§FALSE§</svg:desc><draw:path draw:style-name="gr2" draw:text-style-name="P4" svg:width="0.3602in" svg:height="0.1008in" svg:x="0.0031in" svg:y="0.0079in" svg:viewBox="0 0 916 257" svg:d="M0 0c305 0 611 0 916 0 0 86 0 171 0 257-305 0-611 0-916 0 0-86 0-171 0-257z"><text:p/></draw:path><draw:path draw:style-name="gr3" draw:text-style-name="P5" svg:width="0.0756in" svg:height="0.0677in" svg:x="-0.0004in" svg:y="0.0291in" svg:viewBox="0 0 193 173" svg:d="M118 54c2-10 11-45 38-45 3 0 11 0 20 4-11 2-19 12-19 21 0 7 5 13 15 13 9 0 21-6 21-22 0-20-23-25-37-25-22 0-35 21-40 30-9-26-30-30-41-30-41 0-63 49-63 59 0 5 3 2 5 5 3 0 4-1 5-5 13-41 39-50 52-50 7 0 21 3 21 25 0 12-7 38-21 92-7 23-20 39-37 39-3 0-12 0-19-5 10-2 17-11 17-19 0-11-7-15-14-15-11 0-21 10-21 23 0 17 20 24 36 24 26 0 40-26 41-28 4 13 19 28 42 28 40 0 62-48 62-58 0-4-4-4-5-4-3 0-4 2-5 4-12 41-39 50-51 50-15 0-22-12-22-24 0-9 2-17 7-34 4-18 8-36 13-53z"><text:p/></draw:path><draw:path draw:style-name="gr3" draw:text-style-name="P5" svg:width="0.0929in" svg:height="0.1161in" svg:x="0.137in" svg:y="0in" svg:viewBox="0 0 237 296" svg:d="M229 16c4-2 8-4 8-8 0-5-4-8-8-8-2 0-6 1-8 2-71 34-142 67-213 101-7 2-8 6-8 9s2 5 8 8c71 33 142 67 213 100 6 2 7 2 8 2 4 0 8-3 8-8 0-3-3-5-9-9-67-30-134-62-202-93 68-32 135-64 203-96zM222 296c7 0 15 0 15-7 0-8-9-8-15-8-69 0-138 0-208 0-5 0-14 0-14 8 0 7 8 7 14 7 70 0 139 0 208 0z"><text:p/></draw:path><draw:path draw:style-name="gr3" draw:text-style-name="P5" svg:width="0.0819in" svg:height="0.0677in" svg:x="0.2894in" svg:y="0.0291in" svg:viewBox="0 0 209 173" svg:d="M22 147c-1 6-3 14-3 16 0 7 5 10 11 10 5 0 12-3 14-10 1-2 6-18 8-28 3-12 5-23 9-34 2-9 4-18 6-26 1-7 5-18 5-20 6-11 26-46 63-46 17 0 21 14 21 26 0 24-19 74-25 90-3 9-4 13-4 18 0 17 14 30 32 30 36 0 50-54 50-58s-3-4-4-4c-5 0-5 1-6 8-7 25-21 46-39 46-7 0-10-4-10-12 0-9 3-19 7-27 7-21 24-62 24-84 0-27-17-42-44-42-36 0-54 24-61 34-2-22-18-34-35-34-19 0-26 15-30 22-5 13-11 36-11 37 0 5 3 5 4 5 4 0 5-1 7-10 7-27 14-45 29-45 7 0 11 4 11 17 0 8-1 12-6 32-8 30-15 59-23 89z"><text:p/></draw:path></draw:g></text:span><text:span text:style-name="T34">, כדרוש. </text:span></text:p>
            </text:list-item>
            <text:list-item>
              <text:p text:style-name="P73">יהי <draw:g text:anchor-type="as-char" svg:y="-0.1075in" draw:z-index="139" draw:name="Shape167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וכיח <draw:g text:anchor-type="as-char" svg:y="-0.1035in" draw:z-index="138" draw:name="Shape168" draw:style-name="gr1"><svg:title>TexMaths</svg:title><svg:desc>11§display§x \in \N§svg§600§FALSE§</svg:desc><draw:path draw:style-name="gr2" draw:text-style-name="P4" svg:width="0.3634in" svg:height="0.0933in" svg:x="0.0031in" svg:y="0.0063in" svg:viewBox="0 0 924 238" svg:d="M463 238c-155 0-309 0-463 0 0-79 0-159 0-238 308 0 616 0 924 0 0 79 0 159 0 238-154 0-308 0-461 0z"><text:p/></draw:path><draw:path draw:style-name="gr3" draw:text-style-name="P5" svg:width="0.0752in" svg:height="0.0677in" svg:x="-0.0004in" svg:y="0.0354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5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28in" svg:height="0.1055in" svg:x="0.2717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. מתוך הגדרת <draw:g text:anchor-type="as-char" svg:y="-0.0681in" draw:z-index="141" draw:name="Shape169" draw:style-name="gr1"><svg:title>TexMaths</svg:title><svg:desc>11§display§x§svg§600§FALSE§</svg:desc><draw:path draw:style-name="gr2" draw:text-style-name="P4" svg:width="0.0634in" svg:height="0.052in" svg:x="0.0031in" svg:y="0.0071in" svg:viewBox="0 0 162 133" svg:d="M0 0c54 0 108 0 162 0 0 44 0 89 0 133-54 0-108 0-162 0 0-44 0-89 0-133z"><text:p/></draw:path><draw:path draw:style-name="gr3" draw:text-style-name="P5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וע"פ הגדרת איחוד מוכלל ועקרון ההפרדה, ידוע שקיים <draw:g text:anchor-type="as-char" svg:y="-0.0681in" draw:z-index="142" draw:name="Shape170" draw:style-name="gr1"><svg:title>TexMaths</svg:title><svg:desc>11§display§n§svg§600§FALSE§</svg:desc><draw:path draw:style-name="gr2" draw:text-style-name="P4" svg:width="0.0705in" svg:height="0.052in" svg:x="0.0031in" svg:y="0.0071in" svg:viewBox="0 0 180 133" svg:d="M0 0c60 0 120 0 180 0 0 44 0 89 0 133-60 0-120 0-180 0 0-44 0-89 0-133z"><text:p/></draw:path><draw:path draw:style-name="gr3" draw:text-style-name="P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עבורו <draw:g text:anchor-type="as-char" svg:y="-0.1043in" draw:z-index="143" draw:name="Shape171" draw:style-name="gr1"><svg:title>TexMaths</svg:title><svg:desc>11§display§x \in \N \land x \le n§svg§600§FALSE§</svg:desc><draw:path draw:style-name="gr2" draw:text-style-name="P4" svg:width="0.9122in" svg:height="0.1087in" svg:x="0.0031in" svg:y="0.0071in" svg:viewBox="0 0 2318 277" svg:d="M0 0c772 0 1546 0 2318 0 0 93 0 184 0 277-772 0-1546 0-2318 0 0-93 0-184 0-277z"><text:p/></draw:path><draw:path draw:style-name="gr3" draw:text-style-name="P5" svg:width="0.0756in" svg:height="0.0681in" svg:x="-0.0004in" svg:y="0.0362in" svg:viewBox="0 0 193 174" svg:d="M118 54c2-10 12-45 38-45 2 0 11 0 20 4-11 2-19 12-19 21 0 7 5 15 15 15 8 0 21-8 21-24 0-19-24-25-37-25-22 0-35 21-39 30-10-26-31-30-42-30-41 0-63 50-63 60 0 4 3 2 5 4 3 0 4-1 5-4 13-41 39-51 52-51 7 0 21 3 21 25 0 12-7 39-21 93-7 23-20 39-37 39-3 0-12 0-19-5 10-2 18-10 18-20 0-11-8-14-14-14-12 0-22 11-22 23 0 17 20 24 36 24 26 0 40-26 41-28 4 13 19 28 42 28 39 0 61-48 61-58 0-4-3-4-4-4-3 0-4 2-5 4-13 42-39 50-51 50-15 0-22-11-22-25 0-8 3-16 7-34s8-35 13-53z"><text:p/></draw:path><draw:path draw:style-name="gr3" draw:text-style-name="P5" svg:width="0.0756in" svg:height="0.0874in" svg:x="0.1374in" svg:y="0.0217in" svg:viewBox="0 0 193 223" svg:d="M179 119c7 0 14 0 14-7 0-8-7-8-14-8-55 0-109 0-164 0 5-52 50-89 104-89 20 0 41 0 60 0 7 0 14 0 14-7 0-8-7-8-14-8-21 0-40 0-61 0-66 0-118 50-118 112 0 60 52 111 118 111 21 0 40 0 61 0 7 0 14 0 14-8 0-7-7-7-14-7-19 0-40 0-60 0-54 0-99-38-104-89 55 0 109 0 164 0z"><text:p/></draw:path><draw:path draw:style-name="gr3" draw:text-style-name="P5" svg:width="0.1028in" svg:height="0.1067in" svg:x="0.272in" svg:y="0in" svg:viewBox="0 0 262 272" svg:d="M34 35c0 63 0 125 0 188 0 20-3 27-23 28-4 0-11 0-11 6 0 7 7 7 13 7 20 0 40 0 60 0 7 0 13 0 13-7 0-6-7-6-12-6-21-1-24-9-24-29 0-59 0-118 0-177 56 73 111 147 167 220 3 6 5 7 7 7 7 0 7-7 7-14 0-72 0-144 0-217 0-21 4-27 22-28 2 0 9 0 9-6 0-7-6-7-13-7-19 0-38 0-56 0-7 0-14 0-14 7 0 6 7 6 11 6 22 1 26 9 26 29 0 40 0 81 0 120-39-52-78-105-117-156-4-6-5-6-14-6-22 0-45 0-67 0-8 0-14 0-14 7 0 6 6 6 9 6 10 1 18 8 21 12 0 4 0 5 0 10zM218 244c-56-74-112-147-168-221-4-5-4-5-8-10 15 0 31 0 46 0 43 59 87 117 130 176 0 19 0 37 0 55z"><text:p/></draw:path><draw:path draw:style-name="gr3" draw:text-style-name="P5" svg:width="0.0846in" svg:height="0.0941in" svg:x="0.4201in" svg:y="0.0134in" svg:viewBox="0 0 216 240" svg:d="M117 9c-4-7-6-9-9-9-6 0-7 3-9 9-32 72-64 143-96 215-2 5-3 6-3 8 0 4 3 8 8 8 3 0 6-1 9-9 30-68 60-136 91-203 30 67 60 135 90 203 4 9 8 9 10 9 3 0 8-4 8-8 0-1 0-2-4-7-32-72-63-144-95-216z"><text:p/></draw:path><draw:path draw:style-name="gr3" draw:text-style-name="P5" svg:width="0.0756in" svg:height="0.0681in" svg:x="0.5512in" svg:y="0.0362in" svg:viewBox="0 0 193 174" svg:d="M119 54c2-10 11-45 37-45 2 0 12 0 20 4-11 2-19 12-19 21 0 7 5 15 15 15 8 0 21-8 21-24 0-19-22-25-36-25-23 0-36 21-40 30-10-26-31-30-42-30-41 0-63 50-63 60 0 4 5 4 6 4 2 0 3-1 4-4 13-41 39-51 52-51 7 0 21 3 21 25 0 12-7 39-21 93-6 23-20 39-37 39-2 0-11 0-19-5 10-2 18-10 18-20 0-11-8-14-14-14-12 0-22 11-22 23 0 17 20 24 36 24 27 0 40-26 41-28 6 13 19 28 42 28 39 0 61-48 61-58 0-4-3-4-4-4-3 0-4 2-4 4-14 42-40 50-52 50-15 0-21-11-21-25 0-8 2-16 7-34 4-18 8-35 13-53z"><text:p/></draw:path><draw:path draw:style-name="gr3" draw:text-style-name="P5" svg:width="0.0921in" svg:height="0.1169in" svg:x="0.6886in" svg:y="0.0071in" svg:viewBox="0 0 235 298" svg:d="M229 17c4-3 6-5 6-9 0-5-2-8-7-8-1 0-6 2-7 2-71 34-142 68-213 102-7 3-8 5-8 9 0 3 2 5 8 7 71 33 142 68 213 101 6 2 6 2 7 2 4 0 7-3 7-8 0-3-1-5-7-8-67-31-136-63-203-94 69-32 136-64 204-96zM222 298c7 0 13 0 13-8 0-7-7-7-13-7-69 0-139 0-209 0-5 0-13 0-13 7 0 8 7 8 13 8 70 0 140 0 209 0z"><text:p/></draw:path><draw:path draw:style-name="gr3" draw:text-style-name="P5" svg:width="0.0819in" svg:height="0.0681in" svg:x="0.8413in" svg:y="0.0362in" svg:viewBox="0 0 209 174" svg:d="M22 148c-1 7-3 14-3 15 0 8 5 11 11 11 5 0 12-3 14-11 1-1 6-17 8-27 3-12 5-23 9-34 2-9 4-18 6-27 1-7 5-18 5-19 6-12 26-47 63-47 17 0 21 14 21 26 0 25-20 74-25 91-3 9-4 13-4 18 0 17 13 30 31 30 37 0 51-55 51-58 0-4-3-4-4-4-5 0-5 1-6 7-9 27-21 47-39 47-7 0-10-4-10-11 0-10 3-20 7-28 7-21 23-63 23-85 0-27-16-42-44-42-35 0-53 25-60 34-2-22-19-34-36-34-19 0-25 15-29 22-5 13-11 37-11 38 0 4 3 4 4 4 4 0 5-1 7-9 7-27 14-46 28-46 7 0 12 4 12 18 0 7-1 12-6 32-8 29-15 59-23 89z"><text:p/></draw:path></draw:g>. משום ש־<draw:g text:anchor-type="as-char" svg:y="-0.1035in" draw:z-index="145" draw:name="Shape172" draw:style-name="gr1"><svg:title>TexMaths</svg:title><svg:desc>11§display§x \in \N§svg§600§FALSE§</svg:desc><draw:path draw:style-name="gr2" draw:text-style-name="P4" svg:width="0.3634in" svg:height="0.0933in" svg:x="0.0031in" svg:y="0.0063in" svg:viewBox="0 0 924 238" svg:d="M463 238c-155 0-309 0-463 0 0-79 0-159 0-238 308 0 616 0 924 0 0 79 0 159 0 238-154 0-308 0-461 0z"><text:p/></draw:path><draw:path draw:style-name="gr3" draw:text-style-name="P5" svg:width="0.0752in" svg:height="0.0677in" svg:x="-0.0004in" svg:y="0.0354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5" svg:width="0.0752in" svg:height="0.087in" svg:x="0.1374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28in" svg:height="0.1055in" svg:x="0.2717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 לא קשור ב־<draw:g text:anchor-type="as-char" svg:y="-0.0681in" draw:z-index="146" draw:name="Shape173" draw:style-name="gr1"><svg:title>TexMaths</svg:title><svg:desc>11§display§n§svg§600§FALSE§</svg:desc><draw:path draw:style-name="gr2" draw:text-style-name="P4" svg:width="0.0705in" svg:height="0.052in" svg:x="0.0031in" svg:y="0.0071in" svg:viewBox="0 0 180 133" svg:d="M0 0c60 0 120 0 180 0 0 44 0 89 0 133-60 0-120 0-180 0 0-44 0-89 0-133z"><text:p/></draw:path><draw:path draw:style-name="gr3" draw:text-style-name="P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לפי תכונות ארכימדס על המספרים הממשיים, קיום <draw:g text:anchor-type="as-char" svg:y="-0.0681in" draw:z-index="144" draw:name="Shape174" draw:style-name="gr1"><svg:title>TexMaths</svg:title><svg:desc>11§display§n§svg§600§FALSE§</svg:desc><draw:path draw:style-name="gr2" draw:text-style-name="P4" svg:width="0.0705in" svg:height="0.052in" svg:x="0.0031in" svg:y="0.0071in" svg:viewBox="0 0 180 133" svg:d="M0 0c60 0 120 0 180 0 0 44 0 89 0 133-60 0-120 0-180 0 0-44 0-89 0-133z"><text:p/></draw:path><draw:path draw:style-name="gr3" draw:text-style-name="P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תמיד נכון, כלומר <draw:g text:anchor-type="as-char" svg:y="-0.0965in" draw:z-index="147" draw:name="Shape175" draw:style-name="gr1"><svg:title>TexMaths</svg:title><svg:desc>11§display§x \le n§svg§600§FALSE§</svg:desc><draw:path draw:style-name="gr2" draw:text-style-name="P4" svg:width="0.3602in" svg:height="0.1008in" svg:x="0.0031in" svg:y="0.0079in" svg:viewBox="0 0 916 257" svg:d="M0 0c305 0 611 0 916 0 0 86 0 171 0 257-305 0-611 0-916 0 0-86 0-171 0-257z"><text:p/></draw:path><draw:path draw:style-name="gr3" draw:text-style-name="P5" svg:width="0.0756in" svg:height="0.0677in" svg:x="-0.0004in" svg:y="0.0291in" svg:viewBox="0 0 193 173" svg:d="M118 54c2-10 11-45 38-45 3 0 11 0 20 4-11 2-19 12-19 21 0 7 5 13 15 13 9 0 21-6 21-22 0-20-23-25-37-25-22 0-35 21-40 30-9-26-30-30-41-30-41 0-63 49-63 59 0 5 3 2 5 5 3 0 4-1 5-5 13-41 39-50 52-50 7 0 21 3 21 25 0 12-7 38-21 92-7 23-20 39-37 39-3 0-12 0-19-5 10-2 17-11 17-19 0-11-7-15-14-15-11 0-21 10-21 23 0 17 20 24 36 24 26 0 40-26 41-28 4 13 19 28 42 28 40 0 62-48 62-58 0-4-4-4-5-4-3 0-4 2-5 4-12 41-39 50-51 50-15 0-22-12-22-24 0-9 2-17 7-34 4-18 8-36 13-53z"><text:p/></draw:path><draw:path draw:style-name="gr3" draw:text-style-name="P5" svg:width="0.0929in" svg:height="0.1161in" svg:x="0.137in" svg:y="0in" svg:viewBox="0 0 237 296" svg:d="M229 16c4-2 8-4 8-8 0-5-4-8-8-8-2 0-6 1-8 2-71 34-142 67-213 101-7 2-8 6-8 9s2 5 8 8c71 33 142 67 213 100 6 2 7 2 8 2 4 0 8-3 8-8 0-3-3-5-9-9-67-30-134-62-202-93 68-32 135-64 203-96zM222 296c7 0 15 0 15-7 0-8-9-8-15-8-69 0-138 0-208 0-5 0-14 0-14 8 0 7 8 7 14 7 70 0 139 0 208 0z"><text:p/></draw:path><draw:path draw:style-name="gr3" draw:text-style-name="P5" svg:width="0.0819in" svg:height="0.0677in" svg:x="0.2894in" svg:y="0.0291in" svg:viewBox="0 0 209 173" svg:d="M22 147c-1 6-3 14-3 16 0 7 5 10 11 10 5 0 12-3 14-10 1-2 6-18 8-28 3-12 5-23 9-34 2-9 4-18 6-26 1-7 5-18 5-20 6-11 26-46 63-46 17 0 21 14 21 26 0 24-19 74-25 90-3 9-4 13-4 18 0 17 14 30 32 30 36 0 50-54 50-58s-3-4-4-4c-5 0-5 1-6 8-7 25-21 46-39 46-7 0-10-4-10-12 0-9 3-19 7-27 7-21 24-62 24-84 0-27-17-42-44-42-36 0-54 24-61 34-2-22-18-34-35-34-19 0-26 15-30 22-5 13-11 36-11 37 0 5 3 5 4 5 4 0 5-1 7-10 7-27 14-45 29-45 7 0 11 4 11 17 0 8-1 12-6 32-8 30-15 59-23 89z"><text:p/></draw:path></draw:g><text:s/>פסוק אמת.</text:p>
            </text:list-item>
          </text:list>
        </text:list-item>
      </text:list>
      <text:h text:style-name="P16" text:outline-level="2">שאלה 3 – רשימה מפורשת של קבוצה, והוכחת השוויון</text:h>
      <text:h text:style-name="P11" text:outline-level="3" text:is-list-header="true">סעיף (א)</text:h>
      <text:list text:style-name="L11">
        <text:list-item>
          <text:p text:style-name="P74">צ.ל.:</text:p>
          <text:p text:style-name="P75"><draw:g text:anchor-type="as-char" svg:y="-0.1681in" draw:z-index="334" draw:name="Shape212" draw:style-name="gr1"><svg:title>TexMaths</svg:title><svg:desc>11§display§A := [0, 5] \triangle \bigcup_{n \in \N_+} \Big[ 1 - \tfrac{1}{n}, 5 - \tfrac{1}{n} \Big] = [0, 5)§svg§600§FALSE§</svg:desc><draw:path draw:style-name="gr2" draw:text-style-name="P4" svg:width="2.6217in" svg:height="0.3685in" svg:x="0.0031in" svg:y="0.0071in" svg:viewBox="0 0 6660 937" svg:d="M0 0c2220 0 4440 0 6660 0 0 312 0 624 0 937-2220 0-4440 0-6660 0 0-313 0-625 0-937z"><text:p/></draw:path><draw:path draw:style-name="gr3" draw:text-style-name="P5" svg:width="0.1039in" svg:height="0.1087in" svg:x="0.0004in" svg:y="0.0657in" svg:viewBox="0 0 265 277" svg:d="M56 232c-15 26-31 32-47 33-6 0-9 0-9 8 0 2 2 4 6 4 9 0 22-1 33-1 13 0 26 1 38 1 2 0 8 0 8-8 0-4-4-4-7-4-9-1-17-4-17-13 0-6 2-10 5-15 10-16 19-33 29-49 33 0 65 0 98 0 0 8 5 60 5 64 0 12-20 13-27 13-6 0-10 0-10 8 0 4 3 2 5 4 17 0 33-1 49-1 9 0 34 1 44 1 2 0 6 0 6-8 0-4-3-4-9-4-23 0-23-3-25-14-8-81-15-161-23-241-1-8-1-10-8-10-5 0-7 3-10 7-45 74-89 150-134 225zM102 176c26-43 51-85 76-128 5 43 9 85 13 128-29 0-59 0-89 0z"><text:p/></draw:path><draw:path draw:style-name="gr3" draw:text-style-name="P5" svg:width="0.0161in" svg:height="0.0654in" svg:x="0.1646in" svg:y="0.1091in" svg:viewBox="0 0 42 167" svg:d="M42 21c0-11-10-21-21-21s-21 10-21 21 10 21 21 21 21-10 21-21zM42 146c0-11-10-21-21-21s-21 10-21 21 10 21 21 21 21-10 21-21z"><text:p/></draw:path><draw:path draw:style-name="gr3" draw:text-style-name="P5" svg:width="0.1008in" svg:height="0.035in" svg:x="0.2024in" svg:y="0.1189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205in" svg:height="0.1516in" svg:x="0.3724in" svg:y="0.0598in" svg:viewBox="0 0 53 386" svg:d="M53 386c0-6 0-11 0-16-12 0-25 0-38 0 0-118 0-236 0-355 13 0 26 0 38 0 0-5 0-10 0-15-18 0-35 0-53 0 0 129 0 257 0 386 18 0 35 0 53 0z"><text:p/></draw:path><draw:path draw:style-name="gr3" draw:text-style-name="P5" svg:width="0.0638in" svg:height="0.1039in" svg:x="0.4028in" svg:y="0.0736in" svg:viewBox="0 0 163 265" svg:d="M163 133c0-31-2-62-16-90-17-36-49-43-66-43-23 0-51 10-67 46-12 27-14 56-14 87 0 30 1 64 18 93 16 31 45 39 63 39 21 0 51-8 68-44 12-28 14-57 14-88zM81 257c-15 0-38-10-45-47-4-23-4-58-4-81 0-25 0-50 3-71 8-46 37-49 46-49 13 0 39 6 46 45 4 21 4 50 4 75 0 28 0 55-4 80-6 36-28 48-46 48z"><text:p/></draw:path><draw:path draw:style-name="gr3" draw:text-style-name="P5" svg:width="0.0173in" svg:height="0.0449in" svg:x="0.4858in" svg:y="0.1587in" svg:viewBox="0 0 45 115" svg:d="M45 41c0-26-9-41-24-41-13 0-21 10-21 21s8 21 21 21c4 0 10-2 13-6 1-1 1-1 2-1 0 2 1 0 1 6 0 28-14 51-26 65-4 4-4 5-4 6 0 2 2 3 3 3 4 0 35-29 35-74z"><text:p/></draw:path><draw:path draw:style-name="gr3" draw:text-style-name="P5" svg:width="0.0602in" svg:height="0.1039in" svg:x="0.5484in" svg:y="0.0736in" svg:viewBox="0 0 154 265" svg:d="M154 179c0-46-32-84-74-84-18 0-35 6-48 19 0-25 0-49 0-74 8 2 20 4 33 4 47 0 74-35 74-40 0-2-1-4-4-4-1 0-1 0-3 1-8 3-26 11-53 11-15 0-33-2-51-11-3-1-4-1-5-1-3 0-3 3-3 10 0 38 0 76 0 114 0 7 0 10 5 10 3 0 4-1 5-3 4-7 18-28 50-28 20 0 30 18 32 25 7 14 8 29 8 49 0 13 0 36-10 53-9 14-23 25-41 25-28 0-50-21-57-44 1 1 2 1 7 1 13 0 20-10 20-19s-7-18-20-18c-6 0-19 2-19 20 0 33 26 70 69 70 45 0 85-36 85-86z"><text:p/></draw:path><draw:path draw:style-name="gr3" draw:text-style-name="P5" svg:width="0.0205in" svg:height="0.1516in" svg:x="0.6201in" svg:y="0.0598in" svg:viewBox="0 0 53 386" svg:d="M53 0c-18 0-35 0-53 0 0 5 0 10 0 15 12 0 25 0 37 0 0 119 0 237 0 355-12 0-25 0-37 0 0 5 0 10 0 16 18 0 35 0 53 0 0-129 0-257 0-386z"><text:p/></draw:path><draw:path draw:style-name="gr3" draw:text-style-name="P5" svg:width="0.1169in" svg:height="0.1087in" svg:x="0.6677in" svg:y="0.0657in" svg:viewBox="0 0 298 277" svg:d="M157 8c-2-5-3-8-7-8-5 0-6 2-9 8-46 84-91 169-138 254-3 5-3 5-3 7 0 8 9 8 14 8 91 0 181 0 271 0 7 0 13 0 13-8 0-2-1-3-2-6-46-86-92-171-139-255zM150 24c43 79 84 159 127 238-86 0-170 0-256 0 43-79 86-159 129-238z"><text:p/></draw:path><draw:path draw:style-name="gr3" draw:text-style-name="P5" svg:width="0.1516in" svg:height="0.2122in" svg:x="0.9035in" svg:y="0.0303in" svg:viewBox="0 0 386 540" svg:d="M354 354c0 89-75 154-160 154-87 0-161-65-161-154 0-111 0-221 0-332 0-6 0-22-16-22-17 0-17 16-17 22 0 111 0 222 0 334 0 99 85 184 194 184 107 0 192-85 192-184 0-112 0-223 0-334 0-6 0-22-15-22-17 0-17 16-17 22 0 111 0 221 0 332z"><text:p/></draw:path><draw:path draw:style-name="gr3" draw:text-style-name="P5" svg:width="0.0646in" svg:height="0.0476in" svg:x="0.8248in" svg:y="0.3094in" svg:viewBox="0 0 165 122" svg:d="M21 102c-1 4-3 10-3 11 0 7 5 9 8 9 6 0 10-3 11-5 2-4 4-11 5-18 2-4 4-18 6-24s4-12 5-18c3-11 3-13 11-24s21-25 41-25c16 0 16 14 16 18 0 17-12 47-16 59-3 7-4 10-4 14 0 14 11 23 26 23 27 0 38-37 38-42 0-3-3-3-4-3-4 0-4 2-5 4-6 22-17 33-28 33-6 0-7-3-7-8 0-7 1-10 6-22 3-9 14-38 14-53 0-27-21-31-35-31-22 0-38 14-45 25-3-18-19-25-30-25s-18 9-21 14c-6 11-10 27-10 28 0 3 3 2 4 3 5 0 5-1 7-8 3-16 9-29 20-29 6 0 9 5 9 13 0 5-3 15-5 23-2 7-4 18-6 24-3 11-6 23-8 34z"><text:p/></draw:path><draw:path draw:style-name="gr3" draw:text-style-name="P5" svg:width="0.0587in" svg:height="0.0689in" svg:x="0.9067in" svg:y="0.2953in" svg:viewBox="0 0 150 176" svg:d="M139 95c4 0 11 0 11-7s-7-7-11-7c-42 0-84 0-126 0 5-39 38-68 79-68 16 0 31 0 47 0 4 0 11 0 11-6 0-7-7-7-11-7-16 0-32 0-48 0-50 0-91 40-91 88 0 49 42 88 91 88 16 0 32 0 48 0 4 0 11 0 11-7 0-6-7-6-11-6-16 0-31 0-47 0-41 0-74-29-79-68 42 0 84 0 126 0z"><text:p/></draw:path><draw:path draw:style-name="gr3" draw:text-style-name="P5" svg:width="0.0717in" svg:height="0.0744in" svg:x="0.9799in" svg:y="0.2835in" svg:viewBox="0 0 183 190" svg:d="M35 16c-3-3-3-4-6-6 11 0 22 0 33 0 30 41 60 82 91 123 0 13 0 25 0 39-40-52-78-104-118-156zM35 32c39 52 78 103 117 155 2 3 3 3 5 3 5 0 5-4 5-9 0-50 0-102 0-152 0-15 2-19 15-19 1 0 6 0 6-5s-4-5-9-5c-13 0-27 0-40 0-4 0-9 0-9 5s5 5 8 5c16 0 18 5 18 20 0 28 0 56 0 84-28-36-55-73-83-110-2-4-3-4-9-4-15 0-31 0-47 0-5 0-9 0-9 5 0 4 4 5 6 5 8 1 12 5 15 8-1 2-1 3-1 6 0 44 0 88 0 132 0 14-2 20-15 20-4 0-8 0-8 4 0 6 4 6 9 6 14 0 27 0 42 0 5 0 8 0 8-6 0-4-4-4-7-4-16 0-17-6-17-20 0-42 0-82 0-124z"><text:p/></draw:path><draw:path draw:style-name="gr3" draw:text-style-name="P5" svg:width="0.0634in" svg:height="0.063in" svg:x="1.061in" svg:y="0.3213in" svg:viewBox="0 0 162 161" svg:d="M87 86c22 0 45 0 67 0 2 0 8 0 8-6 0-5-6-5-8-5-22 0-45 0-67 0 0-22 0-45 0-67 0-4 0-8-6-8-5 0-5 4-5 8 0 22 0 45 0 67-23 0-45 0-68 0-2 0-8 0-8 5 0 6 6 6 8 6 23 0 45 0 68 0 0 22 0 45 0 67 0 2 0 8 5 8 6 0 6-6 6-8 0-22 0-45 0-67z"><text:p/></draw:path><draw:path draw:style-name="gr3" draw:text-style-name="P5" svg:width="0.0343in" svg:height="0.2728in" svg:x="1.1992in" svg:y="0in" svg:viewBox="0 0 88 694" svg:d="M0 694c30 0 58 0 88 0 0-6 0-12 0-19-23 0-46 0-69 0 0-219 0-439 0-657 23 0 46 0 69 0 0-6 0-13 0-18-30 0-58 0-88 0 0 231 0 463 0 694z"><text:p/></draw:path><draw:path draw:style-name="gr3" draw:text-style-name="P5" svg:width="0.05in" svg:height="0.1008in" svg:x="1.2504in" svg:y="0.0736in" svg:viewBox="0 0 128 257" svg:d="M79 10c0-9 0-10-9-10-24 24-58 24-70 24 0 5 0 8 0 12 8 0 31 0 51-10 0 67 0 133 0 200 0 15-1 19-36 19-4 0-8 0-13 0 0 3 0 8 0 12 15-1 48-1 63-1s49 0 63 1c0-4 0-9 0-12-5 0-8 0-12 0-36 0-37-4-37-19 0-72 0-144 0-216z"><text:p/></draw:path><draw:path draw:style-name="gr3" draw:text-style-name="P5" svg:width="0.0929in" svg:height="0.0055in" svg:x="1.3591in" svg:y="0.1335in" svg:viewBox="0 0 237 15" svg:d="M222 15c7 0 15 0 15-7 0-8-8-8-15-8-69 0-139 0-209 0-6 0-13 0-13 8 0 7 7 7 13 7 70 0 140 0 209 0z"><text:p/></draw:path><draw:path draw:style-name="gr3" draw:text-style-name="P5" svg:width="0.0386in" svg:height="0.0701in" svg:x="1.5358in" svg:y="0.0441in" svg:viewBox="0 0 99 179" svg:d="M62 8c0-7-1-8-9-8-18 18-42 18-53 18 0 3 0 6 0 9 7 0 24 0 40-7 0 46 0 91 0 137 0 9 0 13-28 13-3 0-6 0-10 0 0 3 0 6 0 9 5 0 38 0 48 0 8 0 42 0 49 0 0-3 0-6 0-9-3 0-8 0-11 0-26 0-26-4-26-13 0-49 0-100 0-149z"><text:p/></draw:path><draw:path draw:style-name="gr3" draw:text-style-name="P5" svg:width="0.0748in" svg:height="0.0055in" svg:x="1.5169in" svg:y="0.1335in" svg:viewBox="0 0 191 15" svg:d="M0 0c64 0 128 0 191 0 0 5 0 10 0 15-63 0-127 0-191 0 0-5 0-10 0-15z"><text:p/></draw:path><draw:path draw:style-name="gr3" draw:text-style-name="P5" svg:width="0.0646in" svg:height="0.0476in" svg:x="1.522in" svg:y="0.1799in" svg:viewBox="0 0 165 122" svg:d="M20 102c-1 4-1 8-2 11 0 7 4 9 8 9 6 0 10-3 11-5 2-3 4-11 5-17 2-5 4-18 6-25 2-6 4-11 5-18 3-11 3-13 11-24s21-25 41-25c15 0 16 14 16 18 0 17-12 48-16 59-4 7-5 10-5 14 0 14 12 23 27 23 26 0 38-37 38-41s-3-4-4-4c-4 0-4 2-5 5-6 21-18 32-28 32-7 0-8-3-8-8 0-7 2-10 7-22 3-9 14-38 14-53 0-26-21-31-35-31-22 0-38 14-45 25-3-18-19-25-30-25s-18 9-21 15c-7 10-10 26-10 27 0 3 3 3 4 3 5 0 5-1 7-8 3-16 9-29 19-29 7 0 10 6 10 13 0 5-3 15-5 23-2 7-5 18-6 24-4 11-6 23-9 34z"><text:p/></draw:path><draw:path draw:style-name="gr3" draw:text-style-name="P5" svg:width="0.0177in" svg:height="0.0449in" svg:x="1.6232in" svg:y="0.1587in" svg:viewBox="0 0 46 115" svg:d="M46 41c0-26-10-41-25-41-13 0-21 10-21 21s8 21 21 21c4 0 10-2 13-6 1-1 1-1 2-1 0 2 1 0 1 6 0 28-13 51-26 65-4 4-4 5-4 6 0 2 2 3 4 3 3 0 35-29 35-74z"><text:p/></draw:path><draw:path draw:style-name="gr3" draw:text-style-name="P5" svg:width="0.0602in" svg:height="0.1039in" svg:x="1.6858in" svg:y="0.0736in" svg:viewBox="0 0 154 265" svg:d="M154 179c0-46-32-84-74-84-17 0-35 6-48 19 0-25 0-49 0-74 8 2 20 4 33 4 47 0 75-35 75-40 0-2-2-4-5-4-1 0-1 0-3 1-8 3-26 11-53 11-15 0-33-2-50-11-4-1-5-1-6-1-3 0-3 3-3 10 0 38 0 76 0 114 0 7 0 10 5 10 3 0 4-1 5-3 4-7 18-28 50-28 20 0 30 18 33 25 6 14 7 29 7 49 0 13 0 36-9 53-10 14-24 25-42 25-28 0-50-21-57-44 1 1 2 1 7 1 13 0 20-10 20-19s-7-18-20-18c-6 0-19 2-19 20 0 33 26 70 70 70s84-36 84-86z"><text:p/></draw:path><draw:path draw:style-name="gr3" draw:text-style-name="P5" svg:width="0.0929in" svg:height="0.0055in" svg:x="1.8004in" svg:y="0.1335in" svg:viewBox="0 0 237 15" svg:d="M223 15c7 0 14 0 14-7 0-8-7-8-14-8-69 0-139 0-209 0-6 0-14 0-14 8 0 7 8 7 14 7 70 0 140 0 209 0z"><text:p/></draw:path><draw:path draw:style-name="gr3" draw:text-style-name="P5" svg:width="0.0386in" svg:height="0.0701in" svg:x="1.9772in" svg:y="0.0441in" svg:viewBox="0 0 99 179" svg:d="M62 8c0-7 0-8-8-8-18 18-42 18-54 18 0 3 0 6 0 9 7 0 25 0 40-7 0 46 0 91 0 137 0 9 0 13-27 13-3 0-7 0-11 0 0 3 0 6 0 9 6 0 39 0 49 0 8 0 43 0 48 0 0-3 0-6 0-9-3 0-7 0-10 0-27 0-27-4-27-13 0-49 0-100 0-149z"><text:p/></draw:path><draw:path draw:style-name="gr3" draw:text-style-name="P5" svg:width="0.0748in" svg:height="0.0055in" svg:x="1.9587in" svg:y="0.1335in" svg:viewBox="0 0 191 15" svg:d="M0 0c64 0 128 0 191 0 0 5 0 10 0 15-63 0-127 0-191 0 0-5 0-10 0-15z"><text:p/></draw:path><draw:path draw:style-name="gr3" draw:text-style-name="P5" svg:width="0.065in" svg:height="0.0476in" svg:x="1.9634in" svg:y="0.1799in" svg:viewBox="0 0 166 122" svg:d="M21 102c-1 4-2 8-3 11 0 7 5 9 10 9 4 0 7-3 9-5 3-3 5-11 6-17 1-5 4-18 5-25 3-6 4-11 5-18 3-11 4-13 12-24s20-25 41-25c15 0 15 14 15 18 0 17-11 48-15 59-4 7-5 10-5 14 0 14 12 23 26 23 27 0 39-37 39-41s-3-3-4-4c-5 0-5 2-6 5-6 21-17 32-28 32-6 0-7-3-7-8 0-7 1-10 7-22 2-9 14-38 14-53 0-26-21-31-35-31-23 0-39 14-46 25-3-18-18-25-29-25-12 0-19 9-22 15-6 10-10 26-10 27 0 3 4 3 6 3 3 0 3-1 5-8 4-16 9-29 20-29 6 0 9 6 9 13 0 5-3 15-5 23-2 7-4 18-5 24-4 11-6 23-9 34z"><text:p/></draw:path><draw:path draw:style-name="gr3" draw:text-style-name="P5" svg:width="0.0343in" svg:height="0.2728in" svg:x="2.0547in" svg:y="0in" svg:viewBox="0 0 88 694" svg:d="M69 675c-23 0-46 0-69 0 0 7 0 13 0 19 30 0 58 0 88 0 0-231 0-463 0-694-30 0-58 0-88 0 0 5 0 12 0 18 23 0 46 0 69 0 0 218 0 438 0 657z"><text:p/></draw:path><draw:path draw:style-name="gr3" draw:text-style-name="P5" svg:width="0.1008in" svg:height="0.035in" svg:x="2.1748in" svg:y="0.11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205in" svg:height="0.1516in" svg:x="2.3449in" svg:y="0.0598in" svg:viewBox="0 0 53 386" svg:d="M53 386c0-6 0-11 0-16-12 0-25 0-38 0 0-118 0-236 0-355 13 0 26 0 38 0 0-5 0-10 0-15-18 0-35 0-53 0 0 129 0 257 0 386 18 0 35 0 53 0z"><text:p/></draw:path><draw:path draw:style-name="gr3" draw:text-style-name="P5" svg:width="0.0634in" svg:height="0.1039in" svg:x="2.3752in" svg:y="0.0736in" svg:viewBox="0 0 162 265" svg:d="M162 133c0-31-1-62-16-90-17-36-49-43-65-43-23 0-51 10-67 46-13 27-14 56-14 87 0 30 1 64 17 93 16 31 45 39 63 39 21 0 51-8 67-44 14-28 15-57 15-88zM80 257c-14 0-37-10-44-47-4-23-4-58-4-81 0-25 0-50 3-71 7-46 37-49 45-49 14 0 39 6 47 45 3 21 3 50 3 75 0 28 0 55-5 80-5 36-27 48-45 48z"><text:p/></draw:path><draw:path draw:style-name="gr3" draw:text-style-name="P5" svg:width="0.0173in" svg:height="0.0449in" svg:x="2.4583in" svg:y="0.1587in" svg:viewBox="0 0 45 115" svg:d="M45 41c0-26-10-41-25-41-12 0-20 10-20 21s8 21 20 21c5 0 10-2 14-6 1-1 1-1 1-1 1 0 1 0 1 6 0 28-13 51-26 65-4 4-4 5-4 6 0 2 2 3 4 3 4 0 35-29 35-74z"><text:p/></draw:path><draw:path draw:style-name="gr3" draw:text-style-name="P5" svg:width="0.0606in" svg:height="0.1039in" svg:x="2.5205in" svg:y="0.0736in" svg:viewBox="0 0 155 265" svg:d="M155 179c0-46-32-84-74-84-18 0-35 6-49 19 0-25 0-49 0-74 8 2 21 4 33 4 47 0 75-35 75-40 0-2-1-4-5-4-1 0-1 0-3 1-8 3-26 11-52 11-15 0-34-2-51-11-4-1-4-1-5-1-4 0-4 3-4 10 0 38 0 76 0 114 0 7 0 10 5 10 4 0 4-1 6-3 4-7 19-28 49-28 20 0 30 18 33 25 7 14 7 29 7 49 0 13 0 36-9 53-10 14-24 25-42 25-27 0-49-21-56-44 1 1 2 1 7 1 12 0 19-10 19-19s-7-18-19-18c-6 0-20 2-20 20 0 33 28 70 70 70 46 0 85-36 85-86z"><text:p/></draw:path><draw:path draw:style-name="gr3" draw:text-style-name="P5" svg:width="0.035in" svg:height="0.1516in" svg:x="2.5976in" svg:y="0.0598in" svg:viewBox="0 0 90 386" svg:d="M90 193c0-29-4-76-25-120-23-48-57-73-61-73-2 0-4 2-4 4 0 1 0 3 8 9 38 39 60 100 60 180 0 66-14 135-62 183-6 4-6 5-6 7s2 3 4 3c4 0 39-25 62-75 20-43 24-86 24-118z"><text:p/></draw:path></draw:g></text:p>
        </text:list-item>
        <text:list-item>
          <text:p text:style-name="P76">נקרא לקבוצה המייצגת את האיחוד ב־<draw:g text:anchor-type="as-char" svg:y="-0.1035in" draw:z-index="148" draw:name="Shape177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</text:p>
          <text:list>
            <text:list-item>
              <text:p text:style-name="P77">נתבונן בשבר <draw:g text:anchor-type="as-char" svg:y="-0.1299in" draw:z-index="158" draw:name="Shape178" draw:style-name="gr1"><svg:title>TexMaths</svg:title><svg:desc>11§display§\tfrac{1}{n}§svg§600§FALSE§</svg:desc><draw:path draw:style-name="gr2" draw:text-style-name="P4" svg:width="0.0587in" svg:height="0.1673in" svg:x="0.0079in" svg:y="0.0071in" svg:viewBox="0 0 150 426" svg:d="M0 0c50 0 100 0 150 0 0 142 0 284 0 426-50 0-100 0-150 0 0-142 0-284 0-426z"><text:p/></draw:path><draw:path draw:style-name="gr3" draw:text-style-name="P5" svg:width="0.0382in" svg:height="0.0701in" svg:x="0.0185in" svg:y="0in" svg:viewBox="0 0 98 179" svg:d="M62 8c0-8-1-8-9-8-17 17-42 18-53 18 0 3 0 6 0 9 7 0 24 0 40-7 0 46 0 91 0 137 0 9 0 12-28 12-3 0-6 0-10 0 0 4 0 7 0 10 6 0 39-1 49-1 7 0 42 1 47 1 0-3 0-6 0-10-3 0-7 0-10 0-26 0-26-3-26-12 0-50 0-100 0-149z"><text:p/></draw:path><draw:path draw:style-name="gr3" draw:text-style-name="P5" svg:width="0.0744in" svg:height="0.0055in" svg:x="0in" svg:y="0.0894in" svg:viewBox="0 0 190 15" svg:d="M0 0c63 0 127 0 190 0 0 6 0 10 0 15-63 0-127 0-190 0 0-5 0-9 0-15z"><text:p/></draw:path><draw:path draw:style-name="gr3" draw:text-style-name="P5" svg:width="0.0638in" svg:height="0.0476in" svg:x="0.0051in" svg:y="0.135in" svg:viewBox="0 0 163 122" svg:d="M20 102c-1 4-3 10-3 11 0 7 5 9 9 9 5 0 8-3 10-5 1-4 5-11 6-18 1-4 4-18 5-24 3-6 4-11 5-18 3-11 3-13 12-24 7-11 20-25 38-25 17 0 17 14 17 18 0 17-12 47-17 59-2 7-3 10-3 14 0 14 11 23 26 23 26 0 38-37 38-42 0-3-3-3-4-3-4 0-4 2-5 4-6 22-18 33-28 33-6 0-7-3-7-8 0-7 1-10 6-22 3-9 14-38 14-53 0-25-21-31-35-31-21 0-37 14-44 25-3-18-18-25-29-25-12 0-18 9-22 15-6 10-9 26-9 27 0 3 3 3 4 3 4 0 4-1 6-8 4-16 9-29 20-29 6 0 9 6 9 13 0 5-3 15-5 23-2 7-4 18-5 24-4 11-6 22-9 34z"><text:p/></draw:path></draw:g>, בהתייחסות ל־<draw:g text:anchor-type="as-char" svg:y="-0.1035in" draw:z-index="159" draw:name="Shape179" draw:style-name="gr1"><svg:title>TexMaths</svg:title><svg:desc>11§display§n \in \N_+§svg§600§FALSE§</svg:desc><draw:path draw:style-name="gr2" draw:text-style-name="P4" svg:width="0.4571in" svg:height="0.1224in" svg:x="0.0031in" svg:y="0.0071in" svg:viewBox="0 0 1162 312" svg:d="M0 0c388 0 774 0 1162 0 0 104 0 208 0 312-388 0-774 0-1162 0 0-104 0-208 0-312z"><text:p/></draw:path><draw:path draw:style-name="gr3" draw:text-style-name="P5" svg:width="0.0823in" svg:height="0.0681in" svg:x="-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. אפשר לדעת <draw:g text:anchor-type="as-char" svg:y="-0.1299in" draw:z-index="160" draw:name="Shape180" draw:style-name="gr1"><svg:title>TexMaths</svg:title><svg:desc>11§display§0 &lt; \tfrac{1}{n} \le 1§svg§600§FALSE§</svg:desc><draw:path draw:style-name="gr2" draw:text-style-name="P4" svg:width="0.6406in" svg:height="0.1673in" svg:x="0.0016in" svg:y="0.0071in" svg:viewBox="0 0 1628 426" svg:d="M0 0c542 0 1086 0 1628 0 0 142 0 284 0 426-542 0-1086 0-1628 0 0-142 0-284 0-426z"><text:p/></draw:path><draw:path draw:style-name="gr3" draw:text-style-name="P5" svg:width="0.0638in" svg:height="0.1035in" svg:x="-0.0004in" svg:y="0.0291in" svg:viewBox="0 0 163 264" svg:d="M163 134c0-31-2-61-17-90-17-37-48-44-65-44-23 0-51 11-67 46-13 27-14 57-14 88 0 29 1 63 16 93 18 29 46 37 64 37 21 0 51-8 68-43 13-26 15-57 15-87zM80 256c-14 0-37-10-44-46-4-23-4-58-4-81 0-25 0-50 3-71 7-46 36-49 45-49 13 0 39 6 46 45 4 22 4 50 4 75 0 29 0 56-4 80-6 35-28 47-46 47z"><text:p/></draw:path><draw:path draw:style-name="gr3" draw:text-style-name="P5" svg:width="0.0925in" svg:height="0.0874in" svg:x="0.1244in" svg:y="0.048in" svg:viewBox="0 0 236 223" svg:d="M229 15c4-2 7-4 7-7 0-5-3-8-7-8-1 0-2 0-8 2-71 33-142 67-213 100-5 2-8 5-8 9s3 7 8 9c71 33 142 66 213 100 6 3 7 3 8 3 4 0 7-3 7-7 0-5-3-7-7-9-67-32-136-64-203-96 67-32 136-64 203-96z"><text:p/></draw:path><draw:path draw:style-name="gr3" draw:text-style-name="P5" svg:width="0.0382in" svg:height="0.0701in" svg:x="0.3098in" svg:y="0in" svg:viewBox="0 0 98 179" svg:d="M60 8c0-8 0-8-7-8-18 17-42 18-53 18 0 3 0 6 0 9 5 0 24 0 38-7 0 46 0 91 0 137 0 9 0 12-26 12-3 0-8 0-11 0 0 4 0 7 0 10 6 0 39-1 48-1s43 1 49 1c0-3 0-6 0-10-3 0-7 0-10 0-28 0-28-3-28-12 0-50 0-100 0-149z"><text:p/></draw:path><draw:path draw:style-name="gr3" draw:text-style-name="P5" svg:width="0.0748in" svg:height="0.0055in" svg:x="0.2906in" svg:y="0.0894in" svg:viewBox="0 0 191 15" svg:d="M0 0c64 0 128 0 191 0 0 6 0 10 0 15-63 0-127 0-191 0 0-5 0-9 0-15z"><text:p/></draw:path><draw:path draw:style-name="gr3" draw:text-style-name="P5" svg:width="0.065in" svg:height="0.0476in" svg:x="0.2953in" svg:y="0.135in" svg:viewBox="0 0 166 122" svg:d="M21 102c-1 4-3 10-3 11 0 7 5 9 9 9 5 0 8-3 10-5 1-4 5-11 6-18 1-4 4-18 5-24 3-6 4-11 5-18 3-11 4-13 12-24s20-25 41-25c15 0 15 14 15 18 0 17-11 47-15 59-4 7-5 10-5 14 0 14 12 23 25 23 28 0 40-37 40-42 0-3-3-2-4-3-5 0-5 2-6 4-6 22-17 33-28 33-6 0-7-3-7-8 0-7 1-10 7-22 2-9 14-38 14-53 0-25-21-31-35-31-23 0-39 14-47 25-2-18-17-25-28-25-12 0-18 9-22 15-6 10-10 26-10 27 0 3 4 3 5 3 4 0 4-1 6-8 4-16 9-29 20-29 6 0 9 6 9 13 0 5-3 15-5 23-2 7-4 18-5 24-4 11-6 22-9 34z"><text:p/></draw:path><draw:path draw:style-name="gr3" draw:text-style-name="P5" svg:width="0.0925in" svg:height="0.1165in" svg:x="0.4382in" svg:y="0.0335in" svg:viewBox="0 0 236 297" svg:d="M229 16c4-2 7-4 7-8 0-5-3-8-7-8-2 0-6 1-7 2-71 33-143 67-214 100-7 4-8 7-8 10s2 6 8 8c71 33 143 66 214 100 5 3 6 3 7 3 4 0 7-3 7-7s-2-6-7-9c-67-32-136-64-203-95 67-32 136-64 203-96zM223 297c7 0 13 0 13-8 0-7-7-7-14-7-69 0-138 0-208 0-5 0-14 0-14 7 0 8 8 8 14 8 70 0 140 0 209 0z"><text:p/></draw:path><draw:path draw:style-name="gr3" draw:text-style-name="P5" svg:width="0.05in" svg:height="0.1004in" svg:x="0.6in" svg:y="0.0291in" svg:viewBox="0 0 128 256" svg:d="M79 11c0-10 0-11-9-11-24 25-58 25-70 25 0 5 0 8 0 12 8 0 31 0 51-10 0 66 0 133 0 200 0 13-2 17-37 17-4 0-7 0-12 0 0 5 0 9 0 12 14-1 47-1 63-1 15 0 49 0 63 1 0-3 0-7 0-12-5 0-8 0-13 0-35 0-36-4-36-17 0-73 0-144 0-216z"><text:p/></draw:path></draw:g><text:s/>כי עבור <draw:g text:anchor-type="as-char" svg:y="-0.102in" draw:z-index="161" draw:name="Shape181" draw:style-name="gr1"><svg:title>TexMaths</svg:title><svg:desc>11§display§n = 1§svg§600§FALSE§</svg:desc><draw:path draw:style-name="gr2" draw:text-style-name="P4" svg:width="0.3417in" svg:height="0.0858in" svg:x="0.0031in" svg:y="0.0075in" svg:viewBox="0 0 869 219" svg:d="M0 0c290 0 580 0 869 0 0 73 0 146 0 219-289 0-579 0-869 0 0-73 0-146 0-219z"><text:p/></draw:path><draw:path draw:style-name="gr3" draw:text-style-name="P5" svg:width="0.0819in" svg:height="0.0677in" svg:x="-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5" svg:width="0.1008in" svg:height="0.035in" svg:x="0.1378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5" svg:width="0.05in" svg:height="0.1in" svg:x="0.3028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text:s/>זה <draw:g text:anchor-type="as-char" svg:y="-0.1008in" draw:z-index="162" draw:name="Shape182" draw:style-name="gr1"><svg:title>TexMaths</svg:title><svg:desc>11§display§1§svg§600§FALSE§</svg:desc><draw:path draw:style-name="gr2" draw:text-style-name="P4" svg:width="0.0476in" svg:height="0.0843in" svg:x="-0.0004in" svg:y="0.0071in" svg:viewBox="0 0 122 215" svg:d="M0 0c41 0 81 0 122 0 0 71 0 144 0 215-41 0-81 0-122 0 0-71 0-144 0-215z"><text:p/></draw:path><draw:path draw:style-name="gr3" draw:text-style-name="P5" svg:width="0.0488in" svg:height="0.1in" svg:x="0.0059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text:s/>ועבור <draw:g text:anchor-type="as-char" svg:y="-0.0984in" draw:z-index="163" draw:name="Shape183" draw:style-name="gr1"><svg:title>TexMaths</svg:title><svg:desc>11§display§\lim_{n \to \infty}§svg§600§FALSE§</svg:desc><draw:path draw:style-name="gr2" draw:text-style-name="P4" svg:width="0.2929in" svg:height="0.1815in" svg:x="0.0024in" svg:y="0.0075in" svg:viewBox="0 0 745 462" svg:d="M0 0c249 0 496 0 745 0 0 154 0 308 0 462-249 0-496 0-745 0 0-154 0-308 0-462z"><text:p/></draw:path><draw:path draw:style-name="gr3" draw:text-style-name="P5" svg:width="0.0335in" svg:height="0.1043in" svg:x="0.0524in" svg:y="0in" svg:viewBox="0 0 86 266" svg:d="M56 0c-19 1-37 3-56 4 0 5 0 8 0 13 28 0 31 2 31 20 0 68 0 135 0 202 0 16-5 16-31 16 0 5 0 8 0 11 13 0 33-1 43-1 9 0 29 1 43 1 0-3 0-6 0-11-25 0-30 0-30-16 0-81 0-160 0-239z"><text:p/></draw:path><draw:path draw:style-name="gr3" draw:text-style-name="P5" svg:width="0.0323in" svg:height="0.1004in" svg:x="0.0949in" svg:y="0.0047in" svg:viewBox="0 0 83 256" svg:d="M55 87c-18 1-36 2-54 4 0 4 0 8 0 12 25 0 29 3 29 21 0 34 0 70 0 105 0 17-5 17-30 17 0 4 0 7 0 10 12 0 33-1 43-1 13 0 26 1 40 1 0-3 0-6 0-10-26 0-28-2-28-17 0-47 0-95 0-142zM57 20c0-12-10-20-21-20-12 0-19 10-19 20 0 11 7 21 19 21 11 0 21-8 21-21z"><text:p/></draw:path><draw:path draw:style-name="gr3" draw:text-style-name="P5" svg:width="0.1185in" svg:height="0.0669in" svg:x="0.137in" svg:y="0.0378in" svg:viewBox="0 0 302 171" svg:d="M30 39c0 34 0 68 0 103 0 18-4 18-30 18 0 3 0 6 0 11 13 0 33-2 44-2 10 0 30 2 43 2 0-5 0-8 0-11-25 0-30 0-30-18 0-24 0-48 0-72 0-39 28-61 52-61s29 21 29 43c0 29 0 59 0 90 0 18-5 18-30 18 0 3 0 6 0 11 13 0 33-2 43-2s31 2 44 2c0-5 0-8 0-11-27 0-31 0-31-18 0-24 0-48 0-72 0-39 28-61 53-61 24 0 28 21 28 43 0 29 0 59 0 90 0 18-4 18-30 18 0 3 0 6 0 11 13 0 33-2 44-2 10 0 29 2 43 2 0-5 0-8 0-11-20 0-30 0-30-13 0-25 0-49 0-73 0-33 0-45-12-60-6-6-19-14-41-14-32 0-49 23-56 39-6-35-34-39-52-39-27 0-46 17-56 41 0-13 0-28 0-41-19 1-36 3-55 4 0 5 0 8 0 13 28 0 30 3 30 22z"><text:p/></draw:path><draw:path draw:style-name="gr3" draw:text-style-name="P5" svg:width="0.0646in" svg:height="0.0472in" svg:x="-0.0004in" svg:y="0.1492in" svg:viewBox="0 0 165 121" svg:d="M20 101c-1 5-1 7-2 11 0 7 4 9 8 9 5 0 8-3 10-5 1-3 5-11 6-17 1-5 4-18 5-24 3-7 4-12 5-19 3-11 4-13 12-24s20-25 41-25c15 0 15 14 15 19 0 16-11 47-15 58-4 7-5 10-5 14 0 14 12 23 25 23 28 0 40-37 40-41 0-3-3-2-4-3-5 0-5 1-6 4-6 21-17 32-28 32-6 0-7-3-7-8 0-7 1-10 7-22 2-9 14-38 14-52 0-27-21-31-35-31-23 0-39 13-47 24-2-18-17-24-28-24-12 0-18 8-22 14-6 10-9 26-9 27 0 3 3 3 4 3 4 0 4 0 6-8 4-16 9-29 20-29 6 0 9 6 9 13 0 5-4 15-5 23-2 7-4 19-5 24-4 11-6 22-9 34z"><text:p/></draw:path><draw:path draw:style-name="gr3" draw:text-style-name="P5" svg:width="0.1043in" svg:height="0.0555in" svg:x="0.0776in" svg:y="0.1429in" svg:viewBox="0 0 266 142" svg:d="M229 77c-34 25-26 40-40 61 0 4 4 4 7 4 5 0 5 0 8-4 1-7 5-25 19-40 16-15 29-20 41-23 1-1 2-2 2-5 0-2-1-3-4-3-40-13-53-41-59-64-2-3-4-3-7-3-4 0-7 0-7 3 0 1 4 19 17 38 6 10 13 16 23 23-73 0-145 0-218 0-4 0-11 0-11 6 0 7 7 7 11 7 73 0 145 0 218 0z"><text:p/></draw:path><draw:path draw:style-name="gr3" draw:text-style-name="P5" svg:width="0.1043in" svg:height="0.0472in" svg:x="0.1984in" svg:y="0.1492in" svg:viewBox="0 0 266 121" svg:d="M135 45c-14-17-18-22-28-28-17-13-34-17-49-17-34 0-58 29-58 61 0 31 23 60 57 60 38 0 64-31 74-45 14 16 19 22 29 29 16 12 34 16 48 16 34 0 58-29 58-60 0-32-23-61-57-61-37 0-64 31-74 45zM144 55c11-18 34-45 67-45 29 0 48 24 48 51 0 25-21 46-47 46-24 0-41-21-68-52zM122 66c-11 18-34 45-67 45-27 0-47-24-47-50 0-27 21-47 46-47s42 21 68 52z"><text:p/></draw:path></draw:g><text:s/>זה 0 (אך אינסוף לא חלק מהשדה לכן זה קטן ממש ולא קטן, <text:span text:style-name="T35">בשילוב עם ההנחה ש־</text:span><text:span text:style-name="T35"><draw:g text:anchor-type="as-char" svg:y="-0.1299in" draw:z-index="168" draw:name="Shape184" draw:style-name="gr1"><svg:title>TexMaths</svg:title><svg:desc>11§display§f(x) = \tfrac{1}{x}§svg§600§FALSE§</svg:desc><draw:path draw:style-name="gr2" draw:text-style-name="P4" svg:width="0.5697in" svg:height="0.1673in" svg:x="-0.0004in" svg:y="0.0071in" svg:viewBox="0 0 1448 426" svg:d="M0 0c483 0 965 0 1448 0 0 142 0 284 0 426-483 0-965 0-1448 0 0-142 0-284 0-426z"><text:p/></draw:path><draw:path draw:style-name="gr3" draw:text-style-name="P5" svg:width="0.0756in" svg:height="0.1374in" svg:x="0in" svg:y="0.0236in" svg:viewBox="0 0 193 350" svg:d="M121 118c11 0 22 0 33 0 8 0 12 0 12-8 0-4-4-4-11-4-11 0-21 0-32 0 2-16 6-30 8-44 2-9 8-36 10-41 3-7 10-13 17-13 3 0 13 0 19 7-16 1-20 15-20 21 0 9 7 14 15 14 10 0 21-9 21-24 0-17-18-26-35-26-13 0-37 7-48 45-2 8-3 12-13 61-9 0-18 0-27 0-7 0-12 0-12 6s4 6 11 6c9 0 17 0 26 0-10 50-19 101-29 150-7 38-13 73-34 73-1 0-11 0-18-7 18-2 21-15 21-20 0-9-6-15-14-15-10 0-21 9-21 23 0 18 17 28 32 28 22 0 37-23 44-38 12-24 21-71 22-73 8-40 15-81 23-121z"><text:p/></draw:path><draw:path draw:style-name="gr3" draw:text-style-name="P5" svg:width="0.035in" svg:height="0.1508in" svg:x="0.0976in" svg:y="0.0165in" svg:viewBox="0 0 90 384" svg:d="M90 381c0-1 0-3-6-9-49-49-61-121-61-180 0-67 14-134 62-182 5-5 5-5 5-6 0-3-1-4-4-4s-39 26-61 75c-19 43-25 86-25 117 0 30 4 76 26 119 24 49 57 73 60 73s4-1 4-3z"><text:p/></draw:path><draw:path draw:style-name="gr3" draw:text-style-name="P5" svg:width="0.0756in" svg:height="0.0685in" svg:x="0.1461in" svg:y="0.0634in" svg:viewBox="0 0 193 175" svg:d="M119 54c2-10 11-45 37-45 2 0 11 0 20 4-11 2-19 12-19 21 0 7 5 13 15 13 8 0 21-6 21-22 0-19-22-25-36-25-23 0-36 20-40 30-10-27-31-30-42-30-41 0-63 50-63 59 0 4 5 4 6 4 2 0 3 0 4-4 13-41 39-50 52-50 7 0 21 3 21 25 0 12-7 38-21 91-6 25-20 41-37 41-2 0-11 0-19-5 10-1 18-10 18-21 0-10-8-14-14-14-12 0-22 10-22 23 0 18 20 26 36 26 27 0 40-28 41-30 6 15 19 30 42 30 39 0 61-51 61-60 0-4-3-4-4-4-3 0-4 2-4 4-14 41-40 51-52 51-15 0-21-12-21-25 0-9 2-18 7-34 4-18 8-36 13-53z"><text:p/></draw:path><draw:path draw:style-name="gr3" draw:text-style-name="P5" svg:width="0.0346in" svg:height="0.1508in" svg:x="0.2374in" svg:y="0.0165in" svg:viewBox="0 0 89 384" svg:d="M89 192c0-29-3-77-25-119-23-48-56-73-61-73-2 0-3 1-3 4 0 1 0 1 8 9 37 38 59 99 59 179 0 65-14 134-61 182-6 4-6 6-6 7 0 2 1 3 3 3 5 0 40-25 62-75 20-43 24-84 24-117z"><text:p/></draw:path><draw:path draw:style-name="gr3" draw:text-style-name="P5" svg:width="0.1004in" svg:height="0.035in" svg:x="0.3386in" svg:y="0.0744in" svg:viewBox="0 0 256 90" svg:d="M243 15c6 0 13 0 13-7 0-8-7-8-12-8-77 0-155 0-232 0-5 0-12 0-12 8 0 7 7 7 13 7 77 0 153 0 230 0zM244 90c5 0 12 0 12-8 0-7-7-7-13-7-77 0-153 0-230 0-6 0-13 0-13 7 0 8 7 8 12 8 77 0 155 0 232 0z"><text:p/></draw:path><draw:path draw:style-name="gr3" draw:text-style-name="P5" svg:width="0.0386in" svg:height="0.0701in" svg:x="0.5244in" svg:y="0in" svg:viewBox="0 0 99 179" svg:d="M62 8c0-8-1-8-9-8-17 17-42 18-53 18 0 3 0 6 0 9 7 0 24 1 40-7 0 46 0 91 0 137 0 9 0 12-28 12-3 0-6 0-10 0 0 4 0 7 0 10 5 0 39-1 49-1 7 0 41 1 48 1 0-3 0-6 0-10-3 0-8 0-11 0-26 0-26-3-26-12 0-50 0-100 0-149z"><text:p/></draw:path><draw:path draw:style-name="gr3" draw:text-style-name="P5" svg:width="0.0685in" svg:height="0.0055in" svg:x="0.5087in" svg:y="0.0894in" svg:viewBox="0 0 175 15" svg:d="M0 0c58 0 117 0 175 0 0 6 0 10 0 15-58 0-117 0-175 0 0-5 0-9 0-15z"><text:p/></draw:path><draw:path draw:style-name="gr3" draw:text-style-name="P5" svg:width="0.0563in" svg:height="0.0476in" svg:x="0.5138in" svg:y="0.135in" svg:viewBox="0 0 144 122" svg:d="M54 91c-2 9-12 23-25 23-1 0-9 0-15-3 11-3 11-13 11-15 0-6-4-10-10-10-7 0-15 6-15 16 0 13 14 20 28 20 13 0 24-8 30-19 7 15 21 19 32 19 31 0 48-34 48-42 0-3-4-3-5-3-3 0-3 2-4 4-6 19-22 33-38 33-11 0-16-6-16-17 0-7 6-31 14-62 6-21 18-27 27-27 1 0 8 0 14 4-9 2-12 10-12 14 0 7 4 10 11 10 5 0 15-4 15-16 0-15-17-20-27-20-15 0-26 10-31 20-5-11-18-20-33-20-30 0-47 34-47 42 0 3 3 2 4 3 4 0 4-1 5-4 7-21 25-33 38-33 9 0 15 5 15 17 0 6-2 20-5 29-4 12-6 24-9 37z"><text:p/></draw:path></draw:g></text:span><text:span text:style-name="T35"> בעל שיפוע קבוע עבור </text:span><text:span text:style-name="T35"><draw:g text:anchor-type="as-char" svg:y="-0.1008in" draw:z-index="169" draw:name="Shape185" draw:style-name="gr1"><svg:title>TexMaths</svg:title><svg:desc>11§display§x &gt; 0§svg§600§FALSE§</svg:desc><draw:path draw:style-name="gr2" draw:text-style-name="P4" svg:width="0.3433in" svg:height="0.0909in" svg:x="0.0031in" svg:y="0.0063in" svg:viewBox="0 0 873 232" svg:d="M436 232c-146 0-291 0-436 0 0-77 0-155 0-232 291 0 581 0 873 0 0 77 0 155 0 232-145 0-292 0-437 0z"><text:p/></draw:path><draw:path draw:style-name="gr3" draw:text-style-name="P5" svg:width="0.0752in" svg:height="0.0681in" svg:x="-0.0004in" svg:y="0.0327in" svg:viewBox="0 0 192 174" svg:d="M119 54c2-10 11-46 37-46 2 0 11 0 20 5-11 2-19 12-19 21 0 7 5 13 14 13s21-6 21-22c0-20-22-25-35-25-23 0-36 20-40 29-10-26-31-29-42-29-41 0-63 49-63 59 0 4 4 4 6 4s3 0 4-5c13-40 38-50 52-50 7 0 21 4 21 26 0 12-7 37-21 91-6 25-20 40-37 40-2 0-11 0-19-6 9-1 18-8 18-19 0-10-9-14-14-14-12 0-22 10-22 22 0 18 20 26 36 26 27 0 40-27 41-29 5 13 19 29 42 29 39 0 61-50 61-59 0-4-3-4-4-4-3 0-5 2-5 4-13 40-39 50-51 50-16 0-21-12-21-24 0-9 2-18 7-34 4-18 8-36 13-53z"><text:p/></draw:path><draw:path draw:style-name="gr3" draw:text-style-name="P5" svg:width="0.0921in" svg:height="0.0874in" svg:x="0.1374in" svg:y="0.0181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2906in" svg:y="-0.0004in" svg:viewBox="0 0 163 264" svg:d="M163 134c0-32-3-63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</text:span><text:span text:style-name="T35"><text:s/>אבל נראה לי מיותר להוכיח את זה כאן</text:span>). </text:p>
            </text:list-item>
            <text:list-item>
              <text:p text:style-name="P78">נוכיח בהכלה דו־כיוונית ש־<draw:g text:anchor-type="as-char" svg:y="-0.1134in" draw:z-index="155" draw:name="Shape186" draw:style-name="gr1"><svg:title>TexMaths</svg:title><svg:desc>11§display§B = [0, 5)§svg§600§FALSE§</svg:desc><draw:path draw:style-name="gr2" draw:text-style-name="P4" svg:width="0.6157in" svg:height="0.1358in" svg:x="0.0008in" svg:y="0.0071in" svg:viewBox="0 0 1565 346" svg:d="M783 346c-261 0-522 0-783 0 0-116 0-230 0-346 522 0 1043 0 1565 0 0 116 0 230 0 346-261 0-522 0-782 0z"><text:p/></draw:path><draw:path draw:style-name="gr3" draw:text-style-name="P5" svg:width="0.1083in" svg:height="0.1028in" svg:x="-0.0004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5" svg:width="0.1008in" svg:height="0.0354in" svg:x="0.16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205in" svg:height="0.1512in" svg:x="0.3366in" svg:y="0in" svg:viewBox="0 0 53 385" svg:d="M53 385c0-5 0-10 0-15-12 0-25 0-38 0 0-118 0-237 0-355 13 0 26 0 38 0 0-5 0-9 0-15-18 0-35 0-53 0 0 129 0 257 0 385 18 0 35 0 53 0z"><text:p/></draw:path><draw:path draw:style-name="gr3" draw:text-style-name="P5" svg:width="0.0638in" svg:height="0.1035in" svg:x="0.3669in" svg:y="0.013in" svg:viewBox="0 0 163 264" svg:d="M163 133c0-31-2-61-16-90-18-37-49-43-66-43-23 0-51 10-67 45-13 28-14 57-14 88 0 29 1 64 18 92 16 32 44 39 62 39 21 0 51-7 69-45 12-25 14-55 14-86zM80 255c-14 0-37-9-44-46-4-22-4-58-4-80 0-26 0-51 3-72 7-45 37-49 45-49 14 0 39 7 47 45 3 22 3 52 3 76 0 28 0 55-3 79-7 36-29 47-47 47z"><text:p/></draw:path><draw:path draw:style-name="gr3" draw:text-style-name="P5" svg:width="0.0173in" svg:height="0.0453in" svg:x="0.45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02in" svg:height="0.1035in" svg:x="0.5122in" svg:y="0.013in" svg:viewBox="0 0 154 264" svg:d="M154 179c0-46-31-84-73-84-18 0-35 6-49 20 0-26 0-51 0-76 8 3 21 5 33 5 47 0 75-35 75-40 0-3-1-4-5-4-1 0-1 0-3 1-8 3-26 11-52 11-15 0-34-3-51-11-4-1-4-1-5-1-4 0-4 3-4 9 0 38 0 76 0 114 0 8 0 10 5 10 4 0 4-1 6-3 4-6 19-27 49-27 20 0 30 18 33 25 6 14 7 29 7 48 0 13 0 36-9 52-10 15-24 25-42 25-28 0-50-21-57-43 2 0 3 0 7 0 13 0 20-9 20-17 0-10-7-19-20-19-5 0-19 3-19 21 0 32 26 69 70 69 46 0 84-37 84-85z"><text:p/></draw:path><draw:path draw:style-name="gr3" draw:text-style-name="P5" svg:width="0.035in" svg:height="0.1512in" svg:x="0.5894in" svg:y="0in" svg:viewBox="0 0 90 385" svg:d="M90 193c0-30-4-76-25-120-23-48-57-73-61-73-2 0-4 2-4 4s0 2 8 9c37 38 59 99 59 180 0 65-14 133-61 181-6 6-6 6-6 7 0 2 2 4 4 4 4 0 39-26 62-76 20-41 24-84 24-116z"><text:p/></draw:path></draw:g>:</text:p>
              <text:list>
                <text:list-item>
                  <text:p text:style-name="P79">נניח <draw:g text:anchor-type="as-char" svg:y="-0.1035in" draw:z-index="152" draw:name="Shape187" draw:style-name="gr1"><svg:title>TexMaths</svg:title><svg:desc>11§display§x \in B§svg§600§FALSE§</svg:desc><draw:path draw:style-name="gr2" draw:text-style-name="P4" svg:width="0.3717in" svg:height="0.0933in" svg:x="0.0031in" svg:y="0.0063in" svg:viewBox="0 0 945 238" svg:d="M473 238c-158 0-316 0-473 0 0-79 0-159 0-238 315 0 630 0 945 0 0 79 0 159 0 238-158 0-315 0-472 0z"><text:p/></draw:path><draw:path draw:style-name="gr3" draw:text-style-name="P5" svg:width="0.0752in" svg:height="0.0677in" svg:x="-0.0004in" svg:y="0.0354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74in" svg:y="0.0209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in" svg:y="-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, נוכיח <draw:g text:anchor-type="as-char" svg:y="-0.1134in" draw:z-index="157" draw:name="Shape188" draw:style-name="gr1"><svg:title>TexMaths</svg:title><svg:desc>11§display§x \in [0, 5)§svg§600§FALSE§</svg:desc><draw:path draw:style-name="gr2" draw:text-style-name="P4" svg:width="0.5634in" svg:height="0.1358in" svg:x="0.0031in" svg:y="0.0071in" svg:viewBox="0 0 1432 346" svg:d="M716 346c-239 0-477 0-716 0 0-116 0-230 0-346 477 0 955 0 1432 0 0 116 0 230 0 346-239 0-478 0-716 0z"><text:p/></draw:path><draw:path draw:style-name="gr3" draw:text-style-name="P5" svg:width="0.0756in" svg:height="0.0685in" svg:x="-0.0004in" svg:y="0.0453in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5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3" draw:text-style-name="P5" svg:width="0.0634in" svg:height="0.1035in" svg:x="0.3165in" svg:y="0.013in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3" draw:text-style-name="P5" svg:width="0.0173in" svg:height="0.0453in" svg:x="0.4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02in" svg:height="0.1035in" svg:x="0.4618in" svg:y="0.013in" svg:viewBox="0 0 154 264" svg:d="M154 179c0-46-31-84-73-84-18 0-35 6-49 20 0-26 0-51 0-76 8 3 21 5 33 5 47 0 75-35 75-40 0-3-1-4-5-4-1 0-1 0-3 1-8 3-26 11-52 11-15 0-34-3-51-11-4-1-4-1-5-1-4 0-4 3-4 9 0 38 0 76 0 114 0 8 0 10 5 10 3 0 4-1 6-3 3-6 17-27 49-27 20 0 30 18 33 25 6 14 7 29 7 48 0 13 0 36-9 52-10 15-24 25-42 25-28 0-50-21-57-43 1 0 3 0 7 0 13 0 20-9 20-17 0-10-7-19-20-19-6 0-19 3-19 21 0 32 26 69 70 69 46 0 84-37 84-85z"><text:p/></draw:path><draw:path draw:style-name="gr3" draw:text-style-name="P5" svg:width="0.035in" svg:height="0.1512in" svg:x="0.539in" svg:y="0in" svg:viewBox="0 0 90 385" svg:d="M90 193c0-30-4-76-25-120-23-48-57-73-61-73-2 0-4 2-4 4s0 2 8 9c37 38 59 99 59 180 0 65-14 133-61 181-6 6-6 6-6 7 0 2 2 4 4 4 4 0 39-26 62-76 20-41 24-84 24-116z"><text:p/></draw:path></draw:g>. מתוך ההנחה, ידוע שקיים <draw:g text:anchor-type="as-char" svg:y="-0.1035in" draw:z-index="153" draw:name="Shape189" draw:style-name="gr1"><svg:title>TexMaths</svg:title><svg:desc>11§display§n \in \N_+§svg§600§FALSE§</svg:desc><draw:path draw:style-name="gr2" draw:text-style-name="P4" svg:width="0.4571in" svg:height="0.1224in" svg:x="0.0031in" svg:y="0.0071in" svg:viewBox="0 0 1162 312" svg:d="M0 0c388 0 774 0 1162 0 0 104 0 208 0 312-388 0-774 0-1162 0 0-104 0-208 0-312z"><text:p/></draw:path><draw:path draw:style-name="gr3" draw:text-style-name="P5" svg:width="0.0823in" svg:height="0.0681in" svg:x="-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, כך ש־<draw:g text:anchor-type="as-char" svg:y="-0.1299in" draw:z-index="154" draw:name="Shape190" draw:style-name="gr1"><svg:title>TexMaths</svg:title><svg:desc>11§display§x \in [1 - \tfrac{1}{n}, 5 - \tfrac{1}{n}]§svg§600§FALSE§</svg:desc><draw:path draw:style-name="gr2" draw:text-style-name="P4" svg:width="1.1386in" svg:height="0.1673in" svg:x="0.0031in" svg:y="0.0071in" svg:viewBox="0 0 2893 426" svg:d="M0 0c964 0 1929 0 2893 0 0 142 0 284 0 426-964 0-1929 0-2893 0 0-142 0-284 0-426z"><text:p/></draw:path><draw:path draw:style-name="gr3" draw:text-style-name="P5" svg:width="0.0756in" svg:height="0.0685in" svg:x="-0.0004in" svg:y="0.0634in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3" draw:text-style-name="P5" svg:width="0.0756in" svg:height="0.0874in" svg:x="0.1374in" svg:y="0.048in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3" draw:text-style-name="P5" svg:width="0.0205in" svg:height="0.1508in" svg:x="0.2866in" svg:y="0.0165in" svg:viewBox="0 0 53 384" svg:d="M53 384c0-4 0-10 0-15-12 0-25 0-38 0 0-118 0-236 0-354 13 0 26 0 38 0 0-5 0-9 0-15-18 0-35 0-53 0 0 128 0 256 0 384 18 0 35 0 53 0z"><text:p/></draw:path><draw:path draw:style-name="gr3" draw:text-style-name="P5" svg:width="0.05in" svg:height="0.1004in" svg:x="0.324in" svg:y="0.0291in" svg:viewBox="0 0 128 256" svg:d="M79 11c0-10 0-11-9-11-24 25-58 25-70 25 0 5 0 8 0 12 8 0 31 0 51-10 0 66 0 132 0 200 0 13-1 17-37 17-4 0-7 0-12 0 0 5 0 9 0 12 13-1 48-1 63-1s49 0 63 1c0-3 0-7 0-12-5 0-8 0-12 0-36 0-37-4-37-17 0-73 0-144 0-216z"><text:p/></draw:path><draw:path draw:style-name="gr3" draw:text-style-name="P5" svg:width="0.0921in" svg:height="0.0055in" svg:x="0.4335in" svg:y="0.0894in" svg:viewBox="0 0 235 15" svg:d="M222 15c7 0 13 0 13-7 0-8-6-8-13-8-69 0-139 0-209 0-6 0-13 0-13 8 0 7 7 7 13 7 70 0 140 0 209 0z"><text:p/></draw:path><draw:path draw:style-name="gr3" draw:text-style-name="P5" svg:width="0.0382in" svg:height="0.0701in" svg:x="0.6094in" svg:y="0in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3" draw:text-style-name="P5" svg:width="0.0748in" svg:height="0.0055in" svg:x="0.5906in" svg:y="0.0894in" svg:viewBox="0 0 191 15" svg:d="M0 0c64 0 128 0 191 0 0 6 0 10 0 15-63 0-127 0-191 0 0-5 0-9 0-15z"><text:p/></draw:path><draw:path draw:style-name="gr3" draw:text-style-name="P5" svg:width="0.0646in" svg:height="0.0476in" svg:x="0.5957in" svg:y="0.135in" svg:viewBox="0 0 165 122" svg:d="M20 102c-1 4-2 10-2 11 0 7 4 9 8 9 5 0 9-3 11-5 3-4 4-11 5-18 1-4 4-18 5-24 3-6 4-11 6-18 2-11 3-13 11-24s20-25 41-25c15 0 15 14 15 18 0 17-11 47-15 59-4 7-5 10-5 14 0 14 12 23 25 23 28 0 40-37 40-42 0-3-3-3-4-3-4 0-5 2-6 4-5 22-17 33-28 33-6 0-7-3-7-8 0-7 1-10 7-22 3-9 14-38 14-53 0-25-21-31-35-31-23 0-38 14-47 25-2-18-17-25-28-25-12 0-18 9-22 15-6 10-9 26-9 27 0 3 3 3 4 3 4 0 4-1 6-8 4-16 10-29 20-29 7 0 9 6 9 13 0 5-4 15-5 23-2 7-4 18-5 24-4 11-6 22-9 34z"><text:p/></draw:path><draw:path draw:style-name="gr3" draw:text-style-name="P5" svg:width="0.0173in" svg:height="0.0445in" svg:x="0.6972in" svg:y="0.1138in" svg:viewBox="0 0 45 114" svg:d="M45 40c0-26-10-40-24-40-13 0-21 9-21 20s8 21 21 21c4 0 10-2 13-6 1-1 1-1 2-1 0 2 0 0 0 6 0 28-13 51-25 65-4 4-4 4-4 6s1 3 3 3c4 0 35-29 35-74z"><text:p/></draw:path><draw:path draw:style-name="gr3" draw:text-style-name="P5" svg:width="0.0602in" svg:height="0.1035in" svg:x="0.7594in" svg:y="0.0291in" svg:viewBox="0 0 154 264" svg:d="M154 179c0-45-32-83-74-83-18 0-35 5-49 18 0-25 0-49 0-74 8 2 21 5 33 5 48 0 75-35 75-41 0-2-1-4-4-4-1 0-1 0-3 1-8 4-26 12-53 12-15 0-33-3-51-11-4-1-4-1-5-1-3 0-3 3-3 9 0 38 0 76 0 114 0 7 0 10 4 10s5-1 6-3c4-7 18-28 49-28 21 0 30 18 33 26 7 14 8 28 8 48 0 13 0 36-10 53-9 14-23 24-41 24-28 0-50-21-57-43 1 1 2 1 7 1 12 0 18-10 18-18 0-9-6-19-18-19-6 0-19 2-19 20 0 33 26 69 69 69 45 0 85-35 85-85z"><text:p/></draw:path><draw:path draw:style-name="gr3" draw:text-style-name="P5" svg:width="0.0929in" svg:height="0.0055in" svg:x="0.8744in" svg:y="0.0894in" svg:viewBox="0 0 237 15" svg:d="M222 15c7 0 15 0 15-7 0-8-8-8-15-8-69 0-139 0-209 0-6 0-13 0-13 8 0 7 7 7 13 7 70 0 140 0 209 0z"><text:p/></draw:path><draw:path draw:style-name="gr3" draw:text-style-name="P5" svg:width="0.0382in" svg:height="0.0701in" svg:x="1.0512in" svg:y="0in" svg:viewBox="0 0 98 179" svg:d="M62 8c0-8-1-8-9-8-18 17-42 18-53 18 0 3 0 6 0 9 7 0 24 0 40-7 0 46 0 91 0 137 0 9 0 12-28 12-3 0-6 0-10 0 0 4 0 7 0 10 5 0 38-1 48-1 8 0 42 1 48 1 0-3 0-6 0-10-3 0-7 0-10 0-26 0-26-3-26-12 0-50 0-100 0-149z"><text:p/></draw:path><draw:path draw:style-name="gr3" draw:text-style-name="P5" svg:width="0.0748in" svg:height="0.0055in" svg:x="1.0319in" svg:y="0.0894in" svg:viewBox="0 0 191 15" svg:d="M0 0c64 0 128 0 191 0 0 6 0 10 0 15-63 0-127 0-191 0 0-5 0-9 0-15z"><text:p/></draw:path><draw:path draw:style-name="gr3" draw:text-style-name="P5" svg:width="0.0646in" svg:height="0.0476in" svg:x="1.037in" svg:y="0.135in" svg:viewBox="0 0 165 122" svg:d="M20 102c-1 4-2 10-2 11 0 7 4 9 8 9 6 0 10-3 11-5 2-4 4-11 5-18 1-4 4-18 6-24s4-11 5-18c3-11 3-13 11-24s21-25 41-25c15 0 16 14 16 18 0 17-12 47-16 59-4 7-5 10-5 14 0 14 12 23 27 23 26 0 38-37 38-42 0-3-3-3-4-3-4 0-5 2-5 4-6 22-18 33-29 33-6 0-7-3-7-8 0-7 2-10 7-22 3-9 14-38 14-53 0-25-21-31-35-31-22 0-38 14-47 25-1-18-17-25-28-25s-18 9-21 15c-7 10-10 26-10 27 0 3 3 3 4 3 4 0 5-1 6-8 4-16 10-29 20-29 7 0 10 6 10 13 0 5-4 15-5 23-2 7-5 18-6 24-4 11-6 22-9 34z"><text:p/></draw:path><draw:path draw:style-name="gr3" draw:text-style-name="P5" svg:width="0.0205in" svg:height="0.1508in" svg:x="1.1291in" svg:y="0.0165in" svg:viewBox="0 0 53 384" svg:d="M53 0c-18 0-35 0-53 0 0 6 0 10 0 15 12 0 25 0 37 0 0 118 0 236 0 354-12 0-25 0-37 0 0 5 0 11 0 15 18 0 35 0 53 0 0-128 0-256 0-384z"><text:p/></draw:path></draw:g>. <text:span text:style-name="T36">לפי החסמים של </text:span><text:span text:style-name="T36"><draw:g text:anchor-type="as-char" svg:y="-0.1299in" draw:z-index="164" draw:name="Shape191" draw:style-name="gr1"><svg:title>TexMaths</svg:title><svg:desc>11§display§\tfrac{1}{n}§svg§600§FALSE§</svg:desc><draw:path draw:style-name="gr2" draw:text-style-name="P4" svg:width="0.0587in" svg:height="0.1673in" svg:x="0.0079in" svg:y="0.0071in" svg:viewBox="0 0 150 426" svg:d="M0 0c50 0 100 0 150 0 0 142 0 284 0 426-50 0-100 0-150 0 0-142 0-284 0-426z"><text:p/></draw:path><draw:path draw:style-name="gr3" draw:text-style-name="P5" svg:width="0.0382in" svg:height="0.0701in" svg:x="0.0185in" svg:y="0in" svg:viewBox="0 0 98 179" svg:d="M62 8c0-8-1-8-9-8-17 17-42 18-53 18 0 3 0 6 0 9 7 0 24 0 40-7 0 46 0 91 0 137 0 9 0 12-28 12-3 0-6 0-10 0 0 4 0 7 0 10 6 0 39-1 49-1 7 0 42 1 47 1 0-3 0-6 0-10-3 0-7 0-10 0-26 0-26-3-26-12 0-50 0-100 0-149z"><text:p/></draw:path><draw:path draw:style-name="gr3" draw:text-style-name="P5" svg:width="0.0744in" svg:height="0.0055in" svg:x="0in" svg:y="0.0894in" svg:viewBox="0 0 190 15" svg:d="M0 0c63 0 127 0 190 0 0 6 0 10 0 15-63 0-127 0-190 0 0-5 0-9 0-15z"><text:p/></draw:path><draw:path draw:style-name="gr3" draw:text-style-name="P5" svg:width="0.0638in" svg:height="0.0476in" svg:x="0.0051in" svg:y="0.135in" svg:viewBox="0 0 163 122" svg:d="M20 102c-1 4-3 10-3 11 0 7 5 9 9 9 5 0 8-3 10-5 1-4 5-11 6-18 1-4 4-18 5-24 3-6 4-11 5-18 3-11 3-13 12-24 7-11 20-25 38-25 17 0 17 14 17 18 0 17-12 47-17 59-2 7-3 10-3 14 0 14 11 23 26 23 26 0 38-37 38-42 0-3-3-3-4-3-4 0-4 2-5 4-6 22-18 33-28 33-6 0-7-3-7-8 0-7 1-10 6-22 3-9 14-38 14-53 0-26-21-31-35-31-21 0-37 14-44 25-3-18-18-25-29-25-12 0-18 9-22 15-6 10-9 26-9 27 0 3 3 3 4 3 4 0 4-1 6-8 4-16 9-29 20-29 6 0 9 6 9 13 0 5-3 15-5 23-2 7-4 18-5 24-4 11-6 22-9 34z"><text:p/></draw:path></draw:g></text:span><text:span text:style-name="T36">, </text:span><text:span text:style-name="T36"><draw:g text:anchor-type="as-char" svg:y="-0.1299in" draw:z-index="166" draw:name="Shape192" draw:style-name="gr1"><svg:title>TexMaths</svg:title><svg:desc>11§display§0 \le 1 - \tfrac{1}{n} &lt; 1§svg§600§FALSE§</svg:desc><draw:path draw:style-name="gr2" draw:text-style-name="P4" svg:width="0.9031in" svg:height="0.1673in" svg:x="0.0016in" svg:y="0.0071in" svg:viewBox="0 0 2295 426" svg:d="M0 0c765 0 1531 0 2295 0 0 142 0 284 0 426-764 0-1530 0-2295 0 0-142 0-284 0-426z"><text:p/></draw:path><draw:path draw:style-name="gr3" draw:text-style-name="P5" svg:width="0.0638in" svg:height="0.1035in" svg:x="-0.0004in" svg:y="0.0291in" svg:viewBox="0 0 163 264" svg:d="M163 134c0-31-2-61-16-90-18-37-49-44-66-44-23 0-51 11-67 46-13 27-14 57-14 88 0 29 1 63 18 93 16 29 44 37 62 37 21 0 51-8 69-43 12-26 14-57 14-87zM80 256c-14 0-37-10-44-46-4-23-4-58-4-81 0-25 0-50 3-71 7-46 37-49 45-49 14 0 39 6 47 45 3 22 3 50 3 75 0 29 0 56-3 80-7 35-29 47-47 47z"><text:p/></draw:path><draw:path draw:style-name="gr3" draw:text-style-name="P5" svg:width="0.0929in" svg:height="0.1165in" svg:x="0.1244in" svg:y="0.0335in" svg:viewBox="0 0 237 297" svg:d="M229 16c4-2 8-4 8-8 0-5-4-8-8-8-2 0-6 1-7 2-71 33-143 67-214 100-7 4-8 7-8 10s3 6 8 8c71 33 143 66 214 100 5 3 6 3 7 3 4 0 8-3 8-7s-2-6-8-9c-67-32-135-64-203-95 68-32 136-64 203-96zM223 297c7 0 14 0 14-8 0-7-8-7-15-7-69 0-138 0-208 0-5 0-14 0-14 7 0 8 8 8 14 8 70 0 140 0 209 0z"><text:p/></draw:path><draw:path draw:style-name="gr3" draw:text-style-name="P5" svg:width="0.05in" svg:height="0.1004in" svg:x="0.2862in" svg:y="0.0291in" svg:viewBox="0 0 128 256" svg:d="M79 11c0-10 0-11-9-11-23 25-57 25-70 25 0 5 0 8 0 12 8 0 31 0 51-10 0 66 0 133 0 200 0 13-1 17-36 17-4 0-7 0-12 0 0 5 0 9 0 12 14-1 45-1 62-1 15 0 49 0 63 1 0-3 0-7 0-12-5 0-8 0-12 0-35 0-37-4-37-17 0-73 0-144 0-216z"><text:p/></draw:path><draw:path draw:style-name="gr3" draw:text-style-name="P5" svg:width="0.0929in" svg:height="0.0055in" svg:x="0.3953in" svg:y="0.0894in" svg:viewBox="0 0 237 15" svg:d="M222 15c7 0 15 0 15-7 0-8-8-8-15-8-69 0-139 0-209 0-6 0-13 0-13 8 0 7 7 7 13 7 70 0 140 0 209 0z"><text:p/></draw:path><draw:path draw:style-name="gr3" draw:text-style-name="P5" svg:width="0.0386in" svg:height="0.0701in" svg:x="0.5717in" svg:y="0in" svg:viewBox="0 0 99 179" svg:d="M62 8c0-8-1-8-9-8-17 17-42 18-53 18 0 3 0 6 0 9 7 0 24 0 40-7 0 46 0 91 0 137 0 9 0 12-28 12-3 0-6 0-10 0 0 4 0 7 0 10 5 0 38-1 49-1 7 0 41 1 48 1 0-3 0-6 0-10-3 0-8 0-11 0-26 0-26-3-26-12 0-50 0-100 0-149z"><text:p/></draw:path><draw:path draw:style-name="gr3" draw:text-style-name="P5" svg:width="0.0748in" svg:height="0.0055in" svg:x="0.5524in" svg:y="0.0894in" svg:viewBox="0 0 191 15" svg:d="M0 0c64 0 128 0 191 0 0 6 0 10 0 15-63 0-127 0-191 0 0-5 0-9 0-15z"><text:p/></draw:path><draw:path draw:style-name="gr3" draw:text-style-name="P5" svg:width="0.0646in" svg:height="0.0476in" svg:x="0.5575in" svg:y="0.135in" svg:viewBox="0 0 165 122" svg:d="M20 102c-1 4-2 10-2 11 0 7 4 9 8 9 6 0 10-3 11-5 2-4 4-11 5-18 2-4 4-18 6-24s4-11 5-18c3-11 3-13 11-24s21-25 41-25c15 0 16 14 16 18 0 17-12 47-16 59-4 7-4 10-4 14 0 14 11 23 26 23 26 0 38-37 38-42 0-3-3-3-4-3-4 0-4 2-5 4-6 22-18 33-28 33-7 0-8-3-8-8 0-7 2-10 7-22 3-9 14-38 14-53 0-26-21-31-35-31-22 0-38 14-45 25-3-18-19-25-30-25s-18 9-21 15c-7 10-10 26-10 27 0 3 3 3 4 3 5 0 5-1 7-8 3-16 9-29 20-29 6 0 9 6 9 13 0 5-4 15-5 23-2 7-4 18-6 24-4 11-6 22-9 34z"><text:p/></draw:path><draw:path draw:style-name="gr3" draw:text-style-name="P5" svg:width="0.0929in" svg:height="0.0874in" svg:x="0.7012in" svg:y="0.048in" svg:viewBox="0 0 237 223" svg:d="M229 15c4-2 8-4 8-7 0-5-4-8-8-8-1 0-2 0-8 2-71 33-142 67-213 100-5 2-8 5-8 9s3 7 8 9c71 33 142 66 213 100 6 3 7 3 8 3 4 0 8-3 8-7 0-5-4-7-8-9-67-32-135-64-203-96 68-32 136-64 203-96z"><text:p/></draw:path><draw:path draw:style-name="gr3" draw:text-style-name="P5" svg:width="0.05in" svg:height="0.1004in" svg:x="0.8626in" svg:y="0.0291in" svg:viewBox="0 0 128 256" svg:d="M79 11c0-10 0-11-9-11-24 25-58 25-70 25 0 5 0 8 0 12 8 0 31 0 51-10 0 66 0 133 0 200 0 13-1 17-37 17-4 0-7 0-12 0 0 5 0 9 0 12 13-1 48-1 63-1s49 0 63 1c0-3 0-7 0-12-5 0-8 0-12 0-36 0-37-4-37-17 0-73 0-144 0-216z"><text:p/></draw:path></draw:g></text:span><text:span text:style-name="T36"><text:s/>וגם </text:span><text:span text:style-name="T36"><draw:g text:anchor-type="as-char" svg:y="-0.1299in" draw:z-index="167" draw:name="Shape193" draw:style-name="gr1"><svg:title>TexMaths</svg:title><svg:desc>11§display§4 \le 5 - \tfrac{1}{n} &lt; 5§svg§600§FALSE§</svg:desc><draw:path draw:style-name="gr2" draw:text-style-name="P4" svg:width="0.9075in" svg:height="0.1677in" svg:x="0.0035in" svg:y="0.0071in" svg:viewBox="0 0 2306 427" svg:d="M0 0c769 0 1537 0 2306 0 0 142 0 285 0 427-769 0-1537 0-2306 0 0-142 0-285 0-427z"><text:p/></draw:path><draw:path draw:style-name="gr3" draw:text-style-name="P5" svg:width="0.0665in" svg:height="0.1024in" svg:x="0in" svg:y="0.028in" svg:viewBox="0 0 170 261" svg:d="M102 197c0 11 0 22 0 33 0 14 0 19-28 19-4 0-6 0-9 0 0 4 0 7 0 12 16-1 37-1 53-1s36 0 51 1c0-5 0-8 0-12-2 0-5 0-7 0-29 0-30-5-30-19 0-11 0-22 0-33 13 0 25 0 38 0 0-4 0-8 0-12-13 0-25 0-38 0 0-58 0-117 0-175 0-8 0-10-6-10-3 0-5 0-7 4-40 61-79 120-119 181 0 4 0 8 0 12 34 0 68 0 102 0zM104 185c-30 0-62 0-93 0 31-49 63-96 93-144 0 48 0 95 0 144z"><text:p/></draw:path><draw:path draw:style-name="gr3" draw:text-style-name="P5" svg:width="0.0925in" svg:height="0.1169in" svg:x="0.1264in" svg:y="0.0335in" svg:viewBox="0 0 236 298" svg:d="M229 16c4-2 7-4 7-8 0-5-3-8-7-8-2 0-6 1-7 2-71 33-143 67-214 100-7 4-8 7-8 10s2 6 8 8c71 33 143 67 214 100 5 3 6 3 7 3 4 0 7-3 7-7s-1-6-7-9c-67-32-136-63-203-95 67-32 136-64 203-96zM223 298c7 0 13 0 13-8 0-7-7-7-14-7-69 0-138 0-208 0-5 0-14 0-14 7 0 8 8 8 14 8 70 0 140 0 209 0z"><text:p/></draw:path><draw:path draw:style-name="gr3" draw:text-style-name="P5" svg:width="0.0602in" svg:height="0.1039in" svg:x="0.2823in" svg:y="0.0291in" svg:viewBox="0 0 154 265" svg:d="M154 179c0-45-32-83-74-83-18 0-35 5-49 18 0-25 0-49 0-74 7 2 21 5 33 5 47 0 75-35 75-41 0-2-2-4-4-4-1 0-2 0-3 1-8 4-28 12-53 12-15 0-33-3-52-11-3-1-3-1-4-1-4 0-4 3-4 9 0 38 0 76 0 114 0 7 0 10 5 10 3 0 5-1 6-3 4-7 18-28 49-28 21 0 30 18 33 26 7 14 7 28 7 48 0 13 0 36-9 53-9 15-23 25-42 25-27 0-49-21-56-44 1 1 2 1 7 1 12 0 18-10 18-18 0-9-6-19-18-19-6 0-19 2-19 20 0 33 26 70 69 70 45 0 85-36 85-86z"><text:p/></draw:path><draw:path draw:style-name="gr3" draw:text-style-name="P5" svg:width="0.0921in" svg:height="0.0055in" svg:x="0.3969in" svg:y="0.0894in" svg:viewBox="0 0 235 15" svg:d="M222 15c7 0 13 0 13-7 0-8-6-8-13-8-69 0-140 0-209 0-6 0-13 0-13 8 0 7 7 7 13 7 69 0 140 0 209 0z"><text:p/></draw:path><draw:path draw:style-name="gr3" draw:text-style-name="P5" svg:width="0.0382in" svg:height="0.0701in" svg:x="0.5736in" svg:y="0in" svg:viewBox="0 0 98 179" svg:d="M60 8c0-8 0-8-7-8-18 17-42 18-53 18 0 3 0 6 0 9 7 0 24 0 38-7 0 46 0 91 0 137 0 9 0 12-26 12-3 0-8 0-11 0 0 4 0 7 0 10 6 0 39-1 48-1s43 1 49 1c0-3 0-6 0-10-3 0-7 0-10 0-28 0-28-3-28-12 0-49 0-100 0-149z"><text:p/></draw:path><draw:path draw:style-name="gr3" draw:text-style-name="P5" svg:width="0.0748in" svg:height="0.0055in" svg:x="0.5547in" svg:y="0.0894in" svg:viewBox="0 0 191 15" svg:d="M0 0c64 0 128 0 191 0 0 6 0 10 0 15-63 0-127 0-191 0 0-5 0-9 0-15z"><text:p/></draw:path><draw:path draw:style-name="gr3" draw:text-style-name="P5" svg:width="0.0646in" svg:height="0.0476in" svg:x="0.5598in" svg:y="0.1354in" svg:viewBox="0 0 165 122" svg:d="M20 102c-1 4-2 10-2 11 0 7 4 9 8 9 5 0 9-2 11-5 3-4 4-11 5-18 1-4 4-18 5-24 2-6 4-11 6-18 2-11 3-13 11-24 7-11 20-25 40-25 16 0 16 14 16 18 0 17-11 47-16 59-3 7-4 10-4 14 0 14 12 23 26 23 27 0 39-37 39-42 0-3-3-3-4-3-4 0-5 2-6 4-5 22-18 33-29 33-5 0-6-3-6-8 0-7 1-10 6-22 4-9 15-38 15-53 0-26-21-31-35-31-24 0-38 14-47 25-1-18-17-25-28-25-12 0-18 9-21 15-7 10-10 26-10 27 0 3 3 3 4 3 4 0 5-1 6-8 4-16 10-29 20-29 7 0 8 6 8 13 0 5-2 15-4 23s-4 18-5 24c-4 11-6 23-9 34z"><text:p/></draw:path><draw:path draw:style-name="gr3" draw:text-style-name="P5" svg:width="0.0921in" svg:height="0.0874in" svg:x="0.7031in" svg:y="0.048in" svg:viewBox="0 0 235 223" svg:d="M229 15c4-2 6-3 6-7s-3-8-7-8c-1 0-3 0-7 2-71 33-143 67-214 100-5 2-7 5-7 9s2 7 7 9c71 33 143 67 214 100 4 3 6 3 7 3 4 0 7-3 7-7 0-5-2-7-6-9-68-32-136-64-204-96 68-32 136-64 204-96z"><text:p/></draw:path><draw:path draw:style-name="gr3" draw:text-style-name="P5" svg:width="0.0602in" svg:height="0.1039in" svg:x="0.8587in" svg:y="0.0291in" svg:viewBox="0 0 154 265" svg:d="M154 179c0-45-32-83-74-83-18 0-35 5-48 18 0-25 0-49 0-74 8 2 20 5 33 5 47 0 74-35 74-41 0-2-2-4-4-4-1 0-1 0-3 1-8 4-26 12-53 12-15 0-33-3-52-11-2-1-3-1-4-1-3 0-3 3-3 9 0 38 0 76 0 114 0 7 0 10 5 10 2 0 4-1 5-3 4-7 18-28 50-28 20 0 30 18 32 26 7 14 8 28 8 48 0 13 0 36-10 53-9 15-23 25-41 25-28 0-50-21-57-44 1 1 2 1 7 1 13 0 19-10 19-18 0-9-6-19-19-19-6 0-19 2-19 20 0 33 26 70 69 70 45 0 85-36 85-86z"><text:p/></draw:path></draw:g></text:span><text:span text:style-name="T36">. משום שידוע ש־</text:span><text:span text:style-name="T36"><draw:g text:anchor-type="as-char" svg:y="-0.0681in" draw:z-index="165" draw:name="Shape194" draw:style-name="gr1"><svg:title>TexMaths</svg:title><svg:desc>11§display§x§svg§600§FALSE§</svg:desc><draw:path draw:style-name="gr2" draw:text-style-name="P4" svg:width="0.0634in" svg:height="0.052in" svg:x="0.0031in" svg:y="0.0071in" svg:viewBox="0 0 162 133" svg:d="M0 0c54 0 108 0 162 0 0 44 0 89 0 133-54 0-108 0-162 0 0-44 0-89 0-133z"><text:p/></draw:path><draw:path draw:style-name="gr3" draw:text-style-name="P5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36"> נמצא בטווח בין מספרים אלו, אז </text:span><text:span text:style-name="T36"><draw:g text:anchor-type="as-char" svg:y="-0.1in" draw:z-index="217" draw:name="Shape195" draw:style-name="gr1"><svg:title>TexMaths</svg:title><svg:desc>11§display§0 \le x &lt; 5§svg§600§FALSE§</svg:desc><draw:path draw:style-name="gr2" draw:text-style-name="P4" svg:width="0.6209in" svg:height="0.1055in" svg:x="0.0024in" svg:y="0.0079in" svg:viewBox="0 0 1578 269" svg:d="M0 0c526 0 1052 0 1578 0 0 89 0 179 0 269-526 0-1052 0-1578 0 0-90 0-180 0-269z"><text:p/></draw:path><draw:path draw:style-name="gr3" draw:text-style-name="P5" svg:width="0.0638in" svg:height="0.1035in" svg:x="0.0004in" svg:y="0in" svg:viewBox="0 0 163 264" svg:d="M163 133c0-31-2-61-16-90-18-36-49-43-66-43-23 0-51 10-67 46-13 27-14 56-14 87 0 28 1 63 18 92 16 31 44 39 62 39 21 0 51-9 69-45 12-26 14-56 14-86zM80 255c-14 0-37-10-44-46-4-23-4-57-4-80 0-26 0-51 3-72 7-45 37-48 45-48 14 0 39 6 47 45 3 21 3 51 3 75 0 27 0 54-3 78-7 37-29 48-47 48z"><text:p/></draw:path><draw:path draw:style-name="gr3" draw:text-style-name="P5" svg:width="0.0929in" svg:height="0.1165in" svg:x="0.1252in" svg:y="0.0043in" svg:viewBox="0 0 237 297" svg:d="M229 17c4-3 8-4 8-9 0-4-4-8-8-8-2 0-6 2-7 3-71 33-143 66-214 100-7 4-8 6-8 9 0 4 3 7 8 9 71 33 143 66 214 99 5 2 6 2 7 2 4 0 8-3 8-7s-1-6-8-9c-67-31-135-63-203-94 68-32 136-64 203-95zM223 297c7 0 14 0 14-8 0-7-8-7-15-7-69 0-138 0-208 0-5 0-14 0-14 7 0 8 8 8 14 8 70 0 140 0 209 0z"><text:p/></draw:path><draw:path draw:style-name="gr3" draw:text-style-name="P5" svg:width="0.0756in" svg:height="0.0681in" svg:x="0.278in" svg:y="0.0339in" svg:viewBox="0 0 193 174" svg:d="M118 54c3-10 12-45 38-45 2 0 11 0 20 5-11 1-19 11-19 21 0 6 5 13 15 13 8 0 21-7 21-23 0-19-24-25-36-25-23 0-36 21-40 30-10-26-31-30-42-30-41 0-63 51-63 59 0 5 3 3 5 5 3 0 4-1 5-5 13-40 39-50 52-50 7 0 21 3 21 26 0 11-7 38-21 92-7 24-20 38-37 38-2 0-12 0-19-4 10-3 18-9 18-20s-8-13-14-13c-12 0-22 10-22 22 0 16 20 24 36 24 26 0 40-27 41-29 4 13 19 29 42 29 39 0 61-49 61-58 0-4-3-4-4-4-3 0-4 1-4 4-14 40-40 49-52 49-15 0-22-11-22-24 0-9 3-17 7-34 4-18 8-35 13-53z"><text:p/></draw:path><draw:path draw:style-name="gr3" draw:text-style-name="P5" svg:width="0.0925in" svg:height="0.087in" svg:x="0.415in" svg:y="0.0189in" svg:viewBox="0 0 236 222" svg:d="M229 17c4-3 7-5 7-9 0-5-4-8-8-8-1 0-2 0-7 3-71 33-143 66-214 100-5 3-7 4-7 9s2 7 7 8c71 33 143 67 214 100 5 2 6 2 7 2 4 0 8-3 8-7 0-5-3-7-7-9-68-31-135-63-204-94 69-32 136-64 204-95z"><text:p/></draw:path><draw:path draw:style-name="gr3" draw:text-style-name="P5" svg:width="0.0602in" svg:height="0.1035in" svg:x="0.5709in" svg:y="0in" svg:viewBox="0 0 154 264" svg:d="M154 178c0-45-32-83-74-83-18 0-35 6-48 19 0-25 0-50 0-74 8 2 20 4 32 4 48 0 75-35 75-40 0-2-1-4-4-4-1 0-1 0-3 1-8 3-26 11-53 11-15 0-33-2-51-11-3-1-4-1-5-1-3 0-3 3-3 10 0 37 0 75 0 113 0 8 0 10 5 10 3 0 4-1 5-3 4-6 18-27 50-27 20 0 30 18 32 25 7 14 8 28 8 47 0 14 0 37-10 53-9 15-23 25-41 25-28 0-50-21-57-43 1 0 2 0 7 0 13 0 20-9 20-18s-7-19-20-19c-6 0-19 3-19 21 0 33 26 70 69 70 45 0 85-37 85-86z"><text:p/></draw:path></draw:g></text:span></text:p>
                </text:list-item>
                <text:list-item>
                  <text:p text:style-name="P80"><text:span text:style-name="T37">נניח </text:span><text:span text:style-name="T37"><draw:g text:anchor-type="as-char" svg:y="-0.1134in" draw:z-index="156" draw:name="Shape196" draw:style-name="gr1"><svg:title>TexMaths</svg:title><svg:desc>11§display§x \in [0, 5)§svg§600§FALSE§</svg:desc><draw:path draw:style-name="gr2" draw:text-style-name="P4" svg:width="0.5634in" svg:height="0.1358in" svg:x="0.0031in" svg:y="0.0071in" svg:viewBox="0 0 1432 346" svg:d="M716 346c-239 0-477 0-716 0 0-116 0-230 0-346 477 0 955 0 1432 0 0 116 0 230 0 346-239 0-478 0-716 0z"><text:p/></draw:path><draw:path draw:style-name="gr3" draw:text-style-name="P5" svg:width="0.0756in" svg:height="0.0685in" svg:x="-0.0004in" svg:y="0.0453in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3" draw:text-style-name="P5" svg:width="0.0756in" svg:height="0.087in" svg:x="0.1374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5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3" draw:text-style-name="P5" svg:width="0.0634in" svg:height="0.1035in" svg:x="0.3165in" svg:y="0.013in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3" draw:text-style-name="P5" svg:width="0.0173in" svg:height="0.0453in" svg:x="0.4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02in" svg:height="0.1035in" svg:x="0.4618in" svg:y="0.013in" svg:viewBox="0 0 154 264" svg:d="M154 179c0-46-31-84-73-84-18 0-35 6-49 20 0-26 0-51 0-76 8 3 21 5 33 5 47 0 75-35 75-40 0-3-1-4-5-4-1 0-1 0-3 1-8 3-26 11-52 11-15 0-34-3-51-11-4-1-4-1-5-1-4 0-4 3-4 9 0 38 0 76 0 114 0 8 0 10 5 10 3 0 4-1 6-3 3-6 17-27 49-27 20 0 30 18 33 25 6 14 7 29 7 48 0 13 0 36-9 52-10 15-24 25-42 25-28 0-50-21-57-43 1 0 3 0 7 0 13 0 20-9 20-17 0-10-7-19-20-19-6 0-19 3-19 21 0 32 26 69 70 69 46 0 84-37 84-85z"><text:p/></draw:path><draw:path draw:style-name="gr3" draw:text-style-name="P5" svg:width="0.035in" svg:height="0.1512in" svg:x="0.5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7">, נוכיח </text:span><text:span text:style-name="T37"><draw:g text:anchor-type="as-char" svg:y="-0.1035in" draw:z-index="149" draw:name="Shape197" draw:style-name="gr1"><svg:title>TexMaths</svg:title><svg:desc>11§display§x \in B§svg§600§FALSE§</svg:desc><draw:path draw:style-name="gr2" draw:text-style-name="P4" svg:width="0.3717in" svg:height="0.0933in" svg:x="0.0031in" svg:y="0.0063in" svg:viewBox="0 0 945 238" svg:d="M473 238c-158 0-316 0-473 0 0-79 0-159 0-238 315 0 630 0 945 0 0 79 0 159 0 238-158 0-315 0-472 0z"><text:p/></draw:path><draw:path draw:style-name="gr3" draw:text-style-name="P5" svg:width="0.0752in" svg:height="0.0677in" svg:x="-0.0004in" svg:y="0.0354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74in" svg:y="0.0209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in" svg:y="-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37">. כלומר, צריך להוכיח שקיים </text:span><text:span text:style-name="T37"><draw:g text:anchor-type="as-char" svg:y="-0.1035in" draw:z-index="150" draw:name="Shape198" draw:style-name="gr1"><svg:title>TexMaths</svg:title><svg:desc>11§display§n \in \N_+§svg§600§FALSE§</svg:desc><draw:path draw:style-name="gr2" draw:text-style-name="P4" svg:width="0.4571in" svg:height="0.1224in" svg:x="0.0031in" svg:y="0.0071in" svg:viewBox="0 0 1162 312" svg:d="M0 0c388 0 774 0 1162 0 0 104 0 208 0 312-388 0-774 0-1162 0 0-104 0-208 0-312z"><text:p/></draw:path><draw:path draw:style-name="gr3" draw:text-style-name="P5" svg:width="0.0823in" svg:height="0.0681in" svg:x="-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5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5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5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37">, כך ש־</text:span><text:span text:style-name="T37"><draw:g text:anchor-type="as-char" svg:y="-0.1299in" draw:z-index="151" draw:name="Shape199" draw:style-name="gr1"><svg:title>TexMaths</svg:title><svg:desc>11§display§x \in [1 - \tfrac{1}{n}, 5 - \tfrac{1}{n}]§svg§600§FALSE§</svg:desc><draw:path draw:style-name="gr2" draw:text-style-name="P4" svg:width="1.1386in" svg:height="0.1673in" svg:x="0.0031in" svg:y="0.0071in" svg:viewBox="0 0 2893 426" svg:d="M0 0c964 0 1929 0 2893 0 0 142 0 284 0 426-964 0-1929 0-2893 0 0-142 0-284 0-426z"><text:p/></draw:path><draw:path draw:style-name="gr3" draw:text-style-name="P5" svg:width="0.0756in" svg:height="0.0685in" svg:x="-0.0004in" svg:y="0.0634in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3" draw:text-style-name="P5" svg:width="0.0756in" svg:height="0.0874in" svg:x="0.1374in" svg:y="0.048in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3" draw:text-style-name="P5" svg:width="0.0205in" svg:height="0.1508in" svg:x="0.2866in" svg:y="0.0165in" svg:viewBox="0 0 53 384" svg:d="M53 384c0-4 0-10 0-15-12 0-25 0-38 0 0-118 0-236 0-354 13 0 26 0 38 0 0-5 0-9 0-15-18 0-35 0-53 0 0 128 0 256 0 384 18 0 35 0 53 0z"><text:p/></draw:path><draw:path draw:style-name="gr3" draw:text-style-name="P5" svg:width="0.05in" svg:height="0.1004in" svg:x="0.324in" svg:y="0.0291in" svg:viewBox="0 0 128 256" svg:d="M79 11c0-10 0-11-9-11-24 25-58 25-70 25 0 5 0 8 0 12 8 0 31 0 51-10 0 66 0 132 0 200 0 13-1 17-37 17-4 0-7 0-12 0 0 5 0 9 0 12 13-1 48-1 63-1s49 0 63 1c0-3 0-7 0-12-5 0-8 0-12 0-36 0-37-4-37-17 0-73 0-144 0-216z"><text:p/></draw:path><draw:path draw:style-name="gr3" draw:text-style-name="P5" svg:width="0.0921in" svg:height="0.0055in" svg:x="0.4335in" svg:y="0.0894in" svg:viewBox="0 0 235 15" svg:d="M222 15c7 0 13 0 13-7 0-8-6-8-13-8-69 0-139 0-209 0-6 0-13 0-13 8 0 7 7 7 13 7 70 0 140 0 209 0z"><text:p/></draw:path><draw:path draw:style-name="gr3" draw:text-style-name="P5" svg:width="0.0382in" svg:height="0.0701in" svg:x="0.6094in" svg:y="0in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3" draw:text-style-name="P5" svg:width="0.0748in" svg:height="0.0055in" svg:x="0.5906in" svg:y="0.0894in" svg:viewBox="0 0 191 15" svg:d="M0 0c64 0 128 0 191 0 0 6 0 10 0 15-63 0-127 0-191 0 0-5 0-9 0-15z"><text:p/></draw:path><draw:path draw:style-name="gr3" draw:text-style-name="P5" svg:width="0.0646in" svg:height="0.0476in" svg:x="0.5957in" svg:y="0.135in" svg:viewBox="0 0 165 122" svg:d="M20 102c-1 4-2 10-2 11 0 7 4 9 8 9 5 0 9-3 11-5 3-4 4-11 5-18 1-4 4-18 5-24 3-6 4-11 6-18 2-11 3-13 11-24s20-25 41-25c15 0 15 14 15 18 0 17-11 47-15 59-4 7-5 10-5 14 0 14 12 23 25 23 28 0 40-37 40-42 0-3-3-3-4-3-4 0-5 2-6 4-5 22-17 33-28 33-6 0-7-3-7-8 0-7 1-10 7-22 3-9 14-38 14-53 0-25-21-31-35-31-23 0-38 14-47 25-2-18-17-25-28-25-12 0-18 9-22 15-6 10-9 26-9 27 0 3 3 3 4 3 4 0 4-1 6-8 4-16 10-29 20-29 7 0 9 6 9 13 0 5-4 15-5 23-2 7-4 18-5 24-4 11-6 22-9 34z"><text:p/></draw:path><draw:path draw:style-name="gr3" draw:text-style-name="P5" svg:width="0.0173in" svg:height="0.0445in" svg:x="0.6972in" svg:y="0.1138in" svg:viewBox="0 0 45 114" svg:d="M45 40c0-26-10-40-24-40-13 0-21 9-21 20s8 21 21 21c4 0 10-2 13-6 1-1 1-1 2-1 0 2 0 0 0 6 0 28-13 51-25 65-4 4-4 4-4 6s1 3 3 3c4 0 35-29 35-74z"><text:p/></draw:path><draw:path draw:style-name="gr3" draw:text-style-name="P5" svg:width="0.0602in" svg:height="0.1035in" svg:x="0.7594in" svg:y="0.0291in" svg:viewBox="0 0 154 264" svg:d="M154 179c0-45-32-83-74-83-18 0-35 5-49 18 0-25 0-49 0-74 8 2 21 5 33 5 48 0 75-35 75-41 0-2-1-4-4-4-1 0-1 0-3 1-8 4-26 12-53 12-15 0-33-3-51-11-4-1-4-1-5-1-3 0-3 3-3 9 0 38 0 76 0 114 0 7 0 10 4 10s5-1 6-3c4-7 18-28 49-28 21 0 30 18 33 26 7 14 8 28 8 48 0 13 0 36-10 53-9 14-23 24-41 24-28 0-50-21-57-43 1 1 2 1 7 1 12 0 18-10 18-18 0-9-6-19-18-19-6 0-19 2-19 20 0 33 26 69 69 69 45 0 85-35 85-85z"><text:p/></draw:path><draw:path draw:style-name="gr3" draw:text-style-name="P5" svg:width="0.0929in" svg:height="0.0055in" svg:x="0.8744in" svg:y="0.0894in" svg:viewBox="0 0 237 15" svg:d="M222 15c7 0 15 0 15-7 0-8-8-8-15-8-69 0-139 0-209 0-6 0-13 0-13 8 0 7 7 7 13 7 70 0 140 0 209 0z"><text:p/></draw:path><draw:path draw:style-name="gr3" draw:text-style-name="P5" svg:width="0.0382in" svg:height="0.0701in" svg:x="1.0512in" svg:y="0in" svg:viewBox="0 0 98 179" svg:d="M62 8c0-8-1-8-9-8-18 17-42 18-53 18 0 3 0 6 0 9 7 0 24 0 40-7 0 46 0 91 0 137 0 9 0 12-28 12-3 0-6 0-10 0 0 4 0 7 0 10 5 0 38-1 48-1 8 0 42 1 48 1 0-3 0-6 0-10-3 0-7 0-10 0-26 0-26-3-26-12 0-50 0-100 0-149z"><text:p/></draw:path><draw:path draw:style-name="gr3" draw:text-style-name="P5" svg:width="0.0748in" svg:height="0.0055in" svg:x="1.0319in" svg:y="0.0894in" svg:viewBox="0 0 191 15" svg:d="M0 0c64 0 128 0 191 0 0 6 0 10 0 15-63 0-127 0-191 0 0-5 0-9 0-15z"><text:p/></draw:path><draw:path draw:style-name="gr3" draw:text-style-name="P5" svg:width="0.0646in" svg:height="0.0476in" svg:x="1.037in" svg:y="0.135in" svg:viewBox="0 0 165 122" svg:d="M20 102c-1 4-2 10-2 11 0 7 4 9 8 9 6 0 10-3 11-5 2-4 4-11 5-18 1-4 4-18 6-24s4-11 5-18c3-11 3-13 11-24s21-25 41-25c15 0 16 14 16 18 0 17-12 47-16 59-4 7-5 10-5 14 0 14 12 23 27 23 26 0 38-37 38-42 0-3-3-3-4-3-4 0-5 2-5 4-6 22-18 33-29 33-6 0-7-3-7-8 0-7 2-10 7-22 3-9 14-38 14-53 0-25-21-31-35-31-22 0-38 14-47 25-1-18-17-25-28-25s-18 9-21 15c-7 10-10 26-10 27 0 3 3 3 4 3 4 0 5-1 6-8 4-16 10-29 20-29 7 0 10 6 10 13 0 5-4 15-5 23-2 7-5 18-6 24-4 11-6 22-9 34z"><text:p/></draw:path><draw:path draw:style-name="gr3" draw:text-style-name="P5" svg:width="0.0205in" svg:height="0.1508in" svg:x="1.1291in" svg:y="0.0165in" svg:viewBox="0 0 53 384" svg:d="M53 0c-18 0-35 0-53 0 0 6 0 10 0 15 12 0 25 0 37 0 0 118 0 236 0 354-12 0-25 0-37 0 0 5 0 11 0 15 18 0 35 0 53 0 0-128 0-256 0-384z"><text:p/></draw:path></draw:g></text:span><text:span text:style-name="T37">. </text:span><text:span text:style-name="T35">נחלק למקרים:</text:span></text:p>
                  <text:list>
                    <text:list-item>
                      <text:p text:style-name="P81">אם <draw:g text:anchor-type="as-char" svg:y="-0.1016in" draw:z-index="218" draw:name="Shape200" draw:style-name="gr1"><svg:title>TexMaths</svg:title><svg:desc>11§display§0 \le x &lt; 4§svg§600§FALSE§</svg:desc><draw:path draw:style-name="gr2" draw:text-style-name="P4" svg:width="0.6236in" svg:height="0.1071in" svg:x="0.0024in" svg:y="0.0071in" svg:viewBox="0 0 1585 273" svg:d="M0 0c528 0 1057 0 1585 0 0 91 0 181 0 273-528 0-1057 0-1585 0 0-92 0-182 0-273z"><text:p/></draw:path><draw:path draw:style-name="gr3" draw:text-style-name="P5" svg:width="0.0638in" svg:height="0.1035in" svg:x="0.0004in" svg:y="0.0016in" svg:viewBox="0 0 163 264" svg:d="M163 133c0-31-2-62-17-90-17-38-48-43-65-43-23 0-51 10-67 46-13 27-14 56-14 87 0 28 1 63 17 91 17 32 45 40 63 40 21 0 51-9 69-45 12-27 14-56 14-86zM80 255c-14 0-37-10-44-46-4-23-4-58-4-80 0-26 0-51 3-72 7-45 37-48 45-48 14 0 39 6 47 45 3 21 3 50 3 75 0 28 0 53-3 78-7 37-29 48-47 48z"><text:p/></draw:path><draw:path draw:style-name="gr3" draw:text-style-name="P5" svg:width="0.0929in" svg:height="0.1165in" svg:x="0.1252in" svg:y="0.0063in" svg:viewBox="0 0 237 297" svg:d="M229 16c4-2 8-3 8-8 0-4-4-8-8-8-2 0-6 2-8 2-71 34-142 67-213 101-7 4-8 6-8 9s2 6 8 9c71 33 142 66 213 99 6 2 7 2 8 2 4 0 8-3 8-8 0-3-3-5-9-8-67-31-134-63-202-94 68-32 136-64 203-96zM223 297c6 0 14 0 14-8s-9-8-15-8c-69 0-138 0-208 0-5 0-14 0-14 8s8 8 14 8c70 0 140 0 209 0z"><text:p/></draw:path><draw:path draw:style-name="gr3" draw:text-style-name="P5" svg:width="0.0756in" svg:height="0.0681in" svg:x="0.2776in" svg:y="0.0358in" svg:viewBox="0 0 193 174" svg:d="M118 54c2-10 11-45 38-45 2 0 11 0 19 5-10 1-19 11-19 20 0 7 5 14 16 14 8 0 21-7 21-23 0-20-24-25-37-25-22 0-36 21-40 30-10-26-30-30-42-30-40 0-62 49-62 59 0 5 3 5 5 5 3 0 4-1 5-5 13-40 39-50 52-50 6 0 21 3 21 25 0 12-7 39-21 92-7 24-20 39-38 39-2 0-11 0-18-4 10-3 17-9 17-20s-7-15-14-15c-11 0-21 11-21 24 0 16 19 24 36 24 26 0 40-27 41-29 4 13 19 29 42 29 39 0 61-49 61-59 0-4-3-4-4-4-3 0-4 2-5 4-13 42-39 50-52 50-14 0-21-11-21-24 0-9 2-17 7-34 4-18 8-36 13-53z"><text:p/></draw:path><draw:path draw:style-name="gr3" draw:text-style-name="P5" svg:width="0.0929in" svg:height="0.087in" svg:x="0.4146in" svg:y="0.0209in" svg:viewBox="0 0 237 222" svg:d="M229 16c4-2 8-4 8-8 0-5-5-8-8-8-1 0-2 0-8 2-71 34-142 67-213 101-5 3-8 4-8 9s3 6 8 8c71 33 142 67 213 100 6 2 7 2 8 2 3 0 8-3 8-8 0-4-4-6-8-8-67-31-135-63-203-94 68-32 136-64 203-96z"><text:p/></draw:path><draw:path draw:style-name="gr3" draw:text-style-name="P5" svg:width="0.0673in" svg:height="0.1016in" svg:x="0.5665in" svg:y="0in" svg:viewBox="0 0 172 259" svg:d="M103 196c0 12 0 23 0 34 0 13-1 17-29 17-2 0-6 0-8 0 0 5 0 9 0 12 15-1 35-1 52-1 16 0 37 0 53 1 0-3 0-7 0-12-3 0-6 0-8 0-29 0-30-4-30-17 0-11 0-22 0-34 13 0 25 0 39 0 0-4 0-8 0-12-14 0-26 0-39 0 0-58 0-116 0-174 0-8 0-10-6-10-4 0-5 0-8 4-40 60-79 120-119 180 0 4 0 8 0 12 34 0 69 0 103 0zM106 184c-32 0-63 0-95 0 32-48 63-95 95-142 0 47 0 94 0 142z"><text:p/></draw:path></draw:g>, אז נבחר <draw:g text:anchor-type="as-char" svg:y="-0.102in" draw:z-index="170" draw:name="Shape201" draw:style-name="gr1"><svg:title>TexMaths</svg:title><svg:desc>11§display§n = 1§svg§600§FALSE§</svg:desc><draw:path draw:style-name="gr2" draw:text-style-name="P4" svg:width="0.3417in" svg:height="0.0858in" svg:x="0.0031in" svg:y="0.0075in" svg:viewBox="0 0 869 219" svg:d="M0 0c290 0 580 0 869 0 0 73 0 146 0 219-289 0-579 0-869 0 0-73 0-146 0-219z"><text:p/></draw:path><draw:path draw:style-name="gr3" draw:text-style-name="P5" svg:width="0.0819in" svg:height="0.0677in" svg:x="-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5" svg:width="0.1008in" svg:height="0.035in" svg:x="0.1378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5" svg:width="0.05in" svg:height="0.1in" svg:x="0.3028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text:s/>נציב וזה יעבוד.</text:p>
                    </text:list-item>
                    <text:list-item>
                      <text:p text:style-name="P82">אם <draw:g text:anchor-type="as-char" svg:y="-0.1016in" draw:z-index="171" draw:name="Shape204" draw:style-name="gr1"><svg:title>TexMaths</svg:title><svg:desc>11§display§4 \le x &lt; 5§svg§600§FALSE§</svg:desc><draw:path draw:style-name="gr2" draw:text-style-name="P4" svg:width="0.6209in" svg:height="0.1071in" svg:x="0.0031in" svg:y="0.0071in" svg:viewBox="0 0 1578 273" svg:d="M0 0c526 0 1052 0 1578 0 0 91 0 181 0 273-526 0-1052 0-1578 0 0-92 0-182 0-273z"><text:p/></draw:path><draw:path draw:style-name="gr3" draw:text-style-name="P5" svg:width="0.0669in" svg:height="0.1016in" svg:x="-0.0004in" svg:y="0in" svg:viewBox="0 0 171 259" svg:d="M102 196c0 12 0 23 0 34 0 13 0 17-28 17-4 0-6 0-9 0 0 5 0 9 0 12 16-1 36-1 53-1 15 0 36 0 51 1 0-3 0-7 0-12-2 0-5 0-7 0-29 0-30-4-30-17 0-11 0-22 0-34 13 0 25 0 39 0 0-4 0-8 0-12-14 0-26 0-39 0 0-58 0-116 0-174 0-8 0-10-5-10-4 0-6 0-8 4-40 60-79 120-119 180 0 4 0 8 0 12 34 0 68 0 102 0zM105 184c-31 0-63 0-94 0 31-48 63-95 94-142 0 47 0 94 0 142z"><text:p/></draw:path><draw:path draw:style-name="gr3" draw:text-style-name="P5" svg:width="0.0929in" svg:height="0.1165in" svg:x="0.126in" svg:y="0.0063in" svg:viewBox="0 0 237 297" svg:d="M229 16c4-2 8-3 8-8 0-4-4-8-8-8-2 0-6 2-7 2-71 34-143 67-214 101-7 4-8 6-8 9s3 6 8 9c71 33 143 66 214 99 5 2 6 2 7 2 4 0 8-3 8-8 0-3-2-5-8-8-67-31-135-63-203-94 68-32 136-64 203-96zM223 297c7 0 14 0 14-8s-8-8-15-8c-69 0-138 0-208 0-5 0-14 0-14 8s8 8 14 8c70 0 140 0 209 0z"><text:p/></draw:path><draw:path draw:style-name="gr3" draw:text-style-name="P5" svg:width="0.0756in" svg:height="0.0681in" svg:x="0.2787in" svg:y="0.0358in" svg:viewBox="0 0 193 174" svg:d="M118 54c3-10 12-45 38-45 2 0 11 0 20 5-11 1-19 11-19 20 0 7 5 14 15 14 8 0 21-7 21-23 0-20-24-25-36-25-23 0-36 21-40 30-10-26-31-30-42-30-41 0-63 49-63 59 0 5 3 3 5 5 3 0 4-1 5-5 13-40 39-50 52-50 7 0 21 3 21 25 0 12-7 39-21 92-7 24-20 39-37 39-2 0-12 0-19-4 10-3 18-9 18-20s-8-15-14-15c-12 0-22 11-22 24 0 16 20 24 36 24 26 0 40-27 41-29 4 13 19 29 42 29 39 0 61-49 61-59 0-4-3-4-4-4-3 0-4 2-4 4-14 42-40 50-52 50-15 0-22-11-22-24 0-9 3-17 7-34 4-18 8-36 13-53z"><text:p/></draw:path><draw:path draw:style-name="gr3" draw:text-style-name="P5" svg:width="0.0921in" svg:height="0.087in" svg:x="0.4161in" svg:y="0.0209in" svg:viewBox="0 0 235 222" svg:d="M229 16c4-2 6-4 6-8 0-5-3-8-7-8-1 0-2 0-7 2-71 34-143 67-214 101-5 3-7 4-7 9s2 6 7 8c71 33 143 67 214 100 5 2 6 2 7 2 4 0 7-3 7-8 0-4-2-6-6-8-68-31-135-63-204-94 69-32 136-64 204-96z"><text:p/></draw:path><draw:path draw:style-name="gr3" draw:text-style-name="P5" svg:width="0.0602in" svg:height="0.1035in" svg:x="0.5717in" svg:y="0.0016in" svg:viewBox="0 0 154 264" svg:d="M154 178c0-45-32-83-74-83-18 0-35 6-48 19 0-25 0-50 0-74 8 2 20 4 32 4 48 0 75-35 75-40 0-2-1-4-4-4-1 0-1 0-3 1-8 3-26 11-53 11-15 0-33-2-51-11-3-1-4-1-5-1-3 0-3 3-3 10 0 37 0 75 0 113 0 8 0 10 5 10 3 0 4-1 5-3 4-6 18-27 50-27 20 0 30 18 32 25 7 14 8 29 8 47 0 13 0 36-10 53-9 15-23 25-41 25-28 0-50-21-57-43 1 0 2 0 7 0 13 0 20-9 20-19 0-9-7-18-20-18-6 0-19 3-19 20 0 33 26 71 69 71 45 0 85-38 85-86z"><text:p/></draw:path></draw:g>. <text:span text:style-name="T38">נעביר אגפים ונקבל </text:span><text:span text:style-name="T38"><draw:g text:anchor-type="as-char" svg:y="-0.0953in" draw:z-index="223" draw:name="Shape202" draw:style-name="gr1"><svg:title>TexMaths</svg:title><svg:desc>11§display§5 - x &gt; 0§svg§600§FALSE§</svg:desc><draw:path draw:style-name="gr2" draw:text-style-name="P4" svg:width="0.6051in" svg:height="0.0909in" svg:x="0.0004in" svg:y="0.0071in" svg:viewBox="0 0 1538 232" svg:d="M770 232c-258 0-514 0-770 0 0-77 0-155 0-232 512 0 1026 0 1538 0 0 77 0 155 0 232-256 0-512 0-768 0z"><text:p/></draw:path><draw:path draw:style-name="gr3" draw:text-style-name="P5" svg:width="0.0602in" svg:height="0.1035in" svg:x="0.0004in" svg:y="0in" svg:viewBox="0 0 154 264" svg:d="M154 178c0-44-32-83-74-83-18 0-35 6-48 19 0-25 0-50 0-74 8 2 20 5 32 5 48 0 75-35 75-41 0-2-2-4-4-4-1 0-1 0-3 1-8 3-26 11-53 11-15 0-33-2-52-10-2-1-3-1-4-1-3 0-3 2-3 9 0 38 0 76 0 114 0 7 0 10 5 10 2 0 4-1 5-3 4-7 18-28 49-28 21 0 31 18 33 26 7 14 8 27 8 47 0 13 0 36-10 53-9 15-23 25-41 25-28 0-50-21-57-44 1 1 2 1 7 1 13 0 19-9 19-18s-6-19-19-19c-6 0-19 2-19 20 0 33 26 70 69 70 45 0 85-36 85-86z"><text:p/></draw:path><draw:path draw:style-name="gr3" draw:text-style-name="P5" svg:width="0.0925in" svg:height="0.0055in" svg:x="0.1154in" svg:y="0.0594in" svg:viewBox="0 0 236 15" svg:d="M222 15c7 0 14 0 14-7 0-8-7-8-14-8-69 0-140 0-209 0-6 0-13 0-13 8 0 7 7 7 13 7 69 0 140 0 209 0z"><text:p/></draw:path><draw:path draw:style-name="gr3" draw:text-style-name="P5" svg:width="0.0752in" svg:height="0.0681in" svg:x="0.2591in" svg:y="0.0335in" svg:viewBox="0 0 192 174" svg:d="M118 54c3-10 12-46 38-46 2 0 11 0 20 5-11 2-19 12-19 21 0 7 5 13 15 13 8 0 20-6 20-22 0-20-22-25-35-25-23 0-36 20-40 29-10-26-31-29-42-29-41 0-63 49-63 59 0 4 3 3 4 4 4 0 5 0 6-5 13-40 38-50 52-50 7 0 21 4 21 26 0 12-7 37-21 91-7 25-20 40-37 40-2 0-11 0-19-5 9-2 18-9 18-20 0-10-9-14-14-14-12 0-22 10-22 22 0 18 20 26 36 26 27 0 40-27 41-29 4 13 19 29 42 29 39 0 61-50 61-59 0-4-3-4-4-4-3 0-4 2-4 4-14 40-40 50-52 50-16 0-21-12-21-24 0-9 2-18 7-34 4-18 7-36 12-53z"><text:p/></draw:path><draw:path draw:style-name="gr3" draw:text-style-name="P5" svg:width="0.0921in" svg:height="0.0874in" svg:x="0.3961in" svg:y="0.0189in" svg:viewBox="0 0 235 223" svg:d="M229 121c3-2 6-4 6-9 0-4-3-6-6-9-72-34-143-67-215-100-5-3-5-3-6-3-5 0-8 4-8 8s1 6 7 8c68 32 135 64 203 96-68 32-135 63-203 95-6 3-7 5-7 9s3 7 8 7c1 0 1 0 6-3 72-33 143-66 215-99z"><text:p/></draw:path><draw:path draw:style-name="gr3" draw:text-style-name="P5" svg:width="0.0638in" svg:height="0.1035in" svg:x="0.55in" svg:y="0in" svg:viewBox="0 0 163 264" svg:d="M163 134c0-32-2-63-16-91-17-36-49-43-66-43-23 0-51 10-67 46-12 27-14 56-14 88 0 28 1 62 18 92 16 30 44 38 63 38 21 0 50-8 67-44 13-26 15-57 15-86zM81 256c-15 0-38-10-45-47-4-23-4-58-4-80 0-24 0-50 3-71 8-46 36-49 46-49 12 0 38 6 45 45 5 22 5 51 5 75 0 28 0 54-5 79-6 36-28 48-45 48z"><text:p/></draw:path></draw:g></text:span><text:span text:style-name="T38">. לפיכך, </text:span>ידוע שלפי תכונת ארכימדס קיים מספר <draw:g text:anchor-type="as-char" svg:y="-0.0681in" draw:z-index="219" draw:name="Shape203" draw:style-name="gr1"><svg:title>TexMaths</svg:title><svg:desc>11§display§n§svg§600§FALSE§</svg:desc><draw:path draw:style-name="gr2" draw:text-style-name="P4" svg:width="0.0705in" svg:height="0.052in" svg:x="0.0039in" svg:y="0.0071in" svg:viewBox="0 0 180 133" svg:d="M0 0c60 0 120 0 180 0 0 44 0 89 0 133-60 0-120 0-180 0 0-44 0-89 0-133z"><text:p/></draw:path><draw:path draw:style-name="gr3" draw:text-style-name="P5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<text:span text:style-name="T38">טבעי המקיים </text:span><text:span text:style-name="T38"><draw:g text:anchor-type="as-char" svg:y="-0.1299in" draw:z-index="224" draw:name="Shape205" draw:style-name="gr1"><svg:title>TexMaths</svg:title><svg:desc>11§display§\tfrac{1}{n} &lt; 5 - x§svg§600§FALSE§</svg:desc><draw:path draw:style-name="gr2" draw:text-style-name="P4" svg:width="0.6217in" svg:height="0.1673in" svg:x="0.0079in" svg:y="0.0071in" svg:viewBox="0 0 1580 426" svg:d="M0 0c527 0 1053 0 1580 0 0 142 0 284 0 426-527 0-1053 0-1580 0 0-142 0-284 0-426z"><text:p/></draw:path><draw:path draw:style-name="gr3" draw:text-style-name="P5" svg:width="0.0382in" svg:height="0.0701in" svg:x="0.0189in" svg:y="0in" svg:viewBox="0 0 98 179" svg:d="M60 8c0-8 0-8-7-8-18 17-42 18-53 18 0 3 0 6 0 9 7 0 24 1 38-7 0 46 0 91 0 137 0 9 0 12-26 12-3 0-8 0-11 0 0 4 0 7 0 10 6 0 39-1 48-1s43 1 49 1c0-3 0-6 0-10-3 0-7 0-10 0-28 0-28-3-28-12 0-50 0-100 0-149z"><text:p/></draw:path><draw:path draw:style-name="gr3" draw:text-style-name="P5" svg:width="0.0748in" svg:height="0.0055in" svg:x="0in" svg:y="0.0894in" svg:viewBox="0 0 191 15" svg:d="M0 0c64 0 128 0 191 0 0 6 0 10 0 15-63 0-127 0-191 0 0-5 0-9 0-15z"><text:p/></draw:path><draw:path draw:style-name="gr3" draw:text-style-name="P5" svg:width="0.0646in" svg:height="0.0476in" svg:x="0.0051in" svg:y="0.135in" svg:viewBox="0 0 165 122" svg:d="M20 102c-1 4-2 10-2 11 0 7 4 9 8 9 5 0 8-3 10-5 1-4 5-11 6-18 1-4 4-18 5-24 2-6 4-11 5-18 3-11 4-13 12-24 7-11 20-25 40-25 16 0 16 14 16 18 0 17-11 47-16 59-3 7-4 10-4 14 0 14 12 23 25 23 28 0 40-37 40-42 0-3-3-3-4-3-5 0-5 2-6 4-5 22-18 33-29 33-5 0-6-3-6-8 0-7 1-10 6-22 4-9 15-38 15-53 0-26-21-31-35-31-24 0-38 14-47 25-2-18-17-25-28-25-12 0-18 9-22 15-6 10-9 26-9 27 0 3 3 3 4 3 4 0 4-1 6-8 4-16 10-29 20-29 6 0 8 6 8 13 0 5-3 15-4 23-2 7-4 18-5 24-4 11-6 22-9 34z"><text:p/></draw:path><draw:path draw:style-name="gr3" draw:text-style-name="P5" svg:width="0.0925in" svg:height="0.0874in" svg:x="0.148in" svg:y="0.048in" svg:viewBox="0 0 236 223" svg:d="M229 15c5-2 7-4 7-7 0-5-3-8-7-8-1 0-3 0-7 2-71 33-143 67-214 100-5 2-8 5-8 9s3 7 8 9c71 33 143 66 214 100 4 3 6 3 7 3 4 0 7-3 7-7 0-5-2-7-7-9-67-32-136-64-203-96 67-32 136-64 203-96z"><text:p/></draw:path><draw:path draw:style-name="gr3" draw:text-style-name="P5" svg:width="0.0602in" svg:height="0.1035in" svg:x="0.3039in" svg:y="0.0291in" svg:viewBox="0 0 154 264" svg:d="M154 179c0-45-32-83-74-83-18 0-35 5-49 18 0-25 0-49 0-74 7 2 21 5 33 5 47 0 75-35 75-41 0-2-2-4-4-4-1 0-2 0-3 1-8 4-28 12-53 12-15 0-33-3-52-11-3-1-3-1-4-1-3 0-3 3-3 9 0 38 0 76 0 114 0 7 0 10 4 10 3 0 5-1 6-3 4-7 18-28 49-28 21 0 30 18 33 26 7 14 7 28 7 48 0 13 0 36-9 53-9 14-23 24-42 24-27 0-49-21-56-43 1 1 2 1 7 1 12 0 18-10 18-18 0-9-6-19-18-19-6 0-19 2-19 20 0 33 26 69 69 69 45 0 85-35 85-85z"><text:p/></draw:path><draw:path draw:style-name="gr3" draw:text-style-name="P5" svg:width="0.0921in" svg:height="0.0055in" svg:x="0.4181in" svg:y="0.0894in" svg:viewBox="0 0 235 15" svg:d="M222 15c7 0 13 0 13-7 0-8-6-8-13-8-69 0-140 0-209 0-6 0-13 0-13 8 0 7 7 7 13 7 69 0 140 0 209 0z"><text:p/></draw:path><draw:path draw:style-name="gr3" draw:text-style-name="P5" svg:width="0.0752in" svg:height="0.0685in" svg:x="0.5618in" svg:y="0.0634in" svg:viewBox="0 0 192 175" svg:d="M118 54c2-10 11-45 38-45 2 0 11 0 20 4-11 2-19 12-19 21 0 7 5 13 15 13 8 0 20-6 20-22 0-19-23-25-36-25-22 0-35 20-41 30-8-27-29-30-40-30-41 0-63 50-63 59 0 4 3 4 4 4 4 0 5 0 6-4 13-41 38-50 52-50 6 0 21 3 21 25 0 12-7 38-21 91-7 25-20 41-38 41-2 0-11 0-18-5 9-1 17-10 17-21 0-10-8-14-14-14-11 0-21 10-21 23 0 18 20 26 36 26 26 0 40-28 41-30 4 15 19 30 42 30 39 0 61-51 61-60 0-4-3-4-4-4-3 0-4 2-6 4-12 41-38 51-50 51-16 0-22-12-22-25 0-9 2-18 6-34 5-18 9-36 14-53z"><text:p/></draw:path></draw:g></text:span>. <text:span text:style-name="T38">נעביר עוד פעם אגפים ונקבל </text:span><text:span text:style-name="T38"><draw:g text:anchor-type="as-char" svg:y="-0.1299in" draw:z-index="220" draw:name="Shape206" draw:style-name="gr1"><svg:title>TexMaths</svg:title><svg:desc>11§display§x &lt; 5 - \tfrac{1}{n}§svg§600§FALSE§</svg:desc><draw:path draw:style-name="gr2" draw:text-style-name="P4" svg:width="0.6291in" svg:height="0.1673in" svg:x="0.0039in" svg:y="0.0071in" svg:viewBox="0 0 1599 426" svg:d="M0 0c533 0 1066 0 1599 0 0 142 0 284 0 426-533 0-1066 0-1599 0 0-142 0-284 0-426z"><text:p/></draw:path><draw:path draw:style-name="gr3" draw:text-style-name="P5" svg:width="0.0756in" svg:height="0.0685in" svg:x="0.0004in" svg:y="0.0634in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3" draw:text-style-name="P5" svg:width="0.0921in" svg:height="0.0874in" svg:x="0.1382in" svg:y="0.048in" svg:viewBox="0 0 235 223" svg:d="M228 15c5-2 7-4 7-7 0-5-3-8-7-8-1 0-2 0-7 2-71 33-143 67-214 100-5 2-7 5-7 9s2 7 7 9c71 33 143 66 214 100 5 3 6 3 7 3 4 0 7-3 7-7 0-5-2-7-7-9-67-32-136-64-203-96 67-32 136-64 203-96z"><text:p/></draw:path><draw:path draw:style-name="gr3" draw:text-style-name="P5" svg:width="0.0602in" svg:height="0.1035in" svg:x="0.2937in" svg:y="0.0291in" svg:viewBox="0 0 154 264" svg:d="M154 179c0-45-32-83-74-83-18 0-35 5-48 18 0-25 0-49 0-74 8 2 20 5 32 5 48 0 75-35 75-41 0-2-1-4-4-4-1 0-1 0-3 1-8 4-26 12-53 12-15 0-33-3-51-11-3-1-4-1-5-1-3 0-3 3-3 9 0 38 0 76 0 114 0 7 0 10 5 10 3 0 4-1 5-3 4-7 18-28 49-28 21 0 31 18 33 26 7 14 8 28 8 48 0 13 0 36-10 53-9 14-23 24-41 24-28 0-50-21-57-43 1 1 2 1 7 1 13 0 20-10 20-18 0-9-7-19-20-19-6 0-19 2-19 20 0 33 26 69 69 69 45 0 85-35 85-85z"><text:p/></draw:path><draw:path draw:style-name="gr3" draw:text-style-name="P5" svg:width="0.0929in" svg:height="0.0055in" svg:x="0.4079in" svg:y="0.0894in" svg:viewBox="0 0 237 15" svg:d="M222 15c7 0 15 0 15-7 0-8-8-8-15-8-69 0-139 0-209 0-6 0-13 0-13 8 0 7 7 7 13 7 70 0 140 0 209 0z"><text:p/></draw:path><draw:path draw:style-name="gr3" draw:text-style-name="P5" svg:width="0.0382in" svg:height="0.0701in" svg:x="0.5846in" svg:y="0in" svg:viewBox="0 0 98 179" svg:d="M62 8c0-8-1-8-9-8-18 17-42 18-53 18 0 3 0 6 0 9 7 0 24 0 40-7 0 46 0 91 0 137 0 9 0 12-28 12-3 0-6 0-10 0 0 4 0 7 0 10 5 0 38-1 48-1 8 0 42 1 48 1 0-3 0-6 0-10-3 0-7 0-10 0-26 0-26-3-26-12 0-50 0-100 0-149z"><text:p/></draw:path><draw:path draw:style-name="gr3" draw:text-style-name="P5" svg:width="0.0748in" svg:height="0.0055in" svg:x="0.5657in" svg:y="0.0894in" svg:viewBox="0 0 191 15" svg:d="M0 0c64 0 128 0 191 0 0 6 0 10 0 15-63 0-127 0-191 0 0-5 0-9 0-15z"><text:p/></draw:path><draw:path draw:style-name="gr3" draw:text-style-name="P5" svg:width="0.0646in" svg:height="0.0476in" svg:x="0.5709in" svg:y="0.135in" svg:viewBox="0 0 165 122" svg:d="M20 102c-1 4-2 10-2 11 0 7 4 9 8 9 6 0 10-3 11-5 2-4 4-11 5-18 1-4 4-18 6-24s4-11 5-18c3-11 3-13 11-24s21-25 41-25c15 0 16 14 16 18 0 17-12 47-16 59-4 7-5 10-5 14 0 14 12 23 27 23 26 0 38-37 38-42 0-3-3-3-4-3-4 0-4 2-5 4-6 22-18 33-29 33-6 0-7-3-7-8 0-7 2-10 7-22 3-9 14-38 14-53 0-25-21-31-35-31-22 0-38 14-47 25-1-18-17-25-28-25s-18 9-21 15c-7 10-10 26-10 27 0 3 3 3 4 3 5 0 5-1 6-8 4-16 10-29 20-29 7 0 10 6 10 13 0 5-4 15-5 23-2 7-5 18-6 24-4 11-6 22-9 34z"><text:p/></draw:path></draw:g></text:span><text:span text:style-name="T38">. נוסף על כך, </text:span><text:span text:style-name="T38"><draw:g text:anchor-type="as-char" svg:y="-0.1299in" draw:z-index="221" draw:name="Shape207" draw:style-name="gr1"><svg:title>TexMaths</svg:title><svg:desc>11§display§1 - \tfrac{1}{n} \le 1§svg§600§FALSE§</svg:desc><draw:path draw:style-name="gr2" draw:text-style-name="P4" svg:width="0.624in" svg:height="0.1673in" svg:x="0.0004in" svg:y="0.0071in" svg:viewBox="0 0 1586 426" svg:d="M0 0c528 0 1057 0 1586 0 0 142 0 284 0 426-529 0-1058 0-1586 0 0-142 0-284 0-426z"><text:p/></draw:path><draw:path draw:style-name="gr3" draw:text-style-name="P5" svg:width="0.05in" svg:height="0.1004in" svg:x="0.0059in" svg:y="0.0291in" svg:viewBox="0 0 128 256" svg:d="M79 11c0-10 0-11-9-11-24 25-58 25-70 25 0 5 0 8 0 12 8 0 31 0 51-10 0 66 0 132 0 200 0 13-1 17-36 17-4 0-8 0-13 0 0 5 0 9 0 12 15-1 48-1 63-1s49 0 63 1c0-3 0-7 0-12-5 0-8 0-12 0-36 0-37-4-37-17 0-73 0-144 0-216z"><text:p/></draw:path><draw:path draw:style-name="gr3" draw:text-style-name="P5" svg:width="0.0921in" svg:height="0.0055in" svg:x="0.1154in" svg:y="0.0894in" svg:viewBox="0 0 235 15" svg:d="M222 15c7 0 13 0 13-7 0-8-6-8-13-8-69 0-139 0-209 0-6 0-13 0-13 8 0 7 7 7 13 7 70 0 140 0 209 0z"><text:p/></draw:path><draw:path draw:style-name="gr3" draw:text-style-name="P5" svg:width="0.0382in" svg:height="0.0701in" svg:x="0.2921in" svg:y="0in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3" draw:text-style-name="P5" svg:width="0.0748in" svg:height="0.0055in" svg:x="0.2728in" svg:y="0.0894in" svg:viewBox="0 0 191 15" svg:d="M0 0c64 0 128 0 191 0 0 6 0 10 0 15-63 0-127 0-191 0 0-5 0-9 0-15z"><text:p/></draw:path><draw:path draw:style-name="gr3" draw:text-style-name="P5" svg:width="0.065in" svg:height="0.0476in" svg:x="0.2776in" svg:y="0.135in" svg:viewBox="0 0 166 122" svg:d="M21 102c-1 4-3 10-3 11 0 7 5 9 10 9 4 0 7-3 9-5 2-4 5-11 6-18 1-4 4-18 5-24 3-6 4-11 5-18 3-11 4-13 12-24s20-25 41-25c15 0 15 14 15 18 0 17-11 47-15 59-4 7-5 10-5 14 0 14 12 23 26 23 27 0 39-37 39-42 0-3-3-2-4-3-5 0-5 2-6 4-6 22-17 33-28 33-6 0-7-3-7-8 0-7 1-10 7-22 2-9 14-38 14-53 0-25-21-31-35-31-23 0-39 14-46 25-3-18-18-25-29-25-12 0-18 9-22 15-6 10-10 26-10 27 0 3 4 3 6 3 3 0 3-1 5-8 4-16 9-29 20-29 6 0 9 6 9 13 0 5-3 15-5 23-2 7-4 18-5 24-4 11-6 22-9 34z"><text:p/></draw:path><draw:path draw:style-name="gr3" draw:text-style-name="P5" svg:width="0.0929in" svg:height="0.1165in" svg:x="0.4209in" svg:y="0.0335in" svg:viewBox="0 0 237 297" svg:d="M229 16c4-2 8-4 8-8 0-5-4-8-8-8-2 0-6 1-7 2-71 33-143 67-214 100-7 4-8 7-8 10 0 4 2 6 8 8 71 33 143 66 214 100 5 3 6 3 7 3 4 0 8-3 8-7s-3-6-8-9c-67-32-135-64-203-95 68-32 136-64 203-96zM223 297c7 0 14 0 14-8 0-7-8-7-15-7-69 0-138 0-208 0-5 0-14 0-14 7 0 8 8 8 14 8 70 0 140 0 209 0z"><text:p/></draw:path><draw:path draw:style-name="gr3" draw:text-style-name="P5" svg:width="0.05in" svg:height="0.1004in" svg:x="0.5823in" svg:y="0.0291in" svg:viewBox="0 0 128 256" svg:d="M79 11c0-10 0-11-9-11-24 25-58 25-70 25 0 5 0 8 0 12 8 0 31 0 51-10 0 66 0 132 0 200 0 13-1 17-37 17-4 0-7 0-12 0 0 5 0 9 0 12 15-1 48-1 63-1s49 0 63 1c0-3 0-7 0-12-5 0-8 0-12 0-36 0-37-4-37-17 0-73 0-144 0-216z"><text:p/></draw:path></draw:g></text:span><text:span text:style-name="T38">, ולכן מתחום ההגדרה של </text:span><text:span text:style-name="T38"><draw:g text:anchor-type="as-char" svg:y="-0.0681in" draw:z-index="222" draw:name="Shape208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38">, לכן </text:span><text:span text:style-name="T38"><draw:g text:anchor-type="as-char" svg:y="-0.1299in" draw:z-index="225" draw:name="Shape209" draw:style-name="gr1"><svg:title>TexMaths</svg:title><svg:desc>11§display§1 - \tfrac{1}{n} \le x§svg§600§FALSE§</svg:desc><draw:path draw:style-name="gr2" draw:text-style-name="P4" svg:width="0.6402in" svg:height="0.1673in" svg:x="0.0004in" svg:y="0.0071in" svg:viewBox="0 0 1627 426" svg:d="M0 0c542 0 1085 0 1627 0 0 142 0 284 0 426-542 0-1085 0-1627 0 0-142 0-284 0-426z"><text:p/></draw:path><draw:path draw:style-name="gr3" draw:text-style-name="P5" svg:width="0.05in" svg:height="0.1004in" svg:x="0.0059in" svg:y="0.0291in" svg:viewBox="0 0 128 256" svg:d="M79 11c0-10 0-11-9-11-24 25-58 25-70 25 0 5 0 8 0 12 8 0 31 0 51-10 0 66 0 132 0 200 0 13-1 17-36 17-4 0-8 0-13 0 0 5 0 9 0 12 15-1 48-1 63-1s49 0 63 1c0-3 0-7 0-12-5 0-8 0-12 0-36 0-37-4-37-17 0-73 0-144 0-216z"><text:p/></draw:path><draw:path draw:style-name="gr3" draw:text-style-name="P5" svg:width="0.0921in" svg:height="0.0055in" svg:x="0.1154in" svg:y="0.0894in" svg:viewBox="0 0 235 15" svg:d="M222 15c7 0 13 0 13-7 0-8-6-8-13-8-69 0-139 0-209 0-6 0-13 0-13 8 0 7 7 7 13 7 70 0 140 0 209 0z"><text:p/></draw:path><draw:path draw:style-name="gr3" draw:text-style-name="P5" svg:width="0.0382in" svg:height="0.0701in" svg:x="0.2921in" svg:y="0in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3" draw:text-style-name="P5" svg:width="0.0748in" svg:height="0.0055in" svg:x="0.2728in" svg:y="0.0894in" svg:viewBox="0 0 191 15" svg:d="M0 0c64 0 128 0 191 0 0 6 0 10 0 15-63 0-127 0-191 0 0-5 0-9 0-15z"><text:p/></draw:path><draw:path draw:style-name="gr3" draw:text-style-name="P5" svg:width="0.0646in" svg:height="0.0476in" svg:x="0.278in" svg:y="0.135in" svg:viewBox="0 0 165 122" svg:d="M20 102c-1 4-3 10-3 11 0 7 5 9 9 9 5 0 8-3 10-5 1-4 5-11 6-18 1-4 4-18 5-24 3-6 4-11 5-18 3-11 4-13 12-24s20-25 41-25c15 0 15 14 15 18 0 17-11 47-15 59-4 7-5 10-5 14 0 14 12 23 25 23 28 0 40-37 40-42 0-3-3-3-4-3-5 0-5 2-6 4-6 22-17 33-28 33-6 0-7-3-7-8 0-7 1-10 7-22 3-9 14-38 14-53 0-25-21-31-35-31-23 0-39 14-47 25-2-18-17-25-28-25-12 0-18 9-22 15-6 10-9 26-9 27 0 3 3 3 4 3 4 0 4-1 6-8 4-16 9-29 20-29 6 0 9 6 9 13 0 5-3 15-5 23-2 7-4 18-5 24-4 11-6 22-9 34z"><text:p/></draw:path><draw:path draw:style-name="gr3" draw:text-style-name="P5" svg:width="0.0929in" svg:height="0.1165in" svg:x="0.4205in" svg:y="0.0335in" svg:viewBox="0 0 237 297" svg:d="M229 16c4-2 8-4 8-8 0-5-4-8-8-8-2 0-6 1-7 2-71 33-143 67-214 100-7 4-8 7-8 10 0 4 2 6 8 8 71 33 143 66 214 100 5 3 6 3 7 3 4 0 8-3 8-7s-2-6-8-9c-67-32-135-64-203-95 68-32 136-64 203-96zM223 297c7 0 14 0 14-8 0-7-8-7-15-7-69 0-138 0-208 0-5 0-14 0-14 7 0 8 8 8 14 8 70 0 140 0 209 0z"><text:p/></draw:path><draw:path draw:style-name="gr3" draw:text-style-name="P5" svg:width="0.0756in" svg:height="0.0685in" svg:x="0.5732in" svg:y="0.0634in" svg:viewBox="0 0 193 175" svg:d="M118 54c2-10 11-45 38-45 2 0 11 0 20 4-11 2-19 12-19 21 0 7 5 13 15 13 8 0 21-6 21-22 0-19-24-25-37-25-22 0-35 20-40 30-9-27-30-30-41-30-41 0-63 50-63 59 0 4 3 3 5 4 3 0 4 0 5-4 13-41 39-50 52-50 7 0 21 3 21 25 0 12-7 38-21 91-7 25-20 41-38 41-2 0-11 0-18-5 10-1 17-10 17-21 0-10-7-14-14-14-11 0-21 10-21 23 0 18 20 26 36 26 26 0 40-28 41-30 4 15 19 30 42 30 39 0 61-51 61-60 0-4-3-4-4-4-3 0-4 2-5 4-13 41-39 51-51 51-15 0-22-12-22-25 0-9 2-18 7-34 4-18 8-36 13-53z"><text:p/></draw:path></draw:g></text:span><text:span text:style-name="T38">, כדרוש. </text:span></text:p>
                    </text:list-item>
                  </text:list>
                </text:list-item>
              </text:list>
            </text:list-item>
            <text:list-item>
              <text:p text:style-name="P83"><text:span text:style-name="T39">נציב חזרה ב־</text:span><text:span text:style-name="T39"><draw:g text:anchor-type="as-char" svg:y="-0.1083in" draw:z-index="330" draw:name="Shape213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9">, ונראה שקיבלנו כי</text:span> <draw:g text:anchor-type="as-char" svg:y="-0.1134in" draw:z-index="329" draw:name="Shape214" draw:style-name="gr1"><svg:title>TexMaths</svg:title><svg:desc>11§display§A = [0, 5] \triangle [0, 5)§svg§600§FALSE§</svg:desc><draw:path draw:style-name="gr2" draw:text-style-name="P4" svg:width="1.0461in" svg:height="0.1358in" svg:x="0.0028in" svg:y="0.0071in" svg:viewBox="0 0 2658 346" svg:d="M1330 346c-444 0-887 0-1330 0 0-116 0-230 0-346 886 0 1772 0 2658 0 0 116 0 230 0 346-443 0-886 0-1328 0z"><text:p/></draw:path><draw:path draw:style-name="gr3" draw:text-style-name="P5" svg:width="0.1039in" svg:height="0.1079in" svg:x="0.0004in" svg:y="0.0043in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3 0 8 0 8-7 0-5-4-5-10-5-23 0-23-2-24-13-8-79-17-160-24-240-1-8-1-10-7-10s-9 3-11 7c-45 74-89 149-134 224zM101 175c25-43 51-85 76-127 4 42 9 84 13 127-29 0-59 0-89 0z"><text:p/></draw:path><draw:path draw:style-name="gr3" draw:text-style-name="P5" svg:width="0.1008in" svg:height="0.0354in" svg:x="0.1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205in" svg:height="0.1512in" svg:x="0.3299in" svg:y="0in" svg:viewBox="0 0 53 385" svg:d="M53 385c0-5 0-10 0-15-12 0-26 0-38 0 0-118 0-237 0-355 12 0 26 0 38 0 0-5 0-9 0-15-18 0-35 0-53 0 0 129 0 257 0 385 18 0 35 0 53 0z"><text:p/></draw:path><draw:path draw:style-name="gr3" draw:text-style-name="P5" svg:width="0.0638in" svg:height="0.1035in" svg:x="0.3598in" svg:y="0.013in" svg:viewBox="0 0 163 264" svg:d="M163 133c0-31-1-61-16-90-17-37-49-43-65-43-23 0-51 10-68 45-12 28-14 57-14 88 0 29 2 64 18 92 16 32 45 39 63 39 21 0 51-7 67-45 14-25 15-55 15-86zM81 255c-14 0-37-9-45-46-3-22-3-58-3-80 0-26 0-51 2-72 8-45 36-49 46-49 14 0 39 7 47 45 3 22 3 52 3 76 0 28 0 55-5 79-5 36-27 47-45 47z"><text:p/></draw:path><draw:path draw:style-name="gr3" draw:text-style-name="P5" svg:width="0.0173in" svg:height="0.0453in" svg:x="0.4433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02in" svg:height="0.1035in" svg:x="0.5055in" svg:y="0.013in" svg:viewBox="0 0 154 264" svg:d="M154 179c0-46-31-84-73-84-18 0-35 6-49 20 0-26 0-51 0-76 8 3 21 5 33 5 47 0 75-35 75-40 0-3-1-4-5-4-1 0-1 0-3 1-8 3-26 11-52 11-16 0-34-3-51-11-4-1-4-1-5-1-4 0-4 3-4 9 0 38 0 76 0 114 0 8 0 10 5 10 2 0 4-1 6-3 3-6 17-27 49-27 20 0 30 18 33 25 6 14 7 29 7 48 0 13 0 36-9 52-10 15-24 25-42 25-28 0-50-21-57-43 1 0 3 0 7 0 13 0 19-9 19-17 0-10-6-19-19-19-6 0-19 3-19 21 0 32 26 69 70 69 45 0 84-37 84-85z"><text:p/></draw:path><draw:path draw:style-name="gr3" draw:text-style-name="P5" svg:width="0.0205in" svg:height="0.1512in" svg:x="0.5768in" svg:y="0in" svg:viewBox="0 0 53 385" svg:d="M53 0c-18 0-35 0-53 0 0 6 0 10 0 15 12 0 25 0 37 0 0 118 0 237 0 355-12 0-25 0-37 0 0 5 0 10 0 15 18 0 35 0 53 0 0-128 0-256 0-385z"><text:p/></draw:path><draw:path draw:style-name="gr3" draw:text-style-name="P5" svg:width="0.1165in" svg:height="0.1079in" svg:x="0.6248in" svg:y="0.0043in" svg:viewBox="0 0 297 275" svg:d="M157 8c-3-5-4-8-9-8-4 0-5 2-8 8-47 83-92 168-138 252-2 5-2 6-2 8 0 7 8 7 13 7 90 0 181 0 271 0 6 0 13 0 13-7 0-3-1-4-2-6-46-85-92-170-138-254zM148 24c43 78 85 158 128 236-86 0-170 0-256 0 43-78 86-158 128-236z"><text:p/></draw:path><draw:path draw:style-name="gr3" draw:text-style-name="P5" svg:width="0.0205in" svg:height="0.1512in" svg:x="0.7689in" svg:y="0in" svg:viewBox="0 0 53 385" svg:d="M53 385c0-5 0-10 0-15-12 0-26 0-38 0 0-118 0-237 0-355 12 0 26 0 38 0 0-5 0-9 0-15-18 0-35 0-53 0 0 129 0 257 0 385 18 0 35 0 53 0z"><text:p/></draw:path><draw:path draw:style-name="gr3" draw:text-style-name="P5" svg:width="0.0638in" svg:height="0.1035in" svg:x="0.7988in" svg:y="0.013in" svg:viewBox="0 0 163 264" svg:d="M163 133c0-31-1-61-16-90-17-37-49-43-65-43-23 0-51 10-68 45-12 28-14 57-14 88 0 29 2 64 18 92 16 32 45 39 63 39 21 0 51-7 67-45 14-25 15-55 15-86zM81 255c-14 0-37-9-45-46-3-22-3-58-3-80 0-26 0-51 2-72 8-45 36-49 46-49 14 0 39 7 47 45 3 22 3 52 3 76 0 28 0 55-5 79-5 36-27 47-45 47z"><text:p/></draw:path><draw:path draw:style-name="gr3" draw:text-style-name="P5" svg:width="0.0173in" svg:height="0.0453in" svg:x="0.8823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02in" svg:height="0.1035in" svg:x="0.9445in" svg:y="0.013in" svg:viewBox="0 0 154 264" svg:d="M154 179c0-46-31-84-73-84-18 0-35 6-49 20 0-26 0-51 0-76 8 3 21 5 33 5 47 0 75-35 75-40 0-3-1-4-5-4-1 0-1 0-3 1-8 3-26 11-52 11-16 0-34-3-51-11-4-1-4-1-5-1-4 0-4 3-4 9 0 38 0 76 0 114 0 8 0 10 5 10 2 0 4-1 6-3 3-6 17-27 49-27 20 0 30 18 33 25 6 14 7 29 7 48 0 13 0 36-9 52-10 15-24 25-42 25-28 0-50-21-57-43 1 0 2 0 7 0 13 0 19-9 19-17 0-10-6-19-19-19-6 0-19 3-19 21 0 32 26 69 70 69s84-37 84-85z"><text:p/></draw:path><draw:path draw:style-name="gr3" draw:text-style-name="P5" svg:width="0.035in" svg:height="0.1512in" svg:x="1.0213in" svg:y="0in" svg:viewBox="0 0 90 385" svg:d="M90 193c0-30-4-76-25-120-23-48-57-73-61-73-2 0-4 2-4 4s0 2 8 9c37 38 59 99 59 180 0 65-14 133-62 181-5 6-5 6-5 7 0 2 2 4 4 4 4 0 39-26 62-76 20-41 24-84 24-116z"><text:p/></draw:path></draw:g>, <text:span text:style-name="T39">כלומר </text:span><text:span text:style-name="T39"><draw:g text:anchor-type="as-char" svg:y="-0.1283in" draw:z-index="331" draw:name="Shape215" draw:style-name="gr1"><svg:title>TexMaths</svg:title><svg:desc>11§display§A = \big( [0, 5] \cup [0, 5) \big) \setminus ([0, 5] \cap [0, 5))§svg§600§FALSE§</svg:desc><draw:path draw:style-name="gr2" draw:text-style-name="P4" svg:width="2.2764in" svg:height="0.1661in" svg:x="0.0028in" svg:y="0.0079in" svg:viewBox="0 0 5783 423" svg:d="M2893 423c-965 0-1928 0-2893 0 0-141 0-282 0-423 1928 0 3855 0 5783 0 0 141 0 282 0 423-963 0-1927 0-2890 0z"><text:p/></draw:path><draw:path draw:style-name="gr3" draw:text-style-name="P5" svg:width="0.1039in" svg:height="0.1079in" svg:x="0.0004in" svg:y="0.0205in" svg:viewBox="0 0 265 275" svg:d="M55 232c-15 26-31 30-47 31-5 1-8 1-8 9 0 2 1 3 4 3 11 0 22-1 33-1 14 0 27 1 39 1 3 0 8 0 8-6 0-5-4-6-6-6-10 0-19-3-19-13 0-3 3-8 6-13 10-17 20-33 30-50 31 0 64 0 96 0 1 9 6 60 6 64 0 11-20 12-28 12-5 0-8 0-8 9 0 3 4 3 5 3 15 0 32-1 48-1 9 0 33 1 43 1 3 0 8 0 8-7 0-5-4-5-9-5-24 0-24-2-25-13-8-79-17-160-24-240 0-8 0-10-7-10-6 0-8 3-11 7-45 74-89 149-134 225zM101 175c25-43 52-85 77-127 5 42 8 84 12 127-29 0-59 0-89 0z"><text:p/></draw:path><draw:path draw:style-name="gr3" draw:text-style-name="P5" svg:width="0.1008in" svg:height="0.035in" svg:x="0.1598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9in" svg:height="0.1815in" svg:x="0.335in" svg:y="0in" svg:viewBox="0 0 100 462" svg:d="M100 458c0-1 0-2-1-3-18-19-44-50-61-114-8-35-12-75-12-109 0-102 25-173 71-223 3-3 2-3 3-5 0-4-2-4-4-4-6 0-27 23-32 30-39 46-64 115-64 201 0 54 10 132 60 197 4 5 29 34 36 34 2 0 4 0 4-4z"><text:p/></draw:path><draw:path draw:style-name="gr3" draw:text-style-name="P5" svg:width="0.0205in" svg:height="0.1512in" svg:x="0.3996in" svg:y="0.0161in" svg:viewBox="0 0 53 385" svg:d="M53 385c0-4 0-10 0-15-12 0-26 0-38 0 0-118 0-237 0-355 12 0 26 0 38 0 0-5 0-9 0-15-18 0-35 0-53 0 0 129 0 256 0 385 18 0 35 0 53 0z"><text:p/></draw:path><draw:path draw:style-name="gr3" draw:text-style-name="P5" svg:width="0.0638in" svg:height="0.1035in" svg:x="0.4299in" svg:y="0.0283in" svg:viewBox="0 0 163 264" svg:d="M163 133c0-31-2-61-16-90-18-37-49-43-66-43-23 0-51 10-67 45-13 28-14 57-14 88 0 29 1 64 18 94 16 29 44 37 62 37 21 0 51-8 68-44 13-26 15-56 15-87zM80 255c-14 0-37-8-44-45-4-23-4-58-4-81 0-26 0-51 3-72 7-45 36-49 45-49 13 0 39 7 46 46 4 21 4 51 4 75 0 28 0 55-4 80-6 36-28 46-46 46z"><text:p/></draw:path><draw:path draw:style-name="gr3" draw:text-style-name="P5" svg:width="0.0173in" svg:height="0.0453in" svg:x="0.513in" svg:y="0.1138in" svg:viewBox="0 0 45 116" svg:d="M45 41c0-26-10-41-24-41-13 0-21 10-21 21 0 10 8 20 21 20 4 0 9-1 13-5 1-1 1-1 2-1 0 2 0 0 0 6 0 28-13 51-26 65-3 3-3 4-3 5 0 3 1 5 3 5 4 0 35-30 35-75z"><text:p/></draw:path><draw:path draw:style-name="gr3" draw:text-style-name="P5" svg:width="0.0606in" svg:height="0.1035in" svg:x="0.5752in" svg:y="0.0283in" svg:viewBox="0 0 155 264" svg:d="M155 179c0-46-32-84-74-84-18 0-35 6-49 19 0-25 0-49 0-74 8 2 21 4 33 4 47 0 75-35 75-40 0-2-1-4-5-4-1 0-1 0-2 1-8 3-27 11-53 11-15 0-33-2-51-11-4-1-4-1-5-1-4 0-4 3-4 10 0 37 0 75 0 113 0 8 0 10 5 10 4 0 4-1 6-3 4-6 18-27 49-27 20 0 30 18 33 25 7 14 7 29 7 48 0 14 0 38-9 53s-23 24-42 24c-27 0-49-19-56-42 1 0 2 1 7 1 12 0 18-11 18-19 0-10-6-19-18-19-6 0-20 3-20 21 0 33 27 69 70 69 45 0 85-36 85-85z"><text:p/></draw:path><draw:path draw:style-name="gr3" draw:text-style-name="P5" svg:width="0.0205in" svg:height="0.1512in" svg:x="0.6469in" svg:y="0.0161in" svg:viewBox="0 0 53 385" svg:d="M53 0c-18 0-35 0-53 0 0 6 0 10 0 15 12 0 25 0 37 0 0 118 0 237 0 355-12 0-25 0-37 0 0 5 0 11 0 15 18 0 35 0 53 0 0-129 0-256 0-385z"><text:p/></draw:path><draw:path draw:style-name="gr3" draw:text-style-name="P5" svg:width="0.0839in" svg:height="0.0937in" svg:x="0.7283in" svg:y="0.0398in" svg:viewBox="0 0 214 239" svg:d="M214 13c0-6 0-13-7-13-8 0-8 7-8 13 0 46 0 93 0 140 0 58-63 70-92 70-18 0-42-3-62-16-30-19-30-44-30-54 0-47 0-94 0-140 0-6 0-13-7-13-8 0-8 7-8 13 0 48 0 95 0 142 0 59 58 84 107 84 50 0 107-27 107-84 0-47 0-94 0-142z"><text:p/></draw:path><draw:path draw:style-name="gr3" draw:text-style-name="P5" svg:width="0.0205in" svg:height="0.1512in" svg:x="0.8728in" svg:y="0.0161in" svg:viewBox="0 0 53 385" svg:d="M53 385c0-4 0-10 0-15-12 0-26 0-38 0 0-118 0-237 0-355 12 0 26 0 38 0 0-5 0-9 0-15-18 0-35 0-53 0 0 129 0 256 0 385 18 0 35 0 53 0z"><text:p/></draw:path><draw:path draw:style-name="gr3" draw:text-style-name="P5" svg:width="0.0638in" svg:height="0.1035in" svg:x="0.9031in" svg:y="0.0283in" svg:viewBox="0 0 163 264" svg:d="M163 133c0-31-2-61-16-90-17-37-49-43-66-43-23 0-51 10-67 45-12 28-14 57-14 88 0 29 1 64 18 94 16 29 45 37 63 37 21 0 50-8 67-44 13-26 15-56 15-87zM81 255c-15 0-38-8-45-45-4-23-4-58-4-81 0-26 0-51 3-72 8-45 36-49 46-49 12 0 39 7 45 46 5 21 5 51 5 75 0 28 0 55-5 80-5 36-27 46-45 46z"><text:p/></draw:path><draw:path draw:style-name="gr3" draw:text-style-name="P5" svg:width="0.0173in" svg:height="0.0453in" svg:x="0.9866in" svg:y="0.1138in" svg:viewBox="0 0 45 116" svg:d="M45 41c0-26-9-41-24-41-13 0-21 10-21 21 0 10 8 20 21 20 4 0 10-1 13-5 1-1 1-1 2-1 0 2 1 0 1 6 0 28-13 51-26 65-4 3-4 4-4 5 0 3 2 5 3 5 4 0 35-30 35-75z"><text:p/></draw:path><draw:path draw:style-name="gr3" draw:text-style-name="P5" svg:width="0.0602in" svg:height="0.1035in" svg:x="1.0488in" svg:y="0.0283in" svg:viewBox="0 0 154 264" svg:d="M154 179c0-46-32-84-74-84-18 0-35 6-48 19 0-25 0-49 0-74 8 2 20 4 32 4 48 0 75-35 75-40 0-2-2-4-4-4-1 0-1 0-3 1-8 3-26 11-53 11-15 0-33-2-52-11-2-1-3-1-4-1-3 0-3 3-3 10 0 37 0 75 0 113 0 8 0 10 5 10 2 0 4-1 5-3 4-6 18-27 49-27 21 0 31 18 33 25 7 14 8 29 8 48 0 14 0 38-10 53-9 15-23 24-41 24-28 0-50-19-57-42 1 0 2 1 7 1 13 0 18-11 18-19 0-10-5-19-18-19-6 0-19 3-19 21 0 33 26 69 69 69 45 0 85-36 85-85z"><text:p/></draw:path><draw:path draw:style-name="gr3" draw:text-style-name="P5" svg:width="0.0346in" svg:height="0.1512in" svg:x="1.126in" svg:y="0.0161in" svg:viewBox="0 0 89 385" svg:d="M89 194c0-31-3-77-25-121-23-48-56-73-61-73-2 0-3 2-3 4s0 3 8 9c37 39 59 99 59 181 0 65-14 132-63 181-4 5-4 6-4 7 0 2 1 3 3 3 5 0 40-26 62-75 20-42 24-84 24-116z"><text:p/></draw:path><draw:path draw:style-name="gr3" draw:text-style-name="P5" svg:width="0.0394in" svg:height="0.1815in" svg:x="1.1827in" svg:y="0in" svg:viewBox="0 0 101 462" svg:d="M101 232c0-55-10-133-60-198-5-4-29-34-37-34-2 0-4 1-4 4 0 2 1 3 2 4 19 20 44 51 60 113 8 35 12 75 12 110 0 39-4 78-14 116-14 54-37 85-57 107-3 3-2 3-3 4 0 3 2 4 4 4 6 0 28-24 32-29 40-47 65-116 65-201z"><text:p/></draw:path><draw:path draw:style-name="gr3" draw:text-style-name="P5" svg:width="0.0591in" svg:height="0.1512in" svg:x="1.2878in" svg:y="0.0161in" svg:viewBox="0 0 151 385" svg:d="M134 376c1 6 3 9 9 9 4 0 8-3 8-7 0-2 0-2-3-7-44-120-88-241-132-361-2-7-3-10-8-10s-8 3-8 8c0 1 0 2 2 6 44 121 88 241 132 362z"><text:p/></draw:path><draw:path draw:style-name="gr3" draw:text-style-name="P5" svg:width="0.035in" svg:height="0.1512in" svg:x="1.4043in" svg:y="0.0161in" svg:viewBox="0 0 90 385" svg:d="M90 382c0-1 0-2-6-9-49-48-61-122-61-179 0-67 14-135 62-183 5-4 5-5 5-7 0-3-2-4-4-4-4 0-39 26-62 76-20 42-24 85-24 118 0 29 4 75 25 119 24 47 57 72 61 72 2 0 4-1 4-3z"><text:p/></draw:path><draw:path draw:style-name="gr3" draw:text-style-name="P5" svg:width="0.0205in" svg:height="0.1512in" svg:x="1.4665in" svg:y="0.0161in" svg:viewBox="0 0 53 385" svg:d="M53 385c0-4 0-10 0-15-12 0-26 0-38 0 0-118 0-237 0-355 12 0 26 0 38 0 0-5 0-9 0-15-18 0-35 0-53 0 0 129 0 256 0 385 18 0 35 0 53 0z"><text:p/></draw:path><draw:path draw:style-name="gr3" draw:text-style-name="P5" svg:width="0.0638in" svg:height="0.1035in" svg:x="1.4965in" svg:y="0.0283in" svg:viewBox="0 0 163 264" svg:d="M163 133c0-31-1-61-16-90-17-37-49-43-65-43-24 0-51 10-68 45-12 28-14 57-14 88 0 29 2 64 18 94 16 29 45 37 63 37 21 0 51-8 67-44 14-26 15-56 15-87zM81 255c-14 0-37-8-45-45-3-23-3-58-3-81 0-26 0-51 2-72 8-45 36-49 46-49 14 0 39 7 47 46 3 21 3 51 3 75 0 28 0 55-5 80-5 36-27 46-45 46z"><text:p/></draw:path><draw:path draw:style-name="gr3" draw:text-style-name="P5" svg:width="0.0173in" svg:height="0.0453in" svg:x="1.5799in" svg:y="0.1138in" svg:viewBox="0 0 45 116" svg:d="M45 41c0-26-10-41-25-41-12 0-20 10-20 21 0 10 8 20 20 20 4 0 10-1 14-5 1-1 1-1 1-1 1 0 1 0 1 6 0 28-13 51-26 65-5 3-5 4-5 5 0 3 3 5 5 5 4 0 35-30 35-75z"><text:p/></draw:path><draw:path draw:style-name="gr3" draw:text-style-name="P5" svg:width="0.0602in" svg:height="0.1035in" svg:x="1.6421in" svg:y="0.0283in" svg:viewBox="0 0 154 264" svg:d="M154 179c0-46-31-84-73-84-18 0-35 6-49 19 0-25 0-49 0-74 8 2 21 4 33 4 47 0 75-35 75-40 0-2-1-4-5-4-1 0-1 0-3 1-8 3-26 11-52 11-16 0-34-2-51-11-4-1-4-1-5-1-4 0-4 3-4 10 0 37 0 75 0 113 0 8 0 10 5 10 2 0 4-1 6-3 3-6 17-27 49-27 20 0 30 18 33 25 6 14 7 29 7 48 0 14 0 38-9 53-10 15-24 24-42 24-28 0-50-19-57-42 1 0 3 1 7 1 13 0 19-11 19-19 0-10-6-19-19-19-6 0-19 3-19 21 0 33 26 69 70 69 45 0 84-36 84-85z"><text:p/></draw:path><draw:path draw:style-name="gr3" draw:text-style-name="P5" svg:width="0.0205in" svg:height="0.1512in" svg:x="1.7138in" svg:y="0.0161in" svg:viewBox="0 0 53 385" svg:d="M53 0c-18 0-35 0-53 0 0 6 0 10 0 15 12 0 25 0 37 0 0 118 0 237 0 355-12 0-25 0-37 0 0 5 0 11 0 15 18 0 35 0 53 0 0-129 0-256 0-385z"><text:p/></draw:path><draw:path draw:style-name="gr3" draw:text-style-name="P5" svg:width="0.0846in" svg:height="0.0937in" svg:x="1.7949in" svg:y="0.0398in" svg:viewBox="0 0 216 239" svg:d="M216 84c0-59-60-84-108-84-51 0-108 26-108 84 0 46 0 93 0 141 0 7 0 14 8 14 7 0 7-7 7-14 0-48 0-94 0-140 0-57 64-70 93-70 17 0 42 4 62 17 30 19 30 43 30 54 0 46 0 92 0 139 0 7 0 14 8 14s8-7 8-14c0-48 0-95 0-141z"><text:p/></draw:path><draw:path draw:style-name="gr3" draw:text-style-name="P5" svg:width="0.0205in" svg:height="0.1512in" svg:x="1.9398in" svg:y="0.0161in" svg:viewBox="0 0 53 385" svg:d="M53 385c0-4 0-10 0-15-12 0-26 0-38 0 0-118 0-237 0-355 12 0 26 0 38 0 0-5 0-9 0-15-18 0-35 0-53 0 0 129 0 256 0 385 18 0 35 0 53 0z"><text:p/></draw:path><draw:path draw:style-name="gr3" draw:text-style-name="P5" svg:width="0.0638in" svg:height="0.1035in" svg:x="1.9701in" svg:y="0.0283in" svg:viewBox="0 0 163 264" svg:d="M163 133c0-31-2-61-16-90-18-37-49-43-66-43-23 0-51 10-67 45-13 28-14 57-14 88 0 29 1 64 16 94 18 29 46 37 64 37 21 0 51-8 68-44 13-26 15-56 15-87zM80 255c-14 0-37-8-44-45-4-23-4-58-4-81 0-26 0-51 3-72 7-45 36-49 45-49 13 0 39 7 46 46 4 21 4 51 4 75 0 28 0 55-4 80-6 36-28 46-46 46z"><text:p/></draw:path><draw:path draw:style-name="gr3" draw:text-style-name="P5" svg:width="0.0173in" svg:height="0.0453in" svg:x="2.0535in" svg:y="0.1138in" svg:viewBox="0 0 45 116" svg:d="M45 41c0-26-10-41-24-41-13 0-21 10-21 21 0 10 8 20 21 20 4 0 9-1 13-5 1-1 1-1 2-1 0 2 0 0 0 6 0 28-13 51-26 65-3 3-3 4-3 5 0 3 1 5 3 5 4 0 35-30 35-75z"><text:p/></draw:path><draw:path draw:style-name="gr3" draw:text-style-name="P5" svg:width="0.0606in" svg:height="0.1035in" svg:x="2.1154in" svg:y="0.0283in" svg:viewBox="0 0 155 264" svg:d="M155 179c0-46-32-84-74-84-18 0-35 6-49 19 0-25 0-49 0-74 8 2 21 4 33 4 47 0 75-35 75-40 0-2-1-4-5-4-1 0-1 0-2 1-8 3-27 11-53 11-15 0-33-2-51-11-4-1-4-1-5-1-4 0-4 3-4 10 0 37 0 75 0 113 0 8 0 10 5 10 4 0 4-1 6-3 4-6 18-27 49-27 20 0 30 18 33 25 7 14 7 29 7 48 0 14 0 38-9 53-10 15-24 24-42 24-27 0-49-19-56-42 1 0 2 1 7 1 12 0 18-11 18-19 0-10-6-19-18-19-6 0-20 3-20 21 0 33 27 69 70 69 45 0 85-36 85-85z"><text:p/></draw:path><draw:path draw:style-name="gr3" draw:text-style-name="P5" svg:width="0.0346in" svg:height="0.1512in" svg:x="2.1929in" svg:y="0.0161in" svg:viewBox="0 0 89 385" svg:d="M89 194c0-31-4-77-25-121-23-48-56-73-61-73-2 0-3 2-3 4s0 3 7 9c38 39 60 99 60 181 0 65-14 132-63 181-4 5-4 6-4 7 0 2 1 3 3 3 5 0 39-26 62-75 20-42 24-84 24-116z"><text:p/></draw:path><draw:path draw:style-name="gr3" draw:text-style-name="P5" svg:width="0.035in" svg:height="0.1512in" svg:x="2.2516in" svg:y="0.0161in" svg:viewBox="0 0 90 385" svg:d="M90 194c0-31-4-77-25-121-24-48-57-73-61-73-2 0-4 2-4 4s0 3 8 9c37 39 59 99 59 181 0 65-14 132-62 181-5 5-5 6-5 7 0 2 2 3 4 3 4 0 39-26 62-75 20-42 24-84 24-116z"><text:p/></draw:path></draw:g></text:span><text:span text:style-name="T39">. נקצר כמעה (אני מניח שבשלב הזה אין כבר צורך להוכיח דברים כגון אלו), ונקבל </text:span><text:span text:style-name="T39"><draw:g text:anchor-type="as-char" svg:y="-0.1134in" draw:z-index="332" draw:name="Shape216" draw:style-name="gr1"><svg:title>TexMaths</svg:title><svg:desc>11§display§A = [0, 5] \setminus \{5\}§svg§600§FALSE§</svg:desc><draw:path draw:style-name="gr2" draw:text-style-name="P4" svg:width="0.9654in" svg:height="0.1354in" svg:x="0.0031in" svg:y="0.0071in" svg:viewBox="0 0 2453 345" svg:d="M0 0c818 0 1635 0 2453 0 0 115 0 230 0 345-818 0-1635 0-2453 0 0-115 0-230 0-345z"><text:p/></draw:path><draw:path draw:style-name="gr3" draw:text-style-name="P5" svg:width="0.1039in" svg:height="0.1079in" svg:x="0.0004in" svg:y="0.0043in" svg:viewBox="0 0 265 275" svg:d="M56 230c-15 27-31 32-47 33-6 0-9 0-9 8 0 2 2 4 5 4 10 0 22-2 33-2 14 0 27 2 39 2 2 0 8-1 8-7 0-5-4-5-7-5-9-1-18-4-18-14 0-5 3-9 6-14 10-16 19-32 29-48 33 0 64 0 97 0 0 7 6 60 6 63 0 12-20 13-28 13-5 0-9 0-9 8 0 3 3 3 5 4 16 0 33-2 48-2 10 0 34 2 44 2 3 0 7-1 7-9 0-3-3-3-9-3-24 0-24-3-25-14-8-79-16-160-23-240-1-8-1-9-8-9-5 0-8 2-10 7-45 74-89 149-134 223zM102 175c26-43 51-86 76-128 4 42 9 85 13 128-29 0-59 0-89 0z"><text:p/></draw:path><draw:path draw:style-name="gr3" draw:text-style-name="P5" svg:width="0.1004in" svg:height="0.035in" svg:x="0.1602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0209in" svg:height="0.1508in" svg:x="0.3299in" svg:y="0in" svg:viewBox="0 0 54 384" svg:d="M54 384c0-5 0-10 0-15-12 0-25 0-38 0 0-118 0-236 0-354 13 0 26 0 38 0 0-5 0-9 0-15-18 0-36 0-54 0 0 128 0 257 0 384 18 0 36 0 54 0z"><text:p/></draw:path><draw:path draw:style-name="gr3" draw:text-style-name="P5" svg:width="0.0638in" svg:height="0.1035in" svg:x="0.3602in" svg:y="0.0126in" svg:viewBox="0 0 163 264" svg:d="M163 133c0-31-2-61-16-89-17-37-49-44-66-44-23 0-50 10-67 46-12 27-14 56-14 87 0 30 2 63 18 93 16 31 45 38 63 38 21 0 51-7 67-44 13-27 15-56 15-87zM81 257c-15 0-37-10-45-48-4-22-4-57-4-80 0-24 0-50 3-71 8-46 36-49 46-49 14 0 39 6 47 45 3 22 3 51 3 75 0 30 0 55-5 79-5 36-27 49-45 49z"><text:p/></draw:path><draw:path draw:style-name="gr3" draw:text-style-name="P5" svg:width="0.0173in" svg:height="0.0453in" svg:x="0.4437in" svg:y="0.0972in" svg:viewBox="0 0 45 116" svg:d="M45 41c0-26-10-41-25-41-12 0-20 10-20 21 0 10 8 21 20 21 4 0 10-2 13-6 1-1 1-1 2-1s1 0 1 6c0 28-13 51-26 65-5 3-5 4-5 5 0 4 3 5 5 5 4 0 35-30 35-75z"><text:p/></draw:path><draw:path draw:style-name="gr3" draw:text-style-name="P5" svg:width="0.0602in" svg:height="0.1035in" svg:x="0.5051in" svg:y="0.0126in" svg:viewBox="0 0 154 264" svg:d="M154 179c0-46-32-84-74-84-17 0-35 6-48 20 0-26 0-51 0-75 8 2 20 5 33 5 47 0 75-35 75-41 0-2-3-4-5-4-1 0-1 0-3 1-8 5-26 12-53 12-15 0-33-3-50-11-4-1-5-1-6-1-3 0-3 3-3 9 0 38 0 76 0 114 0 7 0 10 5 10 2 0 4-1 5-3 4-7 18-28 50-28 20 0 30 18 33 26 6 14 7 28 7 48 0 13 0 35-9 52-10 14-24 24-42 24-28 0-50-20-57-43 1 1 2 1 7 1 13 0 19-8 19-18 0-9-6-18-19-18-6 0-19 2-19 19 0 33 26 70 70 70s84-36 84-85z"><text:p/></draw:path><draw:path draw:style-name="gr3" draw:text-style-name="P5" svg:width="0.0205in" svg:height="0.1508in" svg:x="0.5772in" svg:y="0in" svg:viewBox="0 0 53 384" svg:d="M53 0c-18 0-35 0-53 0 0 6 0 10 0 15 12 0 25 0 37 0 0 118 0 236 0 354-12 0-25 0-37 0 0 5 0 10 0 15 18 0 35 0 53 0 0-127 0-256 0-384z"><text:p/></draw:path><draw:path draw:style-name="gr3" draw:text-style-name="P5" svg:width="0.0591in" svg:height="0.1508in" svg:x="0.6579in" svg:y="0in" svg:viewBox="0 0 151 384" svg:d="M134 375c1 5 3 9 9 9 4 0 8-3 8-7 0-2 0-2-3-7-44-120-88-241-132-361-2-7-3-9-8-9s-8 3-8 8c0 1 0 1 2 6 44 120 88 241 132 361z"><text:p/></draw:path><draw:path draw:style-name="gr3" draw:text-style-name="P5" svg:width="0.0535in" svg:height="0.1508in" svg:x="0.7705in" svg:y="0in" svg:viewBox="0 0 137 384" svg:d="M81 52c0-16 10-41 52-43 2-1 4-2 4-5 0-4-3-4-7-4-39 0-74 20-75 48 0 29 0 59 0 89 0 14 0 26-15 39-14 11-28 12-37 12-2 0-3 2-3 5 0 2 2 2 7 3 25 1 44 15 47 34 1 5 1 6 1 19 0 25 0 50 0 76 0 16 0 28 19 44 15 11 40 15 56 15 4 0 7 0 7-4 0-3-2-3-6-5-24-1-43-13-49-33-1-3-1-4-1-18 0-27 0-53 0-81 0-17-3-23-15-36-8-8-20-12-30-14 31-9 45-27 45-49 0-31 0-61 0-92z"><text:p/></draw:path><draw:path draw:style-name="gr3" draw:text-style-name="P5" svg:width="0.0602in" svg:height="0.1035in" svg:x="0.8433in" svg:y="0.0126in" svg:viewBox="0 0 154 264" svg:d="M154 179c0-46-32-84-74-84-18 0-35 6-48 20 0-26 0-51 0-75 8 2 20 5 33 5 47 0 74-35 74-41 0-2-2-4-4-4-1 0-1 0-3 1-8 5-26 12-53 12-15 0-33-3-52-11-2-1-3-1-4-1-3 0-3 3-3 9 0 38 0 76 0 114 0 7 0 10 5 10 2 0 4-1 5-3 4-7 18-28 50-28 20 0 30 18 32 26 7 14 8 28 8 48 0 13 0 35-10 52-9 14-23 24-41 24-28 0-50-20-57-43 1 1 2 1 7 1 13 0 19-8 19-18 0-9-6-18-19-18-6 0-19 2-19 19 0 33 26 70 69 70 45 0 85-36 85-85z"><text:p/></draw:path><draw:path draw:style-name="gr3" draw:text-style-name="P5" svg:width="0.0535in" svg:height="0.1508in" svg:x="0.9224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39">, כלומר </text:span><text:span text:style-name="T39"><draw:g text:anchor-type="as-char" svg:y="-0.1134in" draw:z-index="333" draw:name="Shape217" draw:style-name="gr1"><svg:title>TexMaths</svg:title><svg:desc>11§display§A = [0, 5)§svg§600§FALSE§</svg:desc><draw:path draw:style-name="gr2" draw:text-style-name="P4" svg:width="0.6063in" svg:height="0.1358in" svg:x="0.0028in" svg:y="0.0071in" svg:viewBox="0 0 1541 346" svg:d="M772 346c-258 0-515 0-772 0 0-116 0-230 0-346 513 0 1028 0 1541 0 0 116 0 230 0 346-256 0-513 0-769 0z"><text:p/></draw:path><draw:path draw:style-name="gr3" draw:text-style-name="P5" svg:width="0.1039in" svg:height="0.1079in" svg:x="0.0004in" svg:y="0.0043in" svg:viewBox="0 0 265 275" svg:d="M55 231c-15 26-31 31-47 32-5 1-8 1-8 8 0 2 1 4 4 4 11 0 22-1 33-1 14 0 27 1 39 1 3 0 8 0 8-7 0-4-4-5-7-5-9 0-18-3-18-13 0-4 3-9 6-14 10-17 20-32 30-49 31 0 64 0 96 0 0 9 6 60 6 64 0 11-20 12-28 12-5 0-9 0-9 8 0 4 5 4 6 4 15 0 32-1 48-1 9 0 33 1 43 1 2 0 8 0 8-7 0-5-5-5-10-5-23 0-23-2-24-13-8-79-17-160-24-240-1-8-1-10-7-10-7 0-9 3-11 7-45 74-89 149-134 224zM101 175c25-43 51-85 76-127 4 42 9 84 13 127-30 0-59 0-89 0z"><text:p/></draw:path><draw:path draw:style-name="gr3" draw:text-style-name="P5" svg:width="0.1008in" svg:height="0.0354in" svg:x="0.1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205in" svg:height="0.1512in" svg:x="0.3295in" svg:y="0in" svg:viewBox="0 0 53 385" svg:d="M53 385c0-5 0-10 0-15-12 0-26 0-38 0 0-118 0-237 0-355 12 0 26 0 38 0 0-5 0-9 0-15-18 0-35 0-53 0 0 129 0 257 0 385 18 0 35 0 53 0z"><text:p/></draw:path><draw:path draw:style-name="gr3" draw:text-style-name="P5" svg:width="0.0638in" svg:height="0.1035in" svg:x="0.3591in" svg:y="0.013in" svg:viewBox="0 0 163 264" svg:d="M163 133c0-31-1-61-16-90-17-37-49-43-65-43-23 0-51 10-68 45-12 28-14 57-14 88 0 29 2 64 18 92 16 32 45 39 63 39 21 0 51-7 67-45 14-25 15-55 15-86zM81 255c-14 0-37-9-45-46-3-22-3-58-3-80 0-26 0-51 2-72 8-45 36-49 46-49 14 0 39 7 46 45 4 22 4 52 4 76 0 28 0 55-5 79-5 36-27 47-45 47z"><text:p/></draw:path><draw:path draw:style-name="gr3" draw:text-style-name="P5" svg:width="0.0173in" svg:height="0.0453in" svg:x="0.4425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02in" svg:height="0.1035in" svg:x="0.5047in" svg:y="0.013in" svg:viewBox="0 0 154 264" svg:d="M154 179c0-46-31-84-73-84-18 0-35 6-49 20 0-26 0-51 0-76 8 3 21 5 33 5 47 0 75-35 75-40 0-3-2-4-5-4-1 0-1 0-3 1-8 3-26 11-52 11-16 0-34-3-51-11-4-1-4-1-5-1-4 0-4 3-4 9 0 38 0 76 0 114 0 8 0 10 5 10 2 0 4-1 6-3 3-6 17-27 49-27 20 0 30 18 33 25 6 14 7 29 7 48 0 13 0 36-9 52-10 15-24 25-42 25-28 0-50-21-57-43 1 0 2 0 7 0 13 0 19-9 19-17 0-10-6-19-19-19-6 0-19 3-19 21 0 32 26 69 70 69s84-37 84-85z"><text:p/></draw:path><draw:path draw:style-name="gr3" draw:text-style-name="P5" svg:width="0.035in" svg:height="0.1512in" svg:x="0.5815in" svg:y="0in" svg:viewBox="0 0 90 385" svg:d="M90 193c0-30-4-76-25-120-23-48-57-73-61-73-2 0-4 2-4 4s0 2 8 9c37 38 59 99 59 180 0 65-14 133-62 181-5 6-5 6-5 7 0 2 2 4 4 4 4 0 39-26 62-76 20-41 24-84 24-116z"><text:p/></draw:path></draw:g></text:span>, כדרוש. <text:span text:style-name="T8">מש"ל</text:span> <draw:g text:anchor-type="as-char" svg:y="-0.1043in" draw:z-index="172" draw:name="Shape209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P11" text:outline-level="3" text:is-list-header="true">סעיף (ב)</text:h>
      <text:list text:style-name="L12">
        <text:list-item>
          <text:p text:style-name="P84">צ.ל.:</text:p>
          <text:p text:style-name="P85"><draw:g text:anchor-type="as-char" svg:y="-0.1465in" draw:z-index="379" draw:name="Shape218" draw:style-name="gr1"><svg:title>TexMaths</svg:title><svg:desc>11§display§\{0\} \triangle \bigcap_{k \in \N_+} \{k \cdot n \colon n \in \N_+\} = \{0\}§svg§600§FALSE§</svg:desc><draw:path draw:style-name="gr2" draw:text-style-name="P4" svg:width="2.1402in" svg:height="0.339in" svg:x="0.0004in" svg:y="0.0083in" svg:viewBox="0 0 5437 862" svg:d="M2719 862c-906 0-1813 0-2719 0 0-287 0-575 0-862 1813 0 3624 0 5437 0 0 287 0 575 0 862-906 0-1813 0-2718 0z"><text:p/></draw:path><draw:path draw:style-name="gr3" draw:text-style-name="P5" svg:width="0.0531in" svg:height="0.152in" svg:x="0.0039in" svg:y="0.0315in" svg:viewBox="0 0 136 387" svg:d="M81 52c0-16 10-40 52-43 2 0 3-2 3-5 0-4-3-4-6-4-40 0-75 20-75 48 0 30 0 59 0 88 0 16 0 28-15 41-14 11-29 12-37 12-2 1-3 2-3 4 0 5 2 5 5 5 26 1 44 15 49 34 1 4 1 5 1 19 0 25 0 50 0 77 0 16 0 28 19 42 15 13 40 17 56 17 3 0 6 0 6-4 0-5-2-5-5-5-24-1-44-14-49-34-1-3-1-3-1-18 0-27 0-55 0-81 0-17-3-24-15-36-9-9-20-12-31-16 32-8 46-26 46-49 0-31 0-62 0-92z"><text:p/></draw:path><draw:path draw:style-name="gr3" draw:text-style-name="P5" svg:width="0.0638in" svg:height="0.1043in" svg:x="0.0748in" svg:y="0.0437in" svg:viewBox="0 0 163 266" svg:d="M163 133c0-31-2-62-17-90-17-36-48-43-65-43-23 0-51 10-67 46-13 27-14 56-14 87 0 30 1 64 16 93 18 32 46 40 64 40 21 0 51-9 68-45 13-26 15-57 15-88zM80 257c-14 0-37-10-44-47-4-23-4-58-4-81 0-25 0-50 3-71 7-46 36-49 45-49 13 0 39 6 46 45 4 21 4 50 4 75 0 29 0 56-4 80-6 36-28 48-46 48z"><text:p/></draw:path><draw:path draw:style-name="gr3" draw:text-style-name="P5" svg:width="0.0535in" svg:height="0.152in" svg:x="0.1559in" svg:y="0.0315in" svg:viewBox="0 0 137 387" svg:d="M56 335c0 16-11 41-53 43-2 0-3 2-3 5 0 4 4 4 8 4 37 0 73-20 73-48 0-30 0-60 0-88 0-16 0-28 16-41 13-11 28-12 36-12 2 0 4-2 4-5s-2-3-6-4c-25-1-44-15-49-34-1-4-1-6-1-19 0-25 0-51 0-77 0-16 0-28-18-43-16-12-42-16-55-16-4 0-8 0-8 4 0 5 2 5 7 5 24 2 42 14 47 34 2 3 2 4 2 17 0 28 0 54 0 82 0 17 2 24 15 36 8 9 19 12 30 15-32 9-45 27-45 50 0 31 0 61 0 92z"><text:p/></draw:path><draw:path draw:style-name="gr3" draw:text-style-name="P5" svg:width="0.1169in" svg:height="0.1087in" svg:x="0.2299in" svg:y="0.0358in" svg:viewBox="0 0 298 277" svg:d="M157 8c-2-5-3-8-9-8-4 0-5 2-7 8-46 84-92 169-138 254-3 5-3 5-3 7 0 8 8 8 14 8 90 0 180 0 270 0 6 0 14 0 14-8 0-2-1-3-3-6-46-86-92-171-138-255zM148 24c43 79 86 158 129 238-86 0-170 0-256 0 43-80 85-159 127-238z"><text:p/></draw:path><draw:path draw:style-name="gr3" draw:text-style-name="P5" svg:width="0.1516in" svg:height="0.2122in" svg:x="0.4618in" svg:y="0.0004in" svg:viewBox="0 0 386 540" svg:d="M353 519c0 4 0 21 17 21 16 0 16-16 16-21 0-111 0-223 0-334 0-100-86-185-194-185s-192 85-192 185c0 111 0 223 0 334 0 4 0 21 15 21 17 0 17-16 17-21 0-110 0-221 0-332 0-89 74-155 160-155s161 66 161 155c0 111 0 222 0 332z"><text:p/></draw:path><draw:path draw:style-name="gr3" draw:text-style-name="P5" svg:width="0.052in" svg:height="0.0744in" svg:x="0.3898in" svg:y="0.2535in" svg:viewBox="0 0 133 190" svg:d="M64 8c0-1 1-4 1-5s-1-3-5-3c-5 0-27 2-34 2-2 0-6 1-6 7 0 3 4 3 7 3 14 0 14 2 14 4 0 3-1 4-1 6-14 52-26 102-39 154-1 4-1 4-1 5 0 5 3 9 9 9 7 0 11-5 12-12 1-1 12-48 13-52 20 2 35 8 35 22 0 1 0 3-1 6-1 4-1 5-1 8 0 19 17 28 29 28 26 0 23-28 35-42 0-3-3-2-5-3-4 0-4 1-5 7-3 11-11 30-24 30-7 0-9-6-9-14 0-4 0-5 1-12 0-1 1-5 1-9 0-23-32-27-44-28 9-5 19-13 23-18 13-13 28-25 42-25 3 0 8 1 10 3-12 2-14 11-14 16s4 9 11 9c6 0 15-6 15-17 0-9-7-19-21-19-15 0-30 11-44 24-11 10-20 19-31 23 9-36 18-71 27-107z"><text:p/></draw:path><draw:path draw:style-name="gr3" draw:text-style-name="P5" svg:width="0.0587in" svg:height="0.0693in" svg:x="0.4602in" svg:y="0.2665in" svg:viewBox="0 0 150 177" svg:d="M139 96c4 0 11 0 11-7s-7-7-11-7c-42 0-84 0-126 0 5-39 38-68 79-68 16 0 31 0 47 0 4 0 11 0 11-6 0-8-7-8-11-8-16 0-32 0-48 0-50 0-91 40-91 89s42 88 91 88c16 0 32 0 48 0 4 0 11 0 11-7 0-6-7-6-11-6-16 0-31 0-47 0-41 0-74-30-79-68 42 0 84 0 126 0z"><text:p/></draw:path><draw:path draw:style-name="gr3" draw:text-style-name="P5" svg:width="0.072in" svg:height="0.0744in" svg:x="0.5335in" svg:y="0.2551in" svg:viewBox="0 0 184 190" svg:d="M35 15c-3-3-3-3-5-5 11 0 21 0 32 0 30 41 60 81 91 122 0 13 0 26 0 39-40-51-78-104-118-156zM35 32c39 52 78 102 117 154 2 3 3 4 5 4 5 0 5-4 5-9 0-50 0-102 0-152 0-16 3-19 15-19 1 0 7-1 7-6 0-4-5-4-10-4-13 0-27 0-40 0-4 0-9 0-9 4 0 6 6 6 8 6 15 0 18 5 18 20 0 28 0 56 0 84-28-37-54-73-82-111-3-3-3-3-10-3-15 0-32 0-47 0-4 0-9 0-9 4 0 5 5 6 6 6 7 0 12 4 15 8-1 2-1 3-1 6 0 44 0 88 0 132 0 14-2 19-15 20-4 0-8 0-8 4 0 5 4 5 9 5 14 0 27 0 42 0 5 0 9 0 9-5 0-4-4-4-8-4-15-1-17-7-17-20 0-42 0-82 0-124z"><text:p/></draw:path><draw:path draw:style-name="gr3" draw:text-style-name="P5" svg:width="0.063in" svg:height="0.0634in" svg:x="0.6154in" svg:y="0.2917in" svg:viewBox="0 0 161 162" svg:d="M86 86c22 0 45 0 67 0 2 0 8 0 8-5s-6-5-8-5c-22 0-45 0-67 0 0-22 0-45 0-67 0-4 0-9-6-9-5 0-5 5-5 9 0 22 0 45 0 67-22 0-45 0-67 0-4 0-8 0-8 5s4 5 8 5c22 0 45 0 67 0 0 23 0 45 0 68 0 2 0 8 5 8 6 0 6-6 6-8 0-23 0-45 0-68z"><text:p/></draw:path><draw:path draw:style-name="gr3" draw:text-style-name="P5" svg:width="0.0535in" svg:height="0.152in" svg:x="0.7047in" svg:y="0.0315in" svg:viewBox="0 0 137 387" svg:d="M81 52c0-16 10-40 53-43 1 0 3-2 3-5 0-4-3-4-7-4-39 0-74 20-74 48 0 30 0 59 0 88 0 16 0 28-16 41-14 11-28 12-37 12-2 1-3 2-3 4 0 5 2 5 7 5 25 1 44 15 47 34 2 4 2 5 2 19 0 25 0 50 0 77 0 16 0 28 18 42 15 13 40 17 56 17 4 0 7 0 7-4 0-5-2-5-6-5-24-1-43-14-49-34-1-3-1-3-1-18 0-27 0-55 0-81 0-17-3-24-15-36-8-9-20-12-30-16 31-8 45-26 45-49 0-31 0-62 0-92z"><text:p/></draw:path><draw:path draw:style-name="gr3" draw:text-style-name="P5" svg:width="0.0685in" svg:height="0.1071in" svg:x="0.7783in" svg:y="0.0402in" svg:viewBox="0 0 175 273" svg:d="M89 4c-1-1 0-4-4-4-9 0-38 3-48 4-3 0-7 0-7 8 0 4 3 4 8 4 19 0 20 3 20 7 0 2-1 6-1 8-19 73-37 147-56 222-1 5-1 6-1 9 0 8 8 11 11 11 4 0 11-4 13-9 2-4 19-75 21-85 13 2 45 8 45 33 0 3 0 5-1 9s-1 9-1 13c0 23 15 39 35 39 12 0 22-7 31-21 10-17 9-27 13-39 0-4-3-4-4-4-4 0-5 2-6 6-7 29-16 49-33 49-7 0-12-5-12-18 0-6 1-16 2-22 3-6 3-9 3-12 0-25-25-36-58-41 12-6 25-18 33-28 19-21 37-37 55-37 3 0 4 0 4 1 5 0 5 0 8 3l2 1c-19 1-22 16-22 21 0 6 4 13 14 13 11 0 22-9 22-23 0-12-9-24-27-24-11 0-28 2-56 34-13 14-28 30-43 35 14-54 27-109 40-163z"><text:p/></draw:path><draw:path draw:style-name="gr3" draw:text-style-name="P5" svg:width="0.0157in" svg:height="0.0161in" svg:x="0.9008in" svg:y="0.0984in" svg:viewBox="0 0 41 42" svg:d="M41 21c0-11-10-21-21-21s-20 10-20 21 9 21 20 21 21-10 21-21z"><text:p/></draw:path><draw:path draw:style-name="gr3" draw:text-style-name="P5" svg:width="0.0823in" svg:height="0.0685in" svg:x="0.9677in" svg:y="0.0787in" svg:viewBox="0 0 210 175" svg:d="M23 147c-1 6-3 16-3 17 0 7 5 11 11 11 4 0 12-4 14-11 0-1 6-19 8-29 2-12 5-23 7-35 4-8 6-16 7-25 2-7 6-18 6-20 5-12 26-47 62-47 18 0 21 14 21 27 0 24-19 74-25 90-3 9-3 13-3 18 0 17 13 32 31 32 37 0 51-57 51-60 0-4-3-4-4-4-5 0-5 1-7 7-8 26-20 48-40 48-6 0-8-3-8-13 0-9 3-19 6-28 8-19 24-62 24-84 0-26-16-41-45-41-34 0-54 24-60 33-1-21-18-33-35-33-18 0-26 14-29 22-7 13-12 35-12 37 0 4 3 3 4 4 5 0 5 0 7-9 7-28 14-46 29-46 7 0 12 5 12 18 0 8-1 12-7 32-8 30-14 60-22 89z"><text:p/></draw:path><draw:path draw:style-name="gr3" draw:text-style-name="P5" svg:width="0.0157in" svg:height="0.065in" svg:x="1.0843in" svg:y="0.0795in" svg:viewBox="0 0 41 166" svg:d="M41 20c0-11-9-20-20-20s-21 9-21 20 10 21 21 21 20-10 20-21zM41 145c0-11-9-20-20-20s-21 9-21 20 10 21 21 21 20-10 20-21z"><text:p/></draw:path><draw:path draw:style-name="gr3" draw:text-style-name="P5" svg:width="0.0819in" svg:height="0.0685in" svg:x="1.1689in" svg:y="0.0787in" svg:viewBox="0 0 209 175" svg:d="M23 147c-1 6-3 16-3 17 0 7 4 11 11 11 4 0 11-4 14-11 0-1 4-19 7-29 3-12 5-23 8-35 3-8 5-16 7-25 1-7 4-18 6-20 5-12 26-47 62-47 18 0 21 14 21 27 0 24-19 74-25 90-3 9-3 13-3 18 0 17 13 32 30 32 37 0 51-57 51-60 0-4-3-4-4-4-4 0-4 1-6 7-8 26-21 48-40 48-6 0-8-3-8-13 0-9 3-19 6-28 8-19 23-62 23-84 0-26-16-41-44-41-35 0-54 24-60 33-2-21-18-33-35-33-18 0-26 14-30 22-6 13-11 35-11 37 0 4 3 4 4 4 5 0 5 0 7-9 7-28 14-46 29-46 7 0 12 5 12 18 0 8-1 12-7 32-8 30-14 60-22 89z"><text:p/></draw:path><draw:path draw:style-name="gr3" draw:text-style-name="P5" svg:width="0.076in" svg:height="0.0878in" svg:x="1.3102in" svg:y="0.0626in" svg:viewBox="0 0 194 224" svg:d="M180 120c7 0 14 0 14-8s-7-8-14-8c-55 0-109 0-164 0 5-51 49-89 104-89 20 0 41 0 60 0 7 0 14 0 14-7 0-8-7-8-14-8-21 0-40 0-61 0-66 0-119 51-119 112 0 62 53 112 119 112 21 0 40 0 61 0 7 0 14 0 14-7 0-8-7-8-14-8-19 0-40 0-60 0-55 0-99-38-104-89 55 0 109 0 164 0z"><text:p/></draw:path><draw:path draw:style-name="gr3" draw:text-style-name="P5" svg:width="0.1028in" svg:height="0.1071in" svg:x="1.4457in" svg:y="0.0409in" svg:viewBox="0 0 262 273" svg:d="M33 35c0 63 0 125 0 188 0 21-2 28-22 29-4 0-11 0-11 6 0 7 7 7 13 7 20 0 40 0 60 0 7 0 13 0 13-7 0-6-7-6-12-6-21-1-25-9-25-29 0-59 0-117 0-177 57 74 112 146 168 220 3 5 5 7 7 7 7 0 7-7 7-14 0-72 0-145 0-217 0-22 4-28 22-28 2 0 9-1 9-6 0-8-6-8-13-8-19 0-38 0-57 0-6 0-13 0-13 8 0 6 7 6 11 6 22 0 26 8 26 29 0 41 0 80 0 121-39-53-79-106-117-159-4-5-6-5-14-5-22 0-45 0-67 0-8 0-14 0-14 8 0 5 6 6 9 6 10 1 18 7 21 11-1 4-1 5-1 10zM218 245c-56-75-112-148-169-222-3-4-3-5-7-9 15 0 31 0 46 0 43 59 87 117 130 175 0 19 0 37 0 56z"><text:p/></draw:path><draw:path draw:style-name="gr3" draw:text-style-name="P5" svg:width="0.078in" svg:height="0.0783in" svg:x="1.5591in" svg:y="0.1024in" svg:viewBox="0 0 199 200" svg:d="M107 107c27 0 55 0 82 0 3 0 10 0 10-7s-7-7-10-7c-27 0-55 0-82 0 0-27 0-56 0-83 0-3 0-10-7-10s-7 7-7 10c0 27 0 56 0 83-27 0-56 0-83 0-3 0-10 0-10 7s7 7 10 7c27 0 56 0 83 0 0 27 0 55 0 82 0 4 0 11 7 11s7-7 7-11c0-27 0-55 0-82z"><text:p/></draw:path><draw:path draw:style-name="gr3" draw:text-style-name="P5" svg:width="0.0535in" svg:height="0.152in" svg:x="1.6634in" svg:y="0.0315in" svg:viewBox="0 0 137 387" svg:d="M56 335c0 16-10 41-52 43-2 0-4 2-4 5 0 4 4 4 8 4 38 0 73-20 74-48 0-30 0-60 0-88 0-16 0-28 16-41 13-11 27-12 36-12 2 0 3-2 3-5s-2-3-5-4c-26-1-44-15-48-34-2-4-2-6-2-19 0-25 0-51 0-77 0-16 0-28-18-43-16-12-43-16-56-16-4 0-8 0-8 4 0 5 3 5 7 5 24 2 42 14 48 34 1 3 1 4 1 17 0 28 0 54 0 82 0 17 3 24 15 36 9 9 20 12 31 15-32 9-46 27-46 50 0 31 0 61 0 92z"><text:p/></draw:path><draw:path draw:style-name="gr3" draw:text-style-name="P5" svg:width="0.1008in" svg:height="0.035in" svg:x="1.7795in" svg:y="0.0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2in" svg:x="1.9425in" svg:y="0.0315in" svg:viewBox="0 0 136 387" svg:d="M81 52c0-16 10-40 52-43 2 0 3-2 3-5 0-4-2-4-6-4-39 0-74 20-75 48 0 30 0 59 0 88 0 16 0 28-15 41-14 11-28 12-37 12-2 1-3 2-3 4 0 5 2 5 5 5 26 1 44 15 49 34 1 4 1 5 1 19 0 25 0 50 0 77 0 16 0 28 19 42 15 13 40 17 56 17 4 0 6 0 6-4 0-5-2-5-5-5-24-1-44-14-49-34-1-3-1-3-1-18 0-27 0-55 0-81 0-17-3-24-15-36-9-9-20-12-31-16 32-8 46-26 46-49 0-31 0-62 0-92z"><text:p/></draw:path><draw:path draw:style-name="gr3" draw:text-style-name="P5" svg:width="0.0638in" svg:height="0.1043in" svg:x="2.0138in" svg:y="0.0437in" svg:viewBox="0 0 163 266" svg:d="M163 133c0-31-2-62-16-90-18-36-49-43-66-43-23 0-51 10-67 46-12 27-14 56-14 87 0 30 1 64 18 93 16 32 44 40 63 40 21 0 50-9 67-45 13-26 15-57 15-88zM81 257c-15 0-38-10-45-47-4-23-4-58-4-81 0-25 0-50 3-71 7-46 36-49 46-49 12 0 38 6 45 45 5 21 5 50 5 75 0 29 0 56-5 80-6 36-28 48-45 48z"><text:p/></draw:path><draw:path draw:style-name="gr3" draw:text-style-name="P5" svg:width="0.0535in" svg:height="0.152in" svg:x="2.0945in" svg:y="0.0315in" svg:viewBox="0 0 137 387" svg:d="M56 335c0 16-11 41-53 43-2 0-3 2-3 5 0 4 4 4 8 4 37 0 73-20 73-48 0-30 0-60 0-88 0-16 0-28 16-41 14-11 28-12 37-12 1 0 3-2 3-5s-2-3-6-4c-25-1-44-15-49-34-1-4-1-6-1-19 0-25 0-51 0-77 0-16 0-28-18-43-16-12-42-16-55-16-4 0-8 0-8 4 0 5 2 5 7 5 24 2 42 14 48 34 1 3 1 4 1 17 0 28 0 54 0 82 0 17 2 23 15 36 9 8 19 12 30 15-32 9-45 27-45 50 0 31 0 61 0 92z"><text:p/></draw:path></draw:g></text:p>
        </text:list-item>
        <text:list-item>
          <text:p text:style-name="P84"><text:soft-page-break/>את החלק של החיתוך המוכלל נסמן ב־<draw:g text:anchor-type="as-char" svg:y="-0.1035in" draw:z-index="173" draw:name="Shape211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</text:p>
        </text:list-item>
        <text:list-item>
          <text:p text:style-name="P84">נוכיח ש־<draw:g text:anchor-type="as-char" svg:y="-0.1193in" draw:z-index="174" draw:name="Shape212" draw:style-name="gr1"><svg:title>TexMaths</svg:title><svg:desc>11§display§B = \emptyset§svg§600§FALSE§</svg:desc><draw:path draw:style-name="gr2" draw:text-style-name="P4" svg:width="0.3776in" svg:height="0.1126in" svg:x="0.0008in" svg:y="0.0075in" svg:viewBox="0 0 960 287" svg:d="M0 0c320 0 640 0 960 0 0 96 0 192 0 287-320 0-640 0-960 0 0-95 0-191 0-287z"><text:p/></draw:path><draw:path draw:style-name="gr3" draw:text-style-name="P5" svg:width="0.1083in" svg:height="0.1031in" svg:x="-0.0004in" svg:y="0.0138in" svg:viewBox="0 0 276 263" svg:d="M45 232c-3 16-4 19-35 19-7 0-10 0-10 8 0 4 3 4 10 4 46 0 92 0 138 0 61 0 107-46 107-84 0-26-23-49-61-53 41-7 82-36 82-72 0-29-27-54-73-54-43 0-87 0-129 0-7 0-11 0-11 8 0 4 3 4 11 4 1 0 7 0 14 1 6 0 11 1 11 6 0 2-1 3-2 7-18 69-34 138-52 206zM103 122c8-32 17-64 24-96 4-13 5-14 21-14 17 0 33 0 50 0 34 0 43 23 43 40 0 34-34 70-82 70-18 0-37 0-56 0zM86 251c-5 0-6 0-8-1-4 0-5 0-5-3 0-1 0-3 2-9 8-35 17-72 26-107 24 0 48 0 73 0 37 0 45 29 45 44 0 39-34 76-81 76-17 0-35 0-52 0z"><text:p/></draw:path><draw:path draw:style-name="gr3" draw:text-style-name="P5" svg:width="0.1008in" svg:height="0.035in" svg:x="0.1665in" svg:y="0.0614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5" svg:width="0.061in" svg:height="0.1283in" svg:x="0.3252in" svg:y="0in" svg:viewBox="0 0 156 327" svg:d="M132 8c0-5-3-8-9-8-5 0-7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7 11-22 76-45 153-67 229zM118 56c12 23 12 67 12 104 0 27 0 56-5 82-6 40-27 55-47 55-9 0-19-3-27-12 22-76 45-153 67-229z"><text:p/></draw:path></draw:g>. </text:p>
          <text:list>
            <text:list-item>
              <text:p text:style-name="P86">ראשית, נוכיח שבלי הגבלת הכלליות <draw:g text:anchor-type="as-char" svg:y="-0.1134in" draw:z-index="377" draw:name="Shape219" draw:style-name="gr1"><svg:title>TexMaths</svg:title><svg:desc>11§display§\forall k \in \N_+. \forall x. x \in \{k \cdot n \colon n \in \N_+\} \implies k \mid x = 0§svg§600§FALSE§</svg:desc><draw:path draw:style-name="gr2" draw:text-style-name="P4" svg:width="3.0984in" svg:height="0.1358in" svg:x="0.0083in" svg:y="0.0071in" svg:viewBox="0 0 7871 346" svg:d="M3936 346c-1312 0-2624 0-3936 0 0-116 0-230 0-346 2624 0 5247 0 7871 0 0 116 0 230 0 346-1312 0-2624 0-3935 0z"><text:p/></draw:path><draw:path draw:style-name="gr3" draw:text-style-name="P5" svg:width="0.0846in" svg:height="0.1079in" svg:x="0.0004in" svg:y="0.0071in" svg:viewBox="0 0 216 275" svg:d="M213 14c3-4 3-4 3-6 0-5-4-8-8-8-6 0-8 4-9 9-11 28-22 56-33 85-38 0-78 0-117 0-11-29-22-57-33-85-1-6-3-9-8-9-4 0-8 3-8 8 0 1 0 1 2 6 32 84 65 169 97 252 2 6 3 9 9 9 5 0 6-4 9-7 31-84 64-169 96-254zM55 109c35 0 70 0 106 0-18 45-36 91-53 137-18-46-35-92-53-137z"><text:p/></draw:path><draw:path draw:style-name="gr3" draw:text-style-name="P5" svg:width="0.0685in" svg:height="0.1063in" svg:x="0.0937in" svg:y="0.0071in" svg:viewBox="0 0 175 271" svg:d="M89 4c0-1 0-4-4-4-9 0-38 3-48 3-3 1-7 1-7 8 0 6 3 6 10 6 18 0 18 2 18 6 0 2-1 6-1 8-19 74-37 147-56 220-1 6-1 7-1 9 0 9 8 11 11 11 5 0 11-3 13-8 2-4 19-74 22-84 13 2 44 8 44 32 0 3 0 5-1 8 0 5-1 9-1 13 0 23 15 39 35 39 12 0 22-7 31-21 10-17 14-38 14-39 0-3-4-3-5-3-4 0-4 1-5 7-8 27-17 47-34 47-7 0-12-4-12-18 0-6 1-15 3-22 2-6 2-7 2-12 0-23-25-35-58-39 12-7 25-19 33-28 19-21 37-37 55-37 3 0 4 0 5 0 4 1 4 1 7 3 2 0 2 0 2 1-19 2-22 17-22 21 0 7 4 14 15 14 10 0 21-8 21-24 0-11-9-24-27-24-11 0-28 3-56 34-13 14-28 30-43 36 14-55 27-109 40-163z"><text:p/></draw:path><draw:path draw:style-name="gr3" draw:text-style-name="P5" svg:width="0.076in" svg:height="0.087in" svg:x="0.22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1028in" svg:height="0.1063in" svg:x="0.3591in" svg:y="0.0098in" svg:viewBox="0 0 262 271" svg:d="M33 35c0 63 0 126 0 187 0 20-2 28-22 28-4 0-11 0-11 7 0 6 5 6 13 6 20 0 40 0 60 0 7 0 13 0 13-6 0-7-7-7-12-7-21 0-25-9-25-29 0-58 0-118 0-176 57 74 112 148 168 220 3 5 5 6 7 6 7 0 7-7 7-13 0-72 0-145 0-217 0-21 3-27 22-28 2 0 9 0 9-6 0-7-7-7-13-7-19 0-38 0-57 0-7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" draw:text-style-name="P5" svg:width="0.078in" svg:height="0.078in" svg:x="0.4724in" svg:y="0.0709in" svg:viewBox="0 0 199 199" svg:d="M107 106c27 0 55 0 82 0 3 0 10 0 10-7s-7-7-10-7c-27 0-55 0-82 0 0-27 0-55 0-82 0-3 0-10-7-10s-7 6-7 10c0 27 0 55 0 82-27 0-56 0-83 0-3 0-10 0-10 7s7 7 10 7c27 0 56 0 83 0 0 27 0 55 0 83 0 4 0 10 7 10s7-6 7-10c0-28 0-56 0-83z"><text:p/></draw:path><draw:path draw:style-name="gr3" draw:text-style-name="P5" svg:width="0.0161in" svg:height="0.0157in" svg:x="0.5791in" svg:y="0.0972in" svg:viewBox="0 0 42 41" svg:d="M42 21c0-12-10-21-21-21s-21 9-21 21c0 11 10 20 21 20s21-9 21-20z"><text:p/></draw:path><draw:path draw:style-name="gr3" draw:text-style-name="P5" svg:width="0.0839in" svg:height="0.1079in" svg:x="0.6083in" svg:y="0.0071in" svg:viewBox="0 0 214 275" svg:d="M212 14c2-4 2-4 2-6 0-5-3-8-7-8-6 0-8 4-9 9-11 28-21 56-32 85-40 0-78 0-118 0-11-29-21-57-32-85-2-6-4-9-8-9-5 0-8 3-8 8 0 1 0 1 2 6 32 84 64 169 96 252 2 6 4 9 9 9s7-4 8-7c32-84 65-169 97-254zM55 109c35 0 69 0 104 0-17 45-35 91-52 137-18-46-34-92-52-137z"><text:p/></draw:path><draw:path draw:style-name="gr3" draw:text-style-name="P5" svg:width="0.0752in" svg:height="0.0685in" svg:x="0.6972in" svg:y="0.0453in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57in" svg:height="0.0157in" svg:x="0.7929in" svg:y="0.0972in" svg:viewBox="0 0 41 41" svg:d="M41 21c0-12-9-21-20-21-12 0-21 9-21 21 0 11 9 20 21 20 11 0 20-9 20-20z"><text:p/></draw:path><draw:path draw:style-name="gr3" draw:text-style-name="P5" svg:width="0.0752in" svg:height="0.0685in" svg:x="0.8268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5" svg:width="0.076in" svg:height="0.087in" svg:x="0.963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0535in" svg:height="0.1512in" svg:x="1.1059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5" svg:width="0.0685in" svg:height="0.1063in" svg:x="1.1795in" svg:y="0.0071in" svg:viewBox="0 0 175 271" svg:d="M89 4c0-1 0-4-4-4-9 0-38 3-48 3-3 1-7 1-7 8 0 6 3 6 10 6 17 0 18 2 18 6 0 2-1 6-1 8-19 74-37 147-56 220-1 6-1 7-1 9 0 9 8 11 11 11 5 0 11-3 13-8 2-4 19-74 22-84 13 2 44 8 44 32 0 3 0 5-1 8 0 5-1 9-1 13 0 23 15 39 35 39 12 0 22-7 31-21 10-17 14-38 14-39 0-3-4-3-5-3-4 0-4 1-5 7-8 27-17 47-34 47-7 0-12-4-12-18 0-6 1-15 2-22 3-6 3-7 3-12 0-23-25-35-58-39 12-7 25-19 33-28 19-21 37-37 55-37 3 0 4 0 5 0 4 1 4 1 7 3 2 0 2 0 2 1-19 2-22 17-22 21 0 7 4 14 15 14 10 0 21-8 21-24 0-11-9-24-27-24-11 0-28 3-56 34-13 14-28 30-43 36 14-55 27-109 40-163z"><text:p/></draw:path><draw:path draw:style-name="gr3" draw:text-style-name="P5" svg:width="0.0157in" svg:height="0.0157in" svg:x="1.302in" svg:y="0.0681in" svg:viewBox="0 0 41 41" svg:d="M41 20c0-11-10-20-21-20-12 0-20 8-20 20 0 11 8 21 20 21 11 0 21-9 21-21z"><text:p/></draw:path><draw:path draw:style-name="gr3" draw:text-style-name="P5" svg:width="0.0823in" svg:height="0.0685in" svg:x="1.3693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4-42-35 0-53 25-60 34-2-22-19-34-36-34-19 0-25 15-29 22-7 13-12 36-12 37 0 5 4 5 5 5 4 0 5-1 7-9 7-27 14-46 28-46 7 0 12 4 12 17 0 8-1 13-6 32-8 30-15 60-23 90z"><text:p/></draw:path><draw:path draw:style-name="gr3" draw:text-style-name="P5" svg:width="0.0161in" svg:height="0.065in" svg:x="1.4862in" svg:y="0.048in" svg:viewBox="0 0 42 166" svg:d="M42 21c0-12-10-21-21-21s-21 9-21 21c0 11 10 20 21 20s21-9 21-20zM42 146c0-12-10-20-21-20s-21 8-21 20c0 11 10 20 21 20s21-9 21-20z"><text:p/></draw:path><draw:path draw:style-name="gr3" draw:text-style-name="P5" svg:width="0.0823in" svg:height="0.0685in" svg:x="1.5701in" svg:y="0.0453in" svg:viewBox="0 0 210 175" svg:d="M23 148c-1 6-3 15-3 17 0 7 5 10 11 10 4 0 11-3 14-11 0-1 6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5" svg:width="0.0752in" svg:height="0.087in" svg:x="1.7122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1028in" svg:height="0.1063in" svg:x="1.8469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9-105-117-157-4-6-6-6-14-6-22 0-45 0-67 0-7 0-14 0-14 7 0 6 7 6 9 6 10 1 18 8 21 12 0 4 0 5 0 10zM218 243c-56-72-111-146-167-220-5-5-5-5-9-10 15 0 31 0 46 0 43 59 87 117 130 176 0 18 0 37 0 54z"><text:p/></draw:path><draw:path draw:style-name="gr3" draw:text-style-name="P5" svg:width="0.078in" svg:height="0.078in" svg:x="1.9602in" svg:y="0.0709in" svg:viewBox="0 0 199 199" svg:d="M107 106c27 0 55 0 82 0 5 0 10 0 10-7s-5-7-10-7c-27 0-55 0-82 0 0-27 0-55 0-82 0-3 0-10-7-10s-7 6-7 10c0 27 0 55 0 82-27 0-55 0-82 0-4 0-11 0-11 7s7 7 11 7c27 0 55 0 82 0 0 27 0 55 0 83 0 4 0 10 7 10s7-6 7-10c0-28 0-56 0-83z"><text:p/></draw:path><draw:path draw:style-name="gr3" draw:text-style-name="P5" svg:width="0.0535in" svg:height="0.1512in" svg:x="2.065in" svg:y="0in" svg:viewBox="0 0 137 385" svg:d="M55 334c0 15-10 40-52 43-2 0-3 2-3 4 0 4 4 4 8 4 37 0 73-18 73-48 0-29 0-58 0-88 0-16 0-28 16-40 13-11 28-11 36-12 2 0 4-1 4-4 0-4-3-4-6-4-25-2-44-15-49-35-1-3-1-4-1-19 0-25 0-50 0-76 0-16 0-28-18-42-16-13-42-17-55-17-4 0-8 0-8 4 0 5 2 5 5 5 26 1 44 14 49 33 1 4 1 4 1 19 0 26 0 54 0 81 0 18 3 24 15 36 9 8 20 12 31 15-32 10-46 26-46 48 0 31 0 62 0 93z"><text:p/></draw:path><draw:path draw:style-name="gr3" draw:text-style-name="P5" svg:width="0.1008in" svg:height="0.0354in" svg:x="2.223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346in" svg:height="0.0827in" svg:x="2.3161in" svg:y="0.0335in" svg:viewBox="0 0 343 211" svg:d="M258 77c17 13 37 23 50 29-14 6-33 16-50 29-81 0-163 0-245 0-6 0-13 0-13 9 0 8 7 8 13 8 76 0 153 0 229 0-19 18-40 52-40 56 0 3 6 3 8 3 3 0 6 0 8-3 7-13 18-34 44-56 26-24 53-34 72-40 7-2 7-3 8-3 1-1 1-2 1-3s0-1-1-3h-1c0-1-1-1-9-3-52-15-90-50-112-92-4-8-4-8-10-8-2 0-8 0-8 4 0 5 20 39 40 57-76 0-153 0-229 0-6 0-13-2-13 7 0 8 7 9 13 9 82 0 164 0 245 0z"><text:p/></draw:path><draw:path draw:style-name="gr3" draw:text-style-name="P5" svg:width="0.0685in" svg:height="0.1063in" svg:x="2.5528in" svg:y="0.0071in" svg:viewBox="0 0 175 271" svg:d="M90 4c0-1 0-4-5-4-9 0-38 3-48 3-3 1-6 1-6 8 0 6 3 6 9 6 18 0 19 2 19 6 0 2-1 6-1 8-18 74-37 147-56 220-2 6-2 7-2 9 0 9 8 11 11 11 5 0 11-3 13-8 2-4 20-74 22-84 13 2 45 8 45 32 0 3 0 5-1 8-1 5-2 9-2 13 0 23 15 39 36 39 11 0 22-7 30-21 10-17 14-38 14-39 0-3-3-3-4-3-5 0-5 1-6 7-7 27-16 47-34 47-6 0-12-4-12-18 0-6 2-15 3-22 2-6 2-7 2-12 0-23-25-35-58-39 12-7 25-19 34-28 18-21 37-37 55-37 3 0 3 0 4 0 4 1 5 1 7 3 2 0 2 1 3 1-19 2-22 17-22 21 0 7 4 14 14 14s21-8 21-24c0-11-9-24-27-24-9 0-28 3-56 34-13 14-27 30-43 36 14-55 28-109 41-163z"><text:p/></draw:path><draw:path draw:style-name="gr3" draw:text-style-name="P5" svg:width="0.0055in" svg:height="0.1512in" svg:x="2.6886in" svg:y="0in" svg:viewBox="0 0 15 385" svg:d="M15 14c0-6 0-14-7-14-8 0-8 8-8 14 0 119 0 238 0 357 0 7 0 14 8 14 7 0 7-7 7-14 0-119 0-238 0-357z"><text:p/></draw:path><draw:path draw:style-name="gr3" draw:text-style-name="P5" svg:width="0.0752in" svg:height="0.0685in" svg:x="2.7594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0 50-16 0-22-12-22-25 0-9 2-17 6-34 5-18 9-35 14-53z"><text:p/></draw:path><draw:path draw:style-name="gr3" draw:text-style-name="P5" svg:width="0.1008in" svg:height="0.0354in" svg:x="2.8929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638in" svg:height="0.1035in" svg:x="3.0508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. נניח את <text:span text:style-name="T4">הרישא</text:span> ונוכיח את הנגרר. מתוך הגדרת עקרון ההחלפה, ידוע ש־<draw:g text:anchor-type="as-char" svg:y="-0.1055in" draw:z-index="175" draw:name="Shape214" draw:style-name="gr1"><svg:title>TexMaths</svg:title><svg:desc>11§display§\exists n \in \N_+. k \cdot n = x§svg§600§FALSE§</svg:desc><draw:path draw:style-name="gr2" draw:text-style-name="P4" svg:width="1.1669in" svg:height="0.1248in" svg:x="-0.0004in" svg:y="0.0079in" svg:viewBox="0 0 2965 318" svg:d="M0 0c988 0 1977 0 2965 0 0 106 0 212 0 318-988 0-1977 0-2965 0 0-106 0-212 0-318z"><text:p/></draw:path><draw:path draw:style-name="gr3" draw:text-style-name="P5" svg:width="0.0677in" svg:height="0.1047in" svg:x="0in" svg:y="0in" svg:viewBox="0 0 173 267" svg:d="M173 14c0-13-1-14-15-14-48 0-95 0-144 0-6 0-14 0-14 8 0 7 8 7 14 7 48 0 96 0 143 0 0 38 0 74 0 112-46 0-91 0-137 0-7 0-14 0-14 8 0 7 7 7 14 7 46 0 91 0 137 0 0 37 0 73 0 110-47 0-95 0-143 0-6 0-14 0-14 7 0 8 8 8 14 8 49 0 96 0 144 0 14 0 15-1 15-13 0-80 0-160 0-240z"><text:p/></draw:path><draw:path draw:style-name="gr3" draw:text-style-name="P5" svg:width="0.0823in" svg:height="0.0685in" svg:x="0.0807in" svg:y="0.0382in" svg:viewBox="0 0 210 175" svg:d="M23 149c-1 5-3 14-3 16 0 7 5 10 11 10 4 0 12-3 14-11 2-10 6-18 8-28 3-12 5-23 9-35 2-8 4-17 5-26 2-7 6-18 6-19 5-12 26-47 62-47 18 0 21 14 21 27 0 24-18 73-25 90-3 9-3 14-3 19 0 17 13 30 32 30 36 0 50-56 50-59s-3-3-4-3c-5 0-5 1-7 6-8 27-20 49-39 49-7 0-9-5-9-14s3-18 6-27c8-21 25-63 25-85 0-27-17-42-46-42-34 0-52 25-59 34-2-22-19-34-36-34-18 0-26 15-29 22-6 13-12 36-12 38 0 4 4 4 6 4 3 0 3 0 6-9 7-27 14-46 28-46 7 0 12 5 12 17 0 9-1 13-7 34-8 29-14 59-22 89z"><text:p/></draw:path><draw:path draw:style-name="gr3" draw:text-style-name="P5" svg:width="0.0756in" svg:height="0.0874in" svg:x="0.2228in" svg:y="0.0232in" svg:viewBox="0 0 193 223" svg:d="M179 120c7 0 14 0 14-7 0-8-7-8-14-8-55 0-109 0-164 0 5-52 50-90 104-90 20 0 41 0 60 0 7 0 14 0 14-7 0-8-7-8-14-8-19 0-40 0-60 0-66 0-119 51-119 113 0 61 53 110 119 110 20 0 41 0 60 0 7 0 14 0 14-8s-7-8-14-8c-19 0-40 0-60 0-54 0-99-35-104-87 55 0 109 0 164 0z"><text:p/></draw:path><draw:path draw:style-name="gr3" draw:text-style-name="P5" svg:width="0.1028in" svg:height="0.1063in" svg:x="0.3575in" svg:y="0.002in" svg:viewBox="0 0 262 271" svg:d="M34 35c0 63 0 126 0 188 0 20-3 27-23 27-4 0-11 0-11 7s7 7 13 7c20 0 41 0 61 0 6 0 12 0 12-7s-6-7-11-7c-22 0-24-8-24-28 0-59 0-117 0-176 55 73 111 147 166 220 3 4 5 5 9 5 6 0 6-6 6-12 0-73 0-145 0-218 0-21 3-27 21-28 2 0 9 0 9-6 0-7-6-7-13-7-19 0-38 0-56 0-7 0-14 0-14 7 0 6 8 6 11 6 22 1 26 9 26 29 0 40 0 80 0 121-39-53-78-105-117-157-4-6-5-6-14-6-22 0-45 0-67 0-7 0-14 0-14 7 0 6 7 6 9 6 10 1 18 8 21 12 0 4 0 5 0 10zM218 245c-56-74-111-148-167-222-5-4-5-5-9-10 15 0 31 0 46 0 43 59 87 117 130 176 0 18 0 37 0 56z"><text:p/></draw:path><draw:path draw:style-name="gr3" draw:text-style-name="P5" svg:width="0.078in" svg:height="0.078in" svg:x="0.4709in" svg:y="0.0626in" svg:viewBox="0 0 199 199" svg:d="M107 107c27 0 55 0 82 0 4 0 10 0 10-7 0-6-5-6-10-6-27 0-55 0-82 0 0-29 0-56 0-84 0-3 0-10-7-10-6 0-6 7-6 10 0 28 0 55 0 84-28 0-57 0-84 0-3 0-10 0-10 5 0 8 7 8 10 8 27 0 56 0 84 0 0 28 0 55 0 82 0 3 0 10 6 10 7 0 7-7 7-10 0-27 0-54 0-82z"><text:p/></draw:path><draw:path draw:style-name="gr3" draw:text-style-name="P5" svg:width="0.0157in" svg:height="0.0157in" svg:x="0.578in" svg:y="0.089in" svg:viewBox="0 0 41 41" svg:d="M41 21c0-11-10-21-21-21s-20 10-20 21 9 20 20 20 21-9 21-20z"><text:p/></draw:path><draw:path draw:style-name="gr3" draw:text-style-name="P5" svg:width="0.0685in" svg:height="0.1063in" svg:x="0.6146in" svg:y="0in" svg:viewBox="0 0 175 271" svg:d="M90 4c-2-1 0-4-5-4-9 0-38 3-48 4-2 0-6 0-6 8 0 5 3 5 9 5 18 0 19 2 19 6 0 2-1 6-1 8-18 74-37 148-56 222-2 5-2 5-2 7 0 10 8 11 11 11 6 0 11-3 13-7s20-75 22-84c13 0 45 6 45 32 0 2 0 4-1 8s-2 9-2 14c0 22 15 37 36 37 11 0 22-5 30-19 10-18 14-39 14-40 0-3-3-3-4-3-4 0-4 1-6 6-7 29-16 49-34 49-6 0-12-5-12-19 0-7 2-16 4-22 1-7 1-8 1-11 0-26-25-35-58-40 13-8 25-20 35-29 17-21 36-37 55-37 2 0 2 0 3 0 4 1 5 1 8 3 1 1 1 1 2 2-19 2-22 16-22 21 0 6 4 14 14 14s21-9 21-25c0-11-9-24-25-24-11 0-29 3-58 34-13 16-27 31-42 37 13-55 27-110 40-164z"><text:p/></draw:path><draw:path draw:style-name="gr3" draw:text-style-name="P5" svg:width="0.0157in" svg:height="0.0157in" svg:x="0.7374in" svg:y="0.0594in" svg:viewBox="0 0 41 41" svg:d="M41 21c0-11-9-21-20-21s-21 10-21 21 10 20 21 20 20-9 20-20z"><text:p/></draw:path><draw:path draw:style-name="gr3" draw:text-style-name="P5" svg:width="0.0819in" svg:height="0.0685in" svg:x="0.8047in" svg:y="0.0382in" svg:viewBox="0 0 209 175" svg:d="M23 149c-2 5-4 14-4 16 0 7 5 10 12 10 4 0 11-3 14-11 2-10 5-18 7-28 3-12 5-23 9-35 2-8 4-17 6-26 1-7 5-18 5-19 6-12 26-47 63-47 18 0 21 14 21 27 0 24-20 73-25 90-3 9-4 14-4 19 0 17 14 30 31 30 37 0 51-56 51-59s-3-3-4-3c-5 0-5 1-6 6-8 27-21 49-39 49-7 0-10-5-10-14s4-18 7-27c7-21 23-63 23-85 0-27-16-42-44-42-35 0-53 25-60 34-2-22-18-34-35-34-18 0-26 15-30 22-5 13-11 36-11 38 0 4 3 4 4 4 5 0 5 0 7-9 7-27 14-46 29-46 7 0 12 5 12 17 0 9-2 13-7 34-8 29-14 59-22 89z"><text:p/></draw:path><draw:path draw:style-name="gr3" draw:text-style-name="P5" svg:width="0.1004in" svg:height="0.035in" svg:x="0.9425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56in" svg:height="0.0685in" svg:x="1.0988in" svg:y="0.0382in" svg:viewBox="0 0 193 175" svg:d="M118 54c2-10 11-45 38-45 2 0 11 0 20 5-11 1-19 11-19 21 0 6 5 14 15 14 8 0 21-7 21-23 0-20-24-26-37-26-22 0-35 21-40 30-9-26-30-30-41-30-41 0-63 51-63 60 0 4 3 4 5 4 3 0 4-1 5-4 13-41 39-51 52-51 6 0 21 3 21 26 0 11-7 38-21 92-7 24-20 41-38 41-2 0-11 0-18-6 10-2 17-10 17-21 0-10-7-13-14-13-11 0-21 10-21 22 0 18 20 25 36 25 26 0 40-26 41-28 4 14 19 28 42 28 39 0 61-49 61-59 0-3-3-3-4-3-3 0-4 1-5 4-13 41-39 51-51 51-15 0-22-14-22-27 0-8 2-16 7-33 4-19 8-36 13-54z"><text:p/></draw:path></draw:g>. לכן, משום ש־<draw:g text:anchor-type="as-char" svg:y="-0.1055in" draw:z-index="176" draw:name="Shape215" draw:style-name="gr1"><svg:title>TexMaths</svg:title><svg:desc>11§display§k, n \in \N_+§svg§600§FALSE§</svg:desc><draw:path draw:style-name="gr2" draw:text-style-name="P4" svg:width="0.6083in" svg:height="0.1248in" svg:x="-0.0004in" svg:y="0.0079in" svg:viewBox="0 0 1546 318" svg:d="M0 0c515 0 1031 0 1546 0 0 106 0 212 0 318-515 0-1031 0-1546 0 0-106 0-212 0-318z"><text:p/></draw:path><draw:path draw:style-name="gr3" draw:text-style-name="P5" svg:width="0.0685in" svg:height="0.1063in" svg:x="0in" svg:y="0in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3" draw:text-style-name="P5" svg:width="0.0173in" svg:height="0.0453in" svg:x="0.089in" svg:y="0.089in" svg:viewBox="0 0 45 116" svg:d="M45 41c0-26-10-41-24-41-13 0-21 10-21 21 0 10 8 20 21 20 4 0 10-1 13-5 1-1 1-1 2-1 0 3 0 0 0 6 0 29-13 52-25 65-4 3-4 4-4 5 0 4 2 5 3 5 4 0 35-30 35-75z"><text:p/></draw:path><draw:path draw:style-name="gr3" draw:text-style-name="P5" svg:width="0.0823in" svg:height="0.0685in" svg:x="0.148in" svg:y="0.0382in" svg:viewBox="0 0 210 175" svg:d="M23 149c-1 5-3 14-3 16 0 7 5 10 11 10 4 0 11-3 14-11 2-10 6-18 8-28 2-12 5-23 8-35 2-8 5-17 6-26 2-7 6-18 6-19 5-12 26-47 62-47 18 0 21 14 21 27 0 24-18 73-25 90-3 9-3 14-3 19 0 17 13 30 32 30 36 0 50-56 50-59s-4-3-5-3c-4 0-4 1-6 6-8 27-21 49-39 49-7 0-9-5-9-14s3-18 6-27c8-21 25-63 25-85 0-27-18-42-46-42-34 0-53 25-60 34-1-22-18-34-35-34-18 0-26 15-29 22-6 13-12 36-12 38 0 4 3 2 4 4 5 0 5 0 7-9 7-27 14-46 29-46 7 0 12 5 12 17 0 9-1 13-7 34-8 29-14 59-22 89z"><text:p/></draw:path><draw:path draw:style-name="gr3" draw:text-style-name="P5" svg:width="0.0756in" svg:height="0.0874in" svg:x="0.2898in" svg:y="0.0232in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3" draw:text-style-name="P5" svg:width="0.1028in" svg:height="0.1063in" svg:x="0.4244in" svg:y="0.002in" svg:viewBox="0 0 262 271" svg:d="M33 35c0 63 0 126 0 188 0 20-2 27-22 27-4 0-11 0-11 7s7 7 13 7c20 0 40 0 60 0 7 0 13 0 13-7s-7-7-12-7c-21 0-24-8-24-28 0-59 0-117 0-176 56 73 111 147 167 220 3 4 5 5 8 5 6 0 6-6 6-12 0-73 0-145 0-218 0-21 3-27 22-28 2 0 9 0 9-6 0-7-7-7-13-7-19 0-38 0-56 0-7 0-14 0-14 7 0 6 7 6 11 6 22 1 26 9 26 29 0 40 0 80 0 121-40-53-78-105-118-157-3-6-4-6-13-6-22 0-45 0-67 0-8 0-14 0-14 7 0 6 6 6 9 6 10 1 18 8 21 12-1 4-1 5-1 10zM218 245c-56-74-112-148-168-222-4-4-4-5-8-10 15 0 31 0 46 0 43 59 87 117 130 176 0 18 0 37 0 56z"><text:p/></draw:path><draw:path draw:style-name="gr3" draw:text-style-name="P5" svg:width="0.078in" svg:height="0.078in" svg:x="0.5378in" svg:y="0.0626in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, <draw:g text:anchor-type="as-char" svg:y="-0.1063in" draw:z-index="177" draw:name="Shape216" draw:style-name="gr1"><svg:title>TexMaths</svg:title><svg:desc>11§display§k§svg§600§FALSE§</svg:desc><draw:path draw:style-name="gr2" draw:text-style-name="P4" svg:width="0.0606in" svg:height="0.0906in" svg:x="-0.0004in" svg:y="0.0071in" svg:viewBox="0 0 155 231" svg:d="M0 0c52 0 103 0 155 0 0 77 0 154 0 231-52 0-103 0-155 0 0-77 0-154 0-231z"><text:p/></draw:path><draw:path draw:style-name="gr3" draw:text-style-name="P5" svg:width="0.0681in" svg:height="0.1063in" svg:x="0in" svg:y="0in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1-6 1-7 1-12 0-24-23-36-56-39 13-8 25-20 33-29 18-20 36-36 54-36 4 0 4 0 5 0 4 1 4 1 7 3 1 1 2 1 2 2-18 1-23 16-23 20 0 5 5 13 16 13 10 0 21-8 21-23 0-11-9-24-27-24-11 0-28 3-55 34-13 13-28 29-43 35 14-54 27-108 41-162z"><text:p/></draw:path></draw:g><text:s/>מחלק את <draw:g text:anchor-type="as-char" svg:y="-0.0681in" draw:z-index="178" draw:name="Shape217" draw:style-name="gr1"><svg:title>TexMaths</svg:title><svg:desc>11§display§x§svg§600§FALSE§</svg:desc><draw:path draw:style-name="gr2" draw:text-style-name="P4" svg:width="0.0634in" svg:height="0.052in" svg:x="0.0031in" svg:y="0.0071in" svg:viewBox="0 0 162 133" svg:d="M0 0c54 0 108 0 162 0 0 44 0 89 0 133-54 0-108 0-162 0 0-44 0-89 0-133z"><text:p/></draw:path><draw:path draw:style-name="gr3" draw:text-style-name="P5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אמ"מ <draw:g text:anchor-type="as-char" svg:y="-0.1134in" draw:z-index="179" draw:name="Shape218" draw:style-name="gr1"><svg:title>TexMaths</svg:title><svg:desc>11§display§k \mid x = 0§svg§600§FALSE§</svg:desc><draw:path draw:style-name="gr2" draw:text-style-name="P4" svg:width="0.5547in" svg:height="0.1358in" svg:x="-0.0004in" svg:y="0.0071in" svg:viewBox="0 0 1410 346" svg:d="M705 346c-235 0-469 0-705 0 0-116 0-230 0-346 470 0 940 0 1410 0 0 116 0 230 0 346-235 0-470 0-705 0z"><text:p/></draw:path><draw:path draw:style-name="gr3" draw:text-style-name="P5" svg:width="0.0685in" svg:height="0.1063in" svg:x="0.0004in" svg:y="0.0071in" svg:viewBox="0 0 175 271" svg:d="M89 4c0-1 0-4-5-4-9 0-37 3-47 3-3 1-7 1-7 8 0 6 3 6 9 6 18 0 19 2 19 6 0 2-1 6-1 8-18 74-37 147-56 220-1 6-1 7-1 9 0 9 8 11 11 11 4 0 11-3 13-8 1-4 19-74 21-84 13 2 45 8 45 32 0 3 0 5-1 8-1 5-1 9-1 13 0 23 15 39 35 39 12 0 22-7 31-21 10-17 13-38 13-39 0-3-3-3-4-3-3 0-5 1-6 7-7 27-16 47-33 47-7 0-13-4-13-18 0-6 2-15 3-22 3-6 3-7 3-12 0-23-25-35-58-39 13-7 25-19 33-28 19-21 37-37 55-37 3 0 3 0 4 0 4 1 5 1 9 3 0 0 0 1 1 1-19 2-22 17-22 21 0 7 4 14 14 14 11 0 22-8 22-24 0-11-9-24-26-24-11 0-29 3-57 34-13 14-28 30-42 36 13-55 26-109 39-163z"><text:p/></draw:path><draw:path draw:style-name="gr3" draw:text-style-name="P5" svg:width="0.0055in" svg:height="0.1512in" svg:x="0.1366in" svg:y="0in" svg:viewBox="0 0 15 385" svg:d="M15 14c0-6 0-14-7-14-8 0-8 8-8 14 0 119 0 238 0 357 0 7 0 14 8 14 7 0 7-7 7-14 0-119 0-238 0-357z"><text:p/></draw:path><draw:path draw:style-name="gr3" draw:text-style-name="P5" svg:width="0.0756in" svg:height="0.0685in" svg:x="0.2071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1012in" svg:height="0.0354in" svg:x="0.340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638in" svg:height="0.1035in" svg:x="0.498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. </text:p>
            </text:list-item>
            <text:list-item>
              <text:p text:style-name="P86">מכאן נסיק שכל האיברים בקבוצה <draw:g text:anchor-type="as-char" svg:y="-0.1134in" draw:z-index="378" draw:name="Shape220" draw:style-name="gr1"><svg:title>TexMaths</svg:title><svg:desc>11§display§\{k \cdot n \colon n \in \N_+\}§svg§600§FALSE§</svg:desc><draw:path draw:style-name="gr2" draw:text-style-name="P4" svg:width="1.0083in" svg:height="0.1358in" svg:x="0.0004in" svg:y="0.0071in" svg:viewBox="0 0 2562 346" svg:d="M1282 346c-428 0-855 0-1282 0 0-116 0-230 0-346 854 0 1708 0 2562 0 0 116 0 230 0 346-427 0-854 0-1280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4-2-44-15-49-33-1-5-1-5-1-19 0-27 0-54 0-82 0-17-3-24-15-35-9-8-20-12-31-15 32-9 46-27 46-49 0-31 0-61 0-92z"><text:p/></draw:path><draw:path draw:style-name="gr3" draw:text-style-name="P5" svg:width="0.0685in" svg:height="0.1063in" svg:x="0.0772in" svg:y="0.0071in" svg:viewBox="0 0 175 271" svg:d="M90 4c0-1 0-4-5-4-9 0-38 3-48 3-2 1-6 1-6 8 0 6 3 6 9 6 18 0 19 2 19 6 0 2-1 6-1 8-18 74-37 147-56 220-2 6-2 7-2 9 0 9 8 11 11 11 5 0 11-3 13-8 2-4 20-74 22-84 13 2 45 8 45 32 0 3 0 5-1 8-1 5-2 9-2 13 0 23 15 39 36 39 11 0 22-7 30-21 10-17 14-38 14-39 0-3-3-3-4-3-5 0-5 1-6 7-7 27-16 47-34 47-6 0-12-4-12-18 0-6 2-15 3-22 2-6 2-7 2-12 0-23-25-35-58-39 12-7 25-19 34-28 18-21 37-37 55-37 3 0 3 0 4 0 4 1 5 1 7 3 2 0 2 1 3 1-19 2-22 17-22 21 0 7 4 14 14 14s21-8 21-24c0-11-9-24-25-24-11 0-29 3-58 34-13 14-27 30-43 36 14-55 28-109 41-163z"><text:p/></draw:path><draw:path draw:style-name="gr3" draw:text-style-name="P5" svg:width="0.0157in" svg:height="0.0157in" svg:x="0.1996in" svg:y="0.0681in" svg:viewBox="0 0 41 41" svg:d="M41 20c0-11-9-20-20-20s-21 8-21 20c0 11 10 21 21 21s20-9 20-21z"><text:p/></draw:path><draw:path draw:style-name="gr3" draw:text-style-name="P5" svg:width="0.0819in" svg:height="0.0685in" svg:x="0.2673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5" svg:width="0.0157in" svg:height="0.065in" svg:x="0.3843in" svg:y="0.048in" svg:viewBox="0 0 41 166" svg:d="M41 21c0-12-10-21-21-21-12 0-20 9-20 21 0 11 8 20 20 20 11 0 21-9 21-20zM41 146c0-12-10-20-21-20-12 0-20 8-20 20 0 11 8 20 20 20 11 0 21-9 21-20z"><text:p/></draw:path><draw:path draw:style-name="gr3" draw:text-style-name="P5" svg:width="0.0819in" svg:height="0.0685in" svg:x="0.4685in" svg:y="0.0453in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1 13-6 32-8 30-15 60-23 90z"><text:p/></draw:path><draw:path draw:style-name="gr3" draw:text-style-name="P5" svg:width="0.076in" svg:height="0.087in" svg:x="0.609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028in" svg:height="0.1063in" svg:x="0.7445in" svg:y="0.0098in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7 0-7 0-13 0-13 7 0 6 7 6 11 6 21 1 25 9 25 29 0 39 0 80 0 121-39-53-79-105-117-157-3-6-4-6-14-6-22 0-45 0-67 0-7 0-12 0-12 7 0 6 5 6 7 6 11 1 18 8 22 12-1 4-1 5-1 10zM219 243c-56-72-112-146-168-220-5-5-5-5-9-10 15 0 31 0 46 0 44 59 87 117 131 176 0 18 0 37 0 54z"><text:p/></draw:path><draw:path draw:style-name="gr3" draw:text-style-name="P5" svg:width="0.078in" svg:height="0.078in" svg:x="0.8583in" svg:y="0.0709in" svg:viewBox="0 0 199 199" svg:d="M106 106c27 0 56 0 83 0 4 0 10 0 10-7s-6-7-10-7c-27 0-56 0-83 0 0-27 0-55 0-82 0-3 0-10-7-10s-7 6-7 10c0 27 0 55 0 82-27 0-55 0-82 0-3 0-10 0-10 7s6 7 10 7c27 0 55 0 82 0 0 27 0 55 0 83 0 4 0 10 7 10s7-6 7-10c0-28 0-56 0-83z"><text:p/></draw:path><draw:path draw:style-name="gr3" draw:text-style-name="P5" svg:width="0.0539in" svg:height="0.1512in" svg:x="0.9626in" svg:y="0in" svg:viewBox="0 0 138 385" svg:d="M56 334c0 15-11 40-53 43-2 0-3 2-3 4 0 4 4 4 8 4 37 0 73-18 73-48 0-29 0-58 0-88 0-16 0-28 16-40 14-11 28-11 37-12 1 0 4-1 4-4 0-4-3-4-7-4-25-2-44-15-49-35-1-3-1-4-1-19 0-25 0-50 0-76 0-16 0-28-18-42-16-13-42-17-55-17-4 0-8 0-8 4 0 5 2 5 7 5 24 1 43 14 48 33 1 4 1 4 1 19 0 26 0 54 0 81 0 18 2 23 16 36 7 7 18 12 29 15-32 10-45 26-45 48 0 31 0 62 0 93z"><text:p/></draw:path></draw:g><text:s/>מחלקים את <draw:g text:anchor-type="as-char" svg:y="-0.1063in" draw:z-index="180" draw:name="Shape220" draw:style-name="gr1"><svg:title>TexMaths</svg:title><svg:desc>11§display§k§svg§600§FALSE§</svg:desc><draw:path draw:style-name="gr2" draw:text-style-name="P4" svg:width="0.0606in" svg:height="0.0906in" svg:x="-0.0004in" svg:y="0.0071in" svg:viewBox="0 0 155 231" svg:d="M0 0c52 0 103 0 155 0 0 77 0 154 0 231-52 0-103 0-155 0 0-77 0-154 0-231z"><text:p/></draw:path><draw:path draw:style-name="gr3" draw:text-style-name="P5" svg:width="0.0681in" svg:height="0.1063in" svg:x="0in" svg:y="0in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2-6 1-7 1-12 0-24-23-36-56-39 13-8 25-20 33-29 18-20 36-36 54-36 4 0 4 0 5 0 4 1 4 1 7 3 1 1 2 1 2 2-18 1-23 16-23 20 0 5 5 13 16 13 10 0 21-8 21-23 0-11-9-24-27-24-11 0-28 3-55 34-13 13-28 29-43 35 14-54 27-108 41-162z"><text:p/></draw:path></draw:g>. </text:p>
            </text:list-item>
            <text:list-item>
              <text:p text:style-name="P84">מכאן, שהאיחוד המוכלל יקיים <draw:g text:anchor-type="as-char" svg:y="-0.1134in" draw:z-index="181" draw:name="Shape221" draw:style-name="gr1"><svg:title>TexMaths</svg:title><svg:desc>11§display§\forall x \in B. \forall k \in \N_+. k \mid x = 0
§svg§600§FALSE§</svg:desc><draw:path draw:style-name="gr2" draw:text-style-name="P4" svg:width="1.6854in" svg:height="0.1358in" svg:x="0.0075in" svg:y="0.0071in" svg:viewBox="0 0 4282 346" svg:d="M2142 346c-714 0-1428 0-2142 0 0-116 0-230 0-346 1427 0 2855 0 4282 0 0 116 0 230 0 346-713 0-1427 0-2140 0z"><text:p/></draw:path><draw:path draw:style-name="gr3" draw:text-style-name="P5" svg:width="0.0846in" svg:height="0.1079in" svg:x="-0.0004in" svg:y="0.0071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5" svg:width="0.0756in" svg:height="0.0685in" svg:x="0.08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5" svg:width="0.076in" svg:height="0.087in" svg:x="0.226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1079in" svg:height="0.1028in" svg:x="0.3638in" svg:y="0.0098in" svg:viewBox="0 0 275 262" svg:d="M45 232c-4 15-4 18-35 18-7 0-10 0-10 8 0 4 3 4 10 4 46 0 91 0 137 0 62 0 107-45 107-83 0-27-22-49-59-53 40-8 80-37 80-73 0-29-25-53-71-53-43 0-87 0-130 0-8 0-11 0-11 8 0 4 3 4 11 4 4 0 7 0 14 0 7 1 10 1 10 7 0 1 0 2-1 7-18 69-34 138-52 206zM103 122c8-32 17-64 25-96 3-13 4-14 21-14 16 0 33 0 49 0 34 0 42 22 42 40 0 34-33 70-80 70-19 0-38 0-57 0zM86 250c-6 0-6 0-8 0-4 0-5-1-5-4 0-2 0-2 2-9 9-36 17-71 26-106 24 0 49 0 73 0 37 0 45 28 45 45 0 36-35 74-80 74-18 0-36 0-53 0z"><text:p/></draw:path><draw:path draw:style-name="gr3" draw:text-style-name="P5" svg:width="0.0157in" svg:height="0.0157in" svg:x="0.4933in" svg:y="0.0972in" svg:viewBox="0 0 41 41" svg:d="M41 21c0-12-9-21-20-21s-21 9-21 21c0 11 10 20 21 20s20-9 20-20z"><text:p/></draw:path><draw:path draw:style-name="gr3" draw:text-style-name="P5" svg:width="0.0843in" svg:height="0.1079in" svg:x="0.5228in" svg:y="0.0071in" svg:viewBox="0 0 215 275" svg:d="M212 14c3-4 3-4 3-6 0-5-4-8-8-8-6 0-8 4-9 9-11 28-21 56-32 85-39 0-78 0-118 0-11-29-20-57-31-85-3-6-5-9-9-9-5 0-8 3-8 8 0 1 0 1 2 6 32 84 64 169 96 252 2 6 4 9 9 9s7-4 9-7c31-84 64-169 96-254zM54 109c35 0 70 0 106 0-18 45-36 91-53 137-18-46-35-92-53-137z"><text:p/></draw:path><draw:path draw:style-name="gr3" draw:text-style-name="P5" svg:width="0.0685in" svg:height="0.1063in" svg:x="0.6157in" svg:y="0.0071in" svg:viewBox="0 0 175 271" svg:d="M90 4c0-1 0-4-5-4-9 0-38 3-48 3-3 1-6 1-6 8 0 6 3 6 9 6 18 0 19 2 19 6-1 2-1 6-2 8-18 74-37 147-56 220-1 6-1 7-1 9 0 9 8 11 11 11 6 0 11-3 13-8 2-4 20-74 22-84 13 2 45 8 45 32 0 3 0 5-1 8-1 5-2 9-2 13 0 23 15 39 36 39 11 0 22-7 30-21 10-17 14-38 14-39 0-3-3-3-4-3-4 0-4 1-6 7-7 27-16 47-34 47-6 0-12-4-12-18 0-6 1-15 4-22 1-6 1-7 1-12 0-23-25-35-58-39 13-7 25-19 33-28 19-21 37-37 57-37 2 0 2 0 3 0 4 1 4 1 8 3 1 0 1 1 2 1-19 2-22 17-22 21 0 7 3 14 14 14 10 0 21-8 21-24 0-11-9-24-26-24-10 0-29 3-57 34-13 14-28 30-42 36 13-55 27-109 40-163z"><text:p/></draw:path><draw:path draw:style-name="gr3" draw:text-style-name="P5" svg:width="0.0756in" svg:height="0.087in" svg:x="0.7465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1028in" svg:height="0.1063in" svg:x="0.8807in" svg:y="0.0098in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5" svg:width="0.078in" svg:height="0.078in" svg:x="0.9941in" svg:y="0.0709in" svg:viewBox="0 0 199 199" svg:d="M107 106c27 0 55 0 82 0 4 0 10 0 10-7s-5-7-10-7c-27 0-55 0-82 0 0-27 0-55 0-82 0-3 0-10-7-10-6 0-6 6-6 10 0 27 0 55 0 82-28 0-57 0-84 0-3 0-10 0-10 7s7 7 10 7c27 0 56 0 84 0 0 27 0 55 0 83 0 4 0 10 6 10 7 0 7-6 7-10 0-28 0-56 0-83z"><text:p/></draw:path><draw:path draw:style-name="gr3" draw:text-style-name="P5" svg:width="0.0157in" svg:height="0.0157in" svg:x="1.1012in" svg:y="0.0972in" svg:viewBox="0 0 41 41" svg:d="M41 21c0-12-10-21-21-21s-20 9-20 21c0 11 9 20 20 20s21-9 21-20z"><text:p/></draw:path><draw:path draw:style-name="gr3" draw:text-style-name="P5" svg:width="0.0685in" svg:height="0.1063in" svg:x="1.1386in" svg:y="0.0071in" svg:viewBox="0 0 175 271" svg:d="M90 4c0-1 0-4-5-4-9 0-38 3-48 3-2 1-6 1-6 8 0 6 3 6 9 6 18 0 19 2 19 6 0 2-1 6-1 8-18 74-37 147-56 220-2 6-2 7-2 9 0 9 8 11 11 11 6 0 11-3 13-8 2-4 20-74 22-84 13 2 45 8 45 32 0 3 0 5-1 8-1 5-2 9-2 13 0 23 15 39 36 39 11 0 22-7 30-21 10-17 14-38 14-39 0-3-3-3-4-3-4 0-4 1-6 7-7 27-16 47-34 47-6 0-12-4-12-18 0-6 2-15 4-22 1-6 1-7 1-12 0-23-25-35-58-39 13-7 26-19 35-28 17-21 36-37 55-37 2 0 2 0 3 0 4 1 5 1 8 3 1 0 1 1 2 1-19 2-22 17-22 21 0 7 4 14 14 14s21-8 21-24c0-11-9-24-25-24-11 0-29 3-58 34-13 14-27 30-42 36 13-55 27-109 40-163z"><text:p/></draw:path><draw:path draw:style-name="gr3" draw:text-style-name="P5" svg:width="0.0055in" svg:height="0.1512in" svg:x="1.2744in" svg:y="0in" svg:viewBox="0 0 15 385" svg:d="M15 14c0-6 0-14-7-14-8 0-8 8-8 14 0 119 0 238 0 357 0 7 0 14 8 14 7 0 7-7 7-14 0-119 0-238 0-357z"><text:p/></draw:path><draw:path draw:style-name="gr3" draw:text-style-name="P5" svg:width="0.0756in" svg:height="0.0685in" svg:x="1.345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1008in" svg:height="0.0354in" svg:x="1.478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638in" svg:height="0.1035in" svg:x="1.637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. נוכיח שלא קיים מספר טבעי המחלק את כל הטבעיים (הוכחה כזו תגרור שלא קיים שום <draw:g text:anchor-type="as-char" svg:y="-0.0681in" draw:z-index="182" draw:name="Shape222" draw:style-name="gr1"><svg:title>TexMaths</svg:title><svg:desc>11§display§x§svg§600§FALSE§</svg:desc><draw:path draw:style-name="gr2" draw:text-style-name="P4" svg:width="0.0634in" svg:height="0.052in" svg:x="0.0031in" svg:y="0.0071in" svg:viewBox="0 0 162 133" svg:d="M0 0c54 0 108 0 162 0 0 44 0 89 0 133-54 0-108 0-162 0 0-44 0-89 0-133z"><text:p/></draw:path><draw:path draw:style-name="gr3" draw:text-style-name="P5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המקיים את הטענה לעיל אמ"מ <draw:g text:anchor-type="as-char" svg:y="-0.1193in" draw:z-index="183" draw:name="Shape223" draw:style-name="gr1"><svg:title>TexMaths</svg:title><svg:desc>11§display§B = \emptyset§svg§600§FALSE§</svg:desc><draw:path draw:style-name="gr2" draw:text-style-name="P4" svg:width="0.3776in" svg:height="0.1126in" svg:x="0.0008in" svg:y="0.0075in" svg:viewBox="0 0 960 287" svg:d="M0 0c320 0 640 0 960 0 0 96 0 192 0 287-320 0-640 0-960 0 0-95 0-191 0-287z"><text:p/></draw:path><draw:path draw:style-name="gr3" draw:text-style-name="P5" svg:width="0.1083in" svg:height="0.1031in" svg:x="-0.0004in" svg:y="0.0138in" svg:viewBox="0 0 276 263" svg:d="M45 232c-3 16-4 19-35 19-7 0-10 0-10 8 0 4 3 4 10 4 46 0 92 0 138 0 61 0 107-46 107-84 0-26-23-49-61-53 41-7 82-36 82-72 0-29-27-54-73-54-43 0-87 0-129 0-7 0-11 0-11 8 0 4 3 4 11 4 1 0 7 0 14 1 6 0 11 1 11 6 0 2-1 3-2 7-18 69-34 138-52 206zM103 122c8-32 17-64 24-96 4-13 5-14 21-14 17 0 33 0 50 0 34 0 43 23 43 40 0 34-34 70-82 70-18 0-37 0-56 0zM86 251c-5 0-6 0-8-1-4 0-5 0-5-3 0-1 0-3 2-9 8-35 17-72 26-107 24 0 48 0 73 0 37 0 45 29 45 44 0 39-34 76-81 76-17 0-35 0-52 0z"><text:p/></draw:path><draw:path draw:style-name="gr3" draw:text-style-name="P5" svg:width="0.1008in" svg:height="0.035in" svg:x="0.1665in" svg:y="0.0614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5" svg:width="0.061in" svg:height="0.1283in" svg:x="0.3252in" svg:y="0in" svg:viewBox="0 0 156 327" svg:d="M132 8c0-5-3-8-9-8-5 0-7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7 11-22 76-45 153-67 229zM118 56c12 23 12 67 12 104 0 27 0 56-5 82-6 40-27 55-47 55-9 0-19-3-27-12 22-76 45-153 67-229z"><text:p/></draw:path></draw:g>);</text:p>
            </text:list-item>
            <text:list-item>
              <text:p text:style-name="P84">נניח בשלילה שקיים מספר <draw:g text:anchor-type="as-char" svg:y="-0.1035in" draw:z-index="184" draw:name="Shape224" draw:style-name="gr1"><svg:title>TexMaths</svg:title><svg:desc>11§display§n \in \N§svg§600§FALSE§</svg:desc><draw:path draw:style-name="gr2" draw:text-style-name="P4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5" svg:width="0.0823in" svg:height="0.0677in" svg:x="-0.0004in" svg:y="0.035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5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5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text:s/>המחלק את כל הטבעיים. נתבונן במספר <draw:g text:anchor-type="as-char" svg:y="-0.1in" draw:z-index="185" draw:name="Shape225" draw:style-name="gr1"><svg:title>TexMaths</svg:title><svg:desc>11§display§n + 1§svg§600§FALSE§</svg:desc><draw:path draw:style-name="gr2" draw:text-style-name="P4" svg:width="0.3244in" svg:height="0.0972in" svg:x="0.0031in" svg:y="0.0079in" svg:viewBox="0 0 825 248" svg:d="M0 0c275 0 550 0 825 0 0 83 0 165 0 248-275 0-550 0-825 0 0-83 0-165 0-248z"><text:p/></draw:path><draw:path draw:style-name="gr3" draw:text-style-name="P5" svg:width="0.0819in" svg:height="0.0681in" svg:x="-0.0004in" svg:y="0.0339in" svg:viewBox="0 0 209 174" svg:d="M23 146c-1 7-3 16-3 17 0 8 5 11 11 11 4 0 11-3 14-11 0-1 4-19 8-28 2-12 5-23 8-34 2-8 5-17 6-26 2-7 5-18 6-19 5-12 26-47 62-47 18 0 21 14 21 27 0 23-19 73-25 90-3 8-3 13-3 17 0 18 13 31 30 31 37 0 51-55 51-58 0-5-3-5-4-5-4 0-4 1-6 8-8 25-21 46-39 46-7 0-9-3-9-12s3-19 6-26c8-21 25-63 25-85 0-27-18-42-46-42-34 0-53 25-60 34-1-22-18-34-35-34-18 0-26 15-29 22-7 13-12 36-12 37 0 5 3 3 4 5 5 0 5-1 7-9 7-27 14-46 29-46 7 0 12 5 12 17 0 8-1 13-7 33-8 29-14 59-22 87z"><text:p/></draw:path><draw:path draw:style-name="gr3" draw:text-style-name="P5" svg:width="0.1008in" svg:height="0.1004in" svg:x="0.1287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5" svg:width="0.05in" svg:height="0.1004in" svg:x="0.2854in" svg:y="0in" svg:viewBox="0 0 128 256" svg:d="M79 10c0-9 0-10-9-10-24 24-58 24-70 24 0 5 0 8 0 12 8 0 31 0 51-10 0 67 0 133 0 199 0 14-1 18-37 18-4 0-7 0-12 0 0 5 0 8 0 13 14-2 48-2 63-2s49 0 63 2c0-5 0-8 0-13-5 0-8 0-12 0-36 0-37-4-37-18 0-72 0-143 0-215z"><text:p/></draw:path></draw:g>. לפי ההנחה שלנו, <draw:g text:anchor-type="as-char" svg:y="-0.1134in" draw:z-index="186" draw:name="Shape226" draw:style-name="gr1"><svg:title>TexMaths</svg:title><svg:desc>11§display§n + 1 \mid n = 0§svg§600§FALSE§</svg:desc><draw:path draw:style-name="gr2" draw:text-style-name="P4" svg:width="0.828in" svg:height="0.1358in" svg:x="0.0031in" svg:y="0.0071in" svg:viewBox="0 0 2104 346" svg:d="M1053 346c-351 0-702 0-1053 0 0-116 0-230 0-346 702 0 1403 0 2104 0 0 116 0 230 0 346-350 0-701 0-1051 0z"><text:p/></draw:path><draw:path draw:style-name="gr3" draw:text-style-name="P5" svg:width="0.0823in" svg:height="0.0685in" svg:x="-0.0004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5" svg:width="0.1004in" svg:height="0.1in" svg:x="0.1291in" svg:y="0.0252in" svg:viewBox="0 0 256 255" svg:d="M136 137c37 0 72 0 108 0 6 0 12-2 12-9 0-9-6-8-12-8-36 0-71 0-108 0 0-36 0-72 0-108 0-5 0-12-7-12-8 0-8 7-8 12 0 36 0 72 0 108-36 0-73 0-109 0-4 0-12-1-12 8 0 7 8 9 12 9 36 0 73 0 109 0 0 35 0 71 0 106 0 6 0 12 8 12 7 0 7-6 7-12 0-35 0-71 0-106z"><text:p/></draw:path><draw:path draw:style-name="gr3" draw:text-style-name="P5" svg:width="0.05in" svg:height="0.1in" svg:x="0.2862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5" svg:width="0.0055in" svg:height="0.1512in" svg:x="0.4094in" svg:y="0in" svg:viewBox="0 0 15 385" svg:d="M15 14c0-6 0-14-7-14-8 0-8 8-8 14 0 119 0 238 0 357 0 7 0 14 8 14 7 0 7-7 7-14 0-119 0-238 0-357z"><text:p/></draw:path><draw:path draw:style-name="gr3" draw:text-style-name="P5" svg:width="0.0819in" svg:height="0.0685in" svg:x="0.4795in" svg:y="0.0453in" svg:viewBox="0 0 209 175" svg:d="M23 148c-1 6-3 15-3 17 0 7 5 10 11 10 4 0 11-3 14-11 0-1 5-19 8-29 2-12 5-23 8-34 2-9 4-17 6-26 2-7 5-18 6-19 5-12 26-47 62-47 18 0 21 14 21 26 0 24-18 74-25 91-3 8-3 13-3 17 0 19 13 32 30 32 37 0 51-56 51-59 0-4-3-4-4-4-4 0-4 1-6 7-8 26-21 47-39 47-7 0-9-3-9-12 0-10 3-19 6-27 8-21 23-63 23-85 0-27-16-42-44-42-35 0-53 25-60 34-1-22-18-34-35-34-18 0-26 15-29 22-6 13-12 36-12 37 0 5 3 4 4 5 5 0 5-1 7-9 7-27 14-46 29-46 7 0 12 4 12 17 0 8-1 13-7 32-8 30-14 60-22 90z"><text:p/></draw:path><draw:path draw:style-name="gr3" draw:text-style-name="P5" svg:width="0.1008in" svg:height="0.0354in" svg:x="0.617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638in" svg:height="0.1035in" svg:x="0.775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. <text:span text:style-name="T40">אך לפי הגדרת מחלק מספר לא יכול לחלק מספר גדול ממנו, ו</text:span>זו <text:span text:style-name="T10">סתירה</text:span>, כדרוש. </text:p>
            </text:list-item>
          </text:list>
        </text:list-item>
        <text:list-item>
          <text:p text:style-name="P87">כלומר, צ.ל. <draw:g text:anchor-type="as-char" svg:y="-0.1161in" draw:z-index="187" draw:name="Shape236" draw:style-name="gr1"><svg:title>TexMaths</svg:title><svg:desc>11§display§\{0\} \triangle \emptyset = \{0\}§svg§600§FALSE§</svg:desc><draw:path draw:style-name="gr2" draw:text-style-name="P4" svg:width="0.8433in" svg:height="0.1386in" svg:x="-0.0004in" svg:y="0.0071in" svg:viewBox="0 0 2143 353" svg:d="M0 0c714 0 1428 0 2143 0 0 118 0 235 0 353-715 0-1429 0-2143 0 0-118 0-235 0-353z"><text:p/></draw:path><draw:path draw:style-name="gr3" draw:text-style-name="P5" svg:width="0.0539in" svg:height="0.1508in" svg:x="0.0028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5" svg:width="0.0638in" svg:height="0.1035in" svg:x="0.0736in" svg:y="0.0161in" svg:viewBox="0 0 163 264" svg:d="M163 133c0-31-2-62-16-90-17-36-49-43-66-43-23 0-50 10-67 46-12 27-14 56-14 87 0 30 2 64 18 92 16 31 45 39 63 39 21 0 51-8 68-45 12-26 14-55 14-86zM81 255c-15 0-37-9-45-46-4-22-4-57-4-80 0-25 0-50 3-71 8-46 37-49 46-49 14 0 39 6 46 45 4 21 4 50 4 75 0 28 0 55-4 79-6 36-28 47-46 47z"><text:p/></draw:path><draw:path draw:style-name="gr3" draw:text-style-name="P5" svg:width="0.0539in" svg:height="0.1508in" svg:x="0.1547in" svg:y="0.0035in" svg:viewBox="0 0 138 384" svg:d="M56 332c0 15-10 41-52 43-2 1-4 2-4 4 0 5 4 5 9 5 37 0 72-19 74-49 0-28 0-58 0-88 0-14 0-27 15-39 13-11 27-11 36-11 2-1 4-2 4-5 0-4-3-4-6-4-26-1-44-15-48-34-1-5-1-6-1-19 0-26 0-51 0-77 0-15 0-28-19-43-16-12-43-15-55-15-5 0-9 0-9 4s3 4 7 4c24 2 43 14 48 34 1 3 1 4 1 17 0 27 0 54 0 82 0 17 3 23 16 36 7 8 19 12 30 15-32 8-46 26-46 48 0 30 0 61 0 92z"><text:p/></draw:path><draw:path draw:style-name="gr3" draw:text-style-name="P5" svg:width="0.1165in" svg:height="0.1075in" svg:x="0.2291in" svg:y="0.0071in" svg:viewBox="0 0 297 274" svg:d="M156 7c-2-5-3-7-7-7-5 0-6 1-9 8-46 83-92 168-138 251-2 5-2 6-2 7 0 8 8 8 13 8 90 0 181 0 271 0 7 0 13 0 13-8 0-1-1-2-2-6-46-84-93-169-139-253zM149 23c42 78 84 157 127 235-86 0-170 0-256 0 43-78 86-157 129-235z"><text:p/></draw:path><draw:path draw:style-name="gr3" draw:text-style-name="P5" svg:width="0.0614in" svg:height="0.128in" svg:x="0.3622in" svg:y="0in" svg:viewBox="0 0 157 326" svg:d="M132 8c0-5-3-8-8-8s-6 4-8 12c-5 15-2 2-6 18-4-3-16-8-31-8-22 0-47 11-61 41-16 30-18 66-18 102 0 24 0 92 34 122-9 30-9 31-9 32 0 4 4 7 8 7 6 0 7-4 9-12 5-15 1-2 5-17 9 4 21 7 31 7 44 0 61-36 68-55 10-26 11-57 11-84 0-29 0-92-34-125 4-11 6-21 9-32zM40 269c-14-26-14-72-14-110 0-30 0-57 6-82 8-35 30-47 47-47 8 0 18 2 28 11-22 75-45 152-67 228zM119 56c12 22 12 67 12 103 0 29 0 56-4 82-7 40-28 55-49 55-9 0-17-3-27-11 23-76 45-153 68-229z"><text:p/></draw:path><draw:path draw:style-name="gr3" draw:text-style-name="P5" svg:width="0.1004in" svg:height="0.035in" svg:x="0.4819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9in" svg:height="0.1508in" svg:x="0.6449in" svg:y="0.0035in" svg:viewBox="0 0 138 384" svg:d="M81 51c0-16 10-40 53-43 1 0 4-1 4-4 0-4-4-4-8-4-39 0-74 20-74 47 0 29 0 59 0 88 0 16 0 28-15 41-15 11-29 12-38 12-1 0-3 2-3 4 0 4 2 4 7 5 25 0 44 14 48 33 1 4 1 4 1 18 0 26 0 51 0 76 0 17 0 29 19 44 14 11 39 16 55 16 4 0 8 0 8-5 0-3-3-3-7-4-24-1-43-13-48-33-2-4-2-5-2-19 0-26 0-53 0-80 0-18-3-24-15-36-8-9-19-11-30-15 32-8 45-26 45-49 0-31 0-62 0-92z"><text:p/></draw:path><draw:path draw:style-name="gr3" draw:text-style-name="P5" svg:width="0.0638in" svg:height="0.1035in" svg:x="0.7157in" svg:y="0.0161in" svg:viewBox="0 0 163 264" svg:d="M163 133c0-31-2-62-16-90-17-36-49-43-66-43-23 0-50 10-67 46-12 27-14 56-14 87 0 30 2 64 18 92 16 31 45 39 63 39 21 0 51-8 68-45 12-26 14-55 14-86zM81 255c-15 0-38-9-45-46-4-22-4-57-4-80 0-25 0-50 3-71 8-46 37-49 46-49 13 0 39 6 46 45 4 21 4 50 4 75 0 28 0 55-4 79-6 36-28 47-46 47z"><text:p/></draw:path><draw:path draw:style-name="gr3" draw:text-style-name="P5" svg:width="0.0539in" svg:height="0.1508in" svg:x="0.7969in" svg:y="0.0035in" svg:viewBox="0 0 138 384" svg:d="M56 332c0 15-10 41-53 43-1 1-3 2-3 4 0 5 4 5 8 5 37 0 73-19 73-49 0-28 0-58 0-88 0-14 0-27 16-39 14-11 28-11 37-11 2-1 4-2 4-5 0-4-3-4-7-4-25-1-44-15-48-34-2-5-2-6-2-19 0-26 0-51 0-77 0-15 0-28-17-43-16-12-43-15-56-15-4 0-8 0-8 4s2 4 7 4c24 2 43 14 48 34 1 3 1 4 1 17 0 27 0 54 0 82 0 17 3 23 16 36 7 8 19 12 29 15-31 8-45 26-45 48 0 30 0 61 0 92z"><text:p/></draw:path></draw:g>, וזה פסוק אמת כי ידוע שבלי הגבלת הכלליות <draw:g text:anchor-type="as-char" svg:y="-0.102in" draw:z-index="188" draw:name="Shape237" draw:style-name="gr1"><svg:title>TexMaths</svg:title><svg:desc>11§display§A \triangle \emptyset = A§svg§600§FALSE§</svg:desc><draw:path draw:style-name="gr2" draw:text-style-name="P4" svg:width="0.6217in" svg:height="0.1126in" svg:x="0.0024in" svg:y="0.0079in" svg:viewBox="0 0 1580 287" svg:d="M0 0c527 0 1053 0 1580 0 0 96 0 192 0 287-527 0-1053 0-1580 0 0-95 0-191 0-287z"><text:p/></draw:path><draw:path draw:style-name="gr3" draw:text-style-name="P5" svg:width="0.1039in" svg:height="0.1079in" svg:x="-0.0004in" svg:y="0.0087in" svg:viewBox="0 0 265 275" svg:d="M56 230c-15 27-31 32-47 33-6 0-9 0-9 8 0 2 2 4 6 4 9 0 22-1 33-1 13 0 26 1 38 1 2 0 8 0 8-7 0-5-4-5-7-5-9-1-17-4-17-13 0-6 2-10 5-14 10-17 19-33 29-50 33 0 65 0 98 0 0 8 5 61 5 64 0 12-20 13-27 13-6 0-10 0-10 8 0 4 3 3 5 4 17 0 33-1 49-1 9 0 34 1 44 1 2 0 6 0 6-7 0-5-3-5-9-5-24 0-24-3-25-14-8-81-15-160-23-240-1-8-1-9-8-9-5 0-7 2-10 7-45 74-89 149-134 223zM102 174c26-42 51-85 76-127 5 42 8 85 12 127-29 0-58 0-88 0z"><text:p/></draw:path><draw:path draw:style-name="gr3" draw:text-style-name="P5" svg:width="0.1169in" svg:height="0.1079in" svg:x="0.1173in" svg:y="0.0087in" svg:viewBox="0 0 298 275" svg:d="M157 7c-2-5-3-7-8-7-4 0-5 1-8 8-46 83-91 168-138 252-3 5-3 5-3 8 0 7 9 7 14 7 91 0 180 0 270 0 6 0 14 0 14-7 0-3-1-4-2-7-46-85-92-170-139-254zM149 23c42 79 85 158 128 237-86 0-170 0-256 0 43-79 85-158 128-237z"><text:p/></draw:path><draw:path draw:style-name="gr3" draw:text-style-name="P5" svg:width="0.061in" svg:height="0.1283in" svg:x="0.2508in" svg:y="0in" svg:viewBox="0 0 156 327" svg:d="M132 8c0-5-3-8-8-8s-6 4-8 12c-6 16-2 2-6 18-4-2-16-8-31-8-22 0-47 11-61 41-16 32-18 66-18 101 0 24 0 94 34 123-9 30-9 31-9 32 0 5 4 8 8 8 6 0 7-4 9-12 4-15 1-2 5-18 9 6 21 8 31 8 44 0 61-36 67-54 10-27 11-59 11-87 0-27 0-91-33-124 4-11 6-21 9-32zM39 270c-13-27-13-74-13-110 0-31 0-58 6-83 7-35 30-47 47-47 8 0 18 2 28 11-23 76-45 153-68 229zM118 56c13 23 13 67 13 104 0 27 0 56-4 82-8 40-28 55-49 55-9 0-17-3-27-12 22-76 45-153 67-229z"><text:p/></draw:path><draw:path draw:style-name="gr3" draw:text-style-name="P5" svg:width="0.1004in" svg:height="0.035in" svg:x="0.3705in" svg:y="0.061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0.528in" svg:y="0.0087in" svg:viewBox="0 0 265 275" svg:d="M56 230c-15 27-31 32-48 33-5 0-8 0-8 8 0 2 2 4 6 4 9 0 22-1 33-1 12 0 26 1 38 1 2 0 8 0 8-7 0-5-5-5-7-5-9-1-19-4-19-13 0-6 4-10 6-14 10-17 20-33 30-50 32 0 65 0 96 0 2 8 7 61 7 64 0 12-20 13-27 13-6 0-10 0-10 8 0 4 4 4 5 4 16 0 33-1 49-1 9 0 34 1 44 1 2 0 6 0 6-7 0-5-4-5-9-5-24 0-24-3-25-14-8-81-15-160-23-240-1-8-1-9-8-9-6 0-7 2-10 7-45 74-89 149-134 223zM102 174c26-42 51-85 76-127 5 42 8 85 12 127-29 0-58 0-88 0z"><text:p/></draw:path></draw:g>. <text:span text:style-name="T8">מש"ל</text:span> <draw:g text:anchor-type="as-char" svg:y="-0.1043in" draw:z-index="189" draw:name="Shape238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2" text:outline-level="2">שאלה 4 – הוכחת/שלילת אלטרנטיבות ל<text:span text:style-name="T41">הגדרת </text:span>זוג סדור</text:h>
      <text:p text:style-name="P88">התכונה המרכזית של זוג סדור: <draw:g text:anchor-type="as-char" svg:y="-0.1134in" draw:z-index="338" draw:name="Shape227" draw:style-name="gr1"><svg:title>TexMaths</svg:title><svg:desc>11§display§\la a, b \ra = \la c, d \ra \iff (a = c \land b = d)§svg§600§FALSE§</svg:desc><draw:path draw:style-name="gr2" draw:text-style-name="P4" svg:width="2.2665in" svg:height="0.1354in" svg:x="0.0004in" svg:y="0.0071in" svg:viewBox="0 0 5758 345" svg:d="M0 0c1920 0 3838 0 5758 0 0 115 0 230 0 345-1920 0-3838 0-5758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693in" svg:height="0.0681in" svg:x="0.0579in" svg:y="0.0453in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3" draw:text-style-name="P5" svg:width="0.0173in" svg:height="0.0453in" svg:x="0.145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555in" svg:height="0.1059in" svg:x="0.2071in" svg:y="0.0075in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" draw:text-style-name="P5" svg:width="0.0335in" svg:height="0.1508in" svg:x="0.2736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5" svg:width="0.1008in" svg:height="0.035in" svg:x="0.37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9in" svg:height="0.1508in" svg:x="0.5441in" svg:y="0in" svg:viewBox="0 0 87 384" svg:d="M85 14c2-4 2-4 2-6 0-5-4-8-8-8s-6 2-10 9c-22 58-45 118-67 177-1 2-2 4-2 7 0 0 0 1 2 5 22 60 45 119 67 177 3 4 5 9 10 9 4 0 8-3 8-7 0-2 0-3-2-7-23-60-45-119-68-177 23-60 45-119 68-179z"><text:p/></draw:path><draw:path draw:style-name="gr3" draw:text-style-name="P5" svg:width="0.0587in" svg:height="0.0681in" svg:x="0.5929in" svg:y="0.0453in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3" draw:text-style-name="P5" svg:width="0.0173in" svg:height="0.0453in" svg:x="0.66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72in" svg:height="0.1059in" svg:x="0.7264in" svg:y="0.0075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4-22-24-36 0-20 12-66 20-84 13-23 30-37 46-37 24 0 29 32 29 34s0 4-1 6c-6 26-12 50-19 75z"><text:p/></draw:path><draw:path draw:style-name="gr3" draw:text-style-name="P5" svg:width="0.0335in" svg:height="0.1508in" svg:x="0.8079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5" svg:width="0.1346in" svg:height="0.0823in" svg:x="0.9516in" svg:y="0.0335in" svg:viewBox="0 0 343 210" svg:d="M330 151c7 0 13 0 13-8s-6-8-14-8c-81 0-164 0-245 0-17-14-36-24-49-29 15-7 33-17 49-30 81 0 164 0 245 0 8 0 14 0 14-8 0-7-6-7-13-7-76 0-153 0-229 0 19-18 39-52 39-57 0-4-5-4-8-4-2 0-5 0-7 3-8 15-18 34-44 58-26 23-52 33-72 39-7 2-8 2-8 3-1 0-1 2-1 3s0 1 0 2c0 0 1 0 1 1 1 0 1 0 9 3 53 16 91 50 112 91 5 7 6 7 10 7 3 0 8 0 8-4 0-5-20-38-39-55 76 0 153 0 229 0z"><text:p/></draw:path><draw:path draw:style-name="gr3" draw:text-style-name="P5" svg:width="0.1346in" svg:height="0.0823in" svg:x="1.078in" svg:y="0.0335in" svg:viewBox="0 0 343 210" svg:d="M260 76c16 14 36 24 49 30-14 6-33 16-49 29-82 0-164 0-246 0-6 0-14 0-14 8s8 8 14 8c76 0 152 0 228 0-18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3" draw:text-style-name="P5" svg:width="0.0346in" svg:height="0.1508in" svg:x="1.3213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5" svg:width="0.0693in" svg:height="0.0681in" svg:x="1.3713in" svg:y="0.0453in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4 9-16 16zM105 124c-3 7-3 8-8 15-18 21-33 27-44 27-20 0-25-22-25-36 0-20 13-67 22-85 12-23 28-37 44-37 25 0 30 32 30 34s0 4-1 6c-6 26-12 51-18 76z"><text:p/></draw:path><draw:path draw:style-name="gr3" draw:text-style-name="P5" svg:width="0.1008in" svg:height="0.035in" svg:x="1.4965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591in" svg:height="0.0681in" svg:x="1.6551in" svg:y="0.0453in" svg:viewBox="0 0 151 174" svg:d="M138 23c-7 0-13 0-18 6-6 6-7 13-7 15 0 9 7 13 15 13 11 0 22-9 22-24 0-19-19-33-47-33-51 0-103 55-103 109 0 35 22 65 63 65 55 0 88-41 88-45 0-2-2-6-5-6-2 0-3 1-5 5-31 38-73 38-77 38-24 0-35-20-35-43 0-15 7-53 21-77 12-21 33-38 55-38 13 0 27 5 33 15z"><text:p/></draw:path><draw:path draw:style-name="gr3" draw:text-style-name="P5" svg:width="0.0846in" svg:height="0.0933in" svg:x="1.7567in" svg:y="0.0217in" svg:viewBox="0 0 216 238" svg:d="M117 9c-4-7-6-9-9-9-6 0-7 3-9 9-32 71-64 143-96 213-2 6-3 6-3 8 0 5 3 8 8 8 3 0 5-1 9-8 30-67 60-135 91-204 30 69 60 137 90 204 4 8 8 8 10 8 3 0 8-3 8-8-1-1 0-1-4-5-32-72-63-145-95-216z"><text:p/></draw:path><draw:path draw:style-name="gr3" draw:text-style-name="P5" svg:width="0.0555in" svg:height="0.1059in" svg:x="1.8909in" svg:y="0.0075in" svg:viewBox="0 0 142 270" svg:d="M74 3c-1-1 0-3-5-3-8 0-37 2-47 3-3 0-8 1-8 8 0 4 4 4 10 4 18 0 19 4 19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1008in" svg:height="0.035in" svg:x="1.999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2in" svg:height="0.1059in" svg:x="2.1583in" svg:y="0.0075in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2-12 3-18 18-74 37-149 56-223zM103 220c-2 7-2 8-7 15-18 20-33 27-44 27-20 0-24-22-24-36 0-20 12-66 20-84 13-23 30-37 46-37 24 0 29 32 29 34s0 4-1 6c-6 26-12 50-19 75z"><text:p/></draw:path><draw:path draw:style-name="gr3" draw:text-style-name="P5" svg:width="0.035in" svg:height="0.1508in" svg:x="2.2398in" svg:y="0in" svg:viewBox="0 0 90 384" svg:d="M90 193c0-30-4-77-25-120-23-48-56-73-61-73-2 0-4 1-4 3 0 3 0 3 8 10 38 38 60 99 60 180 0 65-14 132-62 181-6 5-6 5-6 6 0 3 2 4 4 4 5 0 39-26 62-75 20-43 24-85 24-116z"><text:p/></draw:path></draw:g></text:p>
      <text:h text:style-name="Heading_20_3" text:outline-level="3">סעיף (א)</text:h>
      <text:list text:style-name="L13">
        <text:list-item>
          <text:p text:style-name="P89">נוכיח כי ההגדרה הבאה היא הגדרה טובה לזוג סדור:</text:p>
          <text:p text:style-name="P90"><draw:g text:anchor-type="as-char" svg:y="-0.1283in" draw:z-index="339" draw:name="Shape228" draw:style-name="gr1"><svg:title>TexMaths</svg:title><svg:desc>11§display§\la a, b \ra = \big\{\{0, a\}, \{1, b\} \big\}§svg§600§FALSE§</svg:desc><draw:path draw:style-name="gr2" draw:text-style-name="P4" svg:width="1.4843in" svg:height="0.1661in" svg:x="0.0004in" svg:y="0.0079in" svg:viewBox="0 0 3771 423" svg:d="M1886 423c-629 0-1258 0-1886 0 0-141 0-282 0-423 1257 0 2514 0 3771 0 0 141 0 282 0 423-628 0-1257 0-1885 0z"><text:p/></draw:path><draw:path draw:style-name="gr3" draw:text-style-name="P5" svg:width="0.0335in" svg:height="0.1512in" svg:x="0.0094in" svg:y="0.0161in" svg:viewBox="0 0 86 385" svg:d="M84 15c2-4 2-5 2-7 0-5-3-8-8-8-3 0-5 2-9 9-22 59-45 118-67 177-1 2-2 6-2 8 0 1 0 1 2 6 22 59 45 118 67 176 3 5 4 9 9 9s8-3 8-7c0-2 0-3-2-7-23-59-45-119-69-177 24-60 46-119 69-179z"><text:p/></draw:path><draw:path draw:style-name="gr3" draw:text-style-name="P5" svg:width="0.0693in" svg:height="0.0685in" svg:x="0.0583in" svg:y="0.0618in" svg:viewBox="0 0 177 175" svg:d="M129 25c-7-14-19-25-35-25-46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173in" svg:height="0.0453in" svg:x="0.1457in" svg:y="0.1138in" svg:viewBox="0 0 45 116" svg:d="M45 41c0-26-10-41-25-41-12 0-20 10-20 21 0 10 8 20 20 20 5 0 10-1 14-5 1-1 1-1 2-1 0 2 0 0 0 6 0 28-13 51-26 65-4 3-4 4-4 5 0 3 2 5 4 5 4 0 35-30 35-75z"><text:p/></draw:path><draw:path draw:style-name="gr3" draw:text-style-name="P5" svg:width="0.0559in" svg:height="0.1063in" svg:x="0.2071in" svg:y="0.0236in" svg:viewBox="0 0 143 271" svg:d="M75 4c0-1 0-4-6-4-8 0-37 3-47 3-2 1-7 1-7 8 0 6 4 6 9 6 19 0 20 2 20 6 0 2-4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3" draw:text-style-name="P5" svg:width="0.0335in" svg:height="0.1512in" svg:x="0.2736in" svg:y="0.0161in" svg:viewBox="0 0 86 385" svg:d="M85 200c1-5 1-5 1-6s0-2-1-7c-23-59-45-119-68-178-3-7-5-9-9-9-5 0-8 3-8 8 0 1 0 2 2 6 23 60 45 119 68 180-23 58-45 118-68 177-2 4-2 4-2 7 0 4 3 7 8 7s6-3 7-7c24-60 47-119 70-178z"><text:p/></draw:path><draw:path draw:style-name="gr3" draw:text-style-name="P5" svg:width="0.1004in" svg:height="0.035in" svg:x="0.3756in" svg:y="0.073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543in" svg:height="0.1815in" svg:x="0.5445in" svg:y="0in" svg:viewBox="0 0 139 462" svg:d="M56 170c0 27-13 41-53 57-1 1-3 2-3 4 0 3 1 5 4 6 52 18 52 39 52 61 0 37 0 72 0 107 0 10 7 24 23 36 19 13 51 21 54 21 5 0 6-2 6-5s-1-3-7-6c-12-4-42-16-48-39-1-5-1-6-1-20 0-31 0-63 0-95 0-20 0-48-63-65 63-20 63-46 63-67 0-32 0-64 0-95 0-22 0-41 52-60 4-1 3-3 4-4 0-4-1-6-6-6-2 0-57 12-70 39-7 11-7 14-7 30 0 33 0 66 0 101z"><text:p/></draw:path><draw:path draw:style-name="gr3" draw:text-style-name="P5" svg:width="0.0539in" svg:height="0.1512in" svg:x="0.6272in" svg:y="0.0161in" svg:viewBox="0 0 138 385" svg:d="M81 52c0-16 10-41 53-43 1 0 4-2 4-5 0-4-4-4-8-4-39 0-74 20-74 48 0 30 0 59 0 89 0 15 0 27-15 40-15 11-29 11-38 12-2 0-3 3-3 5 0 3 2 3 7 4 25 1 44 16 48 34 1 5 1 5 1 18 0 25 0 51 0 76 0 16 0 28 19 44 14 11 39 15 55 15 4 0 8 0 8-4 0-3-3-3-7-5-24-1-43-13-48-33-2-3-2-4-2-18 0-27 0-53 0-80 0-17-3-25-15-37-8-9-19-12-30-14 32-9 45-28 45-50 0-31 0-61 0-92z"><text:p/></draw:path><draw:path draw:style-name="gr3" draw:text-style-name="P5" svg:width="0.0638in" svg:height="0.1035in" svg:x="0.6984in" svg:y="0.0283in" svg:viewBox="0 0 163 264" svg:d="M163 133c0-31-2-61-16-90-17-37-49-43-66-43-23 0-50 10-67 45-12 28-14 57-14 88 0 29 2 64 18 94 16 29 45 37 63 37 21 0 51-8 68-44 12-26 14-56 14-87zM81 255c-15 0-38-8-45-45-4-23-4-58-4-81 0-26 0-51 3-72 8-45 37-49 46-49 14 0 39 7 46 46 4 21 4 51 4 75 0 28 0 55-4 80-6 36-28 46-46 46z"><text:p/></draw:path><draw:path draw:style-name="gr3" draw:text-style-name="P5" svg:width="0.0173in" svg:height="0.0453in" svg:x="0.7811in" svg:y="0.1138in" svg:viewBox="0 0 45 116" svg:d="M45 41c0-26-9-41-24-41-13 0-21 10-21 21 0 10 8 20 21 20 4 0 10-1 13-5 1-1 1-1 2-1 0 2 1 0 1 6 0 28-13 51-26 65-4 3-4 4-4 5 0 3 2 5 3 5 4 0 35-30 35-75z"><text:p/></draw:path><draw:path draw:style-name="gr3" draw:text-style-name="P5" svg:width="0.0693in" svg:height="0.0685in" svg:x="0.8417in" svg:y="0.0618in" svg:viewBox="0 0 177 175" svg:d="M129 25c-7-14-18-25-35-25-46 0-94 57-94 113 0 37 22 62 52 62 7 0 27-1 50-29 4 17 17 29 36 29 13 0 22-9 28-21 7-14 11-37 11-38 0-4-3-4-4-4-4 0-5 1-6 7-6 25-13 48-29 48-10 0-11-11-11-18 0-8 1-11 4-29 4-15 5-20 9-34 4-18 10-36 14-54 2-11 2-12 2-13 0-7-4-11-11-11-9 0-15 9-16 17zM105 125c-3 7-3 8-8 15-18 21-33 27-44 27-20 0-25-22-25-36 0-20 13-67 22-85 12-23 28-37 44-37 25 0 30 32 30 34s-1 4-1 7c-6 25-12 50-18 75z"><text:p/></draw:path><draw:path draw:style-name="gr3" draw:text-style-name="P5" svg:width="0.0539in" svg:height="0.1512in" svg:x="0.9272in" svg:y="0.0161in" svg:viewBox="0 0 138 385" svg:d="M56 334c0 15-10 40-52 42-2 2-4 3-4 5 0 4 4 4 8 4 37 0 73-18 73-48 0-29 0-58 0-88 0-13 0-27 17-39 13-11 27-12 36-12 2-1 4-2 4-4 0-5-3-5-7-5-25-2-44-15-47-34-3-4-3-5-3-20 0-25 0-50 0-76 0-16 0-28-17-42-16-13-43-17-56-17-4 0-8 0-8 4 0 5 2 5 7 5 24 1 43 14 48 34 1 3 1 3 1 18 0 26 0 53 0 81 0 18 3 24 16 36 7 8 19 12 29 16-31 9-45 26-45 48 0 30 0 61 0 92z"><text:p/></draw:path><draw:path draw:style-name="gr3" draw:text-style-name="P5" svg:width="0.0173in" svg:height="0.0453in" svg:x="1.0055in" svg:y="0.1138in" svg:viewBox="0 0 45 116" svg:d="M45 41c0-26-10-41-24-41-13 0-21 10-21 21 0 10 8 20 21 20 4 0 9-1 13-5 1-1 1-1 2-1 0 2 0 0 0 6 0 28-13 51-26 65-3 3-3 4-3 5 0 3 1 5 3 5 4 0 35-30 35-75z"><text:p/></draw:path><draw:path draw:style-name="gr3" draw:text-style-name="P5" svg:width="0.0539in" svg:height="0.1512in" svg:x="1.0709in" svg:y="0.0161in" svg:viewBox="0 0 138 385" svg:d="M81 52c0-16 10-41 53-43 2 0 4-2 4-5 0-4-4-4-8-4-39 0-74 20-74 48 0 30 0 59 0 89 0 15 0 27-15 40-15 11-29 11-38 12-1 0-3 3-3 5 0 3 2 3 7 4 25 1 44 16 48 34 1 5 1 5 1 18 0 25 0 51 0 76 0 16 0 28 19 44 14 11 41 15 55 15 4 0 8 0 8-4 0-3-3-3-7-5-24-1-43-13-48-33-2-3-2-4-2-18 0-27 0-53 0-80 0-17-2-24-15-37-8-8-19-12-30-14 32-9 45-28 45-50 0-31 0-61 0-92z"><text:p/></draw:path><draw:path draw:style-name="gr3" draw:text-style-name="P5" svg:width="0.05in" svg:height="0.1in" svg:x="1.1496in" svg:y="0.0283in" svg:viewBox="0 0 128 255" svg:d="M79 10c0-10 0-10-9-10-24 24-58 24-70 24 0 5 0 8 0 12 8 0 31 0 51-10 0 66 0 134 0 201 0 13-1 17-37 17-4 0-7 0-12 0 0 4 0 8 0 11 13-1 48-1 63-1s49 0 63 1c0-3 0-7 0-11-5 0-8 0-12 0-36 0-37-3-37-17 0-73 0-146 0-217z"><text:p/></draw:path><draw:path draw:style-name="gr3" draw:text-style-name="P5" svg:width="0.0173in" svg:height="0.0453in" svg:x="1.2256in" svg:y="0.1138in" svg:viewBox="0 0 45 116" svg:d="M45 41c0-26-10-41-25-41-12 0-20 10-20 21 0 10 8 20 20 20 4 0 10-1 13-5 1-1 1-1 2-1s1 0 1 6c0 28-13 51-26 65-4 3-4 4-4 5 0 3 2 5 4 5 4 0 35-30 35-75z"><text:p/></draw:path><draw:path draw:style-name="gr3" draw:text-style-name="P5" svg:width="0.0555in" svg:height="0.1063in" svg:x="1.287in" svg:y="0.0236in" svg:viewBox="0 0 142 271" svg:d="M74 4c0-1 0-4-5-4-8 0-37 3-47 3-3 1-8 1-8 8 0 6 5 6 10 6 19 0 19 2 19 6 0 2-3 16-6 23-9 42-20 84-30 127-6 19-7 25-7 38 0 36 21 60 50 60 45 0 92-56 92-112 0-35-20-62-51-62-18 0-34 11-46 23 10-39 19-77 29-116zM37 150c4-8 4-9 7-13 19-26 36-31 46-31 15 0 24 12 24 36 0 23-13 67-19 81-14 26-31 40-45 40s-27-11-27-38c0-8 0-15 7-39 2-12 5-24 7-36z"><text:p/></draw:path><draw:path draw:style-name="gr3" draw:text-style-name="P5" svg:width="0.0531in" svg:height="0.1512in" svg:x="1.3563in" svg:y="0.0161in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1.4386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</text:p>
        </text:list-item>
        <text:list-item>
          <text:p text:style-name="P89">נוכיח כל אחת מהגרירות של התכונה המרכזית של זוג סדור בנפרד. </text:p>
          <text:list>
            <text:list-item>
              <text:p text:style-name="P91"><text:span text:style-name="T42">נניח </text:span><draw:g text:anchor-type="as-char" svg:y="-0.1083in" draw:z-index="340" draw:name="Shape229" draw:style-name="gr1"><svg:title>TexMaths</svg:title><svg:desc>11§display§a = c \land b = d§svg§600§FALSE§</svg:desc><draw:path draw:style-name="gr2" draw:text-style-name="P4" svg:width="0.848in" svg:height="0.0921in" svg:x="0.0024in" svg:y="0.0079in" svg:viewBox="0 0 2155 235" svg:d="M0 0c718 0 1437 0 2155 0 0 78 0 157 0 235-718 0-1437 0-2155 0 0-78 0-157 0-235z"><text:p/></draw:path><draw:path draw:style-name="gr3" draw:text-style-name="P5" svg:width="0.0693in" svg:height="0.0681in" svg:x="0.0004in" svg:y="0.0382in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3" draw:text-style-name="P5" svg:width="0.1008in" svg:height="0.035in" svg:x="0.1256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87in" svg:height="0.0681in" svg:x="0.2839in" svg:y="0.0382in" svg:viewBox="0 0 150 174" svg:d="M136 24c-5 0-11 0-16 6-7 5-8 12-8 15 0 9 8 13 14 13 13 0 22-9 22-25 0-19-17-33-45-33-52 0-103 55-103 110 0 33 22 64 62 64 56 0 88-40 88-44 0-3-3-6-5-6s-2 1-5 5c-30 36-73 36-77 36-25 0-34-19-34-41 0-15 7-53 20-77 11-22 33-38 54-38 14 0 28 5 33 15z"><text:p/></draw:path><draw:path draw:style-name="gr3" draw:text-style-name="P5" svg:width="0.0839in" svg:height="0.0929in" svg:x="0.3858in" svg:y="0.0146in" svg:viewBox="0 0 214 237" svg:d="M115 8c-3-7-5-8-8-8-5 0-6 2-9 8-32 71-64 143-96 214-2 5-2 5-2 8 0 4 3 7 8 7 2 0 5-1 8-7 30-69 61-136 91-204 30 68 60 135 91 204 3 7 7 7 9 7 4 0 7-3 7-7 0-1 0-1-2-7-32-71-65-144-97-215z"><text:p/></draw:path><draw:path draw:style-name="gr3" draw:text-style-name="P5" svg:width="0.0555in" svg:height="0.1059in" svg:x="0.5193in" svg:y="0in" svg:viewBox="0 0 142 270" svg:d="M74 4c-1-1 0-4-5-4-9 0-37 3-47 4-3 0-8 0-8 8 0 4 5 4 10 4 19 0 19 3 19 7 0 2-3 15-6 23-10 42-21 84-30 125-6 19-7 26-7 39 0 36 21 60 49 60 46 0 93-57 93-113 0-33-20-60-51-60-18 0-34 12-46 23 10-39 19-77 29-116zM37 148c4-7 4-8 7-12 19-25 36-31 46-31 14 0 24 13 24 36s-13 67-19 81c-13 26-31 39-46 39-13 0-26-9-26-38 0-8 0-14 7-38 2-13 5-25 7-37z"><text:p/></draw:path><draw:path draw:style-name="gr3" draw:text-style-name="P5" svg:width="0.1004in" svg:height="0.035in" svg:x="0.6283in" svg:y="0.049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72in" svg:height="0.1059in" svg:x="0.7862in" svg:y="0in" svg:viewBox="0 0 184 270" svg:d="M184 4c-3-1 0-4-6-4-5 0-42 3-48 4-4 0-6 3-6 8 0 4 4 4 9 4 19 0 20 3 20 7 0 2-1 6-1 8-8 29-16 60-23 91-8-14-19-25-37-25-45 0-92 56-92 112 0 36 21 61 51 61 8 0 27-1 50-28 3 16 17 28 35 28 14 0 23-9 29-21 7-14 12-37 12-38 0-3-3-3-5-3-4 0-4 1-5 6-6 25-14 47-30 47-11 0-12-9-12-17 0-9 1-12 3-19 18-73 37-147 56-221zM103 221c-2 6-2 8-7 14-18 21-33 26-44 26-19 0-25-20-25-36 0-18 13-66 21-83 12-22 30-37 45-37 26 0 31 32 31 33 0 3-1 5-2 7-7 25-12 51-19 76z"><text:p/></draw:path></draw:g>, <text:span text:style-name="T42">ונוכיח </text:span><text:span text:style-name="T42"><draw:g text:anchor-type="as-char" svg:y="-0.1283in" draw:z-index="341" draw:name="Shape230" draw:style-name="gr1"><svg:title>TexMaths</svg:title><svg:desc>11§display§\big\{\{0, a\}, \{1, b\} \big\} = \big\{\{0, c\}, \{1, d\} \big\}§svg§600§FALSE§</svg:desc><draw:path draw:style-name="gr2" draw:text-style-name="P4" svg:width="2.1346in" svg:height="0.1661in" svg:x="0.0004in" svg:y="0.0079in" svg:viewBox="0 0 5423 423" svg:d="M2712 423c-904 0-1808 0-2712 0 0-141 0-282 0-423 1808 0 3615 0 5423 0 0 141 0 282 0 423-903 0-1808 0-2711 0z"><text:p/></draw:path><draw:path draw:style-name="gr3" draw:text-style-name="P5" svg:width="0.0539in" svg:height="0.1815in" svg:x="0.0098in" svg:y="0in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3" draw:text-style-name="P5" svg:width="0.0531in" svg:height="0.1512in" svg:x="0.0929in" svg:y="0.0161in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5-15-37-9-9-20-12-31-14 32-9 46-28 46-50 0-31 0-61 0-92z"><text:p/></draw:path><draw:path draw:style-name="gr3" draw:text-style-name="P5" svg:width="0.0638in" svg:height="0.1035in" svg:x="0.1638in" svg:y="0.0283in" svg:viewBox="0 0 163 264" svg:d="M163 133c0-31-2-61-16-90-18-37-49-43-66-43-23 0-51 10-67 45-13 28-14 57-14 88 0 29 1 64 17 94 17 29 45 37 63 37 21 0 51-8 69-44 12-26 14-56 14-87zM80 255c-14 0-37-8-44-45-4-23-4-58-4-81 0-26 0-51 3-72 7-45 37-49 45-49 14 0 39 7 47 46 3 21 3 51 3 75 0 28 0 55-3 80-7 36-29 46-47 46z"><text:p/></draw:path><draw:path draw:style-name="gr3" draw:text-style-name="P5" svg:width="0.0173in" svg:height="0.0453in" svg:x="0.2469in" svg:y="0.1138in" svg:viewBox="0 0 45 116" svg:d="M45 41c0-26-10-41-25-41-12 0-20 10-20 21 0 10 8 20 20 20 5 0 10-1 14-5 1-1 1-1 2-1 0 2 0 0 0 6 0 28-13 51-26 65-4 3-4 4-4 5 0 3 2 5 4 5 4 0 35-30 35-75z"><text:p/></draw:path><draw:path draw:style-name="gr3" draw:text-style-name="P5" svg:width="0.0693in" svg:height="0.0685in" svg:x="0.3075in" svg:y="0.0618in" svg:viewBox="0 0 177 175" svg:d="M129 25c-7-14-19-25-35-25-47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539in" svg:height="0.1512in" svg:x="0.3929in" svg:y="0.0161in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3" draw:text-style-name="P5" svg:width="0.0173in" svg:height="0.0453in" svg:x="0.4713in" svg:y="0.1138in" svg:viewBox="0 0 45 116" svg:d="M45 41c0-26-10-41-25-41-12 0-20 10-20 21 0 10 8 20 20 20 4 0 10-1 13-5 1-1 1-1 2-1s1 0 1 6c0 28-13 51-26 65-4 3-4 4-4 5 0 3 2 5 4 5 4 0 35-30 35-75z"><text:p/></draw:path><draw:path draw:style-name="gr3" draw:text-style-name="P5" svg:width="0.0539in" svg:height="0.1512in" svg:x="0.5366in" svg:y="0.0161in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9-9-20-12-31-14 32-9 46-28 46-50 0-31 0-61 0-92z"><text:p/></draw:path><draw:path draw:style-name="gr3" draw:text-style-name="P5" svg:width="0.05in" svg:height="0.1in" svg:x="0.615in" svg:y="0.0283in" svg:viewBox="0 0 128 255" svg:d="M80 10c0-10 0-10-10-10-23 24-57 24-70 24 0 5 0 8 0 12 8 0 31 0 52-10 0 66 0 134 0 201 0 13-2 17-37 17-4 0-7 0-12 0 0 4 0 8 0 11 14-1 47-1 63-1 15 0 48 0 62 1 0-3 0-7 0-11-5 0-8 0-12 0-35 0-36-3-36-17 0-73 0-146 0-217z"><text:p/></draw:path><draw:path draw:style-name="gr3" draw:text-style-name="P5" svg:width="0.0173in" svg:height="0.0453in" svg:x="0.6909in" svg:y="0.1138in" svg:viewBox="0 0 45 116" svg:d="M45 41c0-26-10-41-24-41-13 0-21 10-21 21 0 10 8 20 21 20 4 0 10-1 13-5 1-1 1-1 2-1 0 2 1 0 1 6 0 28-13 51-26 65-4 3-4 4-4 5 0 3 2 5 3 5 4 0 35-30 35-75z"><text:p/></draw:path><draw:path draw:style-name="gr3" draw:text-style-name="P5" svg:width="0.0555in" svg:height="0.1063in" svg:x="0.7528in" svg:y="0.0236in" svg:viewBox="0 0 142 271" svg:d="M74 4c0-1 0-4-5-4-10 0-37 3-47 3-3 1-8 1-8 8 0 6 4 6 9 6 19 0 20 2 20 6 0 2-3 16-6 23-11 42-20 84-31 127-5 19-6 25-6 38 0 36 20 60 48 60 47 0 94-56 94-112 0-35-21-62-52-62-17 0-33 11-45 23 10-39 19-77 29-116zM37 150c3-8 3-9 6-13 20-26 36-31 46-31 14 0 25 12 25 36 0 23-13 67-19 81-14 26-31 40-47 40-13 0-25-11-25-38 0-8 0-15 6-39 3-12 5-24 8-36z"><text:p/></draw:path><draw:path draw:style-name="gr3" draw:text-style-name="P5" svg:width="0.0539in" svg:height="0.1512in" svg:x="0.8217in" svg:y="0.0161in" svg:viewBox="0 0 138 385" svg:d="M56 334c0 15-10 40-53 42-1 2-3 3-3 5 0 4 4 4 8 4 37 0 73-18 73-48 0-29 0-58 0-88 0-13 0-27 16-39 14-11 28-12 37-12 2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3" draw:text-style-name="P5" svg:width="0.0539in" svg:height="0.1815in" svg:x="0.9039in" svg:y="0in" svg:viewBox="0 0 138 462" svg:d="M83 293c0-13 0-38 49-55 6-2 6-2 6-7-2-2 0-3-3-4-52-20-52-41-52-63 0-36 0-72 0-107-2-21-18-33-25-37-16-11-48-20-52-20-5 0-6 2-6 6 0 3 2 4 6 4 50 20 50 38 50 60 0 31 0 63 0 95 0 21 0 47 63 66-63 20-63 43-63 66 0 32 0 64 0 95 0 21 0 41-49 59-5 3-7 3-7 6s1 5 6 5c23-12 51-10 69-35 8-11 8-20 8-34 0-33 0-66 0-100z"><text:p/></draw:path><draw:path draw:style-name="gr3" draw:text-style-name="P5" svg:width="0.1008in" svg:height="0.035in" svg:x="1.0268in" svg:y="0.073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9in" svg:height="0.1815in" svg:x="1.1957in" svg:y="0in" svg:viewBox="0 0 138 462" svg:d="M55 170c0 27-13 41-52 57-2 1-3 2-3 4 0 3 1 5 3 6 52 18 52 39 52 61 0 37 0 72 0 107 1 10 7 24 24 36 19 13 50 21 53 21 4 0 6-2 6-5s-2-3-7-6c-11-4-42-16-47-39-1-5-1-6-1-20 0-31 0-63 0-95 0-20 0-48-64-65 64-20 64-46 64-67 0-32 0-64 0-95 0-22 0-41 52-60 3-1 1-3 3-4 0-4-2-6-6-6-2 0-57 12-70 39-7 11-7 14-7 30 0 33 0 66 0 101z"><text:p/></draw:path><draw:path draw:style-name="gr3" draw:text-style-name="P5" svg:width="0.0539in" svg:height="0.1512in" svg:x="1.278in" svg:y="0.0161in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4-16-37-9-8-20-12-31-14 32-9 47-28 47-50 0-31 0-61 0-92z"><text:p/></draw:path><draw:path draw:style-name="gr3" draw:text-style-name="P5" svg:width="0.0638in" svg:height="0.1035in" svg:x="1.3492in" svg:y="0.0283in" svg:viewBox="0 0 163 264" svg:d="M163 133c0-31-2-61-17-90-17-37-49-43-65-43-23 0-51 10-67 45-13 28-14 57-14 88 0 29 1 64 17 94 16 29 45 37 63 37 21 0 51-8 69-44 12-26 14-56 14-87zM80 255c-14 0-37-8-44-45-4-23-4-58-4-81 0-26 0-51 3-72 7-45 37-49 45-49 14 0 39 7 47 46 3 21 3 51 3 75 0 28 0 55-5 80-5 36-27 46-45 46z"><text:p/></draw:path><draw:path draw:style-name="gr3" draw:text-style-name="P5" svg:width="0.0173in" svg:height="0.0453in" svg:x="1.4323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91in" svg:height="0.0685in" svg:x="1.4929in" svg:y="0.0618in" svg:viewBox="0 0 151 175" svg:d="M138 24c-7 0-13 0-18 6-6 5-7 12-7 15 0 9 7 13 15 13 11 0 22-8 22-25 0-19-19-33-47-33-51 0-103 55-103 110 0 35 23 65 63 65 55 0 88-41 88-45 0-2-2-6-5-6-2 0-3 1-5 5-31 38-73 38-77 38-24 0-35-19-35-43 0-15 7-52 21-77 12-22 33-38 55-38 13 0 27 5 33 15z"><text:p/></draw:path><draw:path draw:style-name="gr3" draw:text-style-name="P5" svg:width="0.0539in" svg:height="0.1512in" svg:x="1.5638in" svg:y="0.0161in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3" draw:text-style-name="P5" svg:width="0.0173in" svg:height="0.0453in" svg:x="1.6421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39in" svg:height="0.1512in" svg:x="1.7075in" svg:y="0.0161in" svg:viewBox="0 0 138 385" svg:d="M81 52c0-16 10-41 53-43 1 0 4-2 4-5 0-4-4-4-8-4-39 0-74 20-74 48 0 30 0 59 0 89 0 15 0 27-15 40-15 11-29 11-38 12-2 0-3 3-3 5 0 3 2 3 7 4 25 1 44 16 48 34 1 5 1 5 1 18 0 25 0 51 0 76 0 16 0 28 19 44 14 11 39 15 55 15 4 0 8 0 8-4 0-3-3-3-7-5-24-1-43-13-48-33-2-3-2-4-2-18 0-27 0-53 0-80 0-17-3-25-15-37-8-9-19-12-30-14 32-9 45-28 45-50 0-31 0-61 0-92z"><text:p/></draw:path><draw:path draw:style-name="gr3" draw:text-style-name="P5" svg:width="0.05in" svg:height="0.1in" svg:x="1.7862in" svg:y="0.0283in" svg:viewBox="0 0 128 255" svg:d="M79 10c0-10 0-10-9-10-24 24-58 24-70 24 0 5 0 8 0 12 8 0 30 0 51-10 0 66 0 134 0 201 0 13-1 17-37 17-4 0-7 0-12 0 0 4 0 8 0 11 13-1 48-1 63-1s48 0 63 1c0-3 0-7 0-11-5 0-9 0-14 0-34 0-35-3-35-17 0-73 0-146 0-217z"><text:p/></draw:path><draw:path draw:style-name="gr3" draw:text-style-name="P5" svg:width="0.0173in" svg:height="0.0453in" svg:x="1.8618in" svg:y="0.1138in" svg:viewBox="0 0 45 116" svg:d="M45 41c0-26-9-41-24-41-13 0-21 10-21 21 0 10 8 20 21 20 4 0 10-1 13-5 1-1 1-1 2-1 0 2 1 0 1 6 0 28-14 51-26 65-4 3-4 4-4 5 0 3 2 5 4 5 3 0 34-30 34-75z"><text:p/></draw:path><draw:path draw:style-name="gr3" draw:text-style-name="P5" svg:width="0.0724in" svg:height="0.1063in" svg:x="1.9224in" svg:y="0.0236in" svg:viewBox="0 0 185 271" svg:d="M185 4c0-1 0-4-6-4-5 0-43 3-49 4-2 0-5 3-5 7 0 6 4 6 9 6 19 0 20 2 20 6 0 2-1 6-1 8-8 31-17 60-24 91-7-14-18-25-35-25-46 0-94 57-94 113 0 37 22 61 52 61 7 0 27-1 50-28 4 16 17 28 36 28 13 0 22-9 28-21 7-13 11-36 11-38 0-3-3-3-4-3-4 0-5 1-6 7-6 25-13 47-29 47-10 0-11-11-11-18 0-8 1-11 2-17 18-75 37-149 56-224zM105 222c-3 7-3 8-8 15-18 19-33 26-44 26-20 0-25-21-25-35 0-20 13-67 22-85 12-23 28-37 44-37 25 0 30 32 30 34s-1 4-1 6c-6 26-12 51-18 76z"><text:p/></draw:path><draw:path draw:style-name="gr3" draw:text-style-name="P5" svg:width="0.0531in" svg:height="0.1512in" svg:x="2.0067in" svg:y="0.0161in" svg:viewBox="0 0 136 385" svg:d="M55 334c0 15-10 40-52 42-2 2-3 3-3 5 0 4 3 4 8 4 37 0 72-18 73-48 0-29 0-58 0-88 0-13 0-27 16-39 13-11 27-12 36-12 2-1 3-2 3-4 0-5-2-5-5-5-26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2.089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</text:span><text:span text:style-name="T42">. מההנחה, ולפי הגדרת שיוויון קבוצות, נובע כי </text:span><text:span text:style-name="T42"><draw:g text:anchor-type="as-char" svg:y="-0.1134in" draw:z-index="342" draw:name="Shape231" draw:style-name="gr1"><svg:title>TexMaths</svg:title><svg:desc>11§display§\{0, a\} = \{0, c\}\land \{1, b\} = \{1, d\}§svg§600§FALSE§</svg:desc><draw:path draw:style-name="gr2" draw:text-style-name="P4" svg:width="2.0224in" svg:height="0.1358in" svg:x="0.0004in" svg:y="0.0071in" svg:viewBox="0 0 5138 346" svg:d="M2570 346c-857 0-1713 0-2570 0 0-116 0-230 0-346 1713 0 3425 0 5138 0 0 116 0 230 0 346-856 0-1712 0-2568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5" svg:width="0.0638in" svg:height="0.1035in" svg:x="0.0748in" svg:y="0.013in" svg:viewBox="0 0 163 264" svg:d="M163 133c0-31-2-61-16-90-18-37-49-43-66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3" draw:text-style-name="P5" svg:width="0.0173in" svg:height="0.0453in" svg:x="0.1583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693in" svg:height="0.0685in" svg:x="0.218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539in" svg:height="0.1512in" svg:x="0.3039in" svg:y="0in" svg:viewBox="0 0 138 385" svg:d="M55 334c0 15-10 40-52 43-2 0-3 2-3 4 0 4 4 4 8 4 37 0 73-18 73-48 0-29 0-58 0-88 0-16 0-28 16-40 13-11 28-11 36-12 2 0 5-1 5-3 0-5-3-5-7-5-25-2-44-15-48-35-2-3-2-4-2-19 0-25 0-50 0-76 0-16 0-28-18-42-16-13-42-17-55-17-4 0-8 0-8 4 0 5 2 5 6 5 25 1 44 14 48 33 1 4 1 4 1 19 0 26 0 54 0 81 0 18 3 23 17 36 7 7 18 12 29 16-32 9-46 25-46 47 0 31 0 62 0 93z"><text:p/></draw:path><draw:path draw:style-name="gr3" draw:text-style-name="P5" svg:width="0.1004in" svg:height="0.0354in" svg:x="0.4201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5" svg:width="0.0539in" svg:height="0.1512in" svg:x="0.5831in" svg:y="0in" svg:viewBox="0 0 138 385" svg:d="M81 52c0-16 10-41 53-43 1 0 4-2 4-5 0-4-4-4-8-4-39 0-74 20-74 48 0 29 0 59 0 89 0 15 0 27-15 39s-29 12-38 13c-1 0-3 1-3 5 0 3 2 3 7 3 25 2 44 14 48 34 1 4 1 5 1 19 0 25 0 51 0 76 0 16 0 29 19 43 14 12 39 16 55 16 4 0 8 0 8-4s-3-4-7-4c-24-2-43-15-48-33-2-5-2-5-2-19 0-27 0-54 0-82 0-17-3-24-15-35-8-8-19-12-30-14 32-10 45-28 45-50 0-31 0-61 0-92z"><text:p/></draw:path><draw:path draw:style-name="gr3" draw:text-style-name="P5" svg:width="0.0638in" svg:height="0.1035in" svg:x="0.653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5" svg:width="0.0177in" svg:height="0.0453in" svg:x="0.737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5" svg:width="0.0587in" svg:height="0.0685in" svg:x="0.7984in" svg:y="0.0453in" svg:viewBox="0 0 150 175" svg:d="M138 24c-7 0-13 0-18 6-7 5-7 12-7 15 0 9 7 13 15 13 11 0 21-10 21-25 0-19-18-33-46-33-51 0-103 55-103 110 0 34 22 65 63 65 55 0 87-41 87-45 0-2-3-6-5-6-1 0-2 2-4 5-31 37-73 37-78 37-24 0-34-18-34-42 0-15 7-52 21-77 12-22 33-38 53-38 14 0 29 4 35 15z"><text:p/></draw:path><draw:path draw:style-name="gr3" draw:text-style-name="P5" svg:width="0.0539in" svg:height="0.1512in" svg:x="0.8689in" svg:y="0in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" draw:text-style-name="P5" svg:width="0.0843in" svg:height="0.0937in" svg:x="0.9764in" svg:y="0.0217in" svg:viewBox="0 0 215 239" svg:d="M116 9c-3-7-6-9-9-9-5 0-6 3-8 9-32 71-65 143-97 215-2 4-2 5-2 7 0 5 3 8 8 8 2 0 5-1 9-8 29-67 60-135 90-203 31 68 60 136 91 203 3 8 8 8 9 8 4 0 8-3 8-8 0-1 0-2-3-6-32-72-65-145-96-216z"><text:p/></draw:path><draw:path draw:style-name="gr3" draw:text-style-name="P5" svg:width="0.0539in" svg:height="0.1512in" svg:x="1.1134in" svg:y="0in" svg:viewBox="0 0 138 385" svg:d="M81 52c0-16 10-41 52-43 2 0 5-2 5-5 0-4-4-4-8-4-39 0-74 20-74 48 0 29 0 59 0 89 0 15 0 27-16 39-14 12-28 12-37 13-2 0-3 1-3 5 0 3 2 3 7 3 25 2 44 14 47 34 2 4 2 5 2 19 0 25 0 51 0 76 0 16 0 29 18 43 15 12 40 16 56 16 4 0 8 0 8-4s-3-4-7-4c-24-2-43-15-48-33-2-5-2-5-2-19 0-27 0-54 0-82 0-17-3-24-15-35-8-8-20-12-30-14 31-10 45-28 45-50 0-31 0-61 0-92z"><text:p/></draw:path><draw:path draw:style-name="gr3" draw:text-style-name="P5" svg:width="0.05in" svg:height="0.1in" svg:x="1.1925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5" svg:width="0.0173in" svg:height="0.0453in" svg:x="1.267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555in" svg:height="0.1063in" svg:x="1.3295in" svg:y="0.0071in" svg:viewBox="0 0 142 271" svg:d="M74 4c0-1 0-4-5-4-8 0-37 3-47 3-3 1-8 1-8 8 0 6 4 6 9 6 19 0 20 2 20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5" svg:width="0.0539in" svg:height="0.1512in" svg:x="1.3984in" svg:y="0in" svg:viewBox="0 0 138 385" svg:d="M56 334c0 15-10 40-53 43-1 0-3 2-3 4 0 4 4 4 8 4 37 0 73-18 73-48 0-29 0-58 0-88 0-16 0-28 17-40 13-11 27-11 36-12 2 0 4-1 4-3 0-5-3-5-7-5-25-2-44-15-47-35-3-3-3-4-3-19 0-25 0-50 0-76 0-16 0-28-17-42-16-13-43-17-56-17-4 0-8 0-8 4 0 5 2 5 7 5 24 1 43 14 48 33 1 4 1 4 1 19 0 26 0 54 0 81 0 18 3 24 16 36 7 8 19 12 29 16-31 9-45 25-45 47 0 31 0 62 0 93z"><text:p/></draw:path><draw:path draw:style-name="gr3" draw:text-style-name="P5" svg:width="0.1008in" svg:height="0.0354in" svg:x="1.514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1.678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5" svg:width="0.05in" svg:height="0.1in" svg:x="1.756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5" svg:width="0.0173in" svg:height="0.0453in" svg:x="1.8323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72in" svg:height="0.1063in" svg:x="1.8929in" svg:y="0.0071in" svg:viewBox="0 0 184 271" svg:d="M184 4c0-1 0-4-5-4-6 0-43 3-49 4-3 0-6 3-6 7 0 6 4 6 9 6 19 0 20 2 20 6 0 2-1 6-1 8-8 31-16 60-23 91-7-14-19-25-35-25-47 0-94 57-94 112 0 37 21 62 52 62 7 0 26-1 49-29 4 16 17 29 35 29 15 0 24-9 29-21 7-14 12-38 12-39 0-3-3-3-4-3-5 0-5 1-6 7-6 25-14 47-29 47-11 0-13-10-13-18s2-12 4-18c18-74 36-148 55-222zM103 220c-2 8-2 8-7 15-17 22-33 27-44 27-19 0-24-21-24-36 0-18 12-65 20-83 13-23 30-37 46-37 25 0 30 32 30 34s-1 4-1 6c-6 25-13 50-20 74z"><text:p/></draw:path><draw:path draw:style-name="gr3" draw:text-style-name="P5" svg:width="0.0539in" svg:height="0.1512in" svg:x="1.9768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42">. לכן הצ.ל. נכון. </text:span></text:p>
            </text:list-item>
            <text:list-item>
              <text:p text:style-name="P92">נניח <draw:g text:anchor-type="as-char" svg:y="-0.1283in" draw:z-index="343" draw:name="Shape232" draw:style-name="gr1"><svg:title>TexMaths</svg:title><svg:desc>11§display§\big\{\{0, a\}, \{1, b\} \big\} = \big\{\{0, c\}, \{1, d\} \big\}§svg§600§FALSE§</svg:desc><draw:path draw:style-name="gr2" draw:text-style-name="P4" svg:width="2.1346in" svg:height="0.1661in" svg:x="0.0094in" svg:y="0.0079in" svg:viewBox="0 0 5423 423" svg:d="M2712 423c-904 0-1808 0-2712 0 0-141 0-282 0-423 1808 0 3615 0 5423 0 0 141 0 282 0 423-903 0-1808 0-2711 0z"><text:p/></draw:path><draw:path draw:style-name="gr3" draw:text-style-name="P5" svg:width="0.0539in" svg:height="0.1815in" svg:x="0in" svg:y="0in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3" draw:text-style-name="P5" svg:width="0.0531in" svg:height="0.1512in" svg:x="0.0827in" svg:y="0.0161in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5-15-37-9-9-20-12-31-14 32-9 46-28 46-50 0-31 0-61 0-92z"><text:p/></draw:path><draw:path draw:style-name="gr3" draw:text-style-name="P5" svg:width="0.0638in" svg:height="0.1035in" svg:x="0.1539in" svg:y="0.0283in" svg:viewBox="0 0 163 264" svg:d="M163 133c0-31-2-61-16-90-18-37-49-43-66-43-23 0-51 10-67 45-13 28-14 57-14 88 0 29 1 64 17 94 17 29 45 37 63 37 21 0 51-8 69-44 12-26 14-56 14-87zM80 255c-14 0-37-8-44-45-4-23-4-58-4-81 0-26 0-51 3-72 7-45 37-49 45-49 14 0 39 7 47 46 3 21 3 51 3 75 0 28 0 55-3 80-7 36-29 46-47 46z"><text:p/></draw:path><draw:path draw:style-name="gr3" draw:text-style-name="P5" svg:width="0.0173in" svg:height="0.0453in" svg:x="0.237in" svg:y="0.1138in" svg:viewBox="0 0 45 116" svg:d="M45 41c0-26-10-41-25-41-12 0-20 10-20 21 0 10 8 20 20 20 5 0 10-1 14-5 1-1 1-1 2-1 0 2 0 0 0 6 0 28-13 51-26 65-4 3-4 4-4 5 0 3 2 5 4 5 4 0 35-30 35-75z"><text:p/></draw:path><draw:path draw:style-name="gr3" draw:text-style-name="P5" svg:width="0.0693in" svg:height="0.0685in" svg:x="0.2976in" svg:y="0.0618in" svg:viewBox="0 0 177 175" svg:d="M129 25c-7-14-19-25-35-25-47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539in" svg:height="0.1512in" svg:x="0.3831in" svg:y="0.0161in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3" draw:text-style-name="P5" svg:width="0.0173in" svg:height="0.0453in" svg:x="0.4614in" svg:y="0.1138in" svg:viewBox="0 0 45 116" svg:d="M45 41c0-26-10-41-25-41-12 0-20 10-20 21 0 10 8 20 20 20 4 0 10-1 13-5 1-1 1-1 2-1s1 0 1 6c0 28-13 51-26 65-4 3-4 4-4 5 0 3 2 5 4 5 4 0 35-30 35-75z"><text:p/></draw:path><draw:path draw:style-name="gr3" draw:text-style-name="P5" svg:width="0.0539in" svg:height="0.1512in" svg:x="0.5268in" svg:y="0.0161in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9-9-20-12-31-14 32-9 46-28 46-50 0-31 0-61 0-92z"><text:p/></draw:path><draw:path draw:style-name="gr3" draw:text-style-name="P5" svg:width="0.05in" svg:height="0.1in" svg:x="0.6051in" svg:y="0.0283in" svg:viewBox="0 0 128 255" svg:d="M80 10c0-10 0-10-10-10-23 24-57 24-70 24 0 5 0 8 0 12 8 0 31 0 52-10 0 66 0 134 0 201 0 13-2 17-37 17-4 0-7 0-12 0 0 4 0 8 0 11 14-1 47-1 63-1 15 0 48 0 62 1 0-3 0-7 0-11-5 0-8 0-12 0-35 0-36-3-36-17 0-73 0-146 0-217z"><text:p/></draw:path><draw:path draw:style-name="gr3" draw:text-style-name="P5" svg:width="0.0173in" svg:height="0.0453in" svg:x="0.6811in" svg:y="0.1138in" svg:viewBox="0 0 45 116" svg:d="M45 41c0-26-10-41-24-41-13 0-21 10-21 21 0 10 8 20 21 20 4 0 10-1 13-5 1-1 1-1 2-1 0 2 1 0 1 6 0 28-13 51-26 65-4 3-4 4-4 5 0 3 2 5 3 5 4 0 35-30 35-75z"><text:p/></draw:path><draw:path draw:style-name="gr3" draw:text-style-name="P5" svg:width="0.0555in" svg:height="0.1063in" svg:x="0.7429in" svg:y="0.0236in" svg:viewBox="0 0 142 271" svg:d="M74 4c0-1 0-4-5-4-10 0-37 3-47 3-3 1-8 1-8 8 0 6 4 6 9 6 19 0 20 2 20 6 0 2-3 16-6 23-11 42-20 84-31 127-5 19-6 25-6 38 0 36 20 60 48 60 47 0 94-56 94-112 0-35-21-62-52-62-17 0-33 11-45 23 10-39 19-77 29-116zM37 150c3-8 3-9 6-13 20-26 36-31 46-31 14 0 25 12 25 36 0 23-13 67-19 81-14 26-31 40-47 40-13 0-25-11-25-38 0-8 0-15 6-39 3-12 5-24 8-36z"><text:p/></draw:path><draw:path draw:style-name="gr3" draw:text-style-name="P5" svg:width="0.0539in" svg:height="0.1512in" svg:x="0.8118in" svg:y="0.0161in" svg:viewBox="0 0 138 385" svg:d="M56 334c0 15-10 40-53 42-1 2-3 3-3 5 0 4 4 4 8 4 37 0 73-18 73-48 0-29 0-58 0-88 0-13 0-27 16-39 14-11 28-12 37-12 2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3" draw:text-style-name="P5" svg:width="0.0539in" svg:height="0.1815in" svg:x="0.8941in" svg:y="0in" svg:viewBox="0 0 138 462" svg:d="M83 293c0-13 0-38 49-55 6-2 6-2 6-7-2-2 0-3-3-4-52-20-52-41-52-63 0-36 0-72 0-107-2-21-18-33-25-37-16-11-48-20-52-20-5 0-6 2-6 6 0 3 2 4 6 4 50 20 50 38 50 60 0 31 0 63 0 95 0 21 0 47 63 66-63 20-63 43-63 66 0 32 0 64 0 95 0 21 0 41-49 59-5 3-7 3-7 6s1 5 6 5c23-12 51-10 69-35 8-11 8-20 8-34 0-33 0-66 0-100z"><text:p/></draw:path><draw:path draw:style-name="gr3" draw:text-style-name="P5" svg:width="0.1008in" svg:height="0.035in" svg:x="1.0169in" svg:y="0.073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9in" svg:height="0.1815in" svg:x="1.1858in" svg:y="0in" svg:viewBox="0 0 138 462" svg:d="M55 170c0 27-13 41-52 57-2 1-3 2-3 4 0 3 1 5 3 6 52 18 52 39 52 61 0 37 0 72 0 107 1 10 7 24 24 36 19 13 50 21 53 21 4 0 6-2 6-5s-2-3-7-6c-11-4-42-16-47-39-1-5-1-6-1-20 0-31 0-63 0-95 0-20 0-48-64-65 64-20 64-46 64-67 0-32 0-64 0-95 0-22 0-41 52-60 3-1 1-3 3-4 0-4-2-6-6-6-2 0-57 12-70 39-7 11-7 14-7 30 0 33 0 66 0 101z"><text:p/></draw:path><draw:path draw:style-name="gr3" draw:text-style-name="P5" svg:width="0.0539in" svg:height="0.1512in" svg:x="1.2681in" svg:y="0.0161in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4-16-37-9-8-20-12-31-14 32-9 47-28 47-50 0-31 0-61 0-92z"><text:p/></draw:path><draw:path draw:style-name="gr3" draw:text-style-name="P5" svg:width="0.0638in" svg:height="0.1035in" svg:x="1.3394in" svg:y="0.0283in" svg:viewBox="0 0 163 264" svg:d="M163 133c0-31-2-61-17-90-17-37-49-43-65-43-23 0-51 10-67 45-13 28-14 57-14 88 0 29 1 64 17 94 16 29 45 37 63 37 21 0 51-8 69-44 12-26 14-56 14-87zM80 255c-14 0-37-8-44-45-4-23-4-58-4-81 0-26 0-51 3-72 7-45 37-49 45-49 14 0 39 7 47 46 3 21 3 51 3 75 0 28 0 55-5 80-5 36-27 46-45 46z"><text:p/></draw:path><draw:path draw:style-name="gr3" draw:text-style-name="P5" svg:width="0.0173in" svg:height="0.0453in" svg:x="1.4224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91in" svg:height="0.0685in" svg:x="1.4831in" svg:y="0.0618in" svg:viewBox="0 0 151 175" svg:d="M138 24c-7 0-13 0-18 6-6 5-7 12-7 15 0 9 7 13 15 13 11 0 22-8 22-25 0-19-19-33-47-33-51 0-103 55-103 110 0 35 23 65 63 65 55 0 88-41 88-45 0-2-2-6-5-6-2 0-3 1-5 5-31 38-73 38-77 38-24 0-35-19-35-43 0-15 7-52 21-77 12-22 33-38 55-38 13 0 27 5 33 15z"><text:p/></draw:path><draw:path draw:style-name="gr3" draw:text-style-name="P5" svg:width="0.0539in" svg:height="0.1512in" svg:x="1.5539in" svg:y="0.0161in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3" draw:text-style-name="P5" svg:width="0.0173in" svg:height="0.0453in" svg:x="1.6323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39in" svg:height="0.1512in" svg:x="1.6976in" svg:y="0.0161in" svg:viewBox="0 0 138 385" svg:d="M81 52c0-16 10-41 53-43 1 0 4-2 4-5 0-4-4-4-8-4-39 0-74 20-74 48 0 30 0 59 0 89 0 15 0 27-15 40-15 11-29 11-38 12-2 0-3 3-3 5 0 3 2 3 7 4 25 1 44 16 48 34 1 5 1 5 1 18 0 25 0 51 0 76 0 16 0 28 19 44 14 11 39 15 55 15 4 0 8 0 8-4 0-3-3-3-7-5-24-1-43-13-48-33-2-3-2-4-2-18 0-27 0-53 0-80 0-17-3-25-15-37-8-9-19-12-30-14 32-9 45-28 45-50 0-31 0-61 0-92z"><text:p/></draw:path><draw:path draw:style-name="gr3" draw:text-style-name="P5" svg:width="0.05in" svg:height="0.1in" svg:x="1.7764in" svg:y="0.0283in" svg:viewBox="0 0 128 255" svg:d="M79 10c0-10 0-10-9-10-24 24-58 24-70 24 0 5 0 8 0 12 8 0 30 0 51-10 0 66 0 134 0 201 0 13-1 17-37 17-4 0-7 0-12 0 0 4 0 8 0 11 13-1 48-1 63-1s48 0 63 1c0-3 0-7 0-11-5 0-9 0-14 0-34 0-35-3-35-17 0-73 0-146 0-217z"><text:p/></draw:path><draw:path draw:style-name="gr3" draw:text-style-name="P5" svg:width="0.0173in" svg:height="0.0453in" svg:x="1.852in" svg:y="0.1138in" svg:viewBox="0 0 45 116" svg:d="M45 41c0-26-9-41-24-41-13 0-21 10-21 21 0 10 8 20 21 20 4 0 10-1 13-5 1-1 1-1 2-1 0 2 1 0 1 6 0 28-14 51-26 65-4 3-4 4-4 5 0 3 2 5 4 5 3 0 34-30 34-75z"><text:p/></draw:path><draw:path draw:style-name="gr3" draw:text-style-name="P5" svg:width="0.0724in" svg:height="0.1063in" svg:x="1.9126in" svg:y="0.0236in" svg:viewBox="0 0 185 271" svg:d="M185 4c0-1 0-4-6-4-5 0-43 3-49 4-2 0-5 3-5 7 0 6 4 6 9 6 19 0 20 2 20 6 0 2-1 6-1 8-8 31-17 60-24 91-7-14-18-25-35-25-46 0-94 57-94 113 0 37 22 61 52 61 7 0 27-1 50-28 4 16 17 28 36 28 13 0 22-9 28-21 7-13 11-36 11-38 0-3-3-3-4-3-4 0-5 1-6 7-6 25-13 47-29 47-10 0-11-11-11-18 0-8 1-11 2-17 18-75 37-149 56-224zM105 222c-3 7-3 8-8 15-18 19-33 26-44 26-20 0-25-21-25-35 0-20 13-67 22-85 12-23 28-37 44-37 25 0 30 32 30 34s-1 4-1 6c-6 26-12 51-18 76z"><text:p/></draw:path><draw:path draw:style-name="gr3" draw:text-style-name="P5" svg:width="0.0531in" svg:height="0.1512in" svg:x="1.9969in" svg:y="0.0161in" svg:viewBox="0 0 136 385" svg:d="M55 334c0 15-10 40-52 42-2 2-3 3-3 5 0 4 3 4 8 4 37 0 72-18 73-48 0-29 0-58 0-88 0-13 0-27 16-39 13-11 27-12 36-12 2-1 3-2 3-4 0-5-2-5-5-5-26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2.0791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, ונוכיח <draw:g text:anchor-type="as-char" svg:y="-0.1083in" draw:z-index="344" draw:name="Shape233" draw:style-name="gr1"><svg:title>TexMaths</svg:title><svg:desc>11§display§a = c \land b = d§svg§600§FALSE§</svg:desc><draw:path draw:style-name="gr2" draw:text-style-name="P4" svg:width="0.848in" svg:height="0.0921in" svg:x="0.0024in" svg:y="0.0079in" svg:viewBox="0 0 2155 235" svg:d="M0 0c718 0 1437 0 2155 0 0 78 0 157 0 235-718 0-1437 0-2155 0 0-78 0-157 0-235z"><text:p/></draw:path><draw:path draw:style-name="gr3" draw:text-style-name="P5" svg:width="0.0693in" svg:height="0.0681in" svg:x="0.0004in" svg:y="0.0382in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3" draw:text-style-name="P5" svg:width="0.1008in" svg:height="0.035in" svg:x="0.1256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87in" svg:height="0.0681in" svg:x="0.2839in" svg:y="0.0382in" svg:viewBox="0 0 150 174" svg:d="M136 24c-5 0-11 0-16 6-7 5-8 12-8 15 0 9 8 13 14 13 13 0 22-9 22-25 0-19-17-33-45-33-52 0-103 55-103 110 0 33 22 64 62 64 56 0 88-40 88-44 0-3-3-6-5-6s-2 1-5 5c-30 36-73 36-77 36-25 0-34-19-34-41 0-15 7-53 20-77 11-22 33-38 54-38 14 0 28 5 33 15z"><text:p/></draw:path><draw:path draw:style-name="gr3" draw:text-style-name="P5" svg:width="0.0839in" svg:height="0.0929in" svg:x="0.3858in" svg:y="0.0146in" svg:viewBox="0 0 214 237" svg:d="M115 8c-3-7-5-8-8-8-5 0-6 2-9 8-32 71-64 143-96 214-2 5-2 5-2 8 0 4 3 7 8 7 2 0 5-1 8-7 30-69 61-136 91-204 30 68 60 135 91 204 3 7 7 7 9 7 4 0 7-3 7-7 0-1 0-1-2-7-32-71-65-144-97-215z"><text:p/></draw:path><draw:path draw:style-name="gr3" draw:text-style-name="P5" svg:width="0.0555in" svg:height="0.1059in" svg:x="0.5193in" svg:y="0in" svg:viewBox="0 0 142 270" svg:d="M74 4c-1-1 0-4-5-4-9 0-37 3-47 4-3 0-8 0-8 8 0 4 5 4 10 4 19 0 19 3 19 7 0 2-3 15-6 23-10 42-21 84-30 125-6 19-7 26-7 39 0 36 21 60 49 60 46 0 93-57 93-113 0-33-20-60-51-60-18 0-34 12-46 23 10-39 19-77 29-116zM37 148c4-7 4-8 7-12 19-25 36-31 46-31 14 0 24 13 24 36s-13 67-19 81c-13 26-31 39-46 39-13 0-26-9-26-38 0-8 0-14 7-38 2-13 5-25 7-37z"><text:p/></draw:path><draw:path draw:style-name="gr3" draw:text-style-name="P5" svg:width="0.1004in" svg:height="0.035in" svg:x="0.6283in" svg:y="0.049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72in" svg:height="0.1059in" svg:x="0.7862in" svg:y="0in" svg:viewBox="0 0 184 270" svg:d="M184 4c-3-1 0-4-6-4-5 0-42 3-48 4-4 0-6 3-6 8 0 4 4 4 9 4 19 0 20 3 20 7 0 2-1 6-1 8-8 29-16 60-23 91-8-14-19-25-37-25-45 0-92 56-92 112 0 36 21 61 51 61 8 0 27-1 50-28 3 16 17 28 35 28 14 0 23-9 29-21 7-14 12-37 12-38 0-3-3-3-5-3-4 0-4 1-5 6-6 25-14 47-30 47-11 0-12-9-12-17 0-9 1-12 3-19 18-73 37-147 56-221zM103 221c-2 6-2 8-7 14-18 21-33 26-44 26-19 0-25-20-25-36 0-18 13-66 21-83 12-22 30-37 45-37 26 0 31 32 31 33 0 3-1 5-2 7-7 25-12 51-19 76z"><text:p/></draw:path></draw:g>. נפלג למקרים:</text:p>
              <text:list>
                <text:list-item>
                  <text:p text:style-name="P93"><text:span text:style-name="T42">אם </text:span><text:span text:style-name="T42"><draw:g text:anchor-type="as-char" svg:y="-0.1134in" draw:z-index="345" draw:name="Shape234" draw:style-name="gr1"><svg:title>TexMaths</svg:title><svg:desc>11§display§\{0, c\} = \{0, a\}§svg§600§FALSE§</svg:desc><draw:path draw:style-name="gr2" draw:text-style-name="P4" svg:width="0.9138in" svg:height="0.1354in" svg:x="0.0004in" svg:y="0.0071in" svg:viewBox="0 0 2322 345" svg:d="M0 0c774 0 1548 0 2322 0 0 115 0 230 0 345-774 0-1548 0-2322 0 0-115 0-230 0-345z"><text:p/></draw:path><draw:path draw:style-name="gr3" draw:text-style-name="P5" svg:width="0.0539in" svg:height="0.1508in" svg:x="0.0035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5" svg:width="0.0638in" svg:height="0.1035in" svg:x="0.0744in" svg:y="0.0126in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5" svg:width="0.0173in" svg:height="0.0453in" svg:x="0.1583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591in" svg:height="0.0681in" svg:x="0.2189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3" draw:text-style-name="P5" svg:width="0.0539in" svg:height="0.1508in" svg:x="0.2894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7 36 7 9 18 12 29 16-32 7-46 25-46 47 0 31 0 62 0 93z"><text:p/></draw:path><draw:path draw:style-name="gr3" draw:text-style-name="P5" svg:width="0.1004in" svg:height="0.035in" svg:x="0.4055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539in" svg:height="0.1508in" svg:x="0.5681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19-12-30-14 32-9 45-27 45-49 0-31 0-61 0-92z"><text:p/></draw:path><draw:path draw:style-name="gr3" draw:text-style-name="P5" svg:width="0.0638in" svg:height="0.1035in" svg:x="0.639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5" svg:width="0.0173in" svg:height="0.0453in" svg:x="0.722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5" svg:width="0.0693in" svg:height="0.0681in" svg:x="0.7827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5" svg:width="0.0539in" svg:height="0.1508in" svg:x="0.8681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42">, אז </text:span><text:span text:style-name="T42"><draw:g text:anchor-type="as-char" svg:y="-0.0681in" draw:z-index="347" draw:name="Shape235" draw:style-name="gr1"><svg:title>TexMaths</svg:title><svg:desc>11§display§a = c§svg§600§FALSE§</svg:desc><draw:path draw:style-name="gr2" draw:text-style-name="P4" svg:width="0.3323in" svg:height="0.052in" svg:x="0.0024in" svg:y="0.0071in" svg:viewBox="0 0 845 133" svg:d="M0 0c282 0 564 0 845 0 0 44 0 89 0 133-281 0-563 0-845 0 0-44 0-89 0-133z"><text:p/></draw:path><draw:path draw:style-name="gr3" draw:text-style-name="P5" svg:width="0.0693in" svg:height="0.0677in" svg:x="0.0004in" svg:y="0in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5" svg:width="0.1004in" svg:height="0.0346in" svg:x="0.1256in" svg:y="0.0114in" svg:viewBox="0 0 256 89" svg:d="M244 15c6 0 12 0 12-7 0-8-6-8-12-8-78 0-155 0-232 0-4 0-12 0-12 8 0 7 8 7 13 7 77 0 154 0 231 0zM244 89c6 0 12 0 12-6 0-8-6-8-12-8-77 0-154 0-231 0-5 0-13 0-13 8 0 6 8 6 12 6 77 0 154 0 232 0z"><text:p/></draw:path><draw:path draw:style-name="gr3" draw:text-style-name="P5" svg:width="0.0591in" svg:height="0.0677in" svg:x="0.2835in" svg:y="0in" svg:viewBox="0 0 151 173" svg:d="M138 24c-7 0-11 0-17 6-7 5-8 12-8 14 0 9 8 13 15 13 11 0 22-9 22-24 0-19-19-33-45-33-53 0-105 55-105 108 0 34 23 65 63 65 55 0 88-41 88-45 0-2-2-6-5-6-2 0-3 1-5 5-31 37-73 37-77 37-24 0-35-19-35-42 0-15 7-52 21-75 12-22 34-38 55-38 13 0 27 4 33 15z"><text:p/></draw:path></draw:g></text:span><text:span text:style-name="T42">. נפלג למקרים:</text:span></text:p>
                  <text:list>
                    <text:list-item>
                      <text:p text:style-name="P93"><text:span text:style-name="T42">אם </text:span><text:span text:style-name="T42"><draw:g text:anchor-type="as-char" svg:y="-0.1134in" draw:z-index="348" draw:name="Shape239" draw:style-name="gr1"><svg:title>TexMaths</svg:title><svg:desc>11§display§\{1, b\} = \{1, d\}§svg§600§FALSE§</svg:desc><draw:path draw:style-name="gr2" draw:text-style-name="P4" svg:width="0.9114in" svg:height="0.1358in" svg:x="0.0004in" svg:y="0.0071in" svg:viewBox="0 0 2316 346" svg:d="M1159 346c-387 0-773 0-1159 0 0-116 0-230 0-346 772 0 1544 0 2316 0 0 116 0 230 0 346-386 0-772 0-1157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5 0 3 2 3 5 3 26 2 44 14 49 34 1 4 1 5 1 19 0 25 0 51 0 76 0 16 0 29 19 43 15 12 40 16 56 16 3 0 6 0 6-4s-2-4-5-4c-25-2-44-15-49-33-1-5-1-5-1-19 0-27 0-54 0-82 0-17-3-24-15-35-9-8-20-12-31-14 32-10 46-28 46-50 0-31 0-61 0-92z"><text:p/></draw:path><draw:path draw:style-name="gr3" draw:text-style-name="P5" svg:width="0.05in" svg:height="0.1in" svg:x="0.0823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3" draw:text-style-name="P5" svg:width="0.0173in" svg:height="0.0453in" svg:x="0.157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55in" svg:height="0.1063in" svg:x="0.2197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3" draw:text-style-name="P5" svg:width="0.0531in" svg:height="0.1512in" svg:x="0.289in" svg:y="0in" svg:viewBox="0 0 136 385" svg:d="M55 334c0 15-10 40-52 43-2 0-3 2-3 4 0 4 4 4 8 4 37 0 72-18 73-48 0-29 0-58 0-88 0-16 0-28 16-40 13-11 28-11 36-12 2 0 3-1 3-3 0-5-2-5-5-5-25-2-44-15-49-35-1-3-1-4-1-19 0-25 0-50 0-76 0-16 0-28-18-42-16-13-42-17-55-17-4 0-8 0-8 4 0 5 2 5 5 5 25 1 44 14 49 33 1 4 1 4 1 19 0 26 0 54 0 81 0 18 3 24 15 36 9 8 20 12 31 16-32 9-46 25-46 47 0 31 0 62 0 93z"><text:p/></draw:path><draw:path draw:style-name="gr3" draw:text-style-name="P5" svg:width="0.1008in" svg:height="0.0354in" svg:x="0.40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0.5673in" svg:y="0in" svg:viewBox="0 0 136 385" svg:d="M81 52c0-16 10-41 52-43 2 0 3-2 3-5 0-4-2-4-6-4-39 0-74 20-75 48 0 29 0 59 0 89 0 15 0 27-15 39-14 12-28 12-37 13-2 0-3 1-3 5 0 3 2 3 5 3 27 2 44 14 49 34 1 4 1 5 1 19 0 25 0 51 0 76 0 16 0 29 19 43 15 12 40 16 56 16 4 0 6 0 6-4s-2-4-5-4c-24-2-43-15-49-33-1-5-1-5-1-19 0-27 0-54 0-82 0-17-3-24-15-35-9-8-20-12-31-14 32-10 46-28 46-50 0-31 0-61 0-92z"><text:p/></draw:path><draw:path draw:style-name="gr3" draw:text-style-name="P5" svg:width="0.05in" svg:height="0.1in" svg:x="0.6457in" svg:y="0.013in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3" draw:text-style-name="P5" svg:width="0.0173in" svg:height="0.0453in" svg:x="0.7213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5" svg:width="0.072in" svg:height="0.1063in" svg:x="0.7819in" svg:y="0.0071in" svg:viewBox="0 0 184 271" svg:d="M184 4c0-1 0-4-5-4-6 0-43 3-49 4-4 0-6 3-6 7 0 6 4 6 10 6 18 0 19 2 19 6 0 2-1 6-1 8-8 31-16 60-23 91-7-14-19-25-36-25-45 0-93 57-93 112 0 37 21 62 52 62 7 0 26-1 49-29 3 16 17 29 35 29 15 0 23-9 29-21 7-14 12-38 12-39 0-3-3-3-4-3-5 0-5 1-6 7-6 25-14 47-30 47-9 0-12-10-12-18s1-12 4-18c18-74 36-148 55-222zM103 220c-2 8-2 8-7 15-17 22-33 27-44 27-19 0-25-21-25-36 0-18 13-65 21-83 12-23 30-37 45-37 26 0 31 32 31 34s-1 4-1 6c-6 25-13 50-20 74z"><text:p/></draw:path><draw:path draw:style-name="gr3" draw:text-style-name="P5" svg:width="0.0535in" svg:height="0.1512in" svg:x="0.8657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span><text:span text:style-name="T42"><text:s/>אז </text:span><text:span text:style-name="T42"><draw:g text:anchor-type="as-char" svg:y="-0.1063in" draw:z-index="349" draw:name="Shape240" draw:style-name="gr1"><svg:title>TexMaths</svg:title><svg:desc>11§display§b = d§svg§600§FALSE§</svg:desc><draw:path draw:style-name="gr2" draw:text-style-name="P4" svg:width="0.3299in" svg:height="0.0906in" svg:x="0.0008in" svg:y="0.0071in" svg:viewBox="0 0 839 231" svg:d="M0 0c279 0 560 0 839 0 0 77 0 154 0 231-279 0-560 0-839 0 0-77 0-154 0-231z"><text:p/></draw:path><draw:path draw:style-name="gr3" draw:text-style-name="P5" svg:width="0.0555in" svg:height="0.1063in" svg:x="0.0004in" svg:y="0in" svg:viewBox="0 0 142 271" svg:d="M74 4c-3-1 0-4-6-4-9 0-36 3-46 4-3 0-8 0-8 8 0 5 4 5 9 5 19 0 20 2 20 6 0 2-3 16-6 23-11 42-21 84-32 126-4 18-5 25-5 38 0 37 20 61 48 61 47 0 94-57 94-114 0-34-21-60-52-60-17 0-34 11-45 23 10-39 19-77 29-116zM37 149c3-8 3-9 6-13 19-25 36-30 46-30 14 0 24 12 24 35s-12 67-18 81c-14 27-31 40-47 40-13 0-25-10-25-39 0-7 0-14 6-38 3-12 5-24 8-36z"><text:p/></draw:path><draw:path draw:style-name="gr3" draw:text-style-name="P5" svg:width="0.1004in" svg:height="0.035in" svg:x="0.1091in" svg:y="0.05in" svg:viewBox="0 0 256 90" svg:d="M243 15c7 0 13 0 13-7 0-8-6-8-12-8-78 0-155 0-232 0-4 0-12 0-12 8 0 7 8 7 13 7 77 0 153 0 230 0zM244 90c6 0 12 0 12-7 0-8-6-8-13-8-77 0-153 0-230 0-5 0-13 0-13 8 0 7 8 7 12 7 77 0 154 0 232 0z"><text:p/></draw:path><draw:path draw:style-name="gr3" draw:text-style-name="P5" svg:width="0.072in" svg:height="0.1063in" svg:x="0.2665in" svg:y="0in" svg:viewBox="0 0 184 271" svg:d="M184 4c-3-1 0-4-6-4-5 0-42 3-48 4-4 0-6 3-6 8s4 5 9 5c19 0 20 2 20 6-1 2-1 6-1 8-8 30-16 60-23 91-8-14-19-25-37-25-45 0-92 56-92 112 0 36 21 62 52 62 7 0 26-1 49-29 3 16 17 29 35 29 14 0 23-9 29-21 6-14 12-38 12-39 0-3-3-3-6-3s-3 1-4 7c-6 25-14 47-30 47-11 0-12-10-12-18s1-12 3-18c18-74 37-148 56-222zM103 220c-2 8-2 8-7 14-18 22-33 28-44 28-19 0-25-21-25-36 0-19 13-66 21-84 12-22 30-36 45-36 26 0 31 30 31 33 0 2-1 4-1 6-6 26-13 51-20 75z"><text:p/></draw:path></draw:g></text:span><text:span text:style-name="T42"><text:s/>וסיימנו.</text:span></text:p>
                    </text:list-item>
                    <text:list-item>
                      <text:p text:style-name="P92">אם <draw:g text:anchor-type="as-char" svg:y="-0.1134in" draw:z-index="350" draw:name="Shape241" draw:style-name="gr1"><svg:title>TexMaths</svg:title><svg:desc>11§display§\{1, b\} = \{0, c\}§svg§600§FALSE§</svg:desc><draw:path draw:style-name="gr2" draw:text-style-name="P4" svg:width="0.8984in" svg:height="0.1358in" svg:x="0.0004in" svg:y="0.0071in" svg:viewBox="0 0 2283 346" svg:d="M1142 346c-381 0-761 0-1142 0 0-116 0-230 0-346 761 0 1522 0 2283 0 0 116 0 230 0 346-381 0-761 0-1141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5in" svg:height="0.1in" svg:x="0.0823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5" svg:width="0.0173in" svg:height="0.0453in" svg:x="0.158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55in" svg:height="0.1063in" svg:x="0.2197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5" svg:width="0.0531in" svg:height="0.1512in" svg:x="0.289in" svg:y="0in" svg:viewBox="0 0 136 385" svg:d="M55 334c0 15-10 40-52 43-2 0-3 2-3 4 0 4 4 4 8 4 37 0 72-18 73-48 0-29 0-58 0-88 0-16 0-28 16-40 13-11 27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" draw:text-style-name="P5" svg:width="0.1008in" svg:height="0.0354in" svg:x="0.404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0.5677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638in" svg:height="0.1035in" svg:x="0.6386in" svg:y="0.013in" svg:viewBox="0 0 163 264" svg:d="M163 133c0-31-2-61-16-90-18-37-49-43-66-43-23 0-51 10-67 45-13 28-14 57-14 88 0 29 1 64 18 92 16 32 44 39 62 39 21 0 51-7 69-45 12-25 14-55 14-86zM80 255c-14 0-37-9-44-46-4-22-4-58-4-80 0-26 0-51 3-72 7-45 37-49 45-49 14 0 39 7 47 45 3 22 3 52 3 76 0 28 0 55-3 79-7 36-29 47-47 47z"><text:p/></draw:path><draw:path draw:style-name="gr3" draw:text-style-name="P5" svg:width="0.0173in" svg:height="0.0453in" svg:x="0.7217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591in" svg:height="0.0685in" svg:x="0.7823in" svg:y="0.0453in" svg:viewBox="0 0 151 175" svg:d="M138 24c-7 0-13 0-18 6-6 5-7 12-7 15 0 9 7 13 15 13 11 0 22-10 22-25 0-19-19-33-47-33-51 0-103 55-103 110 0 34 23 65 63 65 55 0 88-41 88-45 0-2-2-6-5-6-2 0-3 2-5 5-31 37-73 37-77 37-24 0-35-18-35-42 0-15 7-52 21-77 12-22 33-38 55-38 13 0 27 4 33 15z"><text:p/></draw:path><draw:path draw:style-name="gr3" draw:text-style-name="P5" svg:width="0.0539in" svg:height="0.1512in" svg:x="0.853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אז <draw:g text:anchor-type="as-char" svg:y="-0.102in" draw:z-index="351" draw:name="Shape242" draw:style-name="gr1"><svg:title>TexMaths</svg:title><svg:desc>11§display§a = c = 1§svg§600§FALSE§</svg:desc><draw:path draw:style-name="gr2" draw:text-style-name="P4" svg:width="0.5992in" svg:height="0.0858in" svg:x="0.0024in" svg:y="0.0075in" svg:viewBox="0 0 1523 219" svg:d="M0 0c507 0 1016 0 1523 0 0 73 0 146 0 219-507 0-1016 0-1523 0 0-73 0-146 0-219z"><text:p/></draw:path><draw:path draw:style-name="gr3" draw:text-style-name="P5" svg:width="0.0693in" svg:height="0.0677in" svg:x="0.0004in" svg:y="0.0339in" svg:viewBox="0 0 177 173" svg:d="M129 25c-7-14-19-25-35-25-46 0-94 57-94 113 0 35 21 60 52 60 7 0 26-1 49-28 4 15 17 28 35 28 15 0 24-8 29-21 7-14 12-36 12-37 0-3-3-3-4-3-5 0-5 1-6 6-6 25-14 47-29 47-10 0-11-10-11-18 0-9 0-11 4-27s5-20 9-34c4-19 9-37 13-54 3-11 3-12 3-13 0-7-4-11-11-11-10 0-15 8-16 17zM103 124c-2 7-2 7-7 13-17 22-33 28-44 28-19 0-24-21-24-36 0-18 12-65 20-83 13-23 30-37 46-37 25 0 30 32 30 34s-1 4-1 6c-6 25-13 50-20 75z"><text:p/></draw:path><draw:path draw:style-name="gr3" draw:text-style-name="P5" svg:width="0.1004in" svg:height="0.035in" svg:x="0.1256in" svg:y="0.045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91in" svg:height="0.0677in" svg:x="0.2839in" svg:y="0.0339in" svg:viewBox="0 0 151 173" svg:d="M138 24c-7 0-13 0-18 6-6 5-7 12-7 15 0 9 7 13 15 13 11 0 22-9 22-24 0-20-19-34-47-34-51 0-103 55-103 110 0 33 23 63 63 63 55 0 88-40 88-44 0-2-2-5-5-5-2 0-3 1-5 4-31 37-73 37-77 37-24 0-35-19-35-41 0-15 7-53 21-77 12-22 33-38 55-38 13 0 27 5 33 15z"><text:p/></draw:path><draw:path draw:style-name="gr3" draw:text-style-name="P5" svg:width="0.1004in" svg:height="0.035in" svg:x="0.3937in" svg:y="0.0457in" svg:viewBox="0 0 256 90" svg:d="M243 15c7 0 13 0 13-7 0-8-6-8-12-8-77 0-155 0-232 0-4 0-12 0-12 8 0 7 8 7 13 7 77 0 153 0 230 0zM244 90c6 0 12 0 12-8 0-7-6-7-13-7-77 0-153 0-230 0-5 0-13 0-13 7 0 8 8 8 12 8 77 0 155 0 232 0z"><text:p/></draw:path><draw:path draw:style-name="gr3" draw:text-style-name="P5" svg:width="0.05in" svg:height="0.1in" svg:x="0.5594in" svg:y="0in" svg:viewBox="0 0 128 255" svg:d="M79 10c0-9 0-10-9-10-24 24-58 24-70 24 0 5 0 8 0 12 8 0 31 0 51-10 0 66 0 132 0 198 0 14-1 18-37 18-4 0-7 0-12 0 0 5 0 8 0 13 15-2 48-2 63-2s49 0 63 2c0-5 0-8 0-13-5 0-8 0-12 0-36 0-37-4-37-18 0-72 0-143 0-214z"><text:p/></draw:path></draw:g><text:s/>וגם <draw:g text:anchor-type="as-char" svg:y="-0.1083in" draw:z-index="352" draw:name="Shape243" draw:style-name="gr1"><svg:title>TexMaths</svg:title><svg:desc>11§display§b = 0§svg§600§FALSE§</svg:desc><draw:path draw:style-name="gr2" draw:text-style-name="P4" svg:width="0.3213in" svg:height="0.0921in" svg:x="0.0012in" svg:y="0.0079in" svg:viewBox="0 0 817 235" svg:d="M0 0c273 0 544 0 817 0 0 78 0 157 0 235-273 0-544 0-817 0 0-78 0-157 0-235z"><text:p/></draw:path><draw:path draw:style-name="gr3" draw:text-style-name="P5" svg:width="0.0559in" svg:height="0.1059in" svg:x="0.0004in" svg:y="0in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5" svg:width="0.1004in" svg:height="0.035in" svg:x="0.1094in" svg:y="0.0496in" svg:viewBox="0 0 256 90" svg:d="M243 15c5 0 13 0 13-7 0-8-8-8-12-8-78 0-155 0-232 0-5 0-12 0-12 8 0 7 7 7 13 7 77 0 153 0 230 0zM244 90c4 0 12 0 12-8 0-7-8-7-13-7-77 0-153 0-230 0-6 0-13 0-13 7 0 8 7 8 12 8 77 0 154 0 232 0z"><text:p/></draw:path><draw:path draw:style-name="gr3" draw:text-style-name="P5" svg:width="0.0638in" svg:height="0.1035in" svg:x="0.2665in" svg:y="0.0047in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, כלומר קיבלנו שנתון אשר <draw:g text:anchor-type="as-char" svg:y="-0.1134in" draw:z-index="353" draw:name="Shape244" draw:style-name="gr1"><svg:title>TexMaths</svg:title><svg:desc>11§display§\{\{1, 0\}\} = \{\{1, 0\}, \{1, d\}\}§svg§600§FALSE§</svg:desc><draw:path draw:style-name="gr2" draw:text-style-name="P4" svg:width="1.6665in" svg:height="0.1358in" svg:x="0.0004in" svg:y="0.0071in" svg:viewBox="0 0 4234 346" svg:d="M2117 346c-706 0-1411 0-2117 0 0-116 0-230 0-346 1411 0 2822 0 4234 0 0 116 0 230 0 346-705 0-1412 0-2117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3" draw:text-style-name="P5" svg:width="0.0535in" svg:height="0.1512in" svg:x="0.0795in" svg:y="0in" svg:viewBox="0 0 137 385" svg:d="M81 52c0-16 10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5" svg:width="0.05in" svg:height="0.1in" svg:x="0.1587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177in" svg:height="0.0453in" svg:x="0.233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5" svg:width="0.0638in" svg:height="0.1035in" svg:x="0.2945in" svg:y="0.013in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3" draw:text-style-name="P5" svg:width="0.0535in" svg:height="0.1512in" svg:x="0.3756in" svg:y="0in" svg:viewBox="0 0 137 385" svg:d="M56 334c0 15-10 40-52 43-2 0-4 2-4 4 0 4 4 4 8 4 38 0 73-18 74-48 0-29 0-58 0-88 0-16 0-28 16-40 13-11 27-11 36-12 2 0 3-1 3-4 0-4-2-4-5-4-26-2-45-15-48-35-2-3-2-4-2-19 0-25 0-50 0-76 0-16 0-28-18-42-16-13-43-17-56-17-4 0-8 0-8 4 0 5 3 5 7 5 24 1 42 14 48 33 1 4 1 4 1 19 0 26 0 54 0 81 0 18 3 24 15 36 8 8 20 12 30 15-31 10-45 26-45 48 0 31 0 62 0 93z"><text:p/></draw:path><draw:path draw:style-name="gr3" draw:text-style-name="P5" svg:width="0.0535in" svg:height="0.1512in" svg:x="0.451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3" draw:text-style-name="P5" svg:width="0.1004in" svg:height="0.0354in" svg:x="0.567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35in" svg:height="0.1512in" svg:x="0.7307in" svg:y="0in" svg:viewBox="0 0 137 385" svg:d="M81 52c0-16 11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5" svg:width="0.0535in" svg:height="0.1512in" svg:x="0.8067in" svg:y="0in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3" draw:text-style-name="P5" svg:width="0.05in" svg:height="0.1in" svg:x="0.885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5" svg:width="0.0173in" svg:height="0.0453in" svg:x="0.960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638in" svg:height="0.1035in" svg:x="1.0213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1.102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5" svg:width="0.0173in" svg:height="0.0453in" svg:x="1.180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35in" svg:height="0.1512in" svg:x="1.2457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5" svg:width="0.05in" svg:height="0.1in" svg:x="1.3248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5" svg:width="0.0173in" svg:height="0.0453in" svg:x="1.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72in" svg:height="0.1063in" svg:x="1.4606in" svg:y="0.0071in" svg:viewBox="0 0 184 271" svg:d="M184 4c0-1 0-4-5-4s-43 3-49 4c-4 0-6 3-6 7 0 6 5 6 10 6 19 0 19 2 19 6 0 2-1 6-1 8-8 31-16 60-23 91-7-14-18-25-36-25-45 0-93 57-93 112 0 37 22 62 52 62 7 0 27-1 50-29 2 16 17 29 35 29 14 0 22-9 29-21 7-14 11-38 11-39 0-3-3-3-4-3-5 0-5 1-6 7-6 25-13 47-30 47-9 0-11-10-11-18s0-12 3-18c18-74 36-148 55-222zM103 220c-1 8-1 8-7 15-17 22-32 27-43 27-20 0-26-21-26-36 0-18 13-65 22-83 11-23 29-37 44-37 26 0 31 32 31 34s-1 4-1 6c-6 25-13 50-20 74z"><text:p/></draw:path><draw:path draw:style-name="gr3" draw:text-style-name="P5" svg:width="0.0535in" svg:height="0.1512in" svg:x="1.5445in" svg:y="0in" svg:viewBox="0 0 137 385" svg:d="M56 334c0 15-10 40-52 43-2 0-4 2-4 4 0 4 4 4 8 4 37 0 73-18 73-48 0-29 0-58 0-88 0-16 0-28 17-40 13-11 27-11 36-12 2 0 3-1 3-4 0-4-2-4-6-4-25-2-44-15-47-35-3-3-3-4-3-19 0-25 0-50 0-76 0-16 0-28-17-42-16-13-43-17-56-17-4 0-8 0-8 4 0 5 2 5 7 5 24 1 42 14 48 33 1 4 1 4 1 19 0 26 0 54 0 81 0 18 3 24 15 36 8 8 20 12 30 15-31 10-45 26-45 48 0 31 0 62 0 93z"><text:p/></draw:path><draw:path draw:style-name="gr3" draw:text-style-name="P5" svg:width="0.0535in" svg:height="0.1512in" svg:x="1.6209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לכן <draw:g text:anchor-type="as-char" svg:y="-0.1083in" draw:z-index="354" draw:name="Shape245" draw:style-name="gr1"><svg:title>TexMaths</svg:title><svg:desc>11§display§d = 0§svg§600§FALSE§</svg:desc><draw:path draw:style-name="gr2" draw:text-style-name="P4" svg:width="0.3358in" svg:height="0.0921in" svg:x="0.0024in" svg:y="0.0079in" svg:viewBox="0 0 854 235" svg:d="M0 0c284 0 570 0 854 0 0 78 0 157 0 235-284 0-570 0-854 0 0-78 0-157 0-235z"><text:p/></draw:path><draw:path draw:style-name="gr3" draw:text-style-name="P5" svg:width="0.072in" svg:height="0.1059in" svg:x="0.0004in" svg:y="0in" svg:viewBox="0 0 184 270" svg:d="M184 4c-2-1 0-4-4-4-7 0-43 3-50 4-3 0-5 3-5 8 0 4 3 4 8 4 19 0 20 3 20 7-1 2-1 6-1 8-8 29-15 60-23 91-7-14-19-25-35-25-46 0-94 56-94 112 0 36 21 61 52 61 8 0 26-1 49-28 4 16 17 28 36 28 14 0 23-9 28-21 7-14 12-37 12-38 0-3-3-3-4-3-4 0-4 1-5 6-7 25-15 47-30 47-11 0-12-9-12-17 0-9 1-12 3-19 19-73 36-147 55-221zM104 221c-3 6-3 8-8 14-17 21-33 26-44 26-19 0-24-20-24-36 0-18 12-66 20-83 13-22 30-37 46-37 25 0 31 32 31 33 0 3-2 5-2 7-6 25-13 51-19 76z"><text:p/></draw:path><draw:path draw:style-name="gr3" draw:text-style-name="P5" svg:width="0.1008in" svg:height="0.035in" svg:x="0.1244in" svg:y="0.0496in" svg:viewBox="0 0 257 90" svg:d="M244 15c5 0 13 0 13-7 0-8-8-8-12-8-79 0-156 0-233 0-5 0-12 0-12 8 0 7 7 7 13 7 77 0 153 0 231 0zM245 90c4 0 12 0 12-8 0-7-8-7-13-7-78 0-154 0-231 0-6 0-13 0-13 7 0 8 7 8 12 8 77 0 154 0 233 0z"><text:p/></draw:path><draw:path draw:style-name="gr3" draw:text-style-name="P5" svg:width="0.0638in" svg:height="0.1035in" svg:x="0.2819in" svg:y="0.0047in" svg:viewBox="0 0 163 264" svg:d="M163 133c0-31-2-62-15-90-18-38-50-43-66-43-24 0-51 10-68 46-12 27-14 56-14 87 0 27 2 63 18 92 16 31 45 39 64 39 20 0 50-8 67-45 12-27 14-56 14-86zM82 255c-16 0-38-9-46-46-4-23-4-58-4-80 0-26 0-51 3-72 8-45 37-48 47-48 13 0 38 6 45 45 4 21 4 50 4 75 0 27 0 53-4 78-6 37-28 48-45 48z"><text:p/></draw:path></draw:g><text:s/>ולפי טרנזיטביות <draw:g text:anchor-type="as-char" svg:y="-0.1083in" draw:z-index="355" draw:name="Shape246" draw:style-name="gr1"><svg:title>TexMaths</svg:title><svg:desc>11§display§d = b = 0§svg§600§FALSE§</svg:desc><draw:path draw:style-name="gr2" draw:text-style-name="P4" svg:width="0.6035in" svg:height="0.0921in" svg:x="0.0024in" svg:y="0.0079in" svg:viewBox="0 0 1534 235" svg:d="M0 0c511 0 1023 0 1534 0 0 78 0 157 0 235-511 0-1023 0-1534 0 0-78 0-157 0-235z"><text:p/></draw:path><draw:path draw:style-name="gr3" draw:text-style-name="P5" svg:width="0.072in" svg:height="0.1059in" svg:x="0.0004in" svg:y="0in" svg:viewBox="0 0 184 270" svg:d="M184 4c-1-1 0-4-5-4-6 0-43 3-49 4-4 0-6 3-6 8 0 4 4 4 10 4 18 0 19 3 19 7 0 2-1 6-1 8-8 29-16 60-23 91-7-14-18-25-36-25-45 0-93 56-93 112 0 36 21 61 52 61 7 0 26-1 49-28 3 16 18 28 35 28 15 0 23-9 29-21 7-14 12-37 12-38 0-3-3-3-4-3-5 0-5 1-6 6-6 25-13 47-30 47-9 0-11-9-11-17 0-9 0-12 3-19 18-73 36-147 55-221zM103 221c-2 6-2 8-7 14-17 21-33 26-44 26-19 0-25-20-25-36 0-18 13-66 21-83 12-22 30-37 45-37 26 0 31 32 31 33 0 3-1 5-1 7-6 25-13 51-20 76z"><text:p/></draw:path><draw:path draw:style-name="gr3" draw:text-style-name="P5" svg:width="0.1008in" svg:height="0.035in" svg:x="0.1244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55in" svg:height="0.1059in" svg:x="0.2835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draw:path draw:style-name="gr3" draw:text-style-name="P5" svg:width="0.1008in" svg:height="0.035in" svg:x="0.3917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55in" svg:y="0.0047in" svg:viewBox="0 0 163 264" svg:d="M163 133c0-31-2-62-16-90-17-38-49-43-66-43-23 0-50 10-67 46-12 27-14 56-14 87 0 27 2 63 18 92 16 31 45 39 63 39 21 0 51-8 67-45 13-27 15-56 15-86zM81 255c-15 0-38-9-45-46-4-23-4-58-4-80 0-26 0-51 3-72 8-45 36-48 46-48 12 0 39 6 45 45 5 21 5 50 5 75 0 27 0 53-5 78-5 37-27 48-45 48z"><text:p/></draw:path></draw:g><text:s/>וסיימנו. </text:p>
                    </text:list-item>
                  </text:list>
                </text:list-item>
                <text:list-item>
                  <text:p text:style-name="P93"><text:span text:style-name="T42">אם </text:span><text:span text:style-name="T42"><draw:g text:anchor-type="as-char" svg:y="-0.1134in" draw:z-index="346" draw:name="Shape247" draw:style-name="gr1"><svg:title>TexMaths</svg:title><svg:desc>11§display§\{0, c\} = \{1, b\}§svg§600§FALSE§</svg:desc><draw:path draw:style-name="gr2" draw:text-style-name="P4" svg:width="0.8984in" svg:height="0.1358in" svg:x="0.0004in" svg:y="0.0071in" svg:viewBox="0 0 2283 346" svg:d="M1142 346c-381 0-761 0-1142 0 0-116 0-230 0-346 761 0 1522 0 2283 0 0 116 0 230 0 346-381 0-761 0-1141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634in" svg:height="0.1035in" svg:x="0.0748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5" svg:width="0.0173in" svg:height="0.0453in" svg:x="0.158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91in" svg:height="0.0685in" svg:x="0.2189in" svg:y="0.0453in" svg:viewBox="0 0 151 175" svg:d="M138 24c-7 0-13 0-18 6-6 5-7 12-7 15 0 9 7 13 15 13 11 0 22-10 22-25 0-19-19-33-47-33-51 0-103 55-103 110 0 34 22 65 63 65 55 0 88-41 88-45 0-2-2-6-6-6-1 0-2 2-4 5-31 37-73 37-77 37-25 0-35-18-35-42 0-15 7-52 21-77 12-22 33-38 55-38 12 0 27 4 33 15z"><text:p/></draw:path><draw:path draw:style-name="gr3" draw:text-style-name="P5" svg:width="0.0539in" svg:height="0.1512in" svg:x="0.2894in" svg:y="0in" svg:viewBox="0 0 138 385" svg:d="M56 334c0 15-11 40-53 43-2 0-3 2-3 4 0 4 4 4 8 4 37 0 73-18 73-48 0-29 0-58 0-88 0-16 0-28 16-40 13-11 28-11 36-12 2 0 5-1 5-4 0-4-3-4-7-4-25-2-44-15-48-35-2-3-2-4-2-19 0-25 0-50 0-76 0-16 0-28-18-42-16-13-42-17-55-17-4 0-8 0-8 4 0 5 2 5 7 5 24 1 43 14 47 33 2 4 2 4 2 19 0 26 0 54 0 81 0 18 2 24 16 36 7 8 18 12 29 15-32 10-45 26-45 48 0 31 0 62 0 93z"><text:p/></draw:path><draw:path draw:style-name="gr3" draw:text-style-name="P5" svg:width="0.1004in" svg:height="0.0354in" svg:x="0.4055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5" svg:width="0.0539in" svg:height="0.1512in" svg:x="0.5681in" svg:y="0in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5" svg:width="0.0496in" svg:height="0.1in" svg:x="0.6469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" draw:text-style-name="P5" svg:width="0.0173in" svg:height="0.0453in" svg:x="0.722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5" svg:width="0.0555in" svg:height="0.1063in" svg:x="0.7843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5" svg:width="0.0539in" svg:height="0.1512in" svg:x="0.853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2">, אז </text:span><text:span text:style-name="T42"><draw:g text:anchor-type="as-char" svg:y="-0.1083in" draw:z-index="356" draw:name="Shape248" draw:style-name="gr1"><svg:title>TexMaths</svg:title><svg:desc>11§display§c = 1 \land b = 0§svg§600§FALSE§</svg:desc><draw:path draw:style-name="gr2" draw:text-style-name="P4" svg:width="0.8358in" svg:height="0.0921in" svg:x="0.0024in" svg:y="0.0079in" svg:viewBox="0 0 2124 235" svg:d="M0 0c708 0 1416 0 2124 0 0 78 0 157 0 235-708 0-1416 0-2124 0 0-78 0-157 0-235z"><text:p/></draw:path><draw:path draw:style-name="gr3" draw:text-style-name="P5" svg:width="0.0591in" svg:height="0.0681in" svg:x="0.0004in" svg:y="0.0382in" svg:viewBox="0 0 151 174" svg:d="M138 24c-7 0-11 0-17 6-7 5-8 12-8 15 0 9 8 13 15 13 12 0 22-9 22-25 0-19-19-33-45-33-53 0-105 55-105 110 0 33 23 64 63 64 56 0 88-40 88-44 0-3-2-6-5-6-2 0-3 1-5 5-30 36-73 36-77 36-24 0-35-19-35-41 0-15 7-53 21-77 12-22 34-38 55-38 13 0 27 5 33 15z"><text:p/></draw:path><draw:path draw:style-name="gr3" draw:text-style-name="P5" svg:width="0.1008in" svg:height="0.035in" svg:x="0.111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in" svg:height="0.1in" svg:x="0.2768in" svg:y="0.0047in" svg:viewBox="0 0 128 255" svg:d="M79 10c0-9 0-10-9-10-24 24-58 24-70 24 0 5 0 8 0 12 8 0 30 0 51-10 0 66 0 133 0 199 0 13-1 18-37 18-4 0-7 0-12 0 0 4 0 7 0 12 13-1 48-1 63-1s48 0 63 1c0-5 0-8 0-12-5 0-9 0-14 0-34 0-35-4-35-18 0-71 0-144 0-215z"><text:p/></draw:path><draw:path draw:style-name="gr3" draw:text-style-name="P5" svg:width="0.0846in" svg:height="0.0929in" svg:x="0.3811in" svg:y="0.0146in" svg:viewBox="0 0 216 237" svg:d="M117 8c-4-7-6-8-9-8-6 0-7 2-9 8-32 71-64 143-96 214-2 5-3 5-3 8 0 4 4 7 8 7 3 0 6-1 9-7 30-69 60-136 91-204 31 68 60 135 91 204 3 7 7 7 9 7 4 0 8-3 8-7 0-1 0-1-3-7-31-71-64-144-96-215z"><text:p/></draw:path><draw:path draw:style-name="gr3" draw:text-style-name="P5" svg:width="0.0555in" svg:height="0.1059in" svg:x="0.515in" svg:y="0in" svg:viewBox="0 0 142 270" svg:d="M74 4c-1-1 0-4-5-4-8 0-37 3-47 4-3 0-8 0-8 8 0 4 4 4 10 4 18 0 19 3 19 7 0 2-3 15-6 23-11 42-20 84-31 125-5 19-6 26-6 39 0 36 20 60 48 60 47 0 94-57 94-113 0-33-21-60-52-60-17 0-33 12-45 23 10-39 19-77 29-116zM37 148c3-7 3-8 7-12 19-25 36-31 46-31 13 0 24 13 24 36s-13 67-19 81c-14 26-31 39-47 39-13 0-25-9-25-38 0-8 0-14 7-38 2-13 5-25 7-37z"><text:p/></draw:path><draw:path draw:style-name="gr3" draw:text-style-name="P5" svg:width="0.1008in" svg:height="0.035in" svg:x="0.624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7819in" svg:y="0.0047in" svg:viewBox="0 0 163 264" svg:d="M163 133c0-31-2-62-16-90-17-38-49-43-66-43-23 0-50 10-67 46-12 27-14 56-14 87 0 27 2 63 18 92 16 31 45 39 63 39 21 0 51-8 68-45 12-27 14-56 14-86zM81 255c-15 0-38-9-45-46-4-23-4-58-4-80 0-26 0-51 3-72 8-45 37-48 46-48 13 0 39 6 46 45 4 21 4 50 4 75 0 27 0 53-4 78-6 37-28 48-46 48z"><text:p/></draw:path></draw:g></text:span><text:span text:style-name="T42">. נפלג למקרים:</text:span></text:p>
                  <text:list>
                    <text:list-item>
                      <text:p text:style-name="P92">אם <draw:g text:anchor-type="as-char" svg:y="-0.1134in" draw:z-index="357" draw:name="Shape249" draw:style-name="gr1"><svg:title>TexMaths</svg:title><svg:desc>11§display§\{0, a\} = \{1, d\}§svg§600§FALSE§</svg:desc><draw:path draw:style-name="gr2" draw:text-style-name="P4" svg:width="0.926in" svg:height="0.1354in" svg:x="0.0004in" svg:y="0.0071in" svg:viewBox="0 0 2353 345" svg:d="M0 0c784 0 1569 0 2353 0 0 115 0 230 0 345-784 0-1569 0-2353 0 0-115 0-230 0-345z"><text:p/></draw:path><draw:path draw:style-name="gr3" draw:text-style-name="P5" svg:width="0.0535in" svg:height="0.1508in" svg:x="0.0035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5" svg:width="0.0638in" svg:height="0.1035in" svg:x="0.0744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5" svg:width="0.0177in" svg:height="0.0453in" svg:x="0.157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693in" svg:height="0.0681in" svg:x="0.2181in" svg:y="0.0453in" svg:viewBox="0 0 177 174" svg:d="M129 24c-7-14-18-24-36-24-45 0-93 56-93 112 0 37 22 62 52 62 7 0 27-1 50-29 4 17 17 29 35 29 14 0 22-9 29-21 7-14 11-37 11-38 0-4-3-4-4-4-4 0-5 1-6 7-6 25-13 48-30 48-9 0-11-10-11-17 0-9 2-12 5-29 4-17 5-21 9-35 4-19 10-37 14-54 2-11 2-11 2-13 0-7-4-10-11-10-9 0-15 9-16 16zM104 124c-2 7-2 8-8 15-17 21-32 27-43 27-20 0-26-22-26-36 0-20 14-67 22-85 13-23 29-37 44-37 26 0 31 32 31 34s-1 4-1 6c-6 26-12 51-19 76z"><text:p/></draw:path><draw:path draw:style-name="gr3" draw:text-style-name="P5" svg:width="0.0535in" svg:height="0.1508in" svg:x="0.3035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2 7-45 25-45 47 0 31 0 62 0 93z"><text:p/></draw:path><draw:path draw:style-name="gr3" draw:text-style-name="P5" svg:width="0.1004in" svg:height="0.035in" svg:x="0.419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35in" svg:height="0.1508in" svg:x="0.5819in" svg:y="0in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3" draw:text-style-name="P5" svg:width="0.05in" svg:height="0.1008in" svg:x="0.6606in" svg:y="0.0126in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5" svg:width="0.0173in" svg:height="0.0453in" svg:x="0.7362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5" svg:width="0.072in" svg:height="0.1059in" svg:x="0.7969in" svg:y="0.0075in" svg:viewBox="0 0 184 270" svg:d="M184 3c-1-1 0-3-5-3s-43 3-49 3c-4 1-6 4-6 8s5 4 10 4c19 0 19 4 19 7 0 2-1 6-1 8-8 31-16 60-23 91-7-14-18-24-36-24-45 0-93 56-93 111 0 36 22 62 52 62 7 0 27-1 50-29 2 17 17 29 35 29 14 0 22-9 29-21 7-14 11-38 11-39 0-3-3-3-4-3-5 0-5 1-6 7-6 25-13 48-30 48-9 0-11-10-11-18 0-9 0-12 3-18 18-74 36-149 55-223zM103 220c-1 7-1 8-7 15-17 20-32 27-43 27-20 0-26-22-26-36 0-20 13-66 22-84 11-23 29-37 44-37 26 0 31 32 31 34s-1 4-1 6c-6 26-13 50-20 75z"><text:p/></draw:path><draw:path draw:style-name="gr3" draw:text-style-name="P5" svg:width="0.0535in" svg:height="0.1508in" svg:x="0.8807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3 15 36 8 8 20 12 30 16-31 7-45 25-45 47 0 31 0 62 0 93z"><text:p/></draw:path></draw:g><text:s/>אז <draw:g text:anchor-type="as-char" svg:y="-0.1047in" draw:z-index="359" draw:name="Shape250" draw:style-name="gr1"><svg:title>TexMaths</svg:title><svg:desc>11§display§a = 1, d = 0§svg§600§FALSE§</svg:desc><draw:path draw:style-name="gr2" draw:text-style-name="P4" svg:width="0.7626in" svg:height="0.1185in" svg:x="0.0024in" svg:y="0.0079in" svg:viewBox="0 0 1938 302" svg:d="M970 302c-323 0-647 0-970 0 0-100 0-202 0-302 646 0 1292 0 1938 0 0 100 0 202 0 302-322 0-646 0-968 0z"><text:p/></draw:path><draw:path draw:style-name="gr3" draw:text-style-name="P5" svg:width="0.0693in" svg:height="0.0685in" svg:x="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5" svg:width="0.1008in" svg:height="0.035in" svg:x="0.125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492in" svg:height="0.1004in" svg:x="0.2913in" svg:y="0.0047in" svg:viewBox="0 0 126 256" svg:d="M79 10c0-9 0-10-10-10-23 24-57 24-69 24 0 5 0 8 0 12 8 0 30 0 51-10 0 67 0 134 0 200 0 13-3 18-37 18-4 0-7 0-12 0 0 4 0 9 0 12 13-1 46-1 63-1 15 0 48 0 61 1 0-3 0-8 0-12-4 0-7 0-12 0-34 0-35-4-35-18 0-72 0-144 0-216z"><text:p/></draw:path><draw:path draw:style-name="gr3" draw:text-style-name="P5" svg:width="0.0173in" svg:height="0.0453in" svg:x="0.3669in" svg:y="0.0902in" svg:viewBox="0 0 45 116" svg:d="M45 41c0-26-10-41-24-41-13 0-21 10-21 21 0 10 8 20 21 20 4 0 9-1 13-5 1-1 1-1 2-1 0 2 0 0 0 6 0 28-13 52-25 64-4 4-4 5-4 6 0 3 1 5 3 5 4 0 35-30 35-75z"><text:p/></draw:path><draw:path draw:style-name="gr3" draw:text-style-name="P5" svg:width="0.072in" svg:height="0.1063in" svg:x="0.4272in" svg:y="0in" svg:viewBox="0 0 184 271" svg:d="M184 4c-1-1 0-4-5-4-6 0-43 3-49 4-4 0-6 3-6 8s4 5 10 5c18 0 19 2 19 6 0 2-1 6-1 8-8 31-16 61-23 91-7-14-18-25-36-25-45 0-93 57-93 113 0 36 21 61 52 61 7 0 26-1 49-28 3 16 18 28 35 28 15 0 23-9 29-21 7-14 12-37 12-38 0-4-3-4-4-4-5 0-5 2-6 7-6 25-13 47-30 47-9 0-11-9-11-17 0-9 0-12 3-19 18-74 36-148 55-222zM103 222c-2 6-2 7-7 14-17 21-33 26-44 26-19 0-25-20-25-36 0-19 13-65 21-83 12-23 30-37 45-37 26 0 31 32 31 34s-1 4-1 7c-6 25-13 49-20 75z"><text:p/></draw:path><draw:path draw:style-name="gr3" draw:text-style-name="P5" svg:width="0.1008in" svg:height="0.035in" svg:x="0.550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38in" svg:height="0.1039in" svg:x="0.7091in" svg:y="0.0047in" svg:viewBox="0 0 163 265" svg:d="M163 133c0-30-2-61-16-90-17-36-49-43-66-43-23 0-51 10-67 46-12 27-14 57-14 87 0 29 1 63 18 93 16 31 44 39 63 39 21 0 50-8 67-46 13-26 15-55 15-86zM81 256c-15 0-38-10-45-46-4-24-4-58-4-81 0-24 0-51 3-71 8-46 36-49 46-49 12 0 38 6 45 45 5 21 5 51 5 75 0 29 0 55-5 78-6 38-28 49-45 49z"><text:p/></draw:path></draw:g><text:s/>ולפי טרנזיטביות <draw:g text:anchor-type="as-char" svg:y="-0.1047in" draw:z-index="360" draw:name="Shape251" draw:style-name="gr1"><svg:title>TexMaths</svg:title><svg:desc>11§display§a = c, b = d§svg§600§FALSE§</svg:desc><draw:path draw:style-name="gr2" draw:text-style-name="P4" svg:width="0.7469in" svg:height="0.1185in" svg:x="0.0024in" svg:y="0.0079in" svg:viewBox="0 0 1898 302" svg:d="M950 302c-316 0-633 0-950 0 0-100 0-202 0-302 632 0 1266 0 1898 0 0 100 0 202 0 302-315 0-632 0-948 0z"><text:p/></draw:path><draw:path draw:style-name="gr3" draw:text-style-name="P5" svg:width="0.0693in" svg:height="0.0685in" svg:x="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5" svg:width="0.1008in" svg:height="0.035in" svg:x="0.125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87in" svg:height="0.0685in" svg:x="0.2843in" svg:y="0.0382in" svg:viewBox="0 0 150 175" svg:d="M136 24c-5 0-11 0-16 6-7 5-7 12-7 15 0 9 7 13 15 13 11 0 20-8 20-24 0-20-17-34-45-34-52 0-103 56-103 110 0 34 22 65 63 65 55 0 87-40 87-45 0-2-3-5-5-5s-2 1-4 4c-31 38-74 38-78 38-25 0-34-19-34-42 0-16 7-53 20-78 13-22 33-38 54-38 14 0 28 5 33 15z"><text:p/></draw:path><draw:path draw:style-name="gr3" draw:text-style-name="P5" svg:width="0.0177in" svg:height="0.0453in" svg:x="0.3563in" svg:y="0.0902in" svg:viewBox="0 0 46 116" svg:d="M46 41c0-26-10-41-25-41-12 0-21 10-21 21 0 10 9 20 21 20 4 0 10-1 13-5 1-1 1-1 2-1s1 0 1 6c0 28-13 52-26 64-4 4-4 5-4 6 0 3 2 5 4 5 3 0 35-30 35-75z"><text:p/></draw:path><draw:path draw:style-name="gr3" draw:text-style-name="P5" svg:width="0.0555in" svg:height="0.1063in" svg:x="0.4177in" svg:y="0in" svg:viewBox="0 0 142 271" svg:d="M74 4c-1-1 0-4-5-4-9 0-37 3-47 4-3 0-8 0-8 8 0 5 4 5 10 5 19 0 19 2 19 6 0 2-3 16-6 24-10 42-21 84-30 126-6 18-7 24-7 38 0 36 21 60 49 60 46 0 93-57 93-112 0-34-20-62-52-62-17 0-33 12-45 23 10-38 19-77 29-116zM37 150c3-8 3-9 7-13 19-26 36-31 46-31 13 0 24 12 24 36 0 23-13 66-19 81-14 26-31 39-46 39-13 0-26-9-26-38 0-8 0-14 7-38 2-12 5-24 7-36z"><text:p/></draw:path><draw:path draw:style-name="gr3" draw:text-style-name="P5" svg:width="0.1008in" svg:height="0.035in" svg:x="0.526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2in" svg:height="0.1063in" svg:x="0.685in" svg:y="0in" svg:viewBox="0 0 184 271" svg:d="M184 4c-3-1 0-4-6-4-5 0-42 3-48 4-4 0-6 3-6 8s4 5 9 5c19 0 20 2 20 6 0 2-1 6-1 8-8 31-16 61-23 91-8-14-19-25-37-25-45 0-92 57-92 113 0 36 21 61 51 61 7 0 27-1 50-28 3 16 17 28 35 28 14 0 22-9 29-21 7-14 11-37 11-38 0-4-3-4-4-4-4 0-5 2-6 7-7 25-13 47-29 47-11 0-12-9-12-17 0-9 1-12 3-19 18-74 37-148 56-222zM103 222c-2 6-2 7-7 14-18 21-33 26-44 26-20 0-25-20-25-36 0-19 13-65 21-83 12-23 30-37 45-37 25 0 30 32 30 34s0 4-1 7c-7 25-12 49-19 75z"><text:p/></draw:path></draw:g>, ולכן סיימנו. </text:p>
                    </text:list-item>
                    <text:list-item>
                      <text:p text:style-name="P92">אם <draw:g text:anchor-type="as-char" svg:y="-0.1134in" draw:z-index="358" draw:name="Shape252" draw:style-name="gr1"><svg:title>TexMaths</svg:title><svg:desc>11§display§\{0, a\} = \{0, c\}§svg§600§FALSE§</svg:desc><draw:path draw:style-name="gr2" draw:text-style-name="P4" svg:width="0.9138in" svg:height="0.1354in" svg:x="0.0004in" svg:y="0.0071in" svg:viewBox="0 0 2322 345" svg:d="M0 0c774 0 1548 0 2322 0 0 115 0 230 0 345-774 0-1548 0-2322 0 0-115 0-230 0-345z"><text:p/></draw:path><draw:path draw:style-name="gr3" draw:text-style-name="P5" svg:width="0.0539in" svg:height="0.1508in" svg:x="0.0035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5" svg:width="0.0638in" svg:height="0.1035in" svg:x="0.0744in" svg:y="0.0126in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5" svg:width="0.0173in" svg:height="0.0453in" svg:x="0.1583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689in" svg:height="0.0681in" svg:x="0.2189in" svg:y="0.0453in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5" svg:width="0.0531in" svg:height="0.1508in" svg:x="0.3039in" svg:y="0in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5" svg:width="0.1008in" svg:height="0.035in" svg:x="0.419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08in" svg:x="0.5827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5" svg:width="0.0638in" svg:height="0.1035in" svg:x="0.6535in" svg:y="0.0126in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5" svg:width="0.0173in" svg:height="0.0453in" svg:x="0.737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5" svg:width="0.0591in" svg:height="0.0681in" svg:x="0.7976in" svg:y="0.0453in" svg:viewBox="0 0 151 174" svg:d="M138 23c-7 0-11 0-17 6-7 6-8 13-8 15 0 9 8 13 15 13 11 0 22-9 22-24 0-19-19-33-47-33-51 0-103 55-103 109 0 35 23 65 63 65 55 0 88-41 88-45 0-2-2-6-5-6-2 0-3 1-5 5-31 38-73 38-77 38-24 0-35-20-35-43 0-15 7-53 21-77 12-21 34-38 55-38 13 0 27 5 33 15z"><text:p/></draw:path><draw:path draw:style-name="gr3" draw:text-style-name="P5" svg:width="0.0539in" svg:height="0.1508in" svg:x="0.8681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text:s/>אז <draw:g text:anchor-type="as-char" svg:y="-0.102in" draw:z-index="361" draw:name="Shape253" draw:style-name="gr1"><svg:title>TexMaths</svg:title><svg:desc>11§display§a = c = 1§svg§600§FALSE§</svg:desc><draw:path draw:style-name="gr2" draw:text-style-name="P4" svg:width="0.5992in" svg:height="0.0858in" svg:x="0.0024in" svg:y="0.0075in" svg:viewBox="0 0 1523 219" svg:d="M0 0c507 0 1016 0 1523 0 0 73 0 146 0 219-507 0-1016 0-1523 0 0-73 0-146 0-219z"><text:p/></draw:path><draw:path draw:style-name="gr3" draw:text-style-name="P5" svg:width="0.0693in" svg:height="0.0677in" svg:x="0.0004in" svg:y="0.0339in" svg:viewBox="0 0 177 173" svg:d="M129 25c-7-14-19-25-35-25-46 0-94 57-94 113 0 35 21 60 52 60 7 0 26-1 49-28 4 15 17 28 35 28 15 0 24-8 29-21 7-14 12-36 12-37 0-3-3-3-4-3-5 0-5 1-6 6-6 25-14 47-29 47-10 0-11-10-11-18 0-9 0-11 4-27s5-20 9-34c4-19 9-37 13-54 3-11 3-12 3-13 0-7-4-11-11-11-10 0-15 8-16 17zM103 124c-2 7-2 7-7 13-17 22-33 28-44 28-19 0-24-21-24-36 0-18 12-65 20-83 13-23 30-37 46-37 25 0 30 32 30 34s-1 4-1 6c-6 25-13 50-20 75z"><text:p/></draw:path><draw:path draw:style-name="gr3" draw:text-style-name="P5" svg:width="0.1004in" svg:height="0.035in" svg:x="0.1256in" svg:y="0.045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91in" svg:height="0.0677in" svg:x="0.2839in" svg:y="0.0339in" svg:viewBox="0 0 151 173" svg:d="M138 24c-7 0-13 0-18 6-6 5-7 12-7 15 0 9 7 13 15 13 11 0 22-9 22-24 0-20-19-34-47-34-51 0-103 55-103 110 0 33 23 63 63 63 55 0 88-40 88-44 0-2-2-5-5-5-2 0-3 1-5 4-31 37-73 37-77 37-24 0-35-19-35-41 0-15 7-53 21-77 12-22 33-38 55-38 13 0 27 5 33 15z"><text:p/></draw:path><draw:path draw:style-name="gr3" draw:text-style-name="P5" svg:width="0.1004in" svg:height="0.035in" svg:x="0.3937in" svg:y="0.0457in" svg:viewBox="0 0 256 90" svg:d="M243 15c7 0 13 0 13-7 0-8-6-8-12-8-77 0-155 0-232 0-4 0-12 0-12 8 0 7 8 7 13 7 77 0 153 0 230 0zM244 90c6 0 12 0 12-8 0-7-6-7-13-7-77 0-153 0-230 0-5 0-13 0-13 7 0 8 8 8 12 8 77 0 155 0 232 0z"><text:p/></draw:path><draw:path draw:style-name="gr3" draw:text-style-name="P5" svg:width="0.05in" svg:height="0.1in" svg:x="0.5594in" svg:y="0in" svg:viewBox="0 0 128 255" svg:d="M79 10c0-9 0-10-9-10-24 24-58 24-70 24 0 5 0 8 0 12 8 0 31 0 51-10 0 66 0 132 0 198 0 14-1 18-37 18-4 0-7 0-12 0 0 5 0 8 0 13 15-2 48-2 63-2s49 0 63 2c0-5 0-8 0-13-5 0-8 0-12 0-36 0-37-4-37-18 0-72 0-143 0-214z"><text:p/></draw:path></draw:g><text:s/>כלומר קיבלנו שנתון אשר <draw:g text:anchor-type="as-char" svg:y="-0.1134in" draw:z-index="362" draw:name="Shape254" draw:style-name="gr1"><svg:title>TexMaths</svg:title><svg:desc>11§display§\{\{1, 0\}\} = \{\{1, 0\}, \{1, d\}\}§svg§600§FALSE§</svg:desc><draw:path draw:style-name="gr2" draw:text-style-name="P4" svg:width="1.6665in" svg:height="0.1358in" svg:x="0.0004in" svg:y="0.0071in" svg:viewBox="0 0 4234 346" svg:d="M2117 346c-706 0-1411 0-2117 0 0-116 0-230 0-346 1411 0 2822 0 4234 0 0 116 0 230 0 346-705 0-1412 0-2117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3" draw:text-style-name="P5" svg:width="0.0535in" svg:height="0.1512in" svg:x="0.0795in" svg:y="0in" svg:viewBox="0 0 137 385" svg:d="M81 52c0-16 10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5" svg:width="0.05in" svg:height="0.1in" svg:x="0.1587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177in" svg:height="0.0453in" svg:x="0.2339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5" svg:width="0.0638in" svg:height="0.1035in" svg:x="0.2945in" svg:y="0.013in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3" draw:text-style-name="P5" svg:width="0.0535in" svg:height="0.1512in" svg:x="0.3756in" svg:y="0in" svg:viewBox="0 0 137 385" svg:d="M56 334c0 15-10 40-52 43-2 0-4 2-4 4 0 4 4 4 8 4 38 0 73-18 74-48 0-29 0-58 0-88 0-16 0-28 16-40 13-11 27-11 36-12 2 0 3-1 3-4 0-4-2-4-5-4-26-2-45-15-48-35-2-3-2-4-2-19 0-25 0-50 0-76 0-16 0-28-18-42-16-13-43-17-56-17-4 0-8 0-8 4 0 5 3 5 7 5 24 1 42 14 48 33 1 4 1 4 1 19 0 26 0 54 0 81 0 18 3 24 15 36 8 8 20 12 30 15-31 10-45 26-45 48 0 31 0 62 0 93z"><text:p/></draw:path><draw:path draw:style-name="gr3" draw:text-style-name="P5" svg:width="0.0535in" svg:height="0.1512in" svg:x="0.451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3" draw:text-style-name="P5" svg:width="0.1004in" svg:height="0.0354in" svg:x="0.567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35in" svg:height="0.1512in" svg:x="0.7307in" svg:y="0in" svg:viewBox="0 0 137 385" svg:d="M81 52c0-16 11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5" svg:width="0.0535in" svg:height="0.1512in" svg:x="0.8067in" svg:y="0in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3" draw:text-style-name="P5" svg:width="0.05in" svg:height="0.1in" svg:x="0.885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5" svg:width="0.0173in" svg:height="0.0453in" svg:x="0.960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638in" svg:height="0.1035in" svg:x="1.0213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1.102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5" svg:width="0.0173in" svg:height="0.0453in" svg:x="1.1803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35in" svg:height="0.1512in" svg:x="1.2457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" draw:text-style-name="P5" svg:width="0.05in" svg:height="0.1in" svg:x="1.3248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5" svg:width="0.0173in" svg:height="0.0453in" svg:x="1.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72in" svg:height="0.1063in" svg:x="1.4606in" svg:y="0.0071in" svg:viewBox="0 0 184 271" svg:d="M184 4c0-1 0-4-5-4s-43 3-49 4c-4 0-6 3-6 7 0 6 5 6 10 6 19 0 19 2 19 6 0 2-1 6-1 8-8 31-16 60-23 91-7-14-18-25-36-25-45 0-93 57-93 112 0 37 22 62 52 62 7 0 27-1 50-29 2 16 17 29 35 29 14 0 22-9 29-21 7-14 11-38 11-39 0-3-3-3-4-3-5 0-5 1-6 7-6 25-13 47-30 47-9 0-11-10-11-18s0-12 3-18c18-74 36-148 55-222zM103 220c-1 8-1 8-7 15-17 22-32 27-43 27-20 0-26-21-26-36 0-18 13-65 22-83 11-23 29-37 44-37 26 0 31 32 31 34s-1 4-1 6c-6 25-13 50-20 74z"><text:p/></draw:path><draw:path draw:style-name="gr3" draw:text-style-name="P5" svg:width="0.0535in" svg:height="0.1512in" svg:x="1.5445in" svg:y="0in" svg:viewBox="0 0 137 385" svg:d="M56 334c0 15-10 40-52 43-2 0-4 2-4 4 0 4 4 4 8 4 37 0 73-18 73-48 0-29 0-58 0-88 0-16 0-28 17-40 13-11 27-11 36-12 2 0 3-1 3-4 0-4-2-4-6-4-25-2-44-15-47-35-3-3-3-4-3-19 0-25 0-50 0-76 0-16 0-28-17-42-16-13-43-17-56-17-4 0-8 0-8 4 0 5 2 5 7 5 24 1 42 14 48 33 1 4 1 4 1 19 0 26 0 54 0 81 0 18 3 24 15 36 8 8 20 12 30 15-31 10-45 26-45 48 0 31 0 62 0 93z"><text:p/></draw:path><draw:path draw:style-name="gr3" draw:text-style-name="P5" svg:width="0.0535in" svg:height="0.1512in" svg:x="1.6209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לכן <draw:g text:anchor-type="as-char" svg:y="-0.1083in" draw:z-index="363" draw:name="Shape255" draw:style-name="gr1"><svg:title>TexMaths</svg:title><svg:desc>11§display§d = 0§svg§600§FALSE§</svg:desc><draw:path draw:style-name="gr2" draw:text-style-name="P4" svg:width="0.3358in" svg:height="0.0921in" svg:x="0.0024in" svg:y="0.0079in" svg:viewBox="0 0 854 235" svg:d="M0 0c284 0 570 0 854 0 0 78 0 157 0 235-284 0-570 0-854 0 0-78 0-157 0-235z"><text:p/></draw:path><draw:path draw:style-name="gr3" draw:text-style-name="P5" svg:width="0.072in" svg:height="0.1059in" svg:x="0.0004in" svg:y="0in" svg:viewBox="0 0 184 270" svg:d="M184 4c-2-1 0-4-4-4-7 0-43 3-50 4-3 0-5 3-5 8 0 4 3 4 8 4 19 0 20 3 20 7-1 2-1 6-1 8-8 29-15 60-23 91-7-14-19-25-35-25-46 0-94 56-94 112 0 36 21 61 52 61 8 0 26-1 49-28 4 16 17 28 36 28 14 0 23-9 28-21 7-14 12-37 12-38 0-3-3-3-4-3-4 0-4 1-5 6-7 25-15 47-30 47-11 0-12-9-12-17 0-9 1-12 3-19 19-73 36-147 55-221zM104 221c-3 6-3 8-8 14-17 21-33 26-44 26-19 0-24-20-24-36 0-18 12-66 20-83 13-22 30-37 46-37 25 0 31 32 31 33 0 3-2 5-2 7-6 25-13 51-19 76z"><text:p/></draw:path><draw:path draw:style-name="gr3" draw:text-style-name="P5" svg:width="0.1008in" svg:height="0.035in" svg:x="0.1244in" svg:y="0.0496in" svg:viewBox="0 0 257 90" svg:d="M244 15c5 0 13 0 13-7 0-8-8-8-12-8-79 0-156 0-233 0-5 0-12 0-12 8 0 7 7 7 13 7 77 0 153 0 231 0zM245 90c4 0 12 0 12-8 0-7-8-7-13-7-78 0-154 0-231 0-6 0-13 0-13 7 0 8 7 8 12 8 77 0 154 0 233 0z"><text:p/></draw:path><draw:path draw:style-name="gr3" draw:text-style-name="P5" svg:width="0.0638in" svg:height="0.1035in" svg:x="0.2819in" svg:y="0.0047in" svg:viewBox="0 0 163 264" svg:d="M163 133c0-31-2-62-15-90-18-38-50-43-66-43-24 0-51 10-68 46-12 27-14 56-14 87 0 27 2 63 18 92 16 31 45 39 64 39 20 0 50-8 67-45 12-27 14-56 14-86zM82 255c-16 0-38-9-46-46-4-23-4-58-4-80 0-26 0-51 3-72 8-45 37-48 47-48 13 0 38 6 45 45 4 21 4 50 4 75 0 27 0 53-4 78-6 37-28 48-45 48z"><text:p/></draw:path></draw:g><text:s/>ולפי טרנזיטביות <draw:g text:anchor-type="as-char" svg:y="-0.1083in" draw:z-index="364" draw:name="Shape256" draw:style-name="gr1"><svg:title>TexMaths</svg:title><svg:desc>11§display§d = b = 0§svg§600§FALSE§</svg:desc><draw:path draw:style-name="gr2" draw:text-style-name="P4" svg:width="0.6035in" svg:height="0.0921in" svg:x="0.0024in" svg:y="0.0079in" svg:viewBox="0 0 1534 235" svg:d="M0 0c511 0 1023 0 1534 0 0 78 0 157 0 235-511 0-1023 0-1534 0 0-78 0-157 0-235z"><text:p/></draw:path><draw:path draw:style-name="gr3" draw:text-style-name="P5" svg:width="0.072in" svg:height="0.1059in" svg:x="0.0004in" svg:y="0in" svg:viewBox="0 0 184 270" svg:d="M184 4c-1-1 0-4-5-4-6 0-43 3-49 4-4 0-6 3-6 8 0 4 4 4 10 4 18 0 19 3 19 7 0 2-1 6-1 8-8 29-16 60-23 91-7-14-18-25-36-25-45 0-93 56-93 112 0 36 21 61 52 61 7 0 26-1 49-28 3 16 18 28 35 28 15 0 23-9 29-21 7-14 12-37 12-38 0-3-3-3-4-3-5 0-5 1-6 6-6 25-13 47-30 47-9 0-11-9-11-17 0-9 0-12 3-19 18-73 36-147 55-221zM103 221c-2 6-2 8-7 14-17 21-33 26-44 26-19 0-25-20-25-36 0-18 13-66 21-83 12-22 30-37 45-37 26 0 31 32 31 33 0 3-1 5-1 7-6 25-13 51-20 76z"><text:p/></draw:path><draw:path draw:style-name="gr3" draw:text-style-name="P5" svg:width="0.1008in" svg:height="0.035in" svg:x="0.1244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55in" svg:height="0.1059in" svg:x="0.2835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draw:path draw:style-name="gr3" draw:text-style-name="P5" svg:width="0.1008in" svg:height="0.035in" svg:x="0.3917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55in" svg:y="0.0047in" svg:viewBox="0 0 163 264" svg:d="M163 133c0-31-2-62-16-90-17-38-49-43-66-43-23 0-50 10-67 46-12 27-14 56-14 87 0 27 2 63 18 92 16 31 45 39 63 39 21 0 51-8 67-45 13-27 15-56 15-86zM81 255c-15 0-38-9-45-46-4-23-4-58-4-80 0-26 0-51 3-72 8-45 36-48 46-48 12 0 39 6 45 45 5 21 5 50 5 75 0 27 0 53-5 78-5 37-27 48-45 48z"><text:p/></draw:path></draw:g>, על־כן סיימנו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כל המקרים האפשרים הוכחו, לכן ההגדרה מקיימת את התכונה המרכזית של זוג סדור. <text:span text:style-name="T8">מש"ל</text:span> <draw:g text:anchor-type="as-char" svg:y="-0.1043in" draw:z-index="365" draw:name="Shape257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<text:soft-page-break/>סעיף (ב)</text:h>
      <text:list text:style-name="L14">
        <text:list-item>
          <text:p text:style-name="P94">נראה דוגמה נגדית לכך שההגדרה <draw:g text:anchor-type="as-char" svg:y="-0.1134in" draw:z-index="190" draw:name="Shape239" draw:style-name="gr1"><svg:title>TexMaths</svg:title><svg:desc>11§display§\langle a, b \rangle  = \{a, \{b\}\}§svg§600§FALSE§</svg:desc><draw:path draw:style-name="gr2" draw:text-style-name="P4" svg:width="1.0252in" svg:height="0.1358in" svg:x="0.0004in" svg:y="0.0071in" svg:viewBox="0 0 2605 346" svg:d="M1303 346c-435 0-868 0-1303 0 0-116 0-230 0-346 868 0 1737 0 2605 0 0 116 0 230 0 346-434 0-868 0-1302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5" svg:width="0.0693in" svg:height="0.0685in" svg:x="0.0583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55in" svg:height="0.1063in" svg:x="0.2071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5" svg:width="0.0335in" svg:height="0.1512in" svg:x="0.274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5" svg:width="0.1012in" svg:height="0.0354in" svg:x="0.375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31in" svg:height="0.1512in" svg:x="0.5382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693in" svg:height="0.0685in" svg:x="0.6091in" svg:y="0.0453in" svg:viewBox="0 0 177 175" svg:d="M129 25c-7-14-19-25-35-25-46 0-94 57-94 113 0 37 21 62 52 62 7 0 26-1 49-29 4 16 18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6969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539in" svg:height="0.1512in" svg:x="0.7622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3" draw:text-style-name="P5" svg:width="0.0555in" svg:height="0.1063in" svg:x="0.8346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5" svg:width="0.0539in" svg:height="0.1512in" svg:x="0.9035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3" draw:text-style-name="P5" svg:width="0.0539in" svg:height="0.1512in" svg:x="0.979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היא הגדרה טובה ל<text:span text:style-name="T43">ז</text:span>וג סדור. </text:p>
        </text:list-item>
        <text:list-item>
          <text:p text:style-name="P94">התכונה המרכזית של זוג סדור טוענת כי <draw:g text:anchor-type="as-char" svg:y="-0.1134in" draw:z-index="191" draw:name="Shape240" draw:style-name="gr1"><svg:title>TexMaths</svg:title><svg:desc>11§display§\forall a, b, c, d. \la a, b \ra = \la c, d \ra \iff (a = c \land b = d)§svg§600§FALSE§</svg:desc><draw:path draw:style-name="gr2" draw:text-style-name="P4" svg:width="2.887in" svg:height="0.1354in" svg:x="0.0079in" svg:y="0.0071in" svg:viewBox="0 0 7334 345" svg:d="M0 0c2444 0 4890 0 7334 0 0 115 0 230 0 345-2444 0-4890 0-7334 0 0-115 0-230 0-345z"><text:p/></draw:path><draw:path draw:style-name="gr3" draw:text-style-name="P5" svg:width="0.0839in" svg:height="0.1075in" svg:x="0in" svg:y="0.0071in" svg:viewBox="0 0 214 274" svg:d="M213 14c1-4 1-5 1-6 0-5-2-8-7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5" svg:width="0.0693in" svg:height="0.0681in" svg:x="0.0906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5" svg:width="0.0173in" svg:height="0.0453in" svg:x="0.178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5" svg:width="0.0555in" svg:height="0.1059in" svg:x="0.2398in" svg:y="0.0071in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0173in" svg:height="0.0453in" svg:x="0.311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5" svg:width="0.0587in" svg:height="0.0681in" svg:x="0.372in" svg:y="0.0453in" svg:viewBox="0 0 150 174" svg:d="M136 23c-5 0-11 0-16 6-7 6-7 13-7 15 0 9 7 13 15 13 11 0 20-9 20-24 0-19-17-33-45-33-52 0-103 55-103 109 0 35 22 65 62 65 56 0 88-41 88-45 0-2-3-6-5-6s-2 1-5 5c-30 38-73 38-77 38-25 0-34-20-34-43 0-15 7-53 20-77 11-21 33-38 54-38 14 0 28 5 33 15z"><text:p/></draw:path><draw:path draw:style-name="gr3" draw:text-style-name="P5" svg:width="0.0177in" svg:height="0.0453in" svg:x="0.444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724in" svg:height="0.1059in" svg:x="0.5051in" svg:y="0.0071in" svg:viewBox="0 0 185 270" svg:d="M185 3c-2-1 0-3-6-3-5 0-41 3-48 3-3 1-6 4-6 8s4 4 9 4c19 0 20 4 20 7 0 2-1 6-1 8-8 31-17 60-24 91-7-14-18-24-35-24-46 0-94 56-94 111 0 36 22 62 52 62 7 0 27-1 50-29 4 17 17 29 36 29 13 0 22-9 28-21 7-14 11-38 11-39 0-3-3-3-4-3-4 0-5 1-6 7-6 25-13 48-28 48-11 0-12-10-12-18 0-9 1-12 2-18 18-74 37-149 56-223zM105 220c-3 7-3 8-8 15-18 20-33 27-44 27-20 0-25-22-25-36 0-20 13-66 22-84 12-23 28-37 45-37 24 0 29 32 29 34s0 4-1 6c-6 26-12 50-18 75z"><text:p/></draw:path><draw:path draw:style-name="gr3" draw:text-style-name="P5" svg:width="0.0157in" svg:height="0.0161in" svg:x="0.5917in" svg:y="0.0972in" svg:viewBox="0 0 41 42" svg:d="M41 21c0-11-10-21-21-21s-20 10-20 21 9 21 20 21 21-10 21-21z"><text:p/></draw:path><draw:path draw:style-name="gr3" draw:text-style-name="P5" svg:width="0.0335in" svg:height="0.1508in" svg:x="0.6374in" svg:y="0in" svg:viewBox="0 0 86 384" svg:d="M84 14c2-4 2-4 2-6 0-5-3-8-8-8-3 0-7 2-9 9-23 58-45 118-68 177 0 2-1 4-1 7 0 0 0 1 1 5 23 60 45 119 68 177 1 4 4 9 9 9s8-3 8-7c0-2 0-3-2-7-23-60-45-119-69-177 24-60 46-119 69-179z"><text:p/></draw:path><draw:path draw:style-name="gr3" draw:text-style-name="P5" svg:width="0.0693in" svg:height="0.0681in" svg:x="0.6858in" svg:y="0.0453in" svg:viewBox="0 0 177 174" svg:d="M129 24c-8-14-19-24-37-24-45 0-92 56-92 112 0 37 21 62 51 62 7 0 27-1 50-29 4 17 17 29 35 29 14 0 22-9 29-21 7-14 12-37 12-38 0-4-4-4-5-4-4 0-4 1-6 7-6 25-13 48-29 48-11 0-12-10-12-17 0-9 1-12 6-29 4-17 4-21 9-35 4-19 8-37 13-54 3-11 3-11 3-13 0-7-5-10-12-10-9 0-14 9-15 16zM103 124c-2 7-2 8-7 15-18 21-33 27-44 27-19 0-24-22-24-36 0-20 12-67 20-85 13-23 30-37 46-37 25 0 29 32 29 34s0 4-1 6c-6 26-12 51-19 76z"><text:p/></draw:path><draw:path draw:style-name="gr3" draw:text-style-name="P5" svg:width="0.0173in" svg:height="0.0453in" svg:x="0.7736in" svg:y="0.0972in" svg:viewBox="0 0 45 116" svg:d="M45 41c0-26-10-41-25-41-12 0-20 10-20 21 0 10 8 21 20 21 4 0 10-2 13-6 2-1 1-1 2-1s1 0 1 6c0 28-13 51-26 65-5 3-4 4-4 5 0 4 2 5 4 5 4 0 35-30 35-75z"><text:p/></draw:path><draw:path draw:style-name="gr3" draw:text-style-name="P5" svg:width="0.0555in" svg:height="0.1059in" svg:x="0.835in" svg:y="0.0071in" svg:viewBox="0 0 142 270" svg:d="M75 3c-2-1 0-3-6-3-8 0-37 2-47 3-3 0-8 1-8 8 0 4 5 4 10 4 19 0 19 4 19 7s-3 17-6 24c-10 42-20 84-30 126-6 20-7 24-7 37 0 38 21 61 50 61 45 0 92-58 92-111 0-36-20-62-51-62-18 0-34 11-46 23 10-40 20-78 30-117zM37 150c4-9 4-10 7-15 19-24 36-30 46-30 15 0 24 12 24 36 0 23-13 66-19 81-12 26-31 40-45 40s-27-11-27-40c0-6 0-14 7-37 2-12 5-24 7-35z"><text:p/></draw:path><draw:path draw:style-name="gr3" draw:text-style-name="P5" svg:width="0.0335in" svg:height="0.1508in" svg:x="0.9016in" svg:y="0in" svg:viewBox="0 0 86 384" svg:d="M84 198c2-4 2-5 2-5 0-1 0-3-2-7-22-59-45-119-67-177-3-7-5-9-9-9-5 0-8 3-8 8 0 1 0 2 1 6 23 60 46 119 69 179-23 58-46 117-69 177-1 4-1 4-1 7 0 4 3 7 8 7 4 0 6-4 7-7 23-60 46-119 69-179z"><text:p/></draw:path><draw:path draw:style-name="gr3" draw:text-style-name="P5" svg:width="0.1008in" svg:height="0.035in" svg:x="1.00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9in" svg:height="0.1508in" svg:x="1.172in" svg:y="0in" svg:viewBox="0 0 87 384" svg:d="M85 14c2-4 2-4 2-6 0-5-4-8-8-8s-6 2-10 9c-22 58-45 118-67 177-1 2-2 4-2 7 0 0 0 1 2 5 22 60 45 119 67 177 2 4 5 9 10 9 4 0 8-3 8-7 0-2 0-3-2-7-23-60-45-119-68-177 23-60 45-119 68-179z"><text:p/></draw:path><draw:path draw:style-name="gr3" draw:text-style-name="P5" svg:width="0.0587in" svg:height="0.0681in" svg:x="1.2209in" svg:y="0.0453in" svg:viewBox="0 0 150 174" svg:d="M136 23c-5 0-11 0-16 6-7 6-7 13-7 15 0 9 7 13 15 13 11 0 20-9 20-24 0-19-17-33-45-33-52 0-103 55-103 109 0 35 22 65 63 65 55 0 87-41 87-45 0-2-3-6-5-6s-2 1-4 5c-31 38-74 38-78 38-25 0-34-20-34-43 0-15 7-53 21-77 11-21 32-38 53-38 14 0 28 5 33 15z"><text:p/></draw:path><draw:path draw:style-name="gr3" draw:text-style-name="P5" svg:width="0.0177in" svg:height="0.0453in" svg:x="1.2933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5" svg:width="0.072in" svg:height="0.1059in" svg:x="1.3543in" svg:y="0.0071in" svg:viewBox="0 0 184 270" svg:d="M184 3c-3-1 0-3-6-3-5 0-42 3-48 3-3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3-23 29-37 45-37 25 0 30 32 30 34s0 4-1 6c-6 26-12 50-19 75z"><text:p/></draw:path><draw:path draw:style-name="gr3" draw:text-style-name="P5" svg:width="0.0335in" svg:height="0.1508in" svg:x="1.4354in" svg:y="0in" svg:viewBox="0 0 86 384" svg:d="M84 198c2-4 2-5 2-5 0-1 0-3-2-7-22-59-45-119-67-177-3-7-5-9-9-9-5 0-8 3-8 8 0 1 0 2 1 6 23 60 46 119 69 179-23 58-46 117-69 177-1 4-1 4-1 7 0 4 3 7 8 7 4 0 6-4 7-7 23-60 46-119 69-179z"><text:p/></draw:path><draw:path draw:style-name="gr3" draw:text-style-name="P5" svg:width="0.1346in" svg:height="0.0823in" svg:x="1.5791in" svg:y="0.0335in" svg:viewBox="0 0 343 210" svg:d="M330 151c7 0 13 0 13-8s-6-8-14-8c-82 0-164 0-245 0-17-14-37-24-49-29 15-7 33-17 49-30 81 0 163 0 245 0 8 0 14 0 14-8 0-7-6-7-13-7-76 0-153 0-229 0 19-18 39-52 39-57 0-4-5-4-8-4-2 0-6 0-7 3-8 15-18 34-44 58-27 23-52 33-72 39-7 2-8 2-8 3-1 0-1 2-1 3s0 1 0 2c0 0 1 0 1 1 1 0 1 0 9 3 52 16 91 50 112 91 5 7 6 7 10 7 3 0 8 0 8-4 0-5-20-38-39-55 76 0 153 0 229 0z"><text:p/></draw:path><draw:path draw:style-name="gr3" draw:text-style-name="P5" svg:width="0.1346in" svg:height="0.0823in" svg:x="1.7055in" svg:y="0.0335in" svg:viewBox="0 0 343 210" svg:d="M260 76c16 14 36 24 48 30-13 6-32 16-48 29-82 0-164 0-246 0-6 0-14 0-14 8s8 8 14 8c76 0 152 0 228 0-18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3" draw:text-style-name="P5" svg:width="0.035in" svg:height="0.1508in" svg:x="1.9488in" svg:y="0in" svg:viewBox="0 0 90 384" svg:d="M90 380c0-1 0-1-6-8-49-48-61-121-61-179 0-67 14-135 62-183 5-4 5-4 5-7 0-2-1-3-3-3-4 0-40 26-62 75-20 43-25 86-25 118 0 28 4 76 26 119 23 47 57 72 61 72 2 0 3-1 3-4z"><text:p/></draw:path><draw:path draw:style-name="gr3" draw:text-style-name="P5" svg:width="0.0693in" svg:height="0.0681in" svg:x="1.9992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5 9-16 16zM104 124c-2 7-2 8-7 15-18 21-33 27-44 27-20 0-26-22-26-36 0-20 14-67 22-85 13-23 29-37 44-37 26 0 31 32 31 34s0 4-1 6c-6 26-12 51-19 76z"><text:p/></draw:path><draw:path draw:style-name="gr3" draw:text-style-name="P5" svg:width="0.1008in" svg:height="0.035in" svg:x="2.1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91in" svg:height="0.0681in" svg:x="2.2827in" svg:y="0.0453in" svg:viewBox="0 0 151 174" svg:d="M138 23c-7 0-13 0-18 6-6 6-7 13-7 15 0 9 7 13 15 13 11 0 22-9 22-24 0-19-19-33-47-33-51 0-103 55-103 109 0 35 22 65 63 65 55 0 88-41 88-45 0-2-2-6-5-6-2 0-3 1-5 5-31 38-73 38-77 38-24 0-35-20-35-43 0-15 7-53 20-77 13-21 34-38 56-38 13 0 27 5 33 15z"><text:p/></draw:path><draw:path draw:style-name="gr3" draw:text-style-name="P5" svg:width="0.0846in" svg:height="0.0933in" svg:x="2.3846in" svg:y="0.0217in" svg:viewBox="0 0 216 238" svg:d="M117 9c-4-7-6-9-9-9-6 0-7 3-9 9-32 71-64 143-96 213-2 6-3 6-3 8 0 5 3 8 8 8 3 0 5-1 9-8 30-67 60-135 91-204 29 69 60 137 90 204 4 8 8 8 10 8 3 0 8-3 8-8-2-1 0-1-4-5-32-72-63-145-95-216z"><text:p/></draw:path><draw:path draw:style-name="gr3" draw:text-style-name="P5" svg:width="0.0555in" svg:height="0.1059in" svg:x="2.5189in" svg:y="0.0071in" svg:viewBox="0 0 142 270" svg:d="M74 3c-1-1 0-3-5-3-9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1008in" svg:height="0.035in" svg:x="2.627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2in" svg:height="0.1059in" svg:x="2.7858in" svg:y="0.0071in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1-12 3-18 18-74 37-149 56-223zM103 220c-2 7-2 8-7 15-18 20-33 27-44 27-20 0-24-22-24-36 0-20 12-66 20-84 13-23 30-37 46-37 24 0 29 32 29 34s0 4-1 6c-6 26-12 50-19 75z"><text:p/></draw:path><draw:path draw:style-name="gr3" draw:text-style-name="P5" svg:width="0.035in" svg:height="0.1508in" svg:x="2.8673in" svg:y="0in" svg:viewBox="0 0 90 384" svg:d="M90 193c0-30-4-77-25-120-23-48-56-73-61-73-2 0-4 1-4 3 0 3 0 3 8 10 38 38 60 99 60 180 0 65-14 132-62 181-6 5-6 5-6 6 0 3 2 4 4 4 5 0 39-26 62-75 20-43 24-85 24-116z"><text:p/></draw:path></draw:g>. נציב:</text:p>
          <text:p text:style-name="P95"><draw:g text:anchor-type="as-char" svg:y="-0.4181in" draw:z-index="193" draw:name="Shape241" draw:style-name="gr1"><svg:title>TexMaths</svg:title><svg:desc>11§latex§\begin{alignat*}{9}
    &amp;&amp;a = \{1\}&amp;, b = 2 \\
    &amp;&amp;c = \{2\}&amp;, d = 1 \\
    \implies &amp;&amp;\{\{1\}, \{2\}\} &amp;= \{\{2\}, \{1\}\} \\
    \implies &amp;&amp;\la a, b \ra &amp;= \la c, d \ra
\end{aling}§svg§600§FALSE§</svg:desc><draw:path draw:style-name="gr2" draw:text-style-name="P4" svg:width="1.815in" svg:height="0.8209in" svg:x="0.0004in" svg:y="0.0071in" svg:viewBox="0 0 4611 2086" svg:d="M2306 2086c-769 0-1537 0-2306 0 0-696 0-1390 0-2086 1537 0 3074 0 4611 0 0 696 0 1390 0 2086-769 0-1537 0-2305 0z"><text:p/></draw:path><draw:path draw:style-name="gr3" draw:text-style-name="P5" svg:width="0.0693in" svg:height="0.0685in" svg:x="0.4508in" svg:y="0.0472in" svg:viewBox="0 0 177 175" svg:d="M129 25c-7-14-18-25-36-25-45 0-93 57-93 113 0 37 22 62 52 62 7 0 27-1 50-29 2 17 17 29 35 29 14 0 22-9 29-21 7-13 11-37 11-38 0-4-3-4-4-4-5 0-5 1-6 7-6 25-13 48-30 48-9 0-11-10-11-17 0-9 2-12 5-29 4-16 5-21 9-35 4-18 10-36 14-54 2-11 2-12 2-13 0-7-4-11-11-11-9 0-15 9-16 17zM103 125c-1 7-1 8-7 15-17 21-32 27-43 27-20 0-26-22-26-36 0-20 13-67 22-85 11-23 29-37 44-37 26 0 31 32 31 34s-1 4-1 7c-6 25-13 50-20 75z"><text:p/></draw:path><draw:path draw:style-name="gr3" draw:text-style-name="P5" svg:width="0.1008in" svg:height="0.035in" svg:x="0.576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16in" svg:x="0.739in" svg:y="0.0004in" svg:viewBox="0 0 136 386" svg:d="M81 52c0-16 10-41 52-43 2 0 3-2 3-5 0-4-2-4-6-4-39 0-74 20-75 48 0 30 0 59 0 88 0 16 0 28-15 41-14 11-28 12-37 12-2 0-3 2-3 5s2 3 5 4c27 1 44 16 49 34 1 5 1 6 1 19 0 25 0 52 0 77 0 15 0 29 19 43 15 12 40 15 56 15 4 0 6 0 6-3 0-4-2-4-5-4-24-3-44-15-49-35-1-3-1-4-1-17 0-28 0-54 0-82 0-17-3-24-15-36-9-9-20-12-31-15 32-9 46-27 46-50 0-31 0-61 0-92z"><text:p/></draw:path><draw:path draw:style-name="gr3" draw:text-style-name="P5" svg:width="0.05in" svg:height="0.1012in" svg:x="0.8173in" svg:y="0.0134in" svg:viewBox="0 0 128 258" svg:d="M79 10c0-10 0-10-9-10-23 24-57 24-70 24 0 5 0 8 0 12 8 0 31 0 51-10 0 68 0 134 0 201 0 14-2 18-36 18-4 0-8 0-13 0 0 5 0 8 0 13 14-2 47-2 63-2 15 0 49 0 63 2 0-5 0-8 0-13-5 0-8 0-13 0-35 0-36-4-36-18 0-73 0-144 0-217z"><text:p/></draw:path><draw:path draw:style-name="gr3" draw:text-style-name="P5" svg:width="0.0535in" svg:height="0.1516in" svg:x="0.8909in" svg:y="0.0004in" svg:viewBox="0 0 137 386" svg:d="M56 336c0 15-10 39-53 43-2 0-3 1-3 4s4 3 8 3c37 0 73-18 73-47 0-30 0-59 0-89 0-14 0-27 16-40 14-11 28-12 37-12 1-1 3-2 3-4 0-5-2-5-6-5-25-1-44-15-49-34-1-4-1-5-1-20 0-25 0-50 0-76 0-16 0-28-18-42-16-13-42-17-55-17-4 0-8 0-8 4 0 5 2 5 7 5 24 1 42 14 48 33 1 4 1 4 1 19 0 27 0 53 0 81 0 18 2 24 15 36 8 8 19 12 30 16-32 9-45 26-45 48 0 31 0 63 0 94z"><text:p/></draw:path><draw:path draw:style-name="gr3" draw:text-style-name="P5" svg:width="0.0173in" svg:height="0.0453in" svg:x="0.9689in" svg:y="0.098in" svg:viewBox="0 0 45 116" svg:d="M45 41c0-26-10-41-25-41-12 0-20 10-20 21 0 10 8 21 20 21 4 0 10-2 14-6 1-1 1-1 1-1 1 0 1 0 1 6 0 28-13 51-26 65-5 4-5 4-5 6s3 4 5 4c4 0 35-30 35-75z"><text:p/></draw:path><draw:path draw:style-name="gr3" draw:text-style-name="P5" svg:width="0.0555in" svg:height="0.1067in" svg:x="1.0303in" svg:y="0.0091in" svg:viewBox="0 0 142 272" svg:d="M75 4c0-1 0-4-6-4-9 0-37 3-47 3-3 1-8 1-8 8 0 6 5 6 10 6 19 0 19 2 19 6 0 2-3 16-5 23-11 42-20 85-31 127-6 18-7 25-7 38 0 38 21 61 49 61 46 0 93-57 93-112 0-36-20-63-51-63-18 0-34 12-45 23 10-39 19-77 29-116zM38 151c3-9 3-10 6-15 19-25 36-30 46-30 14 0 24 12 24 36 0 23-13 67-19 83-13 25-31 39-46 39-13 0-26-11-26-39 0-7 0-15 7-39 3-12 5-23 8-35z"><text:p/></draw:path><draw:path draw:style-name="gr3" draw:text-style-name="P5" svg:width="0.1004in" svg:height="0.035in" svg:x="1.1394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606in" svg:height="0.1012in" svg:x="1.2988in" svg:y="0.0134in" svg:viewBox="0 0 155 258" svg:d="M30 228c14-13 27-28 41-41 60-53 84-74 84-112 0-44-35-75-82-75-44 0-73 35-73 69 0 22 20 22 21 22 6 0 20-4 20-21 0-9-7-19-20-19-3 0-5 0-6 0 9-25 30-39 53-39 34 0 52 31 52 63 0 31-20 61-41 85-25 27-49 56-75 83-4 4-4 5-4 15 48 0 96 0 144 0 3-22 8-46 11-68-3 0-7 0-10 0-2 11-4 28-9 35-2 3-28 3-36 3-23 0-47 0-70 0z"><text:p/></draw:path><draw:path draw:style-name="gr3" draw:text-style-name="P5" svg:width="0.0591in" svg:height="0.0685in" svg:x="0.4654in" svg:y="0.2756in" svg:viewBox="0 0 151 175" svg:d="M137 24c-6 0-12 0-16 6-7 5-8 12-8 15 0 9 8 13 15 13 11 0 22-10 22-25 0-19-19-33-47-33-51 0-103 55-103 110 0 35 23 65 63 65 55 0 88-41 88-45 0-2-3-6-5-6s-3 1-5 5c-31 38-73 38-77 38-24 0-35-20-35-43 0-15 7-52 20-77 13-22 33-38 55-38 14 0 28 4 33 15z"><text:p/></draw:path><draw:path draw:style-name="gr3" draw:text-style-name="P5" svg:width="0.1008in" svg:height="0.035in" svg:x="0.576in" svg:y="0.2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16in" svg:x="0.739in" svg:y="0.2287in" svg:viewBox="0 0 136 386" svg:d="M81 52c0-16 10-41 52-43 2-1 3-2 3-5 0-4-2-4-6-4-39 0-74 20-75 48 0 30 0 59 0 88 0 16 0 28-15 41-14 11-28 11-37 12-2 0-3 1-3 5 0 3 2 3 5 3 27 2 44 17 49 35 1 5 1 5 1 19 0 25 0 51 0 76 0 16 0 28 19 44 15 11 40 15 56 15 4 0 6 0 6-4 0-3-2-3-5-5-24-1-44-13-49-33-1-3-1-4-1-18 0-27 0-54 0-81 0-17-3-24-15-37-9-8-20-12-31-14 32-9 46-28 46-50 0-31 0-61 0-92z"><text:p/></draw:path><draw:path draw:style-name="gr3" draw:text-style-name="P5" svg:width="0.0602in" svg:height="0.1004in" svg:x="0.8118in" svg:y="0.2417in" svg:viewBox="0 0 154 256" svg:d="M30 227c13-13 27-27 40-40 61-53 84-74 84-112 0-44-35-75-83-75-42 0-71 35-71 69 0 22 19 22 20 22 6 0 21-4 21-21 0-9-8-19-21-19-4 0-5 0-6 0 9-26 30-40 53-40 35 0 52 32 52 64 0 31-20 60-41 85-24 27-49 55-74 82-4 5-4 6-4 14 47 0 96 0 143 0 3-22 8-45 11-67-3 0-7 0-10 0-2 12-4 29-9 36-2 2-27 2-36 2-23 0-46 0-69 0z"><text:p/></draw:path><draw:path draw:style-name="gr3" draw:text-style-name="P5" svg:width="0.0535in" svg:height="0.1516in" svg:x="0.8909in" svg:y="0.2287in" svg:viewBox="0 0 137 386" svg:d="M56 335c0 16-10 40-53 42-2 2-3 3-3 5 0 4 4 4 8 4 37 0 73-18 73-48s0-58 0-88c0-14 0-28 16-40 14-11 28-12 37-13 1 0 3-1 3-3 0-5-2-5-6-5-25-2-44-15-49-35-1-3-1-4-1-19 0-25 0-50 0-76 0-16 0-28-18-44-16-11-42-15-55-15-4 0-8 0-8 4s2 4 7 5c24 1 42 13 48 33 1 3 1 4 1 19 0 27 0 53 0 81 0 18 2 24 15 36 8 8 19 12 30 16-32 9-45 26-45 48 0 31 0 62 0 93z"><text:p/></draw:path><draw:path draw:style-name="gr3" draw:text-style-name="P5" svg:width="0.0173in" svg:height="0.0453in" svg:x="0.9689in" svg:y="0.3268in" svg:viewBox="0 0 45 116" svg:d="M45 41c0-26-10-41-25-41-12 0-20 10-20 21 0 10 8 20 20 20 4 0 10-1 14-5 1-1 1-1 1-1 1 0 1 0 1 6 0 28-13 51-26 65-5 4-5 4-5 5 0 3 3 5 5 5 4 0 35-30 35-75z"><text:p/></draw:path><draw:path draw:style-name="gr3" draw:text-style-name="P5" svg:width="0.072in" svg:height="0.1067in" svg:x="1.0295in" svg:y="0.2362in" svg:viewBox="0 0 184 272" svg:d="M184 4c0-1 0-4-6-4-5 0-42 3-48 4-4 0-6 3-6 7s4 4 9 4c19 0 20 4 20 7 0 2-1 6-1 8-8 31-16 61-23 92-8-14-19-25-37-25-45 0-92 57-92 113 0 37 21 62 51 62 7 0 27-1 50-29 3 17 17 29 35 29 14 0 22-9 29-21 7-14 12-37 12-39 0-3-4-3-5-3-4 0-5 1-6 7-7 25-13 48-29 48-11 0-12-11-12-19s1-12 3-17c18-75 37-149 56-224zM103 222c-2 7-2 8-7 15-18 21-33 27-44 27-20 0-25-22-25-36 0-20 13-67 21-85 12-23 30-37 45-37 25 0 30 32 30 34s0 4-1 6c-7 26-12 51-19 76z"><text:p/></draw:path><draw:path draw:style-name="gr3" draw:text-style-name="P5" svg:width="0.1004in" svg:height="0.035in" svg:x="1.1535in" svg:y="0.286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in" svg:height="0.1004in" svg:x="1.3189in" svg:y="0.2417in" svg:viewBox="0 0 128 256" svg:d="M79 10c0-10 0-10-9-10-24 24-58 24-70 24 0 5 0 8 0 12 8 0 31 0 51-10 0 68 0 134 0 201 0 13-2 18-36 18-4 0-8 0-13 0 0 4 0 8 0 11 14-1 47-1 63-1 15 0 49 0 63 1 0-3 0-7 0-11-5 0-8 0-13 0-35 0-36-4-36-18 0-73 0-144 0-217z"><text:p/></draw:path><draw:path draw:style-name="gr3" draw:text-style-name="P5" svg:width="0.1008in" svg:height="0.035in" svg:x="0.0012in" svg:y="0.51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346in" svg:height="0.0831in" svg:x="0.0941in" svg:y="0.4909in" svg:viewBox="0 0 343 212" svg:d="M260 76c16 14 36 24 48 30-13 6-33 16-48 29-82 0-164 0-246 0-6 0-14 0-14 8s8 8 14 8c76 0 152 0 228 0-19 18-39 53-39 57s6 4 8 4c3 0 6 0 7-3 9-14 20-35 44-57 27-24 53-34 73-40 7-2 7-3 8-3 0-1 0-2 0-3s0-1 0-3h-1c-1-1-1-1-9-3-51-15-90-50-112-92-4-8-4-8-10-8-2 0-8 0-8 4 0 5 20 39 39 57-76 0-152 0-228 0-6 0-14 0-14 7 0 8 8 8 14 8 82 0 164 0 246 0z"><text:p/></draw:path><draw:path draw:style-name="gr3" draw:text-style-name="P5" svg:width="0.0535in" svg:height="0.1516in" svg:x="0.2909in" svg:y="0.4567in" svg:viewBox="0 0 137 386" svg:d="M81 52c0-17 10-41 53-43 1-1 3-2 3-5 0-4-3-4-7-4-39 0-74 20-74 48 0 30 0 59 0 88 0 15 0 28-15 40-15 11-29 12-38 13-1 0-3 1-3 4 0 4 2 4 7 4 25 2 44 15 48 35 1 4 1 5 1 19 0 25 0 51 0 76 0 16 0 28 19 44 14 11 40 15 55 15 4 0 7 0 7-4 0-3-2-3-6-5-24-1-43-13-49-33-1-3-1-4-1-18 0-28 0-54 0-82 0-17-3-24-15-36-8-8-19-12-30-15 32-9 45-27 45-49 0-31 0-61 0-92z"><text:p/></draw:path><draw:path draw:style-name="gr3" draw:text-style-name="P5" svg:width="0.0535in" svg:height="0.1516in" svg:x="0.3673in" svg:y="0.4567in" svg:viewBox="0 0 137 386" svg:d="M81 52c0-17 10-41 52-43 2-1 4-2 4-5 0-4-3-4-7-4-39 0-74 20-75 48 0 30 0 59 0 88 0 15 0 28-15 40-14 11-28 12-37 13-2 0-3 1-3 4 0 4 2 4 5 4 27 2 46 15 49 35 1 4 1 5 1 19 0 25 0 51 0 76 0 16 0 28 19 44 15 11 40 15 56 15 4 0 7 0 7-4 0-3-3-3-6-5-24-1-43-13-49-33-1-3-1-4-1-18 0-28 0-54 0-82 0-17-3-24-15-36-8-8-20-12-30-15 31-9 45-27 45-49 0-31 0-61 0-92z"><text:p/></draw:path><draw:path draw:style-name="gr3" draw:text-style-name="P5" svg:width="0.05in" svg:height="0.1012in" svg:x="0.4457in" svg:y="0.4689in" svg:viewBox="0 0 128 258" svg:d="M80 10c0-9 0-10-10-10-23 25-57 25-70 25 0 5 0 8 0 12 9 0 31 0 52-9 0 66 0 133 0 199 0 14-3 18-37 18-4 0-7 0-12 0 0 5 0 8 0 13 13-2 46-2 63-2 15 0 48 0 62 2 0-5 0-8 0-13-5 0-8 0-13 0-34 0-35-4-35-18 0-73 0-144 0-217z"><text:p/></draw:path><draw:path draw:style-name="gr3" draw:text-style-name="P5" svg:width="0.0535in" svg:height="0.1516in" svg:x="0.5193in" svg:y="0.4567in" svg:viewBox="0 0 137 386" svg:d="M56 335c0 15-10 40-53 42-1 2-3 3-3 5 0 4 4 4 8 4 37 0 73-18 73-48s0-58 0-88c0-16 0-28 16-41 14-11 28-11 37-12 2 0 3-1 3-4 0-4-2-4-6-4-25-2-44-16-49-35-1-4-1-4-1-19 0-25 0-50 0-76 0-16 0-28-18-44-16-12-42-15-55-15-4 0-8 0-8 4s2 4 7 5c24 1 42 13 48 33 1 3 1 4 1 19 0 26 0 53 0 80 0 17 3 24 15 37 8 8 19 12 30 15-32 8-45 27-45 49 0 31 0 62 0 93z"><text:p/></draw:path><draw:path draw:style-name="gr3" draw:text-style-name="P5" svg:width="0.0173in" svg:height="0.0453in" svg:x="0.5976in" svg:y="0.5547in" svg:viewBox="0 0 45 116" svg:d="M45 41c0-26-10-41-25-41-12 0-20 10-20 21 0 10 8 20 20 20 5 0 10-1 14-5 1-1 1-1 1-1 1 0 1 0 1 6 0 28-13 51-26 64-5 4-5 5-5 6 0 3 3 5 5 5 4 0 35-30 35-75z"><text:p/></draw:path><draw:path draw:style-name="gr3" draw:text-style-name="P5" svg:width="0.0535in" svg:height="0.1516in" svg:x="0.663in" svg:y="0.4567in" svg:viewBox="0 0 137 386" svg:d="M81 52c0-17 10-41 53-43 1-1 3-2 3-5 0-4-3-4-7-4-39 0-74 20-74 48 0 30 0 59 0 88 0 15 0 28-15 40-15 11-29 12-38 13-2 0-3 1-3 4 0 4 2 4 7 4 25 2 44 15 48 35 1 4 1 5 1 19 0 25 0 51 0 76 0 16 0 28 18 44 15 11 40 15 56 15 4 0 7 0 7-4 0-3-2-3-6-5-24-1-43-13-49-33-1-3-1-4-1-18 0-28 0-54 0-82 0-17-3-24-15-36-8-8-19-12-30-15 32-9 45-27 45-49 0-31 0-61 0-92z"><text:p/></draw:path><draw:path draw:style-name="gr3" draw:text-style-name="P5" svg:width="0.0602in" svg:height="0.1012in" svg:x="0.7354in" svg:y="0.4689in" svg:viewBox="0 0 154 258" svg:d="M30 228c13-13 27-27 40-40 61-53 84-74 84-113 0-44-34-75-81-75-44 0-73 36-73 70 0 22 20 22 21 22 6 0 20-5 20-20 0-10-7-20-21-20-4 0-4 0-5 0 9-26 30-40 52-40 35 0 52 32 52 63 0 32-19 61-41 86-24 27-49 55-74 82-4 5-4 6-4 15 47 0 96 0 143 0 3-22 8-46 11-68-3 0-7 0-10 0-1 13-4 29-8 35-3 3-28 3-37 3-23 0-46 0-69 0z"><text:p/></draw:path><draw:path draw:style-name="gr3" draw:text-style-name="P5" svg:width="0.0535in" svg:height="0.1516in" svg:x="0.815in" svg:y="0.4567in" svg:viewBox="0 0 137 386" svg:d="M56 335c0 15-10 40-52 42-2 2-4 3-4 5 0 4 4 4 8 4 37 0 73-18 74-48 0-30 0-58 0-88 0-16 0-28 16-41 13-11 27-11 36-12 2 0 3-1 3-4 0-4-2-4-6-4-25-2-44-16-47-35-2-4-2-4-2-19 0-25 0-50 0-76 0-16 0-28-18-44-16-12-43-15-56-15-4 0-8 0-8 4s2 4 7 5c24 1 42 13 48 33 1 3 1 4 1 19 0 26 0 53 0 80 0 17 3 24 15 37 8 8 20 12 30 15-31 8-45 27-45 49 0 31 0 62 0 93z"><text:p/></draw:path><draw:path draw:style-name="gr3" draw:text-style-name="P5" svg:width="0.0535in" svg:height="0.1516in" svg:x="0.8909in" svg:y="0.4567in" svg:viewBox="0 0 137 386" svg:d="M56 335c0 15-10 40-53 42-2 2-3 3-3 5 0 4 4 4 8 4 37 0 73-18 73-48s0-58 0-88c0-16 0-28 16-41 14-11 28-11 37-12 1 0 3-1 3-4 0-4-2-4-6-4-25-2-44-16-49-35-1-4-1-4-1-19 0-25 0-50 0-76 0-16 0-28-18-44-16-12-42-15-55-15-4 0-8 0-8 4s2 4 7 5c24 1 42 13 48 33 1 3 1 4 1 19 0 26 0 53 0 80 0 17 2 24 15 37 8 8 19 12 30 15-32 8-45 27-45 49 0 31 0 62 0 93z"><text:p/></draw:path><draw:path draw:style-name="gr3" draw:text-style-name="P5" svg:width="0.1004in" svg:height="0.035in" svg:x="1.0067in" svg:y="0.51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35in" svg:height="0.1516in" svg:x="1.1693in" svg:y="0.4567in" svg:viewBox="0 0 137 386" svg:d="M81 52c0-17 10-41 53-43 1-1 3-2 3-5 0-4-3-4-7-4-39 0-74 20-74 48 0 30 0 59 0 88 0 15 0 28-15 40-15 11-29 12-38 13-1 0-3 1-3 4 0 4 2 4 7 4 25 2 44 15 48 35 1 4 1 5 1 19 0 25 0 51 0 76 0 16 0 28 19 44 14 11 40 15 55 15 4 0 7 0 7-4 0-3-2-3-6-5-24-1-43-13-49-33-1-3-1-4-1-18 0-28 0-54 0-82 0-17-2-24-15-36-8-8-19-12-30-15 32-9 45-27 45-49 0-31 0-61 0-92z"><text:p/></draw:path><draw:path draw:style-name="gr3" draw:text-style-name="P5" svg:width="0.0535in" svg:height="0.1516in" svg:x="1.2457in" svg:y="0.4567in" svg:viewBox="0 0 137 386" svg:d="M81 52c0-17 10-41 52-43 2-1 4-2 4-5 0-4-3-4-7-4-39 0-74 20-75 48 0 30 0 59 0 88 0 15 0 28-15 40-14 11-28 12-37 13-2 0-3 1-3 4 0 4 2 4 5 4 27 2 46 15 49 35 1 4 1 5 1 19 0 25 0 51 0 76 0 16 0 28 19 44 15 11 40 15 56 15 4 0 7 0 7-4 0-3-3-3-6-5-24-1-43-13-49-33-1-3-1-4-1-18 0-28 0-54 0-82 0-17-3-24-15-36-8-8-20-12-30-15 31-9 45-27 45-49 0-31 0-61 0-92z"><text:p/></draw:path><draw:path draw:style-name="gr3" draw:text-style-name="P5" svg:width="0.0602in" svg:height="0.1012in" svg:x="1.3185in" svg:y="0.4689in" svg:viewBox="0 0 154 258" svg:d="M30 228c13-13 27-27 40-40 61-53 84-74 84-113 0-44-35-75-83-75-42 0-71 36-71 70 0 22 19 22 20 22 6 0 21-5 21-20 0-10-8-20-21-20-4 0-4 0-6 0 10-26 31-40 53-40 35 0 52 32 52 63 0 32-20 61-41 86-24 27-49 55-74 82-4 5-4 6-4 15 47 0 96 0 143 0 3-22 8-46 11-68-3 0-7 0-10 0-2 13-4 29-9 35-2 3-27 3-36 3-23 0-46 0-69 0z"><text:p/></draw:path><draw:path draw:style-name="gr3" draw:text-style-name="P5" svg:width="0.0535in" svg:height="0.1516in" svg:x="1.3976in" svg:y="0.4567in" svg:viewBox="0 0 137 386" svg:d="M56 335c0 15-10 40-53 42-1 2-3 3-3 5 0 4 4 4 8 4 37 0 73-18 73-48s0-58 0-88c0-16 0-28 16-41 14-11 28-11 37-12 2 0 3-1 3-4 0-4-2-4-6-4-25-2-44-16-49-35-1-4-1-4-1-19 0-25 0-50 0-76 0-16 0-28-18-44-16-12-42-15-55-15-4 0-8 0-8 4s2 4 7 5c24 1 42 13 48 33 1 3 1 4 1 19 0 26 0 53 0 80 0 17 3 24 15 37 8 8 19 12 30 15-32 8-45 27-45 49 0 31 0 62 0 93z"><text:p/></draw:path><draw:path draw:style-name="gr3" draw:text-style-name="P5" svg:width="0.0173in" svg:height="0.0453in" svg:x="1.476in" svg:y="0.5547in" svg:viewBox="0 0 45 116" svg:d="M45 41c0-26-10-41-25-41-12 0-20 10-20 21 0 10 8 20 20 20 5 0 10-1 14-5 1-1 1-1 1-1 1 0 1 0 1 6 0 28-13 51-26 64-5 4-5 5-5 6 0 3 3 5 5 5 4 0 35-30 35-75z"><text:p/></draw:path><draw:path draw:style-name="gr3" draw:text-style-name="P5" svg:width="0.0535in" svg:height="0.1516in" svg:x="1.5413in" svg:y="0.4567in" svg:viewBox="0 0 137 386" svg:d="M81 52c0-17 10-41 53-43 1-1 3-2 3-5 0-4-3-4-7-4-39 0-74 20-74 48 0 30 0 59 0 88 0 15 0 28-15 40-15 11-29 12-38 13-2 0-3 1-3 4 0 4 2 4 7 4 25 2 44 15 48 35 1 4 1 5 1 19 0 25 0 51 0 76 0 16 0 28 18 44 15 11 40 15 56 15 4 0 7 0 7-4 0-3-2-3-6-5-24-1-43-13-49-33-1-3-1-4-1-18 0-28 0-54 0-82 0-17-3-24-15-36-8-8-19-12-30-15 32-9 45-27 45-49 0-31 0-61 0-92z"><text:p/></draw:path><draw:path draw:style-name="gr3" draw:text-style-name="P5" svg:width="0.05in" svg:height="0.1012in" svg:x="1.6201in" svg:y="0.4689in" svg:viewBox="0 0 128 258" svg:d="M79 10c0-9 0-10-9-10-24 25-58 25-70 25 0 5 0 8 0 12 8 0 30 0 51-9 0 66 0 133 0 199 0 14-2 18-37 18-4 0-7 0-12 0 0 5 0 8 0 13 13-2 47-2 63-2 15 0 48 0 63 2 0-5 0-8 0-13-5 0-9 0-14 0-34 0-35-4-35-18 0-73 0-144 0-217z"><text:p/></draw:path><draw:path draw:style-name="gr3" draw:text-style-name="P5" svg:width="0.0535in" svg:height="0.1516in" svg:x="1.6933in" svg:y="0.4567in" svg:viewBox="0 0 137 386" svg:d="M56 335c0 15-10 40-52 42-2 2-4 3-4 5 0 4 4 4 8 4 37 0 73-18 74-48 0-30 0-58 0-88 0-16 0-28 16-41 13-11 27-11 36-12 2 0 3-1 3-4 0-4-2-4-6-4-25-2-44-16-47-35-2-4-2-4-2-19 0-25 0-50 0-76 0-16 0-28-18-44-16-12-43-15-56-15-4 0-8 0-8 4s2 4 7 5c24 1 42 13 48 33 1 3 1 4 1 19 0 26 0 53 0 80 0 17 3 24 15 37 8 8 20 12 30 15-31 8-45 27-45 49 0 31 0 62 0 93z"><text:p/></draw:path><draw:path draw:style-name="gr3" draw:text-style-name="P5" svg:width="0.0535in" svg:height="0.1516in" svg:x="1.7697in" svg:y="0.4567in" svg:viewBox="0 0 137 386" svg:d="M56 335c0 15-10 40-53 42-2 2-3 3-3 5 0 4 4 4 8 4 37 0 73-18 73-48s0-58 0-88c0-16 0-28 16-41 14-11 28-11 37-12 1 0 3-1 3-4 0-4-2-4-6-4-25-2-44-16-49-35-1-4-1-4-1-19 0-25 0-50 0-76 0-16 0-28-18-44-16-12-42-15-55-15-4 0-8 0-8 4s2 4 7 5c24 1 42 13 48 33 1 3 1 4 1 19 0 26 0 53 0 80 0 17 2 24 15 37 8 8 19 12 30 15-32 8-45 27-45 49 0 31 0 62 0 93z"><text:p/></draw:path><draw:path draw:style-name="gr3" draw:text-style-name="P5" svg:width="0.1008in" svg:height="0.035in" svg:x="0.0012in" svg:y="0.742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346in" svg:height="0.0831in" svg:x="0.0941in" svg:y="0.7189in" svg:viewBox="0 0 343 212" svg:d="M260 76c16 14 36 24 48 30-13 6-33 16-48 29-82 0-164 0-246 0-6 0-14 0-14 8s8 8 14 8c76 0 152 0 228 0-19 17-39 52-39 57 0 4 6 4 8 4 3 0 6 0 7-3 9-14 20-35 44-57 27-24 53-34 73-41 7-2 7-2 8-3 0-1 0-1 0-2s0-1 0-3l-1-1c-1 0-1 0-9-2-51-15-90-50-112-92-4-8-4-8-10-8-2 0-8 0-8 3 0 6 20 40 39 58-76 0-152 0-228 0-6 0-14 0-14 7 0 8 8 8 14 8 82 0 164 0 246 0z"><text:p/></draw:path><draw:path draw:style-name="gr3" draw:text-style-name="P5" svg:width="0.0335in" svg:height="0.1516in" svg:x="0.6413in" svg:y="0.6835in" svg:viewBox="0 0 86 386" svg:d="M85 14c1-4 1-5 1-6 0-5-4-8-8-8-3 0-5 1-9 9-22 59-45 118-67 177-1 2-2 4-2 7 0 1 0 2 2 6 22 60 45 118 67 177 2 5 5 10 9 10s8-3 8-7c0-2 0-3-1-7-23-59-45-120-69-179 24-60 46-119 69-179z"><text:p/></draw:path><draw:path draw:style-name="gr3" draw:text-style-name="P5" svg:width="0.0693in" svg:height="0.0685in" svg:x="0.6898in" svg:y="0.7307in" svg:viewBox="0 0 177 175" svg:d="M129 24c-7-14-18-24-36-24-45 0-93 56-93 113 0 37 22 62 52 62 7 0 27-2 50-29 2 16 17 29 35 29 14 0 22-9 29-21 7-14 8-25 11-38 0-5-3-5-4-5-5 0-5 2-6 8-6 24-13 47-30 47-9 0-11-10-11-17 0-9 0-13 5-29 4-17 5-20 9-35 4-18 10-37 14-54 2-11 2-11 2-13 0-7-4-10-11-10-9 0-15 9-16 16zM103 124c-1 8-1 8-7 15-17 22-33 27-43 27-20 0-26-21-26-36 0-19 13-67 21-85 12-23 30-37 45-37 26 0 31 32 31 34s-1 5-1 6c-6 26-13 51-20 76z"><text:p/></draw:path><draw:path draw:style-name="gr3" draw:text-style-name="P5" svg:width="0.0173in" svg:height="0.0453in" svg:x="0.7772in" svg:y="0.7831in" svg:viewBox="0 0 45 116" svg:d="M45 41c0-27-10-41-24-41-13 0-21 10-21 20 0 11 8 21 21 21 4 0 9-1 13-6 1 0 1-1 2-1 0 2 0 1 0 7 0 28-13 51-25 64-4 4-4 5-4 6 0 2 1 5 3 5 4 0 35-30 35-75z"><text:p/></draw:path><draw:path draw:style-name="gr3" draw:text-style-name="P5" svg:width="0.0555in" svg:height="0.1071in" svg:x="0.839in" svg:y="0.6925in" svg:viewBox="0 0 142 273" svg:d="M74 4c-3-1 0-4-6-4-9 0-36 3-46 4-3 0-8 0-8 8 0 5 4 5 9 5 19 0 20 2 20 6 0 2-3 16-6 24-11 42-21 84-32 126-4 20-5 25-5 39 0 37 20 61 48 61 47 0 94-57 94-113 0-36-21-62-52-62-17 0-33 11-45 23 10-38 19-78 29-117zM37 151c3-9 3-10 6-13 19-26 36-32 46-32 14 0 25 12 25 36 0 23-13 68-19 83-14 25-31 39-47 39-13 0-25-10-25-38 0-8 0-16 6-40 3-12 5-23 8-35z"><text:p/></draw:path><draw:path draw:style-name="gr3" draw:text-style-name="P5" svg:width="0.0335in" svg:height="0.1516in" svg:x="0.9055in" svg:y="0.6835in" svg:viewBox="0 0 86 386" svg:d="M85 199c1-4 1-5 1-6 0-2 0-3-1-7-23-59-45-118-69-177-2-7-4-9-8-9-5 0-8 3-8 8 0 1 0 1 2 5 23 60 45 120 68 180-23 59-45 118-68 178-2 4-2 5-2 8 0 4 3 7 8 7s6-4 8-7c24-60 46-120 69-180z"><text:p/></draw:path><draw:path draw:style-name="gr3" draw:text-style-name="P5" svg:width="0.1004in" svg:height="0.035in" svg:x="1.0067in" svg:y="0.742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335in" svg:height="0.1516in" svg:x="1.1756in" svg:y="0.6835in" svg:viewBox="0 0 86 386" svg:d="M84 14c2-4 2-5 2-6 0-5-4-8-8-8-3 0-7 1-9 9-23 59-45 118-68 177 0 2-1 4-1 7 0 1 0 2 1 6 23 60 45 118 68 177 1 5 4 10 9 10 4 0 8-3 8-7 0-2 0-3-2-7-24-59-46-120-69-179 23-60 45-119 69-179z"><text:p/></draw:path><draw:path draw:style-name="gr3" draw:text-style-name="P5" svg:width="0.0591in" svg:height="0.0685in" svg:x="1.224in" svg:y="0.7307in" svg:viewBox="0 0 151 175" svg:d="M137 24c-6 0-12 0-17 5-6 6-7 13-7 15 0 10 7 13 15 13 11 0 22-9 22-24 0-19-19-33-47-33-51 0-103 55-103 109 0 35 22 66 63 66 55 0 88-41 88-46 0-2-4-5-6-5-1 0-2 1-4 4-31 38-73 38-77 38-26 0-35-19-35-42 0-16 7-54 20-77 13-22 33-39 54-39 14 0 29 5 34 16z"><text:p/></draw:path><draw:path draw:style-name="gr3" draw:text-style-name="P5" svg:width="0.0173in" svg:height="0.0453in" svg:x="1.2969in" svg:y="0.7831in" svg:viewBox="0 0 45 116" svg:d="M45 41c0-27-10-41-25-41-12 0-20 10-20 20 0 11 8 21 20 21 5 0 10-1 14-6 1 0 1-1 1-1 1 0 1 1 1 7 0 28-13 51-26 64-5 4-5 5-5 6 0 2 3 5 5 5 4 0 35-30 35-75z"><text:p/></draw:path><draw:path draw:style-name="gr3" draw:text-style-name="P5" svg:width="0.072in" svg:height="0.1071in" svg:x="1.3575in" svg:y="0.6925in" svg:viewBox="0 0 184 273" svg:d="M184 4c-3-1 0-4-6-4-5 0-42 3-48 4-4 0-6 3-6 8s4 5 9 5c19 0 20 2 20 6 0 2-1 6-1 8-8 31-16 60-23 91-8-14-19-24-37-24-45 0-92 56-92 113 0 37 21 62 51 62 8 0 27-2 50-29 3 16 17 29 35 29 14 0 23-9 29-21 7-14 8-25 12-38 0-5-3-5-5-5-4 0-4 2-5 8-6 24-14 47-30 47-11 0-12-10-12-17 0-9 1-13 3-19 18-75 37-149 56-224zM103 222c-2 8-2 8-7 15-18 22-33 27-44 27-19 0-25-21-25-36 0-19 13-67 21-85 12-23 30-37 45-37 26 0 31 32 31 34s-1 5-2 6c-7 26-12 51-19 76z"><text:p/></draw:path><draw:path draw:style-name="gr3" draw:text-style-name="P5" svg:width="0.0335in" svg:height="0.1516in" svg:x="1.4386in" svg:y="0.6835in" svg:viewBox="0 0 86 386" svg:d="M85 199c1-4 1-5 1-6 0-2 0-3-1-7-23-59-45-118-69-177-2-7-4-9-8-9-5 0-8 3-8 8 0 1 0 1 2 5 23 60 45 120 68 180-23 59-45 118-68 178-2 4-2 5-2 8 0 4 3 7 8 7s6-4 7-7c23-60 47-120 70-180z"><text:p/></draw:path></draw:g></text:p>
        </text:list-item>
        <text:list-item>
          <text:p text:style-name="P96">וזו <text:span text:style-name="T10">סתירה</text:span>. <text:span text:style-name="T8">מש"ל</text:span> <draw:g text:anchor-type="as-char" svg:y="-0.1043in" draw:z-index="192" draw:name="Shape242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ג)</text:h>
      <text:list text:style-name="L15">
        <text:list-item>
          <text:p text:style-name="P97">נראה דוגמה נגדית לכך שההגדרה <draw:g text:anchor-type="as-char" svg:y="-0.1283in" draw:z-index="196" draw:name="Shape243" draw:style-name="gr1"><svg:title>TexMaths</svg:title><svg:desc>11§display§\langle a, b \rangle  = \big\{\{a\}, \{\{b\}\} \big\}§svg§600§FALSE§</svg:desc><draw:path draw:style-name="gr2" draw:text-style-name="P4" svg:width="1.3484in" svg:height="0.1661in" svg:x="0.0004in" svg:y="0.0079in" svg:viewBox="0 0 3426 423" svg:d="M1713 423c-571 0-1142 0-1713 0 0-141 0-282 0-423 1142 0 2284 0 3426 0 0 141 0 282 0 423-571 0-1142 0-1713 0z"><text:p/></draw:path><draw:path draw:style-name="gr3" draw:text-style-name="P5" svg:width="0.0335in" svg:height="0.1512in" svg:x="0.0094in" svg:y="0.0165in" svg:viewBox="0 0 86 385" svg:d="M84 15c2-4 2-5 2-7 0-5-3-8-8-8-3 0-5 2-9 9-22 59-45 118-67 177-1 2-2 6-2 8 0 1 0 1 2 6 22 59 45 118 67 176 3 5 4 9 9 9s8-3 8-7c0-2 0-3-2-7-23-59-45-119-69-177 24-60 46-119 69-179z"><text:p/></draw:path><draw:path draw:style-name="gr3" draw:text-style-name="P5" svg:width="0.0693in" svg:height="0.0685in" svg:x="0.0579in" svg:y="0.0618in" svg:viewBox="0 0 177 175" svg:d="M129 25c-7-14-19-25-35-25-47 0-94 57-94 113 0 37 21 62 52 62 7 0 26-1 49-29 4 17 17 29 35 29 15 0 24-9 29-21 7-14 12-37 12-38 0-4-3-4-4-4-5 0-5 1-6 7-6 25-14 48-29 48-11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173in" svg:height="0.0453in" svg:x="0.1457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55in" svg:height="0.1063in" svg:x="0.2071in" svg:y="0.0236in" svg:viewBox="0 0 142 271" svg:d="M75 4c0-1 0-4-6-4-8 0-37 3-47 3-3 1-7 1-7 8 0 6 4 6 9 6 19 0 20 2 20 6 0 2-4 16-5 23-11 42-21 84-32 127-5 19-7 25-7 38 0 36 21 60 50 60 45 0 92-56 92-112 0-35-20-62-51-62-17 0-34 11-45 23 10-39 19-77 29-116zM39 150c2-8 2-9 5-13 19-26 36-31 46-31 15 0 24 12 24 36 0 23-12 67-19 81-12 26-30 40-45 40-14 0-27-11-27-38 0-8 0-15 7-39 3-12 5-24 9-36z"><text:p/></draw:path><draw:path draw:style-name="gr3" draw:text-style-name="P5" svg:width="0.0335in" svg:height="0.1512in" svg:x="0.2736in" svg:y="0.0165in" svg:viewBox="0 0 86 385" svg:d="M84 200c2-5 2-5 2-6s0-2-2-7c-22-59-45-119-67-178-3-7-5-9-9-9-5 0-8 3-8 8 0 1 0 2 2 6 23 60 45 119 68 180-23 58-45 118-68 177-2 4-2 4-2 7 0 4 3 7 8 7 4 0 6-3 7-7 24-60 46-119 69-178z"><text:p/></draw:path><draw:path draw:style-name="gr3" draw:text-style-name="P5" svg:width="0.1008in" svg:height="0.035in" svg:x="0.3752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815in" svg:x="0.5445in" svg:y="0in" svg:viewBox="0 0 138 462" svg:d="M56 170c0 27-14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3" draw:text-style-name="P5" svg:width="0.0531in" svg:height="0.1512in" svg:x="0.6272in" svg:y="0.0165in" svg:viewBox="0 0 136 385" svg:d="M81 52c0-16 10-41 52-43 2 0 3-2 3-5 0-4-2-4-6-4-39 0-74 20-75 48 0 30 0 59 0 89 0 15 0 27-15 40-14 11-28 11-37 12-2 0-3 3-3 5 0 3 2 3 6 4 26 1 44 16 48 34 1 5 1 5 1 18 0 25 0 51 0 76 0 16 0 28 19 44 15 11 40 15 56 15 4 0 6 0 6-4 0-3-2-3-5-5-24-1-44-13-48-33-2-3-2-4-2-18 0-27 0-53 0-80 0-17-3-25-15-37-9-9-20-12-31-14 32-9 46-28 46-50 0-31 0-61 0-92z"><text:p/></draw:path><draw:path draw:style-name="gr3" draw:text-style-name="P5" svg:width="0.0693in" svg:height="0.0685in" svg:x="0.698in" svg:y="0.0618in" svg:viewBox="0 0 177 175" svg:d="M129 25c-7-14-18-25-35-25-46 0-94 57-94 113 0 37 21 62 52 62 7 0 26-1 50-29 3 17 17 29 36 29 13 0 22-9 28-21 6-14 11-37 11-38 0-4-3-4-4-4-5 0-5 1-6 7-6 25-13 48-29 48-10 0-11-11-11-18 0-8 0-11 4-29 4-15 5-20 9-34 4-18 10-36 14-54 2-11 2-12 2-13 0-7-4-11-11-11-10 0-15 9-16 17zM103 125c-1 7-1 8-7 15-17 21-33 27-43 27-20 0-25-22-25-36 0-20 12-67 20-85 13-23 30-37 46-37 25 0 30 32 30 34s-1 4-1 7c-6 25-13 50-20 75z"><text:p/></draw:path><draw:path draw:style-name="gr3" draw:text-style-name="P5" svg:width="0.0539in" svg:height="0.1512in" svg:x="0.7831in" svg:y="0.0165in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2 24 16 36 7 8 18 12 29 16-32 9-45 26-45 48 0 30 0 61 0 92z"><text:p/></draw:path><draw:path draw:style-name="gr3" draw:text-style-name="P5" svg:width="0.0173in" svg:height="0.0453in" svg:x="0.8618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39in" svg:height="0.1512in" svg:x="0.9272in" svg:y="0.0165in" svg:viewBox="0 0 138 385" svg:d="M81 52c0-16 10-41 52-43 2 0 5-2 5-5 0-4-4-4-8-4-39 0-74 20-75 48 0 30 0 59 0 89 0 15 0 27-15 40-14 11-28 11-37 12-2 0-3 3-3 5 0 3 2 3 7 4 25 1 44 16 47 34 1 5 1 5 1 18 0 25 0 51 0 76 0 16 0 28 19 44 15 11 40 15 56 15 4 0 8 0 8-4 0-3-3-3-7-5-24-1-43-13-48-33-2-3-2-4-2-18 0-27 0-53 0-80 0-17-3-24-15-37-8-8-20-12-30-14 31-9 45-28 45-50 0-31 0-61 0-92z"><text:p/></draw:path><draw:path draw:style-name="gr3" draw:text-style-name="P5" svg:width="0.0531in" svg:height="0.1512in" svg:x="1.0031in" svg:y="0.0165in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4-15-37-9-8-20-12-31-14 32-9 46-28 46-50 0-31 0-61 0-92z"><text:p/></draw:path><draw:path draw:style-name="gr3" draw:text-style-name="P5" svg:width="0.0559in" svg:height="0.1063in" svg:x="1.0752in" svg:y="0.0236in" svg:viewBox="0 0 143 271" svg:d="M75 4c0-1 0-4-6-4-8 0-36 3-47 3-2 1-7 1-7 8 0 6 4 6 9 6 19 0 20 2 20 6 0 2-3 16-5 23-11 42-21 84-32 127-5 19-7 25-7 38 0 36 21 60 50 60 46 0 93-56 93-112 0-35-21-62-52-62-17 0-34 11-45 23 10-39 19-77 29-116zM39 150c2-8 2-9 5-13 19-26 36-31 46-31 15 0 24 12 24 36 0 23-12 67-18 81-13 26-31 40-46 40-14 0-26-11-26-38 0-8 0-15 6-39 3-12 5-24 9-36z"><text:p/></draw:path><draw:path draw:style-name="gr3" draw:text-style-name="P5" svg:width="0.0539in" svg:height="0.1512in" svg:x="1.1445in" svg:y="0.0165in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8 34 1 3 1 3 1 18 0 26 0 53 0 81 0 18 2 23 16 36 7 7 18 12 29 16-32 9-45 26-45 48 0 30 0 61 0 92z"><text:p/></draw:path><draw:path draw:style-name="gr3" draw:text-style-name="P5" svg:width="0.0531in" svg:height="0.1512in" svg:x="1.2209in" svg:y="0.0165in" svg:viewBox="0 0 136 385" svg:d="M55 334c0 15-10 40-52 42-2 2-3 3-3 5 0 4 4 4 8 4 37 0 72-18 73-48 0-29 0-58 0-88 0-13 0-27 16-39 13-11 27-12 36-12 2-1 3-2 3-4 0-5-2-5-5-5-25-2-44-15-48-34-2-4-2-5-2-20 0-25 0-50 0-76 0-16 0-28-18-42-16-13-42-17-55-17-4 0-8 0-8 4 0 5 2 5 6 5 24 1 44 14 48 34 1 3 1 3 1 18 0 26 0 53 0 81 0 18 3 24 15 36 9 8 20 12 31 16-32 9-46 26-46 48 0 30 0 61 0 92z"><text:p/></draw:path><draw:path draw:style-name="gr3" draw:text-style-name="P5" svg:width="0.0539in" svg:height="0.1815in" svg:x="1.3031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text:s/>היא הגדרה טובה ל<text:span text:style-name="T43">ז</text:span>וג סדור. </text:p>
        </text:list-item>
        <text:list-item>
          <text:p text:style-name="P97">התכונה המרכזית של זוג סדור טוענת כי <draw:g text:anchor-type="as-char" svg:y="-0.1134in" draw:z-index="195" draw:name="Shape244" draw:style-name="gr1"><svg:title>TexMaths</svg:title><svg:desc>11§display§\forall a, b, c, d. \la a, b \ra = \la c, d \ra \iff (a = c \land b = d)§svg§600§FALSE§</svg:desc><draw:path draw:style-name="gr2" draw:text-style-name="P4" svg:width="2.887in" svg:height="0.1354in" svg:x="0.0079in" svg:y="0.0071in" svg:viewBox="0 0 7334 345" svg:d="M0 0c2444 0 4890 0 7334 0 0 115 0 230 0 345-2444 0-4890 0-7334 0 0-115 0-230 0-345z"><text:p/></draw:path><draw:path draw:style-name="gr3" draw:text-style-name="P5" svg:width="0.0839in" svg:height="0.1075in" svg:x="0in" svg:y="0.0071in" svg:viewBox="0 0 214 274" svg:d="M213 14c1-4 1-5 1-6 0-5-2-8-7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5" svg:width="0.0693in" svg:height="0.0681in" svg:x="0.0906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5" svg:width="0.0173in" svg:height="0.0453in" svg:x="0.178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5" svg:width="0.0555in" svg:height="0.1059in" svg:x="0.2398in" svg:y="0.0071in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0173in" svg:height="0.0453in" svg:x="0.311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5" svg:width="0.0587in" svg:height="0.0681in" svg:x="0.372in" svg:y="0.0453in" svg:viewBox="0 0 150 174" svg:d="M136 23c-5 0-11 0-16 6-7 6-7 13-7 15 0 9 7 13 15 13 11 0 20-9 20-24 0-19-17-33-45-33-52 0-103 55-103 109 0 35 22 65 62 65 56 0 88-41 88-45 0-2-3-6-5-6s-2 1-5 5c-30 38-73 38-77 38-25 0-34-20-34-43 0-15 7-53 20-77 11-21 33-38 54-38 14 0 28 5 33 15z"><text:p/></draw:path><draw:path draw:style-name="gr3" draw:text-style-name="P5" svg:width="0.0177in" svg:height="0.0453in" svg:x="0.444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724in" svg:height="0.1059in" svg:x="0.5051in" svg:y="0.0071in" svg:viewBox="0 0 185 270" svg:d="M185 3c-2-1 0-3-6-3-5 0-41 3-48 3-3 1-6 4-6 8s4 4 9 4c19 0 20 4 20 7 0 2-1 6-1 8-8 31-17 60-24 91-7-14-18-24-35-24-46 0-94 56-94 111 0 36 22 62 52 62 7 0 27-1 50-29 4 17 17 29 36 29 13 0 22-9 28-21 7-14 11-38 11-39 0-3-3-3-4-3-4 0-5 1-6 7-6 25-13 48-28 48-11 0-12-10-12-18 0-9 1-12 2-18 18-74 37-149 56-223zM105 220c-3 7-3 8-8 15-18 20-33 27-44 27-20 0-25-22-25-36 0-20 13-66 22-84 12-23 28-37 45-37 24 0 29 32 29 34s0 4-1 6c-6 26-12 50-18 75z"><text:p/></draw:path><draw:path draw:style-name="gr3" draw:text-style-name="P5" svg:width="0.0157in" svg:height="0.0161in" svg:x="0.5917in" svg:y="0.0972in" svg:viewBox="0 0 41 42" svg:d="M41 21c0-11-10-21-21-21s-20 10-20 21 9 21 20 21 21-10 21-21z"><text:p/></draw:path><draw:path draw:style-name="gr3" draw:text-style-name="P5" svg:width="0.0335in" svg:height="0.1508in" svg:x="0.6374in" svg:y="0in" svg:viewBox="0 0 86 384" svg:d="M84 14c2-4 2-4 2-6 0-5-3-8-8-8-3 0-7 2-9 9-23 58-45 118-68 177 0 2-1 4-1 7 0 0 0 1 1 5 23 60 45 119 68 177 1 4 4 9 9 9s8-3 8-7c0-2 0-3-2-7-23-60-45-119-69-177 24-60 46-119 69-179z"><text:p/></draw:path><draw:path draw:style-name="gr3" draw:text-style-name="P5" svg:width="0.0693in" svg:height="0.0681in" svg:x="0.6858in" svg:y="0.0453in" svg:viewBox="0 0 177 174" svg:d="M129 24c-8-14-19-24-37-24-45 0-92 56-92 112 0 37 21 62 51 62 7 0 27-1 50-29 4 17 17 29 35 29 14 0 22-9 29-21 7-14 12-37 12-38 0-4-4-4-5-4-4 0-4 1-6 7-6 25-13 48-29 48-11 0-12-10-12-17 0-9 1-12 6-29 4-17 4-21 9-35 4-19 8-37 13-54 3-11 3-11 3-13 0-7-5-10-12-10-9 0-14 9-15 16zM103 124c-2 7-2 8-7 15-18 21-33 27-44 27-19 0-24-22-24-36 0-20 12-67 20-85 13-23 30-37 46-37 25 0 29 32 29 34s0 4-1 6c-6 26-12 51-19 76z"><text:p/></draw:path><draw:path draw:style-name="gr3" draw:text-style-name="P5" svg:width="0.0173in" svg:height="0.0453in" svg:x="0.7736in" svg:y="0.0972in" svg:viewBox="0 0 45 116" svg:d="M45 41c0-26-10-41-25-41-12 0-20 10-20 21 0 10 8 21 20 21 4 0 10-2 13-6 2-1 1-1 2-1s1 0 1 6c0 28-13 51-26 65-5 3-4 4-4 5 0 4 2 5 4 5 4 0 35-30 35-75z"><text:p/></draw:path><draw:path draw:style-name="gr3" draw:text-style-name="P5" svg:width="0.0555in" svg:height="0.1059in" svg:x="0.835in" svg:y="0.0071in" svg:viewBox="0 0 142 270" svg:d="M75 3c-2-1 0-3-6-3-8 0-37 2-47 3-3 0-8 1-8 8 0 4 5 4 10 4 19 0 19 4 19 7s-3 17-6 24c-10 42-20 84-30 126-6 20-7 24-7 37 0 38 21 61 50 61 45 0 92-58 92-111 0-36-20-62-51-62-18 0-34 11-46 23 10-40 20-78 30-117zM37 150c4-9 4-10 7-15 19-24 36-30 46-30 15 0 24 12 24 36 0 23-13 66-19 81-12 26-31 40-45 40s-27-11-27-40c0-6 0-14 7-37 2-12 5-24 7-35z"><text:p/></draw:path><draw:path draw:style-name="gr3" draw:text-style-name="P5" svg:width="0.0335in" svg:height="0.1508in" svg:x="0.9016in" svg:y="0in" svg:viewBox="0 0 86 384" svg:d="M84 198c2-4 2-5 2-5 0-1 0-3-2-7-22-59-45-119-67-177-3-7-5-9-9-9-5 0-8 3-8 8 0 1 0 2 1 6 23 60 46 119 69 179-23 58-46 117-69 177-1 4-1 4-1 7 0 4 3 7 8 7 4 0 6-4 7-7 23-60 46-119 69-179z"><text:p/></draw:path><draw:path draw:style-name="gr3" draw:text-style-name="P5" svg:width="0.1008in" svg:height="0.035in" svg:x="1.00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9in" svg:height="0.1508in" svg:x="1.172in" svg:y="0in" svg:viewBox="0 0 87 384" svg:d="M85 14c2-4 2-4 2-6 0-5-4-8-8-8s-6 2-10 9c-22 58-45 118-67 177-1 2-2 4-2 7 0 0 0 1 2 5 22 60 45 119 67 177 2 4 5 9 10 9 4 0 8-3 8-7 0-2 0-3-2-7-23-60-45-119-68-177 23-60 45-119 68-179z"><text:p/></draw:path><draw:path draw:style-name="gr3" draw:text-style-name="P5" svg:width="0.0587in" svg:height="0.0681in" svg:x="1.2209in" svg:y="0.0453in" svg:viewBox="0 0 150 174" svg:d="M136 23c-5 0-11 0-16 6-7 6-7 13-7 15 0 9 7 13 15 13 11 0 20-9 20-24 0-19-17-33-45-33-52 0-103 55-103 109 0 35 22 65 63 65 55 0 87-41 87-45 0-2-3-6-5-6s-2 1-4 5c-31 38-74 38-78 38-25 0-34-20-34-43 0-15 7-53 21-77 11-21 32-38 53-38 14 0 28 5 33 15z"><text:p/></draw:path><draw:path draw:style-name="gr3" draw:text-style-name="P5" svg:width="0.0177in" svg:height="0.0453in" svg:x="1.2933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5" svg:width="0.072in" svg:height="0.1059in" svg:x="1.3543in" svg:y="0.0071in" svg:viewBox="0 0 184 270" svg:d="M184 3c-3-1 0-3-6-3-5 0-42 3-48 3-3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3-23 29-37 45-37 25 0 30 32 30 34s0 4-1 6c-6 26-12 50-19 75z"><text:p/></draw:path><draw:path draw:style-name="gr3" draw:text-style-name="P5" svg:width="0.0335in" svg:height="0.1508in" svg:x="1.4354in" svg:y="0in" svg:viewBox="0 0 86 384" svg:d="M84 198c2-4 2-5 2-5 0-1 0-3-2-7-22-59-45-119-67-177-3-7-5-9-9-9-5 0-8 3-8 8 0 1 0 2 1 6 23 60 46 119 69 179-23 58-46 117-69 177-1 4-1 4-1 7 0 4 3 7 8 7 4 0 6-4 7-7 23-60 46-119 69-179z"><text:p/></draw:path><draw:path draw:style-name="gr3" draw:text-style-name="P5" svg:width="0.1346in" svg:height="0.0823in" svg:x="1.5791in" svg:y="0.0335in" svg:viewBox="0 0 343 210" svg:d="M330 151c7 0 13 0 13-8s-6-8-14-8c-82 0-164 0-245 0-17-14-37-24-49-29 15-7 33-17 49-30 81 0 163 0 245 0 8 0 14 0 14-8 0-7-6-7-13-7-76 0-153 0-229 0 19-18 39-52 39-57 0-4-5-4-8-4-2 0-6 0-7 3-8 15-18 34-44 58-27 23-52 33-72 39-7 2-8 2-8 3-1 0-1 2-1 3s0 1 0 2c0 0 1 0 1 1 1 0 1 0 9 3 52 16 91 50 112 91 5 7 6 7 10 7 3 0 8 0 8-4 0-5-20-38-39-55 76 0 153 0 229 0z"><text:p/></draw:path><draw:path draw:style-name="gr3" draw:text-style-name="P5" svg:width="0.1346in" svg:height="0.0823in" svg:x="1.7055in" svg:y="0.0335in" svg:viewBox="0 0 343 210" svg:d="M260 76c16 14 36 24 48 30-13 6-32 16-48 29-82 0-164 0-246 0-6 0-14 0-14 8s8 8 14 8c76 0 152 0 228 0-18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3" draw:text-style-name="P5" svg:width="0.035in" svg:height="0.1508in" svg:x="1.9488in" svg:y="0in" svg:viewBox="0 0 90 384" svg:d="M90 380c0-1 0-1-6-8-49-48-61-121-61-179 0-67 14-135 62-183 5-4 5-4 5-7 0-2-1-3-3-3-4 0-40 26-62 75-20 43-25 86-25 118 0 28 4 76 26 119 23 47 57 72 61 72 2 0 3-1 3-4z"><text:p/></draw:path><draw:path draw:style-name="gr3" draw:text-style-name="P5" svg:width="0.0693in" svg:height="0.0681in" svg:x="1.9992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5 9-16 16zM104 124c-2 7-2 8-7 15-18 21-33 27-44 27-20 0-26-22-26-36 0-20 14-67 22-85 13-23 29-37 44-37 26 0 31 32 31 34s0 4-1 6c-6 26-12 51-19 76z"><text:p/></draw:path><draw:path draw:style-name="gr3" draw:text-style-name="P5" svg:width="0.1008in" svg:height="0.035in" svg:x="2.1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91in" svg:height="0.0681in" svg:x="2.2827in" svg:y="0.0453in" svg:viewBox="0 0 151 174" svg:d="M138 23c-7 0-13 0-18 6-6 6-7 13-7 15 0 9 7 13 15 13 11 0 22-9 22-24 0-19-19-33-47-33-51 0-103 55-103 109 0 35 22 65 63 65 55 0 88-41 88-45 0-2-2-6-5-6-2 0-3 1-5 5-31 38-73 38-77 38-24 0-35-20-35-43 0-15 7-53 20-77 13-21 34-38 56-38 13 0 27 5 33 15z"><text:p/></draw:path><draw:path draw:style-name="gr3" draw:text-style-name="P5" svg:width="0.0846in" svg:height="0.0933in" svg:x="2.3846in" svg:y="0.0217in" svg:viewBox="0 0 216 238" svg:d="M117 9c-4-7-6-9-9-9-6 0-7 3-9 9-32 71-64 143-96 213-2 6-3 6-3 8 0 5 3 8 8 8 3 0 5-1 9-8 30-67 60-135 91-204 29 69 60 137 90 204 4 8 8 8 10 8 3 0 8-3 8-8-2-1 0-1-4-5-32-72-63-145-95-216z"><text:p/></draw:path><draw:path draw:style-name="gr3" draw:text-style-name="P5" svg:width="0.0555in" svg:height="0.1059in" svg:x="2.5189in" svg:y="0.0071in" svg:viewBox="0 0 142 270" svg:d="M74 3c-1-1 0-3-5-3-9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1008in" svg:height="0.035in" svg:x="2.627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2in" svg:height="0.1059in" svg:x="2.7858in" svg:y="0.0071in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1-12 3-18 18-74 37-149 56-223zM103 220c-2 7-2 8-7 15-18 20-33 27-44 27-20 0-24-22-24-36 0-20 12-66 20-84 13-23 30-37 46-37 24 0 29 32 29 34s0 4-1 6c-6 26-12 50-19 75z"><text:p/></draw:path><draw:path draw:style-name="gr3" draw:text-style-name="P5" svg:width="0.035in" svg:height="0.1508in" svg:x="2.8673in" svg:y="0in" svg:viewBox="0 0 90 384" svg:d="M90 193c0-30-4-77-25-120-23-48-56-73-61-73-2 0-4 1-4 3 0 3 0 3 8 10 38 38 60 99 60 180 0 65-14 132-62 181-6 5-6 5-6 6 0 3 2 4 4 4 5 0 39-26 62-75 20-43 24-85 24-116z"><text:p/></draw:path></draw:g>. נציב:</text:p>
          <text:p text:style-name="P98"><draw:g text:anchor-type="as-char" svg:y="-0.4272in" draw:z-index="197" draw:name="Shape245" draw:style-name="gr1"><svg:title>TexMaths</svg:title><svg:desc>11§latex§\begin{alignat*}{9}
    &amp;&amp;a = \{1\}&amp;, b = 2 \\
    &amp;&amp;c = \{2\}&amp;, d = 1 \\
    \implies &amp;&amp;\big\{ \{\{1\}\}, \{\{2\}\} \big\} &amp;= \big\{ \{\{2\}, \{1\}\} \big\} \\
    \implies &amp;&amp;\la a, b \ra &amp;= \la c, d \ra
\end{aling}§svg§600§FALSE§</svg:desc><draw:path draw:style-name="gr2" draw:text-style-name="P4" svg:width="2.3169in" svg:height="0.8374in" svg:x="0.0004in" svg:y="0.0071in" svg:viewBox="0 0 5886 2128" svg:d="M0 0c1962 0 3925 0 5886 0 0 710 0 1418 0 2128-1961 0-3924 0-5886 0 0-710 0-1418 0-2128z"><text:p/></draw:path><draw:path draw:style-name="gr3" draw:text-style-name="P5" svg:width="0.0693in" svg:height="0.0685in" svg:x="0.7811in" svg:y="0.0469in" svg:viewBox="0 0 177 175" svg:d="M129 25c-8-14-19-25-37-25-45 0-92 57-92 113 0 37 21 62 51 62 7 0 27-1 50-29 4 17 17 29 35 29 14 0 22-9 29-21 7-14 12-37 12-38 0-4-4-4-5-4-4 0-5 1-6 7-6 25-13 48-28 48-11 0-13-10-13-18s2-11 6-29c4-15 4-20 8-34 4-18 10-36 14-54 3-11 3-12 3-13 0-7-5-11-12-11-9 0-14 9-15 17zM103 125c-2 7-2 8-7 15-18 21-33 27-44 27-20 0-24-22-24-36 0-20 12-67 20-85 13-23 30-37 46-37 24 0 29 32 29 34s0 4-1 7c-6 25-12 50-19 75z"><text:p/></draw:path><draw:path draw:style-name="gr3" draw:text-style-name="P5" svg:width="0.1004in" svg:height="0.035in" svg:x="0.9063in" svg:y="0.05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39in" svg:height="0.1516in" svg:x="1.0689in" svg:y="0in" svg:viewBox="0 0 138 386" svg:d="M81 52c0-16 10-41 53-43 1-1 4-2 4-5 0-4-4-4-8-4-39 0-74 20-74 48 0 30 0 59 0 88 0 16 0 28-15 41-15 11-29 11-38 12-1 0-3 2-3 5s2 3 7 4c25 1 44 15 48 34 1 5 1 5 1 19 0 25 0 52 0 77 0 15 0 28 19 43 14 11 39 15 55 15 4 0 8 0 8-4s-3-4-7-4c-24-2-43-14-48-34-2-3-2-4-2-17 0-28 0-54 0-82 0-17-3-24-15-37-8-8-19-12-30-14 32-9 45-28 45-50 0-31 0-61 0-92z"><text:p/></draw:path><draw:path draw:style-name="gr3" draw:text-style-name="P5" svg:width="0.05in" svg:height="0.1008in" svg:x="1.148in" svg:y="0.013in" svg:viewBox="0 0 128 257" svg:d="M79 10c0-10 0-10-9-10-24 24-58 24-70 24 0 5 0 8 0 12 8 0 31 0 51-10 0 68 0 134 0 201 0 13-1 18-37 18-4 0-7 0-12 0 0 5 0 8 0 12 13-2 48-2 63-2s48 0 63 2c0-4 0-7 0-12-5 0-9 0-14 0-34 0-35-4-35-18 0-73 0-144 0-217z"><text:p/></draw:path><draw:path draw:style-name="gr3" draw:text-style-name="P5" svg:width="0.0531in" svg:height="0.1516in" svg:x="1.2213in" svg:y="0in" svg:viewBox="0 0 136 386" svg:d="M55 336c0 15-10 39-52 42-2 0-3 2-3 4 0 4 3 4 8 4 37 0 72-19 73-48 0-30 0-59 0-88 0-15 0-28 16-40 13-11 27-12 36-12 2-1 3-2 3-4 0-5-2-5-5-5-26-2-44-15-48-34-2-4-2-5-2-20 0-25 0-50 0-76 0-16 0-28-18-44-16-11-43-15-55-15-5 0-8 0-8 4s2 4 6 5c24 1 42 13 48 33 1 3 1 4 1 19 0 27 0 53 0 81 0 18 3 24 15 36 9 8 20 12 31 16-32 8-46 26-46 48 0 31 0 63 0 94z"><text:p/></draw:path><draw:path draw:style-name="gr3" draw:text-style-name="P5" svg:width="0.0173in" svg:height="0.0453in" svg:x="1.2992in" svg:y="0.098in" svg:viewBox="0 0 45 116" svg:d="M45 41c0-26-10-41-24-41-13 0-21 10-21 21 0 10 8 21 21 21 4 0 10-2 13-6 1-1 1-1 2-1 0 2 1 0 1 6 0 28-14 51-26 65-4 4-4 4-4 5 0 3 2 5 3 5 4 0 35-30 35-75z"><text:p/></draw:path><draw:path draw:style-name="gr3" draw:text-style-name="P5" svg:width="0.0555in" svg:height="0.1067in" svg:x="1.361in" svg:y="0.0087in" svg:viewBox="0 0 142 272" svg:d="M74 4c0-1 0-4-6-4-9 0-36 2-46 3-3 1-8 1-8 8 0 4 4 4 9 4 19 0 20 4 20 7s-3 17-6 24c-11 42-20 85-31 127-5 18-6 25-6 38 0 38 20 61 48 61 47 0 94-57 94-114 0-35-21-61-52-61-17 0-33 11-45 23 10-39 19-77 29-116zM37 150c3-8 3-9 6-14 20-25 36-30 46-30 14 0 25 11 25 36 0 23-13 67-19 81-14 27-31 41-47 41-13 0-25-11-25-40 0-7 0-14 6-38 3-12 5-24 8-36z"><text:p/></draw:path><draw:path draw:style-name="gr3" draw:text-style-name="P5" svg:width="0.1008in" svg:height="0.035in" svg:x="1.4697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02in" svg:height="0.1008in" svg:x="1.6295in" svg:y="0.013in" svg:viewBox="0 0 154 257" svg:d="M30 227c13-14 27-27 40-40 61-53 84-74 84-112 0-44-34-75-81-75-44 0-73 35-73 69 0 22 20 22 21 22 7 0 20-4 20-21 0-9-7-19-21-19-3 0-3 0-5 0 9-26 30-40 52-40 35 0 52 32 52 64 0 31-19 61-41 85-24 27-49 56-74 83-4 3-4 5-4 14 47 0 96 0 143 0 3-23 8-45 11-68-3 0-7 0-10 0-1 12-4 29-8 35-3 3-28 3-37 3-23 0-46 0-69 0z"><text:p/></draw:path><draw:path draw:style-name="gr3" draw:text-style-name="P5" svg:width="0.0587in" svg:height="0.0685in" svg:x="0.7957in" svg:y="0.2752in" svg:viewBox="0 0 150 175" svg:d="M136 24c-5 0-11 0-16 6-7 5-7 12-7 15 0 9 7 13 15 13 11 0 21-10 21-25 0-19-18-33-46-33-52 0-103 55-103 110 0 35 22 65 63 65 55 0 87-41 87-45 0-2-3-6-5-6s-2 1-4 5c-31 38-74 38-78 38-24 0-34-20-34-43 0-15 7-52 21-77 11-22 33-38 53-38 14 0 28 5 33 15z"><text:p/></draw:path><draw:path draw:style-name="gr3" draw:text-style-name="P5" svg:width="0.1004in" svg:height="0.035in" svg:x="0.9063in" svg:y="0.286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39in" svg:height="0.1516in" svg:x="1.0689in" svg:y="0.228in" svg:viewBox="0 0 138 386" svg:d="M81 52c0-16 10-41 53-43 1-1 4-2 4-5 0-4-4-4-8-4-39 0-74 20-74 48 0 30 0 59 0 88 0 16 0 28-15 41-15 11-29 11-38 12-1 0-3 2-3 5s2 3 7 4c25 1 44 15 48 34 1 5 1 5 1 19 0 25 0 52 0 77 0 15 0 28 19 43 14 11 39 15 55 15 4 0 8 0 8-4s-3-4-7-4c-24-2-43-14-48-34-2-3-2-4-2-17 0-28 0-54 0-82 0-17-3-24-15-37-8-8-19-12-30-14 32-9 45-28 45-50 0-31 0-61 0-92z"><text:p/></draw:path><draw:path draw:style-name="gr3" draw:text-style-name="P5" svg:width="0.0602in" svg:height="0.1008in" svg:x="1.1417in" svg:y="0.2413in" svg:viewBox="0 0 154 257" svg:d="M30 227c13-14 27-27 40-40 61-53 84-74 84-112 0-44-34-75-81-75-44 0-73 35-73 69 0 22 20 22 21 22 7 0 20-4 20-21 0-9-7-19-21-19-2 0-3 0-5 0 9-26 30-40 52-40 35 0 52 32 52 64 0 31-19 61-41 85-24 27-49 56-74 83-4 3-4 5-4 14 47 0 96 0 143 0 3-23 8-45 11-68-3 0-7 0-10 0-1 12-4 29-8 35-3 3-28 3-37 3-23 0-46 0-69 0z"><text:p/></draw:path><draw:path draw:style-name="gr3" draw:text-style-name="P5" svg:width="0.0531in" svg:height="0.1516in" svg:x="1.2213in" svg:y="0.228in" svg:viewBox="0 0 136 386" svg:d="M55 336c0 15-10 39-52 42-2 0-3 2-3 4 0 4 3 4 8 4 37 0 72-19 73-48 0-30 0-59 0-88 0-15 0-28 16-40 13-11 27-12 36-12 2-1 3-2 3-4 0-5-2-5-5-5-26-2-44-15-48-34-2-4-2-5-2-20 0-25 0-50 0-76 0-16 0-28-18-44-16-11-43-15-55-15-5 0-8 0-8 4s2 4 6 5c24 1 42 13 48 33 1 3 1 4 1 19 0 27 0 53 0 81 0 18 3 24 15 36 9 8 20 12 31 16-32 8-46 26-46 48 0 31 0 63 0 94z"><text:p/></draw:path><draw:path draw:style-name="gr3" draw:text-style-name="P5" svg:width="0.0173in" svg:height="0.0453in" svg:x="1.2992in" svg:y="0.3264in" svg:viewBox="0 0 45 116" svg:d="M45 41c0-26-10-41-24-41-13 0-21 10-21 21 0 10 8 21 21 21 4 0 10-2 13-6 1-1 1-1 2-1 0 2 1 0 1 6 0 28-14 51-26 65-4 4-4 4-4 5 0 3 2 5 3 5 4 0 35-30 35-75z"><text:p/></draw:path><draw:path draw:style-name="gr3" draw:text-style-name="P5" svg:width="0.072in" svg:height="0.1067in" svg:x="1.3598in" svg:y="0.2362in" svg:viewBox="0 0 184 272" svg:d="M184 4c0-1 0-4-5-4s-43 3-49 4c-3 0-6 3-6 7s4 4 10 4c19 0 19 4 19 7 0 2-1 6-1 8-8 31-16 61-23 92-7-14-18-25-35-25-46 0-94 57-94 113 0 36 21 62 52 62 7 0 26-1 50-29 3 17 17 29 36 29 13 0 22-9 28-21 7-14 11-38 11-39 0-3-3-3-4-3-5 0-5 1-6 7-6 25-13 48-29 48-10 0-11-10-11-19 0-8 0-11 2-17 18-75 36-149 55-224zM103 222c-1 7-1 8-7 15-17 20-33 27-43 27-20 0-25-22-25-36 0-20 12-67 20-85 13-23 30-37 46-37 25 0 30 32 30 34s-1 4-1 6c-6 26-13 51-20 76z"><text:p/></draw:path><draw:path draw:style-name="gr3" draw:text-style-name="P5" svg:width="0.1008in" svg:height="0.035in" svg:x="1.4835in" svg:y="0.2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in" svg:height="0.1008in" svg:x="1.6496in" svg:y="0.2413in" svg:viewBox="0 0 128 257" svg:d="M79 10c0-10 0-10-9-10-24 24-58 24-70 24 0 5 0 8 0 12 8 0 31 0 51-10 0 68 0 134 0 201 0 13-1 18-37 18-4 0-7 0-12 0 0 5 0 8 0 12 13-2 48-2 63-2s48 0 63 2c0-4 0-7 0-12-5 0-9 0-14 0-34 0-35-4-35-18 0-73 0-144 0-217z"><text:p/></draw:path><draw:path draw:style-name="gr3" draw:text-style-name="P5" svg:width="0.1004in" svg:height="0.035in" svg:x="0.0012in" svg:y="0.530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346in" svg:height="0.0831in" svg:x="0.0941in" svg:y="0.5071in" svg:viewBox="0 0 343 212" svg:d="M260 76c16 14 36 24 48 30-14 6-33 16-48 29-82 0-164 0-246 0-6 0-14 0-14 8s7 8 13 8c76 0 153 0 229 0-19 18-38 53-38 57s4 4 7 4c2 0 6 0 7-3 9-14 19-35 44-57 27-24 53-34 72-40 7-3 8-3 8-4 1 0 1-1 1-2s0-1 0-3h-1c-1-1-1-1-9-3-51-15-91-50-112-92-4-8-4-8-10-8-3 0-7 0-7 4 0 5 19 39 38 57-76 0-153 0-229 0-6 0-13 0-13 7 0 8 8 8 14 8 82 0 164 0 246 0z"><text:p/></draw:path><draw:path draw:style-name="gr3" draw:text-style-name="P5" svg:width="0.0543in" svg:height="0.1819in" svg:x="0.2972in" svg:y="0.4571in" svg:viewBox="0 0 139 463" svg:d="M56 169c0 27-13 42-53 58-1 0-3 2-3 4 0 3 1 4 4 6 52 19 52 40 52 62 0 35 0 71 0 107 0 10 7 24 23 36 19 12 51 21 54 21 5 0 6-2 6-5 0-4-1-4-7-6-12-4-42-16-48-39-1-5-1-6-1-20 0-32 0-63 0-95 0-21 0-48-63-67 63-19 63-45 63-67 0-32 0-63 0-95 0-21 0-40 52-60 4-1 4-3 4-5 0-3-1-4-6-4-2 0-57 12-70 37-7 11-7 16-7 32 0 33 0 67 0 100z"><text:p/></draw:path><draw:path draw:style-name="gr3" draw:text-style-name="P5" svg:width="0.0539in" svg:height="0.1516in" svg:x="0.3799in" svg:y="0.4732in" svg:viewBox="0 0 138 386" svg:d="M81 51c0-16 10-40 53-43 1 0 4-1 4-4 0-4-4-4-8-4-39 0-74 20-74 48 0 30 0 59 0 88 0 15 0 28-15 40-15 11-29 12-38 12-2 1-3 2-3 5 0 4 2 4 7 4 25 2 44 15 48 34 1 4 1 6 1 20 0 25 0 50 0 76 0 16 0 28 19 44 14 11 39 15 55 15 4 0 8 0 8-4s-3-4-7-5c-24-1-43-13-48-33-2-3-2-4-2-18 0-28 0-54 0-82 0-17-3-24-15-36-8-8-19-12-30-15 32-9 45-27 45-49 0-31 0-63 0-93z"><text:p/></draw:path><draw:path draw:style-name="gr3" draw:text-style-name="P5" svg:width="0.0531in" svg:height="0.1516in" svg:x="0.4563in" svg:y="0.4732in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3-13-48-33-2-3-2-4-2-18 0-28 0-54 0-82 0-17-3-24-15-36-9-8-20-12-31-15 32-9 46-27 46-49 0-31 0-63 0-93z"><text:p/></draw:path><draw:path draw:style-name="gr3" draw:text-style-name="P5" svg:width="0.05in" svg:height="0.1008in" svg:x="0.5346in" svg:y="0.4858in" svg:viewBox="0 0 128 257" svg:d="M79 10c0-9 0-10-9-10-23 25-57 25-70 25 0 5 0 8 0 12 8 0 31 0 51-11 0 68 0 134 0 201 0 14-1 18-36 18-4 0-7 0-12 0 0 5 0 8 0 12 14-1 45-1 62-1 15 0 49 0 63 1 0-4 0-7 0-12-5 0-8 0-12 0-35 0-37-4-37-18 0-73 0-144 0-217z"><text:p/></draw:path><draw:path draw:style-name="gr3" draw:text-style-name="P5" svg:width="0.0539in" svg:height="0.1516in" svg:x="0.6083in" svg:y="0.4732in" svg:viewBox="0 0 138 386" svg:d="M56 334c0 16-10 41-53 43-1 1-3 3-3 5 0 4 4 4 8 4 37 0 73-19 73-48 0-30 0-59 0-88 0-16 0-28 16-41 14-11 28-11 37-12 1 0 4-2 4-4 0-4-3-4-7-5-25-1-44-15-48-34-2-4-2-4-2-19 0-25 0-51 0-77 0-15 0-28-18-43-16-12-42-15-55-15-4 0-8 0-8 4s2 4 7 4c24 2 43 14 48 34 1 3 1 4 1 17 0 28 0 54 0 82 0 17 3 24 16 37 7 8 18 12 29 15-32 8-45 27-45 49 0 31 0 62 0 92z"><text:p/></draw:path><draw:path draw:style-name="gr3" draw:text-style-name="P5" svg:width="0.0539in" svg:height="0.1516in" svg:x="0.6843in" svg:y="0.4732in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3" draw:text-style-name="P5" svg:width="0.0177in" svg:height="0.0453in" svg:x="0.7622in" svg:y="0.5709in" svg:viewBox="0 0 46 116" svg:d="M46 41c0-26-10-41-25-41-13 0-21 10-21 21 0 10 8 20 21 20 4 0 10-1 13-5 1-1 1-1 2-1 0 2 1 0 1 6 0 28-13 51-26 64-4 4-4 5-4 6 0 3 2 5 4 5 3 0 35-30 35-75z"><text:p/></draw:path><draw:path draw:style-name="gr3" draw:text-style-name="P5" svg:width="0.0531in" svg:height="0.1516in" svg:x="0.8283in" svg:y="0.4732in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4-13-48-33-2-3-2-4-2-18 0-28 0-54 0-82 0-17-3-24-15-36-9-8-20-12-31-15 32-9 46-27 46-49 0-31 0-63 0-93z"><text:p/></draw:path><draw:path draw:style-name="gr3" draw:text-style-name="P5" svg:width="0.0539in" svg:height="0.1516in" svg:x="0.9039in" svg:y="0.4732in" svg:viewBox="0 0 138 386" svg:d="M83 51c0-16 9-40 51-43 2 0 4-1 4-4 0-4-4-4-8-4-39 0-74 20-74 48 0 30 0 59 0 88 0 15 0 28-15 40-13 11-29 12-37 12-2 1-4 2-4 5 0 4 3 4 7 4 25 2 44 15 48 34 1 4 1 6 1 20 0 25 0 50 0 76 0 16 0 28 19 44 15 11 41 15 55 15 4 0 8 0 8-4s-3-4-6-5c-25-1-44-13-48-33-1-3-1-4-1-18 0-28 0-54 0-82 0-17-4-24-16-36-9-8-20-12-31-15 32-9 47-27 47-49 0-31 0-63 0-93z"><text:p/></draw:path><draw:path draw:style-name="gr3" draw:text-style-name="P5" svg:width="0.0606in" svg:height="0.1008in" svg:x="0.9768in" svg:y="0.4858in" svg:viewBox="0 0 155 257" svg:d="M30 228c14-13 27-27 42-40 60-54 83-75 83-113 0-44-35-75-82-75-44 0-73 35-73 70 0 21 20 21 21 21 7 0 20-4 20-19 0-10-7-20-20-20-3 0-4 0-6 0 9-26 30-40 53-40 35 0 52 32 52 63s-20 61-41 86c-25 27-49 55-75 82-4 5-4 6-4 14 48 0 96 0 144 0 3-22 8-45 11-67-3 0-6 0-10 0-2 12-4 29-9 34-2 4-28 4-36 4-23 0-47 0-70 0z"><text:p/></draw:path><draw:path draw:style-name="gr3" draw:text-style-name="P5" svg:width="0.0539in" svg:height="0.1516in" svg:x="1.0567in" svg:y="0.4732in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3" draw:text-style-name="P5" svg:width="0.0531in" svg:height="0.1516in" svg:x="1.1327in" svg:y="0.4732in" svg:viewBox="0 0 136 386" svg:d="M55 334c0 16-10 41-52 43-2 1-3 3-3 5 0 4 3 4 8 4 37 0 72-19 73-48 0-30 0-59 0-88 0-16 0-28 16-41 13-11 27-11 36-12 2 0 3-2 3-4 0-4-2-4-5-5-26-1-44-15-48-34-2-4-2-4-2-19 0-25 0-51 0-77 0-15 0-28-18-43-16-12-43-15-55-15-5 0-8 0-8 4s2 4 6 4c24 2 42 14 48 34 1 3 1 4 1 17 0 28 0 54 0 82 0 17 3 24 15 37 9 8 20 12 31 15-32 8-46 27-46 49 0 31 0 62 0 92z"><text:p/></draw:path><draw:path draw:style-name="gr3" draw:text-style-name="P5" svg:width="0.0539in" svg:height="0.1819in" svg:x="1.2146in" svg:y="0.4571in" svg:viewBox="0 0 138 463" svg:d="M81 294c0-13 0-38 50-57 5-3 7-3 7-6 0-1 0-3-4-4-53-21-53-41-53-64 0-35 0-71 0-106 0-21-17-33-23-37-16-11-49-20-54-20-3 0-4 1-4 4 0 4 1 5 4 6 51 19 51 38 51 59 0 32 0 64 0 96 0 21 0 47 63 66-63 21-63 43-63 67 0 32 0 63 0 95 0 20 0 41-49 59-5 2-6 2-6 6 0 3 1 5 4 5 2 0 52-10 70-35 7-11 7-20 7-34 0-33 0-67 0-100z"><text:p/></draw:path><draw:path draw:style-name="gr3" draw:text-style-name="P5" svg:width="0.1008in" svg:height="0.035in" svg:x="1.3366in" svg:y="0.530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819in" svg:x="1.5063in" svg:y="0.4571in" svg:viewBox="0 0 138 463" svg:d="M56 169c0 27-14 42-53 58-2 0-3 2-3 4 0 3 1 4 4 6 52 19 52 40 52 62 0 35 0 71 0 107 0 10 6 24 23 36 19 12 51 21 54 21s5-2 5-5c0-4 0-4-7-6-11-4-41-16-47-39-1-5-1-6-1-20 0-32 0-63 0-95 0-21 0-48-63-67 63-19 63-45 63-67 0-32 0-63 0-95 0-21 0-40 52-60 3-1 3-3 3-5 0-3-2-4-5-4s-57 12-71 37c-6 11-6 16-6 32 0 33 0 67 0 100z"><text:p/></draw:path><draw:path draw:style-name="gr3" draw:text-style-name="P5" svg:width="0.0531in" svg:height="0.1516in" svg:x="1.589in" svg:y="0.4732in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4-13-48-33-2-3-2-4-2-18 0-28 0-54 0-82 0-17-3-24-15-36-9-8-20-12-31-15 32-9 46-27 46-49 0-31 0-63 0-93z"><text:p/></draw:path><draw:path draw:style-name="gr3" draw:text-style-name="P5" svg:width="0.0539in" svg:height="0.1516in" svg:x="1.6646in" svg:y="0.4732in" svg:viewBox="0 0 138 386" svg:d="M83 51c0-16 9-40 51-43 2 0 4-1 4-4 0-4-4-4-8-4-39 0-74 20-74 48 0 30 0 59 0 88 0 15 0 28-15 40-13 11-29 12-37 12-2 1-4 2-4 5 0 4 3 4 7 4 25 2 44 15 48 34 1 4 1 6 1 20 0 25 0 50 0 76 0 16 0 28 19 44 15 11 41 15 55 15 4 0 8 0 8-4s-3-4-6-5c-25-1-44-13-48-33-1-3-1-4-1-18 0-28 0-54 0-82 0-17-4-24-16-36-9-8-20-12-31-15 32-9 47-27 47-49 0-31 0-63 0-93z"><text:p/></draw:path><draw:path draw:style-name="gr3" draw:text-style-name="P5" svg:width="0.0606in" svg:height="0.1008in" svg:x="1.7374in" svg:y="0.4858in" svg:viewBox="0 0 155 257" svg:d="M30 228c14-13 27-27 42-40 60-54 83-75 83-113 0-44-35-75-82-75-44 0-73 35-73 70 0 21 20 21 21 21 7 0 20-4 20-19 0-10-7-20-20-20-3 0-4 0-6 0 9-26 30-40 53-40 35 0 52 32 52 63s-20 61-41 86c-25 27-49 55-75 82-4 5-4 6-4 14 48 0 96 0 144 0 3-22 8-45 11-67-3 0-6 0-10 0-2 12-4 29-9 34-2 4-28 4-36 4-23 0-47 0-70 0z"><text:p/></draw:path><draw:path draw:style-name="gr3" draw:text-style-name="P5" svg:width="0.0539in" svg:height="0.1516in" svg:x="1.8173in" svg:y="0.4732in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3" draw:text-style-name="P5" svg:width="0.0177in" svg:height="0.0453in" svg:x="1.8953in" svg:y="0.5709in" svg:viewBox="0 0 46 116" svg:d="M46 41c0-26-10-41-25-41-13 0-21 10-21 21 0 10 8 20 21 20 4 0 10-1 13-5 1-1 1-1 2-1 0 2 1 0 1 6 0 28-13 51-26 64-4 4-4 5-4 6 0 3 2 5 4 5 3 0 35-30 35-75z"><text:p/></draw:path><draw:path draw:style-name="gr3" draw:text-style-name="P5" svg:width="0.0531in" svg:height="0.1516in" svg:x="1.961in" svg:y="0.4732in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4-13-48-33-2-3-2-4-2-18 0-28 0-54 0-82 0-17-3-24-15-36-9-8-20-12-31-15 32-9 46-27 46-49 0-31 0-63 0-93z"><text:p/></draw:path><draw:path draw:style-name="gr3" draw:text-style-name="P5" svg:width="0.05in" svg:height="0.1008in" svg:x="2.0394in" svg:y="0.4858in" svg:viewBox="0 0 128 257" svg:d="M79 10c0-9 0-10-9-10-23 25-57 25-70 25 0 5 0 8 0 12 8 0 31 0 51-11 0 68 0 134 0 201 0 14-1 18-36 18-4 0-8 0-13 0 0 5 0 8 0 12 15-1 48-1 63-1s49 0 63 1c0-4 0-7 0-12-5 0-8 0-12 0-36 0-37-4-37-18 0-73 0-144 0-217z"><text:p/></draw:path><draw:path draw:style-name="gr3" draw:text-style-name="P5" svg:width="0.0539in" svg:height="0.1516in" svg:x="2.113in" svg:y="0.4732in" svg:viewBox="0 0 138 386" svg:d="M56 334c0 16-10 41-53 43-2 1-3 3-3 5 0 4 4 4 8 4 37 0 73-19 73-48 0-30 0-59 0-88 0-16 0-28 16-41 14-11 28-11 37-12 1 0 4-2 4-4 0-4-3-4-7-5-25-1-44-15-48-34-2-4-2-4-2-19 0-25 0-51 0-77 0-15 0-28-18-43-16-12-42-15-55-15-4 0-8 0-8 4s2 4 7 4c24 2 43 14 48 34 1 3 1 4 1 17 0 28 0 54 0 82 0 17 3 24 16 37 7 8 18 12 29 15-32 8-45 27-45 49 0 31 0 62 0 92z"><text:p/></draw:path><draw:path draw:style-name="gr3" draw:text-style-name="P5" svg:width="0.0539in" svg:height="0.1516in" svg:x="2.1894in" svg:y="0.4732in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3" draw:text-style-name="P5" svg:width="0.0539in" svg:height="0.1819in" svg:x="2.2717in" svg:y="0.4571in" svg:viewBox="0 0 138 463" svg:d="M83 294c0-13 0-38 49-57 4-3 6-3 6-6 0-1 0-3-3-4-52-21-52-41-52-64 0-35 0-71 0-106-2-21-18-33-25-37-16-11-49-20-54-20-3 0-4 1-4 4 0 4 2 5 4 6 52 19 52 38 52 59 0 32 0 64 0 96 0 21 0 47 62 66-62 21-62 43-62 67 0 32 0 63 0 95 0 20 0 41-49 59-6 2-7 2-7 6 0 3 1 5 4 5 2 0 52-10 71-35 8-11 8-20 8-34 0-33 0-67 0-100z"><text:p/></draw:path><draw:path draw:style-name="gr3" draw:text-style-name="P5" svg:width="0.1004in" svg:height="0.035in" svg:x="0.0012in" svg:y="0.759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346in" svg:height="0.0831in" svg:x="0.0941in" svg:y="0.7354in" svg:viewBox="0 0 343 212" svg:d="M260 76c16 14 36 24 48 30-14 6-33 16-48 29-82 0-164 0-246 0-6 0-14 0-14 8s7 8 13 8c76 0 153 0 229 0-19 18-38 53-38 57s4 4 7 4c2 0 6 0 7-3 9-14 19-35 44-57 27-24 53-34 72-40 7-3 8-3 8-4 1 0 1-1 1-2s0-1 0-3h-1c-1-1-1-1-9-3-51-15-91-50-112-92-4-8-4-8-10-8-3 0-7 0-7 4 0 5 19 39 38 57-76 0-153 0-229 0-6 0-13 0-13 7 0 8 8 8 14 8 82 0 164 0 246 0z"><text:p/></draw:path><draw:path draw:style-name="gr3" draw:text-style-name="P5" svg:width="0.0335in" svg:height="0.1516in" svg:x="0.9717in" svg:y="0.7016in" svg:viewBox="0 0 86 386" svg:d="M84 14c2-4 2-5 2-6 0-5-3-8-8-8-3 0-6 1-9 9-23 59-45 118-68 177 0 2-1 4-1 7 0 1 0 2 1 6 23 60 45 119 68 178 1 4 4 9 9 9s8-3 8-8c0-1 0-2-2-6-23-60-45-120-69-179 24-60 46-119 69-179z"><text:p/></draw:path><draw:path draw:style-name="gr3" draw:text-style-name="P5" svg:width="0.0693in" svg:height="0.0685in" svg:x="1.0201in" svg:y="0.748in" svg:viewBox="0 0 177 175" svg:d="M129 24c-8-14-19-24-37-24-45 0-92 57-92 113 0 37 21 62 51 62 7 0 27-1 50-29 4 16 17 29 35 29 14 0 22-9 29-21 7-14 12-37 12-38 0-5-4-5-5-5-4 0-5 2-6 8-6 25-13 47-28 47-11 0-13-10-13-17 0-9 2-11 6-29 4-17 4-20 8-34 4-19 10-36 14-55 3-11 3-11 3-13 0-7-5-10-12-10-9 0-14 9-15 16zM103 124c-2 8-2 8-7 15-18 22-33 27-44 27-20 0-24-21-24-36 0-19 12-67 20-85 13-22 30-36 46-36 24 0 29 31 29 34 0 2 0 4-1 5-6 26-12 51-19 76z"><text:p/></draw:path><draw:path draw:style-name="gr3" draw:text-style-name="P5" svg:width="0.0177in" svg:height="0.0453in" svg:x="1.1071in" svg:y="0.7992in" svg:viewBox="0 0 46 116" svg:d="M46 41c0-26-10-41-25-41-12 0-21 10-21 21 0 10 9 20 21 20 4 0 10-1 13-5 1-1 1-1 2-1s1 0 1 6c0 28-13 51-26 64-4 4-4 5-4 6 0 3 2 5 4 5 3 0 35-30 35-75z"><text:p/></draw:path><draw:path draw:style-name="gr3" draw:text-style-name="P5" svg:width="0.0555in" svg:height="0.1071in" svg:x="1.1685in" svg:y="0.7094in" svg:viewBox="0 0 142 273" svg:d="M74 4c-1-1 0-4-5-4-8 0-37 3-47 4-3 0-8 2-8 8 0 5 4 5 10 5 19 0 19 3 19 6s-3 16-6 24c-9 42-20 84-30 126-6 20-7 26-7 39 0 37 21 61 50 61 45 0 92-57 92-113 0-36-20-62-51-62-18 0-34 11-46 23 10-38 19-78 29-117zM37 151c3-9 3-9 7-13 19-26 36-31 46-31 13 0 24 11 24 36 0 22-13 67-19 81-14 27-31 40-45 40s-27-10-27-38c0-8 0-16 7-40 2-12 5-23 7-35z"><text:p/></draw:path><draw:path draw:style-name="gr3" draw:text-style-name="P5" svg:width="0.0335in" svg:height="0.1516in" svg:x="1.2354in" svg:y="0.7016in" svg:viewBox="0 0 86 386" svg:d="M84 199c2-4 2-5 2-6 0-2 0-2-2-7-22-59-45-118-67-177-3-7-6-9-9-9-5 0-8 3-8 8 0 1 0 1 1 5 23 60 46 120 69 180-23 59-46 119-69 179-1 4-1 4-1 6 0 5 3 8 8 8 4 0 6-4 7-8 24-59 46-119 69-179z"><text:p/></draw:path><draw:path draw:style-name="gr3" draw:text-style-name="P5" svg:width="0.1008in" svg:height="0.035in" svg:x="1.3366in" svg:y="0.759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5in" svg:height="0.1516in" svg:x="1.5055in" svg:y="0.7016in" svg:viewBox="0 0 86 386" svg:d="M85 14c1-4 1-5 1-6 0-5-3-8-8-8-3 0-5 1-9 9-22 59-45 118-67 177-1 2-2 4-2 7 0 1 0 2 2 6 22 60 45 119 67 178 3 4 4 9 9 9s8-3 8-8c0-1 0-2-1-6-23-60-46-120-70-179 24-60 47-119 70-179z"><text:p/></draw:path><draw:path draw:style-name="gr3" draw:text-style-name="P5" svg:width="0.0591in" svg:height="0.0685in" svg:x="1.5543in" svg:y="0.748in" svg:viewBox="0 0 151 175" svg:d="M138 24c-6 0-11 0-17 6-7 5-8 12-8 14 0 10 8 14 15 14 12 0 22-10 22-25 0-19-18-33-45-33-53 0-105 55-105 110 0 34 23 65 63 65 56 0 88-41 88-45 0-3-2-6-5-6-2 0-2 1-5 5-30 37-73 37-77 37-24 0-35-19-35-42 0-15 8-52 21-77 12-22 34-38 55-38 13 0 27 4 33 15z"><text:p/></draw:path><draw:path draw:style-name="gr3" draw:text-style-name="P5" svg:width="0.0173in" svg:height="0.0453in" svg:x="1.6272in" svg:y="0.7992in" svg:viewBox="0 0 45 116" svg:d="M45 41c0-26-9-41-24-41-13 0-21 10-21 21 0 10 8 20 21 20 4 0 10-1 13-5 1-1 1-1 2-1 0 2 1 0 1 6 0 28-14 51-26 64-4 4-4 5-4 6 0 3 2 5 4 5 3 0 34-30 34-75z"><text:p/></draw:path><draw:path draw:style-name="gr3" draw:text-style-name="P5" svg:width="0.0724in" svg:height="0.1071in" svg:x="1.6878in" svg:y="0.7094in" svg:viewBox="0 0 185 273" svg:d="M185 4c-2-1 0-4-6-4-5 0-43 4-49 4-2 2-5 3-5 8s4 5 9 5c19 0 20 3 20 6-1 2-1 6-2 8-8 31-16 60-23 91-7-14-18-24-35-24-46 0-94 57-94 113 0 37 22 62 52 62 7 0 27-1 50-29 4 16 17 29 36 29 13 0 22-9 28-21 7-14 11-37 11-39 0-4-3-4-4-4-4 0-5 2-6 8-6 25-13 47-29 47-10 0-11-10-11-18s1-12 2-18c18-75 37-149 56-224zM105 222c-3 8-3 8-8 15-18 22-33 27-44 27-20 0-25-21-25-36 0-19 13-67 22-85 12-22 28-36 44-36 25 0 30 31 30 34 0 2-1 4-1 5-6 26-12 51-18 76z"><text:p/></draw:path><draw:path draw:style-name="gr3" draw:text-style-name="P5" svg:width="0.0335in" svg:height="0.1516in" svg:x="1.7693in" svg:y="0.7016in" svg:viewBox="0 0 86 386" svg:d="M84 199c2-4 2-5 2-6 0-2 0-2-2-7-22-59-45-118-67-177-3-7-6-9-9-9-5 0-8 3-8 8 0 1 0 1 1 5 23 60 46 120 69 180-23 59-46 119-69 179-1 4-1 4-1 6 0 5 3 8 8 8 4 0 6-4 7-8 24-59 46-119 69-179z"><text:p/></draw:path></draw:g></text:p>
        </text:list-item>
        <text:list-item>
          <text:p text:style-name="P99">וזו <text:span text:style-name="T10">סתירה</text:span>. <text:span text:style-name="T8">מש"ל</text:span> <draw:g text:anchor-type="as-char" svg:y="-0.1043in" draw:z-index="194" draw:name="Shape246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ד)</text:h>
      <text:list text:style-name="L16">
        <text:list-item>
          <text:p text:style-name="P100">נוכיח שההגדרה הבאה לזוג סדור היא טובה: </text:p>
          <text:p text:style-name="P101"><draw:g text:anchor-type="as-char" svg:y="-0.1283in" draw:z-index="380" draw:name="Shape258" draw:style-name="gr1"><svg:title>TexMaths</svg:title><svg:desc>11§display§\la a, b \ra = \big\{ \{a\}, \{a, \{b\} \} \big\}§svg§600§FALSE§</svg:desc><draw:path draw:style-name="gr2" draw:text-style-name="P4" svg:width="1.4965in" svg:height="0.1661in" svg:x="0.0004in" svg:y="0.0079in" svg:viewBox="0 0 3802 423" svg:d="M1902 423c-635 0-1268 0-1902 0 0-141 0-282 0-423 1267 0 2535 0 3802 0 0 141 0 282 0 423-634 0-1267 0-1900 0z"><text:p/></draw:path><draw:path draw:style-name="gr3" draw:text-style-name="P5" svg:width="0.0335in" svg:height="0.1512in" svg:x="0.0094in" svg:y="0.0161in" svg:viewBox="0 0 86 385" svg:d="M84 15c2-4 2-5 2-7 0-5-3-8-8-8-3 0-5 2-9 9-22 59-45 118-67 177-1 2-2 6-2 8 0 1 0 1 2 6 22 59 45 118 67 176 3 5 4 9 9 9s8-3 8-7c0-2 0-3-2-7-23-59-45-119-69-177 24-60 46-119 69-179z"><text:p/></draw:path><draw:path draw:style-name="gr3" draw:text-style-name="P5" svg:width="0.0693in" svg:height="0.0685in" svg:x="0.0579in" svg:y="0.0618in" svg:viewBox="0 0 177 175" svg:d="M129 25c-7-14-19-25-35-25-47 0-94 57-94 113 0 37 21 62 52 62 7 0 26-1 49-29 4 17 17 29 35 29 15 0 24-9 29-21 7-14 12-37 12-38 0-4-3-4-4-4-5 0-5 1-6 7-6 25-14 48-29 48-11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173in" svg:height="0.0453in" svg:x="0.1457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59in" svg:height="0.1063in" svg:x="0.2071in" svg:y="0.0236in" svg:viewBox="0 0 143 271" svg:d="M75 4c0-1 0-4-6-4-8 0-37 3-47 3-3 1-7 1-7 8 0 6 4 6 9 6 19 0 20 2 20 6 0 2-4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3" draw:text-style-name="P5" svg:width="0.0335in" svg:height="0.1512in" svg:x="0.2736in" svg:y="0.0161in" svg:viewBox="0 0 86 385" svg:d="M84 200c2-5 2-5 2-6s0-2-2-7c-22-59-45-119-67-178-3-7-5-9-9-9-5 0-8 3-8 8 0 1 0 2 2 6 23 60 45 119 68 180-23 58-45 118-68 177-2 4-2 4-2 7 0 4 3 7 8 7 4 0 6-3 7-7 24-60 46-119 69-178z"><text:p/></draw:path><draw:path draw:style-name="gr3" draw:text-style-name="P5" svg:width="0.1008in" svg:height="0.035in" svg:x="0.3752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815in" svg:x="0.5445in" svg:y="0in" svg:viewBox="0 0 138 462" svg:d="M56 170c0 27-13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3" draw:text-style-name="P5" svg:width="0.0539in" svg:height="0.1512in" svg:x="0.6272in" svg:y="0.0161in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8-9-20-12-31-14 32-9 46-28 46-50 0-31 0-61 0-92z"><text:p/></draw:path><draw:path draw:style-name="gr3" draw:text-style-name="P5" svg:width="0.0693in" svg:height="0.0685in" svg:x="0.698in" svg:y="0.0618in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3" draw:text-style-name="P5" svg:width="0.0539in" svg:height="0.1512in" svg:x="0.7831in" svg:y="0.0161in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3" draw:text-style-name="P5" svg:width="0.0173in" svg:height="0.0453in" svg:x="0.8614in" svg:y="0.1138in" svg:viewBox="0 0 45 116" svg:d="M45 41c0-26-10-41-25-41-12 0-20 10-20 21 0 10 8 20 20 20 5 0 10-1 14-5 1-1 1-1 1-1 1 0 1 0 1 6 0 28-13 51-26 65-4 3-4 4-4 5 0 3 2 5 4 5 4 0 35-30 35-75z"><text:p/></draw:path><draw:path draw:style-name="gr3" draw:text-style-name="P5" svg:width="0.0539in" svg:height="0.1512in" svg:x="0.9268in" svg:y="0.0161in" svg:viewBox="0 0 138 385" svg:d="M81 52c0-16 10-41 53-43 1 0 4-2 4-5 0-4-4-4-8-4-39 0-74 20-74 48 0 30 0 59 0 89 0 15 0 27-15 40-15 11-29 11-38 12-2 0-3 3-3 5 0 3 2 3 7 4 25 1 44 16 48 34 1 5 1 5 1 18 0 25 0 51 0 76 0 16 0 28 18 44 15 11 40 15 56 15 4 0 8 0 8-4 0-3-3-3-7-5-24-1-43-13-48-33-2-3-2-4-2-18 0-27 0-53 0-80 0-17-3-24-15-37-8-8-19-12-30-14 31-9 45-28 45-50 0-31 0-61 0-92z"><text:p/></draw:path><draw:path draw:style-name="gr3" draw:text-style-name="P5" svg:width="0.0693in" svg:height="0.0685in" svg:x="0.998in" svg:y="0.0618in" svg:viewBox="0 0 177 175" svg:d="M129 25c-7-14-18-25-35-25-46 0-94 57-94 113 0 37 22 62 52 62 7 0 27-1 50-29 4 17 17 29 36 29 13 0 22-9 28-21 7-14 11-37 11-38 0-4-3-4-4-4-4 0-5 1-6 7-6 25-13 48-29 48-10 0-11-11-11-18 0-8 1-11 5-29 3-15 4-20 8-34 4-18 10-36 14-54 2-11 2-12 2-13 0-7-4-11-11-11-9 0-15 9-16 17zM105 125c-3 7-3 8-8 15-18 21-33 27-44 27-20 0-25-22-25-36 0-20 13-67 22-85 12-23 28-37 44-37 25 0 30 32 30 34s-1 4-1 7c-6 25-12 50-18 75z"><text:p/></draw:path><draw:path draw:style-name="gr3" draw:text-style-name="P5" svg:width="0.0173in" svg:height="0.0453in" svg:x="1.0854in" svg:y="0.1138in" svg:viewBox="0 0 45 116" svg:d="M45 41c0-26-9-41-24-41-13 0-21 10-21 21 0 10 8 20 21 20 4 0 10-1 13-5 1-1 1-1 2-1 0 2 1 0 1 6 0 28-13 51-26 65-4 3-4 4-4 5 0 3 2 5 3 5 4 0 35-30 35-75z"><text:p/></draw:path><draw:path draw:style-name="gr3" draw:text-style-name="P5" svg:width="0.0531in" svg:height="0.1512in" svg:x="1.1512in" svg:y="0.0161in" svg:viewBox="0 0 136 385" svg:d="M81 52c0-16 10-41 52-43 2 0 3-2 3-5 0-4-3-4-6-4-40 0-75 20-75 48 0 30 0 59 0 89 0 15 0 27-15 40-14 11-29 11-37 12-2 0-3 3-3 5 0 3 2 3 6 4 25 1 44 16 48 34 1 5 1 5 1 18 0 25 0 51 0 76 0 16 0 28 19 44 15 11 40 15 56 15 3 0 6 0 6-4 0-3-2-3-5-5-25-1-44-13-48-33-2-3-2-4-2-18 0-27 0-53 0-80 0-17-3-25-15-37-9-9-20-12-31-14 32-9 46-28 46-50 0-31 0-61 0-92z"><text:p/></draw:path><draw:path draw:style-name="gr3" draw:text-style-name="P5" svg:width="0.0559in" svg:height="0.1063in" svg:x="1.2232in" svg:y="0.0236in" svg:viewBox="0 0 143 271" svg:d="M75 4c0-1 0-4-6-4-8 0-36 3-47 3-2 1-7 1-7 8 0 6 4 6 9 6 19 0 20 2 20 6 0 2-3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3" draw:text-style-name="P5" svg:width="0.0539in" svg:height="0.1512in" svg:x="1.2925in" svg:y="0.0161in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8 34 1 3 1 3 1 18 0 26 0 53 0 81 0 18 2 23 16 36 7 7 18 12 29 16-32 9-45 26-45 48 0 30 0 61 0 92z"><text:p/></draw:path><draw:path draw:style-name="gr3" draw:text-style-name="P5" svg:width="0.0531in" svg:height="0.1512in" svg:x="1.3685in" svg:y="0.0161in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1.4508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102">נוכיח כל אחת מהגרירות של התכונה המרכזית של זוג סדור בנפרד:</text:p>
          <text:list>
            <text:list-item>
              <text:p text:style-name="P103">נניח <draw:g text:anchor-type="as-char" svg:y="-0.1083in" draw:z-index="381" draw:name="Shape259" draw:style-name="gr1"><svg:title>TexMaths</svg:title><svg:desc>11§display§a = c \land b = d§svg§600§FALSE§</svg:desc><draw:path draw:style-name="gr2" draw:text-style-name="P4" svg:width="0.848in" svg:height="0.0921in" svg:x="0.0024in" svg:y="0.0079in" svg:viewBox="0 0 2155 235" svg:d="M0 0c718 0 1437 0 2155 0 0 78 0 157 0 235-718 0-1437 0-2155 0 0-78 0-157 0-235z"><text:p/></draw:path><draw:path draw:style-name="gr3" draw:text-style-name="P5" svg:width="0.0693in" svg:height="0.0681in" svg:x="0.0004in" svg:y="0.0382in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3" draw:text-style-name="P5" svg:width="0.1008in" svg:height="0.035in" svg:x="0.1256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87in" svg:height="0.0681in" svg:x="0.2839in" svg:y="0.0382in" svg:viewBox="0 0 150 174" svg:d="M136 24c-5 0-11 0-16 6-7 5-8 12-8 15 0 9 8 13 14 13 13 0 22-9 22-25 0-19-17-33-45-33-52 0-103 55-103 110 0 33 22 64 62 64 56 0 88-40 88-44 0-3-3-6-5-6s-2 1-5 5c-30 36-73 36-77 36-25 0-34-19-34-41 0-15 7-53 20-77 11-22 33-38 54-38 14 0 28 5 33 15z"><text:p/></draw:path><draw:path draw:style-name="gr3" draw:text-style-name="P5" svg:width="0.0839in" svg:height="0.0929in" svg:x="0.3858in" svg:y="0.0146in" svg:viewBox="0 0 214 237" svg:d="M115 8c-3-7-5-8-8-8-5 0-6 2-9 8-32 71-64 143-96 214-2 5-2 5-2 8 0 4 3 7 8 7 2 0 5-1 8-7 30-69 61-136 91-204 30 68 60 135 91 204 3 7 7 7 9 7 4 0 7-3 7-7 0-1 0-1-2-7-32-71-65-144-97-215z"><text:p/></draw:path><draw:path draw:style-name="gr3" draw:text-style-name="P5" svg:width="0.0555in" svg:height="0.1059in" svg:x="0.5193in" svg:y="0in" svg:viewBox="0 0 142 270" svg:d="M74 4c-1-1 0-4-5-4-9 0-37 3-47 4-3 0-8 0-8 8 0 4 5 4 10 4 19 0 19 3 19 7 0 2-3 15-6 23-10 42-21 84-30 125-6 19-7 26-7 39 0 36 21 60 49 60 46 0 93-57 93-113 0-33-20-60-51-60-18 0-34 12-46 23 10-39 19-77 29-116zM37 148c4-7 4-8 7-12 19-25 36-31 46-31 14 0 24 13 24 36s-13 67-19 81c-13 26-31 39-46 39-13 0-26-9-26-38 0-8 0-14 7-38 2-13 5-25 7-37z"><text:p/></draw:path><draw:path draw:style-name="gr3" draw:text-style-name="P5" svg:width="0.1004in" svg:height="0.035in" svg:x="0.6283in" svg:y="0.0496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72in" svg:height="0.1059in" svg:x="0.7862in" svg:y="0in" svg:viewBox="0 0 184 270" svg:d="M184 4c-3-1 0-4-6-4-5 0-42 3-48 4-4 0-6 3-6 8 0 4 4 4 9 4 19 0 20 3 20 7 0 2-1 6-1 8-8 29-16 60-23 91-8-14-19-25-37-25-45 0-92 56-92 112 0 36 21 61 51 61 8 0 27-1 50-28 3 16 17 28 35 28 14 0 23-9 29-21 7-14 12-37 12-38 0-3-3-3-5-3-4 0-4 1-5 6-6 25-14 47-30 47-11 0-12-9-12-17 0-9 1-12 3-19 18-73 37-147 56-221zM103 221c-2 6-2 8-7 14-18 21-33 26-44 26-19 0-25-20-25-36 0-18 13-66 21-83 12-22 30-37 45-37 26 0 31 32 31 33 0 3-1 5-2 7-7 25-12 51-19 76z"><text:p/></draw:path></draw:g><text:s/><text:span text:style-name="T44">לפיכך </text:span><text:span text:style-name="T44"><draw:g text:anchor-type="as-char" svg:y="-0.1134in" draw:z-index="383" draw:name="Shape260" draw:style-name="gr1"><svg:title>TexMaths</svg:title><svg:desc>11§display§\{b\} = \{d\} \land \{a\} = \{c\}§svg§600§FALSE§</svg:desc><draw:path draw:style-name="gr2" draw:text-style-name="P4" svg:width="1.4465in" svg:height="0.1354in" svg:x="0.0004in" svg:y="0.0071in" svg:viewBox="0 0 3675 345" svg:d="M0 0c1225 0 2450 0 3675 0 0 115 0 230 0 345-1225 0-2450 0-3675 0 0-115 0-230 0-345z"><text:p/></draw:path><draw:path draw:style-name="gr3" draw:text-style-name="P5" svg:width="0.0535in" svg:height="0.1508in" svg:x="0.0035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7-33-3-3-3-4-3-18 0-27 0-53 0-81 0-17-2-24-15-36-8-9-19-12-30-14 32-9 45-27 45-49 0-31 0-61 0-92z"><text:p/></draw:path><draw:path draw:style-name="gr3" draw:text-style-name="P5" svg:width="0.0559in" svg:height="0.1059in" svg:x="0.076in" svg:y="0.0075in" svg:viewBox="0 0 143 270" svg:d="M75 3c-2-1 0-3-6-3-9 0-37 2-47 3-3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" draw:text-style-name="P5" svg:width="0.0535in" svg:height="0.1508in" svg:x="0.1449in" svg:y="0in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3" draw:text-style-name="P5" svg:width="0.1004in" svg:height="0.035in" svg:x="0.261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535in" svg:height="0.1508in" svg:x="0.424in" svg:y="0in" svg:viewBox="0 0 137 384" svg:d="M81 52c0-16 10-41 53-43 1-1 3-2 3-5 0-4-3-4-7-4-39 0-74 20-74 48 0 29 0 59 0 89 0 14 0 26-15 39-15 11-29 12-38 12-2 0-3 2-3 5 0 2 2 2 7 3 25 1 44 15 48 34 1 5 1 6 1 19 0 25 0 50 0 76 0 16 0 28 19 44 14 11 39 15 55 15 4 0 7 0 7-4 0-3-2-3-6-5-24-1-43-13-49-33-1-3-1-4-1-18 0-27 0-53 0-81 0-17-3-24-15-36-8-9-19-12-30-14 32-9 45-27 45-49 0-31 0-61 0-92z"><text:p/></draw:path><draw:path draw:style-name="gr3" draw:text-style-name="P5" svg:width="0.072in" svg:height="0.1059in" svg:x="0.4953in" svg:y="0.0075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3" draw:text-style-name="P5" svg:width="0.0531in" svg:height="0.1508in" svg:x="0.5795in" svg:y="0in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5" svg:width="0.0846in" svg:height="0.0933in" svg:x="0.6862in" svg:y="0.0217in" svg:viewBox="0 0 216 238" svg:d="M117 9c-4-7-6-9-9-9-5 0-6 3-9 9-32 71-64 143-96 213-2 6-3 6-3 8 0 5 4 8 8 8 3 0 6-1 10-8 29-67 60-135 90-204 31 69 60 137 91 204 3 8 7 8 9 8 4 0 8-3 8-8-2-1 0-1-3-5-32-72-65-145-96-216z"><text:p/></draw:path><draw:path draw:style-name="gr3" draw:text-style-name="P5" svg:width="0.0535in" svg:height="0.1508in" svg:x="0.824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8-9-20-12-31-14 32-9 46-27 46-49 0-31 0-61 0-92z"><text:p/></draw:path><draw:path draw:style-name="gr3" draw:text-style-name="P5" svg:width="0.0693in" svg:height="0.0681in" svg:x="0.8949in" svg:y="0.0453in" svg:viewBox="0 0 177 174" svg:d="M129 24c-7-14-18-24-36-24-45 0-93 56-93 112 0 37 22 62 52 62 7 0 27-1 50-29 2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5" svg:width="0.0535in" svg:height="0.1508in" svg:x="0.9803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2 7-45 25-45 47 0 31 0 62 0 93z"><text:p/></draw:path><draw:path draw:style-name="gr3" draw:text-style-name="P5" svg:width="0.1008in" svg:height="0.035in" svg:x="1.096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5in" svg:height="0.1508in" svg:x="1.2591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5" svg:width="0.0591in" svg:height="0.0681in" svg:x="1.3307in" svg:y="0.0453in" svg:viewBox="0 0 151 174" svg:d="M137 23c-6 0-12 0-16 6-7 6-8 13-8 15 0 9 8 13 15 13 11 0 22-9 22-24 0-19-19-33-47-33-51 0-103 55-103 109 0 35 23 65 63 65 55 0 88-41 88-45 0-2-3-6-5-6s-3 1-5 5c-31 38-73 38-77 38-24 0-35-20-35-43 0-15 7-53 20-77 13-21 33-38 55-38 14 0 28 5 33 15z"><text:p/></draw:path><draw:path draw:style-name="gr3" draw:text-style-name="P5" svg:width="0.0535in" svg:height="0.1508in" svg:x="1.4012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4">, לכן </text:span><text:span text:style-name="T44"><draw:g text:anchor-type="as-char" svg:y="-0.1134in" draw:z-index="384" draw:name="Shape261" draw:style-name="gr1"><svg:title>TexMaths</svg:title><svg:desc>11§display§\{ a, \{b\} \} = \{ c, \{d\} \}§svg§600§FALSE§</svg:desc><draw:path draw:style-name="gr2" draw:text-style-name="P4" svg:width="1.2106in" svg:height="0.1358in" svg:x="0.0004in" svg:y="0.0071in" svg:viewBox="0 0 3076 346" svg:d="M1538 346c-512 0-1025 0-1538 0 0-116 0-230 0-346 1026 0 2050 0 3076 0 0 116 0 230 0 346-513 0-1026 0-1538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693in" svg:height="0.0685in" svg:x="0.0748in" svg:y="0.0453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626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39in" svg:height="0.1512in" svg:x="0.228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1-9 45-27 45-49 0-31 0-61 0-92z"><text:p/></draw:path><draw:path draw:style-name="gr3" draw:text-style-name="P5" svg:width="0.0555in" svg:height="0.1063in" svg:x="0.3004in" svg:y="0.0071in" svg:viewBox="0 0 142 271" svg:d="M74 4c0-1 0-4-5-4-8 0-37 3-47 3-3 1-8 1-8 8 0 6 4 6 10 6 19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5" svg:width="0.0539in" svg:height="0.1512in" svg:x="0.3693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3" draw:text-style-name="P5" svg:width="0.0539in" svg:height="0.1512in" svg:x="0.4453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5" svg:width="0.1004in" svg:height="0.0354in" svg:x="0.561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39in" svg:height="0.1512in" svg:x="0.724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5" svg:width="0.0591in" svg:height="0.0685in" svg:x="0.7953in" svg:y="0.0453in" svg:viewBox="0 0 151 175" svg:d="M138 24c-7 0-13 0-18 6-6 5-7 12-7 15 0 9 7 13 15 13 11 0 21-10 21-25 0-19-18-33-46-33-51 0-103 55-103 110 0 34 22 65 63 65 55 0 88-41 88-45 0-2-4-6-6-6-1 0-2 2-4 5-31 37-73 37-78 37-24 0-34-18-34-42 0-15 7-52 21-77 12-22 33-38 53-38 14 0 29 4 35 15z"><text:p/></draw:path><draw:path draw:style-name="gr3" draw:text-style-name="P5" svg:width="0.0173in" svg:height="0.0453in" svg:x="0.868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39in" svg:height="0.1512in" svg:x="0.9335in" svg:y="0in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5" svg:width="0.0724in" svg:height="0.1063in" svg:x="1.0047in" svg:y="0.0071in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3-65 22-83 11-23 28-37 44-37 25 0 30 32 30 34s-1 4-1 6c-6 25-13 50-20 74z"><text:p/></draw:path><draw:path draw:style-name="gr3" draw:text-style-name="P5" svg:width="0.0539in" svg:height="0.1512in" svg:x="1.0886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3" draw:text-style-name="P5" svg:width="0.0539in" svg:height="0.1512in" svg:x="1.16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44">, </text:span><text:span text:style-name="T45">ומכאן אפשר להגיע לצ.ל., כדרוש.</text:span></text:p>
            </text:list-item>
            <text:list-item>
              <text:p text:style-name="P104">נניח <draw:g text:anchor-type="as-char" svg:y="-0.1283in" draw:z-index="385" draw:name="Shape262" draw:style-name="gr1"><svg:title>TexMaths</svg:title><svg:desc>11§display§\big\{ \{a\}, \{a, \{b\} \} \big\} = \big\{ \{c\}, \{c, \{d\} \} \big\}§svg§600§FALSE§</svg:desc><draw:path draw:style-name="gr2" draw:text-style-name="P4" svg:width="2.1453in" svg:height="0.1661in" svg:x="0.0094in" svg:y="0.0079in" svg:viewBox="0 0 5450 423" svg:d="M2726 423c-909 0-1817 0-2726 0 0-141 0-282 0-423 1816 0 3634 0 5450 0 0 141 0 282 0 423-908 0-1816 0-2724 0z"><text:p/></draw:path><draw:path draw:style-name="gr3" draw:text-style-name="P5" svg:width="0.0539in" svg:height="0.1815in" svg:x="0in" svg:y="0in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3" draw:text-style-name="P5" svg:width="0.0531in" svg:height="0.1512in" svg:x="0.0827in" svg:y="0.0161in" svg:viewBox="0 0 136 385" svg:d="M81 52c0-16 10-41 52-43 2 0 3-2 3-5 0-4-3-4-6-4-40 0-75 20-75 48 0 30 0 59 0 89 0 15 0 27-15 40-14 11-29 11-37 12-2 0-3 3-3 5 0 3 2 3 6 4 25 1 44 16 48 34 1 5 1 5 1 18 0 25 0 51 0 76 0 16 0 28 19 44 15 11 40 15 56 15 3 0 6 0 6-4 0-3-2-3-5-5-25-1-44-13-48-33-2-3-2-4-2-18 0-27 0-53 0-80 0-17-3-25-15-37-9-9-20-12-31-14 32-9 46-28 46-50 0-31 0-61 0-92z"><text:p/></draw:path><draw:path draw:style-name="gr3" draw:text-style-name="P5" svg:width="0.0693in" svg:height="0.0685in" svg:x="0.1539in" svg:y="0.0618in" svg:viewBox="0 0 177 175" svg:d="M129 25c-7-14-19-25-35-25-46 0-94 57-94 113 0 37 21 62 52 62 7 0 26-1 49-29 4 17 17 29 35 29 15 0 24-9 29-21 7-14 12-37 12-38 0-4-3-4-4-4-5 0-5 1-6 7-6 25-14 48-29 48-10 0-11-11-11-18 0-8 0-11 4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539in" svg:height="0.1512in" svg:x="0.239in" svg:y="0.0161in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7 34 2 3 2 3 2 18 0 26 0 53 0 81 0 18 2 24 16 36 7 8 18 12 29 16-32 9-45 26-45 48 0 30 0 61 0 92z"><text:p/></draw:path><draw:path draw:style-name="gr3" draw:text-style-name="P5" svg:width="0.0173in" svg:height="0.0453in" svg:x="0.3177in" svg:y="0.1138in" svg:viewBox="0 0 45 116" svg:d="M45 41c0-26-10-41-25-41-12 0-20 10-20 21 0 10 8 20 20 20 4 0 10-1 13-5 2-1 1-1 2-1s1 0 1 6c0 28-13 51-26 65-4 3-4 4-4 5 0 3 2 5 4 5 4 0 35-30 35-75z"><text:p/></draw:path><draw:path draw:style-name="gr3" draw:text-style-name="P5" svg:width="0.0539in" svg:height="0.1512in" svg:x="0.3831in" svg:y="0.0161in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8-9-20-12-31-14 32-9 46-28 46-50 0-31 0-61 0-92z"><text:p/></draw:path><draw:path draw:style-name="gr3" draw:text-style-name="P5" svg:width="0.0693in" svg:height="0.0685in" svg:x="0.4539in" svg:y="0.0618in" svg:viewBox="0 0 177 175" svg:d="M129 25c-7-14-18-25-35-25-46 0-94 57-94 113 0 37 22 62 52 62 7 0 27-1 50-29 3 17 17 29 36 29 13 0 22-9 28-21 7-14 11-37 11-38 0-4-3-4-4-4-5 0-5 1-6 7-6 25-13 48-29 48-10 0-11-11-11-18 0-8 1-11 4-29 4-15 5-20 9-34 4-18 10-36 14-54 2-11 2-12 2-13 0-7-4-11-11-11-9 0-15 9-16 17zM103 125c-1 7-1 8-7 15-17 21-32 27-43 27-20 0-25-22-25-36 0-20 12-67 22-85 11-23 28-37 44-37 25 0 30 32 30 34s-1 4-1 7c-6 25-13 50-20 75z"><text:p/></draw:path><draw:path draw:style-name="gr3" draw:text-style-name="P5" svg:width="0.0173in" svg:height="0.0453in" svg:x="0.5413in" svg:y="0.1138in" svg:viewBox="0 0 45 116" svg:d="M45 41c0-26-10-41-24-41-13 0-21 10-21 21 0 10 8 20 21 20 4 0 10-1 13-5 1-1 1-1 2-1 0 2 1 0 1 6 0 28-14 51-26 65-4 3-4 4-4 5 0 3 2 5 3 5 4 0 35-30 35-75z"><text:p/></draw:path><draw:path draw:style-name="gr3" draw:text-style-name="P5" svg:width="0.0539in" svg:height="0.1512in" svg:x="0.6067in" svg:y="0.0161in" svg:viewBox="0 0 138 385" svg:d="M83 52c0-16 9-41 51-43 2 0 4-2 4-5 0-4-4-4-8-4-39 0-74 20-74 48 0 30 0 59 0 89 0 15 0 27-15 40-13 11-29 11-37 12-2 0-4 3-4 5 0 3 3 3 7 4 25 1 44 16 48 34 1 5 1 5 1 18 0 25 0 51 0 76 0 16 0 28 19 44 15 11 41 15 55 15 4 0 8 0 8-4 0-3-3-3-6-5-25-1-44-13-48-33-1-3-1-4-1-18 0-27 0-53 0-80 0-17-4-24-17-37-8-8-19-12-30-14 32-9 47-28 47-50 0-31 0-61 0-92z"><text:p/></draw:path><draw:path draw:style-name="gr3" draw:text-style-name="P5" svg:width="0.0559in" svg:height="0.1063in" svg:x="0.6791in" svg:y="0.0236in" svg:viewBox="0 0 143 271" svg:d="M75 4c0-1 0-4-6-4-8 0-37 3-47 3-2 1-7 1-7 8 0 6 4 6 9 6 19 0 20 2 20 6 0 2-3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3" draw:text-style-name="P5" svg:width="0.0539in" svg:height="0.1512in" svg:x="0.7484in" svg:y="0.0161in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3" draw:text-style-name="P5" svg:width="0.0531in" svg:height="0.1512in" svg:x="0.8248in" svg:y="0.0161in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0.9071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draw:path draw:style-name="gr3" draw:text-style-name="P5" svg:width="0.1008in" svg:height="0.035in" svg:x="1.0291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815in" svg:x="1.198in" svg:y="0in" svg:viewBox="0 0 138 462" svg:d="M56 170c0 27-14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3" draw:text-style-name="P5" svg:width="0.0531in" svg:height="0.1512in" svg:x="1.2807in" svg:y="0.0161in" svg:viewBox="0 0 136 385" svg:d="M81 52c0-16 10-41 52-43 2 0 3-2 3-5 0-4-2-4-6-4-39 0-74 20-75 48 0 30 0 59 0 89 0 15 0 27-15 40-14 11-28 11-37 12-2 0-3 3-3 5 0 3 2 3 6 4 26 1 44 16 48 34 1 5 1 5 1 18 0 25 0 51 0 76 0 16 0 28 19 44 15 11 40 15 56 15 4 0 6 0 6-4 0-3-2-3-5-5-24-1-43-13-48-33-2-3-2-4-2-18 0-27 0-53 0-80 0-17-3-24-15-37-9-8-20-12-31-14 32-9 46-28 46-50 0-31 0-61 0-92z"><text:p/></draw:path><draw:path draw:style-name="gr3" draw:text-style-name="P5" svg:width="0.0587in" svg:height="0.0685in" svg:x="1.3524in" svg:y="0.0618in" svg:viewBox="0 0 150 175" svg:d="M136 24c-5 0-11 0-16 6-7 5-7 12-7 15 0 9 7 13 15 13 11 0 21-8 21-25 0-19-18-33-46-33-52 0-103 55-103 110 0 35 22 65 62 65 56 0 88-41 88-45 0-2-3-6-5-6s-2 1-5 5c-30 38-73 38-77 38-24 0-34-19-34-43 0-15 7-52 21-77 11-22 33-38 53-38 14 0 28 5 33 15z"><text:p/></draw:path><draw:path draw:style-name="gr3" draw:text-style-name="P5" svg:width="0.0531in" svg:height="0.1512in" svg:x="1.4228in" svg:y="0.0161in" svg:viewBox="0 0 136 385" svg:d="M55 334c0 15-10 40-52 42-2 2-3 3-3 5 0 4 3 4 8 4 37 0 72-18 73-48 0-29 0-58 0-88 0-13 0-27 16-39 13-11 27-12 36-12 2-1 3-2 3-4 0-5-2-5-5-5-26-2-44-15-48-34-2-4-2-5-2-20 0-25 0-50 0-76 0-16 0-28-18-42-16-13-43-17-55-17-5 0-8 0-8 4 0 5 2 5 6 5 24 1 42 14 48 34 1 3 1 3 1 18 0 26 0 53 0 81 0 18 3 24 15 36 9 8 20 12 31 16-32 9-46 26-46 48 0 30 0 61 0 92z"><text:p/></draw:path><draw:path draw:style-name="gr3" draw:text-style-name="P5" svg:width="0.0173in" svg:height="0.0453in" svg:x="1.5008in" svg:y="0.1138in" svg:viewBox="0 0 45 116" svg:d="M45 41c0-26-10-41-24-41-13 0-21 10-21 21 0 10 8 20 21 20 4 0 10-1 13-5 1-1 1-1 2-1 0 2 1 0 1 6 0 28-13 51-26 65-4 3-4 4-4 5 0 3 1 5 3 5 4 0 35-30 35-75z"><text:p/></draw:path><draw:path draw:style-name="gr3" draw:text-style-name="P5" svg:width="0.0539in" svg:height="0.1512in" svg:x="1.5661in" svg:y="0.0161in" svg:viewBox="0 0 138 385" svg:d="M83 52c0-16 9-41 51-43 2 0 4-2 4-5 0-4-4-4-8-4-39 0-74 20-74 48 0 30 0 59 0 89 0 15 0 27-15 40-13 11-29 11-37 12-2 0-4 3-4 5 0 3 2 3 7 4 25 1 44 16 48 34 1 5 1 5 1 18 0 25 0 51 0 76 0 16 0 28 19 44 15 11 41 15 55 15 4 0 8 0 8-4 0-3-3-3-7-5-24-1-43-13-47-33-1-3-1-4-1-18 0-27 0-53 0-80 0-17-4-24-17-37-8-8-19-12-30-14 32-9 47-28 47-50 0-31 0-61 0-92z"><text:p/></draw:path><draw:path draw:style-name="gr3" draw:text-style-name="P5" svg:width="0.0591in" svg:height="0.0685in" svg:x="1.6378in" svg:y="0.0618in" svg:viewBox="0 0 151 175" svg:d="M138 24c-7 0-13 0-18 6-6 5-7 12-7 15 0 9 7 13 15 13 11 0 22-8 22-25 0-19-19-33-47-33-51 0-103 55-103 110 0 35 23 65 63 65 55 0 88-41 88-45 0-2-2-6-5-6-2 0-3 1-5 5-31 38-73 38-77 38-24 0-35-19-35-43 0-15 7-52 21-77 12-22 33-38 55-38 13 0 27 5 33 15z"><text:p/></draw:path><draw:path draw:style-name="gr3" draw:text-style-name="P5" svg:width="0.0173in" svg:height="0.0453in" svg:x="1.7102in" svg:y="0.1138in" svg:viewBox="0 0 45 116" svg:d="M45 41c0-26-10-41-24-41-13 0-21 10-21 21 0 10 8 20 21 20 4 0 9-1 13-5 1-1 1-1 2-1 0 2 0 0 0 6 0 28-12 51-25 65-4 3-4 4-4 5 0 3 1 5 3 5 4 0 35-30 35-75z"><text:p/></draw:path><draw:path draw:style-name="gr3" draw:text-style-name="P5" svg:width="0.0539in" svg:height="0.1512in" svg:x="1.776in" svg:y="0.0161in" svg:viewBox="0 0 138 385" svg:d="M81 52c0-16 11-41 53-43 2 0 4-2 4-5 0-4-4-4-8-4-39 0-74 20-74 48 0 30 0 59 0 89 0 15 0 27-15 40-13 11-29 11-38 12-1 0-3 3-3 5 0 3 2 3 7 4 25 1 44 16 48 34 1 5 1 5 1 18 0 25 0 51 0 76 0 16 0 28 19 44 14 11 41 15 55 15 4 0 8 0 8-4 0-3-3-3-7-5-24-1-43-13-48-33-2-3-2-4-2-18 0-27 0-53 0-80 0-17-2-24-15-37-8-8-19-12-30-14 32-9 45-28 45-50 0-31 0-61 0-92z"><text:p/></draw:path><draw:path draw:style-name="gr3" draw:text-style-name="P5" svg:width="0.072in" svg:height="0.1063in" svg:x="1.8472in" svg:y="0.0236in" svg:viewBox="0 0 184 271" svg:d="M184 4c0-1 0-4-6-4-5 0-42 3-48 4-3 0-6 3-6 7 0 6 4 6 9 6 19 0 20 2 20 6 0 2-1 6-1 8-8 31-16 60-23 91-8-14-19-25-37-25-45 0-92 57-92 113 0 37 21 61 51 61 8 0 27-1 50-28 4 16 17 28 35 28 14 0 24-9 29-21 7-13 12-36 12-38 0-3-3-3-5-3-4 0-4 1-5 7-6 25-14 47-29 47-11 0-13-11-13-18 0-8 2-11 3-17 18-75 37-149 56-224zM103 222c-2 7-2 8-7 15-18 19-33 26-44 26-19 0-24-21-24-35 0-20 12-67 20-85 13-23 30-37 46-37 25 0 30 32 30 34s-1 4-2 6c-6 26-12 51-19 76z"><text:p/></draw:path><draw:path draw:style-name="gr3" draw:text-style-name="P5" svg:width="0.0539in" svg:height="0.1512in" svg:x="1.9311in" svg:y="0.0161in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3" draw:text-style-name="P5" svg:width="0.0531in" svg:height="0.1512in" svg:x="2.0075in" svg:y="0.0161in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2.0898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. <text:span text:style-name="T46">נפרק למקרים:</text:span></text:p>
              <text:list>
                <text:list-item>
                  <text:p text:style-name="P105">אם <draw:g text:anchor-type="as-char" svg:y="-0.1134in" draw:z-index="386" draw:name="Shape263" draw:style-name="gr1"><svg:title>TexMaths</svg:title><svg:desc>11§display§\{a\} = \{c\}§svg§600§FALSE§</svg:desc><draw:path draw:style-name="gr2" draw:text-style-name="P4" svg:width="0.626in" svg:height="0.1354in" svg:x="-0.0004in" svg:y="0.0071in" svg:viewBox="0 0 1591 345" svg:d="M0 0c530 0 1060 0 1591 0 0 115 0 230 0 345-531 0-1061 0-1591 0 0-115 0-230 0-345z"><text:p/></draw:path><draw:path draw:style-name="gr3" draw:text-style-name="P5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9-33-1-3-1-4-1-18 0-27 0-53 0-81 0-17-2-24-15-36-8-9-19-12-30-14 32-9 45-27 45-49 0-31 0-61 0-92z"><text:p/></draw:path><draw:path draw:style-name="gr3" draw:text-style-name="P5" svg:width="0.0693in" svg:height="0.0681in" svg:x="0.074in" svg:y="0.0457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5" svg:width="0.0531in" svg:height="0.1508in" svg:x="0.1594in" svg:y="0in" svg:viewBox="0 0 136 384" svg:d="M55 333c0 15-10 40-52 42-2 2-3 3-3 5 0 4 3 4 8 4 37 0 72-18 73-48 0-29 0-59 0-88 0-15 0-27 16-40 13-11 27-12 36-12 2-1 3-2 3-3 0-5-2-5-5-5-25-1-44-15-49-34-1-4-1-5-1-19 0-25 0-50 0-76 0-16 0-28-18-44-16-12-42-15-55-15-5 0-8 0-8 4s2 4 6 5c24 1 43 13 48 33 1 3 1 4 1 19 0 26 0 52 0 80 0 18 3 24 15 36 9 9 20 12 31 16-32 7-46 25-46 47 0 31 0 62 0 93z"><text:p/></draw:path><draw:path draw:style-name="gr3" draw:text-style-name="P5" svg:width="0.1008in" svg:height="0.035in" svg:x="0.27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08in" svg:x="0.4378in" svg:y="0in" svg:viewBox="0 0 136 384" svg:d="M81 52c0-16 10-41 52-43 2-1 3-2 3-5 0-4-2-4-6-4-39 0-74 20-75 48 0 29 0 59 0 89 0 14 0 26-15 39-14 11-28 12-37 12-2 0-3 2-3 5 0 2 2 2 6 3 25 1 43 15 48 34 1 5 1 6 1 19 0 25 0 50 0 76 0 16 0 28 19 44 15 11 40 15 56 15 4 0 6 0 6-4 0-3-2-3-5-5-24-1-44-13-49-33-1-3-1-4-1-18 0-27 0-53 0-81 0-17-3-24-15-36-9-9-20-12-31-14 32-9 46-27 46-49 0-31 0-61 0-92z"><text:p/></draw:path><draw:path draw:style-name="gr3" draw:text-style-name="P5" svg:width="0.0591in" svg:height="0.0681in" svg:x="0.5091in" svg:y="0.0457in" svg:viewBox="0 0 151 174" svg:d="M137 23c-6 0-10 0-16 6-7 6-8 13-8 15 0 9 8 13 15 13 11 0 22-9 22-24 0-19-19-33-45-33-53 0-105 55-105 109 0 35 23 65 63 65 56 0 88-41 88-45 0-2-2-6-5-6-2 0-3 1-5 5-30 38-73 38-77 38-24 0-35-20-35-43 0-15 7-53 20-77 13-21 35-38 56-38 13 0 27 5 32 15z"><text:p/></draw:path><draw:path draw:style-name="gr3" draw:text-style-name="P5" svg:width="0.0535in" svg:height="0.1508in" svg:x="0.5795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3 15 36 8 8 19 12 30 16-31 7-45 25-45 47 0 31 0 62 0 93z"><text:p/></draw:path></draw:g>, אז <draw:g text:anchor-type="as-char" svg:y="-0.0681in" draw:z-index="387" draw:name="Shape264" draw:style-name="gr1"><svg:title>TexMaths</svg:title><svg:desc>11§display§a = c§svg§600§FALSE§</svg:desc><draw:path draw:style-name="gr2" draw:text-style-name="P4" svg:width="0.3323in" svg:height="0.052in" svg:x="0.0016in" svg:y="0.0071in" svg:viewBox="0 0 845 133" svg:d="M0 0c282 0 564 0 845 0 0 44 0 89 0 133-281 0-563 0-845 0 0-44 0-89 0-133z"><text:p/></draw:path><draw:path draw:style-name="gr3" draw:text-style-name="P5" svg:width="0.0693in" svg:height="0.0677in" svg:x="-0.0004in" svg:y="0in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5" svg:width="0.1004in" svg:height="0.0346in" svg:x="0.1248in" svg:y="0.0114in" svg:viewBox="0 0 256 89" svg:d="M244 15c6 0 12 0 12-7 0-8-6-8-12-8-78 0-155 0-232 0-4 0-12 0-12 8 0 7 8 7 13 7 77 0 154 0 231 0zM244 89c6 0 12 0 12-6 0-8-6-8-12-8-77 0-154 0-231 0-5 0-13 0-13 8 0 6 8 6 12 6 77 0 154 0 232 0z"><text:p/></draw:path><draw:path draw:style-name="gr3" draw:text-style-name="P5" svg:width="0.0591in" svg:height="0.0677in" svg:x="0.2827in" svg:y="0in" svg:viewBox="0 0 151 173" svg:d="M138 24c-7 0-11 0-17 6-7 5-8 12-8 14 0 9 8 13 15 13 11 0 22-9 22-24 0-19-19-33-45-33-53 0-105 55-105 108 0 34 23 65 63 65 55 0 88-41 88-45 0-2-2-6-5-6-2 0-3 1-5 5-31 37-73 37-77 37-24 0-35-19-35-42 0-15 7-52 21-75 12-22 34-38 55-38 13 0 27 4 33 15z"><text:p/></draw:path></draw:g>. נפריד למקרים:</text:p>
                  <text:list>
                    <text:list-item>
                      <text:p text:style-name="P106"><text:span text:style-name="T46">אם </text:span><text:span text:style-name="T46"><draw:g text:anchor-type="as-char" svg:y="-0.1134in" draw:z-index="388" draw:name="Shape265" draw:style-name="gr1"><svg:title>TexMaths</svg:title><svg:desc>11§display§\{a, \{b\}\} = \{c, \{d\}\}§svg§600§FALSE§</svg:desc><draw:path draw:style-name="gr2" draw:text-style-name="P4" svg:width="1.2106in" svg:height="0.1358in" svg:x="-0.0004in" svg:y="0.0071in" svg:viewBox="0 0 3076 346" svg:d="M1538 346c-512 0-1025 0-1538 0 0-116 0-230 0-346 1026 0 2050 0 3076 0 0 116 0 230 0 346-513 0-1026 0-1538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693in" svg:height="0.0685in" svg:x="0.074in" svg:y="0.0457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618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39in" svg:height="0.1512in" svg:x="0.2272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1-9 45-27 45-49 0-31 0-61 0-92z"><text:p/></draw:path><draw:path draw:style-name="gr3" draw:text-style-name="P5" svg:width="0.0555in" svg:height="0.1063in" svg:x="0.2996in" svg:y="0.0075in" svg:viewBox="0 0 142 271" svg:d="M74 4c0-1 0-4-5-4-8 0-37 3-47 3-3 1-8 1-8 8 0 6 4 6 10 6 19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5" svg:width="0.0539in" svg:height="0.1512in" svg:x="0.3685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3" draw:text-style-name="P5" svg:width="0.0539in" svg:height="0.1512in" svg:x="0.444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5" svg:width="0.1004in" svg:height="0.0354in" svg:x="0.560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39in" svg:height="0.1512in" svg:x="0.7232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5" svg:width="0.0591in" svg:height="0.0685in" svg:x="0.7945in" svg:y="0.0457in" svg:viewBox="0 0 151 175" svg:d="M138 24c-7 0-13 0-18 6-6 5-7 12-7 15 0 9 7 13 15 13 11 0 21-10 21-25 0-19-18-33-46-33-51 0-103 55-103 110 0 34 22 65 63 65 55 0 88-41 88-45 0-2-4-6-6-6-1 0-2 2-4 5-31 37-73 37-78 37-24 0-34-18-34-42 0-15 7-52 21-77 12-22 33-38 53-38 14 0 29 4 35 15z"><text:p/></draw:path><draw:path draw:style-name="gr3" draw:text-style-name="P5" svg:width="0.0173in" svg:height="0.0453in" svg:x="0.867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39in" svg:height="0.1512in" svg:x="0.9327in" svg:y="0in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3" draw:text-style-name="P5" svg:width="0.0724in" svg:height="0.1063in" svg:x="1.0039in" svg:y="0.0075in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3-65 22-83 11-23 28-37 44-37 25 0 30 32 30 34s-1 4-1 6c-6 25-13 50-20 74z"><text:p/></draw:path><draw:path draw:style-name="gr3" draw:text-style-name="P5" svg:width="0.0539in" svg:height="0.1512in" svg:x="1.0878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3" draw:text-style-name="P5" svg:width="0.0539in" svg:height="0.1512in" svg:x="1.164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46">, נפלג לשני מקרים:</text:span></text:p>
                      <text:list>
                        <text:list-item>
                          <text:p text:style-name="P106"><text:span text:style-name="T46">אם </text:span><text:span text:style-name="T46"><draw:g text:anchor-type="as-char" svg:y="-0.1134in" draw:z-index="389" draw:name="Shape266" draw:style-name="gr1"><svg:title>TexMaths</svg:title><svg:desc>11§display§\{b\} = \{d\}§svg§600§FALSE§</svg:desc><draw:path draw:style-name="gr2" draw:text-style-name="P4" svg:width="0.6244in" svg:height="0.1358in" svg:x="-0.0004in" svg:y="0.0071in" svg:viewBox="0 0 1587 346" svg:d="M794 346c-265 0-529 0-794 0 0-116 0-230 0-346 529 0 1057 0 1587 0 0 116 0 230 0 346-264 0-528 0-793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559in" svg:height="0.1063in" svg:x="0.0752in" svg:y="0.0075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5" svg:width="0.0539in" svg:height="0.1512in" svg:x="0.1445in" svg:y="0in" svg:viewBox="0 0 138 385" svg:d="M55 334c0 15-10 40-52 43-2 0-3 2-3 4 0 4 4 4 8 4 37 0 73-18 73-48 0-29 0-58 0-88 0-16 0-28 16-40 13-11 28-11 36-12 2 0 5-1 5-4 0-4-4-4-7-4-25-2-44-15-48-35-2-3-2-4-2-19 0-25 0-50 0-76 0-16 0-28-18-42-16-13-42-17-55-17-4 0-8 0-8 4 0 5 2 5 6 5 25 1 44 14 48 33 1 4 1 4 1 19 0 26 0 54 0 81 0 18 3 24 15 36 9 8 20 12 31 15-32 10-46 26-46 48 0 31 0 62 0 93z"><text:p/></draw:path><draw:path draw:style-name="gr3" draw:text-style-name="P5" svg:width="0.1008in" svg:height="0.0354in" svg:x="0.2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0.4228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72in" svg:height="0.1063in" svg:x="0.4941in" svg:y="0.0075in" svg:viewBox="0 0 184 271" svg:d="M184 4c0-1 0-4-5-4-6 0-43 3-49 4-3 0-6 3-6 7 0 6 4 6 10 6 18 0 19 2 19 6 0 2-1 6-1 8-8 31-16 60-23 91-7-14-18-25-35-25-46 0-94 57-94 112 0 37 21 62 52 62 7 0 26-1 49-29 4 16 18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3" draw:text-style-name="P5" svg:width="0.0539in" svg:height="0.1512in" svg:x="0.578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6"><text:s/>אז </text:span><text:span text:style-name="T46"><draw:g text:anchor-type="as-char" svg:y="-0.1063in" draw:z-index="390" draw:name="Shape267" draw:style-name="gr1"><svg:title>TexMaths</svg:title><svg:desc>11§display§b = d§svg§600§FALSE§</svg:desc><draw:path draw:style-name="gr2" draw:text-style-name="P4" svg:width="0.3299in" svg:height="0.0906in" svg:x="0in" svg:y="0.0071in" svg:viewBox="0 0 839 231" svg:d="M0 0c279 0 560 0 839 0 0 77 0 154 0 231-279 0-560 0-839 0 0-77 0-154 0-231z"><text:p/></draw:path><draw:path draw:style-name="gr3" draw:text-style-name="P5" svg:width="0.0555in" svg:height="0.1063in" svg:x="-0.0004in" svg:y="0in" svg:viewBox="0 0 142 271" svg:d="M74 4c-3-1 0-4-6-4-9 0-36 3-46 4-3 0-8 0-8 8 0 5 4 5 9 5 19 0 20 2 20 6 0 2-3 16-6 23-11 42-21 84-32 126-4 18-5 25-5 38 0 37 20 61 48 61 47 0 94-57 94-114 0-34-21-60-52-60-17 0-34 11-45 23 10-39 19-77 29-116zM37 149c3-8 3-9 6-13 19-25 36-30 46-30 14 0 24 12 24 35s-12 67-18 81c-14 27-31 40-47 40-13 0-25-10-25-39 0-7 0-14 6-38 3-12 5-24 8-36z"><text:p/></draw:path><draw:path draw:style-name="gr3" draw:text-style-name="P5" svg:width="0.1004in" svg:height="0.035in" svg:x="0.1083in" svg:y="0.05in" svg:viewBox="0 0 256 90" svg:d="M243 15c7 0 13 0 13-7 0-8-6-8-12-8-78 0-155 0-232 0-4 0-12 0-12 8 0 7 8 7 13 7 77 0 153 0 230 0zM244 90c6 0 12 0 12-7 0-8-6-8-13-8-77 0-153 0-230 0-5 0-13 0-13 8 0 7 8 7 12 7 77 0 154 0 232 0z"><text:p/></draw:path><draw:path draw:style-name="gr3" draw:text-style-name="P5" svg:width="0.072in" svg:height="0.1063in" svg:x="0.2657in" svg:y="0in" svg:viewBox="0 0 184 271" svg:d="M184 4c-3-1 0-4-6-4-5 0-42 3-48 4-4 0-6 3-6 8s4 5 9 5c19 0 20 2 20 6-1 2-1 6-1 8-8 30-16 60-23 91-8-14-19-25-37-25-45 0-92 56-92 112 0 36 21 62 52 62 7 0 26-1 49-29 3 16 17 29 35 29 14 0 23-9 29-21 6-14 12-38 12-39 0-3-3-3-6-3s-3 1-4 7c-6 25-14 47-30 47-11 0-12-10-12-18s1-12 3-18c18-74 37-148 56-222zM103 220c-2 8-2 8-7 14-18 22-33 28-44 28-19 0-25-21-25-36 0-19 13-66 21-84 12-22 30-36 45-36 26 0 31 30 31 33 0 2-1 4-1 6-6 26-13 51-20 75z"><text:p/></draw:path></draw:g></text:span><text:span text:style-name="T46">, וסיימנו.</text:span></text:p>
                        </text:list-item>
                        <text:list-item>
                          <text:p text:style-name="P107"><text:span text:style-name="T46">אם </text:span><text:span text:style-name="T46"><draw:g text:anchor-type="as-char" svg:y="-0.1134in" draw:z-index="391" draw:name="Shape268" draw:style-name="gr1"><svg:title>TexMaths</svg:title><svg:desc>11§display§\{b\} = c§svg§600§FALSE§</svg:desc><draw:path draw:style-name="gr2" draw:text-style-name="P4" svg:width="0.4693in" svg:height="0.1358in" svg:x="-0.0004in" svg:y="0.0071in" svg:viewBox="0 0 1193 346" svg:d="M598 346c-199 0-399 0-598 0 0-116 0-230 0-346 397 0 796 0 1193 0 0 116 0 230 0 346-198 0-397 0-595 0z"><text:p/></draw:path><draw:path draw:style-name="gr3" draw:text-style-name="P5" svg:width="0.0539in" svg:height="0.1512in" svg:x="0.0028in" svg:y="0in" svg:viewBox="0 0 138 385" svg:d="M83 52c0-16 9-41 51-43 3 0 4-2 4-5 0-4-4-4-8-4-39 0-74 20-74 48 0 29 0 59 0 89 0 15 0 27-15 39-13 12-29 12-37 13-2 0-4 1-4 4 0 4 3 4 7 4 25 2 44 14 48 34 1 4 1 5 1 19 0 25 0 51 0 76 0 16 0 29 19 43 15 12 41 16 55 16 4 0 8 0 8-4s-3-4-7-4c-24-2-43-15-47-33-1-5-1-5-1-19 0-27 0-54 0-82 0-17-4-24-16-35-9-8-20-12-31-15 32-9 47-27 47-49 0-31 0-61 0-92z"><text:p/></draw:path><draw:path draw:style-name="gr3" draw:text-style-name="P5" svg:width="0.0555in" svg:height="0.1063in" svg:x="0.0752in" svg:y="0.0075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5 11 25 36 0 23-13 66-20 80-12 27-31 40-45 40s-27-10-27-38c0-8 0-15 7-39 3-12 5-24 9-35z"><text:p/></draw:path><draw:path draw:style-name="gr3" draw:text-style-name="P5" svg:width="0.0535in" svg:height="0.1512in" svg:x="0.1445in" svg:y="0in" svg:viewBox="0 0 137 385" svg:d="M55 334c0 15-10 40-52 43-2 0-3 2-3 4 0 4 3 4 8 4 37 0 72-18 73-48 0-29 0-58 0-88 0-16 0-28 16-40 13-11 27-11 36-12 2 0 4-1 4-4 0-4-3-4-6-4-26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5" svg:width="0.1008in" svg:height="0.0354in" svg:x="0.2598in" svg:y="0.0571in" svg:viewBox="0 0 257 91" svg:d="M243 17c7 0 14-2 14-9 0-8-7-8-13-8-77 0-154 0-231 0-5 0-13 0-13 8 0 7 8 9 13 9 77 0 153 0 230 0zM244 91c6 0 13 0 13-7 0-9-7-9-14-9-77 0-153 0-230 0-5 0-13 0-13 9 0 7 8 7 13 7 77 0 154 0 231 0z"><text:p/></draw:path><draw:path draw:style-name="gr3" draw:text-style-name="P5" svg:width="0.0591in" svg:height="0.0685in" svg:x="0.4181in" svg:y="0.0457in" svg:viewBox="0 0 151 175" svg:d="M138 24c-7 0-12 0-18 6-5 5-7 12-7 15 0 9 7 13 15 13 11 0 22-10 22-25 0-19-19-33-47-33-51 0-103 55-103 110 0 34 23 65 63 65 55 0 88-41 88-45 0-2-2-6-5-6-2 0-3 2-5 5-31 37-73 37-77 37-24 0-35-18-35-42 0-15 7-52 21-77 12-22 33-38 55-38 13 0 27 4 33 15z"><text:p/></draw:path></draw:g></text:span><text:span text:style-name="T46"><text:s/>אז נתבונן בשיוויון </text:span><text:span text:style-name="T46"><draw:g text:anchor-type="as-char" svg:y="-0.1134in" draw:z-index="392" draw:name="Shape269" draw:style-name="gr1"><svg:title>TexMaths</svg:title><svg:desc>11§display§\{\{b\}, \{d\}\} = \{c, \{d\}\} = \{a, \{b\}\}§svg§600§FALSE§</svg:desc><draw:path draw:style-name="gr2" draw:text-style-name="P4" svg:width="2.0823in" svg:height="0.1358in" svg:x="-0.0004in" svg:y="0.0071in" svg:viewBox="0 0 5290 346" svg:d="M2645 346c-883 0-1764 0-2645 0 0-116 0-230 0-346 1764 0 3526 0 5290 0 0 116 0 230 0 346-882 0-1764 0-2645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5" svg:width="0.0539in" svg:height="0.1512in" svg:x="0.0787in" svg:y="0in" svg:viewBox="0 0 138 385" svg:d="M81 52c0-16 10-41 53-43 2 0 4-2 4-5 0-4-4-4-8-4-39 0-74 20-74 48 0 29 0 59 0 89 0 15 0 27-15 39s-29 12-38 13c-1 0-3 1-3 5 0 3 2 3 7 3 25 2 44 14 48 34 1 4 1 5 1 19 0 25 0 51 0 76 0 16 0 29 19 43 14 12 41 16 55 16 4 0 8 0 8-4s-3-4-7-4c-24-2-43-15-48-33-2-5-2-5-2-19 0-27 0-54 0-82 0-17-2-24-15-35-8-8-19-12-30-14 32-10 45-28 45-50 0-31 0-61 0-92z"><text:p/></draw:path><draw:path draw:style-name="gr3" draw:text-style-name="P5" svg:width="0.0555in" svg:height="0.1063in" svg:x="0.1512in" svg:y="0.0075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5" svg:width="0.0531in" svg:height="0.1512in" svg:x="0.2205in" svg:y="0in" svg:viewBox="0 0 136 385" svg:d="M55 334c0 15-10 40-52 43-2 0-3 2-3 4 0 4 4 4 8 4 37 0 72-18 73-48 0-29 0-58 0-88 0-16 0-28 16-40 13-11 28-11 36-12 2 0 3-1 3-3 0-5-2-5-5-5-25-2-44-15-48-35-2-3-2-4-2-19 0-25 0-50 0-76 0-16 0-28-18-42-16-13-42-17-55-17-4 0-8 0-8 4 0 5 2 5 6 5 24 1 44 14 48 33 1 4 1 4 1 19 0 26 0 54 0 81 0 18 3 24 15 36 9 8 20 12 31 16-32 9-46 25-46 47 0 31 0 62 0 93z"><text:p/></draw:path><draw:path draw:style-name="gr3" draw:text-style-name="P5" svg:width="0.0173in" svg:height="0.0453in" svg:x="0.298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531in" svg:height="0.1512in" svg:x="0.3642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9-20-12-31-14 32-10 46-28 46-50 0-31 0-61 0-92z"><text:p/></draw:path><draw:path draw:style-name="gr3" draw:text-style-name="P5" svg:width="0.072in" svg:height="0.1063in" svg:x="0.4354in" svg:y="0.0075in" svg:viewBox="0 0 184 271" svg:d="M184 4c0-1 0-4-5-4-6 0-43 3-49 4-3 0-6 3-6 7 0 6 4 6 10 6 18 0 19 2 19 6 0 2-1 6-1 8-8 31-16 60-23 91-7-14-19-25-35-25-46 0-94 57-94 112 0 37 21 62 52 62 7 0 26-1 49-29 4 16 17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3" draw:text-style-name="P5" svg:width="0.0539in" svg:height="0.1512in" svg:x="0.5193in" svg:y="0in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5" svg:width="0.0539in" svg:height="0.1512in" svg:x="0.5957in" svg:y="0in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" draw:text-style-name="P5" svg:width="0.1008in" svg:height="0.0354in" svg:x="0.7114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5" svg:width="0.0539in" svg:height="0.1512in" svg:x="0.8744in" svg:y="0in" svg:viewBox="0 0 138 385" svg:d="M81 52c0-16 10-41 53-43 1 0 4-2 4-5 0-4-4-4-8-4-39 0-74 20-74 48 0 29 0 59 0 89 0 15 0 27-15 39s-29 12-38 13c-2 0-3 1-3 5 0 3 2 3 7 3 25 2 44 14 48 34 1 4 1 5 1 19 0 25 0 51 0 76 0 16 0 29 18 43 15 12 40 16 56 16 4 0 8 0 8-4s-3-4-7-4c-24-2-43-15-48-33-2-5-2-5-2-19 0-27 0-54 0-82 0-17-3-24-15-35-8-8-20-12-30-14 31-10 45-28 45-50 0-31 0-61 0-92z"><text:p/></draw:path><draw:path draw:style-name="gr3" draw:text-style-name="P5" svg:width="0.0587in" svg:height="0.0685in" svg:x="0.9461in" svg:y="0.0457in" svg:viewBox="0 0 150 175" svg:d="M136 24c-5 0-11 0-16 6-7 5-7 12-7 15 0 9 7 13 15 13 11 0 21-10 21-25 0-19-18-33-46-33-52 0-103 55-103 110 0 34 22 65 63 65 55 0 87-41 87-45 0-2-3-6-5-6s-2 2-4 5c-31 37-73 37-78 37-24 0-34-18-34-42 0-15 7-52 21-77 12-22 33-38 53-38 14 0 29 4 33 15z"><text:p/></draw:path><draw:path draw:style-name="gr3" draw:text-style-name="P5" svg:width="0.0173in" svg:height="0.0453in" svg:x="1.0189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539in" svg:height="0.1512in" svg:x="1.0839in" svg:y="0in" svg:viewBox="0 0 138 385" svg:d="M81 52c0-16 10-41 52-43 2 0 5-2 5-5 0-4-4-4-8-4-39 0-74 20-75 48 0 29 0 59 0 89 0 15 0 27-15 39-14 12-28 12-37 13-2 0-3 1-3 5 0 3 2 3 6 3 26 2 45 14 48 34 1 4 1 5 1 19 0 25 0 51 0 76 0 16 0 29 19 43 15 12 40 16 56 16 4 0 8 0 8-4s-4-4-7-4c-24-2-43-15-48-33-2-5-2-5-2-19 0-27 0-54 0-82 0-17-3-24-15-35-8-8-20-12-30-14 31-10 45-28 45-50 0-31 0-61 0-92z"><text:p/></draw:path><draw:path draw:style-name="gr3" draw:text-style-name="P5" svg:width="0.0724in" svg:height="0.1063in" svg:x="1.1547in" svg:y="0.0075in" svg:viewBox="0 0 185 271" svg:d="M185 4c0-1 0-4-6-4-5 0-43 3-49 4-2 0-6 3-6 7 0 6 5 6 10 6 19 0 19 2 19 6 0 2-1 6-1 8-8 31-16 60-23 91-7-14-18-25-35-25-46 0-94 57-94 112 0 37 22 62 52 62 7 0 27-1 50-29 4 16 17 29 36 29 13 0 22-9 28-21 7-14 11-38 11-39 0-3-3-3-4-3-4 0-5 1-6 7-6 25-13 47-29 47-10 0-11-10-11-18s1-12 2-18c18-74 37-148 56-222zM103 220c-1 8-1 8-7 15-17 22-32 27-43 27-20 0-25-21-25-36 0-18 13-65 22-83 11-23 28-37 44-37 25 0 30 32 30 34s-1 4-1 6c-6 25-13 50-20 74z"><text:p/></draw:path><draw:path draw:style-name="gr3" draw:text-style-name="P5" svg:width="0.0539in" svg:height="0.1512in" svg:x="1.239in" svg:y="0in" svg:viewBox="0 0 138 385" svg:d="M56 334c0 15-10 40-52 43-2 0-4 2-4 4 0 4 4 4 8 4 38 0 73-18 75-48 0-29 0-58 0-88 0-16 0-28 15-40 13-11 27-11 36-12 2 0 4-1 4-3 0-5-3-5-6-5-26-2-45-15-48-35-1-3-1-4-1-19 0-25 0-50 0-76 0-16 0-28-19-42-16-13-43-17-56-17-4 0-8 0-8 4 0 5 3 5 7 5 24 1 43 14 48 33 1 4 1 4 1 19 0 26 0 54 0 81 0 18 3 24 16 36 7 8 19 12 29 16-31 9-45 25-45 47 0 31 0 62 0 93z"><text:p/></draw:path><draw:path draw:style-name="gr3" draw:text-style-name="P5" svg:width="0.0539in" svg:height="0.1512in" svg:x="1.315in" svg:y="0in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5" svg:width="0.1004in" svg:height="0.0354in" svg:x="1.431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39in" svg:height="0.1512in" svg:x="1.5941in" svg:y="0in" svg:viewBox="0 0 138 385" svg:d="M81 52c0-16 11-41 53-43 2 0 4-2 4-5 0-4-4-4-8-4-39 0-74 20-74 48 0 29 0 59 0 89 0 15 0 27-15 39-13 12-29 12-38 13-1 0-3 1-3 5 0 3 2 3 7 3 25 2 44 14 48 34 1 4 1 5 1 19 0 25 0 51 0 76 0 16 0 29 19 43 14 12 41 16 55 16 4 0 8 0 8-4s-3-4-7-4c-24-2-43-15-48-33-2-5-2-5-2-19 0-27 0-54 0-82 0-17-2-24-15-35-8-8-19-12-30-14 32-10 45-28 45-50 0-31 0-61 0-92z"><text:p/></draw:path><draw:path draw:style-name="gr3" draw:text-style-name="P5" svg:width="0.0693in" svg:height="0.0685in" svg:x="1.6654in" svg:y="0.0457in" svg:viewBox="0 0 177 175" svg:d="M129 25c-8-14-19-25-37-25-45 0-92 57-92 113 0 37 21 62 51 62 7 0 27-1 50-29 4 16 17 29 35 29 14 0 22-9 29-21 7-14 12-37 12-38 0-4-3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5" svg:width="0.0173in" svg:height="0.0453in" svg:x="1.7531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539in" svg:height="0.1512in" svg:x="1.8185in" svg:y="0in" svg:viewBox="0 0 138 385" svg:d="M81 52c0-16 10-41 52-43 2 0 5-2 5-5 0-4-4-4-8-4-39 0-74 20-75 48 0 29 0 59 0 89 0 15 0 27-15 39-14 12-28 12-37 13-2 0-3 1-3 5 0 3 2 3 6 3 26 2 45 14 48 34 1 4 1 5 1 19 0 25 0 51 0 76 0 16 0 29 19 43 15 12 40 16 56 16 4 0 8 0 8-4s-3-4-7-4c-24-2-43-15-48-33-2-5-2-5-2-19 0-27 0-54 0-82 0-17-3-24-15-35-8-8-20-12-30-14 31-10 45-28 45-50 0-31 0-61 0-92z"><text:p/></draw:path><draw:path draw:style-name="gr3" draw:text-style-name="P5" svg:width="0.0555in" svg:height="0.1063in" svg:x="1.8906in" svg:y="0.0075in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3" draw:text-style-name="P5" svg:width="0.0539in" svg:height="0.1512in" svg:x="1.9594in" svg:y="0in" svg:viewBox="0 0 138 385" svg:d="M56 334c0 15-10 40-52 43-2 0-4 2-4 4 0 4 4 4 8 4 37 0 73-18 73-48 0-29 0-58 0-88 0-16 0-28 17-40 13-11 27-11 36-12 2 0 4-1 4-3 0-5-3-5-7-5-25-2-44-15-47-35-3-3-3-4-3-19 0-25 0-50 0-76 0-16 0-28-17-42-16-13-43-17-56-17-4 0-8 0-8 4 0 5 2 5 7 5 24 1 43 14 48 33 1 4 1 4 1 19 0 26 0 54 0 81 0 18 3 24 16 36 7 8 19 12 29 16-31 9-45 25-45 47 0 31 0 62 0 93z"><text:p/></draw:path><draw:path draw:style-name="gr3" draw:text-style-name="P5" svg:width="0.0539in" svg:height="0.1512in" svg:x="2.0358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46"><text:s/>כלומר </text:span><text:span text:style-name="T46"><draw:g text:anchor-type="as-char" svg:y="-0.1134in" draw:z-index="393" draw:name="Shape270" draw:style-name="gr1"><svg:title>TexMaths</svg:title><svg:desc>11§display§\{d\} = a = c = \{b\}§svg§600§FALSE§</svg:desc><draw:path draw:style-name="gr2" draw:text-style-name="P4" svg:width="1.1764in" svg:height="0.1354in" svg:x="-0.0004in" svg:y="0.0071in" svg:viewBox="0 0 2989 345" svg:d="M0 0c997 0 1992 0 2989 0 0 115 0 230 0 345-997 0-1992 0-2989 0 0-115 0-230 0-345z"><text:p/></draw:path><draw:path draw:style-name="gr3" draw:text-style-name="P5" svg:width="0.0535in" svg:height="0.1508in" svg:x="0.0028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3" draw:text-style-name="P5" svg:width="0.072in" svg:height="0.1059in" svg:x="0.074in" svg:y="0.0079in" svg:viewBox="0 0 184 270" svg:d="M184 3c-2-1 0-3-6-3-5 0-42 3-48 3-3 1-6 4-6 8s4 4 9 4c19 0 20 4 20 7 0 2-1 6-1 8-8 31-16 60-23 91-8-14-19-24-37-24-45 0-92 56-92 111 0 36 21 62 51 62 7 0 27-1 50-29 4 17 17 29 35 29 14 0 24-9 29-21 7-14 12-38 12-39 0-3-3-3-5-3-4 0-4 1-5 7-6 25-14 48-29 48-11 0-13-10-13-18 0-9 1-12 3-18 18-74 37-149 56-223zM103 220c-2 7-2 8-7 15-18 20-33 27-44 27-19 0-24-22-24-36 0-20 12-66 20-84 13-23 30-37 46-37 25 0 30 32 30 34s-1 4-2 6c-6 26-12 50-19 75z"><text:p/></draw:path><draw:path draw:style-name="gr3" draw:text-style-name="P5" svg:width="0.0539in" svg:height="0.1508in" svg:x="0.1583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7 36 7 9 18 12 29 16-32 7-46 25-46 47 0 31 0 62 0 93z"><text:p/></draw:path><draw:path draw:style-name="gr3" draw:text-style-name="P5" svg:width="0.1004in" svg:height="0.035in" svg:x="0.2744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693in" svg:height="0.0681in" svg:x="0.4323in" svg:y="0.0457in" svg:viewBox="0 0 177 174" svg:d="M129 24c-8-14-19-24-37-24-45 0-92 56-92 112 0 37 21 62 52 62 7 0 26-1 49-29 3 17 17 29 35 29 14 0 23-9 29-21 7-14 12-37 12-38 0-4-3-4-5-4-4 0-4 1-5 7-6 25-14 48-30 48-11 0-12-10-12-17 0-9 1-12 6-29 4-17 4-21 9-35 4-19 8-37 13-54 3-11 3-11 3-13 0-7-4-10-11-10-10 0-15 9-16 16zM103 124c-2 7-2 8-7 15-18 21-33 27-44 27-19 0-25-22-25-36 0-20 13-67 21-85 12-23 30-37 45-37 26 0 31 32 31 34s-1 4-1 6c-6 26-13 51-20 76z"><text:p/></draw:path><draw:path draw:style-name="gr3" draw:text-style-name="P5" svg:width="0.1004in" svg:height="0.035in" svg:x="0.557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91in" svg:height="0.0681in" svg:x="0.715in" svg:y="0.0457in" svg:viewBox="0 0 151 174" svg:d="M138 23c-7 0-11 0-17 6-7 6-8 13-8 15 0 9 8 13 15 13 11 0 22-9 22-24 0-19-19-33-45-33-53 0-105 55-105 109 0 35 23 65 63 65 56 0 88-41 88-45 0-2-2-6-5-6-2 0-3 1-5 5-31 38-73 38-77 38-24 0-35-20-35-43 0-15 7-53 20-77 13-21 35-38 56-38 13 0 27 5 33 15z"><text:p/></draw:path><draw:path draw:style-name="gr3" draw:text-style-name="P5" svg:width="0.1008in" svg:height="0.035in" svg:x="0.825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5in" svg:height="0.1508in" svg:x="0.989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9-9-20-12-31-14 32-9 46-27 46-49 0-31 0-61 0-92z"><text:p/></draw:path><draw:path draw:style-name="gr3" draw:text-style-name="P5" svg:width="0.0555in" svg:height="0.1059in" svg:x="1.061in" svg:y="0.0079in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0535in" svg:height="0.1508in" svg:x="1.129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6"><text:s/>או ש־</text:span><text:span text:style-name="T46"><draw:g text:anchor-type="as-char" svg:y="-0.1134in" draw:z-index="394" draw:name="Shape271" draw:style-name="gr1"><svg:title>TexMaths</svg:title><svg:desc>11§display§\{d\} = \{b\}§svg§600§FALSE§</svg:desc><draw:path draw:style-name="gr2" draw:text-style-name="P4" svg:width="0.6244in" svg:height="0.1358in" svg:x="-0.0004in" svg:y="0.0071in" svg:viewBox="0 0 1587 346" svg:d="M794 346c-265 0-529 0-794 0 0-116 0-230 0-346 529 0 1057 0 1587 0 0 116 0 230 0 346-264 0-528 0-793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72in" svg:height="0.1063in" svg:x="0.074in" svg:y="0.0075in" svg:viewBox="0 0 184 271" svg:d="M184 4c0-1 0-4-6-4-5 0-42 3-48 4-3 0-6 3-6 7 0 6 4 6 9 6 19 0 20 2 20 6 0 2-1 6-1 8-8 31-16 60-23 91-8-14-19-25-35-25-47 0-94 57-94 112 0 37 21 62 52 62 7 0 26-1 49-29 4 16 17 29 35 29 14 0 24-9 29-21 7-14 12-38 12-39 0-3-3-3-4-3-5 0-5 1-6 7-6 25-14 47-29 47-11 0-13-10-13-18s2-12 3-18c18-74 37-148 56-222zM103 220c-2 8-2 8-7 15-17 22-33 27-44 27-19 0-24-21-24-36 0-18 12-65 20-83 13-23 30-37 46-37 25 0 30 32 30 34s-1 4-1 6c-6 25-13 50-20 74z"><text:p/></draw:path><draw:path draw:style-name="gr3" draw:text-style-name="P5" svg:width="0.0539in" svg:height="0.1512in" svg:x="0.1583in" svg:y="0in" svg:viewBox="0 0 138 385" svg:d="M55 334c0 15-10 40-52 43-2 0-3 2-3 4 0 4 4 4 8 4 37 0 73-18 73-48 0-29 0-58 0-88 0-16 0-28 16-40 13-11 28-11 36-12 2 0 5-1 5-4 0-4-4-4-7-4-25-2-44-15-48-35-2-3-2-4-2-19 0-25 0-50 0-76 0-16 0-28-18-42-16-13-42-17-55-17-4 0-8 0-8 4 0 5 2 5 7 5 24 1 43 14 47 33 1 4 1 4 1 19 0 26 0 54 0 81 0 18 3 24 17 36 7 8 18 12 29 15-32 10-46 26-46 48 0 31 0 62 0 93z"><text:p/></draw:path><draw:path draw:style-name="gr3" draw:text-style-name="P5" svg:width="0.1008in" svg:height="0.0354in" svg:x="0.2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0.4366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555in" svg:height="0.1063in" svg:x="0.5091in" svg:y="0.0075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5" svg:width="0.0539in" svg:height="0.1512in" svg:x="0.578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6">. בשני המקרים הגענו ל־</text:span><text:span text:style-name="T46"><draw:g text:anchor-type="as-char" svg:y="-0.1134in" draw:z-index="395" draw:name="Shape272" draw:style-name="gr1"><svg:title>TexMaths</svg:title><svg:desc>11§display§\{d\} = \{b\}§svg§600§FALSE§</svg:desc><draw:path draw:style-name="gr2" draw:text-style-name="P4" svg:width="0.6244in" svg:height="0.1358in" svg:x="-0.0004in" svg:y="0.0071in" svg:viewBox="0 0 1587 346" svg:d="M794 346c-265 0-529 0-794 0 0-116 0-230 0-346 529 0 1057 0 1587 0 0 116 0 230 0 346-264 0-528 0-793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72in" svg:height="0.1063in" svg:x="0.074in" svg:y="0.0075in" svg:viewBox="0 0 184 271" svg:d="M184 4c0-1 0-4-6-4-5 0-42 3-48 4-3 0-6 3-6 7 0 6 4 6 9 6 19 0 20 2 20 6 0 2-1 6-1 8-8 31-16 60-23 91-8-14-19-25-35-25-47 0-94 57-94 112 0 37 21 62 52 62 7 0 26-1 49-29 4 16 17 29 35 29 14 0 24-9 29-21 7-14 12-38 12-39 0-3-3-3-4-3-5 0-5 1-6 7-6 25-14 47-29 47-11 0-13-10-13-18s2-12 3-18c18-74 37-148 56-222zM103 220c-2 8-2 8-7 15-17 22-33 27-44 27-19 0-24-21-24-36 0-18 12-65 20-83 13-23 30-37 46-37 25 0 30 32 30 34s-1 4-1 6c-6 25-13 50-20 74z"><text:p/></draw:path><draw:path draw:style-name="gr3" draw:text-style-name="P5" svg:width="0.0539in" svg:height="0.1512in" svg:x="0.1583in" svg:y="0in" svg:viewBox="0 0 138 385" svg:d="M55 334c0 15-10 40-52 43-2 0-3 2-3 4 0 4 4 4 8 4 37 0 73-18 73-48 0-29 0-58 0-88 0-16 0-28 16-40 13-11 28-11 36-12 2 0 5-1 5-4 0-4-4-4-7-4-25-2-44-15-48-35-2-3-2-4-2-19 0-25 0-50 0-76 0-16 0-28-18-42-16-13-42-17-55-17-4 0-8 0-8 4 0 5 2 5 7 5 24 1 43 14 47 33 1 4 1 4 1 19 0 26 0 54 0 81 0 18 3 24 17 36 7 8 18 12 29 15-32 10-46 26-46 48 0 31 0 62 0 93z"><text:p/></draw:path><draw:path draw:style-name="gr3" draw:text-style-name="P5" svg:width="0.1008in" svg:height="0.0354in" svg:x="0.2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0.4366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555in" svg:height="0.1063in" svg:x="0.5091in" svg:y="0.0075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5" svg:width="0.0539in" svg:height="0.1512in" svg:x="0.578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6"> כלומר </text:span><text:span text:style-name="T46"><draw:g text:anchor-type="as-char" svg:y="-0.1063in" draw:z-index="396" draw:name="Shape273" draw:style-name="gr1"><svg:title>TexMaths</svg:title><svg:desc>11§display§d = b§svg§600§FALSE§</svg:desc><draw:path draw:style-name="gr2" draw:text-style-name="P4" svg:width="0.3283in" svg:height="0.0906in" svg:x="0.0016in" svg:y="0.0071in" svg:viewBox="0 0 835 231" svg:d="M0 0c278 0 556 0 835 0 0 77 0 154 0 231-279 0-557 0-835 0 0-77 0-154 0-231z"><text:p/></draw:path><draw:path draw:style-name="gr3" draw:text-style-name="P5" svg:width="0.072in" svg:height="0.1063in" svg:x="-0.0004in" svg:y="0in" svg:viewBox="0 0 184 271" svg:d="M184 4c-3-1 0-4-6-4-5 0-42 3-48 4-4 0-6 3-6 8s4 5 9 5c19 0 20 2 20 6-1 2-1 6-1 8-8 30-16 60-23 91-7-14-19-25-36-25-45 0-93 56-93 112 0 36 21 62 52 62 7 0 26-1 49-29 3 16 17 29 35 29 15 0 23-9 29-21 7-14 12-38 12-39 0-3-3-3-4-3-5 0-5 1-6 7-6 25-14 47-30 47-11 0-12-10-12-18s1-12 4-18c17-74 36-148 55-222zM103 220c-2 8-2 8-7 14-17 22-33 28-44 28-19 0-25-21-25-36 0-19 13-66 21-84 12-22 30-36 45-36 26 0 31 30 31 33 0 2-1 4-1 6-6 26-13 51-20 75z"><text:p/></draw:path><draw:path draw:style-name="gr3" draw:text-style-name="P5" svg:width="0.1004in" svg:height="0.035in" svg:x="0.1236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5" svg:width="0.0555in" svg:height="0.1063in" svg:x="0.2819in" svg:y="0in" svg:viewBox="0 0 142 271" svg:d="M74 4c-1-1 0-4-5-4-9 0-37 3-47 4-3 0-8 0-8 8 0 5 4 5 10 5 18 0 19 2 19 6 0 2-3 16-6 23-10 42-21 84-30 126-6 18-7 25-7 38 0 37 20 61 48 61 47 0 94-57 94-114 0-34-21-60-52-60-17 0-33 11-45 23 10-39 19-77 29-116zM37 149c3-8 3-9 7-13 19-25 36-30 46-30 13 0 24 12 24 35s-13 67-19 81c-14 27-31 40-47 40-12 0-25-10-25-39 0-7 0-14 7-38 2-12 5-24 7-36z"><text:p/></draw:path></draw:g></text:span><text:span text:style-name="T46">, כדרוש ("מקרה 1")</text:span></text:p>
                        </text:list-item>
                      </text:list>
                    </text:list-item>
                    <text:list-item>
                      <text:p text:style-name="P108"><text:soft-page-break/>אם <draw:g text:anchor-type="as-char" svg:y="-0.1134in" draw:z-index="397" draw:name="Shape274" draw:style-name="gr1"><svg:title>TexMaths</svg:title><svg:desc>11§display§\{a, \{b\}\} = \{c\}§svg§600§FALSE§</svg:desc><draw:path draw:style-name="gr2" draw:text-style-name="P4" svg:width="0.911in" svg:height="0.1358in" svg:x="-0.0004in" svg:y="0.0071in" svg:viewBox="0 0 2315 346" svg:d="M1158 346c-386 0-772 0-1158 0 0-116 0-230 0-346 772 0 1543 0 2315 0 0 116 0 230 0 346-386 0-772 0-1157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3" draw:text-style-name="P5" svg:width="0.0693in" svg:height="0.0685in" svg:x="0.074in" svg:y="0.0457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5" svg:width="0.0173in" svg:height="0.0453in" svg:x="0.1614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535in" svg:height="0.1512in" svg:x="0.2272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5" svg:width="0.0555in" svg:height="0.1063in" svg:x="0.2992in" svg:y="0.0075in" svg:viewBox="0 0 142 271" svg:d="M74 4c0-1 0-4-5-4-9 0-37 3-47 3-3 1-8 1-8 8 0 6 4 6 10 6 19 0 19 2 19 6 0 2-3 16-6 23-10 42-21 84-30 127-6 19-7 25-7 37 0 37 21 61 49 61 46 0 93-57 93-112 0-36-20-62-51-62-18 0-34 11-46 23 10-39 19-77 29-116zM37 150c3-8 3-9 7-13 19-26 36-31 46-31 13 0 24 11 24 36 0 23-13 66-19 80-14 27-31 40-46 40-13 0-26-10-26-38 0-8 0-15 7-39 2-12 5-24 7-35z"><text:p/></draw:path><draw:path draw:style-name="gr3" draw:text-style-name="P5" svg:width="0.0531in" svg:height="0.1512in" svg:x="0.3685in" svg:y="0in" svg:viewBox="0 0 136 385" svg:d="M55 334c0 15-10 40-52 43-2 0-3 2-3 4 0 4 3 4 8 4 37 0 72-18 73-48 0-29 0-58 0-88 0-16 0-28 16-40 13-11 27-11 36-12 2 0 3-1 3-4 0-4-2-4-5-4-27-2-44-15-49-35-1-3-1-4-1-19 0-25 0-50 0-76 0-16 0-28-18-42-16-13-43-17-55-17-5 0-8 0-8 4 0 5 2 5 5 5 25 1 43 14 49 33 1 4 1 4 1 19 0 26 0 54 0 81 0 18 3 24 15 36 9 8 20 12 31 15-32 10-46 26-46 48 0 31 0 62 0 93z"><text:p/></draw:path><draw:path draw:style-name="gr3" draw:text-style-name="P5" svg:width="0.0535in" svg:height="0.1512in" svg:x="0.4445in" svg:y="0in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3" draw:text-style-name="P5" svg:width="0.1004in" svg:height="0.0354in" svg:x="0.5598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5" svg:width="0.0535in" svg:height="0.1512in" svg:x="0.7228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7-33-3-5-3-5-3-19 0-27 0-54 0-82 0-17-2-24-15-35-8-8-19-12-30-15 32-9 45-27 45-49 0-31 0-61 0-92z"><text:p/></draw:path><draw:path draw:style-name="gr3" draw:text-style-name="P5" svg:width="0.0591in" svg:height="0.0685in" svg:x="0.7941in" svg:y="0.0457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3" draw:text-style-name="P5" svg:width="0.0535in" svg:height="0.1512in" svg:x="0.864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אז <draw:g text:anchor-type="as-char" svg:y="-0.1134in" draw:z-index="398" draw:name="Shape275" draw:style-name="gr1"><svg:title>TexMaths</svg:title><svg:desc>11§display§\{b\} = c§svg§600§FALSE§</svg:desc><draw:path draw:style-name="gr2" draw:text-style-name="P4" svg:width="0.4693in" svg:height="0.1358in" svg:x="-0.0004in" svg:y="0.0071in" svg:viewBox="0 0 1193 346" svg:d="M598 346c-199 0-399 0-598 0 0-116 0-230 0-346 397 0 796 0 1193 0 0 116 0 230 0 346-198 0-397 0-595 0z"><text:p/></draw:path><draw:path draw:style-name="gr3" draw:text-style-name="P5" svg:width="0.0539in" svg:height="0.1512in" svg:x="0.0028in" svg:y="0in" svg:viewBox="0 0 138 385" svg:d="M83 52c0-16 9-41 51-43 3 0 4-2 4-5 0-4-4-4-8-4-39 0-74 20-74 48 0 29 0 59 0 89 0 15 0 27-15 39-13 12-29 12-37 13-2 0-4 1-4 4 0 4 3 4 7 4 25 2 44 14 48 34 1 4 1 5 1 19 0 25 0 51 0 76 0 16 0 29 19 43 15 12 41 16 55 16 4 0 8 0 8-4s-3-4-7-4c-24-2-43-15-47-33-1-5-1-5-1-19 0-27 0-54 0-82 0-17-4-24-16-35-9-8-20-12-31-15 32-9 47-27 47-49 0-31 0-61 0-92z"><text:p/></draw:path><draw:path draw:style-name="gr3" draw:text-style-name="P5" svg:width="0.0555in" svg:height="0.1063in" svg:x="0.0752in" svg:y="0.0075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5 11 25 36 0 23-13 66-20 80-12 27-31 40-45 40s-27-10-27-38c0-8 0-15 7-39 3-12 5-24 9-35z"><text:p/></draw:path><draw:path draw:style-name="gr3" draw:text-style-name="P5" svg:width="0.0535in" svg:height="0.1512in" svg:x="0.1445in" svg:y="0in" svg:viewBox="0 0 137 385" svg:d="M55 334c0 15-10 40-52 43-2 0-3 2-3 4 0 4 3 4 8 4 37 0 72-18 73-48 0-29 0-58 0-88 0-16 0-28 16-40 13-11 27-11 36-12 2 0 4-1 4-4 0-4-3-4-6-4-26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5" svg:width="0.1008in" svg:height="0.0354in" svg:x="0.2598in" svg:y="0.0571in" svg:viewBox="0 0 257 91" svg:d="M243 17c7 0 14-2 14-9 0-8-7-8-13-8-77 0-154 0-231 0-5 0-13 0-13 8 0 7 8 9 13 9 77 0 153 0 230 0zM244 91c6 0 13 0 13-7 0-9-7-9-14-9-77 0-153 0-230 0-5 0-13 0-13 9 0 7 8 7 13 7 77 0 154 0 231 0z"><text:p/></draw:path><draw:path draw:style-name="gr3" draw:text-style-name="P5" svg:width="0.0591in" svg:height="0.0685in" svg:x="0.4181in" svg:y="0.0457in" svg:viewBox="0 0 151 175" svg:d="M138 24c-7 0-12 0-18 6-5 5-7 12-7 15 0 9 7 13 15 13 11 0 22-10 22-25 0-19-19-33-47-33-51 0-103 55-103 110 0 34 23 65 63 65 55 0 88-41 88-45 0-2-2-6-5-6-2 0-3 2-5 5-31 37-73 37-77 37-24 0-35-18-35-42 0-15 7-52 21-77 12-22 33-38 55-38 13 0 27 4 33 15z"><text:p/></draw:path></draw:g><text:s/>וזה עובד באופן דומה למקרה 1.</text:p>
                    </text:list-item>
                  </text:list>
                </text:list-item>
                <text:list-item>
                  <text:p text:style-name="P108">אם <draw:g text:anchor-type="as-char" svg:y="-0.1134in" draw:z-index="399" draw:name="Shape276" draw:style-name="gr1"><svg:title>TexMaths</svg:title><svg:desc>11§display§\{c\} = \{a, \{b\}\}§svg§600§FALSE§</svg:desc><draw:path draw:style-name="gr2" draw:text-style-name="P4" svg:width="0.911in" svg:height="0.1358in" svg:x="-0.0004in" svg:y="0.0071in" svg:viewBox="0 0 2315 346" svg:d="M1158 346c-386 0-772 0-1158 0 0-116 0-230 0-346 772 0 1543 0 2315 0 0 116 0 230 0 346-386 0-772 0-1157 0z"><text:p/></draw:path><draw:path draw:style-name="gr3" draw:text-style-name="P5" svg:width="0.0531in" svg:height="0.1512in" svg:x="0.0031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3" draw:text-style-name="P5" svg:width="0.0591in" svg:height="0.0685in" svg:x="0.074in" svg:y="0.0457in" svg:viewBox="0 0 151 175" svg:d="M137 24c-6 0-12 0-16 6-7 5-8 12-8 15 0 9 8 13 15 13 11 0 22-10 22-25 0-19-19-33-47-33-51 0-103 55-103 110 0 34 23 65 63 65 55 0 88-41 88-45 0-2-3-6-5-6s-3 2-5 5c-31 37-73 37-77 37-24 0-35-18-35-42 0-15 7-52 20-77 13-22 33-38 55-38 14 0 28 4 33 15z"><text:p/></draw:path><draw:path draw:style-name="gr3" draw:text-style-name="P5" svg:width="0.0535in" svg:height="0.1512in" svg:x="0.1449in" svg:y="0in" svg:viewBox="0 0 137 385" svg:d="M56 334c0 15-10 40-53 43-1 0-3 2-3 4 0 4 4 4 8 4 37 0 73-18 73-48 0-29 0-58 0-88 0-16 0-28 16-40 14-11 28-11 37-12 2 0 3-1 3-4 0-4-2-4-6-4-25-2-44-15-49-35-1-3-1-4-1-19 0-25 0-50 0-76 0-16 0-28-17-42-17-13-43-17-56-17-4 0-8 0-8 4 0 5 2 5 7 5 24 1 42 14 48 33 1 4 1 4 1 19 0 26 0 54 0 81 0 18 3 24 15 36 8 8 19 12 30 15-32 10-45 26-45 48 0 31 0 62 0 93z"><text:p/></draw:path><draw:path draw:style-name="gr3" draw:text-style-name="P5" svg:width="0.1008in" svg:height="0.0354in" svg:x="0.2606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535in" svg:height="0.1512in" svg:x="0.4236in" svg:y="0in" svg:viewBox="0 0 137 385" svg:d="M82 52c0-16 10-41 52-43 2 0 3-2 3-5 0-4-3-4-7-4-39 0-74 20-74 48 0 29 0 59 0 89 0 15 0 27-15 39-14 12-29 12-37 13-2 0-4 1-4 4 0 4 2 4 7 4 25 2 44 14 48 34 1 4 1 5 1 19 0 25 0 51 0 76 0 16 0 29 19 43 15 12 40 16 55 16 4 0 7 0 7-4s-2-4-6-4c-24-2-43-15-47-33-2-5-2-5-2-19 0-27 0-54 0-82 0-17-3-24-16-35-8-8-19-12-30-15 32-9 46-27 46-49 0-31 0-61 0-92z"><text:p/></draw:path><draw:path draw:style-name="gr3" draw:text-style-name="P5" svg:width="0.0693in" svg:height="0.0685in" svg:x="0.4945in" svg:y="0.0457in" svg:viewBox="0 0 177 175" svg:d="M129 25c-8-14-19-25-37-25-45 0-92 57-92 113 0 37 21 62 52 62 7 0 26-1 49-29 3 16 17 29 35 29 14 0 23-9 29-21 7-14 12-37 12-38 0-4-3-4-4-4-5 0-5 1-6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3" draw:text-style-name="P5" svg:width="0.0173in" svg:height="0.0453in" svg:x="0.581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35in" svg:height="0.1512in" svg:x="0.6472in" svg:y="0in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3" draw:text-style-name="P5" svg:width="0.0555in" svg:height="0.1063in" svg:x="0.7197in" svg:y="0.0075in" svg:viewBox="0 0 142 271" svg:d="M74 4c0-1 0-4-5-4-9 0-37 3-47 3-3 1-8 1-8 8 0 6 4 6 10 6 18 0 19 2 19 6 0 2-3 16-6 23-11 42-21 84-32 127-4 19-5 25-5 37 0 37 20 61 48 61 47 0 94-57 94-112 0-36-21-62-52-62-17 0-33 11-45 23 10-39 19-77 29-116zM37 150c3-8 3-9 7-13 19-26 36-31 46-31 13 0 24 11 24 36 0 23-13 66-19 80-14 27-31 40-47 40-13 0-25-10-25-38 0-8 0-15 7-39 2-12 5-24 7-35z"><text:p/></draw:path><draw:path draw:style-name="gr3" draw:text-style-name="P5" svg:width="0.0535in" svg:height="0.1512in" svg:x="0.7886in" svg:y="0in" svg:viewBox="0 0 137 385" svg:d="M56 334c0 15-10 40-52 43-2 0-4 2-4 4 0 4 4 4 8 4 37 0 73-18 74-48 0-29 0-58 0-88 0-16 0-28 16-40 13-11 27-11 36-12 2 0 3-1 3-4 0-4-2-4-6-4-25-2-44-15-47-35-2-3-2-4-2-19 0-25 0-50 0-76 0-16 0-28-18-42-16-13-43-17-56-17-4 0-8 0-8 4 0 5 2 5 7 5 24 1 42 14 48 33 1 4 1 4 1 19 0 26 0 54 0 81 0 18 3 24 15 36 8 8 20 12 30 15-31 10-45 26-45 48 0 31 0 62 0 93z"><text:p/></draw:path><draw:path draw:style-name="gr3" draw:text-style-name="P5" svg:width="0.0535in" svg:height="0.1512in" svg:x="0.864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אז <draw:g text:anchor-type="as-char" svg:y="-0.0681in" draw:z-index="401" draw:name="Shape277" draw:style-name="gr1"><svg:title>TexMaths</svg:title><svg:desc>11§display§c = a§svg§600§FALSE§</svg:desc><draw:path draw:style-name="gr2" draw:text-style-name="P4" svg:width="0.3276in" svg:height="0.052in" svg:x="0.0016in" svg:y="0.0071in" svg:viewBox="0 0 833 133" svg:d="M0 0c278 0 555 0 833 0 0 44 0 89 0 133-278 0-555 0-833 0 0-44 0-89 0-133z"><text:p/></draw:path><draw:path draw:style-name="gr3" draw:text-style-name="P5" svg:width="0.0591in" svg:height="0.0677in" svg:x="-0.0004in" svg:y="0in" svg:viewBox="0 0 151 173" svg:d="M137 24c-6 0-11 0-16 6-7 5-8 12-8 14 0 9 8 13 15 13 11 0 22-9 22-24 0-19-19-33-46-33-52 0-104 55-104 108 0 34 23 65 63 65 55 0 88-41 88-45 0-2-3-6-5-6s-3 1-5 5c-31 37-73 37-77 37-24 0-35-19-35-42 0-15 7-52 20-75 13-22 35-38 55-38 14 0 28 4 33 15z"><text:p/></draw:path><draw:path draw:style-name="gr3" draw:text-style-name="P5" svg:width="0.1008in" svg:height="0.0346in" svg:x="0.1102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5" svg:width="0.0693in" svg:height="0.0677in" svg:x="0.2677in" svg:y="0in" svg:viewBox="0 0 177 173" svg:d="M129 24c-7-14-18-24-36-24-45 0-93 56-93 111 0 37 21 62 52 62 7 0 26-1 50-29 2 16 17 29 34 29 15 0 23-9 29-21 7-14 12-37 12-39 0-3-3-3-4-3-5 0-5 1-6 7-6 25-13 47-30 47-9 0-11-10-11-18 0-7 0-11 5-28 4-16 5-20 9-33 4-19 8-37 14-54 2-11 2-11 2-13 0-7-4-10-11-10-10 0-15 9-16 16zM103 123c-1 7-1 8-7 15-17 21-33 26-43 26-20 0-26-21-26-35 0-20 13-66 21-84 12-22 30-36 45-36 26 0 31 31 31 33s-1 5-1 6c-6 26-13 50-20 75z"><text:p/></draw:path></draw:g><text:s/>וגם <draw:g text:anchor-type="as-char" svg:y="-0.1134in" draw:z-index="400" draw:name="Shape278" draw:style-name="gr1"><svg:title>TexMaths</svg:title><svg:desc>11§display§c = \{b\}§svg§600§FALSE§</svg:desc><draw:path draw:style-name="gr2" draw:text-style-name="P4" svg:width="0.4591in" svg:height="0.1358in" svg:x="0.0008in" svg:y="0.0071in" svg:viewBox="0 0 1167 346" svg:d="M585 346c-195 0-390 0-585 0 0-116 0-230 0-346 389 0 779 0 1167 0 0 116 0 230 0 346-193 0-388 0-582 0z"><text:p/></draw:path><draw:path draw:style-name="gr3" draw:text-style-name="P5" svg:width="0.0587in" svg:height="0.0685in" svg:x="-0.0004in" svg:y="0.0457in" svg:viewBox="0 0 150 175" svg:d="M137 24c-6 0-11 0-17 6-7 5-7 12-7 15 0 9 7 13 15 13 11 0 21-10 21-25 0-19-18-33-45-33-53 0-104 55-104 110 0 34 22 65 63 65 55 0 87-41 87-45 0-2-2-6-5-6-2 0-2 2-5 5-30 37-73 37-77 37-24 0-34-18-34-42 0-15 7-52 21-77 11-22 33-38 54-38 13 0 27 4 33 15z"><text:p/></draw:path><draw:path draw:style-name="gr3" draw:text-style-name="P5" svg:width="0.1012in" svg:height="0.0354in" svg:x="0.109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35in" svg:height="0.1512in" svg:x="0.2728in" svg:y="0in" svg:viewBox="0 0 137 385" svg:d="M81 52c0-16 10-41 52-43 2 0 4-2 4-5 0-4-3-4-7-4-39 0-74 20-75 48 0 29 0 59 0 89 0 15 0 27-15 39-14 12-28 12-37 13-2 0-3 1-3 5 0 3 2 3 6 3 26 2 44 14 48 34 1 4 1 5 1 19 0 25 0 51 0 76 0 16 0 29 19 43 15 12 41 16 56 16 4 0 7 0 7-4s-3-4-6-4c-24-2-44-15-48-33-2-5-2-5-2-19 0-27 0-54 0-82 0-17-3-24-15-35-9-8-20-12-31-14 32-10 46-28 46-50 0-31 0-61 0-92z"><text:p/></draw:path><draw:path draw:style-name="gr3" draw:text-style-name="P5" svg:width="0.0555in" svg:height="0.1063in" svg:x="0.3453in" svg:y="0.0075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5 0 26 11 26 36 0 23-14 66-20 80-14 27-31 40-47 40-13 0-25-10-25-38 0-8 0-15 6-39 3-12 5-24 8-35z"><text:p/></draw:path><draw:path draw:style-name="gr3" draw:text-style-name="P5" svg:width="0.0539in" svg:height="0.1512in" svg:x="0.4142in" svg:y="0in" svg:viewBox="0 0 138 385" svg:d="M56 334c0 15-10 40-53 43-1 0-3 2-3 4 0 4 4 4 8 4 37 0 73-18 73-48 0-29 0-58 0-88 0-16 0-28 16-40 14-11 29-11 37-12 1 0 4-1 4-3 0-5-3-5-7-5-25-2-44-15-48-35-2-3-2-4-2-19 0-25 0-50 0-76 0-16 0-28-18-42-16-13-42-17-55-17-4 0-8 0-8 4 0 5 2 5 7 5 24 1 43 14 48 33 1 4 1 4 1 19 0 26 0 54 0 81 0 18 2 23 16 36 7 7 18 12 29 16-32 9-45 25-45 47 0 31 0 62 0 93z"><text:p/></draw:path></draw:g>, כלומר <draw:g text:anchor-type="as-char" svg:y="-0.1134in" draw:z-index="402" draw:name="Shape279" draw:style-name="gr1"><svg:title>TexMaths</svg:title><svg:desc>11§display§a = c = \{b\}§svg§600§FALSE§</svg:desc><draw:path draw:style-name="gr2" draw:text-style-name="P4" svg:width="0.7421in" svg:height="0.1358in" svg:x="0.0016in" svg:y="0.0071in" svg:viewBox="0 0 1886 346" svg:d="M944 346c-314 0-629 0-944 0 0-116 0-230 0-346 628 0 1258 0 1886 0 0 116 0 230 0 346-313 0-628 0-942 0z"><text:p/></draw:path><draw:path draw:style-name="gr3" draw:text-style-name="P5" svg:width="0.0693in" svg:height="0.0685in" svg:x="-0.0004in" svg:y="0.0457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5" svg:width="0.1012in" svg:height="0.0354in" svg:x="0.124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87in" svg:height="0.0685in" svg:x="0.2835in" svg:y="0.0457in" svg:viewBox="0 0 150 175" svg:d="M136 24c-5 0-11 0-16 6-7 5-8 12-8 15 0 9 8 13 15 13 12 0 22-10 22-25 0-19-18-33-46-33-52 0-103 55-103 110 0 34 22 65 62 65 56 0 88-41 88-45 0-2-3-6-5-6s-2 2-5 5c-30 37-73 37-77 37-24 0-34-18-34-42 0-15 7-52 21-77 11-22 33-38 53-38 14 0 28 4 33 15z"><text:p/></draw:path><draw:path draw:style-name="gr3" draw:text-style-name="P5" svg:width="0.1012in" svg:height="0.0354in" svg:x="0.393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31in" svg:height="0.1512in" svg:x="0.5563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5" svg:width="0.0555in" svg:height="0.1063in" svg:x="0.6287in" svg:y="0.0075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5" svg:width="0.0539in" svg:height="0.1512in" svg:x="0.6976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.</text:p>
                  <text:list>
                    <text:list-item>
                      <text:p text:style-name="P108">נחזור לטענה שצ.ל., ונציב בה. נקבל:</text:p>
                    </text:list-item>
                  </text:list>
                  <text:p text:style-name="P101"><draw:g text:anchor-type="as-char" svg:y="-0.1283in" draw:z-index="403" draw:name="Shape280" draw:style-name="gr1"><svg:title>TexMaths</svg:title><svg:desc>11§display§\{ \{a\}\} = \big\{ \{a\}, \{a, \{d\} \} \big\}§svg§600§FALSE§</svg:desc><draw:path draw:style-name="gr2" draw:text-style-name="P4" svg:width="1.5638in" svg:height="0.1661in" svg:x="-0.0004in" svg:y="0.0079in" svg:viewBox="0 0 3973 423" svg:d="M1987 423c-662 0-1325 0-1987 0 0-141 0-282 0-423 1325 0 2648 0 3973 0 0 141 0 282 0 423-663 0-1325 0-1986 0z"><text:p/></draw:path><draw:path draw:style-name="gr3" draw:text-style-name="P5" svg:width="0.0531in" svg:height="0.1512in" svg:x="0.0031in" svg:y="0.0157in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4-15-37-9-8-20-12-31-14 32-9 46-28 46-50 0-31 0-61 0-92z"><text:p/></draw:path><draw:path draw:style-name="gr3" draw:text-style-name="P5" svg:width="0.0539in" svg:height="0.1512in" svg:x="0.0787in" svg:y="0.0157in" svg:viewBox="0 0 138 385" svg:d="M81 52c0-16 10-41 53-43 2 0 4-2 4-5 0-4-4-4-8-4-39 0-74 20-74 48 0 30 0 59 0 89 0 15 0 27-15 40-15 11-29 11-38 12-1 0-3 3-3 5 0 3 2 3 7 4 25 1 44 16 48 34 1 5 1 5 1 18 0 25 0 51 0 76 0 16 0 28 19 44 14 11 41 15 55 15 4 0 8 0 8-4 0-3-3-3-7-5-24-1-43-13-48-33-2-3-2-4-2-18 0-27 0-53 0-80 0-17-2-24-15-37-8-8-19-12-30-14 32-9 45-28 45-50 0-31 0-61 0-92z"><text:p/></draw:path><draw:path draw:style-name="gr3" draw:text-style-name="P5" svg:width="0.0693in" svg:height="0.0685in" svg:x="0.1504in" svg:y="0.0618in" svg:viewBox="0 0 177 175" svg:d="M129 25c-8-14-19-25-37-25-45 0-92 57-92 113 0 37 21 62 51 62 7 0 27-1 50-29 4 17 17 29 35 29 14 0 22-9 29-21 7-14 12-37 12-38 0-4-4-4-5-4-4 0-4 1-6 7-6 25-13 48-28 48-11 0-13-11-13-18 0-8 2-11 6-29 4-15 4-20 9-34 4-18 9-36 13-54 3-11 3-12 3-13 0-7-5-11-12-11-9 0-14 9-15 17zM103 125c-2 7-2 8-7 15-18 21-33 27-44 27-19 0-24-22-24-36 0-20 12-67 20-85 13-23 30-37 46-37 25 0 29 32 29 34s0 4-1 7c-6 25-12 50-19 75z"><text:p/></draw:path><draw:path draw:style-name="gr3" draw:text-style-name="P5" svg:width="0.0531in" svg:height="0.1512in" svg:x="0.2358in" svg:y="0.0157in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512in" svg:x="0.3114in" svg:y="0.0157in" svg:viewBox="0 0 138 385" svg:d="M56 334c0 15-10 40-53 42-1 2-3 3-3 5 0 4 4 4 8 4 37 0 73-18 73-48 0-29 0-58 0-88 0-13 0-27 17-39 13-11 27-12 36-12 2-1 4-2 4-4 0-5-3-5-7-5-25-2-44-15-47-34-3-4-3-5-3-20 0-25 0-50 0-76 0-16 0-28-17-42-16-13-43-17-56-17-4 0-8 0-8 4 0 5 2 5 7 5 24 1 43 14 48 34 1 3 1 3 1 18 0 26 0 53 0 81 0 18 3 24 16 36 7 8 19 12 29 16-31 9-45 26-45 48 0 30 0 61 0 92z"><text:p/></draw:path><draw:path draw:style-name="gr3" draw:text-style-name="P5" svg:width="0.1008in" svg:height="0.035in" svg:x="0.4276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815in" svg:x="0.5969in" svg:y="0in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3" draw:text-style-name="P5" svg:width="0.0539in" svg:height="0.1512in" svg:x="0.6791in" svg:y="0.0157in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4-16-37-9-8-20-12-31-14 32-9 47-28 47-50 0-31 0-61 0-92z"><text:p/></draw:path><draw:path draw:style-name="gr3" draw:text-style-name="P5" svg:width="0.0693in" svg:height="0.0685in" svg:x="0.7508in" svg:y="0.0618in" svg:viewBox="0 0 177 175" svg:d="M129 25c-7-14-19-25-35-25-47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5" svg:width="0.0539in" svg:height="0.1512in" svg:x="0.8354in" svg:y="0.0157in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3" draw:text-style-name="P5" svg:width="0.0177in" svg:height="0.0453in" svg:x="0.9134in" svg:y="0.1138in" svg:viewBox="0 0 46 116" svg:d="M46 41c0-26-10-41-25-41-12 0-21 10-21 21 0 10 9 20 21 20 4 0 10-1 13-5 1-1 1-1 2-1s1 0 1 6c0 28-13 51-26 65-4 3-4 4-4 5 0 3 2 5 4 5 3 0 35-30 35-75z"><text:p/></draw:path><draw:path draw:style-name="gr3" draw:text-style-name="P5" svg:width="0.0531in" svg:height="0.1512in" svg:x="0.9795in" svg:y="0.0157in" svg:viewBox="0 0 136 385" svg:d="M81 52c0-16 10-41 52-43 2 0 3-2 3-5 0-4-2-4-6-4-39 0-74 20-75 48 0 30 0 59 0 89 0 15 0 27-15 40-14 11-28 11-37 12-2 0-3 3-3 5 0 3 2 3 6 4 26 1 44 16 48 34 1 5 1 5 1 18 0 25 0 51 0 76 0 16 0 28 19 44 15 11 40 15 56 15 4 0 6 0 6-4 0-3-2-3-5-5-24-1-43-13-48-33-2-3-2-4-2-18 0-27 0-53 0-80 0-17-3-24-15-37-9-8-20-12-31-14 32-9 46-28 46-50 0-31 0-61 0-92z"><text:p/></draw:path><draw:path draw:style-name="gr3" draw:text-style-name="P5" svg:width="0.0693in" svg:height="0.0685in" svg:x="1.0504in" svg:y="0.0618in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3" draw:text-style-name="P5" svg:width="0.0173in" svg:height="0.0453in" svg:x="1.1378in" svg:y="0.1138in" svg:viewBox="0 0 45 116" svg:d="M45 41c0-26-10-41-24-41-13 0-21 10-21 21 0 10 8 20 21 20 4 0 9-1 13-5 1-1 1-1 2-1 0 2 0 0 0 6 0 28-12 51-25 65-4 3-4 4-4 5 0 3 1 5 3 5 4 0 35-30 35-75z"><text:p/></draw:path><draw:path draw:style-name="gr3" draw:text-style-name="P5" svg:width="0.0539in" svg:height="0.1512in" svg:x="1.2031in" svg:y="0.0157in" svg:viewBox="0 0 138 385" svg:d="M81 52c0-16 11-41 53-43 2 0 4-2 4-5 0-4-4-4-8-4-39 0-74 20-74 48 0 30 0 59 0 89 0 15 0 27-15 40-13 11-29 11-38 12-1 0-3 3-3 5 0 3 2 3 7 4 25 1 44 16 48 34 1 5 1 5 1 18 0 25 0 51 0 76 0 16 0 28 19 44 14 11 41 15 55 15 4 0 8 0 8-4 0-3-3-3-7-5-24-1-43-13-47-33-3-3-3-4-3-18 0-27 0-53 0-80 0-17-2-24-15-37-8-8-19-12-30-14 32-9 45-28 45-50 0-31 0-61 0-92z"><text:p/></draw:path><draw:path draw:style-name="gr3" draw:text-style-name="P5" svg:width="0.072in" svg:height="0.1063in" svg:x="1.2748in" svg:y="0.0236in" svg:viewBox="0 0 184 271" svg:d="M184 4c0-1 0-4-6-4-5 0-42 3-48 4-3 0-6 3-6 7 0 6 4 6 9 6 19 0 20 2 20 6 0 2-1 6-1 8-8 31-16 60-23 91-8-14-19-25-37-25-45 0-92 57-92 113 0 37 21 61 52 61 7 0 26-1 49-28 4 16 17 28 35 28 14 0 24-9 29-21 7-13 12-36 12-38 0-3-3-3-5-3-4 0-4 1-5 7-6 25-14 47-29 47-11 0-13-11-13-18 0-8 2-11 3-17 18-75 37-149 56-224zM103 222c-2 7-2 8-7 15-18 19-33 26-44 26-19 0-24-21-24-35 0-20 12-67 20-85 13-23 30-37 46-37 25 0 30 32 30 34s-1 4-1 6c-6 26-13 51-20 76z"><text:p/></draw:path><draw:path draw:style-name="gr3" draw:text-style-name="P5" svg:width="0.0539in" svg:height="0.1512in" svg:x="1.3587in" svg:y="0.0157in" svg:viewBox="0 0 138 385" svg:d="M56 334c0 15-11 40-53 42-2 2-3 3-3 5 0 4 4 4 8 4 37 0 73-18 73-48 0-29 0-58 0-88 0-13 0-27 16-39 13-11 28-12 36-12 2-1 5-2 5-4 0-5-3-5-7-5-25-2-44-15-48-34-2-4-2-5-2-20 0-25 0-50 0-76 0-16 0-28-18-42-16-13-42-17-55-17-4 0-8 0-8 4 0 5 2 5 7 5 24 1 43 14 47 34 2 3 2 3 2 18 0 26 0 53 0 81 0 18 2 24 16 36 7 8 18 12 29 16-32 9-45 26-45 48 0 30 0 61 0 92z"><text:p/></draw:path><draw:path draw:style-name="gr3" draw:text-style-name="P5" svg:width="0.0531in" svg:height="0.1512in" svg:x="1.435in" svg:y="0.0157in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3" draw:text-style-name="P5" svg:width="0.0539in" svg:height="0.1815in" svg:x="1.5173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          <text:list text:continue-numbering="true">
                    <text:list-item>
                      <text:p text:style-name="P108">מזה נסיק <draw:g text:anchor-type="as-char" svg:y="-0.1134in" draw:z-index="404" draw:name="Shape281" draw:style-name="gr1"><svg:title>TexMaths</svg:title><svg:desc>11§display§\{a, \{d\}\} = \{a\}§svg§600§FALSE§</svg:desc><draw:path draw:style-name="gr2" draw:text-style-name="P4" svg:width="0.9398in" svg:height="0.1358in" svg:x="0in" svg:y="0.0071in" svg:viewBox="0 0 2388 346" svg:d="M0 0c796 0 1592 0 2388 0 0 116 0 230 0 346-796 0-1592 0-2388 0 0-116 0-230 0-346z"><text:p/></draw:path><draw:path draw:style-name="gr3" draw:text-style-name="P5" svg:width="0.0535in" svg:height="0.1512in" svg:x="0.0031in" svg:y="0in" svg:viewBox="0 0 137 385" svg:d="M81 52c0-16 11-41 53-43 2-1 3-2 3-5 0-4-3-4-7-4-39 0-74 20-74 48 0 30 0 59 0 89 0 14 0 26-15 39-14 11-29 12-38 12-1 0-3 2-3 5s2 3 7 4c25 1 44 15 48 34 1 5 1 6 1 19 0 25 0 51 0 76 0 16 0 29 19 44 14 11 40 15 55 15 4 0 7 0 7-4 0-3-2-3-6-4-24-2-43-14-49-33-1-4-1-5-1-19 0-27 0-54 0-81 0-17-2-24-15-36-8-9-19-12-30-15 32-9 45-27 45-49 0-31 0-61 0-92z"><text:p/></draw:path><draw:path draw:style-name="gr3" draw:text-style-name="P5" svg:width="0.0693in" svg:height="0.0681in" svg:x="0.0744in" svg:y="0.0457in" svg:viewBox="0 0 177 174" svg:d="M129 24c-8-14-19-24-37-24-45 0-92 56-92 112 0 37 21 62 51 62 7 0 27-1 50-29 3 17 17 29 35 29 14 0 22-9 29-21 7-14 12-37 12-38 0-4-4-4-5-4-4 0-4 1-6 7-7 25-13 48-29 48-11 0-12-10-12-17 0-9 1-12 6-29 4-17 4-21 9-35 4-18 8-37 13-54 3-11 3-11 3-13 0-7-5-10-12-10-9 0-14 9-15 16zM103 124c-2 7-2 8-7 15-18 21-33 27-44 27-19 0-25-22-25-36 0-20 13-67 21-85 12-23 30-37 45-37 26 0 30 32 30 34s0 4-1 6c-7 26-12 51-19 76z"><text:p/></draw:path><draw:path draw:style-name="gr3" draw:text-style-name="P5" svg:width="0.0173in" svg:height="0.0453in" svg:x="0.1618in" svg:y="0.0976in" svg:viewBox="0 0 45 116" svg:d="M45 41c0-26-10-41-25-41-12 0-20 10-20 21 0 10 8 21 20 21 4 0 10-2 13-6 2-1 1-1 2-1s1 0 1 6c0 28-13 51-26 65-5 3-5 4-5 5 0 4 3 5 5 5 4 0 35-30 35-75z"><text:p/></draw:path><draw:path draw:style-name="gr3" draw:text-style-name="P5" svg:width="0.0531in" svg:height="0.1512in" svg:x="0.2272in" svg:y="0in" svg:viewBox="0 0 136 385" svg:d="M81 52c0-16 10-41 52-43 2-1 3-2 3-5 0-4-2-4-6-4-39 0-74 20-75 48 0 30 0 59 0 89 0 14 0 26-15 39-14 11-28 12-37 12-2 0-3 2-3 5s2 3 5 4c27 1 44 15 49 34 1 5 1 6 1 19 0 25 0 51 0 76 0 16 0 29 19 44 15 11 40 15 56 15 4 0 6 0 6-4 0-3-2-3-5-4-24-2-43-14-49-33-1-4-1-5-1-19 0-27 0-54 0-81 0-17-3-24-15-36-9-9-20-12-31-15 32-9 46-27 46-49 0-31 0-61 0-92z"><text:p/></draw:path><draw:path draw:style-name="gr3" draw:text-style-name="P5" svg:width="0.072in" svg:height="0.1063in" svg:x="0.2984in" svg:y="0.0079in" svg:viewBox="0 0 184 271" svg:d="M184 3c-1-1 0-3-5-3s-43 3-49 3c-4 1-6 4-6 8s4 4 10 4c19 0 19 4 19 7 0 2-1 6-1 8-8 31-16 60-23 91-7-14-18-24-36-24-45 0-93 56-93 112 0 37 21 62 52 62 7 0 26-1 50-29 2 17 17 29 35 29 14 0 22-9 29-21 6-14 11-38 11-39 0-3-3-3-4-3-5 0-5 1-6 7-6 25-13 48-30 48-9 0-11-10-11-17 0-10 0-13 3-19 18-75 36-149 55-224zM103 221c-1 7-1 8-7 15-17 21-33 27-43 27-20 0-26-22-26-36 0-20 13-67 21-85 12-23 30-37 45-37 26 0 31 32 31 34s-1 4-1 6c-6 26-13 51-20 76z"><text:p/></draw:path><draw:path draw:style-name="gr3" draw:text-style-name="P5" svg:width="0.0535in" svg:height="0.1512in" svg:x="0.3823in" svg:y="0in" svg:viewBox="0 0 137 385" svg:d="M56 334c0 15-10 40-53 43-1 1-3 2-3 4 0 4 4 4 8 4 37 0 73-18 73-48s0-58 0-88c0-14 0-27 16-40 14-11 28-12 37-12 2-1 3-2 3-4 0-5-2-5-6-5-25-1-44-15-49-34-1-4-1-5-1-19 0-25 0-50 0-76 0-16 0-28-17-44-17-12-43-15-56-15-4 0-8 0-8 4s2 4 7 5c24 1 42 13 48 33 1 3 1 4 1 19 0 26 0 54 0 80 0 18 3 24 15 36 8 9 19 12 30 16-32 8-45 26-45 48 0 31 0 62 0 93z"><text:p/></draw:path><draw:path draw:style-name="gr3" draw:text-style-name="P5" svg:width="0.0535in" svg:height="0.1512in" svg:x="0.4587in" svg:y="0in" svg:viewBox="0 0 137 385" svg:d="M55 334c0 15-10 40-52 43-2 1-3 2-3 4 0 4 4 4 8 4 37 0 73-18 73-48s0-58 0-88c0-14 0-27 16-40 13-11 28-12 36-12 2-1 4-2 4-4 0-5-2-5-6-5-25-1-44-15-49-34-1-4-1-5-1-19 0-25 0-50 0-76 0-16 0-28-18-44-16-12-42-15-55-15-4 0-8 0-8 4s2 4 7 5c24 1 42 13 47 33 1 3 1 4 1 19 0 26 0 54 0 80 0 18 3 24 16 36 8 9 19 12 30 16-32 8-46 26-46 48 0 31 0 62 0 93z"><text:p/></draw:path><draw:path draw:style-name="gr3" draw:text-style-name="P5" svg:width="0.1004in" svg:height="0.035in" svg:x="0.5748in" svg:y="0.0571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5" svg:width="0.0535in" svg:height="0.1512in" svg:x="0.7374in" svg:y="0in" svg:viewBox="0 0 137 385" svg:d="M81 52c0-16 10-41 52-43 2-1 4-2 4-5 0-4-3-4-7-4-39 0-74 20-74 48 0 30 0 59 0 89 0 14 0 26-16 39-14 11-28 12-37 12-2 0-3 2-3 5s2 3 7 4c25 1 44 15 47 34 2 5 2 6 2 19 0 25 0 51 0 76 0 16 0 29 18 44 15 11 40 15 56 15 4 0 7 0 7-4 0-3-2-3-6-4-24-2-43-14-49-33-1-4-1-5-1-19 0-27 0-54 0-81 0-17-3-24-15-36-8-9-20-12-30-15 31-9 45-27 45-49 0-31 0-61 0-92z"><text:p/></draw:path><draw:path draw:style-name="gr3" draw:text-style-name="P5" svg:width="0.0693in" svg:height="0.0681in" svg:x="0.8087in" svg:y="0.0457in" svg:viewBox="0 0 177 174" svg:d="M129 24c-7-14-18-24-36-24-45 0-93 56-93 112 0 37 22 62 52 62 7 0 27-1 50-29 4 17 17 29 35 29 14 0 22-9 29-21 7-14 11-37 11-38 0-4-3-4-4-4-4 0-5 1-6 7-6 25-13 48-30 48-9 0-11-10-11-17 0-9 2-12 5-29 4-17 5-21 9-35 4-18 10-37 14-54 2-11 2-11 2-13 0-7-4-10-11-10-9 0-15 9-16 16zM104 124c-2 7-2 8-8 15-17 21-32 27-43 27-20 0-26-22-26-36 0-20 14-67 22-85 13-23 29-37 44-37 26 0 31 32 31 34s-1 4-1 6c-6 26-12 51-19 76z"><text:p/></draw:path><draw:path draw:style-name="gr3" draw:text-style-name="P5" svg:width="0.0535in" svg:height="0.1512in" svg:x="0.8937in" svg:y="0in" svg:viewBox="0 0 137 385" svg:d="M56 334c0 15-10 40-53 43-1 1-3 2-3 4 0 4 4 4 8 4 37 0 73-18 73-48s0-58 0-88c0-14 0-27 16-40 14-11 28-12 37-12 2-1 3-2 3-4 0-5-2-5-6-5-25-1-44-15-49-34-1-4-1-5-1-19 0-25 0-50 0-76 0-16 0-28-17-44-17-12-43-15-56-15-4 0-8 0-8 4s2 4 7 5c24 1 42 13 48 33 1 3 1 4 1 19 0 26 0 54 0 80 0 18 3 24 15 36 8 9 19 12 30 16-31 8-45 26-45 48 0 31 0 62 0 93z"><text:p/></draw:path></draw:g><text:s/>כלומר <draw:g text:anchor-type="as-char" svg:y="-0.1134in" draw:z-index="405" draw:name="Shape282" draw:style-name="gr1"><svg:title>TexMaths</svg:title><svg:desc>11§display§\{d\} = a§svg§600§FALSE§</svg:desc><draw:path draw:style-name="gr2" draw:text-style-name="P4" svg:width="0.4937in" svg:height="0.1354in" svg:x="-0.0004in" svg:y="0.0071in" svg:viewBox="0 0 1255 345" svg:d="M0 0c418 0 836 0 1255 0 0 115 0 230 0 345-419 0-837 0-1255 0 0-115 0-230 0-345z"><text:p/></draw:path><draw:path draw:style-name="gr3" draw:text-style-name="P5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5" svg:width="0.072in" svg:height="0.1059in" svg:x="0.074in" svg:y="0.0079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4-22-24-36 0-20 12-66 20-84 13-23 30-37 46-37 24 0 29 32 29 34s0 4-1 6c-6 26-12 50-19 75z"><text:p/></draw:path><draw:path draw:style-name="gr3" draw:text-style-name="P5" svg:width="0.0531in" svg:height="0.1508in" svg:x="0.1583in" svg:y="0in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5" svg:width="0.1012in" svg:height="0.035in" svg:x="0.2736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93in" svg:height="0.0681in" svg:x="0.4315in" svg:y="0.0457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/draw:g>. נציב בשיוויונות לעיל ונקבל <draw:g text:anchor-type="as-char" svg:y="-0.1134in" draw:z-index="406" draw:name="Shape283" draw:style-name="gr1"><svg:title>TexMaths</svg:title><svg:desc>11§display§\{d\} = a = c = \{b\}§svg§600§FALSE§</svg:desc><draw:path draw:style-name="gr2" draw:text-style-name="P4" svg:width="1.1764in" svg:height="0.1354in" svg:x="-0.0004in" svg:y="0.0071in" svg:viewBox="0 0 2989 345" svg:d="M0 0c997 0 1992 0 2989 0 0 115 0 230 0 345-997 0-1992 0-2989 0 0-115 0-230 0-345z"><text:p/></draw:path><draw:path draw:style-name="gr3" draw:text-style-name="P5" svg:width="0.0535in" svg:height="0.1508in" svg:x="0.0028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3" draw:text-style-name="P5" svg:width="0.072in" svg:height="0.1059in" svg:x="0.074in" svg:y="0.0079in" svg:viewBox="0 0 184 270" svg:d="M184 3c-3-1 0-3-6-3-5 0-42 3-48 3-3 1-6 4-6 8s4 4 9 4c19 0 20 4 20 7 0 2-1 6-1 8-8 31-16 60-23 91-8-14-19-24-37-24-45 0-92 56-92 111 0 36 21 62 51 62 7 0 27-1 50-29 3 17 17 29 35 29 14 0 23-9 29-21 7-14 12-38 12-39 0-3-3-3-5-3-4 0-4 1-5 7-6 25-14 48-29 48-11 0-13-10-13-18 0-9 2-12 3-18 18-74 37-149 56-223zM103 220c-2 7-2 8-7 15-18 20-33 27-44 27-19 0-25-22-25-36 0-20 13-66 21-84 12-23 30-37 45-37 26 0 31 32 31 34s-1 4-2 6c-7 26-12 50-19 75z"><text:p/></draw:path><draw:path draw:style-name="gr3" draw:text-style-name="P5" svg:width="0.0539in" svg:height="0.1508in" svg:x="0.1583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7 36 7 9 18 12 29 16-32 7-46 25-46 47 0 31 0 62 0 93z"><text:p/></draw:path><draw:path draw:style-name="gr3" draw:text-style-name="P5" svg:width="0.1004in" svg:height="0.035in" svg:x="0.2744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693in" svg:height="0.0681in" svg:x="0.4323in" svg:y="0.0457in" svg:viewBox="0 0 177 174" svg:d="M129 24c-8-14-19-24-37-24-45 0-92 56-92 112 0 37 21 62 52 62 7 0 26-1 49-29 3 17 17 29 35 29 14 0 23-9 29-21 7-14 12-37 12-38 0-4-3-4-5-4-4 0-4 1-5 7-6 25-14 48-30 48-11 0-12-10-12-17 0-9 1-12 6-29 4-17 4-21 9-35 4-19 8-37 13-54 3-11 3-11 3-13 0-7-4-10-11-10-10 0-15 9-16 16zM103 124c-2 7-2 8-7 15-18 21-33 27-44 27-19 0-25-22-25-36 0-20 13-67 21-85 12-23 30-37 45-37 26 0 31 32 31 34s-1 4-1 6c-6 26-13 51-20 76z"><text:p/></draw:path><draw:path draw:style-name="gr3" draw:text-style-name="P5" svg:width="0.1004in" svg:height="0.035in" svg:x="0.557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91in" svg:height="0.0681in" svg:x="0.715in" svg:y="0.0457in" svg:viewBox="0 0 151 174" svg:d="M137 23c-6 0-10 0-16 6-7 6-8 13-8 15 0 9 8 13 15 13 11 0 22-9 22-24 0-19-19-33-45-33-53 0-105 55-105 109 0 35 23 65 63 65 56 0 88-41 88-45 0-2-3-6-5-6s-3 1-5 5c-31 38-73 38-77 38-24 0-35-20-35-43 0-15 7-53 20-77 13-21 35-38 56-38 13 0 27 5 32 15z"><text:p/></draw:path><draw:path draw:style-name="gr3" draw:text-style-name="P5" svg:width="0.1008in" svg:height="0.035in" svg:x="0.825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5in" svg:height="0.1508in" svg:x="0.989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9-9-20-12-31-14 32-9 46-27 46-49 0-31 0-61 0-92z"><text:p/></draw:path><draw:path draw:style-name="gr3" draw:text-style-name="P5" svg:width="0.0555in" svg:height="0.1059in" svg:x="1.061in" svg:y="0.0079in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0539in" svg:height="0.1508in" svg:x="1.1299in" svg:y="0in" svg:viewBox="0 0 138 384" svg:d="M56 333c0 15-10 40-53 42-1 2-3 3-3 5 0 4 4 4 8 4 37 0 73-18 73-48 0-29 0-59 0-88 0-15 0-27 16-40 14-11 28-12 37-12 2-1 4-2 4-3 0-5-3-5-7-5-25-1-44-15-49-34-1-4-1-5-1-19 0-25 0-50 0-76 0-16 0-28-17-44-17-12-43-15-56-15-4 0-8 0-8 4s2 4 7 5c24 1 43 13 48 33 1 3 1 4 1 19 0 26 0 52 0 80 0 18 3 24 16 36 7 9 18 12 29 16-31 7-45 25-45 47 0 31 0 62 0 93z"><text:p/></draw:path></draw:g>, כלומר <draw:g text:anchor-type="as-char" svg:y="-0.1063in" draw:z-index="407" draw:name="Shape284" draw:style-name="gr1"><svg:title>TexMaths</svg:title><svg:desc>11§display§d = b§svg§600§FALSE§</svg:desc><draw:path draw:style-name="gr2" draw:text-style-name="P4" svg:width="0.3283in" svg:height="0.0906in" svg:x="0.0016in" svg:y="0.0071in" svg:viewBox="0 0 835 231" svg:d="M0 0c278 0 556 0 835 0 0 77 0 154 0 231-279 0-557 0-835 0 0-77 0-154 0-231z"><text:p/></draw:path><draw:path draw:style-name="gr3" draw:text-style-name="P5" svg:width="0.072in" svg:height="0.1063in" svg:x="-0.0004in" svg:y="0in" svg:viewBox="0 0 184 271" svg:d="M184 4c-3-1 0-4-6-4-5 0-42 3-48 4-4 0-6 3-6 8s4 5 9 5c19 0 20 2 20 6-1 2-1 6-1 8-8 30-16 60-23 91-7-14-19-25-36-25-45 0-93 56-93 112 0 36 21 62 52 62 7 0 26-1 49-29 3 16 17 29 35 29 15 0 23-9 29-21 7-14 12-38 12-39 0-3-3-3-4-3-5 0-5 1-6 7-6 25-14 47-30 47-11 0-12-10-12-18s1-12 4-18c17-74 36-148 55-222zM103 220c-2 8-2 8-7 14-17 22-33 28-44 28-19 0-25-21-25-36 0-19 13-66 21-84 12-22 30-36 45-36 26 0 31 30 31 33 0 2-1 4-1 6-6 26-13 51-20 75z"><text:p/></draw:path><draw:path draw:style-name="gr3" draw:text-style-name="P5" svg:width="0.1004in" svg:height="0.035in" svg:x="0.1236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5" svg:width="0.0555in" svg:height="0.1063in" svg:x="0.2819in" svg:y="0in" svg:viewBox="0 0 142 271" svg:d="M74 4c-1-1 0-4-5-4-9 0-37 3-47 4-3 0-8 0-8 8 0 5 4 5 10 5 18 0 19 2 19 6 0 2-3 16-6 23-10 42-21 84-30 126-6 18-7 25-7 38 0 37 20 61 48 61 47 0 94-57 94-114 0-34-21-60-52-60-17 0-33 11-45 23 10-39 19-77 29-116zM37 149c3-8 3-9 7-13 19-25 36-30 46-30 13 0 24 12 24 35s-13 67-19 81c-14 27-31 40-47 40-12 0-25-10-25-39 0-7 0-14 7-38 2-12 5-24 7-36z"><text:p/></draw:path></draw:g>, כדרוש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הוכחנו את כל המקרים האפשריים, כדרוש, ולכן ההגדרה הזו היא הגדרה טובה. <text:span text:style-name="T8">מש"ל</text:span> <draw:g text:anchor-type="as-char" svg:y="-0.1043in" draw:z-index="408" draw:name="Shape285" draw:style-name="gr1"><svg:title>TexMaths</svg:title><svg:desc>11§display§\blacksquare§svg§600§FALSE§</svg:desc><draw:path draw:style-name="gr2" draw:text-style-name="P4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2" text:outline-level="2">שאלה 5 – הוכחה או הפרכה של טענות עם כפל קרטזי</text:h>
      <text:h text:style-name="Heading_20_3" text:outline-level="3">סעיף (א)</text:h>
      <text:list text:style-name="L17">
        <text:list-item>
          <text:p text:style-name="P109">ניתן דוגמה ניגדית לטענה: </text:p>
          <text:p text:style-name="P110"><draw:g text:anchor-type="as-char" svg:y="-0.1134in" draw:z-index="198" draw:name="Shape247" draw:style-name="gr1"><svg:title>TexMaths</svg:title><svg:desc>11§display§A \times (B \times C) = (A \times B) \times C§svg§600§FALSE§</svg:desc><draw:path draw:style-name="gr2" draw:text-style-name="P4" svg:width="1.8768in" svg:height="0.1358in" svg:x="0.0028in" svg:y="0.0071in" svg:viewBox="0 0 4768 346" svg:d="M2385 346c-795 0-1590 0-2385 0 0-116 0-230 0-346 1590 0 3179 0 4768 0 0 116 0 230 0 346-794 0-1589 0-2383 0z"><text:p/></draw:path><draw:path draw:style-name="gr3" draw:text-style-name="P5" svg:width="0.1039in" svg:height="0.1079in" svg:x="0.0004in" svg:y="0.0043in" svg:viewBox="0 0 265 275" svg:d="M55 231c-15 26-31 31-47 32-5 1-8 1-8 8 0 2 1 4 4 4 11 0 22-1 33-1 14 0 27 1 39 1 3 0 8 0 8-7 0-4-4-5-6-5-10 0-19-3-19-13 0-4 3-9 6-14 10-17 20-32 30-49 31 0 65 0 96 0 2 9 6 60 6 64 0 11-20 12-28 12-5 0-8 0-8 8 0 4 4 4 5 4 16 0 32-1 49-1 8 0 33 1 42 1 3 0 8 0 8-7 0-5-4-5-10-5-23 0-23-2-24-13-8-79-17-160-24-240 0-8 0-10-7-10-6 0-7 3-11 7-45 74-89 149-134 224zM101 175c25-43 52-85 77-127 5 42 8 84 12 127-29 0-59 0-89 0z"><text:p/></draw:path><draw:path draw:style-name="gr3" draw:text-style-name="P5" svg:width="0.0732in" svg:height="0.0728in" svg:x="0.165in" svg:y="0.0394in" svg:viewBox="0 0 187 186" svg:d="M95 83c-27-26-52-52-78-77-5-5-6-6-8-6-5 0-9 3-9 8 0 2 1 3 6 7 25 26 51 52 76 77-25 26-51 52-76 79-5 4-6 5-6 7 0 5 4 8 9 8 2 0 3-1 8-5 25-27 51-52 76-78 27 27 54 53 81 81 1 0 3 2 5 2 5 0 8-3 8-8 0-1 0-2-1-4 0-1-62-62-81-82 24-23 47-47 71-70 1-2 8-7 9-9 1-1 2-3 2-5 0-5-3-8-8-8-3 0-4 1-8 6-26 25-51 51-76 77z"><text:p/></draw:path><draw:path draw:style-name="gr3" draw:text-style-name="P5" svg:width="0.035in" svg:height="0.1512in" svg:x="0.3102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5" svg:width="0.1079in" svg:height="0.1028in" svg:x="0.3606in" svg:y="0.0098in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2 0 49 0 34 0 43 22 43 40 0 34-34 70-81 70-19 0-38 0-57 0zM86 250c-6 0-6 0-8 0-4 0-5-1-5-4 0-2 0-2 2-9 9-36 17-71 26-106 24 0 49 0 73 0 37 0 45 28 45 45 0 36-34 74-80 74-18 0-36 0-53 0z"><text:p/></draw:path><draw:path draw:style-name="gr3" draw:text-style-name="P5" svg:width="0.0728in" svg:height="0.0728in" svg:x="0.5335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5" svg:width="0.1075in" svg:height="0.1098in" svg:x="0.6709in" svg:y="0.0067in" svg:viewBox="0 0 274 280" svg:d="M274 3c0-1 0-3-3-3-2 0-3 0-7 4-9 10-18 20-26 30-4-5-22-34-65-34-86 0-173 85-173 175 0 63 45 105 105 105 34 0 63-16 83-33 36-32 43-66 43-68 0-4-3-3-4-4-4 0-5 1-6 4-3 11-12 38-38 60-28 22-52 29-72 29-35 0-76-20-76-80 0-22 8-85 47-130 24-27 60-46 94-46 40 0 63 30 63 75 0 15-1 14-1 19 0 3 4 4 5 4 6 0 6-1 7-8 7-33 16-66 24-99z"><text:p/></draw:path><draw:path draw:style-name="gr3" draw:text-style-name="P5" svg:width="0.0346in" svg:height="0.1512in" svg:x="0.791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0.892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346in" svg:height="0.1512in" svg:x="1.05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1039in" svg:height="0.1079in" svg:x="1.1091in" svg:y="0.0043in" svg:viewBox="0 0 265 275" svg:d="M55 231c-15 26-30 31-47 32-5 1-8 1-8 8 0 2 2 4 4 4 11 0 23-1 34-1 13 0 26 1 39 1 2 0 7 0 7-7 0-4-4-5-6-5-9 0-19-3-19-13 0-4 3-9 6-14 10-17 20-32 30-49 31 0 64 0 96 0 1 9 7 60 7 64 0 11-21 12-29 12-5 0-8 0-8 8 0 4 4 4 5 4 16 0 32-1 48-1 10 0 35 1 44 1 3 0 7 0 7-7 0-5-4-5-9-5-24 0-24-2-25-13-8-79-16-160-24-240 0-8 0-10-7-10-6 0-7 3-10 7-45 74-90 149-135 224zM102 175c26-43 51-85 76-127 5 42 8 84 12 127-29 0-58 0-88 0z"><text:p/></draw:path><draw:path draw:style-name="gr3" draw:text-style-name="P5" svg:width="0.0728in" svg:height="0.0728in" svg:x="1.274in" svg:y="0.0394in" svg:viewBox="0 0 186 186" svg:d="M93 83c-25-26-51-52-76-77-6-5-6-6-9-6-5 0-8 3-8 8 0 2 0 3 4 7 27 26 52 52 78 77-26 26-51 52-78 79-4 4-4 5-4 7 0 5 3 8 8 8 3 0 3-1 9-5 25-27 50-52 75-78 27 27 54 53 81 81 1 0 3 2 5 2 6 0 8-3 8-8 0-1 0-2-1-4 0-1-62-62-80-82 23-23 47-47 70-70 2-2 8-7 10-9 0-1 1-3 1-5 0-5-2-8-8-8-2 0-4 1-9 6-25 25-50 51-76 77z"><text:p/></draw:path><draw:path draw:style-name="gr3" draw:text-style-name="P5" svg:width="0.1083in" svg:height="0.1028in" svg:x="1.4102in" svg:y="0.0098in" svg:viewBox="0 0 276 262" svg:d="M46 232c-4 15-5 18-35 18-7 0-11 0-11 8 0 4 3 4 11 4 46 0 91 0 137 0 62 0 107-45 107-83 0-27-22-49-59-53 39-8 80-37 80-73 0-29-25-53-71-53-43 0-87 0-130 0-8 0-11 0-11 8 0 4 3 4 10 4 1 0 9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5" svg:width="0.0346in" svg:height="0.1512in" svg:x="1.535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32in" svg:height="0.0728in" svg:x="1.6421in" svg:y="0.0394in" svg:viewBox="0 0 187 186" svg:d="M93 83c-25-26-51-52-77-77-4-5-5-6-8-6-4 0-8 3-8 8 0 2 1 3 5 7 26 26 52 52 77 77-25 26-51 52-77 79-4 4-5 5-5 7 0 5 4 8 8 8 3 0 4-1 8-5 26-27 52-52 77-78 27 27 53 53 80 81 1 0 4 2 6 2 5 0 8-3 8-8 0-1 0-2-1-4-1-1-63-62-82-82 24-23 48-47 71-70 2-2 8-7 10-9 0-1 2-3 2-5 0-5-3-8-8-8-3 0-5 1-9 6-25 25-51 51-77 77z"><text:p/></draw:path><draw:path draw:style-name="gr3" draw:text-style-name="P5" svg:width="0.1079in" svg:height="0.1098in" svg:x="1.7795in" svg:y="0.0067in" svg:viewBox="0 0 275 280" svg:d="M275 3c0-1-1-3-4-3-2 0-1 0-6 4-9 10-19 20-27 30-4-5-21-34-64-34-87 0-174 85-174 175 0 63 46 105 106 105 33 0 62-16 82-33 36-32 43-66 43-68 0-4-3-4-4-4-3 0-5 1-6 4-3 11-12 38-38 60-27 22-52 29-72 29-34 0-76-20-76-80 0-22 9-85 47-130 24-27 60-46 95-46 39 0 62 30 62 75 0 15-1 14-1 19 0 3 4 4 5 4 6 0 6-1 8-8 7-33 16-66 24-99z"><text:p/></draw:path></draw:g></text:p>
        </text:list-item>
        <text:list-item>
          <text:p text:style-name="P111">נציב: </text:p>
          <text:p text:style-name="P110"><draw:g text:anchor-type="as-char" svg:y="-0.5335in" draw:z-index="376" draw:name="Shape263" draw:style-name="gr1"><svg:title>TexMaths</svg:title><svg:desc>11§latex§\begin{align*}
    A = \{1\}, 
    B &amp;= \{2\}, 
    C = \{3\} \\
    A \times B &amp;= \{ \la 1, 2 \ra \} \\
    B \times C &amp;= \{ \la 2, 3 \ra \} \\
    A \times (B \times C) &amp;= \{ \la 1, \la 2, 3 \ra \ra \} \\
    (A \times B) \times C &amp;= \{ \la \la 1, 2 \ra, 3 \ra \}
\end{align}§svg§600§FALSE§</svg:desc><draw:path draw:style-name="gr2" draw:text-style-name="P4" svg:width="1.8697in" svg:height="1.0492in" svg:x="0.0028in" svg:y="0.0161in" svg:viewBox="0 0 4750 2666" svg:d="M2376 2666c-792 0-1584 0-2376 0 0-889 0-1777 0-2666 1583 0 3167 0 4750 0 0 889 0 1777 0 2666-791 0-1583 0-2374 0z"><text:p/></draw:path><draw:path draw:style-name="gr3" draw:text-style-name="P5" svg:width="0.1039in" svg:height="0.1087in" svg:x="0.1114in" svg:y="0.0043in" svg:viewBox="0 0 265 277" svg:d="M56 232c-15 27-31 32-47 33-6 0-9 0-9 8 0 2 2 4 5 4 10 0 22-1 33-1 14 0 27 1 39 1 2 0 8 0 8-7 0-5-4-5-7-5-9-1-18-4-18-13 0-6 3-10 6-14 10-17 19-33 29-50 33 0 64 0 97 0 0 8 6 61 6 64 0 12-20 13-28 13-5 0-9 0-9 8 0 4 3 3 5 4 17 0 33-1 48-1 10 0 35 1 44 1 3 0 7 0 7-7 0-5-3-5-9-5-23 0-23-3-25-14-8-80-15-161-23-241-1-8-1-10-8-10-5 0-8 3-10 7-45 74-89 150-134 225zM102 176c26-43 51-85 76-128 5 43 9 85 13 128-29 0-59 0-89 0z"><text:p/></draw:path><draw:path draw:style-name="gr3" draw:text-style-name="P5" svg:width="0.1008in" svg:height="0.035in" svg:x="0.2713in" svg:y="0.0583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5in" svg:height="0.152in" svg:x="0.4339in" svg:y="0in" svg:viewBox="0 0 137 387" svg:d="M82 52c0-16 10-41 52-43 2 0 3-2 3-5 0-4-3-4-7-4-39 0-74 20-74 48 0 30 0 59 0 88 0 16 0 28-15 41-14 11-29 12-37 12-2 0-4 2-4 5s3 3 7 4c25 1 44 15 48 34 1 5 1 6 1 19 0 25 0 52 0 77 0 16 0 29 19 43 15 12 40 16 55 16 4 0 7 0 7-4s-2-4-5-4c-25-3-44-15-48-35-2-3-2-4-2-17 0-28 0-54 0-82 0-17-3-24-15-36-9-9-20-12-31-15 32-9 46-27 46-50 0-31 0-61 0-92z"><text:p/></draw:path><draw:path draw:style-name="gr3" draw:text-style-name="P5" svg:width="0.05in" svg:height="0.1012in" svg:x="0.5126in" svg:y="0.013in" svg:viewBox="0 0 128 258" svg:d="M79 10c0-10 0-10-9-10-24 24-58 24-70 24 0 5 0 8 0 12 8 0 31 0 51-10 0 68 0 134 0 201 0 14-2 18-37 18-4 0-7 0-12 0 0 5 0 8 0 13 14-2 47-2 63-2 15 0 49 0 63 2 0-5 0-8 0-13-5 0-8 0-13 0-35 0-36-4-36-18 0-73 0-144 0-217z"><text:p/></draw:path><draw:path draw:style-name="gr3" draw:text-style-name="P5" svg:width="0.0535in" svg:height="0.152in" svg:x="0.5862in" svg:y="0in" svg:viewBox="0 0 137 387" svg:d="M55 336c0 15-10 39-52 43-2 0-3 2-3 4 0 4 4 4 8 4 37 0 73-19 73-48 0-30 0-58 0-88 0-16 0-28 16-41 13-11 28-12 36-12 2-1 4-2 4-4 0-5-3-5-6-5-25-1-44-15-49-34-1-4-1-5-1-19 0-25 0-51 0-77 0-16 0-28-18-42-16-13-42-17-55-17-4 0-8 0-8 4 0 5 2 5 5 5 26 1 44 14 49 34 1 3 1 3 1 18 0 27 0 53 0 81 0 18 3 24 15 36 9 9 20 12 31 16-32 8-46 26-46 49 0 31 0 62 0 93z"><text:p/></draw:path><draw:path draw:style-name="gr3" draw:text-style-name="P5" svg:width="0.0177in" svg:height="0.0453in" svg:x="0.6642in" svg:y="0.098in" svg:viewBox="0 0 46 116" svg:d="M46 40c0-26-10-40-25-40-13 0-21 9-21 20s8 21 21 21c4 0 10-2 13-6 1-1 1-1 2-1 0 2 1 0 1 6 0 28-13 51-26 65-4 4-4 5-4 6 0 2 2 5 4 5 3 0 35-30 35-76z"><text:p/></draw:path><draw:path draw:style-name="gr3" draw:text-style-name="P5" svg:width="0.1083in" svg:height="0.1035in" svg:x="0.7252in" svg:y="0.0098in" svg:viewBox="0 0 276 264" svg:d="M46 233c-4 16-5 19-35 19-7 0-11 0-11 8 0 4 3 4 11 4 46 0 91 0 137 0 62 0 107-46 107-84 0-27-22-50-59-55 39-6 80-35 80-72 0-29-25-53-71-53-43 0-87 0-130 0-8 0-12 0-12 8 0 4 4 4 11 4 1 0 8 0 15 0 7 1 10 1 10 7 0 1 0 2-1 7-18 70-34 138-52 207zM104 122c8-32 16-64 24-96 4-13 4-14 20-14 17 0 35 0 51 0 34 0 42 22 42 40 0 34-33 70-80 70-19 0-38 0-57 0zM87 252c-6 0-7 0-9 0-3-1-4-1-4-4 0-2 0-3 1-9 9-37 18-72 27-108 24 0 49 0 73 0 37 0 44 29 44 45 0 39-34 76-79 76-18 0-36 0-53 0z"><text:p/></draw:path><draw:path draw:style-name="gr3" draw:text-style-name="P5" svg:width="0.1008in" svg:height="0.035in" svg:x="0.8929in" svg:y="0.0583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5in" svg:height="0.152in" svg:x="1.0555in" svg:y="0in" svg:viewBox="0 0 137 387" svg:d="M82 52c0-16 10-41 52-43 2 0 3-2 3-5 0-4-3-4-6-4-40 0-75 20-75 48 0 30 0 59 0 88 0 16 0 28-15 41-14 11-29 12-37 12-2 0-4 2-4 5s3 3 7 4c25 1 44 15 48 34 1 5 1 6 1 19 0 25 0 52 0 77 0 16 0 29 19 43 15 12 40 16 56 16 3 0 6 0 6-4s-2-4-5-4c-25-3-44-15-48-35-2-3-2-4-2-17 0-28 0-54 0-82 0-17-3-24-15-36-9-9-20-12-31-15 32-9 46-27 46-50 0-31 0-61 0-92z"><text:p/></draw:path><draw:path draw:style-name="gr3" draw:text-style-name="P5" svg:width="0.0606in" svg:height="0.1012in" svg:x="1.128in" svg:y="0.013in" svg:viewBox="0 0 155 258" svg:d="M30 228c14-13 27-27 41-40 61-54 84-75 84-113 0-44-35-75-82-75-44 0-73 35-73 69 0 22 20 22 21 22 6 0 20-4 20-21 0-9-7-19-20-19-3 0-5 0-6 0 9-25 30-39 53-39 35 0 52 31 52 63 0 31-20 61-41 86-25 27-49 55-75 82-4 5-4 5-4 15 48 0 96 0 144 0 3-23 8-46 11-68-3 0-7 0-10 0-2 11-4 29-9 34-2 4-28 4-36 4-23 0-47 0-70 0z"><text:p/></draw:path><draw:path draw:style-name="gr3" draw:text-style-name="P5" svg:width="0.0535in" svg:height="0.152in" svg:x="1.2079in" svg:y="0in" svg:viewBox="0 0 137 387" svg:d="M55 336c0 15-10 39-52 43-2 0-3 2-3 4 0 4 4 4 8 4 37 0 73-19 73-48 0-30 0-58 0-88 0-16 0-28 16-41 13-11 28-12 36-12 2-1 4-2 4-4 0-5-2-5-6-5-25-1-44-15-49-34-1-4-1-5-1-19 0-25 0-51 0-77 0-16 0-28-18-42-16-13-42-17-55-17-4 0-8 0-8 4 0 5 2 5 5 5 26 1 44 14 49 34 1 3 1 3 1 18 0 27 0 53 0 81 0 18 3 24 16 36 8 9 19 12 30 16-32 8-46 26-46 49 0 31 0 62 0 93z"><text:p/></draw:path><draw:path draw:style-name="gr3" draw:text-style-name="P5" svg:width="0.0177in" svg:height="0.0453in" svg:x="1.2858in" svg:y="0.098in" svg:viewBox="0 0 46 116" svg:d="M46 40c0-26-10-40-25-40-12 0-21 9-21 20s9 21 21 21c4 0 10-2 13-6 1-1 1-1 2-1s1 0 1 6c0 28-13 51-26 65-4 4-4 5-4 6 0 2 2 5 4 5 3 0 35-30 35-76z"><text:p/></draw:path><draw:path draw:style-name="gr3" draw:text-style-name="P5" svg:width="0.1079in" svg:height="0.1102in" svg:x="1.348in" svg:y="0.0067in" svg:viewBox="0 0 275 281" svg:d="M275 4c0-2-1-4-4-4-2 0-3 0-7 4-9 10-18 20-26 30-4-5-22-34-65-34-86 0-173 86-173 175 0 64 45 106 104 106 35 0 64-16 84-33 36-32 43-68 43-69 0-3-3-2-4-3-4 0-5 1-6 3-3 12-12 40-38 62-28 22-52 29-72 29-35 0-76-21-76-81 0-23 8-84 47-131 24-27 60-46 94-46 40 0 63 30 63 75 0 15-1 15-1 20 0 3 4 3 5 3 6 0 6-1 7-8 8-33 16-65 25-98z"><text:p/></draw:path><draw:path draw:style-name="gr3" draw:text-style-name="P5" svg:width="0.1008in" svg:height="0.035in" svg:x="1.511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2in" svg:x="1.6744in" svg:y="0in" svg:viewBox="0 0 136 387" svg:d="M81 52c0-16 10-41 52-43 2 0 3-2 3-5 0-4-2-4-6-4-39 0-74 20-75 48 0 30 0 59 0 88 0 16 0 28-15 41-14 11-29 12-37 12-2 0-3 2-3 5s2 3 5 4c26 1 44 15 49 34 1 5 1 6 1 19 0 25 0 52 0 77 0 16 0 29 19 43 15 12 40 16 56 16 4 0 6 0 6-4s-2-4-5-4c-24-3-44-15-49-35-1-3-1-4-1-17 0-28 0-54 0-82 0-17-3-24-15-36-9-9-20-12-31-15 32-9 46-27 46-50 0-31 0-61 0-92z"><text:p/></draw:path><draw:path draw:style-name="gr3" draw:text-style-name="P5" svg:width="0.063in" svg:height="0.1039in" svg:x="1.7457in" svg:y="0.013in" svg:viewBox="0 0 161 265" svg:d="M96 121c32-10 54-37 54-68 0-32-35-53-72-53-38 0-68 23-68 53 0 12 9 20 20 20 12 0 19-9 19-20 0-20-17-20-24-20 12-19 38-23 52-23 15 0 37 8 37 43 0 4-1 26-11 44-12 19-25 20-34 20-3 1-13 1-15 1-3 1-6 1-6 4 0 5 3 5 9 5s12 0 18 0c31 0 45 26 45 64 0 52-27 64-43 64-17 0-46-6-59-29 13 2 25-7 25-21 0-15-10-22-22-22-9 0-21 5-21 22 0 35 35 60 78 60 47 0 83-34 83-74 0-31-26-62-65-70z"><text:p/></draw:path><draw:path draw:style-name="gr3" draw:text-style-name="P5" svg:width="0.0535in" svg:height="0.152in" svg:x="1.8264in" svg:y="0in" svg:viewBox="0 0 137 387" svg:d="M56 336c0 15-11 39-53 43-2 0-3 2-3 4 0 4 4 4 8 4 37 0 73-19 73-48 0-30 0-58 0-88 0-16 0-28 16-41 14-11 28-12 37-12 1-1 3-2 3-4 0-5-2-5-6-5-25-1-44-15-49-34-1-4-1-5-1-19 0-25 0-51 0-77 0-16 0-28-18-42-16-13-42-17-55-17-4 0-8 0-8 4 0 5 2 5 7 5 24 1 42 14 48 34 1 3 1 3 1 18 0 27 0 53 0 81 0 18 2 24 15 36 8 9 19 12 30 16-32 8-45 26-45 49 0 31 0 62 0 93z"><text:p/></draw:path><draw:path draw:style-name="gr3" draw:text-style-name="P5" svg:width="0.1039in" svg:height="0.1087in" svg:x="0.4244in" svg:y="0.2335in" svg:viewBox="0 0 265 277" svg:d="M55 232c-15 27-31 32-47 33-5 0-8 0-8 8 0 2 1 4 4 4 11 0 23-1 33-1 14 0 27 1 40 1 2 0 7 0 7-7 0-5-4-5-6-5-9-1-19-4-19-13 0-6 3-9 6-14 10-17 20-33 30-50 31 0 64 0 96 0 1 8 7 61 7 64 0 12-21 13-29 13-5 0-8 0-8 8 0 4 4 4 5 4 15 0 32-1 48-1 9 0 35 1 43 1 4 0 8 0 8-7 0-5-4-5-9-5-24 0-24-3-25-14-8-80-17-161-24-241 0-8 0-10-7-10-6 0-8 3-10 7-45 74-90 150-135 225zM101 176c25-43 52-85 77-128 5 43 8 85 12 128-29 0-59 0-89 0z"><text:p/></draw:path><draw:path draw:style-name="gr3" draw:text-style-name="P5" svg:width="0.0728in" svg:height="0.0732in" svg:x="0.5894in" svg:y="0.2677in" svg:viewBox="0 0 186 187" svg:d="M93 83c-26-26-51-52-78-77-4-5-4-6-7-6-5 0-8 3-8 8 0 3 0 3 4 7 27 27 52 52 78 79-26 26-51 51-78 78-4 3-4 4-4 7 0 4 3 8 8 8 3 0 3-1 7-5 26-26 52-52 77-77 27 26 54 53 81 80 1 0 3 2 5 2 6 0 8-4 8-8 0-1 0-3-1-4 0-1-62-62-81-81 24-24 48-48 71-71 2-2 8-8 10-10 0-1 1-2 1-5 0-5-2-8-8-8-2 0-4 2-9 7-25 25-50 50-76 76z"><text:p/></draw:path><draw:path draw:style-name="gr3" draw:text-style-name="P5" svg:width="0.1083in" svg:height="0.1035in" svg:x="0.7252in" svg:y="0.2386in" svg:viewBox="0 0 276 264" svg:d="M46 233c-4 16-5 19-35 19-7 0-11 0-11 8 0 4 3 4 11 4 46 0 91 0 137 0 62 0 107-46 107-84 0-27-22-50-59-55 39-6 80-35 80-72 0-29-25-53-71-53-43 0-87 0-130 0-8 0-12 0-12 8 0 4 4 4 11 4 1 0 8 0 15 0 7 1 10 1 10 7 0 1 0 2-1 7-18 70-34 138-52 207zM104 122c8-32 16-64 24-96 4-13 4-14 20-14 17 0 35 0 51 0 34 0 42 22 42 40 0 34-33 70-80 70-19 0-38 0-57 0zM87 252c-6 0-7 0-9 0-3-1-4-1-4-4 0-2 0-3 1-9 9-37 18-72 27-108 24 0 49 0 73 0 37 0 44 29 44 45 0 39-34 76-79 76-18 0-36 0-53 0z"><text:p/></draw:path><draw:path draw:style-name="gr3" draw:text-style-name="P5" svg:width="0.1008in" svg:height="0.035in" svg:x="0.8929in" svg:y="0.2862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5in" svg:height="0.152in" svg:x="1.0555in" svg:y="0.228in" svg:viewBox="0 0 137 387" svg:d="M82 52c0-16 10-41 52-43 2 0 3-2 3-5 0-4-3-4-6-4-40 0-75 20-75 48 0 30 0 59 0 88 0 16 0 28-15 41-14 11-29 12-37 12-2 0-4 2-4 5s3 3 7 4c25 1 44 15 48 34 1 5 1 6 1 19 0 25 0 52 0 77 0 16 0 29 19 43 15 12 40 16 56 16 3 0 6 0 6-4s-2-4-5-4c-25-2-44-15-48-35-2-3-2-4-2-17 0-28 0-54 0-82 0-17-3-24-15-36-9-9-20-12-31-15 32-9 46-27 46-50 0-31 0-61 0-92z"><text:p/></draw:path><draw:path draw:style-name="gr3" draw:text-style-name="P5" svg:width="0.0335in" svg:height="0.152in" svg:x="1.1378in" svg:y="0.228in" svg:viewBox="0 0 86 387" svg:d="M84 15c2-4 2-5 2-7 0-5-4-8-8-8-3 0-7 2-9 9-23 59-45 119-68 178 0 2-1 4-1 7 0 1 0 2 1 6 23 60 45 118 68 177 1 5 4 10 9 10 4 0 8-4 8-7 0-1 0-3-2-7-24-59-46-120-69-179 23-60 45-119 69-179z"><text:p/></draw:path><draw:path draw:style-name="gr3" draw:text-style-name="P5" svg:width="0.05in" svg:height="0.1012in" svg:x="1.1937in" svg:y="0.2413in" svg:viewBox="0 0 128 258" svg:d="M79 10c0-10 0-10-9-10-24 24-58 24-70 24 0 5 0 8 0 12 8 0 31 0 51-10 0 68 0 134 0 201 0 14-2 18-37 18-4 0-7 0-12 0 0 5 0 8 0 13 13-2 47-2 63-2 15 0 48 0 63 2 0-5 0-8 0-13-5 0-8 0-13 0-35 0-36-4-36-18 0-73 0-144 0-217z"><text:p/></draw:path><draw:path draw:style-name="gr3" draw:text-style-name="P5" svg:width="0.0177in" svg:height="0.0453in" svg:x="1.2689in" svg:y="0.3264in" svg:viewBox="0 0 46 116" svg:d="M46 40c0-26-10-40-25-40-13 0-21 9-21 20s8 21 21 21c4 0 10-2 13-6 1 0 1-1 2-1 0 2 1 1 1 6 0 28-13 52-26 65-4 4-4 5-4 6 0 2 2 5 4 5 3 0 35-30 35-76z"><text:p/></draw:path><draw:path draw:style-name="gr3" draw:text-style-name="P5" svg:width="0.0602in" svg:height="0.1012in" svg:x="1.3311in" svg:y="0.2413in" svg:viewBox="0 0 154 258" svg:d="M30 228c13-13 27-27 40-40 61-54 84-75 84-113 0-44-34-75-81-75-44 0-73 35-73 69 0 22 20 22 21 22 6 0 20-4 20-21 0-9-7-19-21-19-4 0-4 0-5 1 9-26 30-40 52-40 35 0 52 31 52 63 0 31-19 61-41 86-24 27-49 55-74 82-4 5-4 5-4 15 47 0 96 0 143 0 3-23 8-46 11-68-3 0-7 0-10 0-1 11-4 29-8 34-3 4-28 4-37 4-23 0-46 0-69 0z"><text:p/></draw:path><draw:path draw:style-name="gr3" draw:text-style-name="P5" svg:width="0.0339in" svg:height="0.152in" svg:x="1.4079in" svg:y="0.228in" svg:viewBox="0 0 87 387" svg:d="M85 200c2-4 2-5 2-6s0-3-2-7c-22-59-45-119-67-178-4-7-7-9-10-9-5 0-8 3-8 8 0 1 0 2 2 6 23 60 45 120 68 180-23 59-45 119-68 178-2 4-2 5-2 8s4 7 8 7c5 0 6-4 8-7 24-60 46-120 69-180z"><text:p/></draw:path><draw:path draw:style-name="gr3" draw:text-style-name="P5" svg:width="0.0535in" svg:height="0.152in" svg:x="1.4697in" svg:y="0.228in" svg:viewBox="0 0 137 387" svg:d="M56 336c0 15-10 39-53 43-2 0-3 2-3 4 0 4 4 4 8 4 37 0 73-19 73-48 0-30 0-58 0-88 0-16 0-28 16-41 14-11 28-12 37-12 1-1 3-2 3-4 0-5-2-5-6-5-25-1-44-15-49-34-1-4-1-5-1-19 0-25 0-51 0-77 0-16 0-28-18-42-16-13-42-17-55-17-4 0-8 0-8 4 0 5 2 5 7 5 24 1 42 14 48 34 1 3 1 3 1 18 0 27 0 53 0 81 0 18 2 24 15 36 8 9 19 12 30 16-32 8-45 26-45 49 0 31 0 62 0 93z"><text:p/></draw:path><draw:path draw:style-name="gr3" draw:text-style-name="P5" svg:width="0.1083in" svg:height="0.1035in" svg:x="0.4197in" svg:y="0.4661in" svg:viewBox="0 0 276 264" svg:d="M46 233c-4 16-4 19-35 19-7 0-11 0-11 8 0 4 4 4 11 4 46 0 91 0 137 0 62 0 107-46 107-84 0-27-22-50-59-55 39-6 80-35 80-72 0-29-25-53-71-53-43 0-87 0-130 0-8 0-11 0-11 8 0 4 3 4 10 4 1 0 8 0 15 0 7 1 10 2 10 7 0 1 0 3-1 7-18 70-34 138-52 207zM104 122c8-32 17-64 25-96 3-13 4-14 21-14 16 0 33 0 49 0 34 0 42 22 42 40 0 34-33 70-80 70-19 0-38 0-57 0zM87 252c-6 0-7 0-9 0-3-1-4-1-4-4 0-2 0-3 2-9 9-37 17-72 26-108 24 0 49 0 73 0 37 0 45 29 45 45 0 39-35 76-80 76-18 0-36 0-53 0z"><text:p/></draw:path><draw:path draw:style-name="gr3" draw:text-style-name="P5" svg:width="0.0728in" svg:height="0.0732in" svg:x="0.5929in" svg:y="0.4953in" svg:viewBox="0 0 186 187" svg:d="M93 83c-26-26-51-52-78-77-4-5-5-6-7-6-5 0-8 3-8 8 0 3 0 4 4 7 26 27 52 52 77 79-25 26-51 51-77 78-4 3-4 4-4 7 0 5 3 8 8 8 2 0 3-1 7-5 26-26 52-52 77-77 27 26 54 53 81 80 1 0 3 2 5 2 5 0 8-3 8-8 0-1 0-2-1-4 0-1-62-62-82-81 25-24 48-48 72-71 1-2 8-8 10-10 0-1 1-2 1-5 0-5-3-8-8-8-3 0-4 2-9 7-25 25-50 50-76 76z"><text:p/></draw:path><draw:path draw:style-name="gr3" draw:text-style-name="P5" svg:width="0.1075in" svg:height="0.1106in" svg:x="0.7303in" svg:y="0.4634in" svg:viewBox="0 0 274 282" svg:d="M274 4c0-1 0-4-3-4s-3 0-7 4c-9 10-18 20-26 30-5-5-22-34-65-34-86 0-173 86-173 175 0 64 45 107 104 107 35 0 63-16 84-34 36-31 43-66 43-68 0-4-4-4-6-4s-3 1-4 4c-3 11-12 39-40 61-26 22-50 29-70 29-35 0-76-21-76-81 0-22 8-84 46-130 25-27 61-47 95-47 40 0 63 30 63 75 0 15-1 15-1 20 0 3 4 3 5 3 4 0 4 0 7-8 7-33 16-65 24-98z"><text:p/></draw:path><draw:path draw:style-name="gr3" draw:text-style-name="P5" svg:width="0.1008in" svg:height="0.035in" svg:x="0.8929in" svg:y="0.51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5in" svg:height="0.152in" svg:x="1.0555in" svg:y="0.4567in" svg:viewBox="0 0 137 387" svg:d="M82 52c0-16 10-40 52-43 2 0 3-2 3-5 0-4-3-4-6-4-40 0-75 20-75 48 0 30 0 59 0 88 0 16 0 28-15 41-14 11-29 12-37 12-2 0-4 2-4 5 0 4 3 4 7 4 25 1 44 15 48 34 1 5 1 6 1 19 0 25 0 52 0 77 0 16 0 29 19 43 15 12 40 16 56 16 3 0 6 0 6-4s-2-4-5-4c-25-2-44-15-48-35-2-3-2-3-2-17 0-28 0-54 0-82 0-17-3-24-15-36-9-9-20-12-31-15 32-9 46-27 46-50 0-31 0-61 0-92z"><text:p/></draw:path><draw:path draw:style-name="gr3" draw:text-style-name="P5" svg:width="0.0335in" svg:height="0.152in" svg:x="1.1378in" svg:y="0.4567in" svg:viewBox="0 0 86 387" svg:d="M84 15c2-4 2-5 2-7 0-5-4-8-8-8-3 0-7 2-9 9-23 59-45 119-68 178 0 2-1 4-1 7 0 1 0 2 1 6 23 60 45 118 68 177 1 5 4 10 9 10 4 0 8-3 8-7 0-1 0-3-2-7-24-59-46-120-69-179 23-60 45-119 69-179z"><text:p/></draw:path><draw:path draw:style-name="gr3" draw:text-style-name="P5" svg:width="0.0602in" svg:height="0.1012in" svg:x="1.1874in" svg:y="0.4689in" svg:viewBox="0 0 154 258" svg:d="M30 228c13-13 27-27 40-40 61-54 84-75 84-113 0-44-34-75-81-75-44 0-73 35-73 69 0 22 20 22 21 22 6 0 20-4 20-21 0-9-7-19-21-19-2 0-4 0-5 1 9-26 30-40 52-40 35 0 52 31 52 63 0 31-19 61-41 86-24 27-49 55-74 82-4 5-4 5-4 15 47 0 96 0 143 0 3-23 8-46 11-68-3 0-6 0-9 0-2 11-5 29-9 34-3 4-28 4-37 4-23 0-46 0-69 0z"><text:p/></draw:path><draw:path draw:style-name="gr3" draw:text-style-name="P5" svg:width="0.0177in" svg:height="0.0453in" svg:x="1.2689in" svg:y="0.5543in" svg:viewBox="0 0 46 116" svg:d="M46 40c0-26-10-40-25-40-13 0-21 9-21 20s8 21 21 21c4 0 10-2 13-6 1 0 1-1 2-1 0 2 1 1 1 6 0 28-13 52-26 65-4 4-4 5-4 6 0 2 2 5 4 5 3 0 35-30 35-76z"><text:p/></draw:path><draw:path draw:style-name="gr3" draw:text-style-name="P5" svg:width="0.063in" svg:height="0.1043in" svg:x="1.3299in" svg:y="0.4689in" svg:viewBox="0 0 161 266" svg:d="M96 121c32-10 55-37 55-68s-34-53-72-53c-39 0-68 23-68 53 0 12 8 20 20 20 11 0 20-9 20-20 0-20-19-20-25-20 12-19 38-23 51-23 16 0 37 8 37 43 0 4-1 27-11 44-11 19-24 20-34 20-3 1-12 1-15 1-2 1-6 1-6 5s4 4 10 4 11 0 17 0c32 0 46 26 46 64 0 53-26 64-44 64-17 0-45-6-59-29 14 2 26-7 26-21 0-15-11-22-22-22-10 0-22 5-22 22 0 35 36 61 78 61 47 0 83-35 83-75 0-31-25-61-65-70z"><text:p/></draw:path><draw:path draw:style-name="gr3" draw:text-style-name="P5" svg:width="0.0339in" svg:height="0.152in" svg:x="1.4079in" svg:y="0.4567in" svg:viewBox="0 0 87 387" svg:d="M85 200c2-4 2-5 2-6s0-3-2-7c-22-59-45-119-67-178-4-7-7-9-10-9-5 0-8 3-8 8 0 1 0 2 2 6 23 60 45 120 68 180-23 59-45 119-68 178-2 4-2 5-2 8 0 4 4 7 8 7 5 0 6-4 8-7 24-60 46-120 69-180z"><text:p/></draw:path><draw:path draw:style-name="gr3" draw:text-style-name="P5" svg:width="0.0535in" svg:height="0.152in" svg:x="1.4697in" svg:y="0.4567in" svg:viewBox="0 0 137 387" svg:d="M56 336c0 15-10 39-53 43-2 0-3 2-3 4 0 4 4 4 8 4 37 0 73-19 73-48 0-30 0-58 0-88 0-16 0-28 16-41 14-11 28-12 37-12 1 0 3-2 3-4 0-5-2-5-6-5-25-1-44-15-49-34-1-4-1-5-1-19 0-25 0-51 0-77 0-16 0-28-18-42-16-13-42-17-55-17-4 0-8 0-8 4 0 5 2 5 7 5 24 1 42 14 48 34 1 3 1 3 1 18 0 27 0 53 0 81 0 18 2 24 15 36 8 9 19 12 30 16-32 8-45 26-45 49 0 31 0 62 0 93z"><text:p/></draw:path><draw:path draw:style-name="gr3" draw:text-style-name="P5" svg:width="0.1039in" svg:height="0.1087in" svg:x="0.0004in" svg:y="0.6898in" svg:viewBox="0 0 265 277" svg:d="M55 232c-15 27-31 32-47 33-5 0-8 0-8 8 0 2 1 4 4 4 11 0 22-1 33-1 14 0 27 1 39 1 3 0 8 0 8-7 0-5-4-5-6-5-10-1-19-4-19-13 0-6 3-9 6-14 10-17 20-33 30-50 31 0 64 0 96 0 1 8 6 61 6 64 0 12-20 13-28 13-5 0-8 0-8 8 0 4 4 4 5 4 15 0 32-1 48-1 9 0 33 1 43 1 3 0 8 0 8-7 0-5-4-5-9-5-24 0-24-2-25-14-8-80-17-161-24-241 0-8 0-10-7-10-6 0-8 3-11 7-45 74-89 150-134 225zM101 176c25-43 52-85 77-128 5 43 8 85 12 128-29 0-59 0-89 0z"><text:p/></draw:path><draw:path draw:style-name="gr3" draw:text-style-name="P5" svg:width="0.0728in" svg:height="0.0732in" svg:x="0.1654in" svg:y="0.724in" svg:viewBox="0 0 186 187" svg:d="M93 83c-26-26-51-52-78-77-4-5-5-6-7-6-5 0-8 4-8 8 0 3 0 4 4 7 26 27 52 52 77 79-25 26-51 51-77 78-4 4-4 4-4 7 0 5 3 8 8 8 2 0 3-1 7-5 26-26 52-52 77-77 27 26 54 53 81 80 1 0 3 2 5 2 5 0 8-3 8-8 0-1 0-2-1-4 0-1-62-62-82-81 25-24 48-48 72-71 1-2 8-8 10-10 0-1 1-2 1-5 0-4-3-8-8-8-3 0-4 2-9 7-25 25-50 50-76 76z"><text:p/></draw:path><draw:path draw:style-name="gr3" draw:text-style-name="P5" svg:width="0.035in" svg:height="0.152in" svg:x="0.3102in" svg:y="0.6835in" svg:viewBox="0 0 90 387" svg:d="M90 383c0-1 0-2-6-9-49-48-62-121-62-180 0-67 15-135 63-183 5-4 5-5 5-7 0-3-2-4-4-4-4 0-39 26-62 76-20 43-24 86-24 118 0 29 4 77 25 121 23 47 57 72 61 72 2 0 4-1 4-4z"><text:p/></draw:path><draw:path draw:style-name="gr3" draw:text-style-name="P5" svg:width="0.1083in" svg:height="0.1035in" svg:x="0.3606in" svg:y="0.6949in" svg:viewBox="0 0 276 264" svg:d="M45 233c-3 16-4 19-35 19-7 0-10 0-10 8 0 4 3 4 10 4 46 0 92 0 138 0 61 0 107-46 107-84 0-27-23-50-60-55 40-6 81-35 81-72 0-29-26-53-73-53-42 0-86 0-129 0-7 0-11 0-11 8 0 4 3 4 11 4 1 0 7 0 14 1 8 0 11 1 11 6 0 2-1 3-2 7-18 70-34 138-52 207zM103 122c8-32 17-64 25-96 3-13 4-14 20-14 17 0 33 0 50 0 34 0 43 23 43 40 0 34-34 70-80 70-19 0-39 0-58 0zM86 252c-5 0-6 0-8 0-4-1-5-1-5-4 0-2 0-3 2-9 9-37 17-72 26-108 24 0 50 0 74 0 36 0 44 29 44 45 0 39-34 76-80 76-18 0-36 0-53 0z"><text:p/></draw:path><draw:path draw:style-name="gr3" draw:text-style-name="P5" svg:width="0.0732in" svg:height="0.0732in" svg:x="0.5335in" svg:y="0.724in" svg:viewBox="0 0 187 187" svg:d="M93 83c-25-26-51-52-77-77-5-5-5-6-8-6-5 0-8 4-8 8 0 3 1 4 4 7 27 27 52 52 78 79-26 26-51 51-78 78-3 4-4 4-4 7 0 5 3 8 8 8 3 0 3-1 8-5 26-26 52-52 77-77 27 26 53 53 80 80 1 0 3 2 6 2 5 0 8-3 8-8 0-1 0-2-1-4-1-1-63-62-82-81 24-24 48-48 71-71 2-2 8-8 10-10 0-1 2-2 2-5 0-4-3-8-8-8-3 0-5 2-9 7-25 25-51 50-77 76z"><text:p/></draw:path><draw:path draw:style-name="gr3" draw:text-style-name="P5" svg:width="0.1079in" svg:height="0.1106in" svg:x="0.6709in" svg:y="0.6913in" svg:viewBox="0 0 275 282" svg:d="M275 4c0-1-1-4-4-4-2 0-3 1-6 4-9 10-19 20-27 30-4-4-21-34-64-34-87 0-174 86-174 175 0 64 46 107 104 107 35 0 64-16 84-34 36-31 43-66 43-68 0-4-3-3-4-4-3 0-5 1-6 4-3 11-12 39-38 61-28 22-52 29-72 29-35 0-76-21-76-81 0-22 9-84 47-130 24-27 60-47 94-47 40 0 63 30 63 75 0 15-1 15-1 20 0 3 4 3 5 3 6 0 6 0 8-8 7-33 16-65 24-98z"><text:p/></draw:path><draw:path draw:style-name="gr3" draw:text-style-name="P5" svg:width="0.0346in" svg:height="0.152in" svg:x="0.7917in" svg:y="0.6835in" svg:viewBox="0 0 89 387" svg:d="M89 194c0-30-3-77-25-121-23-48-56-73-61-73-2 0-3 2-3 4s0 3 8 9c37 39 59 100 59 181 0 66-14 134-62 182-5 5-5 6-5 7 0 2 1 4 3 4 5 0 40-26 62-76 20-41 24-84 24-117z"><text:p/></draw:path><draw:path draw:style-name="gr3" draw:text-style-name="P5" svg:width="0.1008in" svg:height="0.035in" svg:x="0.8929in" svg:y="0.742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5in" svg:height="0.152in" svg:x="1.0555in" svg:y="0.6835in" svg:viewBox="0 0 137 387" svg:d="M82 52c0-16 10-40 52-43 2 0 3-2 3-5 0-4-3-4-6-4-40 0-75 20-75 48 0 30 0 59 0 88 0 16 0 28-15 41-14 11-29 12-37 12-2 1-4 2-4 5 0 4 3 4 7 4 25 1 44 15 48 34 1 5 1 6 1 19 0 25 0 52 0 77 0 16 0 29 19 43 15 12 40 16 56 16 3 0 6 0 6-4s-2-4-5-4c-25-2-44-15-48-35-2-3-2-3-2-17 0-28 0-54 0-82 0-17-3-24-15-36-9-9-20-12-31-15 32-9 46-27 46-50 0-31 0-61 0-92z"><text:p/></draw:path><draw:path draw:style-name="gr3" draw:text-style-name="P5" svg:width="0.0335in" svg:height="0.152in" svg:x="1.1378in" svg:y="0.6835in" svg:viewBox="0 0 86 387" svg:d="M84 15c2-4 2-5 2-7 0-4-4-8-8-8-3 0-7 2-9 9-23 59-45 119-68 178 0 2-1 4-1 7 0 1 0 2 1 6 23 60 45 118 68 177 1 5 4 10 9 10 4 0 8-3 8-7 0-1 0-3-2-7-24-59-46-120-69-179 23-60 45-119 69-179z"><text:p/></draw:path><draw:path draw:style-name="gr3" draw:text-style-name="P5" svg:width="0.05in" svg:height="0.1012in" svg:x="1.1937in" svg:y="0.6972in" svg:viewBox="0 0 128 258" svg:d="M79 10c0-9 0-10-9-10-24 24-58 24-70 24 0 5 0 8 0 12 8 0 31 0 51-10 0 68 0 134 0 201 0 14-2 18-37 18-4 0-7 0-12 0 0 5 0 8 0 13 13-2 47-2 63-2 15 0 48 0 63 2 0-5 0-8 0-13-5 0-8 0-13 0-35 0-36-4-36-18 0-73 0-144 0-217z"><text:p/></draw:path><draw:path draw:style-name="gr3" draw:text-style-name="P5" svg:width="0.0177in" svg:height="0.0453in" svg:x="1.2689in" svg:y="0.7827in" svg:viewBox="0 0 46 116" svg:d="M46 41c0-27-10-41-25-41-13 0-21 9-21 20s8 21 21 21c4 0 10-2 13-6 1 0 1-1 2-1 0 2 1 1 1 7 0 28-13 51-26 64-4 4-4 5-4 6 0 2 2 5 4 5 3 0 35-30 35-75z"><text:p/></draw:path><draw:path draw:style-name="gr3" draw:text-style-name="P5" svg:width="0.0335in" svg:height="0.152in" svg:x="1.3402in" svg:y="0.6835in" svg:viewBox="0 0 86 387" svg:d="M85 15c1-4 1-5 1-7 0-4-4-8-8-8-3 0-5 2-9 9-22 59-45 119-67 178-1 2-2 4-2 7 0 1 0 2 2 6 22 60 45 118 67 177 2 5 4 10 9 10 4 0 8-3 8-7 0-1 0-3-1-7-23-59-47-120-70-179 23-60 47-119 70-179z"><text:p/></draw:path><draw:path draw:style-name="gr3" draw:text-style-name="P5" svg:width="0.0602in" svg:height="0.1012in" svg:x="1.3906in" svg:y="0.6972in" svg:viewBox="0 0 154 258" svg:d="M30 228c13-13 27-27 40-40 61-54 84-75 84-113 0-44-35-75-83-75-42 0-71 35-71 69 0 22 19 22 20 22 6 0 21-4 21-19 0-11-8-21-21-21-4 0-5 0-6 1 9-26 30-40 53-40 35 0 52 31 52 63 0 31-20 61-41 86-24 27-49 55-74 82-4 5-4 5-4 15 47 0 96 0 143 0 3-23 8-46 11-68-3 0-7 0-10 0-2 11-4 29-9 34-2 4-27 4-36 4-23 0-46 0-69 0z"><text:p/></draw:path><draw:path draw:style-name="gr3" draw:text-style-name="P5" svg:width="0.0173in" svg:height="0.0453in" svg:x="1.472in" svg:y="0.7827in" svg:viewBox="0 0 45 116" svg:d="M45 41c0-27-10-41-24-41-13 0-21 9-21 20s8 21 21 21c4 0 9-2 13-6 1 0 1-1 2-1 0 2 0 1 0 7 0 28-13 51-26 64-3 4-3 5-3 6 0 2 1 5 3 5 4 0 35-30 35-75z"><text:p/></draw:path><draw:path draw:style-name="gr3" draw:text-style-name="P5" svg:width="0.063in" svg:height="0.1043in" svg:x="1.5331in" svg:y="0.6972in" svg:viewBox="0 0 161 266" svg:d="M96 121c32-10 54-37 54-68s-35-53-72-53c-38 0-68 23-68 53 0 12 9 20 20 20 12 0 19-9 19-20 0-20-17-20-24-20 12-19 38-23 52-23 15 0 37 8 37 43 0 4-1 27-11 44-12 19-25 20-34 20-3 1-13 1-15 1-3 1-6 1-6 5s3 4 9 4 12 0 18 0c31 0 45 26 45 64 0 53-27 64-43 64-17 0-46-6-59-29 13 2 25-7 25-21 0-15-10-22-22-22-9 0-21 5-21 22 0 35 35 61 78 61 47 0 83-35 83-75 0-31-26-61-65-70z"><text:p/></draw:path><draw:path draw:style-name="gr3" draw:text-style-name="P5" svg:width="0.0335in" svg:height="0.152in" svg:x="1.611in" svg:y="0.6835in" svg:viewBox="0 0 86 387" svg:d="M85 200c1-4 1-5 1-6s0-3-1-7c-23-59-45-119-69-178-2-7-4-9-8-9-5 0-8 4-8 8 0 1 0 2 2 6 23 60 45 120 68 180-23 59-45 119-68 178-2 4-2 5-2 8 0 4 3 7 8 7s6-4 7-7c23-60 47-120 70-180z"><text:p/></draw:path><draw:path draw:style-name="gr3" draw:text-style-name="P5" svg:width="0.0335in" svg:height="0.152in" svg:x="1.6705in" svg:y="0.6835in" svg:viewBox="0 0 86 387" svg:d="M84 200c2-4 2-5 2-6s0-3-2-7c-22-59-46-119-68-178-2-7-4-9-8-9-5 0-8 4-8 8 0 1 0 2 1 6 23 60 46 120 69 180-23 59-46 119-69 178-1 4-1 5-1 8 0 4 3 7 8 7 4 0 6-4 7-7 23-60 45-120 69-180z"><text:p/></draw:path><draw:path draw:style-name="gr3" draw:text-style-name="P5" svg:width="0.0535in" svg:height="0.152in" svg:x="1.7319in" svg:y="0.6835in" svg:viewBox="0 0 137 387" svg:d="M56 336c0 15-10 40-53 43-1 0-3 2-3 4 0 4 4 4 8 4 37 0 73-18 73-48s0-58 0-88c0-16 0-28 16-41 14-11 28-12 37-12 2 0 3-2 3-4 0-4-2-4-6-5-25-1-44-15-49-34-1-4-1-5-1-19 0-25 0-51 0-77 0-16 0-28-17-42-16-13-43-17-56-17-4 0-8 0-8 4 0 5 2 5 7 5 24 1 42 14 48 34 1 3 1 4 1 18 0 27 0 53 0 81 0 18 3 24 15 36 8 9 20 12 30 16-31 8-45 26-45 49 0 31 0 62 0 93z"><text:p/></draw:path><draw:path draw:style-name="gr3" draw:text-style-name="P5" svg:width="0.035in" svg:height="0.152in" svg:x="0.0098in" svg:y="0.9126in" svg:viewBox="0 0 90 387" svg:d="M90 383c0-1 0-1-6-8-49-49-62-122-62-181 0-67 15-135 63-183 5-4 5-5 5-7 0-3-2-4-4-4-4 0-39 26-62 76-20 43-24 86-24 118 0 29 4 77 25 121 23 47 57 72 61 72 2 0 4-1 4-4z"><text:p/></draw:path><draw:path draw:style-name="gr3" draw:text-style-name="P5" svg:width="0.1039in" svg:height="0.1087in" svg:x="0.0594in" svg:y="0.9181in" svg:viewBox="0 0 265 277" svg:d="M56 233c-15 26-31 31-47 32-6 0-9 0-9 8 0 2 2 4 5 4 10 0 22-1 33-1 14 0 27 1 39 1 2 0 8 0 8-7 0-5-4-5-7-5-9-1-18-3-18-13 0-4 3-9 6-14 10-17 19-33 29-50 31 0 64 0 96 0 1 8 7 61 7 64 0 12-20 13-28 13-5 0-9 0-9 8 0 4 3 3 5 4 17 0 33-1 48-1 10 0 35 1 44 1 3 0 7 0 7-7 0-5-3-5-9-5-24 0-24-2-25-14-8-80-15-161-23-241-1-8-1-10-8-10-5 0-8 3-10 7-45 76-89 150-134 226zM102 176c26-43 51-85 76-128 5 43 8 85 12 128-29 0-58 0-88 0z"><text:p/></draw:path><draw:path draw:style-name="gr3" draw:text-style-name="P5" svg:width="0.0732in" svg:height="0.0732in" svg:x="0.2244in" svg:y="0.9516in" svg:viewBox="0 0 187 187" svg:d="M93 83c-25-26-51-52-77-77-4-5-5-6-8-6-4 0-8 4-8 8 0 3 1 4 5 7 26 27 52 52 77 79-25 26-51 51-77 78-4 4-5 4-5 7 0 5 4 8 8 8 3 0 4-1 8-5 26-26 52-52 77-77 27 26 54 53 81 80 2 1 3 2 5 2 5 0 8-3 8-8 0-1 0-2-1-4 0-1-62-62-82-81 24-24 48-48 71-71 2-2 8-8 10-10 1-1 2-2 2-5 0-4-3-8-8-8-3 0-4 2-9 7-25 25-51 50-77 76z"><text:p/></draw:path><draw:path draw:style-name="gr3" draw:text-style-name="P5" svg:width="0.1083in" svg:height="0.1035in" svg:x="0.3606in" svg:y="0.9217in" svg:viewBox="0 0 276 264" svg:d="M45 234c-3 15-4 18-35 18-7 0-10 0-10 8 0 4 3 4 10 4 46 0 92 0 138 0 61 0 107-46 107-84 0-27-23-50-60-55 40-6 81-35 81-72 0-29-26-53-73-53-42 0-86 0-129 0-7 0-11 0-11 8 0 4 3 4 11 4 1 0 7 0 14 1 8 0 11 1 11 6 0 2-1 3-2 7-18 70-34 139-52 208zM103 122c8-32 17-64 25-96 3-13 4-14 20-14 17 0 33 0 50 0 34 0 43 23 43 40 0 34-34 70-80 70-19 0-39 0-58 0zM86 252c-5 0-6 0-8 0-4-1-5-1-5-4 0-2 0-3 2-9 9-37 17-72 26-108 24 0 50 0 74 0 36 0 44 29 44 45 0 39-34 76-80 76-18 0-36 0-53 0z"><text:p/></draw:path><draw:path draw:style-name="gr3" draw:text-style-name="P5" svg:width="0.035in" svg:height="0.152in" svg:x="0.4858in" svg:y="0.9126in" svg:viewBox="0 0 90 387" svg:d="M90 194c0-30-4-77-25-121-24-48-57-73-61-73-2 0-4 2-4 4s0 3 8 9c37 39 59 100 59 181 0 66-14 134-62 182-5 6-5 6-5 7 0 2 2 4 4 4 4 0 39-26 62-76 19-41 24-84 24-117z"><text:p/></draw:path><draw:path draw:style-name="gr3" draw:text-style-name="P5" svg:width="0.0728in" svg:height="0.0732in" svg:x="0.5929in" svg:y="0.9516in" svg:viewBox="0 0 186 187" svg:d="M93 83c-26-26-51-52-78-77-4-5-5-6-7-6-5 0-8 4-8 8 0 3 0 4 4 7 26 27 52 52 77 79-25 26-51 51-77 78-4 4-4 4-4 7 0 5 3 8 8 8 2 0 3-1 7-5 26-26 52-52 77-77 27 26 54 53 81 80 1 0 3 2 5 2 5 0 8-3 8-8 0-1 0-2-1-4 0-1-62-62-82-81 25-24 48-48 72-71 1-2 8-8 10-10 0-1 1-2 1-5 0-4-3-8-8-8-3 0-4 2-9 7-25 25-50 50-76 76z"><text:p/></draw:path><draw:path draw:style-name="gr3" draw:text-style-name="P5" svg:width="0.1075in" svg:height="0.1106in" svg:x="0.7303in" svg:y="0.9189in" svg:viewBox="0 0 274 282" svg:d="M274 4c0-1 0-4-3-4s-3 1-7 4c-9 10-18 20-26 30-5-4-22-34-65-34-86 0-173 86-173 175 0 64 45 107 104 107 35 0 63-16 84-34 36-31 43-66 43-68 0-4-4-4-6-4s-3 1-4 4c-3 11-12 39-40 61-26 22-50 29-70 29-35 0-76-20-76-81 0-22 8-84 46-130 25-27 61-47 95-47 40 0 63 30 63 75 0 15-1 15-1 20 0 3 4 3 5 3 4 0 4 0 7-8 7-33 16-65 24-98z"><text:p/></draw:path><draw:path draw:style-name="gr3" draw:text-style-name="P5" svg:width="0.1008in" svg:height="0.035in" svg:x="0.8929in" svg:y="0.9713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5in" svg:height="0.152in" svg:x="1.0555in" svg:y="0.9126in" svg:viewBox="0 0 137 387" svg:d="M82 52c0-16 10-40 52-43 2 0 3-2 3-5 0-4-3-4-6-4-40 0-75 20-75 48 0 30 0 59 0 88 0 16 0 28-15 41-14 11-29 12-37 12-2 1-4 2-4 5 0 4 3 4 7 4 25 1 44 15 48 34 1 5 1 6 1 19 0 25 0 52 0 77 0 16 0 29 19 43 15 12 40 16 56 16 3 0 6 0 6-4s-2-4-5-4c-25-2-44-15-48-35-2-3-2-3-2-17 0-28 0-54 0-82 0-17-3-24-15-36-9-9-20-12-31-15 32-9 46-27 46-50 0-31 0-61 0-92z"><text:p/></draw:path><draw:path draw:style-name="gr3" draw:text-style-name="P5" svg:width="0.0335in" svg:height="0.152in" svg:x="1.1378in" svg:y="0.9126in" svg:viewBox="0 0 86 387" svg:d="M84 15c2-4 2-5 2-7 0-4-4-8-8-8-3 0-7 2-9 9-23 59-45 119-68 178 0 2-1 4-1 7 0 1 0 2 1 6 23 60 45 118 68 177 1 5 4 10 9 10 4 0 8-3 8-7 0-1 0-3-2-7-24-59-46-120-69-179 23-60 45-119 69-179z"><text:p/></draw:path><draw:path draw:style-name="gr3" draw:text-style-name="P5" svg:width="0.0339in" svg:height="0.152in" svg:x="1.1965in" svg:y="0.9126in" svg:viewBox="0 0 87 387" svg:d="M85 15c2-4 2-5 2-7 0-4-5-8-8-8-4 0-6 2-10 9-22 59-45 119-67 178-1 2-2 4-2 7 0 1 0 2 2 6 22 60 45 118 67 177 2 5 5 10 10 10 3 0 8-3 8-7 0-1 0-3-2-7-23-59-45-120-69-179 24-60 46-119 69-179z"><text:p/></draw:path><draw:path draw:style-name="gr3" draw:text-style-name="P5" svg:width="0.05in" svg:height="0.1012in" svg:x="1.2524in" svg:y="0.9252in" svg:viewBox="0 0 128 258" svg:d="M79 10c0-9 0-10-9-10-23 24-57 24-70 24 0 5 0 8 0 12 8 0 31 0 51-10 0 68 0 134 0 201 0 14-2 18-36 18-4 0-7 0-12 0 0 5 0 8 0 13 13-2 45-2 62-2 15 0 49 0 63 2 0-5 0-8 0-13-5 0-8 0-13 0-34 0-36-4-36-18 0-73 0-144 0-217z"><text:p/></draw:path><draw:path draw:style-name="gr3" draw:text-style-name="P5" svg:width="0.0173in" svg:height="0.0453in" svg:x="1.3283in" svg:y="1.0098in" svg:viewBox="0 0 45 116" svg:d="M45 41c0-27-10-41-24-41-13 0-21 9-21 20s8 21 21 21c4 0 10-1 13-6 1 0 1-1 2-1 0 2 0 1 0 7 0 28-13 51-25 64-4 4-4 5-4 6 0 2 1 5 3 5 4 0 35-30 35-75z"><text:p/></draw:path><draw:path draw:style-name="gr3" draw:text-style-name="P5" svg:width="0.0602in" svg:height="0.1012in" svg:x="1.3906in" svg:y="0.9252in" svg:viewBox="0 0 154 258" svg:d="M30 228c13-13 27-27 40-40 61-54 84-75 84-113 0-44-35-75-83-75-42 0-71 35-71 70 0 21 19 21 20 21 6 0 21-4 21-19 0-11-8-21-21-21-4 0-5 0-6 1 9-26 30-40 53-40 35 0 52 31 52 63 0 31-20 61-41 86-24 27-49 55-74 82-4 5-4 6-4 15 47 0 96 0 143 0 3-23 8-46 11-68-3 0-7 0-10 0-2 11-4 29-9 34-2 4-27 4-36 4-23 0-46 0-69 0z"><text:p/></draw:path><draw:path draw:style-name="gr3" draw:text-style-name="P5" svg:width="0.0335in" svg:height="0.152in" svg:x="1.4673in" svg:y="0.9126in" svg:viewBox="0 0 86 387" svg:d="M85 200c1-4 1-5 1-6s0-3-1-7c-23-59-45-119-69-178-2-6-4-9-8-9-5 0-8 4-8 8 0 1 0 2 2 6 23 60 45 120 68 180-23 59-45 119-68 178-2 4-2 5-2 8 0 4 3 7 8 7s6-4 8-7c24-60 46-120 69-180z"><text:p/></draw:path><draw:path draw:style-name="gr3" draw:text-style-name="P5" svg:width="0.0173in" svg:height="0.0453in" svg:x="1.5315in" svg:y="1.0098in" svg:viewBox="0 0 45 116" svg:d="M45 41c0-27-10-41-25-41-12 0-20 9-20 20s8 21 20 21c5 0 10-1 14-6 1 0 1-1 1-1 1 0 1 1 1 7 0 28-13 51-26 64-5 4-5 5-5 6 0 2 3 5 5 5 4 0 35-30 35-75z"><text:p/></draw:path><draw:path draw:style-name="gr3" draw:text-style-name="P5" svg:width="0.063in" svg:height="0.1043in" svg:x="1.5921in" svg:y="0.9252in" svg:viewBox="0 0 161 266" svg:d="M97 121c31-10 54-37 54-68s-34-53-72-53-68 23-68 53c0 12 9 20 20 20 12 0 20-9 20-20 0-20-19-20-25-20 12-19 38-23 52-23 15 0 36 8 36 43 0 4 0 27-10 44-12 19-25 20-35 20-3 1-12 1-14 1-3 1-7 1-7 5 0 5 4 5 10 5s11 0 17 0c32 0 46 25 46 63 0 53-26 64-44 64-17 0-45-6-58-29 13 2 25-7 25-21 0-15-11-22-22-22-9 0-22 5-22 22 0 35 36 61 78 61 47 0 83-35 83-75 0-31-25-61-64-70z"><text:p/></draw:path><draw:path draw:style-name="gr3" draw:text-style-name="P5" svg:width="0.0335in" svg:height="0.152in" svg:x="1.6705in" svg:y="0.9126in" svg:viewBox="0 0 86 387" svg:d="M84 200c2-4 2-5 2-6s0-3-2-7c-22-59-46-119-68-178-2-6-4-9-8-9-5 0-8 4-8 8 0 1 0 2 1 6 23 60 46 120 69 180-23 59-46 119-69 178-1 4-1 5-1 8 0 4 3 7 8 7 4 0 6-4 7-7 23-60 45-120 69-180z"><text:p/></draw:path><draw:path draw:style-name="gr3" draw:text-style-name="P5" svg:width="0.0535in" svg:height="0.152in" svg:x="1.7319in" svg:y="0.9126in" svg:viewBox="0 0 137 387" svg:d="M56 336c0 15-10 40-53 43-1 0-3 2-3 4 0 4 4 4 8 4 37 0 73-18 73-48s0-58 0-88c0-16 0-28 16-41 14-11 28-12 37-12 2 0 3-2 3-4 0-4-2-4-6-5-25-1-44-15-49-34-1-4-1-5-1-19 0-25 0-51 0-77 0-16 0-28-17-42-16-13-43-17-56-17-4 0-8 0-8 4 0 5 2 5 7 5 24 2 42 14 48 34 1 3 1 4 1 18 0 27 0 53 0 81 0 18 3 24 15 36 8 9 20 12 30 16-31 8-45 26-45 49 0 31 0 62 0 93z"><text:p/></draw:path></draw:g></text:p>
        </text:list-item>
        <text:list-item>
          <text:p text:style-name="P111">שגורר <text:span text:style-name="T10">סתירה</text:span> לפי המשפט המרכזי של זוג סדור. <text:span text:style-name="T8">מש"ל</text:span> <draw:g text:anchor-type="as-char" svg:y="-0.1043in" draw:z-index="213" draw:name="Shape249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ב)</text:h>
      <text:list text:style-name="L18">
        <text:list-item>
          <text:p text:style-name="P112">נוכיח את הטענה:</text:p>
          <text:p text:style-name="P113"><draw:g text:anchor-type="as-char" svg:y="-0.1154in" draw:z-index="199" draw:name="Shape250" draw:style-name="gr1"><svg:title>TexMaths</svg:title><svg:desc>11§display§A = \emptyset \iff A \times A = \emptyset§svg§600§FALSE§</svg:desc><draw:path draw:style-name="gr2" draw:text-style-name="P4" svg:width="1.5106in" svg:height="0.1126in" svg:x="0.0031in" svg:y="0.0071in" svg:viewBox="0 0 3838 287" svg:d="M0 0c1279 0 2558 0 3838 0 0 96 0 192 0 287-1280 0-2559 0-3838 0 0-95 0-191 0-287z"><text:p/></draw:path><draw:path draw:style-name="gr3" draw:text-style-name="P5" svg:width="0.1039in" svg:height="0.1079in" svg:x="0.0004in" svg:y="0.0087in" svg:viewBox="0 0 265 275" svg:d="M56 230c-15 27-31 32-47 33-6 0-9 0-9 8 0 2 2 4 5 4 10 0 22-1 33-1 14 0 27 1 39 1 2 0 8 0 8-7 0-5-4-5-7-5-9-1-18-4-18-13 0-6 3-10 6-14 10-17 19-33 29-50 33 0 64 0 97 0 0 8 6 61 6 64 0 12-20 13-28 13-5 0-9 0-9 8 0 4 3 3 5 4 17 0 33-1 48-1 10 0 35 1 44 1 3 0 7 0 7-7 0-5-3-5-9-5-24 0-24-3-25-14-8-81-15-160-23-240-1-8-1-9-8-9-5 0-8 2-10 7-45 74-89 149-134 223zM102 174c26-42 51-85 76-127 5 42 9 85 13 127-29 0-59 0-89 0z"><text:p/></draw:path><draw:path draw:style-name="gr3" draw:text-style-name="P5" svg:width="0.1004in" svg:height="0.035in" svg:x="0.1602in" svg:y="0.0618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061in" svg:height="0.1283in" svg:x="0.3197in" svg:y="0in" svg:viewBox="0 0 156 327" svg:d="M131 8c0-5-2-8-8-8-5 0-6 4-9 12-4 16-1 2-5 18-5-2-17-8-31-8-22 0-47 11-62 41-15 32-16 66-16 101 0 24 0 94 33 123-9 30-9 31-9 32 0 5 3 8 8 8s6-4 9-12c5-15 1-2 5-18 9 6 21 8 31 8 44 0 60-36 68-54 10-27 11-59 11-87 0-27 0-91-34-124 3-11 6-21 9-32zM38 270c-13-27-13-74-13-110 0-31 0-58 6-83 7-35 29-47 47-47 8 0 18 2 28 11-22 76-46 153-68 229zM118 56c12 23 12 67 12 104 0 27 0 56-5 82-6 40-27 55-48 55-9 0-18-3-26-12 22-76 45-153 67-229z"><text:p/></draw:path><draw:path draw:style-name="gr3" draw:text-style-name="P5" svg:width="0.1346in" svg:height="0.0823in" svg:x="0.4815in" svg:y="0.0378in" svg:viewBox="0 0 343 210" svg:d="M329 151c6 0 14 0 14-8s-8-8-14-8c-82 0-164 0-245 0-17-14-37-24-49-29 13-7 32-17 49-30 81 0 163 0 245 0 6 0 14 0 14-8 0-7-8-7-14-7-76 0-152 0-228 0 18-18 39-52 39-58 0-3-6-3-8-3-3 0-6 0-8 2-7 16-18 35-44 59-26 23-51 33-72 39-7 2-7 2-8 4 0 0 0 1 0 2s0 1 0 2c0 0 1 0 1 1 1 0 1 1 9 3 52 16 90 51 112 91 4 7 4 7 10 7 2 0 8 0 8-3 0-5-20-39-39-56 76 0 152 0 228 0z"><text:p/></draw:path><draw:path draw:style-name="gr3" draw:text-style-name="P5" svg:width="0.1346in" svg:height="0.0823in" svg:x="0.6079in" svg:y="0.0378in" svg:viewBox="0 0 343 210" svg:d="M260 76c16 14 35 24 48 30-14 6-33 16-48 29-82 0-164 0-246 0-6 0-14 0-14 8s7 8 13 8c76 0 153 0 229 0-19 16-39 51-39 56 0 3 5 3 7 3 3 0 7 0 8-2 9-15 18-35 44-57 26-23 53-33 72-40 7-2 8-2 8-3 1 0 1-1 1-2s0-1 0-2c0-2-1-2-1-2-1 0-1 0-9-3-53-15-91-51-112-91-4-8-5-8-11-8-2 0-7 0-7 3 0 6 20 40 39 58-76 0-153 0-229 0-6 0-13 0-13 7 0 8 8 8 14 8 82 0 164 0 246 0z"><text:p/></draw:path><draw:path draw:style-name="gr3" draw:text-style-name="P5" svg:width="0.1039in" svg:height="0.1079in" svg:x="0.8413in" svg:y="0.0087in" svg:viewBox="0 0 265 275" svg:d="M55 230c-15 27-31 32-47 33-5 0-8 0-8 8 0 2 1 4 4 4 11 0 22-1 33-1 14 0 27 1 39 1 3 0 8 0 8-7 0-5-4-5-6-5-10-1-19-4-19-13 0-6 3-10 6-14 10-17 20-33 30-50 31 0 64 0 96 0 1 8 6 61 6 64 0 12-20 13-28 13-5 0-8 0-8 8 0 4 4 4 5 4 15 0 32-1 48-1 9 0 33 1 43 1 3 0 8 0 8-7 0-5-4-5-10-5-23 0-23-3-24-14-8-81-17-160-24-240 0-8 0-9-7-9-6 0-8 2-11 7-45 74-89 149-134 223zM101 174c25-42 52-85 77-127 5 42 8 85 12 127-29 0-59 0-89 0z"><text:p/></draw:path><draw:path draw:style-name="gr3" draw:text-style-name="P5" svg:width="0.0732in" svg:height="0.072in" svg:x="1.0059in" svg:y="0.0425in" svg:viewBox="0 0 187 184" svg:d="M95 81c-27-26-52-51-79-77-4-4-5-4-7-4-5 0-9 3-9 8 0 2 1 3 5 7 26 26 52 51 77 78-25 25-51 50-77 75-4 5-5 6-5 8 0 5 4 8 9 8 2 0 3 0 7-5 26-25 52-50 77-75 27 26 54 52 81 78 1 1 3 2 5 2 5 0 8-3 8-8 0-1 0-2-1-3 0-1-62-61-82-80 25-25 48-48 72-71 1-2 8-8 9-10 1-1 2-2 2-4 0-5-3-8-8-8-3 0-4 1-9 6-25 25-50 50-75 75z"><text:p/></draw:path><draw:path draw:style-name="gr3" draw:text-style-name="P5" svg:width="0.1043in" svg:height="0.1079in" svg:x="1.1409in" svg:y="0.0087in" svg:viewBox="0 0 266 275" svg:d="M56 230c-15 27-31 32-47 33-5 0-9 0-9 8 0 2 2 4 5 4 11 0 22-1 33-1 14 0 27 1 39 1 3 0 8 0 8-7 0-5-4-5-7-5-9-1-18-4-18-13 0-6 3-10 6-14 10-17 20-33 30-50 32 0 65 0 96 0 0 8 6 61 6 64 0 12-20 13-28 13-5 0-8 0-8 8 0 4 4 4 5 4 16 0 32-1 47-1 10 0 35 1 44 1 3 0 8 0 8-7 0-5-4-5-10-5-23 0-23-3-24-14-8-81-16-160-24-240-1-8-1-9-8-9-5 0-8 2-10 7-45 74-89 149-134 223zM102 174c26-42 51-85 76-127 5 42 9 85 13 127-29 0-59 0-89 0z"><text:p/></draw:path><draw:path draw:style-name="gr3" draw:text-style-name="P5" svg:width="0.1008in" svg:height="0.035in" svg:x="1.3008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1.4602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p>
        </text:list-item>
        <text:list-item>
          <text:p text:style-name="P114">נוכיח כל גרירה בנפרד. </text:p>
          <text:list>
            <text:list-item>
              <text:p text:style-name="P114">ראשית, נניח <draw:g text:anchor-type="as-char" svg:y="-0.1193in" draw:z-index="200" draw:name="Shape251" draw:style-name="gr1"><svg:title>TexMaths</svg:title><svg:desc>11§display§A = \emptyset§svg§600§FALSE§</svg:desc><draw:path draw:style-name="gr2" draw:text-style-name="P4" svg:width="0.3693in" svg:height="0.1126in" svg:x="0.0031in" svg:y="0.0075in" svg:viewBox="0 0 939 287" svg:d="M0 0c313 0 626 0 939 0 0 96 0 192 0 287-313 0-626 0-939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5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, ונוכיח <draw:g text:anchor-type="as-char" svg:y="-0.1154in" draw:z-index="201" draw:name="Shape252" draw:style-name="gr1"><svg:title>TexMaths</svg:title><svg:desc>11§display§A \times A = \emptyset§svg§600§FALSE§</svg:desc><draw:path draw:style-name="gr2" draw:text-style-name="P4" svg:width="0.6693in" svg:height="0.1126in" svg:x="0.0031in" svg:y="0.0071in" svg:viewBox="0 0 1701 287" svg:d="M0 0c567 0 1134 0 1701 0 0 96 0 192 0 287-567 0-1134 0-1701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8-4-18-13 0-6 3-10 6-14 10-17 19-33 29-50 31 0 65 0 96 0 2 8 7 61 7 64 0 12-20 13-27 13-6 0-10 0-10 8 0 4 3 3 5 4 17 0 33-1 49-1 9 0 34 1 43 1 3 0 7 0 7-7 0-5-3-5-9-5-24 0-24-3-25-14-8-81-15-160-23-240-1-8-1-9-8-9-5 0-7 2-10 7-45 74-89 149-134 223zM102 174c26-42 51-85 76-127 5 42 8 85 12 127-29 0-58 0-88 0z"><text:p/></draw:path><draw:path draw:style-name="gr3" draw:text-style-name="P5" svg:width="0.0732in" svg:height="0.072in" svg:x="0.1654in" svg:y="0.0425in" svg:viewBox="0 0 187 184" svg:d="M93 81c-25-26-51-51-76-77-5-4-6-4-9-4-4 0-8 3-8 8 0 2 1 3 6 7 25 26 51 51 76 78-25 25-51 50-76 75-5 5-6 6-6 8 0 5 4 8 8 8 3 0 4 0 9-5 25-25 51-50 76-75 27 26 53 52 80 78 1 1 4 2 6 2 5 0 8-3 8-8 0-1 0-2-1-3s-63-61-81-80c23-25 47-48 70-71 2-2 8-8 10-10 0-1 2-2 2-4 0-5-3-8-8-8-3 0-5 1-8 6-26 25-52 50-78 75z"><text:p/></draw:path><draw:path draw:style-name="gr3" draw:text-style-name="P5" svg:width="0.1039in" svg:height="0.1079in" svg:x="0.3004in" svg:y="0.0087in" svg:viewBox="0 0 265 275" svg:d="M55 230c-15 27-30 32-47 33-5 0-8 0-8 8 0 2 2 4 4 4 11 0 23-1 34-1 13 0 27 1 39 1 2 0 7 0 7-7 0-5-4-5-6-5-9-1-19-4-19-13 0-6 3-10 6-14 10-17 20-33 30-50 32 0 64 0 96 0 1 8 7 61 7 64 0 12-21 13-29 13-4 0-8 0-8 8 0 4 4 4 5 4 15 0 32-1 49-1 9 0 34 1 44 1 2 0 6 0 6-7 0-5-4-5-9-5-24 0-24-3-25-14-8-81-15-160-23-240-1-8-1-9-8-9-6 0-8 2-10 7-45 74-90 149-135 223zM102 174c26-42 51-85 76-127 5 42 8 85 12 127-29 0-58 0-88 0z"><text:p/></draw:path><draw:path draw:style-name="gr3" draw:text-style-name="P5" svg:width="0.1008in" svg:height="0.035in" svg:x="0.4594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89in" svg:y="0in" svg:viewBox="0 0 156 327" svg:d="M132 8c0-5-3-8-8-8-6 0-7 4-10 12-4 16-1 2-4 18-5-2-18-8-32-8-22 0-47 11-61 41-15 32-17 66-17 101 0 24 0 94 33 123-9 30-9 31-9 32 0 5 4 8 8 8 7 0 8-4 10-12 4-15 0-2 4-18 10 6 21 8 32 8 43 0 60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נניח בשלילה ש־<draw:g text:anchor-type="as-char" svg:y="-0.1193in" draw:z-index="202" draw:name="Shape253" draw:style-name="gr1"><svg:title>TexMaths</svg:title><svg:desc>11§display§A \times A \neq \emptyset§svg§600§FALSE§</svg:desc><draw:path draw:style-name="gr2" draw:text-style-name="P4" svg:width="0.6693in" svg:height="0.1339in" svg:x="0.0031in" svg:y="0.0075in" svg:viewBox="0 0 1701 341" svg:d="M0 0c567 0 1134 0 1701 0 0 114 0 227 0 341-567 0-1134 0-1701 0 0-114 0-227 0-341z"><text:p/></draw:path><draw:path draw:style-name="gr3" draw:text-style-name="P5" svg:width="0.1039in" svg:height="0.1075in" svg:x="0.0004in" svg:y="0.0087in" svg:viewBox="0 0 265 274" svg:d="M56 230c-15 27-31 31-47 33-6 0-9 0-9 8 0 2 2 3 6 3 9 0 22-1 33-1 13 0 26 1 38 1 2 0 8 0 8-6 0-5-4-5-7-5-9-1-18-4-18-14 0-4 3-9 6-14 10-17 19-33 29-49 31 0 65 0 96 0 2 8 7 60 7 64 0 11-20 13-27 13-6 0-10 0-10 8 0 3 3 2 5 3 17 0 33-1 49-1 9 0 34 1 43 1 3 0 7 0 7-7 0-4-3-4-9-4-24 0-24-3-25-14-8-79-15-160-23-240-1-8-1-9-8-9-5 0-7 2-10 7-45 75-89 149-134 223zM102 175c26-43 51-86 76-128 5 42 8 85 12 128-29 0-58 0-88 0z"><text:p/></draw:path><draw:path draw:style-name="gr3" draw:text-style-name="P5" svg:width="0.0732in" svg:height="0.0728in" svg:x="0.1654in" svg:y="0.0429in" svg:viewBox="0 0 187 186" svg:d="M93 83c-25-26-51-52-77-77-4-5-5-6-8-6-4 0-8 4-8 8 0 3 1 4 6 7 25 27 51 52 76 79-25 25-51 50-76 77-5 4-6 5-6 8 0 4 4 7 8 7 3 0 4 0 8-5 26-26 52-51 77-76 27 26 53 53 80 79 1 0 4 2 6 2 5 0 8-3 8-7 0-3 0-3-1-5-1 0-63-60-81-80 23-25 47-48 70-71 2-2 8-8 10-10 0-1 2-2 2-5 0-4-3-8-8-8-3 0-5 2-8 7-26 25-52 50-78 76z"><text:p/></draw:path><draw:path draw:style-name="gr3" draw:text-style-name="P5" svg:width="0.1039in" svg:height="0.1075in" svg:x="0.3004in" svg:y="0.0087in" svg:viewBox="0 0 265 274" svg:d="M55 230c-15 27-30 31-47 33-5 0-8 0-8 8 0 2 2 3 4 3 11 0 23-1 34-1 13 0 27 1 39 1 2 0 7 0 7-6 0-5-4-5-6-5-9-1-19-4-19-14 0-4 3-9 6-14 10-17 20-33 30-49 32 0 65 0 96 0 2 8 7 60 7 64 0 11-21 13-29 13-4 0-8 0-8 8 0 3 4 3 5 3 15 0 32-1 49-1 9 0 34 1 44 1 2 0 6 0 6-7 0-4-4-4-9-4-24 0-24-3-25-14-8-79-15-160-23-240-1-8-1-9-8-9-6 0-7 2-10 7-45 75-90 149-135 223zM102 175c26-43 51-86 76-128 5 42 8 85 12 128-29 0-58 0-88 0z"><text:p/></draw:path><draw:path draw:style-name="gr3" draw:text-style-name="P5" svg:width="0.076in" svg:height="0.1406in" svg:x="0.472in" svg:y="0.0087in" svg:viewBox="0 0 194 358" svg:d="M190 14c4-5 4-5 4-6 0-4-3-8-8-8-6 0-7 2-9 8-58 111-115 223-174 335-3 5-3 6-3 7 0 4 3 8 8 8s6-2 8-8c59-112 116-223 174-336z"><text:p/></draw:path><draw:path draw:style-name="gr3" draw:text-style-name="P5" svg:width="0.1008in" svg:height="0.035in" svg:x="0.459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89in" svg:y="0in" svg:viewBox="0 0 156 327" svg:d="M132 8c0-5-3-8-8-8-6 0-7 4-10 12-4 16-1 2-4 18-5-2-18-8-32-8-22 0-47 11-61 41-15 31-17 66-17 102 0 25 0 93 33 123-9 29-9 30-9 32 0 4 3 7 8 7 6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, כלומר, קיים איזשהו איבר במכפלה הקרטזית של <draw:g text:anchor-type="as-char" svg:y="-0.1083in" draw:z-index="203" draw:name="Shape254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בעצמו. לפיכך, נתבונן באותו איבר, שלפי מכפלה קרטזית הוא זוג סדור שכל אחד מאיבריו נמצא ב־<draw:g text:anchor-type="as-char" svg:y="-0.1083in" draw:z-index="204" draw:name="Shape255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<text:span text:style-name="T10">סתירה</text:span> לעובדה ש־<draw:g text:anchor-type="as-char" svg:y="-0.1083in" draw:z-index="205" draw:name="Shape256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 קבוצה ריקה. </text:p>
            </text:list-item>
            <text:list-item>
              <text:p text:style-name="P115">שנית, נניח <draw:g text:anchor-type="as-char" svg:y="-0.1154in" draw:z-index="206" draw:name="Shape257" draw:style-name="gr1"><svg:title>TexMaths</svg:title><svg:desc>11§display§A \times A = \emptyset§svg§600§FALSE§</svg:desc><draw:path draw:style-name="gr2" draw:text-style-name="P4" svg:width="0.6693in" svg:height="0.1126in" svg:x="0.0031in" svg:y="0.0071in" svg:viewBox="0 0 1701 287" svg:d="M0 0c567 0 1134 0 1701 0 0 96 0 192 0 287-567 0-1134 0-1701 0 0-95 0-191 0-287z"><text:p/></draw:path><draw:path draw:style-name="gr3" draw:text-style-name="P5" svg:width="0.1039in" svg:height="0.1079in" svg:x="0.0004in" svg:y="0.0087in" svg:viewBox="0 0 265 275" svg:d="M56 230c-15 27-31 32-47 33-6 0-9 0-9 8 0 2 2 4 5 4 10 0 23-1 34-1 13 0 26 1 38 1 2 0 8 0 8-7 0-5-4-5-7-5-9-1-17-4-17-13 0-6 2-10 5-14 10-17 19-33 29-50 31 0 65 0 96 0 2 8 7 61 7 64 0 12-20 13-27 13-6 0-10 0-10 8 0 4 3 3 5 4 17 0 33-1 49-1 9 0 34 1 43 1 3 0 7 0 7-7 0-5-3-5-9-5-24 0-24-3-25-14-8-81-15-160-23-240-1-8-1-9-8-9-5 0-7 2-10 7-45 74-89 149-134 223zM102 174c26-42 51-85 76-127 5 42 8 85 12 127-29 0-58 0-88 0z"><text:p/></draw:path><draw:path draw:style-name="gr3" draw:text-style-name="P5" svg:width="0.0732in" svg:height="0.072in" svg:x="0.1654in" svg:y="0.0425in" svg:viewBox="0 0 187 184" svg:d="M94 81c-26-26-52-51-78-77-4-4-5-4-8-4-4 0-8 3-8 8 0 2 1 3 6 7 25 26 51 51 76 77-25 26-51 51-76 76-5 5-6 6-6 8 0 5 4 8 8 8 3 0 4 0 8-5 26-25 52-50 78-75 26 26 52 52 79 78 1 1 4 2 6 2 5 0 8-3 8-8 0-1 0-2-1-3s-63-61-81-81c23-24 47-47 70-70 2-2 8-8 10-10 0-1 2-2 2-4 0-5-3-8-8-8-3 0-5 1-8 6-26 25-52 50-77 75z"><text:p/></draw:path><draw:path draw:style-name="gr3" draw:text-style-name="P5" svg:width="0.1039in" svg:height="0.1079in" svg:x="0.3004in" svg:y="0.0087in" svg:viewBox="0 0 265 275" svg:d="M55 230c-15 27-30 32-47 33-5 0-8 0-8 8 0 2 2 4 4 4 11 0 23-1 34-1 13 0 27 1 39 1 2 0 7 0 7-7 0-5-4-5-6-5-9-1-19-4-19-13 0-6 3-10 6-14 10-17 20-33 30-50 31 0 64 0 96 0 1 8 7 61 7 64 0 12-21 13-29 13-4 0-8 0-8 8 0 4 4 4 5 4 15 0 32-1 48-1 10 0 35 1 44 1 3 0 7 0 7-7 0-5-4-5-9-5-24 0-24-3-25-14-8-81-15-160-23-240-1-8-1-9-8-9-6 0-8 2-10 7-45 74-90 149-135 223zM102 174c26-42 51-85 76-127 5 42 8 85 12 127-29 0-58 0-88 0z"><text:p/></draw:path><draw:path draw:style-name="gr3" draw:text-style-name="P5" svg:width="0.1008in" svg:height="0.035in" svg:x="0.4594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0.6189in" svg:y="0in" svg:viewBox="0 0 156 327" svg:d="M132 8c0-5-3-8-8-8-6 0-7 4-10 12-4 16-1 2-4 18-6-2-18-8-32-8-22 0-47 11-62 41-14 32-16 66-16 101 0 24 0 94 33 123-9 30-9 31-9 32 0 5 3 8 8 8 6 0 8-4 10-12 4-15 0-2 4-18 10 6 21 8 32 8 43 0 60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text:s/>ונוכיח <draw:g text:anchor-type="as-char" svg:y="-0.1193in" draw:z-index="207" draw:name="Shape258" draw:style-name="gr1"><svg:title>TexMaths</svg:title><svg:desc>11§display§A = \emptyset§svg§600§FALSE§</svg:desc><draw:path draw:style-name="gr2" draw:text-style-name="P4" svg:width="0.3693in" svg:height="0.1126in" svg:x="0.0031in" svg:y="0.0075in" svg:viewBox="0 0 939 287" svg:d="M0 0c313 0 626 0 939 0 0 96 0 192 0 287-313 0-626 0-939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5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מתוך המכפלה הקרטזית, לכל <draw:g text:anchor-type="as-char" svg:y="-0.1016in" draw:z-index="208" draw:name="Shape259" draw:style-name="gr1"><svg:title>TexMaths</svg:title><svg:desc>11§display§B \in A \times A§svg§600§FALSE§</svg:desc><draw:path draw:style-name="gr2" draw:text-style-name="P4" svg:width="0.7024in" svg:height="0.0984in" svg:x="0.0016in" svg:y="0.0071in" svg:viewBox="0 0 1785 251" svg:d="M893 251c-298 0-595 0-893 0 0-84 0-167 0-251 595 0 1190 0 1785 0 0 84 0 167 0 251-297 0-595 0-892 0z"><text:p/></draw:path><draw:path draw:style-name="gr3" draw:text-style-name="P5" svg:width="0.1083in" svg:height="0.1028in" svg:x="0.0004in" svg:y="0.0043in" svg:viewBox="0 0 276 262" svg:d="M45 232c-3 15-4 18-35 18-7 0-10 0-10 8 0 4 3 4 10 4 46 0 92 0 138 0 61 0 107-45 107-84 0-26-23-48-60-53 40-7 81-36 81-72 0-29-25-53-73-53-42 0-86 0-129 0-7 0-11 0-11 8 0 4 3 4 11 4 1 0 7 0 14 0 8 1 11 1 11 7 0 1 0 2-1 7-18 69-35 138-53 206zM103 122c8-32 17-64 25-96 3-13 4-14 20-14 17 0 35 0 51 0 33 0 42 22 42 40 0 33-33 70-80 70-19 0-39 0-58 0zM87 250c-6 0-7 0-9 0-4-1-5-1-5-5 0-1 0-2 2-8 9-36 17-72 26-107 24 0 50 0 74 0 36 0 44 28 44 44 0 38-34 76-80 76-18 0-35 0-52 0z"><text:p/></draw:path><draw:path draw:style-name="gr3" draw:text-style-name="P5" svg:width="0.076in" svg:height="0.087in" svg:x="0.172in" svg:y="0.0268in" svg:viewBox="0 0 194 222" svg:d="M179 119c7 0 15 0 15-8s-8-8-15-8c-55 0-109 0-164 0 6-51 50-88 105-88 20 0 39 0 59 0 7 0 15 0 15-7 0-8-8-8-15-8-20 0-40 0-60 0-66 0-119 50-119 111s53 111 119 111c20 0 40 0 60 0 7 0 15 0 15-7 0-8-8-8-15-8-20 0-39 0-59 0-55 0-99-37-105-88 55 0 109 0 164 0z"><text:p/></draw:path><draw:path draw:style-name="gr3" draw:text-style-name="P5" svg:width="0.1039in" svg:height="0.1079in" svg:x="0.3083in" svg:y="0in" svg:viewBox="0 0 265 275" svg:d="M56 231c-16 25-31 31-48 32-5 0-8 0-8 8 0 2 2 4 5 4 10 0 22-1 33-1 13 0 27 1 39 1 2 0 8 0 8-8 0-4-5-4-7-4-9-1-19-4-19-13 0-5 4-9 6-14 10-17 20-33 30-50 31 0 64 0 96 0 1 8 7 61 7 64 0 12-20 13-28 13-5 0-9 0-9 8 0 4 4 4 5 4 15 0 33-1 48-1 10 0 35 1 44 1 3 0 7 0 7-8 0-4-4-4-9-4-24 0-24-2-25-14-8-79-15-160-23-239-1-8-1-10-8-10-6 0-8 3-10 7-45 74-89 149-134 224zM102 174c26-42 51-84 76-126 5 42 8 84 12 126-29 0-58 0-88 0z"><text:p/></draw:path><draw:path draw:style-name="gr3" draw:text-style-name="P5" svg:width="0.0732in" svg:height="0.0724in" svg:x="0.4728in" svg:y="0.0335in" svg:viewBox="0 0 187 185" svg:d="M93 83c-25-27-51-52-77-77-5-5-5-6-8-6-5 0-8 3-8 8 0 2 1 3 4 7 27 26 52 51 78 77-26 26-51 52-78 78-3 4-4 4-4 7 0 5 3 8 8 8 3 0 3-1 8-6 26-25 52-50 77-76 27 27 53 53 80 80 1 0 3 2 5 2 6 0 9-3 9-8 0-1 0-2-2-4 0-1-62-61-81-81 24-24 48-47 71-70 2-2 8-7 10-10 1-1 2-2 2-4 0-5-3-8-9-8-2 0-4 1-9 6-25 25-50 50-76 77z"><text:p/></draw:path><draw:path draw:style-name="gr3" draw:text-style-name="P5" svg:width="0.1039in" svg:height="0.1079in" svg:x="0.6079in" svg:y="0in" svg:viewBox="0 0 265 275" svg:d="M55 231c-15 25-30 31-47 32-5 0-8 0-8 8 0 2 2 4 4 4 11 0 23-1 34-1 13 0 26 1 39 1 2 0 7 0 7-8 0-4-4-4-6-4-9-1-19-4-19-13 0-5 3-9 6-14 10-17 20-33 30-50 31 0 64 0 96 0 1 8 7 61 7 64 0 12-21 13-29 13-5 0-8 0-8 8 0 4 4 4 5 4 15 0 32-1 48-1 10 0 35 1 43 1 4 0 8 0 8-8 0-4-4-4-9-4-24 0-24-2-25-14-8-79-17-160-24-239 0-8 0-10-7-10-6 0-8 3-10 7-45 74-90 149-135 224zM102 174c26-42 51-84 76-126 5 42 8 84 12 126-29 0-58 0-88 0z"><text:p/></draw:path></draw:g>, ניתן לדעת אשר <draw:g text:anchor-type="as-char" svg:y="-0.1134in" draw:z-index="209" draw:name="Shape260" draw:style-name="gr1"><svg:title>TexMaths</svg:title><svg:desc>11§display§\exists a \in A. \exists b \in A. B = \la a, b \ra§svg§600§FALSE§</svg:desc><draw:path draw:style-name="gr2" draw:text-style-name="P4" svg:width="1.6244in" svg:height="0.1358in" svg:x="0.0004in" svg:y="0.0071in" svg:viewBox="0 0 4127 346" svg:d="M2064 346c-689 0-1376 0-2064 0 0-116 0-230 0-346 1375 0 2752 0 4127 0 0 116 0 230 0 346-688 0-1375 0-2063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693in" svg:height="0.0685in" svg:x="0.0831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5-37 24 0 29 32 29 34s0 4-1 7c-6 24-12 49-18 74z"><text:p/></draw:path><draw:path draw:style-name="gr3" draw:text-style-name="P5" svg:width="0.076in" svg:height="0.087in" svg:x="0.2126in" svg:y="0.0307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5" svg:width="0.1039in" svg:height="0.1079in" svg:x="0.3492in" svg:y="0.0043in" svg:viewBox="0 0 265 275" svg:d="M55 231c-15 26-30 31-47 32-5 1-8 1-8 8 0 2 2 4 4 4 11 0 24-1 35-1 12 0 26 1 38 1 2 0 7 0 7-7 0-4-4-5-6-5-9 0-19-3-19-13 0-4 3-9 6-14 10-17 20-32 30-49 32 0 65 0 96 0 2 9 7 60 7 64 0 11-21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5" svg:width="0.0161in" svg:height="0.0157in" svg:x="0.4709in" svg:y="0.0972in" svg:viewBox="0 0 42 41" svg:d="M42 21c0-12-10-21-21-21s-21 9-21 21c0 11 10 20 21 20s21-9 21-20z"><text:p/></draw:path><draw:path draw:style-name="gr3" draw:text-style-name="P5" svg:width="0.0673in" svg:height="0.1043in" svg:x="0.5087in" svg:y="0.0071in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5" svg:width="0.0559in" svg:height="0.1063in" svg:x="0.5917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5" svg:width="0.076in" svg:height="0.087in" svg:x="0.7047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1039in" svg:height="0.1079in" svg:x="0.8409in" svg:y="0.0043in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5-13-8-79-15-160-23-240-1-8-1-10-8-10-5 0-7 3-10 7-45 74-89 149-134 224zM102 175c26-43 51-85 76-127 5 42 9 84 13 127-29 0-59 0-89 0z"><text:p/></draw:path><draw:path draw:style-name="gr3" draw:text-style-name="P5" svg:width="0.0157in" svg:height="0.0157in" svg:x="0.963in" svg:y="0.0972in" svg:viewBox="0 0 41 41" svg:d="M41 21c0-12-10-21-21-21-12 0-20 9-20 21 0 11 8 20 20 20 11 0 21-9 21-20z"><text:p/></draw:path><draw:path draw:style-name="gr3" draw:text-style-name="P5" svg:width="0.1083in" svg:height="0.1028in" svg:x="0.9984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5" svg:width="0.1004in" svg:height="0.0354in" svg:x="1.166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339in" svg:height="0.1512in" svg:x="1.3346in" svg:y="0in" svg:viewBox="0 0 87 385" svg:d="M85 15c2-4 2-5 2-7 0-5-3-8-8-8-3 0-6 2-9 9-23 59-45 118-68 177 0 2-2 4-2 8 0 1 0 1 2 5 23 59 45 118 68 176 2 5 4 10 9 10s8-3 8-7c0-1 0-3-2-7-23-59-45-119-68-177 23-60 45-119 68-179z"><text:p/></draw:path><draw:path draw:style-name="gr3" draw:text-style-name="P5" svg:width="0.0693in" svg:height="0.0685in" svg:x="1.3831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5-37 24 0 29 32 29 34s0 4-1 7c-6 24-12 49-18 74z"><text:p/></draw:path><draw:path draw:style-name="gr3" draw:text-style-name="P5" svg:width="0.0173in" svg:height="0.0453in" svg:x="1.4705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5" svg:width="0.0555in" svg:height="0.1063in" svg:x="1.5327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5" svg:width="0.0339in" svg:height="0.1512in" svg:x="1.5988in" svg:y="0in" svg:viewBox="0 0 87 385" svg:d="M85 199c2-4 2-4 2-5 0-2 0-2-2-7-22-59-45-119-67-178-4-7-7-9-10-9-5 0-8 3-8 8 0 1 0 2 2 6 23 60 45 119 68 180-23 58-45 118-68 176-2 4-2 5-2 8 0 4 4 7 8 7 5 0 6-4 9-7 23-60 45-119 68-179z"><text:p/></draw:path></draw:g>, ומשום שאיבר כזה <text:span text:style-name="T47">(</text:span><text:span text:style-name="T47"><draw:g text:anchor-type="as-char" svg:y="-0.1193in" draw:z-index="382" draw:name="Shape264" draw:style-name="gr1"><svg:title>TexMaths</svg:title><svg:desc>11§display§a \in \emptyset§svg§600§FALSE§</svg:desc><draw:path draw:style-name="gr2" draw:text-style-name="P4" svg:width="0.3185in" svg:height="0.1126in" svg:x="0.0024in" svg:y="0.0075in" svg:viewBox="0 0 810 287" svg:d="M0 0c270 0 540 0 810 0 0 96 0 192 0 287-270 0-540 0-810 0 0-95 0-191 0-287z"><text:p/></draw:path><draw:path draw:style-name="gr3" draw:text-style-name="P5" svg:width="0.0693in" svg:height="0.0681in" svg:x="0.0004in" svg:y="0.05in" svg:viewBox="0 0 177 174" svg:d="M129 24c-7-14-19-24-35-24-46 0-94 56-94 112 0 37 21 62 52 62 7 0 26-2 49-29 4 17 17 29 35 29 15 0 24-10 29-21 7-13 8-25 12-37 0-5-3-5-4-5-5 0-5 1-6 7-6 25-14 47-29 47-11 0-13-9-13-16 0-9 2-12 6-29 4-16 5-21 9-35 4-19 9-37 13-54 3-11 3-11 3-13 0-7-4-10-11-10-10 0-15 7-16 16zM103 124c-2 7-2 8-7 15-17 21-33 26-44 26-19 0-24-20-24-35 0-20 12-67 20-85 13-23 30-37 46-37 25 0 30 32 30 34s-1 4-1 6c-6 26-13 51-20 76z"><text:p/></draw:path><draw:path draw:style-name="gr3" draw:text-style-name="P5" svg:width="0.076in" svg:height="0.0878in" svg:x="0.1295in" svg:y="0.035in" svg:viewBox="0 0 194 224" svg:d="M179 120c7 0 15 0 15-8 0-7-8-7-15-7-55 0-109 0-164 0 6-52 50-90 105-90 20 0 40 0 59 0 7 0 15 0 15-7 0-8-8-8-15-8-21 0-40 0-60 0-66 0-119 51-119 112s53 112 119 112c20 0 39 0 60 0 7 0 15 0 15-8s-8-8-15-8c-19 0-39 0-59 0-55 0-99-37-105-88 55 0 109 0 164 0z"><text:p/></draw:path><draw:path draw:style-name="gr3" draw:text-style-name="P5" svg:width="0.061in" svg:height="0.1283in" svg:x="0.2673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47">) </text:span>לא קיים <draw:g text:anchor-type="as-char" svg:y="-0.1193in" draw:z-index="210" draw:name="Shape261" draw:style-name="gr1"><svg:title>TexMaths</svg:title><svg:desc>11§display§A = \emptyset§svg§600§FALSE§</svg:desc><draw:path draw:style-name="gr2" draw:text-style-name="P4" svg:width="0.3693in" svg:height="0.1126in" svg:x="0.0031in" svg:y="0.0075in" svg:viewBox="0 0 939 287" svg:d="M0 0c313 0 626 0 939 0 0 96 0 192 0 287-313 0-626 0-939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5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</text:p>
            </text:list-item>
          </text:list>
        </text:list-item>
        <text:list-item>
          <text:p text:style-name="P114"><text:span text:style-name="T8">מש"ל</text:span> <draw:g text:anchor-type="as-char" svg:y="-0.1043in" draw:z-index="211" draw:name="Shape262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<text:soft-page-break/>סעיף (ג)</text:h>
      <text:list text:style-name="L19">
        <text:list-item>
          <text:p text:style-name="P116">נביא דוגמא ניגדית לטענה:</text:p>
          <text:p text:style-name="P117"><draw:g text:anchor-type="as-char" svg:y="-0.1134in" draw:z-index="212" draw:name="Shape263" draw:style-name="gr1"><svg:title>TexMaths</svg:title><svg:desc>11§display§A \times (B \cup C) = A \cup (B \times C)§svg§600§FALSE§</svg:desc><draw:path draw:style-name="gr2" draw:text-style-name="P4" svg:width="1.8319in" svg:height="0.1358in" svg:x="0.0028in" svg:y="0.0071in" svg:viewBox="0 0 4654 346" svg:d="M2328 346c-777 0-1553 0-2328 0 0-116 0-230 0-346 1551 0 3103 0 4654 0 0 116 0 230 0 346-776 0-1551 0-2326 0z"><text:p/></draw:path><draw:path draw:style-name="gr3" draw:text-style-name="P5" svg:width="0.1039in" svg:height="0.1079in" svg:x="0.0004in" svg:y="0.0043in" svg:viewBox="0 0 265 275" svg:d="M55 231c-15 26-31 31-47 32-5 1-8 1-8 8 0 2 1 4 4 4 11 0 22-1 33-1 14 0 27 1 39 1 3 0 8 0 8-7 0-4-4-5-6-5-10 0-19-3-19-13 0-4 3-9 6-14 10-17 20-32 30-49 31 0 64 0 96 0 1 9 6 60 6 64 0 11-20 12-28 12-5 0-8 0-8 8 0 4 4 4 5 4 15 0 32-1 48-1 9 0 33 1 43 1 3 0 8 0 8-7 0-5-4-5-10-5-23 0-23-2-24-13-8-79-17-160-24-240 0-8 0-10-7-10-6 0-8 3-11 7-45 74-89 149-134 224zM101 175c25-43 52-85 77-127 5 42 8 84 12 127-29 0-59 0-89 0z"><text:p/></draw:path><draw:path draw:style-name="gr3" draw:text-style-name="P5" svg:width="0.0732in" svg:height="0.0728in" svg:x="0.165in" svg:y="0.0394in" svg:viewBox="0 0 187 186" svg:d="M95 83c-27-26-52-52-79-77-4-5-5-6-7-6-5 0-9 3-9 8 0 2 1 3 5 7 26 26 52 52 77 77-25 26-51 52-77 79-4 4-5 5-5 7 0 5 4 8 9 8 2 0 3-1 7-5 26-27 52-52 77-78 27 27 54 53 81 81 1 0 3 2 5 2 5 0 8-3 8-8 0-1 0-2-1-4 0-1-62-62-82-82 25-23 48-47 72-70 1-2 8-7 9-9 1-1 2-3 2-5 0-5-3-8-8-8-3 0-4 1-9 6-25 25-50 51-75 77z"><text:p/></draw:path><draw:path draw:style-name="gr3" draw:text-style-name="P5" svg:width="0.035in" svg:height="0.1512in" svg:x="0.3102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5" svg:width="0.1079in" svg:height="0.1028in" svg:x="0.3606in" svg:y="0.0098in" svg:viewBox="0 0 275 262" svg:d="M45 232c-3 15-4 18-35 18-7 0-10 0-10 8 0 4 3 4 10 4 46 0 92 0 138 0 61 0 107-45 107-83 0-27-23-49-60-53 40-8 80-37 80-73 0-29-25-53-72-53-42 0-86 0-129 0-8 0-11 0-11 8 0 4 3 4 11 4 4 0 7 0 14 0 7 1 11 1 11 7 0 1-1 2-2 7-18 69-34 138-52 206zM103 122c8-32 17-64 25-96 3-13 4-14 20-14 17 0 33 0 50 0 34 0 43 22 43 40 0 34-34 70-82 70-18 0-37 0-56 0zM86 250c-6 0-6 0-8 0-4 0-5-1-5-4 0-2 0-2 2-9 9-36 17-71 26-106 24 0 49 0 73 0 37 0 45 28 45 45 0 36-34 74-80 74-18 0-36 0-53 0z"><text:p/></draw:path><draw:path draw:style-name="gr3" draw:text-style-name="P5" svg:width="0.0846in" svg:height="0.0937in" svg:x="0.5193in" svg:y="0.0217in" svg:viewBox="0 0 216 239" svg:d="M216 14c0-6 0-14-8-14s-8 8-8 14c0 47 0 93 0 140 0 57-64 70-92 70-18 0-42-4-62-16-31-19-31-44-31-54 0-47 0-93 0-140 0-6 0-14-7-14-8 0-8 8-8 14 0 48 0 94 0 141 0 59 59 84 108 84 50 0 108-28 108-83 0-47 0-94 0-142z"><text:p/></draw:path><draw:path draw:style-name="gr3" draw:text-style-name="P5" svg:width="0.1075in" svg:height="0.1098in" svg:x="0.6539in" svg:y="0.0067in" svg:viewBox="0 0 274 280" svg:d="M274 3c0-1 0-3-3-3-2 0-3 0-7 4-9 10-18 20-26 30-4-5-22-34-65-34-86 0-173 85-173 175 0 63 45 105 104 105 35 0 63-16 84-33 36-32 43-66 43-68 0-4-3-3-4-4-4 0-5 1-6 4-3 11-12 38-40 60-26 22-50 29-70 29-35 0-76-20-76-80 0-22 8-85 46-130 25-27 61-46 95-46 40 0 63 30 63 75 0 15-1 14-1 19 0 3 4 4 5 4 6 0 6-1 7-8 7-33 16-66 24-99z"><text:p/></draw:path><draw:path draw:style-name="gr3" draw:text-style-name="P5" svg:width="0.0346in" svg:height="0.1512in" svg:x="0.774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0.87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39in" svg:height="0.1079in" svg:x="1.0327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5" svg:width="0.0839in" svg:height="0.0937in" svg:x="1.1839in" svg:y="0.0217in" svg:viewBox="0 0 214 239" svg:d="M214 14c0-6 0-14-7-14-8 0-8 8-8 14 0 47 0 93 0 140 0 57-63 70-92 70-17 0-42-4-62-16-30-19-30-44-30-54 0-47 0-93 0-140 0-6 0-14-7-14-8 0-8 8-8 14 0 48 0 94 0 141 0 59 58 84 107 84 50 0 107-28 107-83 0-47 0-94 0-142z"><text:p/></draw:path><draw:path draw:style-name="gr3" draw:text-style-name="P5" svg:width="0.0346in" svg:height="0.1512in" svg:x="1.32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1083in" svg:height="0.1028in" svg:x="1.3764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5" svg:width="0.0732in" svg:height="0.0728in" svg:x="1.5492in" svg:y="0.0394in" svg:viewBox="0 0 187 186" svg:d="M93 83c-25-26-51-52-77-77-4-5-5-6-8-6-4 0-8 3-8 8 0 2 1 3 5 7 26 26 52 52 77 77-25 26-51 52-77 79-4 4-5 5-5 7 0 5 4 8 8 8 3 0 4-1 8-5 26-27 52-52 77-78 27 27 54 53 81 81 2 0 3 2 5 2 5 0 8-3 8-8 0-1 0-2-1-4 0-1-62-62-82-82 24-23 48-47 71-70 2-2 8-7 10-9 1-1 2-3 2-5 0-5-3-8-8-8-3 0-4 1-9 6-25 25-51 51-77 77z"><text:p/></draw:path><draw:path draw:style-name="gr3" draw:text-style-name="P5" svg:width="0.1075in" svg:height="0.1098in" svg:x="1.6866in" svg:y="0.0067in" svg:viewBox="0 0 274 280" svg:d="M274 3c0-1-1-3-5-3-1 0-1 0-5 4-9 10-19 20-28 30-3-5-20-34-63-34-86 0-173 85-173 175 0 63 45 105 104 105 33 0 63-16 84-33 35-32 42-66 42-68 0-4-3-4-5-4s-4 1-4 4c-4 11-13 38-40 60-26 22-50 29-71 29-34 0-75-20-75-80 0-22 8-85 46-130 23-27 60-46 95-46 40 0 62 30 62 75 0 15-2 14-2 19 0 3 5 4 7 4 4 0 4-1 7-8 7-33 16-66 24-99z"><text:p/></draw:path><draw:path draw:style-name="gr3" draw:text-style-name="P5" svg:width="0.035in" svg:height="0.1512in" svg:x="1.8071in" svg:y="0in" svg:viewBox="0 0 90 385" svg:d="M90 193c0-30-4-76-25-120-23-48-57-73-61-73-2 0-4 2-4 4s0 2 8 9c37 38 59 99 59 180 0 65-14 133-62 181-5 6-5 6-5 7 0 2 2 4 4 4 4 0 39-26 62-76 20-41 24-84 24-116z"><text:p/></draw:path></draw:g></text:p>
        </text:list-item>
        <text:list-item>
          <text:p text:style-name="P116">נניח אותה בשלילה, ונציב:</text:p>
          <text:p text:style-name="P117"><draw:g text:anchor-type="as-char" svg:y="-0.4181in" draw:z-index="214" draw:name="Shape264" draw:style-name="gr1"><svg:title>TexMaths</svg:title><svg:desc>11§latex§ \begin{align*}
    A = \{1\}, B &amp;= \{2\}, C = \{3\} \\
    A \times (B \cup C) &amp;= A \cup (B \times C) \\
    A \times \{2, 3\} &amp;= A \cup \{ \la 2, 3 \ra \} \\
    \{ \la 1, \{2, 3\} \ra \} &amp;= \{1, \{ \la 2, 3 \ra \} \} \\
\end{align}§svg§600§FALSE§</svg:desc><draw:path draw:style-name="gr2" draw:text-style-name="P4" svg:width="1.8528in" svg:height="0.8209in" svg:x="0.0028in" svg:y="0.0154in" svg:viewBox="0 0 4707 2086" svg:d="M2354 2086c-785 0-1570 0-2354 0 0-696 0-1390 0-2086 1569 0 3139 0 4707 0 0 696 0 1390 0 2086-784 0-1568 0-2353 0z"><text:p/></draw:path><draw:path draw:style-name="gr3" draw:text-style-name="P5" svg:width="0.1039in" svg:height="0.1087in" svg:x="0.0945in" svg:y="0.0059in" svg:viewBox="0 0 265 277" svg:d="M56 232c-15 27-31 32-47 33-6 0-9 0-9 8 0 2 2 4 6 4 9 0 22-1 33-1 13 0 26 1 38 1 2 0 8 0 8-7 0-5-4-5-7-5-9-1-17-4-17-14 0-4 2-9 5-14 10-17 19-33 29-50 33 0 65 0 98 0 0 9 5 62 5 65 0 12-20 13-27 13-6 0-10 0-10 8 0 4 3 3 5 4 17 0 33-1 49-1 9 0 34 1 44 1 2 0 6 0 6-7 0-5-3-5-9-5-24 0-24-3-25-14-8-80-15-161-23-241-1-8-1-10-8-10-5 0-7 3-10 7-45 74-89 150-134 225zM102 176c26-43 51-85 76-128 5 43 9 85 13 128-29 0-59 0-89 0z"><text:p/></draw:path><draw:path draw:style-name="gr3" draw:text-style-name="P5" svg:width="0.1008in" svg:height="0.035in" svg:x="0.2543in" svg:y="0.0591in" svg:viewBox="0 0 257 90" svg:d="M244 15c6 0 13 0 13-7 0-8-7-8-13-8-77 0-155 0-232 0-5 0-12 0-12 8 0 7 7 7 13 7 77 0 154 0 231 0zM244 90c6 0 13 0 13-7 0-8-7-8-13-8-77 0-154 0-231 0-6 0-13 0-13 8 0 7 7 7 12 7 77 0 155 0 232 0z"><text:p/></draw:path><draw:path draw:style-name="gr3" draw:text-style-name="P5" svg:width="0.0539in" svg:height="0.1516in" svg:x="0.4169in" svg:y="0.0004in" svg:viewBox="0 0 138 386" svg:d="M83 52c0-16 9-41 51-43 2 0 4-2 4-5 0-4-4-4-8-4-39 0-74 20-74 48 0 30 0 59 0 88 0 16 0 28-15 41-13 11-29 12-37 12-2 0-4 2-4 5s2 3 7 4c25 1 44 16 48 34 1 5 1 6 1 19 0 25 0 52 0 77 0 15 0 29 19 43 15 12 41 15 55 15 4 0 8 0 8-3 0-4-3-4-6-4-25-3-44-15-48-35-1-3-1-4-1-17 0-28 0-54 0-82 0-17-5-24-17-36-9-9-19-12-30-15 32-9 47-27 47-50 0-31 0-61 0-92z"><text:p/></draw:path><draw:path draw:style-name="gr3" draw:text-style-name="P5" svg:width="0.05in" svg:height="0.1012in" svg:x="0.4961in" svg:y="0.0134in" svg:viewBox="0 0 128 258" svg:d="M79 10c0-10 0-10-9-10-24 24-58 24-70 24 0 5 0 8 0 12 8 0 31 0 51-10 0 68 0 134 0 201 0 14-1 18-37 18-4 0-7 0-12 0 0 5 0 8 0 13 13-2 48-2 63-2s49 0 63 2c0-5 0-8 0-13-5 0-8 0-12 0-36 0-37-4-37-18 0-73 0-144 0-217z"><text:p/></draw:path><draw:path draw:style-name="gr3" draw:text-style-name="P5" svg:width="0.0539in" svg:height="0.1516in" svg:x="0.5697in" svg:y="0.0004in" svg:viewBox="0 0 138 386" svg:d="M55 336c0 15-10 39-52 43-2 0-3 1-3 4s4 3 8 3c37 0 73-18 73-47 0-30 0-59 0-89 0-14 0-27 16-40 13-11 28-12 36-12 2-1 5-2 5-4 0-5-4-5-7-5-25-1-44-15-48-34-2-4-2-5-2-20 0-25 0-50 0-76 0-16 0-28-18-42-16-13-42-17-55-17-4 0-8 0-8 4 0 5 2 5 6 5 25 1 44 14 48 33 1 4 1 4 1 19 0 27 0 53 0 81 0 18 3 24 15 36 9 8 20 12 31 16-32 9-46 26-46 48 0 31 0 63 0 94z"><text:p/></draw:path><draw:path draw:style-name="gr3" draw:text-style-name="P5" svg:width="0.0177in" svg:height="0.0453in" svg:x="0.6476in" svg:y="0.098in" svg:viewBox="0 0 46 116" svg:d="M46 41c0-26-10-41-25-41-13 0-21 10-21 21 0 10 8 21 21 21 4 0 10-2 13-6 1-1 1-1 2-1 0 2 1 0 1 6 0 28-13 51-26 65-4 4-4 4-4 6s2 4 4 4c3 0 35-30 35-75z"><text:p/></draw:path><draw:path draw:style-name="gr3" draw:text-style-name="P5" svg:width="0.1083in" svg:height="0.1035in" svg:x="0.7087in" svg:y="0.0098in" svg:viewBox="0 0 276 264" svg:d="M46 233c-4 16-5 19-35 19-7 0-11 0-11 8 0 4 3 4 11 4 46 0 91 0 138 0 61 0 106-46 106-84 0-28-22-50-59-55 39-6 80-35 80-72 0-29-25-53-71-53-43 0-87 0-130 0-8 0-12 0-12 8 0 4 4 4 11 4 1 0 9 0 15 0 7 1 10 1 10 7 0 1 0 2-1 7-18 70-34 138-52 207zM105 122c7-32 15-64 23-96 4-13 4-14 21-14 16 0 34 0 50 0 34 0 42 22 42 40 0 34-33 70-80 70-19 0-38 0-56 0zM87 252c-6 0-7 0-9-1-3 0-4 0-4-3 0-1 0-3 1-9 9-36 19-72 27-108 25 0 49 0 73 0 37 0 44 29 44 45 0 39-34 76-79 76-18 0-35 0-53 0z"><text:p/></draw:path><draw:path draw:style-name="gr3" draw:text-style-name="P5" svg:width="0.1008in" svg:height="0.035in" svg:x="0.8764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9in" svg:height="0.1516in" svg:x="1.0386in" svg:y="0.0004in" svg:viewBox="0 0 138 386" svg:d="M83 52c0-16 9-41 51-43 2 0 4-2 4-5 0-4-4-4-7-4-40 0-75 20-75 48 0 30 0 59 0 88 0 16 0 28-15 41-13 11-29 12-37 12-2 0-4 2-4 5s3 3 7 4c25 1 44 16 48 34 1 5 1 6 1 19 0 25 0 52 0 77 0 15 0 29 19 43 15 12 41 15 56 15 3 0 7 0 7-3 0-4-3-4-6-4-25-3-44-15-48-35-1-3-1-4-1-17 0-28 0-54 0-82 0-17-4-24-16-36-9-9-20-12-31-15 32-9 47-27 47-50 0-31 0-61 0-92z"><text:p/></draw:path><draw:path draw:style-name="gr3" draw:text-style-name="P5" svg:width="0.0606in" svg:height="0.1012in" svg:x="1.1114in" svg:y="0.0134in" svg:viewBox="0 0 155 258" svg:d="M30 228c14-13 27-28 42-41 60-53 83-74 83-112 0-44-35-75-82-75-44 0-73 35-73 69 0 22 20 22 21 22 7 0 20-4 20-21 0-9-7-19-20-19-3 0-4 0-6 0 9-25 30-39 53-39 35 0 52 31 52 63 0 31-20 61-41 85-25 27-49 56-75 83-4 4-4 5-4 15 48 0 96 0 144 0 3-22 8-46 11-68-3 0-6 0-10 0-2 11-4 28-9 35-2 3-28 3-36 3-23 0-47 0-70 0z"><text:p/></draw:path><draw:path draw:style-name="gr3" draw:text-style-name="P5" svg:width="0.0539in" svg:height="0.1516in" svg:x="1.1909in" svg:y="0.0004in" svg:viewBox="0 0 138 386" svg:d="M55 336c0 15-10 39-52 43-2 0-3 1-3 4s4 3 8 3c37 0 73-18 73-47 0-30 0-59 0-89 0-14 0-27 16-40 13-11 28-12 36-12 2-1 5-2 5-4 0-5-4-5-7-5-25-1-44-15-48-34-2-4-2-5-2-20 0-25 0-50 0-76 0-16 0-28-18-42-16-13-42-17-55-17-4 0-8 0-8 4 0 5 2 5 6 5 25 1 44 14 48 33 1 4 1 4 1 19 0 27 0 53 0 81 0 18 3 24 17 36 7 8 18 12 29 16-32 9-46 26-46 48 0 31 0 63 0 94z"><text:p/></draw:path><draw:path draw:style-name="gr3" draw:text-style-name="P5" svg:width="0.0177in" svg:height="0.0453in" svg:x="1.2689in" svg:y="0.098in" svg:viewBox="0 0 46 116" svg:d="M46 41c0-26-10-41-25-41-12 0-21 10-21 21 0 10 9 21 21 21 4 0 10-2 13-6 1-1 1-1 2-1s1 0 1 6c0 28-13 51-26 65-4 4-4 4-4 6s2 4 4 4c3 0 35-30 35-75z"><text:p/></draw:path><draw:path draw:style-name="gr3" draw:text-style-name="P5" svg:width="0.1079in" svg:height="0.1102in" svg:x="1.3315in" svg:y="0.0071in" svg:viewBox="0 0 275 281" svg:d="M275 4c0-2-1-4-4-4-1 0-3 0-7 4-9 10-18 20-26 30-4-5-22-34-65-34-86 0-173 86-173 175 0 64 45 106 105 106 34 0 63-16 83-33 36-32 43-68 43-69 0-3-3-2-4-3-4 0-5 1-6 3-3 12-12 39-38 62-28 21-52 28-72 28-35 0-76-20-76-81 0-22 8-85 48-130 23-27 59-46 93-46 40 0 63 30 63 75 0 15-1 15-1 20 0 3 4 3 5 3 6 0 6-1 7-8 9-33 16-65 25-98z"><text:p/></draw:path><draw:path draw:style-name="gr3" draw:text-style-name="P5" svg:width="0.1008in" svg:height="0.035in" svg:x="1.494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16in" svg:x="1.6575in" svg:y="0.0004in" svg:viewBox="0 0 136 386" svg:d="M81 52c0-16 10-41 52-43 2 0 3-2 3-5 0-4-2-4-6-4-39 0-74 20-75 48 0 30 0 59 0 88 0 16 0 28-15 41-14 11-29 12-37 12-2 0-3 2-3 5s2 3 6 4c25 1 44 16 48 34 1 5 1 6 1 19 0 25 0 52 0 77 0 15 0 29 19 43 15 12 40 15 56 15 4 0 6 0 6-3 0-4-2-4-5-4-24-3-44-15-48-35-2-3-2-4-2-17 0-28 0-54 0-82 0-17-3-24-15-36-9-9-20-12-31-15 32-9 46-27 46-50 0-31 0-61 0-92z"><text:p/></draw:path><draw:path draw:style-name="gr3" draw:text-style-name="P5" svg:width="0.063in" svg:height="0.1039in" svg:x="1.7291in" svg:y="0.0134in" svg:viewBox="0 0 161 265" svg:d="M96 121c32-10 54-37 54-68 0-32-34-53-72-53s-68 23-68 52c0 13 9 21 20 21 12 0 20-9 20-20 0-20-18-20-25-20 12-19 38-24 52-24 15 0 37 9 37 44 0 4-1 26-11 44-12 19-25 20-34 20-3 0-13 1-15 1-3 1-6 1-6 4 0 5 3 5 9 5s12 0 18 0c31 0 45 26 45 64 0 52-26 64-43 64-16 0-46-6-59-29 13 2 25-7 25-21 0-15-10-22-22-22-9 0-21 5-21 22 0 35 35 60 78 60 47 0 83-35 83-74 0-31-26-62-65-70z"><text:p/></draw:path><draw:path draw:style-name="gr3" draw:text-style-name="P5" svg:width="0.0539in" svg:height="0.1516in" svg:x="1.8094in" svg:y="0.0004in" svg:viewBox="0 0 138 386" svg:d="M56 336c0 15-11 39-53 43-2 0-3 1-3 4s4 3 8 3c37 0 73-18 73-47 0-30 0-59 0-89 0-14 0-27 16-40 14-11 28-12 37-12 1-1 4-2 4-4 0-5-3-5-7-5-25-1-44-15-48-34-2-4-2-5-2-20 0-25 0-50 0-76 0-16 0-28-18-42-16-13-42-17-55-17-4 0-8 0-8 4 0 5 2 5 7 5 24 1 43 14 48 33 1 4 1 4 1 19 0 27 0 53 0 81 0 18 2 24 16 36 7 8 18 12 29 16-32 9-45 26-45 48 0 31 0 63 0 94z"><text:p/></draw:path><draw:path draw:style-name="gr3" draw:text-style-name="P5" svg:width="0.1039in" svg:height="0.1083in" svg:x="0.0004in" svg:y="0.2335in" svg:viewBox="0 0 265 276" svg:d="M55 232c-15 27-31 31-47 33-5 0-8 0-8 8 0 2 1 3 4 3 11 0 22-1 33-1 14 0 27 1 39 1 3 0 8 0 8-6 0-5-4-5-6-5-10-1-19-4-19-14 0-4 3-9 6-14 10-17 20-33 30-50 32 0 65 0 96 0 2 9 6 61 6 65 0 11-20 13-28 13-5 0-8 0-8 8 0 3 4 3 5 3 16 0 32-1 49-1 8 0 33 1 42 1 3 0 8 0 8-7 0-4-4-4-9-4-24 0-24-3-25-14-8-80-16-162-24-242 0-8 0-9-7-9-6 0-7 2-11 7-45 74-89 150-134 225zM101 175c26-43 52-85 77-128 5 43 8 85 12 128-29 0-59 0-89 0z"><text:p/></draw:path><draw:path draw:style-name="gr3" draw:text-style-name="P5" svg:width="0.0728in" svg:height="0.0728in" svg:x="0.1654in" svg:y="0.2685in" svg:viewBox="0 0 186 186" svg:d="M94 83c-27-26-52-52-79-77-4-5-5-6-7-6-5 0-8 3-8 8 0 2 0 3 4 7 26 27 52 52 77 79-25 25-51 51-77 77-4 4-4 5-4 7 0 5 3 8 8 8 2 0 3 0 7-6 26-25 52-51 77-77 27 27 54 54 81 81 1 0 3 2 5 2 5 0 8-3 8-8 0-1 0-2-1-4-28-27-62-61-82-80 25-25 48-48 72-72 1-2 8-7 10-9 0-1 1-3 1-5 0-5-3-8-8-8-3 0-4 1-9 6-25 25-50 51-75 77z"><text:p/></draw:path><draw:path draw:style-name="gr3" draw:text-style-name="P5" svg:width="0.035in" svg:height="0.1516in" svg:x="0.3102in" svg:y="0.2287in" svg:viewBox="0 0 90 386" svg:d="M90 383c0-1 0-2-6-9-49-48-62-122-62-180 0-69 15-136 63-184 5-4 5-4 5-6 0-3-2-4-4-4-3 0-39 26-62 75-20 43-24 86-24 119 0 29 4 76 25 120 23 47 58 72 61 72 2 0 4-1 4-3z"><text:p/></draw:path><draw:path draw:style-name="gr3" draw:text-style-name="P5" svg:width="0.1083in" svg:height="0.1031in" svg:x="0.3606in" svg:y="0.2394in" svg:viewBox="0 0 276 263" svg:d="M45 233c-3 16-4 19-35 19-7 0-10 0-10 8 0 3 3 3 10 3 46 0 92 0 139 0 60 0 106-45 106-83 0-28-23-50-60-55 40-7 81-36 81-72 0-29-26-53-72-53-43 0-87 0-130 0-7 0-11 0-11 8 0 3 3 3 11 3 1 0 7 0 14 1 8 1 11 1 11 7 0 1-1 2-2 6-18 70-34 139-52 208zM103 122c8-32 17-64 25-96 3-14 4-15 21-15 16 0 33 0 49 0 34 0 43 23 43 41 0 34-34 70-80 70-19 0-39 0-58 0zM86 252c-5 0-6 0-8-1-4 0-5-1-5-3 0-1 0-3 2-9 9-36 17-72 26-108 24 0 50 0 74 0 36 0 44 29 44 45 0 38-34 76-80 76-18 0-36 0-53 0z"><text:p/></draw:path><draw:path draw:style-name="gr3" draw:text-style-name="P5" svg:width="0.0843in" svg:height="0.0941in" svg:x="0.5197in" svg:y="0.252in" svg:viewBox="0 0 215 240" svg:d="M215 14c0-6 0-14-8-14s-8 8-8 14c0 47 0 94 0 140 0 58-63 71-92 71-18 0-42-4-62-17-30-19-30-44-30-54 0-46 0-93 0-140 0-6 0-14-7-14-8 0-8 8-8 14 0 48 0 95 0 142 0 59 58 84 107 84 50 0 108-26 108-84 0-47 0-94 0-142z"><text:p/></draw:path><draw:path draw:style-name="gr3" draw:text-style-name="P5" svg:width="0.1079in" svg:height="0.1102in" svg:x="0.6539in" svg:y="0.2358in" svg:viewBox="0 0 275 281" svg:d="M275 3c0-1-1-3-4-3-1 0-3 0-6 4-9 10-19 20-27 30-4-5-21-34-64-34-87 0-174 85-174 175 0 64 46 106 105 106 34 0 63-16 83-33 36-32 43-68 43-69 0-3-3-2-4-3-3 0-5 0-6 3-3 11-12 39-38 62-28 21-52 28-72 28-35 0-76-20-76-81 0-22 9-85 48-130 23-27 59-46 93-46 40 0 63 30 63 74 0 16-1 15-1 20 0 3 4 4 5 4 6 0 6-1 8-8 8-33 16-66 24-99z"><text:p/></draw:path><draw:path draw:style-name="gr3" draw:text-style-name="P5" svg:width="0.0346in" svg:height="0.1516in" svg:x="0.7748in" svg:y="0.2287in" svg:viewBox="0 0 89 386" svg:d="M89 194c0-31-3-77-25-121-23-48-56-73-61-73-2 0-3 1-3 4 0 2 0 2 8 9 37 38 59 99 59 181 0 66-14 133-61 182-6 5-6 6-6 7 0 2 1 3 3 3 5 0 40-26 62-75 20-42 24-85 24-117z"><text:p/></draw:path><draw:path draw:style-name="gr3" draw:text-style-name="P5" svg:width="0.1008in" svg:height="0.035in" svg:x="0.8764in" svg:y="0.2862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043in" svg:height="0.1083in" svg:x="1.0331in" svg:y="0.2335in" svg:viewBox="0 0 266 276" svg:d="M56 232c-15 27-31 31-47 33-5 0-9 0-9 8 0 2 2 3 6 3 9 0 22-1 33-1 13 0 26 1 38 1 2 0 8 0 8-6 0-5-4-5-7-5-9-1-17-4-17-14 0-4 2-9 5-14 10-17 20-33 30-50 32 0 65 0 97 0 0 9 5 61 5 65 0 11-20 13-27 13-6 0-9 0-9 8 0 3 4 3 5 3 16 0 32-1 48-1 9 0 34 1 44 1 2 0 7 0 7-7 0-4-4-4-10-4-23 0-23-3-24-14-8-80-16-162-24-242-1-8-1-9-8-9-5 0-7 2-10 7-45 74-89 150-134 225zM102 175c26-43 51-85 76-128 5 43 9 85 13 128-29 0-59 0-89 0z"><text:p/></draw:path><draw:path draw:style-name="gr3" draw:text-style-name="P5" svg:width="0.0843in" svg:height="0.0941in" svg:x="1.1843in" svg:y="0.252in" svg:viewBox="0 0 215 240" svg:d="M215 14c0-6 0-14-8-14s-8 8-8 14c0 47 0 94 0 140 0 58-63 71-91 71-18 0-42-4-63-17-30-19-30-44-30-54 0-46 0-93 0-140 0-6 0-14-7-14-8 0-8 8-8 14 0 48 0 95 0 142 0 59 59 84 108 84s107-26 107-84c0-47 0-94 0-142z"><text:p/></draw:path><draw:path draw:style-name="gr3" draw:text-style-name="P5" svg:width="0.0346in" svg:height="0.1516in" svg:x="1.3264in" svg:y="0.2287in" svg:viewBox="0 0 89 386" svg:d="M89 383c0-1 0-2-6-9-48-48-61-122-61-180 0-69 15-136 63-184 4-4 4-4 4-6 0-3-1-4-3-4-5 0-39 26-62 75-20 43-24 86-24 119 0 29 4 76 25 120 23 47 56 72 61 72 2 0 3-1 3-3z"><text:p/></draw:path><draw:path draw:style-name="gr3" draw:text-style-name="P5" svg:width="0.1079in" svg:height="0.1031in" svg:x="1.3768in" svg:y="0.2394in" svg:viewBox="0 0 275 263" svg:d="M45 233c-3 16-4 19-35 19-7 0-10 0-10 8 0 3 3 3 10 3 46 0 92 0 139 0 60 0 106-45 106-83 0-28-23-50-60-55 40-7 80-36 80-72 0-29-25-53-71-53-43 0-87 0-130 0-8 0-11 0-11 8 0 3 3 3 11 3 4 0 7 0 14 1s11 1 11 7c0 1-1 2-2 6-18 70-34 139-52 208zM103 122c8-32 17-64 25-96 3-14 4-15 21-15 16 0 33 0 49 0 34 0 43 23 43 41 0 34-34 70-81 70-19 0-38 0-57 0zM86 252c-6 0-6 0-8-1-4 0-5-1-5-3 0-1 0-3 2-9 9-36 17-72 26-108 24 0 49 0 73 0 37 0 45 29 45 45 0 38-34 76-80 76-18 0-36 0-53 0z"><text:p/></draw:path><draw:path draw:style-name="gr3" draw:text-style-name="P5" svg:width="0.0728in" svg:height="0.0728in" svg:x="1.5496in" svg:y="0.2685in" svg:viewBox="0 0 186 186" svg:d="M94 83c-26-26-52-52-77-77-6-5-6-6-9-6-5 0-8 3-8 8 0 2 0 3 4 7 27 27 52 52 79 79-27 25-52 51-79 77-4 4-4 5-4 7 0 5 3 8 8 8 3 0 3 0 9-6 25-25 50-51 75-77 27 27 54 54 81 81 1 0 3 2 5 2 6 0 8-3 8-8 0-1 0-2-1-4-27-27-62-61-80-80 23-25 47-48 70-72 2-2 8-7 10-9 0-1 1-3 1-5 0-5-2-8-8-8-2 0-4 1-9 6-25 25-50 51-75 77z"><text:p/></draw:path><draw:path draw:style-name="gr3" draw:text-style-name="P5" svg:width="0.1079in" svg:height="0.1102in" svg:x="1.687in" svg:y="0.2358in" svg:viewBox="0 0 275 281" svg:d="M275 3c0-1-1-3-4-3-1 0-3 0-7 4-9 10-18 20-26 30-4-5-21-34-64-34-87 0-174 85-174 175 0 64 46 106 105 106 34 0 63-16 83-33 36-32 43-68 43-69 0-3-3-2-4-3-3 0-5 0-6 3-3 11-12 39-38 62-28 21-52 28-72 28-35 0-76-20-76-81 0-22 8-85 48-130 23-27 59-46 93-46 40 0 63 30 63 74 0 16-1 15-1 20 0 3 4 4 5 4 6 0 6-1 7-8 9-33 16-66 25-99z"><text:p/></draw:path><draw:path draw:style-name="gr3" draw:text-style-name="P5" svg:width="0.0346in" svg:height="0.1516in" svg:x="1.8079in" svg:y="0.2287in" svg:viewBox="0 0 89 386" svg:d="M89 194c0-31-3-77-25-121-23-48-56-73-61-73-2 0-3 1-3 4 0 2 0 2 8 9 37 38 59 99 59 181 0 66-14 133-63 182-4 5-4 6-4 7 0 2 1 3 3 3 5 0 39-26 62-75 20-42 24-85 24-117z"><text:p/></draw:path><draw:path draw:style-name="gr3" draw:text-style-name="P5" svg:width="0.1039in" svg:height="0.1083in" svg:x="0.1587in" svg:y="0.4618in" svg:viewBox="0 0 265 276" svg:d="M55 232c-15 26-30 31-47 32-5 1-8 1-8 8 0 2 2 4 4 4 11 0 24-1 35-1 12 0 25 1 38 1 2 0 7 0 7-6 0-5-4-6-6-6-9 0-19-3-19-13 0-4 3-9 6-14 10-17 20-33 30-50 32 0 65 0 96 0 2 8 7 61 7 65 0 11-21 12-29 12-5 0-8 0-8 8 0 4 4 4 5 4 16 0 32-1 49-1 9 0 34 1 44 1 2 0 6 0 6-7 0-5-4-5-9-5-24 0-24-2-25-13-8-80-16-162-24-242 0-8 0-9-7-9-6 0-7 2-10 7-45 74-90 150-135 225zM102 175c26-43 51-85 76-128 5 43 8 85 12 128-29 0-58 0-88 0z"><text:p/></draw:path><draw:path draw:style-name="gr3" draw:text-style-name="P5" svg:width="0.0732in" svg:height="0.0728in" svg:x="0.3236in" svg:y="0.4953in" svg:viewBox="0 0 187 186" svg:d="M94 83c-26-26-52-52-77-77-6-6-6-6-9-6-5 0-8 3-8 8 0 2 0 3 4 7 27 26 52 52 79 77-27 27-52 52-79 79-4 4-4 5-4 7 0 5 3 8 8 8 3 0 3-1 9-6 25-25 50-51 75-77 27 27 54 54 81 81 1 0 3 2 5 2 6 0 9-3 9-8 0-1 0-2-2-4 0-1-62-62-80-82 23-23 47-47 70-70 2-2 8-8 10-10 1-1 2-2 2-4 0-5-3-8-9-8-2 0-4 1-9 6-25 25-50 51-75 77z"><text:p/></draw:path><draw:path draw:style-name="gr3" draw:text-style-name="P5" svg:width="0.0539in" svg:height="0.1516in" svg:x="0.4642in" svg:y="0.4567in" svg:viewBox="0 0 138 386" svg:d="M81 52c0-17 10-41 52-43 2-1 5-2 5-5 0-4-4-4-8-4-39 0-74 20-75 48 0 30 0 59 0 88 0 15 0 28-15 40-14 11-28 12-37 13-2 0-3 1-3 4 0 4 2 4 6 4 26 2 45 15 48 35 1 4 1 5 1 19 0 25 0 51 0 76 0 16 0 28 19 44 15 11 40 15 56 15 4 0 8 0 8-4 0-3-4-3-7-5-24-1-43-13-48-33-2-3-2-4-2-18 0-28 0-54 0-82 0-17-3-24-15-36-8-8-20-12-30-15 31-9 45-27 45-49 0-31 0-61 0-92z"><text:p/></draw:path><draw:path draw:style-name="gr3" draw:text-style-name="P5" svg:width="0.0602in" svg:height="0.1012in" svg:x="0.537in" svg:y="0.4689in" svg:viewBox="0 0 154 258" svg:d="M30 228c13-13 27-27 40-40 61-53 84-74 84-113 0-44-35-75-81-75-44 0-73 36-73 70 0 22 19 22 20 22 6 0 21-5 21-20 0-10-8-20-21-20-3 0-3 0-5 0 9-26 30-40 52-40 35 0 52 32 52 63 0 32-20 61-41 86-24 27-49 55-74 82-4 5-4 6-4 15 47 0 96 0 143 0 3-22 8-46 11-68-3 0-7 0-10 0-1 13-4 29-8 35-3 3-28 3-37 3-23 0-46 0-69 0z"><text:p/></draw:path><draw:path draw:style-name="gr3" draw:text-style-name="P5" svg:width="0.0173in" svg:height="0.0453in" svg:x="0.6185in" svg:y="0.5547in" svg:viewBox="0 0 45 116" svg:d="M45 41c0-26-9-41-24-41-13 0-21 10-21 21 0 10 8 20 21 20 4 0 10-1 13-5 1-1 1-1 2-1 0 2 1 0 1 6 0 28-14 51-26 64-4 4-4 5-4 6 0 3 2 5 3 5 4 0 35-30 35-75z"><text:p/></draw:path><draw:path draw:style-name="gr3" draw:text-style-name="P5" svg:width="0.063in" svg:height="0.1043in" svg:x="0.6795in" svg:y="0.4689in" svg:viewBox="0 0 161 266" svg:d="M96 122c32-11 54-37 54-68 0-32-34-54-71-54-39 0-69 23-69 53 0 13 9 20 20 20 12 0 20-8 20-20 0-19-18-19-25-19 12-19 39-24 52-24 17 0 37 9 37 43 0 5-1 27-11 44-11 19-24 20-34 21-3 0-12 1-15 1s-6 0-6 4c0 5 3 5 9 5s12 0 18 0c32 0 46 26 46 63 0 53-27 64-44 64-16 0-46-6-59-29 13 2 25-7 25-21 0-15-10-22-21-22-10 0-22 5-22 23 0 35 36 60 78 60 47 0 83-35 83-75 0-31-25-61-65-69z"><text:p/></draw:path><draw:path draw:style-name="gr3" draw:text-style-name="P5" svg:width="0.0539in" svg:height="0.1516in" svg:x="0.7602in" svg:y="0.4567in" svg:viewBox="0 0 138 386" svg:d="M56 335c0 15-10 40-53 42-1 2-3 3-3 5 0 4 4 4 8 4 37 0 73-18 73-48s0-58 0-88c0-16 0-28 16-41 14-11 28-11 37-12 2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3" draw:text-style-name="P5" svg:width="0.1008in" svg:height="0.035in" svg:x="0.8764in" svg:y="0.51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043in" svg:height="0.1083in" svg:x="1.0331in" svg:y="0.4618in" svg:viewBox="0 0 266 276" svg:d="M56 232c-15 26-31 31-47 32-5 1-9 1-9 8 0 2 2 4 6 4 9 0 22-1 33-1 13 0 26 1 38 1 2 0 8 0 8-6 0-5-4-6-7-6-9 0-17-3-17-13 0-4 2-9 5-14 10-17 20-33 30-50 32 0 65 0 97 0 0 8 5 61 5 65 0 11-20 12-27 12-6 0-9 0-9 8 0 4 4 4 5 4 16 0 32-1 48-1 9 0 34 1 44 1 2 0 7 0 7-7 0-5-4-5-10-5-23 0-23-2-24-13-8-80-16-162-24-242-1-8-1-9-8-9-5 0-7 2-10 7-45 74-89 150-134 225zM102 175c26-43 51-85 76-128 5 43 9 85 13 128-29 0-59 0-89 0z"><text:p/></draw:path><draw:path draw:style-name="gr3" draw:text-style-name="P5" svg:width="0.0843in" svg:height="0.0941in" svg:x="1.1843in" svg:y="0.4799in" svg:viewBox="0 0 215 240" svg:d="M215 14c0-6 0-14-8-14s-8 8-8 14c0 47 0 94 0 140 0 58-63 71-91 71-18 0-42-4-63-17-30-19-30-44-30-54 0-46 0-93 0-140 0-6 0-14-7-14-8 0-8 8-8 14 0 48 0 94 0 141 0 60 59 85 108 85s107-28 107-84c0-47 0-94 0-142z"><text:p/></draw:path><draw:path draw:style-name="gr3" draw:text-style-name="P5" svg:width="0.0539in" svg:height="0.1516in" svg:x="1.322in" svg:y="0.4567in" svg:viewBox="0 0 138 386" svg:d="M83 52c0-17 9-41 51-43 2-1 4-2 4-5 0-4-4-4-7-4-40 0-75 20-75 48 0 30 0 59 0 88 0 15 0 28-15 40-13 11-29 12-37 13-2 0-4 1-4 4 0 4 3 4 7 4 25 2 44 15 48 35 1 4 1 5 1 19 0 25 0 51 0 76 0 16 0 28 19 44 15 11 41 15 56 15 3 0 7 0 7-4 0-3-3-3-6-5-25-1-44-13-48-33-1-3-1-4-1-18 0-28 0-54 0-82 0-17-4-24-16-36-9-8-20-12-31-15 32-9 47-27 47-49 0-31 0-61 0-92z"><text:p/></draw:path><draw:path draw:style-name="gr3" draw:text-style-name="P5" svg:width="0.0335in" svg:height="0.1516in" svg:x="1.4043in" svg:y="0.4567in" svg:viewBox="0 0 86 386" svg:d="M84 14c2-4 2-4 2-6 0-5-3-8-8-8-3 0-6 2-9 9-23 59-45 118-68 177 0 2-1 4-1 7 0 1 0 2 1 6 23 60 45 119 68 178 1 4 4 9 9 9s8-3 8-7c0-2 0-3-2-7-23-59-45-120-69-179 24-60 46-119 69-179z"><text:p/></draw:path><draw:path draw:style-name="gr3" draw:text-style-name="P5" svg:width="0.0602in" svg:height="0.1012in" svg:x="1.4539in" svg:y="0.4689in" svg:viewBox="0 0 154 258" svg:d="M30 228c13-13 27-27 40-40 61-53 84-74 84-113 0-44-34-75-81-75-44 0-73 36-73 70 0 22 20 22 21 22 7 0 20-5 20-20 0-10-7-20-21-20-2 0-3 0-5 0 9-26 30-40 52-40 35 0 52 32 52 63 0 32-19 61-41 86-24 27-49 55-74 82-4 5-4 6-4 15 47 0 96 0 143 0 3-22 8-46 11-68-3 0-5 0-9 0-2 13-5 29-9 35-3 3-28 3-37 3-23 0-46 0-69 0z"><text:p/></draw:path><draw:path draw:style-name="gr3" draw:text-style-name="P5" svg:width="0.0177in" svg:height="0.0453in" svg:x="1.5354in" svg:y="0.5547in" svg:viewBox="0 0 46 116" svg:d="M46 41c0-26-10-41-25-41-13 0-21 10-21 21 0 10 8 20 21 20 4 0 10-1 13-5 1-1 1-1 2-1 0 2 1 0 1 6 0 28-13 51-26 64-4 4-4 5-4 6 0 3 2 5 4 5 3 0 35-30 35-75z"><text:p/></draw:path><draw:path draw:style-name="gr3" draw:text-style-name="P5" svg:width="0.063in" svg:height="0.1043in" svg:x="1.5965in" svg:y="0.4689in" svg:viewBox="0 0 161 266" svg:d="M96 122c32-11 55-37 55-68 0-32-34-54-72-54-39 0-68 23-68 53 0 13 8 20 20 20 11 0 20-8 20-20 0-19-19-19-25-19 13-19 38-24 51-24 17 0 37 9 37 43 0 5-1 27-11 44-11 19-24 20-34 21-3 0-12 1-15 1-2 0-6 0-6 4 0 5 4 5 10 5s11 0 17 0c32 0 46 26 46 63 0 53-26 64-44 64-16 0-45-6-59-29 14 2 26-7 26-21 0-15-11-22-22-22-10 0-22 5-22 23 0 35 36 60 78 60 47 0 83-35 83-75 0-31-25-61-65-69z"><text:p/></draw:path><draw:path draw:style-name="gr3" draw:text-style-name="P5" svg:width="0.0339in" svg:height="0.1516in" svg:x="1.6744in" svg:y="0.4567in" svg:viewBox="0 0 87 386" svg:d="M85 199c2-4 2-5 2-6 0-2 0-2-2-7-22-59-45-118-67-177-4-7-7-9-10-9-5 0-8 3-8 8 0 1 0 2 2 5 23 60 45 120 68 180-23 59-45 120-68 179-2 4-2 4-2 7 0 4 4 7 8 7 5 0 6-4 9-7 23-60 45-120 68-180z"><text:p/></draw:path><draw:path draw:style-name="gr3" draw:text-style-name="P5" svg:width="0.0539in" svg:height="0.1516in" svg:x="1.7362in" svg:y="0.4567in" svg:viewBox="0 0 138 386" svg:d="M56 335c0 15-10 40-53 42-1 2-3 3-3 5 0 4 4 4 8 4 37 0 73-18 73-48s0-58 0-88c0-16 0-28 16-41 14-11 28-11 37-12 1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3" draw:text-style-name="P5" svg:width="0.0539in" svg:height="0.1516in" svg:x="0.05in" svg:y="0.6835in" svg:viewBox="0 0 138 386" svg:d="M81 51c0-16 10-40 53-43 2 0 4-1 4-5 0-3-4-3-8-3-39 0-74 19-74 47 0 30 0 60 0 89 0 15 0 27-15 40-15 11-29 12-38 12-1 1-3 2-3 5 0 4 2 4 7 4 25 1 44 15 48 34 1 5 1 6 1 20 0 25 0 51 0 76 0 16 0 28 19 43 14 12 41 16 55 16 4 0 8 0 8-4 0-5-3-5-7-5-24-1-43-14-48-33-2-4-2-4-2-18 0-28 0-54 0-82 0-17-2-24-15-36-8-8-19-12-30-15 32-9 45-27 45-49 0-31 0-63 0-93z"><text:p/></draw:path><draw:path draw:style-name="gr3" draw:text-style-name="P5" svg:width="0.0339in" svg:height="0.1516in" svg:x="0.1315in" svg:y="0.6835in" svg:viewBox="0 0 87 386" svg:d="M85 14c2-4 2-5 2-6 0-5-4-8-8-8s-6 1-9 9c-23 59-45 118-68 177-1 2-2 4-2 7 0 1 0 2 2 6 23 60 45 118 68 177 2 5 4 10 9 10 4 0 8-3 8-7 0-2 0-3-2-7-23-59-45-120-68-179 23-60 45-119 68-179z"><text:p/></draw:path><draw:path draw:style-name="gr3" draw:text-style-name="P5" svg:width="0.05in" svg:height="0.1012in" svg:x="0.1878in" svg:y="0.6976in" svg:viewBox="0 0 128 258" svg:d="M79 10c0-9 0-10-9-10-24 25-58 25-70 25 0 4 0 8 0 11 8 0 30 0 51-10 0 68 0 134 0 201 0 14-1 18-37 18-4 0-7 0-12 0 0 5 0 8 0 13 13-2 48-2 63-2s48 0 63 2c0-5 0-8 0-13-5 0-9 0-14 0-34 0-35-4-35-18 0-73 0-144 0-217z"><text:p/></draw:path><draw:path draw:style-name="gr3" draw:text-style-name="P5" svg:width="0.0173in" svg:height="0.0453in" svg:x="0.2634in" svg:y="0.7831in" svg:viewBox="0 0 45 116" svg:d="M45 41c0-27-9-41-24-41-13 0-21 10-21 20 0 11 8 21 21 21 4 0 10-1 13-6 1 0 1-1 2-1 0 2 1 1 1 7 0 28-14 51-26 64-4 4-4 5-4 6 0 2 2 5 3 5 4 0 35-30 35-75z"><text:p/></draw:path><draw:path draw:style-name="gr3" draw:text-style-name="P5" svg:width="0.0539in" svg:height="0.1516in" svg:x="0.3287in" svg:y="0.6835in" svg:viewBox="0 0 138 386" svg:d="M83 51c0-16 9-40 51-43 2 0 4-1 4-5 0-3-4-3-7-3-40 0-75 19-75 47 0 30 0 60 0 89 0 15 0 27-15 40-13 11-29 12-37 12-2 1-4 2-4 5 0 4 3 4 7 4 25 1 44 15 48 34 1 5 1 6 1 20 0 25 0 51 0 76 0 16 0 28 19 43 15 12 41 16 56 16 3 0 7 0 7-4 0-5-3-5-6-5-25-1-44-14-48-33-1-4-1-4-1-18 0-28 0-54 0-82 0-17-4-24-16-36-9-8-20-12-31-15 32-9 47-27 47-49 0-31 0-63 0-93z"><text:p/></draw:path><draw:path draw:style-name="gr3" draw:text-style-name="P5" svg:width="0.0606in" svg:height="0.1012in" svg:x="0.4016in" svg:y="0.6976in" svg:viewBox="0 0 155 258" svg:d="M31 228c13-13 27-27 41-40 60-54 83-75 83-113 0-44-35-75-82-75-44 0-73 35-73 70 0 21 20 21 21 21 7 0 20-4 20-19 0-10-7-21-20-21-3 0-4 0-6 1 9-26 30-40 53-40 35 0 52 31 52 63 0 31-20 61-41 86-25 27-49 55-75 82-4 5-4 6-4 15 48 0 96 0 144 0 3-22 8-46 11-68-3 0-6 0-10 0-2 11-4 29-9 35-2 3-27 3-36 3-23 0-46 0-69 0z"><text:p/></draw:path><draw:path draw:style-name="gr3" draw:text-style-name="P5" svg:width="0.0173in" svg:height="0.0453in" svg:x="0.4835in" svg:y="0.7831in" svg:viewBox="0 0 45 116" svg:d="M45 41c0-27-10-41-25-41-12 0-20 10-20 20 0 11 8 21 20 21 5 0 10-1 14-6 1 0 1-1 2-1 0 2 0 1 0 7 0 28-13 51-26 64-4 4-4 5-4 6 0 2 2 5 4 5 4 0 35-30 35-75z"><text:p/></draw:path><draw:path draw:style-name="gr3" draw:text-style-name="P5" svg:width="0.0626in" svg:height="0.1043in" svg:x="0.5445in" svg:y="0.6976in" svg:viewBox="0 0 160 266" svg:d="M96 121c32-10 54-37 54-67 0-32-34-54-72-54s-68 23-68 53c0 12 9 20 20 20 12 0 20-9 20-20 0-19-19-19-25-19 12-20 38-24 52-24 15 0 37 9 37 43 0 4-1 27-11 44-12 19-25 20-35 20-2 1-12 2-14 2-3 0-7 0-7 4 0 5 4 5 10 5s11 0 17 0c32 0 46 26 46 63 0 53-26 64-44 64-17 0-45-6-58-29 13 2 25-7 25-21 0-15-11-22-22-22-9 0-21 5-21 23 0 35 35 60 78 60 46 0 82-35 82-75 0-31-25-61-64-70z"><text:p/></draw:path><draw:path draw:style-name="gr3" draw:text-style-name="P5" svg:width="0.0539in" svg:height="0.1516in" svg:x="0.6248in" svg:y="0.6835in" svg:viewBox="0 0 138 386" svg:d="M55 335c0 15-10 40-52 42-2 0-3 3-3 5 0 4 4 4 8 4 37 0 73-18 73-48s0-58 0-88c0-16 0-28 16-41 13-11 28-12 36-12 2 0 5-2 5-4 0-4-4-4-7-5-25-1-44-15-48-34-2-4-2-5-2-19 0-25 0-51 0-77 0-15 0-28-18-43-16-12-42-15-55-15-4 0-8 0-8 3 0 5 2 5 6 5 25 2 44 14 48 34 1 3 1 4 1 17 0 28 0 54 0 82 0 17 3 24 15 36 9 9 20 12 31 16-32 8-46 26-46 49 0 31 0 62 0 93z"><text:p/></draw:path><draw:path draw:style-name="gr3" draw:text-style-name="P5" svg:width="0.0335in" svg:height="0.1516in" svg:x="0.6984in" svg:y="0.6835in" svg:viewBox="0 0 86 386" svg:d="M84 199c2-4 2-5 2-6 0-2 0-3-2-7-22-59-45-118-67-177-3-7-6-9-9-9-5 0-8 3-8 8 0 1 0 1 1 5 23 60 45 120 68 180-23 59-45 118-68 178-1 4-1 5-1 8 0 4 3 7 8 7 4 0 6-4 7-7 24-60 46-120 69-180z"><text:p/></draw:path><draw:path draw:style-name="gr3" draw:text-style-name="P5" svg:width="0.0539in" svg:height="0.1516in" svg:x="0.7602in" svg:y="0.6835in" svg:viewBox="0 0 138 386" svg:d="M56 335c0 15-10 40-53 42-1 0-3 3-3 5 0 4 4 4 8 4 37 0 73-18 73-48s0-58 0-88c0-16 0-28 16-41 14-11 28-12 37-12 2 0 4-2 4-4 0-4-3-4-7-5-25-1-44-15-48-34-2-4-2-5-2-19 0-25 0-51 0-77 0-15 0-28-18-43-16-12-42-15-55-15-4 0-8 0-8 3 0 5 2 5 7 5 24 2 43 14 48 34 1 3 1 4 1 17 0 28 0 54 0 82 0 17 3 24 16 36 7 9 18 12 29 16-32 8-45 26-45 49 0 31 0 62 0 93z"><text:p/></draw:path><draw:path draw:style-name="gr3" draw:text-style-name="P5" svg:width="0.1008in" svg:height="0.035in" svg:x="0.8764in" svg:y="0.742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539in" svg:height="0.1516in" svg:x="1.0386in" svg:y="0.6835in" svg:viewBox="0 0 138 386" svg:d="M83 51c0-16 9-40 51-43 2 0 4-1 4-5 0-3-4-3-7-3-40 0-75 19-75 47 0 30 0 60 0 89 0 15 0 27-15 40-13 11-29 12-37 12-2 1-4 2-4 5 0 4 3 4 7 4 25 1 44 15 48 34 1 5 1 6 1 20 0 25 0 51 0 76 0 16 0 28 19 43 15 12 41 16 56 16 3 0 7 0 7-4 0-5-3-5-6-5-25-1-44-14-48-33-1-4-1-4-1-18 0-28 0-54 0-82 0-17-4-24-16-36-9-8-20-12-31-15 32-9 47-27 47-49 0-31 0-63 0-93z"><text:p/></draw:path><draw:path draw:style-name="gr3" draw:text-style-name="P5" svg:width="0.05in" svg:height="0.1012in" svg:x="1.1173in" svg:y="0.6976in" svg:viewBox="0 0 128 258" svg:d="M79 10c0-9 0-10-9-10-24 25-58 25-70 25 0 4 0 8 0 11 8 0 31 0 51-10 0 68 0 134 0 201 0 14-1 18-37 18-4 0-7 0-12 0 0 5 0 8 0 13 15-2 48-2 63-2s49 0 63 2c0-5 0-8 0-13-5 0-8 0-12 0-36 0-37-4-37-18 0-73 0-144 0-217z"><text:p/></draw:path><draw:path draw:style-name="gr3" draw:text-style-name="P5" svg:width="0.0173in" svg:height="0.0453in" svg:x="1.1933in" svg:y="0.7831in" svg:viewBox="0 0 45 116" svg:d="M45 41c0-27-10-41-25-41-12 0-20 10-20 20 0 11 8 21 20 21 5 0 10-1 14-6 1 0 1-1 1-1 1 0 1 1 1 7 0 28-13 51-26 64-4 4-4 5-4 6 0 2 2 5 4 5 4 0 35-30 35-75z"><text:p/></draw:path><draw:path draw:style-name="gr3" draw:text-style-name="P5" svg:width="0.0539in" svg:height="0.1516in" svg:x="1.2587in" svg:y="0.6835in" svg:viewBox="0 0 138 386" svg:d="M81 51c0-16 10-40 53-43 1 0 4-1 4-5 0-3-4-3-8-3-39 0-74 19-74 47 0 30 0 60 0 89 0 15 0 27-15 40-15 11-29 12-38 12-2 1-3 2-3 5 0 4 2 4 7 4 25 1 44 15 48 34 1 5 1 6 1 20 0 25 0 51 0 76 0 16 0 28 19 43 14 12 39 16 55 16 4 0 8 0 8-4 0-5-3-5-7-5-24-1-43-14-48-33-2-4-2-4-2-18 0-28 0-54 0-82 0-17-3-24-15-36-8-8-19-12-30-15 32-9 45-27 45-49 0-31 0-63 0-93z"><text:p/></draw:path><draw:path draw:style-name="gr3" draw:text-style-name="P5" svg:width="0.0335in" svg:height="0.1516in" svg:x="1.3406in" svg:y="0.6835in" svg:viewBox="0 0 86 386" svg:d="M85 14c1-4 1-5 1-6 0-5-3-8-8-8-3 0-5 1-9 9-22 59-45 118-67 177-1 2-2 4-2 7 0 1 0 2 2 6 22 60 45 118 67 177 3 5 5 10 9 10 5 0 8-3 8-7 0-2 0-3-1-7-23-59-45-120-68-179 23-60 45-119 68-179z"><text:p/></draw:path><draw:path draw:style-name="gr3" draw:text-style-name="P5" svg:width="0.0602in" svg:height="0.1012in" svg:x="1.3906in" svg:y="0.6976in" svg:viewBox="0 0 154 258" svg:d="M30 228c13-13 27-27 40-40 61-54 84-75 84-113 0-44-35-75-82-75-43 0-72 35-72 70 0 21 19 21 20 21 6 0 21-4 21-19 0-10-8-21-21-21-3 0-5 0-6 1 9-26 30-40 53-40 35 0 52 31 52 63 0 31-20 61-41 86-24 27-49 55-74 82-4 5-4 6-4 15 47 0 96 0 143 0 3-22 8-46 11-68-3 0-7 0-10 0-2 11-4 29-9 35-2 3-27 3-36 3-23 0-46 0-69 0z"><text:p/></draw:path><draw:path draw:style-name="gr3" draw:text-style-name="P5" svg:width="0.0173in" svg:height="0.0453in" svg:x="1.472in" svg:y="0.7831in" svg:viewBox="0 0 45 116" svg:d="M45 41c0-27-10-41-24-41-13 0-21 10-21 20 0 11 8 21 21 21 4 0 9-1 13-6 1 0 1-1 2-1 0 2 0 1 0 7 0 28-13 51-25 64-4 4-4 5-4 6 0 2 1 5 3 5 4 0 35-30 35-75z"><text:p/></draw:path><draw:path draw:style-name="gr3" draw:text-style-name="P5" svg:width="0.063in" svg:height="0.1043in" svg:x="1.5331in" svg:y="0.6976in" svg:viewBox="0 0 161 266" svg:d="M96 121c32-10 54-37 54-67 0-32-34-54-72-54s-68 23-68 53c0 12 9 20 20 20 12 0 20-9 20-20 0-19-18-19-25-19 12-20 38-24 52-24 15 0 37 9 37 43 0 4-1 27-11 44-12 19-25 20-34 20-3 1-13 2-15 2-3 0-6 0-6 4 0 5 3 5 9 5s12 0 18 0c31 0 45 26 45 63 0 53-26 64-43 64-16 0-46-6-59-29 13 2 25-7 25-21 0-15-10-22-22-22-9 0-21 5-21 23 0 35 35 60 78 60 47 0 83-35 83-75 0-31-26-61-65-70z"><text:p/></draw:path><draw:path draw:style-name="gr3" draw:text-style-name="P5" svg:width="0.0335in" svg:height="0.1516in" svg:x="1.611in" svg:y="0.6835in" svg:viewBox="0 0 86 386" svg:d="M85 199c1-4 1-5 1-6 0-2 0-3-1-7-23-59-45-118-68-177-3-7-5-9-9-9-5 0-8 3-8 8 0 1 0 1 2 5 23 60 45 120 68 180-23 59-45 118-68 178-2 4-2 5-2 8 0 4 3 7 8 7s6-4 7-7c24-60 47-120 70-180z"><text:p/></draw:path><draw:path draw:style-name="gr3" draw:text-style-name="P5" svg:width="0.0531in" svg:height="0.1516in" svg:x="1.6732in" svg:y="0.6835in" svg:viewBox="0 0 136 386" svg:d="M55 335c0 15-10 40-52 42-2 0-3 3-3 5 0 4 4 4 8 4 37 0 72-18 73-48 0-30 0-58 0-88 0-16 0-28 16-41 13-11 28-12 36-12 2 0 3-2 3-4 0-4-2-4-5-5-25-1-44-15-48-34-2-4-2-5-2-19 0-25 0-51 0-77 0-15 0-28-18-43-16-12-42-15-55-15-4 0-8 0-8 3 0 5 2 5 6 5 24 2 44 14 48 34 1 3 1 4 1 17 0 28 0 54 0 82 0 17 3 24 15 36 9 9 20 12 31 16-32 8-46 26-46 49 0 31 0 62 0 93z"><text:p/></draw:path><draw:path draw:style-name="gr3" draw:text-style-name="P5" svg:width="0.0539in" svg:height="0.1516in" svg:x="1.7488in" svg:y="0.6835in" svg:viewBox="0 0 138 386" svg:d="M56 335c0 15-10 40-52 42-2 0-4 3-4 5 0 4 4 4 8 4 37 0 73-18 75-48 0-30 0-58 0-88 0-16 0-28 15-41 13-11 27-12 36-12 2 0 4-2 4-4 0-4-3-4-6-5-26-1-45-15-48-34-1-4-1-5-1-19 0-25 0-51 0-77 0-15 0-28-19-43-16-12-43-15-56-15-4 0-8 0-8 3 0 5 2 5 7 5 24 2 43 14 48 34 1 3 1 4 1 17 0 28 0 54 0 82 0 17 3 24 16 36 7 9 19 12 29 16-31 8-45 26-45 49 0 31 0 62 0 93z"><text:p/></draw:path></draw:g></text:p>
        </text:list-item>
        <text:list-item>
          <text:p text:style-name="P116">אשר מהווה <text:span text:style-name="T10">סתירה</text:span> מתוך הגדרת שיוויון קבוצות. <text:span text:style-name="T8">מש"ל</text:span> <draw:g text:anchor-type="as-char" svg:y="-0.1043in" draw:z-index="215" draw:name="Shape265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118" text:outline-level="3">סעיף (ד)</text:h>
      <text:list text:style-name="L20">
        <text:list-item>
          <text:p text:style-name="P119">צ.ל.:</text:p>
          <text:p text:style-name="P120"><draw:g text:anchor-type="as-char" svg:y="-0.1134in" draw:z-index="216" draw:name="Shape266" draw:style-name="gr1"><svg:title>TexMaths</svg:title><svg:desc>11§display§A \times (B \cap C) = (A \times B) \cap (A \times C)§svg§600§FALSE§</svg:desc><draw:path draw:style-name="gr2" draw:text-style-name="P4" svg:width="2.2504in" svg:height="0.1354in" svg:x="0.0031in" svg:y="0.0071in" svg:viewBox="0 0 5717 345" svg:d="M0 0c1905 0 3811 0 5717 0 0 115 0 230 0 345-1906 0-3812 0-5717 0 0-115 0-230 0-345z"><text:p/></draw:path><draw:path draw:style-name="gr3" draw:text-style-name="P5" svg:width="0.1039in" svg:height="0.1079in" svg:x="0.0004in" svg:y="0.0043in" svg:viewBox="0 0 265 275" svg:d="M56 230c-15 27-31 32-47 33-6 0-9 0-9 8 0 2 2 4 6 4 9 0 21-2 32-2 14 0 27 2 39 2 2 0 8 0 8-7 0-5-4-5-7-5-9-1-18-4-18-14 0-5 3-9 6-14 10-16 19-32 29-48 33 0 64 0 97 0 0 7 6 60 6 63 0 12-20 13-27 13-6 0-10 0-10 8 0 4 3 3 5 4 17 0 33-2 49-2 9 0 34 2 43 2 3 0 7 0 7-9 0-3-3-3-9-3-24 0-24-3-25-14-8-79-15-160-23-240-1-8-1-9-8-9-5 0-7 2-10 7-45 74-89 149-134 223zM102 175c26-43 51-86 76-128 5 42 9 85 13 128-29 0-59 0-89 0z"><text:p/></draw:path><draw:path draw:style-name="gr3" draw:text-style-name="P5" svg:width="0.0732in" svg:height="0.0724in" svg:x="0.1654in" svg:y="0.0398in" svg:viewBox="0 0 187 185" svg:d="M93 81c-25-25-51-50-76-75-5-6-6-6-9-6-4 0-8 3-8 8 0 2 1 3 6 7 25 26 51 51 77 77-26 26-52 51-77 78-5 4-6 5-6 7 0 5 4 8 8 8 3 0 4 0 9-6 25-25 51-50 76-76 27 27 54 53 81 80 0 1 3 2 5 2 5 0 8-3 8-8 0-2 0-2-1-4-28-28-62-61-81-81 23-24 47-47 70-70 2-2 8-8 10-10 1-1 2-2 2-4 0-5-3-8-8-8-3 0-4 1-8 6-26 25-52 50-78 75z"><text:p/></draw:path><draw:path draw:style-name="gr3" draw:text-style-name="P5" svg:width="0.0346in" svg:height="0.1508in" svg:x="0.310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1083in" svg:height="0.1031in" svg:x="0.3606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7 0-9-1-3 0-4 0-4-3 0-1 0-3 2-9 9-35 18-72 26-107 25 0 49 0 73 0 37 0 45 29 45 45 0 38-35 75-80 75-18 0-36 0-53 0z"><text:p/></draw:path><draw:path draw:style-name="gr3" draw:text-style-name="P5" svg:width="0.0846in" svg:height="0.0933in" svg:x="0.5197in" svg:y="0.0217in" svg:viewBox="0 0 216 238" svg:d="M216 84c0-59-60-84-108-84-51 0-108 28-108 84 0 47 0 94 0 141 0 6 0 13 8 13 7 0 7-7 7-13 0-47 0-93 0-139 0-58 64-71 93-71 17 0 42 4 61 17 31 19 31 44 31 54 0 46 0 92 0 139 0 6 0 13 8 13s8-7 8-13c0-47 0-94 0-141z"><text:p/></draw:path><draw:path draw:style-name="gr3" draw:text-style-name="P5" svg:width="0.1075in" svg:height="0.1094in" svg:x="0.6543in" svg:y="0.0071in" svg:viewBox="0 0 274 279" svg:d="M274 3c0-1 0-3-5-3-1 0-1 0-5 4-9 10-18 20-26 30-5-5-22-34-65-34-86 0-173 85-173 174 0 63 45 105 105 105 34 0 62-16 83-33 36-32 43-65 43-68s-4-3-6-3-4 1-4 3c-3 12-12 38-40 61-26 21-50 27-70 27-35 0-76-19-76-78 0-22 8-85 46-130 25-27 61-46 95-46 40 0 63 30 63 74 0 15-1 15-1 20 0 3 3 3 5 3 4 0 4 0 7-8 7-33 16-65 24-98z"><text:p/></draw:path><draw:path draw:style-name="gr3" draw:text-style-name="P5" svg:width="0.0346in" svg:height="0.1508in" svg:x="0.775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8in" svg:height="0.035in" svg:x="0.876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35in" svg:height="0.1508in" svg:x="1.0433in" svg:y="0in" svg:viewBox="0 0 90 384" svg:d="M90 380c0-1 0-1-6-8-49-48-61-121-61-179 0-67 14-135 62-183 5-4 5-4 5-7 0-2-1-3-4-3s-39 26-61 75c-19 43-25 86-25 118 0 28 4 76 26 119 23 47 57 72 60 72s4-1 4-4z"><text:p/></draw:path><draw:path draw:style-name="gr3" draw:text-style-name="P5" svg:width="0.1039in" svg:height="0.1079in" svg:x="1.0929in" svg:y="0.0043in" svg:viewBox="0 0 265 275" svg:d="M55 230c-15 27-31 32-47 33-5 0-8 0-8 8 0 2 1 4 4 4 11 0 23-2 33-2 14 0 27 2 40 2 2 0 7 0 7-7 0-5-4-5-6-5-10-1-19-4-19-14 0-5 3-9 6-14 10-16 20-32 30-48 32 0 64 0 96 0 1 7 7 60 7 63 0 12-21 13-29 13-5 0-8 0-8 8 0 4 4 4 5 4 15 0 32-2 49-2 8 0 34 2 42 2 3 0 8 0 8-9 0-3-4-3-9-3-24 0-24-3-25-14-8-79-17-160-24-240 0-8 0-9-7-9-6 0-7 2-11 7-45 74-89 149-134 223zM101 175c25-43 52-86 77-128 5 42 8 85 12 128-29 0-59 0-89 0z"><text:p/></draw:path><draw:path draw:style-name="gr3" draw:text-style-name="P5" svg:width="0.0728in" svg:height="0.0724in" svg:x="1.2575in" svg:y="0.0398in" svg:viewBox="0 0 186 185" svg:d="M93 81c-26-25-51-50-78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6 75z"><text:p/></draw:path><draw:path draw:style-name="gr3" draw:text-style-name="P5" svg:width="0.1083in" svg:height="0.1031in" svg:x="1.3937in" svg:y="0.0098in" svg:viewBox="0 0 276 263" svg:d="M46 232c-4 16-5 19-35 19-7 0-11 0-11 8 0 4 3 4 11 4 46 0 91 0 137 0 62 0 107-46 107-82 0-28-22-51-59-54 39-8 80-37 80-73 0-29-25-54-71-54-43 0-87 0-130 0-8 0-12 0-12 8 0 4 3 4 11 4 1 0 8 0 15 1s10 1 10 7c0 1 0 2-1 6-18 69-34 138-52 206zM105 122c7-32 15-63 23-94 4-15 4-16 20-16 17 0 35 0 51 0 34 0 42 23 42 40 0 34-33 70-80 70-19 0-38 0-56 0zM87 251c-6 0-7 0-9-1-3 0-5 0-5-3 0-1 0-3 2-9 9-35 17-72 26-107 24 0 50 0 74 0 37 0 44 29 44 45 0 38-34 75-79 75-18 0-35 0-53 0z"><text:p/></draw:path><draw:path draw:style-name="gr3" draw:text-style-name="P5" svg:width="0.035in" svg:height="0.1508in" svg:x="1.5189in" svg:y="0in" svg:viewBox="0 0 90 384" svg:d="M90 193c0-30-4-77-25-120-23-48-56-73-61-73-2 0-4 1-4 3 0 3 0 3 8 10 38 38 60 99 60 180 0 65-14 132-63 181-5 5-5 5-5 6 0 3 2 4 4 4 5 0 39-26 62-75 20-43 24-85 24-116z"><text:p/></draw:path><draw:path draw:style-name="gr3" draw:text-style-name="P5" svg:width="0.0839in" svg:height="0.0933in" svg:x="1.6118in" svg:y="0.0217in" svg:viewBox="0 0 214 238" svg:d="M214 84c0-59-59-84-107-84-50 0-107 28-107 84 0 47 0 94 0 141 0 6 0 13 8 13 7 0 7-7 7-13 0-47 0-93 0-139 0-58 63-71 92-71 17 0 41 4 62 17 30 19 30 44 30 54 0 46 0 92 0 139 0 6 0 13 8 13 7 0 7-7 7-13 0-47 0-94 0-141z"><text:p/></draw:path><draw:path draw:style-name="gr3" draw:text-style-name="P5" svg:width="0.035in" svg:height="0.1508in" svg:x="1.7535in" svg:y="0in" svg:viewBox="0 0 90 384" svg:d="M90 380c0-1 0-1-6-8-49-48-61-121-61-179 0-67 14-135 62-183 5-4 5-4 5-7 0-2-2-3-4-3-3 0-39 26-62 75-18 43-24 86-24 118 0 28 4 76 26 119 23 47 57 72 60 72 2 0 4-1 4-4z"><text:p/></draw:path><draw:path draw:style-name="gr3" draw:text-style-name="P5" svg:width="0.1043in" svg:height="0.1079in" svg:x="1.8028in" svg:y="0.0043in" svg:viewBox="0 0 266 275" svg:d="M56 230c-15 27-31 32-47 33-5 0-9 0-9 8 0 2 2 4 5 4 11 0 22-2 33-2 14 0 27 2 39 2 3 0 8 0 8-7 0-5-4-5-7-5-9-1-18-4-18-14 0-5 3-9 6-14 10-16 20-32 30-48 32 0 65 0 96 0 0 7 6 60 6 63 0 12-20 13-28 13-5 0-8 0-8 8 0 4 4 4 5 4 16 0 32-2 47-2 10 0 35 2 44 2 3 0 8 0 8-9 0-3-4-3-10-3-23 0-23-3-24-14-8-79-16-160-24-240-1-8-1-9-8-9-5 0-7 2-10 7-45 74-89 149-134 223zM102 175c26-43 51-86 76-128 5 42 9 85 13 128-29 0-59 0-89 0z"><text:p/></draw:path><draw:path draw:style-name="gr3" draw:text-style-name="P5" svg:width="0.0732in" svg:height="0.0724in" svg:x="1.9677in" svg:y="0.0398in" svg:viewBox="0 0 187 185" svg:d="M93 81c-25-25-51-50-77-75-4-6-5-6-8-6-4 0-8 3-8 8 0 2 1 3 5 7 26 26 52 51 77 77-25 26-51 51-77 78-4 4-5 5-5 7 0 5 4 8 8 8 3 0 4 0 8-6 26-25 52-50 77-76 27 27 54 53 81 80 1 1 3 2 5 2 5 0 8-3 8-8 0-2 0-2-1-4-28-28-62-61-81-81 24-24 47-47 71-70 1-2 8-8 9-10 1-1 2-2 2-4 0-5-3-8-8-8-3 0-4 1-8 6-26 25-52 50-78 75z"><text:p/></draw:path><draw:path draw:style-name="gr3" draw:text-style-name="P5" svg:width="0.1075in" svg:height="0.1094in" svg:x="2.1055in" svg:y="0.0071in" svg:viewBox="0 0 274 279" svg:d="M274 3c0-1 0-3-4-3-2 0-2 0-6 4-9 10-19 20-27 30-4-5-21-34-64-34-86 0-173 85-173 174 0 63 45 105 105 105 34 0 62-16 83-33 36-32 43-65 43-68s-4-3-5-3c-3 0-5 1-5 3-3 12-13 38-39 61-27 21-51 27-71 27-35 0-76-19-76-78 0-22 8-85 46-130 25-27 61-46 95-46 40 0 63 30 63 74 0 15-2 15-2 20 0 3 4 3 6 3 4 0 5 0 7-8 7-33 16-65 24-98z"><text:p/></draw:path><draw:path draw:style-name="gr3" draw:text-style-name="P5" svg:width="0.035in" svg:height="0.1508in" svg:x="2.226in" svg:y="0in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19">נוכיח באמצעות רצף אמ"מים:</text:p>
          <text:p text:style-name="P120"><draw:g text:anchor-type="as-char" svg:y="-0.4272in" draw:z-index="234" draw:name="Shape267" draw:style-name="gr1"><svg:title>TexMaths</svg:title><svg:desc>11§latex§\begin{align*}
    &amp;&amp;x \in A \times (B \cap C) &amp;\quad\! = \quad\! (A \times B) \cap (A \times C) \\
    \iff &amp;&amp;\pi_1(x) \in A \land \pi_2(x) \in (B \cap C) &amp;\siff x \in (A \times B) \land (x \in A \times C) \\
    \iff &amp;&amp;\pi_1(x) \in A \land \big(\pi_2(x) \in B \land \pi_2(x) \in C \big) &amp;\siff \big(\pi_1(x) \in A \land \pi_2 \in B \big) \land \big(\pi_1(x) \in A \land \pi_2(x) \in C \big) \\
    \iff &amp;&amp;\pi_1(x) \in A \land \pi_2(x) \in B \land \pi_2(x) \in C &amp;\siff \pi_1(x) \in A \land \pi_2(x) \in B \land \pi_2(x) \in C
\end{align}§svg§600§FALSE§</svg:desc><draw:path draw:style-name="gr2" draw:text-style-name="P4" svg:width="6.5087in" svg:height="0.8374in" svg:x="0.0004in" svg:y="0.0071in" svg:viewBox="0 0 16533 2128" svg:d="M0 0c5511 0 11022 0 16533 0 0 710 0 1418 0 2128-5511 0-11022 0-16533 0 0-710 0-1418 0-2128z"><text:p/></draw:path><draw:path draw:style-name="gr3" draw:text-style-name="P5" svg:width="0.0752in" svg:height="0.0685in" svg:x="1.8409in" svg:y="0.0469in" svg:viewBox="0 0 192 175" svg:d="M118 54c2-10 11-45 38-45 2 0 11 0 19 5-10 1-18 11-18 20 0 7 4 14 15 14 8 0 20-7 20-23 0-19-23-25-36-25-22 0-35 21-41 30-8-26-29-30-41-30-40 0-62 51-62 59 0 5 3 5 4 5 4 0 5-1 6-5 13-40 38-50 52-50 6 0 21 3 21 25 0 12-7 39-21 93-7 24-20 40-38 40-2 0-11 0-18-5 9-2 17-10 17-21 0-10-8-13-14-13-11 0-21 10-21 22 0 17 20 25 36 25 26 0 40-26 41-29 4 15 19 29 42 29 39 0 61-50 61-59 0-4-3-4-4-4-3 0-4 1-6 5-12 40-38 50-50 50-16 0-22-13-22-26 0-8 2-17 6-33 5-18 9-36 14-54z"><text:p/></draw:path><draw:path draw:style-name="gr3" draw:text-style-name="P5" svg:width="0.076in" svg:height="0.0878in" svg:x="1.9783in" svg:y="0.0323in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3" draw:text-style-name="P5" svg:width="0.1039in" svg:height="0.1087in" svg:x="2.1146in" svg:y="0.0043in" svg:viewBox="0 0 265 277" svg:d="M56 232c-15 27-31 32-47 33-5 0-9 0-9 8 0 2 2 4 5 4 10 0 22-2 33-2 14 0 27 2 39 2 2 0 8 0 8-7 0-5-4-5-7-5-9-1-18-4-18-14 0-5 3-9 6-14 10-17 20-33 30-50 32 0 65 0 96 0 0 9 6 62 6 65 0 12-20 13-28 13-5 0-8 0-8 8 0 4 4 4 5 4 16 0 32-2 47-2 10 0 35 2 44 2 3 0 7 0 7-9 0-3-3-3-9-3-23 0-23-3-24-14-8-80-16-162-24-242-1-8-1-9-8-9-5 0-8 2-10 7-45 74-89 150-134 225zM102 175c26-42 51-85 76-127 5 42 9 85 13 127-29 0-59 0-89 0z"><text:p/></draw:path><draw:path draw:style-name="gr3" draw:text-style-name="P5" svg:width="0.0732in" svg:height="0.0728in" svg:x="2.2795in" svg:y="0.0394in" svg:viewBox="0 0 187 186" svg:d="M93 83c-25-26-51-52-77-77-4-5-5-6-8-6-4 0-8 3-8 8 0 2 1 3 5 7 26 27 52 52 77 79-25 25-51 51-77 77-4 4-5 5-5 7 0 5 4 8 8 8 3 0 4 0 8-6 26-25 52-50 77-75 27 26 54 52 81 79 1 1 3 2 5 2 5 0 8-3 8-8 0-1 0-2-1-4-28-27-62-61-82-80 25-25 48-48 72-72 1-2 8-7 9-9 1-1 2-3 2-5 0-5-3-8-8-8-3 0-4 1-9 6-25 25-51 51-77 77z"><text:p/></draw:path><draw:path draw:style-name="gr3" draw:text-style-name="P5" svg:width="0.035in" svg:height="0.1516in" svg:x="2.4248in" svg:y="0in" svg:viewBox="0 0 90 386" svg:d="M90 383c0-1 0-2-6-9-49-48-62-122-62-180 0-67 15-136 63-184 5-4 5-4 5-6 0-3-2-4-4-4-5 0-39 26-62 76-20 42-24 85-24 118 0 29 4 77 25 120 23 47 56 72 61 72 2 0 4-1 4-3z"><text:p/></draw:path><draw:path draw:style-name="gr3" draw:text-style-name="P5" svg:width="0.1083in" svg:height="0.1035in" svg:x="2.4756in" svg:y="0.0098in" svg:viewBox="0 0 276 264" svg:d="M45 233c-3 16-4 19-35 19-7 0-10 0-10 8 0 4 3 4 10 4 46 0 92 0 138 0 61 0 107-46 107-84 0-28-23-50-60-55 40-7 81-36 81-72 0-29-26-53-73-53-42 0-86 0-129 0-8 0-11 0-11 8 0 3 3 3 11 3 4 0 7 0 14 1s11 1 11 7c0 1-1 2-2 6-18 70-34 139-52 208zM103 122c8-32 17-64 25-96 3-14 4-15 20-15 17 0 33 0 50 0 34 0 43 23 43 41 0 34-34 70-82 70-18 0-37 0-56 0zM86 252c-6 0-6 0-8-1-4 0-5 0-5-3 0-2 0-3 2-9 9-37 17-72 26-108 24 0 49 0 73 0 37 0 45 29 45 45 0 39-34 76-80 76-18 0-36 0-53 0z"><text:p/></draw:path><draw:path draw:style-name="gr3" draw:text-style-name="P5" svg:width="0.0846in" svg:height="0.0941in" svg:x="2.6339in" svg:y="0.0232in" svg:viewBox="0 0 216 240" svg:d="M216 85c0-59-60-85-108-85-51 0-108 28-108 85 0 47 0 94 0 142 0 6 0 13 9 13 7 0 7-7 7-13 0-48 0-94 0-141 0-57 63-71 92-71 17 0 42 5 62 18 30 19 30 43 30 54 0 46 0 93 0 140 0 6 0 13 8 13s8-7 8-13c0-48 0-95 0-142z"><text:p/></draw:path><draw:path draw:style-name="gr3" draw:text-style-name="P5" svg:width="0.1079in" svg:height="0.1102in" svg:x="2.7685in" svg:y="0.0071in" svg:viewBox="0 0 275 281" svg:d="M275 3c0-1-1-3-4-3-2 0-3 0-7 4-9 10-18 20-26 30-4-5-21-34-64-34-87 0-174 85-174 175 0 64 46 106 104 106 35 0 64-16 84-33 36-32 43-68 43-69 0-3-3-2-4-3-3 0-5 0-6 3-3 11-12 39-38 62-28 21-52 27-72 27-35 0-76-19-76-80 0-22 8-85 47-130 24-27 60-46 94-46 40 0 63 30 63 75 0 15-1 14-1 19 0 3 4 4 5 4 6 0 6-1 7-8 8-33 16-66 25-99z"><text:p/></draw:path><draw:path draw:style-name="gr3" draw:text-style-name="P5" svg:width="0.0346in" svg:height="0.1516in" svg:x="2.8894in" svg:y="0in" svg:viewBox="0 0 89 386" svg:d="M89 194c0-31-3-77-25-121-23-48-56-73-61-73-2 0-3 1-3 4 0 2 0 2 8 9 37 38 59 99 59 181 0 66-14 134-63 182-4 5-4 6-4 7 0 2 1 3 3 3 5 0 40-26 62-75 20-43 24-85 24-117z"><text:p/></draw:path><draw:path draw:style-name="gr3" draw:text-style-name="P5" svg:width="0.1004in" svg:height="0.035in" svg:x="3.1177in" svg:y="0.05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346in" svg:height="0.1516in" svg:x="3.4114in" svg:y="0in" svg:viewBox="0 0 89 386" svg:d="M89 383c0-1 0-2-7-9-48-48-60-122-60-180 0-67 14-136 63-184 4-4 4-4 4-6 0-3-1-4-3-4-5 0-40 26-62 76-20 42-24 85-24 118 0 29 3 77 25 120 23 47 56 72 61 72 2 0 3-1 3-3z"><text:p/></draw:path><draw:path draw:style-name="gr3" draw:text-style-name="P5" svg:width="0.1039in" svg:height="0.1087in" svg:x="3.4606in" svg:y="0.0043in" svg:viewBox="0 0 265 277" svg:d="M55 232c-15 27-30 32-47 33-5 0-8 0-8 8 0 2 2 4 4 4 11 0 23-2 34-2 13 0 26 2 39 2 2 0 7 0 7-7 0-5-4-5-6-5-9-1-19-4-19-14 0-5 3-9 6-14 10-17 20-33 30-50 31 0 64 0 96 0 1 9 7 62 7 65 0 12-21 13-29 13-5 0-8 0-8 8 0 4 4 4 5 4 15 0 32-2 48-2 10 0 35 2 44 2 3 0 7 0 7-9 0-3-4-3-9-3-24 0-24-3-25-14-8-80-17-162-24-242 0-8 0-9-7-9-6 0-8 2-10 7-45 74-90 150-135 225zM102 175c26-42 51-85 76-127 5 42 8 85 12 127-29 0-58 0-88 0z"><text:p/></draw:path><draw:path draw:style-name="gr3" draw:text-style-name="P5" svg:width="0.0732in" svg:height="0.0728in" svg:x="3.6256in" svg:y="0.0394in" svg:viewBox="0 0 187 186" svg:d="M93 83c-25-26-51-52-77-77-5-5-5-6-8-6-5 0-8 3-8 8 0 2 0 3 4 7 27 27 52 52 78 79-26 25-51 51-78 77-4 4-4 5-4 7 0 5 3 8 8 8 3 0 3 0 8-6 26-25 51-50 76-75 27 26 54 52 81 79 1 1 3 2 5 2 6 0 9-3 9-8-1-1 0-2-2-4-27-27-62-61-81-80 24-25 48-48 71-72 2-2 8-7 10-9 0-1 2-3 2-5 0-5-3-8-9-8-2 0-4 1-9 6-25 25-50 51-76 77z"><text:p/></draw:path><draw:path draw:style-name="gr3" draw:text-style-name="P5" svg:width="0.1083in" svg:height="0.1035in" svg:x="3.7618in" svg:y="0.0098in" svg:viewBox="0 0 276 264" svg:d="M46 233c-4 16-4 19-35 19-7 0-11 0-11 8 0 4 3 4 11 4 46 0 91 0 137 0 62 0 107-46 107-84 0-28-22-50-59-55 39-7 80-36 80-72 0-29-25-53-71-53-43 0-87 0-130 0-8 0-11 0-11 8 0 3 3 3 10 3 1 0 8 0 15 1s10 1 10 7c0 1 0 2-1 6-18 70-34 139-52 208zM104 122c8-32 17-64 25-96 3-14 3-15 21-15 16 0 33 0 49 0 34 0 42 23 42 41 0 34-33 70-80 70-19 0-38 0-57 0zM87 252c-6 0-7 0-9-1-3 0-4 0-4-3 0-2 0-3 1-9 9-37 18-72 27-108 24 0 49 0 73 0 37 0 45 29 45 45 0 39-35 76-80 76-18 0-36 0-53 0z"><text:p/></draw:path><draw:path draw:style-name="gr3" draw:text-style-name="P5" svg:width="0.0346in" svg:height="0.1516in" svg:x="3.8874in" svg:y="0in" svg:viewBox="0 0 89 386" svg:d="M89 194c0-31-4-77-25-121-23-48-56-73-61-73-2 0-3 1-3 4 0 2 0 2 7 9 38 38 60 99 60 181 0 66-14 134-63 182-4 5-4 6-4 7 0 2 1 3 3 3 5 0 39-26 62-75 20-43 24-85 24-117z"><text:p/></draw:path><draw:path draw:style-name="gr3" draw:text-style-name="P5" svg:width="0.0839in" svg:height="0.0941in" svg:x="3.9799in" svg:y="0.0232in" svg:viewBox="0 0 214 240" svg:d="M214 85c0-59-59-85-106-85-51 0-108 28-108 85 0 47 0 94 0 142 0 6 0 13 8 13 7 0 7-7 7-13 0-48 0-94 0-141 0-57 63-71 93-71 16 0 40 5 61 18 30 19 30 43 30 54 0 46 0 93 0 140 0 6 0 13 8 13 7 0 7-7 7-13 0-48 0-95 0-142z"><text:p/></draw:path><draw:path draw:style-name="gr3" draw:text-style-name="P5" svg:width="0.0346in" svg:height="0.1516in" svg:x="4.122in" svg:y="0in" svg:viewBox="0 0 89 386" svg:d="M89 383c0-1 0-2-7-9-48-48-60-122-60-180 0-67 14-136 63-184 4-4 4-4 4-6 0-3-1-4-3-4-5 0-39 26-62 76-20 42-24 85-24 118 0 29 4 77 25 120 23 47 56 72 61 72 2 0 3-1 3-3z"><text:p/></draw:path><draw:path draw:style-name="gr3" draw:text-style-name="P5" svg:width="0.1039in" svg:height="0.1087in" svg:x="4.1713in" svg:y="0.0043in" svg:viewBox="0 0 265 277" svg:d="M55 232c-15 27-30 32-47 33-5 0-8 0-8 8 0 2 2 4 4 4 11 0 23-2 34-2 13 0 27 2 39 2 2 0 7 0 7-7 0-5-4-5-6-5-9-1-19-4-19-14 0-5 3-9 6-14 10-17 20-33 30-50 31 0 64 0 96 0 1 9 7 62 7 65 0 12-21 13-29 13-4 0-8 0-8 8 0 4 4 4 5 4 15 0 32-2 48-2 10 0 35 2 44 2 3 0 7 0 7-9 0-3-4-3-9-3-24 0-24-3-25-14-8-80-15-162-23-242-1-8-1-9-8-9-6 0-8 2-10 7-45 74-90 150-135 225zM102 175c26-42 51-85 76-127 5 42 8 85 12 127-29 0-58 0-88 0z"><text:p/></draw:path><draw:path draw:style-name="gr3" draw:text-style-name="P5" svg:width="0.0732in" svg:height="0.0728in" svg:x="4.3362in" svg:y="0.0394in" svg:viewBox="0 0 187 186" svg:d="M93 83c-25-26-51-52-77-77-5-5-5-6-8-6-5 0-8 3-8 8 0 2 1 3 4 7 27 27 52 52 78 79-26 25-51 51-78 77-3 4-4 5-4 7 0 5 3 8 8 8 3 0 3 0 8-6 26-25 52-50 77-75 27 26 53 52 80 79 1 1 3 2 6 2 5 0 8-3 8-8 0-1 0-2-1-4-1 0-63-61-82-80 24-25 48-48 71-72 2-2 8-7 10-9 0-1 2-3 2-5 0-5-3-8-8-8-3 0-5 1-10 6-25 25-50 51-76 77z"><text:p/></draw:path><draw:path draw:style-name="gr3" draw:text-style-name="P5" svg:width="0.1079in" svg:height="0.1102in" svg:x="4.4736in" svg:y="0.0071in" svg:viewBox="0 0 275 281" svg:d="M275 3c0-1-1-3-4-3-2 0-3 0-6 4-9 10-19 20-27 30-4-5-21-34-64-34-87 0-174 85-174 175 0 64 46 106 104 106 35 0 64-16 84-33 36-32 43-68 43-69 0-3-3-2-4-3-3 0-5 0-6 3-3 11-12 39-38 62-28 21-52 27-72 27-35 0-76-19-76-80 0-22 9-85 47-130 24-27 60-46 94-46 40 0 63 30 63 75 0 15-1 14-1 19 0 3 4 4 5 4 6 0 6-1 8-8 7-33 16-66 24-99z"><text:p/></draw:path><draw:path draw:style-name="gr3" draw:text-style-name="P5" svg:width="0.0346in" svg:height="0.1516in" svg:x="4.5945in" svg:y="0in" svg:viewBox="0 0 89 386" svg:d="M89 194c0-31-3-77-25-121-23-48-56-73-61-73-2 0-3 1-3 4 0 2 0 2 8 9 37 38 59 99 59 181 0 66-14 134-62 182-5 5-5 6-5 7 0 2 1 3 3 3 5 0 40-26 62-75 20-43 24-85 24-117z"><text:p/></draw:path><draw:path draw:style-name="gr3" draw:text-style-name="P5" svg:width="0.1346in" svg:height="0.0831in" svg:x="0.0012in" svg:y="0.2626in" svg:viewBox="0 0 343 212" svg:d="M329 152c6 0 14 0 14-8s-8-8-14-8c-82 0-164 0-245 0-17-14-37-24-49-29 13-7 33-17 49-30 81 0 163 0 245 0 6 0 14 0 14-8 0-7-8-7-14-7-76 0-152 0-228 0 19-19 39-53 39-58 0-4-6-4-8-4-3 0-6 0-7 3-8 15-19 36-45 58-26 24-51 34-72 39-7 3-7 3-8 5 0 1 0 1 0 2s0 1 0 2h1c1 1 1 1 9 3 52 16 90 51 112 93 4 7 4 7 10 7 2 0 8 0 8-4s-20-39-39-56c76 0 152 0 228 0z"><text:p/></draw:path><draw:path draw:style-name="gr3" draw:text-style-name="P5" svg:width="0.1346in" svg:height="0.0831in" svg:x="0.128in" svg:y="0.2626in" svg:viewBox="0 0 343 212" svg:d="M260 77c16 13 36 23 48 30-13 5-33 15-48 29-82 0-164 0-246 0-6 0-14 0-14 8s8 8 13 8c76 0 153 0 229 0-19 17-39 52-39 56s6 4 8 4c3 0 6 0 7-3 9-14 20-34 44-57 27-23 53-34 73-40 6-2 7-3 8-3 0-1 0-1 0-2s0-1 0-2l-1-2c-1 0-1-1-9-3-51-15-90-50-112-92-4-8-4-8-10-8-2 0-8 0-8 4 0 5 20 39 39 58-76 0-153 0-229 0-5 0-13 0-13 7 0 8 8 8 14 8 82 0 164 0 246 0z"><text:p/></draw:path><draw:path draw:style-name="gr3" draw:text-style-name="P5" svg:width="0.0819in" svg:height="0.0669in" svg:x="1.0378in" svg:y="0.2768in" svg:viewBox="0 0 209 171" svg:d="M92 22c15 0 30 0 44 0-13 57-16 75-16 100 0 6 0 17 3 30 3 16 8 19 13 19 8 0 17-7 17-15 0-2 0-3-2-9-12-27-12-52-12-63 0-20 3-41 7-62 15 0 30 0 44 0 5 0 19 0 19-12 0-10-8-10-15-10-43 0-87 0-130 0-8 0-23 0-40 19-14 14-24 32-24 34 0 1 0 4 5 4 3 0 4-2 6-4 19-31 42-31 49-31 8 0 15 0 22 0-12 47-33 94-49 129-3 6-3 6-3 10 0 7 6 10 11 10 12 0 15-10 19-25 6-18 6-18 10-38 8-29 15-57 22-86z"><text:p/></draw:path><draw:path draw:style-name="gr3" draw:text-style-name="P5" svg:width="0.0382in" svg:height="0.0701in" svg:x="1.1319in" svg:y="0.2945in" svg:viewBox="0 0 98 179" svg:d="M62 8c0-8-2-8-9-8-18 17-42 18-53 18 0 3 0 5 0 8 7 0 24 0 40-6 0 46 0 91 0 137 0 9 0 12-28 12-3 0-7 0-10 0 0 4 0 7 0 10 5 0 38-1 47-1s43 1 49 1c0-3 0-6 0-10-3 0-7 0-10 0-26 0-26-3-26-12 0-49 0-100 0-149z"><text:p/></draw:path><draw:path draw:style-name="gr3" draw:text-style-name="P5" svg:width="0.0346in" svg:height="0.1516in" svg:x="1.2039in" svg:y="0.228in" svg:viewBox="0 0 89 386" svg:d="M89 383c0-1 0-2-7-9-48-48-60-122-60-180 0-67 14-136 63-184 4-4 4-4 4-6 0-3-1-4-3-4-5 0-40 26-62 76-20 42-24 85-24 118 0 29 3 77 25 120 23 48 56 72 61 72 2 0 3-1 3-3z"><text:p/></draw:path><draw:path draw:style-name="gr3" draw:text-style-name="P5" svg:width="0.0752in" svg:height="0.0685in" svg:x="1.2524in" svg:y="0.2752in" svg:viewBox="0 0 192 175" svg:d="M118 54c2-10 11-45 38-45 1 0 11 0 19 5-11 1-19 11-19 20 0 7 5 14 16 14 7 0 20-7 20-23 0-19-23-25-36-25-22 0-36 21-41 30-9-26-30-30-41-30-40 0-62 51-62 59 0 5 3 5 4 5 4 0 5-1 5-5 13-40 38-50 52-50 7 0 20 3 20 25 0 12-6 39-20 93-6 24-20 40-37 40-2 0-11 0-20-5 10-2 19-10 19-21 0-10-9-13-14-13-12 0-21 10-21 22 0 17 19 25 36 25 26 0 40-26 41-29 4 15 18 29 42 29 39 0 61-50 61-59 0-4-3-4-4-4-4 0-4 1-6 5-13 40-39 50-51 50-15 0-21-13-21-26 0-8 2-17 6-33 5-18 9-36 14-54z"><text:p/></draw:path><draw:path draw:style-name="gr3" draw:text-style-name="P5" svg:width="0.035in" svg:height="0.1516in" svg:x="1.3433in" svg:y="0.228in" svg:viewBox="0 0 90 386" svg:d="M90 194c0-31-4-77-25-121-23-48-57-73-61-73-2 0-4 1-4 4 0 2 0 2 8 9 37 38 59 99 59 181 0 66-14 134-62 182-5 5-5 6-5 7 0 2 2 3 4 3 4 0 39-26 62-75 20-43 24-85 24-117z"><text:p/></draw:path><draw:path draw:style-name="gr3" draw:text-style-name="P5" svg:width="0.0752in" svg:height="0.0878in" svg:x="1.4492in" svg:y="0.2598in" svg:viewBox="0 0 192 224" svg:d="M179 120c7 0 13 0 13-8 0-7-6-7-13-7-55 0-109 0-164 0 5-52 50-90 104-90 20 0 40 0 60 0 7 0 13 0 13-7 0-8-6-8-13-8-20 0-40 0-60 0-66 0-119 50-119 112s53 112 119 112c20 0 40 0 60 0 7 0 13 0 13-7 0-8-6-8-13-8-20 0-40 0-60 0-54 0-99-37-104-89 55 0 109 0 164 0z"><text:p/></draw:path><draw:path draw:style-name="gr3" draw:text-style-name="P5" svg:width="0.1039in" svg:height="0.1087in" svg:x="1.5854in" svg:y="0.2335in" svg:viewBox="0 0 265 277" svg:d="M55 232c-15 27-30 32-47 33-5 0-8 0-8 8 0 2 2 4 4 4 11 0 23-2 34-2 13 0 26 2 39 2 2 0 7 0 7-7 0-5-4-5-6-5-9-1-19-4-19-14 0-5 3-9 6-14 10-17 20-33 30-50 31 0 64 0 96 0 1 9 7 62 7 65 0 12-21 13-29 13-5 0-8 0-8 8 0 4 4 4 5 4 15 0 32-2 48-2 10 0 35 2 44 2 3 0 7 0 7-9 0-3-4-3-9-3-24 0-24-3-25-14-8-80-15-162-23-242-1-8-1-9-8-9-6 0-8 2-10 7-45 74-90 150-135 225zM102 175c26-42 51-85 76-127 5 42 8 85 12 127-29 0-58 0-88 0z"><text:p/></draw:path><draw:path draw:style-name="gr3" draw:text-style-name="P5" svg:width="0.0846in" svg:height="0.0941in" svg:x="1.7362in" svg:y="0.2512in" svg:viewBox="0 0 216 240" svg:d="M117 9c-4-7-6-9-9-9-5 0-6 3-9 9-32 71-64 144-96 215-2 6-3 6-3 8 0 5 4 8 9 8 2 0 5 0 9-8 29-68 60-136 90-204 31 68 60 136 91 204 3 8 7 8 9 8 4 0 8-3 8-8-2-2 0-1-3-5-32-73-65-146-96-218z"><text:p/></draw:path><draw:path draw:style-name="gr3" draw:text-style-name="P5" svg:width="0.0819in" svg:height="0.0669in" svg:x="1.8673in" svg:y="0.2768in" svg:viewBox="0 0 209 171" svg:d="M92 22c15 0 29 0 43 0-12 57-15 75-15 100 0 6 0 17 2 30 4 16 9 19 14 19 8 0 16-7 16-15 0-2 0-3-2-9-11-27-11-52-11-63 0-20 3-41 7-62 15 0 30 0 44 0 5 0 19 0 19-12 0-10-9-10-15-10-43 0-87 0-130 0-9 0-23 0-41 19-13 14-23 32-23 34 0 1 0 4 4 4s5-2 7-4c19-31 41-31 48-31 8 0 16 0 23 0-13 47-34 94-49 129-3 6-3 6-3 10 0 7 5 10 11 10 11 0 14-10 18-25 6-18 6-18 11-38 8-29 15-57 22-86z"><text:p/></draw:path><draw:path draw:style-name="gr3" draw:text-style-name="P5" svg:width="0.0469in" svg:height="0.0701in" svg:x="1.9567in" svg:y="0.2945in" svg:viewBox="0 0 120 179" svg:d="M120 130c-3 0-6 0-9 0-1 6-3 22-8 25-2 1-23 1-26 1-17 0-33 0-50 0 29-25 38-32 54-45 20-16 39-33 39-58 0-33-29-53-63-53s-57 23-57 48c0 14 12 16 14 16 7 0 15-5 15-14 0-6-2-15-16-15 9-20 27-25 40-25 26 0 40 21 40 43 0 23-16 42-25 52-22 22-43 42-65 64-3 3-3 3-3 10 37 0 75 0 112 0 2-16 6-33 8-49z"><text:p/></draw:path><draw:path draw:style-name="gr3" draw:text-style-name="P5" svg:width="0.035in" svg:height="0.1516in" svg:x="2.0335in" svg:y="0.228in" svg:viewBox="0 0 90 386" svg:d="M90 383c0-1 0-2-6-9-49-48-61-122-61-180 0-67 14-136 62-184 5-4 5-4 5-6 0-3-2-4-4-4-4 0-39 26-62 76-19 42-24 85-24 118 0 29 4 77 25 120 24 48 57 72 61 72 2 0 4-1 4-3z"><text:p/></draw:path><draw:path draw:style-name="gr3" draw:text-style-name="P5" svg:width="0.0752in" svg:height="0.0685in" svg:x="2.0819in" svg:y="0.2752in" svg:viewBox="0 0 192 175" svg:d="M119 54c2-10 11-45 37-45 2 0 12 0 20 5-11 1-19 11-19 20 0 7 5 14 15 14 8 0 20-7 20-23 0-19-22-25-35-25-23 0-36 21-40 30-10-26-31-30-42-30-41 0-63 51-63 59 0 5 3 4 4 5 4 0 5-1 6-5 13-40 38-50 52-50 7 0 21 3 21 25 0 12-7 39-21 93-6 24-20 40-37 40-2 0-11 0-19-5 9-2 18-10 18-21 0-10-9-13-14-13-12 0-22 10-22 22 0 17 20 25 36 25 27 0 40-26 41-29 5 15 19 29 42 29 39 0 61-50 61-59 0-4-3-4-4-4-3 0-4 1-4 5-14 40-40 50-52 50-16 0-21-13-21-26 0-8 2-17 7-33 4-18 8-36 13-54z"><text:p/></draw:path><draw:path draw:style-name="gr3" draw:text-style-name="P5" svg:width="0.035in" svg:height="0.1516in" svg:x="2.1732in" svg:y="0.228in" svg:viewBox="0 0 90 386" svg:d="M90 194c0-31-4-77-26-121-23-48-56-73-60-73-3 0-4 1-4 4 0 2 0 2 8 9 37 38 59 99 59 181 0 66-14 134-62 182-5 5-5 6-5 7 0 2 1 3 4 3 4 0 39-26 61-75 20-43 25-85 25-117z"><text:p/></draw:path><draw:path draw:style-name="gr3" draw:text-style-name="P5" svg:width="0.076in" svg:height="0.0878in" svg:x="2.2783in" svg:y="0.2598in" svg:viewBox="0 0 194 224" svg:d="M180 120c7 0 14 0 14-8 0-7-7-7-14-7-55 0-109 0-164 0 5-52 50-90 104-90 20 0 41 0 60 0 7 0 14 0 14-7 0-8-7-8-14-8-21 0-40 0-61 0-66 0-119 50-119 112s53 112 119 112c21 0 40 0 61 0 7 0 14 0 14-7 0-8-7-8-14-8-19 0-40 0-60 0-54 0-99-37-104-89 55 0 109 0 164 0z"><text:p/></draw:path><draw:path draw:style-name="gr3" draw:text-style-name="P5" svg:width="0.035in" svg:height="0.1516in" svg:x="2.4248in" svg:y="0.228in" svg:viewBox="0 0 90 386" svg:d="M90 383c0-1 0-2-6-9-49-48-62-122-62-180 0-67 15-136 63-184 5-4 5-4 5-6 0-3-2-4-4-4-5 0-39 26-62 76-20 42-24 85-24 118 0 29 4 77 25 120 23 48 56 72 61 72 2 0 4-1 4-3z"><text:p/></draw:path><draw:path draw:style-name="gr3" draw:text-style-name="P5" svg:width="0.1083in" svg:height="0.1035in" svg:x="2.4756in" svg:y="0.2386in" svg:viewBox="0 0 276 264" svg:d="M45 233c-3 16-4 19-35 19-7 0-10 0-10 8 0 4 3 4 10 4 46 0 92 0 138 0 61 0 107-46 107-84 0-28-23-50-60-55 40-7 81-36 81-72 0-29-26-53-73-53-42 0-86 0-129 0-8 0-11 0-11 8 0 3 3 3 11 3 4 0 7 0 14 1s11 1 11 7c0 1-1 2-2 6-18 70-34 139-52 208zM103 122c8-32 17-64 25-96 3-14 4-15 20-15 17 0 33 0 50 0 34 0 43 23 43 41 0 34-34 70-82 70-18 0-37 0-56 0zM86 252c-6 0-6 0-8-1-4 0-5 0-5-3 0-2 0-3 2-9 9-37 17-72 26-108 24 0 49 0 73 0 37 0 45 29 45 45 0 39-34 76-80 76-18 0-36 0-53 0z"><text:p/></draw:path><draw:path draw:style-name="gr3" draw:text-style-name="P5" svg:width="0.0846in" svg:height="0.0941in" svg:x="2.6339in" svg:y="0.2512in" svg:viewBox="0 0 216 240" svg:d="M216 85c0-59-60-85-108-85-51 0-108 28-108 85 0 47 0 94 0 142 0 6 0 13 9 13 7 0 7-7 7-13 0-48 0-94 0-141 0-57 63-71 92-71 17 0 42 5 62 18 30 19 30 43 30 54 0 46 0 93 0 140 0 6 0 13 8 13s8-7 8-13c0-48 0-95 0-142z"><text:p/></draw:path><draw:path draw:style-name="gr3" draw:text-style-name="P5" svg:width="0.1079in" svg:height="0.1102in" svg:x="2.7685in" svg:y="0.2354in" svg:viewBox="0 0 275 281" svg:d="M275 3c0-1-1-3-4-3-2 0-3 0-7 4-9 10-18 20-26 30-4-5-21-34-64-34-87 0-174 85-174 175 0 64 46 106 104 106 35 0 64-16 84-33 36-32 43-68 43-69 0-3-3-2-4-3-3 0-5 0-6 3-3 11-12 39-38 62-28 21-52 27-72 27-35 0-76-19-76-80 0-22 8-85 47-130 24-27 60-46 94-46 40 0 63 30 63 75 0 15-1 14-1 19 0 3 4 4 5 4 6 0 6-1 7-8 8-33 16-66 25-99z"><text:p/></draw:path><draw:path draw:style-name="gr3" draw:text-style-name="P5" svg:width="0.0346in" svg:height="0.1516in" svg:x="2.8894in" svg:y="0.228in" svg:viewBox="0 0 89 386" svg:d="M89 194c0-31-3-77-25-121-23-48-56-73-61-73-2 0-3 1-3 4 0 2 0 2 8 9 37 38 59 99 59 181 0 66-14 134-63 182-4 5-4 6-4 7 0 2 1 3 3 3 5 0 40-26 62-75 20-43 24-85 24-117z"><text:p/></draw:path><draw:path draw:style-name="gr3" draw:text-style-name="P5" svg:width="0.1346in" svg:height="0.0787in" svg:x="2.9909in" svg:y="0.2646in" svg:viewBox="0 0 343 201" svg:d="M329 109c8 0 14 0 14-8 0-7-6-7-14-7-96 0-192 0-287 0 21-17 32-33 35-38 18-26 20-50 20-52 0-4-5-4-8-4-7 0-7 1-8 8-8 37-32 70-76 88-4 2-5 2-5 5 0 2 2 4 5 5 41 16 66 47 76 90 1 4 1 5 8 5 3 0 8 0 8-4 0-1-4-25-20-51-8-12-19-25-35-37 95 0 191 0 287 0z"><text:p/></draw:path><draw:path draw:style-name="gr3" draw:text-style-name="P5" svg:width="0.1346in" svg:height="0.0787in" svg:x="3.1173in" svg:y="0.2646in" svg:viewBox="0 0 343 201" svg:d="M301 109c-21 15-32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5" svg:width="0.0752in" svg:height="0.0685in" svg:x="3.3075in" svg:y="0.2752in" svg:viewBox="0 0 192 175" svg:d="M118 54c3-10 12-45 38-45 2 0 11 0 20 5-11 1-19 11-19 20 0 7 5 14 15 14 8 0 20-7 20-23 0-19-23-25-35-25-23 0-36 21-40 30-10-26-31-30-42-30-41 0-63 51-63 59 0 5 3 4 4 5 4 0 5-1 6-5 13-40 38-50 52-50 7 0 21 3 21 25 0 12-7 39-21 93-7 24-20 40-37 40-3 0-12 0-19-5 9-2 18-10 18-21 0-10-9-13-14-13-12 0-22 10-22 22 0 17 20 25 36 25 26 0 40-26 41-29 4 15 19 29 42 29 39 0 61-50 61-59 0-4-3-4-4-4-3 0-4 1-4 5-14 40-40 50-52 50-16 0-22-13-22-26 0-8 3-17 6-33 5-18 9-36 14-54z"><text:p/></draw:path><draw:path draw:style-name="gr3" draw:text-style-name="P5" svg:width="0.0752in" svg:height="0.0878in" svg:x="3.4449in" svg:y="0.2598in" svg:viewBox="0 0 192 224" svg:d="M179 120c7 0 13 0 13-8 0-7-6-7-13-7-55 0-109 0-164 0 5-52 50-90 104-90 20 0 40 0 60 0 7 0 13 0 13-7 0-8-6-8-13-8-20 0-40 0-60 0-67 0-119 50-119 112s52 112 119 112c20 0 40 0 60 0 7 0 13 0 13-7 0-8-6-8-13-8-20 0-40 0-60 0-54 0-99-37-104-89 55 0 109 0 164 0z"><text:p/></draw:path><draw:path draw:style-name="gr3" draw:text-style-name="P5" svg:width="0.035in" svg:height="0.1516in" svg:x="3.5909in" svg:y="0.228in" svg:viewBox="0 0 90 386" svg:d="M90 383c0-1 0-2-6-9-49-48-61-122-61-180 0-67 14-136 62-184 5-4 5-4 5-6 0-3-2-4-4-4-4 0-39 26-62 76-20 42-24 85-24 118 0 29 4 77 25 120 23 48 57 72 61 72 2 0 4-1 4-3z"><text:p/></draw:path><draw:path draw:style-name="gr3" draw:text-style-name="P5" svg:width="0.1039in" svg:height="0.1087in" svg:x="3.6406in" svg:y="0.2335in" svg:viewBox="0 0 265 277" svg:d="M56 232c-15 27-31 32-47 33-5 0-9 0-9 8 0 2 2 4 5 4 10 0 22-2 33-2 14 0 27 2 39 2 2 0 8 0 8-7 0-5-4-5-7-5-9-1-18-4-18-14 0-5 3-9 6-14 10-17 19-33 29-50 33 0 64 0 97 0 0 9 6 62 6 65 0 12-20 13-28 13-5 0-8 0-8 8 0 4 3 3 4 4 17 0 33-2 48-2 10 0 35 2 44 2 3 0 7 0 7-9 0-3-3-3-9-3-23 0-23-3-24-14-8-80-16-162-24-242-1-8-1-9-8-9-5 0-8 2-10 7-45 74-89 150-134 225zM102 175c26-42 51-85 76-127 5 42 9 85 13 127-29 0-59 0-89 0z"><text:p/></draw:path><draw:path draw:style-name="gr3" draw:text-style-name="P5" svg:width="0.0732in" svg:height="0.0728in" svg:x="3.8055in" svg:y="0.2677in" svg:viewBox="0 0 187 186" svg:d="M93 83c-25-26-51-52-77-77-4-5-5-6-8-6-4 0-8 3-8 8 0 2 1 3 5 7 26 27 52 52 77 79-25 25-51 51-77 77-4 4-5 5-5 7 0 5 4 8 8 8 3 0 4 0 8-6 26-25 52-50 77-75 27 26 54 52 81 79 1 1 3 2 5 2 5 0 8-3 8-8 0-1 0-2-1-4-28-27-62-61-82-80 25-25 48-48 72-72 1-2 8-7 9-9 1-1 2-3 2-5 0-5-3-8-8-8-3 0-4 1-9 6-25 25-51 51-77 77z"><text:p/></draw:path><draw:path draw:style-name="gr3" draw:text-style-name="P5" svg:width="0.1083in" svg:height="0.1035in" svg:x="3.9417in" svg:y="0.2386in" svg:viewBox="0 0 276 264" svg:d="M45 233c-3 16-4 19-35 19-7 0-10 0-10 8 0 4 3 4 10 4 46 0 92 0 138 0 61 0 107-46 107-84 0-28-23-50-60-55 40-7 81-36 81-72 0-29-25-53-73-53-42 0-86 0-129 0-7 0-11 0-11 8 0 3 3 3 11 3 1 0 7 0 14 1 8 1 11 1 11 7 0 1 0 2-2 6-18 70-34 139-52 208zM103 122c8-32 17-64 25-96 3-14 4-15 20-15 17 0 35 0 51 0 33 0 42 23 42 41 0 34-33 70-80 70-19 0-39 0-58 0zM87 252c-6 0-7 0-9-1-4 0-5 0-5-3 0-2 0-3 2-9 9-37 17-72 26-108 24 0 50 0 74 0 36 0 44 29 44 45 0 39-34 76-80 76-18 0-35 0-52 0z"><text:p/></draw:path><draw:path draw:style-name="gr3" draw:text-style-name="P5" svg:width="0.035in" svg:height="0.1516in" svg:x="4.0669in" svg:y="0.228in" svg:viewBox="0 0 90 386" svg:d="M90 194c0-31-4-77-25-121-23-48-57-73-61-73-2 0-4 1-4 4 0 2 0 2 8 9 37 38 60 99 60 181 0 66-14 134-63 182-5 5-5 6-5 7 0 2 2 3 4 3 4 0 39-26 62-75 20-43 24-85 24-117z"><text:p/></draw:path><draw:path draw:style-name="gr3" draw:text-style-name="P5" svg:width="0.0846in" svg:height="0.0941in" svg:x="4.1594in" svg:y="0.2512in" svg:viewBox="0 0 216 240" svg:d="M117 9c-4-7-6-9-9-9-5 0-7 3-9 9-32 71-64 144-96 215-2 6-3 6-3 8 0 5 4 8 8 8 3 0 6 0 10-8 29-68 60-136 90-204 31 68 60 136 91 204 3 8 7 8 9 8 4 0 8-3 8-8-2-2 0-1-3-5-32-73-65-146-96-218z"><text:p/></draw:path><draw:path draw:style-name="gr3" draw:text-style-name="P5" svg:width="0.035in" svg:height="0.1516in" svg:x="4.3016in" svg:y="0.228in" svg:viewBox="0 0 90 386" svg:d="M90 383c0-1 0-2-6-9-49-48-61-122-61-180 0-67 14-136 62-184 5-4 5-4 5-6 0-3-2-4-4-4-4 0-39 26-62 76-20 42-24 85-24 118 0 29 4 77 25 120 24 48 57 72 61 72 2 0 4-1 4-3z"><text:p/></draw:path><draw:path draw:style-name="gr3" draw:text-style-name="P5" svg:width="0.0752in" svg:height="0.0685in" svg:x="4.35in" svg:y="0.2752in" svg:viewBox="0 0 192 175" svg:d="M119 54c2-10 11-45 37-45 2 0 12 0 20 5-11 1-19 11-19 20 0 7 5 14 15 14 8 0 20-7 20-23 0-19-22-25-35-25-23 0-36 21-40 30-10-26-31-30-42-30-41 0-63 51-63 59 0 5 3 4 4 5 4 0 5-1 6-5 13-40 38-50 52-50 7 0 21 3 21 25 0 12-7 39-21 93-7 24-20 40-37 40-2 0-11 0-19-5 9-2 18-10 18-21 0-10-9-13-14-13-12 0-22 10-22 22 0 17 20 25 36 25 27 0 40-26 41-29 4 15 19 29 42 29 39 0 61-50 61-59 0-4-3-4-4-4-3 0-4 1-4 5-14 40-40 50-52 50-16 0-21-13-21-26 0-8 2-17 7-33 4-18 8-36 13-54z"><text:p/></draw:path><draw:path draw:style-name="gr3" draw:text-style-name="P5" svg:width="0.0752in" svg:height="0.0878in" svg:x="4.4878in" svg:y="0.2598in" svg:viewBox="0 0 192 224" svg:d="M179 120c7 0 13 0 13-8 0-7-6-7-13-7-55 0-109 0-164 0 5-52 50-90 104-90 20 0 40 0 60 0 7 0 13 0 13-7 0-8-6-8-13-8-20 0-40 0-60 0-66 0-119 50-119 112s53 112 119 112c20 0 40 0 60 0 7 0 13 0 13-7 0-8-6-8-13-8-20 0-40 0-60 0-54 0-99-37-104-89 55 0 109 0 164 0z"><text:p/></draw:path><draw:path draw:style-name="gr3" draw:text-style-name="P5" svg:width="0.1039in" svg:height="0.1087in" svg:x="4.6244in" svg:y="0.2335in" svg:viewBox="0 0 265 277" svg:d="M55 232c-15 27-30 32-47 33-5 0-8 0-8 8 0 2 2 4 4 4 11 0 23-2 34-2 13 0 26 2 39 2 2 0 7 0 7-7 0-5-4-5-6-5-9-1-19-4-19-14 0-5 3-9 6-14 10-17 20-33 30-50 31 0 64 0 96 0 1 9 7 62 7 65 0 12-21 13-29 13-4 0-8 0-8 8 0 4 4 4 5 4 15 0 32-2 48-2 10 0 35 2 44 2 3 0 7 0 7-9 0-3-4-3-9-3-24 0-24-3-25-14-8-80-15-162-23-242-1-8-1-9-8-9-6 0-8 2-10 7-45 74-90 150-135 225zM102 175c26-42 51-85 76-127 5 42 8 85 12 127-29 0-58 0-88 0z"><text:p/></draw:path><draw:path draw:style-name="gr3" draw:text-style-name="P5" svg:width="0.0732in" svg:height="0.0728in" svg:x="4.7894in" svg:y="0.2677in" svg:viewBox="0 0 187 186" svg:d="M93 83c-25-26-51-52-77-77-5-5-5-6-8-6-5 0-8 3-8 8 0 2 1 3 4 7 27 27 52 52 78 79-26 25-51 51-78 77-3 4-4 5-4 7 0 5 3 8 8 8 3 0 3 0 8-6 26-25 52-50 77-75 27 26 53 52 80 79 1 1 3 2 6 2 5 0 8-3 8-8 0-1 0-2-1-4-1 0-63-61-82-80 24-25 48-48 71-72 2-2 8-7 10-9 0-1 2-3 2-5 0-5-3-8-8-8-3 0-5 1-10 6-25 25-50 51-76 77z"><text:p/></draw:path><draw:path draw:style-name="gr3" draw:text-style-name="P5" svg:width="0.1079in" svg:height="0.1102in" svg:x="4.9268in" svg:y="0.2354in" svg:viewBox="0 0 275 281" svg:d="M275 3c0-1-1-3-4-3-2 0-3 0-6 4-9 10-19 20-27 30-4-5-21-34-64-34-87 0-174 85-174 175 0 64 46 106 104 106 35 0 64-16 84-33 36-32 43-68 43-69 0-3-3-2-4-3-3 0-5 0-6 3-3 11-12 39-38 62-28 21-52 27-72 27-35 0-76-19-76-80 0-22 9-85 47-130 24-27 60-46 94-46 40 0 63 30 63 75 0 15-1 14-1 19 0 3 4 4 5 4 6 0 6-1 8-8 7-33 16-66 24-99z"><text:p/></draw:path><draw:path draw:style-name="gr3" draw:text-style-name="P5" svg:width="0.0346in" svg:height="0.1516in" svg:x="5.0472in" svg:y="0.228in" svg:viewBox="0 0 89 386" svg:d="M89 194c0-31-3-77-25-121-23-48-56-73-61-73-2 0-3 1-3 4 0 2 0 2 8 9 37 38 59 99 59 181 0 66-14 134-62 182-5 5-5 6-5 7 0 2 1 3 3 3 5 0 40-26 62-75 20-43 24-85 24-117z"><text:p/></draw:path><draw:path draw:style-name="gr3" draw:text-style-name="P5" svg:width="0.1346in" svg:height="0.0831in" svg:x="0.0012in" svg:y="0.5071in" svg:viewBox="0 0 343 212" svg:d="M329 151c6 0 14 0 14-8s-8-8-14-8c-82 0-164 0-245 0-17-13-37-23-49-29 13-6 33-16 49-30 81 0 163 0 245 0 6 0 14 0 14-8 0-7-8-7-14-7-76 0-152 0-228 0 19-18 39-52 39-57 0-4-6-4-8-4-3 0-6 0-7 3-8 15-19 34-45 58-26 23-51 34-72 39-7 2-7 3-8 3 0 2 0 2 0 3s0 1 0 2l1 1c1 0 1 1 9 3 52 16 90 51 112 93 4 7 4 7 10 7 2 0 8 0 8-4s-20-39-39-57c76 0 152 0 228 0z"><text:p/></draw:path><draw:path draw:style-name="gr3" draw:text-style-name="P5" svg:width="0.1346in" svg:height="0.0831in" svg:x="0.128in" svg:y="0.5071in" svg:viewBox="0 0 343 212" svg:d="M260 76c16 14 36 24 48 30-13 6-33 16-48 29-82 0-164 0-246 0-6 0-14 0-14 8s8 8 13 8c76 0 153 0 229 0-19 18-39 53-39 57s6 4 8 4c3 0 6 0 7-3 9-14 20-35 44-57 27-24 53-34 73-40 6-3 7-3 8-4 0-1 0-1 0-2s0-1 0-3h-1c-1-1-1-1-9-3-51-15-90-50-112-92-4-8-4-8-10-8-2 0-8 0-8 4 0 5 20 39 39 57-76 0-153 0-229 0-5 0-13 0-13 7 0 8 8 8 14 8 82 0 164 0 246 0z"><text:p/></draw:path><draw:path draw:style-name="gr3" draw:text-style-name="P5" svg:width="0.0819in" svg:height="0.0669in" svg:x="0.4705in" svg:y="0.5217in" svg:viewBox="0 0 209 171" svg:d="M91 22c15 0 30 0 44 0-12 57-16 74-16 100 0 6 0 17 3 29 4 17 9 20 14 20 8 0 16-7 16-15 0-2 0-3-2-9-11-27-11-52-11-63 0-21 2-42 6-62 14 0 30 0 44 0 6 0 20 0 20-13 0-9-9-9-15-9-43 0-87 0-130 0-9 0-23 0-41 18-13 15-23 33-23 35 1 1 0 3 4 3s5-1 7-4c19-30 41-30 48-30 8 0 15 0 22 0-12 47-33 94-49 129-2 5-2 6-2 10 0 6 5 10 11 10 11 0 14-11 18-26 6-17 6-18 11-37 7-29 15-57 21-86z"><text:p/></draw:path><draw:path draw:style-name="gr3" draw:text-style-name="P5" svg:width="0.0386in" svg:height="0.0701in" svg:x="0.5642in" svg:y="0.5394in" svg:viewBox="0 0 99 179" svg:d="M62 7c0-7 0-7-8-7-18 17-42 17-54 17 0 3 0 6 0 9 7 0 25 0 40-7 0 46 0 92 0 138 0 9 0 12-27 12-3 0-8 0-11 0 0 4 0 7 0 10 6 0 39-1 49-1 8 0 42 1 48 1 0-3 0-6 0-10-3 0-7 0-10 0-27 0-27-3-27-12 0-50 0-100 0-150z"><text:p/></draw:path><draw:path draw:style-name="gr3" draw:text-style-name="P5" svg:width="0.035in" svg:height="0.1516in" svg:x="0.6362in" svg:y="0.4732in" svg:viewBox="0 0 90 386" svg:d="M90 382c0-1 0-1-6-8-49-49-62-122-62-181 0-68 15-135 63-183 5-4 5-6 5-7 0-2-2-3-4-3-4 0-39 26-62 75-20 43-24 86-24 118 0 30 4 77 25 121 23 47 57 72 61 72 2 0 4-1 4-4z"><text:p/></draw:path><draw:path draw:style-name="gr3" draw:text-style-name="P5" svg:width="0.0752in" svg:height="0.0685in" svg:x="0.6846in" svg:y="0.5201in" svg:viewBox="0 0 192 175" svg:d="M118 54c2-10 12-45 38-45 2 0 11 0 20 4-11 2-19 12-19 21 0 7 5 13 15 13 8 0 20-6 20-22 0-19-23-25-36-25-22 0-35 20-39 30-10-27-31-30-42-30-41 0-63 50-63 59 0 4 3 3 4 4 4 0 5 0 6-4 13-41 38-50 52-50 7 0 21 3 21 25 0 12-7 39-21 93-7 24-20 39-37 39-3 0-12 0-19-4 9-2 17-10 17-21s-8-14-14-14c-11 0-21 11-21 23 0 17 20 25 36 25 26 0 40-28 41-30 4 15 19 30 42 30 39 0 61-50 61-59 0-5-3-5-4-5-3 0-4 2-6 5-12 41-38 50-50 50-16 0-22-12-22-25 0-9 3-17 6-34 5-18 9-35 14-53z"><text:p/></draw:path><draw:path draw:style-name="gr3" draw:text-style-name="P5" svg:width="0.0346in" svg:height="0.1516in" svg:x="0.776in" svg:y="0.4732in" svg:viewBox="0 0 89 386" svg:d="M89 193c0-30-3-77-25-120-23-49-56-73-61-73-2 0-3 1-3 3 0 1 0 3 8 9 37 39 59 100 59 181 0 66-14 134-63 183-4 5-4 5-4 6 0 3 1 4 3 4 5 0 40-26 62-76 20-42 24-84 24-117z"><text:p/></draw:path><draw:path draw:style-name="gr3" draw:text-style-name="P5" svg:width="0.076in" svg:height="0.0878in" svg:x="0.8815in" svg:y="0.5043in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3" draw:text-style-name="P5" svg:width="0.1039in" svg:height="0.1083in" svg:x="1.0177in" svg:y="0.478in" svg:viewBox="0 0 265 276" svg:d="M56 232c-15 25-31 31-47 32-6 1-9 1-9 8 0 2 2 4 5 4 10 0 22-1 33-1 14 0 27 1 39 1 2 0 8 0 8-8 0-3-4-4-7-4-9 0-18-3-18-13 0-5 3-9 6-14 10-17 19-33 29-50 33 0 64 0 97 0 0 8 6 61 6 65 0 11-20 12-28 12-5 0-9 0-9 8 0 4 3 3 5 4 17 0 33-1 48-1 10 0 35 1 44 1 3 0 7 0 7-8 0-4-3-4-9-4-23 0-23-2-25-13-8-80-15-162-23-242-1-8-1-9-8-9-5 0-8 2-10 7-45 74-89 150-134 225zM102 175c26-43 51-85 76-128 5 43 9 85 13 128-29 0-59 0-89 0z"><text:p/></draw:path><draw:path draw:style-name="gr3" draw:text-style-name="P5" svg:width="0.0839in" svg:height="0.0941in" svg:x="1.1689in" svg:y="0.4953in" svg:viewBox="0 0 214 240" svg:d="M117 8c-4-7-6-8-9-8-6 0-7 3-9 8-32 72-65 144-97 216-2 5-2 6-2 8 0 5 3 8 8 8 2 0 5-1 8-8 31-68 61-137 92-206 29 69 60 138 90 206 3 8 8 8 9 8 4 0 7-3 7-8 0-1 0-2-2-6-32-73-64-146-95-218z"><text:p/></draw:path><draw:path draw:style-name="gr3" draw:text-style-name="P5" svg:width="0.0394in" svg:height="0.1819in" svg:x="1.3189in" svg:y="0.4571in" svg:viewBox="0 0 101 463" svg:d="M101 459c0-1-1-2-1-3-18-19-44-51-60-114-9-35-13-75-13-111 0-101 25-173 71-222 3-5 3-5 3-6 0-3-3-3-4-3-6 0-27 23-32 29-40 46-65 116-65 202 0 55 10 132 60 198 5 5 30 34 37 34 1 0 4 0 4-4z"><text:p/></draw:path><draw:path draw:style-name="gr3" draw:text-style-name="P5" svg:width="0.0815in" svg:height="0.0669in" svg:x="1.3697in" svg:y="0.5217in" svg:viewBox="0 0 208 171" svg:d="M91 22c15 0 30 0 44 0-13 57-16 74-16 100 0 6 0 17 3 29 4 17 8 20 14 20 8 0 16-7 16-15 0-2 0-3-2-9-11-27-11-52-11-63 0-21 2-42 6-62 14 0 30 0 44 0 6 0 19 0 19-13 0-9-8-9-16-9-42 0-85 0-128 0-9 0-23 0-41 18-13 15-23 33-23 35 1 1 0 3 4 3s4-1 6-4c20-30 42-30 49-30 8 0 15 0 22 0-12 47-33 94-49 129-3 5-3 6-3 10 0 6 6 10 12 10 11 0 14-11 18-26 6-17 6-18 11-37 7-29 15-57 21-86z"><text:p/></draw:path><draw:path draw:style-name="gr3" draw:text-style-name="P5" svg:width="0.0469in" svg:height="0.0701in" svg:x="1.4591in" svg:y="0.5394in" svg:viewBox="0 0 120 179" svg:d="M120 130c-3 0-7 0-10 0 0 6-3 22-7 24-2 2-23 2-26 2-17 0-34 0-51 0 29-25 39-33 54-45 21-16 40-33 40-58 0-33-29-53-64-53-33 0-56 23-56 48 0 14 12 15 14 15 7 0 15-5 15-15 0-4-3-14-17-14 9-19 28-25 40-25 27 0 41 22 41 44 0 23-16 42-25 52-22 20-44 42-66 63-2 3-2 4-2 11 37 0 74 0 111 0 3-16 6-33 9-49z"><text:p/></draw:path><draw:path draw:style-name="gr3" draw:text-style-name="P5" svg:width="0.0346in" svg:height="0.1516in" svg:x="1.5358in" svg:y="0.4732in" svg:viewBox="0 0 89 386" svg:d="M89 382c0-1 0-1-7-8-47-49-60-122-60-181 0-68 15-135 63-183 4-4 4-6 4-7 0-2-1-3-3-3-5 0-39 26-62 75-20 43-24 86-24 118 0 30 4 77 25 121 23 47 56 72 61 72 2 0 3-1 3-4z"><text:p/></draw:path><draw:path draw:style-name="gr3" draw:text-style-name="P5" svg:width="0.0752in" svg:height="0.0685in" svg:x="1.5843in" svg:y="0.5201in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3" draw:text-style-name="P5" svg:width="0.0346in" svg:height="0.1516in" svg:x="1.6756in" svg:y="0.4732in" svg:viewBox="0 0 89 386" svg:d="M89 193c0-30-4-77-25-120-23-49-56-73-61-73-2 0-3 1-3 3 0 1 0 3 7 9 38 39 60 100 60 181 0 66-14 134-63 183-4 5-4 5-4 6 0 3 1 4 3 4 5 0 39-26 62-76 20-42 24-84 24-117z"><text:p/></draw:path><draw:path draw:style-name="gr3" draw:text-style-name="P5" svg:width="0.076in" svg:height="0.0878in" svg:x="1.7807in" svg:y="0.5043in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3" draw:text-style-name="P5" svg:width="0.1079in" svg:height="0.1035in" svg:x="1.9185in" svg:y="0.4831in" svg:viewBox="0 0 275 264" svg:d="M45 234c-3 15-4 18-35 18-7 0-10 0-10 8 0 4 3 4 10 4 46 0 91 0 137 0 62 0 107-45 107-84 0-27-22-49-59-53 40-8 80-37 80-73 0-29-25-54-72-54-42 0-86 0-129 0-8 0-11 0-11 8 0 4 3 4 11 4 4 0 7 0 14 1 7 0 11 1 11 6 0 2-1 3-2 7-18 70-34 139-52 208zM103 123c8-32 17-65 25-97 3-13 4-14 20-14 17 0 33 0 50 0 34 0 42 23 42 40 0 34-33 71-81 71-18 0-37 0-56 0zM86 252c-6 0-6 0-8 0-4 0-5-1-5-4 0-2 0-2 2-9 9-37 17-72 26-108 24 0 49 0 73 0 37 0 45 29 45 45 0 39-34 76-80 76-18 0-36 0-53 0z"><text:p/></draw:path><draw:path draw:style-name="gr3" draw:text-style-name="P5" svg:width="0.0846in" svg:height="0.0941in" svg:x="2.0772in" svg:y="0.4953in" svg:viewBox="0 0 216 240" svg:d="M117 8c-4-7-6-8-9-8-5 0-7 3-9 8-32 72-64 144-96 216-2 5-3 6-3 8 0 5 4 8 8 8 3 0 6-1 10-8 29-68 60-137 90-206 31 69 60 138 91 206 3 8 7 8 9 8 4 0 8-3 8-8 0-1 0-2-3-6-32-73-65-146-96-218z"><text:p/></draw:path><draw:path draw:style-name="gr3" draw:text-style-name="P5" svg:width="0.0819in" svg:height="0.0669in" svg:x="2.2083in" svg:y="0.5217in" svg:viewBox="0 0 209 171" svg:d="M92 22c15 0 29 0 43 0-12 57-15 74-15 100 0 6 0 17 2 29 4 17 9 20 14 20 8 0 16-7 16-15 0-2 0-3-2-9-11-27-11-52-11-63 0-21 3-42 6-62 14 0 30 0 44 0 6 0 20 0 20-13 0-9-9-9-15-9-43 0-87 0-130 0-9 0-23 0-41 18-13 15-23 33-23 35 1 1 0 3 4 3s5-1 7-4c19-30 41-30 48-30 8 0 15 0 22 0-12 47-33 94-49 129-2 5-2 6-2 10 0 6 5 10 11 10 11 0 14-11 18-26 6-17 6-18 11-37 8-29 15-57 22-86z"><text:p/></draw:path><draw:path draw:style-name="gr3" draw:text-style-name="P5" svg:width="0.0469in" svg:height="0.0701in" svg:x="2.2972in" svg:y="0.5394in" svg:viewBox="0 0 120 179" svg:d="M120 130c-3 0-6 0-9 0-1 6-4 22-8 24-2 2-23 2-26 2-17 0-33 0-50 0 28-25 38-33 54-45 20-16 39-33 39-58 0-33-29-53-64-53-33 0-56 23-56 48 0 14 12 15 14 15 7 0 15-5 15-15 0-4-2-14-16-14 8-19 27-25 40-25 26 0 40 22 40 44 0 23-16 42-25 52-22 20-43 42-65 63-3 3-3 4-3 11 37 0 75 0 112 0 2-16 6-33 8-49z"><text:p/></draw:path><draw:path draw:style-name="gr3" draw:text-style-name="P5" svg:width="0.035in" svg:height="0.1516in" svg:x="2.374in" svg:y="0.4732in" svg:viewBox="0 0 90 386" svg:d="M90 382c0-1 0-1-6-8-49-49-61-122-61-181 0-68 14-135 62-183 5-4 5-6 5-7 0-2-2-3-4-3-4 0-39 26-62 75-20 43-24 86-24 118 0 30 4 77 25 121 24 47 57 72 61 72 2 0 4-1 4-4z"><text:p/></draw:path><draw:path draw:style-name="gr3" draw:text-style-name="P5" svg:width="0.0752in" svg:height="0.0685in" svg:x="2.4224in" svg:y="0.5201in" svg:viewBox="0 0 192 175" svg:d="M118 54c3-10 12-45 38-45 2 0 11 0 20 4-11 2-19 12-19 21 0 7 5 13 15 13 8 0 20-6 20-22 0-19-22-25-35-25-23 0-36 20-40 30-10-27-31-30-42-30-41 0-63 50-63 59 0 4 3 3 4 4 4 0 5 0 6-4 13-41 38-50 52-50 7 0 21 3 21 25 0 12-7 39-21 93-7 24-20 39-37 39-2 0-12 0-19-4 9-2 18-10 18-21s-9-14-14-14c-12 0-22 11-22 23 0 17 20 25 36 25 27 0 40-28 41-30 4 15 19 30 42 30 39 0 61-50 61-59 0-5-3-5-4-5-3 0-4 2-4 5-14 41-40 50-52 50-16 0-21-12-21-25 0-9 2-17 7-34 4-18 7-35 12-53z"><text:p/></draw:path><draw:path draw:style-name="gr3" draw:text-style-name="P5" svg:width="0.035in" svg:height="0.1516in" svg:x="2.5138in" svg:y="0.4732in" svg:viewBox="0 0 90 386" svg:d="M90 193c0-30-4-77-26-120-23-49-56-73-61-73-2 0-3 1-3 3 0 1 0 3 8 9 37 39 59 100 59 181 0 66-14 134-62 183-5 5-5 5-5 6 0 3 1 4 3 4 5 0 40-26 62-76 20-42 25-84 25-117z"><text:p/></draw:path><draw:path draw:style-name="gr3" draw:text-style-name="P5" svg:width="0.076in" svg:height="0.0878in" svg:x="2.6193in" svg:y="0.5043in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3" draw:text-style-name="P5" svg:width="0.1075in" svg:height="0.1106in" svg:x="2.7583in" svg:y="0.4795in" svg:viewBox="0 0 274 282" svg:d="M274 4c0-1 0-4-5-4-1 0-1 1-5 6-9 9-19 19-28 29-3-5-20-35-63-35-86 0-173 86-173 176 0 64 45 106 104 106 35 0 63-16 84-33 36-32 43-67 43-69 0-4-4-4-6-4s-4 1-4 4c-3 11-13 39-40 61-26 22-50 29-70 29-35 0-76-20-76-81 0-22 8-84 46-130 25-27 61-47 95-47 40 0 63 30 63 75 0 15-3 15-3 20 0 3 5 4 7 4 4 0 4-1 7-8 7-33 16-66 24-99z"><text:p/></draw:path><draw:path draw:style-name="gr3" draw:text-style-name="P5" svg:width="0.0394in" svg:height="0.1819in" svg:x="2.8768in" svg:y="0.4571in" svg:viewBox="0 0 101 463" svg:d="M101 231c0-55-10-132-60-198-5-4-30-33-37-33-2 0-4 0-4 3 0 1 1 3 2 5 19 20 44 50 60 112 8 35 12 75 12 111 0 39-4 78-14 117-14 54-37 84-57 106-3 4-2 3-3 5 0 3 2 4 4 4 6 0 28-24 32-29 40-47 65-116 65-203z"><text:p/></draw:path><draw:path draw:style-name="gr3" draw:text-style-name="P5" svg:width="0.1346in" svg:height="0.0787in" svg:x="2.9909in" svg:y="0.5094in" svg:viewBox="0 0 343 201" svg:d="M329 108c8 0 14 0 14-8s-6-8-14-8c-96 0-192 0-287 0 21-15 32-31 35-36 18-27 13-34 20-52 0-4-5-4-8-4-7 0-7 0-8 8-8 37-32 69-76 88-4 1-5 1-5 4 0 2 2 3 5 6 41 16 66 46 76 90 1 4 1 5 8 5 3 0 8 0 8-4 0-1-4-25-20-52-8-11-19-24-35-37 95 0 191 0 287 0z"><text:p/></draw:path><draw:path draw:style-name="gr3" draw:text-style-name="P5" svg:width="0.1346in" svg:height="0.0787in" svg:x="3.1173in" svg:y="0.5094in" svg:viewBox="0 0 343 201" svg:d="M301 108c-21 16-32 33-35 37-16 27-20 51-20 52 0 4 5 4 8 4 7 0 7-1 9-7 9-38 31-71 75-88 4-3 5-4 5-6 0-3-2-3-2-4-18-7-64-26-79-90-1-5-1-6-8-6-3 0-8 0-8 4 0 2 4 26 20 51 8 12 19 25 35 37-95 0-191 0-287 0-6 0-14 0-14 8s8 8 14 8c96 0 192 0 287 0z"><text:p/></draw:path><draw:path draw:style-name="gr3" draw:text-style-name="P5" svg:width="0.0394in" svg:height="0.1819in" svg:x="3.326in" svg:y="0.4571in" svg:viewBox="0 0 101 463" svg:d="M101 459c0-1-1-2-1-3-18-19-44-51-60-114-9-35-13-75-13-111 0-101 25-173 71-222 3-5 3-5 3-6 0-3-3-3-4-3-6 0-27 23-32 29-40 46-65 116-65 202 0 55 10 132 60 198 5 5 30 34 37 34 1 0 4 0 4-4z"><text:p/></draw:path><draw:path draw:style-name="gr3" draw:text-style-name="P5" svg:width="0.0815in" svg:height="0.0669in" svg:x="3.3772in" svg:y="0.5217in" svg:viewBox="0 0 208 171" svg:d="M91 22c15 0 30 0 44 0-13 57-16 74-16 100 0 6 0 17 3 29 4 17 8 20 14 20 8 0 16-7 16-15 0-2 0-3-2-9-11-27-11-52-11-63 0-21 2-42 6-62 14 0 30 0 44 0 6 0 19 0 19-13 0-9-8-9-16-9-42 0-85 0-128 0-9 0-24 0-41 18-13 15-23 33-23 35 1 1 0 3 4 3s4-1 6-4c20-30 42-30 49-30 8 0 15 0 22 0-12 47-33 94-49 129-3 5-3 6-3 10 0 6 6 10 11 10 12 0 15-11 19-26 6-17 6-18 11-37 7-29 15-57 21-86z"><text:p/></draw:path><draw:path draw:style-name="gr3" draw:text-style-name="P5" svg:width="0.0386in" svg:height="0.0701in" svg:x="3.4709in" svg:y="0.5394in" svg:viewBox="0 0 99 179" svg:d="M62 7c0-7-2-7-9-7-17 17-42 17-53 17 0 3 0 6 0 9 7 0 24 0 40-7 0 46 0 92 0 138 0 9 0 12-28 12-3 0-7 0-10 0 0 4 0 7 0 10 5 0 39-1 49-1 7 0 41 1 48 1 0-3 0-6 0-10-3 0-8 0-11 0-26 0-26-3-26-12 0-50 0-100 0-150z"><text:p/></draw:path><draw:path draw:style-name="gr3" draw:text-style-name="P5" svg:width="0.0346in" svg:height="0.1516in" svg:x="3.5429in" svg:y="0.4732in" svg:viewBox="0 0 89 386" svg:d="M89 382c0-1 0-1-7-8-48-49-60-122-60-181 0-68 15-135 63-183 4-4 4-6 4-7 0-2-1-3-3-3-5 0-39 26-62 75-20 43-24 86-24 118 0 30 4 77 25 121 23 47 56 72 61 72 2 0 3-1 3-4z"><text:p/></draw:path><draw:path draw:style-name="gr3" draw:text-style-name="P5" svg:width="0.0752in" svg:height="0.0685in" svg:x="3.5913in" svg:y="0.5201in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3" draw:text-style-name="P5" svg:width="0.0346in" svg:height="0.1516in" svg:x="3.6827in" svg:y="0.4732in" svg:viewBox="0 0 89 386" svg:d="M89 193c0-30-4-77-25-120-23-49-56-73-61-73-2 0-3 1-3 3 0 1 0 3 7 9 38 39 60 100 60 181 0 66-14 134-63 183-4 5-4 5-4 6 0 3 1 4 3 4 5 0 39-26 62-76 20-42 24-84 24-117z"><text:p/></draw:path><draw:path draw:style-name="gr3" draw:text-style-name="P5" svg:width="0.076in" svg:height="0.0878in" svg:x="3.7882in" svg:y="0.5043in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3" draw:text-style-name="P5" svg:width="0.1039in" svg:height="0.1083in" svg:x="3.9244in" svg:y="0.478in" svg:viewBox="0 0 265 276" svg:d="M56 232c-15 25-31 31-48 32-5 1-8 1-8 8 0 2 2 4 5 4 10 0 22-1 33-1 13 0 27 1 39 1 2 0 8 0 8-8 0-3-4-4-7-4-9 0-18-3-18-13 0-5 3-9 5-14 10-17 20-33 30-50 31 0 64 0 96 0 1 8 7 61 7 65 0 11-20 12-28 12-5 0-9 0-9 8 0 4 4 4 5 4 17 0 33-1 48-1 10 0 35 1 44 1 3 0 7 0 7-8 0-4-3-4-9-4-24 0-24-2-25-13-8-80-15-162-23-242-1-8-1-9-8-9-6 0-8 2-10 7-45 74-89 150-134 225zM102 175c26-43 51-85 76-128 5 43 8 85 12 128-29 0-58 0-88 0z"><text:p/></draw:path><draw:path draw:style-name="gr3" draw:text-style-name="P5" svg:width="0.0839in" svg:height="0.0941in" svg:x="4.0756in" svg:y="0.4953in" svg:viewBox="0 0 214 240" svg:d="M117 8c-4-7-6-8-10-8-5 0-6 3-8 8-32 72-65 144-97 216-2 5-2 6-2 8 0 5 3 8 8 8 2 0 5-1 8-8 30-68 61-137 91-206 30 69 60 138 91 206 3 8 8 8 9 8 4 0 7-3 7-8 0-1 0-2-2-6-32-73-64-146-95-218z"><text:p/></draw:path><draw:path draw:style-name="gr3" draw:text-style-name="P5" svg:width="0.0819in" svg:height="0.0669in" svg:x="4.2063in" svg:y="0.5217in" svg:viewBox="0 0 209 171" svg:d="M92 22c15 0 30 0 44 0-13 57-16 74-16 100 0 6 0 17 3 29 3 17 8 20 13 20 8 0 17-7 17-15 0-2 0-3-2-9-12-27-12-52-12-63 0-21 3-42 7-62 15 0 30 0 44 0 5 0 19 0 19-13 0-9-8-9-15-9-43 0-87 0-130 0-8 0-23 0-40 18-14 15-24 33-24 35 2 1 0 3 5 3 3 0 4-1 6-4 19-30 42-30 49-30 8 0 15 0 22 0-12 47-33 94-49 129-3 5-3 6-3 10 0 6 6 10 11 10 12 0 15-11 19-26 6-17 6-18 10-37 8-29 15-57 22-86z"><text:p/></draw:path><draw:path draw:style-name="gr3" draw:text-style-name="P5" svg:width="0.0465in" svg:height="0.0701in" svg:x="4.2961in" svg:y="0.5394in" svg:viewBox="0 0 119 179" svg:d="M119 130c-4 0-6 0-9 0-1 6-3 22-7 24-2 2-23 2-27 2-17 0-33 0-50 0 29-25 38-33 54-45 20-16 39-33 39-58 0-33-29-53-63-53s-56 23-56 48c0 14 11 15 14 15 7 0 15-5 15-15 0-4-3-14-17-14 9-19 28-25 40-25 27 0 41 22 41 44 0 23-17 42-26 52-22 20-43 42-65 63-2 3-2 4-2 11 37 0 74 0 111 0 2-16 6-33 8-49z"><text:p/></draw:path><draw:path draw:style-name="gr3" draw:text-style-name="P5" svg:width="0.0752in" svg:height="0.0878in" svg:x="4.4126in" svg:y="0.5043in" svg:viewBox="0 0 192 224" svg:d="M179 120c7 0 13 0 13-8 0-7-6-7-13-7-55 0-109 0-164 0 5-52 50-90 104-90 20 0 40 0 60 0 7 0 13 0 13-7 0-8-6-8-13-8-21 0-40 0-61 0-66 0-118 50-118 112s52 112 118 112c21 0 40 0 61 0 7 0 13 0 13-7 0-8-6-8-13-8-20 0-40 0-60 0-54 0-99-37-104-89 55 0 109 0 164 0z"><text:p/></draw:path><draw:path draw:style-name="gr3" draw:text-style-name="P5" svg:width="0.1083in" svg:height="0.1035in" svg:x="4.55in" svg:y="0.4831in" svg:viewBox="0 0 276 264" svg:d="M46 234c-4 15-5 18-35 18-7 0-11 0-11 8 0 4 3 4 11 4 46 0 91 0 137 0 62 0 107-45 107-84 0-27-22-49-59-53 39-8 80-37 80-73 0-29-25-54-71-54-43 0-87 0-130 0-8 0-12 0-12 8 0 4 4 4 11 4 1 0 8 0 15 1 7 0 10 1 10 6 0 2 0 3-1 7-18 70-34 139-52 208zM104 123c8-32 16-65 24-97 4-13 4-14 20-14 17 0 35 0 51 0 34 0 42 23 42 40 0 34-33 71-80 71-19 0-38 0-57 0zM87 252c-6 0-7 0-9 0-3 0-5-1-5-4 0-2 0-2 2-9 9-37 17-72 26-108 24 0 50 0 74 0 37 0 44 29 44 45 0 39-34 76-79 76-18 0-36 0-53 0z"><text:p/></draw:path><draw:path draw:style-name="gr3" draw:text-style-name="P5" svg:width="0.0394in" svg:height="0.1819in" svg:x="4.6732in" svg:y="0.4571in" svg:viewBox="0 0 101 463" svg:d="M101 231c0-55-10-132-60-198-5-4-29-33-37-33-2 0-4 0-4 3 0 1 1 3 2 5 19 20 44 50 60 112 8 35 12 75 12 111 0 39-4 78-14 117-14 54-37 84-57 106-3 4-2 3-3 5 0 3 2 4 4 4 6 0 28-24 32-29 40-47 65-116 65-203z"><text:p/></draw:path><draw:path draw:style-name="gr3" draw:text-style-name="P5" svg:width="0.0839in" svg:height="0.0941in" svg:x="4.7783in" svg:y="0.4953in" svg:viewBox="0 0 214 240" svg:d="M117 8c-4-7-6-8-9-8-6 0-7 3-9 8-32 72-65 144-97 216-2 5-2 6-2 8 0 5 3 8 8 8 2 0 5-1 8-8 31-68 61-137 92-206 29 69 60 138 90 206 3 8 8 8 9 8 4 0 7-3 7-8 0-1 0-2-2-6-32-73-64-146-95-218z"><text:p/></draw:path><draw:path draw:style-name="gr3" draw:text-style-name="P5" svg:width="0.0394in" svg:height="0.1819in" svg:x="4.9283in" svg:y="0.4571in" svg:viewBox="0 0 101 463" svg:d="M101 459c0-1-1-2-1-3-18-19-44-51-60-114-9-35-13-75-13-111 0-101 25-173 71-222 3-5 3-5 3-6 0-3-3-3-4-3-6 0-27 23-32 29-40 46-65 116-65 202 0 55 10 132 60 198 5 5 30 34 37 34 1 0 4 0 4-4z"><text:p/></draw:path><draw:path draw:style-name="gr3" draw:text-style-name="P5" svg:width="0.0815in" svg:height="0.0669in" svg:x="4.9795in" svg:y="0.5217in" svg:viewBox="0 0 208 171" svg:d="M91 22c15 0 30 0 44 0-13 57-16 74-16 100 0 6 0 17 3 29 4 17 8 20 14 20 8 0 16-7 16-15 0-2 0-3-2-9-11-27-11-52-11-63 0-21 2-42 6-62 14 0 30 0 44 0 6 0 19 0 19-13 0-9-8-9-16-9-42 0-85 0-128 0-9 0-23 0-41 18-13 15-23 33-23 35 1 1 0 3 4 3s4-1 6-4c20-30 42-30 49-30 8 0 15 0 22 0-12 47-33 94-49 129-3 5-3 6-3 10 0 6 6 10 12 10 11 0 14-11 18-26 6-17 6-18 11-37 7-29 15-57 21-86z"><text:p/></draw:path><draw:path draw:style-name="gr3" draw:text-style-name="P5" svg:width="0.0386in" svg:height="0.0701in" svg:x="5.0732in" svg:y="0.5394in" svg:viewBox="0 0 99 179" svg:d="M62 7c0-7-2-7-9-7-17 17-42 17-53 17 0 3 0 6 0 9 7 0 24 0 40-7 0 46 0 92 0 138 0 9 0 12-28 12-3 0-7 0-10 0 0 4 0 7 0 10 5 0 39-1 49-1 7 0 41 1 48 1 0-3 0-6 0-10-3 0-8 0-11 0-26 0-26-3-26-12 0-50 0-100 0-150z"><text:p/></draw:path><draw:path draw:style-name="gr3" draw:text-style-name="P5" svg:width="0.0346in" svg:height="0.1516in" svg:x="5.1453in" svg:y="0.4732in" svg:viewBox="0 0 89 386" svg:d="M89 382c0-1 0-1-7-8-47-49-60-122-60-181 0-68 15-135 63-183 4-4 4-6 4-7 0-2-1-3-3-3-5 0-39 26-62 75-20 43-24 86-24 118 0 30 4 77 25 121 23 47 56 72 61 72 2 0 3-1 3-4z"><text:p/></draw:path><draw:path draw:style-name="gr3" draw:text-style-name="P5" svg:width="0.0752in" svg:height="0.0685in" svg:x="5.1937in" svg:y="0.5201in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3" draw:text-style-name="P5" svg:width="0.0346in" svg:height="0.1516in" svg:x="5.285in" svg:y="0.4732in" svg:viewBox="0 0 89 386" svg:d="M89 193c0-30-4-77-25-120-23-49-56-73-61-73-2 0-3 1-3 3 0 1 0 3 7 9 38 39 60 100 60 181 0 66-14 134-63 183-4 5-4 5-4 6 0 3 1 4 3 4 5 0 39-26 62-76 20-42 24-84 24-117z"><text:p/></draw:path><draw:path draw:style-name="gr3" draw:text-style-name="P5" svg:width="0.076in" svg:height="0.0878in" svg:x="5.3906in" svg:y="0.5043in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3" draw:text-style-name="P5" svg:width="0.1039in" svg:height="0.1083in" svg:x="5.5268in" svg:y="0.478in" svg:viewBox="0 0 265 276" svg:d="M56 232c-15 25-31 31-48 32-5 1-8 1-8 8 0 2 2 4 5 4 10 0 22-1 33-1 13 0 27 1 39 1 2 0 8 0 8-8 0-3-4-4-7-4-9 0-18-3-18-13 0-5 3-9 5-14 10-17 20-33 30-50 31 0 64 0 96 0 1 8 7 61 7 65 0 11-20 12-28 12-5 0-9 0-9 8 0 4 4 4 5 4 17 0 33-1 48-1 10 0 35 1 44 1 3 0 7 0 7-8 0-4-3-4-9-4-24 0-24-2-25-13-8-80-15-162-23-242-1-8-1-9-8-9-5 0-8 2-10 7-45 74-89 150-134 225zM102 175c26-43 51-85 76-128 5 43 8 85 12 128-29 0-58 0-88 0z"><text:p/></draw:path><draw:path draw:style-name="gr3" draw:text-style-name="P5" svg:width="0.0839in" svg:height="0.0941in" svg:x="5.678in" svg:y="0.4953in" svg:viewBox="0 0 214 240" svg:d="M117 8c-4-7-6-8-10-8-5 0-6 3-8 8-32 72-65 144-97 216-2 5-2 6-2 8 0 5 3 8 8 8 2 0 5-1 8-8 30-68 61-137 91-206 30 69 60 138 91 206 3 8 8 8 9 8 4 0 7-3 7-8 0-1 0-2-2-6-32-73-64-146-95-218z"><text:p/></draw:path><draw:path draw:style-name="gr3" draw:text-style-name="P5" svg:width="0.0819in" svg:height="0.0669in" svg:x="5.8087in" svg:y="0.5217in" svg:viewBox="0 0 209 171" svg:d="M92 22c15 0 30 0 44 0-13 57-16 74-16 100 0 6 0 17 3 29 3 17 8 20 13 20 8 0 17-7 17-15 0-2 0-3-2-9-12-27-12-52-12-63 0-21 3-42 7-62 15 0 30 0 44 0 5 0 19 0 19-13 0-9-8-9-15-9-43 0-87 0-130 0-8 0-23 0-40 18-14 15-24 33-24 35 2 1 0 3 5 3 3 0 4-1 6-4 19-30 42-30 49-30 8 0 15 0 22 0-12 47-33 94-49 129-3 5-3 6-3 10 0 6 6 10 11 10 12 0 15-11 19-26 6-17 6-18 10-37 8-29 15-57 22-86z"><text:p/></draw:path><draw:path draw:style-name="gr3" draw:text-style-name="P5" svg:width="0.0465in" svg:height="0.0701in" svg:x="5.8984in" svg:y="0.5394in" svg:viewBox="0 0 119 179" svg:d="M119 130c-4 0-6 0-9 0-1 6-3 22-7 24-2 2-23 2-27 2-17 0-33 0-50 0 29-25 38-33 54-45 20-16 39-33 39-58 0-33-29-53-63-53s-56 23-56 48c0 14 11 15 14 15 7 0 15-5 15-15 0-4-3-14-17-14 9-19 28-25 40-25 27 0 41 22 41 44 0 23-17 42-26 52-22 20-43 42-65 63-2 3-2 4-2 11 37 0 74 0 111 0 2-16 6-33 8-49z"><text:p/></draw:path><draw:path draw:style-name="gr3" draw:text-style-name="P5" svg:width="0.0346in" svg:height="0.1516in" svg:x="5.9752in" svg:y="0.4732in" svg:viewBox="0 0 89 386" svg:d="M89 382c0-1 0-1-7-8-48-49-60-122-60-181 0-68 14-135 63-183 4-4 4-6 4-7 0-2-1-3-3-3-5 0-40 26-62 75-20 43-24 86-24 118 0 30 3 77 25 121 23 47 56 72 61 72 2 0 3-1 3-4z"><text:p/></draw:path><draw:path draw:style-name="gr3" draw:text-style-name="P5" svg:width="0.0752in" svg:height="0.0685in" svg:x="6.0236in" svg:y="0.5201in" svg:viewBox="0 0 192 175" svg:d="M118 54c2-10 11-45 38-45 1 0 11 0 19 4-11 2-19 12-19 21 0 7 5 13 16 13 7 0 20-6 20-22 0-19-23-25-36-25-22 0-36 20-41 30-9-27-30-30-41-30-40 0-62 50-62 59 0 4 3 4 4 4 4 0 5 0 5-4 13-41 38-50 52-50 7 0 20 3 20 25 0 12-6 39-20 93-6 24-19 39-37 39-2 0-11 0-20-4 10-2 19-10 19-21s-9-14-14-14c-12 0-21 11-21 23 0 17 19 25 36 25 26 0 40-28 41-30 4 15 18 30 42 30 39 0 61-50 61-59 0-5-3-5-4-5-4 0-4 2-6 5-13 41-38 50-51 50-15 0-21-12-21-25 0-9 2-17 6-34 5-18 9-35 14-53z"><text:p/></draw:path><draw:path draw:style-name="gr3" draw:text-style-name="P5" svg:width="0.035in" svg:height="0.1516in" svg:x="6.1146in" svg:y="0.4732in" svg:viewBox="0 0 90 386" svg:d="M90 193c0-30-4-77-25-120-23-49-57-73-61-73-2 0-4 1-4 3 0 1 0 3 8 9 37 39 60 100 60 181 0 66-15 134-63 183-5 5-5 5-5 6 0 3 2 4 4 4 4 0 39-26 62-76 20-42 24-84 24-117z"><text:p/></draw:path><draw:path draw:style-name="gr3" draw:text-style-name="P5" svg:width="0.0752in" svg:height="0.0878in" svg:x="6.2201in" svg:y="0.5043in" svg:viewBox="0 0 192 224" svg:d="M179 120c7 0 13 0 13-8 0-7-6-7-13-7-55 0-109 0-164 0 5-52 50-90 104-90 20 0 40 0 60 0 7 0 13 0 13-7 0-8-6-8-13-8-20 0-40 0-60 0-66 0-119 50-119 112s53 112 119 112c20 0 40 0 60 0 7 0 13 0 13-7 0-8-6-8-13-8-20 0-40 0-60 0-54 0-99-37-104-89 55 0 109 0 164 0z"><text:p/></draw:path><draw:path draw:style-name="gr3" draw:text-style-name="P5" svg:width="0.1079in" svg:height="0.1106in" svg:x="6.3587in" svg:y="0.4795in" svg:viewBox="0 0 275 282" svg:d="M275 4c0-1-1-4-4-4-2 0-3 1-7 6-9 9-18 19-26 29-4-5-21-35-64-35-87 0-174 86-174 176 0 64 46 106 104 106 35 0 64-16 84-33 36-32 43-67 43-69 0-4-3-3-4-4-3 0-5 1-6 4-3 11-12 39-38 61-28 22-52 29-72 29-35 0-76-20-76-81 0-22 8-84 47-130 24-27 60-47 94-47 40 0 63 30 63 75 0 15-1 15-1 20 0 3 4 4 5 4 6 0 6-1 7-8 8-33 16-66 25-99z"><text:p/></draw:path><draw:path draw:style-name="gr3" draw:text-style-name="P5" svg:width="0.0394in" svg:height="0.1819in" svg:x="6.4776in" svg:y="0.4571in" svg:viewBox="0 0 101 463" svg:d="M101 231c0-55-10-132-60-198-4-4-29-33-37-33-1 0-4 0-4 3 0 1 1 3 2 5 19 20 44 50 61 112 8 35 12 75 12 111 0 39-4 78-15 117-14 54-37 84-57 106-3 4-2 3-3 5 0 3 3 4 4 4 7 0 28-24 32-29 40-47 65-116 65-203z"><text:p/></draw:path><draw:path draw:style-name="gr3" draw:text-style-name="P5" svg:width="0.1346in" svg:height="0.0831in" svg:x="0.0012in" svg:y="0.7354in" svg:viewBox="0 0 343 212" svg:d="M329 151c6 0 14 0 14-8s-8-8-14-8c-82 0-164 0-245 0-17-13-37-23-49-29 13-6 33-16 49-30 81 0 163 0 245 0 6 0 14 0 14-8 0-7-8-7-14-7-76 0-152 0-228 0 19-18 39-52 39-57 0-4-6-4-8-4-3 0-6 0-7 3-8 15-19 34-45 58-26 23-51 34-72 39-7 2-7 3-8 3 0 2 0 2 0 3s0 1 0 2l1 1c1 0 1 1 9 3 52 16 90 51 112 93 4 7 4 7 10 7 2 0 8 0 8-4s-20-39-39-57c76 0 152 0 228 0z"><text:p/></draw:path><draw:path draw:style-name="gr3" draw:text-style-name="P5" svg:width="0.1346in" svg:height="0.0831in" svg:x="0.128in" svg:y="0.7354in" svg:viewBox="0 0 343 212" svg:d="M260 76c16 14 36 24 48 30-13 6-33 16-48 29-82 0-164 0-246 0-6 0-14 0-14 8s8 8 13 8c76 0 153 0 229 0-19 18-39 53-39 57s6 4 8 4c3 0 6 0 7-3 9-14 20-35 44-57 27-24 53-34 73-40 6-3 7-3 8-4 0-1 0-1 0-2s0-1 0-3h-1c-1-1-1-1-9-3-51-15-90-50-112-92-4-8-4-8-10-8-2 0-8 0-8 4 0 5 20 39 39 57-76 0-153 0-229 0-5 0-13 0-13 7 0 8 8 8 14 8 82 0 164 0 246 0z"><text:p/></draw:path><draw:path draw:style-name="gr3" draw:text-style-name="P5" svg:width="0.0819in" svg:height="0.0669in" svg:x="0.6098in" svg:y="0.75in" svg:viewBox="0 0 209 171" svg:d="M92 22c15 0 29 0 43 0-12 57-15 74-15 100 0 6 0 17 2 29 4 17 9 20 14 20 8 0 16-7 16-15 0-2 0-3-2-9-11-27-11-52-11-63 0-21 3-42 6-62 16 0 30 0 45 0 5 0 19 0 19-13 0-9-9-9-15-9-43 0-87 0-130 0-9 0-23 0-41 18-13 15-23 33-23 35 1 1 0 3 4 3s5-1 7-4c19-30 41-30 48-30 8 0 15 0 22 0-12 47-33 94-49 129-2 5-2 6-2 10 0 6 5 10 11 10 11 0 14-11 18-26 6-17 6-18 11-37 8-29 15-57 22-86z"><text:p/></draw:path><draw:path draw:style-name="gr3" draw:text-style-name="P5" svg:width="0.0382in" svg:height="0.0701in" svg:x="0.7043in" svg:y="0.7677in" svg:viewBox="0 0 98 179" svg:d="M60 7c0-7 0-7-7-7-18 17-42 17-53 17 0 3 0 6 0 9 7 0 24 0 38-7 0 46 0 92 0 138 0 9 0 12-26 12-3 0-8 0-11 0 0 4 0 7 0 10 6 0 39-1 48-1s43 1 49 1c0-3 0-6 0-10-3 0-7 0-10 0-28 0-28-3-28-12 0-50 0-100 0-150z"><text:p/></draw:path><draw:path draw:style-name="gr3" draw:text-style-name="P5" svg:width="0.035in" svg:height="0.1516in" svg:x="0.7756in" svg:y="0.7016in" svg:viewBox="0 0 90 386" svg:d="M90 382c0-1 0-1-6-8-49-49-61-122-61-181 0-68 14-135 62-183 5-4 5-6 5-7 0-2-2-3-4-3-4 0-39 26-62 75-20 43-24 86-24 118 0 30 4 77 25 121 24 47 57 72 61 72 2 0 4-1 4-4z"><text:p/></draw:path><draw:path draw:style-name="gr3" draw:text-style-name="P5" svg:width="0.0752in" svg:height="0.0685in" svg:x="0.824in" svg:y="0.748in" svg:viewBox="0 0 192 175" svg:d="M118 54c3-10 12-45 38-45 2 0 11 0 20 4-11 2-19 12-19 21 0 7 5 13 15 13 8 0 20-6 20-22 0-19-22-25-35-25-23 0-36 20-40 30-10-27-31-30-42-30-41 0-63 50-63 59 0 4 3 3 4 4 4 0 5 0 6-4 13-41 38-50 52-50 7 0 21 3 21 25 0 12-7 39-21 93-7 24-20 39-37 39-2 0-12 0-19-4 9-2 18-10 18-21s-9-14-14-14c-12 0-22 11-22 23 0 17 20 25 36 25 27 0 40-28 41-30 4 15 19 30 42 30 39 0 61-50 61-59 0-5-3-5-4-5-3 0-4 2-4 5-14 41-40 50-52 50-16 0-21-12-21-25 0-9 2-17 7-34 4-18 7-35 12-53z"><text:p/></draw:path><draw:path draw:style-name="gr3" draw:text-style-name="P5" svg:width="0.035in" svg:height="0.1516in" svg:x="0.9154in" svg:y="0.7016in" svg:viewBox="0 0 90 386" svg:d="M90 193c0-30-4-77-26-120-23-48-56-73-60-73-3 0-4 1-4 3 0 1 0 3 8 9 37 39 59 100 59 181 0 66-14 134-62 183-5 5-5 5-5 6 0 3 1 4 4 4 4 0 39-26 61-76 20-42 25-84 25-117z"><text:p/></draw:path><draw:path draw:style-name="gr3" draw:text-style-name="P5" svg:width="0.076in" svg:height="0.0878in" svg:x="1.0209in" svg:y="0.7331in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3" draw:text-style-name="P5" svg:width="0.1043in" svg:height="0.1083in" svg:x="1.1571in" svg:y="0.7067in" svg:viewBox="0 0 266 276" svg:d="M56 232c-15 25-31 31-47 32-5 1-9 1-9 8 0 2 2 4 5 4 11 0 22-1 33-1 14 0 27 1 39 1 2 0 8 0 8-8 0-3-4-4-7-4-9 0-18-3-18-13 0-5 3-9 6-14 10-17 20-33 30-50 32 0 65 0 96 0 0 8 6 61 6 65 0 11-20 12-28 12-5 0-8 0-8 8 0 4 4 4 5 4 16 0 32-1 47-1 10 0 35 1 44 1 3 0 8 0 8-8 0-4-4-4-10-4-23 0-23-2-24-13-8-80-16-162-24-242-1-8-1-9-8-9-5 0-8 2-10 7-45 74-89 150-134 225zM102 175c26-43 51-85 76-128 5 43 9 85 13 128-29 0-59 0-89 0z"><text:p/></draw:path><draw:path draw:style-name="gr3" draw:text-style-name="P5" svg:width="0.0846in" svg:height="0.0941in" svg:x="1.3083in" svg:y="0.7244in" svg:viewBox="0 0 216 240" svg:d="M117 8c-4-7-6-8-9-8-6 0-7 3-9 8-32 72-64 144-96 216-3 5-3 6-3 8 0 5 3 8 8 8 3 0 5-1 8-8 31-68 61-137 92-206 29 69 60 138 90 206 4 8 8 8 10 8 3 0 8-3 8-8 0-1 0-2-4-6-32-73-64-146-95-218z"><text:p/></draw:path><draw:path draw:style-name="gr3" draw:text-style-name="P5" svg:width="0.0815in" svg:height="0.0669in" svg:x="1.4394in" svg:y="0.75in" svg:viewBox="0 0 208 171" svg:d="M91 22c15 0 30 0 44 0-13 57-16 74-16 100 0 6 0 17 3 29 4 17 8 20 14 20 8 0 16-7 16-15 0-2 0-3-2-9-11-27-11-52-11-63 0-21 2-42 6-62 14 0 30 0 44 0 6 0 19 0 19-13 0-9-8-9-16-9-42 0-85 0-128 0-9 0-23 0-41 18-13 15-23 33-23 35 1 1 0 3 4 3s4-1 7-4c19-30 41-30 48-30 8 0 15 0 22 0-12 47-33 94-49 129-3 5-3 6-3 10 0 6 6 10 12 10 11 0 14-11 18-26 6-17 6-18 11-37 7-29 15-57 21-86z"><text:p/></draw:path><draw:path draw:style-name="gr3" draw:text-style-name="P5" svg:width="0.0469in" svg:height="0.0701in" svg:x="1.5287in" svg:y="0.7677in" svg:viewBox="0 0 120 179" svg:d="M120 130c-3 0-7 0-10 0 0 6-3 22-7 24-2 2-23 2-26 2-17 0-34 0-51 0 29-25 39-33 55-45 20-16 39-33 39-58 0-33-29-53-64-53-33 0-56 23-56 48 0 14 12 15 14 15 7 0 15-5 15-15 0-4-3-14-16-14 8-19 27-25 39-25 27 0 41 22 41 44 0 23-16 42-25 52-22 20-44 42-66 63-2 3-2 4-2 11 37 0 74 0 111 0 3-16 6-33 9-49z"><text:p/></draw:path><draw:path draw:style-name="gr3" draw:text-style-name="P5" svg:width="0.0346in" svg:height="0.1516in" svg:x="1.6055in" svg:y="0.7016in" svg:viewBox="0 0 89 386" svg:d="M89 382c0-1 0-1-5-8-49-49-62-122-62-181 0-68 15-135 63-183 4-4 4-6 4-7 0-2-1-3-3-3-5 0-39 26-62 75-20 43-24 86-24 118 0 30 4 77 25 121 23 47 56 72 61 72 2 0 3-1 3-4z"><text:p/></draw:path><draw:path draw:style-name="gr3" draw:text-style-name="P5" svg:width="0.0752in" svg:height="0.0685in" svg:x="1.6539in" svg:y="0.748in" svg:viewBox="0 0 192 175" svg:d="M118 54c2-10 11-45 38-45 2 0 11 0 20 4-11 2-19 12-19 21 0 7 5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3" draw:text-style-name="P5" svg:width="0.0346in" svg:height="0.1516in" svg:x="1.7453in" svg:y="0.7016in" svg:viewBox="0 0 89 386" svg:d="M89 193c0-30-4-77-25-120-23-48-56-73-61-73-2 0-3 1-3 3 0 1 0 3 7 9 38 39 60 100 60 181 0 66-14 134-63 183-4 5-4 5-4 6 0 3 1 4 3 4 5 0 39-26 62-76 20-42 24-84 24-117z"><text:p/></draw:path><draw:path draw:style-name="gr3" draw:text-style-name="P5" svg:width="0.076in" svg:height="0.0878in" svg:x="1.8504in" svg:y="0.7331in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3" draw:text-style-name="P5" svg:width="0.1083in" svg:height="0.1035in" svg:x="1.9882in" svg:y="0.7114in" svg:viewBox="0 0 276 264" svg:d="M45 234c-3 15-4 18-35 18-7 0-10 0-10 8 0 4 3 4 10 4 46 0 92 0 138 0 61 0 107-45 107-84 0-27-23-49-60-53 40-8 81-37 81-73 0-29-26-54-73-54-42 0-86 0-129 0-8 0-11 0-11 8 0 4 3 4 11 4 4 0 7 0 14 1 7 0 11 1 11 6 0 2-1 3-2 7-18 70-34 139-52 208zM103 123c8-32 17-65 25-97 3-13 4-14 20-14 17 0 33 0 50 0 34 0 43 23 43 40 0 34-34 71-82 71-18 0-37 0-56 0zM86 252c-6 0-6 0-8 0-4 0-5-1-5-4 0-2 0-2 2-9 9-37 17-72 26-108 24 0 49 0 73 0 37 0 45 29 45 45 0 39-34 76-80 76-18 0-36 0-53 0z"><text:p/></draw:path><draw:path draw:style-name="gr3" draw:text-style-name="P5" svg:width="0.0846in" svg:height="0.0941in" svg:x="2.1469in" svg:y="0.7244in" svg:viewBox="0 0 216 240" svg:d="M117 8c-4-7-6-8-9-8-5 0-6 3-9 8-32 72-64 144-96 216-2 5-3 6-3 8 0 5 4 8 9 8 2 0 5-1 9-8 29-68 60-137 90-206 31 69 60 138 91 206 3 8 7 8 9 8 4 0 8-3 8-8 0-1 0-2-3-6-32-73-65-146-96-218z"><text:p/></draw:path><draw:path draw:style-name="gr3" draw:text-style-name="P5" svg:width="0.0819in" svg:height="0.0669in" svg:x="2.278in" svg:y="0.75in" svg:viewBox="0 0 209 171" svg:d="M92 22c15 0 29 0 43 0-12 57-15 74-15 100 0 6 0 17 2 29 4 17 9 20 14 20 8 0 16-7 16-15 0-2 0-3-2-9-11-27-11-52-11-63 0-21 3-42 7-62 15 0 30 0 44 0 5 0 19 0 19-13 0-9-9-9-15-9-43 0-87 0-130 0-9 0-23 0-41 18-13 15-23 33-23 35 1 1 0 3 4 3s5-1 7-4c19-30 41-30 48-30 8 0 16 0 23 0-13 47-34 94-49 129-3 5-3 6-3 10 0 6 5 10 11 10 11 0 14-11 18-26 6-17 6-18 11-37 8-29 15-57 22-86z"><text:p/></draw:path><draw:path draw:style-name="gr3" draw:text-style-name="P5" svg:width="0.0469in" svg:height="0.0701in" svg:x="2.3673in" svg:y="0.7677in" svg:viewBox="0 0 120 179" svg:d="M120 130c-3 0-6 0-9 0-1 6-3 22-8 24-2 2-23 2-26 2-17 0-33 0-50 0 29-25 38-33 54-45 20-16 39-33 39-58 0-33-29-53-63-53s-57 23-57 48c0 14 12 15 14 15 7 0 15-5 15-15 0-4-2-14-16-14 9-19 27-25 40-25 26 0 40 22 40 44 0 23-16 42-25 52-22 20-43 42-65 63-3 3-3 4-3 11 37 0 75 0 112 0 2-16 6-33 8-49z"><text:p/></draw:path><draw:path draw:style-name="gr3" draw:text-style-name="P5" svg:width="0.035in" svg:height="0.1516in" svg:x="2.4437in" svg:y="0.7016in" svg:viewBox="0 0 90 386" svg:d="M90 382c0-1 0-1-6-8-49-49-61-122-61-181 0-68 14-135 62-183 5-4 5-6 5-7 0-2-2-3-4-3-4 0-39 26-62 75-19 43-24 86-24 118 0 30 4 77 25 121 24 47 57 72 61 72 2 0 4-1 4-4z"><text:p/></draw:path><draw:path draw:style-name="gr3" draw:text-style-name="P5" svg:width="0.0752in" svg:height="0.0685in" svg:x="2.4921in" svg:y="0.748in" svg:viewBox="0 0 192 175" svg:d="M119 54c2-10 11-45 37-45 2 0 12 0 20 4-11 2-19 12-19 21 0 7 5 13 15 13 8 0 20-6 20-22 0-19-22-25-35-25-23 0-36 20-40 30-10-27-31-30-42-30-41 0-63 50-63 59 0 4 3 3 4 4 4 0 5 0 6-4 13-41 38-50 52-50 7 0 21 3 21 25 0 12-7 39-21 93-6 24-20 39-37 39-2 0-11 0-19-4 9-2 18-10 18-21s-9-14-14-14c-12 0-22 11-22 23 0 17 20 25 36 25 27 0 40-28 41-30 5 15 19 30 42 30 39 0 61-50 61-59 0-5-3-5-4-5-3 0-4 2-4 5-14 41-40 50-52 50-16 0-21-12-21-25 0-9 2-17 7-34 4-18 8-35 13-53z"><text:p/></draw:path><draw:path draw:style-name="gr3" draw:text-style-name="P5" svg:width="0.035in" svg:height="0.1516in" svg:x="2.5839in" svg:y="0.7016in" svg:viewBox="0 0 90 386" svg:d="M90 193c0-30-4-77-26-120-23-48-56-73-60-73-3 0-4 1-4 3 0 1 0 3 8 9 37 39 59 100 59 181 0 66-14 134-62 183-5 5-5 5-5 6 0 3 1 4 4 4 4 0 39-26 61-76 20-42 25-84 25-117z"><text:p/></draw:path><draw:path draw:style-name="gr3" draw:text-style-name="P5" svg:width="0.076in" svg:height="0.0878in" svg:x="2.689in" svg:y="0.7331in" svg:viewBox="0 0 194 224" svg:d="M180 120c7 0 14 0 14-8 0-7-7-7-14-7-55 0-109 0-164 0 5-52 50-90 104-90 20 0 41 0 60 0 7 0 14 0 14-7 0-8-7-8-14-8-21 0-40 0-61 0-66 0-119 50-119 112s53 112 119 112c21 0 40 0 61 0 7 0 14 0 14-7 0-8-7-8-14-8-19 0-40 0-60 0-54 0-99-37-104-89 55 0 109 0 164 0z"><text:p/></draw:path><draw:path draw:style-name="gr3" draw:text-style-name="P5" svg:width="0.1075in" svg:height="0.1106in" svg:x="2.828in" svg:y="0.7071in" svg:viewBox="0 0 274 282" svg:d="M274 4c0-1 0-4-5-4-1 0-1 1-5 6-9 9-18 19-26 29-5-5-22-35-65-35-86 0-173 86-173 176 0 64 45 106 104 106 35 0 63-16 84-33 36-32 43-67 43-69 0-4-4-4-6-4s-4 1-4 4c-3 11-12 39-40 61-26 22-50 29-70 29-35 0-76-20-76-81 0-22 8-84 46-130 25-27 61-47 95-47 40 0 63 30 63 75 0 15-1 15-1 20 0 3 3 4 5 4 4 0 4-1 7-8 7-33 16-66 24-99z"><text:p/></draw:path><draw:path draw:style-name="gr3" draw:text-style-name="P5" svg:width="0.1346in" svg:height="0.0787in" svg:x="2.9909in" svg:y="0.7378in" svg:viewBox="0 0 343 201" svg:d="M329 108c8 0 14 0 14-8s-6-8-14-8c-96 0-192 0-287 0 21-15 32-31 35-36 18-27 13-34 20-52 0-4-5-4-8-4-7 0-7 0-8 8-8 37-32 69-76 88-4 1-5 1-5 4 0 2 2 3 5 6 41 16 66 46 76 90 1 4 1 5 8 5 3 0 8 0 8-4 0-1-4-25-20-52-8-11-19-24-35-37 95 0 191 0 287 0z"><text:p/></draw:path><draw:path draw:style-name="gr3" draw:text-style-name="P5" svg:width="0.1346in" svg:height="0.0787in" svg:x="3.1173in" svg:y="0.7378in" svg:viewBox="0 0 343 201" svg:d="M301 108c-21 16-32 33-35 37-16 27-20 51-20 52 0 4 5 4 8 4 7 0 7-1 9-7 9-38 31-71 75-88 4-3 5-4 5-6 0-3-2-3-2-4-18-7-64-26-79-90-1-5-1-6-8-6-3 0-8 0-8 4 0 2 4 26 20 51 8 12 19 25 35 37-95 0-191 0-287 0-6 0-14 0-14 8s8 8 14 8c96 0 192 0 287 0z"><text:p/></draw:path><draw:path draw:style-name="gr3" draw:text-style-name="P5" svg:width="0.0815in" svg:height="0.0669in" svg:x="3.3075in" svg:y="0.75in" svg:viewBox="0 0 208 171" svg:d="M91 22c15 0 30 0 44 0-13 57-16 74-16 100 0 6 0 17 3 29 3 17 8 20 14 20 8 0 16-7 16-15 0-2 0-3-2-9-11-27-11-52-11-63 0-21 2-42 6-62 14 0 30 0 44 0 6 0 19 0 19-13 0-9-8-9-16-9-42 0-86 0-129 0-8 0-23 0-40 18-13 15-23 33-23 35 1 1 0 3 4 3s4-1 6-4c20-30 42-30 49-30 8 0 15 0 22 0-12 47-33 94-49 129-3 5-3 6-3 10 0 6 6 10 11 10 12 0 15-11 19-26 6-17 6-18 10-37 8-29 15-57 22-86z"><text:p/></draw:path><draw:path draw:style-name="gr3" draw:text-style-name="P5" svg:width="0.0386in" svg:height="0.0701in" svg:x="3.4012in" svg:y="0.7677in" svg:viewBox="0 0 99 179" svg:d="M62 7c0-7-2-7-9-7-17 17-42 17-53 17 0 3 0 6 0 9 7 0 24 0 40-7 0 46 0 92 0 138 0 9 0 12-28 12-3 0-7 0-10 0 0 4 0 7 0 10 5 0 39-1 49-1 7 0 41 1 48 1 0-3 0-6 0-10-3 0-8 0-11 0-26 0-26-3-26-12 0-50 0-100 0-150z"><text:p/></draw:path><draw:path draw:style-name="gr3" draw:text-style-name="P5" svg:width="0.0346in" svg:height="0.1516in" svg:x="3.4732in" svg:y="0.7016in" svg:viewBox="0 0 89 386" svg:d="M89 382c0-1 0-1-7-8-48-49-60-122-60-181 0-68 15-135 63-183 4-4 4-6 4-7 0-2-1-3-3-3-5 0-39 26-62 75-20 43-24 86-24 118 0 30 4 77 25 121 23 47 56 72 61 72 2 0 3-1 3-4z"><text:p/></draw:path><draw:path draw:style-name="gr3" draw:text-style-name="P5" svg:width="0.0752in" svg:height="0.0685in" svg:x="3.5217in" svg:y="0.748in" svg:viewBox="0 0 192 175" svg:d="M118 54c2-10 11-45 38-45 2 0 11 0 19 4-10 2-18 12-18 21 0 7 4 13 15 13 8 0 20-6 20-22 0-19-23-25-36-25-22 0-35 20-41 30-8-27-29-30-41-30-40 0-62 50-62 59 0 4 3 4 4 4 4 0 5 0 6-4 12-41 38-50 52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3" draw:text-style-name="P5" svg:width="0.0346in" svg:height="0.1516in" svg:x="3.613in" svg:y="0.7016in" svg:viewBox="0 0 89 386" svg:d="M89 193c0-30-4-77-25-120-23-48-56-73-61-73-2 0-3 1-3 3 0 1 0 3 7 9 38 39 60 100 60 181 0 66-14 134-63 183-4 5-4 5-4 6 0 3 1 4 3 4 5 0 39-26 62-76 20-42 24-84 24-117z"><text:p/></draw:path><draw:path draw:style-name="gr3" draw:text-style-name="P5" svg:width="0.076in" svg:height="0.0878in" svg:x="3.7185in" svg:y="0.7331in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3" draw:text-style-name="P5" svg:width="0.1039in" svg:height="0.1083in" svg:x="3.8547in" svg:y="0.7067in" svg:viewBox="0 0 265 276" svg:d="M56 232c-15 25-31 31-48 32-5 1-8 1-8 8 0 2 2 4 5 4 10 0 22-1 33-1 13 0 27 1 39 1 2 0 8 0 8-8 0-3-5-4-7-4-9 0-19-3-19-13 0-5 4-9 6-14 10-17 20-33 30-50 31 0 64 0 96 0 1 8 7 61 7 65 0 11-20 12-28 12-5 0-9 0-9 8 0 4 4 4 5 4 17 0 33-1 48-1 10 0 35 1 44 1 3 0 7 0 7-8 0-4-3-4-9-4-24 0-24-2-25-13-8-80-15-162-23-242-1-8-1-9-8-9-6 0-8 2-10 7-45 74-89 150-134 225zM102 175c26-43 51-85 76-128 5 43 8 85 12 128-29 0-58 0-88 0z"><text:p/></draw:path><draw:path draw:style-name="gr3" draw:text-style-name="P5" svg:width="0.0839in" svg:height="0.0941in" svg:x="4.0059in" svg:y="0.7244in" svg:viewBox="0 0 214 240" svg:d="M115 8c-2-7-4-8-8-8-5 0-6 3-8 8-32 72-65 144-97 216-2 5-2 6-2 8 0 5 3 8 8 8 2 0 5-1 8-8 30-68 61-137 91-206 30 69 60 138 91 206 3 8 8 8 9 8 4 0 7-3 7-8 0-1 0-2-2-6-32-73-65-146-97-218z"><text:p/></draw:path><draw:path draw:style-name="gr3" draw:text-style-name="P5" svg:width="0.0819in" svg:height="0.0669in" svg:x="4.1366in" svg:y="0.75in" svg:viewBox="0 0 209 171" svg:d="M92 22c15 0 30 0 44 0-13 57-16 74-16 100 0 6 0 17 3 29 3 17 8 20 13 20 8 0 17-7 17-15 0-2 0-3-2-9-12-27-12-52-12-63 0-21 3-42 7-62 15 0 30 0 44 0 5 0 19 0 19-13 0-9-8-9-15-9-43 0-87 0-130 0-9 0-23 0-40 18-14 15-24 33-24 35 1 1 0 3 4 3s5-1 7-4c19-30 42-30 49-30 8 0 15 0 22 0-13 47-33 94-49 129-3 5-3 6-3 10 0 6 6 10 11 10 12 0 14-11 19-26 6-17 6-18 10-37 8-29 15-57 22-86z"><text:p/></draw:path><draw:path draw:style-name="gr3" draw:text-style-name="P5" svg:width="0.0465in" svg:height="0.0701in" svg:x="4.2264in" svg:y="0.7677in" svg:viewBox="0 0 119 179" svg:d="M119 130c-4 0-6 0-9 0-1 6-3 22-7 24-2 2-23 2-27 2-17 0-33 0-50 0 29-25 38-33 54-45 20-16 39-33 39-58 0-33-29-53-63-53s-56 23-56 48c0 14 11 15 14 15 7 0 15-5 15-15 0-4-3-14-17-14 9-19 26-25 40-25 27 0 40 22 40 44 0 23-16 42-25 52-22 20-43 42-65 63-2 3-2 4-2 11 37 0 74 0 111 0 2-16 6-33 8-49z"><text:p/></draw:path><draw:path draw:style-name="gr3" draw:text-style-name="P5" svg:width="0.0346in" svg:height="0.1516in" svg:x="4.3031in" svg:y="0.7016in" svg:viewBox="0 0 89 386" svg:d="M89 382c0-1 0-1-7-8-48-49-60-122-60-181 0-68 14-135 62-183 5-4 5-6 5-7 0-2-1-3-3-3-5 0-40 26-62 75-20 43-24 86-24 118 0 30 3 77 25 121 23 47 56 72 61 72 2 0 3-1 3-4z"><text:p/></draw:path><draw:path draw:style-name="gr3" draw:text-style-name="P5" svg:width="0.0752in" svg:height="0.0685in" svg:x="4.3516in" svg:y="0.748in" svg:viewBox="0 0 192 175" svg:d="M118 54c2-10 11-45 38-45 1 0 11 0 19 4-11 2-19 12-19 21 0 7 5 13 16 13 7 0 20-6 20-22 0-19-23-25-36-25-22 0-36 20-41 30-9-27-30-30-41-30-40 0-63 50-63 59 0 4 4 4 5 4 3 0 5 0 5-4 13-41 38-50 52-50 7 0 20 3 20 25 0 12-6 39-20 93-6 24-20 39-37 39-2 0-11 0-20-4 10-2 19-10 19-21s-9-14-14-14c-12 0-21 11-21 23 0 17 19 25 36 25 26 0 39-28 41-30 4 15 18 30 41 30 40 0 62-50 62-59 0-5-3-5-5-5-3 0-3 2-5 5-13 41-39 50-51 50-16 0-21-12-21-25 0-9 2-17 6-34 5-18 9-35 14-53z"><text:p/></draw:path><draw:path draw:style-name="gr3" draw:text-style-name="P5" svg:width="0.035in" svg:height="0.1516in" svg:x="4.4425in" svg:y="0.7016in" svg:viewBox="0 0 90 386" svg:d="M90 193c0-30-4-77-25-120-23-48-57-73-61-73-2 0-4 1-4 3 0 1 0 3 8 9 37 39 59 100 59 181 0 66-14 134-62 183-5 5-5 5-5 6 0 3 2 4 4 4 4 0 39-26 62-76 20-42 24-84 24-117z"><text:p/></draw:path><draw:path draw:style-name="gr3" draw:text-style-name="P5" svg:width="0.0752in" svg:height="0.0878in" svg:x="4.548in" svg:y="0.7331in" svg:viewBox="0 0 192 224" svg:d="M179 120c7 0 13 0 13-8 0-7-6-7-13-7-55 0-109 0-164 0 5-52 50-90 104-90 20 0 40 0 60 0 7 0 13 0 13-7 0-8-6-8-13-8-20 0-40 0-60 0-67 0-119 50-119 112s52 112 119 112c20 0 40 0 60 0 7 0 13 0 13-7 0-8-6-8-13-8-20 0-40 0-60 0-54 0-99-37-104-89 55 0 109 0 164 0z"><text:p/></draw:path><draw:path draw:style-name="gr3" draw:text-style-name="P5" svg:width="0.1083in" svg:height="0.1035in" svg:x="4.6854in" svg:y="0.7114in" svg:viewBox="0 0 276 264" svg:d="M46 234c-4 15-5 18-35 18-7 0-11 0-11 8 0 4 3 4 11 4 46 0 91 0 137 0 62 0 107-45 107-84 0-27-22-49-59-53 39-8 80-37 80-73 0-29-25-54-71-54-43 0-87 0-130 0-8 0-12 0-12 8 0 4 4 4 11 4 1 0 8 0 15 1 7 0 10 1 10 6 0 2 0 3-1 7-18 70-34 139-52 208zM104 123c8-32 17-65 25-97 3-13 3-14 19-14 17 0 35 0 51 0 34 0 42 23 42 40 0 34-33 71-80 71-19 0-38 0-57 0zM87 252c-6 0-7 0-9 0-3 0-4-1-4-4 0-2 0-2 1-9 9-37 18-72 27-108 24 0 49 0 73 0 37 0 44 29 44 45 0 39-34 76-79 76-18 0-36 0-53 0z"><text:p/></draw:path><draw:path draw:style-name="gr3" draw:text-style-name="P5" svg:width="0.0839in" svg:height="0.0941in" svg:x="4.8445in" svg:y="0.7244in" svg:viewBox="0 0 214 240" svg:d="M117 8c-4-7-6-8-9-8-6 0-7 3-9 8-32 72-65 144-97 216-2 5-2 6-2 8 0 5 3 8 8 8 3 0 5-1 8-8 31-68 61-137 92-206 29 69 60 138 90 206 3 8 8 8 9 8 4 0 7-3 7-8 0-1 0-2-2-6-32-73-64-146-95-218z"><text:p/></draw:path><draw:path draw:style-name="gr3" draw:text-style-name="P5" svg:width="0.0815in" svg:height="0.0669in" svg:x="4.9756in" svg:y="0.75in" svg:viewBox="0 0 208 171" svg:d="M91 22c15 0 30 0 44 0-13 57-16 74-16 100 0 6 0 17 3 29 3 17 8 20 14 20 8 0 16-7 16-15 0-2 0-3-2-9-11-27-11-52-11-63 0-21 2-42 6-62 14 0 30 0 44 0 6 0 19 0 19-13 0-9-8-9-16-9-42 0-85 0-128 0-9 0-24 0-41 18-13 15-23 33-23 35 1 1 0 3 4 3s4-1 6-4c20-30 42-30 49-30 8 0 15 0 22 0-12 47-33 94-49 129-3 5-3 6-3 10 0 6 6 10 11 10 12 0 15-11 19-26 6-17 6-18 11-37 7-29 15-57 21-86z"><text:p/></draw:path><draw:path draw:style-name="gr3" draw:text-style-name="P5" svg:width="0.0469in" svg:height="0.0701in" svg:x="5.0646in" svg:y="0.7677in" svg:viewBox="0 0 120 179" svg:d="M120 130c-3 0-7 0-10 0 0 6-3 22-7 24-2 2-23 2-26 2-17 0-34 0-51 0 29-25 39-33 54-45 21-16 40-33 40-58 0-33-29-53-64-53-33 0-56 23-56 48 0 14 11 15 14 15 7 0 15-5 15-15 0-4-3-14-17-14 9-19 28-25 40-25 27 0 41 22 41 44 0 23-16 42-25 52-22 20-44 42-66 63-2 3-2 4-2 11 37 0 74 0 111 0 3-16 6-33 9-49z"><text:p/></draw:path><draw:path draw:style-name="gr3" draw:text-style-name="P5" svg:width="0.0346in" svg:height="0.1516in" svg:x="5.1413in" svg:y="0.7016in" svg:viewBox="0 0 89 386" svg:d="M89 382c0-1 0-1-7-8-48-49-60-122-60-181 0-68 15-135 63-183 4-4 4-6 4-7 0-2-1-3-3-3-5 0-39 26-62 75-20 43-24 86-24 118 0 30 4 77 25 121 23 47 56 72 61 72 2 0 3-1 3-4z"><text:p/></draw:path><draw:path draw:style-name="gr3" draw:text-style-name="P5" svg:width="0.0752in" svg:height="0.0685in" svg:x="5.1898in" svg:y="0.748in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19 25 36 25 26 0 40-28 41-30 4 15 19 30 42 30 39 0 61-50 61-59 0-5-3-5-4-5-3 0-4 2-6 5-12 41-38 50-50 50-16 0-22-12-22-25 0-9 2-17 6-34 5-18 9-35 14-53z"><text:p/></draw:path><draw:path draw:style-name="gr3" draw:text-style-name="P5" svg:width="0.0346in" svg:height="0.1516in" svg:x="5.2811in" svg:y="0.7016in" svg:viewBox="0 0 89 386" svg:d="M89 193c0-30-4-77-25-120-23-48-56-73-61-73-2 0-3 1-3 3 0 1 0 3 7 9 38 39 60 100 60 181 0 66-14 134-63 183-4 5-4 5-4 6 0 3 1 4 3 4 5 0 39-26 62-76 20-42 24-84 24-117z"><text:p/></draw:path><draw:path draw:style-name="gr3" draw:text-style-name="P5" svg:width="0.076in" svg:height="0.0878in" svg:x="5.3866in" svg:y="0.7331in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3" draw:text-style-name="P5" svg:width="0.1079in" svg:height="0.1106in" svg:x="5.5252in" svg:y="0.7071in" svg:viewBox="0 0 275 282" svg:d="M275 4c0-1-1-4-4-4-2 0-2 1-6 6-9 9-19 19-27 29-4-5-21-35-64-35-87 0-174 86-174 176 0 64 46 106 106 106 33 0 62-16 82-33 36-32 43-67 43-69 0-4-3-4-4-4-3 0-5 1-6 4-3 11-12 39-38 61-27 22-52 29-72 29-34 0-76-20-76-81 0-22 9-84 47-130 24-27 60-47 95-47 39 0 62 30 62 75 0 15-1 15-1 20 0 3 4 4 5 4 6 0 6-1 8-8 7-33 16-66 24-99z"><text:p/></draw:path></draw:g></text:p>
        </text:list-item>
        <text:list-item>
          <text:p text:style-name="P121">המעברים הראשונים והשניים הם לפי הגדרת כפל קרטזי והגדרת הכלה. <text:span text:style-name="T38">המעבר האחרון נכון לפי קומוטוטיביות ואסוציאטיביות של </text:span><text:span text:style-name="T38"><draw:g text:anchor-type="as-char" svg:y="-0.0929in" draw:z-index="226" draw:name="Shape268" draw:style-name="gr1"><svg:title>TexMaths</svg:title><svg:desc>11§display§\land§svg§600§FALSE§</svg:desc><draw:path draw:style-name="gr2" draw:text-style-name="P4" svg:width="0.0764in" svg:height="0.0776in" svg:x="0.0004in" svg:y="0.0075in" svg:viewBox="0 0 195 198" svg:d="M0 0c65 0 130 0 195 0 0 66 0 132 0 198-65 0-130 0-195 0 0-66 0-132 0-198z"><text:p/></draw:path><draw:path draw:style-name="gr3" draw:text-style-name="P5" svg:width="0.0835in" svg:height="0.0929in" svg:x="0.0008in" svg:y="0in" svg:viewBox="0 0 213 237" svg:d="M117 8c-4-7-6-8-9-8-6 0-7 2-9 8-32 71-64 142-96 214-2 5-3 5-3 8 0 4 3 7 8 7 3 0 6-1 8-7 30-69 61-136 92-204 29 68 59 135 89 204 3 7 8 7 9 7 4 0 7-3 7-7 0-2 0-2-2-7-32-71-64-144-94-215z"><text:p/></draw:path></draw:g></text:span><text:span text:style-name="T38">. </text:span><text:span text:style-name="T48">משום שהטענות שקולות לוגית, </text:span><text:span text:style-name="T49">מש"ל</text:span><text:span text:style-name="T48"> </text:span><text:span text:style-name="T48"><draw:g text:anchor-type="as-char" svg:y="-0.1043in" draw:z-index="232" draw:name="Shape269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Heading_20_3" text:outline-level="3">סעיף (ה)</text:h>
      <text:list text:style-name="L21">
        <text:list-item>
          <text:p text:style-name="P122">נראה דוגמה ניגדית לטענה הבאה:</text:p>
          <text:p text:style-name="P123"><draw:g text:anchor-type="as-char" svg:y="-0.1134in" draw:z-index="227" draw:name="Shape270" draw:style-name="gr1"><svg:title>TexMaths</svg:title><svg:desc>11§display§(A \setminus B) \times (C \setminus D) = (A \times C) \setminus (B \times D)§svg§600§FALSE§</svg:desc><draw:path draw:style-name="gr2" draw:text-style-name="P4" svg:width="2.6083in" svg:height="0.1354in" svg:x="0.0004in" svg:y="0.0071in" svg:viewBox="0 0 6626 345" svg:d="M0 0c2209 0 4417 0 6626 0 0 115 0 230 0 345-2209 0-4417 0-6626 0 0-115 0-230 0-345z"><text:p/></draw:path><draw:path draw:style-name="gr3" draw:text-style-name="P5" svg:width="0.0346in" svg:height="0.1508in" svg:x="0.007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1039in" svg:height="0.1079in" svg:x="0.0571in" svg:y="0.0043in" svg:viewBox="0 0 265 275" svg:d="M56 230c-16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3" draw:text-style-name="P5" svg:width="0.0587in" svg:height="0.1508in" svg:x="0.2083in" svg:y="0in" svg:viewBox="0 0 150 384" svg:d="M133 375c2 5 5 9 9 9s8-3 8-7c0-2 0-2-1-7-44-120-90-241-134-361-2-7-3-9-7-9-5 0-8 3-8 8 0 1 0 1 1 6 44 120 88 241 132 361z"><text:p/></draw:path><draw:path draw:style-name="gr3" draw:text-style-name="P5" svg:width="0.1083in" svg:height="0.1031in" svg:x="0.3161in" svg:y="0.0098in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3" draw:text-style-name="P5" svg:width="0.035in" svg:height="0.1508in" svg:x="0.4413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5" svg:width="0.0728in" svg:height="0.0724in" svg:x="0.5484in" svg:y="0.0398in" svg:viewBox="0 0 186 185" svg:d="M94 81c-27-25-52-50-79-75-4-6-5-6-7-6-5 0-8 3-8 8 0 2 0 3 4 7 26 26 52 51 77 77-25 26-51 51-77 78-4 4-4 5-4 7 0 5 3 8 8 8 2 0 3 0 7-6 26-25 52-50 77-76 27 27 54 53 81 80 1 1 3 2 5 2 6 0 8-3 8-8 0-2 0-2-1-4-28-28-62-61-82-81 25-24 48-47 72-70 2-2 8-8 10-10 0-1 1-2 1-4 0-5-2-8-8-8-3 0-4 1-9 6-25 25-50 50-75 75z"><text:p/></draw:path><draw:path draw:style-name="gr3" draw:text-style-name="P5" svg:width="0.035in" svg:height="0.1508in" svg:x="0.6929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1075in" svg:height="0.1094in" svg:x="0.7449in" svg:y="0.0071in" svg:viewBox="0 0 274 279" svg:d="M274 3c0-1-1-3-4-3-2 0-2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7-33 16-65 24-98z"><text:p/></draw:path><draw:path draw:style-name="gr3" draw:text-style-name="P5" svg:width="0.0587in" svg:height="0.1508in" svg:x="0.8992in" svg:y="0in" svg:viewBox="0 0 150 384" svg:d="M133 375c2 5 5 9 9 9s8-3 8-7c0-2 0-2-1-7-44-120-90-241-134-361-2-7-3-9-7-9-5 0-8 3-8 8 0 1 0 1 1 6 44 120 88 241 132 361z"><text:p/></draw:path><draw:path draw:style-name="gr3" draw:text-style-name="P5" svg:width="0.1161in" svg:height="0.1031in" svg:x="1.0067in" svg:y="0.0098in" svg:viewBox="0 0 296 263" svg:d="M46 232c-3 16-4 19-35 19-7 0-11 0-11 7 0 5 3 5 11 5 43 0 85 0 128 0 80 0 157-80 157-165 0-54-33-98-91-98-43 0-87 0-130 0-8 0-12 0-12 8 0 4 4 4 12 4 4 0 12 1 16 1 6 1 9 2 9 7 0 1-1 2-2 6-18 69-34 138-52 206zM130 28c3-15 4-16 21-16 13 0 27 0 40 0 39 0 71 21 71 72 0 18-8 82-41 123-11 14-42 44-89 44-14 0-30 0-44 0-5 0-5 0-8-1-4 0-5 0-5-3 0-1 0-3 2-9 18-70 35-140 53-210z"><text:p/></draw:path><draw:path draw:style-name="gr3" draw:text-style-name="P5" svg:width="0.0346in" svg:height="0.1508in" svg:x="1.1398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1004in" svg:height="0.035in" svg:x="1.240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346in" svg:height="0.1508in" svg:x="1.407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1039in" svg:height="0.1079in" svg:x="1.4571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3" draw:text-style-name="P5" svg:width="0.0732in" svg:height="0.0724in" svg:x="1.622in" svg:y="0.0398in" svg:viewBox="0 0 187 185" svg:d="M94 81c-26-25-52-50-77-75-6-6-6-6-9-6-5 0-8 3-8 8 0 2 1 3 6 7 25 26 51 51 77 77-26 26-52 51-77 78-5 4-6 5-6 7 0 5 3 8 8 8 3 0 3 0 9-6 25-25 51-50 77-76 26 27 52 53 79 80 1 1 4 2 6 2 5 0 8-3 8-8 0-2 0-2-1-4-1 0-63-61-81-81 23-24 47-47 70-70 2-2 8-8 10-10 0-1 2-2 2-4 0-5-3-8-8-8-3 0-5 1-8 6-26 25-52 50-77 75z"><text:p/></draw:path><draw:path draw:style-name="gr3" draw:text-style-name="P5" svg:width="0.1079in" svg:height="0.1094in" svg:x="1.7594in" svg:y="0.0071in" svg:viewBox="0 0 275 279" svg:d="M275 3c0-1-1-3-4-3-1 0-3 0-6 4-9 10-19 20-27 30-4-5-21-34-64-34-87 0-174 85-174 174 0 63 46 105 105 105 34 0 63-16 83-33 36-32 43-65 43-68s-3-3-4-3c-3 0-5 1-6 3-3 12-12 38-38 61-27 21-52 27-72 27-35 0-76-19-76-78 0-22 9-85 48-130 23-27 59-46 93-46 40 0 63 30 63 74 0 15-1 15-1 20 0 3 4 3 5 3 6 0 6 0 8-8 8-33 16-65 24-98z"><text:p/></draw:path><draw:path draw:style-name="gr3" draw:text-style-name="P5" svg:width="0.035in" svg:height="0.1508in" svg:x="1.8803in" svg:y="0in" svg:viewBox="0 0 90 384" svg:d="M90 193c0-30-4-77-26-120-23-48-56-73-61-73-2 0-3 1-3 3 0 3 0 3 8 10 37 38 59 99 59 180 0 65-14 132-61 181-6 5-6 5-6 6 0 3 1 4 3 4 5 0 40-26 62-75 20-43 25-85 25-116z"><text:p/></draw:path><draw:path draw:style-name="gr3" draw:text-style-name="P5" svg:width="0.0591in" svg:height="0.1508in" svg:x="1.9728in" svg:y="0in" svg:viewBox="0 0 151 384" svg:d="M134 375c1 5 4 9 9 9 4 0 8-3 8-7 0-2 0-2-2-7-44-120-88-241-132-361-3-7-4-9-9-9s-8 3-8 8c0 1 0 1 2 6 44 120 88 241 132 361z"><text:p/></draw:path><draw:path draw:style-name="gr3" draw:text-style-name="P5" svg:width="0.035in" svg:height="0.1508in" svg:x="2.0894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5" svg:width="0.1083in" svg:height="0.1031in" svg:x="2.1402in" svg:y="0.0098in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3" draw:text-style-name="P5" svg:width="0.0732in" svg:height="0.0724in" svg:x="2.313in" svg:y="0.0398in" svg:viewBox="0 0 187 185" svg:d="M94 81c-26-25-52-50-77-75-5-6-6-6-9-6-4 0-8 3-8 8 0 2 1 3 6 7 25 26 51 51 77 77-26 26-52 51-77 78-5 4-6 5-6 7 0 5 4 8 8 8 3 0 4 0 9-6 25-25 51-50 77-76 26 27 52 53 79 80 1 1 4 2 6 2 5 0 8-3 8-8 0-2 0-2-1-4-1 0-63-61-81-81 23-24 47-47 70-70 2-2 8-8 10-10 0-1 2-2 2-4 0-5-3-8-8-8-3 0-4 1-8 6-26 25-52 50-77 75z"><text:p/></draw:path><draw:path draw:style-name="gr3" draw:text-style-name="P5" svg:width="0.1157in" svg:height="0.1031in" svg:x="2.4488in" svg:y="0.0098in" svg:viewBox="0 0 295 263" svg:d="M46 232c-4 16-5 19-35 19-7 0-11 0-11 7 0 5 3 5 11 5 43 0 85 0 128 0 80 0 156-80 156-165 0-54-33-98-90-98-43 0-87 0-130 0-8 0-12 0-12 8 0 4 3 4 11 4 5 0 12 1 16 1 7 1 9 2 9 7 0 1 0 2-1 6-18 69-34 138-52 206zM130 28c3-15 3-16 21-16 13 0 27 0 40 0 39 0 71 21 71 72 0 18-8 82-41 123-11 14-42 44-89 44-14 0-30 0-44 0-5 0-7 0-9-1-3 0-4 0-4-3 0-1 0-3 1-9 18-70 36-140 54-210z"><text:p/></draw:path><draw:path draw:style-name="gr3" draw:text-style-name="P5" svg:width="0.035in" svg:height="0.1508in" svg:x="2.5815in" svg:y="0in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22">נציב:</text:p>
          <text:p text:style-name="P123"><draw:g text:anchor-type="as-char" svg:y="-0.3492in" draw:z-index="228" draw:name="Shape271" draw:style-name="gr1"><svg:title>TexMaths</svg:title><svg:desc>11§latex§\begin{multiline}

A = \{1, 2\}, B = \{2, 3\}, C = \{3, 4\}, D = \{4, 5\} \\
(A \setminus B) \times (C \setminus D) = (A \times C) \setminus (B \setminus D) \\
\{1, 3\} \times \{3, 5\} = \{ \la 1, 3 \ra, \la 2, 3 \ra, \la 1, 4 \ra, \la 2, 4 \ra \} \setminus \{ \la 2, 4 \ra, \la 3, 4 \ra, \la 3, 5 \ra, \la 2, 5 \ra \} \\
\{ \la 1, 2 \ra, \la 3, 3 \ra, \la 3, 5 \ra \} = \{ \la 1, 3 \ra, \la 2, 3 \ra, \la 1, 4 \ra \}

\end{multiline}§svg§600§FALSE§</svg:desc><draw:path draw:style-name="gr2" draw:text-style-name="P4" svg:width="4.6654in" svg:height="0.6831in" svg:x="0.0004in" svg:y="0.0083in" svg:viewBox="0 0 11851 1736" svg:d="M5926 1736c-1976 0-3950 0-5926 0 0-578 0-1158 0-1736 3950 0 7901 0 11851 0 0 578 0 1158 0 1736-1975 0-3950 0-5925 0z"><text:p/></draw:path><draw:path draw:style-name="gr3" draw:text-style-name="P5" svg:width="0.1035in" svg:height="0.1087in" svg:x="0.226in" svg:y="0.0055in" svg:viewBox="0 0 264 277" svg:d="M141 8c-2-5-3-8-9-8-7 0-8 2-9 8-26 77-54 154-80 231-7 19-22 25-43 26 0 4 0 8 0 12 9-1 25-1 39-1 12 0 33 0 45 1 0-4 0-8 0-12-20 0-30-10-30-20 0-1 1-3 1-5 6-17 12-34 18-51 32 0 63 0 95 0 7 20 15 39 21 58 0 3 1 5 1 6 0 12-22 12-32 12 0 4 0 8 0 12 14-1 41-1 55-1 17 0 36 0 51 1 0-4 0-8 0-12-2 0-4 0-7 0-23 0-28-3-33-15-27-81-56-162-83-242zM121 52c14 41 29 83 43 125-29 0-58 0-87 0 14-42 30-84 44-125z"><text:p/></draw:path><draw:path draw:style-name="gr3" draw:text-style-name="P5" svg:width="0.1004in" svg:height="0.035in" svg:x="0.3945in" svg:y="0.058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9in" svg:height="0.1516in" svg:x="0.5661in" svg:y="0.0004in" svg:viewBox="0 0 138 386" svg:d="M81 52c0-16 10-41 52-43 2 0 5-2 5-5 0-4-4-4-8-4-39 0-74 20-75 48 0 30 0 59 0 88 0 16 0 28-15 41-14 11-28 12-37 12-2 0-3 2-3 5s2 3 6 4c26 1 44 15 48 34 1 4 1 5 1 19 0 25 0 50 0 77 0 15 0 28 19 43 15 12 40 15 56 15 4 0 8 0 8-3 0-5-4-5-7-5-24-2-43-14-48-34-2-3-2-4-2-17 0-28 0-54 0-82 0-17-3-24-15-36-8-9-20-12-31-15 32-9 46-27 46-50 0-31 0-62 0-92z"><text:p/></draw:path><draw:path draw:style-name="gr3" draw:text-style-name="P5" svg:width="0.05in" svg:height="0.1008in" svg:x="0.6445in" svg:y="0.0146in" svg:viewBox="0 0 128 257" svg:d="M80 10c0-10 0-10-10-10-23 24-57 24-70 24 0 5 0 8 0 12 9 0 31 0 52-10 0 67 0 133 0 200 0 15-2 19-37 19-4 0-7 0-12 0 0 5 0 8 0 12 14-1 47-1 63-1 15 0 48 0 62 1 0-4 0-7 0-12-5 0-8 0-12 0-35 0-36-4-36-19 0-72 0-144 0-216z"><text:p/></draw:path><draw:path draw:style-name="gr3" draw:text-style-name="P5" svg:width="0.0173in" svg:height="0.0449in" svg:x="0.7201in" svg:y="0.0992in" svg:viewBox="0 0 45 115" svg:d="M45 41c0-25-9-41-24-41-14 0-21 11-21 21s7 21 21 21c5 0 11-2 14-6l1-1c0 2 1 0 1 6 0 25-11 48-28 67-2 2-2 2-2 4s2 3 3 3c4 0 35-29 35-74z"><text:p/></draw:path><draw:path draw:style-name="gr3" draw:text-style-name="P5" svg:width="0.0602in" svg:height="0.1008in" svg:x="0.8079in" svg:y="0.0146in" svg:viewBox="0 0 154 257" svg:d="M30 228c14-14 27-28 42-41 59-53 82-74 82-112 0-44-34-75-81-75-44 0-73 35-73 69 0 22 20 22 21 22 7 0 20-4 20-21 0-10-7-19-20-19-3 0-4 0-6 0 9-25 30-39 52-39 35 0 52 31 52 63 0 31-19 61-40 84-25 28-49 56-75 84-4 3-4 4-4 14 48 0 96 0 144 0 3-22 7-45 10-67-3 0-5 0-9 0-2 11-5 29-9 34-3 4-28 4-36 4-23 0-47 0-70 0z"><text:p/></draw:path><draw:path draw:style-name="gr3" draw:text-style-name="P5" svg:width="0.0531in" svg:height="0.1516in" svg:x="0.8874in" svg:y="0.0004in" svg:viewBox="0 0 136 386" svg:d="M55 335c0 16-10 40-52 43-2 0-3 1-3 5 0 3 4 3 8 3 37 0 72-19 73-47 0-30 0-60 0-89 0-15 0-27 16-40 13-11 28-12 36-12 2-1 3-2 3-4 0-5-2-5-5-5-25-1-44-15-48-34-2-4-2-5-2-20 0-25 0-50 0-76 0-16 0-28-18-43-16-12-42-16-55-16-4 0-8 0-8 4 0 5 2 5 6 5 24 1 44 14 48 34 1 3 1 3 1 17 0 28 0 54 0 82 0 17 3 24 15 36 9 9 20 12 31 16-32 8-46 26-46 48 0 31 0 61 0 93z"><text:p/></draw:path><draw:path draw:style-name="gr3" draw:text-style-name="P5" svg:width="0.0173in" svg:height="0.0449in" svg:x="0.9654in" svg:y="0.0992in" svg:viewBox="0 0 45 115" svg:d="M45 41c0-25-9-41-24-41-13 0-21 11-21 21s7 21 21 21c7 0 11-2 14-6l1-1c0 2 1 0 1 6 0 25-11 48-28 67-2 2-2 2-2 4s2 3 3 3c5 0 35-29 35-74z"><text:p/></draw:path><draw:path draw:style-name="gr3" draw:text-style-name="P5" svg:width="0.0937in" svg:height="0.1035in" svg:x="1.0508in" svg:y="0.011in" svg:viewBox="0 0 239 264" svg:d="M73 122c0-32 0-63 0-95 0-13 1-15 18-15s32 0 49 0c37 0 50 32 50 53 0 25-18 57-61 57-19 0-38 0-56 0zM164 125c37-6 64-32 64-60 0-33-35-65-86-65-47 0-95 0-142 0 0 4 0 8 0 12 3 0 7 0 10 0 30 0 31 4 31 18 0 68 0 135 0 203 0 14-1 19-31 19-3 0-7 0-10 0 0 4 0 7 0 12 51 0 101 0 152 0 52 0 87-35 87-72 0-33-32-62-75-67zM140 252c-17 0-32 0-49 0s-18-4-18-16c0-35 0-70 0-105 24 0 48 0 72 0 39 0 54 35 54 61 0 28-20 60-59 60z"><text:p/></draw:path><draw:path draw:style-name="gr3" draw:text-style-name="P5" svg:width="0.1004in" svg:height="0.035in" svg:x="1.2126in" svg:y="0.058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1in" svg:height="0.1516in" svg:x="1.3843in" svg:y="0.0004in" svg:viewBox="0 0 136 386" svg:d="M81 52c0-16 10-41 52-43 2 0 3-2 3-5 0-4-2-4-6-4-39 0-74 20-75 48 0 30 0 59 0 88 0 16 0 28-15 41-14 11-28 12-37 12-2 0-3 2-3 5s2 3 6 4c25 1 44 15 48 34 1 4 1 5 1 19 0 25 0 50 0 77 0 15 0 28 19 43 15 12 40 15 56 15 4 0 6 0 6-3 0-5-2-5-5-5-24-2-44-14-48-34-2-3-2-4-2-17 0-28 0-54 0-82 0-17-3-24-15-36-9-9-20-12-31-15 32-9 46-27 46-50 0-31 0-62 0-92z"><text:p/></draw:path><draw:path draw:style-name="gr3" draw:text-style-name="P5" svg:width="0.0602in" svg:height="0.1008in" svg:x="1.4571in" svg:y="0.0146in" svg:viewBox="0 0 154 257" svg:d="M30 228c13-14 27-28 40-41 61-53 84-74 84-112 0-44-35-75-82-75-43 0-72 35-72 69 0 22 19 22 20 22 6 0 21-4 21-21 0-10-8-19-21-19-3 0-5 0-6 0 9-25 30-39 53-39 35 0 52 31 52 63 0 31-20 61-41 84-25 28-49 56-75 84-3 3-3 4-3 14 47 0 96 0 143 0 3-22 8-45 11-67-3 0-7 0-10 0-2 11-4 29-9 34-2 4-27 4-36 4-23 0-46 0-69 0z"><text:p/></draw:path><draw:path draw:style-name="gr3" draw:text-style-name="P5" svg:width="0.0173in" svg:height="0.0449in" svg:x="1.5382in" svg:y="0.0992in" svg:viewBox="0 0 45 115" svg:d="M45 41c0-25-9-41-24-41-14 0-21 11-21 21s7 21 21 21c5 0 10-2 14-6l1-1c0 2 0 0 0 6 0 25-10 48-27 67-2 2-2 2-2 4s1 3 3 3c4 0 35-29 35-74z"><text:p/></draw:path><draw:path draw:style-name="gr3" draw:text-style-name="P5" svg:width="0.063in" svg:height="0.1039in" svg:x="1.6244in" svg:y="0.0146in" svg:viewBox="0 0 161 265" svg:d="M96 121c32-10 55-37 55-68 0-32-34-53-72-53-39 0-68 23-68 52 0 13 8 21 20 21s20-9 20-20c0-20-19-20-25-20 13-19 38-23 52-23 16 0 36 8 36 43 0 4 0 26-11 44s-24 20-34 20c-3 0-12 1-15 1-2 1-6 1-6 4 0 4 4 4 10 4s11 0 17 0c32 0 46 27 46 65 0 52-26 64-44 64-16 0-45-7-59-30 14 3 26-6 26-21 0-14-11-21-22-21-9 0-22 5-22 21 0 36 36 61 78 61 47 0 83-35 83-74 0-32-25-62-65-70z"><text:p/></draw:path><draw:path draw:style-name="gr3" draw:text-style-name="P5" svg:width="0.0531in" svg:height="0.1516in" svg:x="1.7055in" svg:y="0.0004in" svg:viewBox="0 0 136 386" svg:d="M55 335c0 16-10 40-52 43-2 0-3 1-3 5 0 3 3 3 8 3 37 0 72-19 73-47 0-30 0-60 0-89 0-15 0-27 16-40 13-11 27-12 36-12 2-1 3-2 3-4 0-5-2-5-5-5-26-1-44-15-48-34-2-4-2-5-2-20 0-25 0-50 0-76 0-16 0-28-18-43-16-12-43-16-55-16-5 0-8 0-8 4 0 5 2 5 6 5 24 1 42 14 48 34 1 3 1 3 1 17 0 28 0 54 0 82 0 17 3 24 15 36 9 9 20 12 31 16-32 8-46 26-46 48 0 31 0 61 0 93z"><text:p/></draw:path><draw:path draw:style-name="gr3" draw:text-style-name="P5" svg:width="0.0173in" svg:height="0.0449in" svg:x="1.7835in" svg:y="0.0992in" svg:viewBox="0 0 45 115" svg:d="M45 41c0-25-9-41-24-41-14 0-21 11-21 21s7 21 21 21c5 0 11-2 14-6l1-1c0 2 1 0 1 6 0 25-11 48-28 67-2 2-2 2-2 4s2 3 3 3c4 0 35-29 35-74z"><text:p/></draw:path><draw:path draw:style-name="gr3" draw:text-style-name="P5" svg:width="0.0921in" svg:height="0.1098in" svg:x="1.8717in" svg:y="0.0083in" svg:viewBox="0 0 235 280" svg:d="M0 141c0 79 63 139 135 139 63 0 100-52 100-97 0-5 0-7-4-7s-4 2-4 5c-4 56-45 87-87 87-24 0-99-12-99-127 0-116 75-129 99-129 42 0 76 35 83 91 1 6 1 7 7 7 5 0 5-1 5-9 0-31 0-61 0-92 0-7 0-9-4-9-1 0-2 0-5 4-7 10-14 19-20 29-15-13-34-33-71-33-72 0-135 62-135 141z"><text:p/></draw:path><draw:path draw:style-name="gr3" draw:text-style-name="P5" svg:width="0.1008in" svg:height="0.035in" svg:x="2.0327in" svg:y="0.05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9in" svg:height="0.1516in" svg:x="2.2039in" svg:y="0.0004in" svg:viewBox="0 0 138 386" svg:d="M83 52c0-16 9-41 51-43 2 0 4-2 4-5 0-4-4-4-8-4-39 0-74 20-74 48 0 30 0 59 0 88 0 16 0 28-15 41-13 11-29 12-37 12-2 0-4 2-4 5s2 3 7 4c25 1 44 15 48 34 1 4 1 5 1 19 0 25 0 50 0 77 0 15 0 28 19 43 15 12 41 15 55 15 4 0 8 0 8-3 0-5-3-5-7-5-24-2-43-14-47-34-1-3-1-4-1-17 0-28 0-54 0-82 0-17-4-24-17-36-8-9-19-12-30-15 32-9 47-27 47-50 0-31 0-62 0-92z"><text:p/></draw:path><draw:path draw:style-name="gr3" draw:text-style-name="P5" svg:width="0.0626in" svg:height="0.1039in" svg:x="2.276in" svg:y="0.0146in" svg:viewBox="0 0 160 265" svg:d="M96 121c31-10 54-37 54-68 0-32-34-53-72-53s-68 23-68 52c0 13 9 21 20 21 12 0 20-9 20-20 0-20-19-20-25-20 12-19 38-23 52-23 15 0 37 8 37 43 0 4-1 26-11 44-12 18-25 20-35 20-2 0-12 1-14 1-3 1-7 1-7 4 0 4 4 4 10 4s11 0 17 0c32 0 46 27 46 65 0 52-26 64-44 64-17 0-45-7-58-30 13 3 25-6 25-21 0-14-11-21-22-21-9 0-21 5-21 21 0 36 35 61 78 61 46 0 82-35 82-74 0-32-25-62-64-70z"><text:p/></draw:path><draw:path draw:style-name="gr3" draw:text-style-name="P5" svg:width="0.0173in" svg:height="0.0449in" svg:x="2.3583in" svg:y="0.0992in" svg:viewBox="0 0 45 115" svg:d="M45 41c0-25-10-41-25-41-13 0-20 11-20 21s7 21 20 21c6 0 11-2 15-6v-1c1 0 1 0 1 6 0 25-11 48-27 67-2 2-3 2-3 4s2 3 4 3c4 0 35-29 35-74z"><text:p/></draw:path><draw:path draw:style-name="gr3" draw:text-style-name="P5" svg:width="0.0673in" svg:height="0.1028in" svg:x="2.4421in" svg:y="0.0118in" svg:viewBox="0 0 172 262" svg:d="M103 198c0 11 0 22 0 33 0 14-1 19-29 19-4 0-6 0-9 0 0 4 0 7 0 12 16-1 36-1 53-1 16 0 36 0 53 1 0-5 0-8 0-12-4 0-6 0-9 0-29 0-29-5-29-19 0-11 0-22 0-33 13 0 25 0 39 0 0-4 0-8 0-12-14 0-26 0-39 0 0-58 0-118 0-176 0-8 0-10-6-10-4 0-5 0-8 4-40 61-79 121-119 182 0 4 0 8 0 12 34 0 69 0 103 0zM106 186c-32 0-63 0-95 0 32-49 63-96 95-144 0 48 0 95 0 144z"><text:p/></draw:path><draw:path draw:style-name="gr3" draw:text-style-name="P5" svg:width="0.0539in" svg:height="0.1516in" svg:x="2.5248in" svg:y="0.0004in" svg:viewBox="0 0 138 386" svg:d="M56 335c0 16-10 40-53 43-1 0-3 1-3 5 0 3 4 3 8 3 37 0 73-19 73-47 0-30 0-60 0-89 0-15 0-27 16-40 14-11 28-12 37-12 2-1 4-2 4-4 0-5-3-5-7-5-25-1-44-15-48-34-2-4-2-5-2-20 0-25 0-50 0-76 0-16 0-28-17-43-17-12-43-16-56-16-4 0-8 0-8 4 0 5 2 5 7 5 24 1 43 14 48 34 1 3 1 3 1 17 0 28 0 54 0 82 0 17 3 24 16 36 7 9 18 12 29 16-32 8-45 26-45 48 0 31 0 61 0 93z"><text:p/></draw:path><draw:path draw:style-name="gr3" draw:text-style-name="P5" svg:width="0.0173in" svg:height="0.0449in" svg:x="2.6031in" svg:y="0.0992in" svg:viewBox="0 0 45 115" svg:d="M45 41c0-25-9-41-25-41-13 0-20 11-20 21s7 21 20 21c6 0 11-2 15-6l1-1c0 2 0 0 0 6 0 25-11 48-27 67-2 2-3 2-3 4s2 3 4 3c4 0 35-29 35-74z"><text:p/></draw:path><draw:path draw:style-name="gr3" draw:text-style-name="P5" svg:width="0.102in" svg:height="0.1035in" svg:x="2.6886in" svg:y="0.011in" svg:viewBox="0 0 260 264" svg:d="M0 0c0 4 0 8 0 12 3 0 6 0 9 0 30 0 31 4 31 18 0 68 0 135 0 203 0 14-1 19-31 19-3 0-6 0-9 0 0 4 0 7 0 12 47 0 94 0 141 0 65 0 119-57 119-130 0-74-53-134-119-134-47 0-94 0-141 0zM91 252c-17 0-18-4-18-16 0-69 0-139 0-209 0-13 1-15 18-15 14 0 26 0 39 0 24 0 52 8 70 35 18 23 21 56 21 87 0 43-8 66-22 85-8 10-30 33-68 33-13 0-26 0-40 0z"><text:p/></draw:path><draw:path draw:style-name="gr3" draw:text-style-name="P5" svg:width="0.1004in" svg:height="0.035in" svg:x="2.8587in" svg:y="0.058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1in" svg:height="0.1516in" svg:x="3.0303in" svg:y="0.0004in" svg:viewBox="0 0 136 386" svg:d="M81 52c0-16 10-41 52-43 2 0 3-2 3-5 0-4-2-4-6-4-39 0-74 20-75 48 0 30 0 59 0 88 0 16 0 28-15 41-14 11-28 12-37 12-2 0-3 2-3 5s2 3 6 4c26 1 44 15 48 34 1 4 1 5 1 19 0 25 0 50 0 77 0 15 0 28 19 43 15 12 40 15 56 15 4 0 6 0 6-3 0-5-2-5-5-5-24-2-43-14-48-34-2-3-2-4-2-17 0-28 0-54 0-82 0-17-3-24-15-36-9-9-20-12-31-15 32-9 46-27 46-50 0-31 0-62 0-92z"><text:p/></draw:path><draw:path draw:style-name="gr3" draw:text-style-name="P5" svg:width="0.0673in" svg:height="0.1028in" svg:x="3.0996in" svg:y="0.0118in" svg:viewBox="0 0 172 262" svg:d="M102 198c0 11 0 22 0 33 0 14 0 19-28 19-4 0-6 0-9 0 0 4 0 7 0 12 16-1 36-1 53-1 16 0 36 0 53 1 0-5 0-8 0-12-4 0-6 0-9 0-29 0-29-5-29-19 0-11 0-22 0-33 13 0 25 0 39 0 0-4 0-8 0-12-14 0-26 0-39 0 0-58 0-118 0-176 0-8 0-10-6-10-4 0-5 0-8 4-40 61-79 121-119 182 0 4 0 8 0 12 34 0 68 0 102 0zM106 186c-32 0-63 0-95 0 32-49 63-96 95-144 0 48 0 95 0 144z"><text:p/></draw:path><draw:path draw:style-name="gr3" draw:text-style-name="P5" svg:width="0.0173in" svg:height="0.0449in" svg:x="3.1846in" svg:y="0.0992in" svg:viewBox="0 0 45 115" svg:d="M45 41c0-25-9-41-24-41-14 0-21 11-21 21s7 21 21 21c5 0 11-2 14-6l1-1c0 2 0 0 0 6 0 25-10 48-27 67-2 2-2 2-2 4s1 3 3 3c4 0 35-29 35-74z"><text:p/></draw:path><draw:path draw:style-name="gr3" draw:text-style-name="P5" svg:width="0.0602in" svg:height="0.1039in" svg:x="3.272in" svg:y="0.0146in" svg:viewBox="0 0 154 265" svg:d="M154 179c0-46-31-84-73-84-18 0-35 6-49 19 0-25 0-49 0-74 8 2 21 4 33 4 47 0 75-35 75-40 0-3-1-4-5-4-1 0-1 0-3 1-8 3-26 11-52 11-15 0-34-2-51-11-4-1-4-1-5-1-4 0-4 3-4 10 0 37 0 76 0 113 0 8 0 11 5 11 3 0 4-1 6-4 3-6 17-27 49-27 20 0 30 18 33 25 6 14 7 29 7 49 0 13 0 36-9 53-10 14-24 25-42 25-28 0-50-21-57-44 1 1 3 1 7 1 13 0 20-10 20-18 0-10-7-20-20-20-6 0-19 3-19 21 0 33 26 70 70 70 46 0 84-36 84-86z"><text:p/></draw:path><draw:path draw:style-name="gr3" draw:text-style-name="P5" svg:width="0.0531in" svg:height="0.1516in" svg:x="3.3516in" svg:y="0.0004in" svg:viewBox="0 0 136 386" svg:d="M55 335c0 16-10 40-52 43-2 0-3 1-3 5 0 3 3 3 8 3 37 0 72-19 73-47 0-30 0-60 0-89 0-15 0-27 16-40 13-11 27-12 36-12 2-1 3-2 3-4 0-5-2-5-5-5-25-1-44-15-48-34-2-4-2-5-2-20 0-25 0-50 0-76 0-16 0-28-18-43-16-12-42-16-55-16-5 0-8 0-8 4 0 5 2 5 6 5 24 1 44 14 48 34 1 3 1 3 1 17 0 28 0 54 0 82 0 17 3 24 15 36 9 9 20 12 31 16-32 8-46 26-46 48 0 31 0 61 0 93z"><text:p/></draw:path><draw:path draw:style-name="gr3" draw:text-style-name="P5" svg:width="0.035in" svg:height="0.1516in" svg:x="0.0079in" svg:y="0.1831in" svg:viewBox="0 0 90 386" svg:d="M90 382c0-2 0-2-6-8-49-50-62-122-62-182 0-67 15-134 63-182 5-5 5-6 5-7 0-2-2-3-4-3-3 0-39 26-62 75-20 43-24 86-24 117s4 77 25 121c23 48 58 73 61 73 2 0 4-1 4-4z"><text:p/></draw:path><draw:path draw:style-name="gr3" draw:text-style-name="P5" svg:width="0.1039in" svg:height="0.1083in" svg:x="0.0567in" svg:y="0.1882in" svg:viewBox="0 0 265 276" svg:d="M142 8c-2-6-3-8-9-8s-8 2-10 8c-26 77-54 154-80 231-7 19-22 25-43 25 0 4 0 8 0 12 9 0 25-1 40-1 12 0 32 1 44 1 0-4 0-8 0-12-19 0-29-10-29-20 0-1 0-4 1-5 6-17 12-35 18-51 32 0 64 0 95 0 7 20 14 40 20 59 1 1 1 4 1 6 0 11-21 11-32 11 0 4 0 8 0 12 15-1 41-1 57-1s34 0 50 1c0-4 0-8 0-12-2 0-4 0-6 0-25 0-29-2-33-16-28-80-57-160-84-240zM121 51c14 41 30 83 44 125-29 0-58 0-87 0 14-42 29-84 43-125z"><text:p/></draw:path><draw:path draw:style-name="gr3" draw:text-style-name="P5" svg:width="0.0591in" svg:height="0.1516in" svg:x="0.2252in" svg:y="0.1831in" svg:viewBox="0 0 151 386" svg:d="M134 376c1 6 4 10 9 10 3 0 8-3 8-8 0-1 0-2-2-6-44-121-88-242-132-363-3-7-4-9-9-9s-8 3-8 8c1 2 0 1 2 5 44 121 88 242 132 363z"><text:p/></draw:path><draw:path draw:style-name="gr3" draw:text-style-name="P5" svg:width="0.1083in" svg:height="0.1035in" svg:x="0.2992in" svg:y="0.1937in" svg:viewBox="0 0 276 264" svg:d="M46 234c-4 14-5 18-35 18-7 0-11 0-11 7 0 5 3 5 11 5 46 0 91 0 138 0 61 0 106-45 106-84 0-27-22-49-59-54 39-7 80-36 80-72 0-29-25-54-71-54-43 0-87 0-130 0-8 0-12 0-12 8 0 4 3 4 11 4 1 0 9 0 15 1 7 0 10 1 10 6 0 2 0 3-1 7-18 70-34 139-52 208zM105 123c7-32 15-65 23-97 4-13 4-14 21-14 16 0 34 0 50 0 34 0 42 23 42 40 0 34-33 71-80 71-19 0-38 0-56 0zM87 252c-6 0-7 0-9 0-3-1-5-1-5-5 0-1 0-1 2-8 9-37 17-72 26-108 24 0 50 0 74 0 37 0 44 28 44 45 0 38-34 76-79 76-18 0-35 0-53 0z"><text:p/></draw:path><draw:path draw:style-name="gr3" draw:text-style-name="P5" svg:width="0.0346in" svg:height="0.1516in" svg:x="0.4248in" svg:y="0.1831in" svg:viewBox="0 0 89 386" svg:d="M89 192c0-29-4-77-25-119-23-49-56-73-61-73-2 0-3 1-3 3 0 1 0 2 7 9 38 39 60 100 60 180 0 66-14 135-63 183-4 5-4 5-4 7s1 4 3 4c5 0 39-26 62-76 20-42 24-85 24-118z"><text:p/></draw:path><draw:path draw:style-name="gr3" draw:text-style-name="P5" svg:width="0.0732in" svg:height="0.0728in" svg:x="0.5315in" svg:y="0.2228in" svg:viewBox="0 0 187 186" svg:d="M94 81c-26-25-52-50-77-76-6-5-6-5-9-5-5 0-8 3-8 8 0 2 1 3 4 7 27 26 52 52 79 77-27 27-52 52-79 78-3 5-4 5-4 8 0 5 3 8 8 8 3 0 3-1 9-6 25-25 51-51 77-77 26 27 52 54 79 81 1 0 3 2 6 2 5 0 8-3 8-8 0-1 0-2-1-4-1-1-63-62-81-82 23-23 47-47 70-70 2-2 8-8 10-10 1-1 2-2 2-4 0-5-3-8-8-8-3 0-5 1-8 5-26 26-52 51-77 76z"><text:p/></draw:path><draw:path draw:style-name="gr3" draw:text-style-name="P5" svg:width="0.035in" svg:height="0.1516in" svg:x="0.676in" svg:y="0.1831in" svg:viewBox="0 0 90 386" svg:d="M90 382c0-2 0-2-6-8-49-50-61-122-61-182 0-67 14-134 62-182 5-5 5-6 5-7 0-2-1-3-4-3s-39 26-61 75c-19 43-25 86-25 117s4 77 26 121c24 48 57 73 60 73s4-1 4-4z"><text:p/></draw:path><draw:path draw:style-name="gr3" draw:text-style-name="P5" svg:width="0.1075in" svg:height="0.1102in" svg:x="0.728in" svg:y="0.1906in" svg:viewBox="0 0 274 281" svg:d="M274 4c0-1 0-4-3-4s-3 1-7 5c-9 10-18 20-26 30-5-5-22-35-65-35-86 0-173 86-173 176 0 64 45 105 105 105 34 0 62-15 83-33 36-31 43-67 43-68 0-4-4-4-5-4-3 0-4 1-5 4-3 11-12 39-39 61s-51 28-71 28c-35 0-76-19-76-80 0-22 8-85 46-130 25-27 61-47 95-47 40 0 63 30 63 75 0 15-1 15-1 20 0 3 3 4 5 4 5 0 5-1 7-8 7-33 16-66 24-99z"><text:p/></draw:path><draw:path draw:style-name="gr3" draw:text-style-name="P5" svg:width="0.0591in" svg:height="0.1516in" svg:x="0.8823in" svg:y="0.1831in" svg:viewBox="0 0 151 386" svg:d="M134 376c1 6 4 10 9 10 4 0 8-3 8-8 0-1 0-2-2-6-44-121-88-242-132-363-3-7-4-9-9-9s-8 3-8 8c1 2 0 1 2 5 44 121 88 242 132 363z"><text:p/></draw:path><draw:path draw:style-name="gr3" draw:text-style-name="P5" svg:width="0.1157in" svg:height="0.1035in" svg:x="0.9902in" svg:y="0.1937in" svg:viewBox="0 0 295 264" svg:d="M45 234c-3 14-4 18-35 18-7 0-10 0-10 7 0 5 3 5 10 5 43 0 86 0 129 0 80 0 156-81 156-166 0-54-33-98-91-98-43 0-87 0-130 0-7 0-11 0-11 8 0 4 3 4 11 4 5 0 12 0 16 1 7 0 9 2 9 6 0 2-1 3-2 7-18 70-34 139-52 208zM129 26c3-13 4-14 21-14 14 0 27 0 41 0 38 0 70 21 70 72 0 18-8 82-40 125-12 13-42 43-90 43-14 0-29 0-43 0-5 0-7 0-9 0-4-1-5-1-5-5 0-1 0-1 2-8 18-71 35-142 53-213z"><text:p/></draw:path><draw:path draw:style-name="gr3" draw:text-style-name="P5" svg:width="0.035in" svg:height="0.1516in" svg:x="1.1224in" svg:y="0.1831in" svg:viewBox="0 0 90 386" svg:d="M90 192c0-29-4-77-25-119-24-49-57-73-61-73-2 0-4 1-4 3 0 1 0 2 8 9 37 39 59 100 59 180 0 66-14 135-61 183-6 5-6 5-6 7s2 4 4 4c4 0 39-26 62-76 20-42 24-85 24-118z"><text:p/></draw:path><draw:path draw:style-name="gr3" draw:text-style-name="P5" svg:width="0.1008in" svg:height="0.035in" svg:x="1.224in" svg:y="0.240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35in" svg:height="0.1516in" svg:x="1.3909in" svg:y="0.1831in" svg:viewBox="0 0 90 386" svg:d="M90 382c0-2 0-2-6-8-49-50-61-122-61-182 0-67 14-134 62-182 5-5 5-6 5-7 0-2-2-3-4-3-3 0-39 26-62 75-20 43-24 86-24 117s4 77 25 121c23 48 58 73 61 73 2 0 4-1 4-4z"><text:p/></draw:path><draw:path draw:style-name="gr3" draw:text-style-name="P5" svg:width="0.1039in" svg:height="0.1083in" svg:x="1.4406in" svg:y="0.1882in" svg:viewBox="0 0 265 276" svg:d="M56 232c-15 25-31 31-47 32-5 1-9 1-9 8 0 2 2 4 6 4 9 0 22-1 33-1 13 0 26 1 38 1 2 0 8 0 8-8 0-3-4-4-7-4-9-1-17-3-17-13 0-5 2-9 5-15 10-16 19-33 29-49 33 0 65 0 98 0 0 8 5 60 5 65 0 11-20 12-27 12-6 0-9 0-9 8 0 4 3 3 4 4 17 0 33-1 49-1 9 0 34 1 44 1 2 0 6 0 6-8 0-4-3-4-9-4-23 0-23-2-25-13-8-81-15-162-23-242-1-8-1-9-8-9-5 0-7 2-10 7-45 74-89 150-134 225zM102 175c26-43 51-85 76-128 5 43 9 85 13 128-29 0-59 0-89 0z"><text:p/></draw:path><draw:path draw:style-name="gr3" draw:text-style-name="P5" svg:width="0.0732in" svg:height="0.0728in" svg:x="1.6055in" svg:y="0.2228in" svg:viewBox="0 0 187 186" svg:d="M94 81c-26-25-52-50-77-76-5-5-6-5-9-5-4 0-8 3-8 8 0 2 1 3 6 7 25 26 51 52 77 77-26 27-52 52-77 78-5 5-6 5-6 8 0 5 4 8 8 8 3 0 4-1 9-6 25-25 51-51 77-77 26 27 53 54 80 81 2 1 3 2 5 2 5 0 8-3 8-8 0-1 0-2-1-4 0-1-62-62-81-82 24-23 47-47 71-70 1-2 8-8 9-10 1 0 2-2 2-4 0-5-3-8-8-8-3 0-4 1-8 5-26 26-52 51-77 76z"><text:p/></draw:path><draw:path draw:style-name="gr3" draw:text-style-name="P5" svg:width="0.1075in" svg:height="0.1102in" svg:x="1.7433in" svg:y="0.1906in" svg:viewBox="0 0 274 281" svg:d="M274 4c0-1-1-4-4-4-2 0-2 1-6 5-9 10-19 20-27 30-4-5-21-35-64-35-86 0-173 86-173 176 0 64 45 105 105 105 33 0 62-15 83-33 35-31 42-67 42-68 0-4-3-4-4-4-3 0-5 1-5 4-3 11-13 39-39 61-27 22-51 28-71 28-35 0-76-19-76-80 0-22 8-85 46-130 25-27 61-47 95-47 40 0 62 30 62 75 0 15-1 15-1 20 0 3 4 4 6 4 5 0 5-1 7-8 7-33 16-66 24-99z"><text:p/></draw:path><draw:path draw:style-name="gr3" draw:text-style-name="P5" svg:width="0.035in" svg:height="0.1516in" svg:x="1.8638in" svg:y="0.1831in" svg:viewBox="0 0 90 386" svg:d="M90 192c0-29-4-77-25-119-23-49-57-73-61-73-2 0-4 1-4 3 0 1 0 2 8 9 38 39 60 100 60 180 0 66-14 135-62 183-6 5-6 5-6 7s2 4 4 4c4 0 39-26 62-76 20-42 24-85 24-118z"><text:p/></draw:path><draw:path draw:style-name="gr3" draw:text-style-name="P5" svg:width="0.0591in" svg:height="0.1516in" svg:x="1.9563in" svg:y="0.1831in" svg:viewBox="0 0 151 386" svg:d="M134 376c2 6 5 10 9 10s8-3 8-8c0-1 0-2-2-6-44-121-88-242-132-363-3-7-4-9-8-9-5 0-9 3-9 8 1 2 0 1 2 5 44 121 88 242 132 363z"><text:p/></draw:path><draw:path draw:style-name="gr3" draw:text-style-name="P5" svg:width="0.0346in" svg:height="0.1516in" svg:x="2.0732in" svg:y="0.1831in" svg:viewBox="0 0 89 386" svg:d="M89 382c0-2 0-2-6-8-49-50-61-122-61-182 0-67 14-134 63-182 4-5 4-6 4-7 0-2-1-3-3-3-5 0-39 26-62 75-20 43-24 86-24 117s4 77 25 121c23 48 56 73 61 73 2 0 3-1 3-4z"><text:p/></draw:path><draw:path draw:style-name="gr3" draw:text-style-name="P5" svg:width="0.1083in" svg:height="0.1035in" svg:x="2.1236in" svg:y="0.1937in" svg:viewBox="0 0 276 264" svg:d="M46 234c-4 14-4 18-35 18-7 0-11 0-11 7 0 5 4 5 11 5 46 0 91 0 138 0 61 0 106-45 106-84 0-27-22-49-59-54 39-7 80-36 80-72 0-29-25-54-71-54-43 0-87 0-130 0-8 0-11 0-11 8 0 4 3 4 10 4 1 0 9 0 15 1 7 0 10 1 10 6 0 2 0 3-1 7-18 70-34 139-52 208zM105 123c7-32 16-65 24-97 3-13 4-14 21-14 16 0 33 0 49 0 34 0 42 23 42 40 0 34-33 71-80 71-19 0-38 0-56 0zM87 252c-6 0-7 0-9 0-3-1-4-1-4-5 0-1 0-1 2-8 9-37 18-72 26-108 25 0 49 0 73 0 37 0 45 28 45 45 0 38-35 76-80 76-18 0-35 0-53 0z"><text:p/></draw:path><draw:path draw:style-name="gr3" draw:text-style-name="P5" svg:width="0.0591in" svg:height="0.1516in" svg:x="2.2823in" svg:y="0.1831in" svg:viewBox="0 0 151 386" svg:d="M134 376c2 6 4 10 9 10 4 0 8-3 8-8 0-1 0-2-2-6-44-121-88-242-132-363-3-7-4-9-9-9s-8 3-8 8c1 2 0 1 2 5 44 121 88 242 132 363z"><text:p/></draw:path><draw:path draw:style-name="gr3" draw:text-style-name="P5" svg:width="0.1157in" svg:height="0.1035in" svg:x="2.3898in" svg:y="0.1937in" svg:viewBox="0 0 295 264" svg:d="M46 234c-4 14-5 18-35 18-7 0-11 0-11 7 0 5 3 5 11 5 43 0 85 0 128 0 80 0 156-81 156-166 0-54-33-98-90-98-43 0-87 0-130 0-8 0-12 0-12 8 0 4 3 4 11 4 5 0 12 0 16 1 7 0 9 2 9 6 0 2 0 3-1 7-18 70-34 139-52 208zM129 26c4-13 4-14 21-14 14 0 27 0 41 0 38 0 71 21 71 72 0 18-8 82-41 125-11 13-42 43-89 43-14 0-30 0-44 0-5 0-7 0-9 0-3-1-4-1-4-5 0-1 0-1 1-8 18-71 35-142 53-213z"><text:p/></draw:path><draw:path draw:style-name="gr3" draw:text-style-name="P5" svg:width="0.035in" svg:height="0.1516in" svg:x="2.5224in" svg:y="0.1831in" svg:viewBox="0 0 90 386" svg:d="M90 192c0-29-4-77-25-119-23-49-57-73-61-73-2 0-4 1-4 3 0 1 0 2 8 9 38 39 60 100 60 180 0 66-14 135-62 183-6 5-6 5-6 7s2 4 4 4c4 0 39-26 62-76 20-42 24-85 24-118z"><text:p/></draw:path><draw:path draw:style-name="gr3" draw:text-style-name="P5" svg:width="0.0531in" svg:height="0.1516in" svg:x="0.0039in" svg:y="0.365in" svg:viewBox="0 0 136 386" svg:d="M81 52c0-16 10-41 52-43 2-1 3-2 3-5 0-4-3-4-6-4-40 0-75 20-75 48 0 30 0 59 0 88 0 16 0 28-15 41-14 11-29 12-37 12-2 0-3 2-3 5s2 3 6 4c25 1 44 15 48 34 1 4 1 4 1 19 0 25 0 50 0 77 0 15 0 28 19 43 15 11 40 15 56 15 3 0 6 0 6-4s-2-4-5-4c-24-2-44-14-48-34-2-3-2-4-2-17 0-28 0-54 0-82 0-17-3-24-15-37-9-8-20-11-31-14 32-9 46-28 46-50 0-31 0-62 0-92z"><text:p/></draw:path><draw:path draw:style-name="gr3" draw:text-style-name="P5" svg:width="0.05in" svg:height="0.1008in" svg:x="0.0823in" svg:y="0.3791in" svg:viewBox="0 0 128 257" svg:d="M79 10c0-10 0-10-9-10-24 24-58 24-70 24 0 5 0 8 0 12 8 0 31 0 51-10 0 67 0 133 0 200 0 14-1 19-36 19-4 0-8 0-13 0 0 5 0 8 0 12 15-2 48-2 63-2s49 0 63 2c0-4 0-7 0-12-5 0-8 0-12 0-36 0-37-4-37-19 0-72 0-144 0-216z"><text:p/></draw:path><draw:path draw:style-name="gr3" draw:text-style-name="P5" svg:width="0.0173in" svg:height="0.0449in" svg:x="0.1583in" svg:y="0.4626in" svg:viewBox="0 0 45 115" svg:d="M45 41c0-26-10-41-25-41-12 0-20 10-20 21 0 10 8 21 20 21 5 0 10-2 14-6 1-1 1-1 2-1 0 2 0 0 0 6 0 28-13 51-26 65-4 4-4 4-4 5 0 3 2 4 4 4 4 0 35-29 35-74z"><text:p/></draw:path><draw:path draw:style-name="gr3" draw:text-style-name="P5" svg:width="0.0626in" svg:height="0.1039in" svg:x="0.2193in" svg:y="0.3791in" svg:viewBox="0 0 160 265" svg:d="M96 121c32-11 54-37 54-68 0-32-34-53-72-53s-68 23-68 52c0 13 9 21 20 21 12 0 20-9 20-20 0-20-19-20-25-20 12-19 38-24 52-24 15 0 37 9 37 44 0 4-1 26-11 44-12 18-25 20-35 20-2 0-12 1-14 1-3 0-6 1-6 4 0 4 3 4 9 4s11 0 17 0c32 0 46 27 46 64 0 53-26 64-43 64-18 0-46-7-59-29 13 1 25-6 25-22 0-13-11-20-22-20-9 0-21 5-21 21 0 36 35 61 78 61 46 0 82-35 82-75 0-31-25-61-64-69z"><text:p/></draw:path><draw:path draw:style-name="gr3" draw:text-style-name="P5" svg:width="0.0539in" svg:height="0.1516in" svg:x="0.2996in" svg:y="0.365in" svg:viewBox="0 0 138 386" svg:d="M55 335c0 16-10 40-52 43-2 0-3 1-3 4 0 4 4 4 8 4 37 0 73-19 73-48 0-30 0-59 0-88 0-15 0-28 16-40 13-11 28-12 36-12 2-1 5-2 5-4 0-5-4-5-7-5-25-2-44-15-48-34-2-4-2-5-2-20 0-25 0-50 0-76 0-16 0-28-18-43-16-12-42-16-55-16-4 0-8 0-8 4s2 4 6 5c25 1 44 13 48 33 1 4 1 4 1 18 0 28 0 54 0 82 0 17 3 24 15 36 9 8 20 12 31 16-32 8-46 26-46 48 0 31 0 61 0 93z"><text:p/></draw:path><draw:path draw:style-name="gr3" draw:text-style-name="P5" svg:width="0.0732in" svg:height="0.0728in" svg:x="0.4209in" svg:y="0.4055in" svg:viewBox="0 0 187 186" svg:d="M94 82c-26-25-52-51-77-77-5-4-6-5-9-5-5 0-8 3-8 8 0 3 1 3 6 7 25 27 51 52 77 78-26 26-52 52-77 77-5 5-6 6-6 8 0 5 3 8 8 8 3 0 4 0 9-6 25-25 51-50 77-76 26 27 52 53 79 80 1 1 4 2 6 2 5 0 8-3 8-8 0-1 0-2-1-4-1 0-63-61-81-81 23-24 47-47 70-71 2-2 8-7 10-9 0-1 2-2 2-5 0-5-3-8-8-8-3 0-5 1-8 5-26 26-52 52-77 77z"><text:p/></draw:path><draw:path draw:style-name="gr3" draw:text-style-name="P5" svg:width="0.0539in" svg:height="0.1516in" svg:x="0.5618in" svg:y="0.365in" svg:viewBox="0 0 138 386" svg:d="M81 52c0-16 10-41 53-43 1-1 4-2 4-5 0-4-4-4-8-4-39 0-74 20-74 48 0 30 0 59 0 88 0 16 0 28-15 41-15 11-29 12-38 12-2 0-3 2-3 5s2 3 7 4c25 1 44 15 48 34 1 4 1 4 1 19 0 25 0 50 0 77 0 15 0 28 19 43 14 11 39 15 55 15 4 0 8 0 8-4s-3-4-7-4c-24-2-43-14-48-34-2-3-2-4-2-17 0-28 0-54 0-82 0-17-3-24-15-37-8-8-19-11-30-14 32-9 45-28 45-50 0-31 0-62 0-92z"><text:p/></draw:path><draw:path draw:style-name="gr3" draw:text-style-name="P5" svg:width="0.063in" svg:height="0.1039in" svg:x="0.6331in" svg:y="0.3791in" svg:viewBox="0 0 161 265" svg:d="M96 121c32-11 55-37 55-68 0-32-34-53-72-53-39 0-68 23-68 52 0 13 8 21 20 21s20-9 20-20c0-20-19-20-25-20 13-19 38-24 51-24 17 0 37 9 37 44 0 4 0 26-11 44s-24 20-34 20c-3 0-12 1-15 1-2 0-6 1-6 4 0 4 4 4 10 4s11 0 17 0c32 0 46 27 46 64 0 53-26 64-44 64-16 0-45-7-59-29 14 1 26-6 26-22 0-13-11-20-22-20-10 0-22 5-22 21 0 36 36 61 78 61 47 0 83-35 83-75 0-31-25-61-65-69z"><text:p/></draw:path><draw:path draw:style-name="gr3" draw:text-style-name="P5" svg:width="0.0173in" svg:height="0.0449in" svg:x="0.7157in" svg:y="0.4626in" svg:viewBox="0 0 45 115" svg:d="M45 41c0-26-9-41-24-41-13 0-21 10-21 21 0 10 8 21 21 21 4 0 10-2 13-6 1-1 1-1 2-1 0 2 1 0 1 6 0 28-14 51-26 65-4 4-4 4-4 5 0 3 2 4 4 4 3 0 34-29 34-74z"><text:p/></draw:path><draw:path draw:style-name="gr3" draw:text-style-name="P5" svg:width="0.0602in" svg:height="0.1039in" svg:x="0.7783in" svg:y="0.3791in" svg:viewBox="0 0 154 265" svg:d="M154 179c0-46-32-84-74-84-18 0-35 6-48 19 0-25 0-50 0-76 8 4 20 6 33 6 47 0 74-35 74-41 0-2-1-3-4-3-1 0-1 0-3 1-8 3-26 11-53 11-15 0-33-3-50-11-4-1-5-1-6-1-3 0-3 3-3 9 0 38 0 76 0 114 0 8 0 10 5 10 3 0 4-1 5-3 4-6 18-27 50-27 20 0 30 18 33 25 6 14 7 29 7 48 0 14 0 37-10 54-9 14-23 24-41 24-28 0-50-20-57-43 1 0 2 1 7 1 13 0 20-10 20-18 0-10-7-20-20-20-6 0-19 3-19 21 0 33 26 70 70 70s84-36 84-86z"><text:p/></draw:path><draw:path draw:style-name="gr3" draw:text-style-name="P5" svg:width="0.0539in" svg:height="0.1516in" svg:x="0.8575in" svg:y="0.365in" svg:viewBox="0 0 138 386" svg:d="M56 335c0 16-10 40-52 43-2 0-4 1-4 4 0 4 4 4 8 4 37 0 73-19 73-48 0-30 0-59 0-88 0-15 0-28 17-40 13-11 27-12 36-12 2-1 4-2 4-4 0-5-3-5-7-5-25-2-44-15-47-34-3-4-3-5-3-20 0-25 0-50 0-76 0-16 0-28-17-43-16-12-43-16-56-16-4 0-8 0-8 4s2 4 7 5c24 1 43 13 48 33 1 4 1 4 1 18 0 28 0 54 0 82 0 17 3 24 16 36 7 8 19 12 29 16-31 8-45 26-45 48 0 31 0 61 0 93z"><text:p/></draw:path><draw:path draw:style-name="gr3" draw:text-style-name="P5" svg:width="0.1008in" svg:height="0.035in" svg:x="0.9736in" svg:y="0.423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16in" svg:x="1.137in" svg:y="0.365in" svg:viewBox="0 0 136 386" svg:d="M81 52c0-16 10-41 52-43 2-1 3-2 3-5 0-4-2-4-6-4-39 0-74 20-75 48 0 30 0 59 0 88 0 16 0 28-15 41-14 11-29 12-37 12-2 0-3 2-3 5s2 3 6 4c25 1 44 15 48 34 1 4 1 4 1 19 0 25 0 50 0 77 0 15 0 28 19 43 15 11 40 15 56 15 4 0 6 0 6-4s-2-4-5-4c-24-2-44-14-48-34-2-3-2-4-2-17 0-28 0-54 0-82 0-17-3-24-15-37-9-8-20-11-31-14 32-9 46-28 46-50 0-31 0-62 0-92z"><text:p/></draw:path><draw:path draw:style-name="gr3" draw:text-style-name="P5" svg:width="0.0335in" svg:height="0.1516in" svg:x="1.2189in" svg:y="0.365in" svg:viewBox="0 0 86 386" svg:d="M84 14c2-3 2-4 2-6 0-5-3-8-8-8-3 0-6 2-9 9-23 59-45 117-68 177 0 3-1 5-1 8 0 1 0 1 1 6 23 59 45 118 68 177 1 5 4 9 9 9s8-3 8-8c0-1 0-1-2-5-23-61-45-120-69-179 24-60 46-120 69-180z"><text:p/></draw:path><draw:path draw:style-name="gr3" draw:text-style-name="P5" svg:width="0.05in" svg:height="0.1008in" svg:x="1.2748in" svg:y="0.3791in" svg:viewBox="0 0 128 257" svg:d="M79 10c0-10 0-10-9-10-24 24-58 24-70 24 0 5 0 8 0 12 8 0 31 0 51-10 0 67 0 133 0 200 0 14-1 19-37 19-4 0-7 0-12 0 0 5 0 8 0 12 13-2 48-2 63-2s49 0 63 2c0-4 0-7 0-12-5 0-8 0-12 0-36 0-37-4-37-19 0-72 0-144 0-216z"><text:p/></draw:path><draw:path draw:style-name="gr3" draw:text-style-name="P5" svg:width="0.0173in" svg:height="0.0449in" svg:x="1.3504in" svg:y="0.4626in" svg:viewBox="0 0 45 115" svg:d="M45 41c0-26-10-41-25-41-12 0-20 10-20 21 0 10 8 21 20 21 4 0 10-2 14-6 1-1 1-1 1-1 1 0 1 0 1 6 0 28-13 51-26 65-4 4-4 4-4 5 0 3 2 4 4 4 4 0 35-29 35-74z"><text:p/></draw:path><draw:path draw:style-name="gr3" draw:text-style-name="P5" svg:width="0.063in" svg:height="0.1039in" svg:x="1.411in" svg:y="0.3791in" svg:viewBox="0 0 161 265" svg:d="M96 121c32-11 55-37 55-68 0-32-34-53-72-53s-68 23-68 52c0 13 9 21 20 21 12 0 20-9 20-20 0-20-19-20-25-20 13-19 38-24 52-24 16 0 36 9 36 44 0 4 0 26-11 44s-24 20-34 20c-3 0-12 1-14 1-3 0-7 1-7 4 0 4 4 4 10 4s11 0 17 0c32 0 46 27 46 64 0 53-26 64-44 64-16 0-45-7-59-29 14 1 26-6 26-22 0-13-11-20-22-20-9 0-22 5-22 21 0 36 36 61 78 61 47 0 83-35 83-75 0-31-25-61-65-69z"><text:p/></draw:path><draw:path draw:style-name="gr3" draw:text-style-name="P5" svg:width="0.0335in" svg:height="0.1516in" svg:x="1.4894in" svg:y="0.365in" svg:viewBox="0 0 86 386" svg:d="M84 200c2-5 2-5 2-6 0-2 0-3-2-7-22-59-45-119-67-178-3-7-6-9-9-9-5 0-8 3-8 8 0 1 0 2 1 6 23 60 46 120 69 180-23 59-46 118-69 178-1 4-1 5-1 6 0 5 3 8 8 8 4 0 6-3 7-8 24-59 46-119 69-178z"><text:p/></draw:path><draw:path draw:style-name="gr3" draw:text-style-name="P5" svg:width="0.0173in" svg:height="0.0449in" svg:x="1.5531in" svg:y="0.4626in" svg:viewBox="0 0 45 115" svg:d="M45 41c0-26-10-41-24-41-13 0-21 10-21 21 0 10 8 21 21 21 4 0 10-2 13-6 1-1 1-1 2-1 0 2 1 0 1 6 0 28-14 51-26 65-4 4-4 4-4 5 0 3 2 4 3 4 4 0 35-29 35-74z"><text:p/></draw:path><draw:path draw:style-name="gr3" draw:text-style-name="P5" svg:width="0.0335in" svg:height="0.1516in" svg:x="1.6244in" svg:y="0.365in" svg:viewBox="0 0 86 386" svg:d="M84 14c2-3 2-4 2-6 0-5-3-8-8-8-3 0-6 2-9 9-22 59-45 117-67 177-1 3-2 5-2 8 0 1 0 1 2 6 22 59 45 118 67 177 1 5 4 9 9 9s8-3 8-8c0-1 0-1-2-5-23-61-45-120-69-179 24-60 46-120 69-180z"><text:p/></draw:path><draw:path draw:style-name="gr3" draw:text-style-name="P5" svg:width="0.0606in" svg:height="0.1008in" svg:x="1.6744in" svg:y="0.3791in" svg:viewBox="0 0 155 257" svg:d="M30 226c14-13 27-26 42-39 59-53 83-74 83-112 0-44-35-75-82-75-44 0-73 35-73 69 0 22 20 22 21 22 7 0 20-4 20-21 0-10-7-19-20-19-3 0-4 0-6 0 9-25 30-39 52-39 35 0 53 31 53 63 0 31-20 61-41 84-25 28-49 56-75 84-4 3-4 4-4 14 48 0 96 0 144 0 3-23 8-45 11-68-3 0-6 0-10 0-2 12-4 29-9 35-2 2-28 2-36 2-23 0-47 0-70 0z"><text:p/></draw:path><draw:path draw:style-name="gr3" draw:text-style-name="P5" svg:width="0.0173in" svg:height="0.0449in" svg:x="1.7563in" svg:y="0.4626in" svg:viewBox="0 0 45 115" svg:d="M45 41c0-26-10-41-25-41-12 0-20 10-20 21 0 10 8 21 20 21 5 0 10-2 14-6 1-1 1-1 1-1 1 0 1 0 1 6 0 28-13 51-26 65-4 4-4 4-4 5 0 3 2 4 4 4 4 0 35-29 35-74z"><text:p/></draw:path><draw:path draw:style-name="gr3" draw:text-style-name="P5" svg:width="0.063in" svg:height="0.1039in" svg:x="1.8169in" svg:y="0.3791in" svg:viewBox="0 0 161 265" svg:d="M97 121c31-11 54-37 54-68 0-32-34-53-72-53s-68 23-68 52c0 13 9 21 20 21 12 0 20-9 20-20 0-20-19-20-25-20 13-19 38-24 52-24 16 0 36 9 36 44 0 4 0 26-9 44-13 18-26 20-36 20-3 0-12 1-14 1-3 0-7 1-7 4 0 4 4 4 10 4s11 0 17 0c32 0 46 27 46 64 0 53-26 64-44 64-16 0-45-7-58-29 13 1 25-6 25-22 0-13-11-20-22-20-9 0-22 5-22 21 0 36 36 61 78 61 47 0 83-35 83-75 0-31-25-61-64-69z"><text:p/></draw:path><draw:path draw:style-name="gr3" draw:text-style-name="P5" svg:width="0.0335in" svg:height="0.1516in" svg:x="1.8953in" svg:y="0.365in" svg:viewBox="0 0 86 386" svg:d="M84 200c2-5 2-5 2-6 0-2 0-3-2-7-22-59-45-119-67-178-3-7-5-9-9-9-5 0-8 3-8 8 0 1 0 2 1 6 23 60 46 120 69 180-23 59-46 118-69 178-1 4-1 5-1 6 0 5 3 8 8 8 4 0 6-3 7-8 24-59 46-119 69-178z"><text:p/></draw:path><draw:path draw:style-name="gr3" draw:text-style-name="P5" svg:width="0.0173in" svg:height="0.0449in" svg:x="1.9591in" svg:y="0.4626in" svg:viewBox="0 0 45 115" svg:d="M45 41c0-26-9-41-24-41-13 0-21 10-21 21 0 10 8 21 21 21 4 0 10-2 13-6 1-1 1-1 2-1 0 2 1 0 1 6 0 28-14 51-26 65-4 4-4 4-4 5 0 3 2 4 3 4 4 0 35-29 35-74z"><text:p/></draw:path><draw:path draw:style-name="gr3" draw:text-style-name="P5" svg:width="0.0335in" svg:height="0.1516in" svg:x="2.0303in" svg:y="0.365in" svg:viewBox="0 0 86 386" svg:d="M84 14c2-3 2-4 2-6 0-5-3-8-8-8-3 0-5 2-9 9-22 59-45 117-67 177-1 3-2 5-2 8 0 1 0 1 2 6 22 59 45 118 67 177 3 5 4 9 9 9s8-3 8-8c0-1 0-1-2-5-23-61-45-120-69-179 24-60 46-120 69-180z"><text:p/></draw:path><draw:path draw:style-name="gr3" draw:text-style-name="P5" svg:width="0.05in" svg:height="0.1008in" svg:x="2.0862in" svg:y="0.3791in" svg:viewBox="0 0 128 257" svg:d="M79 10c0-10 0-10-9-10-24 24-58 24-70 24 0 5 0 8 0 12 8 0 31 0 51-10 0 67 0 133 0 200 0 14-1 19-37 19-4 0-7 0-12 0 0 5 0 8 0 12 15-2 48-2 63-2s49 0 63 2c0-4 0-7 0-12-5 0-8 0-12 0-36 0-37-4-37-19 0-72 0-144 0-216z"><text:p/></draw:path><draw:path draw:style-name="gr3" draw:text-style-name="P5" svg:width="0.0173in" svg:height="0.0449in" svg:x="2.1622in" svg:y="0.4626in" svg:viewBox="0 0 45 115" svg:d="M45 41c0-26-10-41-25-41-12 0-20 10-20 21 0 10 8 21 20 21 5 0 10-2 14-6 1-1 1-1 1-1 1 0 1 0 1 6 0 28-13 51-26 65-4 4-4 4-4 5 0 3 2 4 4 4 4 0 35-29 35-74z"><text:p/></draw:path><draw:path draw:style-name="gr3" draw:text-style-name="P5" svg:width="0.0669in" svg:height="0.1028in" svg:x="2.2209in" svg:y="0.3764in" svg:viewBox="0 0 171 262" svg:d="M102 198c0 11 0 22 0 33 0 14-1 19-29 19-3 0-6 0-8 0 0 4 0 7 0 12 15-3 35-3 52-3 15 0 37 0 52 3 0-5 0-8 0-12-2 0-5 0-7 0-29 0-30-5-30-19 0-11 0-22 0-33 13 0 25 0 39 0 0-4 0-8 0-12-14 0-26 0-39 0 0-58 0-118 0-176 0-8 0-10-7-10-3 0-4 0-7 4-40 61-78 121-118 182 0 4 0 8 0 12 34 0 68 0 102 0zM105 186c-32 0-63 0-95 0 32-49 63-96 95-144 0 48 0 95 0 144z"><text:p/></draw:path><draw:path draw:style-name="gr3" draw:text-style-name="P5" svg:width="0.0335in" svg:height="0.1516in" svg:x="2.3012in" svg:y="0.365in" svg:viewBox="0 0 86 386" svg:d="M84 200c2-5 2-5 2-6 0-2 0-3-2-7-22-59-45-119-67-178-3-7-5-9-9-9-5 0-8 3-8 8 0 1 0 2 2 6 23 60 45 120 68 180-23 59-45 118-68 178-2 4-2 5-2 6 0 5 3 8 8 8 4 0 6-3 7-8 24-59 46-119 69-178z"><text:p/></draw:path><draw:path draw:style-name="gr3" draw:text-style-name="P5" svg:width="0.0173in" svg:height="0.0449in" svg:x="2.3642in" svg:y="0.4626in" svg:viewBox="0 0 45 115" svg:d="M45 41c0-26-9-41-24-41-13 0-21 10-21 21 0 10 8 21 21 21 4 0 10-2 13-6 1-1 1-1 2-1 0 2 1 0 1 6 0 28-14 51-26 65-4 4-4 4-4 5 0 3 2 4 3 4 4 0 35-29 35-74z"><text:p/></draw:path><draw:path draw:style-name="gr3" draw:text-style-name="P5" svg:width="0.0335in" svg:height="0.1516in" svg:x="2.4358in" svg:y="0.365in" svg:viewBox="0 0 86 386" svg:d="M85 14c1-3 1-4 1-6 0-5-3-8-8-8-3 0-5 2-9 9-22 59-45 117-67 177-1 3-2 5-2 8 0 1 0 1 2 6 22 59 45 118 67 177 3 5 4 9 9 9s8-3 8-8c0-1 0-1-1-5-23-61-46-120-70-179 24-60 47-120 70-180z"><text:p/></draw:path><draw:path draw:style-name="gr3" draw:text-style-name="P5" svg:width="0.0602in" svg:height="0.1008in" svg:x="2.4858in" svg:y="0.3791in" svg:viewBox="0 0 154 257" svg:d="M30 226c13-13 27-26 40-39 61-53 84-74 84-112 0-44-35-75-82-75-43 0-72 35-72 69 0 22 19 22 20 22 6 0 20-4 20-21 0-10-7-19-20-19-3 0-5 0-6 0 9-25 30-39 53-39 35 0 52 31 52 63 0 31-20 61-41 84-25 28-49 56-75 84-3 3-3 4-3 14 47 0 96 0 143 0 3-23 8-45 11-68-3 0-7 0-10 0-2 12-4 29-9 35-2 2-27 2-36 2-23 0-46 0-69 0z"><text:p/></draw:path><draw:path draw:style-name="gr3" draw:text-style-name="P5" svg:width="0.0173in" svg:height="0.0449in" svg:x="2.5673in" svg:y="0.4626in" svg:viewBox="0 0 45 115" svg:d="M45 41c0-26-10-41-24-41-13 0-21 10-21 21 0 10 8 21 21 21 4 0 9-2 13-6 1-1 1-1 2-1 0 2 0 0 0 6 0 28-13 51-26 65-3 4-3 4-3 5 0 3 1 4 3 4 4 0 35-29 35-74z"><text:p/></draw:path><draw:path draw:style-name="gr3" draw:text-style-name="P5" svg:width="0.0669in" svg:height="0.1028in" svg:x="2.6264in" svg:y="0.3764in" svg:viewBox="0 0 171 262" svg:d="M102 198c0 11 0 22 0 33 0 14-1 19-29 19-3 0-6 0-8 0 0 4 0 7 0 12 15-3 36-3 53-3 15 0 36 0 51 3 0-5 0-8 0-12-2 0-5 0-7 0-29 0-30-5-30-19 0-11 0-22 0-33 13 0 25 0 39 0 0-4 0-8 0-12-14 0-26 0-39 0 0-58 0-118 0-176 0-8 0-10-5-10s-6 0-8 4c-40 61-79 121-119 182 0 4 0 8 0 12 34 0 68 0 102 0zM105 186c-31 0-63 0-94 0 31-49 63-96 94-144 0 48 0 95 0 144z"><text:p/></draw:path><draw:path draw:style-name="gr3" draw:text-style-name="P5" svg:width="0.0335in" svg:height="0.1516in" svg:x="2.7063in" svg:y="0.365in" svg:viewBox="0 0 86 386" svg:d="M84 200c2-5 2-5 2-6 0-2 0-3-2-7-22-59-45-119-67-178-3-7-5-9-9-9-5 0-8 3-8 8 0 1 0 2 2 6 23 60 45 120 68 180-23 59-45 118-68 178-2 4-2 5-2 6 0 5 3 8 8 8 4 0 6-3 7-8 24-59 46-119 69-178z"><text:p/></draw:path><draw:path draw:style-name="gr3" draw:text-style-name="P5" svg:width="0.0531in" svg:height="0.1516in" svg:x="2.7685in" svg:y="0.365in" svg:viewBox="0 0 136 386" svg:d="M55 335c0 16-10 40-52 43-2 0-3 1-3 4 0 4 3 4 8 4 37 0 72-19 73-48 0-30 0-59 0-88 0-15 0-28 16-40 13-11 27-12 36-12 2-1 3-2 3-4 0-5-2-5-5-5-26-2-44-15-48-34-2-4-2-5-2-20 0-25 0-50 0-76 0-16 0-28-18-43-16-12-43-16-55-16-5 0-8 0-8 4s2 4 6 5c24 1 42 13 48 33 1 4 1 4 1 18 0 28 0 54 0 82 0 17 3 24 15 36 9 8 20 12 31 16-32 8-46 26-46 48 0 31 0 61 0 93z"><text:p/></draw:path><draw:path draw:style-name="gr3" draw:text-style-name="P5" svg:width="0.0591in" svg:height="0.1516in" svg:x="2.8752in" svg:y="0.365in" svg:viewBox="0 0 151 386" svg:d="M134 377c2 6 4 9 9 9 4 0 8-3 8-8-1-2 0-1-2-5-44-121-88-242-132-363-3-7-4-10-9-10s-8 3-8 8c0 1 0 2 2 6 44 121 88 242 132 363z"><text:p/></draw:path><draw:path draw:style-name="gr3" draw:text-style-name="P5" svg:width="0.0539in" svg:height="0.1516in" svg:x="2.9878in" svg:y="0.365in" svg:viewBox="0 0 138 386" svg:d="M81 52c0-16 10-41 53-43 1-1 4-2 4-5 0-4-4-4-8-4-39 0-74 20-74 48 0 30 0 59 0 88 0 16 0 28-15 41-15 11-29 12-38 12-1 0-3 2-3 5s2 3 7 4c25 1 44 15 48 34 1 4 1 4 1 19 0 25 0 50 0 77 0 15 0 28 19 43 14 11 39 15 55 15 4 0 8 0 8-4s-3-4-7-4c-24-2-43-14-48-34-2-3-2-4-2-17 0-28 0-54 0-82 0-17-3-24-15-37-8-8-19-11-30-14 32-9 45-28 45-50 0-31 0-62 0-92z"><text:p/></draw:path><draw:path draw:style-name="gr3" draw:text-style-name="P5" svg:width="0.0339in" svg:height="0.1516in" svg:x="3.0697in" svg:y="0.365in" svg:viewBox="0 0 87 386" svg:d="M85 14c2-3 2-4 2-6 0-5-4-8-9-8-3 0-5 2-9 9-22 59-45 117-67 177-1 3-2 5-2 8 0 1 0 1 2 6 22 59 45 118 67 177 3 5 5 9 9 9 5 0 9-3 9-8 0-1 0-1-2-5-23-61-45-120-68-179 23-60 45-120 68-180z"><text:p/></draw:path><draw:path draw:style-name="gr3" draw:text-style-name="P5" svg:width="0.0602in" svg:height="0.1008in" svg:x="3.1201in" svg:y="0.3791in" svg:viewBox="0 0 154 257" svg:d="M30 226c13-13 27-26 40-39 61-53 84-74 84-112 0-44-35-75-82-75-43 0-72 35-72 69 0 22 19 22 20 22 6 0 21-4 21-21 0-10-8-19-21-19-3 0-5 0-6 0 10-25 31-39 53-39 35 0 52 31 52 63 0 31-20 61-41 84-24 28-49 56-74 84-4 3-4 4-4 14 47 0 96 0 143 0 3-23 8-45 11-68-3 0-7 0-10 0-2 12-4 29-9 35-2 2-27 2-36 2-23 0-46 0-69 0z"><text:p/></draw:path><draw:path draw:style-name="gr3" draw:text-style-name="P5" svg:width="0.0173in" svg:height="0.0449in" svg:x="3.2016in" svg:y="0.4626in" svg:viewBox="0 0 45 115" svg:d="M45 41c0-26-10-41-24-41-13 0-21 10-21 21 0 10 8 21 21 21 4 0 10-2 13-6 1-1 1-1 2-1 0 2 0 0 0 6 0 28-13 51-25 65-4 4-4 4-4 5 0 3 1 4 3 4 4 0 35-29 35-74z"><text:p/></draw:path><draw:path draw:style-name="gr3" draw:text-style-name="P5" svg:width="0.0673in" svg:height="0.1028in" svg:x="3.2602in" svg:y="0.3764in" svg:viewBox="0 0 172 262" svg:d="M102 198c0 11 0 22 0 33 0 14 0 19-28 19-4 0-6 0-9 0 0 4 0 7 0 12 16-3 36-3 53-3 15 0 36 0 53 3 0-5 0-8 0-12-4 0-6 0-9 0-29 0-30-5-30-19 0-11 0-22 0-33 13 0 26 0 40 0 0-4 0-8 0-12-14 0-27 0-40 0 0-58 0-118 0-176 0-8 0-10-5-10-4 0-5 0-8 4-40 61-79 121-119 182 0 4 0 8 0 12 34 0 68 0 102 0zM105 186c-31 0-63 0-94 0 31-49 63-96 94-144 0 48 0 95 0 144z"><text:p/></draw:path><draw:path draw:style-name="gr3" draw:text-style-name="P5" svg:width="0.0335in" svg:height="0.1516in" svg:x="3.3406in" svg:y="0.365in" svg:viewBox="0 0 86 386" svg:d="M85 200c1-5 1-5 1-6 0-2 0-3-1-7-23-59-45-119-68-178-3-7-5-9-9-9-5 0-8 3-8 8 0 1 0 2 2 6 23 60 45 120 68 180-23 59-45 118-68 178-2 4-2 5-2 6 0 5 3 8 8 8s6-3 7-8c24-59 47-119 70-178z"><text:p/></draw:path><draw:path draw:style-name="gr3" draw:text-style-name="P5" svg:width="0.0173in" svg:height="0.0449in" svg:x="3.4047in" svg:y="0.4626in" svg:viewBox="0 0 45 115" svg:d="M45 41c0-26-10-41-25-41-12 0-20 10-20 21 0 10 8 21 20 21 4 0 10-2 14-6 1-1 1-1 1-1 1 0 1 0 1 6 0 28-13 51-26 65-4 4-4 4-4 5 0 3 2 4 4 4 4 0 35-29 35-74z"><text:p/></draw:path><draw:path draw:style-name="gr3" draw:text-style-name="P5" svg:width="0.0339in" svg:height="0.1516in" svg:x="3.4756in" svg:y="0.365in" svg:viewBox="0 0 87 386" svg:d="M85 14c2-3 2-4 2-6 0-5-4-8-8-8s-6 2-9 9c-23 59-45 117-68 177-1 3-2 5-2 8 0 1 0 1 2 6 23 59 45 118 68 177 2 5 4 9 9 9 4 0 8-3 8-8 0-1 0-1-2-5-23-61-45-120-68-179 23-60 45-120 68-180z"><text:p/></draw:path><draw:path draw:style-name="gr3" draw:text-style-name="P5" svg:width="0.063in" svg:height="0.1039in" svg:x="3.5244in" svg:y="0.3791in" svg:viewBox="0 0 161 265" svg:d="M96 121c32-11 54-37 54-68 0-32-34-53-71-53-39 0-68 23-68 52 0 13 8 21 19 21 12 0 20-9 20-20 0-20-18-20-24-20 11-19 38-24 51-24 17 0 37 9 37 44 0 4-1 26-11 44-11 18-24 20-34 20-3 0-12 1-15 1s-6 1-6 4c0 4 3 4 9 4s12 0 18 0c32 0 46 27 46 64 0 53-27 64-44 64-16 0-46-7-59-29 13 1 25-6 25-22 0-13-10-20-21-20-10 0-22 5-22 21 0 36 36 61 78 61 47 0 83-35 83-75 0-31-25-61-65-69z"><text:p/></draw:path><draw:path draw:style-name="gr3" draw:text-style-name="P5" svg:width="0.0173in" svg:height="0.0449in" svg:x="3.6071in" svg:y="0.4626in" svg:viewBox="0 0 45 115" svg:d="M45 41c0-26-9-41-24-41-13 0-21 10-21 21 0 10 8 21 21 21 4 0 10-2 13-6 1-1 1-1 2-1 0 2 1 0 1 6 0 28-14 51-26 65-4 4-4 4-4 5 0 3 2 4 3 4 4 0 35-29 35-74z"><text:p/></draw:path><draw:path draw:style-name="gr3" draw:text-style-name="P5" svg:width="0.0673in" svg:height="0.1028in" svg:x="3.6661in" svg:y="0.3764in" svg:viewBox="0 0 172 262" svg:d="M102 198c0 11 0 22 0 33 0 14 0 19-28 19-4 0-6 0-9 0 0 4 0 7 0 12 16-3 36-3 53-3 16 0 36 0 53 3 0-5 0-8 0-12-4 0-6 0-9 0-29 0-29-5-29-19 0-11 0-22 0-33 13 0 25 0 39 0 0-4 0-8 0-12-14 0-26 0-39 0 0-58 0-118 0-176 0-8 0-10-6-10-4 0-5 0-8 4-40 61-79 121-119 182 0 4 0 8 0 12 34 0 68 0 102 0zM106 186c-32 0-63 0-95 0 32-49 63-96 95-144 0 48 0 95 0 144z"><text:p/></draw:path><draw:path draw:style-name="gr3" draw:text-style-name="P5" svg:width="0.0339in" svg:height="0.1516in" svg:x="3.7461in" svg:y="0.365in" svg:viewBox="0 0 87 386" svg:d="M85 200c2-5 2-5 2-6 0-2 0-3-2-7-23-59-45-119-68-178-3-7-5-9-9-9-5 0-8 3-8 8 0 1 0 2 2 6 23 60 45 120 68 180-23 59-45 118-68 178-2 4-2 5-2 6 0 5 3 8 8 8s6-3 9-8c23-59 45-119 68-178z"><text:p/></draw:path><draw:path draw:style-name="gr3" draw:text-style-name="P5" svg:width="0.0173in" svg:height="0.0449in" svg:x="3.8102in" svg:y="0.4626in" svg:viewBox="0 0 45 115" svg:d="M45 41c0-26-10-41-25-41-12 0-20 10-20 21 0 10 8 21 20 21 5 0 10-2 14-6 1-1 1-1 1-1 1 0 1 0 1 6 0 28-13 51-26 65-4 4-4 4-4 5 0 3 2 4 4 4 4 0 35-29 35-74z"><text:p/></draw:path><draw:path draw:style-name="gr3" draw:text-style-name="P5" svg:width="0.0339in" svg:height="0.1516in" svg:x="3.8815in" svg:y="0.365in" svg:viewBox="0 0 87 386" svg:d="M85 14c2-3 2-4 2-6 0-5-3-8-8-8-3 0-6 2-9 9-23 59-45 117-68 177-1 3-2 5-2 8 0 1 0 1 2 6 23 59 45 118 68 177 2 5 4 9 9 9s8-3 8-8c0-1 0-1-2-5-23-61-45-120-68-179 23-60 45-120 68-180z"><text:p/></draw:path><draw:path draw:style-name="gr3" draw:text-style-name="P5" svg:width="0.063in" svg:height="0.1039in" svg:x="3.9303in" svg:y="0.3791in" svg:viewBox="0 0 161 265" svg:d="M96 121c32-11 54-37 54-68 0-32-33-53-71-53-39 0-68 23-68 52 0 13 8 21 20 21 11 0 19-9 19-20 0-20-18-20-24-20 13-19 38-24 51-24 17 0 37 9 37 44 0 4-1 26-11 44-11 18-24 20-34 20-3 0-12 1-15 1-2 0-6 1-6 4 0 4 4 4 9 4 6 0 12 0 18 0 32 0 46 27 46 64 0 53-26 64-44 64-16 0-45-7-59-29 14 1 25-6 25-22 0-13-10-20-21-20-10 0-22 5-22 21 0 36 36 61 78 61 47 0 83-35 83-75 0-31-25-61-65-69z"><text:p/></draw:path><draw:path draw:style-name="gr3" draw:text-style-name="P5" svg:width="0.0173in" svg:height="0.0449in" svg:x="4.013in" svg:y="0.4626in" svg:viewBox="0 0 45 115" svg:d="M45 41c0-26-9-41-24-41-13 0-21 10-21 21 0 10 8 21 21 21 4 0 10-2 13-6 1-1 1-1 2-1 0 2 1 0 1 6 0 28-14 51-26 65-4 4-4 4-4 5 0 3 2 4 3 4 4 0 35-29 35-74z"><text:p/></draw:path><draw:path draw:style-name="gr3" draw:text-style-name="P5" svg:width="0.0602in" svg:height="0.1039in" svg:x="4.0756in" svg:y="0.3791in" svg:viewBox="0 0 154 265" svg:d="M154 179c0-46-32-84-74-84-18 0-35 6-48 19 0-25 0-50 0-76 8 4 20 6 33 6 47 0 74-35 74-41 0-2-1-3-4-3-1 0-1 0-3 1-8 3-26 11-53 11-15 0-33-3-51-11-3-1-4-1-5-1-3 0-3 3-3 9 0 38 0 76 0 114 0 8 0 10 5 10 3 0 4-1 5-3 4-6 18-27 50-27 20 0 30 18 32 25 7 14 8 29 8 48 0 14 0 37-10 54-9 14-23 24-41 24-28 0-50-20-57-43 1 0 2 1 7 1 13 0 20-10 20-18 0-10-7-20-20-20-6 0-19 3-19 21 0 33 26 70 69 70 45 0 85-36 85-86z"><text:p/></draw:path><draw:path draw:style-name="gr3" draw:text-style-name="P5" svg:width="0.0339in" svg:height="0.1516in" svg:x="4.152in" svg:y="0.365in" svg:viewBox="0 0 87 386" svg:d="M85 200c2-5 2-5 2-6 0-2 0-3-2-7-23-59-45-119-68-178-3-7-5-9-9-9-5 0-8 3-8 8 0 1 0 2 2 6 23 60 45 120 68 180-23 59-45 118-68 178-2 4-2 5-2 6 0 5 3 8 8 8s6-3 9-8c23-59 45-119 68-178z"><text:p/></draw:path><draw:path draw:style-name="gr3" draw:text-style-name="P5" svg:width="0.0173in" svg:height="0.0449in" svg:x="4.2161in" svg:y="0.4626in" svg:viewBox="0 0 45 115" svg:d="M45 41c0-26-10-41-25-41-12 0-20 10-20 21 0 10 8 21 20 21 5 0 10-2 14-6 1-1 1-1 2-1 0 2 0 0 0 6 0 28-13 51-26 65-4 4-4 4-4 5 0 3 2 4 4 4 4 0 35-29 35-74z"><text:p/></draw:path><draw:path draw:style-name="gr3" draw:text-style-name="P5" svg:width="0.0339in" svg:height="0.1516in" svg:x="4.287in" svg:y="0.365in" svg:viewBox="0 0 87 386" svg:d="M85 14c2-3 2-4 2-6 0-5-3-8-8-8-3 0-6 2-9 9-23 59-45 117-68 177 0 3-2 5-2 8 0 1 0 1 2 6 23 59 45 118 68 177 2 5 4 9 9 9s8-3 8-8c0-1 0-1-2-5-23-61-45-120-68-179 23-60 45-120 68-180z"><text:p/></draw:path><draw:path draw:style-name="gr3" draw:text-style-name="P5" svg:width="0.0602in" svg:height="0.1008in" svg:x="4.3374in" svg:y="0.3791in" svg:viewBox="0 0 154 257" svg:d="M30 226c13-13 27-26 40-39 61-53 84-74 84-112 0-44-34-75-81-75-44 0-73 35-73 69 0 22 20 22 21 22 7 0 20-4 20-21 0-10-7-19-21-19-3 0-3 0-5 0 9-25 30-39 52-39 35 0 52 31 52 63 0 31-19 61-41 84-24 28-49 56-74 84-4 3-4 4-4 14 47 0 96 0 143 0 3-23 8-45 11-68-3 0-7 0-10 0-1 12-4 29-8 35-3 2-28 2-37 2-23 0-46 0-69 0z"><text:p/></draw:path><draw:path draw:style-name="gr3" draw:text-style-name="P5" svg:width="0.0177in" svg:height="0.0449in" svg:x="4.4189in" svg:y="0.4626in" svg:viewBox="0 0 46 115" svg:d="M46 41c0-26-10-41-25-41-13 0-21 10-21 21 0 10 8 21 21 21 4 0 10-2 13-6 1-1 1-1 2-1 0 2 1 0 1 6 0 28-14 51-26 65-4 4-4 4-4 5 0 3 2 4 4 4 3 0 35-29 35-74z"><text:p/></draw:path><draw:path draw:style-name="gr3" draw:text-style-name="P5" svg:width="0.0602in" svg:height="0.1039in" svg:x="4.4811in" svg:y="0.3791in" svg:viewBox="0 0 154 265" svg:d="M154 179c0-46-32-84-74-84-17 0-35 6-48 19 0-25 0-50 0-76 8 4 20 6 33 6 47 0 74-35 74-41 0-2-1-3-4-3-1 0-1 0-3 1-8 3-26 11-53 11-15 0-33-3-50-11-4-1-5-1-6-1-3 0-3 3-3 9 0 38 0 76 0 114 0 8 0 10 5 10 3 0 4-1 5-3 4-6 18-27 50-27 20 0 30 18 33 25 6 14 7 29 7 48 0 14 0 37-10 54-9 14-23 24-41 24-28 0-50-20-57-43 1 0 2 1 7 1 13 0 20-10 20-18 0-10-7-20-20-20-6 0-19 3-19 21 0 33 26 70 70 70s84-36 84-86z"><text:p/></draw:path><draw:path draw:style-name="gr3" draw:text-style-name="P5" svg:width="0.0339in" svg:height="0.1516in" svg:x="4.5579in" svg:y="0.365in" svg:viewBox="0 0 87 386" svg:d="M85 200c2-5 2-5 2-6 0-2 0-3-2-7-23-59-45-119-68-178-3-7-6-9-9-9-5 0-8 3-8 8 0 1 0 2 2 6 23 60 45 120 68 180-23 59-45 118-68 178-2 4-2 5-2 6 0 5 4 8 8 8 5 0 6-3 9-8 23-59 45-119 68-178z"><text:p/></draw:path><draw:path draw:style-name="gr3" draw:text-style-name="P5" svg:width="0.0539in" svg:height="0.1516in" svg:x="4.6197in" svg:y="0.365in" svg:viewBox="0 0 138 386" svg:d="M56 335c0 16-11 40-53 43-2 0-3 1-3 4 0 4 4 4 8 4 37 0 73-19 73-48 0-30 0-59 0-88 0-15 0-28 16-40 14-11 28-12 37-12 1-1 4-2 4-4 0-5-3-5-7-5-25-2-44-15-48-34-2-4-2-5-2-20 0-25 0-50 0-76 0-16 0-28-18-43-16-12-42-16-55-16-4 0-8 0-8 4s2 4 7 5c24 1 43 13 48 33 1 4 1 4 1 18 0 28 0 54 0 82 0 17 2 24 16 36 7 8 18 12 29 16-32 8-45 26-45 48 0 31 0 61 0 93z"><text:p/></draw:path><draw:path draw:style-name="gr3" draw:text-style-name="P5" svg:width="0.0531in" svg:height="0.1516in" svg:x="0.0039in" svg:y="0.5476in" svg:viewBox="0 0 136 386" svg:d="M81 51c0-16 10-40 52-43 2 0 3-1 3-5 0-3-3-3-6-3-40 0-75 19-75 47 0 30 0 60 0 89 0 15 0 27-15 40-14 11-29 12-37 12-2 1-3 2-3 4 0 5 2 5 6 5 25 1 44 15 48 34 1 4 1 5 1 20 0 25 0 50 0 76 0 16 0 28 19 42 15 13 40 17 56 17 3 0 6 0 6-4 0-5-2-5-5-5-24-1-44-14-48-34-2-3-2-3-2-18 0-27 0-53 0-81 0-18-3-24-15-36-9-9-20-12-31-16 32-8 46-26 46-48 0-31 0-63 0-93z"><text:p/></draw:path><draw:path draw:style-name="gr3" draw:text-style-name="P5" svg:width="0.0335in" svg:height="0.1516in" svg:x="0.0858in" svg:y="0.5476in" svg:viewBox="0 0 86 386" svg:d="M84 14c2-4 2-5 2-6 0-5-3-8-8-8-3 0-6 1-9 9-23 59-45 117-68 177 0 2-1 4-1 6s0 3 1 7c23 59 45 118 68 177 1 4 4 10 9 10s8-3 8-8c0-1 0-2-2-6-23-61-45-120-69-180 24-59 46-118 69-178z"><text:p/></draw:path><draw:path draw:style-name="gr3" draw:text-style-name="P5" svg:width="0.05in" svg:height="0.1008in" svg:x="0.1417in" svg:y="0.561in" svg:viewBox="0 0 128 257" svg:d="M79 10c0-9 0-10-9-10-24 25-58 25-70 25 0 4 0 8 0 11 8 0 31 0 51-10 0 67 0 133 0 200 0 15-1 19-37 19-4 0-7 0-12 0 0 5 0 8 0 12 13-1 48-1 63-1s49 0 63 1c0-4 0-7 0-12-5 0-8 0-12 0-36 0-37-4-37-19 0-72 0-144 0-216z"><text:p/></draw:path><draw:path draw:style-name="gr3" draw:text-style-name="P5" svg:width="0.0173in" svg:height="0.0449in" svg:x="0.2173in" svg:y="0.6465in" svg:viewBox="0 0 45 115" svg:d="M45 41c0-27-10-41-25-41-12 0-20 10-20 20 0 11 8 21 20 21 4 0 10-1 13-6 2 0 1-1 2-1s1 1 1 7c0 28-13 51-26 63-4 5-4 6-4 7 0 2 2 4 4 4 4 0 35-29 35-74z"><text:p/></draw:path><draw:path draw:style-name="gr3" draw:text-style-name="P5" svg:width="0.0602in" svg:height="0.1008in" svg:x="0.2795in" svg:y="0.561in" svg:viewBox="0 0 154 257" svg:d="M30 228c13-14 27-27 40-40 61-54 84-75 84-113 0-44-34-75-81-75-44 0-73 35-73 70 0 21 20 21 21 21 7 0 20-4 20-20 0-9-7-20-21-20-2 0-3 0-5 1 9-26 30-40 52-40 35 0 52 31 52 63 0 31-19 61-41 86-24 27-49 54-74 82-4 4-4 5-4 14 47 0 96 0 143 0 3-22 8-45 11-67-3 0-7 0-10 0-1 11-4 29-8 34-3 4-28 4-37 4-23 0-46 0-69 0z"><text:p/></draw:path><draw:path draw:style-name="gr3" draw:text-style-name="P5" svg:width="0.0335in" svg:height="0.1516in" svg:x="0.3563in" svg:y="0.5476in" svg:viewBox="0 0 86 386" svg:d="M84 199c2-4 2-5 2-7 0-1 0-2-2-6-22-60-45-118-67-177-3-7-6-9-9-9-5 0-8 3-8 8 0 1 0 1 1 5 23 60 45 120 68 179-23 60-45 119-68 179-1 4-1 5-1 7 0 5 3 8 8 8 4 0 6-4 7-8 24-60 46-120 69-179z"><text:p/></draw:path><draw:path draw:style-name="gr3" draw:text-style-name="P5" svg:width="0.0173in" svg:height="0.0449in" svg:x="0.4201in" svg:y="0.6465in" svg:viewBox="0 0 45 115" svg:d="M45 41c0-27-10-41-24-41-13 0-21 10-21 20 0 11 8 21 21 21 4 0 9-1 13-6 1 0 1-1 2-1 0 2 0 1 0 7 0 28-13 51-25 63-4 5-4 6-4 7 0 2 1 4 3 4 4 0 35-29 35-74z"><text:p/></draw:path><draw:path draw:style-name="gr3" draw:text-style-name="P5" svg:width="0.0335in" svg:height="0.1516in" svg:x="0.4917in" svg:y="0.5476in" svg:viewBox="0 0 86 386" svg:d="M84 14c2-4 2-5 2-6 0-5-3-8-8-8-3 0-6 1-9 9-23 59-45 117-68 177 0 2-1 4-1 6s0 3 1 7c23 59 45 118 68 177 1 4 4 10 9 10s8-3 8-8c0-1 0-2-2-6-23-61-45-120-69-180 24-59 46-118 69-178z"><text:p/></draw:path><draw:path draw:style-name="gr3" draw:text-style-name="P5" svg:width="0.063in" svg:height="0.1043in" svg:x="0.5402in" svg:y="0.561in" svg:viewBox="0 0 161 266" svg:d="M97 121c31-10 54-37 54-67 0-32-34-54-72-54s-68 23-68 53c0 12 9 20 20 20 12 0 20-9 20-20 0-19-19-19-25-19 13-20 38-24 52-24 16 0 36 9 36 43 0 4 0 27-9 44-13 18-26 20-36 20-2 1-12 2-14 2-3 0-7 0-7 4 0 5 4 5 10 5s11 0 17 0c32 0 46 26 46 63 0 53-26 64-44 64-16 0-45-7-58-30 13 3 25-6 25-21 0-14-11-21-22-21-9 0-22 5-22 23 0 35 36 60 78 60 47 0 83-35 83-75 0-32-25-61-64-70z"><text:p/></draw:path><draw:path draw:style-name="gr3" draw:text-style-name="P5" svg:width="0.0173in" svg:height="0.0449in" svg:x="0.6232in" svg:y="0.6465in" svg:viewBox="0 0 45 115" svg:d="M45 41c0-27-10-41-25-41-12 0-20 10-20 20 0 11 8 21 20 21 4 0 10-1 14-6 1 0 1-1 1-1 1 0 1 1 1 7 0 28-13 51-26 63-4 5-4 6-4 7 0 2 2 4 4 4 4 0 35-29 35-74z"><text:p/></draw:path><draw:path draw:style-name="gr3" draw:text-style-name="P5" svg:width="0.063in" svg:height="0.1043in" svg:x="0.6839in" svg:y="0.561in" svg:viewBox="0 0 161 266" svg:d="M96 121c32-10 55-37 55-67 0-32-34-54-72-54s-68 23-68 53c0 12 9 20 20 20 12 0 20-9 20-20 0-19-19-19-25-19 13-20 38-24 52-24 16 0 36 9 36 43 0 4 0 27-9 44-13 18-26 20-36 20-3 1-12 2-14 2-3 0-7 0-7 4 0 5 4 5 10 5s11 0 17 0c32 0 46 26 46 63 0 53-26 64-44 64-16 0-45-7-58-30 13 3 25-6 25-21 0-14-11-21-22-21-9 0-22 5-22 23 0 35 36 60 78 60 47 0 83-35 83-75 0-32-25-61-65-70z"><text:p/></draw:path><draw:path draw:style-name="gr3" draw:text-style-name="P5" svg:width="0.0335in" svg:height="0.1516in" svg:x="0.7622in" svg:y="0.5476in" svg:viewBox="0 0 86 386" svg:d="M84 199c2-4 2-5 2-7 0-1 0-2-2-6-22-60-45-118-67-177-3-7-5-9-9-9-5 0-8 3-8 8 0 1 0 1 1 5 23 60 46 120 69 179-23 60-46 119-69 179-1 4-1 5-1 7 0 5 3 8 8 8 4 0 6-4 7-8 24-60 46-120 69-179z"><text:p/></draw:path><draw:path draw:style-name="gr3" draw:text-style-name="P5" svg:width="0.0173in" svg:height="0.0449in" svg:x="0.826in" svg:y="0.6465in" svg:viewBox="0 0 45 115" svg:d="M45 41c0-27-9-41-24-41-13 0-21 10-21 20 0 11 8 21 21 21 4 0 10-1 13-6 1 0 1-1 2-1 0 2 1 1 1 7 0 28-14 51-26 63-4 5-4 6-4 7 0 2 2 4 3 4 4 0 35-29 35-74z"><text:p/></draw:path><draw:path draw:style-name="gr3" draw:text-style-name="P5" svg:width="0.0335in" svg:height="0.1516in" svg:x="0.8972in" svg:y="0.5476in" svg:viewBox="0 0 86 386" svg:d="M84 14c2-4 2-5 2-6 0-5-3-8-8-8-3 0-5 1-9 9-22 59-45 117-67 177-1 2-2 4-2 6s0 3 2 7c22 59 45 118 67 177 1 4 4 10 9 10s8-3 8-8c0-1 0-2-2-6-23-61-45-120-69-180 24-59 46-118 69-178z"><text:p/></draw:path><draw:path draw:style-name="gr3" draw:text-style-name="P5" svg:width="0.0626in" svg:height="0.1043in" svg:x="0.9465in" svg:y="0.561in" svg:viewBox="0 0 160 266" svg:d="M96 121c32-10 54-37 54-67 0-32-34-54-72-54s-68 23-68 53c0 12 9 20 20 20 12 0 20-9 20-20 0-19-19-19-25-19 12-20 38-24 52-24 15 0 37 9 37 43 0 4-1 27-11 44-12 18-25 20-35 20-2 1-12 2-14 2-3 0-7 0-7 4 0 5 4 5 10 5s11 0 17 0c32 0 46 26 46 63 0 53-26 64-44 64-17 0-45-7-58-30 13 3 25-6 25-21 0-14-11-21-22-21-9 0-21 5-21 23 0 35 35 60 78 60 46 0 82-35 82-75 0-32-25-61-64-70z"><text:p/></draw:path><draw:path draw:style-name="gr3" draw:text-style-name="P5" svg:width="0.0173in" svg:height="0.0449in" svg:x="1.0291in" svg:y="0.6465in" svg:viewBox="0 0 45 115" svg:d="M45 41c0-27-10-41-25-41-12 0-20 10-20 20 0 11 8 21 20 21 5 0 10-1 14-6 1 0 1-1 1-1 1 0 1 1 1 7 0 28-13 51-26 63-4 5-4 6-4 7 0 2 2 4 4 4 4 0 35-29 35-74z"><text:p/></draw:path><draw:path draw:style-name="gr3" draw:text-style-name="P5" svg:width="0.0602in" svg:height="0.1043in" svg:x="1.0909in" svg:y="0.561in" svg:viewBox="0 0 154 266" svg:d="M154 179c0-45-31-84-73-84-18 0-35 6-49 19 0-25 0-49 0-74 8 2 21 4 33 4 47 0 75-34 75-40 0-2-1-4-5-4-1 0-1 0-3 1-8 3-26 11-52 11-15 0-34-2-51-11-4-1-4-1-5-1-4 0-4 3-4 10 0 38 0 76 0 114 0 7 0 10 5 10 4 0 4-1 6-3 4-7 19-28 49-28 20 0 30 18 33 26 6 14 7 28 7 48 0 13 0 36-9 53-10 15-24 25-42 25-27 0-50-21-57-43 2 0 3 0 7 0 13 0 20-10 20-18 0-9-7-19-20-19-5 0-19 2-19 20 0 34 26 71 70 71 46 0 84-37 84-87z"><text:p/></draw:path><draw:path draw:style-name="gr3" draw:text-style-name="P5" svg:width="0.0335in" svg:height="0.1516in" svg:x="1.1681in" svg:y="0.5476in" svg:viewBox="0 0 86 386" svg:d="M84 199c2-4 2-5 2-7 0-1 0-2-2-6-22-60-45-118-67-177-3-7-5-9-9-9-5 0-8 3-8 8 0 1 0 1 1 5 23 60 46 120 69 179-23 60-46 119-69 179-1 4-1 5-1 7 0 5 3 8 8 8 4 0 6-4 7-8 24-60 46-120 69-179z"><text:p/></draw:path><draw:path draw:style-name="gr3" draw:text-style-name="P5" svg:width="0.0539in" svg:height="0.1516in" svg:x="1.2295in" svg:y="0.5476in" svg:viewBox="0 0 138 386" svg:d="M56 334c0 16-10 41-52 43-2 0-4 2-4 5 0 4 4 4 8 4 37 0 73-19 73-48 0-30 0-59 0-88 0-16 0-28 17-41 13-11 27-12 36-12 2 0 4-2 4-5s-3-3-7-4c-25-1-44-15-47-34-3-4-3-6-3-19 0-25 0-51 0-77 0-15 0-28-17-43-16-12-43-15-56-15-4 0-8 0-8 3 0 5 2 5 7 5 24 2 43 14 48 34 1 3 1 4 1 17 0 28 0 54 0 82 0 17 3 24 16 36 7 9 19 12 29 15-31 9-45 27-45 50 0 31 0 61 0 92z"><text:p/></draw:path><draw:path draw:style-name="gr3" draw:text-style-name="P5" svg:width="0.1008in" svg:height="0.035in" svg:x="1.3457in" svg:y="0.605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16in" svg:x="1.5091in" svg:y="0.5476in" svg:viewBox="0 0 136 386" svg:d="M81 51c0-16 10-40 52-43 2 0 3-1 3-5 0-3-2-3-6-3-39 0-74 19-75 47 0 30 0 60 0 89 0 15 0 27-15 40-14 11-29 12-37 12-2 1-3 2-3 4 0 5 2 5 6 5 25 1 44 15 48 34 1 4 1 5 1 20 0 25 0 50 0 76 0 16 0 28 19 42 15 13 40 17 56 17 4 0 6 0 6-4 0-5-2-5-5-5-24-1-44-14-48-34-2-3-2-3-2-18 0-27 0-53 0-81 0-18-3-24-15-36-9-9-20-12-31-16 32-8 46-26 46-48 0-31 0-63 0-93z"><text:p/></draw:path><draw:path draw:style-name="gr3" draw:text-style-name="P5" svg:width="0.0335in" svg:height="0.1516in" svg:x="1.5909in" svg:y="0.5476in" svg:viewBox="0 0 86 386" svg:d="M84 14c2-4 2-5 2-6 0-5-3-8-8-8-3 0-6 1-9 9-23 59-45 117-68 177 0 2-1 4-1 6s0 3 1 7c23 59 45 118 68 177 1 4 4 10 9 10s8-3 8-8c0-1 0-2-2-6-23-61-45-120-69-180 24-59 46-118 69-178z"><text:p/></draw:path><draw:path draw:style-name="gr3" draw:text-style-name="P5" svg:width="0.05in" svg:height="0.1008in" svg:x="1.6465in" svg:y="0.561in" svg:viewBox="0 0 128 257" svg:d="M79 10c0-9 0-10-9-10-24 25-58 25-70 25 0 4 0 8 0 11 8 0 31 0 51-10 0 67 0 133 0 200 0 15-1 19-37 19-4 0-7 0-12 0 0 5 0 8 0 12 13-1 48-1 63-1s49 0 63 1c0-4 0-7 0-12-5 0-8 0-12 0-36 0-37-4-37-19 0-72 0-144 0-216z"><text:p/></draw:path><draw:path draw:style-name="gr3" draw:text-style-name="P5" svg:width="0.0173in" svg:height="0.0449in" svg:x="1.7224in" svg:y="0.6465in" svg:viewBox="0 0 45 115" svg:d="M45 41c0-27-10-41-25-41-12 0-20 10-20 20 0 11 8 21 20 21 4 0 10-1 14-6 1 0 1-1 1-1 1 0 1 1 1 7 0 28-13 51-26 63-4 5-4 6-4 7 0 2 2 4 4 4 4 0 35-29 35-74z"><text:p/></draw:path><draw:path draw:style-name="gr3" draw:text-style-name="P5" svg:width="0.063in" svg:height="0.1043in" svg:x="1.7831in" svg:y="0.561in" svg:viewBox="0 0 161 266" svg:d="M96 121c32-10 55-37 55-67 0-32-34-54-72-54s-68 23-68 53c0 12 9 20 20 20 12 0 20-9 20-20 0-19-19-19-25-19 13-20 38-24 52-24 16 0 36 9 36 43 0 4 0 27-11 44-11 18-24 20-34 20-3 1-12 2-14 2-3 0-7 0-7 4 0 5 4 5 10 5s11 0 17 0c32 0 46 26 46 63 0 53-26 64-44 64-16 0-45-7-59-30 14 3 26-6 26-21 0-14-11-21-22-21-9 0-22 5-22 23 0 35 36 60 78 60 47 0 83-35 83-75 0-32-25-61-65-70z"><text:p/></draw:path><draw:path draw:style-name="gr3" draw:text-style-name="P5" svg:width="0.0335in" svg:height="0.1516in" svg:x="1.8614in" svg:y="0.5476in" svg:viewBox="0 0 86 386" svg:d="M84 199c2-4 2-5 2-7 0-1 0-2-2-6-22-60-45-118-67-177-3-7-6-9-9-9-5 0-8 3-8 8 0 1 0 1 1 5 23 60 46 120 69 179-23 60-46 119-69 179-1 4-1 5-1 7 0 5 3 8 8 8 4 0 6-4 7-8 24-60 46-120 69-179z"><text:p/></draw:path><draw:path draw:style-name="gr3" draw:text-style-name="P5" svg:width="0.0173in" svg:height="0.0449in" svg:x="1.9252in" svg:y="0.6465in" svg:viewBox="0 0 45 115" svg:d="M45 41c0-27-10-41-24-41-13 0-21 10-21 20 0 11 8 21 21 21 4 0 10-1 13-6 1 0 1-1 2-1 0 2 1 1 1 7 0 28-14 51-26 63-4 5-4 6-4 7 0 2 2 4 3 4 4 0 35-29 35-74z"><text:p/></draw:path><draw:path draw:style-name="gr3" draw:text-style-name="P5" svg:width="0.0335in" svg:height="0.1516in" svg:x="1.9965in" svg:y="0.5476in" svg:viewBox="0 0 86 386" svg:d="M84 14c2-4 2-5 2-6 0-5-3-8-8-8-3 0-6 1-9 9-22 59-45 117-67 177-1 2-2 4-2 6s0 3 2 7c22 59 45 118 67 177 1 4 4 10 9 10s8-3 8-8c0-1 0-2-2-6-23-61-45-120-69-180 24-59 46-118 69-178z"><text:p/></draw:path><draw:path draw:style-name="gr3" draw:text-style-name="P5" svg:width="0.0606in" svg:height="0.1008in" svg:x="2.0465in" svg:y="0.561in" svg:viewBox="0 0 155 257" svg:d="M30 228c14-14 27-27 42-40 59-54 83-75 83-113 0-44-35-75-82-75-44 0-73 35-73 70 0 21 20 21 21 21 7 0 20-4 20-20 0-9-7-20-20-20-3 0-4 0-6 1 9-26 30-40 52-40 35 0 53 31 53 63 0 31-20 61-41 86-25 27-49 54-75 82-4 4-4 5-4 14 48 0 96 0 144 0 3-22 8-45 11-67-3 0-6 0-10 0-2 11-4 29-9 34-2 4-28 4-36 4-23 0-47 0-70 0z"><text:p/></draw:path><draw:path draw:style-name="gr3" draw:text-style-name="P5" svg:width="0.0173in" svg:height="0.0449in" svg:x="2.1283in" svg:y="0.6465in" svg:viewBox="0 0 45 115" svg:d="M45 41c0-27-10-41-25-41-12 0-20 10-20 20 0 11 8 21 20 21 5 0 10-1 14-6 1 0 1-1 1-1 1 0 1 1 1 7 0 28-13 51-26 63-4 5-4 6-4 7 0 2 2 4 4 4 4 0 35-29 35-74z"><text:p/></draw:path><draw:path draw:style-name="gr3" draw:text-style-name="P5" svg:width="0.063in" svg:height="0.1043in" svg:x="2.189in" svg:y="0.561in" svg:viewBox="0 0 161 266" svg:d="M97 121c31-10 54-37 54-67 0-32-34-54-72-54s-68 23-68 53c0 12 9 20 20 20 12 0 20-9 20-20 0-19-19-19-25-19 13-20 38-24 52-24 16 0 36 9 36 43 0 4 0 27-9 44-13 18-26 20-36 20-2 1-12 2-14 2-3 0-7 0-7 4 0 5 4 5 10 5s11 0 17 0c32 0 46 26 46 63 0 53-26 64-44 64-16 0-45-7-58-30 13 3 25-6 25-21 0-14-11-21-22-21-9 0-22 5-22 23 0 35 36 60 78 60 47 0 83-35 83-75 0-32-25-61-64-70z"><text:p/></draw:path><draw:path draw:style-name="gr3" draw:text-style-name="P5" svg:width="0.0335in" svg:height="0.1516in" svg:x="2.2673in" svg:y="0.5476in" svg:viewBox="0 0 86 386" svg:d="M84 199c2-4 2-5 2-7 0-1 0-2-2-6-22-60-45-118-67-177-3-7-5-9-9-9-5 0-8 3-8 8 0 1 0 1 1 5 23 60 46 120 69 179-23 60-46 119-69 179-1 4-1 5-1 7 0 5 3 8 8 8 4 0 6-4 7-8 24-60 46-120 69-179z"><text:p/></draw:path><draw:path draw:style-name="gr3" draw:text-style-name="P5" svg:width="0.0173in" svg:height="0.0449in" svg:x="2.3311in" svg:y="0.6465in" svg:viewBox="0 0 45 115" svg:d="M45 41c0-27-9-41-24-41-13 0-21 10-21 20 0 11 8 21 21 21 4 0 10-1 13-6 1 0 1-1 2-1 0 2 1 1 1 7 0 28-14 51-26 63-4 5-4 6-4 7 0 2 2 4 3 4 4 0 35-29 35-74z"><text:p/></draw:path><draw:path draw:style-name="gr3" draw:text-style-name="P5" svg:width="0.0335in" svg:height="0.1516in" svg:x="2.402in" svg:y="0.5476in" svg:viewBox="0 0 86 386" svg:d="M84 14c2-4 2-5 2-6 0-5-3-8-8-8-3 0-5 1-9 9-22 59-45 117-67 177-1 2-2 4-2 6s0 3 2 7c22 59 45 118 67 177 3 4 4 10 9 10s8-3 8-8c0-1 0-2-2-6-23-61-45-120-69-180 24-59 46-118 69-178z"><text:p/></draw:path><draw:path draw:style-name="gr3" draw:text-style-name="P5" svg:width="0.05in" svg:height="0.1008in" svg:x="2.4579in" svg:y="0.561in" svg:viewBox="0 0 128 257" svg:d="M79 10c0-9 0-10-9-10-24 25-58 25-70 25 0 4 0 8 0 11 8 0 31 0 51-10 0 67 0 133 0 200 0 15-1 19-37 19-4 0-7 0-12 0 0 5 0 8 0 12 15-1 48-1 63-1s49 0 63 1c0-4 0-7 0-12-5 0-8 0-12 0-36 0-37-4-37-19 0-72 0-144 0-216z"><text:p/></draw:path><draw:path draw:style-name="gr3" draw:text-style-name="P5" svg:width="0.0173in" svg:height="0.0449in" svg:x="2.5335in" svg:y="0.6465in" svg:viewBox="0 0 45 115" svg:d="M45 41c0-27-10-41-25-41-12 0-20 10-20 20 0 11 8 21 20 21 5 0 10-1 14-6 1 0 1-1 1-1 1 0 1 1 1 7 0 28-13 51-26 63-4 5-4 6-4 7 0 2 2 4 4 4 4 0 35-29 35-74z"><text:p/></draw:path><draw:path draw:style-name="gr3" draw:text-style-name="P5" svg:width="0.0669in" svg:height="0.1028in" svg:x="2.5925in" svg:y="0.5583in" svg:viewBox="0 0 171 262" svg:d="M102 198c0 11 0 23 0 34 0 13-1 18-29 18-3 0-6 0-8 0 0 4 0 7 0 12 15-1 35-1 52-1 15 0 37 0 52 1 0-5 0-8 0-12-2 0-5 0-7 0-29 0-30-5-30-18 0-11 0-23 0-34 13 0 25 0 39 0 0-4 0-8 0-12-14 0-26 0-39 0 0-58 0-118 0-176 0-8 0-10-5-10s-6 0-9 4c-40 61-78 121-118 182 0 4 0 8 0 12 34 0 68 0 102 0zM105 186c-32 0-63 0-95 0 32-49 63-96 95-144 0 48 0 95 0 144z"><text:p/></draw:path><draw:path draw:style-name="gr3" draw:text-style-name="P5" svg:width="0.0335in" svg:height="0.1516in" svg:x="2.6724in" svg:y="0.5476in" svg:viewBox="0 0 86 386" svg:d="M84 199c2-4 2-5 2-7 0-1 0-2-2-6-22-60-45-118-67-177-3-7-5-9-9-9-5 0-8 3-8 8 0 1 0 1 2 5 23 60 45 120 68 179-23 60-45 119-68 179-2 4-2 5-2 7 0 5 3 8 8 8 4 0 6-4 7-8 24-60 46-120 69-179z"><text:p/></draw:path><draw:path draw:style-name="gr3" draw:text-style-name="P5" svg:width="0.0539in" svg:height="0.1516in" svg:x="2.7343in" svg:y="0.5476in" svg:viewBox="0 0 138 386" svg:d="M56 334c0 16-10 41-52 43-2 0-4 2-4 5 0 4 4 4 8 4 38 0 73-19 75-48 0-30 0-59 0-88 0-16 0-28 15-41 13-11 27-12 36-12 2 0 4-2 4-5s-3-3-6-4c-26-1-45-15-48-34-1-4-1-6-1-19 0-25 0-51 0-77 0-15 0-28-19-43-16-12-43-15-56-15-4 0-8 0-8 3 0 5 3 5 7 5 24 2 43 14 48 34 1 3 1 4 1 17 0 28 0 54 0 82 0 17 3 24 16 36 7 9 19 12 29 15-31 9-45 27-45 50 0 31 0 61 0 92z"><text:p/></draw:path></draw:g></text:p>
        </text:list-item>
        <text:list-item>
          <text:p text:style-name="P124">המהווה <text:span text:style-name="T10">סתירה</text:span>. <text:span text:style-name="T8">מש"ל</text:span> <draw:g text:anchor-type="as-char" svg:y="-0.1043in" draw:z-index="229" draw:name="Shape272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(ו)</text:h>
      <text:list text:style-name="L22">
        <text:list-item>
          <text:p text:style-name="P125"><text:span text:style-name="T50">נניח בשלילה את הטענה</text:span>:</text:p>
          <text:p text:style-name="P126"><text:soft-page-break/><draw:g text:anchor-type="as-char" svg:y="-0.0909in" draw:z-index="410" draw:name="Shape286" draw:style-name="gr1"><svg:title>TexMaths</svg:title><svg:desc>11§latex§\begin{align*}
    &amp;&amp;\big(A \times B \subseteq C \times D \big) &amp;\siff \big( A \subseteq C \land B \subseteq D \big) \\
\end{align}§svg§600§FALSE§</svg:desc><draw:path draw:style-name="gr2" draw:text-style-name="P4" svg:width="2.7272in" svg:height="0.1661in" svg:x="0.0004in" svg:y="0.0083in" svg:viewBox="0 0 6928 423" svg:d="M3464 423c-1155 0-2309 0-3464 0 0-141 0-282 0-423 2309 0 4619 0 6928 0 0 141 0 282 0 423-1155 0-2310 0-3464 0z"><text:p/></draw:path><draw:path draw:style-name="gr3" draw:text-style-name="P5" svg:width="0.039in" svg:height="0.1815in" svg:x="0.0161in" svg:y="0.0004in" svg:viewBox="0 0 100 462" svg:d="M100 458c0-1 0-2-1-3-18-19-44-50-61-114-8-35-12-75-12-109 0-102 25-173 71-223 3-3 2-3 3-5 0-4-2-4-4-4-6 0-27 23-32 30-40 46-64 115-64 201 0 54 9 132 59 197 5 5 30 34 37 34 2 0 4 0 4-4z"><text:p/></draw:path><draw:path draw:style-name="gr3" draw:text-style-name="P5" svg:width="0.1039in" svg:height="0.1079in" svg:x="0.0681in" svg:y="0.0209in" svg:viewBox="0 0 265 275" svg:d="M55 232c-15 26-31 30-47 31-5 1-8 1-8 9 0 2 1 3 4 3 11 0 23-1 33-1 14 0 27 1 40 1 2 0 7 0 7-6 0-5-4-6-6-6-10 0-19-3-19-13 0-3 3-8 6-13 10-17 20-33 30-50 32 0 64 0 96 0 1 9 7 60 7 64 0 11-21 12-29 12-5 0-8 0-8 9 0 3 4 3 5 3 16 0 32-1 49-1 8 0 34 1 42 1 3 0 8 0 8-7 0-5-4-5-9-5-24 0-24-2-25-13-8-79-16-160-24-240 0-8 0-10-7-10-6 0-7 3-11 7-45 74-89 149-134 225zM101 175c25-43 52-85 77-127 5 42 8 84 12 127-29 0-59 0-89 0z"><text:p/></draw:path><draw:path draw:style-name="gr3" draw:text-style-name="P5" svg:width="0.0728in" svg:height="0.0728in" svg:x="0.2331in" svg:y="0.0551in" svg:viewBox="0 0 186 186" svg:d="M93 83c-26-26-51-52-78-77-4-5-5-6-7-6-5 0-8 3-8 8 0 3 0 3 4 7 26 27 52 52 77 79-25 25-51 50-77 77-4 4-4 5-4 7 0 5 3 8 8 8 2 0 3 0 7-5 26-27 52-52 77-78 27 27 54 53 81 81 1 0 3 2 5 2 6 0 8-3 8-8 0-1 0-2-1-4-28-28-62-61-82-80 25-25 48-48 72-72 2-2 8-7 10-9 0-1 1-2 1-5 0-5-2-8-8-8-2 0-4 2-9 6-25 25-50 51-76 77z"><text:p/></draw:path><draw:path draw:style-name="gr3" draw:text-style-name="P5" svg:width="0.1083in" svg:height="0.1028in" svg:x="0.3689in" svg:y="0.0264in" svg:viewBox="0 0 276 262" svg:d="M46 233c-4 15-5 17-35 17-7 0-11 0-11 9 0 3 3 3 11 3 46 0 91 0 137 0 62 0 107-44 107-81 0-29-22-51-59-56 39-7 80-35 80-72 0-29-25-53-71-53-43 0-87 0-130 0-8 0-12 0-12 8 0 4 4 4 11 4 1 0 9 0 15 0 7 1 10 1 10 7 0 1 0 2-1 7-18 69-34 138-52 207zM105 122c7-32 15-64 23-96 4-13 4-14 20-14 17 0 35 0 51 0 34 0 42 22 42 40 0 34-33 70-80 70-19 0-38 0-56 0zM87 250c-6 0-7 0-9 0-3 0-4-1-4-3s0-2 1-8c9-36 18-73 27-108 24 0 49 0 73 0 37 0 44 29 44 45 0 38-34 74-79 74-18 0-36 0-53 0z"><text:p/></draw:path><draw:path draw:style-name="gr3" draw:text-style-name="P5" svg:width="0.0929in" svg:height="0.1165in" svg:x="0.5406in" svg:y="0.0331in" svg:viewBox="0 0 237 297" svg:d="M223 15c7 0 14 0 14-7 0-8-7-8-14-8-35 0-69 0-104 0-66 0-119 51-119 112 0 62 54 111 119 111 35 0 69 0 104 0 7 0 14 0 14-7 0-8-7-8-14-8-34 0-69 0-103 0-62 0-105-45-105-96 0-53 44-97 105-97 34 0 69 0 103 0zM22 282c-7 0-14 0-14 8 0 7 7 7 14 7 67 0 134 0 201 0 7 0 14 0 14-7 0-8-7-8-14-8-67 0-134 0-201 0z"><text:p/></draw:path><draw:path draw:style-name="gr3" draw:text-style-name="P5" svg:width="0.1075in" svg:height="0.1098in" svg:x="0.6965in" svg:y="0.0224in" svg:viewBox="0 0 274 280" svg:d="M274 4c0-1-1-4-5-4-1 0-1 0-5 4-9 10-19 20-27 30-4-5-21-34-64-34-86 0-173 86-173 175 0 64 45 105 105 105 33 0 62-16 83-33 36-31 42-66 42-68 0-3-3-3-4-3-3 0-5 0-5 3-3 11-13 39-40 62-26 20-50 27-70 27-35 0-76-20-76-80 0-22 8-85 46-130 25-27 61-46 95-46 40 0 63 30 63 75 0 15-2 15-2 20 0 3 4 3 6 3 4 0 4-1 7-8 7-33 16-65 24-98z"><text:p/></draw:path><draw:path draw:style-name="gr3" draw:text-style-name="P5" svg:width="0.0732in" svg:height="0.0728in" svg:x="0.8646in" svg:y="0.0551in" svg:viewBox="0 0 187 186" svg:d="M93 83c-25-26-51-52-77-77-4-5-5-6-8-6-4 0-8 3-8 8 0 3 1 3 5 7 26 27 52 52 77 79-25 25-51 50-77 77-4 4-5 5-5 7 0 5 4 8 8 8 3 0 4 0 8-5 26-27 52-52 77-78 27 27 54 53 81 81 2 0 3 2 5 2 5 0 8-3 8-8 0-1 0-2-1-4-1 0-62-61-81-80 23-25 47-48 70-72 2-2 8-7 10-9 0-1 2-2 2-5 0-5-3-8-8-8-3 0-4 2-9 6-25 25-51 51-77 77z"><text:p/></draw:path><draw:path draw:style-name="gr3" draw:text-style-name="P5" svg:width="0.1157in" svg:height="0.1028in" svg:x="1.0004in" svg:y="0.0264in" svg:viewBox="0 0 295 262" svg:d="M46 233c-4 15-4 17-35 17-7 0-11 0-11 8 0 4 3 4 11 4 43 0 85 0 128 0 80 0 156-80 156-164 0-55-32-98-90-98-43 0-87 0-130 0-8 0-12 0-12 7 0 5 3 5 11 5 5 0 12 0 17 0 6 1 8 2 8 7 0 1 0 2-1 7-18 69-34 138-52 207zM130 26c3-13 4-14 21-14 13 0 27 0 40 0 39 0 71 20 71 72 0 18-8 81-41 124-11 14-42 42-89 42-14 0-30 0-44 0-5 0-7 0-9 0-3 0-4-1-4-3s0-2 2-8c18-72 35-142 53-213z"><text:p/></draw:path><draw:path draw:style-name="gr3" draw:text-style-name="P5" svg:width="0.0394in" svg:height="0.1815in" svg:x="1.1311in" svg:y="0.0004in" svg:viewBox="0 0 101 462" svg:d="M101 232c0-55-10-133-60-198-5-4-29-34-37-34-1 0-4 1-4 4 0 2 1 3 2 4 19 20 44 51 60 113 8 35 13 75 13 110 0 39-5 78-15 116-14 54-37 85-57 107-3 3-2 3-3 4 0 3 3 4 4 4 7 0 28-24 32-29 40-47 65-116 65-201z"><text:p/></draw:path><draw:path draw:style-name="gr3" draw:text-style-name="P5" svg:width="0.1346in" svg:height="0.0787in" svg:x="1.2453in" svg:y="0.0524in" svg:viewBox="0 0 343 201" svg:d="M329 109c8 0 14 0 14-8 0-7-6-7-14-7-96 0-192 0-287 0 22-17 32-32 35-38 18-26 21-50 21-52 0-4-6-4-8-4-6 0-8 1-9 8-8 38-32 70-76 88-4 2-5 2-5 5 0 2 2 4 5 5 41 16 66 47 76 90 1 4 3 5 9 5 2 0 8 0 8-4 0-1-5-25-20-51-8-12-20-25-36-37 95 0 191 0 287 0z"><text:p/></draw:path><draw:path draw:style-name="gr3" draw:text-style-name="P5" svg:width="0.135in" svg:height="0.0787in" svg:x="1.3713in" svg:y="0.0524in" svg:viewBox="0 0 344 201" svg:d="M301 109c-20 15-31 32-34 36-17 28-14 34-21 52 0 4 5 4 8 4 7 0 7 0 9-7 9-38 32-71 75-88 4-1 6-3 6-5 0-3-2-3-3-4-18-7-64-27-79-91-1-5-1-6-8-6-3 0-8 0-8 4 0 2 4 26 20 52 8 11 19 24 35 38-95 0-191 0-287 0-6 0-14 0-14 7 0 8 8 8 14 8 96 0 192 0 287 0z"><text:p/></draw:path><draw:path draw:style-name="gr3" draw:text-style-name="P5" svg:width="0.039in" svg:height="0.1815in" svg:x="1.5807in" svg:y="0.0004in" svg:viewBox="0 0 100 462" svg:d="M100 458c0-1 0-2-1-3-18-19-44-50-61-114-8-35-12-75-12-109 0-102 25-173 71-223 3-3 2-3 3-5 0-4-2-4-4-4-6 0-27 23-32 30-40 46-64 115-64 201 0 54 9 132 59 197 5 5 30 34 37 34 2 0 4 0 4-4z"><text:p/></draw:path><draw:path draw:style-name="gr3" draw:text-style-name="P5" svg:width="0.1039in" svg:height="0.1079in" svg:x="1.6327in" svg:y="0.0209in" svg:viewBox="0 0 265 275" svg:d="M55 232c-15 26-31 30-47 31-5 1-8 1-8 9 0 2 1 3 4 3 11 0 23-1 33-1 14 0 27 1 39 1 3 0 8 0 8-6 0-5-4-6-6-6-10 0-19-3-19-13 0-3 3-8 6-13 10-17 20-33 30-50 32 0 65 0 96 0 2 9 6 60 6 64 0 11-20 12-28 12-5 0-8 0-8 9 0 3 4 3 5 3 16 0 32-1 49-1 8 0 34 1 42 1 3 0 8 0 8-7 0-5-4-5-9-5-24 0-24-2-25-13-8-79-16-160-24-240 0-8 0-10-7-10-6 0-7 3-11 7-45 74-89 149-134 225zM101 175c25-43 52-85 77-127 5 42 8 84 12 127-29 0-59 0-89 0z"><text:p/></draw:path><draw:path draw:style-name="gr3" draw:text-style-name="P5" svg:width="0.0921in" svg:height="0.1165in" svg:x="1.7965in" svg:y="0.0331in" svg:viewBox="0 0 235 297" svg:d="M222 15c7 0 13 0 13-7 0-8-6-8-13-8-35 0-69 0-104 0-66 0-118 51-118 112 0 62 53 111 118 111 35 0 69 0 104 0 7 0 13 0 13-7 0-8-6-8-13-8-34 0-69 0-103 0-61 0-104-45-104-96 0-53 44-97 104-97 34 0 69 0 103 0zM21 282c-7 0-13 0-13 8 0 7 6 7 13 7 67 0 134 0 201 0 7 0 13 0 13-7 0-8-6-8-13-8-67 0-134 0-201 0z"><text:p/></draw:path><draw:path draw:style-name="gr3" draw:text-style-name="P5" svg:width="0.1075in" svg:height="0.1098in" svg:x="1.952in" svg:y="0.0224in" svg:viewBox="0 0 274 280" svg:d="M274 4c0-1 0-4-3-4-1 0-3 0-7 4-9 10-18 20-26 30-4-5-22-34-65-34-86 0-173 86-173 175 0 64 45 105 105 105 34 0 62-16 83-33 36-31 43-66 43-68 0-3-3-2-4-3-4 0-5 0-6 3-3 11-12 39-39 62-27 20-51 27-71 27-35 0-76-20-76-80 0-22 8-85 46-130 25-27 61-46 95-46 40 0 63 30 63 75 0 15-1 15-1 20 0 3 4 3 5 3 6 0 6-1 7-8 7-33 16-65 24-98z"><text:p/></draw:path><draw:path draw:style-name="gr3" draw:text-style-name="P5" svg:width="0.0839in" svg:height="0.0937in" svg:x="2.1059in" svg:y="0.039in" svg:viewBox="0 0 214 239" svg:d="M117 8c-4-7-6-8-9-8-6 0-7 2-9 8-32 71-64 143-96 215-3 6-3 6-3 8 0 5 3 8 8 8 3 0 5-1 9-8 30-68 60-136 91-205 30 69 60 137 90 205 4 8 8 8 9 8 4 0 7-3 7-8 0-1 1-1-2-6-32-73-64-145-95-217z"><text:p/></draw:path><draw:path draw:style-name="gr3" draw:text-style-name="P5" svg:width="0.1083in" svg:height="0.1028in" svg:x="2.2394in" svg:y="0.0264in" svg:viewBox="0 0 276 262" svg:d="M45 233c-3 15-4 17-35 17-7 0-10 0-10 9 0 3 3 3 10 3 46 0 92 0 138 0 61 0 107-44 107-81 0-29-23-51-60-56 40-7 81-35 81-72 0-29-25-53-73-53-42 0-86 0-129 0-7 0-11 0-11 8 0 4 3 4 11 4 1 0 7 0 14 0 8 1 11 1 11 7 0 1 0 2-2 7-18 69-34 138-52 207zM103 122c8-32 17-64 25-96 3-13 4-14 20-14 17 0 35 0 51 0 33 0 42 22 42 40 0 34-33 70-80 70-19 0-39 0-58 0zM87 250c-6 0-7 0-9 0-4 0-5-1-5-3s0-2 2-8c9-36 17-73 26-108 24 0 50 0 74 0 36 0 44 29 44 45 0 38-34 74-80 74-18 0-35 0-52 0z"><text:p/></draw:path><draw:path draw:style-name="gr3" draw:text-style-name="P5" svg:width="0.0929in" svg:height="0.1165in" svg:x="2.411in" svg:y="0.0331in" svg:viewBox="0 0 237 297" svg:d="M223 15c7 0 14 0 14-7 0-8-7-8-14-8-35 0-69 0-104 0-66 0-119 51-119 112 0 62 54 111 119 111 35 0 69 0 104 0 7 0 14 0 14-7 0-8-7-8-14-8-34 0-69 0-103 0-62 0-105-45-105-96 0-53 44-97 105-97 34 0 69 0 103 0zM21 282c-7 0-13 0-13 8 0 7 6 7 13 7 67 0 135 0 202 0 7 0 14 0 14-7 0-8-7-8-14-8-67 0-135 0-202 0z"><text:p/></draw:path><draw:path draw:style-name="gr3" draw:text-style-name="P5" svg:width="0.1157in" svg:height="0.1028in" svg:x="2.565in" svg:y="0.0264in" svg:viewBox="0 0 295 262" svg:d="M46 233c-4 15-4 17-35 17-7 0-11 0-11 8 0 4 3 4 11 4 43 0 85 0 128 0 80 0 156-80 156-164 0-55-32-98-90-98-43 0-87 0-130 0-8 0-12 0-12 7 0 5 3 5 11 5 5 0 12 0 17 0 6 1 8 2 8 7 0 1 0 2-1 7-18 69-34 138-52 207zM130 26c3-13 4-14 21-14 13 0 27 0 40 0 39 0 71 20 71 72 0 18-8 81-41 124-11 14-42 42-89 42-14 0-30 0-44 0-5 0-7 0-9 0-3 0-4-1-4-3s0-2 2-8c18-72 35-142 53-213z"><text:p/></draw:path><draw:path draw:style-name="gr3" draw:text-style-name="P5" svg:width="0.0394in" svg:height="0.1815in" svg:x="2.6961in" svg:y="0.0004in" svg:viewBox="0 0 101 462" svg:d="M101 232c0-55-10-133-60-198-5-4-29-34-37-34-1 0-4 1-4 4 0 2 1 3 2 4 19 20 44 51 60 113 8 35 13 75 13 110 0 39-5 78-15 116-14 54-37 85-57 107-3 3-2 3-3 4 0 3 3 4 4 4 7 0 28-24 32-29 40-47 65-116 65-201z"><text:p/></draw:path></draw:g></text:p>
        </text:list-item>
        <text:list-item>
          <text:p text:style-name="P127">נציב:</text:p>
          <text:p text:style-name="P126"><draw:g text:anchor-type="as-char" svg:y="-0.4173in" draw:z-index="447" draw:name="Shape287" draw:style-name="gr1"><svg:title>TexMaths</svg:title><svg:desc>11§latex§\begin{align*}
    A = \emptyset&amp;, B = \{1\} \\
    C = \{2\}&amp;, D = \{3\} \\
    A \times C = \emtpyset &amp;\subseteq C \times D = \{\la 2, 3\ra\} \\
    A \subseteq C &amp;\land B \not\subseteq D
\end{align}§svg§600§FALSE§</svg:desc><draw:path draw:style-name="gr2" draw:text-style-name="P4" svg:width="1.885in" svg:height="0.8185in" svg:x="0.0028in" svg:y="0.0083in" svg:viewBox="0 0 4789 2080" svg:d="M2395 2080c-799 0-1596 0-2395 0 0-693 0-1387 0-2080 1596 0 3193 0 4789 0 0 693 0 1387 0 2080-798 0-1597 0-2394 0z"><text:p/></draw:path><draw:path draw:style-name="gr3" draw:text-style-name="P5" svg:width="0.1039in" svg:height="0.1083in" svg:x="0.1874in" svg:y="0.0091in" svg:viewBox="0 0 265 276" svg:d="M56 232c-15 26-31 31-48 32-5 1-8 1-8 9 0 2 2 3 5 3 10 0 22-1 33-1 13 0 27 1 39 1 2 0 8 0 8-7 0-4-5-5-7-5-9 0-19-3-19-13 0-5 4-9 6-15 10-16 20-33 30-49 31 0 64 0 96 0 1 9 7 60 7 65 0 11-20 12-28 12-5 0-9 0-9 9 0 3 4 3 5 3 17 0 33-1 48-1 10 0 35 1 44 1 3 0 7 0 7-8 0-4-3-4-9-4-24 0-24-2-25-13-8-81-15-162-23-242-1-8-1-9-8-9-6 0-8 2-10 7-45 74-89 150-134 225zM102 175c26-43 51-85 76-128 5 43 8 85 12 128-29 0-58 0-88 0z"><text:p/></draw:path><draw:path draw:style-name="gr3" draw:text-style-name="P5" svg:width="0.1004in" svg:height="0.0354in" svg:x="0.3472in" svg:y="0.0618in" svg:viewBox="0 0 256 91" svg:d="M243 16c7 0 13-1 13-8 0-8-6-8-12-8-77 0-155 0-232 0-5 0-12 0-12 8 0 7 7 8 13 8 77 0 153 0 230 0zM244 91c6 0 12 0 12-7 0-8-6-8-13-8-77 0-153 0-230 0-6 0-13 0-13 8 0 7 7 7 12 7 77 0 155 0 232 0z"><text:p/></draw:path><draw:path draw:style-name="gr3" draw:text-style-name="P5" svg:width="0.0614in" svg:height="0.1291in" svg:x="0.5063in" svg:y="0.0004in" svg:viewBox="0 0 157 329" svg:d="M132 8c0-5-3-8-8-8s-6 4-9 12c-5 17-1 2-5 18-4-3-17-8-31-8-22 0-47 11-61 41-16 32-18 67-18 102 0 24 0 95 34 124-9 30-9 31-9 32 0 5 4 8 8 8 5 0 7-5 9-12 4-17 1-2 5-18 9 5 21 8 31 8 44 0 61-36 67-55 11-27 12-60 12-87 0-29 0-92-34-124 3-11 6-22 9-33zM38 272c-12-27-12-75-12-111 0-31 0-59 6-83 6-36 30-47 47-47 8 0 18 2 28 10-23 77-45 154-69 231zM119 57c12 22 12 67 12 104 0 28 0 57-5 82-6 41-27 55-48 55-9 0-18-2-27-11 23-77 45-153 68-230z"><text:p/></draw:path><draw:path draw:style-name="gr3" draw:text-style-name="P5" svg:width="0.0173in" svg:height="0.0449in" svg:x="0.5886in" svg:y="0.102in" svg:viewBox="0 0 45 115" svg:d="M45 41c0-26-10-41-25-41-12 0-20 10-20 21 0 10 8 20 20 20 5 0 10-1 14-5 1-1 1-1 1-1 1 0 1 0 1 6 0 28-13 51-26 65-5 4-5 4-5 5 0 3 3 4 5 4 4 0 35-29 35-74z"><text:p/></draw:path><draw:path draw:style-name="gr3" draw:text-style-name="P5" svg:width="0.1083in" svg:height="0.1035in" svg:x="0.6492in" svg:y="0.0142in" svg:viewBox="0 0 276 264" svg:d="M46 234c-4 16-4 18-35 18-7 0-11 0-11 9 0 3 4 3 11 3 46 0 91 0 137 0 62 0 107-45 107-83 0-28-22-50-59-55 39-7 80-36 80-72 0-29-25-54-71-54-43 0-87 0-130 0-8 0-11 0-11 9 0 3 3 3 11 3 4 0 7 0 14 1s10 1 10 7c0 1 0 2-1 6-18 70-34 139-52 208zM104 123c8-32 17-64 25-96 3-14 4-15 21-15 16 0 33 0 49 0 34 0 42 23 42 41 0 33-33 70-80 70-19 0-38 0-57 0zM87 252c-6 0-6 0-9 0s-4-1-4-3 0-3 2-9c9-37 17-72 26-108 24 0 49 0 73 0 37 0 45 29 45 45 0 37-35 75-80 75-18 0-36 0-53 0z"><text:p/></draw:path><draw:path draw:style-name="gr3" draw:text-style-name="P5" svg:width="0.1008in" svg:height="0.0354in" svg:x="0.8169in" svg:y="0.0618in" svg:viewBox="0 0 257 91" svg:d="M244 16c6 0 13-1 13-8 0-8-7-8-13-8-77 0-154 0-231 0-5 0-13 0-13 8 0 7 8 8 13 8 77 0 154 0 231 0zM244 91c6 0 13 0 13-7 0-8-7-8-13-8-77 0-154 0-231 0-5 0-13 0-13 8 0 7 8 7 13 7 77 0 154 0 231 0z"><text:p/></draw:path><draw:path draw:style-name="gr3" draw:text-style-name="P5" svg:width="0.0531in" svg:height="0.1516in" svg:x="0.9795in" svg:y="0.0043in" svg:viewBox="0 0 136 386" svg:d="M81 52c0-16 10-41 52-43 2-1 3-2 3-5 0-4-2-4-6-4-39 0-74 20-75 48 0 30 0 59 0 88 0 16 0 28-15 40-14 12-28 12-37 13-2 0-3 1-3 5 0 3 2 3 5 3 27 2 44 15 49 35 1 4 1 4 1 19 0 25 0 50 0 76 0 16 0 28 19 44 15 11 40 15 56 15 4 0 6 0 6-4s-2-4-5-5c-24-1-44-13-49-33-1-3-1-4-1-18 0-27 0-54 0-81 0-18-3-25-15-37-9-9-20-12-31-14 32-10 46-28 46-50 0-31 0-62 0-92z"><text:p/></draw:path><draw:path draw:style-name="gr3" draw:text-style-name="P5" svg:width="0.05in" svg:height="0.1008in" svg:x="1.0579in" svg:y="0.0169in" svg:viewBox="0 0 128 257" svg:d="M79 11c0-10 0-11-9-11-23 25-57 25-70 25 0 5 0 8 0 12 8 0 31 0 51-10 0 68 0 134 0 201 0 13-2 17-36 17-4 0-7 0-12 0 0 5 0 8 0 12 13-1 46-1 62-1 15 0 49 0 63 1 0-4 0-7 0-12-5 0-8 0-13 0-35 0-36-3-36-17 0-73 0-144 0-217z"><text:p/></draw:path><draw:path draw:style-name="gr3" draw:text-style-name="P5" svg:width="0.0535in" svg:height="0.1516in" svg:x="1.1315in" svg:y="0.0043in" svg:viewBox="0 0 137 386" svg:d="M56 334c0 17-10 41-53 43-1 1-3 2-3 5 0 4 4 4 8 4 37 0 73-19 73-48 0-30 0-59 0-88 0-16 0-28 16-40 14-12 28-12 37-13 1 0 3-1 3-3 0-5-2-5-6-5-25-2-44-15-49-35-1-3-1-4-1-19 0-25 0-50 0-76 0-16 0-28-18-44-16-12-42-15-55-15-4 0-8 0-8 4s2 4 7 5c24 1 42 13 48 33 1 3 1 4 1 18 0 27 0 54 0 81 0 18 3 25 15 37 8 8 19 12 30 16-32 8-45 26-45 48 0 31 0 62 0 92z"><text:p/></draw:path><draw:path draw:style-name="gr3" draw:text-style-name="P5" svg:width="0.1079in" svg:height="0.1098in" svg:x="0.0319in" svg:y="0.239in" svg:viewBox="0 0 275 280" svg:d="M275 3c0-1-1-3-4-3-2 0-3 0-7 4-9 10-18 20-26 30-4-5-21-34-64-34-87 0-174 85-174 175 0 64 46 105 104 105 35 0 64-15 84-33 36-31 43-67 43-68 0-4-3-3-4-4-3 0-5 1-6 4-3 11-12 39-38 61-28 22-52 28-72 28-35 0-76-19-76-80 0-22 8-85 47-130 24-27 60-47 94-47 40 0 63 31 63 75 0 15-1 15-1 20 0 3 4 4 5 4 6 0 6-1 7-8 8-33 16-66 25-99z"><text:p/></draw:path><draw:path draw:style-name="gr3" draw:text-style-name="P5" svg:width="0.1008in" svg:height="0.0354in" svg:x="0.1949in" svg:y="0.2906in" svg:viewBox="0 0 257 91" svg:d="M244 15c6 0 13 0 13-7 0-8-7-8-13-8-77 0-154 0-231 0-5 0-13 0-13 8 0 7 8 7 13 7 77 0 154 0 231 0zM244 91c6 0 13-1 13-9s-7-7-13-7c-77 0-154 0-231 0-5 0-13-1-13 7s8 9 13 9c77 0 154 0 231 0z"><text:p/></draw:path><draw:path draw:style-name="gr3" draw:text-style-name="P5" svg:width="0.0531in" svg:height="0.1516in" svg:x="0.3583in" svg:y="0.2319in" svg:viewBox="0 0 136 386" svg:d="M81 52c0-17 10-41 52-43 2-1 3-2 3-5 0-4-2-4-6-4-39 0-74 20-75 48 0 30 0 59 0 88 0 15 0 28-15 40-14 11-28 12-37 13-2 0-3 1-3 3 0 5 2 5 5 5 27 2 44 15 49 35 1 3 1 4 1 19 0 25 0 50 0 76 0 16 0 28 19 44 15 11 40 15 56 15 4 0 6 0 6-4s-2-4-5-5c-24-1-44-13-49-33-1-3-1-4-1-18 0-28 0-54 0-82 0-17-3-24-15-36-9-8-20-12-31-16 32-8 46-26 46-48 0-31 0-62 0-92z"><text:p/></draw:path><draw:path draw:style-name="gr3" draw:text-style-name="P5" svg:width="0.0602in" svg:height="0.1008in" svg:x="0.4311in" svg:y="0.2445in" svg:viewBox="0 0 154 257" svg:d="M30 228c13-14 27-27 40-40 61-53 84-74 84-113 0-44-35-75-83-75-42 0-71 36-71 70 0 22 19 22 20 22 6 0 21-5 21-21 0-9-8-19-21-19-4 0-5 0-6 0 9-26 30-40 53-40 35 0 52 32 52 63 0 32-20 61-41 86-24 27-49 55-74 82-4 4-4 6-4 14 47 0 96 0 143 0 3-22 8-45 11-67-3 0-7 0-10 0-2 12-4 29-9 34-2 4-27 4-36 4-23 0-46 0-69 0z"><text:p/></draw:path><draw:path draw:style-name="gr3" draw:text-style-name="P5" svg:width="0.0535in" svg:height="0.1516in" svg:x="0.5102in" svg:y="0.2319in" svg:viewBox="0 0 137 386" svg:d="M56 334c0 16-10 41-53 43-1 1-3 2-3 5 0 4 4 4 8 4 37 0 73-19 73-48 0-30 0-59 0-88 0-16 0-28 16-40 14-12 28-12 37-13 1 0 3-1 3-5 0-3-2-3-6-3-25-2-44-16-49-35-1-4-1-4-1-19 0-25 0-50 0-76 0-16 0-28-18-44-16-12-42-15-55-15-4 0-8 0-8 4s2 4 7 5c24 1 42 13 48 33 1 3 1 4 1 18 0 27 0 54 0 81 0 18 3 24 15 37 8 8 19 12 30 14-32 9-45 28-45 50 0 31 0 62 0 92z"><text:p/></draw:path><draw:path draw:style-name="gr3" draw:text-style-name="P5" svg:width="0.0173in" svg:height="0.0449in" svg:x="0.5886in" svg:y="0.3299in" svg:viewBox="0 0 45 115" svg:d="M45 41c0-26-10-41-25-41-12 0-20 10-20 21 0 10 8 20 20 20 5 0 10-1 14-5 1-1 1-1 1-1 1 0 1 0 1 6 0 28-13 51-26 65-5 3-5 4-5 5 0 3 3 4 5 4 4 0 35-29 35-74z"><text:p/></draw:path><draw:path draw:style-name="gr3" draw:text-style-name="P5" svg:width="0.1157in" svg:height="0.1035in" svg:x="0.6492in" svg:y="0.2425in" svg:viewBox="0 0 295 264" svg:d="M46 234c-4 16-5 18-35 18-7 0-11 0-11 8 0 4 3 4 11 4 43 0 85 0 128 0 80 0 156-81 156-166 0-54-33-98-90-98-43 0-87 0-130 0-8 0-12 0-12 8 0 4 3 4 11 4 5 0 12 1 16 1 7 1 9 2 9 7 0 1 0 2-1 6-18 70-34 139-52 208zM129 27c4-14 4-15 21-15 14 0 27 0 41 0 38 0 71 21 71 72 0 18-8 82-41 125-11 14-42 43-89 43-14 0-30 0-44 0-6 0-7 0-9 0-3 0-4-1-4-5 0-1 0-1 1-8 17-71 35-141 53-212z"><text:p/></draw:path><draw:path draw:style-name="gr3" draw:text-style-name="P5" svg:width="0.1004in" svg:height="0.0354in" svg:x="0.824in" svg:y="0.2906in" svg:viewBox="0 0 256 91" svg:d="M243 15c7 0 13 0 13-7 0-8-6-8-12-8-77 0-155 0-232 0-5 0-12 0-12 8 0 7 7 7 13 7 77 0 153 0 230 0zM244 91c6 0 12-1 12-9s-6-7-13-7c-77 0-153 0-230 0-6 0-13-1-13 7s7 9 12 9c77 0 155 0 232 0z"><text:p/></draw:path><draw:path draw:style-name="gr3" draw:text-style-name="P5" svg:width="0.0535in" svg:height="0.1516in" svg:x="0.9866in" svg:y="0.2319in" svg:viewBox="0 0 137 386" svg:d="M81 52c0-17 11-41 53-43 2-1 3-2 3-5 0-4-3-4-7-4-39 0-74 20-74 48 0 30 0 59 0 88 0 15 0 28-15 40-15 11-29 12-38 13-1 0-3 1-3 3 0 5 2 5 7 5 25 2 44 15 48 35 1 3 1 4 1 19 0 25 0 50 0 76 0 16 0 28 19 44 14 11 40 15 55 15 4 0 7 0 7-4s-2-4-6-5c-24-1-43-13-49-33-1-3-1-4-1-18 0-28 0-54 0-82 0-17-2-24-15-36-8-8-19-12-30-16 32-8 45-26 45-48 0-31 0-62 0-92z"><text:p/></draw:path><draw:path draw:style-name="gr3" draw:text-style-name="P5" svg:width="0.063in" svg:height="0.1043in" svg:x="1.0579in" svg:y="0.2445in" svg:viewBox="0 0 161 266" svg:d="M97 122c31-11 54-37 54-68 0-32-34-54-72-54s-68 23-68 53c0 13 9 20 20 20 12 0 20-8 20-20 0-19-19-19-25-19 12-19 38-24 52-24 15 0 36 9 36 43 0 5 0 27-10 44-12 18-25 20-35 21-3 0-12 1-14 1-3 0-7 0-7 4 0 5 4 5 10 5s11 0 17 0c32 0 46 26 46 63 0 53-26 64-44 64-17 0-45-6-58-30 13 3 25-6 25-20 0-15-11-22-22-22-9 0-22 5-22 23 0 35 36 60 78 60 47 0 83-35 83-75 0-32-25-61-64-69z"><text:p/></draw:path><draw:path draw:style-name="gr3" draw:text-style-name="P5" svg:width="0.0531in" svg:height="0.1516in" svg:x="1.139in" svg:y="0.2319in" svg:viewBox="0 0 136 386" svg:d="M55 334c0 16-10 41-52 43-2 1-3 2-3 5 0 4 4 4 8 4 37 0 72-19 73-48 0-30 0-59 0-88 0-16 0-28 16-40 13-12 28-12 36-13 2 0 3-1 3-5 0-3-2-3-5-3-25-2-44-16-49-35-1-4-1-4-1-19 0-25 0-50 0-76 0-16 0-28-18-44-16-12-42-15-55-15-4 0-8 0-8 4s2 4 5 5c25 1 44 13 49 33 1 3 1 4 1 18 0 27 0 54 0 81 0 18 3 24 15 37 9 8 20 12 31 14-32 9-46 28-46 50 0 31 0 62 0 92z"><text:p/></draw:path><draw:path draw:style-name="gr3" draw:text-style-name="P5" svg:width="0.1039in" svg:height="0.1083in" svg:x="0.0004in" svg:y="0.465in" svg:viewBox="0 0 265 276" svg:d="M55 232c-15 25-31 31-47 32-5 1-8 1-8 8 0 2 1 4 4 4 11 0 22-1 33-1 14 0 27 1 39 1 3 0 8 0 8-8 0-3-4-4-6-4-10-1-19-3-19-13 0-5 3-9 6-15 10-16 20-33 30-49 31 0 64 0 96 0 1 8 6 60 6 65 0 11-20 12-28 12-5 0-8 0-8 8 0 4 4 4 5 4 15 0 32-1 48-1 9 0 33 1 43 1 3 0 8 0 8-8 0-4-4-4-9-4-24 0-24-2-25-13-8-81-17-162-24-242 0-8 0-9-7-9-6 0-8 2-11 7-45 74-89 150-134 225zM101 175c25-43 52-85 77-128 5 43 8 85 12 128-29 0-59 0-89 0z"><text:p/></draw:path><draw:path draw:style-name="gr3" draw:text-style-name="P5" svg:width="0.0728in" svg:height="0.0728in" svg:x="0.1654in" svg:y="0.4992in" svg:viewBox="0 0 186 186" svg:d="M93 81c-26-25-51-50-78-76-4-5-5-5-7-5-5 0-8 3-8 8 0 2 0 3 4 7 26 26 52 52 77 77-25 27-51 52-77 78-4 5-4 5-4 8 0 5 3 8 8 8 2 0 3-1 7-6 26-25 52-51 77-77 27 27 54 54 81 81 1 0 3 2 5 2 5 0 8-3 8-8 0-1 0-2-1-4 0-1-62-62-82-82 25-23 48-47 72-70 1-2 8-8 10-10 0-1 1-2 1-4 0-5-3-8-8-8-3 0-4 1-9 5-25 26-50 51-76 76z"><text:p/></draw:path><draw:path draw:style-name="gr3" draw:text-style-name="P5" svg:width="0.1075in" svg:height="0.1106in" svg:x="0.3028in" svg:y="0.4665in" svg:viewBox="0 0 274 282" svg:d="M274 4c0-1 0-4-5-4-1 0-1 1-5 5-9 10-18 20-26 30-5-5-22-35-65-35-86 0-173 86-173 176 0 64 45 106 104 106 35 0 63-16 84-33 36-32 43-68 43-69 0-4-4-4-6-4s-3 1-4 4c-3 11-12 39-40 61-26 22-50 28-70 28-35 0-76-19-76-80 0-22 8-85 46-130 25-27 61-47 95-47 40 0 63 30 63 75 0 15-1 15-1 20 0 3 3 4 5 4 4 0 4-1 7-8 7-33 16-66 24-99z"><text:p/></draw:path><draw:path draw:style-name="gr3" draw:text-style-name="P5" svg:width="0.1008in" svg:height="0.035in" svg:x="0.4657in" svg:y="0.5177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5" svg:width="0.0925in" svg:height="0.1169in" svg:x="0.6303in" svg:y="0.4772in" svg:viewBox="0 0 236 298" svg:d="M223 15c7 0 13 0 13-7 0-8-6-8-13-8-35 0-69 0-104 0-66 0-119 51-119 111 0 63 54 112 119 112 35 0 69 0 104 0 7 0 13 0 13-7 0-8-6-8-13-8-34 0-69 0-103 0-62 0-105-45-105-96 0-53 44-97 105-97 34 0 69 0 103 0zM22 283c-7 0-14 0-14 7 0 8 7 8 14 8 67 0 134 0 201 0 7 0 13 0 13-8 0-7-6-7-13-7-67 0-134 0-201 0z"><text:p/></draw:path><draw:path draw:style-name="gr3" draw:text-style-name="P5" svg:width="0.1075in" svg:height="0.1106in" svg:x="0.7858in" svg:y="0.4665in" svg:viewBox="0 0 274 282" svg:d="M274 4c0-1-1-4-5-4-1 0-1 1-5 5-9 10-19 20-28 30-3-5-20-35-63-35-86 0-173 86-173 176 0 64 45 106 104 106 33 0 63-16 84-33 35-32 42-68 42-69 0-4-3-4-5-4s-4 1-4 4c-4 11-13 39-40 61-26 22-50 28-71 28-34 0-75-19-75-80 0-22 8-85 46-130 25-27 61-47 95-47 40 0 62 30 62 75 0 15-2 15-2 20 0 3 5 4 7 4 4 0 4-1 7-8 7-33 16-66 24-99z"><text:p/></draw:path><draw:path draw:style-name="gr3" draw:text-style-name="P5" svg:width="0.0732in" svg:height="0.0728in" svg:x="0.9535in" svg:y="0.4992in" svg:viewBox="0 0 187 186" svg:d="M93 81c-25-25-51-50-77-76-4-5-5-5-8-5-4 0-8 3-8 8 0 2 1 3 5 7 26 26 52 52 77 77-25 27-51 52-77 78-4 5-5 5-5 8 0 5 4 8 8 8 3 0 4-1 8-6 26-25 52-51 77-77 27 27 54 54 81 81 2 1 3 2 5 2 5 0 8-3 8-8 0-1 0-2-1-4-1-1-62-62-82-82 24-23 48-47 71-70 2-2 8-8 10-10 0-1 2-2 2-4 0-5-3-8-8-8-3 0-4 1-9 5-25 26-51 51-77 76z"><text:p/></draw:path><draw:path draw:style-name="gr3" draw:text-style-name="P5" svg:width="0.1157in" svg:height="0.1035in" svg:x="1.0898in" svg:y="0.4697in" svg:viewBox="0 0 295 264" svg:d="M46 234c-4 15-4 18-35 18-7 0-11 0-11 8 0 4 3 4 11 4 43 0 85 0 128 0 80 0 156-81 156-166 0-54-32-98-90-98-43 0-87 0-130 0-8 0-12 0-12 8 0 4 3 4 11 4 5 0 12 0 16 1 7 0 9 2 9 6 0 2 0 3-1 7-18 70-34 139-52 208zM130 26c3-13 3-14 21-14 13 0 27 0 40 0 39 0 71 21 71 72 0 18-8 82-41 124-11 14-42 44-89 44-14 0-30 0-44 0-6 0-7 0-9 0-3-1-4-1-4-5 0-1 0-1 1-8 17-71 36-142 54-213z"><text:p/></draw:path><draw:path draw:style-name="gr3" draw:text-style-name="P5" svg:width="0.1008in" svg:height="0.035in" svg:x="1.2646in" svg:y="0.5177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5" svg:width="0.0535in" svg:height="0.1516in" svg:x="1.4276in" svg:y="0.4598in" svg:viewBox="0 0 137 386" svg:d="M82 51c0-16 10-40 52-43 2 0 3-1 3-4 0-4-3-4-7-4-39 0-74 20-74 48 0 30 0 59 0 88 0 15 0 28-15 40-14 11-29 12-37 12-2 1-4 2-4 4 0 5 3 5 7 5 25 2 44 15 48 34 1 4 1 5 1 20 0 25 0 50 0 76 0 16 0 28 19 43 15 12 40 16 55 16 4 0 7 0 7-4 0-5-2-5-5-5-25-1-44-13-48-33-2-4-2-4-2-18 0-28 0-54 0-82 0-17-3-24-16-36-8-8-19-12-30-16 32-8 46-26 46-48 0-31 0-63 0-93z"><text:p/></draw:path><draw:path draw:style-name="gr3" draw:text-style-name="P5" svg:width="0.0339in" svg:height="0.1516in" svg:x="1.5091in" svg:y="0.4598in" svg:viewBox="0 0 87 386" svg:d="M85 14c2-4 2-5 2-6 0-5-3-8-8-8-3 0-6 1-9 9-23 59-45 117-68 177 0 2-2 4-2 6s0 3 2 7c23 59 45 118 68 177 1 5 4 10 9 10s8-3 8-8c0-1 0-2-2-6-23-60-45-120-69-180 24-59 46-118 69-178z"><text:p/></draw:path><draw:path draw:style-name="gr3" draw:text-style-name="P5" svg:width="0.0602in" svg:height="0.1008in" svg:x="1.5594in" svg:y="0.4724in" svg:viewBox="0 0 154 257" svg:d="M30 228c13-14 27-27 40-40 61-54 84-75 84-113 0-44-34-75-81-75-44 0-73 35-73 70 0 21 20 21 21 21 6 0 20-4 20-20 0-9-7-19-21-19-4 0-4 0-5 0 9-26 30-40 52-40 35 0 52 31 52 63 0 31-19 61-41 86-24 27-49 55-74 82-4 4-4 6-4 14 47 0 96 0 143 0 3-22 8-45 11-67-3 0-7 0-10 0-1 11-4 29-8 34-3 4-28 4-37 4-23 0-46 0-69 0z"><text:p/></draw:path><draw:path draw:style-name="gr3" draw:text-style-name="P5" svg:width="0.0177in" svg:height="0.0449in" svg:x="1.6409in" svg:y="0.5579in" svg:viewBox="0 0 46 115" svg:d="M46 41c0-26-10-41-25-41-13 0-21 10-21 20 0 11 8 21 21 21 4 0 10-1 13-5 1-1 1-1 2-2 0 2 1 1 1 7 0 28-14 51-26 63-4 5-4 6-4 7 0 2 2 4 4 4 3 0 35-29 35-74z"><text:p/></draw:path><draw:path draw:style-name="gr3" draw:text-style-name="P5" svg:width="0.063in" svg:height="0.1043in" svg:x="1.702in" svg:y="0.4724in" svg:viewBox="0 0 161 266" svg:d="M96 121c32-10 54-37 54-67 0-32-33-54-71-54-39 0-68 23-68 53 0 13 8 20 20 20 11 0 18-9 18-20 0-19-17-19-23-19 12-20 38-24 51-24 16 0 37 9 37 43 0 4-1 27-11 44-11 18-24 20-34 21-3 0-12 1-15 1s-6 0-6 4c0 5 3 5 9 5s12 0 18 0c32 0 46 26 46 63 0 53-26 64-44 64-17 0-45-6-59-30 14 3 25-6 25-20 0-15-10-22-21-22-10 0-22 5-22 23 0 35 36 60 78 60 47 0 83-35 83-75 0-32-25-61-65-70z"><text:p/></draw:path><draw:path draw:style-name="gr3" draw:text-style-name="P5" svg:width="0.0339in" svg:height="0.1516in" svg:x="1.7799in" svg:y="0.4598in" svg:viewBox="0 0 87 386" svg:d="M85 199c2-4 2-5 2-7 0-1 0-1-2-6-23-60-45-118-69-177-2-7-5-9-8-9-5 0-8 3-8 8 0 1 0 1 2 5 23 60 45 120 68 179-23 60-45 120-68 180-2 3-2 4-2 6 0 5 4 8 8 8 5 0 6-4 8-8 24-59 46-120 69-179z"><text:p/></draw:path><draw:path draw:style-name="gr3" draw:text-style-name="P5" svg:width="0.0535in" svg:height="0.1516in" svg:x="1.8417in" svg:y="0.4598in" svg:viewBox="0 0 137 386" svg:d="M56 334c0 16-11 41-53 43-2 0-3 2-3 5 0 4 4 4 8 4 37 0 73-19 73-48 0-30 0-59 0-88 0-16 0-28 16-41 14-11 28-12 37-12 1 0 3-2 3-5s-2-3-6-4c-25-1-44-15-49-34-1-4-1-4-1-19 0-25 0-51 0-77 0-15 0-28-18-43-16-12-42-15-55-15-4 0-8 0-8 4s2 4 7 4c24 2 42 14 48 34 1 3 1 4 1 17 0 28 0 54 0 82 0 17 2 24 15 37 8 8 19 11 30 14-32 9-45 27-45 50 0 31 0 62 0 92z"><text:p/></draw:path><draw:path draw:style-name="gr3" draw:text-style-name="P5" svg:width="0.1039in" svg:height="0.1087in" svg:x="0.1437in" svg:y="0.6929in" svg:viewBox="0 0 265 277" svg:d="M56 233c-15 25-31 31-47 32-5 0-9 0-9 8 0 2 2 4 5 4 10 0 22-1 33-1 14 0 27 1 39 1 2 0 8 0 8-8 0-4-4-4-7-4-9-1-18-3-18-13 0-5 3-9 6-14 10-17 20-33 30-50 32 0 65 0 96 0 0 8 6 61 6 64 0 12-20 13-28 13-5 0-8 0-8 8 0 4 4 4 5 4 16 0 32-1 47-1 10 0 35 1 44 1 3 0 7 0 7-8 0-4-3-4-9-4-23 0-23-2-24-14-8-81-16-161-24-241-1-8-1-10-8-10-5 0-8 3-10 7-45 75-89 150-134 226zM102 176c26-43 51-85 76-128 5 43 9 85 13 128-29 0-59 0-89 0z"><text:p/></draw:path><draw:path draw:style-name="gr3" draw:text-style-name="P5" svg:width="0.0925in" svg:height="0.1169in" svg:x="0.3075in" svg:y="0.7055in" svg:viewBox="0 0 236 298" svg:d="M223 15c7 0 13 0 13-7 0-8-6-8-13-8-35 0-69 0-104 0-66 0-119 51-119 111 0 63 54 112 119 112 35 0 69 0 104 0 7 0 13 0 13-7 0-8-6-8-13-8-34 0-69 0-103 0-61 0-104-45-104-97s44-96 104-96c34 0 69 0 103 0zM22 283c-7 0-14 0-14 7 0 8 7 8 14 8 67 0 134 0 201 0 7 0 13 0 13-8 0-7-6-7-13-7-67 0-134 0-201 0z"><text:p/></draw:path><draw:path draw:style-name="gr3" draw:text-style-name="P5" svg:width="0.1075in" svg:height="0.1106in" svg:x="0.4634in" svg:y="0.6945in" svg:viewBox="0 0 274 282" svg:d="M274 4c0-1 0-4-5-4-1 0-1 1-5 5-9 10-18 20-26 30-5-5-22-35-65-35-86 0-173 86-173 175 0 64 45 107 104 107 35 0 63-16 84-35 36-30 43-66 43-67 0-4-4-4-6-4s-4 1-4 4c-3 11-12 39-40 61-26 22-50 28-70 28-35 0-76-20-76-80 0-22 8-85 46-130 25-27 61-47 95-47 40 0 63 30 63 75 0 15-1 15-1 20 0 3 3 3 5 3 4 0 4 0 7-8 7-33 16-65 24-98z"><text:p/></draw:path><draw:path draw:style-name="gr3" draw:text-style-name="P5" svg:width="0.0839in" svg:height="0.0941in" svg:x="0.6177in" svg:y="0.711in" svg:viewBox="0 0 214 240" svg:d="M117 8c-4-7-6-8-9-8-6 0-7 2-9 8-32 72-65 144-97 216-2 5-2 6-2 8 0 3 3 8 8 8 2 0 5-1 8-9 31-68 61-136 92-205 29 69 60 137 90 205 3 9 8 9 9 9 4 0 7-5 7-8 0-1 0-2-2-7-32-72-64-145-95-217z"><text:p/></draw:path><draw:path draw:style-name="gr3" draw:text-style-name="P5" svg:width="0.1083in" svg:height="0.1035in" svg:x="0.7508in" svg:y="0.698in" svg:viewBox="0 0 276 264" svg:d="M45 234c-3 15-4 18-35 18-7 0-10 0-10 8 0 4 3 4 10 4 46 0 92 0 138 0 61 0 107-46 107-84 0-27-23-50-60-54 40-7 81-36 81-73 0-28-26-53-73-53-42 0-86 0-129 0-7 0-11 0-11 8 0 4 3 4 11 4 1 0 7 0 14 1 8 0 11 1 11 6 0 2-1 3-2 7-18 70-34 139-52 208zM103 122c8-32 17-64 25-96 3-13 4-14 20-14 17 0 33 0 50 0 34 0 43 23 43 40 0 34-34 70-80 70-19 0-39 0-58 0zM86 252c-5 0-6 0-8 0-4-1-5-1-5-5 0-1 0-2 2-8 9-37 17-72 26-108 24 0 50 0 74 0 36 0 44 28 44 45 0 38-34 76-80 76-18 0-36 0-53 0z"><text:p/></draw:path><draw:path draw:style-name="gr3" draw:text-style-name="P5" svg:width="0.0752in" svg:height="0.1417in" svg:x="0.9311in" svg:y="0.6929in" svg:viewBox="0 0 192 361" svg:d="M189 15c3-5 3-5 3-7 0-3-2-8-7-8s-6 3-9 8c-58 112-116 225-174 337-2 6-2 7-2 8 0 3 2 8 8 8 4 0 5-2 7-8 59-112 116-225 174-338z"><text:p/></draw:path><draw:path draw:style-name="gr3" draw:text-style-name="P5" svg:width="0.0925in" svg:height="0.1169in" svg:x="0.9224in" svg:y="0.7055in" svg:viewBox="0 0 236 298" svg:d="M222 15c7 0 14 0 14-7 0-8-7-8-14-8-34 0-69 0-103 0-67 0-119 51-119 111 0 63 53 112 119 112 34 0 69 0 103 0 7 0 14 0 14-7 0-8-7-8-14-8-34 0-68 0-102 0-62 0-105-45-105-97s44-96 105-96c34 0 68 0 102 0zM21 283c-7 0-13 0-13 7 0 8 6 8 13 8 67 0 134 0 201 0 7 0 14 0 14-8 0-7-7-7-14-7-67 0-134 0-201 0z"><text:p/></draw:path><draw:path draw:style-name="gr3" draw:text-style-name="P5" svg:width="0.1157in" svg:height="0.1035in" svg:x="1.076in" svg:y="0.698in" svg:viewBox="0 0 295 264" svg:d="M46 234c-4 15-5 18-35 18-7 0-11 0-11 8 0 4 3 4 11 4 43 0 85 0 128 0 80 0 156-81 156-166 0-55-33-98-90-98-43 0-87 0-130 0-8 0-12 0-12 8 0 4 3 4 11 4 5 0 12 0 16 1 7 0 9 1 9 6 0 2 0 3-1 7-18 70-34 139-52 208zM129 26c4-13 4-14 21-14 14 0 27 0 41 0 38 0 71 21 71 72 0 18-8 82-41 124-11 14-42 44-89 44-14 0-30 0-44 0-6 0-7 0-9 0-3-1-4-1-4-5 0-1 0-2 1-8 17-71 35-142 53-213z"><text:p/></draw:path></draw:g></text:p>
        </text:list-item>
        <text:list-item>
          <text:p text:style-name="P128">שתי הטענות האחרונות מהוות סתירה להנחת השלילה, כדרוש, אמ"מ הטענה לא נכונה, כדרוש. <text:span text:style-name="T8">מש"ל</text:span> <draw:g text:anchor-type="as-char" svg:y="-0.1043in" draw:z-index="448" draw:name="Shape288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(ז)</text:h>
      <text:list text:style-name="L23">
        <text:list-item>
          <text:p text:style-name="P129">צ.ל.:</text:p>
          <text:p text:style-name="P130"><draw:g text:anchor-type="as-char" svg:y="-0.1134in" draw:z-index="230" draw:name="Shape274" draw:style-name="gr1"><svg:title>TexMaths</svg:title><svg:desc>11§display§A \times (B \cup C) = (A \times B) \cup (A \times C)§svg§600§FALSE§</svg:desc><draw:path draw:style-name="gr2" draw:text-style-name="P4" svg:width="2.2504in" svg:height="0.1354in" svg:x="0.0031in" svg:y="0.0071in" svg:viewBox="0 0 5717 345" svg:d="M0 0c1905 0 3812 0 5717 0 0 115 0 230 0 345-1905 0-3812 0-5717 0 0-115 0-230 0-345z"><text:p/></draw:path><draw:path draw:style-name="gr3" draw:text-style-name="P5" svg:width="0.1039in" svg:height="0.1079in" svg:x="0.0004in" svg:y="0.0043in" svg:viewBox="0 0 265 275" svg:d="M56 230c-15 27-31 32-47 33-6 0-9 0-9 8 0 2 2 4 6 4 9 0 22-2 33-2 13 0 26 2 38 2 2 0 8 0 8-7 0-5-4-5-7-5-9-1-18-4-18-14 0-5 3-9 6-14 10-16 19-32 29-48 33 0 64 0 97 0 0 7 6 60 6 63 0 12-20 13-27 13-6 0-10 0-10 8 0 4 3 3 5 4 17 0 33-2 49-2 9 0 34 2 43 2 3 0 7 0 7-9 0-3-3-3-9-3-24 0-24-3-25-14-8-79-15-160-23-240-1-8-1-9-8-9-5 0-7 2-10 7-45 74-89 149-134 223zM102 175c26-43 51-86 76-128 5 42 9 85 13 128-29 0-59 0-89 0z"><text:p/></draw:path><draw:path draw:style-name="gr3" draw:text-style-name="P5" svg:width="0.0732in" svg:height="0.0724in" svg:x="0.1654in" svg:y="0.0398in" svg:viewBox="0 0 187 185" svg:d="M93 81c-25-25-51-50-76-75-5-6-6-6-9-6-4 0-8 3-8 8 0 2 1 3 6 7 25 26 51 51 77 77-26 26-52 51-77 78-5 4-6 5-6 7 0 5 4 8 8 8 3 0 4 0 9-6 25-25 51-50 76-76 27 27 54 53 81 80 0 1 3 2 5 2 5 0 8-3 8-8 0-2 0-2-1-4-28-28-62-61-81-81 23-24 47-47 70-70 2-2 8-8 10-10 1-1 2-2 2-4 0-5-3-8-8-8-3 0-4 1-8 6-26 25-52 50-78 75z"><text:p/></draw:path><draw:path draw:style-name="gr3" draw:text-style-name="P5" svg:width="0.0346in" svg:height="0.1508in" svg:x="0.310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1083in" svg:height="0.1031in" svg:x="0.3606in" svg:y="0.0098in" svg:viewBox="0 0 276 263" svg:d="M46 232c-4 16-4 19-35 19-7 0-11 0-11 8 0 4 4 4 11 4 46 0 91 0 137 0 62 0 107-46 107-82 0-28-22-51-59-54 39-8 80-37 80-73 0-29-25-54-71-54-43 0-87 0-130 0-8 0-11 0-11 8 0 4 3 4 11 4 4 0 8 0 14 1 7 1 10 1 10 7 0 1 0 2-1 6-18 69-34 138-52 206zM105 122c7-32 16-63 24-94 3-15 4-16 21-16 16 0 33 0 49 0 34 0 42 23 42 40 0 34-33 70-80 70-19 0-38 0-56 0zM87 251c-6 0-7 0-9-1-3 0-4 0-4-3 0-1 0-3 2-9 9-35 18-72 26-107 25 0 49 0 73 0 37 0 45 29 45 45 0 38-35 75-80 75-18 0-36 0-53 0z"><text:p/></draw:path><draw:path draw:style-name="gr3" draw:text-style-name="P5" svg:width="0.0846in" svg:height="0.0933in" svg:x="0.5197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5" svg:width="0.1075in" svg:height="0.1094in" svg:x="0.6543in" svg:y="0.0071in" svg:viewBox="0 0 274 279" svg:d="M274 3c0-1 0-3-5-3-1 0-1 0-5 4-9 10-18 20-26 30-5-5-22-34-65-34-86 0-173 85-173 174 0 63 45 105 105 105 34 0 62-16 83-33 36-32 43-65 43-68s-4-3-6-3-4 1-4 3c-3 12-12 38-40 61-26 21-50 27-70 27-35 0-76-19-76-78 0-22 8-85 46-130 25-27 61-46 95-46 40 0 63 30 63 74 0 15-1 15-1 20 0 3 3 3 5 3 4 0 4 0 7-8 7-33 16-65 24-98z"><text:p/></draw:path><draw:path draw:style-name="gr3" draw:text-style-name="P5" svg:width="0.0346in" svg:height="0.1508in" svg:x="0.775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8in" svg:height="0.035in" svg:x="0.876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35in" svg:height="0.1508in" svg:x="1.0433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1039in" svg:height="0.1079in" svg:x="1.0929in" svg:y="0.0043in" svg:viewBox="0 0 265 275" svg:d="M55 230c-15 27-31 32-47 33-5 0-8 0-8 8 0 2 1 4 4 4 11 0 23-2 33-2 14 0 27 2 40 2 2 0 7 0 7-7 0-5-4-5-6-5-10-1-19-4-19-14 0-5 3-9 6-14 10-16 20-32 30-48 32 0 64 0 96 0 1 7 7 60 7 63 0 12-21 13-29 13-5 0-8 0-8 8 0 4 4 4 5 4 16 0 32-2 49-2 8 0 34 2 42 2 3 0 8 0 8-9 0-3-4-3-9-3-24 0-24-3-25-14-8-79-16-160-24-240 0-8 0-9-7-9-6 0-7 2-11 7-45 74-89 149-134 223zM101 175c26-43 52-86 77-128 5 42 8 85 12 128-29 0-59 0-89 0z"><text:p/></draw:path><draw:path draw:style-name="gr3" draw:text-style-name="P5" svg:width="0.0728in" svg:height="0.0724in" svg:x="1.2575in" svg:y="0.0398in" svg:viewBox="0 0 186 185" svg:d="M93 81c-26-25-51-50-78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6 75z"><text:p/></draw:path><draw:path draw:style-name="gr3" draw:text-style-name="P5" svg:width="0.1083in" svg:height="0.1031in" svg:x="1.3937in" svg:y="0.0098in" svg:viewBox="0 0 276 263" svg:d="M46 232c-4 16-5 19-35 19-7 0-11 0-11 8 0 4 3 4 11 4 46 0 91 0 137 0 62 0 107-46 107-82 0-28-22-51-59-54 39-8 80-37 80-73 0-29-25-54-71-54-43 0-87 0-130 0-8 0-12 0-12 8 0 4 3 4 11 4 1 0 8 0 15 1s10 1 10 7c0 1 0 2-1 6-18 69-34 138-52 206zM105 122c7-32 15-63 23-94 4-15 4-16 20-16 17 0 35 0 51 0 34 0 42 23 42 40 0 34-33 70-80 70-19 0-38 0-56 0zM87 251c-6 0-7 0-9-1-3 0-5 0-5-3 0-1 0-3 2-9 9-35 17-72 26-107 24 0 50 0 74 0 37 0 44 29 44 45 0 38-34 75-79 75-18 0-36 0-53 0z"><text:p/></draw:path><draw:path draw:style-name="gr3" draw:text-style-name="P5" svg:width="0.035in" svg:height="0.1508in" svg:x="1.5189in" svg:y="0in" svg:viewBox="0 0 90 384" svg:d="M90 193c0-30-4-77-25-120-23-48-56-73-61-73-2 0-4 1-4 3 0 3 0 3 8 10 38 38 60 99 60 180 0 65-14 132-63 181-5 5-5 5-5 6 0 3 2 4 4 4 5 0 39-26 62-75 20-43 24-85 24-116z"><text:p/></draw:path><draw:path draw:style-name="gr3" draw:text-style-name="P5" svg:width="0.0839in" svg:height="0.0933in" svg:x="1.6118in" svg:y="0.0217in" svg:viewBox="0 0 214 238" svg:d="M214 14c0-7 0-14-7-14-8 0-8 7-8 14 0 47 0 93 0 140 0 56-63 68-92 68-18 0-42-3-62-16-30-18-30-42-30-53 0-46 0-92 0-139 0-7 0-14-7-14-8 0-8 7-8 14 0 48 0 94 0 141 0 57 58 83 107 83 50 0 107-27 107-83 0-47 0-93 0-141z"><text:p/></draw:path><draw:path draw:style-name="gr3" draw:text-style-name="P5" svg:width="0.035in" svg:height="0.1508in" svg:x="1.7535in" svg:y="0in" svg:viewBox="0 0 90 384" svg:d="M90 380c0-1 0-1-6-8-49-48-61-121-61-179 0-67 14-135 62-183 5-4 5-4 5-7 0-2-2-3-4-3-3 0-39 26-62 75-18 43-24 86-24 118 0 28 4 76 26 119 23 47 57 72 60 72 2 0 4-1 4-4z"><text:p/></draw:path><draw:path draw:style-name="gr3" draw:text-style-name="P5" svg:width="0.1043in" svg:height="0.1079in" svg:x="1.8028in" svg:y="0.0043in" svg:viewBox="0 0 266 275" svg:d="M56 230c-15 27-31 32-47 33-5 0-9 0-9 8 0 2 2 4 5 4 11 0 22-2 33-2 14 0 27 2 39 2 3 0 8 0 8-7 0-5-4-5-7-5-9-1-18-4-18-14 0-5 3-9 6-14 10-16 20-32 30-48 32 0 65 0 96 0 0 7 6 60 6 63 0 12-20 13-28 13-5 0-8 0-8 8 0 4 4 4 5 4 16 0 32-2 47-2 10 0 35 2 44 2 3 0 8 0 8-9 0-3-4-3-10-3-23 0-23-3-24-14-8-79-16-160-24-240-1-8-1-9-8-9-5 0-7 2-10 7-45 74-89 149-134 223zM102 175c26-43 51-86 76-128 5 42 9 85 13 128-29 0-59 0-89 0z"><text:p/></draw:path><draw:path draw:style-name="gr3" draw:text-style-name="P5" svg:width="0.0732in" svg:height="0.0724in" svg:x="1.9677in" svg:y="0.0398in" svg:viewBox="0 0 187 185" svg:d="M93 81c-25-25-51-50-77-75-4-6-5-6-8-6-4 0-8 3-8 8 0 2 1 3 5 7 26 26 52 51 77 77-25 26-51 51-77 78-4 4-5 5-5 7 0 5 4 8 8 8 3 0 4 0 8-6 26-25 52-50 77-76 27 27 54 53 81 80 1 1 3 2 5 2 5 0 8-3 8-8 0-2 0-2-1-4-28-28-62-61-81-81 24-24 47-47 71-70 1-2 8-8 9-10 1-1 2-2 2-4 0-5-3-8-8-8-3 0-4 1-8 6-26 25-52 50-78 75z"><text:p/></draw:path><draw:path draw:style-name="gr3" draw:text-style-name="P5" svg:width="0.1075in" svg:height="0.1094in" svg:x="2.1055in" svg:y="0.0071in" svg:viewBox="0 0 274 279" svg:d="M274 3c0-1 0-3-4-3-2 0-2 0-6 4-9 10-19 20-27 30-4-5-21-34-64-34-86 0-173 85-173 174 0 63 45 105 105 105 34 0 62-16 83-33 36-32 43-65 43-68s-4-3-5-3c-3 0-5 1-5 3-3 12-13 38-39 61-27 21-51 27-71 27-35 0-76-19-76-78 0-22 8-85 46-130 25-27 61-46 95-46 40 0 63 30 63 74 0 15-2 15-2 20 0 3 4 3 6 3 5 0 5 0 7-8 7-33 16-65 24-98z"><text:p/></draw:path><draw:path draw:style-name="gr3" draw:text-style-name="P5" svg:width="0.035in" svg:height="0.1508in" svg:x="2.226in" svg:y="0in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29">נוכיח באמצעות רצף אמ"מים:</text:p>
          <text:p text:style-name="P130"><draw:g text:anchor-type="as-char" svg:y="-0.422in" draw:z-index="233" draw:name="Shape275" draw:style-name="gr1"><svg:title>TexMaths</svg:title><svg:desc>11§latex§\begin{align*}
    &amp;&amp;x \in A \times (B \cup C) &amp;\quad\! = \quad\! (A \times B) \cup (A \times C) \\
    \iff &amp;&amp;\pi_1(x) \in A \land \pi_2(x) \in (B \cup C) &amp;\siff x \in (A \times B) \lor (x \in A \times C) \\
    \iff &amp;&amp;\pi_1(x) \in A \land \big(\pi_2(x) \in B \lor \pi_2(x) \in C \big) &amp;\siff \big(\pi_1(x) \in A \land \pi_2 \in B \big) \lor \big(\pi_1(x) \in A \land \pi_2(x) \in C \big) := q \\
    \iff &amp;&amp;q &amp;\siff q
\end{align}§svg§600§FALSE§</svg:desc><draw:path draw:style-name="gr2" draw:text-style-name="P4" svg:width="6.8465in" svg:height="0.8287in" svg:x="0.0606in" svg:y="0.0075in" svg:viewBox="0 0 17391 2106" svg:d="M0 0c5797 0 11594 0 17391 0 0 702 0 1404 0 2106-5797 0-11594 0-17391 0 0-702 0-1404 0-2106z"><text:p/></draw:path><draw:path draw:style-name="gr3" draw:text-style-name="P5" svg:width="0.0756in" svg:height="0.0685in" svg:x="1.8398in" svg:y="0.0465in" svg:viewBox="0 0 193 175" svg:d="M118 54c2-10 11-45 38-45 2 0 11 0 20 4-11 2-19 12-19 21 0 7 5 14 15 14 8 0 21-7 21-23 0-19-24-25-37-25-22 0-35 21-40 30-9-26-30-30-42-30-40 0-62 51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5" svg:width="0.076in" svg:height="0.0878in" svg:x="1.9772in" svg:y="0.0319in" svg:viewBox="0 0 194 224" svg:d="M180 120c7 0 14 0 14-8 0-7-7-7-14-7-55 0-108 0-163 0 4-52 48-90 103-90 20 0 41 0 60 0 7 0 14 0 14-7 0-8-7-8-14-8-20 0-40 0-61 0-66 0-119 50-119 112s53 112 119 112c21 0 41 0 61 0 7 0 14-1 14-8 0-9-7-8-14-8-19 0-40 0-60 0-55 0-99-36-103-88 55 0 108 0 163 0z"><text:p/></draw:path><draw:path draw:style-name="gr3" draw:text-style-name="P5" svg:width="0.1043in" svg:height="0.1083in" svg:x="2.1134in" svg:y="0.0051in" svg:viewBox="0 0 266 276" svg:d="M56 232c-15 27-31 32-47 33-5 0-9 0-9 8 0 2 2 3 6 3 11 0 22-1 33-1 13 0 26 1 38 1 2 0 8 0 8-6 0-5-4-5-7-5-9-1-17-4-17-14 0-5 2-9 5-14 10-17 20-33 30-50 32 0 65 0 97 0 0 9 5 61 5 65 0 12-20 13-27 13-6 0-9 0-9 8 0 3 4 3 5 3 16 0 32-1 48-1 9 0 34 1 44 1 2 0 7 0 7-8 0-3-4-3-10-3-23 0-23-3-24-14-8-80-16-162-24-242-1-8-1-9-8-9-5 0-7 2-10 7-45 74-89 150-134 225zM102 175c26-42 51-85 76-127 5 42 9 85 13 127-29 0-59 0-89 0z"><text:p/></draw:path><draw:path draw:style-name="gr3" draw:text-style-name="P5" svg:width="0.0732in" svg:height="0.0728in" svg:x="2.2787in" svg:y="0.0402in" svg:viewBox="0 0 187 186" svg:d="M95 83c-27-26-52-52-78-77-5-5-6-6-9-6-4 0-8 3-8 8 0 2 1 3 6 7 25 27 51 52 77 79-26 25-52 51-77 77-5 4-6 5-6 7 0 5 4 8 8 8 3 0 4 0 9-6 25-25 51-51 77-77 26 27 53 54 80 81 1 1 3 2 5 2 5 0 8-3 8-8 0-1 0-2-1-4-28-27-62-61-81-80 24-25 47-48 71-72 1-2 8-7 9-9 1-1 2-3 2-5 0-5-3-8-8-8-3 0-4 1-8 6-26 25-51 51-76 77z"><text:p/></draw:path><draw:path draw:style-name="gr3" draw:text-style-name="P5" svg:width="0.035in" svg:height="0.1516in" svg:x="2.4236in" svg:y="0in" svg:viewBox="0 0 90 386" svg:d="M90 383c0-1 0-2-6-9-49-48-62-122-62-180 0-67 15-136 63-184 5-4 5-4 5-6 0-3-2-4-4-4-3 0-39 26-62 75-20 43-24 86-24 119 0 29 4 77 25 120 23 47 58 72 61 72 2 0 4-1 4-3z"><text:p/></draw:path><draw:path draw:style-name="gr3" draw:text-style-name="P5" svg:width="0.1083in" svg:height="0.1031in" svg:x="2.4744in" svg:y="0.0102in" svg:viewBox="0 0 276 263" svg:d="M45 233c-3 16-4 19-35 19-7 0-10 0-10 8 0 3 3 3 10 3 46 0 92 0 139 0 60 0 106-45 106-83 0-28-23-50-60-55 40-7 81-36 81-72 0-29-26-53-72-53-43 0-87 0-130 0-8 0-11 0-11 8 0 3 3 3 11 3 4 0 7 0 14 1s11 1 11 7c0 1-1 2-2 6-18 70-34 139-52 208zM103 122c8-32 17-64 25-96 3-14 4-15 21-15 16 0 33 0 49 0 34 0 43 23 43 41 0 34-34 70-80 70-19 0-39 0-58 0zM86 252c-6 0-6 0-8-1-4 0-5 0-5-3 0-2 0-3 2-9 9-37 17-72 26-108 24 0 50 0 74 0 36 0 44 29 44 45 0 37-34 76-80 76-18 0-36 0-53 0z"><text:p/></draw:path><draw:path draw:style-name="gr3" draw:text-style-name="P5" svg:width="0.0843in" svg:height="0.0941in" svg:x="2.6335in" svg:y="0.0228in" svg:viewBox="0 0 215 240" svg:d="M215 14c0-6 0-14-8-14s-8 8-8 14c0 47 0 94 0 140 0 58-63 70-92 70-18 0-42-3-62-16-30-19-30-44-30-54 0-46 0-93 0-140 0-6 0-14-7-14-8 0-8 8-8 14 0 48 0 95 0 142 0 59 58 84 107 84 50 0 108-27 108-84 0-47 0-94 0-142z"><text:p/></draw:path><draw:path draw:style-name="gr3" draw:text-style-name="P5" svg:width="0.1079in" svg:height="0.1102in" svg:x="2.7677in" svg:y="0.0075in" svg:viewBox="0 0 275 281" svg:d="M275 3c0-1-1-3-4-3-1 0-3 0-6 4-9 10-19 20-27 30-4-5-21-34-64-34-87 0-174 85-174 175 0 64 46 106 105 106 34 0 63-16 83-33 36-32 43-68 43-69 0-3-3-2-4-3-3 0-5 0-6 3-3 11-12 39-38 62-28 21-52 27-72 27-35 0-76-19-76-80 0-22 9-85 48-130 23-27 59-46 93-46 40 0 63 30 63 74 0 16-1 15-1 20 0 3 4 4 5 4 6 0 6-1 8-8 8-33 16-66 24-99z"><text:p/></draw:path><draw:path draw:style-name="gr3" draw:text-style-name="P5" svg:width="0.0346in" svg:height="0.1516in" svg:x="2.8882in" svg:y="0in" svg:viewBox="0 0 89 386" svg:d="M89 194c0-31-3-77-25-121-23-48-56-73-61-73-2 0-3 1-3 4 0 2 0 2 8 9 37 38 59 99 59 181 0 66-14 134-63 182-4 5-4 6-4 7 0 2 1 3 3 3 5 0 40-26 62-75 20-43 24-85 24-117z"><text:p/></draw:path><draw:path draw:style-name="gr3" draw:text-style-name="P5" svg:width="0.1004in" svg:height="0.035in" svg:x="3.1165in" svg:y="0.05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346in" svg:height="0.1516in" svg:x="3.4106in" svg:y="0in" svg:viewBox="0 0 89 386" svg:d="M89 383c0-1 0-2-6-9-49-48-61-122-61-180 0-67 14-136 63-184 4-4 4-4 4-6 0-3-1-4-3-4-5 0-40 26-62 75-20 43-24 86-24 119 0 29 3 77 25 120 23 47 56 72 61 72 2 0 3-1 3-3z"><text:p/></draw:path><draw:path draw:style-name="gr3" draw:text-style-name="P5" svg:width="0.1039in" svg:height="0.1083in" svg:x="3.4594in" svg:y="0.0051in" svg:viewBox="0 0 265 276" svg:d="M55 232c-15 27-30 32-47 33-5 0-8 0-8 8 0 2 2 3 4 3 11 0 24-1 35-1 12 0 25 1 38 1 2 0 7 0 7-6 0-5-4-5-6-5-9-1-19-4-19-14 0-5 3-9 6-14 10-17 20-33 30-50 32 0 65 0 96 0 2 9 7 61 7 65 0 12-21 13-29 13-4 0-8 0-8 8 0 3 4 3 5 3 16 0 32-1 49-1 9 0 34 1 44 1 2 0 6 0 6-8 0-3-4-3-9-3-24 0-24-3-25-14-8-80-15-162-23-242-1-8-1-9-8-9-6 0-7 2-10 7-45 74-90 150-135 225zM102 175c26-42 51-85 76-127 5 42 8 85 12 127-29 0-58 0-88 0z"><text:p/></draw:path><draw:path draw:style-name="gr3" draw:text-style-name="P5" svg:width="0.0732in" svg:height="0.0728in" svg:x="3.6248in" svg:y="0.0402in" svg:viewBox="0 0 187 186" svg:d="M94 83c-26-26-52-52-77-77-6-5-6-6-9-6-5 0-8 3-8 8 0 2 1 3 4 7 27 27 52 52 79 79-27 25-52 51-79 77-3 4-4 5-4 7 0 5 3 8 8 8 3 0 3 0 9-6 25-25 51-51 77-77 26 27 52 54 79 81 1 1 3 2 6 2 5 0 8-3 8-8 0-1 0-2-1-4-1 0-63-61-81-80 23-25 47-48 70-72 2-2 8-7 10-9 0-1 2-3 2-5 0-5-3-8-8-8-3 0-5 1-10 6-25 25-50 51-75 77z"><text:p/></draw:path><draw:path draw:style-name="gr3" draw:text-style-name="P5" svg:width="0.1083in" svg:height="0.1031in" svg:x="3.7606in" svg:y="0.0102in" svg:viewBox="0 0 276 263" svg:d="M46 233c-4 16-4 19-35 19-7 0-11 0-11 8 0 3 4 3 11 3 46 0 91 0 138 0 61 0 106-45 106-83 0-28-22-50-59-55 39-7 80-36 80-72 0-29-25-53-71-53-43 0-87 0-130 0-8 0-11 0-11 8 0 3 3 3 10 3 1 0 9 0 15 1 7 1 10 1 10 7 0 1 0 2-1 6-18 70-34 139-52 208zM105 122c7-32 16-64 24-96 3-14 4-15 21-15 16 0 33 0 49 0 34 0 42 23 42 41 0 34-33 70-80 70-19 0-38 0-56 0zM87 252c-6 0-7 0-9-1-3 0-4 0-4-3 0-2 0-3 2-9 9-37 18-72 26-108 25 0 49 0 73 0 37 0 45 29 45 45 0 37-35 76-80 76-18 0-35 0-53 0z"><text:p/></draw:path><draw:path draw:style-name="gr3" draw:text-style-name="P5" svg:width="0.0346in" svg:height="0.1516in" svg:x="3.8862in" svg:y="0in" svg:viewBox="0 0 89 386" svg:d="M89 194c0-31-4-77-25-121-23-48-56-73-61-73-2 0-3 1-3 4 0 2 0 2 7 9 38 38 60 99 60 181 0 66-14 134-63 182-4 5-4 6-4 7 0 2 1 3 3 3 5 0 39-26 62-75 20-43 24-85 24-117z"><text:p/></draw:path><draw:path draw:style-name="gr3" draw:text-style-name="P5" svg:width="0.0843in" svg:height="0.0941in" svg:x="3.9791in" svg:y="0.0228in" svg:viewBox="0 0 215 240" svg:d="M215 14c0-6 0-14-8-14s-8 8-8 14c0 47 0 94 0 140 0 58-63 70-91 70-18 0-42-3-63-16-30-19-30-44-30-54 0-46 0-93 0-140 0-6 0-14-7-14-8 0-8 8-8 14 0 48 0 95 0 142 0 59 59 84 108 84s107-27 107-84c0-47 0-94 0-142z"><text:p/></draw:path><draw:path draw:style-name="gr3" draw:text-style-name="P5" svg:width="0.0346in" svg:height="0.1516in" svg:x="4.1209in" svg:y="0in" svg:viewBox="0 0 89 386" svg:d="M89 383c0-1 0-2-6-9-49-48-61-122-61-180 0-67 14-136 63-184 4-4 4-4 4-6 0-3-1-4-3-4-5 0-39 26-62 75-20 43-24 86-24 119 0 29 4 77 25 120 23 47 56 72 61 72 2 0 3-1 3-3z"><text:p/></draw:path><draw:path draw:style-name="gr3" draw:text-style-name="P5" svg:width="0.1039in" svg:height="0.1083in" svg:x="4.1705in" svg:y="0.0051in" svg:viewBox="0 0 265 276" svg:d="M55 232c-15 27-30 32-47 33-5 0-8 0-8 8 0 2 2 3 4 3 11 0 24-1 35-1 12 0 26 1 38 1 2 0 7 0 7-6 0-5-4-5-6-5-9-1-19-4-19-14 0-5 3-9 6-14 10-17 20-33 30-50 32 0 65 0 96 0 2 9 7 61 7 65 0 12-20 13-27 13-6 0-10 0-10 8 0 3 4 3 5 3 16 0 33-1 49-1 9 0 34 1 44 1 2 0 6 0 6-8 0-3-4-3-9-3-24 0-24-3-25-14-8-80-15-162-23-242-1-8-1-9-8-9-6 0-7 2-10 7-45 74-90 150-135 225zM102 175c26-42 51-85 76-127 5 42 8 85 12 127-29 0-58 0-88 0z"><text:p/></draw:path><draw:path draw:style-name="gr3" draw:text-style-name="P5" svg:width="0.0732in" svg:height="0.0728in" svg:x="4.3354in" svg:y="0.0402in" svg:viewBox="0 0 187 186" svg:d="M94 83c-26-26-52-52-77-77-6-5-6-6-9-6-5 0-8 3-8 8 0 2 1 3 4 7 27 27 52 52 79 79-27 25-52 51-79 77-3 4-4 5-4 7 0 5 3 8 8 8 3 0 3 0 9-6 25-25 51-51 77-77 26 27 52 54 79 81 1 1 4 2 6 2 5 0 8-3 8-8 0-1 0-2-1-4-1 0-63-61-81-80 23-25 47-48 70-72 2-2 8-7 10-9 0-1 2-3 2-5 0-5-3-8-8-8-3 0-5 1-8 6-26 25-52 51-77 77z"><text:p/></draw:path><draw:path draw:style-name="gr3" draw:text-style-name="P5" svg:width="0.1079in" svg:height="0.1102in" svg:x="4.4728in" svg:y="0.0075in" svg:viewBox="0 0 275 281" svg:d="M275 3c0-1-1-3-4-3-1 0-3 0-6 4-9 10-19 20-27 30-4-5-21-34-64-34-87 0-174 85-174 175 0 64 46 106 105 106 34 0 63-16 83-33 36-32 43-68 43-69 0-3-3-3-4-3-3 0-5 0-6 3-3 11-12 39-38 62-27 21-52 27-72 27-35 0-76-19-76-80 0-22 9-85 48-130 23-27 59-46 94-46 39 0 62 30 62 74 0 16-1 15-1 20 0 3 4 4 5 4 6 0 6-1 8-8 8-33 16-66 24-99z"><text:p/></draw:path><draw:path draw:style-name="gr3" draw:text-style-name="P5" svg:width="0.035in" svg:height="0.1516in" svg:x="4.5937in" svg:y="0in" svg:viewBox="0 0 90 386" svg:d="M90 194c0-31-4-77-26-121-23-48-56-73-60-73-3 0-4 1-4 4 0 2 0 2 8 9 37 38 59 99 59 181 0 66-14 134-61 182-6 5-6 6-6 7 0 2 1 3 4 3 4 0 39-26 61-75 20-43 25-85 25-117z"><text:p/></draw:path><draw:path draw:style-name="gr3" draw:text-style-name="P5" svg:width="0.1346in" svg:height="0.0831in" svg:x="0in" svg:y="0.2638in" svg:viewBox="0 0 343 212" svg:d="M329 152c7 0 14 0 14-8s-7-8-14-8c-81 0-164 0-245 0-17-14-37-24-49-29 13-7 33-17 49-30 81 0 164 0 245 0 7 0 14-1 14-9 0-9-7-7-14-7-76 0-152 0-228 0 19-18 39-52 39-57 0-4-6-4-8-4-3 0-5 0-7 3-8 15-19 36-45 58-26 24-51 34-72 39-7 2-7 3-8 3 0 2 0 3 0 4s0 1 0 2h1c1 1 1 1 9 3 52 16 90 51 112 93 5 7 5 7 10 7 2 0 8 0 8-4s-20-39-39-56c76 0 152 0 228 0z"><text:p/></draw:path><draw:path draw:style-name="gr3" draw:text-style-name="P5" svg:width="0.1346in" svg:height="0.0831in" svg:x="0.1264in" svg:y="0.2638in" svg:viewBox="0 0 343 212" svg:d="M260 77c16 13 36 23 48 30-13 5-33 15-48 29-82 0-164 0-246 0-6 0-14 0-14 8s8 8 13 8c76 0 153 0 229 0-19 17-38 52-38 56s5 4 7 4c4 0 6 0 7-3 9-14 20-35 44-57 27-23 53-34 74-40 5-2 6-3 7-3 0-1 0-1 0-2s0-2 0-4h-1c-1-1-1-1-9-3-51-15-90-50-112-92-4-8-4-8-10-8-2 0-7 0-7 4 0 5 19 39 38 57-76 0-153 0-229 0-5 0-13-2-13 7 0 8 8 9 14 9 82 0 164 0 246 0z"><text:p/></draw:path><draw:path draw:style-name="gr3" draw:text-style-name="P5" svg:width="0.0819in" svg:height="0.0669in" svg:x="1.0362in" svg:y="0.2783in" svg:viewBox="0 0 209 171" svg:d="M92 22c15 0 30 0 44 0-13 57-16 74-16 100 0 6 0 17 3 30 4 16 8 19 13 19 8 0 17-7 17-15 0-2 0-3-2-9-12-27-12-52-12-63 0-20 3-41 7-62 15 0 30 0 44 0 5 0 19 0 19-13 0-9-8-9-15-9-43 0-87 0-130 0-8 0-23 0-40 18-14 15-24 33-24 35 2 1 0 4 6 4 2 0 3-2 5-5 19-30 42-30 50-30 7 0 14 0 22 0-13 47-33 94-50 129-3 6-3 6-3 10 0 6 6 10 11 10 12 0 15-11 20-26 5-17 5-17 9-37 8-29 15-57 22-86z"><text:p/></draw:path><draw:path draw:style-name="gr3" draw:text-style-name="P5" svg:width="0.0386in" svg:height="0.0701in" svg:x="1.1307in" svg:y="0.2957in" svg:viewBox="0 0 99 179" svg:d="M62 8c0-8-1-8-9-8-18 17-42 18-53 18 0 3 0 5 0 8 7 0 24 0 40-7 0 46 0 92 0 138 0 9 0 12-28 12-3 0-6 0-10 0 0 4 0 7 0 10 5 0 38-1 48-1 8 0 42 1 49 1 0-3 0-6 0-10-3 0-8 0-11 0-26 0-26-3-26-12 0-49 0-100 0-149z"><text:p/></draw:path><draw:path draw:style-name="gr3" draw:text-style-name="P5" svg:width="0.0346in" svg:height="0.1516in" svg:x="1.2028in" svg:y="0.2283in" svg:viewBox="0 0 89 386" svg:d="M89 383c0-1 0-2-6-9-49-48-61-122-61-180 0-69 14-136 63-184 4-4 4-6 4-7 0-2-1-3-3-3-5 0-40 26-62 75-20 43-24 86-24 119 0 29 3 76 25 120 23 47 56 72 61 72 2 0 3-1 3-3z"><text:p/></draw:path><draw:path draw:style-name="gr3" draw:text-style-name="P5" svg:width="0.0756in" svg:height="0.0685in" svg:x="1.2512in" svg:y="0.2756in" svg:viewBox="0 0 193 175" svg:d="M118 54c2-10 11-45 38-45 1 0 11 0 19 4-11 2-19 12-19 21 0 7 5 14 16 14 7 0 21-7 21-23 0-19-24-25-37-25-22 0-36 21-40 30-10-26-31-30-42-30-40 0-62 50-62 59 0 5 3 5 5 5 3 0 4-1 4-5 13-40 38-50 52-50 7 0 21 3 21 25 0 12-7 39-21 93-6 24-19 40-37 40-2 0-11 0-19-5 9-2 18-10 18-21s-9-13-14-13c-12 0-21 10-21 22 0 17 19 25 36 25 26 0 40-26 41-29 4 15 18 29 42 29 39 0 61-50 61-59 0-4-3-4-4-4-4 0-4 1-5 4-14 41-40 51-52 51-14 0-21-13-21-26 0-8 2-17 7-34 4-18 8-35 13-53z"><text:p/></draw:path><draw:path draw:style-name="gr3" draw:text-style-name="P5" svg:width="0.035in" svg:height="0.1516in" svg:x="1.3421in" svg:y="0.2283in" svg:viewBox="0 0 90 386" svg:d="M90 194c0-31-4-77-25-121-23-48-57-73-61-73-2 0-4 1-4 3 0 1 0 3 8 10 37 38 60 99 60 181 0 66-15 133-62 182-6 5-6 6-6 7 0 2 2 3 4 3 4 0 39-26 62-75 20-43 24-85 24-117z"><text:p/></draw:path><draw:path draw:style-name="gr3" draw:text-style-name="P5" svg:width="0.0756in" svg:height="0.0874in" svg:x="1.448in" svg:y="0.2602in" svg:viewBox="0 0 193 223" svg:d="M179 120c7 0 14 0 14-8 0-7-7-7-14-7-55 0-109 0-164 0 5-53 50-90 104-90 20 0 41 0 60 0 7 0 14 0 14-7 0-8-7-8-14-8-19 0-40 0-60 0-66 0-119 50-119 112s53 111 119 111c20 0 41 0 60 0 7 0 14 0 14-7 0-8-7-8-14-8-19 0-40 0-60 0-54 0-99-36-104-88 55 0 109 0 164 0z"><text:p/></draw:path><draw:path draw:style-name="gr3" draw:text-style-name="P5" svg:width="0.1039in" svg:height="0.1083in" svg:x="1.5843in" svg:y="0.2339in" svg:viewBox="0 0 265 276" svg:d="M55 232c-15 27-30 31-47 32-5 1-8 1-8 9 0 2 2 3 4 3 11 0 24-1 35-1 12 0 25 1 38 1 2 0 7 0 7-6 0-5-4-6-6-6-9 0-19-3-19-13 0-5 3-9 6-14 10-17 20-33 30-50 32 0 65 0 96 0 2 9 7 61 7 65 0 11-21 12-29 12-4 0-8 0-8 9 0 3 4 3 5 3 16 0 32-1 49-1 9 0 34 1 44 1 2 0 6 0 6-8 0-4-4-4-9-4-24 0-24-2-25-13-8-80-15-162-23-242-1-8-1-9-8-9-6 0-7 2-10 7-45 74-90 150-135 225zM102 175c26-43 51-85 76-128 5 43 8 85 12 128-29 0-58 0-88 0z"><text:p/></draw:path><draw:path draw:style-name="gr3" draw:text-style-name="P5" svg:width="0.0843in" svg:height="0.0941in" svg:x="1.7354in" svg:y="0.252in" svg:viewBox="0 0 215 240" svg:d="M116 9c-4-7-6-9-9-9-5 0-6 3-9 9-32 71-64 144-96 215-2 6-2 6-2 8 0 5 3 8 8 8 2 0 5-1 9-8 29-68 60-136 90-204 31 68 60 136 91 204 3 8 7 8 9 8 4 0 8-3 8-8 0-1 0-1-3-6-32-73-65-145-96-217z"><text:p/></draw:path><draw:path draw:style-name="gr3" draw:text-style-name="P5" svg:width="0.0819in" svg:height="0.0669in" svg:x="1.8661in" svg:y="0.2783in" svg:viewBox="0 0 209 171" svg:d="M92 22c15 0 29 0 43 0-12 57-15 74-15 100 0 6 0 17 2 30 5 16 9 19 14 19 8 0 17-7 17-15 0-2 0-3-3-9-11-27-11-52-11-63 0-20 3-41 7-62 15 0 30 0 44 0 5 0 19 0 19-13 0-9-9-9-15-9-43 0-87 0-130 0-9 0-23 0-41 18-13 15-23 33-23 35 1 1 0 4 4 4s5-2 7-5c19-30 41-30 50-30 7 0 14 0 22 0-14 47-35 94-50 129-3 6-3 6-3 10 0 6 5 10 11 10 11 0 14-11 20-26 4-17 4-17 9-37 8-29 15-57 22-86z"><text:p/></draw:path><draw:path draw:style-name="gr3" draw:text-style-name="P5" svg:width="0.0469in" svg:height="0.0701in" svg:x="1.9555in" svg:y="0.2957in" svg:viewBox="0 0 120 179" svg:d="M120 130c-3 0-6 0-9 0-1 6-3 22-8 25-2 1-23 1-26 1-16 0-33 0-49 0 28-25 37-33 53-45 20-16 39-33 39-58 0-33-29-53-63-53s-57 23-57 48c0 14 12 16 14 16 7 0 15-6 15-14 0-6-1-15-16-15 9-20 27-25 40-25 26 0 41 21 41 43 0 23-17 42-26 52-22 20-43 42-65 63-3 4-3 4-3 11 37 0 75 0 112 0 2-16 6-33 8-49z"><text:p/></draw:path><draw:path draw:style-name="gr3" draw:text-style-name="P5" svg:width="0.035in" svg:height="0.1516in" svg:x="2.0323in" svg:y="0.2283in" svg:viewBox="0 0 90 386" svg:d="M90 383c0-1 0-2-6-9-49-48-61-122-61-180 0-69 14-136 62-184 5-4 5-6 5-7 0-2-2-3-4-3-3 0-39 26-62 75-18 43-24 86-24 119 0 29 4 76 26 120 24 47 57 72 60 72 2 0 4-1 4-3z"><text:p/></draw:path><draw:path draw:style-name="gr3" draw:text-style-name="P5" svg:width="0.0756in" svg:height="0.0685in" svg:x="2.0807in" svg:y="0.2756in" svg:viewBox="0 0 193 175" svg:d="M119 54c2-10 11-45 37-45 2 0 12 0 20 4-11 2-19 12-19 21 0 7 5 14 15 14 8 0 21-7 21-23 0-19-22-25-36-25-23 0-36 21-40 30-10-26-31-30-42-30-41 0-63 50-63 59 0 5 5 5 6 5 2 0 3-1 4-5 13-40 39-50 52-50 7 0 21 3 21 25 0 12-7 39-21 93-6 24-20 40-37 40-2 0-11 0-19-5 10-2 18-10 18-21s-8-13-14-13c-12 0-22 10-22 22 0 17 20 25 36 25 27 0 40-26 41-29 6 15 19 29 42 29 39 0 63-50 63-59 0-4-5-4-6-4-3 0-4 1-4 4-14 41-40 51-52 51-15 0-21-13-21-26 0-8 2-17 7-34 4-18 8-35 13-53z"><text:p/></draw:path><draw:path draw:style-name="gr3" draw:text-style-name="P5" svg:width="0.035in" svg:height="0.1516in" svg:x="2.172in" svg:y="0.2283in" svg:viewBox="0 0 90 386" svg:d="M90 194c0-31-4-77-26-121-23-48-56-73-60-73-3 0-4 1-4 3 0 1 0 3 8 10 37 38 59 99 59 181 0 66-14 133-61 182-6 5-6 6-6 7 0 2 1 3 4 3 4 0 39-26 61-75 20-43 25-85 25-117z"><text:p/></draw:path><draw:path draw:style-name="gr3" draw:text-style-name="P5" svg:width="0.0756in" svg:height="0.0874in" svg:x="2.2776in" svg:y="0.2602in" svg:viewBox="0 0 193 223" svg:d="M179 120c7 0 14 0 14-8 0-7-7-7-14-7-55 0-109 0-164 0 5-53 50-90 104-90 20 0 41 0 60 0 7 0 14 0 14-7 0-8-7-8-14-8-21 0-40 0-61 0-66 0-118 50-118 112s52 111 118 111c21 0 40 0 61 0 7 0 14 0 14-7 0-8-7-8-14-8-19 0-40 0-60 0-54 0-99-36-104-88 55 0 109 0 164 0z"><text:p/></draw:path><draw:path draw:style-name="gr3" draw:text-style-name="P5" svg:width="0.035in" svg:height="0.1516in" svg:x="2.4236in" svg:y="0.2283in" svg:viewBox="0 0 90 386" svg:d="M90 383c0-1 0-2-6-9-49-48-62-122-62-180 0-69 15-136 63-184 5-4 5-6 5-7 0-2-2-3-4-3-3 0-39 26-62 75-20 43-24 86-24 119 0 29 4 76 25 120 23 47 58 72 61 72 2 0 4-1 4-3z"><text:p/></draw:path><draw:path draw:style-name="gr3" draw:text-style-name="P5" svg:width="0.1083in" svg:height="0.1035in" svg:x="2.4744in" svg:y="0.2382in" svg:viewBox="0 0 276 264" svg:d="M45 234c-3 16-4 18-35 18-7 0-10 0-10 9 0 3 3 3 10 3 46 0 92 0 139 0 60 0 106-45 106-84 0-27-23-49-60-53 40-8 81-37 81-73 0-29-26-54-72-54-43 0-87 0-130 0-8 0-11 0-11 8 0 4 3 4 11 4 4 0 7 0 14 1s11 1 11 7c0 1-1 2-2 6-18 70-34 139-52 208zM103 123c8-32 17-64 25-95 3-15 4-16 21-16 16 0 33 0 49 0 34 0 43 23 43 41 0 33-34 70-80 70-19 0-39 0-58 0zM86 252c-6 0-6 0-8 0-4 0-5-1-5-3 0-1 0-3 2-9 9-36 17-72 26-108 24 0 50 0 74 0 36 0 44 29 44 45 0 38-34 75-80 75-18 0-36 0-53 0z"><text:p/></draw:path><draw:path draw:style-name="gr3" draw:text-style-name="P5" svg:width="0.0843in" svg:height="0.0941in" svg:x="2.6335in" svg:y="0.252in" svg:viewBox="0 0 215 240" svg:d="M215 14c0-6 0-14-8-14s-8 8-8 14c0 47 0 94 0 140 0 58-63 70-92 70-18 0-42-3-62-16-30-19-30-44-30-54 0-46 0-93 0-140 0-6 0-14-7-14-8 0-8 8-8 14 0 48 0 95 0 142 0 59 58 84 107 84 50 0 108-27 108-84 0-47 0-94 0-142z"><text:p/></draw:path><draw:path draw:style-name="gr3" draw:text-style-name="P5" svg:width="0.1079in" svg:height="0.1102in" svg:x="2.7677in" svg:y="0.235in" svg:viewBox="0 0 275 281" svg:d="M275 3c0-1-1-3-4-3-1 0-3 0-6 4-9 10-19 20-27 30-4-5-21-34-64-34-87 0-174 85-174 175 0 64 46 106 105 106 34 0 63-16 83-33 36-32 43-68 43-69 0-3-3-2-4-3-3 0-5 0-6 3-3 11-12 39-38 62-28 21-52 27-72 27-35 0-76-19-76-80 0-22 9-85 48-130 23-27 59-46 93-46 40 0 63 30 63 74 0 15-1 15-1 20 0 3 4 4 5 4 6 0 6-1 8-8 8-33 16-66 24-99z"><text:p/></draw:path><draw:path draw:style-name="gr3" draw:text-style-name="P5" svg:width="0.0346in" svg:height="0.1516in" svg:x="2.8882in" svg:y="0.2283in" svg:viewBox="0 0 89 386" svg:d="M89 194c0-31-3-77-25-121-23-48-56-73-61-73-2 0-3 1-3 3 0 1 0 3 8 10 37 38 59 99 59 181 0 66-14 133-63 182-4 5-4 6-4 7 0 2 1 3 3 3 5 0 40-26 62-75 20-43 24-85 24-117z"><text:p/></draw:path><draw:path draw:style-name="gr3" draw:text-style-name="P5" svg:width="0.1346in" svg:height="0.0787in" svg:x="2.9898in" svg:y="0.2646in" svg:viewBox="0 0 343 201" svg:d="M329 109c8 0 14 0 14-8 0-7-6-7-14-7-96 0-191 0-287 0 21-17 32-33 35-38 18-26 13-34 20-52 0-4-5-4-8-4-6 0-6 1-8 8-8 37-31 69-75 88-5 1-6 2-6 5 0 2 2 4 6 5 40 16 66 47 75 90 2 4 2 5 8 5 3 0 8 0 8-4 0-1-3-25-20-51-8-12-19-25-35-37 96 0 191 0 287 0z"><text:p/></draw:path><draw:path draw:style-name="gr3" draw:text-style-name="P5" svg:width="0.1346in" svg:height="0.0787in" svg:x="3.1161in" svg:y="0.2646in" svg:viewBox="0 0 343 201" svg:d="M301 109c-20 15-31 32-35 36-16 28-13 34-20 52 0 4 5 4 8 4 7 0 7 0 9-7 9-38 31-71 75-88 4-1 5-3 5-5 0-3-1-3-2-4-18-7-64-27-79-91-1-5-1-6-8-6-3 0-8 0-8 4 0 2 4 26 20 51 8 12 19 25 35 39-95 0-191 0-287 0-6 0-14 0-14 7 0 8 8 8 14 8 96 0 192 0 287 0z"><text:p/></draw:path><draw:path draw:style-name="gr3" draw:text-style-name="P5" svg:width="0.0756in" svg:height="0.0685in" svg:x="3.3067in" svg:y="0.2756in" svg:viewBox="0 0 193 175" svg:d="M118 54c3-10 12-45 38-45 2 0 11 0 20 4-11 2-19 12-19 21 0 7 5 14 15 14 8 0 21-7 21-23 0-19-22-25-36-25-23 0-36 21-40 30-10-26-31-30-42-30-41 0-63 50-63 59 0 5 3 4 5 5 3 0 4-1 5-5 13-40 39-50 52-50 7 0 21 3 21 25 0 12-7 39-21 93-7 24-20 40-37 40-2 0-12 0-19-5 10-2 18-10 18-21s-8-13-14-13c-12 0-22 10-22 22 0 17 20 25 36 25 26 0 40-26 41-29 4 15 19 29 42 29 39 0 61-50 61-59 0-4-3-4-4-4-3 0-4 1-4 4-14 41-40 51-52 51-15 0-21-13-21-26 0-8 2-17 6-34 4-18 8-35 13-53z"><text:p/></draw:path><draw:path draw:style-name="gr3" draw:text-style-name="P5" svg:width="0.0756in" svg:height="0.0874in" svg:x="3.4441in" svg:y="0.2602in" svg:viewBox="0 0 193 223" svg:d="M179 120c7 0 14 0 14-8 0-7-7-7-14-7-55 0-109 0-164 0 5-53 50-90 104-90 20 0 41 0 60 0 7 0 14 0 14-7 0-8-7-8-14-8-19 0-40 0-60 0-67 0-119 50-119 112s52 111 119 111c20 0 41 0 60 0 7 0 14 0 14-7 0-8-7-8-14-8-19 0-40 0-60 0-54 0-99-36-104-88 55 0 109 0 164 0z"><text:p/></draw:path><draw:path draw:style-name="gr3" draw:text-style-name="P5" svg:width="0.035in" svg:height="0.1516in" svg:x="3.5902in" svg:y="0.2283in" svg:viewBox="0 0 90 386" svg:d="M90 383c0-1 0-2-6-9-49-48-61-122-61-180 0-69 14-136 62-184 5-4 5-6 5-7 0-2-2-3-4-3-3 0-39 26-62 75-20 43-24 86-24 119 0 29 4 76 25 120 25 47 58 72 61 72 2 0 4-1 4-3z"><text:p/></draw:path><draw:path draw:style-name="gr3" draw:text-style-name="P5" svg:width="0.1039in" svg:height="0.1083in" svg:x="3.6394in" svg:y="0.2339in" svg:viewBox="0 0 265 276" svg:d="M56 232c-15 27-31 31-47 32-5 1-9 1-9 9 0 2 2 3 6 3 9 0 22-1 33-1 13 0 26 1 38 1 2 0 8 0 8-6 0-5-4-6-7-6-9 0-17-3-17-13 0-5 2-9 5-14 10-17 20-33 30-50 32 0 65 0 97 0 0 9 5 61 5 65 0 11-20 12-27 12-6 0-9 0-9 9 0 3 4 3 5 3 16 0 32-1 48-1 9 0 34 1 44 1 2 0 6 0 6-8 0-4-3-4-9-4-23 0-23-2-24-13-8-80-16-162-24-242-1-8-1-9-8-9-5 0-7 2-10 7-45 74-89 150-134 225zM102 175c26-43 51-85 76-128 5 43 9 85 13 128-29 0-59 0-89 0z"><text:p/></draw:path><draw:path draw:style-name="gr3" draw:text-style-name="P5" svg:width="0.0732in" svg:height="0.0728in" svg:x="3.8043in" svg:y="0.2693in" svg:viewBox="0 0 187 186" svg:d="M94 83c-26-26-52-52-77-77-5-5-6-6-9-6-4 0-8 3-8 8 0 2 1 3 6 7 25 27 51 52 77 79-26 25-52 51-77 77-5 4-6 5-6 7 0 5 4 8 8 8 3 0 4 0 9-6 25-25 51-51 77-77 26 27 53 54 80 81 1 0 3 2 5 2 5 0 8-3 8-8 0-1 0-2-1-4-28-27-62-62-81-80 24-25 47-48 71-72 1-2 8-7 9-10 1 0 2-2 2-4 0-5-3-8-8-8-3 0-4 1-8 6-26 25-52 51-77 77z"><text:p/></draw:path><draw:path draw:style-name="gr3" draw:text-style-name="P5" svg:width="0.1083in" svg:height="0.1035in" svg:x="3.9409in" svg:y="0.2382in" svg:viewBox="0 0 276 264" svg:d="M45 234c-3 16-4 18-35 18-7 0-10 0-10 9 0 3 3 3 10 3 46 0 92 0 139 0 60 0 106-45 106-84 0-27-22-49-60-53 40-8 81-37 81-73 0-29-25-54-71-54-44 0-87 0-131 0-7 0-11 0-11 8 0 4 3 4 11 4 1 0 7 0 14 1 8 1 11 1 11 7 0 1 0 2-1 6-18 70-35 139-53 208zM103 123c8-32 17-64 25-95 3-15 4-16 21-16 16 0 34 0 50 0 34 0 42 23 42 41 0 33-33 70-80 70-19 0-39 0-58 0zM87 252c-6 0-7 0-9 0-4 0-5-1-5-3 0-1 0-3 2-9 9-36 17-72 26-108 24 0 50 0 74 0 37 0 44 29 44 45 0 38-34 75-80 75-18 0-34 0-52 0z"><text:p/></draw:path><draw:path draw:style-name="gr3" draw:text-style-name="P5" svg:width="0.035in" svg:height="0.1516in" svg:x="4.0661in" svg:y="0.2283in" svg:viewBox="0 0 90 386" svg:d="M90 194c0-31-4-77-25-121-23-48-57-73-61-73-2 0-4 1-4 3 0 1 0 3 8 10 38 38 60 99 60 181 0 66-14 133-62 182-6 5-6 6-6 7 0 2 2 3 4 3 4 0 39-26 62-75 20-43 24-85 24-117z"><text:p/></draw:path><draw:path draw:style-name="gr3" draw:text-style-name="P5" svg:width="0.0846in" svg:height="0.0941in" svg:x="4.1587in" svg:y="0.252in" svg:viewBox="0 0 216 240" svg:d="M212 15c4-4 4-5 4-7 0-5-4-8-8-8s-7 3-9 9c-31 68-60 136-91 204-30-68-61-136-90-204-4-8-7-9-9-9-5 0-9 3-9 8 0 1 0 2 3 6 32 73 64 146 96 218 3 7 6 8 9 8 5 0 6-2 9-8 32-72 63-144 95-217z"><text:p/></draw:path><draw:path draw:style-name="gr3" draw:text-style-name="P5" svg:width="0.035in" svg:height="0.1516in" svg:x="4.3008in" svg:y="0.2283in" svg:viewBox="0 0 90 386" svg:d="M90 383c0-1 0-2-6-9-49-48-61-122-61-180 0-69 14-136 62-184 5-4 5-6 5-7 0-2-2-3-4-3-3 0-39 26-62 75-18 43-24 86-24 119 0 29 4 76 26 120 24 47 57 72 60 72 2 0 4-1 4-3z"><text:p/></draw:path><draw:path draw:style-name="gr3" draw:text-style-name="P5" svg:width="0.0756in" svg:height="0.0685in" svg:x="4.3492in" svg:y="0.2756in" svg:viewBox="0 0 193 175" svg:d="M119 54c2-10 11-45 37-45 2 0 12 0 20 4-11 2-19 12-19 21 0 7 5 14 15 14 8 0 21-7 21-23 0-19-22-25-36-25-23 0-36 21-40 30-10-26-31-30-42-30-41 0-63 50-63 59 0 5 3 4 5 5 3 0 4-1 5-5 13-40 39-50 52-50 7 0 21 3 21 25 0 12-7 39-21 93-6 24-20 40-37 40-2 0-11 0-19-5 10-2 18-10 18-21s-8-13-14-13c-12 0-22 10-22 22 0 17 20 25 36 25 27 0 40-26 41-29 6 15 19 29 42 29 39 0 63-50 63-59 0-4-5-4-6-4-3 0-4 1-4 4-14 41-40 51-52 51-15 0-21-13-21-26 0-8 2-17 7-34 4-18 8-35 13-53z"><text:p/></draw:path><draw:path draw:style-name="gr3" draw:text-style-name="P5" svg:width="0.076in" svg:height="0.0874in" svg:x="4.487in" svg:y="0.2602in" svg:viewBox="0 0 194 223" svg:d="M179 120c7 0 15 0 15-8 0-7-8-7-15-7-55 0-109 0-164 0 5-53 50-90 104-90 20 0 41 0 60 0 7 0 15 0 15-7 0-8-8-8-15-8-19 0-40 0-60 0-66 0-119 50-119 112s53 111 119 111c20 0 41 0 60 0 7 0 15 0 15-7 0-8-8-8-15-8-19 0-40 0-60 0-54 0-99-36-104-88 55 0 109 0 164 0z"><text:p/></draw:path><draw:path draw:style-name="gr3" draw:text-style-name="P5" svg:width="0.1039in" svg:height="0.1083in" svg:x="4.6232in" svg:y="0.2339in" svg:viewBox="0 0 265 276" svg:d="M55 232c-15 27-30 31-47 32-5 1-8 1-8 9 0 2 2 3 4 3 11 0 24-1 35-1 12 0 26 1 38 1 2 0 7 0 7-6 0-5-4-6-6-6-9 0-19-3-19-13 0-5 3-9 6-14 10-17 20-33 30-50 32 0 65 0 96 0 2 9 7 61 7 65 0 11-20 12-29 12-4 0-8 0-8 9 0 3 4 3 5 3 16 0 33-1 49-1 9 0 34 1 44 1 2 0 6 0 6-8 0-4-4-4-9-4-24 0-24-2-25-13-8-80-15-162-23-242-1-8-1-9-8-9-6 0-7 2-10 7-45 74-90 150-135 225zM102 175c26-43 51-85 76-128 5 43 8 85 12 128-29 0-58 0-88 0z"><text:p/></draw:path><draw:path draw:style-name="gr3" draw:text-style-name="P5" svg:width="0.0732in" svg:height="0.0728in" svg:x="4.7886in" svg:y="0.2693in" svg:viewBox="0 0 187 186" svg:d="M94 83c-26-26-52-52-77-77-6-5-6-6-9-6-5 0-8 3-8 8 0 2 1 3 4 7 27 27 52 52 79 79-27 25-52 51-79 77-3 4-4 5-4 7 0 5 3 8 8 8 3 0 3 0 9-6 25-25 51-51 77-77 26 27 52 54 79 81 1 0 3 2 6 2 5 0 8-3 8-8 0-1 0-2-1-4-1 0-63-62-81-80 23-25 47-48 70-72 2-2 8-7 10-10 1-1 2-2 2-4 0-5-3-8-8-8-3 0-5 1-8 6-26 25-52 51-77 77z"><text:p/></draw:path><draw:path draw:style-name="gr3" draw:text-style-name="P5" svg:width="0.1079in" svg:height="0.1102in" svg:x="4.9256in" svg:y="0.235in" svg:viewBox="0 0 275 281" svg:d="M275 3c0-1-1-3-4-3-1 0-3 0-6 4-9 10-19 20-27 30-4-5-21-34-64-34-87 0-174 85-174 175 0 64 46 106 105 106 34 0 63-16 83-33 36-32 43-68 43-69 0-3-3-3-4-3-3 0-5 0-6 3-3 11-12 39-38 62-27 21-52 27-72 27-35 0-76-19-76-80 0-22 9-85 48-130 23-27 59-46 93-46 40 0 63 30 63 74 0 15-1 15-1 20 0 3 4 4 5 4 6 0 6-1 8-8 8-33 16-66 24-99z"><text:p/></draw:path><draw:path draw:style-name="gr3" draw:text-style-name="P5" svg:width="0.035in" svg:height="0.1516in" svg:x="5.0465in" svg:y="0.2283in" svg:viewBox="0 0 90 386" svg:d="M90 194c0-31-4-77-26-121-23-48-56-73-60-73-3 0-4 1-4 3 0 1 0 3 8 10 37 38 59 99 59 181 0 66-14 133-61 182-6 5-6 6-6 7 0 2 1 3 4 3 4 0 39-26 61-75 20-43 25-85 25-117z"><text:p/></draw:path><draw:path draw:style-name="gr3" draw:text-style-name="P5" svg:width="0.1346in" svg:height="0.0831in" svg:x="0in" svg:y="0.5075in" svg:viewBox="0 0 343 212" svg:d="M329 151c7 0 14 0 14-8s-7-8-14-8c-81 0-164 0-245 0-17-13-37-24-49-29 13-7 33-17 49-30 81 0 164 0 245 0 7 0 14 0 14-8 0-7-7-7-14-7-76 0-152 0-228 0 19-18 39-52 39-58 0-3-6-3-8-3-3 0-5 0-7 2-8 16-19 35-45 59-26 23-51 34-72 39-7 2-7 2-8 3 0 2 0 2 0 3s0 1 0 2l1 1c1 0 1 1 9 3 52 16 90 51 112 92 5 7 5 8 10 8 2 0 8 0 8-4 0-6-20-39-39-57 76 0 152 0 228 0z"><text:p/></draw:path><draw:path draw:style-name="gr3" draw:text-style-name="P5" svg:width="0.1346in" svg:height="0.0831in" svg:x="0.1264in" svg:y="0.5075in" svg:viewBox="0 0 343 212" svg:d="M260 76c16 14 36 24 48 30-13 6-33 16-48 29-82 0-164 0-246 0-6 0-14 0-14 8s8 8 13 8c76 0 153 0 229 0-19 17-38 51-38 57 0 4 5 4 7 4 4 0 6 0 7-3 9-14 20-35 44-57 27-24 53-34 74-41 5-2 6-2 7-3 0-1 0-1 0-2s0-1 0-3l-1-1c-1 0-1 0-9-3-51-15-90-51-112-91-4-8-4-8-10-8-2 0-7 0-7 3 0 6 19 40 38 58-76 0-153 0-229 0-5 0-13 0-13 7 0 8 8 8 14 8 82 0 164 0 246 0z"><text:p/></draw:path><draw:path draw:style-name="gr3" draw:text-style-name="P5" svg:width="0.0819in" svg:height="0.0669in" svg:x="0.4689in" svg:y="0.522in" svg:viewBox="0 0 209 171" svg:d="M91 22c15 0 30 0 44 0-12 57-16 74-16 100 0 6 0 16 3 29 5 17 9 20 14 20 8 0 16-8 16-16 0-2 0-2-2-8-11-28-11-52-11-63 0-21 2-42 6-62 15 0 30 0 44 0 6 0 20 0 20-13 0-9-9-9-15-9-43 0-87 0-130 0-9 0-23 0-41 18-13 15-23 33-23 35 1 1 0 3 4 3s5-1 7-4c19-30 41-30 48-30 8 0 15 0 22 0-12 46-33 94-49 129-2 5-2 6-2 9 0 7 5 11 11 11 11 0 14-11 18-26 6-17 6-18 11-37 7-29 15-57 21-86z"><text:p/></draw:path><draw:path draw:style-name="gr3" draw:text-style-name="P5" svg:width="0.0386in" svg:height="0.0705in" svg:x="0.563in" svg:y="0.5402in" svg:viewBox="0 0 99 180" svg:d="M62 8c0-7 0-8-8-8-18 18-42 18-54 18 0 3 0 6 0 10 7 0 25 0 40-8 0 46 0 91 0 137 0 10 0 14-27 14-3 0-7 0-11 0 0 3 0 6 0 9 6-1 39-1 49-1 8 0 43 0 48 1 0-3 0-6 0-9-3 0-7 0-10 0-27 0-27-4-27-14 0-49 0-100 0-149z"><text:p/></draw:path><draw:path draw:style-name="gr3" draw:text-style-name="P5" svg:width="0.035in" svg:height="0.152in" svg:x="0.635in" svg:y="0.4724in" svg:viewBox="0 0 90 387" svg:d="M90 383c0-1 0-2-6-8-49-49-62-122-62-181 0-67 15-135 63-183 5-4 5-5 5-7s-2-4-4-4c-3 0-39 26-62 76-20 43-24 86-24 118 0 30 4 77 25 121 23 47 58 72 61 72 2 0 4-1 4-4z"><text:p/></draw:path><draw:path draw:style-name="gr3" draw:text-style-name="P5" svg:width="0.0756in" svg:height="0.0685in" svg:x="0.6835in" svg:y="0.5197in" svg:viewBox="0 0 193 175" svg:d="M118 54c2-10 12-46 38-46 2 0 11 0 20 5-11 2-19 12-19 21 0 7 5 13 15 13 8 0 21-6 21-22 0-19-24-25-37-25-22 0-35 20-39 29-10-26-31-29-42-29-41 0-63 50-63 59 0 4 3 3 5 4 3 0 4 0 5-5 13-40 39-50 52-50 7 0 21 4 21 26 0 12-7 38-21 93-7 23-20 39-37 39-3 0-12 0-19-4 10-2 18-11 18-21 0-11-8-14-15-14-11 0-21 9-21 23 0 17 20 25 36 25 26 0 40-28 41-30 4 15 19 30 42 30 39 0 61-51 61-59 0-5-3-5-4-5-3 0-4 2-4 5-14 41-40 50-52 50-15 0-22-12-22-25 0-9 3-18 7-34 4-18 8-35 13-53z"><text:p/></draw:path><draw:path draw:style-name="gr3" draw:text-style-name="P5" svg:width="0.0346in" svg:height="0.152in" svg:x="0.7748in" svg:y="0.4724in" svg:viewBox="0 0 89 387" svg:d="M89 194c0-30-3-77-25-120-23-49-56-74-61-74-2 0-3 2-3 4s0 3 8 9c37 39 59 100 59 181 0 66-14 134-63 182-4 5-4 6-4 7 0 2 1 4 3 4 5 0 40-26 62-76 20-41 24-84 24-117z"><text:p/></draw:path><draw:path draw:style-name="gr3" draw:text-style-name="P5" svg:width="0.076in" svg:height="0.0878in" svg:x="0.8799in" svg:y="0.5047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5" svg:width="0.1039in" svg:height="0.1087in" svg:x="1.0165in" svg:y="0.4783in" svg:viewBox="0 0 265 277" svg:d="M56 233c-15 26-31 31-47 32-6 0-9 0-9 8 0 2 2 4 6 4 9 0 22-1 33-1 13 0 26 1 38 1 2 0 8 0 8-7 0-5-4-5-7-5-9-1-17-3-17-13 0-4 2-9 5-14 10-17 19-33 29-50 33 0 65 0 98 0 0 8 5 61 5 64 0 12-20 13-27 13-6 0-9 0-9 8 0 4 3 3 4 4 17 0 33-1 49-1 9 0 34 1 44 1 2 0 6 0 6-7 0-5-3-5-9-5-23 0-23-2-25-14-8-80-15-161-23-241-1-8-1-10-8-10-5 0-7 3-10 7-45 76-89 150-134 226zM102 176c26-43 51-85 76-128 5 43 9 85 13 128-29 0-59 0-89 0z"><text:p/></draw:path><draw:path draw:style-name="gr3" draw:text-style-name="P5" svg:width="0.0843in" svg:height="0.0941in" svg:x="1.1677in" svg:y="0.4957in" svg:viewBox="0 0 215 240" svg:d="M117 8c-4-7-6-8-9-8-6 0-7 2-9 8-32 72-65 144-97 216-2 5-2 6-2 8 0 5 3 8 8 8 2 0 5-1 9-9 30-68 60-136 91-205 30 69 60 137 90 205 3 9 8 9 9 9 4 0 8-3 8-8 0-1 0-2-3-6-32-73-63-146-95-218z"><text:p/></draw:path><draw:path draw:style-name="gr3" draw:text-style-name="P5" svg:width="0.0394in" svg:height="0.1823in" svg:x="1.3173in" svg:y="0.4575in" svg:viewBox="0 0 101 464" svg:d="M101 460c0-1-1-2-1-3-17-19-44-51-60-114-9-35-12-75-12-111 0-101 24-173 70-223 3-3 3-3 3-5 0-4-3-4-4-4-6 0-27 23-32 30-40 46-65 115-65 202 0 55 10 132 61 198 4 5 29 34 36 34 1 0 4 0 4-4z"><text:p/></draw:path><draw:path draw:style-name="gr3" draw:text-style-name="P5" svg:width="0.0815in" svg:height="0.0669in" svg:x="1.3685in" svg:y="0.522in" svg:viewBox="0 0 208 171" svg:d="M91 22c15 0 30 0 44 0-13 57-16 74-16 100 0 6 0 16 3 29 5 17 8 20 14 20 8 0 16-8 16-16 0-2 0-2-2-8-11-28-11-52-11-63 0-21 2-42 6-62 15 0 30 0 44 0 6 0 19 0 19-13 0-9-8-9-15-9-43 0-86 0-129 0-9 0-23 0-41 18-13 15-23 33-23 35 1 1 0 3 4 3s4-1 6-4c20-30 42-30 49-30 8 0 15 0 22 0-12 46-33 94-49 129-3 5-3 6-3 9 0 7 6 11 12 11 11 0 14-11 18-26 6-17 6-18 11-37 7-29 15-57 21-86z"><text:p/></draw:path><draw:path draw:style-name="gr3" draw:text-style-name="P5" svg:width="0.0469in" svg:height="0.0705in" svg:x="1.4579in" svg:y="0.5402in" svg:viewBox="0 0 120 180" svg:d="M120 131c-3 0-7 0-10 0 0 5-3 22-7 24-2 2-23 2-26 2-16 0-34 0-51 0 29-25 39-33 55-46 20-15 39-32 39-58 0-32-29-53-64-53-33 0-56 24-56 48 0 15 12 16 14 16 7 0 15-5 15-14 0-5-3-15-16-15 8-18 27-25 39-25 27 0 42 21 42 43 0 24-17 43-26 53-22 21-44 43-66 63-2 3-2 4-2 11 37 0 74 0 111 0 3-16 6-33 9-49z"><text:p/></draw:path><draw:path draw:style-name="gr3" draw:text-style-name="P5" svg:width="0.0346in" svg:height="0.152in" svg:x="1.5346in" svg:y="0.4724in" svg:viewBox="0 0 89 387" svg:d="M89 383c0-1 0-2-6-8-48-49-61-122-61-181 0-67 15-135 63-183 4-4 4-5 4-7s-1-4-3-4c-5 0-39 26-62 76-20 43-24 86-24 118 0 30 4 77 25 121 23 47 56 72 61 72 2 0 3-1 3-4z"><text:p/></draw:path><draw:path draw:style-name="gr3" draw:text-style-name="P5" svg:width="0.0756in" svg:height="0.0685in" svg:x="1.5831in" svg:y="0.5197in" svg:viewBox="0 0 193 175" svg:d="M118 54c2-10 11-46 38-46 2 0 11 0 20 5-11 2-19 12-19 21 0 7 5 13 15 13 8 0 21-6 21-22 0-19-24-25-37-25-22 0-35 20-40 29-9-26-30-29-42-29-40 0-62 50-62 59 0 4 3 4 5 4 3 0 4 0 5-5 13-40 39-50 52-50 6 0 21 4 21 26 0 12-7 38-21 93-7 23-20 39-38 39-2 0-11 0-18-4 10-2 17-11 17-21 0-11-7-14-14-14-11 0-21 9-21 23 0 17 20 25 36 25 26 0 40-28 41-30 4 15 19 30 42 30 39 0 61-51 61-59 0-5-3-5-4-5-3 0-4 2-5 5-13 41-39 50-51 50-15 0-22-12-22-25 0-9 2-18 7-34 4-18 8-35 13-53z"><text:p/></draw:path><draw:path draw:style-name="gr3" draw:text-style-name="P5" svg:width="0.0346in" svg:height="0.152in" svg:x="1.6744in" svg:y="0.4724in" svg:viewBox="0 0 89 387" svg:d="M89 194c0-30-4-77-25-120-23-49-56-74-61-74-2 0-3 2-3 4s0 3 7 9c38 39 60 100 60 181 0 66-14 134-63 182-4 5-4 6-4 7 0 2 1 4 3 4 5 0 39-26 62-76 20-41 24-84 24-117z"><text:p/></draw:path><draw:path draw:style-name="gr3" draw:text-style-name="P5" svg:width="0.076in" svg:height="0.0878in" svg:x="1.7795in" svg:y="0.5047in" svg:viewBox="0 0 194 224" svg:d="M179 120c7 0 15 0 15-8 0-7-8-7-15-7-55 0-109 0-164 0 6-52 50-90 105-90 20 0 40 0 59 0 7 0 15 0 15-7 0-8-8-8-15-8-19 0-40 0-60 0-66 0-119 51-119 112 0 62 53 112 119 112 20 0 41 0 60 0 7 0 15 0 15-7 0-8-8-8-15-8-19 0-39 0-59 0-55 0-99-37-105-89 55 0 109 0 164 0z"><text:p/></draw:path><draw:path draw:style-name="gr3" draw:text-style-name="P5" svg:width="0.1079in" svg:height="0.1035in" svg:x="1.9173in" svg:y="0.4839in" svg:viewBox="0 0 275 264" svg:d="M45 234c-3 15-4 18-35 18-7 0-10 0-10 8 0 4 3 4 10 4 46 0 92 0 139 0 60 0 106-46 106-84 0-27-23-50-60-53 40-8 80-37 80-74 0-29-25-53-71-53-43 0-87 0-130 0-8 0-11 0-11 8 0 4 3 4 11 4 4 0 7 0 14 1 7 0 11 1 11 6 0 2-1 3-2 7-18 70-34 139-52 208zM103 122c8-32 17-64 25-96 3-13 4-14 21-14 16 0 33 0 49 0 34 0 43 23 43 40 0 34-34 70-81 70-19 0-38 0-57 0zM86 252c-6 0-6 0-8 0-4-1-5-1-5-4 0-2 0-3 2-9 9-37 17-72 26-108 24 0 49 0 73 0 37 0 45 29 45 45 0 39-34 76-80 76-18 0-36 0-53 0z"><text:p/></draw:path><draw:path draw:style-name="gr3" draw:text-style-name="P5" svg:width="0.0846in" svg:height="0.0941in" svg:x="2.076in" svg:y="0.4957in" svg:viewBox="0 0 216 240" svg:d="M212 15c3-5 4-5 4-7 0-5-4-8-8-8s-7 2-9 9c-31 68-60 135-91 203-30-68-61-136-90-204-4-7-7-8-10-8-4 0-8 3-8 8 0 1 0 1 3 6 32 73 64 144 96 217 3 7 6 9 9 9 5 0 6-3 9-9 32-71 63-144 95-216z"><text:p/></draw:path><draw:path draw:style-name="gr3" draw:text-style-name="P5" svg:width="0.0819in" svg:height="0.0669in" svg:x="2.2071in" svg:y="0.522in" svg:viewBox="0 0 209 171" svg:d="M92 22c15 0 29 0 43 0-12 57-15 74-15 100 0 6 0 16 2 29 5 17 9 20 14 20 8 0 16-8 16-16 0-2 0-2-2-8-11-28-11-52-11-63 0-21 3-42 6-62 16 0 30 0 45 0 5 0 19 0 19-13 0-9-9-9-15-9-43 0-87 0-130 0-9 0-23 0-41 18-13 15-23 33-23 35 1 1 0 3 4 3s5-1 7-4c19-30 41-30 48-30 8 0 15 0 22 0-12 46-33 94-49 129-2 5-2 6-2 9 0 7 5 11 11 11 11 0 14-11 18-26 6-17 6-18 11-37 8-29 15-57 22-86z"><text:p/></draw:path><draw:path draw:style-name="gr3" draw:text-style-name="P5" svg:width="0.0469in" svg:height="0.0705in" svg:x="2.2965in" svg:y="0.5402in" svg:viewBox="0 0 120 180" svg:d="M120 131c-3 0-6 0-9 0-1 5-4 22-8 24-2 2-23 2-26 2-16 0-33 0-49 0 27-25 37-33 53-46 20-15 39-32 39-58 0-32-29-53-64-53-33 0-56 24-56 48 0 15 12 16 14 16 7 0 15-5 15-14 0-5-1-15-16-15 8-18 27-25 40-25 26 0 41 21 41 43 0 24-17 43-26 53-22 21-43 43-65 63-3 3-3 4-3 11 37 0 75 0 112 0 2-16 6-33 8-49z"><text:p/></draw:path><draw:path draw:style-name="gr3" draw:text-style-name="P5" svg:width="0.035in" svg:height="0.152in" svg:x="2.3728in" svg:y="0.4724in" svg:viewBox="0 0 90 387" svg:d="M90 383c0-1 0-2-6-8-49-49-61-122-61-181 0-67 14-135 62-183 5-4 5-5 5-7s-2-4-4-4c-3 0-39 26-62 76-20 43-24 86-24 118 0 30 4 77 25 121 25 47 58 72 61 72 2 0 4-1 4-4z"><text:p/></draw:path><draw:path draw:style-name="gr3" draw:text-style-name="P5" svg:width="0.0756in" svg:height="0.0685in" svg:x="2.4217in" svg:y="0.5197in" svg:viewBox="0 0 193 175" svg:d="M119 54c2-10 11-46 37-46 2 0 11 0 20 5-11 2-19 12-19 21 0 7 5 13 15 13 8 0 21-6 21-22 0-19-22-25-36-25-23 0-36 20-40 29-10-26-31-29-42-29-41 0-63 50-63 59 0 4 3 3 5 4 3 0 4 0 5-5 13-40 39-50 52-50 7 0 21 4 21 26 0 12-7 38-21 93-7 23-20 39-37 39-2 0-11 0-19-4 10-2 18-11 18-21 0-11-8-14-14-14-12 0-22 9-22 23 0 17 20 25 36 25 27 0 40-28 41-30 4 15 19 30 42 30 39 0 61-51 61-59 0-5-3-5-4-5-3 0-4 2-4 5-14 41-40 50-52 50-15 0-21-12-21-25 0-9 2-18 7-34 4-18 8-35 13-53z"><text:p/></draw:path><draw:path draw:style-name="gr3" draw:text-style-name="P5" svg:width="0.035in" svg:height="0.152in" svg:x="2.513in" svg:y="0.4724in" svg:viewBox="0 0 90 387" svg:d="M90 194c0-30-4-77-26-120-23-49-56-74-60-74-3 0-4 2-4 4s0 3 8 9c37 39 59 100 59 181 0 66-14 134-61 182-6 5-6 6-6 7 0 2 1 4 4 4 4 0 39-26 61-76 20-41 25-84 25-117z"><text:p/></draw:path><draw:path draw:style-name="gr3" draw:text-style-name="P5" svg:width="0.076in" svg:height="0.0878in" svg:x="2.6181in" svg:y="0.5047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5" svg:width="0.1075in" svg:height="0.1106in" svg:x="2.7571in" svg:y="0.4811in" svg:viewBox="0 0 274 282" svg:d="M274 4c0-1 0-4-4-4-2 0-2 1-6 4-9 10-18 21-26 31-5-5-22-35-65-35-86 0-173 86-173 175 0 64 45 107 105 107 34 0 62-16 83-34 36-31 43-66 43-68 0-4-4-4-5-4-3 0-5 1-5 4-3 11-12 39-39 61s-51 29-71 29c-35 0-76-20-76-81 0-22 8-84 46-130 25-27 61-47 95-47 40 0 63 30 63 75 0 15-1 15-1 20 0 3 3 3 5 3 5 0 5 0 7-8 7-33 16-65 24-98z"><text:p/></draw:path><draw:path draw:style-name="gr3" draw:text-style-name="P5" svg:width="0.0394in" svg:height="0.1823in" svg:x="2.876in" svg:y="0.4575in" svg:viewBox="0 0 101 464" svg:d="M101 232c0-55-10-132-60-198-5-4-30-34-37-34-2 0-4 1-4 4 0 2 1 3 2 4 19 21 44 51 60 113 8 35 12 75 12 111 0 39-4 78-13 116-15 55-38 86-58 106-3 5-3 5-3 6 0 3 2 4 4 4 6 0 28-24 32-29 40-47 65-117 65-203z"><text:p/></draw:path><draw:path draw:style-name="gr3" draw:text-style-name="P5" svg:width="0.1346in" svg:height="0.0791in" svg:x="2.9898in" svg:y="0.5102in" svg:viewBox="0 0 343 202" svg:d="M329 109c8 0 14 0 14-8 0-7-6-7-14-7-96 0-191 0-287 0 21-17 32-32 35-38 18-26 13-34 20-50 0-6-5-6-8-6-6 0-6 1-8 8-8 38-31 70-75 89-5 1-6 1-6 4 0 2 2 4 6 6 40 16 66 46 75 90 2 4 2 5 8 5 3 0 8 0 8-4 0-1-3-25-20-52-8-11-19-25-35-37 96 0 191 0 287 0z"><text:p/></draw:path><draw:path draw:style-name="gr3" draw:text-style-name="P5" svg:width="0.1346in" svg:height="0.0791in" svg:x="3.1161in" svg:y="0.5102in" svg:viewBox="0 0 343 202" svg:d="M301 109c-20 16-31 32-35 37-16 27-20 51-20 52 0 4 5 4 8 4 7 0 7-1 9-7 9-39 31-71 75-88 4-2 5-4 5-6 0-3-2-3-2-4-18-7-64-25-79-90-1-6-1-7-8-7-3 0-8 0-8 6 7 16 4 24 20 50 8 12 19 25 35 38-95 0-191 0-287 0-6 0-14 0-14 7 0 8 8 8 14 8 96 0 192 0 287 0z"><text:p/></draw:path><draw:path draw:style-name="gr3" draw:text-style-name="P5" svg:width="0.0394in" svg:height="0.1823in" svg:x="3.3252in" svg:y="0.4575in" svg:viewBox="0 0 101 464" svg:d="M101 460c0-1 0-2-1-3-17-19-44-51-60-114-9-35-12-75-12-111 0-101 24-173 70-223 3-3 3-3 3-5 0-4-3-4-4-4-6 0-27 23-32 30-40 46-65 115-65 202 0 55 10 132 61 198 4 5 29 34 36 34 1 0 4 0 4-4z"><text:p/></draw:path><draw:path draw:style-name="gr3" draw:text-style-name="P5" svg:width="0.0815in" svg:height="0.0669in" svg:x="3.3764in" svg:y="0.522in" svg:viewBox="0 0 208 171" svg:d="M91 22c15 0 30 0 44 0-13 57-16 74-16 100 0 6 0 16 3 29 5 17 8 20 14 20 8 0 16-8 16-16 0-2 0-2-2-8-11-28-11-52-11-63 0-21 2-42 6-62 15 0 30 0 44 0 6 0 19 0 19-13 0-9-8-9-15-9-43 0-86 0-129 0-9 0-23 0-41 18-13 15-23 33-23 35 1 1 0 3 4 3s4-1 6-4c20-30 42-30 49-30 8 0 15 0 22 0-12 46-33 94-49 129-3 5-3 6-3 9 0 7 6 11 12 11 11 0 14-11 18-26 6-17 6-18 11-37 7-29 15-57 21-86z"><text:p/></draw:path><draw:path draw:style-name="gr3" draw:text-style-name="P5" svg:width="0.0386in" svg:height="0.0705in" svg:x="3.4701in" svg:y="0.5402in" svg:viewBox="0 0 99 180" svg:d="M62 8c0-7-1-8-9-8-17 18-42 18-53 18 0 3 0 6 0 10 7 0 24 0 40-8 0 46 0 91 0 137 0 10 0 14-28 14-3 0-6 0-10 0 0 3 0 6 0 9 5-1 39-1 49-1 7 0 41 0 48 1 0-3 0-6 0-9-3 0-8 0-11 0-26 0-26-4-26-14 0-49 0-100 0-149z"><text:p/></draw:path><draw:path draw:style-name="gr3" draw:text-style-name="P5" svg:width="0.0346in" svg:height="0.152in" svg:x="3.5421in" svg:y="0.4724in" svg:viewBox="0 0 89 387" svg:d="M89 383c0-1 0-2-6-8-48-49-61-122-61-181 0-67 15-135 63-183 4-4 4-5 4-7s-1-4-3-4c-5 0-39 26-62 76-20 43-24 86-24 118 0 30 4 77 25 121 23 47 56 72 61 72 2 0 3-1 3-4z"><text:p/></draw:path><draw:path draw:style-name="gr3" draw:text-style-name="P5" svg:width="0.0756in" svg:height="0.0685in" svg:x="3.5906in" svg:y="0.5197in" svg:viewBox="0 0 193 175" svg:d="M118 54c2-10 11-46 38-46 2 0 11 0 20 5-11 2-19 12-19 21 0 7 5 13 15 13 8 0 21-6 21-22 0-19-24-25-37-25-22 0-35 20-40 29-9-26-30-29-42-29-40 0-62 50-62 59 0 4 3 4 5 4 3 0 4 0 5-5 13-40 39-50 52-50 6 0 21 4 21 26 0 12-7 38-21 93-7 23-20 39-38 39-2 0-11 0-18-4 10-2 17-11 17-21 0-11-7-14-14-14-11 0-21 9-21 23 0 17 20 25 36 25 26 0 40-28 41-30 4 15 19 30 42 30 39 0 61-51 61-59 0-5-3-5-4-5-3 0-4 2-5 5-13 41-39 50-51 50-15 0-22-12-22-25 0-9 2-18 7-34 4-18 8-35 13-53z"><text:p/></draw:path><draw:path draw:style-name="gr3" draw:text-style-name="P5" svg:width="0.0346in" svg:height="0.152in" svg:x="3.6819in" svg:y="0.4724in" svg:viewBox="0 0 89 387" svg:d="M89 194c0-30-4-77-25-120-23-49-56-74-61-74-2 0-3 2-3 4s0 3 7 9c38 39 60 100 60 181 0 66-14 134-63 182-4 5-4 6-4 7 0 2 1 4 3 4 5 0 39-26 62-76 20-41 24-84 24-117z"><text:p/></draw:path><draw:path draw:style-name="gr3" draw:text-style-name="P5" svg:width="0.076in" svg:height="0.0878in" svg:x="3.787in" svg:y="0.5047in" svg:viewBox="0 0 194 224" svg:d="M180 120c6 0 14 0 14-8 0-7-8-7-14-7-55 0-110 0-165 0 6-52 50-90 105-90 20 0 41 0 60 0 6 0 14 0 14-7 0-8-8-8-14-8-20 0-40 0-61 0-66 0-119 51-119 112 0 62 53 112 119 112 21 0 41 0 61 0 6 0 14 0 14-7 0-8-8-8-14-8-19 0-40 0-60 0-55 0-99-37-105-89 55 0 110 0 165 0z"><text:p/></draw:path><draw:path draw:style-name="gr3" draw:text-style-name="P5" svg:width="0.1039in" svg:height="0.1087in" svg:x="3.9236in" svg:y="0.4783in" svg:viewBox="0 0 265 277" svg:d="M56 233c-15 26-31 31-47 32-6 0-9 0-9 8 0 2 2 4 6 4 9 0 22-1 33-1 13 0 26 1 38 1 2 0 8 0 8-7 0-5-4-5-7-5-9-1-17-3-17-13 0-4 2-9 5-14 10-17 19-33 29-50 32 0 65 0 96 0 2 8 7 61 7 64 0 12-20 13-27 13-6 0-10 0-10 8 0 4 3 3 5 4 17 0 33-1 49-1 9 0 34 1 44 1 2 0 6 0 6-7 0-5-3-5-9-5-24 0-24-2-25-14-8-80-15-161-23-241-1-8-1-10-8-10-5 0-7 3-10 7-45 76-89 150-134 226zM102 176c26-43 51-85 76-128 5 43 8 85 12 128-29 0-58 0-88 0z"><text:p/></draw:path><draw:path draw:style-name="gr3" draw:text-style-name="P5" svg:width="0.0843in" svg:height="0.0941in" svg:x="4.0748in" svg:y="0.4957in" svg:viewBox="0 0 215 240" svg:d="M117 8c-4-7-6-8-9-8-6 0-7 2-9 8-32 72-65 144-97 216-2 5-2 6-2 8 0 5 3 8 8 8 2 0 5-1 9-9 30-68 60-136 91-205 30 69 60 137 90 205 3 9 8 9 9 9 4 0 8-3 8-8 0-1 0-2-3-6-32-73-63-146-95-218z"><text:p/></draw:path><draw:path draw:style-name="gr3" draw:text-style-name="P5" svg:width="0.0819in" svg:height="0.0669in" svg:x="4.2055in" svg:y="0.522in" svg:viewBox="0 0 209 171" svg:d="M92 22c15 0 30 0 44 0-13 57-16 74-16 100 0 6 0 16 3 29 4 17 8 20 13 20 8 0 17-8 17-16 0-2 0-2-2-8-11-28-11-52-11-63 0-21 2-42 6-62 15 0 30 0 44 0 5 0 19 0 19-13 0-9-8-9-15-9-43 0-87 0-130 0-8 0-23 0-40 18-14 15-24 33-24 35 2 1 0 3 6 3 2 0 3-1 5-4 19-30 42-30 50-30 7 0 14 0 22 0-13 46-33 94-50 129-3 5-3 6-3 9 0 7 6 11 11 11 12 0 15-11 20-26 5-17 5-18 9-37 8-29 15-57 22-86z"><text:p/></draw:path><draw:path draw:style-name="gr3" draw:text-style-name="P5" svg:width="0.0465in" svg:height="0.0705in" svg:x="4.2953in" svg:y="0.5402in" svg:viewBox="0 0 119 180" svg:d="M119 131c-3 0-6 0-9 0-1 5-3 22-7 24-2 2-23 2-27 2-17 0-33 0-50 0 29-25 38-33 54-46 20-15 39-32 39-58 0-32-29-53-63-53s-56 24-56 48c0 15 11 16 14 16 7 0 15-5 15-14 0-5-3-15-17-15 9-18 28-25 40-25 27 0 42 21 42 43 0 24-18 43-27 53-22 21-43 43-65 63-2 3-2 4-2 11 37 0 74 0 111 0 2-16 6-33 8-49z"><text:p/></draw:path><draw:path draw:style-name="gr3" draw:text-style-name="P5" svg:width="0.0756in" svg:height="0.0878in" svg:x="4.4114in" svg:y="0.5047in" svg:viewBox="0 0 193 224" svg:d="M179 120c7 0 14 0 14-8 0-7-7-7-14-7-55 0-109 0-164 0 5-52 50-90 104-90 20 0 41 0 60 0 7 0 14 0 14-7 0-8-7-8-14-8-19 0-40 0-60 0-67 0-119 51-119 112 0 62 52 112 119 112 20 0 41 0 60 0 7 0 14 0 14-7 0-8-7-8-14-8-19 0-40 0-60 0-54 0-99-37-104-89 55 0 109 0 164 0z"><text:p/></draw:path><draw:path draw:style-name="gr3" draw:text-style-name="P5" svg:width="0.1083in" svg:height="0.1035in" svg:x="4.5488in" svg:y="0.4839in" svg:viewBox="0 0 276 264" svg:d="M46 234c-4 15-5 18-35 18-7 0-11 0-11 8 0 4 3 4 11 4 46 0 91 0 138 0 61 0 106-46 106-84 0-27-22-50-59-53 39-8 80-37 80-74 0-29-25-53-71-53-43 0-87 0-130 0-8 0-12 0-12 8 0 4 4 4 11 4 1 0 9 0 15 1 7 0 10 1 10 6 0 2 0 3-1 7-18 70-34 139-52 208zM105 122c7-32 15-64 23-96 4-13 4-14 21-14 16 0 34 0 50 0 34 0 42 23 42 40 0 34-33 70-80 70-19 0-38 0-56 0zM87 252c-6 0-7 0-9 0-3-1-4-1-4-4 0-2 0-3 1-9 9-37 19-72 27-108 25 0 49 0 73 0 37 0 44 29 44 45 0 39-34 76-79 76-18 0-35 0-53 0z"><text:p/></draw:path><draw:path draw:style-name="gr3" draw:text-style-name="P5" svg:width="0.0394in" svg:height="0.1823in" svg:x="4.6724in" svg:y="0.4575in" svg:viewBox="0 0 101 464" svg:d="M101 232c0-55-10-132-60-198-5-4-29-34-37-34-2 0-4 1-4 4 0 2 1 3 2 4 19 21 44 51 60 113 8 35 12 75 12 111 0 39-4 78-13 116-15 55-38 86-58 106-3 5-3 5-3 6 0 3 2 4 4 4 7 0 28-24 32-29 40-47 65-117 65-203z"><text:p/></draw:path><draw:path draw:style-name="gr3" draw:text-style-name="P5" svg:width="0.0843in" svg:height="0.0941in" svg:x="4.7776in" svg:y="0.4957in" svg:viewBox="0 0 215 240" svg:d="M212 15c3-5 3-5 3-7 0-5-4-8-8-8-3 0-6 2-9 9-30 68-60 135-90 203-31-68-61-136-91-204-4-7-6-8-9-8-5 0-8 3-8 8 0 1 0 1 2 6 32 73 65 144 97 217 2 7 6 9 9 9 4 0 5-3 8-9 31-71 64-144 96-216z"><text:p/></draw:path><draw:path draw:style-name="gr3" draw:text-style-name="P5" svg:width="0.039in" svg:height="0.1823in" svg:x="4.928in" svg:y="0.4575in" svg:viewBox="0 0 100 464" svg:d="M100 460c0-1 0-2-1-3-18-19-44-51-60-114-9-35-13-75-13-111 0-101 25-173 71-223 3-3 3-3 3-5 0-4-3-4-4-4-6 0-27 23-32 30-40 46-64 115-64 202 0 55 9 132 59 198 5 5 30 34 37 34 1 0 4 0 4-4z"><text:p/></draw:path><draw:path draw:style-name="gr3" draw:text-style-name="P5" svg:width="0.0815in" svg:height="0.0669in" svg:x="4.9787in" svg:y="0.522in" svg:viewBox="0 0 208 171" svg:d="M91 22c15 0 30 0 44 0-13 57-16 74-16 100 0 6 0 16 3 29 5 17 8 20 14 20 8 0 16-8 16-16 0-2 0-2-2-8-11-28-11-52-11-63 0-21 2-42 6-62 15 0 30 0 44 0 6 0 19 0 19-13 0-9-8-9-15-9-43 0-86 0-129 0-9 0-23 0-41 18-13 15-23 33-23 35 1 1 0 3 4 3s4-1 7-4c19-30 41-30 48-30 8 0 15 0 22 0-12 46-33 94-49 129-3 5-3 6-3 9 0 7 6 11 12 11 11 0 14-11 18-26 6-17 6-18 11-37 7-29 15-57 21-86z"><text:p/></draw:path><draw:path draw:style-name="gr3" draw:text-style-name="P5" svg:width="0.0386in" svg:height="0.0705in" svg:x="5.0724in" svg:y="0.5402in" svg:viewBox="0 0 99 180" svg:d="M62 8c0-7-1-8-8-8-18 18-43 18-54 18 0 3 0 6 0 10 7 0 24 0 40-8 0 46 0 91 0 137 0 10 0 14-28 14-3 0-6 0-10 0 0 3 0 6 0 9 5-1 39-1 49-1 7 0 41 0 48 1 0-3 0-6 0-9-3 0-7 0-10 0-27 0-27-4-27-14 0-49 0-100 0-149z"><text:p/></draw:path><draw:path draw:style-name="gr3" draw:text-style-name="P5" svg:width="0.0346in" svg:height="0.152in" svg:x="5.1445in" svg:y="0.4724in" svg:viewBox="0 0 89 387" svg:d="M89 383c0-1 0-2-5-8-49-49-62-122-62-181 0-67 15-135 63-183 4-4 4-5 4-7s-1-4-3-4c-5 0-39 26-62 76-20 43-24 86-24 118 0 30 4 77 25 121 23 47 56 72 61 72 2 0 3-1 3-4z"><text:p/></draw:path><draw:path draw:style-name="gr3" draw:text-style-name="P5" svg:width="0.0756in" svg:height="0.0685in" svg:x="5.1929in" svg:y="0.5197in" svg:viewBox="0 0 193 175" svg:d="M118 54c2-10 11-46 38-46 2 0 11 0 20 5-11 2-19 12-19 21 0 7 5 13 15 13 8 0 21-6 21-22 0-19-24-25-37-25-22 0-35 20-40 29-9-26-30-29-42-29-40 0-62 50-62 59 0 4 3 4 5 4 3 0 4 0 5-5 13-40 39-50 52-50 6 0 21 4 21 26 0 12-7 38-21 93-7 23-20 39-38 39-2 0-11 0-18-4 10-2 17-11 17-21 0-11-7-14-14-14-11 0-21 9-21 23 0 17 20 25 36 25 26 0 40-28 41-30 4 15 19 30 42 30 39 0 61-51 61-59 0-5-3-5-4-5-3 0-4 2-5 5-13 41-39 50-51 50-15 0-22-12-22-25 0-9 2-18 7-34 4-18 8-35 13-53z"><text:p/></draw:path><draw:path draw:style-name="gr3" draw:text-style-name="P5" svg:width="0.0346in" svg:height="0.152in" svg:x="5.2843in" svg:y="0.4724in" svg:viewBox="0 0 89 387" svg:d="M89 194c0-30-4-77-25-120-23-49-56-74-61-74-2 0-3 2-3 4s0 3 7 9c38 39 60 100 60 181 0 66-14 134-63 182-4 5-4 6-4 7 0 2 1 4 3 4 5 0 39-26 62-76 20-41 24-84 24-117z"><text:p/></draw:path><draw:path draw:style-name="gr3" draw:text-style-name="P5" svg:width="0.076in" svg:height="0.0878in" svg:x="5.3894in" svg:y="0.5047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5" svg:width="0.1039in" svg:height="0.1087in" svg:x="5.526in" svg:y="0.4783in" svg:viewBox="0 0 265 277" svg:d="M56 233c-15 26-31 31-47 32-6 0-9 0-9 8 0 2 2 4 6 4 9 0 22-1 33-1 13 0 26 1 38 1 2 0 8 0 8-7 0-5-4-5-7-5-9-1-17-3-17-13 0-4 2-9 5-14 10-17 19-33 29-50 32 0 65 0 96 0 2 8 7 61 7 64 0 12-20 13-27 13-6 0-10 0-10 8 0 4 3 3 5 4 17 0 33-1 49-1 9 0 34 1 44 1 2 0 6 0 6-7 0-5-3-5-9-5-24 0-24-2-25-14-8-80-15-161-23-241-1-8-1-10-8-10-5 0-7 3-10 7-45 76-89 150-134 226zM102 176c26-43 51-85 76-128 5 43 8 85 12 128-29 0-58 0-88 0z"><text:p/></draw:path><draw:path draw:style-name="gr3" draw:text-style-name="P5" svg:width="0.0843in" svg:height="0.0941in" svg:x="5.6772in" svg:y="0.4957in" svg:viewBox="0 0 215 240" svg:d="M117 8c-4-7-6-8-9-8-6 0-7 2-9 8-32 72-65 144-97 216-2 5-2 6-2 8 0 5 3 8 8 8 2 0 5-1 9-9 30-68 60-136 91-205 30 69 60 137 90 205 3 9 8 9 9 9 4 0 8-3 8-8 0-1 0-2-3-6-32-73-63-146-95-218z"><text:p/></draw:path><draw:path draw:style-name="gr3" draw:text-style-name="P5" svg:width="0.0819in" svg:height="0.0669in" svg:x="5.8079in" svg:y="0.522in" svg:viewBox="0 0 209 171" svg:d="M92 22c15 0 30 0 44 0-13 57-16 74-16 100 0 6 0 16 3 29 4 17 8 20 13 20 8 0 17-8 17-16 0-2 0-2-2-8-11-28-11-52-11-63 0-21 2-42 6-62 15 0 30 0 44 0 6 0 19 0 19-13 0-9-8-9-15-9-43 0-87 0-130 0-8 0-23 0-40 18-13 15-24 33-24 35 2 1 0 3 6 3 2 0 3-1 5-4 19-30 42-30 50-30 7 0 14 0 22 0-13 46-33 94-50 129-3 5-3 6-3 9 0 7 6 11 11 11 12 0 15-11 20-26 5-17 5-18 9-37 8-29 15-57 22-86z"><text:p/></draw:path><draw:path draw:style-name="gr3" draw:text-style-name="P5" svg:width="0.0465in" svg:height="0.0705in" svg:x="5.8976in" svg:y="0.5402in" svg:viewBox="0 0 119 180" svg:d="M119 131c-3 0-6 0-9 0-1 5-3 22-7 24-2 2-23 2-27 2-17 0-33 0-50 0 29-25 39-33 54-46 20-15 39-32 39-58 0-32-29-53-63-53s-56 24-56 48c0 15 11 16 14 16 7 0 15-5 15-14 0-5-3-15-17-15 9-18 28-25 40-25 27 0 42 21 42 43 0 24-18 43-27 53-22 21-43 43-65 63-2 3-2 4-2 11 37 0 74 0 111 0 2-16 6-33 8-49z"><text:p/></draw:path><draw:path draw:style-name="gr3" draw:text-style-name="P5" svg:width="0.0346in" svg:height="0.152in" svg:x="5.9744in" svg:y="0.4724in" svg:viewBox="0 0 89 387" svg:d="M89 383c0-1 0-2-6-8-49-49-61-122-61-181 0-67 14-135 63-183 4-4 4-5 4-7s-1-4-3-4c-5 0-39 26-62 76-20 43-24 86-24 118 0 30 4 77 25 121 23 47 56 72 61 72 2 0 3-1 3-4z"><text:p/></draw:path><draw:path draw:style-name="gr3" draw:text-style-name="P5" svg:width="0.0756in" svg:height="0.0685in" svg:x="6.0228in" svg:y="0.5197in" svg:viewBox="0 0 193 175" svg:d="M118 54c2-10 11-46 38-46 1 0 11 0 19 5-11 2-19 12-19 21 0 7 5 13 16 13 8 0 21-6 21-22 0-19-24-25-37-25-22 0-36 20-40 29-10-26-31-29-42-29-40 0-62 50-62 59 0 4 3 4 5 4 3 0 4 0 4-5 13-40 40-50 53-50 6 0 20 4 20 26 0 12-6 38-20 93-7 23-20 39-38 39-2 0-11 0-18-4 8-2 17-11 17-21 0-11-9-14-14-14-11 0-21 9-21 23 0 17 19 25 36 25 26 0 40-28 41-30 4 15 19 30 42 30 39 0 61-51 61-59 0-5-3-5-4-5-4 0-4 2-5 5-14 41-39 50-52 50-14 0-21-12-21-25 0-9 2-18 7-34 4-18 8-35 13-53z"><text:p/></draw:path><draw:path draw:style-name="gr3" draw:text-style-name="P5" svg:width="0.035in" svg:height="0.152in" svg:x="6.1138in" svg:y="0.4724in" svg:viewBox="0 0 90 387" svg:d="M90 194c0-30-4-77-25-120-23-49-57-74-61-74-2 0-4 2-4 4s0 3 8 9c38 39 60 100 60 181 0 66-14 134-62 182-6 5-6 6-6 7 0 2 2 4 4 4 4 0 39-26 62-76 20-41 24-84 24-117z"><text:p/></draw:path><draw:path draw:style-name="gr3" draw:text-style-name="P5" svg:width="0.076in" svg:height="0.0878in" svg:x="6.2193in" svg:y="0.5047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5" svg:width="0.1079in" svg:height="0.1106in" svg:x="6.3579in" svg:y="0.4811in" svg:viewBox="0 0 275 282" svg:d="M275 4c0-1-1-4-4-4-1 0-3 1-6 4-9 10-19 21-27 31-4-5-21-35-64-35-87 0-174 86-174 175 0 64 46 107 105 107 34 0 63-16 83-34 36-31 43-66 43-68 0-4-3-3-4-4-3 0-5 1-6 4-3 11-12 39-38 61-28 22-52 29-72 29-35 0-76-20-76-81 0-22 9-84 48-130 23-27 59-47 93-47 40 0 63 30 63 75 0 15-1 15-1 20 0 3 4 3 5 3 6 0 6 0 8-8 8-33 16-65 24-98z"><text:p/></draw:path><draw:path draw:style-name="gr3" draw:text-style-name="P5" svg:width="0.0394in" svg:height="0.1823in" svg:x="6.4768in" svg:y="0.4575in" svg:viewBox="0 0 101 464" svg:d="M101 232c0-55-10-132-60-198-4-4-29-34-35-34-3 0-6 1-6 4 0 2 1 3 2 4 19 21 44 51 61 113 9 35 12 75 12 111 0 39-3 78-13 116-16 55-39 86-58 106-4 5-4 5-4 6 0 3 3 4 6 4 5 0 26-24 30-29 40-47 65-117 65-203z"><text:p/></draw:path><draw:path draw:style-name="gr3" draw:text-style-name="P5" svg:width="0.0157in" svg:height="0.065in" svg:x="6.5953in" svg:y="0.522in" svg:viewBox="0 0 41 166" svg:d="M41 20c0-11-10-20-21-20-12 0-20 9-20 20s8 21 20 21c11 0 21-10 21-21zM41 145c0-11-10-20-21-20-12 0-20 8-20 20 0 11 8 21 20 21 11 0 21-9 21-21z"><text:p/></draw:path><draw:path draw:style-name="gr3" draw:text-style-name="P5" svg:width="0.1008in" svg:height="0.035in" svg:x="6.6331in" svg:y="0.531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626in" svg:height="0.0961in" svg:x="6.7909in" svg:y="0.5197in" svg:viewBox="0 0 160 245" svg:d="M160 4c0-2-2-4-5-4s-19 15-25 26c-9-20-24-26-36-26-47 0-94 57-94 113 0 38 23 62 52 62 16 0 31-10 45-23-3 13-17 65-18 69-3 10-5 12-27 12-6 0-9 0-9 8 0 1 0 4 4 4 14 0 27-1 40-1s26 1 40 1c2 0 6 0 6-7 0-5-3-5-10-5-18 0-18-2-18-5 0-4 1-6 2-9 17-72 35-143 53-215zM53 166c-23 0-25-30-25-36 0-19 11-61 17-77 12-29 32-45 49-45 25 0 30 32 30 34s-22 87-23 89c-5 11-27 35-48 35z"><text:p/></draw:path><draw:path draw:style-name="gr3" draw:text-style-name="P5" svg:width="0.1346in" svg:height="0.0835in" svg:x="0in" svg:y="0.735in" svg:viewBox="0 0 343 213" svg:d="M329 152c7 0 14 0 14-8s-7-8-14-8c-81 0-164 0-245 0-17-14-37-24-49-29 13-7 33-17 49-30 81 0 164 0 245 0 7 0 14 0 14-8 0-7-7-7-14-7-76 0-152 0-228 0 19-18 39-52 39-58 0-4-6-4-8-4-3 0-5 0-7 3-8 16-19 36-45 59s-51 33-72 39c-7 2-7 2-8 4 0 1 0 1 0 2s0 1 0 2l1 1c1 0 1 1 9 3 52 16 90 51 112 92 5 7 5 8 10 8 2 0 8 0 8-4 0-5-20-38-39-57 76 0 152 0 228 0z"><text:p/></draw:path><draw:path draw:style-name="gr3" draw:text-style-name="P5" svg:width="0.1346in" svg:height="0.0835in" svg:x="0.1264in" svg:y="0.735in" svg:viewBox="0 0 343 213" svg:d="M260 77c16 14 36 24 48 30-13 6-33 16-48 29-82 0-164 0-246 0-6 0-14 0-14 8s8 8 13 8c76 0 153 0 229 0-19 17-38 52-38 57 0 4 5 4 7 4 4 0 6 0 7-3 9-15 20-35 44-58 27-23 53-33 74-40 5-2 6-2 7-3 0-1 0-1 0-2s0-1 0-2l-1-2c-1 0-1 0-9-3-51-15-90-50-112-91-4-8-4-9-10-9-2 0-7 0-7 4 0 6 19 39 38 58-76 0-153 0-229 0-5 0-13 0-13 7 0 8 8 8 14 8 82 0 164 0 246 0z"><text:p/></draw:path><draw:path draw:style-name="gr3" draw:text-style-name="P5" svg:width="0.0626in" svg:height="0.0961in" svg:x="2.8717in" svg:y="0.7484in" svg:viewBox="0 0 160 245" svg:d="M160 3c0-1-2-3-5-3s-20 15-26 26c-8-20-23-26-35-26-47 0-94 57-94 113 0 38 23 62 51 62 17 0 32-10 46-23-3 13-17 65-18 69-3 10-5 12-27 12-6 0-9 0-9 8 1 1 0 4 4 4 14 0 27-1 39-1 13 0 27 1 41 1 1 0 6 0 6-7 0-5-4-5-10-5-18 0-18-2-18-6 0-3 1-5 1-8 17-72 36-144 54-216zM53 166c-24 0-25-30-25-36 0-19 11-61 17-77 12-29 32-45 49-45 25 0 30 32 30 34s-22 87-23 89c-5 11-27 35-48 35z"><text:p/></draw:path><draw:path draw:style-name="gr3" draw:text-style-name="P5" svg:width="0.1346in" svg:height="0.0791in" svg:x="2.9898in" svg:y="0.737in" svg:viewBox="0 0 343 202" svg:d="M329 109c8 0 14 0 14-8 0-7-6-7-14-7-96 0-191 0-287 0 21-17 32-32 35-38 18-26 13-34 20-50 0-6-5-6-8-6-6 0-6 1-8 8-8 38-31 70-75 88-5 2-6 3-6 5s2 4 6 6c40 16 66 46 75 89 2 5 2 6 8 6 3 0 8 0 8-4 0-1-3-25-20-52-8-11-19-25-35-37 96 0 191 0 287 0z"><text:p/></draw:path><draw:path draw:style-name="gr3" draw:text-style-name="P5" svg:width="0.1346in" svg:height="0.0791in" svg:x="3.1161in" svg:y="0.737in" svg:viewBox="0 0 343 202" svg:d="M301 109c-20 16-31 32-35 37-16 27-20 51-20 52 0 4 5 4 8 4 7 0 7-1 9-7 9-39 31-71 75-88 4-2 5-4 5-6s-2-3-2-4c-18-7-64-25-79-90-1-6-1-7-8-7-3 0-8 0-8 6 7 16 4 24 20 50 8 11 19 25 35 38-95 0-191 0-287 0-6 0-14 0-14 7 0 8 8 8 14 8 96 0 192 0 287 0z"><text:p/></draw:path><draw:path draw:style-name="gr3" draw:text-style-name="P5" svg:width="0.0626in" svg:height="0.0961in" svg:x="3.3087in" svg:y="0.7484in" svg:viewBox="0 0 160 245" svg:d="M160 3c0-1-2-3-5-3s-20 15-25 26c-9-20-24-26-36-26-47 0-94 57-94 113 0 38 23 62 52 62 16 0 31-10 45-23-3 13-17 65-18 69-3 10-5 12-27 12-6 0-9 0-9 8 1 1 0 4 4 4 14 0 27-1 39-1 13 0 27 1 41 1 1 0 6 0 6-7 0-5-3-5-10-5-18 0-18-2-18-6 0-3 1-5 1-8 17-72 36-144 54-216zM53 166c-24 0-25-30-25-36 0-19 11-61 17-77 12-29 32-45 49-45 25 0 30 32 30 34s-22 87-23 89c-5 11-27 35-48 35z"><text:p/></draw:path></draw:g></text:p>
        </text:list-item>
        <text:list-item>
          <text:p text:style-name="P131">המעברים הראשונים והשניים הם לפי הגדרת כפל קרטזי והגדרת הכלה. <text:span text:style-name="T38">המעבר האחרון נכון לפי </text:span><text:span text:style-name="T51">דיסטורטיביות של טענות לוגיות</text:span><text:span text:style-name="T38">. </text:span><text:span text:style-name="T48">משום ששני האגפים של האמ"מ שקולים לוגית,</text:span><text:span text:style-name="T38"> </text:span><text:span text:style-name="T49">מש"ל</text:span><text:span text:style-name="T48"> </text:span><text:span text:style-name="T48"><draw:g text:anchor-type="as-char" svg:y="-0.1043in" draw:z-index="231" draw:name="Shape276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Heading_20_2" text:outline-level="2">שאלה 6 – מציאת תנאי הכרחי ומספיק על <text:span text:style-name="T52">מכפלות </text:span>קרטזי<text:span text:style-name="T52">ות</text:span> והוכחה שלו</text:h>
      <text:h text:style-name="Heading_20_3" text:outline-level="3">סעיף (א)</text:h>
      <text:list text:style-name="L24">
        <text:list-item>
          <text:p text:style-name="P132">צ.ל.:</text:p>
          <text:p text:style-name="P133"><draw:g text:anchor-type="as-char" svg:y="-0.1154in" draw:z-index="239" draw:name="Shape277" draw:style-name="gr1"><svg:title>TexMaths</svg:title><svg:desc>11§display§A \times B = B \times A \iff A = B \lor A = \emptyset \lor B = \emptyset§svg§600§FALSE§</svg:desc><draw:path draw:style-name="gr2" draw:text-style-name="P4" svg:width="3.0469in" svg:height="0.1126in" svg:x="0.0031in" svg:y="0.0071in" svg:viewBox="0 0 7740 287" svg:d="M0 0c2580 0 5160 0 7740 0 0 96 0 192 0 287-2580 0-5160 0-7740 0 0-95 0-191 0-287z"><text:p/></draw:path><draw:path draw:style-name="gr3" draw:text-style-name="P5" svg:width="0.1039in" svg:height="0.1079in" svg:x="0.0004in" svg:y="0.0087in" svg:viewBox="0 0 265 275" svg:d="M56 230c-15 27-31 32-47 33-6 0-9 0-9 8 0 2 2 4 5 4 10 0 22-1 33-1 14 0 27 1 39 1 2 0 8 0 8-7 0-5-4-5-7-5-9-1-18-4-18-13 0-6 3-10 6-14 10-17 19-33 29-50 33 0 64 0 97 0 0 8 6 61 6 64 0 12-20 13-28 13-5 0-9 0-9 8 0 4 3 3 5 4 17 0 33-1 48-1 10 0 35 1 44 1 3 0 7 0 7-7 0-5-3-5-9-5-24 0-24-3-25-14-8-81-15-160-23-240-1-8-1-9-8-9-5 0-8 2-10 7-45 74-89 149-134 223zM102 174c26-42 51-85 76-127 5 42 9 85 13 127-29 0-59 0-89 0z"><text:p/></draw:path><draw:path draw:style-name="gr3" draw:text-style-name="P5" svg:width="0.0732in" svg:height="0.072in" svg:x="0.1654in" svg:y="0.0425in" svg:viewBox="0 0 187 184" svg:d="M93 81c-25-26-51-51-77-77-4-4-5-4-8-4-4 0-8 3-8 8 0 2 1 3 5 7 26 26 52 51 77 78-25 25-51 50-77 75-4 5-5 6-5 8 0 5 4 8 8 8 3 0 4 0 8-5 26-25 52-50 77-75 27 26 54 52 81 78 0 1 3 2 5 2 5 0 8-3 8-8 0-1 0-2-1-3 0-1-62-61-82-80 24-25 48-48 71-71 2-2 9-8 10-10 1-1 2-2 2-4 0-5-3-8-8-8-3 0-4 1-9 6-25 25-51 50-77 75z"><text:p/></draw:path><draw:path draw:style-name="gr3" draw:text-style-name="P5" svg:width="0.1083in" svg:height="0.1031in" svg:x="0.302in" svg:y="0.0134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7 251c-6 0-7 0-9-1-4 0-5 0-5-3 0-1 0-3 2-9 9-35 17-72 26-107 24 0 50 0 74 0 36 0 44 29 44 44 0 39-34 76-80 76-18 0-35 0-52 0z"><text:p/></draw:path><draw:path draw:style-name="gr3" draw:text-style-name="P5" svg:width="0.1008in" svg:height="0.035in" svg:x="0.4689in" svg:y="0.0618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83in" svg:height="0.1031in" svg:x="0.6276in" svg:y="0.0134in" svg:viewBox="0 0 276 263" svg:d="M46 232c-4 16-4 19-35 19-7 0-11 0-11 8 0 4 4 4 11 4 46 0 91 0 137 0 62 0 107-46 107-84 0-26-22-49-59-53 39-7 80-36 80-72 0-29-25-54-71-54-43 0-87 0-130 0-8 0-11 0-11 8 0 4 3 4 11 4 4 0 7 0 14 1 7 0 10 1 10 6 0 2 0 3-1 7-18 69-34 138-52 206zM104 122c8-32 17-64 25-96 3-13 4-14 21-14 16 0 33 0 49 0 34 0 42 23 42 40 0 34-33 70-80 70-19 0-38 0-57 0zM87 251c-6 0-6 0-9-1-3 0-4 0-4-3 0-1 0-3 2-9 9-35 17-72 26-107 24 0 49 0 73 0 37 0 45 29 45 44 0 39-35 76-80 76-18 0-36 0-53 0z"><text:p/></draw:path><draw:path draw:style-name="gr3" draw:text-style-name="P5" svg:width="0.0728in" svg:height="0.072in" svg:x="0.8008in" svg:y="0.0425in" svg:viewBox="0 0 186 184" svg:d="M93 81c-26-26-51-51-78-77-4-4-5-4-7-4-5 0-8 3-8 8 0 2 0 3 4 7 26 26 52 51 77 78-25 25-51 50-77 75-4 5-4 6-4 8 0 5 3 8 8 8 2 0 3 0 7-5 26-25 52-50 77-75 27 26 54 52 81 78 1 1 3 2 5 2 6 0 8-3 8-8 0-1 0-2-1-3 0-1-62-61-81-80 24-25 48-48 71-71 2-2 8-8 10-10 0-1 1-2 1-4 0-5-2-8-8-8-2 0-4 1-9 6-25 25-50 50-76 75z"><text:p/></draw:path><draw:path draw:style-name="gr3" draw:text-style-name="P5" svg:width="0.1039in" svg:height="0.1079in" svg:x="0.9358in" svg:y="0.0087in" svg:viewBox="0 0 265 275" svg:d="M55 230c-15 27-30 32-47 33-5 0-8 0-8 8 0 2 1 4 4 4 11 0 23-1 33-1 14 0 27 1 40 1 2 0 7 0 7-7 0-5-4-5-6-5-9-1-19-4-19-13 0-6 3-10 6-14 10-17 20-33 30-50 31 0 64 0 96 0 1 8 7 61 7 64 0 12-21 13-29 13-5 0-8 0-8 8 0 4 4 4 5 4 15 0 32-1 48-1 9 0 35 1 43 1 4 0 8 0 8-7 0-5-4-5-9-5-24 0-24-3-25-14-8-81-17-160-24-240 0-8 0-9-7-9-6 0-8 2-10 7-45 74-90 149-135 223zM101 174c25-42 52-85 77-127 5 42 8 85 12 127-29 0-59 0-89 0z"><text:p/></draw:path><draw:path draw:style-name="gr3" draw:text-style-name="P5" svg:width="0.1346in" svg:height="0.0823in" svg:x="1.1378in" svg:y="0.0378in" svg:viewBox="0 0 343 210" svg:d="M330 151c7 0 13 0 13-8s-6-8-14-8c-82 0-164 0-245 0-17-14-37-24-49-29 13-7 33-17 49-30 81 0 163 0 245 0 8 0 14 0 14-8 0-7-6-7-13-7-76 0-153 0-229 0 19-18 39-52 39-58 0-3-6-3-8-3s-6 0-7 2c-8 16-19 35-44 59-27 23-52 33-72 39-7 2-8 2-8 4-1 0-1 1-1 2s0 1 0 2c0 0 1 0 1 1 1 0 1 1 9 3 52 16 91 51 112 91 4 7 4 7 10 7 2 0 8 0 8-3 0-5-20-39-39-56 76 0 153 0 229 0z"><text:p/></draw:path><draw:path draw:style-name="gr3" draw:text-style-name="P5" svg:width="0.1346in" svg:height="0.0823in" svg:x="1.2642in" svg:y="0.0378in" svg:viewBox="0 0 343 210" svg:d="M260 76c16 14 36 24 48 30-13 6-33 16-48 29-82 0-164 0-246 0-6 0-14 0-14 8s8 8 14 8c76 0 152 0 228 0-19 16-39 51-39 56 0 3 6 3 8 3 3 0 6 0 7-2 9-15 20-35 45-57 26-23 52-33 72-40 7-2 7-2 8-3 0-1 0-1 0-2s0-1 0-2c0-2-1-2-1-2-1 0-1 0-9-3-51-15-90-51-112-91-4-8-4-8-10-8-2 0-8 0-8 3 0 6 20 40 39 58-76 0-152 0-228 0-6 0-14 0-14 7 0 8 8 8 14 8 82 0 164 0 246 0z"><text:p/></draw:path><draw:path draw:style-name="gr3" draw:text-style-name="P5" svg:width="0.1039in" svg:height="0.1079in" svg:x="1.498in" svg:y="0.0087in" svg:viewBox="0 0 265 275" svg:d="M55 230c-15 27-30 32-47 33-5 0-8 0-8 8 0 2 2 4 4 4 11 0 23-1 34-1 13 0 27 1 39 1 2 0 7 0 7-7 0-5-4-5-6-5-9-1-19-4-19-13 0-6 3-10 6-14 10-17 20-33 30-50 31 0 64 0 96 0 1 8 7 61 7 64 0 12-20 13-29 13-4 0-8 0-8 8 0 4 4 4 5 4 15 0 33-1 48-1 10 0 35 1 44 1 3 0 7 0 7-7 0-5-4-5-9-5-24 0-24-3-25-14-8-81-15-160-23-240-1-8-1-9-8-9-6 0-8 2-10 7-45 74-90 149-135 223zM102 174c26-42 51-85 76-127 5 42 8 85 12 127-29 0-58 0-88 0z"><text:p/></draw:path><draw:path draw:style-name="gr3" draw:text-style-name="P5" svg:width="0.1008in" svg:height="0.035in" svg:x="1.6567in" svg:y="0.0618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83in" svg:height="0.1031in" svg:x="1.8154in" svg:y="0.0134in" svg:viewBox="0 0 276 263" svg:d="M46 232c-4 16-4 19-35 19-7 0-11 0-11 8 0 4 4 4 11 4 46 0 91 0 137 0 62 0 107-46 107-84 0-26-22-49-59-53 39-7 80-36 80-72 0-29-25-54-71-54-43 0-87 0-130 0-8 0-11 0-11 8 0 4 3 4 11 4 4 0 7 0 14 1 7 0 10 1 10 6 0 2 0 3-1 7-18 69-34 138-52 206zM104 122c8-32 17-64 25-96 3-13 4-14 21-14 16 0 33 0 49 0 34 0 42 23 42 40 0 34-33 70-80 70-19 0-38 0-57 0zM87 251c-6 0-6 0-9-1-3 0-4 0-4-3 0-1 0-3 2-9 9-35 17-72 26-107 24 0 49 0 73 0 37 0 45 29 45 44 0 39-35 76-80 76-18 0-36 0-53 0z"><text:p/></draw:path><draw:path draw:style-name="gr3" draw:text-style-name="P5" svg:width="0.0846in" svg:height="0.0933in" svg:x="1.9744in" svg:y="0.0264in" svg:viewBox="0 0 216 238" svg:d="M212 15c2-5 4-5 4-7 0-5-5-8-8-8-5 0-7 2-9 9-31 67-60 135-91 202-31-67-61-135-92-203-2-7-5-8-8-8-5 0-8 3-8 8 0 1 0 1 2 6 32 72 65 145 97 216 3 7 5 8 9 8s6-2 9-8c31-71 63-143 95-215z"><text:p/></draw:path><draw:path draw:style-name="gr3" draw:text-style-name="P5" svg:width="0.1039in" svg:height="0.1079in" svg:x="2.1067in" svg:y="0.0087in" svg:viewBox="0 0 265 275" svg:d="M55 230c-15 27-31 32-47 33-5 0-8 0-8 8 0 2 1 4 4 4 11 0 23-1 33-1 14 0 27 1 39 1 3 0 8 0 8-7 0-5-4-5-6-5-10-1-19-4-19-13 0-6 3-10 6-14 10-17 20-33 30-50 31 0 64 0 96 0 1 8 6 61 6 64 0 12-20 13-28 13-5 0-8 0-8 8 0 4 4 4 5 4 15 0 32-1 48-1 9 0 35 1 43 1 3 0 8 0 8-7 0-5-4-5-9-5-24 0-24-3-25-14-8-81-17-160-24-240 0-8 0-9-7-9-6 0-8 2-11 7-45 74-89 149-134 223zM101 174c25-42 52-85 77-127 5 42 8 85 12 127-29 0-59 0-89 0z"><text:p/></draw:path><draw:path draw:style-name="gr3" draw:text-style-name="P5" svg:width="0.1008in" svg:height="0.035in" svg:x="2.2661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2.4256in" svg:y="0in" svg:viewBox="0 0 156 327" svg:d="M132 8c0-5-3-8-8-8-6 0-7 4-10 12-4 16 0 2-4 18-6-2-18-8-32-8-22 0-47 11-62 41-14 32-16 66-16 101 0 24 0 94 33 123-9 30-9 31-9 32 0 5 3 8 8 8 6 0 8-4 10-12 4-15 1-2 4-18 10 6 21 8 32 8 43 0 61-36 67-54 10-27 11-59 11-87 0-27 0-91-33-124 3-11 6-21 9-32zM38 270c-13-27-13-74-13-110 0-31 0-58 6-83 7-35 29-47 47-47 8 0 18 2 28 11-22 76-46 153-68 229zM118 56c13 23 13 67 13 104 0 27 0 56-6 82-6 40-27 55-47 55-9 0-19-3-27-12 22-76 45-153 67-229z"><text:p/></draw:path><draw:path draw:style-name="gr3" draw:text-style-name="P5" svg:width="0.0846in" svg:height="0.0933in" svg:x="2.5362in" svg:y="0.0264in" svg:viewBox="0 0 216 238" svg:d="M212 15c2-5 4-5 4-7 0-5-4-8-8-8-5 0-7 2-9 9-31 67-60 135-91 202-30-67-61-135-90-203-4-7-7-8-10-8-4 0-8 3-8 8 0 1 0 1 3 6 32 72 64 145 96 216 3 7 5 8 9 8 5 0 6-2 9-8 31-71 63-143 95-215z"><text:p/></draw:path><draw:path draw:style-name="gr3" draw:text-style-name="P5" svg:width="0.1083in" svg:height="0.1031in" svg:x="2.6697in" svg:y="0.0134in" svg:viewBox="0 0 276 263" svg:d="M46 232c-4 16-5 19-35 19-7 0-11 0-11 8 0 4 3 4 11 4 46 0 91 0 137 0 62 0 107-46 107-84 0-26-22-49-59-53 39-7 80-36 80-72 0-29-25-54-71-54-43 0-87 0-130 0-8 0-11 0-11 8 0 4 3 4 10 4 1 0 8 0 15 1 7 0 10 1 10 6 0 2 0 3-1 7-18 69-34 138-52 206zM104 122c8-32 17-64 25-96 3-13 3-14 21-14 16 0 33 0 49 0 34 0 42 23 42 40 0 34-33 70-80 70-19 0-38 0-57 0zM87 251c-6 0-7 0-9-1-3 0-4 0-4-3 0-1 0-3 1-9 9-35 18-72 27-107 24 0 49 0 73 0 37 0 44 29 44 44 0 39-34 76-79 76-18 0-36 0-53 0z"><text:p/></draw:path><draw:path draw:style-name="gr3" draw:text-style-name="P5" svg:width="0.1008in" svg:height="0.035in" svg:x="2.8374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2.9969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p>
        </text:list-item>
        <text:list-item>
          <text:p text:style-name="P132">יהי <draw:g text:anchor-type="as-char" svg:y="-0.102in" draw:z-index="237" draw:name="Shape278" draw:style-name="gr1"><svg:title>TexMaths</svg:title><svg:desc>11§display§x \in A \times B§svg§600§FALSE§</svg:desc><draw:path draw:style-name="gr2" draw:text-style-name="P4" svg:width="0.6724in" svg:height="0.0992in" svg:x="0.0035in" svg:y="0.0079in" svg:viewBox="0 0 1709 253" svg:d="M855 253c-285 0-570 0-855 0 0-84 0-169 0-253 570 0 1139 0 1709 0 0 84 0 169 0 253-285 0-569 0-854 0z"><text:p/></draw:path><draw:path draw:style-name="gr3" draw:text-style-name="P5" svg:width="0.0756in" svg:height="0.0689in" svg:x="0in" svg:y="0.0429in" svg:viewBox="0 0 193 176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0 0-11-8-15-14-15-12 0-22 10-22 24 0 17 20 25 36 25 27 0 40-28 41-30 6 14 19 30 42 30 39 0 61-50 61-60 0-4-3-4-4-4-3 0-4 2-4 4-14 42-40 51-52 51-15 0-21-12-21-25 0-9 2-18 7-35 4-17 8-35 13-53z"><text:p/></draw:path><draw:path draw:style-name="gr3" draw:text-style-name="P5" svg:width="0.0756in" svg:height="0.0882in" svg:x="0.1378in" svg:y="0.0283in" svg:viewBox="0 0 193 225" svg:d="M179 120c7 0 14 0 14-8s-7-8-14-8c-55 0-109 0-164 0 5-52 50-89 104-89 20 0 41 0 60 0 7 0 14 0 14-7 0-8-7-8-14-8-19 0-40 0-60 0-66 0-119 50-119 112s53 113 119 113c20 0 41 0 60 0 7 0 14 0 14-8s-7-8-14-8c-19 0-40 0-60 0-54 0-99-37-104-89 55 0 109 0 164 0z"><text:p/></draw:path><draw:path draw:style-name="gr3" draw:text-style-name="P5" svg:width="0.1039in" svg:height="0.1091in" svg:x="0.2744in" svg:y="0in" svg:viewBox="0 0 265 278" svg:d="M55 234c-15 25-31 30-47 32-5 0-8 0-8 7 0 3 1 5 4 5 11 0 24-1 33-1 14 0 27 1 40 1 2 0 7 0 7-8 0-4-4-4-6-4-9-2-19-5-19-14 0-4 3-9 6-14 10-17 20-33 30-50 32 0 65 0 96 0 2 8 7 61 7 64 0 12-21 14-29 14-5 0-8 0-8 7 0 5 4 5 5 5 16 0 32-1 49-1 8 0 34 1 43 1 2 0 7 0 7-8 0-4-4-4-9-4-24 0-24-3-25-15-8-81-16-160-24-241 0-8 0-10-7-10-6 0-7 3-11 7-45 75-89 151-134 227zM101 176c26-42 52-85 77-127 5 42 8 85 12 127-29 0-59 0-89 0z"><text:p/></draw:path><draw:path draw:style-name="gr3" draw:text-style-name="P5" svg:width="0.0728in" svg:height="0.0732in" svg:x="0.4394in" svg:y="0.0343in" svg:viewBox="0 0 186 187" svg:d="M94 83c-27-25-52-52-79-77-4-5-5-6-7-6-5 0-8 3-8 8 0 2 0 3 4 7 26 26 52 53 77 78-25 27-51 52-77 79-4 4-4 4-4 7 0 5 3 8 8 8 2 0 3-1 7-6 26-25 52-52 77-77 27 27 54 54 81 81 1 0 3 2 5 2 5 0 8-3 8-8 0-1 0-2-1-4 0-1-62-62-82-82 25-23 48-48 72-71 1-2 8-7 9-10 1 0 2-2 2-4 0-5-3-8-8-8-3 0-4 1-9 6-25 25-50 52-75 77z"><text:p/></draw:path><draw:path draw:style-name="gr3" draw:text-style-name="P5" svg:width="0.1083in" svg:height="0.1035in" svg:x="0.5756in" svg:y="0.0051in" svg:viewBox="0 0 276 264" svg:d="M45 235c-3 14-4 17-35 17-7 0-10 0-10 8 0 4 3 4 10 4 46 0 92 0 139 0 60 0 106-45 106-84 0-27-23-49-60-54 41-8 81-36 81-73 0-29-25-53-72-53-43 0-87 0-130 0-7 0-11 0-11 8 0 4 3 4 11 4 1 0 7 0 14 0 8 1 11 1 11 7 0 1 0 2-2 8-18 69-34 138-52 208zM103 123c8-32 17-64 25-96 3-14 4-15 21-15 16 0 34 0 50 0 33 0 42 22 42 40 0 33-33 71-80 71-19 0-39 0-58 0zM87 252c-6 0-7 0-9 0-4-1-5-1-5-4 0-1 0-2 2-9 9-36 17-72 26-108 24 0 50 0 74 0 36 0 44 28 44 45 0 39-34 76-80 76-18 0-34 0-52 0z"><text:p/></draw:path></draw:g>. נפשט, על מנת להקל על העבודה:</text:p>
          <text:p text:style-name="P133"><draw:g text:anchor-type="as-char" svg:y="-0.1874in" draw:z-index="235" draw:name="Shape279" draw:style-name="gr1"><svg:title>TexMaths</svg:title><svg:desc>11§latex§\begin{align*}
x \in A \times B &amp;\siff x \in B \times A \\
\pi_1(x) \in A \land \pi_2(x) \in B &amp;\siff \pi_1(x) \in B \land \pi_2(x) \in A
\end{align}§svg§600§FALSE§</svg:desc><draw:path draw:style-name="gr2" draw:text-style-name="P4" svg:width="3.3409in" svg:height="0.3587in" svg:x="0.0043in" svg:y="0.0079in" svg:viewBox="0 0 8487 912" svg:d="M0 0c2829 0 5657 0 8487 0 0 304 0 608 0 912-2830 0-5658 0-8487 0 0-304 0-608 0-912z"><text:p/></draw:path><draw:path draw:style-name="gr3" draw:text-style-name="P5" svg:width="0.0756in" svg:height="0.0685in" svg:x="0.8039in" svg:y="0.0413in" svg:viewBox="0 0 193 175" svg:d="M118 54c2-10 11-45 38-45 2 0 11 0 20 5-11 1-19 11-19 20 0 7 5 14 15 14 8 0 21-7 21-23 0-19-24-25-37-25-22 0-35 21-40 30-9-26-30-30-42-30-40 0-62 51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6 13-53z"><text:p/></draw:path><draw:path draw:style-name="gr3" draw:text-style-name="P5" svg:width="0.076in" svg:height="0.0874in" svg:x="0.9409in" svg:y="0.0268in" svg:viewBox="0 0 194 223" svg:d="M180 120c7 0 14 0 14-8s-7-8-14-8c-55 0-108 0-163 0 4-51 48-89 103-89 20 0 41 0 60 0 7 0 14 0 14-7 0-8-7-8-14-8-20 0-40 0-61 0-66 0-119 49-119 112 0 62 53 111 119 111 21 0 41 0 61 0 7 0 14 0 14-7 0-8-7-8-14-8-19 0-40 0-60 0-55 0-99-36-103-88 55 0 108 0 163 0z"><text:p/></draw:path><draw:path draw:style-name="gr3" draw:text-style-name="P5" svg:width="0.1043in" svg:height="0.1083in" svg:x="1.0776in" svg:y="0in" svg:viewBox="0 0 266 276" svg:d="M56 232c-15 27-31 32-47 33-5 0-9 0-9 8 0 2 2 3 6 3 11 0 22-1 33-1 13 0 26 1 38 1 2 0 8 0 8-6 0-5-4-5-7-5-9-1-17-4-17-14 0-5 2-9 5-15 10-16 20-33 30-49 32 0 65 0 97 0 0 9 5 61 5 65 0 12-20 13-27 13-6 0-9 0-9 8 0 3 4 3 5 3 16 0 32-1 48-1 9 0 34 1 44 1 2 0 7 0 7-8 0-3-4-3-10-3-23 0-23-3-24-14-8-82-16-162-24-242-1-8-1-9-8-9-5 0-7 2-10 7-45 74-89 150-134 225zM102 175c26-42 51-85 76-127 5 42 9 85 13 127-29 0-59 0-89 0z"><text:p/></draw:path><draw:path draw:style-name="gr3" draw:text-style-name="P5" svg:width="0.0732in" svg:height="0.0728in" svg:x="1.2425in" svg:y="0.0343in" svg:viewBox="0 0 187 186" svg:d="M94 83c-26-26-52-52-77-77-5-5-6-6-9-6-4 0-8 3-8 8 0 2 1 3 6 7 25 27 51 52 77 78-26 26-52 52-77 78-5 4-6 5-6 7 0 5 4 8 8 8 3 0 4 0 9-6 25-25 51-51 77-77 26 27 53 54 80 81 1 1 3 2 5 2 5 0 8-3 8-8 0-2 0-2-1-4-28-27-62-61-81-81 24-24 47-47 71-71 1-2 8-7 9-9 1-1 2-3 2-5 0-5-3-8-8-8-3 0-4 1-8 6-26 25-52 51-77 77z"><text:p/></draw:path><draw:path draw:style-name="gr3" draw:text-style-name="P5" svg:width="0.1083in" svg:height="0.1031in" svg:x="1.3791in" svg:y="0.0051in" svg:viewBox="0 0 276 263" svg:d="M45 233c-3 16-4 19-35 19-7 0-10 0-10 8 0 3 3 3 10 3 46 0 92 0 139 0 60 0 106-45 106-83 0-28-23-50-60-55 40-7 81-36 81-72 0-29-25-53-72-53-43 0-87 0-130 0-7 0-11 0-11 8 0 3 3 3 11 3 1 0 7 0 14 1 8 1 11 1 11 7 0 1 0 2-1 6-18 70-35 139-53 208zM103 122c8-32 17-64 25-96 3-13 4-15 21-15 16 0 34 0 50 0 33 0 42 23 42 41 0 34-33 70-80 70-19 0-39 0-58 0zM87 252c-6 0-7 0-9-1-4 0-5 0-5-4 0-1 0-2 2-8 9-37 17-73 26-108 24 0 50 0 74 0 37 0 44 28 44 45 0 37-34 76-80 76-18 0-34 0-52 0z"><text:p/></draw:path><draw:path draw:style-name="gr3" draw:text-style-name="P5" svg:width="0.1346in" svg:height="0.0787in" svg:x="1.5465in" svg:y="0.0311in" svg:viewBox="0 0 343 201" svg:d="M329 109c7 0 14 0 14-8s-7-8-14-8c-96 0-191 0-287 0 21-16 32-32 35-37 17-26 20-50 20-52 0-4-5-4-8-4-6 0-6 1-9 8-8 37-30 70-74 88-5 1-6 2-6 5 0 2 1 4 6 5 39 16 66 47 75 90 2 4 2 5 8 5 3 0 8 0 8-4 0-1-3-25-20-51-8-12-19-25-35-37 96 0 191 0 287 0z"><text:p/></draw:path><draw:path draw:style-name="gr3" draw:text-style-name="P5" svg:width="0.1346in" svg:height="0.0787in" svg:x="1.6728in" svg:y="0.0311in" svg:viewBox="0 0 343 201" svg:d="M301 109c-20 15-31 32-35 36-17 28-13 34-20 52 0 4 5 4 8 4 7 0 7 0 8-7 9-38 32-71 76-88 4-1 5-3 5-5 0-3-2-4-3-4-17-7-64-27-78-91-1-5-1-6-8-6-3 0-8 0-8 4 0 2 4 26 20 52 8 11 19 24 35 37-95 0-191 0-287 0-7 0-14 0-14 8s7 8 14 8c96 0 192 0 287 0z"><text:p/></draw:path><draw:path draw:style-name="gr3" draw:text-style-name="P5" svg:width="0.0756in" svg:height="0.0685in" svg:x="1.863in" svg:y="0.0413in" svg:viewBox="0 0 193 175" svg:d="M118 54c2-10 11-45 38-45 2 0 11 0 20 5-11 1-19 11-19 20 0 7 5 14 15 14 8 0 21-7 21-23 0-19-24-25-37-25-22 0-35 21-40 30-9-26-30-30-42-30-40 0-62 51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6 13-53z"><text:p/></draw:path><draw:path draw:style-name="gr3" draw:text-style-name="P5" svg:width="0.076in" svg:height="0.0874in" svg:x="2.0004in" svg:y="0.0268in" svg:viewBox="0 0 194 223" svg:d="M180 120c7 0 14 0 14-8s-7-8-14-8c-55 0-108 0-163 0 4-51 48-89 103-89 20 0 41 0 60 0 7 0 14 0 14-7 0-8-7-8-14-8-20 0-40 0-61 0-66 0-119 49-119 112 0 62 53 111 119 111 21 0 41 0 61 0 7 0 14 0 14-7 0-8-7-8-14-8-19 0-40 0-60 0-55 0-99-36-103-88 55 0 108 0 163 0z"><text:p/></draw:path><draw:path draw:style-name="gr3" draw:text-style-name="P5" svg:width="0.1083in" svg:height="0.1031in" svg:x="2.1382in" svg:y="0.0051in" svg:viewBox="0 0 276 263" svg:d="M45 233c-3 16-4 19-35 19-7 0-10 0-10 8 0 3 3 3 10 3 46 0 92 0 139 0 60 0 106-45 106-83 0-28-23-50-60-55 40-7 81-36 81-72 0-29-25-53-72-53-43 0-87 0-130 0-7 0-11 0-11 8 0 3 3 3 11 3 1 0 7 0 14 1 8 1 11 1 11 7 0 1 0 2-2 6-18 70-34 139-52 208zM103 122c8-32 17-64 25-96 3-13 4-15 21-15 16 0 34 0 50 0 33 0 42 23 42 41 0 34-33 70-80 70-19 0-39 0-58 0zM87 252c-6 0-7 0-9-1-4 0-5 0-5-4 0-1 0-2 2-8 9-37 17-73 26-108 24 0 50 0 74 0 36 0 44 28 44 45 0 37-34 76-80 76-18 0-34 0-52 0z"><text:p/></draw:path><draw:path draw:style-name="gr3" draw:text-style-name="P5" svg:width="0.0732in" svg:height="0.0728in" svg:x="2.311in" svg:y="0.0343in" svg:viewBox="0 0 187 186" svg:d="M94 83c-26-26-52-52-77-77-5-5-6-6-9-6-4 0-8 3-8 8 0 2 1 3 6 7 25 27 51 52 77 78-26 26-52 52-77 78-5 4-6 5-6 7 0 5 4 8 8 8 3 0 4 0 9-6 25-25 51-51 77-77 26 27 53 54 80 81 0 1 3 2 5 2 5 0 8-3 8-8 0-2 0-2-1-4-1 0-62-61-81-81 23-24 47-47 70-71 2-2 8-7 10-9 0-1 2-3 2-5 0-5-3-8-8-8-3 0-4 1-8 6-26 25-52 51-77 77z"><text:p/></draw:path><draw:path draw:style-name="gr3" draw:text-style-name="P5" svg:width="0.1039in" svg:height="0.1083in" svg:x="2.4461in" svg:y="0in" svg:viewBox="0 0 265 276" svg:d="M56 232c-15 27-31 32-48 33-5 0-8 0-8 8 0 2 2 3 6 3 9 0 22-1 33-1 13 0 26 1 38 1 2 0 8 0 8-6 0-5-4-5-7-5-9-1-17-4-17-14 0-5 2-9 5-15 10-16 19-33 29-49 32 0 65 0 96 0 2 9 7 61 7 65 0 12-20 13-27 13-6 0-10 0-10 8 0 3 3 2 5 3 17 0 33-1 49-1 9 0 34 1 44 1 2 0 6 0 6-8 0-3-3-3-9-3-24 0-24-3-25-14-8-82-15-162-23-242-1-8-1-9-8-9-5 0-7 2-10 7-45 74-89 150-134 225zM102 175c26-42 51-85 76-127 5 42 8 85 12 127-29 0-58 0-88 0z"><text:p/></draw:path><draw:path draw:style-name="gr3" draw:text-style-name="P5" svg:width="0.0819in" svg:height="0.0669in" svg:x="0.0004in" svg:y="0.2709in" svg:viewBox="0 0 209 171" svg:d="M92 22c15 0 30 0 44 0-13 57-16 74-16 100 0 6 0 17 3 30 4 16 8 19 15 19s15-7 15-15c0-2 0-3-2-9-11-27-11-52-11-63 0-21 2-42 6-62 15 0 30 0 44 0 6 0 19 0 19-13 0-9-8-9-15-9-43 0-87 0-130 0-8 0-23 0-40 18-13 15-24 33-24 35 2 1 0 3 6 3 3 0 3-1 5-4 20-30 42-30 50-30 7 0 14 0 22 0-13 47-33 93-50 129-3 5-3 6-3 10 0 6 6 10 11 10 12 0 15-12 20-26 5-17 5-19 9-37 8-29 15-57 22-86z"><text:p/></draw:path><draw:path draw:style-name="gr3" draw:text-style-name="P5" svg:width="0.0386in" svg:height="0.0701in" svg:x="0.0949in" svg:y="0.2886in" svg:viewBox="0 0 99 179" svg:d="M62 8c0-8-1-8-9-8-17 17-42 17-53 17 0 3 0 6 0 9 7 0 24 0 40-7 0 46 0 92 0 138 0 9 0 12-28 12-3 0-6 0-10 0 0 4 0 7 0 10 5 0 39-1 49-1 7 0 41 1 48 1 0-3 0-6 0-10-3 0-8 0-11 0-26 0-26-3-26-12 0-49 0-100 0-149z"><text:p/></draw:path><draw:path draw:style-name="gr3" draw:text-style-name="P5" svg:width="0.0346in" svg:height="0.1516in" svg:x="0.1669in" svg:y="0.2224in" svg:viewBox="0 0 89 386" svg:d="M89 382c0-1 0-1-6-8-49-48-61-122-61-181 0-68 14-135 63-183 4-5 4-6 4-7 0-2-1-3-3-3-5 0-39 26-62 75-20 43-24 86-24 118 0 30 4 76 25 120 23 48 56 73 61 73 2 0 3-1 3-4z"><text:p/></draw:path><draw:path draw:style-name="gr3" draw:text-style-name="P5" svg:width="0.0756in" svg:height="0.0685in" svg:x="0.2154in" svg:y="0.2693in" svg:viewBox="0 0 193 175" svg:d="M118 54c2-10 11-45 38-45 2 0 11 0 19 4-10 2-19 12-19 21 0 7 5 14 16 14 8 0 21-7 21-23 0-19-24-25-37-25-22 0-36 21-40 30-10-27-31-30-42-30-40 0-62 50-62 59 0 5 3 5 5 5 3 0 4-1 4-5 13-41 40-50 53-50 6 0 21 3 21 25 0 12-7 39-21 93-7 24-20 39-38 39-2 0-11 0-18-4 8-2 17-10 17-21s-9-13-14-13c-11 0-21 10-21 22 0 17 19 25 36 25 26 0 40-28 41-30 4 15 19 30 42 30 39 0 61-50 61-59 0-5-3-5-4-5-3 0-4 2-5 5-13 41-39 50-52 50-14 0-21-12-21-25 0-9 2-17 7-34 4-18 8-36 13-53z"><text:p/></draw:path><draw:path draw:style-name="gr3" draw:text-style-name="P5" svg:width="0.035in" svg:height="0.1516in" svg:x="0.3063in" svg:y="0.2224in" svg:viewBox="0 0 90 386" svg:d="M90 193c0-30-4-76-25-120-23-48-56-73-61-73-2 0-4 1-4 3 0 1 0 2 8 9 38 39 60 100 60 181 0 66-14 134-62 183-6 5-6 5-6 6 0 3 2 4 4 4 5 0 39-26 62-75 20-43 24-85 24-118z"><text:p/></draw:path><draw:path draw:style-name="gr3" draw:text-style-name="P5" svg:width="0.076in" svg:height="0.0874in" svg:x="0.4118in" svg:y="0.2547in" svg:viewBox="0 0 194 223" svg:d="M179 119c7 0 15 0 15-8s-8-8-15-8c-55 0-109 0-164 0 6-51 50-88 104-88 20 0 41 0 60 0 7 0 15 0 15-7 0-8-8-8-15-8-19 0-40 0-60 0-66 0-119 48-119 111 0 62 53 112 119 112 20 0 41 0 60 0 7 0 15 0 15-7 0-8-8-8-15-8-19 0-40 0-60 0-54 0-98-37-104-89 55 0 109 0 164 0z"><text:p/></draw:path><draw:path draw:style-name="gr3" draw:text-style-name="P5" svg:width="0.1039in" svg:height="0.1083in" svg:x="0.5484in" svg:y="0.2283in" svg:viewBox="0 0 265 276" svg:d="M55 232c-15 25-30 31-47 32-5 1-8 1-8 8 0 2 2 4 4 4 11 0 24-1 35-1 12 0 26 1 38 1 2 0 8 0 8-7 0-4-5-5-7-5-9 0-19-3-19-13 0-5 3-9 6-15 10-16 20-32 30-49 32 0 65 0 96 0 2 8 7 61 7 65 0 11-20 12-27 12-6 0-10 0-10 8 0 4 4 4 5 4 16 0 33-1 49-1 9 0 34 1 44 1 2 0 6 0 6-8 0-4-4-4-9-4-24 0-24-2-25-13-8-82-15-162-23-242-1-8-1-9-8-9-6 0-7 2-10 7-45 74-90 150-135 225zM102 175c26-43 51-85 76-128 5 43 8 85 12 128-29 0-58 0-88 0z"><text:p/></draw:path><draw:path draw:style-name="gr3" draw:text-style-name="P5" svg:width="0.0843in" svg:height="0.0941in" svg:x="0.6996in" svg:y="0.2457in" svg:viewBox="0 0 215 240" svg:d="M116 9c-3-7-6-9-9-9-5 0-6 3-8 9-32 71-65 144-97 215-2 5-2 6-2 8 0 5 3 8 8 8 2 0 5-1 9-8 29-69 60-137 90-206 31 69 60 137 91 206 3 8 8 8 9 8 4 0 8-3 8-8 0-1 0-1-3-6-32-73-65-145-96-217z"><text:p/></draw:path><draw:path draw:style-name="gr3" draw:text-style-name="P5" svg:width="0.0819in" svg:height="0.0669in" svg:x="0.8303in" svg:y="0.2709in" svg:viewBox="0 0 209 171" svg:d="M92 22c15 0 29 0 43 0-12 57-15 74-15 100 0 6 0 17 2 30 5 16 9 19 14 19 8 0 17-7 17-15 0-2 0-3-3-9-11-27-11-52-11-63 0-21 3-42 7-62 15 0 30 0 44 0 5 0 19 0 19-13 0-9-9-9-15-9-43 0-87 0-130 0-9 0-23 0-40 18-14 15-24 33-24 35 1 1 0 3 4 3s5-1 7-4c19-30 42-30 50-30 7 0 14 0 22 0-14 47-35 93-50 129-3 5-3 6-3 10 0 6 5 10 11 10 12 0 14-12 20-26 4-17 4-19 9-37 8-29 15-57 22-86z"><text:p/></draw:path><draw:path draw:style-name="gr3" draw:text-style-name="P5" svg:width="0.0469in" svg:height="0.0701in" svg:x="0.9193in" svg:y="0.2886in" svg:viewBox="0 0 120 179" svg:d="M120 130c-3 0-6 0-9 0-1 6-3 22-8 25-2 1-23 1-26 1-16 0-33 0-49 0 28-25 37-33 53-45 20-16 39-33 39-58 0-33-29-53-63-53s-57 23-57 48c0 14 12 15 14 15 7 0 15-5 15-15 0-4-1-14-16-14 9-19 27-24 40-24 26 0 41 21 41 43 0 23-17 42-26 52-22 20-43 42-65 63-3 4-3 4-3 11 37 0 75 0 112 0 2-16 6-33 8-49z"><text:p/></draw:path><draw:path draw:style-name="gr3" draw:text-style-name="P5" svg:width="0.035in" svg:height="0.1516in" svg:x="0.9961in" svg:y="0.2224in" svg:viewBox="0 0 90 386" svg:d="M90 382c0-1 0-1-6-8-49-48-61-122-61-181 0-68 14-135 62-183 5-5 5-6 5-7 0-2-2-3-4-3-3 0-39 26-62 75-18 43-24 86-24 118 0 30 4 76 26 120 24 48 57 73 60 73 2 0 4-1 4-4z"><text:p/></draw:path><draw:path draw:style-name="gr3" draw:text-style-name="P5" svg:width="0.0756in" svg:height="0.0685in" svg:x="1.0445in" svg:y="0.2693in" svg:viewBox="0 0 193 175" svg:d="M119 54c2-10 11-45 37-45 2 0 12 0 20 4-11 2-19 12-19 21 0 7 5 14 15 14 8 0 21-7 21-23 0-19-22-25-36-25-23 0-36 21-40 30-10-27-31-30-42-30-41 0-63 50-63 59 0 5 5 5 6 5 2 0 3-1 4-5 13-41 39-50 52-50 7 0 21 3 21 25 0 12-7 39-21 93-6 24-20 39-37 39-2 0-11 0-19-4 10-2 18-10 18-21s-8-13-14-13c-12 0-22 10-22 22 0 17 20 25 36 25 27 0 40-28 41-30 6 15 19 30 42 30 39 0 63-50 63-59 0-5-5-5-6-5-3 0-4 2-4 5-14 41-40 50-52 50-15 0-21-12-21-25 0-9 2-17 7-34 4-18 8-36 13-53z"><text:p/></draw:path><draw:path draw:style-name="gr3" draw:text-style-name="P5" svg:width="0.035in" svg:height="0.1516in" svg:x="1.1358in" svg:y="0.2224in" svg:viewBox="0 0 90 386" svg:d="M90 193c0-30-4-76-26-120-23-48-56-73-60-73-3 0-4 1-4 3 0 1 0 2 8 9 37 39 59 100 59 181 0 66-14 134-61 183-6 5-6 5-6 6 0 3 1 4 4 4 4 0 39-26 61-75 20-43 25-85 25-118z"><text:p/></draw:path><draw:path draw:style-name="gr3" draw:text-style-name="P5" svg:width="0.076in" svg:height="0.0874in" svg:x="1.2413in" svg:y="0.2547in" svg:viewBox="0 0 194 223" svg:d="M180 119c7 0 14 0 14-8s-7-8-14-8c-55 0-108 0-163 0 4-51 49-88 103-88 20 0 41 0 60 0 7 0 14 0 14-7 0-8-7-8-14-8-20 0-40 0-61 0-66 0-119 48-119 111 0 62 53 112 119 112 21 0 41 0 61 0 7 0 14 0 14-7 0-8-7-8-14-8-19 0-40 0-60 0-54 0-99-37-103-89 55 0 108 0 163 0z"><text:p/></draw:path><draw:path draw:style-name="gr3" draw:text-style-name="P5" svg:width="0.1083in" svg:height="0.1035in" svg:x="1.3791in" svg:y="0.2323in" svg:viewBox="0 0 276 264" svg:d="M45 234c-3 16-4 18-35 18-7 0-10 0-10 8 0 4 3 4 10 4 46 0 92 0 139 0 60 0 106-45 106-84 0-27-23-49-60-53 40-8 81-37 81-73 0-29-25-54-72-54-43 0-87 0-130 0-7 0-11 0-11 8 0 4 3 4 11 4 1 0 7 0 14 1 8 1 11 1 11 7 0 1 0 2-1 6-18 70-35 139-53 208zM103 123c8-32 17-64 25-95 3-15 4-16 21-16 16 0 34 0 50 0 33 0 42 23 42 40 0 34-33 71-80 71-19 0-39 0-58 0zM87 252c-6 0-7 0-9 0-4 0-5-1-5-4 0-2 0-2 2-9 9-37 17-73 26-108 24 0 50 0 74 0 37 0 44 29 44 45 0 39-34 76-80 76-18 0-34 0-52 0z"><text:p/></draw:path><draw:path draw:style-name="gr3" draw:text-style-name="P5" svg:width="0.1346in" svg:height="0.0787in" svg:x="1.5465in" svg:y="0.2591in" svg:viewBox="0 0 343 201" svg:d="M329 108c7 0 14 0 14-8s-7-8-14-8c-96 0-191 0-287 0 21-15 32-32 35-36 17-27 13-34 20-52 0-4-5-4-8-4-6 0-6 0-9 8-8 37-30 69-74 88-5 1-6 1-6 4 0 2 1 4 6 6 39 16 66 46 75 90 2 4 2 5 8 5 3 0 8 0 8-4 0-1-3-25-20-52-8-11-19-24-35-37 96 0 191 0 287 0z"><text:p/></draw:path><draw:path draw:style-name="gr3" draw:text-style-name="P5" svg:width="0.1346in" svg:height="0.0787in" svg:x="1.6728in" svg:y="0.2591in" svg:viewBox="0 0 343 201" svg:d="M301 108c-20 16-31 33-35 37-17 27-13 34-20 52 0 4 5 4 8 4 7 0 7-1 8-7 9-38 32-71 76-88 4-2 5-4 5-6 0-3-2-3-3-3-17-7-64-27-78-92-1-4-1-5-8-5-3 0-8 0-8 4 0 1 4 26 20 51 8 12 19 25 35 37-95 0-191 0-287 0-7 0-14 0-14 8s7 8 14 8c96 0 192 0 287 0z"><text:p/></draw:path><draw:path draw:style-name="gr3" draw:text-style-name="P5" svg:width="0.0819in" svg:height="0.0669in" svg:x="1.8626in" svg:y="0.2709in" svg:viewBox="0 0 209 171" svg:d="M92 22c15 0 30 0 44 0-13 57-16 74-16 100 0 6 0 17 3 30 4 16 8 19 13 19 8 0 17-7 17-15 0-2 0-3-2-9-12-27-12-52-12-63 0-21 3-42 7-62 15 0 30 0 44 0 5 0 19 0 19-13 0-9-8-9-15-9-43 0-87 0-130 0-8 0-23 0-40 18-14 15-24 33-24 35 2 1 0 3 6 3 2 0 3-1 5-4 19-30 42-30 50-30 7 0 14 0 22 0-13 47-33 93-50 129-3 5-3 6-3 10 0 6 6 10 11 10 12 0 15-12 20-26 5-17 5-19 9-37 8-29 15-57 22-86z"><text:p/></draw:path><draw:path draw:style-name="gr3" draw:text-style-name="P5" svg:width="0.0382in" svg:height="0.0701in" svg:x="1.9571in" svg:y="0.2886in" svg:viewBox="0 0 98 179" svg:d="M62 8c0-8-1-8-9-8-18 17-42 17-53 17 0 3 0 6 0 9 7 0 24 0 40-7 0 46 0 92 0 138 0 9 0 12-28 12-3 0-6 0-10 0 0 4 0 7 0 10 5 0 38-1 48-1 8 0 42 1 48 1 0-3 0-6 0-10-3 0-7 0-10 0-26 0-26-3-26-12 0-49 0-100 0-149z"><text:p/></draw:path><draw:path draw:style-name="gr3" draw:text-style-name="P5" svg:width="0.0346in" svg:height="0.1516in" svg:x="2.0291in" svg:y="0.2224in" svg:viewBox="0 0 89 386" svg:d="M89 382c0-1 0-1-6-8-49-48-61-122-61-181 0-68 14-135 63-183 4-5 4-6 4-7 0-2-1-3-3-3-5 0-40 26-62 75-20 43-24 86-24 118 0 30 3 76 25 120 23 48 56 73 61 73 2 0 3-1 3-4z"><text:p/></draw:path><draw:path draw:style-name="gr3" draw:text-style-name="P5" svg:width="0.0756in" svg:height="0.0685in" svg:x="2.0776in" svg:y="0.2693in" svg:viewBox="0 0 193 175" svg:d="M118 54c2-10 11-45 38-45 1 0 11 0 19 4-11 2-19 12-19 21 0 7 5 14 16 14 7 0 21-7 21-23 0-19-24-25-37-25-22 0-36 21-40 30-10-27-31-30-42-30-40 0-62 50-62 59 0 5 3 5 5 5 3 0 4-1 4-5 13-41 38-50 52-50 7 0 21 3 21 25 0 12-7 39-21 93-6 24-20 39-37 39-2 0-11 0-19-4 9-2 18-10 18-21s-9-13-14-13c-12 0-21 10-21 22 0 17 19 25 36 25 26 0 40-28 41-30 4 15 18 30 42 30 39 0 61-50 61-59 0-5-3-5-4-5-4 0-4 2-5 5-14 41-40 50-52 50-14 0-21-12-21-25 0-9 2-17 7-34 4-18 8-36 13-53z"><text:p/></draw:path><draw:path draw:style-name="gr3" draw:text-style-name="P5" svg:width="0.035in" svg:height="0.1516in" svg:x="2.1685in" svg:y="0.2224in" svg:viewBox="0 0 90 386" svg:d="M90 193c0-30-4-76-25-120-23-48-57-73-61-73-2 0-4 1-4 3 0 1 0 2 8 9 37 39 59 100 59 181 0 66-14 134-61 183-6 5-6 5-6 6 0 3 2 4 4 4 4 0 39-26 62-75 20-43 24-85 24-118z"><text:p/></draw:path><draw:path draw:style-name="gr3" draw:text-style-name="P5" svg:width="0.0756in" svg:height="0.0874in" svg:x="2.274in" svg:y="0.2547in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3" draw:text-style-name="P5" svg:width="0.1083in" svg:height="0.1035in" svg:x="2.4114in" svg:y="0.2323in" svg:viewBox="0 0 276 264" svg:d="M46 234c-4 16-5 18-35 18-7 0-11 0-11 8 0 4 3 4 11 4 46 0 91 0 138 0 61 0 106-45 106-84 0-27-22-49-59-53 39-8 80-37 80-73 0-29-25-54-71-54-43 0-87 0-130 0-8 0-12 0-12 8 0 4 4 4 11 4 1 0 9 0 15 1 7 1 10 1 10 7 0 1 0 2-1 6-18 70-34 139-52 208zM105 123c7-32 15-64 23-95 4-15 4-16 21-16 16 0 34 0 50 0 34 0 42 23 42 40 0 34-33 71-80 71-19 0-38 0-56 0zM87 252c-6 0-7 0-9 0-3 0-4-1-4-4 0-2 0-2 1-9 9-37 19-73 27-108 25 0 49 0 73 0 37 0 44 29 44 45 0 39-34 76-79 76-18 0-35 0-53 0z"><text:p/></draw:path><draw:path draw:style-name="gr3" draw:text-style-name="P5" svg:width="0.0843in" svg:height="0.0941in" svg:x="2.5705in" svg:y="0.2457in" svg:viewBox="0 0 215 240" svg:d="M117 9c-4-7-6-9-9-9-6 0-7 3-9 9-32 71-65 144-97 215-2 5-2 6-2 8 0 5 3 8 8 8 2 0 5-1 9-8 30-69 60-137 91-206 30 69 60 137 90 206 3 8 8 8 9 8 4 0 8-3 8-8 0-1 0-1-3-6-32-73-63-145-95-217z"><text:p/></draw:path><draw:path draw:style-name="gr3" draw:text-style-name="P5" svg:width="0.0815in" svg:height="0.0669in" svg:x="2.7016in" svg:y="0.2709in" svg:viewBox="0 0 208 171" svg:d="M91 22c15 0 30 0 44 0-13 57-16 74-16 100 0 6 0 17 3 30 3 16 8 19 14 19 8 0 16-7 16-15 0-2 0-3-2-9-11-27-11-52-11-63 0-21 2-42 6-62 15 0 30 0 44 0 6 0 19 0 19-13 0-9-8-9-15-9-43 0-86 0-129 0-9 0-24 0-41 18-13 15-23 33-23 35 1 1 0 3 4 3s4-1 6-4c20-30 42-30 49-30 8 0 15 0 22 0-12 47-33 93-49 129-3 5-3 6-3 10 0 6 6 10 11 10 12 0 15-12 19-26 6-17 6-19 10-37 8-29 15-57 22-86z"><text:p/></draw:path><draw:path draw:style-name="gr3" draw:text-style-name="P5" svg:width="0.0469in" svg:height="0.0701in" svg:x="2.7909in" svg:y="0.2886in" svg:viewBox="0 0 120 179" svg:d="M120 130c-3 0-7 0-10 0-1 6-3 22-7 25-2 1-23 1-27 1-17 0-33 0-50 0 29-25 39-33 54-45 21-16 40-33 40-58 0-33-30-53-64-53-33 0-56 23-56 48 0 14 11 15 14 15 7 0 15-5 15-15 0-4-3-14-17-14 9-19 28-24 40-24 27 0 42 21 42 43 0 23-18 42-26 52-22 20-44 42-66 63-2 4-2 4-2 11 37 0 74 0 111 0 3-16 6-33 9-49z"><text:p/></draw:path><draw:path draw:style-name="gr3" draw:text-style-name="P5" svg:width="0.0346in" svg:height="0.1516in" svg:x="2.8673in" svg:y="0.2224in" svg:viewBox="0 0 89 386" svg:d="M89 382c0-1 0-1-6-8-49-48-61-122-61-181 0-68 15-135 63-183 4-5 4-6 4-7 0-2-1-3-3-3-5 0-39 26-62 75-20 43-24 86-24 118 0 30 4 76 25 120 23 48 56 73 61 73 2 0 3-1 3-4z"><text:p/></draw:path><draw:path draw:style-name="gr3" draw:text-style-name="P5" svg:width="0.0756in" svg:height="0.0685in" svg:x="2.9161in" svg:y="0.2693in" svg:viewBox="0 0 193 175" svg:d="M118 54c2-10 11-45 38-45 2 0 11 0 19 4-10 2-18 12-18 21 0 7 4 14 15 14 8 0 21-7 21-23 0-19-24-25-37-25-22 0-36 21-40 30-10-27-30-30-42-30-40 0-62 50-62 59 0 5 3 5 5 5 3 0 4-1 5-5 12-41 39-50 52-50 6 0 21 3 21 25 0 12-7 39-21 93-7 24-20 39-38 39-2 0-11 0-18-4 8-2 17-10 17-21s-9-13-14-13c-11 0-21 10-21 22 0 17 19 25 36 25 26 0 40-28 41-30 4 15 19 30 42 30 39 0 61-50 61-59 0-5-3-5-4-5-3 0-4 2-5 5-13 41-39 50-52 50-14 0-21-12-21-25 0-9 2-17 7-34 4-18 8-36 13-53z"><text:p/></draw:path><draw:path draw:style-name="gr3" draw:text-style-name="P5" svg:width="0.0346in" svg:height="0.1516in" svg:x="3.0075in" svg:y="0.2224in" svg:viewBox="0 0 89 386" svg:d="M89 193c0-30-4-76-25-120-23-48-56-73-61-73-2 0-3 1-3 3 0 1 0 2 7 9 38 39 60 100 60 181 0 66-14 134-63 183-4 5-4 5-4 6 0 3 1 4 3 4 5 0 39-26 62-75 20-43 24-85 24-118z"><text:p/></draw:path><draw:path draw:style-name="gr3" draw:text-style-name="P5" svg:width="0.076in" svg:height="0.0874in" svg:x="3.1126in" svg:y="0.2547in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3" draw:text-style-name="P5" svg:width="0.1039in" svg:height="0.1083in" svg:x="3.2488in" svg:y="0.2283in" svg:viewBox="0 0 265 276" svg:d="M56 232c-16 25-31 31-48 32-5 1-8 1-8 8 0 2 2 4 6 4 9 0 22-1 33-1 12 0 26 1 38 1 2 0 8 0 8-7 0-4-5-5-7-5-9 0-19-3-19-13 0-5 4-9 6-15 10-16 20-32 30-49 32 0 65 0 96 0 2 8 7 61 7 65 0 11-20 12-27 12-6 0-10 0-10 8 0 4 4 4 5 4 16 0 33-1 49-1 9 0 34 1 44 1 2 0 6 0 6-8 0-4-4-4-9-4-24 0-24-2-25-13-8-82-15-162-23-242-1-8-1-9-8-9-6 0-7 2-10 7-45 74-89 150-134 225zM102 175c26-43 51-85 76-128 5 43 8 85 12 128-29 0-58 0-88 0z"><text:p/></draw:path></draw:g></text:p>
        </text:list-item>
        <text:list-item>
          <text:p text:style-name="P132">נסמן <draw:g text:anchor-type="as-char" svg:y="-0.1134in" draw:z-index="244" draw:name="Shape280" draw:style-name="gr1"><svg:title>TexMaths</svg:title><svg:desc>11§display§\pi_1(x) = a, \pi_2(x) = b§svg§600§FALSE§</svg:desc><draw:path draw:style-name="gr2" draw:text-style-name="P4" svg:width="1.3217in" svg:height="0.1358in" svg:x="0.0039in" svg:y="0.0071in" svg:viewBox="0 0 3358 346" svg:d="M1680 346c-560 0-1120 0-1680 0 0-116 0-230 0-346 1119 0 2239 0 3358 0 0 116 0 230 0 346-559 0-1119 0-1678 0z"><text:p/></draw:path><draw:path draw:style-name="gr3" draw:text-style-name="P5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386in" svg:height="0.0701in" svg:x="0.0945in" svg:y="0.0661in" svg:viewBox="0 0 99 179" svg:d="M62 8c0-8-1-8-8-8-18 17-43 17-54 17 0 3 0 6 0 9 7 0 24 0 40-7 0 46 0 92 0 138 0 9 0 13-28 13-3 0-6 0-10 0 0 3 0 6 0 9 5-1 39-1 49-1 7 0 41 0 48 1 0-3 0-6 0-9-3 0-8 0-11 0-26 0-26-4-26-13 0-50 0-100 0-149z"><text:p/></draw:path><draw:path draw:style-name="gr3" draw:text-style-name="P5" svg:width="0.0346in" svg:height="0.1512in" svg:x="0.1665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756in" svg:height="0.0685in" svg:x="0.21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346in" svg:height="0.1512in" svg:x="0.306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0354in" svg:x="0.4071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5" svg:width="0.0693in" svg:height="0.0685in" svg:x="0.5657in" svg:y="0.0453in" svg:viewBox="0 0 177 175" svg:d="M129 25c-8-14-19-25-37-25-45 0-92 57-92 113 0 37 21 62 51 62 7 0 27-1 50-29 4 16 17 29 35 29 14 0 22-9 29-21 7-14 12-37 12-38 0-4-4-4-5-4-4 0-4 1-6 7-5 25-13 47-28 47-11 0-13-10-13-17 0-9 2-11 6-29 4-17 4-20 9-34 4-18 9-36 13-54 3-11 3-12 3-13 0-7-5-11-12-11-9 0-14 9-15 17zM103 124c-2 8-2 8-7 15-18 22-33 27-44 27-19 0-24-21-24-36 0-19 12-66 20-84 13-23 30-37 46-37 25 0 29 32 29 34s0 4-1 7c-6 24-12 49-19 74z"><text:p/></draw:path><draw:path draw:style-name="gr3" draw:text-style-name="P5" svg:width="0.0173in" svg:height="0.0453in" svg:x="0.6531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819in" svg:height="0.0669in" svg:x="0.7114in" svg:y="0.048in" svg:viewBox="0 0 209 171" svg:d="M92 22c15 0 29 0 43 0-12 57-15 74-15 100 0 6 0 17 2 29 5 17 9 20 14 20 8 0 16-7 16-15 0-2 0-3-2-8-11-28-11-53-11-64 0-20 3-41 6-62 16 0 30 0 45 0 5 0 19 0 19-13 0-9-9-9-15-9-43 0-87 0-130 0-9 0-23 0-41 19-13 14-23 32-23 34 1 1 0 4 4 4s5-2 7-5c19-30 41-30 48-30 8 0 16 0 24 0-14 47-35 94-50 129-3 5-3 6-3 10 0 6 5 10 11 10 11 0 14-11 18-26 6-17 6-18 11-37 8-29 15-57 22-86z"><text:p/></draw:path><draw:path draw:style-name="gr3" draw:text-style-name="P5" svg:width="0.0469in" svg:height="0.0701in" svg:x="0.8004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5" svg:width="0.035in" svg:height="0.1512in" svg:x="0.8772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0756in" svg:height="0.0685in" svg:x="0.9256in" svg:y="0.0453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5" svg:width="0.0346in" svg:height="0.1512in" svg:x="1.0173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5" svg:width="0.1004in" svg:height="0.0354in" svg:x="1.118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59in" svg:height="0.1063in" svg:x="1.2776in" svg:y="0.0071in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, לצורך הנוחות. </text:p>
        </text:list-item>
        <text:list-item>
          <text:p text:style-name="P132">עתה, נוכיח <text:span text:style-name="T53">שהטענה</text:span> להלן ("טענה 1") אמ"מ <draw:g text:anchor-type="as-char" svg:y="-0.1083in" draw:z-index="236" draw:name="Shape281" draw:style-name="gr1"><svg:title>TexMaths</svg:title><svg:desc>11§display§A = B§svg§600§FALSE§</svg:desc><draw:path draw:style-name="gr2" draw:text-style-name="P4" svg:width="0.415in" svg:height="0.0921in" svg:x="0.0031in" svg:y="0.0079in" svg:viewBox="0 0 1055 235" svg:d="M0 0c352 0 703 0 1055 0 0 78 0 157 0 235-352 0-703 0-1055 0 0-78 0-157 0-235z"><text:p/></draw:path><draw:path draw:style-name="gr3" draw:text-style-name="P5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5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5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text:s/>("טענה 2"), באמצעות פיצול לשתי גרירות. </text:p>
          <text:list>
            <text:list-item>
              <text:p text:style-name="P134">נניח את טענה 1, ונוכיח את טענה 2. נתבונן באיבר <draw:g text:anchor-type="as-char" svg:y="-0.1083in" draw:z-index="245" draw:name="Shape282" draw:style-name="gr1"><svg:title>TexMaths</svg:title><svg:desc>11§display§y \in B \times A§svg§600§FALSE§</svg:desc><draw:path draw:style-name="gr2" draw:text-style-name="P4" svg:width="0.6681in" svg:height="0.1232in" svg:x="0.0039in" svg:y="0.0083in" svg:viewBox="0 0 1698 314" svg:d="M850 314c-284 0-566 0-850 0 0-104 0-210 0-314 567 0 1132 0 1698 0 0 104 0 210 0 314-282 0-565 0-848 0z"><text:p/></draw:path><draw:path draw:style-name="gr3" draw:text-style-name="P5" svg:width="0.0697in" svg:height="0.0972in" svg:x="0.0004in" svg:y="0.0417in" svg:viewBox="0 0 178 248" svg:d="M177 24c1-5 1-6 1-10 0-6-5-10-11-10-3 0-10 3-13 8-1 2-4 14-5 21-4 10-6 21-8 31-6 23-12 46-18 69-1 7-17 33-44 33-20 0-23-17-23-31 0-17 7-42 20-76 5-15 8-19 8-27 0-18-14-32-32-32-38 0-52 56-52 59 0 5 4 5 6 5 3 0 3-1 5-8 11-36 26-47 40-47 3 0 8 0 8 12 0 10-3 20-5 27-17 41-23 63-23 81 0 34 24 46 47 46 16 0 29-7 39-18-5 20-9 38-25 58-9 14-25 25-42 25-6 0-24-2-30-17 6 0 12 0 16-4 5-4 8-9 8-16 0-12-10-12-14-12-9 0-21 5-21 23 0 20 16 34 41 34 39 0 79-35 90-78 12-49 25-97 37-146z"><text:p/></draw:path><draw:path draw:style-name="gr3" draw:text-style-name="P5" svg:width="0.0752in" svg:height="0.087in" svg:x="0.1311in" svg:y="0.0272in" svg:viewBox="0 0 192 222" svg:d="M179 119c7 0 13 0 13-8s-6-8-13-8c-55 0-109 0-164 0 5-51 50-88 104-88 20 0 41 0 60 0 7 0 13 0 13-7 0-8-6-8-13-8-19 0-40 0-60 0-67 0-119 49-119 111s52 111 119 111c20 0 41 0 60 0 7 0 13 0 13-8 0-7-6-7-13-7-19 0-40 0-60 0-54 0-99-37-104-88 55 0 109 0 164 0z"><text:p/></draw:path><draw:path draw:style-name="gr3" draw:text-style-name="P5" svg:width="0.1083in" svg:height="0.1028in" svg:x="0.2685in" svg:y="0.0055in" svg:viewBox="0 0 276 262" svg:d="M45 232c-3 14-4 17-34 17-7 0-11 0-11 8 0 5 3 5 11 5 46 0 91 0 137 0 61 0 107-46 107-83 0-27-23-49-60-54 40-7 81-36 81-72 0-29-25-53-72-53-43 0-87 0-130 0-7 0-11 0-11 8 0 4 3 4 11 4 1 0 7 0 14 0 8 1 11 1 11 7 0 1 0 2-1 7-18 69-35 138-53 206zM105 122c7-32 15-64 23-96 3-13 4-14 20-14 17 0 35 0 51 0 33 0 42 22 42 40 0 34-33 70-80 70-19 0-38 0-56 0zM87 249c-6 0-7 0-9 0-4-1-5-1-5-4 0-1 0-1 2-9 9-35 17-71 26-106 24 0 50 0 74 0 36 0 44 28 44 45 0 37-34 74-80 74-18 0-35 0-52 0z"><text:p/></draw:path><draw:path draw:style-name="gr3" draw:text-style-name="P5" svg:width="0.0732in" svg:height="0.0728in" svg:x="0.4409in" svg:y="0.0346in" svg:viewBox="0 0 187 186" svg:d="M93 82c-25-25-51-51-76-77-5-4-6-5-9-5-5 0-8 3-8 8 0 2 1 3 6 7 25 26 51 51 76 77-25 26-51 52-76 78-5 5-6 5-6 8 0 4 3 8 8 8 3 0 4-1 9-6 25-26 51-51 76-77 27 27 53 53 80 81 1 0 3 2 6 2 5 0 8-4 8-8 0-1 0-2-1-4-1-1-63-62-81-82 23-24 47-47 70-70 2-2 8-7 10-9 0-1 2-3 2-5 0-5-3-8-8-8-3 0-5 1-9 5-25 26-51 52-77 77z"><text:p/></draw:path><draw:path draw:style-name="gr3" draw:text-style-name="P5" svg:width="0.1039in" svg:height="0.1079in" svg:x="0.576in" svg:y="0.0004in" svg:viewBox="0 0 265 275" svg:d="M55 231c-15 25-30 31-47 32-5 0-8 0-8 7 0 3 2 5 4 5 11 0 24-1 35-1 12 0 25 1 38 1 2 0 7 0 7-8 0-4-4-4-6-4-9-1-19-4-19-14 0-4 3-8 6-14 10-16 20-33 30-48 32 0 64 0 96 0 1 6 7 59 7 64 0 11-21 12-29 12-5 0-8 0-8 7 0 5 4 5 5 5 16 0 32-1 48-1 10 0 35 1 43 1 4 0 8 0 8-8 0-4-4-4-9-4-24 0-24-3-25-14-8-79-16-159-24-239 0-8 0-10-7-10-6 0-7 3-10 7-45 74-90 149-135 224zM102 175c26-43 51-85 76-127 5 42 8 84 12 127-29 0-58 0-88 0z"><text:p/></draw:path></draw:g>. <text:span text:style-name="T53">ידוע עליו </text:span><text:span text:style-name="T53"><draw:g text:anchor-type="as-char" svg:y="-0.1134in" draw:z-index="335" draw:name="Shape283" draw:style-name="gr1"><svg:title>TexMaths</svg:title><svg:desc>11§display§ \pi_1(y) \in B \land \pi_2(y) \in A§svg§600§FALSE§</svg:desc><draw:path draw:style-name="gr2" draw:text-style-name="P4" svg:width="1.4642in" svg:height="0.1358in" svg:x="0.0039in" svg:y="0.0071in" svg:viewBox="0 0 3720 346" svg:d="M1861 346c-620 0-1241 0-1861 0 0-116 0-230 0-346 1240 0 2480 0 3720 0 0 116 0 230 0 346-619 0-1240 0-1859 0z"><text:p/></draw:path><draw:path draw:style-name="gr3" draw:text-style-name="P5" svg:width="0.0815in" svg:height="0.0669in" svg:x="0.0004in" svg:y="0.048in" svg:viewBox="0 0 208 171" svg:d="M91 22c15 0 30 0 44 0-13 57-16 74-16 100 0 6 0 17 3 29 4 17 8 20 14 20 8 0 16-7 16-15 0-2 0-3-2-8-11-28-11-53-11-64 0-20 2-41 6-62 14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386in" svg:height="0.0701in" svg:x="0.0945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5" svg:width="0.0346in" svg:height="0.1512in" svg:x="0.1661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5" svg:width="0.0697in" svg:height="0.0976in" svg:x="0.215in" svg:y="0.0453in" svg:viewBox="0 0 178 249" svg:d="M176 24c2-5 2-6 2-9 0-7-5-11-11-11-4 0-10 3-14 8 0 2-3 14-6 21-2 10-4 21-7 31-6 23-11 46-17 69-2 7-19 33-44 33-20 0-24-16-24-31 0-17 7-41 20-76 6-15 7-19 7-27 0-18-12-32-31-32-37 0-51 56-51 59 0 5 3 5 4 5 5 0 5-1 7-8 10-36 25-47 38-47 4 0 10 0 10 12 0 10-3 20-6 27-16 41-22 63-22 81 0 34 24 46 47 46 14 0 28-7 39-18-6 20-10 40-26 59-10 13-24 24-42 24-5 0-23-1-29-15 5 0 11 0 16-6 4-3 8-8 8-14 0-12-11-13-14-13-9 0-22 5-22 24s17 33 41 33c40 0 80-35 91-77 12-50 24-99 36-148z"><text:p/></draw:path><draw:path draw:style-name="gr3" draw:text-style-name="P5" svg:width="0.0346in" svg:height="0.1512in" svg:x="0.299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6in" svg:height="0.087in" svg:x="0.4043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083in" svg:height="0.1028in" svg:x="0.5417in" svg:y="0.0098in" svg:viewBox="0 0 276 262" svg:d="M46 232c-4 15-4 18-35 18-7 0-11 0-11 8 0 4 4 4 11 4 46 0 91 0 137 0 62 0 107-45 107-83 0-27-22-49-59-53 39-8 80-37 80-73 0-29-25-53-71-53-43 0-87 0-130 0-8 0-11 0-11 8 0 4 3 4 10 4 1 0 8 0 15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3" draw:text-style-name="P5" svg:width="0.0839in" svg:height="0.0937in" svg:x="0.7008in" svg:y="0.0217in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5" svg:width="0.0815in" svg:height="0.0669in" svg:x="0.8315in" svg:y="0.048in" svg:viewBox="0 0 208 171" svg:d="M91 22c15 0 30 0 44 0-13 57-16 74-16 100 0 6 0 17 3 29 3 17 8 20 14 20 8 0 16-7 16-15 0-2 0-3-2-8-11-28-11-53-11-64 0-20 2-41 6-62 14 0 30 0 44 0 6 0 19 0 19-13 0-9-8-9-16-9-42 0-85 0-128 0-9 0-24 0-41 19-13 14-23 32-23 34 1 1 0 4 4 4s4-2 6-5c20-30 42-30 49-30 8 0 15 0 22 0-12 47-33 94-49 129-3 5-3 6-3 10 0 6 6 10 11 10 12 0 15-11 19-26 6-17 6-18 11-37 7-29 15-57 21-86z"><text:p/></draw:path><draw:path draw:style-name="gr3" draw:text-style-name="P5" svg:width="0.0469in" svg:height="0.0701in" svg:x="0.9205in" svg:y="0.0661in" svg:viewBox="0 0 120 179" svg:d="M120 130c-3 0-7 0-10 0-1 5-3 22-7 24-2 2-23 2-27 2-17 0-33 0-50 0 29-25 39-33 54-45 21-16 40-33 40-58 0-33-30-53-64-53-33 0-56 23-56 48 0 14 11 15 14 15 7 0 15-5 15-15 0-4-3-14-17-14 9-19 28-24 40-24 27 0 41 21 41 43 0 23-17 42-25 52-22 21-44 41-66 63-2 3-2 4-2 11 37 0 74 0 111 0 3-16 6-33 9-49z"><text:p/></draw:path><draw:path draw:style-name="gr3" draw:text-style-name="P5" svg:width="0.0346in" svg:height="0.1512in" svg:x="0.9972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5" svg:width="0.0697in" svg:height="0.0976in" svg:x="1.0457in" svg:y="0.0453in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5" svg:width="0.035in" svg:height="0.1512in" svg:x="1.1299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5" svg:width="0.0752in" svg:height="0.087in" svg:x="1.2354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1039in" svg:height="0.1079in" svg:x="1.372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53">, ומכאן נסיק שנגרר אשר </text:span><text:span text:style-name="T53"><draw:g text:anchor-type="as-char" svg:y="-0.1134in" draw:z-index="336" draw:name="Shape284" draw:style-name="gr1"><svg:title>TexMaths</svg:title><svg:desc>11§display§ \pi_1(y) \in A \land \pi_2(y) \in B§svg§600§FALSE§</svg:desc><draw:path draw:style-name="gr2" draw:text-style-name="P4" svg:width="1.461in" svg:height="0.1354in" svg:x="0.0043in" svg:y="0.0071in" svg:viewBox="0 0 3712 345" svg:d="M0 0c1238 0 2474 0 3712 0 0 115 0 230 0 345-1238 0-2474 0-3712 0 0-115 0-230 0-345z"><text:p/></draw:path><draw:path draw:style-name="gr3" draw:text-style-name="P5" svg:width="0.0819in" svg:height="0.0665in" svg:x="0.0004in" svg:y="0.048in" svg:viewBox="0 0 209 170" svg:d="M92 22c15 0 30 0 44 0-13 57-16 74-16 99 0 7 0 17 3 30 4 16 8 19 15 19s15-7 15-15c0-2 0-3-2-9-11-27-11-52-11-62 0-21 2-42 6-62 15 0 30 0 44 0 6 0 19 0 19-13 0-9-8-9-15-9-43 0-87 0-130 0-8 0-23 0-40 18-13 15-24 33-24 35 2 1 0 3 6 3 3 0 3-1 5-4 20-30 42-30 50-30 7 0 14 0 22 0-13 46-33 94-50 128-3 6-3 6-3 10 0 7 6 10 11 10 12 0 15-10 20-25 5-18 5-18 9-38 8-29 15-56 22-85z"><text:p/></draw:path><draw:path draw:style-name="gr3" draw:text-style-name="P5" svg:width="0.0386in" svg:height="0.0701in" svg:x="0.0949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5" svg:width="0.0346in" svg:height="0.1508in" svg:x="0.1669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5" svg:width="0.0697in" svg:height="0.0972in" svg:x="0.2154in" svg:y="0.0453in" svg:viewBox="0 0 178 248" svg:d="M176 23c2-5 2-5 2-9 0-6-5-10-11-10-4 0-11 3-14 8 0 2-3 14-6 21-2 10-5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3" draw:text-style-name="P5" svg:width="0.0346in" svg:height="0.1508in" svg:x="0.299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76in" svg:height="0.087in" svg:x="0.4051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5" svg:width="0.1039in" svg:height="0.1079in" svg:x="0.5413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3-3-9-3-24 0-24-3-25-14-8-79-15-160-23-240-1-8-1-9-8-9-6 0-7 2-10 7-45 74-89 149-134 223zM102 175c26-43 51-86 76-128 5 42 8 85 12 128-29 0-58 0-88 0z"><text:p/></draw:path><draw:path draw:style-name="gr3" draw:text-style-name="P5" svg:width="0.0843in" svg:height="0.0933in" svg:x="0.6925in" svg:y="0.0217in" svg:viewBox="0 0 215 238" svg:d="M116 9c-3-7-6-9-9-9-5 0-6 3-8 9-32 71-65 143-97 213-2 6-2 6-2 8 0 5 3 8 8 8 2 0 5-1 9-8 29-67 60-135 90-204 31 69 60 137 91 204 3 8 8 8 9 8 4 0 8-3 8-8-2-1 0-1-3-5-32-72-65-145-96-216z"><text:p/></draw:path><draw:path draw:style-name="gr3" draw:text-style-name="P5" svg:width="0.0819in" svg:height="0.0665in" svg:x="0.8228in" svg:y="0.048in" svg:viewBox="0 0 209 170" svg:d="M92 22c15 0 30 0 44 0-13 57-16 74-16 99 0 7 0 17 3 30 4 16 8 19 13 19 8 0 17-7 17-15 0-2 0-3-2-9-12-27-12-52-12-62 0-21 3-42 7-62 15 0 30 0 44 0 5 0 19 0 19-13 0-9-8-9-15-9-43 0-87 0-130 0-9 0-23 0-40 18-14 15-24 33-24 35 1 1 0 3 4 3s5-1 7-4c19-30 42-30 50-30 7 0 14 0 22 0-14 46-35 94-50 128-3 6-3 6-3 10 0 7 5 10 11 10 12 0 14-10 20-25 5-18 5-18 9-38 8-29 15-56 22-85z"><text:p/></draw:path><draw:path draw:style-name="gr3" draw:text-style-name="P5" svg:width="0.0469in" svg:height="0.0701in" svg:x="0.9122in" svg:y="0.0661in" svg:viewBox="0 0 120 179" svg:d="M120 130c-3 0-6 0-9 0-1 7-3 22-8 25-2 1-22 1-26 1-16 0-33 0-49 0 28-25 37-32 53-45 20-15 39-33 39-58 0-33-29-53-63-53s-57 24-57 48c0 15 12 16 15 16 6 0 15-5 15-14 0-6-2-15-17-15 9-18 27-25 40-25 27 0 41 21 41 43 0 23-17 42-26 52-22 21-43 41-65 63-3 4-3 4-3 11 37 0 75 0 112 0 2-16 6-33 8-49z"><text:p/></draw:path><draw:path draw:style-name="gr3" draw:text-style-name="P5" svg:width="0.035in" svg:height="0.1508in" svg:x="0.989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697in" svg:height="0.0972in" svg:x="1.0374in" svg:y="0.0453in" svg:viewBox="0 0 178 248" svg:d="M177 23c1-5 1-5 1-9 0-6-4-10-11-10-3 0-10 3-13 8-1 2-4 14-5 21-3 10-6 20-8 31-6 23-12 46-18 69-1 6-17 33-43 33-19 0-24-17-24-32 0-17 7-40 20-75 5-16 8-20 8-28 0-17-14-31-32-31-38 0-52 56-52 59 0 4 4 4 6 4 3 0 4-1 5-7 11-36 26-48 40-48 3 0 10 0 10 13 0 9-5 20-7 26-15 41-23 63-23 82 0 34 24 45 47 45 16 0 29-7 40-17-6 20-10 38-26 58-9 13-25 25-42 25-6 0-24-2-30-16 6 0 12 0 17-5 4-4 8-9 8-16 0-11-11-13-14-13-10 0-22 6-22 25 0 18 16 33 41 33 39 0 79-36 90-77 12-50 25-99 37-148z"><text:p/></draw:path><draw:path draw:style-name="gr3" draw:text-style-name="P5" svg:width="0.035in" svg:height="0.1508in" svg:x="1.1217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5" svg:width="0.0756in" svg:height="0.087in" svg:x="1.2276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5" svg:width="0.1083in" svg:height="0.1031in" svg:x="1.3646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53">, כלומר </text:span><text:span text:style-name="T53"><draw:g text:anchor-type="as-char" svg:y="-0.1134in" draw:z-index="337" draw:name="Shape285" draw:style-name="gr1"><svg:title>TexMaths</svg:title><svg:desc>11§display§(a \in A \rightarrow a \in B) \land (b \in B \rightarrow b \in A)§svg§600§FALSE§</svg:desc><draw:path draw:style-name="gr2" draw:text-style-name="P4" svg:width="2.3579in" svg:height="0.1354in" svg:x="0.0004in" svg:y="0.0071in" svg:viewBox="0 0 5990 345" svg:d="M0 0c1997 0 3993 0 5990 0 0 115 0 230 0 345-1997 0-3993 0-5990 0 0-115 0-230 0-345z"><text:p/></draw:path><draw:path draw:style-name="gr3" draw:text-style-name="P5" svg:width="0.0346in" svg:height="0.1508in" svg:x="0.007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0693in" svg:height="0.0681in" svg:x="0.0579in" svg:y="0.0453in" svg:viewBox="0 0 177 174" svg:d="M129 24c-8-14-19-24-37-24-45 0-92 56-92 112 0 37 21 62 51 62 7 0 27-1 50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3" draw:text-style-name="P5" svg:width="0.076in" svg:height="0.087in" svg:x="0.18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1039in" svg:height="0.1079in" svg:x="0.3236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5" svg:width="0.1346in" svg:height="0.078in" svg:x="0.4831in" svg:y="0.0362in" svg:viewBox="0 0 343 199" svg:d="M301 108c-20 16-31 32-34 37-17 27-14 33-21 50 0 4 5 4 8 4 7 0 7 0 9-6 9-38 32-70 75-87 4-3 5-4 5-6s-1-3-2-4c-18-7-64-26-79-90-1-5-1-6-8-6-3 0-8 0-8 4 0 2 4 26 20 51 8 12 19 25 35 37-95 0-191 0-287 0-6 0-14 0-14 8s8 8 14 8c96 0 192 0 287 0z"><text:p/></draw:path><draw:path draw:style-name="gr3" draw:text-style-name="P5" svg:width="0.0693in" svg:height="0.0681in" svg:x="0.6752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9-16 16zM103 124c-1 7-1 8-7 15-17 21-33 27-43 27-20 0-25-22-25-36 0-20 12-67 20-85 13-23 30-37 46-37 25 0 30 32 30 34s-1 4-1 6c-6 26-13 51-20 76z"><text:p/></draw:path><draw:path draw:style-name="gr3" draw:text-style-name="P5" svg:width="0.0756in" svg:height="0.087in" svg:x="0.8047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5" svg:width="0.1083in" svg:height="0.1031in" svg:x="0.9421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draw:path draw:style-name="gr3" draw:text-style-name="P5" svg:width="0.0346in" svg:height="0.1508in" svg:x="1.067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843in" svg:height="0.0933in" svg:x="1.1602in" svg:y="0.0217in" svg:viewBox="0 0 215 238" svg:d="M116 9c-3-7-5-9-9-9-5 0-6 3-8 9-32 71-65 143-97 213-2 6-2 6-2 8 0 5 3 8 8 8 2 0 5-1 9-8 29-67 60-135 90-204 31 69 60 137 91 204 3 8 8 8 9 8 4 0 8-3 8-8-2-1 0-1-3-5-32-72-65-145-96-216z"><text:p/></draw:path><draw:path draw:style-name="gr3" draw:text-style-name="P5" svg:width="0.0346in" svg:height="0.1508in" svg:x="1.302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5" svg:width="0.0555in" svg:height="0.1059in" svg:x="1.3531in" svg:y="0.0075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5" svg:width="0.076in" svg:height="0.087in" svg:x="1.4661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5" svg:width="0.1083in" svg:height="0.1031in" svg:x="1.6035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3" draw:text-style-name="P5" svg:width="0.1346in" svg:height="0.078in" svg:x="1.7709in" svg:y="0.0362in" svg:viewBox="0 0 343 199" svg:d="M301 108c-22 16-31 32-35 37-17 27-14 33-21 50 0 4 6 4 8 4 7 0 8 0 9-6 9-38 32-70 76-87 4-3 5-4 5-6s-2-4-3-4c-17-7-64-26-78-90-1-5-2-6-9-6-2 0-8 0-8 4 0 2 5 26 20 51 8 12 19 25 36 37-95 0-192 0-288 0-6 0-13 0-13 8s7 8 13 8c96 0 193 0 288 0z"><text:p/></draw:path><draw:path draw:style-name="gr3" draw:text-style-name="P5" svg:width="0.0555in" svg:height="0.1059in" svg:x="1.9642in" svg:y="0.0075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5" svg:width="0.076in" svg:height="0.087in" svg:x="2.0772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1039in" svg:height="0.1079in" svg:x="2.2138in" svg:y="0.0043in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5" svg:width="0.035in" svg:height="0.1508in" svg:x="2.3311in" svg:y="0in" svg:viewBox="0 0 90 384" svg:d="M90 193c0-30-4-77-25-120-23-48-57-73-61-73-2 0-4 1-4 3 0 3 0 3 8 10 38 38 60 99 60 180 0 65-14 132-62 181-6 5-6 5-6 6 0 3 2 4 4 4 4 0 39-26 62-75 20-43 24-85 24-116z"><text:p/></draw:path></draw:g></text:span><text:span text:style-name="T53">. </text:span><text:span text:style-name="T54">מזה נסיק </text:span><text:span text:style-name="T54"><draw:g text:anchor-type="as-char" svg:y="-0.1075in" draw:z-index="366" draw:name="Shape286" draw:style-name="gr1"><svg:title>TexMaths</svg:title><svg:desc>11§display§A \subseteq B \land B \subseteq A§svg§600§FALSE§</svg:desc><draw:path draw:style-name="gr2" draw:text-style-name="P4" svg:width="1.0283in" svg:height="0.113in" svg:x="0.0031in" svg:y="0.0075in" svg:viewBox="0 0 2613 288" svg:d="M0 0c871 0 1741 0 2613 0 0 96 0 193 0 288-872 0-1742 0-2613 0 0-95 0-192 0-288z"><text:p/></draw:path><draw:path draw:style-name="gr3" draw:text-style-name="P5" svg:width="0.1039in" svg:height="0.1079in" svg:x="0.0004in" svg:y="0in" svg:viewBox="0 0 265 275" svg:d="M56 231c-15 25-31 31-47 32-6 0-9 0-9 8 0 2 2 4 6 4 9 0 22-1 33-1 13 0 26 1 38 1 2 0 8 0 8-8 0-4-4-4-7-4-9-1-17-3-17-13 0-5 2-9 5-14 10-17 19-33 29-50 33 0 65 0 98 0 0 8 5 61 5 65 0 11-20 12-27 12-6 0-10 0-10 8 0 4 3 3 5 4 17 0 33-1 49-1 9 0 34 1 44 1 2 0 6 0 6-8 0-4-3-4-9-4-24 0-24-2-25-14-8-81-15-160-23-240-1-8-1-9-8-9-5 0-7 2-10 7-45 74-89 149-134 224zM102 174c26-42 51-85 76-127 5 42 8 85 12 127-29 0-58 0-88 0z"><text:p/></draw:path><draw:path draw:style-name="gr3" draw:text-style-name="P5" svg:width="0.0925in" svg:height="0.1165in" svg:x="0.1642in" svg:y="0.0118in" svg:viewBox="0 0 236 297" svg:d="M223 15c7 0 13 0 13-7 0-8-6-8-13-8-35 0-69 0-104 0-66 0-119 51-119 111 0 62 54 111 119 111 35 0 69 0 104 0 7 0 13 0 13-7 0-8-6-8-13-8-34 0-69 0-103 0-62 0-105-44-105-95 0-53 44-97 105-97 34 0 69 0 103 0zM22 282c-7 0-14 0-14 7 0 8 7 8 14 8 67 0 134 0 201 0 7 0 13 0 13-8 0-7-6-7-13-7-67 0-134 0-201 0z"><text:p/></draw:path><draw:path draw:style-name="gr3" draw:text-style-name="P5" svg:width="0.1079in" svg:height="0.1028in" svg:x="0.3189in" svg:y="0.0051in" svg:viewBox="0 0 275 262" svg:d="M45 232c-3 15-4 18-35 18-7 0-10 0-10 8 0 4 3 4 10 4 46 0 92 0 138 0 61 0 106-45 106-84 0-26-22-48-59-53 40-7 80-36 80-72 0-29-25-53-71-53-43 0-87 0-130 0-8 0-11 0-11 8 0 3 3 3 11 3 4 0 7 0 14 1s11 1 11 7c0 1-1 2-2 6-18 70-34 139-52 207zM103 122c8-32 17-64 25-96 3-14 4-15 20-15 17 0 33 0 50 0 34 0 42 23 42 41 0 33-33 70-80 70-19 0-38 0-57 0zM86 250c-6 0-6 0-8 0-4-1-5-1-5-5 0-1 0-1 2-8 9-36 17-72 26-107 24 0 49 0 73 0 37 0 45 28 45 44 0 38-34 76-80 76-18 0-36 0-53 0z"><text:p/></draw:path><draw:path draw:style-name="gr3" draw:text-style-name="P5" svg:width="0.0846in" svg:height="0.0937in" svg:x="0.4772in" svg:y="0.0193in" svg:viewBox="0 0 216 239" svg:d="M117 9c-4-7-6-9-9-9-6 0-7 3-9 9-32 71-64 143-96 214-2 5-3 6-3 8 0 5 3 8 8 8 3 0 6-1 9-9 30-67 60-135 91-202 31 67 60 135 91 202 3 9 7 9 9 9 3 0 8-3 8-8 0-1 0-2-3-6-31-72-64-145-96-216z"><text:p/></draw:path><draw:path draw:style-name="gr3" draw:text-style-name="P5" svg:width="0.1083in" svg:height="0.1028in" svg:x="0.6102in" svg:y="0.0051in" svg:viewBox="0 0 276 262" svg:d="M45 232c-3 15-4 18-35 18-6 0-10 0-10 8 0 4 3 4 10 4 46 0 92 0 139 0 60 0 106-45 106-84 0-26-23-48-60-53 40-7 81-36 81-72 0-29-25-53-72-53-43 0-87 0-130 0-7 0-11 0-11 8 0 3 3 3 11 3 1 0 7 0 14 1 8 1 11 1 11 7 0 1 0 2-1 6-18 70-35 139-53 207zM105 122c7-32 15-64 23-96 3-14 4-15 21-15 16 0 34 0 50 0 33 0 42 23 42 41 0 33-33 70-80 70-19 0-38 0-56 0zM87 250c-6 0-7 0-9 0-4-1-5-1-5-5 0-1 0-1 2-8 9-36 17-72 26-107 24 0 50 0 74 0 37 0 44 28 44 44 0 38-34 76-80 76-18 0-34 0-52 0z"><text:p/></draw:path><draw:path draw:style-name="gr3" draw:text-style-name="P5" svg:width="0.0929in" svg:height="0.1165in" svg:x="0.7819in" svg:y="0.0118in" svg:viewBox="0 0 237 297" svg:d="M222 15c7 0 15 0 15-7 0-8-8-8-15-8-34 0-69 0-103 0-67 0-119 51-119 111 0 62 54 111 119 111 34 0 69 0 103 0 7 0 15 0 15-7 0-8-8-8-15-8-34 0-68 0-102 0-62 0-105-44-105-95 0-53 44-97 105-97 34 0 68 0 102 0zM21 282c-7 0-13 0-13 7 0 8 6 8 13 8 67 0 134 0 201 0 7 0 15 0 15-8 0-7-8-7-15-7-67 0-134 0-201 0z"><text:p/></draw:path><draw:path draw:style-name="gr3" draw:text-style-name="P5" svg:width="0.1039in" svg:height="0.1079in" svg:x="0.935in" svg:y="0in" svg:viewBox="0 0 265 275" svg:d="M56 231c-15 25-31 31-48 32-5 0-8 0-8 8 0 2 2 4 6 4 9 0 22-1 33-1 12 0 26 1 38 1 2 0 8 0 8-8 0-4-5-4-7-4-9-1-19-3-19-13 0-5 4-9 6-14 10-17 20-33 30-50 32 0 65 0 96 0 2 8 7 61 7 65 0 11-20 12-28 12-5 0-9 0-9 8 0 4 4 4 5 4 16 0 33-1 49-1 9 0 34 1 44 1 2 0 6 0 6-8 0-4-4-4-9-4-24 0-24-2-25-14-8-81-15-160-23-240-1-8-1-9-8-9-6 0-8 2-10 7-45 74-89 149-134 224zM102 174c26-42 51-85 76-127 5 42 8 85 12 127-29 0-58 0-88 0z"><text:p/></draw:path></draw:g></text:span><text:span text:style-name="T54">, ולפי הכלה דו כיוונית </text:span><text:span text:style-name="T54"><draw:g text:anchor-type="as-char" svg:y="-0.1083in" draw:z-index="367" draw:name="Shape287" draw:style-name="gr1"><svg:title>TexMaths</svg:title><svg:desc>11§display§A = B§svg§600§FALSE§</svg:desc><draw:path draw:style-name="gr2" draw:text-style-name="P4" svg:width="0.415in" svg:height="0.0921in" svg:x="0.0031in" svg:y="0.0079in" svg:viewBox="0 0 1055 235" svg:d="M0 0c352 0 703 0 1055 0 0 78 0 157 0 235-352 0-703 0-1055 0 0-78 0-157 0-235z"><text:p/></draw:path><draw:path draw:style-name="gr3" draw:text-style-name="P5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5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5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54">, כדרוש. </text:span></text:p>
            </text:list-item>
            <text:list-item>
              <text:p text:style-name="P135"><text:soft-page-break/>נניח את טענה 2, ונוכיח את טענה 1. ידוע <draw:g text:anchor-type="as-char" svg:y="-0.1083in" draw:z-index="368" draw:name="Shape288" draw:style-name="gr1"><svg:title>TexMaths</svg:title><svg:desc>11§display§A = B§svg§600§FALSE§</svg:desc><draw:path draw:style-name="gr2" draw:text-style-name="P4" svg:width="0.415in" svg:height="0.0921in" svg:x="0.0031in" svg:y="0.0079in" svg:viewBox="0 0 1055 235" svg:d="M0 0c352 0 703 0 1055 0 0 78 0 157 0 235-352 0-703 0-1055 0 0-78 0-157 0-235z"><text:p/></draw:path><draw:path draw:style-name="gr3" draw:text-style-name="P5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5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5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, כלומר <draw:g text:anchor-type="as-char" svg:y="-0.1075in" draw:z-index="369" draw:name="Shape289" draw:style-name="gr1"><svg:title>TexMaths</svg:title><svg:desc>11§display§\forall x. x \in A \siff x \in B§svg§600§FALSE§</svg:desc><draw:path draw:style-name="gr2" draw:text-style-name="P4" svg:width="1.3362in" svg:height="0.0984in" svg:x="0.0083in" svg:y="0.0079in" svg:viewBox="0 0 3395 251" svg:d="M1697 251c-566 0-1132 0-1697 0 0-84 0-167 0-251 1132 0 2263 0 3395 0 0 84 0 167 0 251-566 0-1132 0-1698 0z"><text:p/></draw:path><draw:path draw:style-name="gr3" draw:text-style-name="P5" svg:width="0.0846in" svg:height="0.1079in" svg:x="0.0004in" svg:y="0.0047in" svg:viewBox="0 0 216 275" svg:d="M213 14c3-4 3-4 3-6 0-5-4-8-8-8-6 0-8 4-10 9-11 28-21 56-32 85-39 0-78 0-118 0-11-29-21-57-32-85-1-6-3-9-8-9-4 0-8 3-8 8 0 1 0 1 2 6 32 84 65 168 97 251 2 6 3 10 9 10 5 0 6-4 9-9 32-83 65-168 96-252zM55 109c35 0 70 0 106 0-18 45-36 91-53 136-18-45-35-91-53-136z"><text:p/></draw:path><draw:path draw:style-name="gr3" draw:text-style-name="P5" svg:width="0.0752in" svg:height="0.0681in" svg:x="0.0898in" svg:y="0.0425in" svg:viewBox="0 0 192 174" svg:d="M118 54c2-10 11-45 38-45 1 0 11 0 19 4-11 2-19 12-19 21 0 7 5 14 16 14 7 0 20-7 20-23 0-19-23-25-36-25-22 0-36 21-41 30-9-26-30-30-41-30-40 0-62 50-62 59 0 5 3 5 5 5 3 0 4-1 4-5 13-40 38-50 52-50 7 0 20 3 20 25 0 12-6 39-20 93-6 23-20 38-37 38-2 0-11 0-19-4 9-1 18-10 18-20 0-11-9-14-14-14-12 0-21 9-21 23 0 16 19 24 36 24 26 0 39-27 41-29 4 15 18 29 41 29 40 0 62-49 62-58 0-5-3-5-5-5-3 0-3 2-4 5-14 41-40 49-52 49-16 0-21-11-21-24 0-9 2-18 7-34 4-18 8-35 13-53z"><text:p/></draw:path><draw:path draw:style-name="gr3" draw:text-style-name="P5" svg:width="0.0161in" svg:height="0.0157in" svg:x="0.185in" svg:y="0.0929in" svg:viewBox="0 0 42 41" svg:d="M42 20c0-11-10-20-21-20s-21 9-21 20 10 21 21 21 21-10 21-21z"><text:p/></draw:path><draw:path draw:style-name="gr3" draw:text-style-name="P5" svg:width="0.0756in" svg:height="0.0681in" svg:x="0.2189in" svg:y="0.0425in" svg:viewBox="0 0 193 174" svg:d="M118 54c2-10 11-45 38-45 2 0 11 0 20 4-11 2-19 12-19 21 0 7 5 14 15 14 8 0 21-7 21-23 0-19-24-25-37-25-22 0-35 21-41 30-8-26-29-30-41-30-40 0-62 50-62 59 0 5 3 5 4 5 4 0 5-1 6-5 13-40 39-50 52-50 6 0 21 3 21 25 0 12-7 39-21 93-7 23-20 38-38 38-2 0-11 0-18-4 10-1 17-10 17-20 0-11-8-14-14-14-11 0-21 9-21 23 0 16 20 24 36 24 26 0 40-27 41-29 4 15 19 29 42 29 39 0 61-49 61-58 0-5-3-5-4-5-3 0-4 2-5 5-13 41-39 49-51 49-15 0-22-11-22-24 0-9 2-18 7-34 4-18 8-35 13-53z"><text:p/></draw:path><draw:path draw:style-name="gr3" draw:text-style-name="P5" svg:width="0.076in" svg:height="0.087in" svg:x="0.3559in" svg:y="0.028in" svg:viewBox="0 0 194 222" svg:d="M180 119c7 0 14 0 14-8s-7-8-14-8c-55 0-109 0-164 0 5-51 49-88 104-88 20 0 41 0 60 0 7 0 14 0 14-7 0-8-7-8-14-8-21 0-40 0-61 0-66 0-119 50-119 111s53 111 119 111c21 0 40 0 61 0 7 0 14 0 14-7 0-8-7-8-14-8-19 0-40 0-60 0-55 0-99-37-104-88 55 0 109 0 164 0z"><text:p/></draw:path><draw:path draw:style-name="gr3" draw:text-style-name="P5" svg:width="0.1039in" svg:height="0.1079in" svg:x="0.4925in" svg:y="0in" svg:viewBox="0 0 265 275" svg:d="M56 231c-15 25-31 31-47 32-5 0-9 0-9 8 0 2 2 4 6 4 9 0 21-1 32-1 14 0 27 1 39 1 2 0 8 0 8-8 0-4-4-4-7-4-9-1-18-4-18-13 0-5 3-9 6-14 10-17 19-33 29-50 33 0 64 0 97 0 0 8 6 61 6 64 0 12-20 13-28 13-5 0-8 0-8 8 0 4 3 3 4 4 17 0 33-1 48-1 10 0 35 1 44 1 3 0 7 0 7-8 0-4-3-4-9-4-23 0-23-2-25-14-8-79-15-160-23-239-1-8-1-10-8-10-5 0-7 3-10 7-45 74-89 149-134 224zM102 174c26-42 51-84 76-126 5 42 9 84 13 126-29 0-59 0-89 0z"><text:p/></draw:path><draw:path draw:style-name="gr3" draw:text-style-name="P5" svg:width="0.1346in" svg:height="0.0783in" svg:x="0.6524in" svg:y="0.0315in" svg:viewBox="0 0 343 200" svg:d="M329 108c8 0 14 0 14-8s-6-8-14-8c-96 0-191 0-287 0 21-15 32-31 35-36 18-26 13-34 20-52 0-4-5-4-8-4-6 0-6 1-8 8-8 37-31 69-75 88-5 1-6 1-6 4 0 2 2 3 6 6 40 16 66 46 75 88 2 5 2 6 8 6 3 0 8 0 8-5-7-17-3-24-20-50-8-11-19-24-35-37 96 0 191 0 287 0z"><text:p/></draw:path><draw:path draw:style-name="gr3" draw:text-style-name="P5" svg:width="0.1346in" svg:height="0.0783in" svg:x="0.7783in" svg:y="0.0315in" svg:viewBox="0 0 343 200" svg:d="M301 108c-20 16-31 32-35 37-16 26-13 33-20 50 0 5 5 5 8 5 7 0 7-1 9-7 9-38 31-70 75-87 4-3 5-4 5-6 0-3-2-3-3-4-17-6-63-26-78-90-1-5-1-6-8-6-3 0-8 0-8 4 0 2 4 26 20 51 8 12 19 25 35 37-95 0-191 0-287 0-6 0-14 0-14 8s8 8 14 8c96 0 192 0 287 0z"><text:p/></draw:path><draw:path draw:style-name="gr3" draw:text-style-name="P5" svg:width="0.0756in" svg:height="0.0681in" svg:x="0.9689in" svg:y="0.0425in" svg:viewBox="0 0 193 174" svg:d="M118 54c2-10 11-45 38-45 2 0 11 0 20 4-11 2-19 12-19 21 0 7 5 14 15 14 8 0 21-7 21-23 0-19-24-25-37-25-22 0-35 21-39 30-10-26-31-30-42-30-41 0-63 50-63 59 0 5 3 3 5 5 3 0 4-1 5-5 13-40 39-50 52-50 7 0 21 3 21 25 0 12-7 39-21 93-7 23-20 38-38 38-2 0-11 0-18-4 9-1 17-10 17-20 0-11-8-14-14-14-11 0-21 9-21 23 0 16 20 24 36 24 26 0 40-27 41-29 4 15 19 29 42 29 39 0 61-49 61-58 0-5-3-5-4-5-3 0-4 2-5 5-13 41-39 49-51 49-16 0-22-11-22-24 0-9 2-18 6-34 5-18 9-35 14-53z"><text:p/></draw:path><draw:path draw:style-name="gr3" draw:text-style-name="P5" svg:width="0.076in" svg:height="0.087in" svg:x="1.1059in" svg:y="0.028in" svg:viewBox="0 0 194 222" svg:d="M180 119c7 0 14 0 14-8s-7-8-14-8c-55 0-108 0-163 0 4-51 49-88 103-88 20 0 41 0 60 0 7 0 14 0 14-7 0-8-7-8-14-8-20 0-40 0-61 0-66 0-119 50-119 111s53 111 119 111c21 0 41 0 61 0 7 0 14 0 14-7 0-8-7-8-14-8-19 0-40 0-60 0-54 0-99-37-103-88 55 0 108 0 163 0z"><text:p/></draw:path><draw:path draw:style-name="gr3" draw:text-style-name="P5" svg:width="0.1083in" svg:height="0.1028in" svg:x="1.2437in" svg:y="0.0051in" svg:viewBox="0 0 276 262" svg:d="M45 232c-3 15-4 18-35 18-7 0-10 0-10 8 0 4 3 4 10 4 46 0 92 0 138 0 61 0 107-45 107-84 0-26-23-48-60-53 40-7 81-36 81-72 0-29-25-53-72-53-43 0-87 0-130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, בפרט <draw:g text:anchor-type="as-char" svg:y="-0.0681in" draw:z-index="373" draw:name="Shape290" draw:style-name="gr1"><svg:title>TexMaths</svg:title><svg:desc>11§display§a§svg§600§FALSE§</svg:desc><draw:path draw:style-name="gr2" draw:text-style-name="P4" svg:width="0.0591in" svg:height="0.052in" svg:x="0.0024in" svg:y="0.0071in" svg:viewBox="0 0 151 133" svg:d="M0 0c51 0 100 0 151 0 0 44 0 89 0 133-51 0-100 0-151 0 0-44 0-89 0-133z"><text:p/></draw:path><draw:path draw:style-name="gr3" draw:text-style-name="P5" svg:width="0.0685in" svg:height="0.0677in" svg:x="0.0004in" svg:y="0in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text:s/>ו־<draw:g text:anchor-type="as-char" svg:y="-0.1063in" draw:z-index="374" draw:name="Shape291" draw:style-name="gr1"><svg:title>TexMaths</svg:title><svg:desc>11§display§b§svg§600§FALSE§</svg:desc><draw:path draw:style-name="gr2" draw:text-style-name="P4" svg:width="0.0465in" svg:height="0.0906in" svg:x="0.0012in" svg:y="0.0071in" svg:viewBox="0 0 119 231" svg:d="M0 0c40 0 79 0 119 0 0 77 0 154 0 231-40 0-79 0-119 0 0-77 0-154 0-231z"><text:p/></draw:path><draw:path draw:style-name="gr3" draw:text-style-name="P5" svg:width="0.0547in" svg:height="0.1063in" svg:x="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. יהי <draw:g text:anchor-type="as-char" svg:y="-0.1134in" draw:z-index="370" draw:name="Shape292" draw:style-name="gr1"><svg:title>TexMaths</svg:title><svg:desc>11§display§x = \la a, b \ra§svg§600§FALSE§</svg:desc><draw:path draw:style-name="gr2" draw:text-style-name="P4" svg:width="0.5886in" svg:height="0.1358in" svg:x="0.0039in" svg:y="0.0071in" svg:viewBox="0 0 1496 346" svg:d="M748 346c-249 0-498 0-748 0 0-116 0-230 0-346 499 0 997 0 1496 0 0 116 0 230 0 346-249 0-499 0-748 0z"><text:p/></draw:path><draw:path draw:style-name="gr3" draw:text-style-name="P5" svg:width="0.0756in" svg:height="0.0685in" svg:x="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5" svg:width="0.1012in" svg:height="0.0354in" svg:x="0.133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335in" svg:height="0.1512in" svg:x="0.3024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693in" svg:height="0.0685in" svg:x="0.3512in" svg:y="0.0453in" svg:viewBox="0 0 177 175" svg:d="M129 25c-8-14-19-25-37-25-45 0-92 57-92 113 0 37 21 62 51 62 8 0 27-1 50-29 4 16 17 29 35 29 14 0 22-9 29-21 7-14 12-37 12-38 0-4-4-4-5-4-4 0-4 1-6 7-5 25-13 47-28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5" svg:width="0.0173in" svg:height="0.0453in" svg:x="0.4386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55in" svg:height="0.1063in" svg:x="0.5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5" svg:width="0.0339in" svg:height="0.1512in" svg:x="0.5665in" svg:y="0in" svg:viewBox="0 0 87 385" svg:d="M85 199c2-4 2-5 2-6 0-3 0-1-2-6-22-59-45-119-67-178-4-7-7-9-10-9-5 0-8 3-8 8 0 1 0 2 2 6 23 60 45 119 68 179-23 58-45 117-68 177-2 4-2 5-2 8 0 4 4 7 8 7 5 0 6-4 9-7 23-60 45-119 68-179z"><text:p/></draw:path></draw:g><text:s/>המקיים <draw:g text:anchor-type="as-char" svg:y="-0.1075in" draw:z-index="372" draw:name="Shape293" draw:style-name="gr1"><svg:title>TexMaths</svg:title><svg:desc>11§display§a \in A \land b \in B§svg§600§FALSE§</svg:desc><draw:path draw:style-name="gr2" draw:text-style-name="P4" svg:width="0.8996in" svg:height="0.0984in" svg:x="0.0024in" svg:y="0.0079in" svg:viewBox="0 0 2286 251" svg:d="M1143 251c-382 0-762 0-1143 0 0-84 0-167 0-251 762 0 1524 0 2286 0 0 84 0 167 0 251-381 0-763 0-1143 0z"><text:p/></draw:path><draw:path draw:style-name="gr3" draw:text-style-name="P5" svg:width="0.0693in" svg:height="0.0681in" svg:x="0.0004in" svg:y="0.0425in" svg:viewBox="0 0 177 174" svg:d="M129 24c-7-13-18-24-35-24-46 0-94 57-94 113 0 37 22 61 52 61 7 0 27-2 50-29 3 16 17 29 36 29 13 0 22-9 28-21 7-13 8-25 11-37 0-5-3-5-4-5-5 0-5 2-6 8-6 24-13 46-29 46-10 0-11-9-11-16 0-9 1-13 4-29 4-17 5-20 9-35 4-19 10-37 14-54 2-10 2-11 2-12 0-7-4-11-11-11-9 0-15 9-16 16zM103 124c-1 7-1 8-7 15-17 21-32 26-43 26-20 0-25-20-25-35 0-19 12-66 22-85 11-22 28-36 44-36 25 0 30 31 30 34 0 2-1 4-1 7-6 24-13 49-20 74z"><text:p/></draw:path><draw:path draw:style-name="gr3" draw:text-style-name="P5" svg:width="0.0752in" svg:height="0.087in" svg:x="0.1299in" svg:y="0.028in" svg:viewBox="0 0 192 222" svg:d="M179 119c7 0 13 0 13-8s-6-8-13-8c-55 0-109 0-164 0 5-51 50-88 104-88 20 0 40 0 60 0 7 0 13 0 13-7 0-8-6-8-13-8-20 0-40 0-60 0-67 0-119 50-119 111s52 111 119 111c20 0 40 0 60 0 7 0 13 0 13-7 0-8-6-8-13-8-20 0-40 0-60 0-54 0-99-37-104-88 55 0 109 0 164 0z"><text:p/></draw:path><draw:path draw:style-name="gr3" draw:text-style-name="P5" svg:width="0.1039in" svg:height="0.1079in" svg:x="0.2665in" svg:y="0in" svg:viewBox="0 0 265 275" svg:d="M55 231c-15 25-31 31-47 32-5 0-8 0-8 8 0 2 1 4 4 4 11 0 24-1 33-1 14 0 27 1 39 1 3 0 8 0 8-8 0-4-4-4-6-4-10-1-19-4-19-13 0-5 3-9 6-14 10-17 20-33 30-50 32 0 65 0 96 0 2 8 6 61 6 64 0 12-20 13-28 13-5 0-8 0-8 8 0 4 4 4 5 4 16 0 32-1 49-1 8 0 32 1 42 1 3 0 8 0 8-8 0-4-4-4-10-4-23 0-23-2-24-14-8-79-16-160-24-239 0-8 0-10-7-10-6 0-7 3-11 7-45 74-89 149-134 224zM101 174c25-42 52-84 77-126 5 42 8 84 12 126-29 0-59 0-89 0z"><text:p/></draw:path><draw:path draw:style-name="gr3" draw:text-style-name="P5" svg:width="0.0839in" svg:height="0.0937in" svg:x="0.4169in" svg:y="0.0189in" svg:viewBox="0 0 214 239" svg:d="M117 9c-4-7-6-9-9-9-6 0-7 3-9 9-32 71-64 143-96 214-3 5-3 6-3 8 0 3 3 8 8 8 3 0 5-1 8-9 31-67 61-135 92-202 29 67 60 135 90 202 4 9 8 9 9 9 4 0 7-5 7-8 0-1 0-2-2-6-32-72-64-145-95-216z"><text:p/></draw:path><draw:path draw:style-name="gr3" draw:text-style-name="P5" svg:width="0.0555in" svg:height="0.1063in" svg:x="0.5508in" svg:y="0.0047in" svg:viewBox="0 0 142 271" svg:d="M74 4c0-1 0-4-6-4-9 0-36 3-46 3-3 1-8 1-8 8 0 6 4 6 9 6 19 0 20 2 20 6 0 2-3 16-6 23-11 42-20 84-31 125-5 19-6 25-6 39 0 37 20 61 48 61 47 0 94-57 94-113 0-35-21-61-52-61-17 0-33 11-45 23 10-39 19-77 29-116zM37 150c3-9 3-9 6-14 19-25 36-30 46-30 14 0 25 11 25 36 0 21-13 66-19 80-14 26-31 40-47 40-13 0-25-10-25-39 0-7 0-15 6-39 3-11 5-23 8-34z"><text:p/></draw:path><draw:path draw:style-name="gr3" draw:text-style-name="P5" svg:width="0.0752in" svg:height="0.087in" svg:x="0.6638in" svg:y="0.028in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3" draw:text-style-name="P5" svg:width="0.1083in" svg:height="0.1028in" svg:x="0.8012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. לפי מה שעתה כתבנו, הטענה שקולה לטענה <draw:g text:anchor-type="as-char" svg:y="-0.1075in" draw:z-index="371" draw:name="Shape294" draw:style-name="gr1"><svg:title>TexMaths</svg:title><svg:desc>11§display§a \in B \land b \in A§svg§600§FALSE§</svg:desc><draw:path draw:style-name="gr2" draw:text-style-name="P4" svg:width="0.9031in" svg:height="0.0984in" svg:x="0.0024in" svg:y="0.0079in" svg:viewBox="0 0 2295 251" svg:d="M1149 251c-383 0-766 0-1149 0 0-84 0-167 0-251 765 0 1531 0 2295 0 0 84 0 167 0 251-381 0-764 0-1146 0z"><text:p/></draw:path><draw:path draw:style-name="gr3" draw:text-style-name="P5" svg:width="0.0693in" svg:height="0.0681in" svg:x="0.0004in" svg:y="0.0425in" svg:viewBox="0 0 177 174" svg:d="M129 24c-7-13-18-24-35-24-46 0-94 57-94 113 0 37 22 61 52 61 7 0 27-2 50-29 3 16 17 29 36 29 13 0 22-9 28-21 7-13 8-25 11-37 0-5-3-5-4-5-5 0-5 2-6 8-6 24-13 46-29 46-10 0-11-9-11-16 0-9 0-13 4-29 4-17 5-20 9-35 4-19 10-37 14-54 2-10 2-11 2-12 0-7-4-11-11-11-9 0-15 9-16 16zM103 124c-1 7-1 8-7 15-17 21-32 26-43 26-20 0-25-20-25-35 0-19 12-66 22-85 11-22 28-36 44-36 25 0 30 31 30 34 0 2-1 4-1 7-6 24-13 49-20 74z"><text:p/></draw:path><draw:path draw:style-name="gr3" draw:text-style-name="P5" svg:width="0.0756in" svg:height="0.087in" svg:x="0.1299in" svg:y="0.028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5" svg:width="0.1083in" svg:height="0.1028in" svg:x="0.2673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3 0 49 0 34 0 43 22 43 40 0 33-33 70-80 70-19 0-39 0-58 0zM87 250c-6 0-7 0-9 0-4-1-5-1-5-5 0-1 0-2 2-8 9-36 17-72 26-107 24 0 50 0 74 0 36 0 44 28 44 44 0 38-34 76-80 76-18 0-34 0-52 0z"><text:p/></draw:path><draw:path draw:style-name="gr3" draw:text-style-name="P5" svg:width="0.0843in" svg:height="0.0937in" svg:x="0.4264in" svg:y="0.0189in" svg:viewBox="0 0 215 239" svg:d="M116 9c-3-7-6-9-9-9-5 0-6 3-8 9-32 71-65 143-97 214-2 5-2 6-2 8 0 3 3 8 8 8 2 0 5-1 9-9 29-67 60-135 90-202 31 67 60 135 91 202 3 9 7 9 9 9 4 0 8-5 8-8 0-1 0-2-3-6-32-72-65-145-96-216z"><text:p/></draw:path><draw:path draw:style-name="gr3" draw:text-style-name="P5" svg:width="0.0555in" svg:height="0.1063in" svg:x="0.5598in" svg:y="0.0047in" svg:viewBox="0 0 142 271" svg:d="M74 4c0-1 0-4-5-4-8 0-37 3-47 3-3 1-8 1-8 8 0 6 5 6 10 6 19 0 19 2 19 6 0 2-3 16-6 23-9 42-20 84-30 125-6 19-7 25-7 39 0 37 21 61 50 61 45 0 92-57 92-113 0-35-20-61-51-61-18 0-34 11-46 23 10-39 19-77 29-116zM37 150c4-9 4-9 7-14 19-25 36-30 46-30 13 0 24 11 24 36 0 21-13 66-19 80-14 26-31 40-45 40s-27-10-27-39c0-7 0-15 7-39 2-11 5-23 7-34z"><text:p/></draw:path><draw:path draw:style-name="gr3" draw:text-style-name="P5" svg:width="0.076in" svg:height="0.087in" svg:x="0.6728in" svg:y="0.028in" svg:viewBox="0 0 194 222" svg:d="M179 119c7 0 15 0 15-8s-8-8-15-8c-55 0-109 0-164 0 6-51 50-88 104-88 20 0 41 0 60 0 7 0 15 0 15-7 0-8-8-8-15-8-19 0-40 0-60 0-66 0-119 50-119 111s53 111 119 111c20 0 41 0 60 0 7 0 15 0 15-7 0-8-8-8-15-8-19 0-40 0-60 0-54 0-98-37-104-88 55 0 109 0 164 0z"><text:p/></draw:path><draw:path draw:style-name="gr3" draw:text-style-name="P5" svg:width="0.1039in" svg:height="0.1079in" svg:x="0.8094in" svg:y="0in" svg:viewBox="0 0 265 275" svg:d="M55 231c-15 25-30 31-47 32-5 0-8 0-8 8 0 2 2 4 4 4 11 0 24-1 35-1 12 0 25 1 38 1 2 0 7 0 7-8 0-4-4-4-6-4-9-1-19-4-19-13 0-5 3-9 6-14 10-17 20-33 30-50 32 0 65 0 96 0 2 8 7 61 7 64 0 12-21 13-29 13-5 0-8 0-8 8 0 4 4 4 5 4 16 0 32-1 49-1 9 0 34 1 42 1 4 0 8 0 8-8 0-4-4-4-9-4-24 0-24-2-25-14-8-79-16-160-24-239 0-8 0-10-7-10-6 0-7 3-10 7-45 74-90 149-135 224zM102 174c26-42 51-84 76-126 5 42 8 84 12 126-29 0-58 0-88 0z"><text:p/></draw:path></draw:g>, כדרוש. </text:p>
            </text:list-item>
          </text:list>
        </text:list-item>
        <text:list-item>
          <text:p text:style-name="P134">נשים לב שהנחנו בהוכחה <draw:g text:anchor-type="as-char" svg:y="-0.1193in" draw:z-index="238" draw:name="Shape283" draw:style-name="gr1"><svg:title>TexMaths</svg:title><svg:desc>11§display§B \neq \emptyset§svg§600§FALSE§</svg:desc><draw:path draw:style-name="gr2" draw:text-style-name="P4" svg:width="0.3776in" svg:height="0.1339in" svg:x="0.0016in" svg:y="0.0075in" svg:viewBox="0 0 960 341" svg:d="M0 0c320 0 640 0 960 0 0 114 0 227 0 341-320 0-640 0-960 0 0-114 0-227 0-341z"><text:p/></draw:path><draw:path draw:style-name="gr3" draw:text-style-name="P5" svg:width="0.1083in" svg:height="0.1028in" svg:x="0.0004in" svg:y="0.0138in" svg:viewBox="0 0 276 262" svg:d="M45 233c-3 15-4 18-35 18-7 0-10 0-10 8 0 3 3 3 10 3 46 0 92 0 138 0 61 0 107-45 107-81 0-29-23-51-61-55 41-7 82-36 82-73 0-28-27-53-73-53-43 0-87 0-129 0-7 0-11 0-11 8 0 4 3 4 11 4 1 0 7 0 14 1 6 0 11 1 11 6 0 2-1 3-2 7-18 69-34 138-52 207zM103 122c8-32 17-64 24-96 4-13 5-14 21-14 17 0 33 0 50 0 34 0 43 23 43 40 0 34-34 70-82 70-18 0-37 0-56 0zM86 251c-5 0-6 0-8-1-4 0-5-1-5-3 0-1 0-2 2-9 8-35 17-72 26-107 24 0 48 0 73 0 37 0 45 29 45 45 0 38-34 75-81 75-17 0-35 0-52 0z"><text:p/></draw:path><draw:path draw:style-name="gr3" draw:text-style-name="P5" svg:width="0.0756in" svg:height="0.1406in" svg:x="0.1799in" svg:y="0.0087in" svg:viewBox="0 0 193 358" svg:d="M190 14c3-5 3-5 3-6 0-4-2-8-7-8-6 0-7 2-9 8-58 111-115 223-174 335-3 5-3 6-3 7 0 4 3 8 8 8s6-2 8-8c59-112 116-223 174-336z"><text:p/></draw:path><draw:path draw:style-name="gr3" draw:text-style-name="P5" svg:width="0.1008in" svg:height="0.035in" svg:x="0.1673in" svg:y="0.0614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5" svg:width="0.061in" svg:height="0.1283in" svg:x="0.326in" svg:y="0in" svg:viewBox="0 0 156 327" svg:d="M132 8c0-5-3-8-9-8-5 0-7 4-9 12-4 16-1 2-4 18-6-2-18-8-32-8-22 0-47 11-62 41-14 31-16 66-16 102 0 25 0 93 33 123-9 29-9 30-9 32 0 4 3 7 8 7 6 0 8-4 10-13 4-15 0-1 4-16 10 4 21 7 32 7 43 0 59-36 67-55 10-26 11-58 11-85 0-28 0-93-34-125 3-11 7-21 10-32zM38 270c-13-26-13-74-13-110 0-31 0-58 6-83 7-35 29-47 47-47 8 0 18 2 27 11-22 76-45 153-67 229zM118 56c12 22 12 67 12 104 0 28 0 56-5 81-6 41-27 55-47 55-9 0-19-2-27-11 22-76 45-153 67-229z"><text:p/></draw:path></draw:g><text:s/>או ש־<draw:g text:anchor-type="as-char" svg:y="-0.1193in" draw:z-index="240" draw:name="Shape284" draw:style-name="gr1"><svg:title>TexMaths</svg:title><svg:desc>11§display§A = \emptyset§svg§600§FALSE§</svg:desc><draw:path draw:style-name="gr2" draw:text-style-name="P4" svg:width="0.3693in" svg:height="0.1126in" svg:x="0.0031in" svg:y="0.0075in" svg:viewBox="0 0 939 287" svg:d="M0 0c313 0 626 0 939 0 0 96 0 192 0 287-313 0-626 0-939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5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נוסיף מקרים אלו להוכחה. ניתן לנו בשיעור אשר בלי הגבלת הכלליות <draw:g text:anchor-type="as-char" svg:y="-0.1154in" draw:z-index="241" draw:name="Shape285" draw:style-name="gr1"><svg:title>TexMaths</svg:title><svg:desc>11§display§A = \emptyset \implies A \times B = \emptyset \land B \times A = \emptyset§svg§600§FALSE§</svg:desc><draw:path draw:style-name="gr2" draw:text-style-name="P4" svg:width="2.3571in" svg:height="0.1126in" svg:x="0.0031in" svg:y="0.0071in" svg:viewBox="0 0 5988 287" svg:d="M0 0c1997 0 3992 0 5988 0 0 96 0 192 0 287-1996 0-3991 0-5988 0 0-95 0-191 0-287z"><text:p/></draw:path><draw:path draw:style-name="gr3" draw:text-style-name="P5" svg:width="0.1039in" svg:height="0.1079in" svg:x="0.0004in" svg:y="0.0087in" svg:viewBox="0 0 265 275" svg:d="M56 230c-15 27-31 32-47 33-6 0-9 0-9 8 0 2 2 4 6 4 9 0 21-1 32-1 14 0 27 1 39 1 2 0 8 0 8-7 0-5-4-5-7-5-9-1-17-4-17-13 0-6 2-10 5-14 10-17 19-33 29-50 33 0 64 0 97 0 0 8 6 61 6 64 0 12-20 13-27 13-6 0-10 0-10 8 0 4 3 3 5 4 17 0 33-1 49-1 9 0 34 1 43 1 3 0 7 0 7-7 0-5-3-5-9-5-24 0-24-3-25-14-8-81-15-160-23-240-1-8-1-9-8-9-5 0-7 2-10 7-45 74-89 149-134 223zM102 174c26-42 51-85 76-127 5 42 9 85 13 127-29 0-59 0-89 0z"><text:p/></draw:path><draw:path draw:style-name="gr3" draw:text-style-name="P5" svg:width="0.1008in" svg:height="0.035in" svg:x="0.1602in" svg:y="0.0618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61in" svg:height="0.1283in" svg:x="0.3197in" svg:y="0in" svg:viewBox="0 0 156 327" svg:d="M131 8c0-5-2-8-8-8-5 0-6 4-9 12-4 16-1 2-5 18-5-2-17-8-31-8-22 0-47 11-61 41-16 32-17 66-17 101 0 24 0 94 33 123-9 30-9 31-9 32 0 5 3 8 8 8s7-4 10-12c4-15 0-2 4-18 10 6 21 8 32 8 43 0 60-36 67-54 10-27 11-59 11-87 0-27 0-91-34-124 3-11 6-21 9-32zM39 270c-14-27-14-74-14-110 0-31 0-58 6-83 8-35 30-47 47-47 8 0 18 2 28 11-22 76-45 153-67 229zM118 56c12 23 12 67 12 104 0 27 0 56-5 82-6 40-27 55-47 55-9 0-19-3-27-12 22-76 45-153 67-229z"><text:p/></draw:path><draw:path draw:style-name="gr3" draw:text-style-name="P5" svg:width="0.1004in" svg:height="0.035in" svg:x="0.4815in" svg:y="0.061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346in" svg:height="0.0823in" svg:x="0.5744in" svg:y="0.0378in" svg:viewBox="0 0 343 210" svg:d="M260 76c16 14 36 24 48 30-13 6-33 16-48 29-82 0-164 0-246 0-6 0-14 0-14 8s7 8 13 8c76 0 153 0 229 0-19 16-38 51-38 56 0 3 5 3 7 3s6 0 7-2c9-15 20-35 44-57 27-23 53-33 72-40 7-2 8-2 8-3 1 0 1-1 1-2s0-1 0-2c0-2-1-2-1-2-1 0-1 0-9-3-51-15-91-51-112-91-4-8-4-8-10-8-2 0-7 0-7 3 0 6 19 40 38 58-76 0-153 0-229 0-6 0-13 0-13 7 0 8 8 8 14 8 82 0 164 0 246 0z"><text:p/></draw:path><draw:path draw:style-name="gr3" draw:text-style-name="P5" svg:width="0.1039in" svg:height="0.1079in" svg:x="0.8083in" svg:y="0.0087in" svg:viewBox="0 0 265 275" svg:d="M55 230c-15 27-30 32-47 33-5 0-8 0-8 8 0 2 1 4 4 4 11 0 24-1 35-1 12 0 25 1 38 1 2 0 7 0 7-7 0-5-4-5-6-5-9-1-19-4-19-13 0-6 3-10 6-14 10-17 20-33 30-50 32 0 65 0 96 0 2 8 7 61 7 64 0 12-21 13-29 13-5 0-8 0-8 8 0 4 4 4 5 4 16 0 32-1 49-1 9 0 34 1 42 1 4 0 8 0 8-7 0-5-4-5-9-5-24 0-24-3-25-14-8-81-16-160-24-240 0-8 0-9-7-9-6 0-7 2-10 7-45 74-90 149-135 223zM101 174c25-42 52-85 77-127 5 42 8 85 12 127-29 0-59 0-89 0z"><text:p/></draw:path><draw:path draw:style-name="gr3" draw:text-style-name="P5" svg:width="0.0728in" svg:height="0.072in" svg:x="0.9732in" svg:y="0.0425in" svg:viewBox="0 0 186 184" svg:d="M93 81c-26-26-51-51-78-77-4-4-4-4-7-4-5 0-8 3-8 8 0 2 0 3 4 7 27 26 52 51 78 77-26 26-51 51-78 76-4 5-4 6-4 8 0 5 3 8 8 8 3 0 3 0 7-5 26-25 52-50 77-75 27 26 54 52 81 78 1 1 3 2 5 2 6 0 8-3 8-8 0-1 0-2-1-3 0-1-62-61-81-81 24-24 48-47 71-70 2-2 8-8 10-10 0-1 1-2 1-4 0-5-2-8-8-8-2 0-4 1-9 6-25 25-50 50-76 75z"><text:p/></draw:path><draw:path draw:style-name="gr3" draw:text-style-name="P5" svg:width="0.1083in" svg:height="0.1031in" svg:x="1.1091in" svg:y="0.0134in" svg:viewBox="0 0 276 263" svg:d="M46 232c-4 16-5 19-35 19-7 0-11 0-11 8 0 4 3 4 11 4 46 0 91 0 138 0 61 0 106-46 106-84 0-26-22-49-59-53 39-7 80-36 80-72 0-29-25-54-71-54-43 0-87 0-130 0-8 0-11 0-11 8 0 4 3 4 10 4 1 0 8 0 15 1 7 0 10 1 10 6 0 2 0 3-1 7-18 69-34 138-52 206zM105 122c7-32 16-64 24-96 3-13 3-14 21-14 16 0 33 0 49 0 34 0 42 23 42 40 0 34-33 70-80 70-19 0-38 0-56 0zM87 251c-6 0-7 0-9-1-3 0-4 0-4-3 0-1 0-3 1-9 9-35 18-72 27-107 24 0 49 0 73 0 37 0 44 29 44 44 0 39-34 76-79 76-18 0-36 0-53 0z"><text:p/></draw:path><draw:path draw:style-name="gr3" draw:text-style-name="P5" svg:width="0.1008in" svg:height="0.035in" svg:x="1.2764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1.4358in" svg:y="0in" svg:viewBox="0 0 156 327" svg:d="M132 8c0-5-3-8-8-8-6 0-7 4-10 12-4 16-1 2-4 18-6-2-18-8-32-8-22 0-47 11-61 41-16 32-17 66-17 101 0 24 0 94 33 123-9 30-9 31-9 32 0 5 4 8 8 8 7 0 8-4 10-12 4-15 0-2 4-18 10 6 21 8 32 8 43 0 61-36 67-54 10-27 11-59 11-87 0-27 0-91-34-124 3-11 7-21 10-32zM39 270c-14-27-14-74-14-110 0-31 0-58 6-83 7-35 30-47 47-47 8 0 18 2 28 11-22 76-45 153-67 229zM118 56c13 23 13 67 13 104 0 27 0 56-6 82-6 40-27 55-47 55-9 0-19-3-27-12 22-76 45-153 67-229z"><text:p/></draw:path><draw:path draw:style-name="gr3" draw:text-style-name="P5" svg:width="0.0846in" svg:height="0.0933in" svg:x="1.5465in" svg:y="0.0264in" svg:viewBox="0 0 216 238" svg:d="M117 8c-4-7-6-8-9-8-6 0-7 2-9 8-32 71-64 143-96 214-2 6-3 7-3 8 0 5 4 8 8 8 3 0 6 0 8-8 31-67 61-135 92-204 31 69 60 137 91 204 3 8 7 8 9 8 4 0 8-3 8-8-2-1 0-1-3-5-32-72-65-145-96-217z"><text:p/></draw:path><draw:path draw:style-name="gr3" draw:text-style-name="P5" svg:width="0.1083in" svg:height="0.1031in" svg:x="1.6799in" svg:y="0.0134in" svg:viewBox="0 0 276 263" svg:d="M46 232c-4 16-5 19-35 19-7 0-11 0-11 8 0 4 3 4 11 4 46 0 91 0 138 0 61 0 106-46 106-84 0-26-22-49-59-53 39-7 80-36 80-72 0-29-25-54-71-54-43 0-87 0-130 0-8 0-12 0-12 8 0 4 4 4 11 4 1 0 9 0 15 1 7 0 10 1 10 6 0 2 0 3-1 7-18 69-34 138-52 206zM105 122c7-32 15-64 23-96 4-13 4-14 21-14 16 0 34 0 50 0 34 0 42 23 42 40 0 34-33 70-80 70-19 0-38 0-56 0zM87 251c-6 0-7 0-9-1-3 0-4 0-4-3 0-1 0-3 1-9 9-35 19-72 27-107 25 0 49 0 73 0 37 0 44 29 44 44 0 39-34 76-79 76-18 0-36 0-53 0z"><text:p/></draw:path><draw:path draw:style-name="gr3" draw:text-style-name="P5" svg:width="0.0732in" svg:height="0.072in" svg:x="1.8528in" svg:y="0.0425in" svg:viewBox="0 0 187 184" svg:d="M93 81c-25-26-51-51-76-77-5-4-6-4-9-4-4 0-8 3-8 8 0 2 1 3 6 7 25 26 51 51 77 77-26 26-52 51-77 76-5 5-6 6-6 8 0 5 4 8 8 8 3 0 4 0 9-5 25-25 51-50 76-75 27 26 54 52 81 78 0 1 3 2 5 2 5 0 8-3 8-8 0-1 0-2-1-3 0-1-62-61-81-81 23-24 47-47 70-70 2-2 9-8 10-10 1-1 2-2 2-4 0-5-3-8-8-8-3 0-4 1-8 6-26 25-52 50-78 75z"><text:p/></draw:path><draw:path draw:style-name="gr3" draw:text-style-name="P5" svg:width="0.1039in" svg:height="0.1079in" svg:x="1.9878in" svg:y="0.0087in" svg:viewBox="0 0 265 275" svg:d="M56 230c-15 27-31 32-47 33-5 0-9 0-9 8 0 2 2 4 5 4 10 0 22-1 33-1 14 0 27 1 39 1 2 0 8 0 8-7 0-5-4-5-7-5-9-1-18-4-18-13 0-6 3-10 6-14 10-17 19-33 29-50 33 0 65 0 98 0 0 8 5 61 5 64 0 12-20 13-28 13-5 0-8 0-8 8 0 4 3 3 4 4 17 0 33-1 48-1 10 0 35 1 44 1 3 0 7 0 7-7 0-5-3-5-9-5-23 0-23-3-24-14-8-81-16-160-24-240-1-8-1-9-8-9-5 0-8 2-10 7-45 74-89 149-134 223zM102 174c26-42 51-85 76-127 5 42 9 85 13 127-29 0-59 0-89 0z"><text:p/></draw:path><draw:path draw:style-name="gr3" draw:text-style-name="P5" svg:width="0.1008in" svg:height="0.035in" svg:x="2.1476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1in" svg:height="0.1283in" svg:x="2.3071in" svg:y="0in" svg:viewBox="0 0 156 327" svg:d="M132 8c0-5-3-8-9-8-5 0-6 4-9 12-4 16-1 2-5 18-4-2-17-8-31-8-22 0-47 11-61 41-16 32-17 66-17 101 0 24 0 94 33 123-9 30-9 31-9 32 0 5 4 8 8 8 5 0 8-4 10-12 4-15 0-2 4-18 10 6 21 8 32 8 43 0 60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, כלומר במקרה שבלי הגבלת הכלליות <draw:g text:anchor-type="as-char" svg:y="-0.1193in" draw:z-index="242" draw:name="Shape286" draw:style-name="gr1"><svg:title>TexMaths</svg:title><svg:desc>11§display§A = \emptyset§svg§600§FALSE§</svg:desc><draw:path draw:style-name="gr2" draw:text-style-name="P4" svg:width="0.3693in" svg:height="0.1126in" svg:x="0.0031in" svg:y="0.0075in" svg:viewBox="0 0 939 287" svg:d="M0 0c313 0 626 0 939 0 0 96 0 192 0 287-313 0-626 0-939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5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text:s/>ניתן להגיד <draw:g text:anchor-type="as-char" svg:y="-0.0965in" draw:z-index="243" draw:name="Shape287" draw:style-name="gr1"><svg:title>TexMaths</svg:title><svg:desc>11§display§A \times B = B \times A§svg§600§FALSE§</svg:desc><draw:path draw:style-name="gr2" draw:text-style-name="P4" svg:width="1.028in" svg:height="0.0921in" svg:x="0.0031in" svg:y="0.0079in" svg:viewBox="0 0 2612 235" svg:d="M0 0c871 0 1741 0 2612 0 0 78 0 157 0 235-871 0-1741 0-2612 0 0-78 0-157 0-235z"><text:p/></draw:path><draw:path draw:style-name="gr3" draw:text-style-name="P5" svg:width="0.1039in" svg:height="0.1079in" svg:x="0.0004in" svg:y="0in" svg:viewBox="0 0 265 275" svg:d="M56 231c-15 25-31 30-47 32-6 0-9 0-9 7 0 2 2 5 5 5 10 0 22-1 33-1 14 0 27 1 39 1 2 0 8 0 8-8 0-4-4-4-7-4-9-2-18-4-18-14 0-4 3-8 6-14 10-16 19-33 29-49 33 0 64 0 97 0 0 7 6 60 6 64 0 11-20 13-27 13-6 0-10 0-10 7 0 5 3 4 5 5 17 0 33-1 48-1 10 0 35 1 44 1 3 0 7 0 7-8 0-4-3-4-9-4-24 0-24-3-25-14-8-80-15-160-23-240-1-8-1-9-8-9-5 0-7 2-10 7-45 74-89 149-134 224zM102 174c26-42 51-85 76-127 5 42 8 85 12 127-29 0-58 0-88 0z"><text:p/></draw:path><draw:path draw:style-name="gr3" draw:text-style-name="P5" svg:width="0.0732in" svg:height="0.0724in" svg:x="0.1654in" svg:y="0.0343in" svg:viewBox="0 0 187 185" svg:d="M93 82c-25-26-51-51-76-77-5-4-6-5-9-5-4 0-8 3-8 8 0 2 1 3 6 7 25 26 51 51 76 77-25 26-51 52-76 77-5 5-6 5-6 8 0 4 4 8 8 8 3 0 4-2 9-6 25-25 51-50 76-76 27 27 54 53 81 79 2 1 3 3 5 3 5 0 8-4 8-8 0-1 0-2-1-5-1-1-62-60-81-80 23-24 47-47 70-70 2-2 8-7 10-10 1-1 2-2 2-4 0-5-3-8-8-8-3 0-4 1-8 5-26 26-52 51-78 77z"><text:p/></draw:path><draw:path draw:style-name="gr3" draw:text-style-name="P5" svg:width="0.1079in" svg:height="0.1024in" svg:x="0.302in" svg:y="0.0051in" svg:viewBox="0 0 275 261" svg:d="M45 232c-3 14-4 17-35 17-7 0-10 0-10 8 0 4 3 4 10 4 46 0 91 0 137 0 62 0 107-45 107-83 0-27-22-48-59-53 40-7 80-36 80-72 0-29-25-53-72-53-42 0-86 0-129 0-8 0-11 0-11 8 0 3 3 3 11 3 4 0 7 0 14 1s11 1 11 7c0 1-1 2-2 6-18 69-34 138-52 207zM103 122c8-32 17-64 25-96 3-14 4-15 21-15 16 0 32 0 49 0 34 0 42 23 42 41 0 33-33 70-80 70-19 0-38 0-57 0zM86 249c-6 0-6 0-8 0-4-1-5-1-5-4 0-1 0-1 2-9 9-35 17-71 26-106 24 0 49 0 73 0 37 0 45 27 45 44 0 38-35 75-80 75-18 0-36 0-53 0z"><text:p/></draw:path><draw:path draw:style-name="gr3" draw:text-style-name="P5" svg:width="0.1008in" svg:height="0.035in" svg:x="0.4689in" svg:y="0.05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083in" svg:height="0.1024in" svg:x="0.6272in" svg:y="0.0051in" svg:viewBox="0 0 276 261" svg:d="M45 232c-3 14-4 17-34 17-7 0-11 0-11 8 0 4 3 4 11 4 46 0 91 0 138 0 60 0 106-45 106-83 0-27-22-48-60-53 40-7 81-36 81-72 0-29-25-53-71-53-44 0-87 0-131 0-7 0-11 0-11 8 0 3 3 3 11 3 1 0 9 0 14 1 8 1 11 1 11 7 0 1 0 2-1 6-18 69-35 138-53 207zM105 122c7-32 15-64 23-96 3-14 4-15 21-15 16 0 34 0 50 0 34 0 42 23 42 41 0 33-33 70-80 70-19 0-38 0-56 0zM87 249c-6 0-7 0-9 0-4-1-5-1-5-4 0-1 0-1 2-9 9-35 17-71 26-106 24 0 50 0 74 0 37 0 44 27 44 44 0 38-34 75-79 75-18 0-35 0-53 0z"><text:p/></draw:path><draw:path draw:style-name="gr3" draw:text-style-name="P5" svg:width="0.0732in" svg:height="0.0724in" svg:x="0.8in" svg:y="0.0343in" svg:viewBox="0 0 187 185" svg:d="M93 82c-25-26-51-51-77-77-4-4-5-5-8-5-4 0-8 3-8 8 0 2 1 3 5 7 26 26 52 51 77 77-25 26-51 52-77 77-4 5-5 5-5 8 0 4 4 8 8 8 3 0 4-2 8-6 26-25 52-50 77-76 27 27 53 53 80 79 1 0 4 3 6 3 5 0 8-4 8-8 0-1 0-2-1-5-1-1-63-60-81-80 23-24 47-47 70-70 2-2 8-7 10-10 1-1 2-2 2-4 0-5-3-8-8-8-3 0-4 1-9 5-25 26-51 51-77 77z"><text:p/></draw:path><draw:path draw:style-name="gr3" draw:text-style-name="P5" svg:width="0.1039in" svg:height="0.1079in" svg:x="0.935in" svg:y="0in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7 2-10 7-45 74-89 149-134 224zM102 174c26-42 51-85 76-127 5 42 8 85 12 127-29 0-58 0-88 0z"><text:p/></draw:path></draw:g>. בכך השלמנו את ההוכחה. <text:span text:style-name="T55">מש"ל</text:span><text:span text:style-name="T54"> </text:span><text:span text:style-name="T54"><draw:g text:anchor-type="as-char" svg:y="-0.1043in" draw:z-index="375" draw:name="Shape295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Heading_20_3" text:outline-level="3">סעיף (ב)</text:h>
      <text:list text:style-name="L25">
        <text:list-item>
          <text:p text:style-name="P136">צ.ל.:</text:p>
          <text:p text:style-name="P137"><draw:g text:anchor-type="as-char" svg:y="-0.1327in" draw:z-index="420" draw:name="Shape296" draw:style-name="gr1"><svg:title>TexMaths</svg:title><svg:desc>11§display§C^2 = A^2 \cup B^2 \iff (A = C \land B \subseteq C) \lor (B = C \land A \subseteq C)§svg§600§FALSE§</svg:desc><draw:path draw:style-name="gr2" draw:text-style-name="P4" svg:width="3.8591in" svg:height="0.1555in" svg:x="0.0004in" svg:y="0.0083in" svg:viewBox="0 0 9803 396" svg:d="M4903 396c-1635 0-3268 0-4903 0 0-132 0-264 0-396 3268 0 6535 0 9803 0 0 132 0 264 0 396-1634 0-3267 0-4900 0z"><text:p/></draw:path><draw:path draw:style-name="gr3" draw:text-style-name="P5" svg:width="0.1075in" svg:height="0.1098in" svg:x="0.0004in" svg:y="0.0272in" svg:viewBox="0 0 274 280" svg:d="M274 3c0-1 0-3-5-3-1 0-1 0-5 4-9 10-18 20-26 30-5-5-22-34-65-34-86 0-173 85-173 175 0 63 45 105 104 105 35 0 63-15 84-33 36-31 43-66 43-67 0-5-4-5-6-5s-3 1-4 5c-3 11-12 38-40 59-26 22-50 29-70 29-35 0-76-20-76-79 0-22 8-85 46-131 25-27 61-46 95-46 40 0 63 30 63 74 0 15-1 15-1 20 0 3 3 4 5 4 4 0 4-1 7-7 7-34 16-67 24-100z"><text:p/></draw:path><draw:path draw:style-name="gr3" draw:text-style-name="P5" svg:width="0.0469in" svg:height="0.0705in" svg:x="0.1193in" svg:y="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4 43-66 65-2 2-2 2-2 10 37 0 74 0 111 0 3-17 6-33 9-49z"><text:p/></draw:path><draw:path draw:style-name="gr3" draw:text-style-name="P5" svg:width="0.1008in" svg:height="0.035in" svg:x="0.2311in" svg:y="0.0783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39in" svg:height="0.1083in" svg:x="0.389in" svg:y="0.0252in" svg:viewBox="0 0 265 276" svg:d="M56 233c-15 24-31 29-48 31-5 1-8 1-8 7 0 2 2 5 5 5 10 0 22-1 33-1 13 0 27 1 39 1 2 0 8 0 8-8 0-3-5-4-7-4-9 0-19-4-19-14 0-4 4-9 6-14 10-15 20-32 30-49 31 0 64 0 96 0 1 8 7 60 7 64 0 11-20 13-28 13-5 0-9 0-9 7 0 5 4 5 5 5 17 0 33-1 48-1 10 0 35 1 44 1 3 0 7 0 7-8 0-4-3-4-9-4-24 0-24-3-25-14-8-80-15-161-23-241-1-8-1-9-8-9-6 0-8 2-10 7-45 75-89 150-134 226zM102 175c26-43 51-86 76-128 5 42 8 85 12 128-29 0-58 0-88 0z"><text:p/></draw:path><draw:path draw:style-name="gr3" draw:text-style-name="P5" svg:width="0.0469in" svg:height="0.0705in" svg:x="0.5047in" svg:y="0.0004in" svg:viewBox="0 0 120 180" svg:d="M120 131c-3 0-7 0-10 0-1 6-3 21-7 24-2 2-23 2-27 2-17 0-33 0-50 0 29-25 39-32 54-46 21-15 40-33 40-58 0-33-30-53-64-53s-56 24-56 49c0 14 11 15 14 15 7 0 15-4 15-14 0-6-3-15-17-15 9-20 28-25 40-25 27 0 41 21 41 43 0 23-17 42-25 52-22 21-44 43-66 65-2 2-2 2-2 10 37 0 74 0 111 0 3-17 6-33 9-49z"><text:p/></draw:path><draw:path draw:style-name="gr3" draw:text-style-name="P5" svg:width="0.0846in" svg:height="0.0937in" svg:x="0.6079in" svg:y="0.0429in" svg:viewBox="0 0 216 239" svg:d="M216 14c0-6 0-14-8-14s-8 8-8 14c0 47 0 93 0 140 0 59-64 71-92 71-18 0-42-3-63-17-30-18-30-44-30-54 0-47 0-93 0-140 0-6 0-14-7-14-8 0-8 8-8 14 0 48 0 94 0 141 0 60 59 84 108 84 50 0 108-26 108-82 0-48 0-95 0-143z"><text:p/></draw:path><draw:path draw:style-name="gr3" draw:text-style-name="P5" svg:width="0.1083in" svg:height="0.1028in" svg:x="0.7413in" svg:y="0.0303in" svg:viewBox="0 0 276 262" svg:d="M46 233c-4 14-5 17-35 17-7 0-11 0-11 8 0 4 3 4 11 4 46 0 91 0 137 0 62 0 107-44 107-82 0-28-22-50-59-54 39-8 80-37 80-73 0-29-25-53-71-53-43 0-87 0-130 0-8 0-12 0-12 8 0 3 4 3 11 3 1 0 8 0 15 1s10 1 10 7c0 1 0 2-1 6-18 70-34 139-52 208zM104 122c8-32 16-64 24-96 4-14 4-15 20-15 17 0 35 0 51 0 34 0 42 23 42 41 0 33-33 70-80 70-19 0-38 0-57 0zM87 250c-6 0-7 0-9 0-3 0-4-1-4-4 0-1 0-1 1-9 9-35 18-72 27-107 24 0 49 0 73 0 37 0 44 29 44 45 0 39-34 75-79 75-18 0-36 0-53 0z"><text:p/></draw:path><draw:path draw:style-name="gr3" draw:text-style-name="P5" svg:width="0.0469in" svg:height="0.0705in" svg:x="0.865in" svg:y="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draw:path draw:style-name="gr3" draw:text-style-name="P5" svg:width="0.1346in" svg:height="0.0835in" svg:x="1.0193in" svg:y="0.0543in" svg:viewBox="0 0 343 213" svg:d="M330 151c7 0 13 0 13-8 0-7-6-7-13-7-83 0-164 0-246 0-16-14-36-24-49-30 14-6 33-16 49-30 82 0 163 0 246 0 7 0 13 0 13-8 0-7-6-7-13-7-76 0-153 0-229 0 19-18 39-52 39-57 0-4-5-4-7-4-3 0-7 0-8 3-7 15-18 36-44 58-26 23-52 34-72 39-7 3-7 4-8 4-1 1-1 1-1 2s0 2 0 3c1 0 1 0 2 0 0 1 1 1 8 3 53 16 91 51 113 92 3 9 5 9 10 9 2 0 7 0 7-5s-20-38-39-57c76 0 153 0 229 0z"><text:p/></draw:path><draw:path draw:style-name="gr3" draw:text-style-name="P5" svg:width="0.1346in" svg:height="0.0835in" svg:x="1.1465in" svg:y="0.0543in" svg:viewBox="0 0 343 213" svg:d="M258 76c17 14 37 24 50 30-14 6-33 16-50 30-81 0-163 0-245 0-6 0-13 0-13 7 0 8 7 8 13 8 76 0 153 0 229 0-19 19-40 52-40 57s6 5 8 5c3 0 6 0 8-3 7-15 18-36 44-58 26-24 53-34 72-40 7-2 7-3 8-3 1-1 1-2 1-3s0-1-1-2h-1c0-1-1-1-8-4-53-15-91-50-113-92-4-8-4-8-10-8-2 0-8 0-8 4 0 5 20 39 40 57-76 0-153 0-229 0-6 0-13 0-13 7 0 8 7 8 13 8 82 0 164 0 245 0z"><text:p/></draw:path><draw:path draw:style-name="gr3" draw:text-style-name="P5" svg:width="0.0346in" svg:height="0.1516in" svg:x="1.3898in" svg:y="0.0201in" svg:viewBox="0 0 89 386" svg:d="M89 382c0-2 0-2-7-8-48-50-60-123-60-181 0-67 14-135 63-183 4-4 4-4 4-6 0-3-1-4-3-4-5 0-39 26-62 75-20 43-24 86-24 118 0 31 4 76 25 120 23 48 56 73 61 73 2 0 3-1 3-4z"><text:p/></draw:path><draw:path draw:style-name="gr3" draw:text-style-name="P5" svg:width="0.1039in" svg:height="0.1083in" svg:x="1.439in" svg:y="0.0252in" svg:viewBox="0 0 265 276" svg:d="M56 233c-16 24-31 29-48 31-5 1-8 1-8 7 0 2 2 5 4 5 11 0 23-1 34-1 13 0 27 1 39 1 2 0 8 0 8-8 0-3-5-4-7-4-9 0-19-4-19-14 0-4 3-9 6-14 10-15 20-32 30-49 31 0 64 0 96 0 1 8 7 60 7 64 0 11-20 13-28 13-5 0-9 0-9 7 0 5 4 5 5 5 15 0 33-1 48-1 10 0 35 1 44 1 3 0 7 0 7-8 0-4-4-4-9-4-24 0-24-3-25-14-8-80-15-161-23-241-1-8-1-9-8-9-6 0-8 2-10 7-45 75-89 150-134 226zM102 175c26-43 51-86 76-128 5 42 8 85 12 128-29 0-58 0-88 0z"><text:p/></draw:path><draw:path draw:style-name="gr3" draw:text-style-name="P5" svg:width="0.1008in" svg:height="0.035in" svg:x="1.5984in" svg:y="0.0783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79in" svg:height="0.1098in" svg:x="1.7583in" svg:y="0.0272in" svg:viewBox="0 0 275 280" svg:d="M275 3c0-1-1-3-4-3-2 0-2 0-6 4-9 10-19 20-27 30-4-5-21-34-64-34-87 0-174 85-174 175 0 63 46 105 106 105 33 0 62-15 82-33 36-31 43-66 43-67 0-5-3-5-4-5-3 0-5 1-6 5-3 11-12 38-38 59-27 22-52 29-72 29-34 0-76-20-76-79 0-22 9-85 47-131 24-27 60-46 95-46 39 0 62 30 62 74 0 15-1 15-1 20 0 3 4 4 5 4 6 0 6-1 8-7 7-34 16-67 24-100z"><text:p/></draw:path><draw:path draw:style-name="gr3" draw:text-style-name="P5" svg:width="0.0846in" svg:height="0.0937in" svg:x="1.9122in" svg:y="0.0429in" svg:viewBox="0 0 216 239" svg:d="M117 9c-4-7-6-9-9-9-5 0-6 3-9 9-32 71-64 143-96 216-2 4-3 5-3 8s4 6 8 6c3 0 6-1 10-7 29-69 60-137 90-204 31 67 60 135 91 204 3 7 7 7 9 7 4 0 8-3 8-6 0-1 0-3-3-7-32-73-65-146-96-217z"><text:p/></draw:path><draw:path draw:style-name="gr3" draw:text-style-name="P5" svg:width="0.1083in" svg:height="0.1028in" svg:x="2.0453in" svg:y="0.0303in" svg:viewBox="0 0 276 262" svg:d="M46 233c-4 14-5 17-35 17-7 0-11 0-11 8 0 4 3 4 11 4 46 0 91 0 137 0 62 0 107-44 107-82 0-28-22-50-59-54 39-8 80-37 80-73 0-29-25-53-71-53-43 0-87 0-130 0-8 0-11 0-11 8 0 3 3 3 10 3 1 0 8 0 15 1s10 1 10 7c0 1 0 2-1 6-18 70-34 139-52 208zM104 122c8-32 17-64 25-96 3-14 3-15 21-15 16 0 33 0 49 0 34 0 42 23 42 41 0 33-33 70-80 70-19 0-38 0-57 0zM87 250c-6 0-7 0-9 0-3 0-4-1-4-4 0-1 0-1 1-9 9-35 18-72 27-107 24 0 49 0 73 0 37 0 44 29 44 45 0 39-34 75-79 75-18 0-36 0-53 0z"><text:p/></draw:path><draw:path draw:style-name="gr3" draw:text-style-name="P5" svg:width="0.0925in" svg:height="0.1169in" svg:x="2.2169in" svg:y="0.0366in" svg:viewBox="0 0 236 298" svg:d="M223 15c7 0 13 0 13-7 0-8-6-8-13-8-35 0-69 0-104 0-66 0-119 51-119 111 0 63 54 113 119 113 35 0 69 0 104 0 7 0 13 0 13-8s-6-8-13-8c-34 0-69 0-103 0-61 0-104-45-104-96 0-52 44-97 104-97 34 0 69 0 103 0zM22 282c-7 0-14 0-14 8s7 8 14 8c67 0 134 0 201 0 7 0 13 0 13-8s-6-8-13-8c-67 0-134 0-201 0z"><text:p/></draw:path><draw:path draw:style-name="gr3" draw:text-style-name="P5" svg:width="0.1075in" svg:height="0.1098in" svg:x="2.3728in" svg:y="0.0272in" svg:viewBox="0 0 274 280" svg:d="M274 3c0-1 0-3-5-3-1 0-1 0-5 4-9 10-18 20-26 30-5-5-22-34-65-34-86 0-173 85-173 175 0 63 45 105 104 105 35 0 63-15 84-33 36-31 43-66 43-67 0-5-4-5-6-5s-3 1-4 5c-3 11-12 38-40 59-26 22-50 29-70 29-35 0-76-20-76-79 0-22 8-85 46-131 25-27 61-46 95-46 40 0 63 30 63 74 0 15-1 15-1 20 0 3 3 4 5 4 4 0 4-1 7-7 7-34 16-67 24-100z"><text:p/></draw:path><draw:path draw:style-name="gr3" draw:text-style-name="P5" svg:width="0.0346in" svg:height="0.1516in" svg:x="2.4937in" svg:y="0.0201in" svg:viewBox="0 0 89 386" svg:d="M89 193c0-30-4-76-25-120-23-48-56-73-61-73-2 0-3 1-3 4 0 2 0 2 7 9 38 38 60 99 60 180 0 65-14 133-63 182-4 5-4 5-4 7s1 4 3 4c5 0 39-27 62-76 20-42 24-84 24-117z"><text:p/></draw:path><draw:path draw:style-name="gr3" draw:text-style-name="P5" svg:width="0.0839in" svg:height="0.0937in" svg:x="2.5862in" svg:y="0.0429in" svg:viewBox="0 0 214 239" svg:d="M212 15c2-4 2-5 2-7 0-5-3-8-7-8-5 0-7 3-9 9-31 68-61 137-91 205-30-68-61-137-91-205-3-8-6-9-8-9-5 0-8 3-8 8 0 1 0 2 2 6 32 72 64 145 96 218 3 5 5 7 9 7 5 0 6-3 8-7 32-73 65-145 97-217z"><text:p/></draw:path><draw:path draw:style-name="gr3" draw:text-style-name="P5" svg:width="0.035in" svg:height="0.1516in" svg:x="2.728in" svg:y="0.0201in" svg:viewBox="0 0 90 386" svg:d="M90 382c0-2 0-2-6-8-49-50-61-123-61-181 0-67 14-135 62-183 5-4 5-4 5-6 0-3-1-4-4-4-4 0-39 26-61 75-20 43-25 86-25 118 0 31 4 76 26 120 23 48 56 73 60 73 3 0 4-1 4-4z"><text:p/></draw:path><draw:path draw:style-name="gr3" draw:text-style-name="P5" svg:width="0.1083in" svg:height="0.1028in" svg:x="2.7783in" svg:y="0.0303in" svg:viewBox="0 0 276 262" svg:d="M46 233c-4 14-5 17-35 17-7 0-11 0-11 8 0 4 3 4 11 4 46 0 91 0 137 0 62 0 107-44 107-82 0-28-22-50-59-54 39-8 80-37 80-73 0-29-25-53-71-53-43 0-87 0-130 0-8 0-12 0-12 8 0 3 4 3 11 3 1 0 8 0 15 1s10 1 10 7c0 1 0 2-1 6-18 70-34 139-52 208zM104 122c8-32 16-64 24-96 4-14 4-15 20-15 17 0 35 0 51 0 34 0 42 23 42 41 0 33-33 70-80 70-19 0-38 0-57 0zM87 250c-6 0-7 0-9 0-3 0-5-1-5-4 0-1 0-1 2-9 9-35 17-72 26-107 24 0 50 0 74 0 37 0 44 29 44 45 0 39-34 75-79 75-18 0-36 0-53 0z"><text:p/></draw:path><draw:path draw:style-name="gr3" draw:text-style-name="P5" svg:width="0.1004in" svg:height="0.035in" svg:x="2.9461in" svg:y="0.0783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1075in" svg:height="0.1098in" svg:x="3.1059in" svg:y="0.0272in" svg:viewBox="0 0 274 280" svg:d="M274 3c0-1-1-3-5-3-1 0-1 0-5 4-9 10-19 20-28 30-3-5-20-34-63-34-86 0-173 85-173 175 0 63 45 105 104 105 33 0 63-15 84-33 35-31 42-66 42-67 0-5-3-5-5-5s-4 1-4 5c-4 11-13 38-40 59-26 22-50 29-71 29-34 0-75-20-75-79 0-22 8-85 46-131 25-27 61-46 95-46 40 0 62 30 62 74 0 15-2 15-2 20 0 3 5 4 7 4 4 0 4-1 7-7 7-34 16-67 24-100z"><text:p/></draw:path><draw:path draw:style-name="gr3" draw:text-style-name="P5" svg:width="0.0839in" svg:height="0.0937in" svg:x="3.2602in" svg:y="0.0429in" svg:viewBox="0 0 214 239" svg:d="M117 9c-4-7-6-9-10-9-5 0-6 3-8 9-32 71-65 143-97 216-2 4-2 5-2 8s3 6 8 6c2 0 5-1 8-7 30-69 61-137 91-204 30 67 60 135 91 204 3 7 8 7 9 7 4 0 7-3 7-6 0-1 0-3-2-7-32-73-64-146-95-217z"><text:p/></draw:path><draw:path draw:style-name="gr3" draw:text-style-name="P5" svg:width="0.1039in" svg:height="0.1083in" svg:x="3.3921in" svg:y="0.0252in" svg:viewBox="0 0 265 276" svg:d="M56 233c-15 24-31 29-48 31-5 1-8 1-8 7 0 2 2 5 5 5 10 0 22-1 33-1 13 0 27 1 39 1 2 0 8 0 8-8 0-3-4-4-7-4-9 0-18-4-18-14 0-4 3-9 5-14 10-15 20-32 30-49 31 0 64 0 96 0 1 8 7 60 7 64 0 11-20 13-28 13-5 0-9 0-9 7 0 5 3 4 5 5 17 0 33-1 48-1 10 0 35 1 44 1 3 0 7 0 7-8 0-4-3-4-9-4-24 0-24-3-25-14-8-80-15-161-23-241-1-8-1-9-8-9-5 0-8 2-10 7-45 75-89 150-134 226zM102 175c26-43 51-86 76-128 5 42 8 85 12 128-29 0-58 0-88 0z"><text:p/></draw:path><draw:path draw:style-name="gr3" draw:text-style-name="P5" svg:width="0.0925in" svg:height="0.1169in" svg:x="3.5559in" svg:y="0.0366in" svg:viewBox="0 0 236 298" svg:d="M223 15c7 0 13 0 13-7 0-8-6-8-13-8-35 0-69 0-104 0-66 0-119 51-119 111 0 63 54 113 119 113 35 0 69 0 104 0 7 0 13 0 13-8s-6-8-13-8c-34 0-69 0-103 0-62 0-105-45-105-96 0-52 44-97 105-97 34 0 69 0 103 0zM21 282c-7 0-13 0-13 8s6 8 13 8c67 0 135 0 202 0 7 0 13 0 13-8s-6-8-13-8c-67 0-135 0-202 0z"><text:p/></draw:path><draw:path draw:style-name="gr3" draw:text-style-name="P5" svg:width="0.1079in" svg:height="0.1098in" svg:x="3.7114in" svg:y="0.0272in" svg:viewBox="0 0 275 280" svg:d="M275 3c0-1-1-3-4-3-2 0-2 0-6 4-9 10-19 20-27 30-4-5-21-34-64-34-86 0-174 85-174 175 0 63 46 105 106 105 33 0 62-15 83-33 35-31 42-66 42-67 0-5-3-5-4-5-3 0-5 1-6 5-3 11-12 38-38 59-27 22-51 29-72 29-34 0-76-20-76-79 0-22 9-85 47-131 24-27 60-46 95-46 40 0 62 30 62 74 0 15-1 15-1 20 0 3 4 4 6 4 5 0 5-1 7-7 7-34 16-67 24-100z"><text:p/></draw:path><draw:path draw:style-name="gr3" draw:text-style-name="P5" svg:width="0.035in" svg:height="0.1516in" svg:x="3.8323in" svg:y="0.0201in" svg:viewBox="0 0 90 386" svg:d="M90 193c0-30-4-76-25-120-24-48-57-73-61-73-2 0-4 1-4 4 0 2 0 2 8 9 37 38 59 99 59 180 0 65-14 133-62 182-5 5-5 5-5 7s2 4 4 4c4 0 39-27 62-76 20-42 24-84 24-117z"><text:p/></draw:path></draw:g></text:p>
        </text:list-item>
        <text:list-item>
          <text:p text:style-name="P136">נוכיח שזה תנאי הכרחי ומספיק.</text:p>
          <text:list>
            <text:list-item>
              <text:p text:style-name="P136">הכרחי:</text:p>
              <text:list>
                <text:list-item>
                  <text:p text:style-name="P136">נניח <draw:g text:anchor-type="as-char" svg:y="-0.1362in" draw:z-index="421" draw:name="Shape297" draw:style-name="gr1"><svg:title>TexMaths</svg:title><svg:desc>11§display§C^2 = A^2 \cup B^2§svg§600§FALSE§</svg:desc><draw:path draw:style-name="gr2" draw:text-style-name="P4" svg:width="0.9024in" svg:height="0.1205in" svg:x="0.0004in" svg:y="0.0075in" svg:viewBox="0 0 2293 307" svg:d="M1147 307c-383 0-764 0-1147 0 0-102 0-205 0-307 764 0 1529 0 2293 0 0 102 0 205 0 307-381 0-764 0-1146 0z"><text:p/></draw:path><draw:path draw:style-name="gr3" draw:text-style-name="P5" svg:width="0.1075in" svg:height="0.1098in" svg:x="0.0004in" svg:y="0.0272in" svg:viewBox="0 0 274 280" svg:d="M274 3c0-1-1-3-5-3-1 0-1 0-5 4-9 10-19 20-28 30-3-5-20-34-63-34-86 0-173 85-173 175 0 63 45 105 104 105 35 0 63-16 84-33 36-32 42-66 42-68 0-4-3-4-5-4s-4 1-4 4c-3 10-13 38-40 60-26 22-50 29-70 29-35 0-76-20-76-80 0-22 8-84 46-130 25-27 61-46 95-46 40 0 63 30 63 74 0 15-3 15-3 20 0 3 5 4 7 4 4 0 4-1 7-8 7-33 16-66 24-99z"><text:p/></draw:path><draw:path draw:style-name="gr3" draw:text-style-name="P5" svg:width="0.0469in" svg:height="0.0701in" svg:x="0.1193in" svg:y="0.0004in" svg:viewBox="0 0 120 179" svg:d="M120 131c-3 0-7 0-10 0-1 6-3 21-7 24-2 1-23 1-27 1-17 0-33 0-50 0 29-24 39-32 54-45 21-15 40-33 40-58 0-33-30-53-64-53-33 0-56 24-56 48 0 15 11 16 14 16 7 0 15-5 15-14 0-6-3-15-17-15 9-20 28-25 40-25 27 0 41 21 41 43 0 23-17 42-25 52-22 21-44 43-66 65-2 2-2 2-2 9 37 0 74 0 111 0 3-16 6-33 9-48z"><text:p/></draw:path><draw:path draw:style-name="gr3" draw:text-style-name="P5" svg:width="0.1008in" svg:height="0.035in" svg:x="0.2311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39in" svg:height="0.1079in" svg:x="0.389in" svg:y="0.0252in" svg:viewBox="0 0 265 275" svg:d="M55 231c-15 26-31 31-47 32-5 1-8 1-8 8 0 2 1 4 4 4 11 0 23-1 33-1 14 0 27 1 39 1 3 0 8 0 8-7 0-4-4-5-6-5-10 0-19-3-19-13 0-4 3-9 6-14 10-17 20-33 30-49 31 0 64 0 96 0 1 7 6 60 6 64 0 11-20 12-28 12-5 0-8 0-8 8 0 4 4 4 5 4 15 0 32-1 48-1 9 0 33 1 43 1 3 0 8 0 8-7 0-5-4-5-10-5-23 0-23-2-24-13-8-80-17-161-24-241-1-8-1-9-7-9s-8 2-11 7c-45 74-89 149-134 224zM101 175c25-43 52-86 77-128 5 42 8 85 12 128-29 0-59 0-89 0z"><text:p/></draw:path><draw:path draw:style-name="gr3" draw:text-style-name="P5" svg:width="0.0469in" svg:height="0.0701in" svg:x="0.5035in" svg:y="0.0004in" svg:viewBox="0 0 120 179" svg:d="M120 131c-3 0-6 0-9 0-1 6-4 21-8 24-2 1-23 1-26 1-17 0-33 0-50 0 28-24 38-32 54-45 20-15 39-33 39-58 0-33-29-53-64-53-33 0-56 24-56 48 0 15 12 16 14 16 7 0 15-5 15-14 0-6-2-15-16-15 8-20 27-25 40-25 26 0 40 21 40 43 0 23-16 42-25 52-22 21-43 43-65 65-3 2-3 2-3 9 37 0 75 0 112 0 2-16 6-33 8-48z"><text:p/></draw:path><draw:path draw:style-name="gr3" draw:text-style-name="P5" svg:width="0.0839in" svg:height="0.0937in" svg:x="0.6075in" svg:y="0.0425in" svg:viewBox="0 0 214 239" svg:d="M214 14c0-6 0-14-7-14-8 0-8 8-8 14 0 47 0 93 0 140 0 57-63 70-92 70-17 0-42-4-62-17-30-19-30-43-30-53 0-47 0-93 0-140 0-6 0-14-7-14-8 0-8 8-8 14 0 48 0 94 0 141 0 59 58 84 107 84 50 0 107-28 107-83 0-47 0-94 0-142z"><text:p/></draw:path><draw:path draw:style-name="gr3" draw:text-style-name="P5" svg:width="0.1083in" svg:height="0.1031in" svg:x="0.7406in" svg:y="0.0299in" svg:viewBox="0 0 276 263" svg:d="M46 233c-4 15-4 18-35 18-7 0-11 0-11 8 0 4 3 4 11 4 46 0 91 0 137 0 62 0 107-45 107-82 0-28-22-50-59-54 39-8 80-37 80-73 0-29-25-54-71-54-43 0-87 0-130 0-8 0-11 0-11 9 0 3 3 3 10 3 1 0 8 0 15 1s10 1 10 7c0 1 0 2-1 6-18 70-34 139-52 207zM104 123c8-32 17-64 25-95 3-15 3-16 21-16 16 0 33 0 49 0 34 0 42 23 42 41 0 33-33 70-80 70-19 0-38 0-57 0zM87 251c-6 0-7 0-9 0-3 0-4-1-4-4 0-1 0-1 1-9 9-35 18-72 27-107 24 0 49 0 73 0 37 0 44 29 44 45 0 38-34 75-79 75-18 0-36 0-53 0z"><text:p/></draw:path><draw:path draw:style-name="gr3" draw:text-style-name="P5" svg:width="0.0469in" svg:height="0.0701in" svg:x="0.8638in" svg:y="0.0004in" svg:viewBox="0 0 120 179" svg:d="M120 131c-3 0-7 0-10 0 0 6-3 21-7 24-2 1-23 1-26 1-17 0-34 0-51 0 29-24 39-32 55-45 20-15 39-33 39-58 0-33-29-53-64-53-33 0-56 24-56 48 0 15 12 16 14 16 7 0 15-5 15-14 0-6-3-15-16-15 8-20 27-25 40-25 26 0 40 21 40 43 0 23-16 42-25 52-22 21-43 43-65 65-3 2-3 2-3 9 37 0 74 0 111 0 3-16 6-33 9-48z"><text:p/></draw:path></draw:g>, נוכיח את התנאי.</text:p>
                </text:list-item>
                <text:list-item>
                  <text:p text:style-name="P136">לפי ההנחה, לכל <draw:g text:anchor-type="as-char" svg:y="-0.1327in" draw:z-index="422" draw:name="Shape298" draw:style-name="gr1"><svg:title>TexMaths</svg:title><svg:desc>11§display§\la a, b \ra \in C^2§svg§600§FALSE§</svg:desc><draw:path draw:style-name="gr2" draw:text-style-name="P4" svg:width="0.6752in" svg:height="0.1555in" svg:x="0.0004in" svg:y="0.0083in" svg:viewBox="0 0 1716 396" svg:d="M859 396c-287 0-573 0-859 0 0-132 0-264 0-396 572 0 1144 0 1716 0 0 132 0 264 0 396-286 0-572 0-857 0z"><text:p/></draw:path><draw:path draw:style-name="gr3" draw:text-style-name="P5" svg:width="0.0335in" svg:height="0.1516in" svg:x="0.0094in" svg:y="0.0201in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5" svg:width="0.0693in" svg:height="0.0685in" svg:x="0.0583in" svg:y="0.0669in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5" svg:width="0.0173in" svg:height="0.0453in" svg:x="0.1457in" svg:y="0.1177in" svg:viewBox="0 0 45 116" svg:d="M45 41c0-26-10-41-25-41-12 0-20 10-20 21 0 10 8 20 20 20 5 0 10-1 14-5 1-1 1-1 1-2 1 0 1 1 1 7 0 28-13 52-26 64-4 4-4 5-4 6 0 3 2 5 4 5 4 0 35-30 35-75z"><text:p/></draw:path><draw:path draw:style-name="gr3" draw:text-style-name="P5" svg:width="0.0555in" svg:height="0.1063in" svg:x="0.2071in" svg:y="0.0287in" svg:viewBox="0 0 142 271" svg:d="M75 4c0-1 0-4-6-4-8 0-37 2-47 3-3 1-7 1-7 8 0 4 4 4 9 4 19 0 20 4 20 7s-4 17-5 24c-11 42-21 84-32 126-5 20-7 26-7 40 0 35 21 59 50 59 45 0 92-56 92-112 0-35-20-62-51-62-17 0-34 11-45 23 10-38 19-77 29-116zM39 150c2-9 2-9 5-13 19-26 36-31 46-31 15 0 24 11 24 36 0 22-12 68-19 82-12 25-31 38-45 38s-27-9-27-37c0-8 0-15 7-40 3-12 5-24 9-35z"><text:p/></draw:path><draw:path draw:style-name="gr3" draw:text-style-name="P5" svg:width="0.0335in" svg:height="0.1516in" svg:x="0.274in" svg:y="0.0201in" svg:viewBox="0 0 86 386" svg:d="M84 200c2-5 2-6 2-7s0-1-2-7c-22-59-45-118-67-177-3-7-5-9-9-9-5 0-8 3-8 8 0 1 0 2 1 6 23 60 46 119 69 179-23 58-46 118-69 177-1 5-1 6-1 8 0 5 3 8 8 8 4 0 6-4 7-8 24-59 46-119 69-178z"><text:p/></draw:path><draw:path draw:style-name="gr3" draw:text-style-name="P5" svg:width="0.0756in" svg:height="0.0878in" svg:x="0.3791in" svg:y="0.052in" svg:viewBox="0 0 193 224" svg:d="M179 119c7 0 14 0 14-8 0-7-7-7-14-7-55 0-109 0-164 0 5-52 50-89 104-89 20 0 41 0 60 0 7 0 14 0 14-7 0-8-7-8-14-8-19 0-40 0-60 0-66 0-119 49-119 111s53 113 119 113c20 0 41 0 60 0 7 0 14 0 14-8s-7-8-14-8c-19 0-40 0-60 0-54 0-99-37-104-89 55 0 109 0 164 0z"><text:p/></draw:path><draw:path draw:style-name="gr3" draw:text-style-name="P5" svg:width="0.1075in" svg:height="0.1098in" svg:x="0.5177in" svg:y="0.0272in" svg:viewBox="0 0 274 280" svg:d="M274 3c0-1 0-3-3-3-2 0-2 0-7 4-9 10-17 20-26 30-5-5-22-34-65-34-86 0-173 85-173 175 0 63 45 105 105 105 34 0 62-15 83-33 37-31 43-66 43-67 0-5-4-5-5-5-3 0-4 1-5 5-3 11-12 38-39 59-27 22-51 29-71 29-35 0-76-20-76-79 0-22 8-85 46-131 25-27 61-46 95-46 40 0 63 30 63 74 0 15-1 15-1 20 0 3 4 4 5 4 5 0 5-1 7-7 8-34 16-67 24-100z"><text:p/></draw:path><draw:path draw:style-name="gr3" draw:text-style-name="P5" svg:width="0.0469in" svg:height="0.0705in" svg:x="0.6366in" svg:y="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text:s/>ידוע <draw:g text:anchor-type="as-char" svg:y="-0.1327in" draw:z-index="423" draw:name="Shape299" draw:style-name="gr1"><svg:title>TexMaths</svg:title><svg:desc>11§display§\la a, b \ra \in A^2 \lor \la a, b \ra \in B^2§svg§600§FALSE§</svg:desc><draw:path draw:style-name="gr2" draw:text-style-name="P4" svg:width="1.5469in" svg:height="0.1555in" svg:x="0.0004in" svg:y="0.0083in" svg:viewBox="0 0 3930 396" svg:d="M1966 396c-655 0-1311 0-1966 0 0-132 0-264 0-396 1310 0 2621 0 3930 0 0 132 0 264 0 396-654 0-1309 0-1964 0z"><text:p/></draw:path><draw:path draw:style-name="gr3" draw:text-style-name="P5" svg:width="0.0335in" svg:height="0.1516in" svg:x="0.0094in" svg:y="0.0201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5" svg:width="0.0693in" svg:height="0.0685in" svg:x="0.0579in" svg:y="0.0669in" svg:viewBox="0 0 177 175" svg:d="M129 24c-7-13-19-24-36-24-46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5" svg:width="0.0173in" svg:height="0.0453in" svg:x="0.1457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5" svg:width="0.0559in" svg:height="0.1063in" svg:x="0.2071in" svg:y="0.0287in" svg:viewBox="0 0 143 271" svg:d="M75 4c0-1 0-4-6-4-9 0-37 2-47 3-3 1-7 1-7 8 0 4 4 4 9 4 19 0 20 4 20 7s-4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3" draw:text-style-name="P5" svg:width="0.0335in" svg:height="0.1516in" svg:x="0.2736in" svg:y="0.0201in" svg:viewBox="0 0 86 386" svg:d="M84 200c2-5 2-6 2-7s0-1-2-7c-22-59-46-118-68-177-2-7-4-9-8-9-5 0-8 3-8 8 0 1 0 2 2 6 23 60 45 119 68 179-23 58-45 118-68 177-2 5-2 6-2 8 0 5 3 8 8 8 4 0 6-4 7-8 23-59 45-119 69-178z"><text:p/></draw:path><draw:path draw:style-name="gr3" draw:text-style-name="P5" svg:width="0.076in" svg:height="0.0878in" svg:x="0.3791in" svg:y="0.052in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3" draw:text-style-name="P5" svg:width="0.1039in" svg:height="0.1083in" svg:x="0.5157in" svg:y="0.0252in" svg:viewBox="0 0 265 276" svg:d="M55 233c-15 24-30 29-47 31-5 1-8 1-8 7 0 2 2 5 4 5 11 0 23-1 34-1 13 0 27 1 39 1 2 0 7 0 7-8 0-3-4-4-6-4-9 0-19-4-19-14 0-4 3-9 6-14 10-15 20-32 30-49 31 0 64 0 96 0 1 8 7 60 7 64 0 11-21 13-29 13-4 0-8 0-8 7 0 5 4 5 5 5 15 0 32-1 48-1 10 0 35 1 44 1 3 0 7 0 7-8 0-4-4-4-9-4-24 0-24-3-25-14-8-80-15-161-23-241-1-8-1-9-8-9-6 0-8 2-10 7-45 75-90 150-135 226zM102 175c26-43 51-86 76-128 5 42 8 85 12 128-29 0-58 0-88 0z"><text:p/></draw:path><draw:path draw:style-name="gr3" draw:text-style-name="P5" svg:width="0.0465in" svg:height="0.0705in" svg:x="0.6311in" svg:y="0.0004in" svg:viewBox="0 0 119 180" svg:d="M119 131c-4 0-6 0-9 0-1 6-3 21-7 24-2 2-23 2-27 2-17 0-33 0-50 0 29-25 38-32 54-46 20-15 39-33 39-58 0-33-29-53-63-53s-56 24-56 49c0 14 11 15 14 15 7 0 15-4 15-14 0-6-3-15-17-15 9-20 26-25 40-25 27 0 40 21 40 43 0 23-16 42-25 52-22 21-43 43-65 65-2 2-2 2-2 10 37 0 74 0 111 0 2-17 6-33 8-49z"><text:p/></draw:path><draw:path draw:style-name="gr3" draw:text-style-name="P5" svg:width="0.0839in" svg:height="0.0937in" svg:x="0.7346in" svg:y="0.0429in" svg:viewBox="0 0 214 239" svg:d="M212 15c2-4 2-5 2-7 0-5-3-8-7-8s-6 3-9 9c-30 68-61 137-90 205-31-68-61-137-92-205-3-8-5-9-8-9-5 0-8 3-8 8 0 1 0 2 2 6 32 72 65 145 97 218 3 5 5 7 9 7s5-3 9-7c31-73 63-145 95-217z"><text:p/></draw:path><draw:path draw:style-name="gr3" draw:text-style-name="P5" svg:width="0.0335in" svg:height="0.1516in" svg:x="0.878in" svg:y="0.0201in" svg:viewBox="0 0 86 386" svg:d="M84 14c2-4 2-4 2-6 0-5-4-8-8-8-3 0-7 2-9 9-23 59-45 118-68 177 0 3-1 5-1 7 0 1 0 2 1 7 23 58 45 118 68 176 1 4 4 10 9 10 4 0 8-3 8-8 0-1 0-2-2-6-24-60-46-119-69-179 23-60 45-119 69-179z"><text:p/></draw:path><draw:path draw:style-name="gr3" draw:text-style-name="P5" svg:width="0.0693in" svg:height="0.0685in" svg:x="0.9264in" svg:y="0.0669in" svg:viewBox="0 0 177 175" svg:d="M129 24c-8-13-19-24-37-24-45 0-92 57-92 114 0 36 21 61 52 61 7 0 26-1 49-28 3 15 17 28 35 28 14 0 23-8 29-21 7-14 12-37 12-38 0-5-3-5-5-5-4 0-4 3-5 8-6 25-14 48-30 48-11 0-12-10-12-18 0-9 1-11 6-29 4-16 4-20 9-34 4-19 8-36 13-55 3-10 3-11 3-12 0-7-4-11-11-11-10 0-15 9-16 16zM103 125c-2 7-2 7-7 14-18 22-33 28-44 28-19 0-25-21-25-37 0-19 13-66 21-85 12-22 30-36 45-36 26 0 31 32 31 34s-1 4-1 7c-6 25-13 49-20 75z"><text:p/></draw:path><draw:path draw:style-name="gr3" draw:text-style-name="P5" svg:width="0.0173in" svg:height="0.0453in" svg:x="1.0142in" svg:y="0.1177in" svg:viewBox="0 0 45 116" svg:d="M45 41c0-26-10-41-25-41-12 0-20 10-20 21 0 10 8 20 20 20 5 0 10-1 14-5 1-1 1-1 1-2 1 0 1 1 1 7 0 28-13 52-26 64-5 4-5 5-5 6 0 3 3 5 5 5 4 0 35-30 35-75z"><text:p/></draw:path><draw:path draw:style-name="gr3" draw:text-style-name="P5" svg:width="0.0555in" svg:height="0.1063in" svg:x="1.0756in" svg:y="0.0287in" svg:viewBox="0 0 142 271" svg:d="M75 4c0-1 0-4-6-4-9 0-37 2-47 3-3 1-8 1-8 8 0 4 5 4 10 4 19 0 19 4 19 7s-3 17-5 24c-11 42-20 84-31 126-5 20-7 26-7 40 0 35 21 59 49 59 46 0 93-56 93-112 0-35-20-62-51-62-17 0-34 11-45 23 10-38 19-77 29-116zM38 150c3-9 3-9 6-13 19-26 36-31 46-31 14 0 24 11 24 36 0 22-12 68-19 82-13 25-31 38-46 38-13 0-26-9-26-37 0-8 0-15 7-40 3-12 5-24 8-35z"><text:p/></draw:path><draw:path draw:style-name="gr3" draw:text-style-name="P5" svg:width="0.0335in" svg:height="0.1516in" svg:x="1.1421in" svg:y="0.0201in" svg:viewBox="0 0 86 386" svg:d="M84 200c2-5 2-6 2-7s0-1-2-7c-22-59-46-118-68-177-2-7-4-9-8-9-5 0-8 3-8 8 0 1 0 2 1 6 23 60 46 119 69 179-23 58-46 118-69 177-1 5-1 6-1 8 0 5 3 8 8 8 4 0 6-4 7-8 23-59 45-119 69-178z"><text:p/></draw:path><draw:path draw:style-name="gr3" draw:text-style-name="P5" svg:width="0.0752in" svg:height="0.0878in" svg:x="1.2476in" svg:y="0.05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5" svg:width="0.1083in" svg:height="0.1028in" svg:x="1.385in" svg:y="0.0303in" svg:viewBox="0 0 276 262" svg:d="M46 233c-4 14-5 17-35 17-7 0-11 0-11 8 0 4 3 4 11 4 46 0 91 0 137 0 62 0 107-44 107-82 0-28-22-50-59-54 39-8 80-37 80-73 0-29-25-53-71-53-43 0-87 0-130 0-8 0-12 0-12 8 0 3 4 3 11 3 1 0 8 0 15 1s10 1 10 7c0 1 0 2-1 6-18 70-34 139-52 208zM104 122c8-32 16-64 24-96 4-14 4-15 20-15 17 0 35 0 51 0 34 0 42 23 42 41 0 33-33 70-80 70-19 0-38 0-57 0zM87 250c-6 0-7 0-9 0-3 0-4-1-4-4 0-1 0-1 1-9 9-35 18-72 27-107 24 0 49 0 73 0 37 0 44 29 44 45 0 39-34 75-79 75-18 0-36 0-53 0z"><text:p/></draw:path><draw:path draw:style-name="gr3" draw:text-style-name="P5" svg:width="0.0469in" svg:height="0.0705in" svg:x="1.5083in" svg:y="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. ע"פ הגדרת מכפלה קרטזית, נתון <draw:g text:anchor-type="as-char" svg:y="-0.1075in" draw:z-index="425" draw:name="Shape300" draw:style-name="gr1"><svg:title>TexMaths</svg:title><svg:desc>11§display§a, b \in C \iff a, b \in A \lor a, b \in B§svg§600§FALSE§</svg:desc><draw:path draw:style-name="gr2" draw:text-style-name="P4" svg:width="2.1472in" svg:height="0.1213in" svg:x="0.0024in" svg:y="0.0075in" svg:viewBox="0 0 5455 309" svg:d="M0 0c1818 0 3637 0 5455 0 0 103 0 206 0 309-1818 0-3637 0-5455 0 0-103 0-206 0-309z"><text:p/></draw:path><draw:path draw:style-name="gr3" draw:text-style-name="P5" svg:width="0.0693in" svg:height="0.0681in" svg:x="0.0004in" svg:y="0.0421in" svg:viewBox="0 0 177 174" svg:d="M129 24c-7-14-18-24-36-24-45 0-93 56-93 112 0 36 21 62 52 62 7 0 26-1 49-29 3 17 18 29 35 29 15 0 23-9 29-21 7-14 12-38 12-39 0-3-3-3-4-3-5 0-5 1-6 7-6 25-13 48-30 48-9 0-11-10-11-17 0-9 0-13 5-29 4-17 5-21 9-35 4-19 10-37 14-54 2-11 2-11 2-13 0-7-4-10-11-10-10 0-15 9-16 16zM103 124c-2 7-2 8-7 15-17 21-33 27-44 27-19 0-25-22-25-36 0-20 13-67 21-85 12-23 30-36 45-36 26 0 31 31 31 33s-1 5-1 6c-6 26-13 51-20 76z"><text:p/></draw:path><draw:path draw:style-name="gr3" draw:text-style-name="P5" svg:width="0.0173in" svg:height="0.0453in" svg:x="0.0878in" svg:y="0.0925in" svg:viewBox="0 0 45 116" svg:d="M45 41c0-26-10-41-24-41-13 0-21 10-21 21 0 10 8 20 21 20 4 0 9-1 13-5 1-1 1-1 2-1 0 2 0 0 0 6 0 28-13 51-26 65-3 3-3 4-3 5 0 3 1 5 3 5 4 0 35-30 35-75z"><text:p/></draw:path><draw:path draw:style-name="gr3" draw:text-style-name="P5" svg:width="0.0559in" svg:height="0.1059in" svg:x="0.1496in" svg:y="0.0039in" svg:viewBox="0 0 143 270" svg:d="M75 4c0-1 0-4-6-4-9 0-36 2-47 3-2 1-7 1-7 8 0 4 4 4 9 4 19 0 20 4 20 7s-3 17-6 24c-11 42-20 84-31 126-5 18-7 24-7 37 0 37 21 61 49 61 47 0 94-58 94-112 0-35-21-61-52-61-17 0-34 11-45 23 10-39 19-77 29-116zM38 150c3-9 3-10 6-14 19-25 36-30 46-30 14 0 24 11 24 35 0 23-12 66-18 81-14 26-31 40-47 40-13 0-25-11-25-40 0-6 0-14 6-38 3-11 5-23 8-34z"><text:p/></draw:path><draw:path draw:style-name="gr3" draw:text-style-name="P5" svg:width="0.076in" svg:height="0.0866in" svg:x="0.2626in" svg:y="0.0276in" svg:viewBox="0 0 194 221" svg:d="M180 119c7 0 14 0 14-8s-7-8-14-8c-55 0-109 0-164 0 5-51 50-88 104-88 20 0 41 0 60 0 7 0 14 0 14-7 0-8-7-8-14-8-21 0-40 0-61 0-66 0-119 49-119 111s53 110 119 110c21 0 40 0 61 0 7 0 14 0 14-8 0-7-7-7-14-7-19 0-40 0-60 0-54 0-99-36-104-87 55 0 109 0 164 0z"><text:p/></draw:path><draw:path draw:style-name="gr3" draw:text-style-name="P5" svg:width="0.1075in" svg:height="0.1091in" svg:x="0.4016in" svg:y="0.002in" svg:viewBox="0 0 274 278" svg:d="M274 3c0-1 0-3-5-3-1 0-1 0-5 4-9 10-19 20-28 30-3-5-20-34-63-34-86 0-173 85-173 174 0 63 45 104 104 104 35 0 63-15 84-33 36-32 43-66 43-67 0-3-4-3-6-3s-4 0-4 3c-3 11-13 39-40 61-26 21-50 27-70 27-35 0-76-20-76-79 0-21 8-84 46-129 25-27 61-46 95-46 40 0 63 30 63 74 0 15-3 15-3 20 0 3 5 4 7 4 4 0 4-1 7-8 7-33 16-66 24-99z"><text:p/></draw:path><draw:path draw:style-name="gr3" draw:text-style-name="P5" svg:width="0.1346in" svg:height="0.0823in" svg:x="0.6063in" svg:y="0.0287in" svg:viewBox="0 0 343 210" svg:d="M330 151c7 0 13 0 13-8s-6-8-13-8c-81 0-164 0-245 0-17-14-37-24-50-29 14-7 33-17 50-30 81 0 164 0 245 0 7 0 13 0 13-8s-6-8-13-8c-76 0-153 0-229 0 19-17 40-51 40-56 0-4-6-4-8-4-3 0-5 0-8 3-7 15-18 34-44 57-26 24-52 35-72 40-7 2-7 2-8 3-1 0-1 1-1 3 0 1 0 1 1 2 0 0 1 0 1 1 2 1 1 1 8 3 53 16 91 50 113 90 5 8 5 8 10 8 2 0 8 0 8-4 0-5-20-38-40-55 76 0 153 0 229 0z"><text:p/></draw:path><draw:path draw:style-name="gr3" draw:text-style-name="P5" svg:width="0.1346in" svg:height="0.0823in" svg:x="0.7331in" svg:y="0.0287in" svg:viewBox="0 0 343 210" svg:d="M260 76c15 14 35 24 48 30-14 6-33 16-48 29-83 0-164 0-247 0-6 0-13 0-13 8s7 8 13 8c76 0 153 0 229 0-19 17-39 50-39 55 0 4 5 4 7 4 3 0 7 0 8-3 7-15 18-33 44-56s53-33 72-40c7-2 7-2 8-3 1 0 1-1 1-2 0-2 0-1-1-3 0-1-1-1-1-1-2-1-1 0-8-3-53-15-91-50-113-91-3-8-4-8-10-8-2 0-7 0-7 4 0 5 20 39 39 56-76 0-153 0-229 0-6 0-13 0-13 8s7 8 13 8c83 0 164 0 247 0z"><text:p/></draw:path><draw:path draw:style-name="gr3" draw:text-style-name="P5" svg:width="0.0693in" svg:height="0.0681in" svg:x="0.9673in" svg:y="0.0421in" svg:viewBox="0 0 177 174" svg:d="M129 24c-7-14-18-24-36-24-45 0-93 56-93 112 0 36 21 62 52 62 7 0 26-1 50-29 2 17 17 29 35 29 14 0 22-9 29-21 6-14 11-38 11-39 0-3-3-3-4-3-5 0-5 1-6 7-6 25-13 48-30 48-9 0-11-10-11-17 0-9 0-13 5-29 4-17 5-21 9-35 4-19 10-37 14-54 2-11 2-11 2-13 0-7-4-10-11-10-10 0-15 9-16 16zM103 124c-1 7-1 8-7 15-17 21-33 27-43 27-20 0-26-22-26-36 0-20 13-67 21-85 12-23 30-36 45-36 26 0 31 31 31 33s-1 5-1 6c-6 26-13 51-20 76z"><text:p/></draw:path><draw:path draw:style-name="gr3" draw:text-style-name="P5" svg:width="0.0173in" svg:height="0.0453in" svg:x="1.0547in" svg:y="0.0925in" svg:viewBox="0 0 45 116" svg:d="M45 41c0-26-10-41-24-41-13 0-21 10-21 21 0 10 8 20 21 20 4 0 9-1 13-5 1-1 1-1 2-1 0 2 0 0 0 6 0 28-12 51-25 65-4 3-4 4-4 5 0 3 1 5 3 5 4 0 35-30 35-75z"><text:p/></draw:path><draw:path draw:style-name="gr3" draw:text-style-name="P5" svg:width="0.0559in" svg:height="0.1059in" svg:x="1.1157in" svg:y="0.0039in" svg:viewBox="0 0 143 270" svg:d="M75 4c0-1 0-4-6-4-9 0-36 2-46 3-3 1-8 1-8 8 0 4 4 4 9 4 19 0 20 4 20 7s-3 17-6 24c-11 42-20 84-31 126-5 18-7 24-7 37 0 37 21 61 49 61 47 0 94-58 94-112 0-35-21-61-52-61-17 0-34 11-45 23 10-39 19-77 29-116zM38 150c3-9 3-10 6-14 19-25 36-30 46-30 14 0 24 11 24 35 0 23-12 66-18 81-14 26-31 40-47 40-13 0-25-11-25-40 0-6 0-14 6-38 3-11 5-23 8-34z"><text:p/></draw:path><draw:path draw:style-name="gr3" draw:text-style-name="P5" svg:width="0.0752in" svg:height="0.0866in" svg:x="1.2295in" svg:y="0.0276in" svg:viewBox="0 0 192 221" svg:d="M179 119c7 0 13 0 13-8s-6-8-13-8c-55 0-109 0-164 0 5-51 50-88 104-88 20 0 40 0 60 0 7 0 13 0 13-7 0-8-6-8-13-8-21 0-40 0-61 0-66 0-118 49-118 111s52 110 118 110c21 0 40 0 61 0 7 0 13 0 13-8 0-7-6-7-13-7-20 0-40 0-60 0-54 0-99-36-104-87 55 0 109 0 164 0z"><text:p/></draw:path><draw:path draw:style-name="gr3" draw:text-style-name="P5" svg:width="0.1039in" svg:height="0.1075in" svg:x="1.3657in" svg:y="0in" svg:viewBox="0 0 265 274" svg:d="M55 230c-15 26-31 32-47 33-5 0-8 0-8 8 0 2 1 3 4 3 11 0 22-1 33-1 14 0 27 1 39 1 3 0 8 0 8-7 0-4-4-4-6-4-10-1-19-5-19-14 0-5 3-9 6-15 10-15 20-32 30-48 31 0 64 0 96 0 1 8 6 60 6 64 0 12-20 13-28 13-5 0-8 0-8 8 0 3 4 3 5 3 15 0 32-1 48-1 9 0 33 1 43 1 3 0 8 0 8-8 0-3-4-3-10-3-23 0-23-3-24-14-8-80-17-160-24-240 0-8 0-9-7-9-6 0-8 2-11 7-45 74-89 149-134 223zM101 175c25-43 52-86 77-128 5 42 8 85 12 128-29 0-59 0-89 0z"><text:p/></draw:path><draw:path draw:style-name="gr3" draw:text-style-name="P5" svg:width="0.0846in" svg:height="0.0933in" svg:x="1.5165in" svg:y="0.0185in" svg:viewBox="0 0 216 238" svg:d="M212 15c2-4 4-5 4-7 0-5-5-8-8-8-5 0-7 3-10 9-30 67-61 135-90 202-31-67-61-135-92-202-3-8-5-9-8-9-5 0-8 3-8 8 0 1 0 2 2 6 32 72 65 144 97 216 3 6 5 8 9 8s5-3 9-8c31-72 63-143 95-215z"><text:p/></draw:path><draw:path draw:style-name="gr3" draw:text-style-name="P5" svg:width="0.0693in" svg:height="0.0681in" svg:x="1.6492in" svg:y="0.0421in" svg:viewBox="0 0 177 174" svg:d="M129 24c-7-14-18-24-36-24-45 0-93 56-93 112 0 36 22 62 52 62 7 0 27-1 50-29 2 17 17 29 35 29 14 0 22-9 29-21 7-14 11-38 11-39 0-3-3-3-4-3-5 0-5 1-6 7-6 25-13 48-30 48-9 0-11-10-11-17 0-9 0-13 5-29 4-17 5-21 9-35 4-19 10-37 14-54 2-11 2-11 2-13 0-7-4-10-11-10-9 0-15 9-16 16zM103 124c-1 7-1 8-7 15-17 21-32 27-43 27-20 0-26-22-26-36 0-20 13-67 22-85 11-23 29-36 44-36 26 0 31 31 31 33s-1 5-1 6c-6 26-13 51-20 76z"><text:p/></draw:path><draw:path draw:style-name="gr3" draw:text-style-name="P5" svg:width="0.0173in" svg:height="0.0453in" svg:x="1.737in" svg:y="0.0925in" svg:viewBox="0 0 45 116" svg:d="M45 41c0-26-10-41-24-41-13 0-21 10-21 21 0 10 8 20 21 20 4 0 10-1 13-5 1-1 1-1 2-1 0 2 1 0 1 6 0 28-13 51-26 65-4 3-4 4-4 5 0 3 2 5 3 5 4 0 35-30 35-75z"><text:p/></draw:path><draw:path draw:style-name="gr3" draw:text-style-name="P5" svg:width="0.0555in" svg:height="0.1059in" svg:x="1.7988in" svg:y="0.0039in" svg:viewBox="0 0 142 270" svg:d="M74 4c0-1 0-4-5-4-10 0-37 2-47 3-3 1-8 1-8 8 0 4 4 4 9 4 19 0 20 4 20 7s-3 17-6 24c-11 42-21 84-32 126-4 18-5 24-5 37 0 37 20 61 48 61 47 0 94-58 94-112 0-35-21-61-52-61-17 0-33 11-45 23 10-39 19-77 29-116zM37 150c3-9 3-10 6-14 20-25 36-30 46-30 14 0 25 11 25 35 0 23-13 66-19 81-14 26-31 40-47 40-13 0-25-11-25-40 0-6 0-14 6-38 3-11 5-23 8-34z"><text:p/></draw:path><draw:path draw:style-name="gr3" draw:text-style-name="P5" svg:width="0.0752in" svg:height="0.0866in" svg:x="1.9118in" svg:y="0.0276in" svg:viewBox="0 0 192 221" svg:d="M179 119c7 0 13 0 13-8s-6-8-13-8c-55 0-109 0-164 0 5-51 50-88 104-88 20 0 40 0 60 0 7 0 13 0 13-7 0-8-6-8-13-8-20 0-40 0-60 0-67 0-119 49-119 111s52 110 119 110c20 0 40 0 60 0 7 0 13 0 13-8 0-7-6-7-13-7-20 0-40 0-60 0-54 0-99-36-104-87 55 0 109 0 164 0z"><text:p/></draw:path><draw:path draw:style-name="gr3" draw:text-style-name="P5" svg:width="0.1083in" svg:height="0.1024in" svg:x="2.0492in" svg:y="0.0051in" svg:viewBox="0 0 276 261" svg:d="M46 231c-4 15-5 19-35 19-7 0-11 0-11 7 0 4 3 4 11 4 46 0 91 0 137 0 62 0 107-45 107-83 0-26-22-49-59-53 39-7 80-36 80-72 0-29-25-53-71-53-43 0-87 0-130 0-8 0-12 0-12 8 0 3 4 3 11 3 1 0 8 0 15 1s10 1 10 7c0 1 0 2-1 6-18 68-34 138-52 206zM104 121c8-32 16-63 24-95 4-14 4-15 20-15 17 0 35 0 51 0 34 0 42 23 42 40 0 34-33 70-80 70-19 0-38 0-57 0zM87 250c-6 0-7 0-9-1-3 0-4 0-4-4 0-1 0-2 1-9 9-35 18-71 27-106 24 0 49 0 73 0 37 0 44 28 44 45 0 37-34 75-79 75-18 0-36 0-53 0z"><text:p/></draw:path></draw:g>. נתבונן באותם <draw:g text:anchor-type="as-char" svg:y="-0.1047in" draw:z-index="424" draw:name="Shape301" draw:style-name="gr1"><svg:title>TexMaths</svg:title><svg:desc>11§display§a, b§svg§600§FALSE§</svg:desc><draw:path draw:style-name="gr2" draw:text-style-name="P4" svg:width="0.1949in" svg:height="0.1185in" svg:x="0.0024in" svg:y="0.0079in" svg:viewBox="0 0 496 302" svg:d="M249 302c-84 0-166 0-249 0 0-100 0-202 0-302 165 0 330 0 496 0 0 100 0 202 0 302-83 0-166 0-247 0z"><text:p/></draw:path><draw:path draw:style-name="gr3" draw:text-style-name="P5" svg:width="0.0693in" svg:height="0.0685in" svg:x="0.0004in" svg:y="0.0382in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5" svg:width="0.0173in" svg:height="0.0453in" svg:x="0.0882in" svg:y="0.0898in" svg:viewBox="0 0 45 116" svg:d="M45 41c0-26-10-41-25-41-12 0-20 10-20 21 0 10 8 20 20 20 4 0 10-1 14-5 1-1 1-1 1-1 1 0 1 0 1 6 0 28-13 52-26 64-4 4-4 5-4 6 0 3 2 5 4 5 4 0 35-30 35-75z"><text:p/></draw:path><draw:path draw:style-name="gr3" draw:text-style-name="P5" svg:width="0.0555in" svg:height="0.1063in" svg:x="0.1492in" svg:y="0in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, אשר יתקיימו באופן דומה.</text:p>
                  <text:list>
                    <text:list-item>
                      <text:p text:style-name="P136">במקרה הראשון, צ.ל. <draw:g text:anchor-type="as-char" svg:y="-0.1134in" draw:z-index="432" draw:name="Shape302" draw:style-name="gr1"><svg:title>TexMaths</svg:title><svg:desc>11§display§(a, b \in A \iff a, b \in C) \implies (A = C \land B \subseteq C)§svg§600§FALSE§</svg:desc><draw:path draw:style-name="gr2" draw:text-style-name="P4" svg:width="3.1524in" svg:height="0.1358in" svg:x="0.0004in" svg:y="0.0071in" svg:viewBox="0 0 8008 346" svg:d="M4004 346c-1335 0-2670 0-4004 0 0-116 0-230 0-346 2669 0 5339 0 8008 0 0 116 0 230 0 346-1335 0-2669 0-4004 0z"><text:p/></draw:path><draw:path draw:style-name="gr3" draw:text-style-name="P5" svg:width="0.035in" svg:height="0.1512in" svg:x="0.0079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5" svg:width="0.0693in" svg:height="0.0685in" svg:x="0.0579in" svg:y="0.0461in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457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559in" svg:height="0.1063in" svg:x="0.2071in" svg:y="0.0079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5" svg:width="0.076in" svg:height="0.087in" svg:x="0.3201in" svg:y="0.0311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5" svg:width="0.1039in" svg:height="0.1079in" svg:x="0.4571in" svg:y="0.0043in" svg:viewBox="0 0 265 275" svg:d="M55 231c-15 26-31 31-47 32-5 1-8 1-8 8 0 2 1 4 4 4 11 0 22-1 33-1 14 0 27 1 39 1 3 0 8 0 8-7 0-4-4-5-7-5-9 0-18-3-18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5" svg:width="0.1346in" svg:height="0.0827in" svg:x="0.6587in" svg:y="0.0335in" svg:viewBox="0 0 343 211" svg:d="M329 152c7 0 14 0 14-8 0-9-7-9-14-9-81 0-164 0-245 0-17-13-37-23-49-29 13-6 33-16 49-29 81 0 164 0 245 0 7 0 14-1 14-9 0-9-7-7-14-7-76 0-152 0-228 0 19-18 39-52 39-57 0-4-6-4-8-4-3 0-5 0-7 3-8 15-19 36-45 58-26 24-51 34-72 39-7 2-7 3-8 3 0 2 0 2 0 3s0 2 0 3h1c1 1 1 1 9 3 52 16 90 51 112 93 5 6 5 6 10 6 2 0 8 0 8-3 0-4-20-38-39-56 76 0 152 0 228 0z"><text:p/></draw:path><draw:path draw:style-name="gr3" draw:text-style-name="P5" svg:width="0.1346in" svg:height="0.0827in" svg:x="0.7854in" svg:y="0.0335in" svg:viewBox="0 0 343 211" svg:d="M260 77c16 13 36 23 48 29-13 6-33 16-48 29-82 0-164 0-246 0-6 0-14 0-14 9 0 8 8 8 14 8 76 0 152 0 228 0-19 18-38 52-38 56 0 3 5 3 7 3 4 0 6 0 7-3 9-13 20-34 44-56 27-24 53-34 74-40 6-2 6-3 7-3 0-1 0-2 0-3s0-1 0-3h-1c-1-1-1-1-9-3-51-15-90-50-112-92-4-8-4-8-10-8-2 0-7 0-7 4 0 5 19 39 38 57-76 0-152 0-228 0-6 0-14-2-14 7 0 8 8 9 14 9 82 0 164 0 246 0z"><text:p/></draw:path><draw:path draw:style-name="gr3" draw:text-style-name="P5" svg:width="0.0693in" svg:height="0.0685in" svg:x="1.0201in" svg:y="0.0461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5" svg:width="0.0173in" svg:height="0.0453in" svg:x="1.1075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55in" svg:height="0.1063in" svg:x="1.1689in" svg:y="0.0079in" svg:viewBox="0 0 142 271" svg:d="M74 4c0-1 0-4-5-4-8 0-37 3-47 3-3 1-8 1-8 8 0 6 5 6 10 6 19 0 19 2 19 6 0 2-3 16-6 23-9 42-20 84-30 127-6 19-7 25-7 37 0 37 21 61 50 61 45 0 92-57 92-112 0-36-20-62-51-62-18 0-34 11-46 23 10-39 19-77 29-116zM37 150c4-8 4-9 7-13 19-26 36-31 46-31 15 0 24 11 24 36 0 23-13 66-19 80-12 27-31 40-45 40s-27-10-27-38c0-8 0-15 7-39 2-12 5-24 7-35z"><text:p/></draw:path><draw:path draw:style-name="gr3" draw:text-style-name="P5" svg:width="0.076in" svg:height="0.087in" svg:x="1.2819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079in" svg:height="0.1098in" svg:x="1.4205in" svg:y="0.0067in" svg:viewBox="0 0 275 280" svg:d="M275 3c0-1-1-3-4-3-1 0-1 0-6 4-9 10-19 20-27 30-4-5-21-34-64-34-87 0-174 85-174 175 0 63 46 105 106 105 33 0 62-16 83-33 35-32 42-66 42-68 0-4-3-4-4-4-3 0-5 1-6 4-3 11-12 38-38 60-27 22-51 29-72 29-34 0-76-20-76-80 0-22 9-85 48-130 23-27 59-46 94-46 40 0 62 30 62 75 0 15-1 14-1 19 0 3 4 4 5 4 6 0 6-1 8-8 8-33 16-66 24-99z"><text:p/></draw:path><draw:path draw:style-name="gr3" draw:text-style-name="P5" svg:width="0.035in" svg:height="0.1512in" svg:x="1.5413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5" svg:width="0.1004in" svg:height="0.0354in" svg:x="1.6846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1346in" svg:height="0.0827in" svg:x="1.7776in" svg:y="0.0335in" svg:viewBox="0 0 343 211" svg:d="M260 77c16 13 36 23 48 29-13 6-33 16-48 29-82 0-164 0-246 0-6 0-14 0-14 9 0 8 7 8 13 8 76 0 153 0 229 0-19 18-38 52-38 56 0 3 5 3 7 3 4 0 6 0 7-3 9-13 20-34 44-56 27-24 53-34 74-40 5-2 6-3 7-3 0-1 0-2 0-3s0-1 0-3h-1c-1-1-1-1-9-3-51-15-90-50-112-92-4-8-4-8-10-8-2 0-7 0-7 4 0 5 19 39 38 57-76 0-153 0-229 0-6 0-13-2-13 7 0 8 8 9 14 9 82 0 164 0 246 0z"><text:p/></draw:path><draw:path draw:style-name="gr3" draw:text-style-name="P5" svg:width="0.035in" svg:height="0.1512in" svg:x="2.0209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5" svg:width="0.1043in" svg:height="0.1079in" svg:x="2.0705in" svg:y="0.0043in" svg:viewBox="0 0 266 275" svg:d="M56 231c-15 26-31 31-47 32-5 1-9 1-9 8 0 2 2 4 6 4 11 0 22-1 33-1 13 0 26 1 38 1 3 0 8 0 8-7 0-4-4-5-7-5-9 0-17-3-17-13 0-4 2-9 5-14 10-17 20-32 30-49 32 0 65 0 97 0 0 9 5 60 5 64 0 11-20 12-27 12-6 0-9 0-9 8 0 4 4 4 5 4 16 0 32-1 49-1 8 0 33 1 43 1 2 0 7 0 7-7 0-5-4-5-10-5-23 0-23-2-24-13-8-79-16-160-24-240-1-8-1-10-7-10s-8 3-11 7c-45 74-89 149-134 224zM102 175c26-43 51-85 76-127 5 42 9 84 13 127-29 0-59 0-89 0z"><text:p/></draw:path><draw:path draw:style-name="gr3" draw:text-style-name="P5" svg:width="0.1008in" svg:height="0.0354in" svg:x="2.229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5in" svg:height="0.1098in" svg:x="2.3898in" svg:y="0.0067in" svg:viewBox="0 0 274 280" svg:d="M274 3c0-1 0-3-3-3s-3 0-7 4c-9 10-18 20-26 30-4-5-22-34-65-34-86 0-173 85-173 175 0 63 45 105 105 105 34 0 62-16 83-33 36-32 43-66 43-68 0-4-4-4-5-4-3 0-4 1-5 4-3 11-12 38-39 60s-51 29-71 29c-35 0-76-20-76-80 0-22 8-85 46-130 25-27 61-46 95-46 40 0 63 30 63 75 0 15-1 14-1 19 0 3 4 4 5 4 6 0 6-1 7-8 7-33 16-66 24-99z"><text:p/></draw:path><draw:path draw:style-name="gr3" draw:text-style-name="P5" svg:width="0.0843in" svg:height="0.0937in" svg:x="2.5441in" svg:y="0.022in" svg:viewBox="0 0 215 239" svg:d="M117 9c-4-7-6-9-9-9-6 0-7 3-9 9-32 71-64 143-96 215-3 4-3 5-3 7 0 5 3 8 8 8 3 0 5-1 9-8 30-67 60-135 91-203 30 68 60 136 90 203 4 8 8 8 9 8 4 0 8-3 8-8 0-1 0-2-3-6-32-72-63-145-95-216z"><text:p/></draw:path><draw:path draw:style-name="gr3" draw:text-style-name="P5" svg:width="0.1083in" svg:height="0.1028in" svg:x="2.6776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5" svg:width="0.0929in" svg:height="0.1165in" svg:x="2.8488in" svg:y="0.0165in" svg:viewBox="0 0 237 297" svg:d="M223 15c7 0 14 0 14-7 0-8-7-8-14-8-35 0-69 0-104 0-66 0-119 51-119 111 0 63 54 111 119 111 35 0 69 0 104 0 7 0 14 0 14-7s-7-7-14-7c-34 0-69 0-103 0-62 0-105-45-105-96 0-53 44-97 105-97 34 0 69 0 103 0zM21 282c-7 0-13 0-13 8 0 7 6 7 13 7 67 0 135 0 202 0 7 0 14 0 14-7 0-8-7-8-14-8-67 0-135 0-202 0z"><text:p/></draw:path><draw:path draw:style-name="gr3" draw:text-style-name="P5" svg:width="0.1079in" svg:height="0.1098in" svg:x="3.0043in" svg:y="0.0067in" svg:viewBox="0 0 275 280" svg:d="M275 3c0-1-1-3-4-3-1 0-1 0-6 4-9 10-19 20-27 30-4-5-21-34-64-34-86 0-174 85-174 175 0 63 46 105 106 105 33 0 62-16 83-33 35-32 42-66 42-68 0-4-3-4-4-4-3 0-5 1-6 4-3 11-12 38-38 60-27 22-51 29-72 29-34 0-76-20-76-80 0-22 9-85 48-130 23-27 59-46 94-46 40 0 62 30 62 75 0 15-1 14-1 19 0 3 4 4 6 4 5 0 5-1 7-8 8-33 16-66 24-99z"><text:p/></draw:path><draw:path draw:style-name="gr3" draw:text-style-name="P5" svg:width="0.035in" svg:height="0.1512in" svg:x="3.1252in" svg:y="0in" svg:viewBox="0 0 90 385" svg:d="M90 193c0-30-4-76-25-120-24-48-57-73-61-73-2 0-4 2-4 4s0 2 8 9c37 38 59 99 59 180 0 65-14 133-61 181-6 6-6 6-6 7 0 2 2 4 4 4 4 0 39-26 62-76 20-41 24-84 24-116z"><text:p/></draw:path></draw:g>. אם <draw:g text:anchor-type="as-char" svg:y="-0.1075in" draw:z-index="426" draw:name="Shape303" draw:style-name="gr1"><svg:title>TexMaths</svg:title><svg:desc>11§display§a, b \in C \iff a, b \in A§svg§600§FALSE§</svg:desc><draw:path draw:style-name="gr2" draw:text-style-name="P4" svg:width="1.4594in" svg:height="0.1213in" svg:x="0.0024in" svg:y="0.0075in" svg:viewBox="0 0 3708 309" svg:d="M0 0c1236 0 2471 0 3708 0 0 103 0 206 0 309-1237 0-2472 0-3708 0 0-103 0-206 0-309z"><text:p/></draw:path><draw:path draw:style-name="gr3" draw:text-style-name="P5" svg:width="0.0693in" svg:height="0.0681in" svg:x="0.0004in" svg:y="0.0421in" svg:viewBox="0 0 177 174" svg:d="M129 24c-7-14-18-24-36-24-45 0-93 56-93 112 0 36 21 62 52 62 7 0 26-1 49-29 3 17 18 29 35 29 15 0 23-9 29-21 7-14 12-38 12-39 0-3-3-3-4-3-5 0-5 1-6 7-6 25-13 48-30 48-9 0-11-10-11-17 0-9 0-13 5-29 4-17 5-21 9-35 4-19 10-37 14-54 2-11 2-11 2-13 0-7-4-10-11-10-10 0-15 9-16 16zM103 124c-2 7-2 8-7 15-17 21-33 27-44 27-19 0-25-22-25-36 0-20 13-67 21-85 12-23 30-36 45-36 26 0 31 31 31 33s-1 5-1 6c-6 26-13 51-20 76z"><text:p/></draw:path><draw:path draw:style-name="gr3" draw:text-style-name="P5" svg:width="0.0173in" svg:height="0.0453in" svg:x="0.0878in" svg:y="0.0925in" svg:viewBox="0 0 45 116" svg:d="M45 41c0-26-10-41-24-41-13 0-21 10-21 21 0 10 8 20 21 20 4 0 9-1 13-5 1-1 1-1 2-1 0 2 0 0 0 6 0 28-13 51-26 65-3 3-3 4-3 5 0 3 1 5 3 5 4 0 35-30 35-75z"><text:p/></draw:path><draw:path draw:style-name="gr3" draw:text-style-name="P5" svg:width="0.0559in" svg:height="0.1059in" svg:x="0.1496in" svg:y="0.0039in" svg:viewBox="0 0 143 270" svg:d="M75 4c0-1 0-4-6-4-9 0-36 2-47 3-2 1-7 1-7 8 0 4 4 4 9 4 19 0 20 4 20 7s-3 16-6 24c-11 42-20 84-31 126-5 18-7 24-7 37 0 37 21 61 49 61 46 0 94-58 94-112 0-35-21-61-52-61-17 0-34 11-45 23 10-39 19-77 29-116zM38 150c3-9 3-10 6-14 19-25 36-30 46-30 14 0 24 11 24 35 0 23-12 66-19 81-13 26-30 40-46 40-13 0-26-11-26-40 0-6 0-14 7-38 3-11 5-23 8-34z"><text:p/></draw:path><draw:path draw:style-name="gr3" draw:text-style-name="P5" svg:width="0.076in" svg:height="0.0866in" svg:x="0.2626in" svg:y="0.0276in" svg:viewBox="0 0 194 221" svg:d="M180 119c7 0 14 0 14-8s-7-8-14-8c-55 0-109 0-164 0 5-51 49-88 104-88 20 0 41 0 60 0 7 0 14 0 14-7 0-8-7-8-14-8-21 0-40 0-61 0-66 0-119 49-119 111s53 110 119 110c21 0 40 0 61 0 7 0 14 0 14-8 0-7-7-7-14-7-19 0-40 0-60 0-55 0-99-36-104-87 55 0 109 0 164 0z"><text:p/></draw:path><draw:path draw:style-name="gr3" draw:text-style-name="P5" svg:width="0.1075in" svg:height="0.1091in" svg:x="0.4016in" svg:y="0.002in" svg:viewBox="0 0 274 278" svg:d="M274 3c0-1-1-3-5-3-1 0-1 0-5 4-9 10-19 20-28 30-3-5-20-34-63-34-86 0-173 85-173 174 0 62 45 104 104 104 33 0 63-15 84-33 35-32 42-66 42-67 0-3-3-3-5-3s-4 0-4 3c-4 11-13 39-40 61-26 21-50 27-71 27-34 0-75-20-75-79 0-21 8-84 46-129 23-27 61-46 95-46 40 0 62 30 62 74 0 15-2 15-2 20 0 3 5 4 7 4 4 0 4-1 7-8 7-33 16-66 24-99z"><text:p/></draw:path><draw:path draw:style-name="gr3" draw:text-style-name="P5" svg:width="0.1346in" svg:height="0.0823in" svg:x="0.6063in" svg:y="0.0287in" svg:viewBox="0 0 343 210" svg:d="M330 151c7 0 13 0 13-8s-6-8-14-8c-82 0-164 0-245 0-16-14-36-24-49-29 14-7 33-17 49-30 81 0 163 0 245 0 8 0 14 0 14-8s-6-8-13-8c-76 0-153 0-229 0 19-17 39-51 39-56 0-4-5-4-7-4-3 0-7 0-8 3-7 15-18 34-44 57-26 24-52 35-72 40-7 2-8 2-8 3-1 0-1 1-1 3 0 1 0 1 0 2 0 0 1 0 1 1 1 0 2 1 9 3 53 16 91 50 112 90 4 8 6 8 11 8 2 0 7 0 7-4 0-5-20-38-39-55 76 0 153 0 229 0z"><text:p/></draw:path><draw:path draw:style-name="gr3" draw:text-style-name="P5" svg:width="0.1343in" svg:height="0.0823in" svg:x="0.7327in" svg:y="0.0287in" svg:viewBox="0 0 342 210" svg:d="M258 76c17 14 37 24 50 30-14 6-33 16-50 29-81 0-163 0-245 0-6 0-13 0-13 8s7 8 13 8c76 0 152 0 228 0-18 17-39 50-39 55 0 4 6 4 8 4 3 0 6 0 8-3 7-15 18-33 44-56s51-33 72-40c7-2 7-2 8-3 0-1 0-1 0-2 0-2 0-1 0-3 0-1-1-1-1-1-1 0-1 0-9-3-52-15-90-49-112-91-4-8-4-8-10-8-2 0-8 0-8 4 0 5 20 39 39 56-76 0-152 0-228 0-6 0-13 0-13 8s7 8 13 8c82 0 164 0 245 0z"><text:p/></draw:path><draw:path draw:style-name="gr3" draw:text-style-name="P5" svg:width="0.0693in" svg:height="0.0681in" svg:x="0.9669in" svg:y="0.0421in" svg:viewBox="0 0 177 174" svg:d="M129 24c-8-14-19-24-37-24-45 0-92 56-92 112 0 36 21 62 51 62 7 0 27-1 50-29 3 17 17 29 35 29 14 0 22-9 29-21 7-14 12-38 12-39 0-3-4-3-5-3-4 0-4 1-5 7-6 25-14 48-30 48-11 0-12-10-12-17 0-9 1-13 6-29 4-17 4-21 9-35 4-19 8-37 13-54 3-11 3-11 3-13 0-7-5-10-12-10-9 0-14 9-15 16zM103 124c-2 7-2 8-7 15-18 21-33 27-44 27-19 0-25-22-25-36 0-20 13-67 21-85 12-23 30-36 45-36 26 0 31 31 31 33s-1 5-2 6c-7 26-12 51-19 76z"><text:p/></draw:path><draw:path draw:style-name="gr3" draw:text-style-name="P5" svg:width="0.0173in" svg:height="0.0453in" svg:x="1.0543in" svg:y="0.0925in" svg:viewBox="0 0 45 116" svg:d="M45 41c0-26-10-41-25-41-12 0-20 10-20 21 0 10 8 20 20 20 4 0 10-1 14-5 1-1 1-1 1-1 1 0 1 0 1 6 0 28-13 51-26 65-5 3-5 4-5 5 0 3 3 5 5 5 4 0 35-30 35-75z"><text:p/></draw:path><draw:path draw:style-name="gr3" draw:text-style-name="P5" svg:width="0.0555in" svg:height="0.1059in" svg:x="1.1157in" svg:y="0.0039in" svg:viewBox="0 0 142 270" svg:d="M74 4c0-1 0-4-5-4-9 0-37 2-47 3-3 1-8 1-8 8 0 4 5 4 10 4 19 0 19 4 19 7s-3 16-6 24c-10 42-21 84-30 126-6 18-7 24-7 37 0 37 21 61 49 61 46 0 93-58 93-112 0-35-20-61-51-61-18 0-34 11-46 23 10-39 19-77 29-116zM37 150c4-9 4-10 7-14 19-25 36-30 46-30 14 0 24 11 24 35 0 23-13 66-19 81-13 26-31 40-46 40-13 0-26-11-26-40 0-6 0-14 7-38 2-11 5-23 7-34z"><text:p/></draw:path><draw:path draw:style-name="gr3" draw:text-style-name="P5" svg:width="0.076in" svg:height="0.0866in" svg:x="1.2287in" svg:y="0.0276in" svg:viewBox="0 0 194 221" svg:d="M179 119c7 0 15 0 15-8s-8-8-15-8c-55 0-109 0-164 0 6-51 50-88 105-88 20 0 39 0 59 0 7 0 15 0 15-7 0-8-8-8-15-8-20 0-40 0-60 0-66 0-119 49-119 111s53 110 119 110c20 0 40 0 60 0 7 0 15 0 15-8 0-7-8-7-15-7-20 0-39 0-59 0-55 0-99-36-105-87 55 0 109 0 164 0z"><text:p/></draw:path><draw:path draw:style-name="gr3" draw:text-style-name="P5" svg:width="0.1039in" svg:height="0.1075in" svg:x="1.3654in" svg:y="0in" svg:viewBox="0 0 265 274" svg:d="M56 230c-15 26-31 32-48 33-5 0-8 0-8 8 0 2 2 3 5 3 10 0 22-1 33-1 13 0 27 1 39 1 2 0 8 0 8-7 0-4-5-4-7-4-9-1-19-5-19-14 0-5 4-9 6-15 10-15 20-32 30-48 31 0 64 0 96 0 1 8 7 60 7 64 0 12-20 13-28 13-5 0-9 0-9 8 0 3 4 3 5 3 15 0 33-1 48-1 10 0 35 1 44 1 3 0 7 0 7-8 0-3-4-3-9-3-24 0-24-3-25-14-8-80-15-160-23-240-1-8-1-9-8-9-6 0-8 2-10 7-45 74-89 149-134 223zM102 175c26-43 51-86 76-128 5 42 8 85 12 128-29 0-58 0-88 0z"><text:p/></draw:path></draw:g>, אז לפי הגדרת שיוויון <draw:g text:anchor-type="as-char" svg:y="-0.1118in" draw:z-index="427" draw:name="Shape304" draw:style-name="gr1"><svg:title>TexMaths</svg:title><svg:desc>11§display§A = C§svg§600§FALSE§</svg:desc><draw:path draw:style-name="gr2" draw:text-style-name="P4" svg:width="0.4154in" svg:height="0.0957in" svg:x="0.0031in" svg:y="0.0079in" svg:viewBox="0 0 1056 244" svg:d="M0 0c352 0 704 0 1056 0 0 82 0 162 0 244-352 0-704 0-1056 0 0-82 0-162 0-244z"><text:p/></draw:path><draw:path draw:style-name="gr3" draw:text-style-name="P5" svg:width="0.1039in" svg:height="0.1079in" svg:x="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3" draw:text-style-name="P5" svg:width="0.1008in" svg:height="0.035in" svg:x="0.1594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5" svg:width="0.1075in" svg:height="0.1094in" svg:x="0.3189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. נציב בהנחה המקורית ונקבל <draw:g text:anchor-type="as-char" svg:y="-0.1362in" draw:z-index="428" draw:name="Shape305" draw:style-name="gr1"><svg:title>TexMaths</svg:title><svg:desc>11§display§A^2 = A^2 \cup B^2§svg§600§FALSE§</svg:desc><draw:path draw:style-name="gr2" draw:text-style-name="P4" svg:width="0.8976in" svg:height="0.1205in" svg:x="0.0028in" svg:y="0.0075in" svg:viewBox="0 0 2281 307" svg:d="M1141 307c-381 0-760 0-1141 0 0-102 0-205 0-307 760 0 1520 0 2281 0 0 102 0 205 0 307-380 0-761 0-1140 0z"><text:p/></draw:path><draw:path draw:style-name="gr3" draw:text-style-name="P5" svg:width="0.1039in" svg:height="0.1079in" svg:x="0.0004in" svg:y="0.0252in" svg:viewBox="0 0 265 275" svg:d="M55 231c-15 26-31 31-47 32-5 1-8 1-8 8 0 2 1 4 4 4 11 0 22-1 33-1 14 0 27 1 39 1 3 0 8 0 8-7 0-4-4-5-7-5-9 0-18-3-18-13 0-4 3-9 6-14 10-17 20-33 30-49 32 0 65 0 96 0 2 7 6 60 6 64 0 11-20 12-28 12-5 0-8 0-8 8 0 4 4 4 5 4 16 0 32-1 49-1 8 0 33 1 42 1 3 0 8 0 8-7 0-5-4-5-10-5-23 0-23-2-24-13-8-80-16-161-24-241 0-8 0-9-7-9-6 0-7 2-11 7-45 74-89 149-134 224zM101 175c26-43 52-86 77-128 5 42 8 85 12 128-29 0-59 0-89 0z"><text:p/></draw:path><draw:path draw:style-name="gr3" draw:text-style-name="P5" svg:width="0.0469in" svg:height="0.0701in" svg:x="0.1157in" svg:y="0.0004in" svg:viewBox="0 0 120 179" svg:d="M120 131c-3 0-6 0-9 0-1 6-4 21-8 24-2 1-23 1-26 1-16 0-33 0-49 0 27-24 37-32 53-45 20-15 39-33 39-58 0-33-29-53-64-53-33 0-56 24-56 48 0 15 12 16 14 16 7 0 15-5 15-14 0-6-1-15-16-15 8-20 27-25 40-25 26 0 41 21 41 43 0 23-17 42-26 52-22 21-43 43-65 65-3 2-3 2-3 9 37 0 75 0 112 0 2-16 6-33 8-48z"><text:p/></draw:path><draw:path draw:style-name="gr3" draw:text-style-name="P5" svg:width="0.1004in" svg:height="0.035in" svg:x="0.2283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0.3854in" svg:y="0.0252in" svg:viewBox="0 0 265 275" svg:d="M56 231c-15 26-31 31-47 32-6 1-9 1-9 8 0 2 2 4 6 4 9 0 22-1 33-1 13 0 26 1 38 1 2 0 8 0 8-7 0-4-4-5-7-5-9 0-17-3-17-13 0-4 2-9 5-14 10-17 19-33 29-49 32 0 65 0 96 0 2 7 7 60 7 64 0 11-20 12-27 12-6 0-10 0-10 8 0 4 3 3 5 4 17 0 33-1 49-1 9 0 34 1 44 1 2 0 6 0 6-7 0-5-3-5-9-5-24 0-24-2-25-13-8-80-15-161-23-241-1-8-1-9-8-9-5 0-7 2-10 7-45 74-89 149-134 224zM102 175c26-43 51-86 76-128 5 42 8 85 12 128-29 0-58 0-88 0z"><text:p/></draw:path><draw:path draw:style-name="gr3" draw:text-style-name="P5" svg:width="0.0469in" svg:height="0.0701in" svg:x="0.5008in" svg:y="0.0004in" svg:viewBox="0 0 120 179" svg:d="M120 131c-3 0-7 0-10 0-1 6-3 21-7 24-2 1-23 1-27 1-17 0-33 0-50 0 29-24 39-32 54-45 21-15 40-33 40-58 0-33-29-53-64-53-33 0-56 24-56 48 0 15 11 16 14 16 7 0 15-5 15-14 0-6-3-15-17-15 9-20 28-25 40-25 27 0 42 21 42 43 0 23-18 42-26 52-22 21-44 43-66 65-2 2-2 2-2 9 37 0 74 0 111 0 3-16 6-33 9-48z"><text:p/></draw:path><draw:path draw:style-name="gr3" draw:text-style-name="P5" svg:width="0.0846in" svg:height="0.0937in" svg:x="0.6043in" svg:y="0.0425in" svg:viewBox="0 0 216 239" svg:d="M216 14c0-6 0-14-8-14s-8 8-8 14c0 47 0 93 0 140 0 57-64 70-92 70-18 0-42-4-62-17-31-19-31-43-31-53 0-47 0-93 0-140 0-6 0-14-7-14-8 0-8 8-8 14 0 48 0 94 0 141 0 59 59 84 108 84 50 0 108-28 108-83 0-47 0-94 0-142z"><text:p/></draw:path><draw:path draw:style-name="gr3" draw:text-style-name="P5" svg:width="0.1083in" svg:height="0.1031in" svg:x="0.7378in" svg:y="0.0299in" svg:viewBox="0 0 276 263" svg:d="M46 233c-4 15-5 18-35 18-7 0-11 0-11 8 0 4 3 4 11 4 46 0 91 0 138 0 61 0 106-45 106-82 0-28-22-50-59-54 39-8 80-37 80-73 0-29-25-54-71-54-43 0-87 0-130 0-8 0-12 0-12 9 0 3 4 3 11 3 1 0 9 0 15 1 7 1 10 1 10 7 0 1 0 2-1 6-18 70-34 139-52 207zM105 123c7-32 15-64 23-95 4-15 4-16 21-16 16 0 34 0 50 0 34 0 42 23 42 41 0 33-33 70-80 70-19 0-38 0-56 0zM87 251c-6 0-7 0-9 0-3 0-4-1-4-4 0-1 0-1 1-9 9-35 19-72 27-107 25 0 49 0 73 0 37 0 44 29 44 45 0 38-34 75-79 75-18 0-35 0-53 0z"><text:p/></draw:path><draw:path draw:style-name="gr3" draw:text-style-name="P5" svg:width="0.0469in" svg:height="0.0701in" svg:x="0.861in" svg:y="0.0004in" svg:viewBox="0 0 120 179" svg:d="M120 131c-3 0-7 0-10 0 0 6-3 21-7 24-2 1-23 1-26 1-16 0-34 0-51 0 29-24 39-32 55-45 20-15 39-33 39-58 0-33-29-53-64-53-33 0-56 24-56 48 0 15 12 16 14 16 7 0 15-5 15-14 0-6-3-15-16-15 8-20 27-25 40-25 26 0 41 21 41 43 0 23-17 42-26 52-22 21-43 43-65 65-3 2-3 2-3 9 37 0 74 0 111 0 3-16 6-33 9-48z"><text:p/></draw:path></draw:g>. נתון מהשיעור אשר אם בלי הגבלת הכלליות <draw:g text:anchor-type="as-char" svg:y="-0.1083in" draw:z-index="429" draw:name="Shape306" draw:style-name="gr1"><svg:title>TexMaths</svg:title><svg:desc>11§display§A = A \cup B \iff B \subseteq A§svg§600§FALSE§</svg:desc><draw:path draw:style-name="gr2" draw:text-style-name="P4" svg:width="1.5913in" svg:height="0.1134in" svg:x="0.0028in" svg:y="0.0079in" svg:viewBox="0 0 4043 289" svg:d="M0 0c1348 0 2695 0 4043 0 0 97 0 193 0 289-1348 0-2695 0-4043 0 0-96 0-192 0-289z"><text:p/></draw:path><draw:path draw:style-name="gr3" draw:text-style-name="P5" svg:width="0.1039in" svg:height="0.1083in" svg:x="0in" svg:y="0in" svg:viewBox="0 0 265 276" svg:d="M56 232c-15 25-31 31-47 32-6 0-9 0-9 8 0 2 2 4 6 4 9 0 22-1 33-1 13 0 26 1 38 1 2 0 8 0 8-8 0-4-4-4-7-4-9-1-17-3-17-13 0-5 2-9 5-15 10-16 19-33 29-49 33 0 65 0 98 0 0 8 5 61 5 65 0 11-20 12-27 12-6 0-10 0-10 8 0 4 3 3 5 4 17 0 33-1 49-1 9 0 34 1 44 1 2 0 6 0 6-8 0-4-3-4-9-4-24 0-24-2-25-14-8-81-15-161-23-241-1-8-1-9-8-9-5 0-7 2-10 7-45 74-89 150-134 225zM102 175c26-43 51-85 76-128 5 43 9 85 13 128-29 0-59 0-89 0z"><text:p/></draw:path><draw:path draw:style-name="gr3" draw:text-style-name="P5" svg:width="0.1008in" svg:height="0.035in" svg:x="0.1598in" svg:y="0.0528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039in" svg:height="0.1083in" svg:x="0.3169in" svg:y="0in" svg:viewBox="0 0 265 276" svg:d="M56 232c-15 25-31 31-47 32-5 0-9 0-9 8 0 2 2 4 6 4 9 0 22-1 33-1 13 0 26 1 38 1 2 0 8 0 8-8 0-4-4-4-7-4-9-1-17-3-17-13 0-5 2-9 5-15 10-16 19-33 29-49 33 0 65 0 98 0 0 8 5 61 5 65 0 11-20 12-27 12-6 0-9 0-9 8 0 4 3 3 4 4 17 0 33-1 49-1 9 0 34 1 44 1 2 0 6 0 6-8 0-4-3-4-9-4-23 0-23-2-24-14-8-81-16-161-24-241-1-8-1-9-8-9-5 0-7 2-10 7-45 74-89 150-134 225zM102 175c26-43 51-85 76-128 5 43 9 85 13 128-29 0-59 0-89 0z"><text:p/></draw:path><draw:path draw:style-name="gr3" draw:text-style-name="P5" svg:width="0.0843in" svg:height="0.0941in" svg:x="0.4681in" svg:y="0.0177in" svg:viewBox="0 0 215 240" svg:d="M215 14c0-6 0-14-8-14s-8 8-8 14c0 47 0 94 0 140 0 57-63 70-91 70-18 0-42-3-63-16-30-20-30-44-30-54 0-46 0-93 0-140 0-6 0-14-7-14-8 0-8 8-8 14 0 48 0 94 0 141 0 59 59 85 108 85s107-28 107-84c0-47 0-94 0-142z"><text:p/></draw:path><draw:path draw:style-name="gr3" draw:text-style-name="P5" svg:width="0.1083in" svg:height="0.1031in" svg:x="0.6016in" svg:y="0.0051in" svg:viewBox="0 0 276 263" svg:d="M45 233c-3 15-4 18-35 18-7 0-10 0-10 7 0 5 3 5 10 5 46 0 92 0 139 0 60 0 106-45 106-84 0-27-23-49-60-54 40-7 81-36 81-72 0-29-25-53-72-53-43 0-87 0-130 0-7 0-11 0-11 8 0 3 3 3 11 3 1 0 7 0 14 1 8 1 11 1 11 7 0 1-1 2-2 6-18 70-34 139-52 208zM103 122c8-32 17-64 25-96 3-14 4-15 21-15 16 0 33 0 49 0 34 0 43 23 43 41 0 33-33 70-80 70-19 0-39 0-58 0zM87 251c-6 0-7 0-9 0-4-1-5-1-5-5 0-1 0-1 2-8 9-37 17-72 26-108 24 0 50 0 74 0 36 0 44 28 44 45 0 38-34 76-80 76-18 0-34 0-52 0z"><text:p/></draw:path><draw:path draw:style-name="gr3" draw:text-style-name="P5" svg:width="0.1346in" svg:height="0.0831in" svg:x="0.8114in" svg:y="0.0291in" svg:viewBox="0 0 343 212" svg:d="M330 151c7 0 13 0 13-8s-6-8-13-8c-82 0-164 0-246 0-16-13-36-23-49-29 15-6 33-16 49-30 82 0 164 0 246 0 7 0 13 0 13-8s-6-8-13-8c-76 0-153 0-229 0 19-17 39-51 39-56 0-4-5-4-7-4-3 0-6 0-8 3-7 15-18 35-44 57-26 24-52 35-72 40-7 2-7 3-8 3-1 2-1 1-1 3 0 1 0 2 1 2l1 1c0 1 1 1 8 3 53 16 91 51 113 92 4 7 5 8 10 8 2 0 7 0 7-4 0-6-20-39-39-57 76 0 153 0 229 0z"><text:p/></draw:path><draw:path draw:style-name="gr3" draw:text-style-name="P5" svg:width="0.1346in" svg:height="0.0831in" svg:x="0.9382in" svg:y="0.0291in" svg:viewBox="0 0 343 212" svg:d="M259 76c16 14 36 24 49 30-14 6-33 16-49 29-82 0-164 0-246 0-6 0-13 0-13 8s7 8 13 8c76 0 153 0 229 0-19 17-40 51-40 57 0 4 6 4 8 4 3 0 6 0 8-3 8-14 19-35 44-57 26-24 53-34 72-40 7-2 7-3 8-4 1 0 1-1 1-2 0-2 0-1-1-3h-1c0-1-1-1-8-3-52-15-91-50-113-92-4-8-4-8-10-8-2 0-8 0-8 4 0 5 20 39 40 56-76 0-153 0-229 0-6 0-13 0-13 8s7 8 13 8c82 0 164 0 246 0z"><text:p/></draw:path><draw:path draw:style-name="gr3" draw:text-style-name="P5" svg:width="0.1083in" svg:height="0.1031in" svg:x="1.1728in" svg:y="0.0051in" svg:viewBox="0 0 276 263" svg:d="M45 233c-3 15-4 18-35 18-7 0-10 0-10 7 0 5 3 5 10 5 46 0 92 0 139 0 60 0 106-45 106-84 0-27-23-49-60-54 40-7 81-36 81-72 0-29-26-53-72-53-43 0-87 0-130 0-8 0-11 0-11 8 0 3 3 3 11 3 1 0 7 0 14 1s11 1 11 7c0 1-1 2-2 6-18 70-34 139-52 208zM103 122c8-32 17-64 25-96 3-14 4-15 21-15 16 0 33 0 49 0 34 0 43 23 43 41 0 33-34 70-80 70-19 0-39 0-58 0zM86 251c-6 0-6 0-8 0-4-1-5-1-5-5 0-1 0-1 2-8 9-37 17-72 26-108 24 0 50 0 74 0 36 0 44 28 44 45 0 38-34 76-80 76-18 0-36 0-53 0z"><text:p/></draw:path><draw:path draw:style-name="gr3" draw:text-style-name="P5" svg:width="0.0929in" svg:height="0.1169in" svg:x="1.3445in" svg:y="0.0122in" svg:viewBox="0 0 237 298" svg:d="M222 15c7 0 15 0 15-7 0-8-8-8-15-8-34 0-69 0-103 0-67 0-119 51-119 111 0 63 53 112 119 112 34 0 69 0 103 0 7 0 15 0 15-7 0-8-8-8-15-8-34 0-69 0-103 0-61 0-104-45-104-96 0-53 44-97 104-97 34 0 69 0 103 0zM21 283c-7 0-13 0-13 7 0 8 6 8 13 8 67 0 134 0 201 0 7 0 15 0 15-8 0-7-8-7-15-7-67 0-134 0-201 0z"><text:p/></draw:path><draw:path draw:style-name="gr3" draw:text-style-name="P5" svg:width="0.1039in" svg:height="0.1083in" svg:x="1.4976in" svg:y="0in" svg:viewBox="0 0 265 276" svg:d="M56 232c-16 25-31 31-48 32-5 0-8 0-8 8 0 2 2 4 6 4 9 0 22-1 33-1 12 0 26 1 38 1 2 0 8 0 8-8 0-4-5-4-7-4-9-1-19-3-19-13 0-5 4-9 6-15 10-16 20-33 30-49 32 0 65 0 96 0 2 8 7 61 7 65 0 11-20 12-27 12-6 0-10 0-10 8 0 4 4 4 5 4 16 0 33-1 49-1 9 0 34 1 44 1 2 0 6 0 6-8 0-4-4-4-9-4-24 0-24-2-25-14-8-81-15-161-23-241-1-8-1-9-8-9-6 0-7 2-10 7-45 74-89 150-134 225zM102 175c26-43 51-85 76-128 5 43 8 85 12 128-29 0-58 0-88 0z"><text:p/></draw:path></draw:g>, כלומר אפשר להגיד <draw:g text:anchor-type="as-char" svg:y="-0.1335in" draw:z-index="434" draw:name="Shape307" draw:style-name="gr1"><svg:title>TexMaths</svg:title><svg:desc>11§display§B^2 \subseteq C^2§svg§600§FALSE§</svg:desc><draw:path draw:style-name="gr2" draw:text-style-name="P4" svg:width="0.5508in" svg:height="0.1382in" svg:x="0.0016in" svg:y="0.0071in" svg:viewBox="0 0 1400 352" svg:d="M0 0c466 0 934 0 1400 0 0 117 0 235 0 352-466 0-934 0-1400 0 0-117 0-235 0-352z"><text:p/></draw:path><draw:path draw:style-name="gr3" draw:text-style-name="P5" svg:width="0.1079in" svg:height="0.1035in" svg:x="0.0004in" svg:y="0.0295in" svg:viewBox="0 0 275 264" svg:d="M45 234c-3 15-4 18-35 18-7 0-10 0-10 8 0 4 3 4 10 4 46 0 92 0 138 0 61 0 107-45 107-83 0-27-23-50-60-54 40-8 80-36 80-73 0-29-25-54-72-54-42 0-86 0-129 0-7 0-11 0-11 8 0 4 3 4 11 4 1 0 7 0 14 1s11 1 11 6c0 2-1 3-2 8-18 69-34 139-52 207zM103 124c8-32 17-64 25-96 3-15 4-16 20-16 17 0 33 0 50 0 34 0 43 23 43 40 0 34-34 72-82 72-18 0-37 0-56 0zM86 252c-6 0-6 0-8 0-4-1-5-1-5-5 0-1 0-2 2-8 9-36 17-72 26-108 24 0 49 0 73 0 37 0 45 29 45 46 0 37-34 75-80 75-18 0-36 0-53 0z"><text:p/></draw:path><draw:path draw:style-name="gr3" draw:text-style-name="P5" svg:width="0.0469in" svg:height="0.0705in" svg:x="0.1232in" svg:y="0in" svg:viewBox="0 0 120 180" svg:d="M120 130c-3 0-6 0-9 0-1 7-3 22-8 26-2 1-23 1-26 1-17 0-33 0-50 0 29-26 38-33 54-45 20-17 39-34 39-59 0-33-29-53-63-53s-57 23-57 49c0 13 12 15 15 15 6 0 15-4 15-14 0-6-3-15-17-15 9-20 27-25 40-25 26 0 40 21 40 43 0 23-16 42-25 52-22 21-43 42-65 64-3 3-3 3-3 11 37 0 75 0 112 0 2-17 6-33 8-50z"><text:p/></draw:path><draw:path draw:style-name="gr3" draw:text-style-name="P5" svg:width="0.0925in" svg:height="0.1169in" svg:x="0.2398in" svg:y="0.0362in" svg:viewBox="0 0 236 298" svg:d="M222 15c7 0 14 0 14-7 0-8-7-8-14-8-34 0-69 0-103 0-66 0-119 51-119 112 0 63 54 111 119 111 34 0 69 0 103 0 7 0 14 0 14-8 0-7-7-7-14-7-34 0-68 0-102 0-62 0-105-45-105-95 0-53 44-98 105-98 34 0 68 0 102 0zM22 283c-7 0-14 0-14 7 0 8 7 8 14 8 67 0 133 0 200 0 7 0 14 0 14-8 0-7-7-7-14-7-67 0-133 0-200 0z"><text:p/></draw:path><draw:path draw:style-name="gr3" draw:text-style-name="P5" svg:width="0.1079in" svg:height="0.1102in" svg:x="0.3949in" svg:y="0.0268in" svg:viewBox="0 0 275 281" svg:d="M275 3c0-1-1-3-5-3-1 0-2 0-5 4-10 10-19 20-27 30-4-5-21-34-64-34-87 0-174 85-174 176 0 61 46 105 104 105 35 0 64-16 84-35 36-31 43-65 43-66 0-4-3-3-4-4-3 0-5 1-6 4-3 11-12 38-38 60-28 22-52 28-72 28-35 0-76-19-76-79 0-22 9-85 47-130 24-28 60-48 94-48 40 0 63 30 63 75 0 16-1 16-1 20 0 3 4 4 5 4 6 0 6-1 8-7 7-33 15-67 24-100z"><text:p/></draw:path><draw:path draw:style-name="gr3" draw:text-style-name="P5" svg:width="0.0469in" svg:height="0.0705in" svg:x="0.5134in" svg:y="0in" svg:viewBox="0 0 120 180" svg:d="M120 130c-3 0-6 0-9 0-1 7-4 22-8 26-2 1-23 1-26 1-17 0-33 0-50 0 28-26 38-33 54-45 20-17 39-34 39-59 0-33-29-53-64-53-33 0-56 23-56 49 0 13 12 15 14 15 7 0 15-4 15-14 0-6-2-15-16-15 9-20 27-25 40-25 26 0 40 21 40 43 0 23-16 42-25 52-22 21-43 42-65 64-3 3-3 3-3 11 37 0 75 0 112 0 2-17 6-33 8-50z"><text:p/></draw:path></draw:g>, שגורר <draw:g text:anchor-type="as-char" svg:y="-0.1063in" draw:z-index="435" draw:name="Shape308" draw:style-name="gr1"><svg:title>TexMaths</svg:title><svg:desc>11§display§a, b \in B \implies a, b \in C§svg§600§FALSE§</svg:desc><draw:path draw:style-name="gr2" draw:text-style-name="P4" svg:width="1.4358in" svg:height="0.1201in" svg:x="0.0024in" svg:y="0.0071in" svg:viewBox="0 0 3648 306" svg:d="M0 0c1216 0 2432 0 3648 0 0 102 0 204 0 306-1216 0-2432 0-3648 0 0-102 0-204 0-306z"><text:p/></draw:path><draw:path draw:style-name="gr3" draw:text-style-name="P5" svg:width="0.0693in" svg:height="0.0681in" svg:x="0.0004in" svg:y="0.0398in" svg:viewBox="0 0 177 174" svg:d="M129 25c-7-14-18-25-35-25-46 0-94 57-94 113 0 37 21 61 52 61 7 0 26-1 49-28 4 17 18 28 35 28 15 0 24-8 29-20 7-14 12-37 12-38 0-4-3-4-4-4-5 0-5 1-6 7-6 25-13 47-29 47-10 0-11-10-11-17 0-8 0-11 4-29 4-15 5-20 9-34 4-19 10-36 14-54 2-11 2-12 2-13 0-7-4-11-11-11-10 0-15 9-16 17zM103 126c-2 6-2 7-7 14-17 21-33 26-44 26-19 0-24-21-24-36 0-19 12-66 20-84 13-23 30-37 46-37 25 0 30 32 30 34s-1 4-1 7c-6 25-13 50-20 76z"><text:p/></draw:path><draw:path draw:style-name="gr3" draw:text-style-name="P5" svg:width="0.0173in" svg:height="0.0453in" svg:x="0.0878in" svg:y="0.0906in" svg:viewBox="0 0 45 116" svg:d="M45 41c0-26-10-41-24-41-13 0-21 10-21 21 0 10 8 20 21 20 4 0 9-1 13-5 1-1 1-1 2-1 0 2 0 0 0 6 0 28-13 51-26 65-3 3-3 4-3 5 0 4 1 5 3 5 4 0 35-30 35-75z"><text:p/></draw:path><draw:path draw:style-name="gr3" draw:text-style-name="P5" svg:width="0.0559in" svg:height="0.1063in" svg:x="0.1496in" svg:y="0.002in" svg:viewBox="0 0 143 271" svg:d="M75 4c0-1 0-4-6-4-8 0-36 3-47 3-2 1-7 1-7 8 0 6 4 6 9 6 19 0 20 2 20 6 0 2-3 16-5 23-11 42-21 84-32 127-5 17-7 24-7 37 0 37 21 61 50 61 45 0 93-57 93-112 0-36-21-62-52-62-17 0-34 11-45 23 10-39 19-77 29-116zM39 150c2-8 2-9 5-13 19-26 36-31 46-31 15 0 24 11 24 36 0 23-12 66-19 80-12 27-30 40-45 40-14 0-27-10-27-38 0-8 0-15 7-39 3-11 5-23 9-35z"><text:p/></draw:path><draw:path draw:style-name="gr3" draw:text-style-name="P5" svg:width="0.076in" svg:height="0.087in" svg:x="0.2626in" svg:y="0.0252in" svg:viewBox="0 0 194 222" svg:d="M180 120c7 0 14 0 14-8 0-7-7-7-14-7-55 0-108 0-163 0 4-52 48-90 103-90 20 0 41 0 60 0 7 0 14 0 14-7 0-8-7-8-14-8-20 0-40 0-61 0-66 0-119 50-119 112s53 110 119 110c21 0 41 0 61 0 7 0 14 0 14-7 0-8-7-8-14-8-19 0-40 0-60 0-55 0-99-35-103-87 55 0 108 0 163 0z"><text:p/></draw:path><draw:path draw:style-name="gr3" draw:text-style-name="P5" svg:width="0.1083in" svg:height="0.1028in" svg:x="0.4004in" svg:y="0.0035in" svg:viewBox="0 0 276 262" svg:d="M45 232c-3 16-4 18-35 18-7 0-10 0-10 8 0 4 3 4 10 4 46 0 92 0 139 0 60 0 106-45 106-83 0-27-23-49-60-53 41-8 81-37 81-73 0-29-25-53-72-53-43 0-87 0-130 0-7 0-11 0-11 8 0 4 3 4 11 4 1 0 7 0 14 0 8 1 11 1 11 7 0 1 0 2-2 7-18 69-34 138-52 206zM103 122c8-32 17-64 25-96 3-13 4-14 21-14 16 0 34 0 50 0 33 0 42 22 42 40 0 34-33 70-80 70-19 0-39 0-58 0zM87 250c-6 0-7 0-9 0-4 0-5-1-5-3 0-1 0-3 2-10 9-35 17-71 26-106 24 0 50 0 74 0 36 0 44 29 44 44 0 38-34 75-80 75-18 0-34 0-52 0z"><text:p/></draw:path><draw:path draw:style-name="gr3" draw:text-style-name="P5" svg:width="0.1012in" svg:height="0.035in" svg:x="0.6102in" svg:y="0.0516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1346in" svg:height="0.0827in" svg:x="0.7031in" svg:y="0.0272in" svg:viewBox="0 0 343 211" svg:d="M259 77c16 13 36 23 49 30-14 5-33 15-49 30-82 0-164 0-246 0-6 0-13 0-13 7 0 8 7 8 13 8 76 0 153 0 229 0-19 18-40 51-40 55s6 4 8 4c3 0 6 0 8-3 8-14 19-34 44-56 26-23 53-34 73-40 6-2 6-3 7-3 1-1 1-2 1-2 0-1 0-2-1-2 0-1-1-1-1-1-1-2-1-2-9-4-51-15-90-50-112-91-4-9-4-9-10-9-2 0-8 0-8 4 0 6 20 39 40 58-76 0-153 0-229 0-6 0-13 0-13 7 0 8 7 8 13 8 82 0 164 0 246 0z"><text:p/></draw:path><draw:path draw:style-name="gr3" draw:text-style-name="P5" svg:width="0.0693in" svg:height="0.0681in" svg:x="0.937in" svg:y="0.0398in" svg:viewBox="0 0 177 174" svg:d="M129 25c-7-14-19-25-35-25-47 0-94 57-94 113 0 37 21 61 52 61 7 0 26-1 49-28 4 17 17 28 35 28 15 0 24-8 29-20 7-14 12-37 12-38 0-4-3-4-4-4-5 0-5 1-6 7-6 25-14 47-29 47-11 0-13-10-13-17 0-8 2-11 6-29 4-15 5-20 9-34 4-19 9-36 13-54 3-11 3-12 3-13 0-7-4-11-11-11-10 0-15 9-16 17zM103 126c-2 6-2 7-7 14-17 21-33 26-44 26-19 0-24-21-24-36 0-19 12-66 20-84 13-23 30-37 46-37 25 0 30 32 30 34s-1 4-1 7c-6 25-13 50-20 76z"><text:p/></draw:path><draw:path draw:style-name="gr3" draw:text-style-name="P5" svg:width="0.0173in" svg:height="0.0453in" svg:x="1.0248in" svg:y="0.0906in" svg:viewBox="0 0 45 116" svg:d="M45 41c0-26-10-41-25-41-12 0-20 10-20 21 0 10 8 20 20 20 5 0 10-1 14-5 1-1 1-1 1-1 1 0 1 0 1 6 0 28-13 51-26 65-4 3-4 4-4 5 0 4 2 5 4 5 4 0 35-30 35-75z"><text:p/></draw:path><draw:path draw:style-name="gr3" draw:text-style-name="P5" svg:width="0.0559in" svg:height="0.1063in" svg:x="1.0862in" svg:y="0.002in" svg:viewBox="0 0 143 271" svg:d="M75 4c0-1 0-4-6-4-8 0-37 3-47 3-3 1-7 1-7 8 0 6 4 6 9 6 19 0 20 2 20 6 0 2-4 16-5 23-11 42-21 84-32 127-5 17-7 24-7 37 0 37 21 61 50 61 45 0 93-57 93-112 0-36-21-62-52-62-17 0-34 11-45 23 10-39 19-77 29-116zM39 150c2-8 2-9 5-13 19-26 36-31 46-31 15 0 24 11 24 36 0 23-12 66-19 80-12 27-30 40-45 40-14 0-27-10-27-38 0-8 0-15 7-39 3-11 5-23 9-35z"><text:p/></draw:path><draw:path draw:style-name="gr3" draw:text-style-name="P5" svg:width="0.076in" svg:height="0.087in" svg:x="1.1992in" svg:y="0.0252in" svg:viewBox="0 0 194 222" svg:d="M180 120c7 0 14 0 14-8 0-7-7-7-14-7-55 0-108 0-163 0 4-52 48-90 103-90 20 0 41 0 60 0 7 0 14 0 14-7 0-8-7-8-14-8-20 0-40 0-61 0-66 0-119 50-119 112s53 110 119 110c21 0 41 0 61 0 7 0 14 0 14-7 0-8-7-8-14-8-19 0-40 0-60 0-55 0-99-35-103-87 55 0 108 0 163 0z"><text:p/></draw:path><draw:path draw:style-name="gr3" draw:text-style-name="P5" svg:width="0.1075in" svg:height="0.1098in" svg:x="1.3382in" svg:y="0in" svg:viewBox="0 0 274 280" svg:d="M274 4c0-2-1-4-4-4-1 0-1 0-6 4-9 10-19 20-27 30-4-5-21-34-64-34-86 0-173 86-173 174 0 64 45 106 105 106 33 0 62-16 83-33 35-32 42-68 42-69 0-3-3-3-4-3-3 0-5 0-5 3-4 11-13 39-39 62-27 21-51 28-72 28-34 0-76-20-76-81 0-21 9-83 47-129 24-27 60-46 95-46 40 0 62 30 62 75 0 15-1 14-1 19 0 3 4 4 6 4 5 0 5-1 7-8 8-33 16-65 24-98z"><text:p/></draw:path></draw:g><text:s/>כלומר <draw:g text:anchor-type="as-char" svg:y="-0.1071in" draw:z-index="436" draw:name="Shape309" draw:style-name="gr1"><svg:title>TexMaths</svg:title><svg:desc>11§display§B \subseteq C§svg§600§FALSE§</svg:desc><draw:path draw:style-name="gr2" draw:text-style-name="P4" svg:width="0.4252in" svg:height="0.1114in" svg:x="0.0016in" svg:y="0.0071in" svg:viewBox="0 0 1081 284" svg:d="M0 0c360 0 721 0 1081 0 0 95 0 190 0 284-360 0-721 0-1081 0 0-94 0-189 0-284z"><text:p/></draw:path><draw:path draw:style-name="gr3" draw:text-style-name="P5" svg:width="0.1079in" svg:height="0.1028in" svg:x="0.0004in" svg:y="0.0035in" svg:viewBox="0 0 275 262" svg:d="M45 232c-3 15-4 18-35 18-7 0-10 0-10 8 0 4 3 4 10 4 46 0 92 0 139 0 60 0 105-45 105-84 0-26-22-48-59-52 40-8 80-37 80-73 0-29-25-53-71-53-43 0-87 0-130 0-8 0-11 0-11 8 0 4 3 4 11 4 1 0 7 0 14 0 7 1 11 1 11 7 0 1-1 2-2 7-18 69-34 138-52 206zM103 122c8-32 17-64 25-96 3-13 4-14 21-14 16 0 33 0 49 0 34 0 43 22 43 40 0 33-34 70-81 70-19 0-38 0-57 0zM86 250c-6 0-6 0-8 0-4-1-5-1-5-4 0-1 0-1 2-9 9-35 17-72 26-107 24 0 49 0 73 0 37 0 45 29 45 44 0 39-34 76-80 76-18 0-36 0-53 0z"><text:p/></draw:path><draw:path draw:style-name="gr3" draw:text-style-name="P5" svg:width="0.0921in" svg:height="0.1165in" svg:x="0.172in" svg:y="0.0098in" svg:viewBox="0 0 235 297" svg:d="M222 15c7 0 13 0 13-7 0-8-6-8-13-8-35 0-69 0-104 0-66 0-118 51-118 111 0 62 53 112 118 112 35 0 69 0 104 0 7 0 13 0 13-8s-6-8-13-8c-35 0-69 0-103 0-61 0-104-44-104-95 0-53 44-97 104-97 34 0 68 0 103 0zM21 282c-7 0-13 0-13 8 0 7 6 7 13 7 67 0 134 0 201 0 7 0 13 0 13-7 0-8-6-8-13-8-67 0-134 0-201 0z"><text:p/></draw:path><draw:path draw:style-name="gr3" draw:text-style-name="P5" svg:width="0.1075in" svg:height="0.1098in" svg:x="0.3272in" svg:y="0in" svg:viewBox="0 0 274 280" svg:d="M274 4c0-2-1-4-4-4-2 0-2 0-6 4-10 10-19 20-27 30-4-5-21-34-64-34-86 0-173 85-173 174 0 64 45 106 105 106 33 0 62-16 83-33 35-32 42-67 42-69 0-4-3-4-4-4-3 0-5 1-5 4-4 12-13 39-39 61-27 22-51 29-72 29-34 0-75-20-75-81 0-22 8-83 46-129 25-27 61-46 95-46 40 0 62 30 62 74 0 15-1 15-1 20 0 3 4 4 6 4 5 0 5-1 7-8 7-33 15-65 24-98z"><text:p/></draw:path></draw:g>, כדרוש. </text:p>
                    </text:list-item>
                    <text:list-item>
                      <text:p text:style-name="P136">במקרה השני יתקיים באופן דומה. </text:p>
                    </text:list-item>
                  </text:list>
                </text:list-item>
              </text:list>
            </text:list-item>
            <text:list-item>
              <text:p text:style-name="P136">מספיק: </text:p>
              <text:list>
                <text:list-item>
                  <text:p text:style-name="P136">נניח את התנאי, ונוכיח <draw:g text:anchor-type="as-char" svg:y="-0.1362in" draw:z-index="430" draw:name="Shape310" draw:style-name="gr1"><svg:title>TexMaths</svg:title><svg:desc>11§display§C^2 = A^2 \cup B^2§svg§600§FALSE§</svg:desc><draw:path draw:style-name="gr2" draw:text-style-name="P4" svg:width="0.9024in" svg:height="0.1205in" svg:x="0.0004in" svg:y="0.0075in" svg:viewBox="0 0 2293 307" svg:d="M1147 307c-383 0-764 0-1147 0 0-102 0-205 0-307 764 0 1529 0 2293 0 0 102 0 205 0 307-381 0-764 0-1146 0z"><text:p/></draw:path><draw:path draw:style-name="gr3" draw:text-style-name="P5" svg:width="0.1075in" svg:height="0.1098in" svg:x="0.0004in" svg:y="0.0272in" svg:viewBox="0 0 274 280" svg:d="M274 3c0-1-1-3-5-3-1 0-1 0-5 4-9 10-19 20-28 30-3-5-20-34-63-34-86 0-173 85-173 175 0 63 45 105 104 105 35 0 63-16 84-33 36-32 42-66 42-68 0-4-3-4-5-4s-4 1-4 4c-3 10-13 38-40 60-26 22-50 29-70 29-35 0-76-20-76-80 0-22 8-84 46-130 25-27 61-46 95-46 40 0 63 30 63 74 0 15-3 15-3 20 0 3 5 4 7 4 4 0 4-1 7-8 7-33 16-66 24-99z"><text:p/></draw:path><draw:path draw:style-name="gr3" draw:text-style-name="P5" svg:width="0.0469in" svg:height="0.0701in" svg:x="0.1193in" svg:y="0.0004in" svg:viewBox="0 0 120 179" svg:d="M120 131c-3 0-7 0-10 0-1 6-3 21-7 24-2 1-23 1-27 1-17 0-33 0-50 0 29-24 39-32 54-45 21-15 40-33 40-58 0-33-30-53-64-53-33 0-56 24-56 48 0 15 11 16 14 16 7 0 15-5 15-14 0-6-3-15-17-15 9-20 28-25 40-25 27 0 41 21 41 43 0 23-17 42-25 52-22 21-44 43-66 65-2 2-2 2-2 9 37 0 74 0 111 0 3-16 6-33 9-48z"><text:p/></draw:path><draw:path draw:style-name="gr3" draw:text-style-name="P5" svg:width="0.1008in" svg:height="0.035in" svg:x="0.2311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39in" svg:height="0.1079in" svg:x="0.389in" svg:y="0.0252in" svg:viewBox="0 0 265 275" svg:d="M55 231c-15 26-31 31-47 32-5 1-8 1-8 8 0 2 1 4 4 4 11 0 23-1 33-1 14 0 27 1 39 1 3 0 8 0 8-7 0-4-4-5-6-5-10 0-19-3-19-13 0-4 3-9 6-14 10-17 20-33 30-49 31 0 64 0 96 0 1 7 6 60 6 64 0 11-20 12-28 12-5 0-8 0-8 8 0 4 4 4 5 4 15 0 32-1 48-1 9 0 33 1 43 1 3 0 8 0 8-7 0-5-4-5-10-5-23 0-23-2-24-13-8-80-17-161-24-241-1-8-1-9-7-9s-8 2-11 7c-45 74-89 149-134 224zM101 175c25-43 52-86 77-128 5 42 8 85 12 128-29 0-59 0-89 0z"><text:p/></draw:path><draw:path draw:style-name="gr3" draw:text-style-name="P5" svg:width="0.0469in" svg:height="0.0701in" svg:x="0.5035in" svg:y="0.0004in" svg:viewBox="0 0 120 179" svg:d="M120 131c-3 0-6 0-9 0-1 6-4 21-8 24-2 1-23 1-26 1-17 0-33 0-50 0 28-24 38-32 54-45 20-15 39-33 39-58 0-33-29-53-64-53-33 0-56 24-56 48 0 15 12 16 14 16 7 0 15-5 15-14 0-6-2-15-16-15 8-20 27-25 40-25 26 0 40 21 40 43 0 23-16 42-25 52-22 21-43 43-65 65-3 2-3 2-3 9 37 0 75 0 112 0 2-16 6-33 8-48z"><text:p/></draw:path><draw:path draw:style-name="gr3" draw:text-style-name="P5" svg:width="0.0839in" svg:height="0.0937in" svg:x="0.6075in" svg:y="0.0425in" svg:viewBox="0 0 214 239" svg:d="M214 14c0-6 0-14-7-14-8 0-8 8-8 14 0 47 0 93 0 140 0 57-63 70-92 70-17 0-42-4-62-17-30-19-30-43-30-53 0-47 0-93 0-140 0-6 0-14-7-14-8 0-8 8-8 14 0 48 0 94 0 141 0 59 58 84 107 84 50 0 107-28 107-83 0-47 0-94 0-142z"><text:p/></draw:path><draw:path draw:style-name="gr3" draw:text-style-name="P5" svg:width="0.1083in" svg:height="0.1031in" svg:x="0.7406in" svg:y="0.0299in" svg:viewBox="0 0 276 263" svg:d="M46 233c-4 15-4 18-35 18-7 0-11 0-11 8 0 4 3 4 11 4 46 0 91 0 137 0 62 0 107-45 107-82 0-28-22-50-59-54 39-8 80-37 80-73 0-29-25-54-71-54-43 0-87 0-130 0-8 0-11 0-11 9 0 3 3 3 10 3 1 0 8 0 15 1s10 1 10 7c0 1 0 2-1 6-18 70-34 139-52 207zM104 123c8-32 17-64 25-95 3-15 3-16 21-16 16 0 33 0 49 0 34 0 42 23 42 41 0 33-33 70-80 70-19 0-38 0-57 0zM87 251c-6 0-7 0-9 0-3 0-4-1-4-4 0-1 0-1 1-9 9-35 18-72 27-107 24 0 49 0 73 0 37 0 44 29 44 45 0 38-34 75-79 75-18 0-36 0-53 0z"><text:p/></draw:path><draw:path draw:style-name="gr3" draw:text-style-name="P5" svg:width="0.0469in" svg:height="0.0701in" svg:x="0.8638in" svg:y="0.0004in" svg:viewBox="0 0 120 179" svg:d="M120 131c-3 0-7 0-10 0 0 6-3 21-7 24-2 1-23 1-26 1-17 0-34 0-51 0 29-24 39-32 55-45 20-15 39-33 39-58 0-33-29-53-64-53-33 0-56 24-56 48 0 15 12 16 14 16 7 0 15-5 15-14 0-6-3-15-16-15 8-20 27-25 40-25 26 0 40 21 40 43 0 23-16 42-25 52-22 21-43 43-65 65-3 2-3 2-3 9 37 0 74 0 111 0 3-16 6-33 9-48z"><text:p/></draw:path></draw:g>. נוכיח ש־<draw:g text:anchor-type="as-char" svg:y="-0.1335in" draw:z-index="431" draw:name="Shape311" draw:style-name="gr1"><svg:title>TexMaths</svg:title><svg:desc>11§display§A = C \land B \subseteq C \implies C^2 = A^2 \cup B^2§svg§600§FALSE§</svg:desc><draw:path draw:style-name="gr2" draw:text-style-name="P4" svg:width="2.3681in" svg:height="0.1382in" svg:x="0.0031in" svg:y="0.0071in" svg:viewBox="0 0 6016 352" svg:d="M0 0c2005 0 4011 0 6016 0 0 117 0 235 0 352-2005 0-4011 0-6016 0 0-117 0-235 0-352z"><text:p/></draw:path><draw:path draw:style-name="gr3" draw:text-style-name="P5" svg:width="0.1039in" svg:height="0.1083in" svg:x="0.0004in" svg:y="0.0248in" svg:viewBox="0 0 265 276" svg:d="M56 232c-15 25-31 31-47 32-6 0-9 0-9 8 0 2 2 4 5 4 10 0 22-1 33-1 14 0 27 1 39 1 2 0 8 0 8-8 0-4-4-4-7-4-9-1-18-3-18-13 0-5 3-9 6-15 10-16 19-33 29-48 33 0 64 0 97 0 0 7 6 59 6 63 0 12-20 13-28 13-5 0-9 0-9 8 0 4 3 3 5 4 17 0 33-1 48-1 10 0 35 1 44 1 3 0 7 0 7-8 0-4-3-4-9-4-24 0-24-2-25-14-8-80-15-161-23-241-1-8-1-9-8-9-5 0-8 2-10 7-45 75-89 150-134 225zM102 176c26-43 51-87 76-129 5 42 9 86 13 129-29 0-59 0-89 0z"><text:p/></draw:path><draw:path draw:style-name="gr3" draw:text-style-name="P5" svg:width="0.1008in" svg:height="0.0354in" svg:x="0.1602in" svg:y="0.0776in" svg:viewBox="0 0 257 91" svg:d="M244 15c6 0 13 0 13-7 0-8-7-8-13-8-77 0-155 0-232 0-4 0-12 0-12 8 0 7 8 7 13 7 77 0 154 0 231 0zM244 91c6 0 13 0 13-8s-7-8-13-8c-77 0-154 0-231 0-5 0-13 0-13 8s8 8 12 8c77 0 155 0 232 0z"><text:p/></draw:path><draw:path draw:style-name="gr3" draw:text-style-name="P5" svg:width="0.1075in" svg:height="0.1102in" svg:x="0.3201in" svg:y="0.0268in" svg:viewBox="0 0 274 281" svg:d="M274 3c0-1-1-3-5-3-1 0-1 0-5 4-9 10-19 20-28 30-3-5-20-34-63-34-86 0-173 85-173 176 0 61 45 105 104 105 33 0 63-16 84-35 35-31 42-65 42-66 0-4-3-4-5-4s-4 1-4 4c-3 11-13 38-40 60-26 22-50 28-70 28-35 0-76-19-76-79 0-22 8-85 46-130 25-28 61-48 95-48 40 0 62 30 62 75 0 16-2 16-2 20 0 3 5 4 7 4 4 0 4-1 7-7 7-33 16-67 24-100z"><text:p/></draw:path><draw:path draw:style-name="gr3" draw:text-style-name="P5" svg:width="0.0839in" svg:height="0.0941in" svg:x="0.474in" svg:y="0.0425in" svg:viewBox="0 0 214 240" svg:d="M117 8c-4-6-6-8-9-8-6 0-7 3-9 8-32 72-65 144-97 216-2 5-2 6-2 8 0 3 3 8 8 8 2 0 5-1 8-9 31-68 61-136 92-204 29 68 60 136 90 204 3 9 8 9 9 9 4 0 7-5 7-8 0-1 0-2-2-7-32-71-64-144-95-217z"><text:p/></draw:path><draw:path draw:style-name="gr3" draw:text-style-name="P5" svg:width="0.1083in" svg:height="0.1035in" svg:x="0.6075in" svg:y="0.0295in" svg:viewBox="0 0 276 264" svg:d="M45 234c-3 15-4 18-35 18-7 0-10 0-10 8 0 4 3 4 10 4 46 0 92 0 138 0 61 0 107-45 107-83 0-27-23-50-60-54 40-8 81-36 81-73 0-29-26-54-73-54-42 0-86 0-129 0-8 0-11 0-11 8 0 4 3 4 11 4 4 0 7 0 14 1s11 1 11 6c0 2-1 3-2 8-18 69-34 139-52 207zM103 124c8-32 17-64 25-96 3-15 4-16 20-16 17 0 33 0 50 0 34 0 43 23 43 40 0 34-34 72-82 72-18 0-37 0-56 0zM86 252c-6 0-6 0-8 0-4-1-5-1-5-5 0-1 0-2 2-8 9-36 17-72 26-108 24 0 49 0 73 0 37 0 45 29 45 46 0 37-34 75-80 75-18 0-36 0-53 0z"><text:p/></draw:path><draw:path draw:style-name="gr3" draw:text-style-name="P5" svg:width="0.0925in" svg:height="0.1169in" svg:x="0.7791in" svg:y="0.0362in" svg:viewBox="0 0 236 298" svg:d="M222 15c7 0 14 0 14-7 0-8-7-8-14-8-34 0-69 0-103 0-67 0-119 51-119 112 0 63 53 111 119 111 34 0 69 0 103 0 7 0 14 0 14-8 0-7-7-7-14-7-34 0-69 0-103 0-61 0-104-45-104-95 0-53 44-98 104-98 34 0 69 0 103 0zM21 283c-7 0-13 0-13 7 0 8 6 8 13 8 67 0 134 0 201 0 7 0 14 0 14-8 0-7-7-7-14-7-67 0-134 0-201 0z"><text:p/></draw:path><draw:path draw:style-name="gr3" draw:text-style-name="P5" svg:width="0.1079in" svg:height="0.1102in" svg:x="0.9346in" svg:y="0.0268in" svg:viewBox="0 0 275 281" svg:d="M275 3c0-1-1-3-4-3-2 0-3 0-7 4-9 10-18 20-26 30-4-5-21-34-64-34-87 0-174 85-174 176 0 61 46 105 104 105 35 0 64-16 84-35 36-31 43-65 43-66 0-4-3-3-4-4-3 0-5 1-6 4-3 11-12 38-38 60-28 22-52 28-72 28-35 0-76-19-76-79 0-22 8-85 47-130 24-28 60-48 94-48 40 0 63 30 63 75 0 16-1 16-1 20 0 3 4 4 5 4 6 0 6-1 7-7 8-33 16-67 25-100z"><text:p/></draw:path><draw:path draw:style-name="gr3" draw:text-style-name="P5" svg:width="0.1004in" svg:height="0.0354in" svg:x="1.1398in" svg:y="0.0776in" svg:viewBox="0 0 256 91" svg:d="M243 15c7 0 13 0 13-7 0-8-6-8-12-8-77 0-155 0-232 0-5 0-12 0-12 8 0 7 7 7 13 7 77 0 153 0 230 0zM244 91c6 0 12 0 12-8s-6-8-13-8c-77 0-153 0-230 0-6 0-13 0-13 8s7 8 12 8c77 0 155 0 232 0z"><text:p/></draw:path><draw:path draw:style-name="gr3" draw:text-style-name="P5" svg:width="0.1346in" svg:height="0.0831in" svg:x="1.2319in" svg:y="0.0539in" svg:viewBox="0 0 343 212" svg:d="M260 76c16 15 36 25 48 30-13 7-33 17-48 30-82 0-164 0-246 0-6 0-14 0-14 8 0 7 7 7 13 7 76 0 153 0 229 0-19 18-39 51-39 57 0 4 6 4 8 4s6 0 7-3c9-14 20-34 44-57 27-24 53-34 72-40 7-3 8-3 9-4 0-1 0-1 0-2s0-1 0-2-1-1-1-1c-1 0-1 0-9-2-51-16-91-51-112-93-4-8-4-8-10-8-2 0-8 0-8 4 0 5 20 39 39 57-76 0-153 0-229 0-6 0-13 0-13 7 0 8 8 8 14 8 82 0 164 0 246 0z"><text:p/></draw:path><draw:path draw:style-name="gr3" draw:text-style-name="P5" svg:width="0.1079in" svg:height="0.1102in" svg:x="1.4681in" svg:y="0.0268in" svg:viewBox="0 0 275 281" svg:d="M275 3c0-1-1-3-4-3-2 0-3 0-7 4-9 10-18 20-26 30-4-5-22-34-65-34-86 0-173 85-173 176 0 61 45 105 104 105 35 0 64-16 84-35 36-31 43-65 43-66 0-4-3-3-4-4-4 0-5 1-6 4-3 11-12 38-38 60-28 22-52 28-72 28-35 0-76-19-76-79 0-22 8-85 47-130 24-28 60-48 94-48 40 0 63 30 63 75 0 16-1 16-1 20 0 3 4 4 5 4 6 0 6-1 7-7 8-33 16-67 25-100z"><text:p/></draw:path><draw:path draw:style-name="gr3" draw:text-style-name="P5" svg:width="0.0469in" svg:height="0.0705in" svg:x="1.5866in" svg:y="0in" svg:viewBox="0 0 120 180" svg:d="M120 130c-3 0-6 0-9 0-1 7-4 22-8 26-2 1-23 1-26 1-17 0-33 0-50 0 28-26 38-33 54-45 20-17 39-34 39-59 0-33-29-53-64-53-33 0-56 23-56 49 0 13 12 15 14 15 7 0 15-4 15-14 0-6-2-15-16-15 8-20 27-25 40-25 26 0 40 21 40 43 0 23-16 42-25 52-22 21-43 42-65 64-3 3-3 3-3 11 37 0 75 0 112 0 2-17 6-33 8-50z"><text:p/></draw:path><draw:path draw:style-name="gr3" draw:text-style-name="P5" svg:width="0.1004in" svg:height="0.0354in" svg:x="1.6992in" svg:y="0.0776in" svg:viewBox="0 0 256 91" svg:d="M243 15c7 0 13 0 13-7 0-8-6-8-12-8-77 0-155 0-232 0-5 0-12 0-12 8 0 7 7 7 13 7 77 0 153 0 230 0zM244 91c6 0 12 0 12-8s-6-8-13-8c-77 0-153 0-230 0-6 0-13 0-13 8s7 8 12 8c77 0 155 0 232 0z"><text:p/></draw:path><draw:path draw:style-name="gr3" draw:text-style-name="P5" svg:width="0.1039in" svg:height="0.1083in" svg:x="1.8563in" svg:y="0.0248in" svg:viewBox="0 0 265 276" svg:d="M56 232c-15 25-31 31-47 32-6 0-9 0-9 8 0 2 2 4 5 4 10 0 22-1 33-1 14 0 27 1 39 1 2 0 8 0 8-8 0-4-4-4-7-4-9-1-18-3-18-13 0-5 3-9 6-15 10-16 19-33 29-48 33 0 64 0 97 0 0 7 6 59 6 63 0 12-20 13-28 13-5 0-9 0-9 8 0 4 3 3 5 4 17 0 33-1 48-1 10 0 35 1 44 1 3 0 7 0 7-8 0-4-3-4-9-4-24 0-24-2-25-14-8-80-15-161-23-241-1-8-1-9-8-9-5 0-8 2-10 7-45 75-89 150-134 225zM102 176c26-43 51-87 76-129 5 42 8 86 12 129-29 0-58 0-88 0z"><text:p/></draw:path><draw:path draw:style-name="gr3" draw:text-style-name="P5" svg:width="0.0469in" svg:height="0.0705in" svg:x="1.972in" svg:y="0in" svg:viewBox="0 0 120 180" svg:d="M120 130c-3 0-7 0-10 0 0 7-3 22-7 26-2 1-23 1-26 1-17 0-34 0-51 0 29-26 39-33 55-45 20-17 39-34 39-59 0-33-29-53-64-53-33 0-56 23-56 49 0 13 12 15 14 15 7 0 15-4 15-14 0-6-3-15-16-15 8-20 27-25 39-25 27 0 41 21 41 43 0 23-16 42-25 52-22 21-44 42-66 64-2 3-2 3-2 11 37 0 74 0 111 0 3-17 6-33 9-50z"><text:p/></draw:path><draw:path draw:style-name="gr3" draw:text-style-name="P5" svg:width="0.0839in" svg:height="0.0941in" svg:x="2.076in" svg:y="0.0425in" svg:viewBox="0 0 214 240" svg:d="M214 14c0-7 0-14-7-14-8 0-8 7-8 14 0 47 0 93 0 141 0 56-63 69-92 69-18 0-42-4-62-16-30-19-30-43-30-54 0-47 0-93 0-140 0-7 0-14-7-14-8 0-8 7-8 14 0 48 0 94 0 142 0 57 58 84 107 84 50 0 107-28 107-83 0-48 0-95 0-143z"><text:p/></draw:path><draw:path draw:style-name="gr3" draw:text-style-name="P5" svg:width="0.1083in" svg:height="0.1035in" svg:x="2.2091in" svg:y="0.0295in" svg:viewBox="0 0 276 264" svg:d="M46 234c-4 15-4 18-35 18-7 0-11 0-11 8 0 4 4 4 11 4 46 0 91 0 137 0 62 0 107-45 107-83 0-27-22-50-59-54 39-8 80-36 80-73 0-29-25-54-71-54-43 0-87 0-130 0-8 0-11 0-11 8 0 4 3 4 10 4 1 0 8 0 15 1s10 1 10 6c0 2 0 3-1 8-18 69-34 139-52 207zM104 124c8-32 17-64 25-96 3-15 4-16 21-16 16 0 33 0 49 0 34 0 42 23 42 40 0 34-33 72-80 72-19 0-38 0-57 0zM87 252c-6 0-7 0-9 0-3-1-4-1-4-5 0-1 0-2 2-8 9-36 17-72 26-108 24 0 49 0 73 0 37 0 45 29 45 46 0 37-35 75-80 75-18 0-36 0-53 0z"><text:p/></draw:path><draw:path draw:style-name="gr3" draw:text-style-name="P5" svg:width="0.0469in" svg:height="0.0705in" svg:x="2.3323in" svg:y="0in" svg:viewBox="0 0 120 180" svg:d="M120 130c-3 0-6 0-9 0-1 7-4 22-8 26-2 1-23 1-26 1-17 0-33 0-50 0 28-26 38-33 54-45 20-17 39-34 39-59 0-33-29-53-64-53-33 0-56 23-56 49 0 13 12 15 14 15 7 0 15-4 15-14 0-6-2-15-16-15 8-20 27-25 40-25 26 0 40 21 40 43 0 23-16 42-25 52-22 21-43 42-65 64-3 3-3 3-3 11 37 0 75 0 112 0 2-17 6-33 8-50z"><text:p/></draw:path></draw:g>, תחת הנתון שכבר יש לנו, והמקרה השני יתקיים באופן דומה. </text:p>
                </text:list-item>
                <text:list-item>
                  <text:p text:style-name="P136">ידוע <draw:g text:anchor-type="as-char" svg:y="-0.1118in" draw:z-index="433" draw:name="Shape312" draw:style-name="gr1"><svg:title>TexMaths</svg:title><svg:desc>11§display§A = C§svg§600§FALSE§</svg:desc><draw:path draw:style-name="gr2" draw:text-style-name="P4" svg:width="0.4154in" svg:height="0.0957in" svg:x="0.0031in" svg:y="0.0079in" svg:viewBox="0 0 1056 244" svg:d="M0 0c352 0 704 0 1056 0 0 82 0 162 0 244-352 0-704 0-1056 0 0-82 0-162 0-244z"><text:p/></draw:path><draw:path draw:style-name="gr3" draw:text-style-name="P5" svg:width="0.1039in" svg:height="0.1079in" svg:x="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3" draw:text-style-name="P5" svg:width="0.1008in" svg:height="0.035in" svg:x="0.1594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5" svg:width="0.1075in" svg:height="0.1094in" svg:x="0.3189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, כלומר צ.ל. <draw:g text:anchor-type="as-char" svg:y="-0.1362in" draw:z-index="437" draw:name="Shape313" draw:style-name="gr1"><svg:title>TexMaths</svg:title><svg:desc>11§display§C^2 = C^2 \cup B^2§svg§600§FALSE§</svg:desc><draw:path draw:style-name="gr2" draw:text-style-name="P4" svg:width="0.9083in" svg:height="0.1205in" svg:x="0.0004in" svg:y="0.0075in" svg:viewBox="0 0 2308 307" svg:d="M1155 307c-385 0-770 0-1155 0 0-102 0-205 0-307 769 0 1539 0 2308 0 0 102 0 205 0 307-384 0-769 0-1153 0z"><text:p/></draw:path><draw:path draw:style-name="gr3" draw:text-style-name="P5" svg:width="0.1075in" svg:height="0.1098in" svg:x="0.0004in" svg:y="0.0272in" svg:viewBox="0 0 274 280" svg:d="M274 3c0-1 0-3-4-3-2 0-2 0-6 4-9 10-19 20-27 30-4-5-21-34-64-34-86 0-173 85-173 175 0 63 45 105 105 105 34 0 62-16 83-33 36-32 43-66 43-68 0-4-4-4-5-4-3 0-5 1-5 4-3 10-13 38-39 60-27 22-51 29-71 29-35 0-76-20-76-80 0-22 8-84 46-130 25-27 61-46 95-46 40 0 63 30 63 74 0 15-2 15-2 20 0 3 4 4 6 4 5 0 5-1 7-8 7-33 16-66 24-99z"><text:p/></draw:path><draw:path draw:style-name="gr3" draw:text-style-name="P5" svg:width="0.0469in" svg:height="0.0701in" svg:x="0.1193in" svg:y="0.0004in" svg:viewBox="0 0 120 179" svg:d="M120 131c-3 0-7 0-10 0 0 6-3 21-7 24-2 1-23 1-26 1-16 0-34 0-51 0 29-24 39-32 54-45 21-15 40-33 40-58 0-33-29-53-64-53-33 0-56 24-56 48 0 15 11 16 14 16 7 0 15-5 15-14 0-6-3-15-17-15 9-20 28-25 40-25 27 0 42 21 42 43 0 23-17 42-26 52-22 21-44 43-66 65-2 2-2 2-2 9 37 0 74 0 111 0 3-16 6-33 9-48z"><text:p/></draw:path><draw:path draw:style-name="gr3" draw:text-style-name="P5" svg:width="0.1008in" svg:height="0.035in" svg:x="0.2315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75in" svg:height="0.1098in" svg:x="0.3909in" svg:y="0.0272in" svg:viewBox="0 0 274 280" svg:d="M274 3c0-1 0-3-3-3s-3 0-7 4c-9 10-18 20-26 30-5-5-22-34-65-34-86 0-173 85-173 175 0 63 45 105 105 105 34 0 62-16 83-33 36-32 43-66 43-68 0-4-4-4-5-4-3 0-4 1-5 4-3 10-12 38-39 60s-51 29-71 29c-35 0-76-20-76-80 0-22 8-84 46-130 25-27 61-46 95-46 40 0 63 30 63 74 0 15-1 15-1 20 0 3 4 4 5 4 5 0 5-1 7-8 7-33 16-66 24-99z"><text:p/></draw:path><draw:path draw:style-name="gr3" draw:text-style-name="P5" svg:width="0.0469in" svg:height="0.0701in" svg:x="0.5094in" svg:y="0.0004in" svg:viewBox="0 0 120 179" svg:d="M120 131c-3 0-7 0-10 0 0 6-3 21-7 24-2 1-23 1-26 1-16 0-34 0-51 0 29-24 39-32 55-45 20-15 39-33 39-58 0-33-29-53-64-53-33 0-56 24-56 48 0 15 12 16 14 16 7 0 15-5 15-14 0-6-3-15-16-15 8-20 27-25 40-25 26 0 41 21 41 43 0 23-17 42-26 52-22 21-43 43-65 65-3 2-3 2-3 9 37 0 74 0 111 0 3-16 6-33 9-48z"><text:p/></draw:path><draw:path draw:style-name="gr3" draw:text-style-name="P5" svg:width="0.0843in" svg:height="0.0937in" svg:x="0.6134in" svg:y="0.0425in" svg:viewBox="0 0 215 239" svg:d="M215 14c0-6 0-14-8-14s-8 8-8 14c0 47 0 93 0 140 0 57-63 70-92 70-18 0-42-4-62-17-30-19-30-43-30-53 0-47 0-93 0-140 0-6 0-14-7-14-8 0-8 8-8 14 0 48 0 94 0 141 0 59 58 84 107 84 50 0 108-28 108-83 0-47 0-94 0-142z"><text:p/></draw:path><draw:path draw:style-name="gr3" draw:text-style-name="P5" svg:width="0.1083in" svg:height="0.1031in" svg:x="0.7465in" svg:y="0.0299in" svg:viewBox="0 0 276 263" svg:d="M46 233c-4 15-4 18-35 18-7 0-11 0-11 8 0 4 3 4 11 4 46 0 91 0 138 0 61 0 106-45 106-82 0-28-22-50-59-54 39-8 80-37 80-73 0-29-25-54-71-54-43 0-87 0-130 0-8 0-11 0-11 9 0 3 3 3 10 3 1 0 9 0 15 1 7 1 10 1 10 7 0 1 0 2-1 6-18 70-34 139-52 207zM105 123c7-32 16-64 24-95 3-15 3-16 21-16 16 0 33 0 49 0 34 0 42 23 42 41 0 33-33 70-80 70-19 0-38 0-56 0zM87 251c-6 0-7 0-9 0-3 0-4-1-4-4 0-1 0-1 1-9 9-35 19-72 27-107 25 0 49 0 73 0 37 0 44 29 44 45 0 38-34 75-79 75-18 0-35 0-53 0z"><text:p/></draw:path><draw:path draw:style-name="gr3" draw:text-style-name="P5" svg:width="0.0469in" svg:height="0.0701in" svg:x="0.8697in" svg:y="0.0004in" svg:viewBox="0 0 120 179" svg:d="M120 131c-3 0-7 0-10 0 0 6-3 21-7 24-2 1-23 1-26 1-16 0-34 0-51 0 29-24 39-32 55-45 20-15 39-33 39-58 0-33-29-53-64-53-33 0-56 24-56 48 0 15 12 16 14 16 7 0 15-5 15-14 0-6-3-15-16-15 8-20 27-25 40-25 26 0 41 21 41 43 0 23-17 42-26 52-22 21-43 43-65 65-3 2-3 2-3 9 37 0 74 0 111 0 3-16 6-33 9-48z"><text:p/></draw:path></draw:g>. כמו כן ידוע ש־<draw:g text:anchor-type="as-char" svg:y="-0.1071in" draw:z-index="438" draw:name="Shape314" draw:style-name="gr1"><svg:title>TexMaths</svg:title><svg:desc>11§display§B \subseteq C§svg§600§FALSE§</svg:desc><draw:path draw:style-name="gr2" draw:text-style-name="P4" svg:width="0.4252in" svg:height="0.1114in" svg:x="0.0016in" svg:y="0.0071in" svg:viewBox="0 0 1081 284" svg:d="M0 0c360 0 721 0 1081 0 0 95 0 190 0 284-360 0-721 0-1081 0 0-94 0-189 0-284z"><text:p/></draw:path><draw:path draw:style-name="gr3" draw:text-style-name="P5" svg:width="0.1079in" svg:height="0.1028in" svg:x="0.0004in" svg:y="0.0035in" svg:viewBox="0 0 275 262" svg:d="M45 232c-3 15-4 18-35 18-7 0-10 0-10 8 0 4 3 4 10 4 46 0 92 0 139 0 60 0 105-45 105-84 0-26-22-48-59-52 40-8 80-37 80-73 0-29-25-53-71-53-43 0-87 0-130 0-8 0-11 0-11 8 0 4 3 4 11 4 1 0 7 0 14 0 7 1 11 1 11 7 0 1-1 2-2 7-18 69-34 138-52 206zM103 122c8-32 17-64 25-96 3-13 4-14 21-14 16 0 33 0 49 0 34 0 43 22 43 40 0 33-34 70-81 70-19 0-38 0-57 0zM86 250c-6 0-6 0-8 0-4-1-5-1-5-4 0-1 0-1 2-9 9-35 17-72 26-107 24 0 49 0 73 0 37 0 45 29 45 44 0 39-34 76-80 76-18 0-36 0-53 0z"><text:p/></draw:path><draw:path draw:style-name="gr3" draw:text-style-name="P5" svg:width="0.0921in" svg:height="0.1165in" svg:x="0.172in" svg:y="0.0098in" svg:viewBox="0 0 235 297" svg:d="M222 15c7 0 13 0 13-7 0-8-6-8-13-8-35 0-69 0-104 0-66 0-118 51-118 111 0 62 53 112 118 112 35 0 69 0 104 0 7 0 13 0 13-8s-6-8-13-8c-35 0-69 0-103 0-61 0-104-44-104-95 0-53 44-97 104-97 34 0 68 0 103 0zM21 282c-7 0-13 0-13 8 0 7 6 7 13 7 67 0 134 0 201 0 7 0 13 0 13-7 0-8-6-8-13-8-67 0-134 0-201 0z"><text:p/></draw:path><draw:path draw:style-name="gr3" draw:text-style-name="P5" svg:width="0.1075in" svg:height="0.1098in" svg:x="0.3272in" svg:y="0in" svg:viewBox="0 0 274 280" svg:d="M274 4c0-2-1-4-4-4-2 0-2 0-6 4-10 10-19 20-27 30-4-5-21-34-64-34-86 0-173 85-173 174 0 64 45 106 105 106 33 0 62-16 83-33 35-32 42-67 42-69 0-4-3-4-4-4-3 0-5 1-5 4-4 12-13 39-39 61-27 22-51 29-72 29-34 0-75-20-75-81 0-22 8-83 46-129 25-27 61-46 95-46 40 0 62 30 62 74 0 15-1 15-1 20 0 3 4 4 6 4 5 0 5-1 7-8 7-33 15-65 24-98z"><text:p/></draw:path></draw:g>, אמ"מ <draw:g text:anchor-type="as-char" svg:y="-0.111in" draw:z-index="439" draw:name="Shape315" draw:style-name="gr1"><svg:title>TexMaths</svg:title><svg:desc>11§display§C = C \cup B§svg§600§FALSE§</svg:desc><draw:path draw:style-name="gr2" draw:text-style-name="P4" svg:width="0.7098in" svg:height="0.0949in" svg:x="0in" svg:y="0.0079in" svg:viewBox="0 0 1804 242" svg:d="M0 0c602 0 1202 0 1804 0 0 81 0 161 0 242-602 0-1202 0-1804 0 0-81 0-161 0-242z"><text:p/></draw:path><draw:path draw:style-name="gr3" draw:text-style-name="P5" svg:width="0.1075in" svg:height="0.1102in" svg:x="0in" svg:y="0in" svg:viewBox="0 0 274 281" svg:d="M274 4c0-2-1-4-5-4-1 0-1 0-5 4-9 10-19 20-28 30-3-5-20-34-63-34-86 0-173 86-173 175 0 64 45 106 105 106 33 0 62-15 83-33 35-32 42-67 42-68 0-3-3-3-4-3-3 0-5 0-6 3-3 11-12 38-39 62-26 21-50 27-71 27-34 0-75-20-75-80 0-22 8-85 46-131 24-27 60-46 95-46 39 0 62 30 62 75 0 16-2 16-2 19 0 4 5 4 6 4 6 0 6-1 8-7 7-33 16-65 24-99z"><text:p/></draw:path><draw:path draw:style-name="gr3" draw:text-style-name="P5" svg:width="0.1008in" svg:height="0.035in" svg:x="0.1626in" svg:y="0.0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75in" svg:height="0.1102in" svg:x="0.322in" svg:y="0in" svg:viewBox="0 0 274 281" svg:d="M274 4c0-2-1-4-4-4-2 0-2 0-6 4-9 10-19 20-27 30-4-5-21-34-64-34-86 0-173 86-173 175 0 64 45 106 105 106 34 0 62-15 83-33 36-32 42-67 42-68 0-3-3-3-4-3-3 0-5 0-5 3-3 11-13 38-39 62-27 21-51 27-71 27-35 0-76-20-76-80 0-22 8-85 46-131 25-27 61-46 95-46 40 0 62 30 62 75 0 16-1 16-1 19 0 4 4 4 6 4 5 0 5-1 7-7 7-33 16-65 24-99z"><text:p/></draw:path><draw:path draw:style-name="gr3" draw:text-style-name="P5" svg:width="0.0843in" svg:height="0.0937in" svg:x="0.4764in" svg:y="0.0165in" svg:viewBox="0 0 215 239" svg:d="M215 13c0-6 0-13-8-13s-8 7-8 13c0 47 0 94 0 140 0 59-63 71-92 71-17 0-42-3-62-17-30-18-30-44-30-54 0-46 0-93 0-140 0-6 0-13-7-13-8 0-8 7-8 13 0 48 0 95 0 143 0 58 58 83 107 83 50 0 108-27 108-83 0-48 0-95 0-143z"><text:p/></draw:path><draw:path draw:style-name="gr3" draw:text-style-name="P5" svg:width="0.1083in" svg:height="0.1035in" svg:x="0.6094in" svg:y="0.0035in" svg:viewBox="0 0 276 264" svg:d="M46 234c-4 15-4 18-35 18-7 0-11 0-11 7 0 5 3 5 11 5 46 0 91 0 138 0 61 0 106-46 106-83 0-29-22-51-59-55 39-8 80-37 80-73 0-29-25-53-71-53-43 0-87 0-130 0-8 0-11 0-11 8 0 4 3 4 10 4 1 0 9 0 15 0 7 1 10 1 10 7 0 1 0 2-1 7-18 70-34 138-52 208zM105 122c7-32 16-64 24-96 3-13 3-14 20-14 16 0 34 0 50 0 34 0 42 22 42 40 0 34-33 70-80 70-19 0-38 0-56 0zM87 252c-6 0-7 0-9 0-3 0-4-2-4-4s0-2 1-10c9-35 19-71 27-107 25 0 49 0 73 0 37 0 44 29 44 46 0 37-34 75-79 75-18 0-35 0-53 0z"><text:p/></draw:path></draw:g><text:s/>(טענה זו ניתנה לנו בשיעור). מכך, נסיק ש־<draw:g text:anchor-type="as-char" svg:y="-0.1071in" draw:z-index="440" draw:name="Shape316" draw:style-name="gr1"><svg:title>TexMaths</svg:title><svg:desc>11§display§x \in C \iff x \in C \lor x \in B§svg§600§FALSE§</svg:desc><draw:path draw:style-name="gr2" draw:text-style-name="P4" svg:width="1.7744in" svg:height="0.0972in" svg:x="0.0035in" svg:y="0.0071in" svg:viewBox="0 0 4508 248" svg:d="M2254 248c-751 0-1503 0-2254 0 0-83 0-165 0-248 1503 0 3005 0 4508 0 0 83 0 165 0 248-751 0-1503 0-2254 0z"><text:p/></draw:path><draw:path draw:style-name="gr3" draw:text-style-name="P5" svg:width="0.0756in" svg:height="0.0685in" svg:x="0in" svg:y="0.0398in" svg:viewBox="0 0 193 175" svg:d="M119 54c2-10 11-45 37-45 2 0 12 0 20 4-11 2-19 12-19 21 0 7 5 14 15 14 8 0 21-7 21-23 0-19-22-25-36-25-23 0-36 21-40 30-10-26-31-30-42-30-41 0-63 50-63 59 0 5 5 5 6 5 2 0 3-1 4-5 13-40 39-50 52-50 7 0 21 3 21 25 0 12-7 39-21 93-6 23-20 39-37 39-2 0-11 0-19-5 10-1 18-10 18-20 0-11-8-14-14-14-12 0-22 10-22 23 0 17 20 25 36 25 27 0 40-27 41-30 6 15 19 30 42 30 39 0 61-49 61-59 0-5-3-5-4-5-3 0-4 2-4 5-14 41-40 50-52 50-15 0-21-12-21-25 0-9 2-18 7-34 4-18 8-35 13-53z"><text:p/></draw:path><draw:path draw:style-name="gr3" draw:text-style-name="P5" svg:width="0.0756in" svg:height="0.0878in" svg:x="0.1378in" svg:y="0.0252in" svg:viewBox="0 0 193 224" svg:d="M179 119c7 0 14 0 14-8 0-7-7-7-14-7-55 0-109 0-164 0 5-52 50-89 104-89 20 0 41 0 60 0 7 0 14 0 14-7 0-8-7-8-14-8-19 0-40 0-60 0-66 0-119 50-119 111 0 62 53 113 119 113 20 0 41 0 60 0 7 0 14 0 14-8s-7-8-14-8c-19 0-40 0-60 0-54 0-99-37-104-89 55 0 109 0 164 0z"><text:p/></draw:path><draw:path draw:style-name="gr3" draw:text-style-name="P5" svg:width="0.1075in" svg:height="0.1102in" svg:x="0.2764in" svg:y="0in" svg:viewBox="0 0 274 281" svg:d="M274 4c0-1 0-4-3-4-1 0-3 1-7 4-9 10-18 20-26 30-4-5-22-34-65-34-86 0-173 85-173 175 0 63 45 106 105 106 34 0 62-16 83-34 36-31 43-66 43-67 0-5-3-4-4-5-4 0-5 1-6 5-3 11-12 38-39 60s-51 29-71 29c-35 0-76-21-76-81 0-22 8-84 46-130 25-26 61-46 95-46 40 0 63 30 63 75 0 15-1 15-1 19s4 4 5 4c6 0 6-1 7-8 7-33 16-65 24-98z"><text:p/></draw:path><draw:path draw:style-name="gr3" draw:text-style-name="P5" svg:width="0.1346in" svg:height="0.0835in" svg:x="0.4815in" svg:y="0.0276in" svg:viewBox="0 0 343 213" svg:d="M329 151c7 0 14 0 14-8s-7-8-14-8c-81 0-164 0-245 0-17-13-37-23-50-29 14-6 33-16 50-30 81 0 164 0 245 0 7 0 14 0 14-8 0-7-7-7-14-7-76 0-152 0-228 0 18-18 39-51 39-57 0-4-6-4-8-4-3 0-5 0-8 3-7 15-18 36-44 58-26 23-51 34-72 39-7 2-7 4-8 4 0 1 0 1 0 2s0 1 0 2l1 1c1 1 1 1 9 3 52 16 90 51 112 92 5 7 5 9 10 9 2 0 8 0 8-5s-20-38-39-57c76 0 152 0 228 0z"><text:p/></draw:path><draw:path draw:style-name="gr3" draw:text-style-name="P5" svg:width="0.1346in" svg:height="0.0835in" svg:x="0.6083in" svg:y="0.0276in" svg:viewBox="0 0 343 213" svg:d="M260 76c15 14 35 24 48 30-14 6-33 16-48 29-82 0-164 0-246 0-6 0-14 0-14 8s7 8 13 8c76 0 153 0 229 0-19 18-38 52-38 57s4 5 6 5c3 0 7 0 8-4 8-15 19-35 44-57 26-24 53-34 72-40 7-2 8-3 8-4 1 0 1-1 1-2s0-1 0-2h-1c-1-2-2-2-9-4-52-15-91-50-112-92-4-8-5-8-11-8-2 0-6 0-6 4 0 6 19 39 38 57-76 0-153 0-229 0-6 0-13 0-13 7 0 8 8 8 14 8 82 0 164 0 246 0z"><text:p/></draw:path><draw:path draw:style-name="gr3" draw:text-style-name="P5" svg:width="0.0756in" svg:height="0.0685in" svg:x="0.8406in" svg:y="0.0398in" svg:viewBox="0 0 193 175" svg:d="M118 54c3-10 12-45 38-45 2 0 11 0 20 4-11 2-19 12-19 21 0 7 5 14 15 14 8 0 21-7 21-23 0-19-22-25-36-25-23 0-36 21-40 30-10-26-31-30-42-30-41 0-63 50-63 59 0 5 3 4 5 5 3 0 4-1 5-5 13-40 39-50 52-50 7 0 21 3 21 25 0 12-7 39-21 93-7 23-20 39-37 39-2 0-11 0-19-5 10-1 18-10 18-20 0-11-8-14-14-14-12 0-22 10-22 23 0 17 20 25 36 25 27 0 40-27 41-30 4 15 19 30 42 30 39 0 61-49 61-59 0-5-3-5-4-5-3 0-4 2-4 5-14 41-40 50-52 50-15 0-21-12-21-25 0-9 2-18 7-34 4-18 7-35 12-53z"><text:p/></draw:path><draw:path draw:style-name="gr3" draw:text-style-name="P5" svg:width="0.0756in" svg:height="0.0878in" svg:x="0.9783in" svg:y="0.0252in" svg:viewBox="0 0 193 224" svg:d="M179 119c7 0 14 0 14-8 0-7-7-7-14-7-55 0-109 0-164 0 5-52 50-89 104-89 20 0 41 0 60 0 7 0 14 0 14-7 0-8-7-8-14-8-19 0-40 0-60 0-67 0-119 50-119 111 0 62 52 113 119 113 20 0 41 0 60 0 7 0 14 0 14-8s-7-8-14-8c-19 0-40 0-60 0-54 0-99-37-104-89 55 0 109 0 164 0z"><text:p/></draw:path><draw:path draw:style-name="gr3" draw:text-style-name="P5" svg:width="0.1075in" svg:height="0.1102in" svg:x="1.1169in" svg:y="0in" svg:viewBox="0 0 274 281" svg:d="M274 4c0-1 0-4-3-4s-3 1-7 4c-9 10-18 20-26 30-5-5-22-34-65-34-86 0-173 85-173 175 0 63 45 106 105 106 34 0 62-16 83-34 36-31 43-66 43-67 0-5-4-5-5-5-3 0-4 1-5 5-3 11-12 38-39 60s-51 29-71 29c-35 0-76-21-76-81 0-22 8-84 46-130 25-26 61-46 95-46 40 0 63 30 63 75 0 15-1 15-1 19s4 4 5 4c5 0 5-1 7-8 7-33 16-65 24-98z"><text:p/></draw:path><draw:path draw:style-name="gr3" draw:text-style-name="P5" svg:width="0.0843in" svg:height="0.0937in" svg:x="1.2713in" svg:y="0.0161in" svg:viewBox="0 0 215 239" svg:d="M212 15c3-5 3-6 3-7 0-5-4-8-8-8-3 0-6 2-9 8-30 68-60 135-90 203-31-68-61-135-91-203-4-8-7-8-9-8-5 0-8 3-8 8 1 2 0 1 2 5 32 73 65 144 97 217 2 7 4 9 9 9 4 0 5-3 8-9 31-71 64-143 96-215z"><text:p/></draw:path><draw:path draw:style-name="gr3" draw:text-style-name="P5" svg:width="0.0756in" svg:height="0.0685in" svg:x="1.4024in" svg:y="0.0398in" svg:viewBox="0 0 193 175" svg:d="M118 54c2-10 11-45 38-45 2 0 11 0 20 4-11 2-19 12-19 21 0 7 5 14 15 14 8 0 21-7 21-23 0-19-24-25-37-25-22 0-35 21-39 30-10-26-31-30-42-30-41 0-63 50-63 59 0 5 3 4 5 5 3 0 4-1 5-5 13-40 39-50 52-50 7 0 21 3 21 25 0 12-7 39-21 93-7 23-20 39-37 39-3 0-12 0-19-5 10-1 17-10 17-20 0-11-7-14-14-14-11 0-21 10-21 23 0 17 20 25 36 25 26 0 40-27 41-30 4 15 19 30 42 30 39 0 61-49 61-59 0-5-3-5-4-5-3 0-4 2-5 5-13 41-39 50-51 50-15 0-22-12-22-25 0-9 2-18 7-34 4-18 8-35 13-53z"><text:p/></draw:path><draw:path draw:style-name="gr3" draw:text-style-name="P5" svg:width="0.0756in" svg:height="0.0878in" svg:x="1.5402in" svg:y="0.0252in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3" draw:text-style-name="P5" svg:width="0.1083in" svg:height="0.1031in" svg:x="1.6776in" svg:y="0.0035in" svg:viewBox="0 0 276 263" svg:d="M45 233c-3 15-4 18-35 18-7 0-10 0-10 8 0 4 3 4 10 4 46 0 92 0 139 0 60 0 106-45 106-83 0-28-23-50-60-54 40-8 81-37 81-73 0-29-25-53-72-53-43 0-87 0-130 0-7 0-11 0-11 8 0 4 3 4 11 4 1 0 7 0 14 0 8 1 11 1 11 7 0 1 0 2-2 7-18 70-34 138-52 207zM103 122c8-32 17-64 25-96 3-13 4-14 21-14 16 0 34 0 50 0 33 0 42 22 42 40 0 34-33 70-80 70-19 0-39 0-58 0zM87 251c-6 0-7 0-9 0-4-1-5-1-5-4 0-1 0-2 2-9 9-36 17-72 26-108 24 0 50 0 74 0 36 0 44 29 44 45 0 39-34 76-80 76-18 0-34 0-52 0z"><text:p/></draw:path></draw:g>, בפרט עבור <draw:g text:anchor-type="as-char" svg:y="-0.1047in" draw:z-index="441" draw:name="Shape317" draw:style-name="gr1"><svg:title>TexMaths</svg:title><svg:desc>11§display§a, b§svg§600§FALSE§</svg:desc><draw:path draw:style-name="gr2" draw:text-style-name="P4" svg:width="0.1949in" svg:height="0.1185in" svg:x="0.0024in" svg:y="0.0079in" svg:viewBox="0 0 496 302" svg:d="M249 302c-84 0-166 0-249 0 0-100 0-202 0-302 165 0 330 0 496 0 0 100 0 202 0 302-83 0-166 0-247 0z"><text:p/></draw:path><draw:path draw:style-name="gr3" draw:text-style-name="P5" svg:width="0.0693in" svg:height="0.0685in" svg:x="0.0004in" svg:y="0.0382in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5" svg:width="0.0173in" svg:height="0.0453in" svg:x="0.0882in" svg:y="0.0898in" svg:viewBox="0 0 45 116" svg:d="M45 41c0-26-10-41-25-41-12 0-20 10-20 21 0 10 8 20 20 20 4 0 10-1 14-5 1-1 1-1 1-1 1 0 1 0 1 6 0 28-13 52-26 64-4 4-4 5-4 6 0 3 2 5 4 5 4 0 35-30 35-75z"><text:p/></draw:path><draw:path draw:style-name="gr3" draw:text-style-name="P5" svg:width="0.0555in" svg:height="0.1063in" svg:x="0.1492in" svg:y="0in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, כלומר נגרר <draw:g text:anchor-type="as-char" svg:y="-0.1063in" draw:z-index="442" draw:name="Shape318" draw:style-name="gr1"><svg:title>TexMaths</svg:title><svg:desc>11§display§a, b \in C \iff a, b \in C \lor a, b \in B§svg§600§FALSE§</svg:desc><draw:path draw:style-name="gr2" draw:text-style-name="P4" svg:width="2.1531in" svg:height="0.1201in" svg:x="0.0024in" svg:y="0.0075in" svg:viewBox="0 0 5470 306" svg:d="M2736 306c-912 0-1824 0-2736 0 0-102 0-204 0-306 1824 0 3646 0 5470 0 0 102 0 204 0 306-912 0-1824 0-2734 0z"><text:p/></draw:path><draw:path draw:style-name="gr3" draw:text-style-name="P5" svg:width="0.0693in" svg:height="0.0685in" svg:x="0.0004in" svg:y="0.0406in" svg:viewBox="0 0 177 175" svg:d="M129 25c-7-14-18-25-36-25-45 0-93 57-93 113 0 37 22 62 52 62 7 0 27-1 50-29 4 16 17 29 35 29 14 0 22-9 29-21 7-14 11-37 11-38 0-4-3-4-4-4-5 0-5 1-6 7-6 25-13 47-30 47-9 0-11-10-11-17 0-8 2-11 5-29 4-15 5-20 9-34 4-19 10-36 14-54 2-11 2-12 2-13 0-7-4-11-11-11-9 0-15 9-16 17zM103 124c-1 8-1 9-7 15-17 22-32 27-43 27-20 0-26-21-26-36 0-19 13-66 22-84 11-23 29-37 44-37 26 0 31 32 31 34s-1 4-1 7c-6 24-13 49-20 74z"><text:p/></draw:path><draw:path draw:style-name="gr3" draw:text-style-name="P5" svg:width="0.0173in" svg:height="0.0453in" svg:x="0.0878in" svg:y="0.0909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555in" svg:height="0.1063in" svg:x="0.15in" svg:y="0.0024in" svg:viewBox="0 0 142 271" svg:d="M74 4c-1-1 0-4-5-4-10 0-37 3-47 4-3 0-8 0-8 8 0 5 4 5 9 5 19 0 20 2 20 6 0 2-3 16-6 23-11 42-21 84-32 127-4 17-5 24-5 37 0 37 20 61 48 61 47 0 94-57 94-112 0-35-21-62-52-62-17 0-33 11-45 23 10-39 19-77 29-116zM37 150c3-8 3-9 6-13 20-26 36-31 47-31 13 0 24 12 24 36 0 23-13 66-19 80-14 27-31 40-47 40-13 0-25-10-25-38 0-8 0-15 6-38 3-12 5-24 8-36z"><text:p/></draw:path><draw:path draw:style-name="gr3" draw:text-style-name="P5" svg:width="0.0752in" svg:height="0.087in" svg:x="0.263in" svg:y="0.0256in" svg:viewBox="0 0 192 222" svg:d="M179 120c7 0 13 0 13-8 0-7-6-7-13-7-55 0-109 0-164 0 5-52 50-90 104-90 20 0 40 0 60 0 7 0 13 0 13-7 0-8-6-8-13-8-20 0-40 0-60 0-67 0-119 51-119 112 0 62 52 110 119 110 20 0 40 0 60 0 7 0 13 0 13-7 0-8-6-8-13-8-20 0-40 0-60 0-54 0-99-35-104-87 55 0 109 0 164 0z"><text:p/></draw:path><draw:path draw:style-name="gr3" draw:text-style-name="P5" svg:width="0.1075in" svg:height="0.1098in" svg:x="0.4016in" svg:y="0.0004in" svg:viewBox="0 0 274 280" svg:d="M274 4c0-1 0-4-3-4s-3 1-7 4c-9 10-18 20-26 30-4-5-22-34-65-34-86 0-173 86-173 175 0 63 45 105 104 105 35 0 63-16 84-33 36-32 43-66 43-68 0-3-4-3-6-3s-3 0-4 3c-3 10-12 38-40 60-26 22-50 29-70 29-35 0-76-20-76-80 0-22 8-84 46-130 25-26 61-46 95-46 40 0 63 30 63 75 0 15-1 15-1 20 0 3 4 3 5 3 6 0 6-1 7-8 7-33 16-65 24-98z"><text:p/></draw:path><draw:path draw:style-name="gr3" draw:text-style-name="P5" svg:width="0.135in" svg:height="0.0827in" svg:x="0.6063in" svg:y="0.028in" svg:viewBox="0 0 344 211" svg:d="M330 152c7 0 14 0 14-8 0-7-7-7-14-7-81 0-164 0-245 0-17-15-37-25-50-30 14-7 33-17 50-30 81 0 164 0 245 0 7 0 14 0 14-8 0-7-7-7-14-7-76 0-152 0-228 0 18-19 39-52 39-58 0-4-6-4-8-4-3 0-5 0-8 3-7 15-18 36-44 58-26 24-51 34-72 39-7 2-7 4-8 5-1 0-1 1-1 2 0 0 0 1 1 2h1c1 1 1 1 9 3 52 16 90 51 112 92 5 7 5 7 10 7 2 0 8 0 8-4s-20-37-39-55c76 0 152 0 228 0z"><text:p/></draw:path><draw:path draw:style-name="gr3" draw:text-style-name="P5" svg:width="0.1346in" svg:height="0.0827in" svg:x="0.7331in" svg:y="0.028in" svg:viewBox="0 0 343 211" svg:d="M260 77c15 13 35 23 48 30-14 5-33 15-48 30-82 0-164 0-246 0-6 0-14 0-14 7 0 8 7 8 13 8 76 0 153 0 229 0-19 18-39 51-39 55s5 4 7 4c3 0 7 0 8-3 9-14 18-34 44-56 26-23 53-34 72-40 7-2 6-2 8-3 1-1 1-2 1-2 0-1 0-2 0-2 0-1-1-1-1-1-1-2-1-2-9-4-53-15-91-50-112-91-4-8-5-9-11-9-2 0-7 0-7 4 0 6 20 39 39 58-76 0-153 0-229 0-6 0-13 0-13 7 0 8 8 8 14 8 82 0 164 0 246 0z"><text:p/></draw:path><draw:path draw:style-name="gr3" draw:text-style-name="P5" svg:width="0.0693in" svg:height="0.0685in" svg:x="0.9673in" svg:y="0.0406in" svg:viewBox="0 0 177 175" svg:d="M129 25c-7-14-18-25-36-25-45 0-93 57-93 113 0 37 22 62 52 62 7 0 27-1 50-29 2 16 17 29 35 29 14 0 22-9 29-21 7-14 11-37 11-38 0-4-3-4-4-4-5 0-5 1-6 7-6 25-13 47-30 47-9 0-11-10-11-17 0-8 2-11 5-29 4-15 5-20 9-34 4-19 10-36 14-54 2-11 2-12 2-13 0-7-4-11-11-11-9 0-15 9-16 17zM103 124c-1 8-1 9-7 15-17 22-32 27-43 27-20 0-26-21-26-36 0-19 13-66 22-84 11-23 29-37 44-37 26 0 31 32 31 34s-1 4-1 7c-6 24-13 49-20 74z"><text:p/></draw:path><draw:path draw:style-name="gr3" draw:text-style-name="P5" svg:width="0.0173in" svg:height="0.0453in" svg:x="1.0551in" svg:y="0.0909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555in" svg:height="0.1063in" svg:x="1.1165in" svg:y="0.0024in" svg:viewBox="0 0 142 271" svg:d="M74 4c-1-1 0-4-5-4-10 0-37 3-47 4-3 0-8 0-8 8 0 5 4 5 9 5 19 0 20 2 20 6 0 2-3 16-6 23-11 42-21 84-32 127-4 17-5 24-5 37 0 37 20 61 48 61 47 0 94-57 94-112 0-35-21-62-52-62-17 0-33 11-45 23 10-39 19-77 29-116zM37 150c3-8 3-9 6-13 20-26 36-31 46-31 14 0 25 12 25 36 0 23-13 66-19 80-14 27-31 40-47 40-13 0-25-10-25-38 0-8 0-15 6-38 3-12 5-24 8-36z"><text:p/></draw:path><draw:path draw:style-name="gr3" draw:text-style-name="P5" svg:width="0.0752in" svg:height="0.087in" svg:x="1.2295in" svg:y="0.0256in" svg:viewBox="0 0 192 222" svg:d="M179 120c7 0 13 0 13-8 0-7-6-7-13-7-55 0-109 0-164 0 5-52 50-90 104-90 20 0 40 0 60 0 7 0 13 0 13-7 0-8-6-8-13-8-20 0-40 0-60 0-67 0-119 51-119 112 0 62 52 110 119 110 20 0 40 0 60 0 7 0 13 0 13-7 0-8-6-8-13-8-20 0-40 0-60 0-54 0-99-35-104-87 55 0 109 0 164 0z"><text:p/></draw:path><draw:path draw:style-name="gr3" draw:text-style-name="P5" svg:width="0.1075in" svg:height="0.1098in" svg:x="1.3681in" svg:y="0.0004in" svg:viewBox="0 0 274 280" svg:d="M274 4c0-1 0-4-3-4s-3 1-7 4c-9 10-18 20-26 30-5-5-22-34-65-34-86 0-173 86-173 175 0 63 45 105 104 105 35 0 63-16 84-33 36-32 43-66 43-68 0-3-4-3-6-3s-3 0-4 3c-3 10-12 38-40 60-26 22-50 29-70 29-35 0-76-20-76-80 0-22 8-84 46-130 25-26 61-46 95-46 40 0 63 30 63 75 0 15-1 15-1 20 0 3 4 3 5 3 4 0 4-1 7-8 7-33 16-65 24-98z"><text:p/></draw:path><draw:path draw:style-name="gr3" draw:text-style-name="P5" svg:width="0.0839in" svg:height="0.0933in" svg:x="1.522in" svg:y="0.0169in" svg:viewBox="0 0 214 238" svg:d="M212 15c2-5 2-6 2-7 0-5-3-8-7-8s-6 2-9 8c-30 68-61 136-90 203-31-67-61-135-92-203-3-8-6-8-8-8-5 0-8 3-8 8 1 2 0 1 2 5 32 73 65 146 97 217 2 6 5 8 9 8s5-3 7-8c32-71 65-143 97-215z"><text:p/></draw:path><draw:path draw:style-name="gr3" draw:text-style-name="P5" svg:width="0.0693in" svg:height="0.0685in" svg:x="1.6551in" svg:y="0.0406in" svg:viewBox="0 0 177 175" svg:d="M129 25c-7-14-18-25-36-25-45 0-93 57-93 113 0 37 21 62 52 62 7 0 26-1 49-29 3 16 18 29 35 29 15 0 23-9 29-21 7-14 12-37 12-38 0-4-3-4-4-4-5 0-5 1-6 7-6 25-13 47-30 47-9 0-11-10-11-17 0-8 0-11 5-29 4-15 5-20 9-34 4-19 10-36 14-54 2-11 2-12 2-13 0-7-4-11-11-11-10 0-15 9-16 17zM103 124c-2 8-2 9-7 15-17 22-33 27-44 27-19 0-25-21-25-36 0-19 13-66 21-84 12-23 30-37 45-37 26 0 31 32 31 34s-1 4-1 7c-6 24-13 49-20 74z"><text:p/></draw:path><draw:path draw:style-name="gr3" draw:text-style-name="P5" svg:width="0.0173in" svg:height="0.0453in" svg:x="1.7425in" svg:y="0.0909in" svg:viewBox="0 0 45 116" svg:d="M45 41c0-26-10-41-24-41-13 0-21 10-21 21 0 10 8 20 21 20 4 0 9-1 13-5 1-1 1-1 2-1 0 2 0 0 0 6 0 28-13 50-26 64-5 3-3 5-3 6 0 2 1 5 3 5 4 0 35-30 35-75z"><text:p/></draw:path><draw:path draw:style-name="gr3" draw:text-style-name="P5" svg:width="0.0559in" svg:height="0.1063in" svg:x="1.8043in" svg:y="0.0024in" svg:viewBox="0 0 143 271" svg:d="M75 4c-2-1 0-4-6-4-9 0-36 3-47 4-2 0-7 0-7 8 0 5 4 5 9 5 19 0 20 2 20 6 0 2-3 16-6 23-11 42-20 84-31 127-5 17-7 24-7 37 0 37 21 61 49 61 46 0 94-57 94-112 0-35-21-62-52-62-17 0-34 11-45 23 10-39 19-77 29-116zM38 150c3-8 3-9 6-13 19-26 36-31 46-31 14 0 24 12 24 36 0 23-12 66-19 80-13 27-30 40-46 40-13 0-26-10-26-38 0-8 0-15 7-38 3-12 5-24 8-36z"><text:p/></draw:path><draw:path draw:style-name="gr3" draw:text-style-name="P5" svg:width="0.076in" svg:height="0.087in" svg:x="1.9173in" svg:y="0.0256in" svg:viewBox="0 0 194 222" svg:d="M180 120c7 0 14 0 14-8 0-7-7-7-14-7-55 0-109 0-164 0 5-52 49-90 104-90 20 0 41 0 60 0 7 0 14 0 14-7 0-8-7-8-14-8-21 0-40 0-61 0-66 0-119 51-119 112 0 62 53 110 119 110 21 0 40 0 61 0 7 0 14 0 14-7 0-8-7-8-14-8-19 0-40 0-60 0-55 0-99-35-104-87 55 0 109 0 164 0z"><text:p/></draw:path><draw:path draw:style-name="gr3" draw:text-style-name="P5" svg:width="0.1083in" svg:height="0.1028in" svg:x="2.0547in" svg:y="0.0039in" svg:viewBox="0 0 276 262" svg:d="M45 232c-3 16-4 18-35 18-7 0-10 0-10 8 0 4 3 4 10 4 46 0 92 0 138 0 61 0 107-45 107-81 0-29-23-51-60-55 40-8 81-36 81-73 0-29-25-53-73-53-42 0-86 0-129 0-7 0-11 0-11 8 0 4 3 4 11 4 1 0 7 0 14 0 8 1 11 2 11 7 0 1-1 3-2 7-18 69-34 138-52 206zM103 122c8-32 17-64 25-96 3-13 4-14 20-14 17 0 35 0 51 0 33 0 42 22 42 40 0 34-33 70-80 70-19 0-39 0-58 0zM87 250c-6 0-7 0-9 0-4 0-5-1-5-4 0-2 0-2 2-9 9-35 17-71 26-106 24 0 50 0 74 0 36 0 44 29 44 45 0 37-34 74-80 74-18 0-35 0-52 0z"><text:p/></draw:path></draw:g>. לפי הגדרת כפל קרטזי, הטענה הזו שקולה לטענה <draw:g text:anchor-type="as-char" svg:y="-0.1327in" draw:z-index="443" draw:name="Shape319" draw:style-name="gr1"><svg:title>TexMaths</svg:title><svg:desc>11§display§\la a, b \ra \in C^2 \iff \la a, b \ra \in C^2 \lor \la a, b \ra \in B^2§svg§600§FALSE§</svg:desc><draw:path draw:style-name="gr2" draw:text-style-name="P4" svg:width="2.7071in" svg:height="0.1555in" svg:x="0.0004in" svg:y="0.0083in" svg:viewBox="0 0 6877 396" svg:d="M3439 396c-1146 0-2293 0-3439 0 0-132 0-264 0-396 2293 0 4584 0 6877 0 0 132 0 264 0 396-1146 0-2293 0-3438 0z"><text:p/></draw:path><draw:path draw:style-name="gr3" draw:text-style-name="P5" svg:width="0.0335in" svg:height="0.1516in" svg:x="0.0094in" svg:y="0.0201in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5" svg:width="0.0693in" svg:height="0.0685in" svg:x="0.0579in" svg:y="0.0669in" svg:viewBox="0 0 177 175" svg:d="M129 24c-7-13-19-24-35-24-47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5" svg:width="0.0173in" svg:height="0.0453in" svg:x="0.1457in" svg:y="0.1177in" svg:viewBox="0 0 45 116" svg:d="M45 41c0-26-10-41-25-41-12 0-20 10-20 21 0 10 8 20 20 20 5 0 10-1 14-5 1-1 1-2 2-2 0 2 0 1 0 7 0 28-13 52-26 64-4 4-4 5-4 6 0 3 2 5 4 5 4 0 35-30 35-75z"><text:p/></draw:path><draw:path draw:style-name="gr3" draw:text-style-name="P5" svg:width="0.0559in" svg:height="0.1063in" svg:x="0.2071in" svg:y="0.0287in" svg:viewBox="0 0 143 271" svg:d="M75 4c0-1 0-4-6-4-8 0-37 2-47 3-2 1-7 1-7 8 0 4 4 4 9 4 19 0 20 4 20 7s-4 17-5 24c-11 42-21 84-32 126-5 20-7 26-7 40 0 35 21 59 50 59 45 0 93-56 93-112 0-35-21-62-52-62-17 0-34 11-45 23 10-38 19-77 29-116zM39 150c2-9 2-9 5-13 19-26 36-31 46-31 15 0 24 11 24 36 0 22-12 68-19 82-12 25-30 38-45 38-14 0-27-9-27-37 0-8 0-15 7-40 3-12 5-24 9-35z"><text:p/></draw:path><draw:path draw:style-name="gr3" draw:text-style-name="P5" svg:width="0.0335in" svg:height="0.1516in" svg:x="0.2736in" svg:y="0.0201in" svg:viewBox="0 0 86 386" svg:d="M84 200c2-5 2-6 2-7s0-1-2-7c-22-59-45-118-67-177-3-7-5-9-9-9-5 0-8 3-8 8 0 1 0 2 2 6 23 60 45 119 68 179-23 58-45 118-68 177-2 5-2 6-2 8 0 5 3 8 8 8 4 0 6-4 7-8 24-59 46-119 69-178z"><text:p/></draw:path><draw:path draw:style-name="gr3" draw:text-style-name="P5" svg:width="0.076in" svg:height="0.0878in" svg:x="0.3795in" svg:y="0.052in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5" svg:width="0.1079in" svg:height="0.1098in" svg:x="0.5181in" svg:y="0.0272in" svg:viewBox="0 0 275 280" svg:d="M275 3c0-1-1-3-4-3-1 0-3 0-6 4-9 10-19 20-27 30-4-5-21-34-64-34-87 0-174 85-174 175 0 63 46 105 105 105 34 0 63-15 83-33 36-31 43-66 43-67 0-5-3-5-4-5-3 0-5 1-6 5-3 11-12 38-38 59-27 22-52 29-72 29-35 0-76-20-76-79 0-22 9-85 48-131 23-27 59-46 93-46 40 0 63 30 63 74 0 15-1 15-1 20 0 3 4 4 5 4 6 0 6-1 8-7 8-34 16-67 24-100z"><text:p/></draw:path><draw:path draw:style-name="gr3" draw:text-style-name="P5" svg:width="0.0469in" svg:height="0.0705in" svg:x="0.6366in" svg:y="0.0004in" svg:viewBox="0 0 120 180" svg:d="M120 131c-3 0-6 0-9 0-1 6-3 21-8 24-2 2-23 2-26 2-16 0-33 0-49 0 28-25 37-32 53-46 20-15 39-33 39-58 0-33-29-53-63-53s-57 24-57 49c0 14 12 15 14 15 7 0 16-4 16-14 0-6-2-15-17-15 9-20 27-25 40-25 27 0 41 21 41 43 0 23-17 42-26 52-22 21-43 43-65 65-3 2-3 2-3 10 37 0 75 0 112 0 2-17 6-33 8-49z"><text:p/></draw:path><draw:path draw:style-name="gr3" draw:text-style-name="P5" svg:width="0.1346in" svg:height="0.0835in" svg:x="0.7913in" svg:y="0.0543in" svg:viewBox="0 0 343 213" svg:d="M330 151c7 0 13 0 13-8 0-7-6-7-13-7-81 0-164 0-245 0-17-14-37-24-50-30 15-6 33-16 50-30 81 0 164 0 245 0 7 0 13 0 13-8 0-7-6-7-13-7-76 0-152 0-228 0 18-18 39-52 39-57 0-4-6-4-8-4-3 0-5 0-8 3-7 15-18 36-44 58-26 23-52 34-72 39-7 3-7 4-8 4-1 1-1 1-1 2s0 2 1 3h1c1 1 1 1 9 3 52 16 90 51 112 92 5 9 5 9 10 9 2 0 8 0 8-5s-20-38-39-57c76 0 152 0 228 0z"><text:p/></draw:path><draw:path draw:style-name="gr3" draw:text-style-name="P5" svg:width="0.1346in" svg:height="0.0835in" svg:x="0.9181in" svg:y="0.0543in" svg:viewBox="0 0 343 213" svg:d="M260 76c15 14 35 24 48 30-14 6-33 16-48 30-82 0-164 0-246 0-6 0-14 0-14 7 0 8 7 8 13 8 76 0 153 0 229 0-19 19-38 52-38 57s4 5 6 5c3 0 7 0 8-3 8-15 19-36 44-58 26-24 53-34 72-40 7-2 6-2 8-3 1-1 1-2 1-3s0-1 0-2h-1c-1-1-2-1-9-4-52-15-91-50-112-92-4-8-5-8-11-8-2 0-6 0-6 4 0 5 19 39 38 57-76 0-153 0-229 0-6 0-13 0-13 7 0 8 8 8 14 8 82 0 164 0 246 0z"><text:p/></draw:path><draw:path draw:style-name="gr3" draw:text-style-name="P5" svg:width="0.0335in" svg:height="0.1516in" svg:x="1.1634in" svg:y="0.0201in" svg:viewBox="0 0 86 386" svg:d="M84 14c2-4 2-4 2-6 0-5-3-8-8-8-3 0-5 2-9 9-22 59-45 118-67 177-1 3-2 5-2 7 0 1 0 2 2 7 22 58 45 118 67 176 1 4 4 10 9 10s8-3 8-8c0-1 0-2-2-6-23-60-45-119-69-179 24-60 46-119 69-179z"><text:p/></draw:path><draw:path draw:style-name="gr3" draw:text-style-name="P5" svg:width="0.0693in" svg:height="0.0685in" svg:x="1.2118in" svg:y="0.0669in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5" svg:width="0.0173in" svg:height="0.0453in" svg:x="1.2996in" svg:y="0.1177in" svg:viewBox="0 0 45 116" svg:d="M45 41c0-26-10-41-25-41-12 0-20 10-20 21 0 10 8 20 20 20 5 0 10-1 14-5 1-1 1-1 1-2 1 0 1 1 1 7 0 28-13 52-26 64-4 4-4 5-4 6 0 3 2 5 4 5 4 0 35-30 35-75z"><text:p/></draw:path><draw:path draw:style-name="gr3" draw:text-style-name="P5" svg:width="0.0559in" svg:height="0.1063in" svg:x="1.3606in" svg:y="0.0287in" svg:viewBox="0 0 143 271" svg:d="M75 4c0-1 0-4-6-4-8 0-37 2-47 3-3 1-7 1-7 8 0 4 4 4 9 4 19 0 20 4 20 7s-4 17-5 24c-11 42-21 84-32 126-5 20-7 26-7 40 0 35 21 59 50 59 45 0 93-56 93-112 0-35-21-62-52-62-17 0-34 11-45 23 10-38 19-77 29-116zM39 150c2-9 2-9 5-13 19-26 36-31 46-31 15 0 24 11 24 36 0 22-12 68-19 82-12 25-30 38-45 38-14 0-27-9-27-37 0-8 0-15 7-40 3-12 5-24 9-35z"><text:p/></draw:path><draw:path draw:style-name="gr3" draw:text-style-name="P5" svg:width="0.0335in" svg:height="0.1516in" svg:x="1.4272in" svg:y="0.0201in" svg:viewBox="0 0 86 386" svg:d="M84 200c2-5 2-6 2-7s0-1-2-7c-22-59-45-118-67-177-3-7-5-9-9-9-5 0-8 3-8 8 0 1 0 2 2 6 23 60 45 119 68 179-23 58-45 118-68 177-2 5-2 6-2 8 0 5 3 8 8 8 4 0 6-4 7-8 24-59 46-119 69-178z"><text:p/></draw:path><draw:path draw:style-name="gr3" draw:text-style-name="P5" svg:width="0.076in" svg:height="0.0878in" svg:x="1.5331in" svg:y="0.052in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5" svg:width="0.1079in" svg:height="0.1098in" svg:x="1.6717in" svg:y="0.0272in" svg:viewBox="0 0 275 280" svg:d="M275 3c0-1-1-3-4-3-1 0-3 0-6 4-9 10-19 20-27 30-4-5-21-34-64-34-87 0-174 85-174 175 0 63 46 105 105 105 34 0 63-15 83-33 36-31 43-66 43-67 0-5-3-4-4-5-3 0-5 1-6 5-3 11-12 38-38 59-28 22-52 29-72 29-35 0-76-20-76-79 0-22 9-85 48-131 23-27 59-46 93-46 40 0 63 30 63 74 0 15-1 15-1 20 0 3 4 4 5 4 6 0 6-1 8-7 8-34 16-67 24-100z"><text:p/></draw:path><draw:path draw:style-name="gr3" draw:text-style-name="P5" svg:width="0.0469in" svg:height="0.0705in" svg:x="1.7902in" svg:y="0.0004in" svg:viewBox="0 0 120 180" svg:d="M120 131c-3 0-6 0-9 0-1 6-3 21-8 24-2 2-23 2-26 2-16 0-33 0-49 0 28-25 37-32 53-46 20-15 39-33 39-58 0-33-29-53-63-53s-57 24-57 49c0 14 12 15 14 15 7 0 15-4 15-14 0-6-1-15-16-15 9-20 27-25 40-25 26 0 41 21 41 43 0 23-17 42-26 52-22 21-43 43-65 65-3 2-3 2-3 10 37 0 75 0 112 0 2-17 6-33 8-49z"><text:p/></draw:path><draw:path draw:style-name="gr3" draw:text-style-name="P5" svg:width="0.0843in" svg:height="0.0937in" svg:x="1.8941in" svg:y="0.0429in" svg:viewBox="0 0 215 239" svg:d="M212 15c3-4 3-5 3-7 0-5-4-8-8-8-3 0-6 3-9 9-30 68-60 137-90 205-31-68-61-137-91-205-4-8-7-9-9-9-5 0-8 3-8 8 0 1 0 2 2 6 32 72 65 145 97 218 2 5 4 7 9 7 4 0 5-3 8-7 31-73 64-145 96-217z"><text:p/></draw:path><draw:path draw:style-name="gr3" draw:text-style-name="P5" svg:width="0.0335in" svg:height="0.1516in" svg:x="2.0378in" svg:y="0.0201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5" svg:width="0.0693in" svg:height="0.0685in" svg:x="2.0866in" svg:y="0.0669in" svg:viewBox="0 0 177 175" svg:d="M129 24c-8-13-19-24-37-24-45 0-92 57-92 114 0 36 21 61 51 61 7 0 27-1 50-28 4 15 17 28 35 28 14 0 22-8 29-21 7-14 12-37 12-38 0-5-4-5-5-5-4 0-4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5" svg:width="0.0173in" svg:height="0.0453in" svg:x="2.174in" svg:y="0.1177in" svg:viewBox="0 0 45 116" svg:d="M45 41c0-26-10-41-25-41-12 0-20 10-20 21 0 10 8 20 20 20 4 0 10-1 13-5 2-1 1-1 2-2 1 0 1 1 1 7 0 28-13 52-26 64-4 4-4 5-4 6 0 3 2 5 4 5 4 0 35-30 35-75z"><text:p/></draw:path><draw:path draw:style-name="gr3" draw:text-style-name="P5" svg:width="0.0555in" svg:height="0.1063in" svg:x="2.2354in" svg:y="0.0287in" svg:viewBox="0 0 142 271" svg:d="M74 4c0-1 0-4-5-4-8 0-37 2-47 3-3 1-8 1-8 8 0 4 5 4 10 4 19 0 19 4 19 7s-3 17-6 24c-9 42-20 84-30 126-6 20-7 26-7 40 0 35 21 59 50 59 45 0 92-56 92-112 0-35-20-62-51-62-18 0-34 11-46 23 10-38 19-77 29-116zM37 150c4-9 4-9 7-13 19-26 36-31 46-31 15 0 24 11 24 36 0 22-13 68-19 82-12 25-31 38-45 38s-27-9-27-37c0-8 0-15 7-40 2-12 5-24 7-35z"><text:p/></draw:path><draw:path draw:style-name="gr3" draw:text-style-name="P5" svg:width="0.0335in" svg:height="0.1516in" svg:x="2.302in" svg:y="0.0201in" svg:viewBox="0 0 86 386" svg:d="M84 200c2-5 2-6 2-7s0-1-2-7c-22-59-45-118-67-177-3-7-5-9-9-9-5 0-8 3-8 8 0 1 0 2 1 6 23 60 46 119 69 179-23 58-46 118-69 177-1 5-1 6-1 8 0 5 3 8 8 8 4 0 6-4 7-8 24-59 46-119 69-178z"><text:p/></draw:path><draw:path draw:style-name="gr3" draw:text-style-name="P5" svg:width="0.0756in" svg:height="0.0878in" svg:x="2.4079in" svg:y="0.052in" svg:viewBox="0 0 193 224" svg:d="M179 119c7 0 14 0 14-8 0-7-7-7-14-7-55 0-109 0-164 0 5-52 50-89 104-89 20 0 41 0 60 0 7 0 14 0 14-7 0-8-7-8-14-8-19 0-40 0-60 0-66 0-119 49-119 111s53 113 119 113c20 0 41 0 60 0 7 0 14 0 14-8s-7-8-14-8c-19 0-40 0-60 0-54 0-99-37-104-89 55 0 109 0 164 0z"><text:p/></draw:path><draw:path draw:style-name="gr3" draw:text-style-name="P5" svg:width="0.1083in" svg:height="0.1028in" svg:x="2.5453in" svg:y="0.0303in" svg:viewBox="0 0 276 262" svg:d="M46 233c-4 14-5 17-35 17-7 0-11 0-11 8 0 4 3 4 11 4 46 0 91 0 138 0 61 0 106-44 106-82 0-28-22-50-59-54 39-8 80-37 80-73 0-29-25-53-71-53-43 0-87 0-130 0-8 0-12 0-12 8 0 3 4 3 11 3 1 0 9 0 15 1 7 1 10 1 10 7 0 1 0 2-1 6-18 70-34 139-52 208zM105 122c7-32 15-64 23-96 4-14 4-15 21-15 16 0 34 0 50 0 34 0 42 23 42 41 0 33-33 70-80 70-19 0-38 0-56 0zM87 250c-6 0-7 0-9 0-3 0-4-1-4-4 0-1 0-1 1-9 9-35 19-72 27-107 25 0 49 0 73 0 37 0 44 29 44 45 0 39-34 75-79 75-18 0-35 0-53 0z"><text:p/></draw:path><draw:path draw:style-name="gr3" draw:text-style-name="P5" svg:width="0.0469in" svg:height="0.0705in" svg:x="2.6685in" svg:y="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, שזה הצ.ל. לפי הגדרת שיוויון.</text:p>
                </text:list-item>
                <text:list-item>
                  <text:p text:style-name="P138">משום ששני המקרים מתקיים באופן זהה (פרט להחלפה של <draw:g text:anchor-type="as-char" svg:y="-0.1083in" draw:z-index="444" draw:name="Shape320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ב־<draw:g text:anchor-type="as-char" svg:y="-0.1035in" draw:z-index="445" draw:name="Shape321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 ולהיפך), די בהוכחה הזו כדי להוכיח את קיום התנאי כתנאי מספיק.</text:p>
                </text:list-item>
              </text:list>
            </text:list-item>
          </text:list>
        </text:list-item>
        <text:list-item>
          <text:p text:style-name="P138">משום שהן התנאי המספיק והן התנאי ההכרחי הוכחו, אזי הטענה היא תנאי הכרחי ומספיק, כדרוש. <text:span text:style-name="T8">מש"ל</text:span> <draw:g text:anchor-type="as-char" svg:y="-0.1043in" draw:z-index="446" draw:name="Shape322" draw:style-name="gr1"><svg:title>TexMaths</svg:title><svg:desc>11§display§\blacksquare§svg§600§FALSE§</svg:desc><draw:path draw:style-name="gr2" draw:text-style-name="P4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p text:style-name="P139">סוף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 UI SemiCondensed Light" svg:font-family="'Noto Sans Devanagari UI SemiCondensed Light'" style:font-adornments="SemiCondensed Light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Noto Sans Devanagari UI SemiCondensed Light" fo:font-family="'Noto Sans Devanagari UI SemiCondensed Light'" style:font-style-name="SemiCondensed Light" style:font-family-generic="swiss" style:font-pitch="variable" fo:font-size="11pt" fo:font-weight="250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V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9:32:12.486804067</meta:creation-date>
    <meta:editing-duration>P2DT21H43M20S</meta:editing-duration>
    <meta:editing-cycles>108</meta:editing-cycles>
    <meta:generator>LibreOffice/24.8.3.2$Linux_X86_64 LibreOffice_project/480$Build-2</meta:generator>
    <dc:title>Math</dc:title>
    <dc:date>2024-12-30T20:30:45.653103753</dc:date>
    <meta:print-date>2024-12-30T20:30:31.520395543</meta:print-date>
    <meta:printed-by>PDF files</meta:printed-by>
    <meta:document-statistic meta:table-count="0" meta:image-count="0" meta:object-count="0" meta:page-count="14" meta:paragraph-count="257" meta:word-count="2291" meta:character-count="10618" meta:non-whitespace-character-count="8557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§§\def\N{\mathbb{N}}§\def\Z{\mathbb{Z}}§\def\R{\mathbb{R}}§\def\Q{\mathbb{Q}}§§\def\powerset{\mathcal{P}}§§\def\siff{\longleftrightarrow}§\def\so{\longrightarrow}§§\def\epsi {\epsilon}§\def\vepsi{\varepsilon}§§\def\Neven{\N_{\mathrm{even}}}§\def\Nodd {\N_{\mathrm{odd }}}§\def\Np   {\N_+}§§\def\open {\big(}§\def\close{\big)}§\def\also {\text{, }}§§\def\ra{\rangle}§\def\la{\l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1-30T19:32:12.120925415"/>
  </office:meta>
</office:document-meta>
</file>